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0.839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1-1-10" table:style-name="ta1">
        <table:shapes>
          <draw:frame draw:z-index="0" draw:style-name="gr1" svg:width="6.2988in" svg:height="3.5429in" svg:x="11.5287in" svg:y="2.0878in">
            <draw:object draw:notify-on-update-of-ranges="'1-1-10'.A2:'1-1-10'.A202 '1-1-10'.B1:'1-1-10'.B1 '1-1-10'.B2:'1-1-10'.B202 '1-1-10'.A2:'1-1-10'.A202 '1-1-10'.K1:'1-1-10'.K1 '1-1-10'.K2:'1-1-10'.K202 '1-1-10'.A2:'1-1-10'.A202 '1-1-10'.T1:'1-1-10'.T1 '1-1-10'.T2:'1-1-10'.T2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1.4965in" svg:y="5.9335in">
            <draw:object draw:notify-on-update-of-ranges="'1-1-10'.A2:'1-1-10'.A202 '1-1-10'.C1:'1-1-10'.C1 '1-1-10'.C2:'1-1-10'.C202 '1-1-10'.A2:'1-1-10'.A202 '1-1-10'.L1:'1-1-10'.L1 '1-1-10'.L2:'1-1-10'.L202 '1-1-10'.A2:'1-1-10'.A202 '1-1-10'.U1:'1-1-10'.U1 '1-1-10'.U2:'1-1-10'.U2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11.5283in" svg:y="9.8098in">
            <draw:object draw:notify-on-update-of-ranges="'1-1-10'.A2:'1-1-10'.A202 '1-1-10'.D1:'1-1-10'.D1 '1-1-10'.D2:'1-1-10'.D202 '1-1-10'.A2:'1-1-10'.A202 '1-1-10'.M1:'1-1-10'.M1 '1-1-10'.M2:'1-1-10'.M202 '1-1-10'.A2:'1-1-10'.A202 '1-1-10'.V1:'1-1-10'.V1 '1-1-10'.V2:'1-1-10'.V20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02in" svg:height="3.5406in" svg:x="18.3201in" svg:y="2.1012in">
            <draw:object draw:notify-on-update-of-ranges="'1-1-10'.A2:'1-1-10'.A202 '1-1-10'.E1:'1-1-10'.E1 '1-1-10'.E2:'1-1-10'.E202 '1-1-10'.A2:'1-1-10'.A202 '1-1-10'.N1:'1-1-10'.N1 '1-1-10'.N2:'1-1-10'.N202 '1-1-10'.A2:'1-1-10'.A202 '1-1-10'.W1:'1-1-10'.W1 '1-1-10'.W2:'1-1-10'.W20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02in" svg:height="3.5406in" svg:x="18.3524in" svg:y="6.0409in">
            <draw:object draw:notify-on-update-of-ranges="'1-1-10'.A2:'1-1-10'.A202 '1-1-10'.F1:'1-1-10'.F1 '1-1-10'.F2:'1-1-10'.F202 '1-1-10'.A2:'1-1-10'.A202 '1-1-10'.O1:'1-1-10'.O1 '1-1-10'.O2:'1-1-10'.O202 '1-1-10'.A2:'1-1-10'.A202 '1-1-10'.X1:'1-1-10'.X1 '1-1-10'.X2:'1-1-10'.X20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02in" svg:height="3.5406in" svg:x="18.3957in" svg:y="9.8016in">
            <draw:object draw:notify-on-update-of-ranges="'1-1-10'.A2:'1-1-10'.A202 '1-1-10'.G1:'1-1-10'.G1 '1-1-10'.G2:'1-1-10'.G202 '1-1-10'.A2:'1-1-10'.A202 '1-1-10'.P1:'1-1-10'.P1 '1-1-10'.P2:'1-1-10'.P202 '1-1-10'.A2:'1-1-10'.A202 '1-1-10'.Y1:'1-1-10'.Y1 '1-1-10'.Y2:'1-1-10'.Y20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6.2898in" svg:height="3.5406in" svg:x="5.028in" svg:y="2.1433in">
            <draw:object draw:notify-on-update-of-ranges="'1-1-10'.A2:'1-1-10'.A202 '1-1-10'.H1:'1-1-10'.H1 '1-1-10'.H2:'1-1-10'.H202 '1-1-10'.A2:'1-1-10'.A202 '1-1-10'.Q1:'1-1-10'.Q1 '1-1-10'.Q2:'1-1-10'.Q202 '1-1-10'.A2:'1-1-10'.A202 '1-1-10'.Z1:'1-1-10'.Z1 '1-1-10'.Z2:'1-1-10'.Z20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6.2902in" svg:height="3.5406in" svg:x="4.963in" svg:y="5.9673in">
            <draw:object draw:notify-on-update-of-ranges="'1-1-10'.A2:'1-1-10'.A202 '1-1-10'.I1:'1-1-10'.I1 '1-1-10'.I2:'1-1-10'.I202 '1-1-10'.A2:'1-1-10'.A202 '1-1-10'.R1:'1-1-10'.R1 '1-1-10'.R2:'1-1-10'.R202 '1-1-10'.A2:'1-1-10'.A202 '1-1-10'.AA1:'1-1-10'.AA1 '1-1-10'.AA2:'1-1-10'.AA20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6.2902in" svg:height="3.5406in" svg:x="4.9197in" svg:y="9.8441in">
            <draw:object draw:notify-on-update-of-ranges="'1-1-10'.A2:'1-1-10'.A202 '1-1-10'.J1:'1-1-10'.J1 '1-1-10'.J2:'1-1-10'.J202 '1-1-10'.A2:'1-1-10'.A202 '1-1-10'.S1:'1-1-10'.S1 '1-1-10'.S2:'1-1-10'.S202 '1-1-10'.A2:'1-1-10'.A202 '1-1-10'.AB1:'1-1-10'.AB1 '1-1-10'.AB2:'1-1-10'.AB20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9" table:default-cell-style-name="Default"/>
        <table:table-column table:style-name="co7" table:default-cell-style-name="Default"/>
        <table:table-column table:style-name="co3" table:number-columns-repeated="9" table:default-cell-style-name="Default"/>
        <table:table-column table:style-name="co7" table:default-cell-style-name="Default"/>
        <table:table-column table:style-name="co3" table:number-columns-repeated="9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10% II</text:p>
          </table:table-cell>
          <table:table-cell office:value-type="string">
            <text:p>10% Iia</text:p>
          </table:table-cell>
          <table:table-cell office:value-type="string">
            <text:p>10% Va</text:p>
          </table:table-cell>
          <table:table-cell office:value-type="string">
            <text:p>10% APC</text:p>
          </table:table-cell>
          <table:table-cell office:value-type="string">
            <text:p>10% mIIa</text:p>
          </table:table-cell>
          <table:table-cell office:value-type="string">
            <text:p>10% Xa</text:p>
          </table:table-cell>
          <table:table-cell office:value-type="string">
            <text:p>10% TF</text:p>
          </table:table-cell>
          <table:table-cell office:value-type="string">
            <text:p>10% Va_Xa</text:p>
          </table:table-cell>
          <table:table-cell office:value-type="string">
            <text:p>10% VIIIa_IXa</text:p>
          </table:table-cell>
          <table:table-cell office:value-type="string">
            <text:p>20% II</text:p>
          </table:table-cell>
          <table:table-cell office:value-type="string">
            <text:p>20% Iia</text:p>
          </table:table-cell>
          <table:table-cell office:value-type="string">
            <text:p>20% Va</text:p>
          </table:table-cell>
          <table:table-cell office:value-type="string">
            <text:p>20% APC</text:p>
          </table:table-cell>
          <table:table-cell office:value-type="string">
            <text:p>20% mIIa</text:p>
          </table:table-cell>
          <table:table-cell office:value-type="string">
            <text:p>20% Xa</text:p>
          </table:table-cell>
          <table:table-cell office:value-type="string">
            <text:p>20% TF</text:p>
          </table:table-cell>
          <table:table-cell office:value-type="string">
            <text:p>20% Va_Xa</text:p>
          </table:table-cell>
          <table:table-cell office:value-type="string">
            <text:p>20% VIIIa_IXa</text:p>
          </table:table-cell>
          <table:table-cell office:value-type="string">
            <text:p>40% II</text:p>
          </table:table-cell>
          <table:table-cell office:value-type="string">
            <text:p>40% Iia</text:p>
          </table:table-cell>
          <table:table-cell office:value-type="string">
            <text:p>40% Va</text:p>
          </table:table-cell>
          <table:table-cell office:value-type="string">
            <text:p>40% APC</text:p>
          </table:table-cell>
          <table:table-cell office:value-type="string">
            <text:p>40% mIIa</text:p>
          </table:table-cell>
          <table:table-cell office:value-type="string">
            <text:p>40% Xa</text:p>
          </table:table-cell>
          <table:table-cell office:value-type="string">
            <text:p>40% TF</text:p>
          </table:table-cell>
          <table:table-cell office:value-type="string">
            <text:p>40% Va_Xa</text:p>
          </table:table-cell>
          <table:table-cell office:value-type="string">
            <text:p>40% VIIIa_IXa</text:p>
          </table:table-cell>
          <table:table-cell table:number-columns-repeated="30"/>
        </table:table-row>
        <table:table-row table:style-name="ro2">
          <table:table-cell office:value-type="float" office:value="0">
            <text:p>0</text:p>
          </table:table-cell>
          <table:table-cell table:formula="of:=[.AC2]*1000000" office:value-type="float" office:value="1400">
            <text:p>1400</text:p>
          </table:table-cell>
          <table:table-cell table:formula="of:=[.AD2]*1000000" office:value-type="float" office:value="0">
            <text:p>0</text:p>
          </table:table-cell>
          <table:table-cell table:formula="of:=[.AE2]*1000000" office:value-type="float" office:value="0">
            <text:p>0</text:p>
          </table:table-cell>
          <table:table-cell table:formula="of:=[.AF2]*1000000" office:value-type="float" office:value="0">
            <text:p>0</text:p>
          </table:table-cell>
          <table:table-cell table:formula="of:=[.AG2]*1000000" office:value-type="float" office:value="0">
            <text:p>0</text:p>
          </table:table-cell>
          <table:table-cell table:formula="of:=[.AH2]*1000000" office:value-type="float" office:value="0">
            <text:p>0</text:p>
          </table:table-cell>
          <table:table-cell table:formula="of:=[.AI2]*1000000" office:value-type="float" office:value="0.00000000125">
            <text:p>1.25E-009</text:p>
          </table:table-cell>
          <table:table-cell table:formula="of:=[.AJ2]*1000000" office:value-type="float" office:value="0">
            <text:p>0</text:p>
          </table:table-cell>
          <table:table-cell table:formula="of:=([.AK2]+[.AL2])*1000000" office:value-type="float" office:value="0">
            <text:p>0</text:p>
          </table:table-cell>
          <table:table-cell table:formula="of:=[.AM2]*1000000" office:value-type="float" office:value="1400">
            <text:p>1400</text:p>
          </table:table-cell>
          <table:table-cell table:formula="of:=[.AN2]*1000000" office:value-type="float" office:value="0">
            <text:p>0</text:p>
          </table:table-cell>
          <table:table-cell table:formula="of:=[.AO2]*1000000" office:value-type="float" office:value="0">
            <text:p>0</text:p>
          </table:table-cell>
          <table:table-cell table:formula="of:=[.AP2]*1000000" office:value-type="float" office:value="0">
            <text:p>0</text:p>
          </table:table-cell>
          <table:table-cell table:formula="of:=[.AQ2]*1000000" office:value-type="float" office:value="0">
            <text:p>0</text:p>
          </table:table-cell>
          <table:table-cell table:formula="of:=[.AR2]*1000000" office:value-type="float" office:value="0">
            <text:p>0</text:p>
          </table:table-cell>
          <table:table-cell table:formula="of:=[.AS2]*1000000" office:value-type="float" office:value="0.00000000125">
            <text:p>1.25E-009</text:p>
          </table:table-cell>
          <table:table-cell table:formula="of:=[.AT2]*1000000" office:value-type="float" office:value="0">
            <text:p>0</text:p>
          </table:table-cell>
          <table:table-cell table:formula="of:=([.AU2]+[.AV2])*1000000" office:value-type="float" office:value="0">
            <text:p>0</text:p>
          </table:table-cell>
          <table:table-cell table:formula="of:=[.AW2]*1000000" office:value-type="float" office:value="1400">
            <text:p>1400</text:p>
          </table:table-cell>
          <table:table-cell table:formula="of:=[.AX2]*1000000" office:value-type="float" office:value="0">
            <text:p>0</text:p>
          </table:table-cell>
          <table:table-cell table:formula="of:=[.AY2]*1000000" office:value-type="float" office:value="0">
            <text:p>0</text:p>
          </table:table-cell>
          <table:table-cell table:formula="of:=[.AZ2]*1000000" office:value-type="float" office:value="0">
            <text:p>0</text:p>
          </table:table-cell>
          <table:table-cell table:formula="of:=[.BA2]*1000000" office:value-type="float" office:value="0">
            <text:p>0</text:p>
          </table:table-cell>
          <table:table-cell table:formula="of:=[.BB2]*1000000" office:value-type="float" office:value="0">
            <text:p>0</text:p>
          </table:table-cell>
          <table:table-cell table:formula="of:=[.BC2]*1000000" office:value-type="float" office:value="0.00000000125">
            <text:p>1.25E-009</text:p>
          </table:table-cell>
          <table:table-cell table:formula="of:=[.BD2]*1000000" office:value-type="float" office:value="0">
            <text:p>0</text:p>
          </table:table-cell>
          <table:table-cell table:formula="of:=([.BE2]+[.BF2])*1000000" office:value-type="float" office:value="0">
            <text:p>0</text:p>
          </table:table-cell>
          <table:table-cell office:value-type="float" office:value="0.0014">
            <text:p>0.0014</text:p>
          </table:table-cell>
          <table:table-cell table:number-columns-repeated="5" office:value-type="float" office:value="0">
            <text:p>0</text:p>
          </table:table-cell>
          <table:table-cell table:style-name="ce1" office:value-type="string">
            <text:p>1.25e-1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4">
            <text:p>0.0014</text:p>
          </table:table-cell>
          <table:table-cell table:number-columns-repeated="5" office:value-type="float" office:value="0">
            <text:p>0</text:p>
          </table:table-cell>
          <table:table-cell table:style-name="ce1" office:value-type="string">
            <text:p>1.25e-1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4">
            <text:p>0.0014</text:p>
          </table:table-cell>
          <table:table-cell table:number-columns-repeated="5" office:value-type="float" office:value="0">
            <text:p>0</text:p>
          </table:table-cell>
          <table:table-cell table:style-name="ce1" office:value-type="string">
            <text:p>1.25e-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.00651">
            <text:p>10.00651</text:p>
          </table:table-cell>
          <table:table-cell table:formula="of:=[.AC3]*1000000" office:value-type="float" office:value="1398.4">
            <text:p>1398.4</text:p>
          </table:table-cell>
          <table:table-cell table:formula="of:=[.AD3]*1000000" office:value-type="float" office:value="0.000000040854">
            <text:p>4.0854E-008</text:p>
          </table:table-cell>
          <table:table-cell table:formula="of:=[.AE3]*1000000" office:value-type="float" office:value="0.000000047983">
            <text:p>0.000000048</text:p>
          </table:table-cell>
          <table:table-cell table:formula="of:=[.AF3]*1000000" office:value-type="float" office:value="0.0000000000043915">
            <text:p>4.3915E-012</text:p>
          </table:table-cell>
          <table:table-cell table:formula="of:=[.AG3]*1000000" office:value-type="float" office:value="0.000000000011431">
            <text:p>1.1431E-011</text:p>
          </table:table-cell>
          <table:table-cell table:formula="of:=[.AH3]*1000000" office:value-type="float" office:value="0.0000018502">
            <text:p>1.8502E-006</text:p>
          </table:table-cell>
          <table:table-cell table:formula="of:=[.AI3]*1000000" office:value-type="float" office:value="0.00000000089206">
            <text:p>8.9206E-010</text:p>
          </table:table-cell>
          <table:table-cell table:formula="of:=[.AJ3]*1000000" office:value-type="float" office:value="6.6347E-018">
            <text:p>6.6347E-018</text:p>
          </table:table-cell>
          <table:table-cell table:formula="of:=([.AK3]+[.AL3])*1000000" office:value-type="float" office:value="1.659846E-017">
            <text:p>1.659846E-017</text:p>
          </table:table-cell>
          <table:table-cell table:formula="of:=[.AM3]*1000000" office:value-type="float" office:value="1398.4">
            <text:p>1398.4</text:p>
          </table:table-cell>
          <table:table-cell table:formula="of:=[.AN3]*1000000" office:value-type="float" office:value="0.000000062092">
            <text:p>6.2092E-008</text:p>
          </table:table-cell>
          <table:table-cell table:formula="of:=[.AO3]*1000000" office:value-type="float" office:value="0.000000054486">
            <text:p>5.4486E-008</text:p>
          </table:table-cell>
          <table:table-cell table:formula="of:=[.AP3]*1000000" office:value-type="float" office:value="0.0000000000063297">
            <text:p>6.3297E-012</text:p>
          </table:table-cell>
          <table:table-cell table:formula="of:=[.AQ3]*1000000" office:value-type="float" office:value="0.000000000003042">
            <text:p>3.042E-012</text:p>
          </table:table-cell>
          <table:table-cell table:formula="of:=[.AR3]*1000000" office:value-type="float" office:value="0.0000025223">
            <text:p>2.5223E-006</text:p>
          </table:table-cell>
          <table:table-cell table:formula="of:=[.AS3]*1000000" office:value-type="float" office:value="0.0000000008922">
            <text:p>8.922E-010</text:p>
          </table:table-cell>
          <table:table-cell table:formula="of:=[.AT3]*1000000" office:value-type="float" office:value="1.4808E-018">
            <text:p>1.4808E-018</text:p>
          </table:table-cell>
          <table:table-cell table:formula="of:=([.AU3]+[.AV3])*1000000" office:value-type="float" office:value="1.105863E-017">
            <text:p>1.105863E-017</text:p>
          </table:table-cell>
          <table:table-cell table:formula="of:=[.AW3]*1000000" office:value-type="float" office:value="1398.4">
            <text:p>1398.4</text:p>
          </table:table-cell>
          <table:table-cell table:formula="of:=[.AX3]*1000000" office:value-type="float" office:value="0.000000072171">
            <text:p>7.2171E-008</text:p>
          </table:table-cell>
          <table:table-cell table:formula="of:=[.AY3]*1000000" office:value-type="float" office:value="0.000000059366">
            <text:p>5.9366E-008</text:p>
          </table:table-cell>
          <table:table-cell table:formula="of:=[.AZ3]*1000000" office:value-type="float" office:value="0.0000000000083876">
            <text:p>8.3876E-012</text:p>
          </table:table-cell>
          <table:table-cell table:formula="of:=[.BA3]*1000000" office:value-type="float" office:value="0.00000000000042875">
            <text:p>4.2875E-013</text:p>
          </table:table-cell>
          <table:table-cell table:formula="of:=[.BB3]*1000000" office:value-type="float" office:value="0.0000028307">
            <text:p>2.8307E-006</text:p>
          </table:table-cell>
          <table:table-cell table:formula="of:=[.BC3]*1000000" office:value-type="float" office:value="0.00000000089219">
            <text:p>8.9219E-010</text:p>
          </table:table-cell>
          <table:table-cell table:formula="of:=[.BD3]*1000000" office:value-type="float" office:value="3.1964E-019">
            <text:p>3.1964E-019</text:p>
          </table:table-cell>
          <table:table-cell table:formula="of:=([.BE3]+[.BF3])*1000000" office:value-type="float" office:value="5.141513E-018">
            <text:p>5.141513E-018</text:p>
          </table:table-cell>
          <table:table-cell office:value-type="float" office:value="0.0013984">
            <text:p>0.0013984</text:p>
          </table:table-cell>
          <table:table-cell table:style-name="ce1" office:value-type="string">
            <text:p>4.0854e-14</text:p>
          </table:table-cell>
          <table:table-cell table:style-name="ce1" office:value-type="string">
            <text:p>4.7983e-14</text:p>
          </table:table-cell>
          <table:table-cell table:style-name="ce1" office:value-type="string">
            <text:p>4.3915e-18</text:p>
          </table:table-cell>
          <table:table-cell table:style-name="ce1" office:value-type="string">
            <text:p>1.1431e-17</text:p>
          </table:table-cell>
          <table:table-cell table:style-name="ce1" office:value-type="string">
            <text:p>1.8502e-12</text:p>
          </table:table-cell>
          <table:table-cell table:style-name="ce1" office:value-type="string">
            <text:p>8.9206e-16</text:p>
          </table:table-cell>
          <table:table-cell table:style-name="ce1" office:value-type="string">
            <text:p>6.6347e-24</text:p>
          </table:table-cell>
          <table:table-cell table:style-name="ce1" office:value-type="string">
            <text:p>1.6161e-23</text:p>
          </table:table-cell>
          <table:table-cell table:style-name="ce1" office:value-type="string">
            <text:p>4.3746e-25</text:p>
          </table:table-cell>
          <table:table-cell office:value-type="float" office:value="0.0013984">
            <text:p>0.0013984</text:p>
          </table:table-cell>
          <table:table-cell table:style-name="ce1" office:value-type="string">
            <text:p>6.2092e-14</text:p>
          </table:table-cell>
          <table:table-cell table:style-name="ce1" office:value-type="string">
            <text:p>5.4486e-14</text:p>
          </table:table-cell>
          <table:table-cell table:style-name="ce1" office:value-type="string">
            <text:p>6.3297e-18</text:p>
          </table:table-cell>
          <table:table-cell table:style-name="ce1" office:value-type="string">
            <text:p>3.042e-18</text:p>
          </table:table-cell>
          <table:table-cell table:style-name="ce1" office:value-type="string">
            <text:p>2.5223e-12</text:p>
          </table:table-cell>
          <table:table-cell table:style-name="ce1" office:value-type="string">
            <text:p>8.922e-16</text:p>
          </table:table-cell>
          <table:table-cell table:style-name="ce1" office:value-type="string">
            <text:p>1.4808e-24</text:p>
          </table:table-cell>
          <table:table-cell table:style-name="ce1" office:value-type="string">
            <text:p>1.0876e-23</text:p>
          </table:table-cell>
          <table:table-cell table:style-name="ce1" office:value-type="string">
            <text:p>1.8263e-25</text:p>
          </table:table-cell>
          <table:table-cell office:value-type="float" office:value="0.0013984">
            <text:p>0.0013984</text:p>
          </table:table-cell>
          <table:table-cell table:style-name="ce1" office:value-type="string">
            <text:p>7.2171e-14</text:p>
          </table:table-cell>
          <table:table-cell table:style-name="ce1" office:value-type="string">
            <text:p>5.9366e-14</text:p>
          </table:table-cell>
          <table:table-cell table:style-name="ce1" office:value-type="string">
            <text:p>8.3876e-18</text:p>
          </table:table-cell>
          <table:table-cell table:style-name="ce1" office:value-type="string">
            <text:p>4.2875e-19</text:p>
          </table:table-cell>
          <table:table-cell table:style-name="ce1" office:value-type="string">
            <text:p>2.8307e-12</text:p>
          </table:table-cell>
          <table:table-cell table:style-name="ce1" office:value-type="string">
            <text:p>8.9219e-16</text:p>
          </table:table-cell>
          <table:table-cell table:style-name="ce1" office:value-type="string">
            <text:p>3.1964e-25</text:p>
          </table:table-cell>
          <table:table-cell table:style-name="ce1" office:value-type="string">
            <text:p>5.0939e-24</text:p>
          </table:table-cell>
          <table:table-cell table:style-name="ce1" office:value-type="string">
            <text:p>4.7613e-26</text:p>
          </table:table-cell>
        </table:table-row>
        <table:table-row table:style-name="ro2">
          <table:table-cell office:value-type="float" office:value="20.08573">
            <text:p>20.08573</text:p>
          </table:table-cell>
          <table:table-cell table:formula="of:=[.AC4]*1000000" office:value-type="float" office:value="1398.7">
            <text:p>1398.7</text:p>
          </table:table-cell>
          <table:table-cell table:formula="of:=[.AD4]*1000000" office:value-type="float" office:value="0.0000003405">
            <text:p>3.405E-007</text:p>
          </table:table-cell>
          <table:table-cell table:formula="of:=[.AE4]*1000000" office:value-type="float" office:value="0.00000084161">
            <text:p>8.4161E-007</text:p>
          </table:table-cell>
          <table:table-cell table:formula="of:=[.AF4]*1000000" office:value-type="float" office:value="0.000000000081984">
            <text:p>8.1984E-011</text:p>
          </table:table-cell>
          <table:table-cell table:formula="of:=[.AG4]*1000000" office:value-type="float" office:value="0.00000000050305">
            <text:p>5.0305E-010</text:p>
          </table:table-cell>
          <table:table-cell table:formula="of:=[.AH4]*1000000" office:value-type="float" office:value="0.0000071595">
            <text:p>7.1595E-006</text:p>
          </table:table-cell>
          <table:table-cell table:formula="of:=[.AI4]*1000000" office:value-type="float" office:value="0.00000000064392">
            <text:p>6.4392E-010</text:p>
          </table:table-cell>
          <table:table-cell table:formula="of:=[.AJ4]*1000000" office:value-type="float" office:value="1.4755E-016">
            <text:p>1.4755E-016</text:p>
          </table:table-cell>
          <table:table-cell table:formula="of:=([.AK4]+[.AL4])*1000000" office:value-type="float" office:value="8.4238E-016">
            <text:p>8.4238E-016</text:p>
          </table:table-cell>
          <table:table-cell table:formula="of:=[.AM4]*1000000" office:value-type="float" office:value="1398.7">
            <text:p>1398.7</text:p>
          </table:table-cell>
          <table:table-cell table:formula="of:=[.AN4]*1000000" office:value-type="float" office:value="0.00000039294">
            <text:p>3.9294E-007</text:p>
          </table:table-cell>
          <table:table-cell table:formula="of:=[.AO4]*1000000" office:value-type="float" office:value="0.00000087056">
            <text:p>8.7056E-007</text:p>
          </table:table-cell>
          <table:table-cell table:formula="of:=[.AP4]*1000000" office:value-type="float" office:value="0.000000000098493">
            <text:p>9.8493E-011</text:p>
          </table:table-cell>
          <table:table-cell table:formula="of:=[.AQ4]*1000000" office:value-type="float" office:value="0.00000000013862">
            <text:p>1.3862E-010</text:p>
          </table:table-cell>
          <table:table-cell table:formula="of:=[.AR4]*1000000" office:value-type="float" office:value="0.0000079413">
            <text:p>7.9413E-006</text:p>
          </table:table-cell>
          <table:table-cell table:formula="of:=[.AS4]*1000000" office:value-type="float" office:value="0.0000000006445">
            <text:p>6.445E-010</text:p>
          </table:table-cell>
          <table:table-cell table:formula="of:=[.AT4]*1000000" office:value-type="float" office:value="4.3853E-017">
            <text:p>4.3853E-017</text:p>
          </table:table-cell>
          <table:table-cell table:formula="of:=([.AU4]+[.AV4])*1000000" office:value-type="float" office:value="5.01227E-016">
            <text:p>5.01227E-016</text:p>
          </table:table-cell>
          <table:table-cell table:formula="of:=[.AW4]*1000000" office:value-type="float" office:value="1398.7">
            <text:p>1398.7</text:p>
          </table:table-cell>
          <table:table-cell table:formula="of:=[.AX4]*1000000" office:value-type="float" office:value="0.00000042294">
            <text:p>4.2294E-007</text:p>
          </table:table-cell>
          <table:table-cell table:formula="of:=[.AY4]*1000000" office:value-type="float" office:value="0.00000090808">
            <text:p>9.0808E-007</text:p>
          </table:table-cell>
          <table:table-cell table:formula="of:=[.AZ4]*1000000" office:value-type="float" office:value="0.00000000010792">
            <text:p>1.0792E-010</text:p>
          </table:table-cell>
          <table:table-cell table:formula="of:=[.BA4]*1000000" office:value-type="float" office:value="0.000000000037544">
            <text:p>3.7544E-011</text:p>
          </table:table-cell>
          <table:table-cell table:formula="of:=[.BB4]*1000000" office:value-type="float" office:value="0.0000084558">
            <text:p>8.4558E-006</text:p>
          </table:table-cell>
          <table:table-cell table:formula="of:=[.BC4]*1000000" office:value-type="float" office:value="0.00000000064449">
            <text:p>6.4449E-010</text:p>
          </table:table-cell>
          <table:table-cell table:formula="of:=[.BD4]*1000000" office:value-type="float" office:value="1.255E-017">
            <text:p>1.255E-017</text:p>
          </table:table-cell>
          <table:table-cell table:formula="of:=([.BE4]+[.BF4])*1000000" office:value-type="float" office:value="2.33326E-016">
            <text:p>2.33326E-016</text:p>
          </table:table-cell>
          <table:table-cell office:value-type="float" office:value="0.0013987">
            <text:p>0.0013987</text:p>
          </table:table-cell>
          <table:table-cell table:style-name="ce1" office:value-type="string">
            <text:p>3.405e-13</text:p>
          </table:table-cell>
          <table:table-cell table:style-name="ce1" office:value-type="string">
            <text:p>8.4161e-13</text:p>
          </table:table-cell>
          <table:table-cell table:style-name="ce1" office:value-type="string">
            <text:p>8.1984e-17</text:p>
          </table:table-cell>
          <table:table-cell table:style-name="ce1" office:value-type="string">
            <text:p>5.0305e-16</text:p>
          </table:table-cell>
          <table:table-cell table:style-name="ce1" office:value-type="string">
            <text:p>7.1595e-12</text:p>
          </table:table-cell>
          <table:table-cell table:style-name="ce1" office:value-type="string">
            <text:p>6.4392e-16</text:p>
          </table:table-cell>
          <table:table-cell table:style-name="ce1" office:value-type="string">
            <text:p>1.4755e-22</text:p>
          </table:table-cell>
          <table:table-cell table:style-name="ce1" office:value-type="string">
            <text:p>7.8635e-22</text:p>
          </table:table-cell>
          <table:table-cell table:style-name="ce1" office:value-type="string">
            <text:p>5.603e-23</text:p>
          </table:table-cell>
          <table:table-cell office:value-type="float" office:value="0.0013987">
            <text:p>0.0013987</text:p>
          </table:table-cell>
          <table:table-cell table:style-name="ce1" office:value-type="string">
            <text:p>3.9294e-13</text:p>
          </table:table-cell>
          <table:table-cell table:style-name="ce1" office:value-type="string">
            <text:p>8.7056e-13</text:p>
          </table:table-cell>
          <table:table-cell table:style-name="ce1" office:value-type="string">
            <text:p>9.8493e-17</text:p>
          </table:table-cell>
          <table:table-cell table:style-name="ce1" office:value-type="string">
            <text:p>1.3862e-16</text:p>
          </table:table-cell>
          <table:table-cell table:style-name="ce1" office:value-type="string">
            <text:p>7.9413e-12</text:p>
          </table:table-cell>
          <table:table-cell table:style-name="ce1" office:value-type="string">
            <text:p>6.445e-16</text:p>
          </table:table-cell>
          <table:table-cell table:style-name="ce1" office:value-type="string">
            <text:p>4.3853e-23</text:p>
          </table:table-cell>
          <table:table-cell table:style-name="ce1" office:value-type="string">
            <text:p>4.7879e-22</text:p>
          </table:table-cell>
          <table:table-cell table:style-name="ce1" office:value-type="string">
            <text:p>2.2437e-23</text:p>
          </table:table-cell>
          <table:table-cell office:value-type="float" office:value="0.0013987">
            <text:p>0.0013987</text:p>
          </table:table-cell>
          <table:table-cell table:style-name="ce1" office:value-type="string">
            <text:p>4.2294e-13</text:p>
          </table:table-cell>
          <table:table-cell table:style-name="ce1" office:value-type="string">
            <text:p>9.0808e-13</text:p>
          </table:table-cell>
          <table:table-cell table:style-name="ce1" office:value-type="string">
            <text:p>1.0792e-16</text:p>
          </table:table-cell>
          <table:table-cell table:style-name="ce1" office:value-type="string">
            <text:p>3.7544e-17</text:p>
          </table:table-cell>
          <table:table-cell table:style-name="ce1" office:value-type="string">
            <text:p>8.4558e-12</text:p>
          </table:table-cell>
          <table:table-cell table:style-name="ce1" office:value-type="string">
            <text:p>6.4449e-16</text:p>
          </table:table-cell>
          <table:table-cell table:style-name="ce1" office:value-type="string">
            <text:p>1.255e-23</text:p>
          </table:table-cell>
          <table:table-cell table:style-name="ce1" office:value-type="string">
            <text:p>2.2708e-22</text:p>
          </table:table-cell>
          <table:table-cell table:style-name="ce1" office:value-type="string">
            <text:p>6.246e-24</text:p>
          </table:table-cell>
        </table:table-row>
        <table:table-row table:style-name="ro2">
          <table:table-cell office:value-type="float" office:value="30.20648">
            <text:p>30.20648</text:p>
          </table:table-cell>
          <table:table-cell table:formula="of:=[.AC5]*1000000" office:value-type="float" office:value="1398.8">
            <text:p>1398.8</text:p>
          </table:table-cell>
          <table:table-cell table:formula="of:=[.AD5]*1000000" office:value-type="float" office:value="0.00000092776">
            <text:p>9.2776E-007</text:p>
          </table:table-cell>
          <table:table-cell table:formula="of:=[.AE5]*1000000" office:value-type="float" office:value="0.0000036877">
            <text:p>3.6877E-006</text:p>
          </table:table-cell>
          <table:table-cell table:formula="of:=[.AF5]*1000000" office:value-type="float" office:value="0.0000000003504">
            <text:p>3.504E-010</text:p>
          </table:table-cell>
          <table:table-cell table:formula="of:=[.AG5]*1000000" office:value-type="float" office:value="0.0000000035135">
            <text:p>3.5135E-009</text:p>
          </table:table-cell>
          <table:table-cell table:formula="of:=[.AH5]*1000000" office:value-type="float" office:value="0.000012737">
            <text:p>0.000012737</text:p>
          </table:table-cell>
          <table:table-cell table:formula="of:=[.AI5]*1000000" office:value-type="float" office:value="0.00000000047271">
            <text:p>4.7271E-010</text:p>
          </table:table-cell>
          <table:table-cell table:formula="of:=[.AJ5]*1000000" office:value-type="float" office:value="6.3976E-016">
            <text:p>6.3976E-016</text:p>
          </table:table-cell>
          <table:table-cell table:formula="of:=([.AK5]+[.AL5])*1000000" office:value-type="float" office:value="5.96727E-015">
            <text:p>5.96727E-015</text:p>
          </table:table-cell>
          <table:table-cell table:formula="of:=[.AM5]*1000000" office:value-type="float" office:value="1398.8">
            <text:p>1398.8</text:p>
          </table:table-cell>
          <table:table-cell table:formula="of:=[.AN5]*1000000" office:value-type="float" office:value="0.0000010279">
            <text:p>1.0279E-006</text:p>
          </table:table-cell>
          <table:table-cell table:formula="of:=[.AO5]*1000000" office:value-type="float" office:value="0.0000038185">
            <text:p>3.8185E-006</text:p>
          </table:table-cell>
          <table:table-cell table:formula="of:=[.AP5]*1000000" office:value-type="float" office:value="0.00000000038966">
            <text:p>3.8966E-010</text:p>
          </table:table-cell>
          <table:table-cell table:formula="of:=[.AQ5]*1000000" office:value-type="float" office:value="0.0000000011748">
            <text:p>1.1748E-009</text:p>
          </table:table-cell>
          <table:table-cell table:formula="of:=[.AR5]*1000000" office:value-type="float" office:value="0.000014066">
            <text:p>0.000014066</text:p>
          </table:table-cell>
          <table:table-cell table:formula="of:=[.AS5]*1000000" office:value-type="float" office:value="0.00000000047371">
            <text:p>4.7371E-010</text:p>
          </table:table-cell>
          <table:table-cell table:formula="of:=[.AT5]*1000000" office:value-type="float" office:value="2.3881E-016">
            <text:p>2.3881E-016</text:p>
          </table:table-cell>
          <table:table-cell table:formula="of:=([.AU5]+[.AV5])*1000000" office:value-type="float" office:value="3.54981E-015">
            <text:p>3.54981E-015</text:p>
          </table:table-cell>
          <table:table-cell table:formula="of:=[.AW5]*1000000" office:value-type="float" office:value="1398.8">
            <text:p>1398.8</text:p>
          </table:table-cell>
          <table:table-cell table:formula="of:=[.AX5]*1000000" office:value-type="float" office:value="0.0000010935">
            <text:p>1.0935E-006</text:p>
          </table:table-cell>
          <table:table-cell table:formula="of:=[.AY5]*1000000" office:value-type="float" office:value="0.00000397">
            <text:p>0.00000397</text:p>
          </table:table-cell>
          <table:table-cell table:formula="of:=[.AZ5]*1000000" office:value-type="float" office:value="0.00000000041418">
            <text:p>4.1418E-010</text:p>
          </table:table-cell>
          <table:table-cell table:formula="of:=[.BA5]*1000000" office:value-type="float" office:value="0.00000000038524">
            <text:p>3.8524E-010</text:p>
          </table:table-cell>
          <table:table-cell table:formula="of:=[.BB5]*1000000" office:value-type="float" office:value="0.000015026">
            <text:p>0.000015026</text:p>
          </table:table-cell>
          <table:table-cell table:formula="of:=[.BC5]*1000000" office:value-type="float" office:value="0.0000000004737">
            <text:p>4.737E-010</text:p>
          </table:table-cell>
          <table:table-cell table:formula="of:=[.BD5]*1000000" office:value-type="float" office:value="8.4722E-017">
            <text:p>8.4722E-017</text:p>
          </table:table-cell>
          <table:table-cell table:formula="of:=([.BE5]+[.BF5])*1000000" office:value-type="float" office:value="1.716435E-015">
            <text:p>1.716435E-015</text:p>
          </table:table-cell>
          <table:table-cell office:value-type="float" office:value="0.0013988">
            <text:p>0.0013988</text:p>
          </table:table-cell>
          <table:table-cell table:style-name="ce1" office:value-type="string">
            <text:p>9.2776e-13</text:p>
          </table:table-cell>
          <table:table-cell table:style-name="ce1" office:value-type="string">
            <text:p>3.6877e-12</text:p>
          </table:table-cell>
          <table:table-cell table:style-name="ce1" office:value-type="string">
            <text:p>3.504e-16</text:p>
          </table:table-cell>
          <table:table-cell table:style-name="ce1" office:value-type="string">
            <text:p>3.5135e-15</text:p>
          </table:table-cell>
          <table:table-cell table:style-name="ce1" office:value-type="string">
            <text:p>1.2737e-11</text:p>
          </table:table-cell>
          <table:table-cell table:style-name="ce1" office:value-type="string">
            <text:p>4.7271e-16</text:p>
          </table:table-cell>
          <table:table-cell table:style-name="ce1" office:value-type="string">
            <text:p>6.3976e-22</text:p>
          </table:table-cell>
          <table:table-cell table:style-name="ce1" office:value-type="string">
            <text:p>5.3453e-21</text:p>
          </table:table-cell>
          <table:table-cell table:style-name="ce1" office:value-type="string">
            <text:p>6.2197e-22</text:p>
          </table:table-cell>
          <table:table-cell office:value-type="float" office:value="0.0013988">
            <text:p>0.0013988</text:p>
          </table:table-cell>
          <table:table-cell table:style-name="ce1" office:value-type="string">
            <text:p>1.0279e-12</text:p>
          </table:table-cell>
          <table:table-cell table:style-name="ce1" office:value-type="string">
            <text:p>3.8185e-12</text:p>
          </table:table-cell>
          <table:table-cell table:style-name="ce1" office:value-type="string">
            <text:p>3.8966e-16</text:p>
          </table:table-cell>
          <table:table-cell table:style-name="ce1" office:value-type="string">
            <text:p>1.1748e-15</text:p>
          </table:table-cell>
          <table:table-cell table:style-name="ce1" office:value-type="string">
            <text:p>1.4066e-11</text:p>
          </table:table-cell>
          <table:table-cell table:style-name="ce1" office:value-type="string">
            <text:p>4.7371e-16</text:p>
          </table:table-cell>
          <table:table-cell table:style-name="ce1" office:value-type="string">
            <text:p>2.3881e-22</text:p>
          </table:table-cell>
          <table:table-cell table:style-name="ce1" office:value-type="string">
            <text:p>3.2877e-21</text:p>
          </table:table-cell>
          <table:table-cell table:style-name="ce1" office:value-type="string">
            <text:p>2.6211e-22</text:p>
          </table:table-cell>
          <table:table-cell office:value-type="float" office:value="0.0013988">
            <text:p>0.0013988</text:p>
          </table:table-cell>
          <table:table-cell table:style-name="ce1" office:value-type="string">
            <text:p>1.0935e-12</text:p>
          </table:table-cell>
          <table:table-cell table:style-name="ce1" office:value-type="string">
            <text:p>3.97e-12</text:p>
          </table:table-cell>
          <table:table-cell table:style-name="ce1" office:value-type="string">
            <text:p>4.1418e-16</text:p>
          </table:table-cell>
          <table:table-cell table:style-name="ce1" office:value-type="string">
            <text:p>3.8524e-16</text:p>
          </table:table-cell>
          <table:table-cell table:style-name="ce1" office:value-type="string">
            <text:p>1.5026e-11</text:p>
          </table:table-cell>
          <table:table-cell table:style-name="ce1" office:value-type="string">
            <text:p>4.737e-16</text:p>
          </table:table-cell>
          <table:table-cell table:style-name="ce1" office:value-type="string">
            <text:p>8.4722e-23</text:p>
          </table:table-cell>
          <table:table-cell table:style-name="ce1" office:value-type="string">
            <text:p>1.6366e-21</text:p>
          </table:table-cell>
          <table:table-cell table:style-name="ce1" office:value-type="string">
            <text:p>7.9835e-23</text:p>
          </table:table-cell>
        </table:table-row>
        <table:table-row table:style-name="ro2">
          <table:table-cell office:value-type="float" office:value="40.31234">
            <text:p>40.31234</text:p>
          </table:table-cell>
          <table:table-cell table:formula="of:=[.AC6]*1000000" office:value-type="float" office:value="1398.9">
            <text:p>1398.9</text:p>
          </table:table-cell>
          <table:table-cell table:formula="of:=[.AD6]*1000000" office:value-type="float" office:value="0.0000017583">
            <text:p>1.7583E-006</text:p>
          </table:table-cell>
          <table:table-cell table:formula="of:=[.AE6]*1000000" office:value-type="float" office:value="0.0000093468">
            <text:p>9.3468E-006</text:p>
          </table:table-cell>
          <table:table-cell table:formula="of:=[.AF6]*1000000" office:value-type="float" office:value="0.00000000087147">
            <text:p>8.7147E-010</text:p>
          </table:table-cell>
          <table:table-cell table:formula="of:=[.AG6]*1000000" office:value-type="float" office:value="0.000000010658">
            <text:p>1.0658E-008</text:p>
          </table:table-cell>
          <table:table-cell table:formula="of:=[.AH6]*1000000" office:value-type="float" office:value="0.000018625">
            <text:p>0.000018625</text:p>
          </table:table-cell>
          <table:table-cell table:formula="of:=[.AI6]*1000000" office:value-type="float" office:value="0.00000000035525">
            <text:p>3.5525E-010</text:p>
          </table:table-cell>
          <table:table-cell table:formula="of:=[.AJ6]*1000000" office:value-type="float" office:value="1.3698E-015">
            <text:p>1.3698E-015</text:p>
          </table:table-cell>
          <table:table-cell table:formula="of:=([.AK6]+[.AL6])*1000000" office:value-type="float" office:value="0.0000000000000194767">
            <text:p>1.94767E-014</text:p>
          </table:table-cell>
          <table:table-cell table:formula="of:=[.AM6]*1000000" office:value-type="float" office:value="1398.9">
            <text:p>1398.9</text:p>
          </table:table-cell>
          <table:table-cell table:formula="of:=[.AN6]*1000000" office:value-type="float" office:value="0.0000019475">
            <text:p>1.9475E-006</text:p>
          </table:table-cell>
          <table:table-cell table:formula="of:=[.AO6]*1000000" office:value-type="float" office:value="0.0000098467">
            <text:p>9.8467E-006</text:p>
          </table:table-cell>
          <table:table-cell table:formula="of:=[.AP6]*1000000" office:value-type="float" office:value="0.00000000095294">
            <text:p>0.000000001</text:p>
          </table:table-cell>
          <table:table-cell table:formula="of:=[.AQ6]*1000000" office:value-type="float" office:value="0.0000000041533">
            <text:p>4.1533E-009</text:p>
          </table:table-cell>
          <table:table-cell table:formula="of:=[.AR6]*1000000" office:value-type="float" office:value="0.000020778">
            <text:p>0.000020778</text:p>
          </table:table-cell>
          <table:table-cell table:formula="of:=[.AS6]*1000000" office:value-type="float" office:value="0.00000000035654">
            <text:p>3.5654E-010</text:p>
          </table:table-cell>
          <table:table-cell table:formula="of:=[.AT6]*1000000" office:value-type="float" office:value="6.0217E-016">
            <text:p>6.0217E-016</text:p>
          </table:table-cell>
          <table:table-cell table:formula="of:=([.AU6]+[.AV6])*1000000" office:value-type="float" office:value="0.0000000000000118006">
            <text:p>1.18006E-014</text:p>
          </table:table-cell>
          <table:table-cell table:formula="of:=[.AW6]*1000000" office:value-type="float" office:value="1398.9">
            <text:p>1398.9</text:p>
          </table:table-cell>
          <table:table-cell table:formula="of:=[.AX6]*1000000" office:value-type="float" office:value="0.0000020815">
            <text:p>2.0815E-006</text:p>
          </table:table-cell>
          <table:table-cell table:formula="of:=[.AY6]*1000000" office:value-type="float" office:value="0.000010375">
            <text:p>0.000010375</text:p>
          </table:table-cell>
          <table:table-cell table:formula="of:=[.AZ6]*1000000" office:value-type="float" office:value="0.000000001008">
            <text:p>0.000000001</text:p>
          </table:table-cell>
          <table:table-cell table:formula="of:=[.BA6]*1000000" office:value-type="float" office:value="0.0000000016199">
            <text:p>1.6199E-009</text:p>
          </table:table-cell>
          <table:table-cell table:formula="of:=[.BB6]*1000000" office:value-type="float" office:value="0.000022416">
            <text:p>0.000022416</text:p>
          </table:table-cell>
          <table:table-cell table:formula="of:=[.BC6]*1000000" office:value-type="float" office:value="0.00000000035653">
            <text:p>3.5653E-010</text:p>
          </table:table-cell>
          <table:table-cell table:formula="of:=[.BD6]*1000000" office:value-type="float" office:value="2.6098E-016">
            <text:p>2.6098E-016</text:p>
          </table:table-cell>
          <table:table-cell table:formula="of:=([.BE6]+[.BF6])*1000000" office:value-type="float" office:value="6.08589E-015">
            <text:p>6.08589E-015</text:p>
          </table:table-cell>
          <table:table-cell office:value-type="float" office:value="0.0013989">
            <text:p>0.0013989</text:p>
          </table:table-cell>
          <table:table-cell table:style-name="ce1" office:value-type="string">
            <text:p>1.7583e-12</text:p>
          </table:table-cell>
          <table:table-cell table:style-name="ce1" office:value-type="string">
            <text:p>9.3468e-12</text:p>
          </table:table-cell>
          <table:table-cell table:style-name="ce1" office:value-type="string">
            <text:p>8.7147e-16</text:p>
          </table:table-cell>
          <table:table-cell table:style-name="ce1" office:value-type="string">
            <text:p>1.0658e-14</text:p>
          </table:table-cell>
          <table:table-cell table:style-name="ce1" office:value-type="string">
            <text:p>1.8625e-11</text:p>
          </table:table-cell>
          <table:table-cell table:style-name="ce1" office:value-type="string">
            <text:p>3.5525e-16</text:p>
          </table:table-cell>
          <table:table-cell table:style-name="ce1" office:value-type="string">
            <text:p>1.3698e-21</text:p>
          </table:table-cell>
          <table:table-cell table:style-name="ce1" office:value-type="string">
            <text:p>1.6794e-20</text:p>
          </table:table-cell>
          <table:table-cell table:style-name="ce1" office:value-type="string">
            <text:p>2.6827e-21</text:p>
          </table:table-cell>
          <table:table-cell office:value-type="float" office:value="0.0013989">
            <text:p>0.0013989</text:p>
          </table:table-cell>
          <table:table-cell table:style-name="ce1" office:value-type="string">
            <text:p>1.9475e-12</text:p>
          </table:table-cell>
          <table:table-cell table:style-name="ce1" office:value-type="string">
            <text:p>9.8467e-12</text:p>
          </table:table-cell>
          <table:table-cell table:style-name="ce1" office:value-type="string">
            <text:p>9.5294e-16</text:p>
          </table:table-cell>
          <table:table-cell table:style-name="ce1" office:value-type="string">
            <text:p>4.1533e-15</text:p>
          </table:table-cell>
          <table:table-cell table:style-name="ce1" office:value-type="string">
            <text:p>2.0778e-11</text:p>
          </table:table-cell>
          <table:table-cell table:style-name="ce1" office:value-type="string">
            <text:p>3.5654e-16</text:p>
          </table:table-cell>
          <table:table-cell table:style-name="ce1" office:value-type="string">
            <text:p>6.0217e-22</text:p>
          </table:table-cell>
          <table:table-cell table:style-name="ce1" office:value-type="string">
            <text:p>1.0614e-20</text:p>
          </table:table-cell>
          <table:table-cell table:style-name="ce1" office:value-type="string">
            <text:p>1.1866e-21</text:p>
          </table:table-cell>
          <table:table-cell office:value-type="float" office:value="0.0013989">
            <text:p>0.0013989</text:p>
          </table:table-cell>
          <table:table-cell table:style-name="ce1" office:value-type="string">
            <text:p>2.0815e-12</text:p>
          </table:table-cell>
          <table:table-cell table:style-name="ce1" office:value-type="string">
            <text:p>1.0375e-11</text:p>
          </table:table-cell>
          <table:table-cell table:style-name="ce1" office:value-type="string">
            <text:p>1.008e-15</text:p>
          </table:table-cell>
          <table:table-cell table:style-name="ce1" office:value-type="string">
            <text:p>1.6199e-15</text:p>
          </table:table-cell>
          <table:table-cell table:style-name="ce1" office:value-type="string">
            <text:p>2.2416e-11</text:p>
          </table:table-cell>
          <table:table-cell table:style-name="ce1" office:value-type="string">
            <text:p>3.5653e-16</text:p>
          </table:table-cell>
          <table:table-cell table:style-name="ce1" office:value-type="string">
            <text:p>2.6098e-22</text:p>
          </table:table-cell>
          <table:table-cell table:style-name="ce1" office:value-type="string">
            <text:p>5.684e-21</text:p>
          </table:table-cell>
          <table:table-cell table:style-name="ce1" office:value-type="string">
            <text:p>4.0189e-22</text:p>
          </table:table-cell>
        </table:table-row>
        <table:table-row table:style-name="ro2">
          <table:table-cell office:value-type="float" office:value="50.17864">
            <text:p>50.17864</text:p>
          </table:table-cell>
          <table:table-cell table:formula="of:=[.AC7]*1000000" office:value-type="float" office:value="1399">
            <text:p>1399</text:p>
          </table:table-cell>
          <table:table-cell table:formula="of:=[.AD7]*1000000" office:value-type="float" office:value="0.0000028073">
            <text:p>2.8073E-006</text:p>
          </table:table-cell>
          <table:table-cell table:formula="of:=[.AE7]*1000000" office:value-type="float" office:value="0.000018177">
            <text:p>0.000018177</text:p>
          </table:table-cell>
          <table:table-cell table:formula="of:=[.AF7]*1000000" office:value-type="float" office:value="0.0000000016618">
            <text:p>1.6618E-009</text:p>
          </table:table-cell>
          <table:table-cell table:formula="of:=[.AG7]*1000000" office:value-type="float" office:value="0.000000021374">
            <text:p>2.1374E-008</text:p>
          </table:table-cell>
          <table:table-cell table:formula="of:=[.AH7]*1000000" office:value-type="float" office:value="0.000025132">
            <text:p>0.000025132</text:p>
          </table:table-cell>
          <table:table-cell table:formula="of:=[.AI7]*1000000" office:value-type="float" office:value="0.00000000027609">
            <text:p>2.7609E-010</text:p>
          </table:table-cell>
          <table:table-cell table:formula="of:=[.AJ7]*1000000" office:value-type="float" office:value="2.1852E-015">
            <text:p>2.1852E-015</text:p>
          </table:table-cell>
          <table:table-cell table:formula="of:=([.AK7]+[.AL7])*1000000" office:value-type="float" office:value="0.00000000000004375">
            <text:p>4.375E-014</text:p>
          </table:table-cell>
          <table:table-cell table:formula="of:=[.AM7]*1000000" office:value-type="float" office:value="1399">
            <text:p>1399</text:p>
          </table:table-cell>
          <table:table-cell table:formula="of:=[.AN7]*1000000" office:value-type="float" office:value="0.0000031295">
            <text:p>3.1295E-006</text:p>
          </table:table-cell>
          <table:table-cell table:formula="of:=[.AO7]*1000000" office:value-type="float" office:value="0.000019409">
            <text:p>0.000019409</text:p>
          </table:table-cell>
          <table:table-cell table:formula="of:=[.AP7]*1000000" office:value-type="float" office:value="0.000000001816">
            <text:p>1.816E-009</text:p>
          </table:table-cell>
          <table:table-cell table:formula="of:=[.AQ7]*1000000" office:value-type="float" office:value="0.0000000092932">
            <text:p>9.2932E-009</text:p>
          </table:table-cell>
          <table:table-cell table:formula="of:=[.AR7]*1000000" office:value-type="float" office:value="0.000028287">
            <text:p>0.000028287</text:p>
          </table:table-cell>
          <table:table-cell table:formula="of:=[.AS7]*1000000" office:value-type="float" office:value="0.00000000027751">
            <text:p>2.7751E-010</text:p>
          </table:table-cell>
          <table:table-cell table:formula="of:=[.AT7]*1000000" office:value-type="float" office:value="1.0706E-015">
            <text:p>1.0706E-015</text:p>
          </table:table-cell>
          <table:table-cell table:formula="of:=([.AU7]+[.AV7])*1000000" office:value-type="float" office:value="0.0000000000000268827">
            <text:p>2.68827E-014</text:p>
          </table:table-cell>
          <table:table-cell table:formula="of:=[.AW7]*1000000" office:value-type="float" office:value="1399">
            <text:p>1399</text:p>
          </table:table-cell>
          <table:table-cell table:formula="of:=[.AX7]*1000000" office:value-type="float" office:value="0.0000033692">
            <text:p>3.3692E-006</text:p>
          </table:table-cell>
          <table:table-cell table:formula="of:=[.AY7]*1000000" office:value-type="float" office:value="0.000020714">
            <text:p>0.000020714</text:p>
          </table:table-cell>
          <table:table-cell table:formula="of:=[.AZ7]*1000000" office:value-type="float" office:value="0.0000000019274">
            <text:p>1.9274E-009</text:p>
          </table:table-cell>
          <table:table-cell table:formula="of:=[.BA7]*1000000" office:value-type="float" office:value="0.0000000041919">
            <text:p>4.1919E-009</text:p>
          </table:table-cell>
          <table:table-cell table:formula="of:=[.BB7]*1000000" office:value-type="float" office:value="0.000030731">
            <text:p>0.000030731</text:p>
          </table:table-cell>
          <table:table-cell table:formula="of:=[.BC7]*1000000" office:value-type="float" office:value="0.0000000002775">
            <text:p>2.775E-010</text:p>
          </table:table-cell>
          <table:table-cell table:formula="of:=[.BD7]*1000000" office:value-type="float" office:value="5.4144E-016">
            <text:p>5.4144E-016</text:p>
          </table:table-cell>
          <table:table-cell table:formula="of:=([.BE7]+[.BF7])*1000000" office:value-type="float" office:value="0.0000000000000147943">
            <text:p>1.47943E-014</text:p>
          </table:table-cell>
          <table:table-cell office:value-type="float" office:value="0.001399">
            <text:p>0.001399</text:p>
          </table:table-cell>
          <table:table-cell table:style-name="ce1" office:value-type="string">
            <text:p>2.8073e-12</text:p>
          </table:table-cell>
          <table:table-cell table:style-name="ce1" office:value-type="string">
            <text:p>1.8177e-11</text:p>
          </table:table-cell>
          <table:table-cell table:style-name="ce1" office:value-type="string">
            <text:p>1.6618e-15</text:p>
          </table:table-cell>
          <table:table-cell table:style-name="ce1" office:value-type="string">
            <text:p>2.1374e-14</text:p>
          </table:table-cell>
          <table:table-cell table:style-name="ce1" office:value-type="string">
            <text:p>2.5132e-11</text:p>
          </table:table-cell>
          <table:table-cell table:style-name="ce1" office:value-type="string">
            <text:p>2.7609e-16</text:p>
          </table:table-cell>
          <table:table-cell table:style-name="ce1" office:value-type="string">
            <text:p>2.1852e-21</text:p>
          </table:table-cell>
          <table:table-cell table:style-name="ce1" office:value-type="string">
            <text:p>3.6441e-20</text:p>
          </table:table-cell>
          <table:table-cell table:style-name="ce1" office:value-type="string">
            <text:p>7.309e-21</text:p>
          </table:table-cell>
          <table:table-cell office:value-type="float" office:value="0.001399">
            <text:p>0.001399</text:p>
          </table:table-cell>
          <table:table-cell table:style-name="ce1" office:value-type="string">
            <text:p>3.1295e-12</text:p>
          </table:table-cell>
          <table:table-cell table:style-name="ce1" office:value-type="string">
            <text:p>1.9409e-11</text:p>
          </table:table-cell>
          <table:table-cell table:style-name="ce1" office:value-type="string">
            <text:p>1.816e-15</text:p>
          </table:table-cell>
          <table:table-cell table:style-name="ce1" office:value-type="string">
            <text:p>9.2932e-15</text:p>
          </table:table-cell>
          <table:table-cell table:style-name="ce1" office:value-type="string">
            <text:p>2.8287e-11</text:p>
          </table:table-cell>
          <table:table-cell table:style-name="ce1" office:value-type="string">
            <text:p>2.7751e-16</text:p>
          </table:table-cell>
          <table:table-cell table:style-name="ce1" office:value-type="string">
            <text:p>1.0706e-21</text:p>
          </table:table-cell>
          <table:table-cell table:style-name="ce1" office:value-type="string">
            <text:p>2.3546e-20</text:p>
          </table:table-cell>
          <table:table-cell table:style-name="ce1" office:value-type="string">
            <text:p>3.3367e-21</text:p>
          </table:table-cell>
          <table:table-cell office:value-type="float" office:value="0.001399">
            <text:p>0.001399</text:p>
          </table:table-cell>
          <table:table-cell table:style-name="ce1" office:value-type="string">
            <text:p>3.3692e-12</text:p>
          </table:table-cell>
          <table:table-cell table:style-name="ce1" office:value-type="string">
            <text:p>2.0714e-11</text:p>
          </table:table-cell>
          <table:table-cell table:style-name="ce1" office:value-type="string">
            <text:p>1.9274e-15</text:p>
          </table:table-cell>
          <table:table-cell table:style-name="ce1" office:value-type="string">
            <text:p>4.1919e-15</text:p>
          </table:table-cell>
          <table:table-cell table:style-name="ce1" office:value-type="string">
            <text:p>3.0731e-11</text:p>
          </table:table-cell>
          <table:table-cell table:style-name="ce1" office:value-type="string">
            <text:p>2.775e-16</text:p>
          </table:table-cell>
          <table:table-cell table:style-name="ce1" office:value-type="string">
            <text:p>5.4144e-22</text:p>
          </table:table-cell>
          <table:table-cell table:style-name="ce1" office:value-type="string">
            <text:p>1.3553e-20</text:p>
          </table:table-cell>
          <table:table-cell table:style-name="ce1" office:value-type="string">
            <text:p>1.2413e-21</text:p>
          </table:table-cell>
        </table:table-row>
        <table:table-row table:style-name="ro2">
          <table:table-cell office:value-type="float" office:value="60.02203">
            <text:p>60.02203</text:p>
          </table:table-cell>
          <table:table-cell table:formula="of:=[.AC8]*1000000" office:value-type="float" office:value="1399.1">
            <text:p>1399.1</text:p>
          </table:table-cell>
          <table:table-cell table:formula="of:=[.AD8]*1000000" office:value-type="float" office:value="0.0000041188">
            <text:p>4.1188E-006</text:p>
          </table:table-cell>
          <table:table-cell table:formula="of:=[.AE8]*1000000" office:value-type="float" office:value="0.000031122">
            <text:p>0.000031122</text:p>
          </table:table-cell>
          <table:table-cell table:formula="of:=[.AF8]*1000000" office:value-type="float" office:value="0.000000002768">
            <text:p>2.768E-009</text:p>
          </table:table-cell>
          <table:table-cell table:formula="of:=[.AG8]*1000000" office:value-type="float" office:value="0.000000035723">
            <text:p>3.5723E-008</text:p>
          </table:table-cell>
          <table:table-cell table:formula="of:=[.AH8]*1000000" office:value-type="float" office:value="0.000032735">
            <text:p>0.000032735</text:p>
          </table:table-cell>
          <table:table-cell table:formula="of:=[.AI8]*1000000" office:value-type="float" office:value="0.00000000022127">
            <text:p>2.2127E-010</text:p>
          </table:table-cell>
          <table:table-cell table:formula="of:=[.AJ8]*1000000" office:value-type="float" office:value="3.2355E-015">
            <text:p>3.2355E-015</text:p>
          </table:table-cell>
          <table:table-cell table:formula="of:=([.AK8]+[.AL8])*1000000" office:value-type="float" office:value="0.000000000000083181">
            <text:p>8.3181E-014</text:p>
          </table:table-cell>
          <table:table-cell table:formula="of:=[.AM8]*1000000" office:value-type="float" office:value="1399.1">
            <text:p>1399.1</text:p>
          </table:table-cell>
          <table:table-cell table:formula="of:=[.AN8]*1000000" office:value-type="float" office:value="0.0000046218">
            <text:p>4.6218E-006</text:p>
          </table:table-cell>
          <table:table-cell table:formula="of:=[.AO8]*1000000" office:value-type="float" office:value="0.000033614">
            <text:p>0.000033614</text:p>
          </table:table-cell>
          <table:table-cell table:formula="of:=[.AP8]*1000000" office:value-type="float" office:value="0.0000000030367">
            <text:p>0.000000003</text:p>
          </table:table-cell>
          <table:table-cell table:formula="of:=[.AQ8]*1000000" office:value-type="float" office:value="0.000000016917">
            <text:p>1.6917E-008</text:p>
          </table:table-cell>
          <table:table-cell table:formula="of:=[.AR8]*1000000" office:value-type="float" office:value="0.000037042">
            <text:p>0.000037042</text:p>
          </table:table-cell>
          <table:table-cell table:formula="of:=[.AS8]*1000000" office:value-type="float" office:value="0.00000000022269">
            <text:p>2.2269E-010</text:p>
          </table:table-cell>
          <table:table-cell table:formula="of:=[.AT8]*1000000" office:value-type="float" office:value="1.7144E-015">
            <text:p>1.7144E-015</text:p>
          </table:table-cell>
          <table:table-cell table:formula="of:=([.AU8]+[.AV8])*1000000" office:value-type="float" office:value="0.0000000000000520546">
            <text:p>5.20546E-014</text:p>
          </table:table-cell>
          <table:table-cell table:formula="of:=[.AW8]*1000000" office:value-type="float" office:value="1399.1">
            <text:p>1399.1</text:p>
          </table:table-cell>
          <table:table-cell table:formula="of:=[.AX8]*1000000" office:value-type="float" office:value="0.0000050063">
            <text:p>5.0063E-006</text:p>
          </table:table-cell>
          <table:table-cell table:formula="of:=[.AY8]*1000000" office:value-type="float" office:value="0.000036198">
            <text:p>0.000036198</text:p>
          </table:table-cell>
          <table:table-cell table:formula="of:=[.AZ8]*1000000" office:value-type="float" office:value="0.0000000032398">
            <text:p>3.2398E-009</text:p>
          </table:table-cell>
          <table:table-cell table:formula="of:=[.BA8]*1000000" office:value-type="float" office:value="0.0000000085751">
            <text:p>8.5751E-009</text:p>
          </table:table-cell>
          <table:table-cell table:formula="of:=[.BB8]*1000000" office:value-type="float" office:value="0.000040392">
            <text:p>0.000040392</text:p>
          </table:table-cell>
          <table:table-cell table:formula="of:=[.BC8]*1000000" office:value-type="float" office:value="0.00000000022269">
            <text:p>2.2269E-010</text:p>
          </table:table-cell>
          <table:table-cell table:formula="of:=[.BD8]*1000000" office:value-type="float" office:value="9.6541E-016">
            <text:p>9.6541E-016</text:p>
          </table:table-cell>
          <table:table-cell table:formula="of:=([.BE8]+[.BF8])*1000000" office:value-type="float" office:value="0.0000000000000302605">
            <text:p>3.02605E-014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4.1188e-12</text:p>
          </table:table-cell>
          <table:table-cell table:style-name="ce1" office:value-type="string">
            <text:p>3.1122e-11</text:p>
          </table:table-cell>
          <table:table-cell table:style-name="ce1" office:value-type="string">
            <text:p>2.768e-15</text:p>
          </table:table-cell>
          <table:table-cell table:style-name="ce1" office:value-type="string">
            <text:p>3.5723e-14</text:p>
          </table:table-cell>
          <table:table-cell table:style-name="ce1" office:value-type="string">
            <text:p>3.2735e-11</text:p>
          </table:table-cell>
          <table:table-cell table:style-name="ce1" office:value-type="string">
            <text:p>2.2127e-16</text:p>
          </table:table-cell>
          <table:table-cell table:style-name="ce1" office:value-type="string">
            <text:p>3.2355e-21</text:p>
          </table:table-cell>
          <table:table-cell table:style-name="ce1" office:value-type="string">
            <text:p>6.7058e-20</text:p>
          </table:table-cell>
          <table:table-cell table:style-name="ce1" office:value-type="string">
            <text:p>1.6123e-20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4.6218e-12</text:p>
          </table:table-cell>
          <table:table-cell table:style-name="ce1" office:value-type="string">
            <text:p>3.3614e-11</text:p>
          </table:table-cell>
          <table:table-cell table:style-name="ce1" office:value-type="string">
            <text:p>3.0367e-15</text:p>
          </table:table-cell>
          <table:table-cell table:style-name="ce1" office:value-type="string">
            <text:p>1.6917e-14</text:p>
          </table:table-cell>
          <table:table-cell table:style-name="ce1" office:value-type="string">
            <text:p>3.7042e-11</text:p>
          </table:table-cell>
          <table:table-cell table:style-name="ce1" office:value-type="string">
            <text:p>2.2269e-16</text:p>
          </table:table-cell>
          <table:table-cell table:style-name="ce1" office:value-type="string">
            <text:p>1.7144e-21</text:p>
          </table:table-cell>
          <table:table-cell table:style-name="ce1" office:value-type="string">
            <text:p>4.4472e-20</text:p>
          </table:table-cell>
          <table:table-cell table:style-name="ce1" office:value-type="string">
            <text:p>7.5826e-21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5.0063e-12</text:p>
          </table:table-cell>
          <table:table-cell table:style-name="ce1" office:value-type="string">
            <text:p>3.6198e-11</text:p>
          </table:table-cell>
          <table:table-cell table:style-name="ce1" office:value-type="string">
            <text:p>3.2398e-15</text:p>
          </table:table-cell>
          <table:table-cell table:style-name="ce1" office:value-type="string">
            <text:p>8.5751e-15</text:p>
          </table:table-cell>
          <table:table-cell table:style-name="ce1" office:value-type="string">
            <text:p>4.0392e-11</text:p>
          </table:table-cell>
          <table:table-cell table:style-name="ce1" office:value-type="string">
            <text:p>2.2269e-16</text:p>
          </table:table-cell>
          <table:table-cell table:style-name="ce1" office:value-type="string">
            <text:p>9.6541e-22</text:p>
          </table:table-cell>
          <table:table-cell table:style-name="ce1" office:value-type="string">
            <text:p>2.722e-20</text:p>
          </table:table-cell>
          <table:table-cell table:style-name="ce1" office:value-type="string">
            <text:p>3.0405e-21</text:p>
          </table:table-cell>
        </table:table-row>
        <table:table-row table:style-name="ro2">
          <table:table-cell office:value-type="float" office:value="70.38141">
            <text:p>70.38141</text:p>
          </table:table-cell>
          <table:table-cell table:formula="of:=[.AC9]*1000000" office:value-type="float" office:value="1399.1">
            <text:p>1399.1</text:p>
          </table:table-cell>
          <table:table-cell table:formula="of:=[.AD9]*1000000" office:value-type="float" office:value="0.0000058333">
            <text:p>5.8333E-006</text:p>
          </table:table-cell>
          <table:table-cell table:formula="of:=[.AE9]*1000000" office:value-type="float" office:value="0.000050627">
            <text:p>0.000050627</text:p>
          </table:table-cell>
          <table:table-cell table:formula="of:=[.AF9]*1000000" office:value-type="float" office:value="0.0000000043333">
            <text:p>4.3333E-009</text:p>
          </table:table-cell>
          <table:table-cell table:formula="of:=[.AG9]*1000000" office:value-type="float" office:value="0.000000057301">
            <text:p>5.7301E-008</text:p>
          </table:table-cell>
          <table:table-cell table:formula="of:=[.AH9]*1000000" office:value-type="float" office:value="0.000042205">
            <text:p>0.000042205</text:p>
          </table:table-cell>
          <table:table-cell table:formula="of:=[.AI9]*1000000" office:value-type="float" office:value="0.00000000018152">
            <text:p>1.8152E-010</text:p>
          </table:table-cell>
          <table:table-cell table:formula="of:=[.AJ9]*1000000" office:value-type="float" office:value="5.056E-015">
            <text:p>5.056E-015</text:p>
          </table:table-cell>
          <table:table-cell table:formula="of:=([.AK9]+[.AL9])*1000000" office:value-type="float" office:value="0.000000000000151254">
            <text:p>1.51254E-013</text:p>
          </table:table-cell>
          <table:table-cell table:formula="of:=[.AM9]*1000000" office:value-type="float" office:value="1399.1">
            <text:p>1399.1</text:p>
          </table:table-cell>
          <table:table-cell table:formula="of:=[.AN9]*1000000" office:value-type="float" office:value="0.0000065784">
            <text:p>6.5784E-006</text:p>
          </table:table-cell>
          <table:table-cell table:formula="of:=[.AO9]*1000000" office:value-type="float" office:value="0.000055192">
            <text:p>0.000055192</text:p>
          </table:table-cell>
          <table:table-cell table:formula="of:=[.AP9]*1000000" office:value-type="float" office:value="0.0000000047767">
            <text:p>4.7767E-009</text:p>
          </table:table-cell>
          <table:table-cell table:formula="of:=[.AQ9]*1000000" office:value-type="float" office:value="0.000000029157">
            <text:p>2.9157E-008</text:p>
          </table:table-cell>
          <table:table-cell table:formula="of:=[.AR9]*1000000" office:value-type="float" office:value="0.000047841">
            <text:p>0.000047841</text:p>
          </table:table-cell>
          <table:table-cell table:formula="of:=[.AS9]*1000000" office:value-type="float" office:value="0.00000000018288">
            <text:p>1.8288E-010</text:p>
          </table:table-cell>
          <table:table-cell table:formula="of:=[.AT9]*1000000" office:value-type="float" office:value="2.818E-015">
            <text:p>2.818E-015</text:p>
          </table:table-cell>
          <table:table-cell table:formula="of:=([.AU9]+[.AV9])*1000000" office:value-type="float" office:value="0.000000000000096796">
            <text:p>9.6796E-014</text:p>
          </table:table-cell>
          <table:table-cell table:formula="of:=[.AW9]*1000000" office:value-type="float" office:value="1399.1">
            <text:p>1399.1</text:p>
          </table:table-cell>
          <table:table-cell table:formula="of:=[.AX9]*1000000" office:value-type="float" office:value="0.0000071562">
            <text:p>7.1562E-006</text:p>
          </table:table-cell>
          <table:table-cell table:formula="of:=[.AY9]*1000000" office:value-type="float" office:value="0.000059762">
            <text:p>0.000059762</text:p>
          </table:table-cell>
          <table:table-cell table:formula="of:=[.AZ9]*1000000" office:value-type="float" office:value="0.0000000051228">
            <text:p>5.1228E-009</text:p>
          </table:table-cell>
          <table:table-cell table:formula="of:=[.BA9]*1000000" office:value-type="float" office:value="0.000000016207">
            <text:p>1.6207E-008</text:p>
          </table:table-cell>
          <table:table-cell table:formula="of:=[.BB9]*1000000" office:value-type="float" office:value="0.000052211">
            <text:p>0.000052211</text:p>
          </table:table-cell>
          <table:table-cell table:formula="of:=[.BC9]*1000000" office:value-type="float" office:value="0.00000000018287">
            <text:p>1.8287E-010</text:p>
          </table:table-cell>
          <table:table-cell table:formula="of:=[.BD9]*1000000" office:value-type="float" office:value="1.6978E-015">
            <text:p>1.6978E-015</text:p>
          </table:table-cell>
          <table:table-cell table:formula="of:=([.BE9]+[.BF9])*1000000" office:value-type="float" office:value="0.0000000000000584622">
            <text:p>5.84622E-014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5.8333e-12</text:p>
          </table:table-cell>
          <table:table-cell table:style-name="ce1" office:value-type="string">
            <text:p>5.0627e-11</text:p>
          </table:table-cell>
          <table:table-cell table:style-name="ce1" office:value-type="string">
            <text:p>4.3333e-15</text:p>
          </table:table-cell>
          <table:table-cell table:style-name="ce1" office:value-type="string">
            <text:p>5.7301e-14</text:p>
          </table:table-cell>
          <table:table-cell table:style-name="ce1" office:value-type="string">
            <text:p>4.2205e-11</text:p>
          </table:table-cell>
          <table:table-cell table:style-name="ce1" office:value-type="string">
            <text:p>1.8152e-16</text:p>
          </table:table-cell>
          <table:table-cell table:style-name="ce1" office:value-type="string">
            <text:p>5.056e-21</text:p>
          </table:table-cell>
          <table:table-cell table:style-name="ce1" office:value-type="string">
            <text:p>1.1796e-19</text:p>
          </table:table-cell>
          <table:table-cell table:style-name="ce1" office:value-type="string">
            <text:p>3.3294e-20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6.5784e-12</text:p>
          </table:table-cell>
          <table:table-cell table:style-name="ce1" office:value-type="string">
            <text:p>5.5192e-11</text:p>
          </table:table-cell>
          <table:table-cell table:style-name="ce1" office:value-type="string">
            <text:p>4.7767e-15</text:p>
          </table:table-cell>
          <table:table-cell table:style-name="ce1" office:value-type="string">
            <text:p>2.9157e-14</text:p>
          </table:table-cell>
          <table:table-cell table:style-name="ce1" office:value-type="string">
            <text:p>4.7841e-11</text:p>
          </table:table-cell>
          <table:table-cell table:style-name="ce1" office:value-type="string">
            <text:p>1.8288e-16</text:p>
          </table:table-cell>
          <table:table-cell table:style-name="ce1" office:value-type="string">
            <text:p>2.818e-21</text:p>
          </table:table-cell>
          <table:table-cell table:style-name="ce1" office:value-type="string">
            <text:p>8.065e-20</text:p>
          </table:table-cell>
          <table:table-cell table:style-name="ce1" office:value-type="string">
            <text:p>1.6146e-20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7.1562e-12</text:p>
          </table:table-cell>
          <table:table-cell table:style-name="ce1" office:value-type="string">
            <text:p>5.9762e-11</text:p>
          </table:table-cell>
          <table:table-cell table:style-name="ce1" office:value-type="string">
            <text:p>5.1228e-15</text:p>
          </table:table-cell>
          <table:table-cell table:style-name="ce1" office:value-type="string">
            <text:p>1.6207e-14</text:p>
          </table:table-cell>
          <table:table-cell table:style-name="ce1" office:value-type="string">
            <text:p>5.2211e-11</text:p>
          </table:table-cell>
          <table:table-cell table:style-name="ce1" office:value-type="string">
            <text:p>1.8287e-16</text:p>
          </table:table-cell>
          <table:table-cell table:style-name="ce1" office:value-type="string">
            <text:p>1.6978e-21</text:p>
          </table:table-cell>
          <table:table-cell table:style-name="ce1" office:value-type="string">
            <text:p>5.1627e-20</text:p>
          </table:table-cell>
          <table:table-cell table:style-name="ce1" office:value-type="string">
            <text:p>6.8352e-21</text:p>
          </table:table-cell>
        </table:table-row>
        <table:table-row table:style-name="ro2">
          <table:table-cell office:value-type="float" office:value="80.1013">
            <text:p>80.1013</text:p>
          </table:table-cell>
          <table:table-cell table:formula="of:=[.AC10]*1000000" office:value-type="float" office:value="1399.2">
            <text:p>1399.2</text:p>
          </table:table-cell>
          <table:table-cell table:formula="of:=[.AD10]*1000000" office:value-type="float" office:value="0.0000078028">
            <text:p>7.8028E-006</text:p>
          </table:table-cell>
          <table:table-cell table:formula="of:=[.AE10]*1000000" office:value-type="float" office:value="0.000075998">
            <text:p>0.000075998</text:p>
          </table:table-cell>
          <table:table-cell table:formula="of:=[.AF10]*1000000" office:value-type="float" office:value="0.0000000062455">
            <text:p>6.2455E-009</text:p>
          </table:table-cell>
          <table:table-cell table:formula="of:=[.AG10]*1000000" office:value-type="float" office:value="0.000000089562">
            <text:p>8.9562E-008</text:p>
          </table:table-cell>
          <table:table-cell table:formula="of:=[.AH10]*1000000" office:value-type="float" office:value="0.000052623">
            <text:p>0.000052623</text:p>
          </table:table-cell>
          <table:table-cell table:formula="of:=[.AI10]*1000000" office:value-type="float" office:value="0.0000000001558">
            <text:p>1.558E-010</text:p>
          </table:table-cell>
          <table:table-cell table:formula="of:=[.AJ10]*1000000" office:value-type="float" office:value="8.1263E-015">
            <text:p>8.1263E-015</text:p>
          </table:table-cell>
          <table:table-cell table:formula="of:=([.AK10]+[.AL10])*1000000" office:value-type="float" office:value="0.000000000000255995">
            <text:p>2.55995E-013</text:p>
          </table:table-cell>
          <table:table-cell table:formula="of:=[.AM10]*1000000" office:value-type="float" office:value="1399.2">
            <text:p>1399.2</text:p>
          </table:table-cell>
          <table:table-cell table:formula="of:=[.AN10]*1000000" office:value-type="float" office:value="0.0000088208">
            <text:p>8.8208E-006</text:p>
          </table:table-cell>
          <table:table-cell table:formula="of:=[.AO10]*1000000" office:value-type="float" office:value="0.000083301">
            <text:p>0.000083301</text:p>
          </table:table-cell>
          <table:table-cell table:formula="of:=[.AP10]*1000000" office:value-type="float" office:value="0.0000000069093">
            <text:p>6.9093E-009</text:p>
          </table:table-cell>
          <table:table-cell table:formula="of:=[.AQ10]*1000000" office:value-type="float" office:value="0.000000047671">
            <text:p>4.7671E-008</text:p>
          </table:table-cell>
          <table:table-cell table:formula="of:=[.AR10]*1000000" office:value-type="float" office:value="0.00005956">
            <text:p>0.00005956</text:p>
          </table:table-cell>
          <table:table-cell table:formula="of:=[.AS10]*1000000" office:value-type="float" office:value="0.00000000015703">
            <text:p>1.5703E-010</text:p>
          </table:table-cell>
          <table:table-cell table:formula="of:=[.AT10]*1000000" office:value-type="float" office:value="4.5788E-015">
            <text:p>4.5788E-015</text:p>
          </table:table-cell>
          <table:table-cell table:formula="of:=([.AU10]+[.AV10])*1000000" office:value-type="float" office:value="0.000000000000166555">
            <text:p>1.66555E-013</text:p>
          </table:table-cell>
          <table:table-cell table:formula="of:=[.AW10]*1000000" office:value-type="float" office:value="1399.2">
            <text:p>1399.2</text:p>
          </table:table-cell>
          <table:table-cell table:formula="of:=[.AX10]*1000000" office:value-type="float" office:value="0.0000096138">
            <text:p>9.6138E-006</text:p>
          </table:table-cell>
          <table:table-cell table:formula="of:=[.AY10]*1000000" office:value-type="float" office:value="0.000090408">
            <text:p>0.000090408</text:p>
          </table:table-cell>
          <table:table-cell table:formula="of:=[.AZ10]*1000000" office:value-type="float" office:value="0.0000000074376">
            <text:p>7.4376E-009</text:p>
          </table:table-cell>
          <table:table-cell table:formula="of:=[.BA10]*1000000" office:value-type="float" office:value="0.000000028093">
            <text:p>2.8093E-008</text:p>
          </table:table-cell>
          <table:table-cell table:formula="of:=[.BB10]*1000000" office:value-type="float" office:value="0.000064901">
            <text:p>0.000064901</text:p>
          </table:table-cell>
          <table:table-cell table:formula="of:=[.BC10]*1000000" office:value-type="float" office:value="0.00000000015702">
            <text:p>1.5702E-010</text:p>
          </table:table-cell>
          <table:table-cell table:formula="of:=[.BD10]*1000000" office:value-type="float" office:value="2.8433E-015">
            <text:p>2.8433E-015</text:p>
          </table:table-cell>
          <table:table-cell table:formula="of:=([.BE10]+[.BF10])*1000000" office:value-type="float" office:value="0.000000000000102253">
            <text:p>1.02253E-013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7.8028e-12</text:p>
          </table:table-cell>
          <table:table-cell table:style-name="ce1" office:value-type="string">
            <text:p>7.5998e-11</text:p>
          </table:table-cell>
          <table:table-cell table:style-name="ce1" office:value-type="string">
            <text:p>6.2455e-15</text:p>
          </table:table-cell>
          <table:table-cell table:style-name="ce1" office:value-type="string">
            <text:p>8.9562e-14</text:p>
          </table:table-cell>
          <table:table-cell table:style-name="ce1" office:value-type="string">
            <text:p>5.2623e-11</text:p>
          </table:table-cell>
          <table:table-cell table:style-name="ce1" office:value-type="string">
            <text:p>1.558e-16</text:p>
          </table:table-cell>
          <table:table-cell table:style-name="ce1" office:value-type="string">
            <text:p>8.1263e-21</text:p>
          </table:table-cell>
          <table:table-cell table:style-name="ce1" office:value-type="string">
            <text:p>1.9372e-19</text:p>
          </table:table-cell>
          <table:table-cell table:style-name="ce1" office:value-type="string">
            <text:p>6.2275e-20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8.8208e-12</text:p>
          </table:table-cell>
          <table:table-cell table:style-name="ce1" office:value-type="string">
            <text:p>8.3301e-11</text:p>
          </table:table-cell>
          <table:table-cell table:style-name="ce1" office:value-type="string">
            <text:p>6.9093e-15</text:p>
          </table:table-cell>
          <table:table-cell table:style-name="ce1" office:value-type="string">
            <text:p>4.7671e-14</text:p>
          </table:table-cell>
          <table:table-cell table:style-name="ce1" office:value-type="string">
            <text:p>5.956e-11</text:p>
          </table:table-cell>
          <table:table-cell table:style-name="ce1" office:value-type="string">
            <text:p>1.5703e-16</text:p>
          </table:table-cell>
          <table:table-cell table:style-name="ce1" office:value-type="string">
            <text:p>4.5788e-21</text:p>
          </table:table-cell>
          <table:table-cell table:style-name="ce1" office:value-type="string">
            <text:p>1.3567e-19</text:p>
          </table:table-cell>
          <table:table-cell table:style-name="ce1" office:value-type="string">
            <text:p>3.0885e-20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9.6138e-12</text:p>
          </table:table-cell>
          <table:table-cell table:style-name="ce1" office:value-type="string">
            <text:p>9.0408e-11</text:p>
          </table:table-cell>
          <table:table-cell table:style-name="ce1" office:value-type="string">
            <text:p>7.4376e-15</text:p>
          </table:table-cell>
          <table:table-cell table:style-name="ce1" office:value-type="string">
            <text:p>2.8093e-14</text:p>
          </table:table-cell>
          <table:table-cell table:style-name="ce1" office:value-type="string">
            <text:p>6.4901e-11</text:p>
          </table:table-cell>
          <table:table-cell table:style-name="ce1" office:value-type="string">
            <text:p>1.5702e-16</text:p>
          </table:table-cell>
          <table:table-cell table:style-name="ce1" office:value-type="string">
            <text:p>2.8433e-21</text:p>
          </table:table-cell>
          <table:table-cell table:style-name="ce1" office:value-type="string">
            <text:p>8.879e-20</text:p>
          </table:table-cell>
          <table:table-cell table:style-name="ce1" office:value-type="string">
            <text:p>1.3463e-20</text:p>
          </table:table-cell>
        </table:table-row>
        <table:table-row table:style-name="ro2">
          <table:table-cell office:value-type="float" office:value="90.26079">
            <text:p>90.26079</text:p>
          </table:table-cell>
          <table:table-cell table:formula="of:=[.AC11]*1000000" office:value-type="float" office:value="1399.2">
            <text:p>1399.2</text:p>
          </table:table-cell>
          <table:table-cell table:formula="of:=[.AD11]*1000000" office:value-type="float" office:value="0.000010284">
            <text:p>0.000010284</text:p>
          </table:table-cell>
          <table:table-cell table:formula="of:=[.AE11]*1000000" office:value-type="float" office:value="0.0001116">
            <text:p>0.0001116</text:p>
          </table:table-cell>
          <table:table-cell table:formula="of:=[.AF11]*1000000" office:value-type="float" office:value="0.0000000087927">
            <text:p>8.7927E-009</text:p>
          </table:table-cell>
          <table:table-cell table:formula="of:=[.AG11]*1000000" office:value-type="float" office:value="0.00000014674">
            <text:p>1.4674E-007</text:p>
          </table:table-cell>
          <table:table-cell table:formula="of:=[.AH11]*1000000" office:value-type="float" office:value="0.000065203">
            <text:p>0.000065203</text:p>
          </table:table-cell>
          <table:table-cell table:formula="of:=[.AI11]*1000000" office:value-type="float" office:value="0.00000000013714">
            <text:p>1.3714E-010</text:p>
          </table:table-cell>
          <table:table-cell table:formula="of:=[.AJ11]*1000000" office:value-type="float" office:value="0.000000000000013752">
            <text:p>1.3752E-014</text:p>
          </table:table-cell>
          <table:table-cell table:formula="of:=([.AK11]+[.AL11])*1000000" office:value-type="float" office:value="0.0000000000004303">
            <text:p>4.303E-013</text:p>
          </table:table-cell>
          <table:table-cell table:formula="of:=[.AM11]*1000000" office:value-type="float" office:value="1399.2">
            <text:p>1399.2</text:p>
          </table:table-cell>
          <table:table-cell table:formula="of:=[.AN11]*1000000" office:value-type="float" office:value="0.000011628">
            <text:p>0.000011628</text:p>
          </table:table-cell>
          <table:table-cell table:formula="of:=[.AO11]*1000000" office:value-type="float" office:value="0.00012261">
            <text:p>0.00012261</text:p>
          </table:table-cell>
          <table:table-cell table:formula="of:=[.AP11]*1000000" office:value-type="float" office:value="0.0000000097458">
            <text:p>9.7458E-009</text:p>
          </table:table-cell>
          <table:table-cell table:formula="of:=[.AQ11]*1000000" office:value-type="float" office:value="0.000000079517">
            <text:p>7.9517E-008</text:p>
          </table:table-cell>
          <table:table-cell table:formula="of:=[.AR11]*1000000" office:value-type="float" office:value="0.000073493">
            <text:p>0.000073493</text:p>
          </table:table-cell>
          <table:table-cell table:formula="of:=[.AS11]*1000000" office:value-type="float" office:value="0.00000000013822">
            <text:p>1.3822E-010</text:p>
          </table:table-cell>
          <table:table-cell table:formula="of:=[.AT11]*1000000" office:value-type="float" office:value="7.6279E-015">
            <text:p>7.6279E-015</text:p>
          </table:table-cell>
          <table:table-cell table:formula="of:=([.AU11]+[.AV11])*1000000" office:value-type="float" office:value="0.000000000000282289">
            <text:p>2.82289E-013</text:p>
          </table:table-cell>
          <table:table-cell table:formula="of:=[.AW11]*1000000" office:value-type="float" office:value="1399.2">
            <text:p>1399.2</text:p>
          </table:table-cell>
          <table:table-cell table:formula="of:=[.AX11]*1000000" office:value-type="float" office:value="0.000012675">
            <text:p>0.000012675</text:p>
          </table:table-cell>
          <table:table-cell table:formula="of:=[.AY11]*1000000" office:value-type="float" office:value="0.00013315">
            <text:p>0.00013315</text:p>
          </table:table-cell>
          <table:table-cell table:formula="of:=[.AZ11]*1000000" office:value-type="float" office:value="0.000000010515">
            <text:p>1.0515E-008</text:p>
          </table:table-cell>
          <table:table-cell table:formula="of:=[.BA11]*1000000" office:value-type="float" office:value="0.000000048496">
            <text:p>4.8496E-008</text:p>
          </table:table-cell>
          <table:table-cell table:formula="of:=[.BB11]*1000000" office:value-type="float" office:value="0.000079812">
            <text:p>0.000079812</text:p>
          </table:table-cell>
          <table:table-cell table:formula="of:=[.BC11]*1000000" office:value-type="float" office:value="0.00000000013821">
            <text:p>1.3821E-010</text:p>
          </table:table-cell>
          <table:table-cell table:formula="of:=[.BD11]*1000000" office:value-type="float" office:value="4.7694E-015">
            <text:p>4.7694E-015</text:p>
          </table:table-cell>
          <table:table-cell table:formula="of:=([.BE11]+[.BF11])*1000000" office:value-type="float" office:value="0.00000000000017377">
            <text:p>1.7377E-013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1.0284e-11</text:p>
          </table:table-cell>
          <table:table-cell table:style-name="ce1" office:value-type="string">
            <text:p>1.116e-10</text:p>
          </table:table-cell>
          <table:table-cell table:style-name="ce1" office:value-type="string">
            <text:p>8.7927e-15</text:p>
          </table:table-cell>
          <table:table-cell table:style-name="ce1" office:value-type="string">
            <text:p>1.4674e-13</text:p>
          </table:table-cell>
          <table:table-cell table:style-name="ce1" office:value-type="string">
            <text:p>6.5203e-11</text:p>
          </table:table-cell>
          <table:table-cell table:style-name="ce1" office:value-type="string">
            <text:p>1.3714e-16</text:p>
          </table:table-cell>
          <table:table-cell table:style-name="ce1" office:value-type="string">
            <text:p>1.3752e-20</text:p>
          </table:table-cell>
          <table:table-cell table:style-name="ce1" office:value-type="string">
            <text:p>3.1596e-19</text:p>
          </table:table-cell>
          <table:table-cell table:style-name="ce1" office:value-type="string">
            <text:p>1.1434e-19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1.1628e-11</text:p>
          </table:table-cell>
          <table:table-cell table:style-name="ce1" office:value-type="string">
            <text:p>1.2261e-10</text:p>
          </table:table-cell>
          <table:table-cell table:style-name="ce1" office:value-type="string">
            <text:p>9.7458e-15</text:p>
          </table:table-cell>
          <table:table-cell table:style-name="ce1" office:value-type="string">
            <text:p>7.9517e-14</text:p>
          </table:table-cell>
          <table:table-cell table:style-name="ce1" office:value-type="string">
            <text:p>7.3493e-11</text:p>
          </table:table-cell>
          <table:table-cell table:style-name="ce1" office:value-type="string">
            <text:p>1.3822e-16</text:p>
          </table:table-cell>
          <table:table-cell table:style-name="ce1" office:value-type="string">
            <text:p>7.6279e-21</text:p>
          </table:table-cell>
          <table:table-cell table:style-name="ce1" office:value-type="string">
            <text:p>2.2481e-19</text:p>
          </table:table-cell>
          <table:table-cell table:style-name="ce1" office:value-type="string">
            <text:p>5.7479e-20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1.2675e-11</text:p>
          </table:table-cell>
          <table:table-cell table:style-name="ce1" office:value-type="string">
            <text:p>1.3315e-10</text:p>
          </table:table-cell>
          <table:table-cell table:style-name="ce1" office:value-type="string">
            <text:p>1.0515e-14</text:p>
          </table:table-cell>
          <table:table-cell table:style-name="ce1" office:value-type="string">
            <text:p>4.8496e-14</text:p>
          </table:table-cell>
          <table:table-cell table:style-name="ce1" office:value-type="string">
            <text:p>7.9812e-11</text:p>
          </table:table-cell>
          <table:table-cell table:style-name="ce1" office:value-type="string">
            <text:p>1.3821e-16</text:p>
          </table:table-cell>
          <table:table-cell table:style-name="ce1" office:value-type="string">
            <text:p>4.7694e-21</text:p>
          </table:table-cell>
          <table:table-cell table:style-name="ce1" office:value-type="string">
            <text:p>1.4833e-19</text:p>
          </table:table-cell>
          <table:table-cell table:style-name="ce1" office:value-type="string">
            <text:p>2.544e-20</text:p>
          </table:table-cell>
        </table:table-row>
        <table:table-row table:style-name="ro2">
          <table:table-cell office:value-type="float" office:value="100.7017">
            <text:p>100.7017</text:p>
          </table:table-cell>
          <table:table-cell table:formula="of:=[.AC12]*1000000" office:value-type="float" office:value="1399.2">
            <text:p>1399.2</text:p>
          </table:table-cell>
          <table:table-cell table:formula="of:=[.AD12]*1000000" office:value-type="float" office:value="0.000013331">
            <text:p>0.000013331</text:p>
          </table:table-cell>
          <table:table-cell table:formula="of:=[.AE12]*1000000" office:value-type="float" office:value="0.00015985">
            <text:p>0.00015985</text:p>
          </table:table-cell>
          <table:table-cell table:formula="of:=[.AF12]*1000000" office:value-type="float" office:value="0.000000012106">
            <text:p>1.2106E-008</text:p>
          </table:table-cell>
          <table:table-cell table:formula="of:=[.AG12]*1000000" office:value-type="float" office:value="0.00000025043">
            <text:p>2.5043E-007</text:p>
          </table:table-cell>
          <table:table-cell table:formula="of:=[.AH12]*1000000" office:value-type="float" office:value="0.00008002">
            <text:p>0.00008002</text:p>
          </table:table-cell>
          <table:table-cell table:formula="of:=[.AI12]*1000000" office:value-type="float" office:value="0.00000000012401">
            <text:p>1.2401E-010</text:p>
          </table:table-cell>
          <table:table-cell table:formula="of:=[.AJ12]*1000000" office:value-type="float" office:value="0.000000000000024305">
            <text:p>2.4305E-014</text:p>
          </table:table-cell>
          <table:table-cell table:formula="of:=([.AK12]+[.AL12])*1000000" office:value-type="float" office:value="0.00000000000070697">
            <text:p>7.0697E-013</text:p>
          </table:table-cell>
          <table:table-cell table:formula="of:=[.AM12]*1000000" office:value-type="float" office:value="1399.2">
            <text:p>1399.2</text:p>
          </table:table-cell>
          <table:table-cell table:formula="of:=[.AN12]*1000000" office:value-type="float" office:value="0.000015044">
            <text:p>0.000015044</text:p>
          </table:table-cell>
          <table:table-cell table:formula="of:=[.AO12]*1000000" office:value-type="float" office:value="0.00017554">
            <text:p>0.00017554</text:p>
          </table:table-cell>
          <table:table-cell table:formula="of:=[.AP12]*1000000" office:value-type="float" office:value="0.000000013407">
            <text:p>1.3407E-008</text:p>
          </table:table-cell>
          <table:table-cell table:formula="of:=[.AQ12]*1000000" office:value-type="float" office:value="0.00000013399">
            <text:p>0.000000134</text:p>
          </table:table-cell>
          <table:table-cell table:formula="of:=[.AR12]*1000000" office:value-type="float" office:value="0.000089614">
            <text:p>0.000089614</text:p>
          </table:table-cell>
          <table:table-cell table:formula="of:=[.AS12]*1000000" office:value-type="float" office:value="0.00000000012491">
            <text:p>1.2491E-010</text:p>
          </table:table-cell>
          <table:table-cell table:formula="of:=[.AT12]*1000000" office:value-type="float" office:value="0.000000000000012791">
            <text:p>1.2791E-014</text:p>
          </table:table-cell>
          <table:table-cell table:formula="of:=([.AU12]+[.AV12])*1000000" office:value-type="float" office:value="0.00000000000046353">
            <text:p>4.6353E-013</text:p>
          </table:table-cell>
          <table:table-cell table:formula="of:=[.AW12]*1000000" office:value-type="float" office:value="1399.2">
            <text:p>1399.2</text:p>
          </table:table-cell>
          <table:table-cell table:formula="of:=[.AX12]*1000000" office:value-type="float" office:value="0.000016372">
            <text:p>0.000016372</text:p>
          </table:table-cell>
          <table:table-cell table:formula="of:=[.AY12]*1000000" office:value-type="float" office:value="0.0001905">
            <text:p>0.0001905</text:p>
          </table:table-cell>
          <table:table-cell table:formula="of:=[.AZ12]*1000000" office:value-type="float" office:value="0.000000014475">
            <text:p>1.4475E-008</text:p>
          </table:table-cell>
          <table:table-cell table:formula="of:=[.BA12]*1000000" office:value-type="float" office:value="0.000000082592">
            <text:p>8.2592E-008</text:p>
          </table:table-cell>
          <table:table-cell table:formula="of:=[.BB12]*1000000" office:value-type="float" office:value="0.000096841">
            <text:p>0.000096841</text:p>
          </table:table-cell>
          <table:table-cell table:formula="of:=[.BC12]*1000000" office:value-type="float" office:value="0.0000000001249">
            <text:p>1.249E-010</text:p>
          </table:table-cell>
          <table:table-cell table:formula="of:=[.BD12]*1000000" office:value-type="float" office:value="7.8827E-015">
            <text:p>7.8827E-015</text:p>
          </table:table-cell>
          <table:table-cell table:formula="of:=([.BE12]+[.BF12])*1000000" office:value-type="float" office:value="0.000000000000283885">
            <text:p>2.83885E-013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1.3331e-11</text:p>
          </table:table-cell>
          <table:table-cell table:style-name="ce1" office:value-type="string">
            <text:p>1.5985e-10</text:p>
          </table:table-cell>
          <table:table-cell table:style-name="ce1" office:value-type="string">
            <text:p>1.2106e-14</text:p>
          </table:table-cell>
          <table:table-cell table:style-name="ce1" office:value-type="string">
            <text:p>2.5043e-13</text:p>
          </table:table-cell>
          <table:table-cell table:style-name="ce1" office:value-type="string">
            <text:p>8.002e-11</text:p>
          </table:table-cell>
          <table:table-cell table:style-name="ce1" office:value-type="string">
            <text:p>1.2401e-16</text:p>
          </table:table-cell>
          <table:table-cell table:style-name="ce1" office:value-type="string">
            <text:p>2.4305e-20</text:p>
          </table:table-cell>
          <table:table-cell table:style-name="ce1" office:value-type="string">
            <text:p>5.0417e-19</text:p>
          </table:table-cell>
          <table:table-cell table:style-name="ce1" office:value-type="string">
            <text:p>2.028e-19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1.5044e-11</text:p>
          </table:table-cell>
          <table:table-cell table:style-name="ce1" office:value-type="string">
            <text:p>1.7554e-10</text:p>
          </table:table-cell>
          <table:table-cell table:style-name="ce1" office:value-type="string">
            <text:p>1.3407e-14</text:p>
          </table:table-cell>
          <table:table-cell table:style-name="ce1" office:value-type="string">
            <text:p>1.3399e-13</text:p>
          </table:table-cell>
          <table:table-cell table:style-name="ce1" office:value-type="string">
            <text:p>8.9614e-11</text:p>
          </table:table-cell>
          <table:table-cell table:style-name="ce1" office:value-type="string">
            <text:p>1.2491e-16</text:p>
          </table:table-cell>
          <table:table-cell table:style-name="ce1" office:value-type="string">
            <text:p>1.2791e-20</text:p>
          </table:table-cell>
          <table:table-cell table:style-name="ce1" office:value-type="string">
            <text:p>3.6115e-19</text:p>
          </table:table-cell>
          <table:table-cell table:style-name="ce1" office:value-type="string">
            <text:p>1.0238e-19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1.6372e-11</text:p>
          </table:table-cell>
          <table:table-cell table:style-name="ce1" office:value-type="string">
            <text:p>1.905e-10</text:p>
          </table:table-cell>
          <table:table-cell table:style-name="ce1" office:value-type="string">
            <text:p>1.4475e-14</text:p>
          </table:table-cell>
          <table:table-cell table:style-name="ce1" office:value-type="string">
            <text:p>8.2592e-14</text:p>
          </table:table-cell>
          <table:table-cell table:style-name="ce1" office:value-type="string">
            <text:p>9.6841e-11</text:p>
          </table:table-cell>
          <table:table-cell table:style-name="ce1" office:value-type="string">
            <text:p>1.249e-16</text:p>
          </table:table-cell>
          <table:table-cell table:style-name="ce1" office:value-type="string">
            <text:p>7.8827e-21</text:p>
          </table:table-cell>
          <table:table-cell table:style-name="ce1" office:value-type="string">
            <text:p>2.3825e-19</text:p>
          </table:table-cell>
          <table:table-cell table:style-name="ce1" office:value-type="string">
            <text:p>4.5635e-20</text:p>
          </table:table-cell>
        </table:table-row>
        <table:table-row table:style-name="ro2">
          <table:table-cell office:value-type="float" office:value="110.7017">
            <text:p>110.7017</text:p>
          </table:table-cell>
          <table:table-cell table:formula="of:=[.AC13]*1000000" office:value-type="float" office:value="1399.3">
            <text:p>1399.3</text:p>
          </table:table-cell>
          <table:table-cell table:formula="of:=[.AD13]*1000000" office:value-type="float" office:value="0.000016763">
            <text:p>0.000016763</text:p>
          </table:table-cell>
          <table:table-cell table:formula="of:=[.AE13]*1000000" office:value-type="float" office:value="0.00021929">
            <text:p>0.00021929</text:p>
          </table:table-cell>
          <table:table-cell table:formula="of:=[.AF13]*1000000" office:value-type="float" office:value="0.000000016072">
            <text:p>1.6072E-008</text:p>
          </table:table-cell>
          <table:table-cell table:formula="of:=[.AG13]*1000000" office:value-type="float" office:value="0.0000004272">
            <text:p>4.272E-007</text:p>
          </table:table-cell>
          <table:table-cell table:formula="of:=[.AH13]*1000000" office:value-type="float" office:value="0.000096109">
            <text:p>0.000096109</text:p>
          </table:table-cell>
          <table:table-cell table:formula="of:=[.AI13]*1000000" office:value-type="float" office:value="0.00000000011536">
            <text:p>1.1536E-010</text:p>
          </table:table-cell>
          <table:table-cell table:formula="of:=[.AJ13]*1000000" office:value-type="float" office:value="0.000000000000042513">
            <text:p>4.2513E-014</text:p>
          </table:table-cell>
          <table:table-cell table:formula="of:=([.AK13]+[.AL13])*1000000" office:value-type="float" office:value="0.0000000000010955">
            <text:p>1.0955E-012</text:p>
          </table:table-cell>
          <table:table-cell table:formula="of:=[.AM13]*1000000" office:value-type="float" office:value="1399.3">
            <text:p>1399.3</text:p>
          </table:table-cell>
          <table:table-cell table:formula="of:=[.AN13]*1000000" office:value-type="float" office:value="0.000018848">
            <text:p>0.000018848</text:p>
          </table:table-cell>
          <table:table-cell table:formula="of:=[.AO13]*1000000" office:value-type="float" office:value="0.00024014">
            <text:p>0.00024014</text:p>
          </table:table-cell>
          <table:table-cell table:formula="of:=[.AP13]*1000000" office:value-type="float" office:value="0.000000017744">
            <text:p>1.7744E-008</text:p>
          </table:table-cell>
          <table:table-cell table:formula="of:=[.AQ13]*1000000" office:value-type="float" office:value="0.00000021967">
            <text:p>2.1967E-007</text:p>
          </table:table-cell>
          <table:table-cell table:formula="of:=[.AR13]*1000000" office:value-type="float" office:value="0.00010678">
            <text:p>0.00010678</text:p>
          </table:table-cell>
          <table:table-cell table:formula="of:=[.AS13]*1000000" office:value-type="float" office:value="0.00000000011608">
            <text:p>1.1608E-010</text:p>
          </table:table-cell>
          <table:table-cell table:formula="of:=[.AT13]*1000000" office:value-type="float" office:value="0.000000000000020859">
            <text:p>2.0859E-014</text:p>
          </table:table-cell>
          <table:table-cell table:formula="of:=([.AU13]+[.AV13])*1000000" office:value-type="float" office:value="0.00000000000071387">
            <text:p>7.1387E-013</text:p>
          </table:table-cell>
          <table:table-cell table:formula="of:=[.AW13]*1000000" office:value-type="float" office:value="1399.3">
            <text:p>1399.3</text:p>
          </table:table-cell>
          <table:table-cell table:formula="of:=[.AX13]*1000000" office:value-type="float" office:value="0.000020455">
            <text:p>0.000020455</text:p>
          </table:table-cell>
          <table:table-cell table:formula="of:=[.AY13]*1000000" office:value-type="float" office:value="0.00026015">
            <text:p>0.00026015</text:p>
          </table:table-cell>
          <table:table-cell table:formula="of:=[.AZ13]*1000000" office:value-type="float" office:value="0.000000019134">
            <text:p>1.9134E-008</text:p>
          </table:table-cell>
          <table:table-cell table:formula="of:=[.BA13]*1000000" office:value-type="float" office:value="0.00000013394">
            <text:p>1.3394E-007</text:p>
          </table:table-cell>
          <table:table-cell table:formula="of:=[.BB13]*1000000" office:value-type="float" office:value="0.00011473">
            <text:p>0.00011473</text:p>
          </table:table-cell>
          <table:table-cell table:formula="of:=[.BC13]*1000000" office:value-type="float" office:value="0.00000000011607">
            <text:p>1.1607E-010</text:p>
          </table:table-cell>
          <table:table-cell table:formula="of:=[.BD13]*1000000" office:value-type="float" office:value="0.000000000000012439">
            <text:p>1.2439E-014</text:p>
          </table:table-cell>
          <table:table-cell table:formula="of:=([.BE13]+[.BF13])*1000000" office:value-type="float" office:value="0.000000000000433808">
            <text:p>4.33808E-013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1.6763e-11</text:p>
          </table:table-cell>
          <table:table-cell table:style-name="ce1" office:value-type="string">
            <text:p>2.1929e-10</text:p>
          </table:table-cell>
          <table:table-cell table:style-name="ce1" office:value-type="string">
            <text:p>1.6072e-14</text:p>
          </table:table-cell>
          <table:table-cell table:style-name="ce1" office:value-type="string">
            <text:p>4.272e-13</text:p>
          </table:table-cell>
          <table:table-cell table:style-name="ce1" office:value-type="string">
            <text:p>9.6109e-11</text:p>
          </table:table-cell>
          <table:table-cell table:style-name="ce1" office:value-type="string">
            <text:p>1.1536e-16</text:p>
          </table:table-cell>
          <table:table-cell table:style-name="ce1" office:value-type="string">
            <text:p>4.2513e-20</text:p>
          </table:table-cell>
          <table:table-cell table:style-name="ce1" office:value-type="string">
            <text:p>7.6107e-19</text:p>
          </table:table-cell>
          <table:table-cell table:style-name="ce1" office:value-type="string">
            <text:p>3.3443e-19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1.8848e-11</text:p>
          </table:table-cell>
          <table:table-cell table:style-name="ce1" office:value-type="string">
            <text:p>2.4014e-10</text:p>
          </table:table-cell>
          <table:table-cell table:style-name="ce1" office:value-type="string">
            <text:p>1.7744e-14</text:p>
          </table:table-cell>
          <table:table-cell table:style-name="ce1" office:value-type="string">
            <text:p>2.1967e-13</text:p>
          </table:table-cell>
          <table:table-cell table:style-name="ce1" office:value-type="string">
            <text:p>1.0678e-10</text:p>
          </table:table-cell>
          <table:table-cell table:style-name="ce1" office:value-type="string">
            <text:p>1.1608e-16</text:p>
          </table:table-cell>
          <table:table-cell table:style-name="ce1" office:value-type="string">
            <text:p>2.0859e-20</text:p>
          </table:table-cell>
          <table:table-cell table:style-name="ce1" office:value-type="string">
            <text:p>5.4534e-19</text:p>
          </table:table-cell>
          <table:table-cell table:style-name="ce1" office:value-type="string">
            <text:p>1.6853e-19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2.0455e-11</text:p>
          </table:table-cell>
          <table:table-cell table:style-name="ce1" office:value-type="string">
            <text:p>2.6015e-10</text:p>
          </table:table-cell>
          <table:table-cell table:style-name="ce1" office:value-type="string">
            <text:p>1.9134e-14</text:p>
          </table:table-cell>
          <table:table-cell table:style-name="ce1" office:value-type="string">
            <text:p>1.3394e-13</text:p>
          </table:table-cell>
          <table:table-cell table:style-name="ce1" office:value-type="string">
            <text:p>1.1473e-10</text:p>
          </table:table-cell>
          <table:table-cell table:style-name="ce1" office:value-type="string">
            <text:p>1.1607e-16</text:p>
          </table:table-cell>
          <table:table-cell table:style-name="ce1" office:value-type="string">
            <text:p>1.2439e-20</text:p>
          </table:table-cell>
          <table:table-cell table:style-name="ce1" office:value-type="string">
            <text:p>3.5846e-19</text:p>
          </table:table-cell>
          <table:table-cell table:style-name="ce1" office:value-type="string">
            <text:p>7.5348e-20</text:p>
          </table:table-cell>
        </table:table-row>
        <table:table-row table:style-name="ro2">
          <table:table-cell office:value-type="float" office:value="120.7017">
            <text:p>120.7017</text:p>
          </table:table-cell>
          <table:table-cell table:formula="of:=[.AC14]*1000000" office:value-type="float" office:value="1399.3">
            <text:p>1399.3</text:p>
          </table:table-cell>
          <table:table-cell table:formula="of:=[.AD14]*1000000" office:value-type="float" office:value="0.00002074">
            <text:p>0.00002074</text:p>
          </table:table-cell>
          <table:table-cell table:formula="of:=[.AE14]*1000000" office:value-type="float" office:value="0.00029411">
            <text:p>0.00029411</text:p>
          </table:table-cell>
          <table:table-cell table:formula="of:=[.AF14]*1000000" office:value-type="float" office:value="0.000000020976">
            <text:p>0.000000021</text:p>
          </table:table-cell>
          <table:table-cell table:formula="of:=[.AG14]*1000000" office:value-type="float" office:value="0.00000074276">
            <text:p>7.4276E-007</text:p>
          </table:table-cell>
          <table:table-cell table:formula="of:=[.AH14]*1000000" office:value-type="float" office:value="0.00011418">
            <text:p>0.00011418</text:p>
          </table:table-cell>
          <table:table-cell table:formula="of:=[.AI14]*1000000" office:value-type="float" office:value="0.00000000010933">
            <text:p>1.0933E-010</text:p>
          </table:table-cell>
          <table:table-cell table:formula="of:=[.AJ14]*1000000" office:value-type="float" office:value="0.00000000000007562">
            <text:p>7.562E-014</text:p>
          </table:table-cell>
          <table:table-cell table:formula="of:=([.AK14]+[.AL14])*1000000" office:value-type="float" office:value="0.0000000000016421">
            <text:p>1.6421E-012</text:p>
          </table:table-cell>
          <table:table-cell table:formula="of:=[.AM14]*1000000" office:value-type="float" office:value="1399.3">
            <text:p>1399.3</text:p>
          </table:table-cell>
          <table:table-cell table:formula="of:=[.AN14]*1000000" office:value-type="float" office:value="0.000023197">
            <text:p>0.000023197</text:p>
          </table:table-cell>
          <table:table-cell table:formula="of:=[.AO14]*1000000" office:value-type="float" office:value="0.00032045">
            <text:p>0.00032045</text:p>
          </table:table-cell>
          <table:table-cell table:formula="of:=[.AP14]*1000000" office:value-type="float" office:value="0.000000023">
            <text:p>0.000000023</text:p>
          </table:table-cell>
          <table:table-cell table:formula="of:=[.AQ14]*1000000" office:value-type="float" office:value="0.00000035879">
            <text:p>3.5879E-007</text:p>
          </table:table-cell>
          <table:table-cell table:formula="of:=[.AR14]*1000000" office:value-type="float" office:value="0.00012567">
            <text:p>0.00012567</text:p>
          </table:table-cell>
          <table:table-cell table:formula="of:=[.AS14]*1000000" office:value-type="float" office:value="0.00000000010989">
            <text:p>1.0989E-010</text:p>
          </table:table-cell>
          <table:table-cell table:formula="of:=[.AT14]*1000000" office:value-type="float" office:value="0.000000000000033959">
            <text:p>3.3959E-014</text:p>
          </table:table-cell>
          <table:table-cell table:formula="of:=([.AU14]+[.AV14])*1000000" office:value-type="float" office:value="0.00000000000105929">
            <text:p>1.05929E-012</text:p>
          </table:table-cell>
          <table:table-cell table:formula="of:=[.AW14]*1000000" office:value-type="float" office:value="1399.3">
            <text:p>1399.3</text:p>
          </table:table-cell>
          <table:table-cell table:formula="of:=[.AX14]*1000000" office:value-type="float" office:value="0.000025079">
            <text:p>0.000025079</text:p>
          </table:table-cell>
          <table:table-cell table:formula="of:=[.AY14]*1000000" office:value-type="float" office:value="0.00034619">
            <text:p>0.00034619</text:p>
          </table:table-cell>
          <table:table-cell table:formula="of:=[.AZ14]*1000000" office:value-type="float" office:value="0.000000024737">
            <text:p>2.4737E-008</text:p>
          </table:table-cell>
          <table:table-cell table:formula="of:=[.BA14]*1000000" office:value-type="float" office:value="0.00000021235">
            <text:p>2.1235E-007</text:p>
          </table:table-cell>
          <table:table-cell table:formula="of:=[.BB14]*1000000" office:value-type="float" office:value="0.00013411">
            <text:p>0.00013411</text:p>
          </table:table-cell>
          <table:table-cell table:formula="of:=[.BC14]*1000000" office:value-type="float" office:value="0.00000000010988">
            <text:p>1.0988E-010</text:p>
          </table:table-cell>
          <table:table-cell table:formula="of:=[.BD14]*1000000" office:value-type="float" office:value="0.00000000000001926">
            <text:p>1.926E-014</text:p>
          </table:table-cell>
          <table:table-cell table:formula="of:=([.BE14]+[.BF14])*1000000" office:value-type="float" office:value="0.00000000000063804">
            <text:p>6.3804E-013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2.074e-11</text:p>
          </table:table-cell>
          <table:table-cell table:style-name="ce1" office:value-type="string">
            <text:p>2.9411e-10</text:p>
          </table:table-cell>
          <table:table-cell table:style-name="ce1" office:value-type="string">
            <text:p>2.0976e-14</text:p>
          </table:table-cell>
          <table:table-cell table:style-name="ce1" office:value-type="string">
            <text:p>7.4276e-13</text:p>
          </table:table-cell>
          <table:table-cell table:style-name="ce1" office:value-type="string">
            <text:p>1.1418e-10</text:p>
          </table:table-cell>
          <table:table-cell table:style-name="ce1" office:value-type="string">
            <text:p>1.0933e-16</text:p>
          </table:table-cell>
          <table:table-cell table:style-name="ce1" office:value-type="string">
            <text:p>7.562e-20</text:p>
          </table:table-cell>
          <table:table-cell table:style-name="ce1" office:value-type="string">
            <text:p>1.1132e-18</text:p>
          </table:table-cell>
          <table:table-cell table:style-name="ce1" office:value-type="string">
            <text:p>5.289e-19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2.3197e-11</text:p>
          </table:table-cell>
          <table:table-cell table:style-name="ce1" office:value-type="string">
            <text:p>3.2045e-10</text:p>
          </table:table-cell>
          <table:table-cell table:style-name="ce1" office:value-type="string">
            <text:p>2.3e-14</text:p>
          </table:table-cell>
          <table:table-cell table:style-name="ce1" office:value-type="string">
            <text:p>3.5879e-13</text:p>
          </table:table-cell>
          <table:table-cell table:style-name="ce1" office:value-type="string">
            <text:p>1.2567e-10</text:p>
          </table:table-cell>
          <table:table-cell table:style-name="ce1" office:value-type="string">
            <text:p>1.0989e-16</text:p>
          </table:table-cell>
          <table:table-cell table:style-name="ce1" office:value-type="string">
            <text:p>3.3959e-20</text:p>
          </table:table-cell>
          <table:table-cell table:style-name="ce1" office:value-type="string">
            <text:p>7.9435e-19</text:p>
          </table:table-cell>
          <table:table-cell table:style-name="ce1" office:value-type="string">
            <text:p>2.6494e-19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2.5079e-11</text:p>
          </table:table-cell>
          <table:table-cell table:style-name="ce1" office:value-type="string">
            <text:p>3.4619e-10</text:p>
          </table:table-cell>
          <table:table-cell table:style-name="ce1" office:value-type="string">
            <text:p>2.4737e-14</text:p>
          </table:table-cell>
          <table:table-cell table:style-name="ce1" office:value-type="string">
            <text:p>2.1235e-13</text:p>
          </table:table-cell>
          <table:table-cell table:style-name="ce1" office:value-type="string">
            <text:p>1.3411e-10</text:p>
          </table:table-cell>
          <table:table-cell table:style-name="ce1" office:value-type="string">
            <text:p>1.0988e-16</text:p>
          </table:table-cell>
          <table:table-cell table:style-name="ce1" office:value-type="string">
            <text:p>1.926e-20</text:p>
          </table:table-cell>
          <table:table-cell table:style-name="ce1" office:value-type="string">
            <text:p>5.1945e-19</text:p>
          </table:table-cell>
          <table:table-cell table:style-name="ce1" office:value-type="string">
            <text:p>1.1859e-19</text:p>
          </table:table-cell>
        </table:table-row>
        <table:table-row table:style-name="ro2">
          <table:table-cell office:value-type="float" office:value="130.7017">
            <text:p>130.7017</text:p>
          </table:table-cell>
          <table:table-cell table:formula="of:=[.AC15]*1000000" office:value-type="float" office:value="1399.3">
            <text:p>1399.3</text:p>
          </table:table-cell>
          <table:table-cell table:formula="of:=[.AD15]*1000000" office:value-type="float" office:value="0.000025305">
            <text:p>0.000025305</text:p>
          </table:table-cell>
          <table:table-cell table:formula="of:=[.AE15]*1000000" office:value-type="float" office:value="0.00038715">
            <text:p>0.00038715</text:p>
          </table:table-cell>
          <table:table-cell table:formula="of:=[.AF15]*1000000" office:value-type="float" office:value="0.000000027027">
            <text:p>0.000000027</text:p>
          </table:table-cell>
          <table:table-cell table:formula="of:=[.AG15]*1000000" office:value-type="float" office:value="0.0000013117">
            <text:p>1.3117E-006</text:p>
          </table:table-cell>
          <table:table-cell table:formula="of:=[.AH15]*1000000" office:value-type="float" office:value="0.00013439">
            <text:p>0.00013439</text:p>
          </table:table-cell>
          <table:table-cell table:formula="of:=[.AI15]*1000000" office:value-type="float" office:value="0.00000000010512">
            <text:p>1.0512E-010</text:p>
          </table:table-cell>
          <table:table-cell table:formula="of:=[.AJ15]*1000000" office:value-type="float" office:value="0.00000000000013575">
            <text:p>1.3575E-013</text:p>
          </table:table-cell>
          <table:table-cell table:formula="of:=([.AK15]+[.AL15])*1000000" office:value-type="float" office:value="0.00000000000238915">
            <text:p>2.38915E-012</text:p>
          </table:table-cell>
          <table:table-cell table:formula="of:=[.AM15]*1000000" office:value-type="float" office:value="1399.3">
            <text:p>1399.3</text:p>
          </table:table-cell>
          <table:table-cell table:formula="of:=[.AN15]*1000000" office:value-type="float" office:value="0.000028114">
            <text:p>0.000028114</text:p>
          </table:table-cell>
          <table:table-cell table:formula="of:=[.AO15]*1000000" office:value-type="float" office:value="0.00041876">
            <text:p>0.00041876</text:p>
          </table:table-cell>
          <table:table-cell table:formula="of:=[.AP15]*1000000" office:value-type="float" office:value="0.000000029314">
            <text:p>2.9314E-008</text:p>
          </table:table-cell>
          <table:table-cell table:formula="of:=[.AQ15]*1000000" office:value-type="float" office:value="0.00000058463">
            <text:p>5.8463E-007</text:p>
          </table:table-cell>
          <table:table-cell table:formula="of:=[.AR15]*1000000" office:value-type="float" office:value="0.00014631">
            <text:p>0.00014631</text:p>
          </table:table-cell>
          <table:table-cell table:formula="of:=[.AS15]*1000000" office:value-type="float" office:value="0.00000000010553">
            <text:p>1.0553E-010</text:p>
          </table:table-cell>
          <table:table-cell table:formula="of:=[.AT15]*1000000" office:value-type="float" office:value="0.000000000000055205">
            <text:p>5.5205E-014</text:p>
          </table:table-cell>
          <table:table-cell table:formula="of:=([.AU15]+[.AV15])*1000000" office:value-type="float" office:value="0.00000000000152271">
            <text:p>1.52271E-012</text:p>
          </table:table-cell>
          <table:table-cell table:formula="of:=[.AW15]*1000000" office:value-type="float" office:value="1399.3">
            <text:p>1399.3</text:p>
          </table:table-cell>
          <table:table-cell table:formula="of:=[.AX15]*1000000" office:value-type="float" office:value="0.000030251">
            <text:p>0.000030251</text:p>
          </table:table-cell>
          <table:table-cell table:formula="of:=[.AY15]*1000000" office:value-type="float" office:value="0.00045068">
            <text:p>0.00045068</text:p>
          </table:table-cell>
          <table:table-cell table:formula="of:=[.AZ15]*1000000" office:value-type="float" office:value="0.000000031377">
            <text:p>3.1377E-008</text:p>
          </table:table-cell>
          <table:table-cell table:formula="of:=[.BA15]*1000000" office:value-type="float" office:value="0.00000033034">
            <text:p>3.3034E-007</text:p>
          </table:table-cell>
          <table:table-cell table:formula="of:=[.BB15]*1000000" office:value-type="float" office:value="0.00015494">
            <text:p>0.00015494</text:p>
          </table:table-cell>
          <table:table-cell table:formula="of:=[.BC15]*1000000" office:value-type="float" office:value="0.00000000010552">
            <text:p>1.0552E-010</text:p>
          </table:table-cell>
          <table:table-cell table:formula="of:=[.BD15]*1000000" office:value-type="float" office:value="0.000000000000029353">
            <text:p>2.9353E-014</text:p>
          </table:table-cell>
          <table:table-cell table:formula="of:=([.BE15]+[.BF15])*1000000" office:value-type="float" office:value="0.0000000000009087">
            <text:p>9.087E-013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2.5305e-11</text:p>
          </table:table-cell>
          <table:table-cell table:style-name="ce1" office:value-type="string">
            <text:p>3.8715e-10</text:p>
          </table:table-cell>
          <table:table-cell table:style-name="ce1" office:value-type="string">
            <text:p>2.7027e-14</text:p>
          </table:table-cell>
          <table:table-cell table:style-name="ce1" office:value-type="string">
            <text:p>1.3117e-12</text:p>
          </table:table-cell>
          <table:table-cell table:style-name="ce1" office:value-type="string">
            <text:p>1.3439e-10</text:p>
          </table:table-cell>
          <table:table-cell table:style-name="ce1" office:value-type="string">
            <text:p>1.0512e-16</text:p>
          </table:table-cell>
          <table:table-cell table:style-name="ce1" office:value-type="string">
            <text:p>1.3575e-19</text:p>
          </table:table-cell>
          <table:table-cell table:style-name="ce1" office:value-type="string">
            <text:p>1.583e-18</text:p>
          </table:table-cell>
          <table:table-cell table:style-name="ce1" office:value-type="string">
            <text:p>8.0615e-19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2.8114e-11</text:p>
          </table:table-cell>
          <table:table-cell table:style-name="ce1" office:value-type="string">
            <text:p>4.1876e-10</text:p>
          </table:table-cell>
          <table:table-cell table:style-name="ce1" office:value-type="string">
            <text:p>2.9314e-14</text:p>
          </table:table-cell>
          <table:table-cell table:style-name="ce1" office:value-type="string">
            <text:p>5.8463e-13</text:p>
          </table:table-cell>
          <table:table-cell table:style-name="ce1" office:value-type="string">
            <text:p>1.4631e-10</text:p>
          </table:table-cell>
          <table:table-cell table:style-name="ce1" office:value-type="string">
            <text:p>1.0553e-16</text:p>
          </table:table-cell>
          <table:table-cell table:style-name="ce1" office:value-type="string">
            <text:p>5.5205e-20</text:p>
          </table:table-cell>
          <table:table-cell table:style-name="ce1" office:value-type="string">
            <text:p>1.1221e-18</text:p>
          </table:table-cell>
          <table:table-cell table:style-name="ce1" office:value-type="string">
            <text:p>4.0061e-19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3.0251e-11</text:p>
          </table:table-cell>
          <table:table-cell table:style-name="ce1" office:value-type="string">
            <text:p>4.5068e-10</text:p>
          </table:table-cell>
          <table:table-cell table:style-name="ce1" office:value-type="string">
            <text:p>3.1377e-14</text:p>
          </table:table-cell>
          <table:table-cell table:style-name="ce1" office:value-type="string">
            <text:p>3.3034e-13</text:p>
          </table:table-cell>
          <table:table-cell table:style-name="ce1" office:value-type="string">
            <text:p>1.5494e-10</text:p>
          </table:table-cell>
          <table:table-cell table:style-name="ce1" office:value-type="string">
            <text:p>1.0552e-16</text:p>
          </table:table-cell>
          <table:table-cell table:style-name="ce1" office:value-type="string">
            <text:p>2.9353e-20</text:p>
          </table:table-cell>
          <table:table-cell table:style-name="ce1" office:value-type="string">
            <text:p>7.2939e-19</text:p>
          </table:table-cell>
          <table:table-cell table:style-name="ce1" office:value-type="string">
            <text:p>1.7931e-19</text:p>
          </table:table-cell>
        </table:table-row>
        <table:table-row table:style-name="ro2">
          <table:table-cell office:value-type="float" office:value="140.7017">
            <text:p>140.7017</text:p>
          </table:table-cell>
          <table:table-cell table:formula="of:=[.AC16]*1000000" office:value-type="float" office:value="1399.3">
            <text:p>1399.3</text:p>
          </table:table-cell>
          <table:table-cell table:formula="of:=[.AD16]*1000000" office:value-type="float" office:value="0.000030508">
            <text:p>0.000030508</text:p>
          </table:table-cell>
          <table:table-cell table:formula="of:=[.AE16]*1000000" office:value-type="float" office:value="0.00050176">
            <text:p>0.00050176</text:p>
          </table:table-cell>
          <table:table-cell table:formula="of:=[.AF16]*1000000" office:value-type="float" office:value="0.000000034541">
            <text:p>3.4541E-008</text:p>
          </table:table-cell>
          <table:table-cell table:formula="of:=[.AG16]*1000000" office:value-type="float" office:value="0.0000023424">
            <text:p>2.3424E-006</text:p>
          </table:table-cell>
          <table:table-cell table:formula="of:=[.AH16]*1000000" office:value-type="float" office:value="0.00015694">
            <text:p>0.00015694</text:p>
          </table:table-cell>
          <table:table-cell table:formula="of:=[.AI16]*1000000" office:value-type="float" office:value="0.00000000010214">
            <text:p>1.0214E-010</text:p>
          </table:table-cell>
          <table:table-cell table:formula="of:=[.AJ16]*1000000" office:value-type="float" office:value="0.00000000000024418">
            <text:p>2.4418E-013</text:p>
          </table:table-cell>
          <table:table-cell table:formula="of:=([.AK16]+[.AL16])*1000000" office:value-type="float" office:value="0.0000000000033868">
            <text:p>3.3868E-012</text:p>
          </table:table-cell>
          <table:table-cell table:formula="of:=[.AM16]*1000000" office:value-type="float" office:value="1399.3">
            <text:p>1399.3</text:p>
          </table:table-cell>
          <table:table-cell table:formula="of:=[.AN16]*1000000" office:value-type="float" office:value="0.000033622">
            <text:p>0.000033622</text:p>
          </table:table-cell>
          <table:table-cell table:formula="of:=[.AO16]*1000000" office:value-type="float" office:value="0.00053751">
            <text:p>0.00053751</text:p>
          </table:table-cell>
          <table:table-cell table:formula="of:=[.AP16]*1000000" office:value-type="float" office:value="0.000000036826">
            <text:p>3.6826E-008</text:p>
          </table:table-cell>
          <table:table-cell table:formula="of:=[.AQ16]*1000000" office:value-type="float" office:value="0.00000095022">
            <text:p>9.5022E-007</text:p>
          </table:table-cell>
          <table:table-cell table:formula="of:=[.AR16]*1000000" office:value-type="float" office:value="0.00016876">
            <text:p>0.00016876</text:p>
          </table:table-cell>
          <table:table-cell table:formula="of:=[.AS16]*1000000" office:value-type="float" office:value="0.00000000010244">
            <text:p>1.0244E-010</text:p>
          </table:table-cell>
          <table:table-cell table:formula="of:=[.AT16]*1000000" office:value-type="float" office:value="0.000000000000089426">
            <text:p>8.9426E-014</text:p>
          </table:table-cell>
          <table:table-cell table:formula="of:=([.AU16]+[.AV16])*1000000" office:value-type="float" office:value="0.00000000000213019">
            <text:p>2.13019E-012</text:p>
          </table:table-cell>
          <table:table-cell table:formula="of:=[.AW16]*1000000" office:value-type="float" office:value="1399.3">
            <text:p>1399.3</text:p>
          </table:table-cell>
          <table:table-cell table:formula="of:=[.AX16]*1000000" office:value-type="float" office:value="0.000035975">
            <text:p>0.000035975</text:p>
          </table:table-cell>
          <table:table-cell table:formula="of:=[.AY16]*1000000" office:value-type="float" office:value="0.00057567">
            <text:p>0.00057567</text:p>
          </table:table-cell>
          <table:table-cell table:formula="of:=[.AZ16]*1000000" office:value-type="float" office:value="0.000000039155">
            <text:p>3.9155E-008</text:p>
          </table:table-cell>
          <table:table-cell table:formula="of:=[.BA16]*1000000" office:value-type="float" office:value="0.00000050557">
            <text:p>5.0557E-007</text:p>
          </table:table-cell>
          <table:table-cell table:formula="of:=[.BB16]*1000000" office:value-type="float" office:value="0.00017719">
            <text:p>0.00017719</text:p>
          </table:table-cell>
          <table:table-cell table:formula="of:=[.BC16]*1000000" office:value-type="float" office:value="0.00000000010244">
            <text:p>1.0244E-010</text:p>
          </table:table-cell>
          <table:table-cell table:formula="of:=[.BD16]*1000000" office:value-type="float" office:value="0.000000000000044107">
            <text:p>4.4107E-014</text:p>
          </table:table-cell>
          <table:table-cell table:formula="of:=([.BE16]+[.BF16])*1000000" office:value-type="float" office:value="0.00000000000125911">
            <text:p>1.25911E-012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3.0508e-11</text:p>
          </table:table-cell>
          <table:table-cell table:style-name="ce1" office:value-type="string">
            <text:p>5.0176e-10</text:p>
          </table:table-cell>
          <table:table-cell table:style-name="ce1" office:value-type="string">
            <text:p>3.4541e-14</text:p>
          </table:table-cell>
          <table:table-cell table:style-name="ce1" office:value-type="string">
            <text:p>2.3424e-12</text:p>
          </table:table-cell>
          <table:table-cell table:style-name="ce1" office:value-type="string">
            <text:p>1.5694e-10</text:p>
          </table:table-cell>
          <table:table-cell table:style-name="ce1" office:value-type="string">
            <text:p>1.0214e-16</text:p>
          </table:table-cell>
          <table:table-cell table:style-name="ce1" office:value-type="string">
            <text:p>2.4418e-19</text:p>
          </table:table-cell>
          <table:table-cell table:style-name="ce1" office:value-type="string">
            <text:p>2.1967e-18</text:p>
          </table:table-cell>
          <table:table-cell table:style-name="ce1" office:value-type="string">
            <text:p>1.1901e-18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3.3622e-11</text:p>
          </table:table-cell>
          <table:table-cell table:style-name="ce1" office:value-type="string">
            <text:p>5.3751e-10</text:p>
          </table:table-cell>
          <table:table-cell table:style-name="ce1" office:value-type="string">
            <text:p>3.6826e-14</text:p>
          </table:table-cell>
          <table:table-cell table:style-name="ce1" office:value-type="string">
            <text:p>9.5022e-13</text:p>
          </table:table-cell>
          <table:table-cell table:style-name="ce1" office:value-type="string">
            <text:p>1.6876e-10</text:p>
          </table:table-cell>
          <table:table-cell table:style-name="ce1" office:value-type="string">
            <text:p>1.0244e-16</text:p>
          </table:table-cell>
          <table:table-cell table:style-name="ce1" office:value-type="string">
            <text:p>8.9426e-20</text:p>
          </table:table-cell>
          <table:table-cell table:style-name="ce1" office:value-type="string">
            <text:p>1.5442e-18</text:p>
          </table:table-cell>
          <table:table-cell table:style-name="ce1" office:value-type="string">
            <text:p>5.8599e-19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3.5975e-11</text:p>
          </table:table-cell>
          <table:table-cell table:style-name="ce1" office:value-type="string">
            <text:p>5.7567e-10</text:p>
          </table:table-cell>
          <table:table-cell table:style-name="ce1" office:value-type="string">
            <text:p>3.9155e-14</text:p>
          </table:table-cell>
          <table:table-cell table:style-name="ce1" office:value-type="string">
            <text:p>5.0557e-13</text:p>
          </table:table-cell>
          <table:table-cell table:style-name="ce1" office:value-type="string">
            <text:p>1.7719e-10</text:p>
          </table:table-cell>
          <table:table-cell table:style-name="ce1" office:value-type="string">
            <text:p>1.0244e-16</text:p>
          </table:table-cell>
          <table:table-cell table:style-name="ce1" office:value-type="string">
            <text:p>4.4107e-20</text:p>
          </table:table-cell>
          <table:table-cell table:style-name="ce1" office:value-type="string">
            <text:p>9.9709e-19</text:p>
          </table:table-cell>
          <table:table-cell table:style-name="ce1" office:value-type="string">
            <text:p>2.6202e-19</text:p>
          </table:table-cell>
        </table:table-row>
        <table:table-row table:style-name="ro2">
          <table:table-cell office:value-type="float" office:value="150.7017">
            <text:p>150.7017</text:p>
          </table:table-cell>
          <table:table-cell table:formula="of:=[.AC17]*1000000" office:value-type="float" office:value="1399.3">
            <text:p>1399.3</text:p>
          </table:table-cell>
          <table:table-cell table:formula="of:=[.AD17]*1000000" office:value-type="float" office:value="0.000036406">
            <text:p>0.000036406</text:p>
          </table:table-cell>
          <table:table-cell table:formula="of:=[.AE17]*1000000" office:value-type="float" office:value="0.00064186">
            <text:p>0.00064186</text:p>
          </table:table-cell>
          <table:table-cell table:formula="of:=[.AF17]*1000000" office:value-type="float" office:value="0.000000043998">
            <text:p>0.000000044</text:p>
          </table:table-cell>
          <table:table-cell table:formula="of:=[.AG17]*1000000" office:value-type="float" office:value="0.0000041978">
            <text:p>4.1978E-006</text:p>
          </table:table-cell>
          <table:table-cell table:formula="of:=[.AH17]*1000000" office:value-type="float" office:value="0.0001821">
            <text:p>0.0001821</text:p>
          </table:table-cell>
          <table:table-cell table:formula="of:=[.AI17]*1000000" office:value-type="float" office:value="0.00000000010003">
            <text:p>1.0003E-010</text:p>
          </table:table-cell>
          <table:table-cell table:formula="of:=[.AJ17]*1000000" office:value-type="float" office:value="0.00000000000043737">
            <text:p>4.3737E-013</text:p>
          </table:table-cell>
          <table:table-cell table:formula="of:=([.AK17]+[.AL17])*1000000" office:value-type="float" office:value="0.0000000000046962">
            <text:p>4.6962E-012</text:p>
          </table:table-cell>
          <table:table-cell table:formula="of:=[.AM17]*1000000" office:value-type="float" office:value="1399.3">
            <text:p>1399.3</text:p>
          </table:table-cell>
          <table:table-cell table:formula="of:=[.AN17]*1000000" office:value-type="float" office:value="0.000039744">
            <text:p>0.000039744</text:p>
          </table:table-cell>
          <table:table-cell table:formula="of:=[.AO17]*1000000" office:value-type="float" office:value="0.00067929">
            <text:p>0.00067929</text:p>
          </table:table-cell>
          <table:table-cell table:formula="of:=[.AP17]*1000000" office:value-type="float" office:value="0.000000045728">
            <text:p>4.5728E-008</text:p>
          </table:table-cell>
          <table:table-cell table:formula="of:=[.AQ17]*1000000" office:value-type="float" office:value="0.0000015382">
            <text:p>1.5382E-006</text:p>
          </table:table-cell>
          <table:table-cell table:formula="of:=[.AR17]*1000000" office:value-type="float" office:value="0.00019311">
            <text:p>0.00019311</text:p>
          </table:table-cell>
          <table:table-cell table:formula="of:=[.AS17]*1000000" office:value-type="float" office:value="0.00000000010024">
            <text:p>1.0024E-010</text:p>
          </table:table-cell>
          <table:table-cell table:formula="of:=[.AT17]*1000000" office:value-type="float" office:value="0.00000000000014397">
            <text:p>1.4397E-013</text:p>
          </table:table-cell>
          <table:table-cell table:formula="of:=([.AU17]+[.AV17])*1000000" office:value-type="float" office:value="0.00000000000291057">
            <text:p>2.91057E-012</text:p>
          </table:table-cell>
          <table:table-cell table:formula="of:=[.AW17]*1000000" office:value-type="float" office:value="1399.3">
            <text:p>1399.3</text:p>
          </table:table-cell>
          <table:table-cell table:formula="of:=[.AX17]*1000000" office:value-type="float" office:value="0.000042253">
            <text:p>0.000042253</text:p>
          </table:table-cell>
          <table:table-cell table:formula="of:=[.AY17]*1000000" office:value-type="float" office:value="0.00072325">
            <text:p>0.00072325</text:p>
          </table:table-cell>
          <table:table-cell table:formula="of:=[.AZ17]*1000000" office:value-type="float" office:value="0.000000048178">
            <text:p>4.8178E-008</text:p>
          </table:table-cell>
          <table:table-cell table:formula="of:=[.BA17]*1000000" office:value-type="float" office:value="0.00000076255">
            <text:p>7.6255E-007</text:p>
          </table:table-cell>
          <table:table-cell table:formula="of:=[.BB17]*1000000" office:value-type="float" office:value="0.00020085">
            <text:p>0.00020085</text:p>
          </table:table-cell>
          <table:table-cell table:formula="of:=[.BC17]*1000000" office:value-type="float" office:value="0.00000000010024">
            <text:p>1.0024E-010</text:p>
          </table:table-cell>
          <table:table-cell table:formula="of:=[.BD17]*1000000" office:value-type="float" office:value="0.000000000000065402">
            <text:p>6.5402E-014</text:p>
          </table:table-cell>
          <table:table-cell table:formula="of:=([.BE17]+[.BF17])*1000000" office:value-type="float" office:value="0.00000000000170368">
            <text:p>1.70368E-012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3.6406e-11</text:p>
          </table:table-cell>
          <table:table-cell table:style-name="ce1" office:value-type="string">
            <text:p>6.4186e-10</text:p>
          </table:table-cell>
          <table:table-cell table:style-name="ce1" office:value-type="string">
            <text:p>4.3998e-14</text:p>
          </table:table-cell>
          <table:table-cell table:style-name="ce1" office:value-type="string">
            <text:p>4.1978e-12</text:p>
          </table:table-cell>
          <table:table-cell table:style-name="ce1" office:value-type="string">
            <text:p>1.821e-10</text:p>
          </table:table-cell>
          <table:table-cell table:style-name="ce1" office:value-type="string">
            <text:p>1.0003e-16</text:p>
          </table:table-cell>
          <table:table-cell table:style-name="ce1" office:value-type="string">
            <text:p>4.3737e-19</text:p>
          </table:table-cell>
          <table:table-cell table:style-name="ce1" office:value-type="string">
            <text:p>2.9858e-18</text:p>
          </table:table-cell>
          <table:table-cell table:style-name="ce1" office:value-type="string">
            <text:p>1.7104e-18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3.9744e-11</text:p>
          </table:table-cell>
          <table:table-cell table:style-name="ce1" office:value-type="string">
            <text:p>6.7929e-10</text:p>
          </table:table-cell>
          <table:table-cell table:style-name="ce1" office:value-type="string">
            <text:p>4.5728e-14</text:p>
          </table:table-cell>
          <table:table-cell table:style-name="ce1" office:value-type="string">
            <text:p>1.5382e-12</text:p>
          </table:table-cell>
          <table:table-cell table:style-name="ce1" office:value-type="string">
            <text:p>1.9311e-10</text:p>
          </table:table-cell>
          <table:table-cell table:style-name="ce1" office:value-type="string">
            <text:p>1.0024e-16</text:p>
          </table:table-cell>
          <table:table-cell table:style-name="ce1" office:value-type="string">
            <text:p>1.4397e-19</text:p>
          </table:table-cell>
          <table:table-cell table:style-name="ce1" office:value-type="string">
            <text:p>2.0775e-18</text:p>
          </table:table-cell>
          <table:table-cell table:style-name="ce1" office:value-type="string">
            <text:p>8.3307e-19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4.2253e-11</text:p>
          </table:table-cell>
          <table:table-cell table:style-name="ce1" office:value-type="string">
            <text:p>7.2325e-10</text:p>
          </table:table-cell>
          <table:table-cell table:style-name="ce1" office:value-type="string">
            <text:p>4.8178e-14</text:p>
          </table:table-cell>
          <table:table-cell table:style-name="ce1" office:value-type="string">
            <text:p>7.6255e-13</text:p>
          </table:table-cell>
          <table:table-cell table:style-name="ce1" office:value-type="string">
            <text:p>2.0085e-10</text:p>
          </table:table-cell>
          <table:table-cell table:style-name="ce1" office:value-type="string">
            <text:p>1.0024e-16</text:p>
          </table:table-cell>
          <table:table-cell table:style-name="ce1" office:value-type="string">
            <text:p>6.5402e-20</text:p>
          </table:table-cell>
          <table:table-cell table:style-name="ce1" office:value-type="string">
            <text:p>1.3319e-18</text:p>
          </table:table-cell>
          <table:table-cell table:style-name="ce1" office:value-type="string">
            <text:p>3.7178e-19</text:p>
          </table:table-cell>
        </table:table-row>
        <table:table-row table:style-name="ro2">
          <table:table-cell office:value-type="float" office:value="160.7017">
            <text:p>160.7017</text:p>
          </table:table-cell>
          <table:table-cell table:formula="of:=[.AC18]*1000000" office:value-type="float" office:value="1399.3">
            <text:p>1399.3</text:p>
          </table:table-cell>
          <table:table-cell table:formula="of:=[.AD18]*1000000" office:value-type="float" office:value="0.000043068">
            <text:p>0.000043068</text:p>
          </table:table-cell>
          <table:table-cell table:formula="of:=[.AE18]*1000000" office:value-type="float" office:value="0.00081217">
            <text:p>0.00081217</text:p>
          </table:table-cell>
          <table:table-cell table:formula="of:=[.AF18]*1000000" office:value-type="float" office:value="0.000000056192">
            <text:p>5.6192E-008</text:p>
          </table:table-cell>
          <table:table-cell table:formula="of:=[.AG18]*1000000" office:value-type="float" office:value="0.000007506">
            <text:p>0.000007506</text:p>
          </table:table-cell>
          <table:table-cell table:formula="of:=[.AH18]*1000000" office:value-type="float" office:value="0.00021024">
            <text:p>0.00021024</text:p>
          </table:table-cell>
          <table:table-cell table:formula="of:=[.AI18]*1000000" office:value-type="float" office:value="0.000000000098494">
            <text:p>9.8494E-011</text:p>
          </table:table-cell>
          <table:table-cell table:formula="of:=[.AJ18]*1000000" office:value-type="float" office:value="0.00000000000077605">
            <text:p>7.7605E-013</text:p>
          </table:table-cell>
          <table:table-cell table:formula="of:=([.AK18]+[.AL18])*1000000" office:value-type="float" office:value="0.0000000000063922">
            <text:p>6.3922E-012</text:p>
          </table:table-cell>
          <table:table-cell table:formula="of:=[.AM18]*1000000" office:value-type="float" office:value="1399.3">
            <text:p>1399.3</text:p>
          </table:table-cell>
          <table:table-cell table:formula="of:=[.AN18]*1000000" office:value-type="float" office:value="0.000046507">
            <text:p>0.000046507</text:p>
          </table:table-cell>
          <table:table-cell table:formula="of:=[.AO18]*1000000" office:value-type="float" office:value="0.00084689">
            <text:p>0.00084689</text:p>
          </table:table-cell>
          <table:table-cell table:formula="of:=[.AP18]*1000000" office:value-type="float" office:value="0.000000056267">
            <text:p>5.6267E-008</text:p>
          </table:table-cell>
          <table:table-cell table:formula="of:=[.AQ18]*1000000" office:value-type="float" office:value="0.0000024751">
            <text:p>2.4751E-006</text:p>
          </table:table-cell>
          <table:table-cell table:formula="of:=[.AR18]*1000000" office:value-type="float" office:value="0.0002195">
            <text:p>0.0002195</text:p>
          </table:table-cell>
          <table:table-cell table:formula="of:=[.AS18]*1000000" office:value-type="float" office:value="0.000000000098655">
            <text:p>9.8655E-011</text:p>
          </table:table-cell>
          <table:table-cell table:formula="of:=[.AT18]*1000000" office:value-type="float" office:value="0.00000000000022985">
            <text:p>2.2985E-013</text:p>
          </table:table-cell>
          <table:table-cell table:formula="of:=([.AU18]+[.AV18])*1000000" office:value-type="float" office:value="0.0000000000038961">
            <text:p>3.8961E-012</text:p>
          </table:table-cell>
          <table:table-cell table:formula="of:=[.AW18]*1000000" office:value-type="float" office:value="1399.4">
            <text:p>1399.4</text:p>
          </table:table-cell>
          <table:table-cell table:formula="of:=[.AX18]*1000000" office:value-type="float" office:value="0.000049086">
            <text:p>0.000049086</text:p>
          </table:table-cell>
          <table:table-cell table:formula="of:=[.AY18]*1000000" office:value-type="float" office:value="0.0008955">
            <text:p>0.0008955</text:p>
          </table:table-cell>
          <table:table-cell table:formula="of:=[.AZ18]*1000000" office:value-type="float" office:value="0.00000005856">
            <text:p>5.856E-008</text:p>
          </table:table-cell>
          <table:table-cell table:formula="of:=[.BA18]*1000000" office:value-type="float" office:value="0.0000011348">
            <text:p>1.1348E-006</text:p>
          </table:table-cell>
          <table:table-cell table:formula="of:=[.BB18]*1000000" office:value-type="float" office:value="0.00022594">
            <text:p>0.00022594</text:p>
          </table:table-cell>
          <table:table-cell table:formula="of:=[.BC18]*1000000" office:value-type="float" office:value="0.000000000098649">
            <text:p>9.8649E-011</text:p>
          </table:table-cell>
          <table:table-cell table:formula="of:=[.BD18]*1000000" office:value-type="float" office:value="0.000000000000095767">
            <text:p>9.5767E-014</text:p>
          </table:table-cell>
          <table:table-cell table:formula="of:=([.BE18]+[.BF18])*1000000" office:value-type="float" office:value="0.00000000000225777">
            <text:p>2.25777E-012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4.3068e-11</text:p>
          </table:table-cell>
          <table:table-cell table:style-name="ce1" office:value-type="string">
            <text:p>8.1217e-10</text:p>
          </table:table-cell>
          <table:table-cell table:style-name="ce1" office:value-type="string">
            <text:p>5.6192e-14</text:p>
          </table:table-cell>
          <table:table-cell table:style-name="ce1" office:value-type="string">
            <text:p>7.506e-12</text:p>
          </table:table-cell>
          <table:table-cell table:style-name="ce1" office:value-type="string">
            <text:p>2.1024e-10</text:p>
          </table:table-cell>
          <table:table-cell table:style-name="ce1" office:value-type="string">
            <text:p>9.8494e-17</text:p>
          </table:table-cell>
          <table:table-cell table:style-name="ce1" office:value-type="string">
            <text:p>7.7605e-19</text:p>
          </table:table-cell>
          <table:table-cell table:style-name="ce1" office:value-type="string">
            <text:p>3.9887e-18</text:p>
          </table:table-cell>
          <table:table-cell table:style-name="ce1" office:value-type="string">
            <text:p>2.4035e-18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4.6507e-11</text:p>
          </table:table-cell>
          <table:table-cell table:style-name="ce1" office:value-type="string">
            <text:p>8.4689e-10</text:p>
          </table:table-cell>
          <table:table-cell table:style-name="ce1" office:value-type="string">
            <text:p>5.6267e-14</text:p>
          </table:table-cell>
          <table:table-cell table:style-name="ce1" office:value-type="string">
            <text:p>2.4751e-12</text:p>
          </table:table-cell>
          <table:table-cell table:style-name="ce1" office:value-type="string">
            <text:p>2.195e-10</text:p>
          </table:table-cell>
          <table:table-cell table:style-name="ce1" office:value-type="string">
            <text:p>9.8655e-17</text:p>
          </table:table-cell>
          <table:table-cell table:style-name="ce1" office:value-type="string">
            <text:p>2.2985e-19</text:p>
          </table:table-cell>
          <table:table-cell table:style-name="ce1" office:value-type="string">
            <text:p>2.7407e-18</text:p>
          </table:table-cell>
          <table:table-cell table:style-name="ce1" office:value-type="string">
            <text:p>1.1554e-18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4.9086e-11</text:p>
          </table:table-cell>
          <table:table-cell table:style-name="ce1" office:value-type="string">
            <text:p>8.955e-10</text:p>
          </table:table-cell>
          <table:table-cell table:style-name="ce1" office:value-type="string">
            <text:p>5.856e-14</text:p>
          </table:table-cell>
          <table:table-cell table:style-name="ce1" office:value-type="string">
            <text:p>1.1348e-12</text:p>
          </table:table-cell>
          <table:table-cell table:style-name="ce1" office:value-type="string">
            <text:p>2.2594e-10</text:p>
          </table:table-cell>
          <table:table-cell table:style-name="ce1" office:value-type="string">
            <text:p>9.8649e-17</text:p>
          </table:table-cell>
          <table:table-cell table:style-name="ce1" office:value-type="string">
            <text:p>9.5767e-20</text:p>
          </table:table-cell>
          <table:table-cell table:style-name="ce1" office:value-type="string">
            <text:p>1.7436e-18</text:p>
          </table:table-cell>
          <table:table-cell table:style-name="ce1" office:value-type="string">
            <text:p>5.1417e-19</text:p>
          </table:table-cell>
        </table:table-row>
        <table:table-row table:style-name="ro2">
          <table:table-cell office:value-type="float" office:value="170.7017">
            <text:p>170.7017</text:p>
          </table:table-cell>
          <table:table-cell table:formula="of:=[.AC19]*1000000" office:value-type="float" office:value="1399.4">
            <text:p>1399.4</text:p>
          </table:table-cell>
          <table:table-cell table:formula="of:=[.AD19]*1000000" office:value-type="float" office:value="0.000050575">
            <text:p>0.000050575</text:p>
          </table:table-cell>
          <table:table-cell table:formula="of:=[.AE19]*1000000" office:value-type="float" office:value="0.0010184">
            <text:p>0.0010184</text:p>
          </table:table-cell>
          <table:table-cell table:formula="of:=[.AF19]*1000000" office:value-type="float" office:value="0.000000072359">
            <text:p>7.2359E-008</text:p>
          </table:table-cell>
          <table:table-cell table:formula="of:=[.AG19]*1000000" office:value-type="float" office:value="0.000013315">
            <text:p>0.000013315</text:p>
          </table:table-cell>
          <table:table-cell table:formula="of:=[.AH19]*1000000" office:value-type="float" office:value="0.00024182">
            <text:p>0.00024182</text:p>
          </table:table-cell>
          <table:table-cell table:formula="of:=[.AI19]*1000000" office:value-type="float" office:value="0.000000000097373">
            <text:p>9.7373E-011</text:p>
          </table:table-cell>
          <table:table-cell table:formula="of:=[.AJ19]*1000000" office:value-type="float" office:value="0.0000000000013626">
            <text:p>1.3626E-012</text:p>
          </table:table-cell>
          <table:table-cell table:formula="of:=([.AK19]+[.AL19])*1000000" office:value-type="float" office:value="0.0000000000085681">
            <text:p>8.5681E-012</text:p>
          </table:table-cell>
          <table:table-cell table:formula="of:=[.AM19]*1000000" office:value-type="float" office:value="1399.4">
            <text:p>1399.4</text:p>
          </table:table-cell>
          <table:table-cell table:formula="of:=[.AN19]*1000000" office:value-type="float" office:value="0.000053944">
            <text:p>0.000053944</text:p>
          </table:table-cell>
          <table:table-cell table:formula="of:=[.AO19]*1000000" office:value-type="float" office:value="0.0010434">
            <text:p>0.0010434</text:p>
          </table:table-cell>
          <table:table-cell table:formula="of:=[.AP19]*1000000" office:value-type="float" office:value="0.000000068775">
            <text:p>6.8775E-008</text:p>
          </table:table-cell>
          <table:table-cell table:formula="of:=[.AQ19]*1000000" office:value-type="float" office:value="0.0000039517">
            <text:p>3.9517E-006</text:p>
          </table:table-cell>
          <table:table-cell table:formula="of:=[.AR19]*1000000" office:value-type="float" office:value="0.00024812">
            <text:p>0.00024812</text:p>
          </table:table-cell>
          <table:table-cell table:formula="of:=[.AS19]*1000000" office:value-type="float" office:value="0.000000000097493">
            <text:p>9.7493E-011</text:p>
          </table:table-cell>
          <table:table-cell table:formula="of:=[.AT19]*1000000" office:value-type="float" office:value="0.00000000000036339">
            <text:p>3.6339E-013</text:p>
          </table:table-cell>
          <table:table-cell table:formula="of:=([.AU19]+[.AV19])*1000000" office:value-type="float" office:value="0.0000000000051218">
            <text:p>5.1218E-012</text:p>
          </table:table-cell>
          <table:table-cell table:formula="of:=[.AW19]*1000000" office:value-type="float" office:value="1399.4">
            <text:p>1399.4</text:p>
          </table:table-cell>
          <table:table-cell table:formula="of:=[.AX19]*1000000" office:value-type="float" office:value="0.000056479">
            <text:p>0.000056479</text:p>
          </table:table-cell>
          <table:table-cell table:formula="of:=[.AY19]*1000000" office:value-type="float" office:value="0.0010946">
            <text:p>0.0010946</text:p>
          </table:table-cell>
          <table:table-cell table:formula="of:=[.AZ19]*1000000" office:value-type="float" office:value="0.000000070436">
            <text:p>7.0436E-008</text:p>
          </table:table-cell>
          <table:table-cell table:formula="of:=[.BA19]*1000000" office:value-type="float" office:value="0.0000016676">
            <text:p>1.6676E-006</text:p>
          </table:table-cell>
          <table:table-cell table:formula="of:=[.BB19]*1000000" office:value-type="float" office:value="0.0002525">
            <text:p>0.0002525</text:p>
          </table:table-cell>
          <table:table-cell table:formula="of:=[.BC19]*1000000" office:value-type="float" office:value="0.000000000097487">
            <text:p>9.7487E-011</text:p>
          </table:table-cell>
          <table:table-cell table:formula="of:=[.BD19]*1000000" office:value-type="float" office:value="0.00000000000013857">
            <text:p>1.3857E-013</text:p>
          </table:table-cell>
          <table:table-cell table:formula="of:=([.BE19]+[.BF19])*1000000" office:value-type="float" office:value="0.00000000000293789">
            <text:p>2.93789E-012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5.0575e-11</text:p>
          </table:table-cell>
          <table:table-cell table:style-name="ce1" office:value-type="string">
            <text:p>1.0184e-09</text:p>
          </table:table-cell>
          <table:table-cell table:style-name="ce1" office:value-type="string">
            <text:p>7.2359e-14</text:p>
          </table:table-cell>
          <table:table-cell table:style-name="ce1" office:value-type="string">
            <text:p>1.3315e-11</text:p>
          </table:table-cell>
          <table:table-cell table:style-name="ce1" office:value-type="string">
            <text:p>2.4182e-10</text:p>
          </table:table-cell>
          <table:table-cell table:style-name="ce1" office:value-type="string">
            <text:p>9.7373e-17</text:p>
          </table:table-cell>
          <table:table-cell table:style-name="ce1" office:value-type="string">
            <text:p>1.3626e-18</text:p>
          </table:table-cell>
          <table:table-cell table:style-name="ce1" office:value-type="string">
            <text:p>5.2528e-18</text:p>
          </table:table-cell>
          <table:table-cell table:style-name="ce1" office:value-type="string">
            <text:p>3.3153e-18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5.3944e-11</text:p>
          </table:table-cell>
          <table:table-cell table:style-name="ce1" office:value-type="string">
            <text:p>1.0434e-09</text:p>
          </table:table-cell>
          <table:table-cell table:style-name="ce1" office:value-type="string">
            <text:p>6.8775e-14</text:p>
          </table:table-cell>
          <table:table-cell table:style-name="ce1" office:value-type="string">
            <text:p>3.9517e-12</text:p>
          </table:table-cell>
          <table:table-cell table:style-name="ce1" office:value-type="string">
            <text:p>2.4812e-10</text:p>
          </table:table-cell>
          <table:table-cell table:style-name="ce1" office:value-type="string">
            <text:p>9.7493e-17</text:p>
          </table:table-cell>
          <table:table-cell table:style-name="ce1" office:value-type="string">
            <text:p>3.6339e-19</text:p>
          </table:table-cell>
          <table:table-cell table:style-name="ce1" office:value-type="string">
            <text:p>3.5538e-18</text:p>
          </table:table-cell>
          <table:table-cell table:style-name="ce1" office:value-type="string">
            <text:p>1.568e-18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5.6479e-11</text:p>
          </table:table-cell>
          <table:table-cell table:style-name="ce1" office:value-type="string">
            <text:p>1.0946e-09</text:p>
          </table:table-cell>
          <table:table-cell table:style-name="ce1" office:value-type="string">
            <text:p>7.0436e-14</text:p>
          </table:table-cell>
          <table:table-cell table:style-name="ce1" office:value-type="string">
            <text:p>1.6676e-12</text:p>
          </table:table-cell>
          <table:table-cell table:style-name="ce1" office:value-type="string">
            <text:p>2.525e-10</text:p>
          </table:table-cell>
          <table:table-cell table:style-name="ce1" office:value-type="string">
            <text:p>9.7487e-17</text:p>
          </table:table-cell>
          <table:table-cell table:style-name="ce1" office:value-type="string">
            <text:p>1.3857e-19</text:p>
          </table:table-cell>
          <table:table-cell table:style-name="ce1" office:value-type="string">
            <text:p>2.2426e-18</text:p>
          </table:table-cell>
          <table:table-cell table:style-name="ce1" office:value-type="string">
            <text:p>6.9529e-19</text:p>
          </table:table-cell>
        </table:table-row>
        <table:table-row table:style-name="ro2">
          <table:table-cell office:value-type="float" office:value="180.7017">
            <text:p>180.7017</text:p>
          </table:table-cell>
          <table:table-cell table:formula="of:=[.AC20]*1000000" office:value-type="float" office:value="1399.4">
            <text:p>1399.4</text:p>
          </table:table-cell>
          <table:table-cell table:formula="of:=[.AD20]*1000000" office:value-type="float" office:value="0.00005903">
            <text:p>0.00005903</text:p>
          </table:table-cell>
          <table:table-cell table:formula="of:=[.AE20]*1000000" office:value-type="float" office:value="0.0012674">
            <text:p>0.0012674</text:p>
          </table:table-cell>
          <table:table-cell table:formula="of:=[.AF20]*1000000" office:value-type="float" office:value="0.000000094484">
            <text:p>9.4484E-008</text:p>
          </table:table-cell>
          <table:table-cell table:formula="of:=[.AG20]*1000000" office:value-type="float" office:value="0.000023357">
            <text:p>0.000023357</text:p>
          </table:table-cell>
          <table:table-cell table:formula="of:=[.AH20]*1000000" office:value-type="float" office:value="0.00027746">
            <text:p>0.00027746</text:p>
          </table:table-cell>
          <table:table-cell table:formula="of:=[.AI20]*1000000" office:value-type="float" office:value="0.000000000096539">
            <text:p>9.6539E-011</text:p>
          </table:table-cell>
          <table:table-cell table:formula="of:=[.AJ20]*1000000" office:value-type="float" office:value="0.0000000000023681">
            <text:p>2.3681E-012</text:p>
          </table:table-cell>
          <table:table-cell table:formula="of:=([.AK20]+[.AL20])*1000000" office:value-type="float" office:value="0.0000000000113318">
            <text:p>1.13318E-011</text:p>
          </table:table-cell>
          <table:table-cell table:formula="of:=[.AM20]*1000000" office:value-type="float" office:value="1399.4">
            <text:p>1399.4</text:p>
          </table:table-cell>
          <table:table-cell table:formula="of:=[.AN20]*1000000" office:value-type="float" office:value="0.000062097">
            <text:p>0.000062097</text:p>
          </table:table-cell>
          <table:table-cell table:formula="of:=[.AO20]*1000000" office:value-type="float" office:value="0.0012721">
            <text:p>0.0012721</text:p>
          </table:table-cell>
          <table:table-cell table:formula="of:=[.AP20]*1000000" office:value-type="float" office:value="0.000000083714">
            <text:p>8.3714E-008</text:p>
          </table:table-cell>
          <table:table-cell table:formula="of:=[.AQ20]*1000000" office:value-type="float" office:value="0.0000062517">
            <text:p>6.2517E-006</text:p>
          </table:table-cell>
          <table:table-cell table:formula="of:=[.AR20]*1000000" office:value-type="float" office:value="0.00027918">
            <text:p>0.00027918</text:p>
          </table:table-cell>
          <table:table-cell table:formula="of:=[.AS20]*1000000" office:value-type="float" office:value="0.000000000096626">
            <text:p>9.6626E-011</text:p>
          </table:table-cell>
          <table:table-cell table:formula="of:=[.AT20]*1000000" office:value-type="float" office:value="0.00000000000056849">
            <text:p>5.6849E-013</text:p>
          </table:table-cell>
          <table:table-cell table:formula="of:=([.AU20]+[.AV20])*1000000" office:value-type="float" office:value="0.0000000000066269">
            <text:p>6.6269E-012</text:p>
          </table:table-cell>
          <table:table-cell table:formula="of:=[.AW20]*1000000" office:value-type="float" office:value="1399.4">
            <text:p>1399.4</text:p>
          </table:table-cell>
          <table:table-cell table:formula="of:=[.AX20]*1000000" office:value-type="float" office:value="0.000064437">
            <text:p>0.000064437</text:p>
          </table:table-cell>
          <table:table-cell table:formula="of:=[.AY20]*1000000" office:value-type="float" office:value="0.0013226">
            <text:p>0.0013226</text:p>
          </table:table-cell>
          <table:table-cell table:formula="of:=[.AZ20]*1000000" office:value-type="float" office:value="0.000000083964">
            <text:p>0.000000084</text:p>
          </table:table-cell>
          <table:table-cell table:formula="of:=[.BA20]*1000000" office:value-type="float" office:value="0.0000024216">
            <text:p>2.4216E-006</text:p>
          </table:table-cell>
          <table:table-cell table:formula="of:=[.BB20]*1000000" office:value-type="float" office:value="0.0002806">
            <text:p>0.0002806</text:p>
          </table:table-cell>
          <table:table-cell table:formula="of:=[.BC20]*1000000" office:value-type="float" office:value="0.000000000096619">
            <text:p>9.6619E-011</text:p>
          </table:table-cell>
          <table:table-cell table:formula="of:=[.BD20]*1000000" office:value-type="float" office:value="0.00000000000019827">
            <text:p>1.9827E-013</text:p>
          </table:table-cell>
          <table:table-cell table:formula="of:=([.BE20]+[.BF20])*1000000" office:value-type="float" office:value="0.00000000000376112">
            <text:p>3.76112E-012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5.903e-11</text:p>
          </table:table-cell>
          <table:table-cell table:style-name="ce1" office:value-type="string">
            <text:p>1.2674e-09</text:p>
          </table:table-cell>
          <table:table-cell table:style-name="ce1" office:value-type="string">
            <text:p>9.4484e-14</text:p>
          </table:table-cell>
          <table:table-cell table:style-name="ce1" office:value-type="string">
            <text:p>2.3357e-11</text:p>
          </table:table-cell>
          <table:table-cell table:style-name="ce1" office:value-type="string">
            <text:p>2.7746e-10</text:p>
          </table:table-cell>
          <table:table-cell table:style-name="ce1" office:value-type="string">
            <text:p>9.6539e-17</text:p>
          </table:table-cell>
          <table:table-cell table:style-name="ce1" office:value-type="string">
            <text:p>2.3681e-18</text:p>
          </table:table-cell>
          <table:table-cell table:style-name="ce1" office:value-type="string">
            <text:p>6.8323e-18</text:p>
          </table:table-cell>
          <table:table-cell table:style-name="ce1" office:value-type="string">
            <text:p>4.4995e-18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6.2097e-11</text:p>
          </table:table-cell>
          <table:table-cell table:style-name="ce1" office:value-type="string">
            <text:p>1.2721e-09</text:p>
          </table:table-cell>
          <table:table-cell table:style-name="ce1" office:value-type="string">
            <text:p>8.3714e-14</text:p>
          </table:table-cell>
          <table:table-cell table:style-name="ce1" office:value-type="string">
            <text:p>6.2517e-12</text:p>
          </table:table-cell>
          <table:table-cell table:style-name="ce1" office:value-type="string">
            <text:p>2.7918e-10</text:p>
          </table:table-cell>
          <table:table-cell table:style-name="ce1" office:value-type="string">
            <text:p>9.6626e-17</text:p>
          </table:table-cell>
          <table:table-cell table:style-name="ce1" office:value-type="string">
            <text:p>5.6849e-19</text:p>
          </table:table-cell>
          <table:table-cell table:style-name="ce1" office:value-type="string">
            <text:p>4.5391e-18</text:p>
          </table:table-cell>
          <table:table-cell table:style-name="ce1" office:value-type="string">
            <text:p>2.0878e-18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6.4437e-11</text:p>
          </table:table-cell>
          <table:table-cell table:style-name="ce1" office:value-type="string">
            <text:p>1.3226e-09</text:p>
          </table:table-cell>
          <table:table-cell table:style-name="ce1" office:value-type="string">
            <text:p>8.3964e-14</text:p>
          </table:table-cell>
          <table:table-cell table:style-name="ce1" office:value-type="string">
            <text:p>2.4216e-12</text:p>
          </table:table-cell>
          <table:table-cell table:style-name="ce1" office:value-type="string">
            <text:p>2.806e-10</text:p>
          </table:table-cell>
          <table:table-cell table:style-name="ce1" office:value-type="string">
            <text:p>9.6619e-17</text:p>
          </table:table-cell>
          <table:table-cell table:style-name="ce1" office:value-type="string">
            <text:p>1.9827e-19</text:p>
          </table:table-cell>
          <table:table-cell table:style-name="ce1" office:value-type="string">
            <text:p>2.8394e-18</text:p>
          </table:table-cell>
          <table:table-cell table:style-name="ce1" office:value-type="string">
            <text:p>9.2172e-19</text:p>
          </table:table-cell>
        </table:table-row>
        <table:table-row table:style-name="ro2">
          <table:table-cell office:value-type="float" office:value="190.7017">
            <text:p>190.7017</text:p>
          </table:table-cell>
          <table:table-cell table:formula="of:=[.AC21]*1000000" office:value-type="float" office:value="1399.4">
            <text:p>1399.4</text:p>
          </table:table-cell>
          <table:table-cell table:formula="of:=[.AD21]*1000000" office:value-type="float" office:value="0.000068565">
            <text:p>0.000068565</text:p>
          </table:table-cell>
          <table:table-cell table:formula="of:=[.AE21]*1000000" office:value-type="float" office:value="0.0015683">
            <text:p>0.0015683</text:p>
          </table:table-cell>
          <table:table-cell table:formula="of:=[.AF21]*1000000" office:value-type="float" office:value="0.00000012585">
            <text:p>1.2585E-007</text:p>
          </table:table-cell>
          <table:table-cell table:formula="of:=[.AG21]*1000000" office:value-type="float" office:value="0.000040542">
            <text:p>0.000040542</text:p>
          </table:table-cell>
          <table:table-cell table:formula="of:=[.AH21]*1000000" office:value-type="float" office:value="0.00031788">
            <text:p>0.00031788</text:p>
          </table:table-cell>
          <table:table-cell table:formula="of:=[.AI21]*1000000" office:value-type="float" office:value="0.0000000000959">
            <text:p>9.59E-011</text:p>
          </table:table-cell>
          <table:table-cell table:formula="of:=[.AJ21]*1000000" office:value-type="float" office:value="0.0000000000040642">
            <text:p>4.0642E-012</text:p>
          </table:table-cell>
          <table:table-cell table:formula="of:=([.AK21]+[.AL21])*1000000" office:value-type="float" office:value="0.0000000000147974">
            <text:p>1.47974E-011</text:p>
          </table:table-cell>
          <table:table-cell table:formula="of:=[.AM21]*1000000" office:value-type="float" office:value="1399.4">
            <text:p>1399.4</text:p>
          </table:table-cell>
          <table:table-cell table:formula="of:=[.AN21]*1000000" office:value-type="float" office:value="0.000071014">
            <text:p>0.000071014</text:p>
          </table:table-cell>
          <table:table-cell table:formula="of:=[.AO21]*1000000" office:value-type="float" office:value="0.0015369">
            <text:p>0.0015369</text:p>
          </table:table-cell>
          <table:table-cell table:formula="of:=[.AP21]*1000000" office:value-type="float" office:value="0.00000010173">
            <text:p>1.0173E-007</text:p>
          </table:table-cell>
          <table:table-cell table:formula="of:=[.AQ21]*1000000" office:value-type="float" office:value="0.0000097922">
            <text:p>9.7922E-006</text:p>
          </table:table-cell>
          <table:table-cell table:formula="of:=[.AR21]*1000000" office:value-type="float" office:value="0.00031297">
            <text:p>0.00031297</text:p>
          </table:table-cell>
          <table:table-cell table:formula="of:=[.AS21]*1000000" office:value-type="float" office:value="0.000000000095962">
            <text:p>9.5962E-011</text:p>
          </table:table-cell>
          <table:table-cell table:formula="of:=[.AT21]*1000000" office:value-type="float" office:value="0.00000000000087969">
            <text:p>8.7969E-013</text:p>
          </table:table-cell>
          <table:table-cell table:formula="of:=([.AU21]+[.AV21])*1000000" office:value-type="float" office:value="0.0000000000084542">
            <text:p>8.4542E-012</text:p>
          </table:table-cell>
          <table:table-cell table:formula="of:=[.AW21]*1000000" office:value-type="float" office:value="1399.4">
            <text:p>1399.4</text:p>
          </table:table-cell>
          <table:table-cell table:formula="of:=[.AX21]*1000000" office:value-type="float" office:value="0.000072971">
            <text:p>0.000072971</text:p>
          </table:table-cell>
          <table:table-cell table:formula="of:=[.AY21]*1000000" office:value-type="float" office:value="0.0015818">
            <text:p>0.0015818</text:p>
          </table:table-cell>
          <table:table-cell table:formula="of:=[.AZ21]*1000000" office:value-type="float" office:value="0.000000099335">
            <text:p>9.9335E-008</text:p>
          </table:table-cell>
          <table:table-cell table:formula="of:=[.BA21]*1000000" office:value-type="float" office:value="0.0000034775">
            <text:p>3.4775E-006</text:p>
          </table:table-cell>
          <table:table-cell table:formula="of:=[.BB21]*1000000" office:value-type="float" office:value="0.00031033">
            <text:p>0.00031033</text:p>
          </table:table-cell>
          <table:table-cell table:formula="of:=[.BC21]*1000000" office:value-type="float" office:value="0.000000000095956">
            <text:p>9.5956E-011</text:p>
          </table:table-cell>
          <table:table-cell table:formula="of:=[.BD21]*1000000" office:value-type="float" office:value="0.00000000000028068">
            <text:p>2.8068E-013</text:p>
          </table:table-cell>
          <table:table-cell table:formula="of:=([.BE21]+[.BF21])*1000000" office:value-type="float" office:value="0.0000000000047459">
            <text:p>4.7459E-012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6.8565e-11</text:p>
          </table:table-cell>
          <table:table-cell table:style-name="ce1" office:value-type="string">
            <text:p>1.5683e-09</text:p>
          </table:table-cell>
          <table:table-cell table:style-name="ce1" office:value-type="string">
            <text:p>1.2585e-13</text:p>
          </table:table-cell>
          <table:table-cell table:style-name="ce1" office:value-type="string">
            <text:p>4.0542e-11</text:p>
          </table:table-cell>
          <table:table-cell table:style-name="ce1" office:value-type="string">
            <text:p>3.1788e-10</text:p>
          </table:table-cell>
          <table:table-cell table:style-name="ce1" office:value-type="string">
            <text:p>9.59e-17</text:p>
          </table:table-cell>
          <table:table-cell table:style-name="ce1" office:value-type="string">
            <text:p>4.0642e-18</text:p>
          </table:table-cell>
          <table:table-cell table:style-name="ce1" office:value-type="string">
            <text:p>8.7834e-18</text:p>
          </table:table-cell>
          <table:table-cell table:style-name="ce1" office:value-type="string">
            <text:p>6.014e-18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7.1014e-11</text:p>
          </table:table-cell>
          <table:table-cell table:style-name="ce1" office:value-type="string">
            <text:p>1.5369e-09</text:p>
          </table:table-cell>
          <table:table-cell table:style-name="ce1" office:value-type="string">
            <text:p>1.0173e-13</text:p>
          </table:table-cell>
          <table:table-cell table:style-name="ce1" office:value-type="string">
            <text:p>9.7922e-12</text:p>
          </table:table-cell>
          <table:table-cell table:style-name="ce1" office:value-type="string">
            <text:p>3.1297e-10</text:p>
          </table:table-cell>
          <table:table-cell table:style-name="ce1" office:value-type="string">
            <text:p>9.5962e-17</text:p>
          </table:table-cell>
          <table:table-cell table:style-name="ce1" office:value-type="string">
            <text:p>8.7969e-19</text:p>
          </table:table-cell>
          <table:table-cell table:style-name="ce1" office:value-type="string">
            <text:p>5.7205e-18</text:p>
          </table:table-cell>
          <table:table-cell table:style-name="ce1" office:value-type="string">
            <text:p>2.7337e-18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7.2971e-11</text:p>
          </table:table-cell>
          <table:table-cell table:style-name="ce1" office:value-type="string">
            <text:p>1.5818e-09</text:p>
          </table:table-cell>
          <table:table-cell table:style-name="ce1" office:value-type="string">
            <text:p>9.9335e-14</text:p>
          </table:table-cell>
          <table:table-cell table:style-name="ce1" office:value-type="string">
            <text:p>3.4775e-12</text:p>
          </table:table-cell>
          <table:table-cell table:style-name="ce1" office:value-type="string">
            <text:p>3.1033e-10</text:p>
          </table:table-cell>
          <table:table-cell table:style-name="ce1" office:value-type="string">
            <text:p>9.5956e-17</text:p>
          </table:table-cell>
          <table:table-cell table:style-name="ce1" office:value-type="string">
            <text:p>2.8068e-19</text:p>
          </table:table-cell>
          <table:table-cell table:style-name="ce1" office:value-type="string">
            <text:p>3.5454e-18</text:p>
          </table:table-cell>
          <table:table-cell table:style-name="ce1" office:value-type="string">
            <text:p>1.2005e-18</text:p>
          </table:table-cell>
        </table:table-row>
        <table:table-row table:style-name="ro2">
          <table:table-cell office:value-type="float" office:value="200.7017">
            <text:p>200.7017</text:p>
          </table:table-cell>
          <table:table-cell table:formula="of:=[.AC22]*1000000" office:value-type="float" office:value="1399.4">
            <text:p>1399.4</text:p>
          </table:table-cell>
          <table:table-cell table:formula="of:=[.AD22]*1000000" office:value-type="float" office:value="0.000079345">
            <text:p>0.000079345</text:p>
          </table:table-cell>
          <table:table-cell table:formula="of:=[.AE22]*1000000" office:value-type="float" office:value="0.0019329">
            <text:p>0.0019329</text:p>
          </table:table-cell>
          <table:table-cell table:formula="of:=[.AF22]*1000000" office:value-type="float" office:value="0.00000017191">
            <text:p>1.7191E-007</text:p>
          </table:table-cell>
          <table:table-cell table:formula="of:=[.AG22]*1000000" office:value-type="float" office:value="0.000069612">
            <text:p>0.000069612</text:p>
          </table:table-cell>
          <table:table-cell table:formula="of:=[.AH22]*1000000" office:value-type="float" office:value="0.00036397">
            <text:p>0.00036397</text:p>
          </table:table-cell>
          <table:table-cell table:formula="of:=[.AI22]*1000000" office:value-type="float" office:value="0.000000000095394">
            <text:p>9.5394E-011</text:p>
          </table:table-cell>
          <table:table-cell table:formula="of:=[.AJ22]*1000000" office:value-type="float" office:value="0.0000000000068864">
            <text:p>6.8864E-012</text:p>
          </table:table-cell>
          <table:table-cell table:formula="of:=([.AK22]+[.AL22])*1000000" office:value-type="float" office:value="0.0000000000191094">
            <text:p>1.91094E-011</text:p>
          </table:table-cell>
          <table:table-cell table:formula="of:=[.AM22]*1000000" office:value-type="float" office:value="1399.4">
            <text:p>1399.4</text:p>
          </table:table-cell>
          <table:table-cell table:formula="of:=[.AN22]*1000000" office:value-type="float" office:value="0.000080757">
            <text:p>0.000080757</text:p>
          </table:table-cell>
          <table:table-cell table:formula="of:=[.AO22]*1000000" office:value-type="float" office:value="0.0018421">
            <text:p>0.0018421</text:p>
          </table:table-cell>
          <table:table-cell table:formula="of:=[.AP22]*1000000" office:value-type="float" office:value="0.00000012374">
            <text:p>1.2374E-007</text:p>
          </table:table-cell>
          <table:table-cell table:formula="of:=[.AQ22]*1000000" office:value-type="float" office:value="0.000015179">
            <text:p>0.000015179</text:p>
          </table:table-cell>
          <table:table-cell table:formula="of:=[.AR22]*1000000" office:value-type="float" office:value="0.00034982">
            <text:p>0.00034982</text:p>
          </table:table-cell>
          <table:table-cell table:formula="of:=[.AS22]*1000000" office:value-type="float" office:value="0.00000000009544">
            <text:p>9.544E-011</text:p>
          </table:table-cell>
          <table:table-cell table:formula="of:=[.AT22]*1000000" office:value-type="float" office:value="0.0000000000013465">
            <text:p>1.3465E-012</text:p>
          </table:table-cell>
          <table:table-cell table:formula="of:=([.AU22]+[.AV22])*1000000" office:value-type="float" office:value="0.000000000010651">
            <text:p>1.0651E-011</text:p>
          </table:table-cell>
          <table:table-cell table:formula="of:=[.AW22]*1000000" office:value-type="float" office:value="1399.4">
            <text:p>1399.4</text:p>
          </table:table-cell>
          <table:table-cell table:formula="of:=[.AX22]*1000000" office:value-type="float" office:value="0.000082095">
            <text:p>0.000082095</text:p>
          </table:table-cell>
          <table:table-cell table:formula="of:=[.AY22]*1000000" office:value-type="float" office:value="0.0018746">
            <text:p>0.0018746</text:p>
          </table:table-cell>
          <table:table-cell table:formula="of:=[.AZ22]*1000000" office:value-type="float" office:value="0.00000011679">
            <text:p>1.1679E-007</text:p>
          </table:table-cell>
          <table:table-cell table:formula="of:=[.BA22]*1000000" office:value-type="float" office:value="0.0000049411">
            <text:p>4.9411E-006</text:p>
          </table:table-cell>
          <table:table-cell table:formula="of:=[.BB22]*1000000" office:value-type="float" office:value="0.00034181">
            <text:p>0.00034181</text:p>
          </table:table-cell>
          <table:table-cell table:formula="of:=[.BC22]*1000000" office:value-type="float" office:value="0.000000000095435">
            <text:p>9.5435E-011</text:p>
          </table:table-cell>
          <table:table-cell table:formula="of:=[.BD22]*1000000" office:value-type="float" office:value="0.00000000000039337">
            <text:p>3.9337E-013</text:p>
          </table:table-cell>
          <table:table-cell table:formula="of:=([.BE22]+[.BF22])*1000000" office:value-type="float" office:value="0.0000000000059114">
            <text:p>5.9114E-012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7.9345e-11</text:p>
          </table:table-cell>
          <table:table-cell table:style-name="ce1" office:value-type="string">
            <text:p>1.9329e-09</text:p>
          </table:table-cell>
          <table:table-cell table:style-name="ce1" office:value-type="string">
            <text:p>1.7191e-13</text:p>
          </table:table-cell>
          <table:table-cell table:style-name="ce1" office:value-type="string">
            <text:p>6.9612e-11</text:p>
          </table:table-cell>
          <table:table-cell table:style-name="ce1" office:value-type="string">
            <text:p>3.6397e-10</text:p>
          </table:table-cell>
          <table:table-cell table:style-name="ce1" office:value-type="string">
            <text:p>9.5394e-17</text:p>
          </table:table-cell>
          <table:table-cell table:style-name="ce1" office:value-type="string">
            <text:p>6.8864e-18</text:p>
          </table:table-cell>
          <table:table-cell table:style-name="ce1" office:value-type="string">
            <text:p>1.1178e-17</text:p>
          </table:table-cell>
          <table:table-cell table:style-name="ce1" office:value-type="string">
            <text:p>7.9314e-18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8.0757e-11</text:p>
          </table:table-cell>
          <table:table-cell table:style-name="ce1" office:value-type="string">
            <text:p>1.8421e-09</text:p>
          </table:table-cell>
          <table:table-cell table:style-name="ce1" office:value-type="string">
            <text:p>1.2374e-13</text:p>
          </table:table-cell>
          <table:table-cell table:style-name="ce1" office:value-type="string">
            <text:p>1.5179e-11</text:p>
          </table:table-cell>
          <table:table-cell table:style-name="ce1" office:value-type="string">
            <text:p>3.4982e-10</text:p>
          </table:table-cell>
          <table:table-cell table:style-name="ce1" office:value-type="string">
            <text:p>9.544e-17</text:p>
          </table:table-cell>
          <table:table-cell table:style-name="ce1" office:value-type="string">
            <text:p>1.3465e-18</text:p>
          </table:table-cell>
          <table:table-cell table:style-name="ce1" office:value-type="string">
            <text:p>7.1245e-18</text:p>
          </table:table-cell>
          <table:table-cell table:style-name="ce1" office:value-type="string">
            <text:p>3.5265e-18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8.2095e-11</text:p>
          </table:table-cell>
          <table:table-cell table:style-name="ce1" office:value-type="string">
            <text:p>1.8746e-09</text:p>
          </table:table-cell>
          <table:table-cell table:style-name="ce1" office:value-type="string">
            <text:p>1.1679e-13</text:p>
          </table:table-cell>
          <table:table-cell table:style-name="ce1" office:value-type="string">
            <text:p>4.9411e-12</text:p>
          </table:table-cell>
          <table:table-cell table:style-name="ce1" office:value-type="string">
            <text:p>3.4181e-10</text:p>
          </table:table-cell>
          <table:table-cell table:style-name="ce1" office:value-type="string">
            <text:p>9.5435e-17</text:p>
          </table:table-cell>
          <table:table-cell table:style-name="ce1" office:value-type="string">
            <text:p>3.9337e-19</text:p>
          </table:table-cell>
          <table:table-cell table:style-name="ce1" office:value-type="string">
            <text:p>4.3722e-18</text:p>
          </table:table-cell>
          <table:table-cell table:style-name="ce1" office:value-type="string">
            <text:p>1.5392e-18</text:p>
          </table:table-cell>
        </table:table-row>
        <table:table-row table:style-name="ro2">
          <table:table-cell office:value-type="float" office:value="210.7017">
            <text:p>210.7017</text:p>
          </table:table-cell>
          <table:table-cell table:formula="of:=[.AC23]*1000000" office:value-type="float" office:value="1399.4">
            <text:p>1399.4</text:p>
          </table:table-cell>
          <table:table-cell table:formula="of:=[.AD23]*1000000" office:value-type="float" office:value="0.000091565">
            <text:p>0.000091565</text:p>
          </table:table-cell>
          <table:table-cell table:formula="of:=[.AE23]*1000000" office:value-type="float" office:value="0.0023771">
            <text:p>0.0023771</text:p>
          </table:table-cell>
          <table:table-cell table:formula="of:=[.AF23]*1000000" office:value-type="float" office:value="0.00000024119">
            <text:p>2.4119E-007</text:p>
          </table:table-cell>
          <table:table-cell table:formula="of:=[.AG23]*1000000" office:value-type="float" office:value="0.00011799">
            <text:p>0.00011799</text:p>
          </table:table-cell>
          <table:table-cell table:formula="of:=[.AH23]*1000000" office:value-type="float" office:value="0.00041684">
            <text:p>0.00041684</text:p>
          </table:table-cell>
          <table:table-cell table:formula="of:=[.AI23]*1000000" office:value-type="float" office:value="0.00000000009498">
            <text:p>9.498E-011</text:p>
          </table:table-cell>
          <table:table-cell table:formula="of:=[.AJ23]*1000000" office:value-type="float" office:value="0.000000000011541">
            <text:p>1.1541E-011</text:p>
          </table:table-cell>
          <table:table-cell table:formula="of:=([.AK23]+[.AL23])*1000000" office:value-type="float" office:value="0.000000000024451">
            <text:p>2.4451E-011</text:p>
          </table:table-cell>
          <table:table-cell table:formula="of:=[.AM23]*1000000" office:value-type="float" office:value="1399.4">
            <text:p>1399.4</text:p>
          </table:table-cell>
          <table:table-cell table:formula="of:=[.AN23]*1000000" office:value-type="float" office:value="0.000091401">
            <text:p>0.000091401</text:p>
          </table:table-cell>
          <table:table-cell table:formula="of:=[.AO23]*1000000" office:value-type="float" office:value="0.0021927">
            <text:p>0.0021927</text:p>
          </table:table-cell>
          <table:table-cell table:formula="of:=[.AP23]*1000000" office:value-type="float" office:value="0.00000015105">
            <text:p>1.5105E-007</text:p>
          </table:table-cell>
          <table:table-cell table:formula="of:=[.AQ23]*1000000" office:value-type="float" office:value="0.000023284">
            <text:p>0.000023284</text:p>
          </table:table-cell>
          <table:table-cell table:formula="of:=[.AR23]*1000000" office:value-type="float" office:value="0.00039012">
            <text:p>0.00039012</text:p>
          </table:table-cell>
          <table:table-cell table:formula="of:=[.AS23]*1000000" office:value-type="float" office:value="0.000000000095015">
            <text:p>9.5015E-011</text:p>
          </table:table-cell>
          <table:table-cell table:formula="of:=[.AT23]*1000000" office:value-type="float" office:value="0.000000000002039">
            <text:p>2.039E-012</text:p>
          </table:table-cell>
          <table:table-cell table:formula="of:=([.AU23]+[.AV23])*1000000" office:value-type="float" office:value="0.0000000000132697">
            <text:p>1.32697E-011</text:p>
          </table:table-cell>
          <table:table-cell table:formula="of:=[.AW23]*1000000" office:value-type="float" office:value="1399.4">
            <text:p>1399.4</text:p>
          </table:table-cell>
          <table:table-cell table:formula="of:=[.AX23]*1000000" office:value-type="float" office:value="0.000091832">
            <text:p>0.000091832</text:p>
          </table:table-cell>
          <table:table-cell table:formula="of:=[.AY23]*1000000" office:value-type="float" office:value="0.0022035">
            <text:p>0.0022035</text:p>
          </table:table-cell>
          <table:table-cell table:formula="of:=[.AZ23]*1000000" office:value-type="float" office:value="0.00000013662">
            <text:p>1.3662E-007</text:p>
          </table:table-cell>
          <table:table-cell table:formula="of:=[.BA23]*1000000" office:value-type="float" office:value="0.0000069507">
            <text:p>6.9507E-006</text:p>
          </table:table-cell>
          <table:table-cell table:formula="of:=[.BB23]*1000000" office:value-type="float" office:value="0.00037518">
            <text:p>0.00037518</text:p>
          </table:table-cell>
          <table:table-cell table:formula="of:=[.BC23]*1000000" office:value-type="float" office:value="0.000000000095011">
            <text:p>9.5011E-011</text:p>
          </table:table-cell>
          <table:table-cell table:formula="of:=[.BD23]*1000000" office:value-type="float" office:value="0.00000000000054608">
            <text:p>5.4608E-013</text:p>
          </table:table-cell>
          <table:table-cell table:formula="of:=([.BE23]+[.BF23])*1000000" office:value-type="float" office:value="0.0000000000072778">
            <text:p>7.2778E-012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9.1565e-11</text:p>
          </table:table-cell>
          <table:table-cell table:style-name="ce1" office:value-type="string">
            <text:p>2.3771e-09</text:p>
          </table:table-cell>
          <table:table-cell table:style-name="ce1" office:value-type="string">
            <text:p>2.4119e-13</text:p>
          </table:table-cell>
          <table:table-cell table:style-name="ce1" office:value-type="string">
            <text:p>1.1799e-10</text:p>
          </table:table-cell>
          <table:table-cell table:style-name="ce1" office:value-type="string">
            <text:p>4.1684e-10</text:p>
          </table:table-cell>
          <table:table-cell table:style-name="ce1" office:value-type="string">
            <text:p>9.498e-17</text:p>
          </table:table-cell>
          <table:table-cell table:style-name="ce1" office:value-type="string">
            <text:p>1.1541e-17</text:p>
          </table:table-cell>
          <table:table-cell table:style-name="ce1" office:value-type="string">
            <text:p>1.4106e-17</text:p>
          </table:table-cell>
          <table:table-cell table:style-name="ce1" office:value-type="string">
            <text:p>1.0345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9.1401e-11</text:p>
          </table:table-cell>
          <table:table-cell table:style-name="ce1" office:value-type="string">
            <text:p>2.1927e-09</text:p>
          </table:table-cell>
          <table:table-cell table:style-name="ce1" office:value-type="string">
            <text:p>1.5105e-13</text:p>
          </table:table-cell>
          <table:table-cell table:style-name="ce1" office:value-type="string">
            <text:p>2.3284e-11</text:p>
          </table:table-cell>
          <table:table-cell table:style-name="ce1" office:value-type="string">
            <text:p>3.9012e-10</text:p>
          </table:table-cell>
          <table:table-cell table:style-name="ce1" office:value-type="string">
            <text:p>9.5015e-17</text:p>
          </table:table-cell>
          <table:table-cell table:style-name="ce1" office:value-type="string">
            <text:p>2.039e-18</text:p>
          </table:table-cell>
          <table:table-cell table:style-name="ce1" office:value-type="string">
            <text:p>8.7802e-18</text:p>
          </table:table-cell>
          <table:table-cell table:style-name="ce1" office:value-type="string">
            <text:p>4.4895e-18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9.1832e-11</text:p>
          </table:table-cell>
          <table:table-cell table:style-name="ce1" office:value-type="string">
            <text:p>2.2035e-09</text:p>
          </table:table-cell>
          <table:table-cell table:style-name="ce1" office:value-type="string">
            <text:p>1.3662e-13</text:p>
          </table:table-cell>
          <table:table-cell table:style-name="ce1" office:value-type="string">
            <text:p>6.9507e-12</text:p>
          </table:table-cell>
          <table:table-cell table:style-name="ce1" office:value-type="string">
            <text:p>3.7518e-10</text:p>
          </table:table-cell>
          <table:table-cell table:style-name="ce1" office:value-type="string">
            <text:p>9.5011e-17</text:p>
          </table:table-cell>
          <table:table-cell table:style-name="ce1" office:value-type="string">
            <text:p>5.4608e-19</text:p>
          </table:table-cell>
          <table:table-cell table:style-name="ce1" office:value-type="string">
            <text:p>5.3319e-18</text:p>
          </table:table-cell>
          <table:table-cell table:style-name="ce1" office:value-type="string">
            <text:p>1.9459e-18</text:p>
          </table:table-cell>
        </table:table-row>
        <table:table-row table:style-name="ro2">
          <table:table-cell office:value-type="float" office:value="220.7017">
            <text:p>220.7017</text:p>
          </table:table-cell>
          <table:table-cell table:formula="of:=[.AC24]*1000000" office:value-type="float" office:value="1399.4">
            <text:p>1399.4</text:p>
          </table:table-cell>
          <table:table-cell table:formula="of:=[.AD24]*1000000" office:value-type="float" office:value="0.00010548">
            <text:p>0.00010548</text:p>
          </table:table-cell>
          <table:table-cell table:formula="of:=[.AE24]*1000000" office:value-type="float" office:value="0.0029222">
            <text:p>0.0029222</text:p>
          </table:table-cell>
          <table:table-cell table:formula="of:=[.AF24]*1000000" office:value-type="float" office:value="0.00000034773">
            <text:p>3.4773E-007</text:p>
          </table:table-cell>
          <table:table-cell table:formula="of:=[.AG24]*1000000" office:value-type="float" office:value="0.00019797">
            <text:p>0.00019797</text:p>
          </table:table-cell>
          <table:table-cell table:formula="of:=[.AH24]*1000000" office:value-type="float" office:value="0.00047781">
            <text:p>0.00047781</text:p>
          </table:table-cell>
          <table:table-cell table:formula="of:=[.AI24]*1000000" office:value-type="float" office:value="0.000000000094626">
            <text:p>9.4626E-011</text:p>
          </table:table-cell>
          <table:table-cell table:formula="of:=[.AJ24]*1000000" office:value-type="float" office:value="0.000000000019072">
            <text:p>1.9072E-011</text:p>
          </table:table-cell>
          <table:table-cell table:formula="of:=([.AK24]+[.AL24])*1000000" office:value-type="float" office:value="0.000000000031013">
            <text:p>3.1013E-011</text:p>
          </table:table-cell>
          <table:table-cell table:formula="of:=[.AM24]*1000000" office:value-type="float" office:value="1399.4">
            <text:p>1399.4</text:p>
          </table:table-cell>
          <table:table-cell table:formula="of:=[.AN24]*1000000" office:value-type="float" office:value="0.00010303">
            <text:p>0.00010303</text:p>
          </table:table-cell>
          <table:table-cell table:formula="of:=[.AO24]*1000000" office:value-type="float" office:value="0.0025947">
            <text:p>0.0025947</text:p>
          </table:table-cell>
          <table:table-cell table:formula="of:=[.AP24]*1000000" office:value-type="float" office:value="0.00000018548">
            <text:p>1.8548E-007</text:p>
          </table:table-cell>
          <table:table-cell table:formula="of:=[.AQ24]*1000000" office:value-type="float" office:value="0.000035346">
            <text:p>0.000035346</text:p>
          </table:table-cell>
          <table:table-cell table:formula="of:=[.AR24]*1000000" office:value-type="float" office:value="0.00043432">
            <text:p>0.00043432</text:p>
          </table:table-cell>
          <table:table-cell table:formula="of:=[.AS24]*1000000" office:value-type="float" office:value="0.000000000094656">
            <text:p>9.4656E-011</text:p>
          </table:table-cell>
          <table:table-cell table:formula="of:=[.AT24]*1000000" office:value-type="float" office:value="0.0000000000030559">
            <text:p>3.0559E-012</text:p>
          </table:table-cell>
          <table:table-cell table:formula="of:=([.AU24]+[.AV24])*1000000" office:value-type="float" office:value="0.0000000000163686">
            <text:p>1.63686E-011</text:p>
          </table:table-cell>
          <table:table-cell table:formula="of:=[.AW24]*1000000" office:value-type="float" office:value="1399.4">
            <text:p>1399.4</text:p>
          </table:table-cell>
          <table:table-cell table:formula="of:=[.AX24]*1000000" office:value-type="float" office:value="0.00010221">
            <text:p>0.00010221</text:p>
          </table:table-cell>
          <table:table-cell table:formula="of:=[.AY24]*1000000" office:value-type="float" office:value="0.0025711">
            <text:p>0.0025711</text:p>
          </table:table-cell>
          <table:table-cell table:formula="of:=[.AZ24]*1000000" office:value-type="float" office:value="0.0000001592">
            <text:p>1.592E-007</text:p>
          </table:table-cell>
          <table:table-cell table:formula="of:=[.BA24]*1000000" office:value-type="float" office:value="0.0000096853">
            <text:p>9.6853E-006</text:p>
          </table:table-cell>
          <table:table-cell table:formula="of:=[.BB24]*1000000" office:value-type="float" office:value="0.00041061">
            <text:p>0.00041061</text:p>
          </table:table-cell>
          <table:table-cell table:formula="of:=[.BC24]*1000000" office:value-type="float" office:value="0.000000000094654">
            <text:p>9.4654E-011</text:p>
          </table:table-cell>
          <table:table-cell table:formula="of:=[.BD24]*1000000" office:value-type="float" office:value="0.00000000000075133">
            <text:p>7.5133E-013</text:p>
          </table:table-cell>
          <table:table-cell table:formula="of:=([.BE24]+[.BF24])*1000000" office:value-type="float" office:value="0.0000000000088663">
            <text:p>8.8663E-012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0548e-10</text:p>
          </table:table-cell>
          <table:table-cell table:style-name="ce1" office:value-type="string">
            <text:p>2.9222e-09</text:p>
          </table:table-cell>
          <table:table-cell table:style-name="ce1" office:value-type="string">
            <text:p>3.4773e-13</text:p>
          </table:table-cell>
          <table:table-cell table:style-name="ce1" office:value-type="string">
            <text:p>1.9797e-10</text:p>
          </table:table-cell>
          <table:table-cell table:style-name="ce1" office:value-type="string">
            <text:p>4.7781e-10</text:p>
          </table:table-cell>
          <table:table-cell table:style-name="ce1" office:value-type="string">
            <text:p>9.4626e-17</text:p>
          </table:table-cell>
          <table:table-cell table:style-name="ce1" office:value-type="string">
            <text:p>1.9072e-17</text:p>
          </table:table-cell>
          <table:table-cell table:style-name="ce1" office:value-type="string">
            <text:p>1.7661e-17</text:p>
          </table:table-cell>
          <table:table-cell table:style-name="ce1" office:value-type="string">
            <text:p>1.3352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0303e-10</text:p>
          </table:table-cell>
          <table:table-cell table:style-name="ce1" office:value-type="string">
            <text:p>2.5947e-09</text:p>
          </table:table-cell>
          <table:table-cell table:style-name="ce1" office:value-type="string">
            <text:p>1.8548e-13</text:p>
          </table:table-cell>
          <table:table-cell table:style-name="ce1" office:value-type="string">
            <text:p>3.5346e-11</text:p>
          </table:table-cell>
          <table:table-cell table:style-name="ce1" office:value-type="string">
            <text:p>4.3432e-10</text:p>
          </table:table-cell>
          <table:table-cell table:style-name="ce1" office:value-type="string">
            <text:p>9.4656e-17</text:p>
          </table:table-cell>
          <table:table-cell table:style-name="ce1" office:value-type="string">
            <text:p>3.0559e-18</text:p>
          </table:table-cell>
          <table:table-cell table:style-name="ce1" office:value-type="string">
            <text:p>1.072e-17</text:p>
          </table:table-cell>
          <table:table-cell table:style-name="ce1" office:value-type="string">
            <text:p>5.6486e-18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0221e-10</text:p>
          </table:table-cell>
          <table:table-cell table:style-name="ce1" office:value-type="string">
            <text:p>2.5711e-09</text:p>
          </table:table-cell>
          <table:table-cell table:style-name="ce1" office:value-type="string">
            <text:p>1.592e-13</text:p>
          </table:table-cell>
          <table:table-cell table:style-name="ce1" office:value-type="string">
            <text:p>9.6853e-12</text:p>
          </table:table-cell>
          <table:table-cell table:style-name="ce1" office:value-type="string">
            <text:p>4.1061e-10</text:p>
          </table:table-cell>
          <table:table-cell table:style-name="ce1" office:value-type="string">
            <text:p>9.4654e-17</text:p>
          </table:table-cell>
          <table:table-cell table:style-name="ce1" office:value-type="string">
            <text:p>7.5133e-19</text:p>
          </table:table-cell>
          <table:table-cell table:style-name="ce1" office:value-type="string">
            <text:p>6.4373e-18</text:p>
          </table:table-cell>
          <table:table-cell table:style-name="ce1" office:value-type="string">
            <text:p>2.429e-18</text:p>
          </table:table-cell>
        </table:table-row>
        <table:table-row table:style-name="ro2">
          <table:table-cell office:value-type="float" office:value="230.7017">
            <text:p>230.7017</text:p>
          </table:table-cell>
          <table:table-cell table:formula="of:=[.AC25]*1000000" office:value-type="float" office:value="1399.4">
            <text:p>1399.4</text:p>
          </table:table-cell>
          <table:table-cell table:formula="of:=[.AD25]*1000000" office:value-type="float" office:value="0.00012138">
            <text:p>0.00012138</text:p>
          </table:table-cell>
          <table:table-cell table:formula="of:=[.AE25]*1000000" office:value-type="float" office:value="0.0035982">
            <text:p>0.0035982</text:p>
          </table:table-cell>
          <table:table-cell table:formula="of:=[.AF25]*1000000" office:value-type="float" office:value="0.00000051346">
            <text:p>5.1346E-007</text:p>
          </table:table-cell>
          <table:table-cell table:formula="of:=[.AG25]*1000000" office:value-type="float" office:value="0.00032801">
            <text:p>0.00032801</text:p>
          </table:table-cell>
          <table:table-cell table:formula="of:=[.AH25]*1000000" office:value-type="float" office:value="0.00054849">
            <text:p>0.00054849</text:p>
          </table:table-cell>
          <table:table-cell table:formula="of:=[.AI25]*1000000" office:value-type="float" office:value="0.000000000094313">
            <text:p>9.4313E-011</text:p>
          </table:table-cell>
          <table:table-cell table:formula="of:=[.AJ25]*1000000" office:value-type="float" office:value="0.000000000031193">
            <text:p>3.1193E-011</text:p>
          </table:table-cell>
          <table:table-cell table:formula="of:=([.AK25]+[.AL25])*1000000" office:value-type="float" office:value="0.000000000039068">
            <text:p>3.9068E-011</text:p>
          </table:table-cell>
          <table:table-cell table:formula="of:=[.AM25]*1000000" office:value-type="float" office:value="1399.4">
            <text:p>1399.4</text:p>
          </table:table-cell>
          <table:table-cell table:formula="of:=[.AN25]*1000000" office:value-type="float" office:value="0.00011576">
            <text:p>0.00011576</text:p>
          </table:table-cell>
          <table:table-cell table:formula="of:=[.AO25]*1000000" office:value-type="float" office:value="0.0030551">
            <text:p>0.0030551</text:p>
          </table:table-cell>
          <table:table-cell table:formula="of:=[.AP25]*1000000" office:value-type="float" office:value="0.00000022963">
            <text:p>2.2963E-007</text:p>
          </table:table-cell>
          <table:table-cell table:formula="of:=[.AQ25]*1000000" office:value-type="float" office:value="0.000053116">
            <text:p>0.000053116</text:p>
          </table:table-cell>
          <table:table-cell table:formula="of:=[.AR25]*1000000" office:value-type="float" office:value="0.00048293">
            <text:p>0.00048293</text:p>
          </table:table-cell>
          <table:table-cell table:formula="of:=[.AS25]*1000000" office:value-type="float" office:value="0.000000000094342">
            <text:p>9.4342E-011</text:p>
          </table:table-cell>
          <table:table-cell table:formula="of:=[.AT25]*1000000" office:value-type="float" office:value="0.0000000000045345">
            <text:p>4.5345E-012</text:p>
          </table:table-cell>
          <table:table-cell table:formula="of:=([.AU25]+[.AV25])*1000000" office:value-type="float" office:value="0.0000000000200114">
            <text:p>2.00114E-011</text:p>
          </table:table-cell>
          <table:table-cell table:formula="of:=[.AW25]*1000000" office:value-type="float" office:value="1399.4">
            <text:p>1399.4</text:p>
          </table:table-cell>
          <table:table-cell table:formula="of:=[.AX25]*1000000" office:value-type="float" office:value="0.00011325">
            <text:p>0.00011325</text:p>
          </table:table-cell>
          <table:table-cell table:formula="of:=[.AY25]*1000000" office:value-type="float" office:value="0.0029803">
            <text:p>0.0029803</text:p>
          </table:table-cell>
          <table:table-cell table:formula="of:=[.AZ25]*1000000" office:value-type="float" office:value="0.000000185">
            <text:p>0.000000185</text:p>
          </table:table-cell>
          <table:table-cell table:formula="of:=[.BA25]*1000000" office:value-type="float" office:value="0.000013376">
            <text:p>0.000013376</text:p>
          </table:table-cell>
          <table:table-cell table:formula="of:=[.BB25]*1000000" office:value-type="float" office:value="0.00044829">
            <text:p>0.00044829</text:p>
          </table:table-cell>
          <table:table-cell table:formula="of:=[.BC25]*1000000" office:value-type="float" office:value="0.000000000094342">
            <text:p>9.4342E-011</text:p>
          </table:table-cell>
          <table:table-cell table:formula="of:=[.BD25]*1000000" office:value-type="float" office:value="0.000000000001025">
            <text:p>1.025E-012</text:p>
          </table:table-cell>
          <table:table-cell table:formula="of:=([.BE25]+[.BF25])*1000000" office:value-type="float" office:value="0.0000000000106995">
            <text:p>1.06995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2138e-10</text:p>
          </table:table-cell>
          <table:table-cell table:style-name="ce1" office:value-type="string">
            <text:p>3.5982e-09</text:p>
          </table:table-cell>
          <table:table-cell table:style-name="ce1" office:value-type="string">
            <text:p>5.1346e-13</text:p>
          </table:table-cell>
          <table:table-cell table:style-name="ce1" office:value-type="string">
            <text:p>3.2801e-10</text:p>
          </table:table-cell>
          <table:table-cell table:style-name="ce1" office:value-type="string">
            <text:p>5.4849e-10</text:p>
          </table:table-cell>
          <table:table-cell table:style-name="ce1" office:value-type="string">
            <text:p>9.4313e-17</text:p>
          </table:table-cell>
          <table:table-cell table:style-name="ce1" office:value-type="string">
            <text:p>3.1193e-17</text:p>
          </table:table-cell>
          <table:table-cell table:style-name="ce1" office:value-type="string">
            <text:p>2.1977e-17</text:p>
          </table:table-cell>
          <table:table-cell table:style-name="ce1" office:value-type="string">
            <text:p>1.7091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1576e-10</text:p>
          </table:table-cell>
          <table:table-cell table:style-name="ce1" office:value-type="string">
            <text:p>3.0551e-09</text:p>
          </table:table-cell>
          <table:table-cell table:style-name="ce1" office:value-type="string">
            <text:p>2.2963e-13</text:p>
          </table:table-cell>
          <table:table-cell table:style-name="ce1" office:value-type="string">
            <text:p>5.3116e-11</text:p>
          </table:table-cell>
          <table:table-cell table:style-name="ce1" office:value-type="string">
            <text:p>4.8293e-10</text:p>
          </table:table-cell>
          <table:table-cell table:style-name="ce1" office:value-type="string">
            <text:p>9.4342e-17</text:p>
          </table:table-cell>
          <table:table-cell table:style-name="ce1" office:value-type="string">
            <text:p>4.5345e-18</text:p>
          </table:table-cell>
          <table:table-cell table:style-name="ce1" office:value-type="string">
            <text:p>1.2979e-17</text:p>
          </table:table-cell>
          <table:table-cell table:style-name="ce1" office:value-type="string">
            <text:p>7.0324e-18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1325e-10</text:p>
          </table:table-cell>
          <table:table-cell table:style-name="ce1" office:value-type="string">
            <text:p>2.9803e-09</text:p>
          </table:table-cell>
          <table:table-cell table:style-name="ce1" office:value-type="string">
            <text:p>1.85e-13</text:p>
          </table:table-cell>
          <table:table-cell table:style-name="ce1" office:value-type="string">
            <text:p>1.3376e-11</text:p>
          </table:table-cell>
          <table:table-cell table:style-name="ce1" office:value-type="string">
            <text:p>4.4829e-10</text:p>
          </table:table-cell>
          <table:table-cell table:style-name="ce1" office:value-type="string">
            <text:p>9.4342e-17</text:p>
          </table:table-cell>
          <table:table-cell table:style-name="ce1" office:value-type="string">
            <text:p>1.025e-18</text:p>
          </table:table-cell>
          <table:table-cell table:style-name="ce1" office:value-type="string">
            <text:p>7.7018e-18</text:p>
          </table:table-cell>
          <table:table-cell table:style-name="ce1" office:value-type="string">
            <text:p>2.9977e-18</text:p>
          </table:table-cell>
        </table:table-row>
        <table:table-row table:style-name="ro2">
          <table:table-cell office:value-type="float" office:value="240.7017">
            <text:p>240.7017</text:p>
          </table:table-cell>
          <table:table-cell table:formula="of:=[.AC26]*1000000" office:value-type="float" office:value="1399.4">
            <text:p>1399.4</text:p>
          </table:table-cell>
          <table:table-cell table:formula="of:=[.AD26]*1000000" office:value-type="float" office:value="0.00013964">
            <text:p>0.00013964</text:p>
          </table:table-cell>
          <table:table-cell table:formula="of:=[.AE26]*1000000" office:value-type="float" office:value="0.0044467">
            <text:p>0.0044467</text:p>
          </table:table-cell>
          <table:table-cell table:formula="of:=[.AF26]*1000000" office:value-type="float" office:value="0.00000077221">
            <text:p>7.7221E-007</text:p>
          </table:table-cell>
          <table:table-cell table:formula="of:=[.AG26]*1000000" office:value-type="float" office:value="0.00053699">
            <text:p>0.00053699</text:p>
          </table:table-cell>
          <table:table-cell table:formula="of:=[.AH26]*1000000" office:value-type="float" office:value="0.00063087">
            <text:p>0.00063087</text:p>
          </table:table-cell>
          <table:table-cell table:formula="of:=[.AI26]*1000000" office:value-type="float" office:value="0.000000000094026">
            <text:p>9.4026E-011</text:p>
          </table:table-cell>
          <table:table-cell table:formula="of:=[.AJ26]*1000000" office:value-type="float" office:value="0.000000000050491">
            <text:p>5.0491E-011</text:p>
          </table:table-cell>
          <table:table-cell table:formula="of:=([.AK26]+[.AL26])*1000000" office:value-type="float" office:value="0.000000000048922">
            <text:p>4.8922E-011</text:p>
          </table:table-cell>
          <table:table-cell table:formula="of:=[.AM26]*1000000" office:value-type="float" office:value="1399.4">
            <text:p>1399.4</text:p>
          </table:table-cell>
          <table:table-cell table:formula="of:=[.AN26]*1000000" office:value-type="float" office:value="0.00012971">
            <text:p>0.00012971</text:p>
          </table:table-cell>
          <table:table-cell table:formula="of:=[.AO26]*1000000" office:value-type="float" office:value="0.0035824">
            <text:p>0.0035824</text:p>
          </table:table-cell>
          <table:table-cell table:formula="of:=[.AP26]*1000000" office:value-type="float" office:value="0.00000028711">
            <text:p>2.8711E-007</text:p>
          </table:table-cell>
          <table:table-cell table:formula="of:=[.AQ26]*1000000" office:value-type="float" office:value="0.000079042">
            <text:p>0.000079042</text:p>
          </table:table-cell>
          <table:table-cell table:formula="of:=[.AR26]*1000000" office:value-type="float" office:value="0.00053656">
            <text:p>0.00053656</text:p>
          </table:table-cell>
          <table:table-cell table:formula="of:=[.AS26]*1000000" office:value-type="float" office:value="0.000000000094059">
            <text:p>9.4059E-011</text:p>
          </table:table-cell>
          <table:table-cell table:formula="of:=[.AT26]*1000000" office:value-type="float" office:value="0.000000000006665">
            <text:p>6.665E-012</text:p>
          </table:table-cell>
          <table:table-cell table:formula="of:=([.AU26]+[.AV26])*1000000" office:value-type="float" office:value="0.0000000000242703">
            <text:p>2.42703E-011</text:p>
          </table:table-cell>
          <table:table-cell table:formula="of:=[.AW26]*1000000" office:value-type="float" office:value="1399.4">
            <text:p>1399.4</text:p>
          </table:table-cell>
          <table:table-cell table:formula="of:=[.AX26]*1000000" office:value-type="float" office:value="0.00012501">
            <text:p>0.00012501</text:p>
          </table:table-cell>
          <table:table-cell table:formula="of:=[.AY26]*1000000" office:value-type="float" office:value="0.0034342">
            <text:p>0.0034342</text:p>
          </table:table-cell>
          <table:table-cell table:formula="of:=[.AZ26]*1000000" office:value-type="float" office:value="0.00000021462">
            <text:p>2.1462E-007</text:p>
          </table:table-cell>
          <table:table-cell table:formula="of:=[.BA26]*1000000" office:value-type="float" office:value="0.000018316">
            <text:p>0.000018316</text:p>
          </table:table-cell>
          <table:table-cell table:formula="of:=[.BB26]*1000000" office:value-type="float" office:value="0.00048844">
            <text:p>0.00048844</text:p>
          </table:table-cell>
          <table:table-cell table:formula="of:=[.BC26]*1000000" office:value-type="float" office:value="0.000000000094062">
            <text:p>9.4062E-011</text:p>
          </table:table-cell>
          <table:table-cell table:formula="of:=[.BD26]*1000000" office:value-type="float" office:value="0.0000000000013874">
            <text:p>1.3874E-012</text:p>
          </table:table-cell>
          <table:table-cell table:formula="of:=([.BE26]+[.BF26])*1000000" office:value-type="float" office:value="0.0000000000128007">
            <text:p>1.28007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3964e-10</text:p>
          </table:table-cell>
          <table:table-cell table:style-name="ce1" office:value-type="string">
            <text:p>4.4467e-09</text:p>
          </table:table-cell>
          <table:table-cell table:style-name="ce1" office:value-type="string">
            <text:p>7.7221e-13</text:p>
          </table:table-cell>
          <table:table-cell table:style-name="ce1" office:value-type="string">
            <text:p>5.3699e-10</text:p>
          </table:table-cell>
          <table:table-cell table:style-name="ce1" office:value-type="string">
            <text:p>6.3087e-10</text:p>
          </table:table-cell>
          <table:table-cell table:style-name="ce1" office:value-type="string">
            <text:p>9.4026e-17</text:p>
          </table:table-cell>
          <table:table-cell table:style-name="ce1" office:value-type="string">
            <text:p>5.0491e-17</text:p>
          </table:table-cell>
          <table:table-cell table:style-name="ce1" office:value-type="string">
            <text:p>2.7203e-17</text:p>
          </table:table-cell>
          <table:table-cell table:style-name="ce1" office:value-type="string">
            <text:p>2.1719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2971e-10</text:p>
          </table:table-cell>
          <table:table-cell table:style-name="ce1" office:value-type="string">
            <text:p>3.5824e-09</text:p>
          </table:table-cell>
          <table:table-cell table:style-name="ce1" office:value-type="string">
            <text:p>2.8711e-13</text:p>
          </table:table-cell>
          <table:table-cell table:style-name="ce1" office:value-type="string">
            <text:p>7.9042e-11</text:p>
          </table:table-cell>
          <table:table-cell table:style-name="ce1" office:value-type="string">
            <text:p>5.3656e-10</text:p>
          </table:table-cell>
          <table:table-cell table:style-name="ce1" office:value-type="string">
            <text:p>9.4059e-17</text:p>
          </table:table-cell>
          <table:table-cell table:style-name="ce1" office:value-type="string">
            <text:p>6.665e-18</text:p>
          </table:table-cell>
          <table:table-cell table:style-name="ce1" office:value-type="string">
            <text:p>1.5597e-17</text:p>
          </table:table-cell>
          <table:table-cell table:style-name="ce1" office:value-type="string">
            <text:p>8.6733e-18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2501e-10</text:p>
          </table:table-cell>
          <table:table-cell table:style-name="ce1" office:value-type="string">
            <text:p>3.4342e-09</text:p>
          </table:table-cell>
          <table:table-cell table:style-name="ce1" office:value-type="string">
            <text:p>2.1462e-13</text:p>
          </table:table-cell>
          <table:table-cell table:style-name="ce1" office:value-type="string">
            <text:p>1.8316e-11</text:p>
          </table:table-cell>
          <table:table-cell table:style-name="ce1" office:value-type="string">
            <text:p>4.8844e-10</text:p>
          </table:table-cell>
          <table:table-cell table:style-name="ce1" office:value-type="string">
            <text:p>9.4062e-17</text:p>
          </table:table-cell>
          <table:table-cell table:style-name="ce1" office:value-type="string">
            <text:p>1.3874e-18</text:p>
          </table:table-cell>
          <table:table-cell table:style-name="ce1" office:value-type="string">
            <text:p>9.1393e-18</text:p>
          </table:table-cell>
          <table:table-cell table:style-name="ce1" office:value-type="string">
            <text:p>3.6614e-18</text:p>
          </table:table-cell>
        </table:table-row>
        <table:table-row table:style-name="ro2">
          <table:table-cell office:value-type="float" office:value="250.7017">
            <text:p>250.7017</text:p>
          </table:table-cell>
          <table:table-cell table:formula="of:=[.AC27]*1000000" office:value-type="float" office:value="1399.4">
            <text:p>1399.4</text:p>
          </table:table-cell>
          <table:table-cell table:formula="of:=[.AD27]*1000000" office:value-type="float" office:value="0.00016071">
            <text:p>0.00016071</text:p>
          </table:table-cell>
          <table:table-cell table:formula="of:=[.AE27]*1000000" office:value-type="float" office:value="0.005527">
            <text:p>0.005527</text:p>
          </table:table-cell>
          <table:table-cell table:formula="of:=[.AF27]*1000000" office:value-type="float" office:value="0.0000011764">
            <text:p>1.1764E-006</text:p>
          </table:table-cell>
          <table:table-cell table:formula="of:=[.AG27]*1000000" office:value-type="float" office:value="0.00086985">
            <text:p>0.00086985</text:p>
          </table:table-cell>
          <table:table-cell table:formula="of:=[.AH27]*1000000" office:value-type="float" office:value="0.00072731">
            <text:p>0.00072731</text:p>
          </table:table-cell>
          <table:table-cell table:formula="of:=[.AI27]*1000000" office:value-type="float" office:value="0.000000000093754">
            <text:p>9.3754E-011</text:p>
          </table:table-cell>
          <table:table-cell table:formula="of:=[.AJ27]*1000000" office:value-type="float" office:value="0.0000000000809">
            <text:p>8.09E-011</text:p>
          </table:table-cell>
          <table:table-cell table:formula="of:=([.AK27]+[.AL27])*1000000" office:value-type="float" office:value="0.00000000006092">
            <text:p>6.092E-011</text:p>
          </table:table-cell>
          <table:table-cell table:formula="of:=[.AM27]*1000000" office:value-type="float" office:value="1399.4">
            <text:p>1399.4</text:p>
          </table:table-cell>
          <table:table-cell table:formula="of:=[.AN27]*1000000" office:value-type="float" office:value="0.00014501">
            <text:p>0.00014501</text:p>
          </table:table-cell>
          <table:table-cell table:formula="of:=[.AO27]*1000000" office:value-type="float" office:value="0.0041869">
            <text:p>0.0041869</text:p>
          </table:table-cell>
          <table:table-cell table:formula="of:=[.AP27]*1000000" office:value-type="float" office:value="0.00000036297">
            <text:p>0.000000363</text:p>
          </table:table-cell>
          <table:table-cell table:formula="of:=[.AQ27]*1000000" office:value-type="float" office:value="0.00011652">
            <text:p>0.00011652</text:p>
          </table:table-cell>
          <table:table-cell table:formula="of:=[.AR27]*1000000" office:value-type="float" office:value="0.00059589">
            <text:p>0.00059589</text:p>
          </table:table-cell>
          <table:table-cell table:formula="of:=[.AS27]*1000000" office:value-type="float" office:value="0.000000000093795">
            <text:p>9.3795E-011</text:p>
          </table:table-cell>
          <table:table-cell table:formula="of:=[.AT27]*1000000" office:value-type="float" office:value="0.0000000000097082">
            <text:p>9.7082E-012</text:p>
          </table:table-cell>
          <table:table-cell table:formula="of:=([.AU27]+[.AV27])*1000000" office:value-type="float" office:value="0.000000000029225">
            <text:p>2.9225E-011</text:p>
          </table:table-cell>
          <table:table-cell table:formula="of:=[.AW27]*1000000" office:value-type="float" office:value="1399.4">
            <text:p>1399.4</text:p>
          </table:table-cell>
          <table:table-cell table:formula="of:=[.AX27]*1000000" office:value-type="float" office:value="0.00013753">
            <text:p>0.00013753</text:p>
          </table:table-cell>
          <table:table-cell table:formula="of:=[.AY27]*1000000" office:value-type="float" office:value="0.0039363">
            <text:p>0.0039363</text:p>
          </table:table-cell>
          <table:table-cell table:formula="of:=[.AZ27]*1000000" office:value-type="float" office:value="0.00000024882">
            <text:p>2.4882E-007</text:p>
          </table:table-cell>
          <table:table-cell table:formula="of:=[.BA27]*1000000" office:value-type="float" office:value="0.000024883">
            <text:p>0.000024883</text:p>
          </table:table-cell>
          <table:table-cell table:formula="of:=[.BB27]*1000000" office:value-type="float" office:value="0.00053129">
            <text:p>0.00053129</text:p>
          </table:table-cell>
          <table:table-cell table:formula="of:=[.BC27]*1000000" office:value-type="float" office:value="0.000000000093803">
            <text:p>9.3803E-011</text:p>
          </table:table-cell>
          <table:table-cell table:formula="of:=[.BD27]*1000000" office:value-type="float" office:value="0.0000000000018639">
            <text:p>1.8639E-012</text:p>
          </table:table-cell>
          <table:table-cell table:formula="of:=([.BE27]+[.BF27])*1000000" office:value-type="float" office:value="0.0000000000151955">
            <text:p>1.51955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6071e-10</text:p>
          </table:table-cell>
          <table:table-cell table:style-name="ce1" office:value-type="string">
            <text:p>5.527e-09</text:p>
          </table:table-cell>
          <table:table-cell table:style-name="ce1" office:value-type="string">
            <text:p>1.1764e-12</text:p>
          </table:table-cell>
          <table:table-cell table:style-name="ce1" office:value-type="string">
            <text:p>8.6985e-10</text:p>
          </table:table-cell>
          <table:table-cell table:style-name="ce1" office:value-type="string">
            <text:p>7.2731e-10</text:p>
          </table:table-cell>
          <table:table-cell table:style-name="ce1" office:value-type="string">
            <text:p>9.3754e-17</text:p>
          </table:table-cell>
          <table:table-cell table:style-name="ce1" office:value-type="string">
            <text:p>8.09e-17</text:p>
          </table:table-cell>
          <table:table-cell table:style-name="ce1" office:value-type="string">
            <text:p>3.3506e-17</text:p>
          </table:table-cell>
          <table:table-cell table:style-name="ce1" office:value-type="string">
            <text:p>2.7414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4501e-10</text:p>
          </table:table-cell>
          <table:table-cell table:style-name="ce1" office:value-type="string">
            <text:p>4.1869e-09</text:p>
          </table:table-cell>
          <table:table-cell table:style-name="ce1" office:value-type="string">
            <text:p>3.6297e-13</text:p>
          </table:table-cell>
          <table:table-cell table:style-name="ce1" office:value-type="string">
            <text:p>1.1652e-10</text:p>
          </table:table-cell>
          <table:table-cell table:style-name="ce1" office:value-type="string">
            <text:p>5.9589e-10</text:p>
          </table:table-cell>
          <table:table-cell table:style-name="ce1" office:value-type="string">
            <text:p>9.3795e-17</text:p>
          </table:table-cell>
          <table:table-cell table:style-name="ce1" office:value-type="string">
            <text:p>9.7082e-18</text:p>
          </table:table-cell>
          <table:table-cell table:style-name="ce1" office:value-type="string">
            <text:p>1.8618e-17</text:p>
          </table:table-cell>
          <table:table-cell table:style-name="ce1" office:value-type="string">
            <text:p>1.0607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3753e-10</text:p>
          </table:table-cell>
          <table:table-cell table:style-name="ce1" office:value-type="string">
            <text:p>3.9363e-09</text:p>
          </table:table-cell>
          <table:table-cell table:style-name="ce1" office:value-type="string">
            <text:p>2.4882e-13</text:p>
          </table:table-cell>
          <table:table-cell table:style-name="ce1" office:value-type="string">
            <text:p>2.4883e-11</text:p>
          </table:table-cell>
          <table:table-cell table:style-name="ce1" office:value-type="string">
            <text:p>5.3129e-10</text:p>
          </table:table-cell>
          <table:table-cell table:style-name="ce1" office:value-type="string">
            <text:p>9.3803e-17</text:p>
          </table:table-cell>
          <table:table-cell table:style-name="ce1" office:value-type="string">
            <text:p>1.8639e-18</text:p>
          </table:table-cell>
          <table:table-cell table:style-name="ce1" office:value-type="string">
            <text:p>1.0765e-17</text:p>
          </table:table-cell>
          <table:table-cell table:style-name="ce1" office:value-type="string">
            <text:p>4.4305e-18</text:p>
          </table:table-cell>
        </table:table-row>
        <table:table-row table:style-name="ro2">
          <table:table-cell office:value-type="float" office:value="260.7017">
            <text:p>260.7017</text:p>
          </table:table-cell>
          <table:table-cell table:formula="of:=[.AC28]*1000000" office:value-type="float" office:value="1399.4">
            <text:p>1399.4</text:p>
          </table:table-cell>
          <table:table-cell table:formula="of:=[.AD28]*1000000" office:value-type="float" office:value="0.00018515">
            <text:p>0.00018515</text:p>
          </table:table-cell>
          <table:table-cell table:formula="of:=[.AE28]*1000000" office:value-type="float" office:value="0.0069253">
            <text:p>0.0069253</text:p>
          </table:table-cell>
          <table:table-cell table:formula="of:=[.AF28]*1000000" office:value-type="float" office:value="0.0000018089">
            <text:p>1.8089E-006</text:p>
          </table:table-cell>
          <table:table-cell table:formula="of:=[.AG28]*1000000" office:value-type="float" office:value="0.0013961">
            <text:p>0.0013961</text:p>
          </table:table-cell>
          <table:table-cell table:formula="of:=[.AH28]*1000000" office:value-type="float" office:value="0.00084065">
            <text:p>0.00084065</text:p>
          </table:table-cell>
          <table:table-cell table:formula="of:=[.AI28]*1000000" office:value-type="float" office:value="0.000000000093489">
            <text:p>9.3489E-011</text:p>
          </table:table-cell>
          <table:table-cell table:formula="of:=[.AJ28]*1000000" office:value-type="float" office:value="0.00000000012835">
            <text:p>1.2835E-010</text:p>
          </table:table-cell>
          <table:table-cell table:formula="of:=([.AK28]+[.AL28])*1000000" office:value-type="float" office:value="0.000000000075495">
            <text:p>7.5495E-011</text:p>
          </table:table-cell>
          <table:table-cell table:formula="of:=[.AM28]*1000000" office:value-type="float" office:value="1399.4">
            <text:p>1399.4</text:p>
          </table:table-cell>
          <table:table-cell table:formula="of:=[.AN28]*1000000" office:value-type="float" office:value="0.00016184">
            <text:p>0.00016184</text:p>
          </table:table-cell>
          <table:table-cell table:formula="of:=[.AO28]*1000000" office:value-type="float" office:value="0.0048813">
            <text:p>0.0048813</text:p>
          </table:table-cell>
          <table:table-cell table:formula="of:=[.AP28]*1000000" office:value-type="float" office:value="0.00000046423">
            <text:p>4.6423E-007</text:p>
          </table:table-cell>
          <table:table-cell table:formula="of:=[.AQ28]*1000000" office:value-type="float" office:value="0.00017024">
            <text:p>0.00017024</text:p>
          </table:table-cell>
          <table:table-cell table:formula="of:=[.AR28]*1000000" office:value-type="float" office:value="0.00066166">
            <text:p>0.00066166</text:p>
          </table:table-cell>
          <table:table-cell table:formula="of:=[.AS28]*1000000" office:value-type="float" office:value="0.000000000093543">
            <text:p>9.3543E-011</text:p>
          </table:table-cell>
          <table:table-cell table:formula="of:=[.AT28]*1000000" office:value-type="float" office:value="0.00000000001402">
            <text:p>1.402E-011</text:p>
          </table:table-cell>
          <table:table-cell table:formula="of:=([.AU28]+[.AV28])*1000000" office:value-type="float" office:value="0.000000000034967">
            <text:p>3.4967E-011</text:p>
          </table:table-cell>
          <table:table-cell table:formula="of:=[.AW28]*1000000" office:value-type="float" office:value="1399.4">
            <text:p>1399.4</text:p>
          </table:table-cell>
          <table:table-cell table:formula="of:=[.AX28]*1000000" office:value-type="float" office:value="0.00015087">
            <text:p>0.00015087</text:p>
          </table:table-cell>
          <table:table-cell table:formula="of:=[.AY28]*1000000" office:value-type="float" office:value="0.0044905">
            <text:p>0.0044905</text:p>
          </table:table-cell>
          <table:table-cell table:formula="of:=[.AZ28]*1000000" office:value-type="float" office:value="0.00000028854">
            <text:p>2.8854E-007</text:p>
          </table:table-cell>
          <table:table-cell table:formula="of:=[.BA28]*1000000" office:value-type="float" office:value="0.000033551">
            <text:p>0.000033551</text:p>
          </table:table-cell>
          <table:table-cell table:formula="of:=[.BB28]*1000000" office:value-type="float" office:value="0.00057712">
            <text:p>0.00057712</text:p>
          </table:table-cell>
          <table:table-cell table:formula="of:=[.BC28]*1000000" office:value-type="float" office:value="0.000000000093556">
            <text:p>9.3556E-011</text:p>
          </table:table-cell>
          <table:table-cell table:formula="of:=[.BD28]*1000000" office:value-type="float" office:value="0.0000000000024866">
            <text:p>2.4866E-012</text:p>
          </table:table-cell>
          <table:table-cell table:formula="of:=([.BE28]+[.BF28])*1000000" office:value-type="float" office:value="0.0000000000179096">
            <text:p>1.79096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8515e-10</text:p>
          </table:table-cell>
          <table:table-cell table:style-name="ce1" office:value-type="string">
            <text:p>6.9253e-09</text:p>
          </table:table-cell>
          <table:table-cell table:style-name="ce1" office:value-type="string">
            <text:p>1.8089e-12</text:p>
          </table:table-cell>
          <table:table-cell table:style-name="ce1" office:value-type="string">
            <text:p>1.3961e-09</text:p>
          </table:table-cell>
          <table:table-cell table:style-name="ce1" office:value-type="string">
            <text:p>8.4065e-10</text:p>
          </table:table-cell>
          <table:table-cell table:style-name="ce1" office:value-type="string">
            <text:p>9.3489e-17</text:p>
          </table:table-cell>
          <table:table-cell table:style-name="ce1" office:value-type="string">
            <text:p>1.2835e-16</text:p>
          </table:table-cell>
          <table:table-cell table:style-name="ce1" office:value-type="string">
            <text:p>4.1096e-17</text:p>
          </table:table-cell>
          <table:table-cell table:style-name="ce1" office:value-type="string">
            <text:p>3.4399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6184e-10</text:p>
          </table:table-cell>
          <table:table-cell table:style-name="ce1" office:value-type="string">
            <text:p>4.8813e-09</text:p>
          </table:table-cell>
          <table:table-cell table:style-name="ce1" office:value-type="string">
            <text:p>4.6423e-13</text:p>
          </table:table-cell>
          <table:table-cell table:style-name="ce1" office:value-type="string">
            <text:p>1.7024e-10</text:p>
          </table:table-cell>
          <table:table-cell table:style-name="ce1" office:value-type="string">
            <text:p>6.6166e-10</text:p>
          </table:table-cell>
          <table:table-cell table:style-name="ce1" office:value-type="string">
            <text:p>9.3543e-17</text:p>
          </table:table-cell>
          <table:table-cell table:style-name="ce1" office:value-type="string">
            <text:p>1.402e-17</text:p>
          </table:table-cell>
          <table:table-cell table:style-name="ce1" office:value-type="string">
            <text:p>2.2092e-17</text:p>
          </table:table-cell>
          <table:table-cell table:style-name="ce1" office:value-type="string">
            <text:p>1.2875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5087e-10</text:p>
          </table:table-cell>
          <table:table-cell table:style-name="ce1" office:value-type="string">
            <text:p>4.4905e-09</text:p>
          </table:table-cell>
          <table:table-cell table:style-name="ce1" office:value-type="string">
            <text:p>2.8854e-13</text:p>
          </table:table-cell>
          <table:table-cell table:style-name="ce1" office:value-type="string">
            <text:p>3.3551e-11</text:p>
          </table:table-cell>
          <table:table-cell table:style-name="ce1" office:value-type="string">
            <text:p>5.7712e-10</text:p>
          </table:table-cell>
          <table:table-cell table:style-name="ce1" office:value-type="string">
            <text:p>9.3556e-17</text:p>
          </table:table-cell>
          <table:table-cell table:style-name="ce1" office:value-type="string">
            <text:p>2.4866e-18</text:p>
          </table:table-cell>
          <table:table-cell table:style-name="ce1" office:value-type="string">
            <text:p>1.2594e-17</text:p>
          </table:table-cell>
          <table:table-cell table:style-name="ce1" office:value-type="string">
            <text:p>5.3156e-18</text:p>
          </table:table-cell>
        </table:table-row>
        <table:table-row table:style-name="ro2">
          <table:table-cell office:value-type="float" office:value="270.7017">
            <text:p>270.7017</text:p>
          </table:table-cell>
          <table:table-cell table:formula="of:=[.AC29]*1000000" office:value-type="float" office:value="1399.4">
            <text:p>1399.4</text:p>
          </table:table-cell>
          <table:table-cell table:formula="of:=[.AD29]*1000000" office:value-type="float" office:value="0.00021367">
            <text:p>0.00021367</text:p>
          </table:table-cell>
          <table:table-cell table:formula="of:=[.AE29]*1000000" office:value-type="float" office:value="0.0087664">
            <text:p>0.0087664</text:p>
          </table:table-cell>
          <table:table-cell table:formula="of:=[.AF29]*1000000" office:value-type="float" office:value="0.0000027946">
            <text:p>2.7946E-006</text:p>
          </table:table-cell>
          <table:table-cell table:formula="of:=[.AG29]*1000000" office:value-type="float" office:value="0.0022201">
            <text:p>0.0022201</text:p>
          </table:table-cell>
          <table:table-cell table:formula="of:=[.AH29]*1000000" office:value-type="float" office:value="0.00097433">
            <text:p>0.00097433</text:p>
          </table:table-cell>
          <table:table-cell table:formula="of:=[.AI29]*1000000" office:value-type="float" office:value="0.000000000093225">
            <text:p>9.3225E-011</text:p>
          </table:table-cell>
          <table:table-cell table:formula="of:=[.AJ29]*1000000" office:value-type="float" office:value="0.00000000020189">
            <text:p>2.0189E-010</text:p>
          </table:table-cell>
          <table:table-cell table:formula="of:=([.AK29]+[.AL29])*1000000" office:value-type="float" office:value="0.00000000009319">
            <text:p>9.319E-011</text:p>
          </table:table-cell>
          <table:table-cell table:formula="of:=[.AM29]*1000000" office:value-type="float" office:value="1399.5">
            <text:p>1399.5</text:p>
          </table:table-cell>
          <table:table-cell table:formula="of:=[.AN29]*1000000" office:value-type="float" office:value="0.00018039">
            <text:p>0.00018039</text:p>
          </table:table-cell>
          <table:table-cell table:formula="of:=[.AO29]*1000000" office:value-type="float" office:value="0.0056815">
            <text:p>0.0056815</text:p>
          </table:table-cell>
          <table:table-cell table:formula="of:=[.AP29]*1000000" office:value-type="float" office:value="0.00000060052">
            <text:p>6.0052E-007</text:p>
          </table:table-cell>
          <table:table-cell table:formula="of:=[.AQ29]*1000000" office:value-type="float" office:value="0.0002466">
            <text:p>0.0002466</text:p>
          </table:table-cell>
          <table:table-cell table:formula="of:=[.AR29]*1000000" office:value-type="float" office:value="0.00073477">
            <text:p>0.00073477</text:p>
          </table:table-cell>
          <table:table-cell table:formula="of:=[.AS29]*1000000" office:value-type="float" office:value="0.000000000093298">
            <text:p>9.3298E-011</text:p>
          </table:table-cell>
          <table:table-cell table:formula="of:=[.AT29]*1000000" office:value-type="float" office:value="0.000000000020083">
            <text:p>2.0083E-011</text:p>
          </table:table-cell>
          <table:table-cell table:formula="of:=([.AU29]+[.AV29])*1000000" office:value-type="float" office:value="0.000000000041597">
            <text:p>4.1597E-011</text:p>
          </table:table-cell>
          <table:table-cell table:formula="of:=[.AW29]*1000000" office:value-type="float" office:value="1399.5">
            <text:p>1399.5</text:p>
          </table:table-cell>
          <table:table-cell table:formula="of:=[.AX29]*1000000" office:value-type="float" office:value="0.00016509">
            <text:p>0.00016509</text:p>
          </table:table-cell>
          <table:table-cell table:formula="of:=[.AY29]*1000000" office:value-type="float" office:value="0.005101">
            <text:p>0.005101</text:p>
          </table:table-cell>
          <table:table-cell table:formula="of:=[.AZ29]*1000000" office:value-type="float" office:value="0.00000033498">
            <text:p>0.000000335</text:p>
          </table:table-cell>
          <table:table-cell table:formula="of:=[.BA29]*1000000" office:value-type="float" office:value="0.00004492">
            <text:p>0.00004492</text:p>
          </table:table-cell>
          <table:table-cell table:formula="of:=[.BB29]*1000000" office:value-type="float" office:value="0.0006262">
            <text:p>0.0006262</text:p>
          </table:table-cell>
          <table:table-cell table:formula="of:=[.BC29]*1000000" office:value-type="float" office:value="0.000000000093319">
            <text:p>9.3319E-011</text:p>
          </table:table-cell>
          <table:table-cell table:formula="of:=[.BD29]*1000000" office:value-type="float" office:value="0.0000000000032956">
            <text:p>3.2956E-012</text:p>
          </table:table-cell>
          <table:table-cell table:formula="of:=([.BE29]+[.BF29])*1000000" office:value-type="float" office:value="0.0000000000209716">
            <text:p>2.09716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2.1367e-10</text:p>
          </table:table-cell>
          <table:table-cell table:style-name="ce1" office:value-type="string">
            <text:p>8.7664e-09</text:p>
          </table:table-cell>
          <table:table-cell table:style-name="ce1" office:value-type="string">
            <text:p>2.7946e-12</text:p>
          </table:table-cell>
          <table:table-cell table:style-name="ce1" office:value-type="string">
            <text:p>2.2201e-09</text:p>
          </table:table-cell>
          <table:table-cell table:style-name="ce1" office:value-type="string">
            <text:p>9.7433e-10</text:p>
          </table:table-cell>
          <table:table-cell table:style-name="ce1" office:value-type="string">
            <text:p>9.3225e-17</text:p>
          </table:table-cell>
          <table:table-cell table:style-name="ce1" office:value-type="string">
            <text:p>2.0189e-16</text:p>
          </table:table-cell>
          <table:table-cell table:style-name="ce1" office:value-type="string">
            <text:p>5.0237e-17</text:p>
          </table:table-cell>
          <table:table-cell table:style-name="ce1" office:value-type="string">
            <text:p>4.2953e-17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1.8039e-10</text:p>
          </table:table-cell>
          <table:table-cell table:style-name="ce1" office:value-type="string">
            <text:p>5.6815e-09</text:p>
          </table:table-cell>
          <table:table-cell table:style-name="ce1" office:value-type="string">
            <text:p>6.0052e-13</text:p>
          </table:table-cell>
          <table:table-cell table:style-name="ce1" office:value-type="string">
            <text:p>2.466e-10</text:p>
          </table:table-cell>
          <table:table-cell table:style-name="ce1" office:value-type="string">
            <text:p>7.3477e-10</text:p>
          </table:table-cell>
          <table:table-cell table:style-name="ce1" office:value-type="string">
            <text:p>9.3298e-17</text:p>
          </table:table-cell>
          <table:table-cell table:style-name="ce1" office:value-type="string">
            <text:p>2.0083e-17</text:p>
          </table:table-cell>
          <table:table-cell table:style-name="ce1" office:value-type="string">
            <text:p>2.6075e-17</text:p>
          </table:table-cell>
          <table:table-cell table:style-name="ce1" office:value-type="string">
            <text:p>1.5522e-17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1.6509e-10</text:p>
          </table:table-cell>
          <table:table-cell table:style-name="ce1" office:value-type="string">
            <text:p>5.101e-09</text:p>
          </table:table-cell>
          <table:table-cell table:style-name="ce1" office:value-type="string">
            <text:p>3.3498e-13</text:p>
          </table:table-cell>
          <table:table-cell table:style-name="ce1" office:value-type="string">
            <text:p>4.492e-11</text:p>
          </table:table-cell>
          <table:table-cell table:style-name="ce1" office:value-type="string">
            <text:p>6.262e-10</text:p>
          </table:table-cell>
          <table:table-cell table:style-name="ce1" office:value-type="string">
            <text:p>9.3319e-17</text:p>
          </table:table-cell>
          <table:table-cell table:style-name="ce1" office:value-type="string">
            <text:p>3.2956e-18</text:p>
          </table:table-cell>
          <table:table-cell table:style-name="ce1" office:value-type="string">
            <text:p>1.4643e-17</text:p>
          </table:table-cell>
          <table:table-cell table:style-name="ce1" office:value-type="string">
            <text:p>6.3286e-18</text:p>
          </table:table-cell>
        </table:table-row>
        <table:table-row table:style-name="ro2">
          <table:table-cell office:value-type="float" office:value="280.7017">
            <text:p>280.7017</text:p>
          </table:table-cell>
          <table:table-cell table:formula="of:=[.AC30]*1000000" office:value-type="float" office:value="1399.4">
            <text:p>1399.4</text:p>
          </table:table-cell>
          <table:table-cell table:formula="of:=[.AD30]*1000000" office:value-type="float" office:value="0.00024715">
            <text:p>0.00024715</text:p>
          </table:table-cell>
          <table:table-cell table:formula="of:=[.AE30]*1000000" office:value-type="float" office:value="0.011233">
            <text:p>0.011233</text:p>
          </table:table-cell>
          <table:table-cell table:formula="of:=[.AF30]*1000000" office:value-type="float" office:value="0.0000043219">
            <text:p>4.3219E-006</text:p>
          </table:table-cell>
          <table:table-cell table:formula="of:=[.AG30]*1000000" office:value-type="float" office:value="0.0035007">
            <text:p>0.0035007</text:p>
          </table:table-cell>
          <table:table-cell table:formula="of:=[.AH30]*1000000" office:value-type="float" office:value="0.0011326">
            <text:p>0.0011326</text:p>
          </table:table-cell>
          <table:table-cell table:formula="of:=[.AI30]*1000000" office:value-type="float" office:value="0.000000000092958">
            <text:p>9.2958E-011</text:p>
          </table:table-cell>
          <table:table-cell table:formula="of:=[.AJ30]*1000000" office:value-type="float" office:value="0.00000000031518">
            <text:p>3.1518E-010</text:p>
          </table:table-cell>
          <table:table-cell table:formula="of:=([.AK30]+[.AL30])*1000000" office:value-type="float" office:value="0.00000000011467">
            <text:p>1.1467E-010</text:p>
          </table:table-cell>
          <table:table-cell table:formula="of:=[.AM30]*1000000" office:value-type="float" office:value="1399.5">
            <text:p>1399.5</text:p>
          </table:table-cell>
          <table:table-cell table:formula="of:=[.AN30]*1000000" office:value-type="float" office:value="0.00020087">
            <text:p>0.00020087</text:p>
          </table:table-cell>
          <table:table-cell table:formula="of:=[.AO30]*1000000" office:value-type="float" office:value="0.0066072">
            <text:p>0.0066072</text:p>
          </table:table-cell>
          <table:table-cell table:formula="of:=[.AP30]*1000000" office:value-type="float" office:value="0.00000078506">
            <text:p>7.8506E-007</text:p>
          </table:table-cell>
          <table:table-cell table:formula="of:=[.AQ30]*1000000" office:value-type="float" office:value="0.00035431">
            <text:p>0.00035431</text:p>
          </table:table-cell>
          <table:table-cell table:formula="of:=[.AR30]*1000000" office:value-type="float" office:value="0.00081619">
            <text:p>0.00081619</text:p>
          </table:table-cell>
          <table:table-cell table:formula="of:=[.AS30]*1000000" office:value-type="float" office:value="0.000000000093055">
            <text:p>9.3055E-011</text:p>
          </table:table-cell>
          <table:table-cell table:formula="of:=[.AT30]*1000000" office:value-type="float" office:value="0.000000000028546">
            <text:p>2.8546E-011</text:p>
          </table:table-cell>
          <table:table-cell table:formula="of:=([.AU30]+[.AV30])*1000000" office:value-type="float" office:value="0.000000000049227">
            <text:p>4.9227E-011</text:p>
          </table:table-cell>
          <table:table-cell table:formula="of:=[.AW30]*1000000" office:value-type="float" office:value="1399.5">
            <text:p>1399.5</text:p>
          </table:table-cell>
          <table:table-cell table:formula="of:=[.AX30]*1000000" office:value-type="float" office:value="0.00018026">
            <text:p>0.00018026</text:p>
          </table:table-cell>
          <table:table-cell table:formula="of:=[.AY30]*1000000" office:value-type="float" office:value="0.0057728">
            <text:p>0.0057728</text:p>
          </table:table-cell>
          <table:table-cell table:formula="of:=[.AZ30]*1000000" office:value-type="float" office:value="0.00000038963">
            <text:p>3.8963E-007</text:p>
          </table:table-cell>
          <table:table-cell table:formula="of:=[.BA30]*1000000" office:value-type="float" office:value="0.000059742">
            <text:p>0.000059742</text:p>
          </table:table-cell>
          <table:table-cell table:formula="of:=[.BB30]*1000000" office:value-type="float" office:value="0.00067887">
            <text:p>0.00067887</text:p>
          </table:table-cell>
          <table:table-cell table:formula="of:=[.BC30]*1000000" office:value-type="float" office:value="0.000000000093085">
            <text:p>9.3085E-011</text:p>
          </table:table-cell>
          <table:table-cell table:formula="of:=[.BD30]*1000000" office:value-type="float" office:value="0.0000000000043407">
            <text:p>4.3407E-012</text:p>
          </table:table-cell>
          <table:table-cell table:formula="of:=([.BE30]+[.BF30])*1000000" office:value-type="float" office:value="0.0000000000244115">
            <text:p>2.44115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2.4715e-10</text:p>
          </table:table-cell>
          <table:table-cell table:style-name="ce1" office:value-type="string">
            <text:p>1.1233e-08</text:p>
          </table:table-cell>
          <table:table-cell table:style-name="ce1" office:value-type="string">
            <text:p>4.3219e-12</text:p>
          </table:table-cell>
          <table:table-cell table:style-name="ce1" office:value-type="string">
            <text:p>3.5007e-09</text:p>
          </table:table-cell>
          <table:table-cell table:style-name="ce1" office:value-type="string">
            <text:p>1.1326e-09</text:p>
          </table:table-cell>
          <table:table-cell table:style-name="ce1" office:value-type="string">
            <text:p>9.2958e-17</text:p>
          </table:table-cell>
          <table:table-cell table:style-name="ce1" office:value-type="string">
            <text:p>3.1518e-16</text:p>
          </table:table-cell>
          <table:table-cell table:style-name="ce1" office:value-type="string">
            <text:p>6.1249e-17</text:p>
          </table:table-cell>
          <table:table-cell table:style-name="ce1" office:value-type="string">
            <text:p>5.3421e-17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2.0087e-10</text:p>
          </table:table-cell>
          <table:table-cell table:style-name="ce1" office:value-type="string">
            <text:p>6.6072e-09</text:p>
          </table:table-cell>
          <table:table-cell table:style-name="ce1" office:value-type="string">
            <text:p>7.8506e-13</text:p>
          </table:table-cell>
          <table:table-cell table:style-name="ce1" office:value-type="string">
            <text:p>3.5431e-10</text:p>
          </table:table-cell>
          <table:table-cell table:style-name="ce1" office:value-type="string">
            <text:p>8.1619e-10</text:p>
          </table:table-cell>
          <table:table-cell table:style-name="ce1" office:value-type="string">
            <text:p>9.3055e-17</text:p>
          </table:table-cell>
          <table:table-cell table:style-name="ce1" office:value-type="string">
            <text:p>2.8546e-17</text:p>
          </table:table-cell>
          <table:table-cell table:style-name="ce1" office:value-type="string">
            <text:p>3.0628e-17</text:p>
          </table:table-cell>
          <table:table-cell table:style-name="ce1" office:value-type="string">
            <text:p>1.8599e-17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1.8026e-10</text:p>
          </table:table-cell>
          <table:table-cell table:style-name="ce1" office:value-type="string">
            <text:p>5.7728e-09</text:p>
          </table:table-cell>
          <table:table-cell table:style-name="ce1" office:value-type="string">
            <text:p>3.8963e-13</text:p>
          </table:table-cell>
          <table:table-cell table:style-name="ce1" office:value-type="string">
            <text:p>5.9742e-11</text:p>
          </table:table-cell>
          <table:table-cell table:style-name="ce1" office:value-type="string">
            <text:p>6.7887e-10</text:p>
          </table:table-cell>
          <table:table-cell table:style-name="ce1" office:value-type="string">
            <text:p>9.3085e-17</text:p>
          </table:table-cell>
          <table:table-cell table:style-name="ce1" office:value-type="string">
            <text:p>4.3407e-18</text:p>
          </table:table-cell>
          <table:table-cell table:style-name="ce1" office:value-type="string">
            <text:p>1.693e-17</text:p>
          </table:table-cell>
          <table:table-cell table:style-name="ce1" office:value-type="string">
            <text:p>7.4815e-18</text:p>
          </table:table-cell>
        </table:table-row>
        <table:table-row table:style-name="ro2">
          <table:table-cell office:value-type="float" office:value="290.7017">
            <text:p>290.7017</text:p>
          </table:table-cell>
          <table:table-cell table:formula="of:=[.AC31]*1000000" office:value-type="float" office:value="1399.5">
            <text:p>1399.5</text:p>
          </table:table-cell>
          <table:table-cell table:formula="of:=[.AD31]*1000000" office:value-type="float" office:value="0.00028684">
            <text:p>0.00028684</text:p>
          </table:table-cell>
          <table:table-cell table:formula="of:=[.AE31]*1000000" office:value-type="float" office:value="0.014593">
            <text:p>0.014593</text:p>
          </table:table-cell>
          <table:table-cell table:formula="of:=[.AF31]*1000000" office:value-type="float" office:value="0.0000066734">
            <text:p>6.6734E-006</text:p>
          </table:table-cell>
          <table:table-cell table:formula="of:=[.AG31]*1000000" office:value-type="float" office:value="0.0054788">
            <text:p>0.0054788</text:p>
          </table:table-cell>
          <table:table-cell table:formula="of:=[.AH31]*1000000" office:value-type="float" office:value="0.0013205">
            <text:p>0.0013205</text:p>
          </table:table-cell>
          <table:table-cell table:formula="of:=[.AI31]*1000000" office:value-type="float" office:value="0.000000000092682">
            <text:p>9.2682E-011</text:p>
          </table:table-cell>
          <table:table-cell table:formula="of:=[.AJ31]*1000000" office:value-type="float" office:value="0.00000000048903">
            <text:p>4.8903E-010</text:p>
          </table:table-cell>
          <table:table-cell table:formula="of:=([.AK31]+[.AL31])*1000000" office:value-type="float" office:value="0.000000000140768">
            <text:p>1.40768E-010</text:p>
          </table:table-cell>
          <table:table-cell table:formula="of:=[.AM31]*1000000" office:value-type="float" office:value="1399.5">
            <text:p>1399.5</text:p>
          </table:table-cell>
          <table:table-cell table:formula="of:=[.AN31]*1000000" office:value-type="float" office:value="0.00022354">
            <text:p>0.00022354</text:p>
          </table:table-cell>
          <table:table-cell table:formula="of:=[.AO31]*1000000" office:value-type="float" office:value="0.0076833">
            <text:p>0.0076833</text:p>
          </table:table-cell>
          <table:table-cell table:formula="of:=[.AP31]*1000000" office:value-type="float" office:value="0.0000010359">
            <text:p>1.0359E-006</text:p>
          </table:table-cell>
          <table:table-cell table:formula="of:=[.AQ31]*1000000" office:value-type="float" office:value="0.00050516">
            <text:p>0.00050516</text:p>
          </table:table-cell>
          <table:table-cell table:formula="of:=[.AR31]*1000000" office:value-type="float" office:value="0.00090703">
            <text:p>0.00090703</text:p>
          </table:table-cell>
          <table:table-cell table:formula="of:=[.AS31]*1000000" office:value-type="float" office:value="0.000000000092813">
            <text:p>9.2813E-011</text:p>
          </table:table-cell>
          <table:table-cell table:formula="of:=[.AT31]*1000000" office:value-type="float" office:value="0.000000000040281">
            <text:p>4.0281E-011</text:p>
          </table:table-cell>
          <table:table-cell table:formula="of:=([.AU31]+[.AV31])*1000000" office:value-type="float" office:value="0.000000000057988">
            <text:p>5.7988E-011</text:p>
          </table:table-cell>
          <table:table-cell table:formula="of:=[.AW31]*1000000" office:value-type="float" office:value="1399.5">
            <text:p>1399.5</text:p>
          </table:table-cell>
          <table:table-cell table:formula="of:=[.AX31]*1000000" office:value-type="float" office:value="0.00019647">
            <text:p>0.00019647</text:p>
          </table:table-cell>
          <table:table-cell table:formula="of:=[.AY31]*1000000" office:value-type="float" office:value="0.0065112">
            <text:p>0.0065112</text:p>
          </table:table-cell>
          <table:table-cell table:formula="of:=[.AZ31]*1000000" office:value-type="float" office:value="0.00000045436">
            <text:p>4.5436E-007</text:p>
          </table:table-cell>
          <table:table-cell table:formula="of:=[.BA31]*1000000" office:value-type="float" office:value="0.000078955">
            <text:p>0.000078955</text:p>
          </table:table-cell>
          <table:table-cell table:formula="of:=[.BB31]*1000000" office:value-type="float" office:value="0.00073546">
            <text:p>0.00073546</text:p>
          </table:table-cell>
          <table:table-cell table:formula="of:=[.BC31]*1000000" office:value-type="float" office:value="0.000000000092854">
            <text:p>9.2854E-011</text:p>
          </table:table-cell>
          <table:table-cell table:formula="of:=[.BD31]*1000000" office:value-type="float" office:value="0.0000000000056839">
            <text:p>5.6839E-012</text:p>
          </table:table-cell>
          <table:table-cell table:formula="of:=([.BE31]+[.BF31])*1000000" office:value-type="float" office:value="0.0000000000282619">
            <text:p>2.82619E-011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2.8684e-10</text:p>
          </table:table-cell>
          <table:table-cell table:style-name="ce1" office:value-type="string">
            <text:p>1.4593e-08</text:p>
          </table:table-cell>
          <table:table-cell table:style-name="ce1" office:value-type="string">
            <text:p>6.6734e-12</text:p>
          </table:table-cell>
          <table:table-cell table:style-name="ce1" office:value-type="string">
            <text:p>5.4788e-09</text:p>
          </table:table-cell>
          <table:table-cell table:style-name="ce1" office:value-type="string">
            <text:p>1.3205e-09</text:p>
          </table:table-cell>
          <table:table-cell table:style-name="ce1" office:value-type="string">
            <text:p>9.2682e-17</text:p>
          </table:table-cell>
          <table:table-cell table:style-name="ce1" office:value-type="string">
            <text:p>4.8903e-16</text:p>
          </table:table-cell>
          <table:table-cell table:style-name="ce1" office:value-type="string">
            <text:p>7.4534e-17</text:p>
          </table:table-cell>
          <table:table-cell table:style-name="ce1" office:value-type="string">
            <text:p>6.6234e-17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2.2354e-10</text:p>
          </table:table-cell>
          <table:table-cell table:style-name="ce1" office:value-type="string">
            <text:p>7.6833e-09</text:p>
          </table:table-cell>
          <table:table-cell table:style-name="ce1" office:value-type="string">
            <text:p>1.0359e-12</text:p>
          </table:table-cell>
          <table:table-cell table:style-name="ce1" office:value-type="string">
            <text:p>5.0516e-10</text:p>
          </table:table-cell>
          <table:table-cell table:style-name="ce1" office:value-type="string">
            <text:p>9.0703e-10</text:p>
          </table:table-cell>
          <table:table-cell table:style-name="ce1" office:value-type="string">
            <text:p>9.2813e-17</text:p>
          </table:table-cell>
          <table:table-cell table:style-name="ce1" office:value-type="string">
            <text:p>4.0281e-17</text:p>
          </table:table-cell>
          <table:table-cell table:style-name="ce1" office:value-type="string">
            <text:p>3.5823e-17</text:p>
          </table:table-cell>
          <table:table-cell table:style-name="ce1" office:value-type="string">
            <text:p>2.2165e-17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1.9647e-10</text:p>
          </table:table-cell>
          <table:table-cell table:style-name="ce1" office:value-type="string">
            <text:p>6.5112e-09</text:p>
          </table:table-cell>
          <table:table-cell table:style-name="ce1" office:value-type="string">
            <text:p>4.5436e-13</text:p>
          </table:table-cell>
          <table:table-cell table:style-name="ce1" office:value-type="string">
            <text:p>7.8955e-11</text:p>
          </table:table-cell>
          <table:table-cell table:style-name="ce1" office:value-type="string">
            <text:p>7.3546e-10</text:p>
          </table:table-cell>
          <table:table-cell table:style-name="ce1" office:value-type="string">
            <text:p>9.2854e-17</text:p>
          </table:table-cell>
          <table:table-cell table:style-name="ce1" office:value-type="string">
            <text:p>5.6839e-18</text:p>
          </table:table-cell>
          <table:table-cell table:style-name="ce1" office:value-type="string">
            <text:p>1.9474e-17</text:p>
          </table:table-cell>
          <table:table-cell table:style-name="ce1" office:value-type="string">
            <text:p>8.7879e-18</text:p>
          </table:table-cell>
        </table:table-row>
        <table:table-row table:style-name="ro2">
          <table:table-cell office:value-type="float" office:value="300.7017">
            <text:p>300.7017</text:p>
          </table:table-cell>
          <table:table-cell table:formula="of:=[.AC32]*1000000" office:value-type="float" office:value="1399.5">
            <text:p>1399.5</text:p>
          </table:table-cell>
          <table:table-cell table:formula="of:=[.AD32]*1000000" office:value-type="float" office:value="0.0003345">
            <text:p>0.0003345</text:p>
          </table:table-cell>
          <table:table-cell table:formula="of:=[.AE32]*1000000" office:value-type="float" office:value="0.019246">
            <text:p>0.019246</text:p>
          </table:table-cell>
          <table:table-cell table:formula="of:=[.AF32]*1000000" office:value-type="float" office:value="0.000010267">
            <text:p>0.000010267</text:p>
          </table:table-cell>
          <table:table-cell table:formula="of:=[.AG32]*1000000" office:value-type="float" office:value="0.0085235">
            <text:p>0.0085235</text:p>
          </table:table-cell>
          <table:table-cell table:formula="of:=[.AH32]*1000000" office:value-type="float" office:value="0.0015446">
            <text:p>0.0015446</text:p>
          </table:table-cell>
          <table:table-cell table:formula="of:=[.AI32]*1000000" office:value-type="float" office:value="0.000000000092394">
            <text:p>9.2394E-011</text:p>
          </table:table-cell>
          <table:table-cell table:formula="of:=[.AJ32]*1000000" office:value-type="float" office:value="0.00000000075589">
            <text:p>7.5589E-010</text:p>
          </table:table-cell>
          <table:table-cell table:formula="of:=([.AK32]+[.AL32])*1000000" office:value-type="float" office:value="0.000000000172566">
            <text:p>1.72566E-010</text:p>
          </table:table-cell>
          <table:table-cell table:formula="of:=[.AM32]*1000000" office:value-type="float" office:value="1399.5">
            <text:p>1399.5</text:p>
          </table:table-cell>
          <table:table-cell table:formula="of:=[.AN32]*1000000" office:value-type="float" office:value="0.00024868">
            <text:p>0.00024868</text:p>
          </table:table-cell>
          <table:table-cell table:formula="of:=[.AO32]*1000000" office:value-type="float" office:value="0.0089413">
            <text:p>0.0089413</text:p>
          </table:table-cell>
          <table:table-cell table:formula="of:=[.AP32]*1000000" office:value-type="float" office:value="0.0000013773">
            <text:p>1.3773E-006</text:p>
          </table:table-cell>
          <table:table-cell table:formula="of:=[.AQ32]*1000000" office:value-type="float" office:value="0.00071498">
            <text:p>0.00071498</text:p>
          </table:table-cell>
          <table:table-cell table:formula="of:=[.AR32]*1000000" office:value-type="float" office:value="0.0010086">
            <text:p>0.0010086</text:p>
          </table:table-cell>
          <table:table-cell table:formula="of:=[.AS32]*1000000" office:value-type="float" office:value="0.000000000092568">
            <text:p>9.2568E-011</text:p>
          </table:table-cell>
          <table:table-cell table:formula="of:=[.AT32]*1000000" office:value-type="float" office:value="0.000000000056449">
            <text:p>5.6449E-011</text:p>
          </table:table-cell>
          <table:table-cell table:formula="of:=([.AU32]+[.AV32])*1000000" office:value-type="float" office:value="0.000000000068025">
            <text:p>6.8025E-011</text:p>
          </table:table-cell>
          <table:table-cell table:formula="of:=[.AW32]*1000000" office:value-type="float" office:value="1399.5">
            <text:p>1399.5</text:p>
          </table:table-cell>
          <table:table-cell table:formula="of:=[.AX32]*1000000" office:value-type="float" office:value="0.00021379">
            <text:p>0.00021379</text:p>
          </table:table-cell>
          <table:table-cell table:formula="of:=[.AY32]*1000000" office:value-type="float" office:value="0.0073225">
            <text:p>0.0073225</text:p>
          </table:table-cell>
          <table:table-cell table:formula="of:=[.AZ32]*1000000" office:value-type="float" office:value="0.0000005315">
            <text:p>5.315E-007</text:p>
          </table:table-cell>
          <table:table-cell table:formula="of:=[.BA32]*1000000" office:value-type="float" office:value="0.00010373">
            <text:p>0.00010373</text:p>
          </table:table-cell>
          <table:table-cell table:formula="of:=[.BB32]*1000000" office:value-type="float" office:value="0.00079635">
            <text:p>0.00079635</text:p>
          </table:table-cell>
          <table:table-cell table:formula="of:=[.BC32]*1000000" office:value-type="float" office:value="0.000000000092623">
            <text:p>9.2623E-011</text:p>
          </table:table-cell>
          <table:table-cell table:formula="of:=[.BD32]*1000000" office:value-type="float" office:value="0.0000000000074017">
            <text:p>7.4017E-012</text:p>
          </table:table-cell>
          <table:table-cell table:formula="of:=([.BE32]+[.BF32])*1000000" office:value-type="float" office:value="0.000000000032558">
            <text:p>3.2558E-011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3.345e-10</text:p>
          </table:table-cell>
          <table:table-cell table:style-name="ce1" office:value-type="string">
            <text:p>1.9246e-08</text:p>
          </table:table-cell>
          <table:table-cell table:style-name="ce1" office:value-type="string">
            <text:p>1.0267e-11</text:p>
          </table:table-cell>
          <table:table-cell table:style-name="ce1" office:value-type="string">
            <text:p>8.5235e-09</text:p>
          </table:table-cell>
          <table:table-cell table:style-name="ce1" office:value-type="string">
            <text:p>1.5446e-09</text:p>
          </table:table-cell>
          <table:table-cell table:style-name="ce1" office:value-type="string">
            <text:p>9.2394e-17</text:p>
          </table:table-cell>
          <table:table-cell table:style-name="ce1" office:value-type="string">
            <text:p>7.5589e-16</text:p>
          </table:table-cell>
          <table:table-cell table:style-name="ce1" office:value-type="string">
            <text:p>9.0613e-17</text:p>
          </table:table-cell>
          <table:table-cell table:style-name="ce1" office:value-type="string">
            <text:p>8.1953e-17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2.4868e-10</text:p>
          </table:table-cell>
          <table:table-cell table:style-name="ce1" office:value-type="string">
            <text:p>8.9413e-09</text:p>
          </table:table-cell>
          <table:table-cell table:style-name="ce1" office:value-type="string">
            <text:p>1.3773e-12</text:p>
          </table:table-cell>
          <table:table-cell table:style-name="ce1" office:value-type="string">
            <text:p>7.1498e-10</text:p>
          </table:table-cell>
          <table:table-cell table:style-name="ce1" office:value-type="string">
            <text:p>1.0086e-09</text:p>
          </table:table-cell>
          <table:table-cell table:style-name="ce1" office:value-type="string">
            <text:p>9.2568e-17</text:p>
          </table:table-cell>
          <table:table-cell table:style-name="ce1" office:value-type="string">
            <text:p>5.6449e-17</text:p>
          </table:table-cell>
          <table:table-cell table:style-name="ce1" office:value-type="string">
            <text:p>4.174e-17</text:p>
          </table:table-cell>
          <table:table-cell table:style-name="ce1" office:value-type="string">
            <text:p>2.6285e-17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2.1379e-10</text:p>
          </table:table-cell>
          <table:table-cell table:style-name="ce1" office:value-type="string">
            <text:p>7.3225e-09</text:p>
          </table:table-cell>
          <table:table-cell table:style-name="ce1" office:value-type="string">
            <text:p>5.315e-13</text:p>
          </table:table-cell>
          <table:table-cell table:style-name="ce1" office:value-type="string">
            <text:p>1.0373e-10</text:p>
          </table:table-cell>
          <table:table-cell table:style-name="ce1" office:value-type="string">
            <text:p>7.9635e-10</text:p>
          </table:table-cell>
          <table:table-cell table:style-name="ce1" office:value-type="string">
            <text:p>9.2623e-17</text:p>
          </table:table-cell>
          <table:table-cell table:style-name="ce1" office:value-type="string">
            <text:p>7.4017e-18</text:p>
          </table:table-cell>
          <table:table-cell table:style-name="ce1" office:value-type="string">
            <text:p>2.2296e-17</text:p>
          </table:table-cell>
          <table:table-cell table:style-name="ce1" office:value-type="string">
            <text:p>1.0262e-17</text:p>
          </table:table-cell>
        </table:table-row>
        <table:table-row table:style-name="ro2">
          <table:table-cell office:value-type="float" office:value="310.7017">
            <text:p>310.7017</text:p>
          </table:table-cell>
          <table:table-cell table:formula="of:=[.AC33]*1000000" office:value-type="float" office:value="1399.5">
            <text:p>1399.5</text:p>
          </table:table-cell>
          <table:table-cell table:formula="of:=[.AD33]*1000000" office:value-type="float" office:value="0.00039307">
            <text:p>0.00039307</text:p>
          </table:table-cell>
          <table:table-cell table:formula="of:=[.AE33]*1000000" office:value-type="float" office:value="0.025796">
            <text:p>0.025796</text:p>
          </table:table-cell>
          <table:table-cell table:formula="of:=[.AF33]*1000000" office:value-type="float" office:value="0.00001572">
            <text:p>0.00001572</text:p>
          </table:table-cell>
          <table:table-cell table:formula="of:=[.AG33]*1000000" office:value-type="float" office:value="0.013211">
            <text:p>0.013211</text:p>
          </table:table-cell>
          <table:table-cell table:formula="of:=[.AH33]*1000000" office:value-type="float" office:value="0.0018131">
            <text:p>0.0018131</text:p>
          </table:table-cell>
          <table:table-cell table:formula="of:=[.AI33]*1000000" office:value-type="float" office:value="0.000000000092091">
            <text:p>9.2091E-011</text:p>
          </table:table-cell>
          <table:table-cell table:formula="of:=[.AJ33]*1000000" office:value-type="float" office:value="0.0000000011684">
            <text:p>1.1684E-009</text:p>
          </table:table-cell>
          <table:table-cell table:formula="of:=([.AK33]+[.AL33])*1000000" office:value-type="float" office:value="0.00000000021156">
            <text:p>2.1156E-010</text:p>
          </table:table-cell>
          <table:table-cell table:formula="of:=[.AM33]*1000000" office:value-type="float" office:value="1399.5">
            <text:p>1399.5</text:p>
          </table:table-cell>
          <table:table-cell table:formula="of:=[.AN33]*1000000" office:value-type="float" office:value="0.00027661">
            <text:p>0.00027661</text:p>
          </table:table-cell>
          <table:table-cell table:formula="of:=[.AO33]*1000000" office:value-type="float" office:value="0.010421">
            <text:p>0.010421</text:p>
          </table:table-cell>
          <table:table-cell table:formula="of:=[.AP33]*1000000" office:value-type="float" office:value="0.0000018422">
            <text:p>1.8422E-006</text:p>
          </table:table-cell>
          <table:table-cell table:formula="of:=[.AQ33]*1000000" office:value-type="float" office:value="0.0010049">
            <text:p>0.0010049</text:p>
          </table:table-cell>
          <table:table-cell table:formula="of:=[.AR33]*1000000" office:value-type="float" office:value="0.0011222">
            <text:p>0.0011222</text:p>
          </table:table-cell>
          <table:table-cell table:formula="of:=[.AS33]*1000000" office:value-type="float" office:value="0.000000000092318">
            <text:p>9.2318E-011</text:p>
          </table:table-cell>
          <table:table-cell table:formula="of:=[.AT33]*1000000" office:value-type="float" office:value="0.000000000078593">
            <text:p>7.8593E-011</text:p>
          </table:table-cell>
          <table:table-cell table:formula="of:=([.AU33]+[.AV33])*1000000" office:value-type="float" office:value="0.000000000079502">
            <text:p>7.9502E-011</text:p>
          </table:table-cell>
          <table:table-cell table:formula="of:=[.AW33]*1000000" office:value-type="float" office:value="1399.5">
            <text:p>1399.5</text:p>
          </table:table-cell>
          <table:table-cell table:formula="of:=[.AX33]*1000000" office:value-type="float" office:value="0.00023234">
            <text:p>0.00023234</text:p>
          </table:table-cell>
          <table:table-cell table:formula="of:=[.AY33]*1000000" office:value-type="float" office:value="0.0082137">
            <text:p>0.0082137</text:p>
          </table:table-cell>
          <table:table-cell table:formula="of:=[.AZ33]*1000000" office:value-type="float" office:value="0.00000062395">
            <text:p>0.000000624</text:p>
          </table:table-cell>
          <table:table-cell table:formula="of:=[.BA33]*1000000" office:value-type="float" office:value="0.00013552">
            <text:p>0.00013552</text:p>
          </table:table-cell>
          <table:table-cell table:formula="of:=[.BB33]*1000000" office:value-type="float" office:value="0.00086195">
            <text:p>0.00086195</text:p>
          </table:table-cell>
          <table:table-cell table:formula="of:=[.BC33]*1000000" office:value-type="float" office:value="0.000000000092391">
            <text:p>9.2391E-011</text:p>
          </table:table-cell>
          <table:table-cell table:formula="of:=[.BD33]*1000000" office:value-type="float" office:value="0.0000000000095887">
            <text:p>9.5887E-012</text:p>
          </table:table-cell>
          <table:table-cell table:formula="of:=([.BE33]+[.BF33])*1000000" office:value-type="float" office:value="0.000000000037337">
            <text:p>3.7337E-011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3.9307e-10</text:p>
          </table:table-cell>
          <table:table-cell table:style-name="ce1" office:value-type="string">
            <text:p>2.5796e-08</text:p>
          </table:table-cell>
          <table:table-cell table:style-name="ce1" office:value-type="string">
            <text:p>1.572e-11</text:p>
          </table:table-cell>
          <table:table-cell table:style-name="ce1" office:value-type="string">
            <text:p>1.3211e-08</text:p>
          </table:table-cell>
          <table:table-cell table:style-name="ce1" office:value-type="string">
            <text:p>1.8131e-09</text:p>
          </table:table-cell>
          <table:table-cell table:style-name="ce1" office:value-type="string">
            <text:p>9.2091e-17</text:p>
          </table:table-cell>
          <table:table-cell table:style-name="ce1" office:value-type="string">
            <text:p>1.1684e-15</text:p>
          </table:table-cell>
          <table:table-cell table:style-name="ce1" office:value-type="string">
            <text:p>1.1021e-16</text:p>
          </table:table-cell>
          <table:table-cell table:style-name="ce1" office:value-type="string">
            <text:p>1.0135e-16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2.7661e-10</text:p>
          </table:table-cell>
          <table:table-cell table:style-name="ce1" office:value-type="string">
            <text:p>1.0421e-08</text:p>
          </table:table-cell>
          <table:table-cell table:style-name="ce1" office:value-type="string">
            <text:p>1.8422e-12</text:p>
          </table:table-cell>
          <table:table-cell table:style-name="ce1" office:value-type="string">
            <text:p>1.0049e-09</text:p>
          </table:table-cell>
          <table:table-cell table:style-name="ce1" office:value-type="string">
            <text:p>1.1222e-09</text:p>
          </table:table-cell>
          <table:table-cell table:style-name="ce1" office:value-type="string">
            <text:p>9.2318e-17</text:p>
          </table:table-cell>
          <table:table-cell table:style-name="ce1" office:value-type="string">
            <text:p>7.8593e-17</text:p>
          </table:table-cell>
          <table:table-cell table:style-name="ce1" office:value-type="string">
            <text:p>4.8469e-17</text:p>
          </table:table-cell>
          <table:table-cell table:style-name="ce1" office:value-type="string">
            <text:p>3.1033e-17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2.3234e-10</text:p>
          </table:table-cell>
          <table:table-cell table:style-name="ce1" office:value-type="string">
            <text:p>8.2137e-09</text:p>
          </table:table-cell>
          <table:table-cell table:style-name="ce1" office:value-type="string">
            <text:p>6.2395e-13</text:p>
          </table:table-cell>
          <table:table-cell table:style-name="ce1" office:value-type="string">
            <text:p>1.3552e-10</text:p>
          </table:table-cell>
          <table:table-cell table:style-name="ce1" office:value-type="string">
            <text:p>8.6195e-10</text:p>
          </table:table-cell>
          <table:table-cell table:style-name="ce1" office:value-type="string">
            <text:p>9.2391e-17</text:p>
          </table:table-cell>
          <table:table-cell table:style-name="ce1" office:value-type="string">
            <text:p>9.5887e-18</text:p>
          </table:table-cell>
          <table:table-cell table:style-name="ce1" office:value-type="string">
            <text:p>2.5418e-17</text:p>
          </table:table-cell>
          <table:table-cell table:style-name="ce1" office:value-type="string">
            <text:p>1.1919e-17</text:p>
          </table:table-cell>
        </table:table-row>
        <table:table-row table:style-name="ro2">
          <table:table-cell office:value-type="float" office:value="320.7017">
            <text:p>320.7017</text:p>
          </table:table-cell>
          <table:table-cell table:formula="of:=[.AC34]*1000000" office:value-type="float" office:value="1399.4">
            <text:p>1399.4</text:p>
          </table:table-cell>
          <table:table-cell table:formula="of:=[.AD34]*1000000" office:value-type="float" office:value="0.00046802">
            <text:p>0.00046802</text:p>
          </table:table-cell>
          <table:table-cell table:formula="of:=[.AE34]*1000000" office:value-type="float" office:value="0.035175">
            <text:p>0.035175</text:p>
          </table:table-cell>
          <table:table-cell table:formula="of:=[.AF34]*1000000" office:value-type="float" office:value="0.000023937">
            <text:p>0.000023937</text:p>
          </table:table-cell>
          <table:table-cell table:formula="of:=[.AG34]*1000000" office:value-type="float" office:value="0.020481">
            <text:p>0.020481</text:p>
          </table:table-cell>
          <table:table-cell table:formula="of:=[.AH34]*1000000" office:value-type="float" office:value="0.0021369">
            <text:p>0.0021369</text:p>
          </table:table-cell>
          <table:table-cell table:formula="of:=[.AI34]*1000000" office:value-type="float" office:value="0.000000000091767">
            <text:p>9.1767E-011</text:p>
          </table:table-cell>
          <table:table-cell table:formula="of:=[.AJ34]*1000000" office:value-type="float" office:value="0.0000000018187">
            <text:p>1.8187E-009</text:p>
          </table:table-cell>
          <table:table-cell table:formula="of:=([.AK34]+[.AL34])*1000000" office:value-type="float" office:value="0.00000000025999">
            <text:p>2.5999E-010</text:p>
          </table:table-cell>
          <table:table-cell table:formula="of:=[.AM34]*1000000" office:value-type="float" office:value="1399.5">
            <text:p>1399.5</text:p>
          </table:table-cell>
          <table:table-cell table:formula="of:=[.AN34]*1000000" office:value-type="float" office:value="0.0003077">
            <text:p>0.0003077</text:p>
          </table:table-cell>
          <table:table-cell table:formula="of:=[.AO34]*1000000" office:value-type="float" office:value="0.012175">
            <text:p>0.012175</text:p>
          </table:table-cell>
          <table:table-cell table:formula="of:=[.AP34]*1000000" office:value-type="float" office:value="0.0000024746">
            <text:p>2.4746E-006</text:p>
          </table:table-cell>
          <table:table-cell table:formula="of:=[.AQ34]*1000000" office:value-type="float" office:value="0.0014033">
            <text:p>0.0014033</text:p>
          </table:table-cell>
          <table:table-cell table:formula="of:=[.AR34]*1000000" office:value-type="float" office:value="0.0012496">
            <text:p>0.0012496</text:p>
          </table:table-cell>
          <table:table-cell table:formula="of:=[.AS34]*1000000" office:value-type="float" office:value="0.000000000092063">
            <text:p>9.2063E-011</text:p>
          </table:table-cell>
          <table:table-cell table:formula="of:=[.AT34]*1000000" office:value-type="float" office:value="0.00000000010876">
            <text:p>1.0876E-010</text:p>
          </table:table-cell>
          <table:table-cell table:formula="of:=([.AU34]+[.AV34])*1000000" office:value-type="float" office:value="0.000000000092609">
            <text:p>9.2609E-011</text:p>
          </table:table-cell>
          <table:table-cell table:formula="of:=[.AW34]*1000000" office:value-type="float" office:value="1399.5">
            <text:p>1399.5</text:p>
          </table:table-cell>
          <table:table-cell table:formula="of:=[.AX34]*1000000" office:value-type="float" office:value="0.00025222">
            <text:p>0.00025222</text:p>
          </table:table-cell>
          <table:table-cell table:formula="of:=[.AY34]*1000000" office:value-type="float" office:value="0.009193">
            <text:p>0.009193</text:p>
          </table:table-cell>
          <table:table-cell table:formula="of:=[.AZ34]*1000000" office:value-type="float" office:value="0.00000073528">
            <text:p>7.3528E-007</text:p>
          </table:table-cell>
          <table:table-cell table:formula="of:=[.BA34]*1000000" office:value-type="float" office:value="0.00017611">
            <text:p>0.00017611</text:p>
          </table:table-cell>
          <table:table-cell table:formula="of:=[.BB34]*1000000" office:value-type="float" office:value="0.00093269">
            <text:p>0.00093269</text:p>
          </table:table-cell>
          <table:table-cell table:formula="of:=[.BC34]*1000000" office:value-type="float" office:value="0.000000000092156">
            <text:p>9.2156E-011</text:p>
          </table:table-cell>
          <table:table-cell table:formula="of:=[.BD34]*1000000" office:value-type="float" office:value="0.000000000012361">
            <text:p>1.2361E-011</text:p>
          </table:table-cell>
          <table:table-cell table:formula="of:=([.BE34]+[.BF34])*1000000" office:value-type="float" office:value="0.000000000042639">
            <text:p>4.2639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4.6802e-10</text:p>
          </table:table-cell>
          <table:table-cell table:style-name="ce1" office:value-type="string">
            <text:p>3.5175e-08</text:p>
          </table:table-cell>
          <table:table-cell table:style-name="ce1" office:value-type="string">
            <text:p>2.3937e-11</text:p>
          </table:table-cell>
          <table:table-cell table:style-name="ce1" office:value-type="string">
            <text:p>2.0481e-08</text:p>
          </table:table-cell>
          <table:table-cell table:style-name="ce1" office:value-type="string">
            <text:p>2.1369e-09</text:p>
          </table:table-cell>
          <table:table-cell table:style-name="ce1" office:value-type="string">
            <text:p>9.1767e-17</text:p>
          </table:table-cell>
          <table:table-cell table:style-name="ce1" office:value-type="string">
            <text:p>1.8187e-15</text:p>
          </table:table-cell>
          <table:table-cell table:style-name="ce1" office:value-type="string">
            <text:p>1.3439e-16</text:p>
          </table:table-cell>
          <table:table-cell table:style-name="ce1" office:value-type="string">
            <text:p>1.256e-16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3.077e-10</text:p>
          </table:table-cell>
          <table:table-cell table:style-name="ce1" office:value-type="string">
            <text:p>1.2175e-08</text:p>
          </table:table-cell>
          <table:table-cell table:style-name="ce1" office:value-type="string">
            <text:p>2.4746e-12</text:p>
          </table:table-cell>
          <table:table-cell table:style-name="ce1" office:value-type="string">
            <text:p>1.4033e-09</text:p>
          </table:table-cell>
          <table:table-cell table:style-name="ce1" office:value-type="string">
            <text:p>1.2496e-09</text:p>
          </table:table-cell>
          <table:table-cell table:style-name="ce1" office:value-type="string">
            <text:p>9.2063e-17</text:p>
          </table:table-cell>
          <table:table-cell table:style-name="ce1" office:value-type="string">
            <text:p>1.0876e-16</text:p>
          </table:table-cell>
          <table:table-cell table:style-name="ce1" office:value-type="string">
            <text:p>5.6114e-17</text:p>
          </table:table-cell>
          <table:table-cell table:style-name="ce1" office:value-type="string">
            <text:p>3.6495e-17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2.5222e-10</text:p>
          </table:table-cell>
          <table:table-cell table:style-name="ce1" office:value-type="string">
            <text:p>9.193e-09</text:p>
          </table:table-cell>
          <table:table-cell table:style-name="ce1" office:value-type="string">
            <text:p>7.3528e-13</text:p>
          </table:table-cell>
          <table:table-cell table:style-name="ce1" office:value-type="string">
            <text:p>1.7611e-10</text:p>
          </table:table-cell>
          <table:table-cell table:style-name="ce1" office:value-type="string">
            <text:p>9.3269e-10</text:p>
          </table:table-cell>
          <table:table-cell table:style-name="ce1" office:value-type="string">
            <text:p>9.2156e-17</text:p>
          </table:table-cell>
          <table:table-cell table:style-name="ce1" office:value-type="string">
            <text:p>1.2361e-17</text:p>
          </table:table-cell>
          <table:table-cell table:style-name="ce1" office:value-type="string">
            <text:p>2.8864e-17</text:p>
          </table:table-cell>
          <table:table-cell table:style-name="ce1" office:value-type="string">
            <text:p>1.3775e-17</text:p>
          </table:table-cell>
        </table:table-row>
        <table:table-row table:style-name="ro2">
          <table:table-cell office:value-type="float" office:value="330.7017">
            <text:p>330.7017</text:p>
          </table:table-cell>
          <table:table-cell table:formula="of:=[.AC35]*1000000" office:value-type="float" office:value="1399.4">
            <text:p>1399.4</text:p>
          </table:table-cell>
          <table:table-cell table:formula="of:=[.AD35]*1000000" office:value-type="float" office:value="0.00057146">
            <text:p>0.00057146</text:p>
          </table:table-cell>
          <table:table-cell table:formula="of:=[.AE35]*1000000" office:value-type="float" office:value="0.048895">
            <text:p>0.048895</text:p>
          </table:table-cell>
          <table:table-cell table:formula="of:=[.AF35]*1000000" office:value-type="float" office:value="0.000036265">
            <text:p>0.000036265</text:p>
          </table:table-cell>
          <table:table-cell table:formula="of:=[.AG35]*1000000" office:value-type="float" office:value="0.031994">
            <text:p>0.031994</text:p>
          </table:table-cell>
          <table:table-cell table:formula="of:=[.AH35]*1000000" office:value-type="float" office:value="0.0025318">
            <text:p>0.0025318</text:p>
          </table:table-cell>
          <table:table-cell table:formula="of:=[.AI35]*1000000" office:value-type="float" office:value="0.000000000091417">
            <text:p>9.1417E-011</text:p>
          </table:table-cell>
          <table:table-cell table:formula="of:=[.AJ35]*1000000" office:value-type="float" office:value="0.0000000028886">
            <text:p>2.8886E-009</text:p>
          </table:table-cell>
          <table:table-cell table:formula="of:=([.AK35]+[.AL35])*1000000" office:value-type="float" office:value="0.00000000032172">
            <text:p>3.2172E-010</text:p>
          </table:table-cell>
          <table:table-cell table:formula="of:=[.AM35]*1000000" office:value-type="float" office:value="1399.5">
            <text:p>1399.5</text:p>
          </table:table-cell>
          <table:table-cell table:formula="of:=[.AN35]*1000000" office:value-type="float" office:value="0.00034238">
            <text:p>0.00034238</text:p>
          </table:table-cell>
          <table:table-cell table:formula="of:=[.AO35]*1000000" office:value-type="float" office:value="0.014267">
            <text:p>0.014267</text:p>
          </table:table-cell>
          <table:table-cell table:formula="of:=[.AP35]*1000000" office:value-type="float" office:value="0.0000033332">
            <text:p>3.3332E-006</text:p>
          </table:table-cell>
          <table:table-cell table:formula="of:=[.AQ35]*1000000" office:value-type="float" office:value="0.0019474">
            <text:p>0.0019474</text:p>
          </table:table-cell>
          <table:table-cell table:formula="of:=[.AR35]*1000000" office:value-type="float" office:value="0.0013925">
            <text:p>0.0013925</text:p>
          </table:table-cell>
          <table:table-cell table:formula="of:=[.AS35]*1000000" office:value-type="float" office:value="0.0000000000918">
            <text:p>9.18E-011</text:p>
          </table:table-cell>
          <table:table-cell table:formula="of:=[.AT35]*1000000" office:value-type="float" office:value="0.00000000014963">
            <text:p>1.4963E-010</text:p>
          </table:table-cell>
          <table:table-cell table:formula="of:=([.AU35]+[.AV35])*1000000" office:value-type="float" office:value="0.000000000107555">
            <text:p>1.07555E-010</text:p>
          </table:table-cell>
          <table:table-cell table:formula="of:=[.AW35]*1000000" office:value-type="float" office:value="1399.5">
            <text:p>1399.5</text:p>
          </table:table-cell>
          <table:table-cell table:formula="of:=[.AX35]*1000000" office:value-type="float" office:value="0.00027355">
            <text:p>0.00027355</text:p>
          </table:table-cell>
          <table:table-cell table:formula="of:=[.AY35]*1000000" office:value-type="float" office:value="0.01027">
            <text:p>0.01027</text:p>
          </table:table-cell>
          <table:table-cell table:formula="of:=[.AZ35]*1000000" office:value-type="float" office:value="0.00000086993">
            <text:p>8.6993E-007</text:p>
          </table:table-cell>
          <table:table-cell table:formula="of:=[.BA35]*1000000" office:value-type="float" office:value="0.00022772">
            <text:p>0.00022772</text:p>
          </table:table-cell>
          <table:table-cell table:formula="of:=[.BB35]*1000000" office:value-type="float" office:value="0.0010091">
            <text:p>0.0010091</text:p>
          </table:table-cell>
          <table:table-cell table:formula="of:=[.BC35]*1000000" office:value-type="float" office:value="0.000000000091918">
            <text:p>9.1918E-011</text:p>
          </table:table-cell>
          <table:table-cell table:formula="of:=[.BD35]*1000000" office:value-type="float" office:value="0.00000000001586">
            <text:p>1.586E-011</text:p>
          </table:table-cell>
          <table:table-cell table:formula="of:=([.BE35]+[.BF35])*1000000" office:value-type="float" office:value="0.000000000048509">
            <text:p>4.8509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5.7146e-10</text:p>
          </table:table-cell>
          <table:table-cell table:style-name="ce1" office:value-type="string">
            <text:p>4.8895e-08</text:p>
          </table:table-cell>
          <table:table-cell table:style-name="ce1" office:value-type="string">
            <text:p>3.6265e-11</text:p>
          </table:table-cell>
          <table:table-cell table:style-name="ce1" office:value-type="string">
            <text:p>3.1994e-08</text:p>
          </table:table-cell>
          <table:table-cell table:style-name="ce1" office:value-type="string">
            <text:p>2.5318e-09</text:p>
          </table:table-cell>
          <table:table-cell table:style-name="ce1" office:value-type="string">
            <text:p>9.1417e-17</text:p>
          </table:table-cell>
          <table:table-cell table:style-name="ce1" office:value-type="string">
            <text:p>2.8886e-15</text:p>
          </table:table-cell>
          <table:table-cell table:style-name="ce1" office:value-type="string">
            <text:p>1.6501e-16</text:p>
          </table:table-cell>
          <table:table-cell table:style-name="ce1" office:value-type="string">
            <text:p>1.5671e-16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3.4238e-10</text:p>
          </table:table-cell>
          <table:table-cell table:style-name="ce1" office:value-type="string">
            <text:p>1.4267e-08</text:p>
          </table:table-cell>
          <table:table-cell table:style-name="ce1" office:value-type="string">
            <text:p>3.3332e-12</text:p>
          </table:table-cell>
          <table:table-cell table:style-name="ce1" office:value-type="string">
            <text:p>1.9474e-09</text:p>
          </table:table-cell>
          <table:table-cell table:style-name="ce1" office:value-type="string">
            <text:p>1.3925e-09</text:p>
          </table:table-cell>
          <table:table-cell table:style-name="ce1" office:value-type="string">
            <text:p>9.18e-17</text:p>
          </table:table-cell>
          <table:table-cell table:style-name="ce1" office:value-type="string">
            <text:p>1.4963e-16</text:p>
          </table:table-cell>
          <table:table-cell table:style-name="ce1" office:value-type="string">
            <text:p>6.479e-17</text:p>
          </table:table-cell>
          <table:table-cell table:style-name="ce1" office:value-type="string">
            <text:p>4.2765e-17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2.7355e-10</text:p>
          </table:table-cell>
          <table:table-cell table:style-name="ce1" office:value-type="string">
            <text:p>1.027e-08</text:p>
          </table:table-cell>
          <table:table-cell table:style-name="ce1" office:value-type="string">
            <text:p>8.6993e-13</text:p>
          </table:table-cell>
          <table:table-cell table:style-name="ce1" office:value-type="string">
            <text:p>2.2772e-10</text:p>
          </table:table-cell>
          <table:table-cell table:style-name="ce1" office:value-type="string">
            <text:p>1.0091e-09</text:p>
          </table:table-cell>
          <table:table-cell table:style-name="ce1" office:value-type="string">
            <text:p>9.1918e-17</text:p>
          </table:table-cell>
          <table:table-cell table:style-name="ce1" office:value-type="string">
            <text:p>1.586e-17</text:p>
          </table:table-cell>
          <table:table-cell table:style-name="ce1" office:value-type="string">
            <text:p>3.2661e-17</text:p>
          </table:table-cell>
          <table:table-cell table:style-name="ce1" office:value-type="string">
            <text:p>1.5848e-17</text:p>
          </table:table-cell>
        </table:table-row>
        <table:table-row table:style-name="ro2">
          <table:table-cell office:value-type="float" office:value="340.7017">
            <text:p>340.7017</text:p>
          </table:table-cell>
          <table:table-cell table:formula="of:=[.AC36]*1000000" office:value-type="float" office:value="1399.4">
            <text:p>1399.4</text:p>
          </table:table-cell>
          <table:table-cell table:formula="of:=[.AD36]*1000000" office:value-type="float" office:value="0.00073676">
            <text:p>0.00073676</text:p>
          </table:table-cell>
          <table:table-cell table:formula="of:=[.AE36]*1000000" office:value-type="float" office:value="0.069634">
            <text:p>0.069634</text:p>
          </table:table-cell>
          <table:table-cell table:formula="of:=[.AF36]*1000000" office:value-type="float" office:value="0.000054768">
            <text:p>0.000054768</text:p>
          </table:table-cell>
          <table:table-cell table:formula="of:=[.AG36]*1000000" office:value-type="float" office:value="0.05112">
            <text:p>0.05112</text:p>
          </table:table-cell>
          <table:table-cell table:formula="of:=[.AH36]*1000000" office:value-type="float" office:value="0.0030239">
            <text:p>0.0030239</text:p>
          </table:table-cell>
          <table:table-cell table:formula="of:=[.AI36]*1000000" office:value-type="float" office:value="0.000000000091037">
            <text:p>9.1037E-011</text:p>
          </table:table-cell>
          <table:table-cell table:formula="of:=[.AJ36]*1000000" office:value-type="float" office:value="0.0000000048165">
            <text:p>4.8165E-009</text:p>
          </table:table-cell>
          <table:table-cell table:formula="of:=([.AK36]+[.AL36])*1000000" office:value-type="float" office:value="0.00000000040465">
            <text:p>4.0465E-010</text:p>
          </table:table-cell>
          <table:table-cell table:formula="of:=[.AM36]*1000000" office:value-type="float" office:value="1399.5">
            <text:p>1399.5</text:p>
          </table:table-cell>
          <table:table-cell table:formula="of:=[.AN36]*1000000" office:value-type="float" office:value="0.00038114">
            <text:p>0.00038114</text:p>
          </table:table-cell>
          <table:table-cell table:formula="of:=[.AO36]*1000000" office:value-type="float" office:value="0.016783">
            <text:p>0.016783</text:p>
          </table:table-cell>
          <table:table-cell table:formula="of:=[.AP36]*1000000" office:value-type="float" office:value="0.0000044956">
            <text:p>4.4956E-006</text:p>
          </table:table-cell>
          <table:table-cell table:formula="of:=[.AQ36]*1000000" office:value-type="float" office:value="0.0026868">
            <text:p>0.0026868</text:p>
          </table:table-cell>
          <table:table-cell table:formula="of:=[.AR36]*1000000" office:value-type="float" office:value="0.001553">
            <text:p>0.001553</text:p>
          </table:table-cell>
          <table:table-cell table:formula="of:=[.AS36]*1000000" office:value-type="float" office:value="0.000000000091528">
            <text:p>9.1528E-011</text:p>
          </table:table-cell>
          <table:table-cell table:formula="of:=[.AT36]*1000000" office:value-type="float" office:value="0.00000000020477">
            <text:p>2.0477E-010</text:p>
          </table:table-cell>
          <table:table-cell table:formula="of:=([.AU36]+[.AV36])*1000000" office:value-type="float" office:value="0.000000000124587">
            <text:p>1.24587E-010</text:p>
          </table:table-cell>
          <table:table-cell table:formula="of:=[.AW36]*1000000" office:value-type="float" office:value="1399.5">
            <text:p>1399.5</text:p>
          </table:table-cell>
          <table:table-cell table:formula="of:=[.AX36]*1000000" office:value-type="float" office:value="0.00029647">
            <text:p>0.00029647</text:p>
          </table:table-cell>
          <table:table-cell table:formula="of:=[.AY36]*1000000" office:value-type="float" office:value="0.011454">
            <text:p>0.011454</text:p>
          </table:table-cell>
          <table:table-cell table:formula="of:=[.AZ36]*1000000" office:value-type="float" office:value="0.0000010334">
            <text:p>1.0334E-006</text:p>
          </table:table-cell>
          <table:table-cell table:formula="of:=[.BA36]*1000000" office:value-type="float" office:value="0.00029305">
            <text:p>0.00029305</text:p>
          </table:table-cell>
          <table:table-cell table:formula="of:=[.BB36]*1000000" office:value-type="float" office:value="0.0010916">
            <text:p>0.0010916</text:p>
          </table:table-cell>
          <table:table-cell table:formula="of:=[.BC36]*1000000" office:value-type="float" office:value="0.000000000091676">
            <text:p>9.1676E-011</text:p>
          </table:table-cell>
          <table:table-cell table:formula="of:=[.BD36]*1000000" office:value-type="float" office:value="0.000000000020261">
            <text:p>2.0261E-011</text:p>
          </table:table-cell>
          <table:table-cell table:formula="of:=([.BE36]+[.BF36])*1000000" office:value-type="float" office:value="0.000000000054995">
            <text:p>5.4995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7.3676e-10</text:p>
          </table:table-cell>
          <table:table-cell table:style-name="ce1" office:value-type="string">
            <text:p>6.9634e-08</text:p>
          </table:table-cell>
          <table:table-cell table:style-name="ce1" office:value-type="string">
            <text:p>5.4768e-11</text:p>
          </table:table-cell>
          <table:table-cell table:style-name="ce1" office:value-type="string">
            <text:p>5.112e-08</text:p>
          </table:table-cell>
          <table:table-cell table:style-name="ce1" office:value-type="string">
            <text:p>3.0239e-09</text:p>
          </table:table-cell>
          <table:table-cell table:style-name="ce1" office:value-type="string">
            <text:p>9.1037e-17</text:p>
          </table:table-cell>
          <table:table-cell table:style-name="ce1" office:value-type="string">
            <text:p>4.8165e-15</text:p>
          </table:table-cell>
          <table:table-cell table:style-name="ce1" office:value-type="string">
            <text:p>2.0583e-16</text:p>
          </table:table-cell>
          <table:table-cell table:style-name="ce1" office:value-type="string">
            <text:p>1.9882e-16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3.8114e-10</text:p>
          </table:table-cell>
          <table:table-cell table:style-name="ce1" office:value-type="string">
            <text:p>1.6783e-08</text:p>
          </table:table-cell>
          <table:table-cell table:style-name="ce1" office:value-type="string">
            <text:p>4.4956e-12</text:p>
          </table:table-cell>
          <table:table-cell table:style-name="ce1" office:value-type="string">
            <text:p>2.6868e-09</text:p>
          </table:table-cell>
          <table:table-cell table:style-name="ce1" office:value-type="string">
            <text:p>1.553e-09</text:p>
          </table:table-cell>
          <table:table-cell table:style-name="ce1" office:value-type="string">
            <text:p>9.1528e-17</text:p>
          </table:table-cell>
          <table:table-cell table:style-name="ce1" office:value-type="string">
            <text:p>2.0477e-16</text:p>
          </table:table-cell>
          <table:table-cell table:style-name="ce1" office:value-type="string">
            <text:p>7.4633e-17</text:p>
          </table:table-cell>
          <table:table-cell table:style-name="ce1" office:value-type="string">
            <text:p>4.9954e-17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2.9647e-10</text:p>
          </table:table-cell>
          <table:table-cell table:style-name="ce1" office:value-type="string">
            <text:p>1.1454e-08</text:p>
          </table:table-cell>
          <table:table-cell table:style-name="ce1" office:value-type="string">
            <text:p>1.0334e-12</text:p>
          </table:table-cell>
          <table:table-cell table:style-name="ce1" office:value-type="string">
            <text:p>2.9305e-10</text:p>
          </table:table-cell>
          <table:table-cell table:style-name="ce1" office:value-type="string">
            <text:p>1.0916e-09</text:p>
          </table:table-cell>
          <table:table-cell table:style-name="ce1" office:value-type="string">
            <text:p>9.1676e-17</text:p>
          </table:table-cell>
          <table:table-cell table:style-name="ce1" office:value-type="string">
            <text:p>2.0261e-17</text:p>
          </table:table-cell>
          <table:table-cell table:style-name="ce1" office:value-type="string">
            <text:p>3.6836e-17</text:p>
          </table:table-cell>
          <table:table-cell table:style-name="ce1" office:value-type="string">
            <text:p>1.8159e-17</text:p>
          </table:table-cell>
        </table:table-row>
        <table:table-row table:style-name="ro2">
          <table:table-cell office:value-type="float" office:value="350.7017">
            <text:p>350.7017</text:p>
          </table:table-cell>
          <table:table-cell table:formula="of:=[.AC37]*1000000" office:value-type="float" office:value="1399.4">
            <text:p>1399.4</text:p>
          </table:table-cell>
          <table:table-cell table:formula="of:=[.AD37]*1000000" office:value-type="float" office:value="0.0010945">
            <text:p>0.0010945</text:p>
          </table:table-cell>
          <table:table-cell table:formula="of:=[.AE37]*1000000" office:value-type="float" office:value="0.10302">
            <text:p>0.10302</text:p>
          </table:table-cell>
          <table:table-cell table:formula="of:=[.AF37]*1000000" office:value-type="float" office:value="0.000082836">
            <text:p>0.000082836</text:p>
          </table:table-cell>
          <table:table-cell table:formula="of:=[.AG37]*1000000" office:value-type="float" office:value="0.086574">
            <text:p>0.086574</text:p>
          </table:table-cell>
          <table:table-cell table:formula="of:=[.AH37]*1000000" office:value-type="float" office:value="0.0036656">
            <text:p>0.0036656</text:p>
          </table:table-cell>
          <table:table-cell table:formula="of:=[.AI37]*1000000" office:value-type="float" office:value="0.000000000090617">
            <text:p>9.0617E-011</text:p>
          </table:table-cell>
          <table:table-cell table:formula="of:=[.AJ37]*1000000" office:value-type="float" office:value="0.0000000090486">
            <text:p>0.000000009</text:p>
          </table:table-cell>
          <table:table-cell table:formula="of:=([.AK37]+[.AL37])*1000000" office:value-type="float" office:value="0.00000000052947">
            <text:p>5.2947E-010</text:p>
          </table:table-cell>
          <table:table-cell table:formula="of:=[.AM37]*1000000" office:value-type="float" office:value="1399.5">
            <text:p>1399.5</text:p>
          </table:table-cell>
          <table:table-cell table:formula="of:=[.AN37]*1000000" office:value-type="float" office:value="0.00042454">
            <text:p>0.00042454</text:p>
          </table:table-cell>
          <table:table-cell table:formula="of:=[.AO37]*1000000" office:value-type="float" office:value="0.01983">
            <text:p>0.01983</text:p>
          </table:table-cell>
          <table:table-cell table:formula="of:=[.AP37]*1000000" office:value-type="float" office:value="0.0000060645">
            <text:p>6.0645E-006</text:p>
          </table:table-cell>
          <table:table-cell table:formula="of:=[.AQ37]*1000000" office:value-type="float" office:value="0.0036869">
            <text:p>0.0036869</text:p>
          </table:table-cell>
          <table:table-cell table:formula="of:=[.AR37]*1000000" office:value-type="float" office:value="0.0017335">
            <text:p>0.0017335</text:p>
          </table:table-cell>
          <table:table-cell table:formula="of:=[.AS37]*1000000" office:value-type="float" office:value="0.000000000091246">
            <text:p>9.1246E-011</text:p>
          </table:table-cell>
          <table:table-cell table:formula="of:=[.AT37]*1000000" office:value-type="float" office:value="0.00000000027884">
            <text:p>2.7884E-010</text:p>
          </table:table-cell>
          <table:table-cell table:formula="of:=([.AU37]+[.AV37])*1000000" office:value-type="float" office:value="0.00000000014398">
            <text:p>1.4398E-010</text:p>
          </table:table-cell>
          <table:table-cell table:formula="of:=[.AW37]*1000000" office:value-type="float" office:value="1399.5">
            <text:p>1399.5</text:p>
          </table:table-cell>
          <table:table-cell table:formula="of:=[.AX37]*1000000" office:value-type="float" office:value="0.00032111">
            <text:p>0.00032111</text:p>
          </table:table-cell>
          <table:table-cell table:formula="of:=[.AY37]*1000000" office:value-type="float" office:value="0.012759">
            <text:p>0.012759</text:p>
          </table:table-cell>
          <table:table-cell table:formula="of:=[.AZ37]*1000000" office:value-type="float" office:value="0.0000012322">
            <text:p>1.2322E-006</text:p>
          </table:table-cell>
          <table:table-cell table:formula="of:=[.BA37]*1000000" office:value-type="float" office:value="0.00037543">
            <text:p>0.00037543</text:p>
          </table:table-cell>
          <table:table-cell table:formula="of:=[.BB37]*1000000" office:value-type="float" office:value="0.0011808">
            <text:p>0.0011808</text:p>
          </table:table-cell>
          <table:table-cell table:formula="of:=[.BC37]*1000000" office:value-type="float" office:value="0.00000000009143">
            <text:p>9.143E-011</text:p>
          </table:table-cell>
          <table:table-cell table:formula="of:=[.BD37]*1000000" office:value-type="float" office:value="0.000000000025774">
            <text:p>2.5774E-011</text:p>
          </table:table-cell>
          <table:table-cell table:formula="of:=([.BE37]+[.BF37])*1000000" office:value-type="float" office:value="0.000000000062147">
            <text:p>6.2147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0945e-09</text:p>
          </table:table-cell>
          <table:table-cell table:style-name="ce1" office:value-type="string">
            <text:p>1.0302e-07</text:p>
          </table:table-cell>
          <table:table-cell table:style-name="ce1" office:value-type="string">
            <text:p>8.2836e-11</text:p>
          </table:table-cell>
          <table:table-cell table:style-name="ce1" office:value-type="string">
            <text:p>8.6574e-08</text:p>
          </table:table-cell>
          <table:table-cell table:style-name="ce1" office:value-type="string">
            <text:p>3.6656e-09</text:p>
          </table:table-cell>
          <table:table-cell table:style-name="ce1" office:value-type="string">
            <text:p>9.0617e-17</text:p>
          </table:table-cell>
          <table:table-cell table:style-name="ce1" office:value-type="string">
            <text:p>9.0486e-15</text:p>
          </table:table-cell>
          <table:table-cell table:style-name="ce1" office:value-type="string">
            <text:p>2.6664e-16</text:p>
          </table:table-cell>
          <table:table-cell table:style-name="ce1" office:value-type="string">
            <text:p>2.6283e-16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4.2454e-10</text:p>
          </table:table-cell>
          <table:table-cell table:style-name="ce1" office:value-type="string">
            <text:p>1.983e-08</text:p>
          </table:table-cell>
          <table:table-cell table:style-name="ce1" office:value-type="string">
            <text:p>6.0645e-12</text:p>
          </table:table-cell>
          <table:table-cell table:style-name="ce1" office:value-type="string">
            <text:p>3.6869e-09</text:p>
          </table:table-cell>
          <table:table-cell table:style-name="ce1" office:value-type="string">
            <text:p>1.7335e-09</text:p>
          </table:table-cell>
          <table:table-cell table:style-name="ce1" office:value-type="string">
            <text:p>9.1246e-17</text:p>
          </table:table-cell>
          <table:table-cell table:style-name="ce1" office:value-type="string">
            <text:p>2.7884e-16</text:p>
          </table:table-cell>
          <table:table-cell table:style-name="ce1" office:value-type="string">
            <text:p>8.5794e-17</text:p>
          </table:table-cell>
          <table:table-cell table:style-name="ce1" office:value-type="string">
            <text:p>5.8186e-17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3.2111e-10</text:p>
          </table:table-cell>
          <table:table-cell table:style-name="ce1" office:value-type="string">
            <text:p>1.2759e-08</text:p>
          </table:table-cell>
          <table:table-cell table:style-name="ce1" office:value-type="string">
            <text:p>1.2322e-12</text:p>
          </table:table-cell>
          <table:table-cell table:style-name="ce1" office:value-type="string">
            <text:p>3.7543e-10</text:p>
          </table:table-cell>
          <table:table-cell table:style-name="ce1" office:value-type="string">
            <text:p>1.1808e-09</text:p>
          </table:table-cell>
          <table:table-cell table:style-name="ce1" office:value-type="string">
            <text:p>9.143e-17</text:p>
          </table:table-cell>
          <table:table-cell table:style-name="ce1" office:value-type="string">
            <text:p>2.5774e-17</text:p>
          </table:table-cell>
          <table:table-cell table:style-name="ce1" office:value-type="string">
            <text:p>4.142e-17</text:p>
          </table:table-cell>
          <table:table-cell table:style-name="ce1" office:value-type="string">
            <text:p>2.0727e-17</text:p>
          </table:table-cell>
        </table:table-row>
        <table:table-row table:style-name="ro2">
          <table:table-cell office:value-type="float" office:value="360.7017">
            <text:p>360.7017</text:p>
          </table:table-cell>
          <table:table-cell table:formula="of:=[.AC38]*1000000" office:value-type="float" office:value="1399.3">
            <text:p>1399.3</text:p>
          </table:table-cell>
          <table:table-cell table:formula="of:=[.AD38]*1000000" office:value-type="float" office:value="0.0027045">
            <text:p>0.0027045</text:p>
          </table:table-cell>
          <table:table-cell table:formula="of:=[.AE38]*1000000" office:value-type="float" office:value="0.16634">
            <text:p>0.16634</text:p>
          </table:table-cell>
          <table:table-cell table:formula="of:=[.AF38]*1000000" office:value-type="float" office:value="0.00012665">
            <text:p>0.00012665</text:p>
          </table:table-cell>
          <table:table-cell table:formula="of:=[.AG38]*1000000" office:value-type="float" office:value="0.17362">
            <text:p>0.17362</text:p>
          </table:table-cell>
          <table:table-cell table:formula="of:=[.AH38]*1000000" office:value-type="float" office:value="0.0046095">
            <text:p>0.0046095</text:p>
          </table:table-cell>
          <table:table-cell table:formula="of:=[.AI38]*1000000" office:value-type="float" office:value="0.000000000090145">
            <text:p>9.0145E-011</text:p>
          </table:table-cell>
          <table:table-cell table:formula="of:=[.AJ38]*1000000" office:value-type="float" office:value="0.000000024058">
            <text:p>2.4058E-008</text:p>
          </table:table-cell>
          <table:table-cell table:formula="of:=([.AK38]+[.AL38])*1000000" office:value-type="float" office:value="0.00000000078283">
            <text:p>7.8283E-010</text:p>
          </table:table-cell>
          <table:table-cell table:formula="of:=[.AM38]*1000000" office:value-type="float" office:value="1399.5">
            <text:p>1399.5</text:p>
          </table:table-cell>
          <table:table-cell table:formula="of:=[.AN38]*1000000" office:value-type="float" office:value="0.00047324">
            <text:p>0.00047324</text:p>
          </table:table-cell>
          <table:table-cell table:formula="of:=[.AO38]*1000000" office:value-type="float" office:value="0.02355">
            <text:p>0.02355</text:p>
          </table:table-cell>
          <table:table-cell table:formula="of:=[.AP38]*1000000" office:value-type="float" office:value="0.0000081746">
            <text:p>8.1746E-006</text:p>
          </table:table-cell>
          <table:table-cell table:formula="of:=[.AQ38]*1000000" office:value-type="float" office:value="0.0050336">
            <text:p>0.0050336</text:p>
          </table:table-cell>
          <table:table-cell table:formula="of:=[.AR38]*1000000" office:value-type="float" office:value="0.0019367">
            <text:p>0.0019367</text:p>
          </table:table-cell>
          <table:table-cell table:formula="of:=[.AS38]*1000000" office:value-type="float" office:value="0.000000000090952">
            <text:p>9.0952E-011</text:p>
          </table:table-cell>
          <table:table-cell table:formula="of:=[.AT38]*1000000" office:value-type="float" office:value="0.00000000037797">
            <text:p>3.7797E-010</text:p>
          </table:table-cell>
          <table:table-cell table:formula="of:=([.AU38]+[.AV38])*1000000" office:value-type="float" office:value="0.000000000166054">
            <text:p>1.66054E-010</text:p>
          </table:table-cell>
          <table:table-cell table:formula="of:=[.AW38]*1000000" office:value-type="float" office:value="1399.5">
            <text:p>1399.5</text:p>
          </table:table-cell>
          <table:table-cell table:formula="of:=[.AX38]*1000000" office:value-type="float" office:value="0.00034763">
            <text:p>0.00034763</text:p>
          </table:table-cell>
          <table:table-cell table:formula="of:=[.AY38]*1000000" office:value-type="float" office:value="0.014198">
            <text:p>0.014198</text:p>
          </table:table-cell>
          <table:table-cell table:formula="of:=[.AZ38]*1000000" office:value-type="float" office:value="0.0000014748">
            <text:p>1.4748E-006</text:p>
          </table:table-cell>
          <table:table-cell table:formula="of:=[.BA38]*1000000" office:value-type="float" office:value="0.00047891">
            <text:p>0.00047891</text:p>
          </table:table-cell>
          <table:table-cell table:formula="of:=[.BB38]*1000000" office:value-type="float" office:value="0.0012773">
            <text:p>0.0012773</text:p>
          </table:table-cell>
          <table:table-cell table:formula="of:=[.BC38]*1000000" office:value-type="float" office:value="0.000000000091178">
            <text:p>9.1178E-011</text:p>
          </table:table-cell>
          <table:table-cell table:formula="of:=[.BD38]*1000000" office:value-type="float" office:value="0.000000000032658">
            <text:p>3.2658E-011</text:p>
          </table:table-cell>
          <table:table-cell table:formula="of:=([.BE38]+[.BF38])*1000000" office:value-type="float" office:value="0.000000000070025">
            <text:p>7.0025E-011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2.7045e-09</text:p>
          </table:table-cell>
          <table:table-cell table:style-name="ce1" office:value-type="string">
            <text:p>1.6634e-07</text:p>
          </table:table-cell>
          <table:table-cell table:style-name="ce1" office:value-type="string">
            <text:p>1.2665e-10</text:p>
          </table:table-cell>
          <table:table-cell table:style-name="ce1" office:value-type="string">
            <text:p>1.7362e-07</text:p>
          </table:table-cell>
          <table:table-cell table:style-name="ce1" office:value-type="string">
            <text:p>4.6095e-09</text:p>
          </table:table-cell>
          <table:table-cell table:style-name="ce1" office:value-type="string">
            <text:p>9.0145e-17</text:p>
          </table:table-cell>
          <table:table-cell table:style-name="ce1" office:value-type="string">
            <text:p>2.4058e-14</text:p>
          </table:table-cell>
          <table:table-cell table:style-name="ce1" office:value-type="string">
            <text:p>3.8823e-16</text:p>
          </table:table-cell>
          <table:table-cell table:style-name="ce1" office:value-type="string">
            <text:p>3.946e-16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4.7324e-10</text:p>
          </table:table-cell>
          <table:table-cell table:style-name="ce1" office:value-type="string">
            <text:p>2.355e-08</text:p>
          </table:table-cell>
          <table:table-cell table:style-name="ce1" office:value-type="string">
            <text:p>8.1746e-12</text:p>
          </table:table-cell>
          <table:table-cell table:style-name="ce1" office:value-type="string">
            <text:p>5.0336e-09</text:p>
          </table:table-cell>
          <table:table-cell table:style-name="ce1" office:value-type="string">
            <text:p>1.9367e-09</text:p>
          </table:table-cell>
          <table:table-cell table:style-name="ce1" office:value-type="string">
            <text:p>9.0952e-17</text:p>
          </table:table-cell>
          <table:table-cell table:style-name="ce1" office:value-type="string">
            <text:p>3.7797e-16</text:p>
          </table:table-cell>
          <table:table-cell table:style-name="ce1" office:value-type="string">
            <text:p>9.8449e-17</text:p>
          </table:table-cell>
          <table:table-cell table:style-name="ce1" office:value-type="string">
            <text:p>6.7605e-17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3.4763e-10</text:p>
          </table:table-cell>
          <table:table-cell table:style-name="ce1" office:value-type="string">
            <text:p>1.4198e-08</text:p>
          </table:table-cell>
          <table:table-cell table:style-name="ce1" office:value-type="string">
            <text:p>1.4748e-12</text:p>
          </table:table-cell>
          <table:table-cell table:style-name="ce1" office:value-type="string">
            <text:p>4.7891e-10</text:p>
          </table:table-cell>
          <table:table-cell table:style-name="ce1" office:value-type="string">
            <text:p>1.2773e-09</text:p>
          </table:table-cell>
          <table:table-cell table:style-name="ce1" office:value-type="string">
            <text:p>9.1178e-17</text:p>
          </table:table-cell>
          <table:table-cell table:style-name="ce1" office:value-type="string">
            <text:p>3.2658e-17</text:p>
          </table:table-cell>
          <table:table-cell table:style-name="ce1" office:value-type="string">
            <text:p>4.6448e-17</text:p>
          </table:table-cell>
          <table:table-cell table:style-name="ce1" office:value-type="string">
            <text:p>2.3577e-17</text:p>
          </table:table-cell>
        </table:table-row>
        <table:table-row table:style-name="ro2">
          <table:table-cell office:value-type="float" office:value="370.7017">
            <text:p>370.7017</text:p>
          </table:table-cell>
          <table:table-cell table:formula="of:=[.AC39]*1000000" office:value-type="float" office:value="1398.7">
            <text:p>1398.7</text:p>
          </table:table-cell>
          <table:table-cell table:formula="of:=[.AD39]*1000000" office:value-type="float" office:value="0.053766">
            <text:p>0.053766</text:p>
          </table:table-cell>
          <table:table-cell table:formula="of:=[.AE39]*1000000" office:value-type="float" office:value="0.41476">
            <text:p>0.41476</text:p>
          </table:table-cell>
          <table:table-cell table:formula="of:=[.AF39]*1000000" office:value-type="float" office:value="0.00019576">
            <text:p>0.00019576</text:p>
          </table:table-cell>
          <table:table-cell table:formula="of:=[.AG39]*1000000" office:value-type="float" office:value="0.61037">
            <text:p>0.61037</text:p>
          </table:table-cell>
          <table:table-cell table:formula="of:=[.AH39]*1000000" office:value-type="float" office:value="0.0070612">
            <text:p>0.0070612</text:p>
          </table:table-cell>
          <table:table-cell table:formula="of:=[.AI39]*1000000" office:value-type="float" office:value="0.0000000000896">
            <text:p>8.96E-011</text:p>
          </table:table-cell>
          <table:table-cell table:formula="of:=[.AJ39]*1000000" office:value-type="float" office:value="0.00000016876">
            <text:p>1.6876E-007</text:p>
          </table:table-cell>
          <table:table-cell table:formula="of:=([.AK39]+[.AL39])*1000000" office:value-type="float" office:value="0.0000000023993">
            <text:p>2.3993E-009</text:p>
          </table:table-cell>
          <table:table-cell table:formula="of:=[.AM39]*1000000" office:value-type="float" office:value="1399.5">
            <text:p>1399.5</text:p>
          </table:table-cell>
          <table:table-cell table:formula="of:=[.AN39]*1000000" office:value-type="float" office:value="0.00052802">
            <text:p>0.00052802</text:p>
          </table:table-cell>
          <table:table-cell table:formula="of:=[.AO39]*1000000" office:value-type="float" office:value="0.028123">
            <text:p>0.028123</text:p>
          </table:table-cell>
          <table:table-cell table:formula="of:=[.AP39]*1000000" office:value-type="float" office:value="0.000011002">
            <text:p>0.000011002</text:p>
          </table:table-cell>
          <table:table-cell table:formula="of:=[.AQ39]*1000000" office:value-type="float" office:value="0.0068401">
            <text:p>0.0068401</text:p>
          </table:table-cell>
          <table:table-cell table:formula="of:=[.AR39]*1000000" office:value-type="float" office:value="0.0021656">
            <text:p>0.0021656</text:p>
          </table:table-cell>
          <table:table-cell table:formula="of:=[.AS39]*1000000" office:value-type="float" office:value="0.000000000090644">
            <text:p>9.0644E-011</text:p>
          </table:table-cell>
          <table:table-cell table:formula="of:=[.AT39]*1000000" office:value-type="float" office:value="0.00000000051024">
            <text:p>5.1024E-010</text:p>
          </table:table-cell>
          <table:table-cell table:formula="of:=([.AU39]+[.AV39])*1000000" office:value-type="float" office:value="0.000000000191177">
            <text:p>1.91177E-010</text:p>
          </table:table-cell>
          <table:table-cell table:formula="of:=[.AW39]*1000000" office:value-type="float" office:value="1399.5">
            <text:p>1399.5</text:p>
          </table:table-cell>
          <table:table-cell table:formula="of:=[.AX39]*1000000" office:value-type="float" office:value="0.00037621">
            <text:p>0.00037621</text:p>
          </table:table-cell>
          <table:table-cell table:formula="of:=[.AY39]*1000000" office:value-type="float" office:value="0.015789">
            <text:p>0.015789</text:p>
          </table:table-cell>
          <table:table-cell table:formula="of:=[.AZ39]*1000000" office:value-type="float" office:value="0.0000017712">
            <text:p>1.7712E-006</text:p>
          </table:table-cell>
          <table:table-cell table:formula="of:=[.BA39]*1000000" office:value-type="float" office:value="0.00060844">
            <text:p>0.00060844</text:p>
          </table:table-cell>
          <table:table-cell table:formula="of:=[.BB39]*1000000" office:value-type="float" office:value="0.0013818">
            <text:p>0.0013818</text:p>
          </table:table-cell>
          <table:table-cell table:formula="of:=[.BC39]*1000000" office:value-type="float" office:value="0.00000000009092">
            <text:p>9.092E-011</text:p>
          </table:table-cell>
          <table:table-cell table:formula="of:=[.BD39]*1000000" office:value-type="float" office:value="0.000000000041223">
            <text:p>4.1223E-011</text:p>
          </table:table-cell>
          <table:table-cell table:formula="of:=([.BE39]+[.BF39])*1000000" office:value-type="float" office:value="0.000000000078689">
            <text:p>7.8689E-011</text:p>
          </table:table-cell>
          <table:table-cell office:value-type="float" office:value="0.0013987">
            <text:p>0.0013987</text:p>
          </table:table-cell>
          <table:table-cell table:style-name="ce1" office:value-type="string">
            <text:p>5.3766e-08</text:p>
          </table:table-cell>
          <table:table-cell table:style-name="ce1" office:value-type="string">
            <text:p>4.1476e-07</text:p>
          </table:table-cell>
          <table:table-cell table:style-name="ce1" office:value-type="string">
            <text:p>1.9576e-10</text:p>
          </table:table-cell>
          <table:table-cell table:style-name="ce1" office:value-type="string">
            <text:p>6.1037e-07</text:p>
          </table:table-cell>
          <table:table-cell table:style-name="ce1" office:value-type="string">
            <text:p>7.0612e-09</text:p>
          </table:table-cell>
          <table:table-cell table:style-name="ce1" office:value-type="string">
            <text:p>8.96e-17</text:p>
          </table:table-cell>
          <table:table-cell table:style-name="ce1" office:value-type="string">
            <text:p>1.6876e-13</text:p>
          </table:table-cell>
          <table:table-cell table:style-name="ce1" office:value-type="string">
            <text:p>1.1734e-15</text:p>
          </table:table-cell>
          <table:table-cell table:style-name="ce1" office:value-type="string">
            <text:p>1.2259e-15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5.2802e-10</text:p>
          </table:table-cell>
          <table:table-cell table:style-name="ce1" office:value-type="string">
            <text:p>2.8123e-08</text:p>
          </table:table-cell>
          <table:table-cell table:style-name="ce1" office:value-type="string">
            <text:p>1.1002e-11</text:p>
          </table:table-cell>
          <table:table-cell table:style-name="ce1" office:value-type="string">
            <text:p>6.8401e-09</text:p>
          </table:table-cell>
          <table:table-cell table:style-name="ce1" office:value-type="string">
            <text:p>2.1656e-09</text:p>
          </table:table-cell>
          <table:table-cell table:style-name="ce1" office:value-type="string">
            <text:p>9.0644e-17</text:p>
          </table:table-cell>
          <table:table-cell table:style-name="ce1" office:value-type="string">
            <text:p>5.1024e-16</text:p>
          </table:table-cell>
          <table:table-cell table:style-name="ce1" office:value-type="string">
            <text:p>1.128e-16</text:p>
          </table:table-cell>
          <table:table-cell table:style-name="ce1" office:value-type="string">
            <text:p>7.8377e-17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3.7621e-10</text:p>
          </table:table-cell>
          <table:table-cell table:style-name="ce1" office:value-type="string">
            <text:p>1.5789e-08</text:p>
          </table:table-cell>
          <table:table-cell table:style-name="ce1" office:value-type="string">
            <text:p>1.7712e-12</text:p>
          </table:table-cell>
          <table:table-cell table:style-name="ce1" office:value-type="string">
            <text:p>6.0844e-10</text:p>
          </table:table-cell>
          <table:table-cell table:style-name="ce1" office:value-type="string">
            <text:p>1.3818e-09</text:p>
          </table:table-cell>
          <table:table-cell table:style-name="ce1" office:value-type="string">
            <text:p>9.092e-17</text:p>
          </table:table-cell>
          <table:table-cell table:style-name="ce1" office:value-type="string">
            <text:p>4.1223e-17</text:p>
          </table:table-cell>
          <table:table-cell table:style-name="ce1" office:value-type="string">
            <text:p>5.1957e-17</text:p>
          </table:table-cell>
          <table:table-cell table:style-name="ce1" office:value-type="string">
            <text:p>2.6732e-17</text:p>
          </table:table-cell>
        </table:table-row>
        <table:table-row table:style-name="ro2">
          <table:table-cell office:value-type="float" office:value="380.7017">
            <text:p>380.7017</text:p>
          </table:table-cell>
          <table:table-cell table:formula="of:=[.AC40]*1000000" office:value-type="float" office:value="1394.4">
            <text:p>1394.4</text:p>
          </table:table-cell>
          <table:table-cell table:formula="of:=[.AD40]*1000000" office:value-type="float" office:value="2.2711">
            <text:p>2.2711</text:p>
          </table:table-cell>
          <table:table-cell table:formula="of:=[.AE40]*1000000" office:value-type="float" office:value="2.069">
            <text:p>2.069</text:p>
          </table:table-cell>
          <table:table-cell table:formula="of:=[.AF40]*1000000" office:value-type="float" office:value="0.00028134">
            <text:p>0.00028134</text:p>
          </table:table-cell>
          <table:table-cell table:formula="of:=[.AG40]*1000000" office:value-type="float" office:value="2.3861">
            <text:p>2.3861</text:p>
          </table:table-cell>
          <table:table-cell table:formula="of:=[.AH40]*1000000" office:value-type="float" office:value="0.03014">
            <text:p>0.03014</text:p>
          </table:table-cell>
          <table:table-cell table:formula="of:=[.AI40]*1000000" office:value-type="float" office:value="0.000000000088708">
            <text:p>8.8708E-011</text:p>
          </table:table-cell>
          <table:table-cell table:formula="of:=[.AJ40]*1000000" office:value-type="float" office:value="0.0000015815">
            <text:p>1.5815E-006</text:p>
          </table:table-cell>
          <table:table-cell table:formula="of:=([.AK40]+[.AL40])*1000000" office:value-type="float" office:value="0.0000000212501">
            <text:p>2.12501E-008</text:p>
          </table:table-cell>
          <table:table-cell table:formula="of:=[.AM40]*1000000" office:value-type="float" office:value="1399.5">
            <text:p>1399.5</text:p>
          </table:table-cell>
          <table:table-cell table:formula="of:=[.AN40]*1000000" office:value-type="float" office:value="0.00058984">
            <text:p>0.00058984</text:p>
          </table:table-cell>
          <table:table-cell table:formula="of:=[.AO40]*1000000" office:value-type="float" office:value="0.033785">
            <text:p>0.033785</text:p>
          </table:table-cell>
          <table:table-cell table:formula="of:=[.AP40]*1000000" office:value-type="float" office:value="0.000014774">
            <text:p>0.000014774</text:p>
          </table:table-cell>
          <table:table-cell table:formula="of:=[.AQ40]*1000000" office:value-type="float" office:value="0.0092558">
            <text:p>0.0092558</text:p>
          </table:table-cell>
          <table:table-cell table:formula="of:=[.AR40]*1000000" office:value-type="float" office:value="0.0024237">
            <text:p>0.0024237</text:p>
          </table:table-cell>
          <table:table-cell table:formula="of:=[.AS40]*1000000" office:value-type="float" office:value="0.000000000090321">
            <text:p>9.0321E-011</text:p>
          </table:table-cell>
          <table:table-cell table:formula="of:=[.AT40]*1000000" office:value-type="float" office:value="0.00000000068634">
            <text:p>6.8634E-010</text:p>
          </table:table-cell>
          <table:table-cell table:formula="of:=([.AU40]+[.AV40])*1000000" office:value-type="float" office:value="0.000000000219782">
            <text:p>2.19782E-010</text:p>
          </table:table-cell>
          <table:table-cell table:formula="of:=[.AW40]*1000000" office:value-type="float" office:value="1399.5">
            <text:p>1399.5</text:p>
          </table:table-cell>
          <table:table-cell table:formula="of:=[.AX40]*1000000" office:value-type="float" office:value="0.00040702">
            <text:p>0.00040702</text:p>
          </table:table-cell>
          <table:table-cell table:formula="of:=[.AY40]*1000000" office:value-type="float" office:value="0.017549">
            <text:p>0.017549</text:p>
          </table:table-cell>
          <table:table-cell table:formula="of:=[.AZ40]*1000000" office:value-type="float" office:value="0.0000021335">
            <text:p>2.1335E-006</text:p>
          </table:table-cell>
          <table:table-cell table:formula="of:=[.BA40]*1000000" office:value-type="float" office:value="0.00077003">
            <text:p>0.00077003</text:p>
          </table:table-cell>
          <table:table-cell table:formula="of:=[.BB40]*1000000" office:value-type="float" office:value="0.001495">
            <text:p>0.001495</text:p>
          </table:table-cell>
          <table:table-cell table:formula="of:=[.BC40]*1000000" office:value-type="float" office:value="0.000000000090656">
            <text:p>9.0656E-011</text:p>
          </table:table-cell>
          <table:table-cell table:formula="of:=[.BD40]*1000000" office:value-type="float" office:value="0.000000000051849">
            <text:p>5.1849E-011</text:p>
          </table:table-cell>
          <table:table-cell table:formula="of:=([.BE40]+[.BF40])*1000000" office:value-type="float" office:value="0.000000000088207">
            <text:p>8.8207E-011</text:p>
          </table:table-cell>
          <table:table-cell office:value-type="float" office:value="0.0013944">
            <text:p>0.0013944</text:p>
          </table:table-cell>
          <table:table-cell table:style-name="ce1" office:value-type="string">
            <text:p>2.2711e-06</text:p>
          </table:table-cell>
          <table:table-cell table:style-name="ce1" office:value-type="string">
            <text:p>2.069e-06</text:p>
          </table:table-cell>
          <table:table-cell table:style-name="ce1" office:value-type="string">
            <text:p>2.8134e-10</text:p>
          </table:table-cell>
          <table:table-cell table:style-name="ce1" office:value-type="string">
            <text:p>2.3861e-06</text:p>
          </table:table-cell>
          <table:table-cell table:style-name="ce1" office:value-type="string">
            <text:p>3.014e-08</text:p>
          </table:table-cell>
          <table:table-cell table:style-name="ce1" office:value-type="string">
            <text:p>8.8708e-17</text:p>
          </table:table-cell>
          <table:table-cell table:style-name="ce1" office:value-type="string">
            <text:p>1.5815e-12</text:p>
          </table:table-cell>
          <table:table-cell table:style-name="ce1" office:value-type="string">
            <text:p>1.3713e-14</text:p>
          </table:table-cell>
          <table:table-cell table:style-name="ce1" office:value-type="string">
            <text:p>7.5371e-15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5.8984e-10</text:p>
          </table:table-cell>
          <table:table-cell table:style-name="ce1" office:value-type="string">
            <text:p>3.3785e-08</text:p>
          </table:table-cell>
          <table:table-cell table:style-name="ce1" office:value-type="string">
            <text:p>1.4774e-11</text:p>
          </table:table-cell>
          <table:table-cell table:style-name="ce1" office:value-type="string">
            <text:p>9.2558e-09</text:p>
          </table:table-cell>
          <table:table-cell table:style-name="ce1" office:value-type="string">
            <text:p>2.4237e-09</text:p>
          </table:table-cell>
          <table:table-cell table:style-name="ce1" office:value-type="string">
            <text:p>9.0321e-17</text:p>
          </table:table-cell>
          <table:table-cell table:style-name="ce1" office:value-type="string">
            <text:p>6.8634e-16</text:p>
          </table:table-cell>
          <table:table-cell table:style-name="ce1" office:value-type="string">
            <text:p>1.2909e-16</text:p>
          </table:table-cell>
          <table:table-cell table:style-name="ce1" office:value-type="string">
            <text:p>9.0692e-17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4.0702e-10</text:p>
          </table:table-cell>
          <table:table-cell table:style-name="ce1" office:value-type="string">
            <text:p>1.7549e-08</text:p>
          </table:table-cell>
          <table:table-cell table:style-name="ce1" office:value-type="string">
            <text:p>2.1335e-12</text:p>
          </table:table-cell>
          <table:table-cell table:style-name="ce1" office:value-type="string">
            <text:p>7.7003e-10</text:p>
          </table:table-cell>
          <table:table-cell table:style-name="ce1" office:value-type="string">
            <text:p>1.495e-09</text:p>
          </table:table-cell>
          <table:table-cell table:style-name="ce1" office:value-type="string">
            <text:p>9.0656e-17</text:p>
          </table:table-cell>
          <table:table-cell table:style-name="ce1" office:value-type="string">
            <text:p>5.1849e-17</text:p>
          </table:table-cell>
          <table:table-cell table:style-name="ce1" office:value-type="string">
            <text:p>5.7987e-17</text:p>
          </table:table-cell>
          <table:table-cell table:style-name="ce1" office:value-type="string">
            <text:p>3.022e-17</text:p>
          </table:table-cell>
        </table:table-row>
        <table:table-row table:style-name="ro2">
          <table:table-cell office:value-type="float" office:value="390.7017">
            <text:p>390.7017</text:p>
          </table:table-cell>
          <table:table-cell table:formula="of:=[.AC41]*1000000" office:value-type="float" office:value="1379.2">
            <text:p>1379.2</text:p>
          </table:table-cell>
          <table:table-cell table:formula="of:=[.AD41]*1000000" office:value-type="float" office:value="18.511">
            <text:p>18.511</text:p>
          </table:table-cell>
          <table:table-cell table:formula="of:=[.AE41]*1000000" office:value-type="float" office:value="5.672">
            <text:p>5.672</text:p>
          </table:table-cell>
          <table:table-cell table:formula="of:=[.AF41]*1000000" office:value-type="float" office:value="0.00038707">
            <text:p>0.00038707</text:p>
          </table:table-cell>
          <table:table-cell table:formula="of:=[.AG41]*1000000" office:value-type="float" office:value="4.1009">
            <text:p>4.1009</text:p>
          </table:table-cell>
          <table:table-cell table:formula="of:=[.AH41]*1000000" office:value-type="float" office:value="0.15315">
            <text:p>0.15315</text:p>
          </table:table-cell>
          <table:table-cell table:formula="of:=[.AI41]*1000000" office:value-type="float" office:value="0.000000000085038">
            <text:p>8.5038E-011</text:p>
          </table:table-cell>
          <table:table-cell table:formula="of:=[.AJ41]*1000000" office:value-type="float" office:value="0.000010041">
            <text:p>0.000010041</text:p>
          </table:table-cell>
          <table:table-cell table:formula="of:=([.AK41]+[.AL41])*1000000" office:value-type="float" office:value="0.000000095987">
            <text:p>0.000000096</text:p>
          </table:table-cell>
          <table:table-cell table:formula="of:=[.AM41]*1000000" office:value-type="float" office:value="1399.5">
            <text:p>1399.5</text:p>
          </table:table-cell>
          <table:table-cell table:formula="of:=[.AN41]*1000000" office:value-type="float" office:value="0.00065991">
            <text:p>0.00065991</text:p>
          </table:table-cell>
          <table:table-cell table:formula="of:=[.AO41]*1000000" office:value-type="float" office:value="0.04084">
            <text:p>0.04084</text:p>
          </table:table-cell>
          <table:table-cell table:formula="of:=[.AP41]*1000000" office:value-type="float" office:value="0.000019787">
            <text:p>0.000019787</text:p>
          </table:table-cell>
          <table:table-cell table:formula="of:=[.AQ41]*1000000" office:value-type="float" office:value="0.012478">
            <text:p>0.012478</text:p>
          </table:table-cell>
          <table:table-cell table:formula="of:=[.AR41]*1000000" office:value-type="float" office:value="0.0027151">
            <text:p>0.0027151</text:p>
          </table:table-cell>
          <table:table-cell table:formula="of:=[.AS41]*1000000" office:value-type="float" office:value="0.000000000089981">
            <text:p>8.9981E-011</text:p>
          </table:table-cell>
          <table:table-cell table:formula="of:=[.AT41]*1000000" office:value-type="float" office:value="0.00000000092051">
            <text:p>9.2051E-010</text:p>
          </table:table-cell>
          <table:table-cell table:formula="of:=([.AU41]+[.AV41])*1000000" office:value-type="float" office:value="0.00000000025237">
            <text:p>2.5237E-010</text:p>
          </table:table-cell>
          <table:table-cell table:formula="of:=[.AW41]*1000000" office:value-type="float" office:value="1399.5">
            <text:p>1399.5</text:p>
          </table:table-cell>
          <table:table-cell table:formula="of:=[.AX41]*1000000" office:value-type="float" office:value="0.00044027">
            <text:p>0.00044027</text:p>
          </table:table-cell>
          <table:table-cell table:formula="of:=[.AY41]*1000000" office:value-type="float" office:value="0.019503">
            <text:p>0.019503</text:p>
          </table:table-cell>
          <table:table-cell table:formula="of:=[.AZ41]*1000000" office:value-type="float" office:value="0.0000025767">
            <text:p>2.5767E-006</text:p>
          </table:table-cell>
          <table:table-cell table:formula="of:=[.BA41]*1000000" office:value-type="float" office:value="0.00097095">
            <text:p>0.00097095</text:p>
          </table:table-cell>
          <table:table-cell table:formula="of:=[.BB41]*1000000" office:value-type="float" office:value="0.0016177">
            <text:p>0.0016177</text:p>
          </table:table-cell>
          <table:table-cell table:formula="of:=[.BC41]*1000000" office:value-type="float" office:value="0.000000000090385">
            <text:p>9.0385E-011</text:p>
          </table:table-cell>
          <table:table-cell table:formula="of:=[.BD41]*1000000" office:value-type="float" office:value="0.000000000064991">
            <text:p>6.4991E-011</text:p>
          </table:table-cell>
          <table:table-cell table:formula="of:=([.BE41]+[.BF41])*1000000" office:value-type="float" office:value="0.000000000098655">
            <text:p>9.8655E-011</text:p>
          </table:table-cell>
          <table:table-cell office:value-type="float" office:value="0.0013792">
            <text:p>0.0013792</text:p>
          </table:table-cell>
          <table:table-cell table:style-name="ce1" office:value-type="string">
            <text:p>1.8511e-05</text:p>
          </table:table-cell>
          <table:table-cell table:style-name="ce1" office:value-type="string">
            <text:p>5.672e-06</text:p>
          </table:table-cell>
          <table:table-cell table:style-name="ce1" office:value-type="string">
            <text:p>3.8707e-10</text:p>
          </table:table-cell>
          <table:table-cell table:style-name="ce1" office:value-type="string">
            <text:p>4.1009e-06</text:p>
          </table:table-cell>
          <table:table-cell table:style-name="ce1" office:value-type="string">
            <text:p>1.5315e-07</text:p>
          </table:table-cell>
          <table:table-cell table:style-name="ce1" office:value-type="string">
            <text:p>8.5038e-17</text:p>
          </table:table-cell>
          <table:table-cell table:style-name="ce1" office:value-type="string">
            <text:p>1.0041e-11</text:p>
          </table:table-cell>
          <table:table-cell table:style-name="ce1" office:value-type="string">
            <text:p>7.5992e-14</text:p>
          </table:table-cell>
          <table:table-cell table:style-name="ce1" office:value-type="string">
            <text:p>1.9995e-14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6.5991e-10</text:p>
          </table:table-cell>
          <table:table-cell table:style-name="ce1" office:value-type="string">
            <text:p>4.084e-08</text:p>
          </table:table-cell>
          <table:table-cell table:style-name="ce1" office:value-type="string">
            <text:p>1.9787e-11</text:p>
          </table:table-cell>
          <table:table-cell table:style-name="ce1" office:value-type="string">
            <text:p>1.2478e-08</text:p>
          </table:table-cell>
          <table:table-cell table:style-name="ce1" office:value-type="string">
            <text:p>2.7151e-09</text:p>
          </table:table-cell>
          <table:table-cell table:style-name="ce1" office:value-type="string">
            <text:p>8.9981e-17</text:p>
          </table:table-cell>
          <table:table-cell table:style-name="ce1" office:value-type="string">
            <text:p>9.2051e-16</text:p>
          </table:table-cell>
          <table:table-cell table:style-name="ce1" office:value-type="string">
            <text:p>1.4759e-16</text:p>
          </table:table-cell>
          <table:table-cell table:style-name="ce1" office:value-type="string">
            <text:p>1.0478e-16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4.4027e-10</text:p>
          </table:table-cell>
          <table:table-cell table:style-name="ce1" office:value-type="string">
            <text:p>1.9503e-08</text:p>
          </table:table-cell>
          <table:table-cell table:style-name="ce1" office:value-type="string">
            <text:p>2.5767e-12</text:p>
          </table:table-cell>
          <table:table-cell table:style-name="ce1" office:value-type="string">
            <text:p>9.7095e-10</text:p>
          </table:table-cell>
          <table:table-cell table:style-name="ce1" office:value-type="string">
            <text:p>1.6177e-09</text:p>
          </table:table-cell>
          <table:table-cell table:style-name="ce1" office:value-type="string">
            <text:p>9.0385e-17</text:p>
          </table:table-cell>
          <table:table-cell table:style-name="ce1" office:value-type="string">
            <text:p>6.4991e-17</text:p>
          </table:table-cell>
          <table:table-cell table:style-name="ce1" office:value-type="string">
            <text:p>6.4583e-17</text:p>
          </table:table-cell>
          <table:table-cell table:style-name="ce1" office:value-type="string">
            <text:p>3.4072e-17</text:p>
          </table:table-cell>
        </table:table-row>
        <table:table-row table:style-name="ro2">
          <table:table-cell office:value-type="float" office:value="400.7017">
            <text:p>400.7017</text:p>
          </table:table-cell>
          <table:table-cell table:formula="of:=[.AC42]*1000000" office:value-type="float" office:value="1354.9">
            <text:p>1354.9</text:p>
          </table:table-cell>
          <table:table-cell table:formula="of:=[.AD42]*1000000" office:value-type="float" office:value="44.819">
            <text:p>44.819</text:p>
          </table:table-cell>
          <table:table-cell table:formula="of:=[.AE42]*1000000" office:value-type="float" office:value="10.479">
            <text:p>10.479</text:p>
          </table:table-cell>
          <table:table-cell table:formula="of:=[.AF42]*1000000" office:value-type="float" office:value="0.00054122">
            <text:p>0.00054122</text:p>
          </table:table-cell>
          <table:table-cell table:formula="of:=[.AG42]*1000000" office:value-type="float" office:value="4.6286">
            <text:p>4.6286</text:p>
          </table:table-cell>
          <table:table-cell table:formula="of:=[.AH42]*1000000" office:value-type="float" office:value="0.53688">
            <text:p>0.53688</text:p>
          </table:table-cell>
          <table:table-cell table:formula="of:=[.AI42]*1000000" office:value-type="float" office:value="0.000000000072939">
            <text:p>7.2939E-011</text:p>
          </table:table-cell>
          <table:table-cell table:formula="of:=[.AJ42]*1000000" office:value-type="float" office:value="0.000023121">
            <text:p>0.000023121</text:p>
          </table:table-cell>
          <table:table-cell table:formula="of:=([.AK42]+[.AL42])*1000000" office:value-type="float" office:value="0.000000279125">
            <text:p>2.79125E-007</text:p>
          </table:table-cell>
          <table:table-cell table:formula="of:=[.AM42]*1000000" office:value-type="float" office:value="1399.5">
            <text:p>1399.5</text:p>
          </table:table-cell>
          <table:table-cell table:formula="of:=[.AN42]*1000000" office:value-type="float" office:value="0.00073979">
            <text:p>0.00073979</text:p>
          </table:table-cell>
          <table:table-cell table:formula="of:=[.AO42]*1000000" office:value-type="float" office:value="0.049686">
            <text:p>0.049686</text:p>
          </table:table-cell>
          <table:table-cell table:formula="of:=[.AP42]*1000000" office:value-type="float" office:value="0.00002642">
            <text:p>0.00002642</text:p>
          </table:table-cell>
          <table:table-cell table:formula="of:=[.AQ42]*1000000" office:value-type="float" office:value="0.016769">
            <text:p>0.016769</text:p>
          </table:table-cell>
          <table:table-cell table:formula="of:=[.AR42]*1000000" office:value-type="float" office:value="0.0030445">
            <text:p>0.0030445</text:p>
          </table:table-cell>
          <table:table-cell table:formula="of:=[.AS42]*1000000" office:value-type="float" office:value="0.000000000089621">
            <text:p>8.9621E-011</text:p>
          </table:table-cell>
          <table:table-cell table:formula="of:=[.AT42]*1000000" office:value-type="float" office:value="0.000000001232">
            <text:p>1.232E-009</text:p>
          </table:table-cell>
          <table:table-cell table:formula="of:=([.AU42]+[.AV42])*1000000" office:value-type="float" office:value="0.00000000028953">
            <text:p>2.8953E-010</text:p>
          </table:table-cell>
          <table:table-cell table:formula="of:=[.AW42]*1000000" office:value-type="float" office:value="1399.5">
            <text:p>1399.5</text:p>
          </table:table-cell>
          <table:table-cell table:formula="of:=[.AX42]*1000000" office:value-type="float" office:value="0.00047619">
            <text:p>0.00047619</text:p>
          </table:table-cell>
          <table:table-cell table:formula="of:=[.AY42]*1000000" office:value-type="float" office:value="0.021674">
            <text:p>0.021674</text:p>
          </table:table-cell>
          <table:table-cell table:formula="of:=[.AZ42]*1000000" office:value-type="float" office:value="0.000003119">
            <text:p>0.000003119</text:p>
          </table:table-cell>
          <table:table-cell table:formula="of:=[.BA42]*1000000" office:value-type="float" office:value="0.00122">
            <text:p>0.00122</text:p>
          </table:table-cell>
          <table:table-cell table:formula="of:=[.BB42]*1000000" office:value-type="float" office:value="0.0017508">
            <text:p>0.0017508</text:p>
          </table:table-cell>
          <table:table-cell table:formula="of:=[.BC42]*1000000" office:value-type="float" office:value="0.000000000090106">
            <text:p>9.0106E-011</text:p>
          </table:table-cell>
          <table:table-cell table:formula="of:=[.BD42]*1000000" office:value-type="float" office:value="0.000000000081202">
            <text:p>8.1202E-011</text:p>
          </table:table-cell>
          <table:table-cell table:formula="of:=([.BE42]+[.BF42])*1000000" office:value-type="float" office:value="0.000000000110113">
            <text:p>1.10113E-010</text:p>
          </table:table-cell>
          <table:table-cell office:value-type="float" office:value="0.0013549">
            <text:p>0.0013549</text:p>
          </table:table-cell>
          <table:table-cell table:style-name="ce1" office:value-type="string">
            <text:p>4.4819e-05</text:p>
          </table:table-cell>
          <table:table-cell table:style-name="ce1" office:value-type="string">
            <text:p>1.0479e-05</text:p>
          </table:table-cell>
          <table:table-cell table:style-name="ce1" office:value-type="string">
            <text:p>5.4122e-10</text:p>
          </table:table-cell>
          <table:table-cell table:style-name="ce1" office:value-type="string">
            <text:p>4.6286e-06</text:p>
          </table:table-cell>
          <table:table-cell table:style-name="ce1" office:value-type="string">
            <text:p>5.3688e-07</text:p>
          </table:table-cell>
          <table:table-cell table:style-name="ce1" office:value-type="string">
            <text:p>7.2939e-17</text:p>
          </table:table-cell>
          <table:table-cell table:style-name="ce1" office:value-type="string">
            <text:p>2.3121e-11</text:p>
          </table:table-cell>
          <table:table-cell table:style-name="ce1" office:value-type="string">
            <text:p>2.3738e-13</text:p>
          </table:table-cell>
          <table:table-cell table:style-name="ce1" office:value-type="string">
            <text:p>4.1745e-14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7.3979e-10</text:p>
          </table:table-cell>
          <table:table-cell table:style-name="ce1" office:value-type="string">
            <text:p>4.9686e-08</text:p>
          </table:table-cell>
          <table:table-cell table:style-name="ce1" office:value-type="string">
            <text:p>2.642e-11</text:p>
          </table:table-cell>
          <table:table-cell table:style-name="ce1" office:value-type="string">
            <text:p>1.6769e-08</text:p>
          </table:table-cell>
          <table:table-cell table:style-name="ce1" office:value-type="string">
            <text:p>3.0445e-09</text:p>
          </table:table-cell>
          <table:table-cell table:style-name="ce1" office:value-type="string">
            <text:p>8.9621e-17</text:p>
          </table:table-cell>
          <table:table-cell table:style-name="ce1" office:value-type="string">
            <text:p>1.232e-15</text:p>
          </table:table-cell>
          <table:table-cell table:style-name="ce1" office:value-type="string">
            <text:p>1.6863e-16</text:p>
          </table:table-cell>
          <table:table-cell table:style-name="ce1" office:value-type="string">
            <text:p>1.209e-16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4.7619e-10</text:p>
          </table:table-cell>
          <table:table-cell table:style-name="ce1" office:value-type="string">
            <text:p>2.1674e-08</text:p>
          </table:table-cell>
          <table:table-cell table:style-name="ce1" office:value-type="string">
            <text:p>3.119e-12</text:p>
          </table:table-cell>
          <table:table-cell table:style-name="ce1" office:value-type="string">
            <text:p>1.22e-09</text:p>
          </table:table-cell>
          <table:table-cell table:style-name="ce1" office:value-type="string">
            <text:p>1.7508e-09</text:p>
          </table:table-cell>
          <table:table-cell table:style-name="ce1" office:value-type="string">
            <text:p>9.0106e-17</text:p>
          </table:table-cell>
          <table:table-cell table:style-name="ce1" office:value-type="string">
            <text:p>8.1202e-17</text:p>
          </table:table-cell>
          <table:table-cell table:style-name="ce1" office:value-type="string">
            <text:p>7.1794e-17</text:p>
          </table:table-cell>
          <table:table-cell table:style-name="ce1" office:value-type="string">
            <text:p>3.8319e-17</text:p>
          </table:table-cell>
        </table:table-row>
        <table:table-row table:style-name="ro2">
          <table:table-cell office:value-type="float" office:value="410.7017">
            <text:p>410.7017</text:p>
          </table:table-cell>
          <table:table-cell table:formula="of:=[.AC43]*1000000" office:value-type="float" office:value="1327.3">
            <text:p>1327.3</text:p>
          </table:table-cell>
          <table:table-cell table:formula="of:=[.AD43]*1000000" office:value-type="float" office:value="68.315">
            <text:p>68.315</text:p>
          </table:table-cell>
          <table:table-cell table:formula="of:=[.AE43]*1000000" office:value-type="float" office:value="15.307">
            <text:p>15.307</text:p>
          </table:table-cell>
          <table:table-cell table:formula="of:=[.AF43]*1000000" office:value-type="float" office:value="0.0007569">
            <text:p>0.0007569</text:p>
          </table:table-cell>
          <table:table-cell table:formula="of:=[.AG43]*1000000" office:value-type="float" office:value="4.6319">
            <text:p>4.6319</text:p>
          </table:table-cell>
          <table:table-cell table:formula="of:=[.AH43]*1000000" office:value-type="float" office:value="1.3681">
            <text:p>1.3681</text:p>
          </table:table-cell>
          <table:table-cell table:formula="of:=[.AI43]*1000000" office:value-type="float" office:value="0.00000000005746">
            <text:p>5.746E-011</text:p>
          </table:table-cell>
          <table:table-cell table:formula="of:=[.AJ43]*1000000" office:value-type="float" office:value="0.000034254">
            <text:p>0.000034254</text:p>
          </table:table-cell>
          <table:table-cell table:formula="of:=([.AK43]+[.AL43])*1000000" office:value-type="float" office:value="0.000000643536">
            <text:p>6.43536E-007</text:p>
          </table:table-cell>
          <table:table-cell table:formula="of:=[.AM43]*1000000" office:value-type="float" office:value="1399.5">
            <text:p>1399.5</text:p>
          </table:table-cell>
          <table:table-cell table:formula="of:=[.AN43]*1000000" office:value-type="float" office:value="0.00083165">
            <text:p>0.00083165</text:p>
          </table:table-cell>
          <table:table-cell table:formula="of:=[.AO43]*1000000" office:value-type="float" office:value="0.060846">
            <text:p>0.060846</text:p>
          </table:table-cell>
          <table:table-cell table:formula="of:=[.AP43]*1000000" office:value-type="float" office:value="0.00003516">
            <text:p>0.00003516</text:p>
          </table:table-cell>
          <table:table-cell table:formula="of:=[.AQ43]*1000000" office:value-type="float" office:value="0.022484">
            <text:p>0.022484</text:p>
          </table:table-cell>
          <table:table-cell table:formula="of:=[.AR43]*1000000" office:value-type="float" office:value="0.0034172">
            <text:p>0.0034172</text:p>
          </table:table-cell>
          <table:table-cell table:formula="of:=[.AS43]*1000000" office:value-type="float" office:value="0.00000000008924">
            <text:p>8.924E-011</text:p>
          </table:table-cell>
          <table:table-cell table:formula="of:=[.AT43]*1000000" office:value-type="float" office:value="0.0000000016473">
            <text:p>1.6473E-009</text:p>
          </table:table-cell>
          <table:table-cell table:formula="of:=([.AU43]+[.AV43])*1000000" office:value-type="float" office:value="0.00000000033202">
            <text:p>3.3202E-010</text:p>
          </table:table-cell>
          <table:table-cell table:formula="of:=[.AW43]*1000000" office:value-type="float" office:value="1399.5">
            <text:p>1399.5</text:p>
          </table:table-cell>
          <table:table-cell table:formula="of:=[.AX43]*1000000" office:value-type="float" office:value="0.000515">
            <text:p>0.000515</text:p>
          </table:table-cell>
          <table:table-cell table:formula="of:=[.AY43]*1000000" office:value-type="float" office:value="0.024095">
            <text:p>0.024095</text:p>
          </table:table-cell>
          <table:table-cell table:formula="of:=[.AZ43]*1000000" office:value-type="float" office:value="0.0000037822">
            <text:p>3.7822E-006</text:p>
          </table:table-cell>
          <table:table-cell table:formula="of:=[.BA43]*1000000" office:value-type="float" office:value="0.001528">
            <text:p>0.001528</text:p>
          </table:table-cell>
          <table:table-cell table:formula="of:=[.BB43]*1000000" office:value-type="float" office:value="0.0018951">
            <text:p>0.0018951</text:p>
          </table:table-cell>
          <table:table-cell table:formula="of:=[.BC43]*1000000" office:value-type="float" office:value="0.000000000089818">
            <text:p>8.9818E-011</text:p>
          </table:table-cell>
          <table:table-cell table:formula="of:=[.BD43]*1000000" office:value-type="float" office:value="0.00000000010115">
            <text:p>1.0115E-010</text:p>
          </table:table-cell>
          <table:table-cell table:formula="of:=([.BE43]+[.BF43])*1000000" office:value-type="float" office:value="0.000000000122672">
            <text:p>1.22672E-010</text:p>
          </table:table-cell>
          <table:table-cell office:value-type="float" office:value="0.0013273">
            <text:p>0.0013273</text:p>
          </table:table-cell>
          <table:table-cell table:style-name="ce1" office:value-type="string">
            <text:p>6.8315e-05</text:p>
          </table:table-cell>
          <table:table-cell table:style-name="ce1" office:value-type="string">
            <text:p>1.5307e-05</text:p>
          </table:table-cell>
          <table:table-cell table:style-name="ce1" office:value-type="string">
            <text:p>7.569e-10</text:p>
          </table:table-cell>
          <table:table-cell table:style-name="ce1" office:value-type="string">
            <text:p>4.6319e-06</text:p>
          </table:table-cell>
          <table:table-cell table:style-name="ce1" office:value-type="string">
            <text:p>1.3681e-06</text:p>
          </table:table-cell>
          <table:table-cell table:style-name="ce1" office:value-type="string">
            <text:p>5.746e-17</text:p>
          </table:table-cell>
          <table:table-cell table:style-name="ce1" office:value-type="string">
            <text:p>3.4254e-11</text:p>
          </table:table-cell>
          <table:table-cell table:style-name="ce1" office:value-type="string">
            <text:p>5.606e-13</text:p>
          </table:table-cell>
          <table:table-cell table:style-name="ce1" office:value-type="string">
            <text:p>8.2936e-14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8.3165e-10</text:p>
          </table:table-cell>
          <table:table-cell table:style-name="ce1" office:value-type="string">
            <text:p>6.0846e-08</text:p>
          </table:table-cell>
          <table:table-cell table:style-name="ce1" office:value-type="string">
            <text:p>3.516e-11</text:p>
          </table:table-cell>
          <table:table-cell table:style-name="ce1" office:value-type="string">
            <text:p>2.2484e-08</text:p>
          </table:table-cell>
          <table:table-cell table:style-name="ce1" office:value-type="string">
            <text:p>3.4172e-09</text:p>
          </table:table-cell>
          <table:table-cell table:style-name="ce1" office:value-type="string">
            <text:p>8.924e-17</text:p>
          </table:table-cell>
          <table:table-cell table:style-name="ce1" office:value-type="string">
            <text:p>1.6473e-15</text:p>
          </table:table-cell>
          <table:table-cell table:style-name="ce1" office:value-type="string">
            <text:p>1.9263e-16</text:p>
          </table:table-cell>
          <table:table-cell table:style-name="ce1" office:value-type="string">
            <text:p>1.3939e-16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5.15e-10</text:p>
          </table:table-cell>
          <table:table-cell table:style-name="ce1" office:value-type="string">
            <text:p>2.4095e-08</text:p>
          </table:table-cell>
          <table:table-cell table:style-name="ce1" office:value-type="string">
            <text:p>3.7822e-12</text:p>
          </table:table-cell>
          <table:table-cell table:style-name="ce1" office:value-type="string">
            <text:p>1.528e-09</text:p>
          </table:table-cell>
          <table:table-cell table:style-name="ce1" office:value-type="string">
            <text:p>1.8951e-09</text:p>
          </table:table-cell>
          <table:table-cell table:style-name="ce1" office:value-type="string">
            <text:p>8.9818e-17</text:p>
          </table:table-cell>
          <table:table-cell table:style-name="ce1" office:value-type="string">
            <text:p>1.0115e-16</text:p>
          </table:table-cell>
          <table:table-cell table:style-name="ce1" office:value-type="string">
            <text:p>7.9674e-17</text:p>
          </table:table-cell>
          <table:table-cell table:style-name="ce1" office:value-type="string">
            <text:p>4.2998e-17</text:p>
          </table:table-cell>
        </table:table-row>
        <table:table-row table:style-name="ro2">
          <table:table-cell office:value-type="float" office:value="420.7017">
            <text:p>420.7017</text:p>
          </table:table-cell>
          <table:table-cell table:formula="of:=[.AC44]*1000000" office:value-type="float" office:value="1298">
            <text:p>1298</text:p>
          </table:table-cell>
          <table:table-cell table:formula="of:=[.AD44]*1000000" office:value-type="float" office:value="88.388">
            <text:p>88.388</text:p>
          </table:table-cell>
          <table:table-cell table:formula="of:=[.AE44]*1000000" office:value-type="float" office:value="18.05">
            <text:p>18.05</text:p>
          </table:table-cell>
          <table:table-cell table:formula="of:=[.AF44]*1000000" office:value-type="float" office:value="0.00102">
            <text:p>0.00102</text:p>
          </table:table-cell>
          <table:table-cell table:formula="of:=[.AG44]*1000000" office:value-type="float" office:value="4.5529">
            <text:p>4.5529</text:p>
          </table:table-cell>
          <table:table-cell table:formula="of:=[.AH44]*1000000" office:value-type="float" office:value="2.7204">
            <text:p>2.7204</text:p>
          </table:table-cell>
          <table:table-cell table:formula="of:=[.AI44]*1000000" office:value-type="float" office:value="0.000000000043317">
            <text:p>4.3317E-011</text:p>
          </table:table-cell>
          <table:table-cell table:formula="of:=[.AJ44]*1000000" office:value-type="float" office:value="0.000043304">
            <text:p>0.000043304</text:p>
          </table:table-cell>
          <table:table-cell table:formula="of:=([.AK44]+[.AL44])*1000000" office:value-type="float" office:value="0.0000012472">
            <text:p>1.2472E-006</text:p>
          </table:table-cell>
          <table:table-cell table:formula="of:=[.AM44]*1000000" office:value-type="float" office:value="1399.5">
            <text:p>1399.5</text:p>
          </table:table-cell>
          <table:table-cell table:formula="of:=[.AN44]*1000000" office:value-type="float" office:value="0.00093864">
            <text:p>0.00093864</text:p>
          </table:table-cell>
          <table:table-cell table:formula="of:=[.AO44]*1000000" office:value-type="float" office:value="0.075013">
            <text:p>0.075013</text:p>
          </table:table-cell>
          <table:table-cell table:formula="of:=[.AP44]*1000000" office:value-type="float" office:value="0.000046631">
            <text:p>0.000046631</text:p>
          </table:table-cell>
          <table:table-cell table:formula="of:=[.AQ44]*1000000" office:value-type="float" office:value="0.030109">
            <text:p>0.030109</text:p>
          </table:table-cell>
          <table:table-cell table:formula="of:=[.AR44]*1000000" office:value-type="float" office:value="0.00384">
            <text:p>0.00384</text:p>
          </table:table-cell>
          <table:table-cell table:formula="of:=[.AS44]*1000000" office:value-type="float" office:value="0.000000000088834">
            <text:p>8.8834E-011</text:p>
          </table:table-cell>
          <table:table-cell table:formula="of:=[.AT44]*1000000" office:value-type="float" office:value="0.000000002204">
            <text:p>2.204E-009</text:p>
          </table:table-cell>
          <table:table-cell table:formula="of:=([.AU44]+[.AV44])*1000000" office:value-type="float" office:value="0.00000000038076">
            <text:p>3.8076E-010</text:p>
          </table:table-cell>
          <table:table-cell table:formula="of:=[.AW44]*1000000" office:value-type="float" office:value="1399.5">
            <text:p>1399.5</text:p>
          </table:table-cell>
          <table:table-cell table:formula="of:=[.AX44]*1000000" office:value-type="float" office:value="0.00055699">
            <text:p>0.00055699</text:p>
          </table:table-cell>
          <table:table-cell table:formula="of:=[.AY44]*1000000" office:value-type="float" office:value="0.0268">
            <text:p>0.0268</text:p>
          </table:table-cell>
          <table:table-cell table:formula="of:=[.AZ44]*1000000" office:value-type="float" office:value="0.0000045929">
            <text:p>4.5929E-006</text:p>
          </table:table-cell>
          <table:table-cell table:formula="of:=[.BA44]*1000000" office:value-type="float" office:value="0.0019076">
            <text:p>0.0019076</text:p>
          </table:table-cell>
          <table:table-cell table:formula="of:=[.BB44]*1000000" office:value-type="float" office:value="0.0020517">
            <text:p>0.0020517</text:p>
          </table:table-cell>
          <table:table-cell table:formula="of:=[.BC44]*1000000" office:value-type="float" office:value="0.000000000089522">
            <text:p>8.9522E-011</text:p>
          </table:table-cell>
          <table:table-cell table:formula="of:=[.BD44]*1000000" office:value-type="float" office:value="0.00000000012562">
            <text:p>1.2562E-010</text:p>
          </table:table-cell>
          <table:table-cell table:formula="of:=([.BE44]+[.BF44])*1000000" office:value-type="float" office:value="0.00000000013643">
            <text:p>1.3643E-010</text:p>
          </table:table-cell>
          <table:table-cell office:value-type="float" office:value="0.001298">
            <text:p>0.001298</text:p>
          </table:table-cell>
          <table:table-cell table:style-name="ce1" office:value-type="string">
            <text:p>8.8388e-05</text:p>
          </table:table-cell>
          <table:table-cell table:style-name="ce1" office:value-type="string">
            <text:p>1.805e-05</text:p>
          </table:table-cell>
          <table:table-cell table:style-name="ce1" office:value-type="string">
            <text:p>1.02e-09</text:p>
          </table:table-cell>
          <table:table-cell table:style-name="ce1" office:value-type="string">
            <text:p>4.5529e-06</text:p>
          </table:table-cell>
          <table:table-cell table:style-name="ce1" office:value-type="string">
            <text:p>2.7204e-06</text:p>
          </table:table-cell>
          <table:table-cell table:style-name="ce1" office:value-type="string">
            <text:p>4.3317e-17</text:p>
          </table:table-cell>
          <table:table-cell table:style-name="ce1" office:value-type="string">
            <text:p>4.3304e-11</text:p>
          </table:table-cell>
          <table:table-cell table:style-name="ce1" office:value-type="string">
            <text:p>1.0939e-12</text:p>
          </table:table-cell>
          <table:table-cell table:style-name="ce1" office:value-type="string">
            <text:p>1.533e-13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9.3864e-10</text:p>
          </table:table-cell>
          <table:table-cell table:style-name="ce1" office:value-type="string">
            <text:p>7.5013e-08</text:p>
          </table:table-cell>
          <table:table-cell table:style-name="ce1" office:value-type="string">
            <text:p>4.6631e-11</text:p>
          </table:table-cell>
          <table:table-cell table:style-name="ce1" office:value-type="string">
            <text:p>3.0109e-08</text:p>
          </table:table-cell>
          <table:table-cell table:style-name="ce1" office:value-type="string">
            <text:p>3.84e-09</text:p>
          </table:table-cell>
          <table:table-cell table:style-name="ce1" office:value-type="string">
            <text:p>8.8834e-17</text:p>
          </table:table-cell>
          <table:table-cell table:style-name="ce1" office:value-type="string">
            <text:p>2.204e-15</text:p>
          </table:table-cell>
          <table:table-cell table:style-name="ce1" office:value-type="string">
            <text:p>2.201e-16</text:p>
          </table:table-cell>
          <table:table-cell table:style-name="ce1" office:value-type="string">
            <text:p>1.6066e-16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5.5699e-10</text:p>
          </table:table-cell>
          <table:table-cell table:style-name="ce1" office:value-type="string">
            <text:p>2.68e-08</text:p>
          </table:table-cell>
          <table:table-cell table:style-name="ce1" office:value-type="string">
            <text:p>4.5929e-12</text:p>
          </table:table-cell>
          <table:table-cell table:style-name="ce1" office:value-type="string">
            <text:p>1.9076e-09</text:p>
          </table:table-cell>
          <table:table-cell table:style-name="ce1" office:value-type="string">
            <text:p>2.0517e-09</text:p>
          </table:table-cell>
          <table:table-cell table:style-name="ce1" office:value-type="string">
            <text:p>8.9522e-17</text:p>
          </table:table-cell>
          <table:table-cell table:style-name="ce1" office:value-type="string">
            <text:p>1.2562e-16</text:p>
          </table:table-cell>
          <table:table-cell table:style-name="ce1" office:value-type="string">
            <text:p>8.8283e-17</text:p>
          </table:table-cell>
          <table:table-cell table:style-name="ce1" office:value-type="string">
            <text:p>4.8147e-17</text:p>
          </table:table-cell>
        </table:table-row>
        <table:table-row table:style-name="ro2">
          <table:table-cell office:value-type="float" office:value="430.7017">
            <text:p>430.7017</text:p>
          </table:table-cell>
          <table:table-cell table:formula="of:=[.AC45]*1000000" office:value-type="float" office:value="1268.5">
            <text:p>1268.5</text:p>
          </table:table-cell>
          <table:table-cell table:formula="of:=[.AD45]*1000000" office:value-type="float" office:value="107.01">
            <text:p>107.01</text:p>
          </table:table-cell>
          <table:table-cell table:formula="of:=[.AE45]*1000000" office:value-type="float" office:value="18.803">
            <text:p>18.803</text:p>
          </table:table-cell>
          <table:table-cell table:formula="of:=[.AF45]*1000000" office:value-type="float" office:value="0.0012943">
            <text:p>0.0012943</text:p>
          </table:table-cell>
          <table:table-cell table:formula="of:=[.AG45]*1000000" office:value-type="float" office:value="3.8456">
            <text:p>3.8456</text:p>
          </table:table-cell>
          <table:table-cell table:formula="of:=[.AH45]*1000000" office:value-type="float" office:value="4.521">
            <text:p>4.521</text:p>
          </table:table-cell>
          <table:table-cell table:formula="of:=[.AI45]*1000000" office:value-type="float" office:value="0.000000000029438">
            <text:p>2.9438E-011</text:p>
          </table:table-cell>
          <table:table-cell table:formula="of:=[.AJ45]*1000000" office:value-type="float" office:value="0.000051734">
            <text:p>0.000051734</text:p>
          </table:table-cell>
          <table:table-cell table:formula="of:=([.AK45]+[.AL45])*1000000" office:value-type="float" office:value="0.0000020434">
            <text:p>2.0434E-006</text:p>
          </table:table-cell>
          <table:table-cell table:formula="of:=[.AM45]*1000000" office:value-type="float" office:value="1399.4">
            <text:p>1399.4</text:p>
          </table:table-cell>
          <table:table-cell table:formula="of:=[.AN45]*1000000" office:value-type="float" office:value="0.0010656">
            <text:p>0.0010656</text:p>
          </table:table-cell>
          <table:table-cell table:formula="of:=[.AO45]*1000000" office:value-type="float" office:value="0.093119">
            <text:p>0.093119</text:p>
          </table:table-cell>
          <table:table-cell table:formula="of:=[.AP45]*1000000" office:value-type="float" office:value="0.000061628">
            <text:p>0.000061628</text:p>
          </table:table-cell>
          <table:table-cell table:formula="of:=[.AQ45]*1000000" office:value-type="float" office:value="0.04033">
            <text:p>0.04033</text:p>
          </table:table-cell>
          <table:table-cell table:formula="of:=[.AR45]*1000000" office:value-type="float" office:value="0.0043206">
            <text:p>0.0043206</text:p>
          </table:table-cell>
          <table:table-cell table:formula="of:=[.AS45]*1000000" office:value-type="float" office:value="0.000000000088401">
            <text:p>8.8401E-011</text:p>
          </table:table-cell>
          <table:table-cell table:formula="of:=[.AT45]*1000000" office:value-type="float" office:value="0.0000000029577">
            <text:p>0.000000003</text:p>
          </table:table-cell>
          <table:table-cell table:formula="of:=([.AU45]+[.AV45])*1000000" office:value-type="float" office:value="0.00000000043697">
            <text:p>4.3697E-010</text:p>
          </table:table-cell>
          <table:table-cell table:formula="of:=[.AW45]*1000000" office:value-type="float" office:value="1399.5">
            <text:p>1399.5</text:p>
          </table:table-cell>
          <table:table-cell table:formula="of:=[.AX45]*1000000" office:value-type="float" office:value="0.00060243">
            <text:p>0.00060243</text:p>
          </table:table-cell>
          <table:table-cell table:formula="of:=[.AY45]*1000000" office:value-type="float" office:value="0.029832">
            <text:p>0.029832</text:p>
          </table:table-cell>
          <table:table-cell table:formula="of:=[.AZ45]*1000000" office:value-type="float" office:value="0.0000055832">
            <text:p>5.5832E-006</text:p>
          </table:table-cell>
          <table:table-cell table:formula="of:=[.BA45]*1000000" office:value-type="float" office:value="0.0023744">
            <text:p>0.0023744</text:p>
          </table:table-cell>
          <table:table-cell table:formula="of:=[.BB45]*1000000" office:value-type="float" office:value="0.0022218">
            <text:p>0.0022218</text:p>
          </table:table-cell>
          <table:table-cell table:formula="of:=[.BC45]*1000000" office:value-type="float" office:value="0.000000000089216">
            <text:p>8.9216E-011</text:p>
          </table:table-cell>
          <table:table-cell table:formula="of:=[.BD45]*1000000" office:value-type="float" office:value="0.00000000015559">
            <text:p>1.5559E-010</text:p>
          </table:table-cell>
          <table:table-cell table:formula="of:=([.BE45]+[.BF45])*1000000" office:value-type="float" office:value="0.000000000151495">
            <text:p>1.51495E-010</text:p>
          </table:table-cell>
          <table:table-cell office:value-type="float" office:value="0.0012685">
            <text:p>0.0012685</text:p>
          </table:table-cell>
          <table:table-cell office:value-type="float" office:value="0.00010701">
            <text:p>0.00010701</text:p>
          </table:table-cell>
          <table:table-cell table:style-name="ce1" office:value-type="string">
            <text:p>1.8803e-05</text:p>
          </table:table-cell>
          <table:table-cell table:style-name="ce1" office:value-type="string">
            <text:p>1.2943e-09</text:p>
          </table:table-cell>
          <table:table-cell table:style-name="ce1" office:value-type="string">
            <text:p>3.8456e-06</text:p>
          </table:table-cell>
          <table:table-cell table:style-name="ce1" office:value-type="string">
            <text:p>4.521e-06</text:p>
          </table:table-cell>
          <table:table-cell table:style-name="ce1" office:value-type="string">
            <text:p>2.9438e-17</text:p>
          </table:table-cell>
          <table:table-cell table:style-name="ce1" office:value-type="string">
            <text:p>5.1734e-11</text:p>
          </table:table-cell>
          <table:table-cell table:style-name="ce1" office:value-type="string">
            <text:p>1.7923e-12</text:p>
          </table:table-cell>
          <table:table-cell table:style-name="ce1" office:value-type="string">
            <text:p>2.511e-13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0656e-09</text:p>
          </table:table-cell>
          <table:table-cell table:style-name="ce1" office:value-type="string">
            <text:p>9.3119e-08</text:p>
          </table:table-cell>
          <table:table-cell table:style-name="ce1" office:value-type="string">
            <text:p>6.1628e-11</text:p>
          </table:table-cell>
          <table:table-cell table:style-name="ce1" office:value-type="string">
            <text:p>4.033e-08</text:p>
          </table:table-cell>
          <table:table-cell table:style-name="ce1" office:value-type="string">
            <text:p>4.3206e-09</text:p>
          </table:table-cell>
          <table:table-cell table:style-name="ce1" office:value-type="string">
            <text:p>8.8401e-17</text:p>
          </table:table-cell>
          <table:table-cell table:style-name="ce1" office:value-type="string">
            <text:p>2.9577e-15</text:p>
          </table:table-cell>
          <table:table-cell table:style-name="ce1" office:value-type="string">
            <text:p>2.5171e-16</text:p>
          </table:table-cell>
          <table:table-cell table:style-name="ce1" office:value-type="string">
            <text:p>1.8526e-16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6.0243e-10</text:p>
          </table:table-cell>
          <table:table-cell table:style-name="ce1" office:value-type="string">
            <text:p>2.9832e-08</text:p>
          </table:table-cell>
          <table:table-cell table:style-name="ce1" office:value-type="string">
            <text:p>5.5832e-12</text:p>
          </table:table-cell>
          <table:table-cell table:style-name="ce1" office:value-type="string">
            <text:p>2.3744e-09</text:p>
          </table:table-cell>
          <table:table-cell table:style-name="ce1" office:value-type="string">
            <text:p>2.2218e-09</text:p>
          </table:table-cell>
          <table:table-cell table:style-name="ce1" office:value-type="string">
            <text:p>8.9216e-17</text:p>
          </table:table-cell>
          <table:table-cell table:style-name="ce1" office:value-type="string">
            <text:p>1.5559e-16</text:p>
          </table:table-cell>
          <table:table-cell table:style-name="ce1" office:value-type="string">
            <text:p>9.7685e-17</text:p>
          </table:table-cell>
          <table:table-cell table:style-name="ce1" office:value-type="string">
            <text:p>5.381e-17</text:p>
          </table:table-cell>
        </table:table-row>
        <table:table-row table:style-name="ro2">
          <table:table-cell office:value-type="float" office:value="440.7017">
            <text:p>440.7017</text:p>
          </table:table-cell>
          <table:table-cell table:formula="of:=[.AC46]*1000000" office:value-type="float" office:value="1243">
            <text:p>1243</text:p>
          </table:table-cell>
          <table:table-cell table:formula="of:=[.AD46]*1000000" office:value-type="float" office:value="113.95">
            <text:p>113.95</text:p>
          </table:table-cell>
          <table:table-cell table:formula="of:=[.AE46]*1000000" office:value-type="float" office:value="19.111">
            <text:p>19.111</text:p>
          </table:table-cell>
          <table:table-cell table:formula="of:=[.AF46]*1000000" office:value-type="float" office:value="0.0015598">
            <text:p>0.0015598</text:p>
          </table:table-cell>
          <table:table-cell table:formula="of:=[.AG46]*1000000" office:value-type="float" office:value="3.2825">
            <text:p>3.2825</text:p>
          </table:table-cell>
          <table:table-cell table:formula="of:=[.AH46]*1000000" office:value-type="float" office:value="6.5872">
            <text:p>6.5872</text:p>
          </table:table-cell>
          <table:table-cell table:formula="of:=[.AI46]*1000000" office:value-type="float" office:value="0.000000000019145">
            <text:p>1.9145E-011</text:p>
          </table:table-cell>
          <table:table-cell table:formula="of:=[.AJ46]*1000000" office:value-type="float" office:value="0.000052997">
            <text:p>0.000052997</text:p>
          </table:table-cell>
          <table:table-cell table:formula="of:=([.AK46]+[.AL46])*1000000" office:value-type="float" office:value="0.00000293795">
            <text:p>0.000002938</text:p>
          </table:table-cell>
          <table:table-cell table:formula="of:=[.AM46]*1000000" office:value-type="float" office:value="1399.4">
            <text:p>1399.4</text:p>
          </table:table-cell>
          <table:table-cell table:formula="of:=[.AN46]*1000000" office:value-type="float" office:value="0.0012208">
            <text:p>0.0012208</text:p>
          </table:table-cell>
          <table:table-cell table:formula="of:=[.AO46]*1000000" office:value-type="float" office:value="0.11645">
            <text:p>0.11645</text:p>
          </table:table-cell>
          <table:table-cell table:formula="of:=[.AP46]*1000000" office:value-type="float" office:value="0.000081174">
            <text:p>0.000081174</text:p>
          </table:table-cell>
          <table:table-cell table:formula="of:=[.AQ46]*1000000" office:value-type="float" office:value="0.054155">
            <text:p>0.054155</text:p>
          </table:table-cell>
          <table:table-cell table:formula="of:=[.AR46]*1000000" office:value-type="float" office:value="0.0048692">
            <text:p>0.0048692</text:p>
          </table:table-cell>
          <table:table-cell table:formula="of:=[.AS46]*1000000" office:value-type="float" office:value="0.000000000087938">
            <text:p>8.7938E-011</text:p>
          </table:table-cell>
          <table:table-cell table:formula="of:=[.AT46]*1000000" office:value-type="float" office:value="0.0000000039957">
            <text:p>0.000000004</text:p>
          </table:table-cell>
          <table:table-cell table:formula="of:=([.AU46]+[.AV46])*1000000" office:value-type="float" office:value="0.00000000050235">
            <text:p>5.0235E-010</text:p>
          </table:table-cell>
          <table:table-cell table:formula="of:=[.AW46]*1000000" office:value-type="float" office:value="1399.5">
            <text:p>1399.5</text:p>
          </table:table-cell>
          <table:table-cell table:formula="of:=[.AX46]*1000000" office:value-type="float" office:value="0.00065163">
            <text:p>0.00065163</text:p>
          </table:table-cell>
          <table:table-cell table:formula="of:=[.AY46]*1000000" office:value-type="float" office:value="0.03324">
            <text:p>0.03324</text:p>
          </table:table-cell>
          <table:table-cell table:formula="of:=[.AZ46]*1000000" office:value-type="float" office:value="0.0000067915">
            <text:p>6.7915E-006</text:p>
          </table:table-cell>
          <table:table-cell table:formula="of:=[.BA46]*1000000" office:value-type="float" office:value="0.0029471">
            <text:p>0.0029471</text:p>
          </table:table-cell>
          <table:table-cell table:formula="of:=[.BB46]*1000000" office:value-type="float" office:value="0.0024065">
            <text:p>0.0024065</text:p>
          </table:table-cell>
          <table:table-cell table:formula="of:=[.BC46]*1000000" office:value-type="float" office:value="0.000000000088899">
            <text:p>8.8899E-011</text:p>
          </table:table-cell>
          <table:table-cell table:formula="of:=[.BD46]*1000000" office:value-type="float" office:value="0.00000000019221">
            <text:p>1.9221E-010</text:p>
          </table:table-cell>
          <table:table-cell table:formula="of:=([.BE46]+[.BF46])*1000000" office:value-type="float" office:value="0.000000000167983">
            <text:p>1.67983E-010</text:p>
          </table:table-cell>
          <table:table-cell office:value-type="float" office:value="0.001243">
            <text:p>0.001243</text:p>
          </table:table-cell>
          <table:table-cell office:value-type="float" office:value="0.00011395">
            <text:p>0.00011395</text:p>
          </table:table-cell>
          <table:table-cell table:style-name="ce1" office:value-type="string">
            <text:p>1.9111e-05</text:p>
          </table:table-cell>
          <table:table-cell table:style-name="ce1" office:value-type="string">
            <text:p>1.5598e-09</text:p>
          </table:table-cell>
          <table:table-cell table:style-name="ce1" office:value-type="string">
            <text:p>3.2825e-06</text:p>
          </table:table-cell>
          <table:table-cell table:style-name="ce1" office:value-type="string">
            <text:p>6.5872e-06</text:p>
          </table:table-cell>
          <table:table-cell table:style-name="ce1" office:value-type="string">
            <text:p>1.9145e-17</text:p>
          </table:table-cell>
          <table:table-cell table:style-name="ce1" office:value-type="string">
            <text:p>5.2997e-11</text:p>
          </table:table-cell>
          <table:table-cell table:style-name="ce1" office:value-type="string">
            <text:p>2.566e-12</text:p>
          </table:table-cell>
          <table:table-cell table:style-name="ce1" office:value-type="string">
            <text:p>3.7195e-13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2208e-09</text:p>
          </table:table-cell>
          <table:table-cell table:style-name="ce1" office:value-type="string">
            <text:p>1.1645e-07</text:p>
          </table:table-cell>
          <table:table-cell table:style-name="ce1" office:value-type="string">
            <text:p>8.1174e-11</text:p>
          </table:table-cell>
          <table:table-cell table:style-name="ce1" office:value-type="string">
            <text:p>5.4155e-08</text:p>
          </table:table-cell>
          <table:table-cell table:style-name="ce1" office:value-type="string">
            <text:p>4.8692e-09</text:p>
          </table:table-cell>
          <table:table-cell table:style-name="ce1" office:value-type="string">
            <text:p>8.7938e-17</text:p>
          </table:table-cell>
          <table:table-cell table:style-name="ce1" office:value-type="string">
            <text:p>3.9957e-15</text:p>
          </table:table-cell>
          <table:table-cell table:style-name="ce1" office:value-type="string">
            <text:p>2.8842e-16</text:p>
          </table:table-cell>
          <table:table-cell table:style-name="ce1" office:value-type="string">
            <text:p>2.1393e-16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6.5163e-10</text:p>
          </table:table-cell>
          <table:table-cell table:style-name="ce1" office:value-type="string">
            <text:p>3.324e-08</text:p>
          </table:table-cell>
          <table:table-cell table:style-name="ce1" office:value-type="string">
            <text:p>6.7915e-12</text:p>
          </table:table-cell>
          <table:table-cell table:style-name="ce1" office:value-type="string">
            <text:p>2.9471e-09</text:p>
          </table:table-cell>
          <table:table-cell table:style-name="ce1" office:value-type="string">
            <text:p>2.4065e-09</text:p>
          </table:table-cell>
          <table:table-cell table:style-name="ce1" office:value-type="string">
            <text:p>8.8899e-17</text:p>
          </table:table-cell>
          <table:table-cell table:style-name="ce1" office:value-type="string">
            <text:p>1.9221e-16</text:p>
          </table:table-cell>
          <table:table-cell table:style-name="ce1" office:value-type="string">
            <text:p>1.0795e-16</text:p>
          </table:table-cell>
          <table:table-cell table:style-name="ce1" office:value-type="string">
            <text:p>6.0033e-17</text:p>
          </table:table-cell>
        </table:table-row>
        <table:table-row table:style-name="ro2">
          <table:table-cell office:value-type="float" office:value="450.7017">
            <text:p>450.7017</text:p>
          </table:table-cell>
          <table:table-cell table:formula="of:=[.AC47]*1000000" office:value-type="float" office:value="1220.3">
            <text:p>1220.3</text:p>
          </table:table-cell>
          <table:table-cell table:formula="of:=[.AD47]*1000000" office:value-type="float" office:value="116.44">
            <text:p>116.44</text:p>
          </table:table-cell>
          <table:table-cell table:formula="of:=[.AE47]*1000000" office:value-type="float" office:value="19.372">
            <text:p>19.372</text:p>
          </table:table-cell>
          <table:table-cell table:formula="of:=[.AF47]*1000000" office:value-type="float" office:value="0.0018059">
            <text:p>0.0018059</text:p>
          </table:table-cell>
          <table:table-cell table:formula="of:=[.AG47]*1000000" office:value-type="float" office:value="2.9384">
            <text:p>2.9384</text:p>
          </table:table-cell>
          <table:table-cell table:formula="of:=[.AH47]*1000000" office:value-type="float" office:value="8.685">
            <text:p>8.685</text:p>
          </table:table-cell>
          <table:table-cell table:formula="of:=[.AI47]*1000000" office:value-type="float" office:value="0.000000000015475">
            <text:p>1.5475E-011</text:p>
          </table:table-cell>
          <table:table-cell table:formula="of:=[.AJ47]*1000000" office:value-type="float" office:value="0.000052845">
            <text:p>0.000052845</text:p>
          </table:table-cell>
          <table:table-cell table:formula="of:=([.AK47]+[.AL47])*1000000" office:value-type="float" office:value="0.00000382289">
            <text:p>3.82289E-006</text:p>
          </table:table-cell>
          <table:table-cell table:formula="of:=[.AM47]*1000000" office:value-type="float" office:value="1399.4">
            <text:p>1399.4</text:p>
          </table:table-cell>
          <table:table-cell table:formula="of:=[.AN47]*1000000" office:value-type="float" office:value="0.0014193">
            <text:p>0.0014193</text:p>
          </table:table-cell>
          <table:table-cell table:formula="of:=[.AO47]*1000000" office:value-type="float" office:value="0.14682">
            <text:p>0.14682</text:p>
          </table:table-cell>
          <table:table-cell table:formula="of:=[.AP47]*1000000" office:value-type="float" office:value="0.0001066">
            <text:p>0.0001066</text:p>
          </table:table-cell>
          <table:table-cell table:formula="of:=[.AQ47]*1000000" office:value-type="float" office:value="0.07316">
            <text:p>0.07316</text:p>
          </table:table-cell>
          <table:table-cell table:formula="of:=[.AR47]*1000000" office:value-type="float" office:value="0.005499">
            <text:p>0.005499</text:p>
          </table:table-cell>
          <table:table-cell table:formula="of:=[.AS47]*1000000" office:value-type="float" office:value="0.00000000008744">
            <text:p>8.744E-011</text:p>
          </table:table-cell>
          <table:table-cell table:formula="of:=[.AT47]*1000000" office:value-type="float" office:value="0.000000005466">
            <text:p>5.466E-009</text:p>
          </table:table-cell>
          <table:table-cell table:formula="of:=([.AU47]+[.AV47])*1000000" office:value-type="float" office:value="0.00000000057939">
            <text:p>5.7939E-010</text:p>
          </table:table-cell>
          <table:table-cell table:formula="of:=[.AW47]*1000000" office:value-type="float" office:value="1399.5">
            <text:p>1399.5</text:p>
          </table:table-cell>
          <table:table-cell table:formula="of:=[.AX47]*1000000" office:value-type="float" office:value="0.00070496">
            <text:p>0.00070496</text:p>
          </table:table-cell>
          <table:table-cell table:formula="of:=[.AY47]*1000000" office:value-type="float" office:value="0.037081">
            <text:p>0.037081</text:p>
          </table:table-cell>
          <table:table-cell table:formula="of:=[.AZ47]*1000000" office:value-type="float" office:value="0.0000082642">
            <text:p>8.2642E-006</text:p>
          </table:table-cell>
          <table:table-cell table:formula="of:=[.BA47]*1000000" office:value-type="float" office:value="0.0036481">
            <text:p>0.0036481</text:p>
          </table:table-cell>
          <table:table-cell table:formula="of:=[.BB47]*1000000" office:value-type="float" office:value="0.0026071">
            <text:p>0.0026071</text:p>
          </table:table-cell>
          <table:table-cell table:formula="of:=[.BC47]*1000000" office:value-type="float" office:value="0.000000000088571">
            <text:p>8.8571E-011</text:p>
          </table:table-cell>
          <table:table-cell table:formula="of:=[.BD47]*1000000" office:value-type="float" office:value="0.00000000023687">
            <text:p>2.3687E-010</text:p>
          </table:table-cell>
          <table:table-cell table:formula="of:=([.BE47]+[.BF47])*1000000" office:value-type="float" office:value="0.000000000186039">
            <text:p>1.86039E-010</text:p>
          </table:table-cell>
          <table:table-cell office:value-type="float" office:value="0.0012203">
            <text:p>0.0012203</text:p>
          </table:table-cell>
          <table:table-cell office:value-type="float" office:value="0.00011644">
            <text:p>0.00011644</text:p>
          </table:table-cell>
          <table:table-cell table:style-name="ce1" office:value-type="string">
            <text:p>1.9372e-05</text:p>
          </table:table-cell>
          <table:table-cell table:style-name="ce1" office:value-type="string">
            <text:p>1.8059e-09</text:p>
          </table:table-cell>
          <table:table-cell table:style-name="ce1" office:value-type="string">
            <text:p>2.9384e-06</text:p>
          </table:table-cell>
          <table:table-cell table:style-name="ce1" office:value-type="string">
            <text:p>8.685e-06</text:p>
          </table:table-cell>
          <table:table-cell table:style-name="ce1" office:value-type="string">
            <text:p>1.5475e-17</text:p>
          </table:table-cell>
          <table:table-cell table:style-name="ce1" office:value-type="string">
            <text:p>5.2845e-11</text:p>
          </table:table-cell>
          <table:table-cell table:style-name="ce1" office:value-type="string">
            <text:p>3.3162e-12</text:p>
          </table:table-cell>
          <table:table-cell table:style-name="ce1" office:value-type="string">
            <text:p>5.0669e-13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4193e-09</text:p>
          </table:table-cell>
          <table:table-cell table:style-name="ce1" office:value-type="string">
            <text:p>1.4682e-07</text:p>
          </table:table-cell>
          <table:table-cell table:style-name="ce1" office:value-type="string">
            <text:p>1.066e-10</text:p>
          </table:table-cell>
          <table:table-cell table:style-name="ce1" office:value-type="string">
            <text:p>7.316e-08</text:p>
          </table:table-cell>
          <table:table-cell table:style-name="ce1" office:value-type="string">
            <text:p>5.499e-09</text:p>
          </table:table-cell>
          <table:table-cell table:style-name="ce1" office:value-type="string">
            <text:p>8.744e-17</text:p>
          </table:table-cell>
          <table:table-cell table:style-name="ce1" office:value-type="string">
            <text:p>5.466e-15</text:p>
          </table:table-cell>
          <table:table-cell table:style-name="ce1" office:value-type="string">
            <text:p>3.316e-16</text:p>
          </table:table-cell>
          <table:table-cell table:style-name="ce1" office:value-type="string">
            <text:p>2.4779e-16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7.0496e-10</text:p>
          </table:table-cell>
          <table:table-cell table:style-name="ce1" office:value-type="string">
            <text:p>3.7081e-08</text:p>
          </table:table-cell>
          <table:table-cell table:style-name="ce1" office:value-type="string">
            <text:p>8.2642e-12</text:p>
          </table:table-cell>
          <table:table-cell table:style-name="ce1" office:value-type="string">
            <text:p>3.6481e-09</text:p>
          </table:table-cell>
          <table:table-cell table:style-name="ce1" office:value-type="string">
            <text:p>2.6071e-09</text:p>
          </table:table-cell>
          <table:table-cell table:style-name="ce1" office:value-type="string">
            <text:p>8.8571e-17</text:p>
          </table:table-cell>
          <table:table-cell table:style-name="ce1" office:value-type="string">
            <text:p>2.3687e-16</text:p>
          </table:table-cell>
          <table:table-cell table:style-name="ce1" office:value-type="string">
            <text:p>1.1917e-16</text:p>
          </table:table-cell>
          <table:table-cell table:style-name="ce1" office:value-type="string">
            <text:p>6.6869e-17</text:p>
          </table:table-cell>
        </table:table-row>
        <table:table-row table:style-name="ro2">
          <table:table-cell office:value-type="float" office:value="460.7017">
            <text:p>460.7017</text:p>
          </table:table-cell>
          <table:table-cell table:formula="of:=[.AC48]*1000000" office:value-type="float" office:value="1199.7">
            <text:p>1199.7</text:p>
          </table:table-cell>
          <table:table-cell table:formula="of:=[.AD48]*1000000" office:value-type="float" office:value="117.83">
            <text:p>117.83</text:p>
          </table:table-cell>
          <table:table-cell table:formula="of:=[.AE48]*1000000" office:value-type="float" office:value="19.59">
            <text:p>19.59</text:p>
          </table:table-cell>
          <table:table-cell table:formula="of:=[.AF48]*1000000" office:value-type="float" office:value="0.0020354">
            <text:p>0.0020354</text:p>
          </table:table-cell>
          <table:table-cell table:formula="of:=[.AG48]*1000000" office:value-type="float" office:value="2.6925">
            <text:p>2.6925</text:p>
          </table:table-cell>
          <table:table-cell table:formula="of:=[.AH48]*1000000" office:value-type="float" office:value="10.629">
            <text:p>10.629</text:p>
          </table:table-cell>
          <table:table-cell table:formula="of:=[.AI48]*1000000" office:value-type="float" office:value="0.000000000013698">
            <text:p>1.3698E-011</text:p>
          </table:table-cell>
          <table:table-cell table:formula="of:=[.AJ48]*1000000" office:value-type="float" office:value="0.000052663">
            <text:p>0.000052663</text:p>
          </table:table-cell>
          <table:table-cell table:formula="of:=([.AK48]+[.AL48])*1000000" office:value-type="float" office:value="0.00000457443">
            <text:p>4.57443E-006</text:p>
          </table:table-cell>
          <table:table-cell table:formula="of:=[.AM48]*1000000" office:value-type="float" office:value="1399.4">
            <text:p>1399.4</text:p>
          </table:table-cell>
          <table:table-cell table:formula="of:=[.AN48]*1000000" office:value-type="float" office:value="0.0016919">
            <text:p>0.0016919</text:p>
          </table:table-cell>
          <table:table-cell table:formula="of:=[.AO48]*1000000" office:value-type="float" office:value="0.18699">
            <text:p>0.18699</text:p>
          </table:table-cell>
          <table:table-cell table:formula="of:=[.AP48]*1000000" office:value-type="float" office:value="0.00013967">
            <text:p>0.00013967</text:p>
          </table:table-cell>
          <table:table-cell table:formula="of:=[.AQ48]*1000000" office:value-type="float" office:value="0.10002">
            <text:p>0.10002</text:p>
          </table:table-cell>
          <table:table-cell table:formula="of:=[.AR48]*1000000" office:value-type="float" office:value="0.0062285">
            <text:p>0.0062285</text:p>
          </table:table-cell>
          <table:table-cell table:formula="of:=[.AS48]*1000000" office:value-type="float" office:value="0.000000000086903">
            <text:p>8.6903E-011</text:p>
          </table:table-cell>
          <table:table-cell table:formula="of:=[.AT48]*1000000" office:value-type="float" office:value="0.0000000076487">
            <text:p>7.6487E-009</text:p>
          </table:table-cell>
          <table:table-cell table:formula="of:=([.AU48]+[.AV48])*1000000" office:value-type="float" office:value="0.00000000067217">
            <text:p>6.7217E-010</text:p>
          </table:table-cell>
          <table:table-cell table:formula="of:=[.AW48]*1000000" office:value-type="float" office:value="1399.5">
            <text:p>1399.5</text:p>
          </table:table-cell>
          <table:table-cell table:formula="of:=[.AX48]*1000000" office:value-type="float" office:value="0.00076278">
            <text:p>0.00076278</text:p>
          </table:table-cell>
          <table:table-cell table:formula="of:=[.AY48]*1000000" office:value-type="float" office:value="0.041423">
            <text:p>0.041423</text:p>
          </table:table-cell>
          <table:table-cell table:formula="of:=[.AZ48]*1000000" office:value-type="float" office:value="0.000010057">
            <text:p>0.000010057</text:p>
          </table:table-cell>
          <table:table-cell table:formula="of:=[.BA48]*1000000" office:value-type="float" office:value="0.0045045">
            <text:p>0.0045045</text:p>
          </table:table-cell>
          <table:table-cell table:formula="of:=[.BB48]*1000000" office:value-type="float" office:value="0.0028253">
            <text:p>0.0028253</text:p>
          </table:table-cell>
          <table:table-cell table:formula="of:=[.BC48]*1000000" office:value-type="float" office:value="0.000000000088231">
            <text:p>8.8231E-011</text:p>
          </table:table-cell>
          <table:table-cell table:formula="of:=[.BD48]*1000000" office:value-type="float" office:value="0.00000000029124">
            <text:p>2.9124E-010</text:p>
          </table:table-cell>
          <table:table-cell table:formula="of:=([.BE48]+[.BF48])*1000000" office:value-type="float" office:value="0.000000000205794">
            <text:p>2.05794E-010</text:p>
          </table:table-cell>
          <table:table-cell office:value-type="float" office:value="0.0011997">
            <text:p>0.0011997</text:p>
          </table:table-cell>
          <table:table-cell office:value-type="float" office:value="0.00011783">
            <text:p>0.00011783</text:p>
          </table:table-cell>
          <table:table-cell table:style-name="ce1" office:value-type="string">
            <text:p>1.959e-05</text:p>
          </table:table-cell>
          <table:table-cell table:style-name="ce1" office:value-type="string">
            <text:p>2.0354e-09</text:p>
          </table:table-cell>
          <table:table-cell table:style-name="ce1" office:value-type="string">
            <text:p>2.6925e-06</text:p>
          </table:table-cell>
          <table:table-cell table:style-name="ce1" office:value-type="string">
            <text:p>1.0629e-05</text:p>
          </table:table-cell>
          <table:table-cell table:style-name="ce1" office:value-type="string">
            <text:p>1.3698e-17</text:p>
          </table:table-cell>
          <table:table-cell table:style-name="ce1" office:value-type="string">
            <text:p>5.2663e-11</text:p>
          </table:table-cell>
          <table:table-cell table:style-name="ce1" office:value-type="string">
            <text:p>3.9333e-12</text:p>
          </table:table-cell>
          <table:table-cell table:style-name="ce1" office:value-type="string">
            <text:p>6.4113e-13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6919e-09</text:p>
          </table:table-cell>
          <table:table-cell table:style-name="ce1" office:value-type="string">
            <text:p>1.8699e-07</text:p>
          </table:table-cell>
          <table:table-cell table:style-name="ce1" office:value-type="string">
            <text:p>1.3967e-10</text:p>
          </table:table-cell>
          <table:table-cell table:style-name="ce1" office:value-type="string">
            <text:p>1.0002e-07</text:p>
          </table:table-cell>
          <table:table-cell table:style-name="ce1" office:value-type="string">
            <text:p>6.2285e-09</text:p>
          </table:table-cell>
          <table:table-cell table:style-name="ce1" office:value-type="string">
            <text:p>8.6903e-17</text:p>
          </table:table-cell>
          <table:table-cell table:style-name="ce1" office:value-type="string">
            <text:p>7.6487e-15</text:p>
          </table:table-cell>
          <table:table-cell table:style-name="ce1" office:value-type="string">
            <text:p>3.8351e-16</text:p>
          </table:table-cell>
          <table:table-cell table:style-name="ce1" office:value-type="string">
            <text:p>2.8866e-16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7.6278e-10</text:p>
          </table:table-cell>
          <table:table-cell table:style-name="ce1" office:value-type="string">
            <text:p>4.1423e-08</text:p>
          </table:table-cell>
          <table:table-cell table:style-name="ce1" office:value-type="string">
            <text:p>1.0057e-11</text:p>
          </table:table-cell>
          <table:table-cell table:style-name="ce1" office:value-type="string">
            <text:p>4.5045e-09</text:p>
          </table:table-cell>
          <table:table-cell table:style-name="ce1" office:value-type="string">
            <text:p>2.8253e-09</text:p>
          </table:table-cell>
          <table:table-cell table:style-name="ce1" office:value-type="string">
            <text:p>8.8231e-17</text:p>
          </table:table-cell>
          <table:table-cell table:style-name="ce1" office:value-type="string">
            <text:p>2.9124e-16</text:p>
          </table:table-cell>
          <table:table-cell table:style-name="ce1" office:value-type="string">
            <text:p>1.3142e-16</text:p>
          </table:table-cell>
          <table:table-cell table:style-name="ce1" office:value-type="string">
            <text:p>7.4374e-17</text:p>
          </table:table-cell>
        </table:table-row>
        <table:table-row table:style-name="ro2">
          <table:table-cell office:value-type="float" office:value="470.7017">
            <text:p>470.7017</text:p>
          </table:table-cell>
          <table:table-cell table:formula="of:=[.AC49]*1000000" office:value-type="float" office:value="1180.8">
            <text:p>1180.8</text:p>
          </table:table-cell>
          <table:table-cell table:formula="of:=[.AD49]*1000000" office:value-type="float" office:value="118.59">
            <text:p>118.59</text:p>
          </table:table-cell>
          <table:table-cell table:formula="of:=[.AE49]*1000000" office:value-type="float" office:value="19.768">
            <text:p>19.768</text:p>
          </table:table-cell>
          <table:table-cell table:formula="of:=[.AF49]*1000000" office:value-type="float" office:value="0.0022508">
            <text:p>0.0022508</text:p>
          </table:table-cell>
          <table:table-cell table:formula="of:=[.AG49]*1000000" office:value-type="float" office:value="2.5124">
            <text:p>2.5124</text:p>
          </table:table-cell>
          <table:table-cell table:formula="of:=[.AH49]*1000000" office:value-type="float" office:value="12.371">
            <text:p>12.371</text:p>
          </table:table-cell>
          <table:table-cell table:formula="of:=[.AI49]*1000000" office:value-type="float" office:value="0.000000000012475">
            <text:p>1.2475E-011</text:p>
          </table:table-cell>
          <table:table-cell table:formula="of:=[.AJ49]*1000000" office:value-type="float" office:value="0.00005248">
            <text:p>0.00005248</text:p>
          </table:table-cell>
          <table:table-cell table:formula="of:=([.AK49]+[.AL49])*1000000" office:value-type="float" office:value="0.00000519292">
            <text:p>5.19292E-006</text:p>
          </table:table-cell>
          <table:table-cell table:formula="of:=[.AM49]*1000000" office:value-type="float" office:value="1399.3">
            <text:p>1399.3</text:p>
          </table:table-cell>
          <table:table-cell table:formula="of:=[.AN49]*1000000" office:value-type="float" office:value="0.0021136">
            <text:p>0.0021136</text:p>
          </table:table-cell>
          <table:table-cell table:formula="of:=[.AO49]*1000000" office:value-type="float" office:value="0.24142">
            <text:p>0.24142</text:p>
          </table:table-cell>
          <table:table-cell table:formula="of:=[.AP49]*1000000" office:value-type="float" office:value="0.00018282">
            <text:p>0.00018282</text:p>
          </table:table-cell>
          <table:table-cell table:formula="of:=[.AQ49]*1000000" office:value-type="float" office:value="0.13983">
            <text:p>0.13983</text:p>
          </table:table-cell>
          <table:table-cell table:formula="of:=[.AR49]*1000000" office:value-type="float" office:value="0.0070862">
            <text:p>0.0070862</text:p>
          </table:table-cell>
          <table:table-cell table:formula="of:=[.AS49]*1000000" office:value-type="float" office:value="0.000000000086322">
            <text:p>8.6322E-011</text:p>
          </table:table-cell>
          <table:table-cell table:formula="of:=[.AT49]*1000000" office:value-type="float" office:value="0.000000011157">
            <text:p>1.1157E-008</text:p>
          </table:table-cell>
          <table:table-cell table:formula="of:=([.AU49]+[.AV49])*1000000" office:value-type="float" office:value="0.00000000078817">
            <text:p>7.8817E-010</text:p>
          </table:table-cell>
          <table:table-cell table:formula="of:=[.AW49]*1000000" office:value-type="float" office:value="1399.5">
            <text:p>1399.5</text:p>
          </table:table-cell>
          <table:table-cell table:formula="of:=[.AX49]*1000000" office:value-type="float" office:value="0.00082552">
            <text:p>0.00082552</text:p>
          </table:table-cell>
          <table:table-cell table:formula="of:=[.AY49]*1000000" office:value-type="float" office:value="0.046346">
            <text:p>0.046346</text:p>
          </table:table-cell>
          <table:table-cell table:formula="of:=[.AZ49]*1000000" office:value-type="float" office:value="0.000012236">
            <text:p>0.000012236</text:p>
          </table:table-cell>
          <table:table-cell table:formula="of:=[.BA49]*1000000" office:value-type="float" office:value="0.0055486">
            <text:p>0.0055486</text:p>
          </table:table-cell>
          <table:table-cell table:formula="of:=[.BB49]*1000000" office:value-type="float" office:value="0.0030624">
            <text:p>0.0030624</text:p>
          </table:table-cell>
          <table:table-cell table:formula="of:=[.BC49]*1000000" office:value-type="float" office:value="0.000000000087878">
            <text:p>8.7878E-011</text:p>
          </table:table-cell>
          <table:table-cell table:formula="of:=[.BD49]*1000000" office:value-type="float" office:value="0.00000000035731">
            <text:p>3.5731E-010</text:p>
          </table:table-cell>
          <table:table-cell table:formula="of:=([.BE49]+[.BF49])*1000000" office:value-type="float" office:value="0.000000000227411">
            <text:p>2.27411E-010</text:p>
          </table:table-cell>
          <table:table-cell office:value-type="float" office:value="0.0011808">
            <text:p>0.0011808</text:p>
          </table:table-cell>
          <table:table-cell office:value-type="float" office:value="0.00011859">
            <text:p>0.00011859</text:p>
          </table:table-cell>
          <table:table-cell table:style-name="ce1" office:value-type="string">
            <text:p>1.9768e-05</text:p>
          </table:table-cell>
          <table:table-cell table:style-name="ce1" office:value-type="string">
            <text:p>2.2508e-09</text:p>
          </table:table-cell>
          <table:table-cell table:style-name="ce1" office:value-type="string">
            <text:p>2.5124e-06</text:p>
          </table:table-cell>
          <table:table-cell table:style-name="ce1" office:value-type="string">
            <text:p>1.2371e-05</text:p>
          </table:table-cell>
          <table:table-cell table:style-name="ce1" office:value-type="string">
            <text:p>1.2475e-17</text:p>
          </table:table-cell>
          <table:table-cell table:style-name="ce1" office:value-type="string">
            <text:p>5.248e-11</text:p>
          </table:table-cell>
          <table:table-cell table:style-name="ce1" office:value-type="string">
            <text:p>4.4208e-12</text:p>
          </table:table-cell>
          <table:table-cell table:style-name="ce1" office:value-type="string">
            <text:p>7.7212e-13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2.1136e-09</text:p>
          </table:table-cell>
          <table:table-cell table:style-name="ce1" office:value-type="string">
            <text:p>2.4142e-07</text:p>
          </table:table-cell>
          <table:table-cell table:style-name="ce1" office:value-type="string">
            <text:p>1.8282e-10</text:p>
          </table:table-cell>
          <table:table-cell table:style-name="ce1" office:value-type="string">
            <text:p>1.3983e-07</text:p>
          </table:table-cell>
          <table:table-cell table:style-name="ce1" office:value-type="string">
            <text:p>7.0862e-09</text:p>
          </table:table-cell>
          <table:table-cell table:style-name="ce1" office:value-type="string">
            <text:p>8.6322e-17</text:p>
          </table:table-cell>
          <table:table-cell table:style-name="ce1" office:value-type="string">
            <text:p>1.1157e-14</text:p>
          </table:table-cell>
          <table:table-cell table:style-name="ce1" office:value-type="string">
            <text:p>4.4828e-16</text:p>
          </table:table-cell>
          <table:table-cell table:style-name="ce1" office:value-type="string">
            <text:p>3.3989e-16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8.2552e-10</text:p>
          </table:table-cell>
          <table:table-cell table:style-name="ce1" office:value-type="string">
            <text:p>4.6346e-08</text:p>
          </table:table-cell>
          <table:table-cell table:style-name="ce1" office:value-type="string">
            <text:p>1.2236e-11</text:p>
          </table:table-cell>
          <table:table-cell table:style-name="ce1" office:value-type="string">
            <text:p>5.5486e-09</text:p>
          </table:table-cell>
          <table:table-cell table:style-name="ce1" office:value-type="string">
            <text:p>3.0624e-09</text:p>
          </table:table-cell>
          <table:table-cell table:style-name="ce1" office:value-type="string">
            <text:p>8.7878e-17</text:p>
          </table:table-cell>
          <table:table-cell table:style-name="ce1" office:value-type="string">
            <text:p>3.5731e-16</text:p>
          </table:table-cell>
          <table:table-cell table:style-name="ce1" office:value-type="string">
            <text:p>1.448e-16</text:p>
          </table:table-cell>
          <table:table-cell table:style-name="ce1" office:value-type="string">
            <text:p>8.2611e-17</text:p>
          </table:table-cell>
        </table:table-row>
        <table:table-row table:style-name="ro2">
          <table:table-cell office:value-type="float" office:value="480.7017">
            <text:p>480.7017</text:p>
          </table:table-cell>
          <table:table-cell table:formula="of:=[.AC50]*1000000" office:value-type="float" office:value="1163.2">
            <text:p>1163.2</text:p>
          </table:table-cell>
          <table:table-cell table:formula="of:=[.AD50]*1000000" office:value-type="float" office:value="118.87">
            <text:p>118.87</text:p>
          </table:table-cell>
          <table:table-cell table:formula="of:=[.AE50]*1000000" office:value-type="float" office:value="19.903">
            <text:p>19.903</text:p>
          </table:table-cell>
          <table:table-cell table:formula="of:=[.AF50]*1000000" office:value-type="float" office:value="0.0024544">
            <text:p>0.0024544</text:p>
          </table:table-cell>
          <table:table-cell table:formula="of:=[.AG50]*1000000" office:value-type="float" office:value="2.3781">
            <text:p>2.3781</text:p>
          </table:table-cell>
          <table:table-cell table:formula="of:=[.AH50]*1000000" office:value-type="float" office:value="13.931">
            <text:p>13.931</text:p>
          </table:table-cell>
          <table:table-cell table:formula="of:=[.AI50]*1000000" office:value-type="float" office:value="0.00000000001166">
            <text:p>1.166E-011</text:p>
          </table:table-cell>
          <table:table-cell table:formula="of:=[.AJ50]*1000000" office:value-type="float" office:value="0.000052293">
            <text:p>0.000052293</text:p>
          </table:table-cell>
          <table:table-cell table:formula="of:=([.AK50]+[.AL50])*1000000" office:value-type="float" office:value="0.00000573133">
            <text:p>5.73133E-006</text:p>
          </table:table-cell>
          <table:table-cell table:formula="of:=[.AM50]*1000000" office:value-type="float" office:value="1399.2">
            <text:p>1399.2</text:p>
          </table:table-cell>
          <table:table-cell table:formula="of:=[.AN50]*1000000" office:value-type="float" office:value="0.0029174">
            <text:p>0.0029174</text:p>
          </table:table-cell>
          <table:table-cell table:formula="of:=[.AO50]*1000000" office:value-type="float" office:value="0.31847">
            <text:p>0.31847</text:p>
          </table:table-cell>
          <table:table-cell table:formula="of:=[.AP50]*1000000" office:value-type="float" office:value="0.00023957">
            <text:p>0.00023957</text:p>
          </table:table-cell>
          <table:table-cell table:formula="of:=[.AQ50]*1000000" office:value-type="float" office:value="0.2042">
            <text:p>0.2042</text:p>
          </table:table-cell>
          <table:table-cell table:formula="of:=[.AR50]*1000000" office:value-type="float" office:value="0.0081222">
            <text:p>0.0081222</text:p>
          </table:table-cell>
          <table:table-cell table:formula="of:=[.AS50]*1000000" office:value-type="float" office:value="0.000000000085691">
            <text:p>8.5691E-011</text:p>
          </table:table-cell>
          <table:table-cell table:formula="of:=[.AT50]*1000000" office:value-type="float" office:value="0.00000001765">
            <text:p>1.765E-008</text:p>
          </table:table-cell>
          <table:table-cell table:formula="of:=([.AU50]+[.AV50])*1000000" office:value-type="float" office:value="0.00000000094355">
            <text:p>9.4355E-010</text:p>
          </table:table-cell>
          <table:table-cell table:formula="of:=[.AW50]*1000000" office:value-type="float" office:value="1399.5">
            <text:p>1399.5</text:p>
          </table:table-cell>
          <table:table-cell table:formula="of:=[.AX50]*1000000" office:value-type="float" office:value="0.00089364">
            <text:p>0.00089364</text:p>
          </table:table-cell>
          <table:table-cell table:formula="of:=[.AY50]*1000000" office:value-type="float" office:value="0.051945">
            <text:p>0.051945</text:p>
          </table:table-cell>
          <table:table-cell table:formula="of:=[.AZ50]*1000000" office:value-type="float" office:value="0.000014882">
            <text:p>0.000014882</text:p>
          </table:table-cell>
          <table:table-cell table:formula="of:=[.BA50]*1000000" office:value-type="float" office:value="0.0068195">
            <text:p>0.0068195</text:p>
          </table:table-cell>
          <table:table-cell table:formula="of:=[.BB50]*1000000" office:value-type="float" office:value="0.0033205">
            <text:p>0.0033205</text:p>
          </table:table-cell>
          <table:table-cell table:formula="of:=[.BC50]*1000000" office:value-type="float" office:value="0.00000000008751">
            <text:p>8.751E-011</text:p>
          </table:table-cell>
          <table:table-cell table:formula="of:=[.BD50]*1000000" office:value-type="float" office:value="0.00000000043749">
            <text:p>4.3749E-010</text:p>
          </table:table-cell>
          <table:table-cell table:formula="of:=([.BE50]+[.BF50])*1000000" office:value-type="float" office:value="0.000000000251079">
            <text:p>2.51079E-010</text:p>
          </table:table-cell>
          <table:table-cell office:value-type="float" office:value="0.0011632">
            <text:p>0.0011632</text:p>
          </table:table-cell>
          <table:table-cell office:value-type="float" office:value="0.00011887">
            <text:p>0.00011887</text:p>
          </table:table-cell>
          <table:table-cell table:style-name="ce1" office:value-type="string">
            <text:p>1.9903e-05</text:p>
          </table:table-cell>
          <table:table-cell table:style-name="ce1" office:value-type="string">
            <text:p>2.4544e-09</text:p>
          </table:table-cell>
          <table:table-cell table:style-name="ce1" office:value-type="string">
            <text:p>2.3781e-06</text:p>
          </table:table-cell>
          <table:table-cell table:style-name="ce1" office:value-type="string">
            <text:p>1.3931e-05</text:p>
          </table:table-cell>
          <table:table-cell table:style-name="ce1" office:value-type="string">
            <text:p>1.166e-17</text:p>
          </table:table-cell>
          <table:table-cell table:style-name="ce1" office:value-type="string">
            <text:p>5.2293e-11</text:p>
          </table:table-cell>
          <table:table-cell table:style-name="ce1" office:value-type="string">
            <text:p>4.8285e-12</text:p>
          </table:table-cell>
          <table:table-cell table:style-name="ce1" office:value-type="string">
            <text:p>9.0283e-13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2.9174e-09</text:p>
          </table:table-cell>
          <table:table-cell table:style-name="ce1" office:value-type="string">
            <text:p>3.1847e-07</text:p>
          </table:table-cell>
          <table:table-cell table:style-name="ce1" office:value-type="string">
            <text:p>2.3957e-10</text:p>
          </table:table-cell>
          <table:table-cell table:style-name="ce1" office:value-type="string">
            <text:p>2.042e-07</text:p>
          </table:table-cell>
          <table:table-cell table:style-name="ce1" office:value-type="string">
            <text:p>8.1222e-09</text:p>
          </table:table-cell>
          <table:table-cell table:style-name="ce1" office:value-type="string">
            <text:p>8.5691e-17</text:p>
          </table:table-cell>
          <table:table-cell table:style-name="ce1" office:value-type="string">
            <text:p>1.765e-14</text:p>
          </table:table-cell>
          <table:table-cell table:style-name="ce1" office:value-type="string">
            <text:p>5.3482e-16</text:p>
          </table:table-cell>
          <table:table-cell table:style-name="ce1" office:value-type="string">
            <text:p>4.0873e-16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8.9364e-10</text:p>
          </table:table-cell>
          <table:table-cell table:style-name="ce1" office:value-type="string">
            <text:p>5.1945e-08</text:p>
          </table:table-cell>
          <table:table-cell table:style-name="ce1" office:value-type="string">
            <text:p>1.4882e-11</text:p>
          </table:table-cell>
          <table:table-cell table:style-name="ce1" office:value-type="string">
            <text:p>6.8195e-09</text:p>
          </table:table-cell>
          <table:table-cell table:style-name="ce1" office:value-type="string">
            <text:p>3.3205e-09</text:p>
          </table:table-cell>
          <table:table-cell table:style-name="ce1" office:value-type="string">
            <text:p>8.751e-17</text:p>
          </table:table-cell>
          <table:table-cell table:style-name="ce1" office:value-type="string">
            <text:p>4.3749e-16</text:p>
          </table:table-cell>
          <table:table-cell table:style-name="ce1" office:value-type="string">
            <text:p>1.5943e-16</text:p>
          </table:table-cell>
          <table:table-cell table:style-name="ce1" office:value-type="string">
            <text:p>9.1649e-17</text:p>
          </table:table-cell>
        </table:table-row>
        <table:table-row table:style-name="ro2">
          <table:table-cell office:value-type="float" office:value="490.7017">
            <text:p>490.7017</text:p>
          </table:table-cell>
          <table:table-cell table:formula="of:=[.AC51]*1000000" office:value-type="float" office:value="1146.8">
            <text:p>1146.8</text:p>
          </table:table-cell>
          <table:table-cell table:formula="of:=[.AD51]*1000000" office:value-type="float" office:value="118.8">
            <text:p>118.8</text:p>
          </table:table-cell>
          <table:table-cell table:formula="of:=[.AE51]*1000000" office:value-type="float" office:value="19.996">
            <text:p>19.996</text:p>
          </table:table-cell>
          <table:table-cell table:formula="of:=[.AF51]*1000000" office:value-type="float" office:value="0.0026477">
            <text:p>0.0026477</text:p>
          </table:table-cell>
          <table:table-cell table:formula="of:=[.AG51]*1000000" office:value-type="float" office:value="2.2758">
            <text:p>2.2758</text:p>
          </table:table-cell>
          <table:table-cell table:formula="of:=[.AH51]*1000000" office:value-type="float" office:value="15.329">
            <text:p>15.329</text:p>
          </table:table-cell>
          <table:table-cell table:formula="of:=[.AI51]*1000000" office:value-type="float" office:value="0.000000000011111">
            <text:p>1.1111E-011</text:p>
          </table:table-cell>
          <table:table-cell table:formula="of:=[.AJ51]*1000000" office:value-type="float" office:value="0.000052101">
            <text:p>0.000052101</text:p>
          </table:table-cell>
          <table:table-cell table:formula="of:=([.AK51]+[.AL51])*1000000" office:value-type="float" office:value="0.0000062137">
            <text:p>6.2137E-006</text:p>
          </table:table-cell>
          <table:table-cell table:formula="of:=[.AM51]*1000000" office:value-type="float" office:value="1399">
            <text:p>1399</text:p>
          </table:table-cell>
          <table:table-cell table:formula="of:=[.AN51]*1000000" office:value-type="float" office:value="0.0052111">
            <text:p>0.0052111</text:p>
          </table:table-cell>
          <table:table-cell table:formula="of:=[.AO51]*1000000" office:value-type="float" office:value="0.43784">
            <text:p>0.43784</text:p>
          </table:table-cell>
          <table:table-cell table:formula="of:=[.AP51]*1000000" office:value-type="float" office:value="0.00031526">
            <text:p>0.00031526</text:p>
          </table:table-cell>
          <table:table-cell table:formula="of:=[.AQ51]*1000000" office:value-type="float" office:value="0.3275">
            <text:p>0.3275</text:p>
          </table:table-cell>
          <table:table-cell table:formula="of:=[.AR51]*1000000" office:value-type="float" office:value="0.0094467">
            <text:p>0.0094467</text:p>
          </table:table-cell>
          <table:table-cell table:formula="of:=[.AS51]*1000000" office:value-type="float" office:value="0.000000000085002">
            <text:p>8.5002E-011</text:p>
          </table:table-cell>
          <table:table-cell table:formula="of:=[.AT51]*1000000" office:value-type="float" office:value="0.000000033326">
            <text:p>3.3326E-008</text:p>
          </table:table-cell>
          <table:table-cell table:formula="of:=([.AU51]+[.AV51])*1000000" office:value-type="float" office:value="0.00000000118548">
            <text:p>1.18548E-009</text:p>
          </table:table-cell>
          <table:table-cell table:formula="of:=[.AW51]*1000000" office:value-type="float" office:value="1399.5">
            <text:p>1399.5</text:p>
          </table:table-cell>
          <table:table-cell table:formula="of:=[.AX51]*1000000" office:value-type="float" office:value="0.00096768">
            <text:p>0.00096768</text:p>
          </table:table-cell>
          <table:table-cell table:formula="of:=[.AY51]*1000000" office:value-type="float" office:value="0.058331">
            <text:p>0.058331</text:p>
          </table:table-cell>
          <table:table-cell table:formula="of:=[.AZ51]*1000000" office:value-type="float" office:value="0.000018089">
            <text:p>0.000018089</text:p>
          </table:table-cell>
          <table:table-cell table:formula="of:=[.BA51]*1000000" office:value-type="float" office:value="0.0083639">
            <text:p>0.0083639</text:p>
          </table:table-cell>
          <table:table-cell table:formula="of:=[.BB51]*1000000" office:value-type="float" office:value="0.0036013">
            <text:p>0.0036013</text:p>
          </table:table-cell>
          <table:table-cell table:formula="of:=[.BC51]*1000000" office:value-type="float" office:value="0.000000000087127">
            <text:p>8.7127E-011</text:p>
          </table:table-cell>
          <table:table-cell table:formula="of:=[.BD51]*1000000" office:value-type="float" office:value="0.00000000053468">
            <text:p>5.3468E-010</text:p>
          </table:table-cell>
          <table:table-cell table:formula="of:=([.BE51]+[.BF51])*1000000" office:value-type="float" office:value="0.00000000027698">
            <text:p>2.7698E-010</text:p>
          </table:table-cell>
          <table:table-cell office:value-type="float" office:value="0.0011468">
            <text:p>0.0011468</text:p>
          </table:table-cell>
          <table:table-cell office:value-type="float" office:value="0.0001188">
            <text:p>0.0001188</text:p>
          </table:table-cell>
          <table:table-cell table:style-name="ce1" office:value-type="string">
            <text:p>1.9996e-05</text:p>
          </table:table-cell>
          <table:table-cell table:style-name="ce1" office:value-type="string">
            <text:p>2.6477e-09</text:p>
          </table:table-cell>
          <table:table-cell table:style-name="ce1" office:value-type="string">
            <text:p>2.2758e-06</text:p>
          </table:table-cell>
          <table:table-cell table:style-name="ce1" office:value-type="string">
            <text:p>1.5329e-05</text:p>
          </table:table-cell>
          <table:table-cell table:style-name="ce1" office:value-type="string">
            <text:p>1.1111e-17</text:p>
          </table:table-cell>
          <table:table-cell table:style-name="ce1" office:value-type="string">
            <text:p>5.2101e-11</text:p>
          </table:table-cell>
          <table:table-cell table:style-name="ce1" office:value-type="string">
            <text:p>5.1798e-12</text:p>
          </table:table-cell>
          <table:table-cell table:style-name="ce1" office:value-type="string">
            <text:p>1.0339e-12</text:p>
          </table:table-cell>
          <table:table-cell office:value-type="float" office:value="0.001399">
            <text:p>0.001399</text:p>
          </table:table-cell>
          <table:table-cell table:style-name="ce1" office:value-type="string">
            <text:p>5.2111e-09</text:p>
          </table:table-cell>
          <table:table-cell table:style-name="ce1" office:value-type="string">
            <text:p>4.3784e-07</text:p>
          </table:table-cell>
          <table:table-cell table:style-name="ce1" office:value-type="string">
            <text:p>3.1526e-10</text:p>
          </table:table-cell>
          <table:table-cell table:style-name="ce1" office:value-type="string">
            <text:p>3.275e-07</text:p>
          </table:table-cell>
          <table:table-cell table:style-name="ce1" office:value-type="string">
            <text:p>9.4467e-09</text:p>
          </table:table-cell>
          <table:table-cell table:style-name="ce1" office:value-type="string">
            <text:p>8.5002e-17</text:p>
          </table:table-cell>
          <table:table-cell table:style-name="ce1" office:value-type="string">
            <text:p>3.3326e-14</text:p>
          </table:table-cell>
          <table:table-cell table:style-name="ce1" office:value-type="string">
            <text:p>6.6912e-16</text:p>
          </table:table-cell>
          <table:table-cell table:style-name="ce1" office:value-type="string">
            <text:p>5.1636e-16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9.6768e-10</text:p>
          </table:table-cell>
          <table:table-cell table:style-name="ce1" office:value-type="string">
            <text:p>5.8331e-08</text:p>
          </table:table-cell>
          <table:table-cell table:style-name="ce1" office:value-type="string">
            <text:p>1.8089e-11</text:p>
          </table:table-cell>
          <table:table-cell table:style-name="ce1" office:value-type="string">
            <text:p>8.3639e-09</text:p>
          </table:table-cell>
          <table:table-cell table:style-name="ce1" office:value-type="string">
            <text:p>3.6013e-09</text:p>
          </table:table-cell>
          <table:table-cell table:style-name="ce1" office:value-type="string">
            <text:p>8.7127e-17</text:p>
          </table:table-cell>
          <table:table-cell table:style-name="ce1" office:value-type="string">
            <text:p>5.3468e-16</text:p>
          </table:table-cell>
          <table:table-cell table:style-name="ce1" office:value-type="string">
            <text:p>1.7542e-16</text:p>
          </table:table-cell>
          <table:table-cell table:style-name="ce1" office:value-type="string">
            <text:p>1.0156e-16</text:p>
          </table:table-cell>
        </table:table-row>
        <table:table-row table:style-name="ro2">
          <table:table-cell office:value-type="float" office:value="500.7017">
            <text:p>500.7017</text:p>
          </table:table-cell>
          <table:table-cell table:formula="of:=[.AC52]*1000000" office:value-type="float" office:value="1131.3">
            <text:p>1131.3</text:p>
          </table:table-cell>
          <table:table-cell table:formula="of:=[.AD52]*1000000" office:value-type="float" office:value="118.46">
            <text:p>118.46</text:p>
          </table:table-cell>
          <table:table-cell table:formula="of:=[.AE52]*1000000" office:value-type="float" office:value="20.049">
            <text:p>20.049</text:p>
          </table:table-cell>
          <table:table-cell table:formula="of:=[.AF52]*1000000" office:value-type="float" office:value="0.0028324">
            <text:p>0.0028324</text:p>
          </table:table-cell>
          <table:table-cell table:formula="of:=[.AG52]*1000000" office:value-type="float" office:value="2.196">
            <text:p>2.196</text:p>
          </table:table-cell>
          <table:table-cell table:formula="of:=[.AH52]*1000000" office:value-type="float" office:value="16.585">
            <text:p>16.585</text:p>
          </table:table-cell>
          <table:table-cell table:formula="of:=[.AI52]*1000000" office:value-type="float" office:value="0.000000000010693">
            <text:p>1.0693E-011</text:p>
          </table:table-cell>
          <table:table-cell table:formula="of:=[.AJ52]*1000000" office:value-type="float" office:value="0.000051904">
            <text:p>0.000051904</text:p>
          </table:table-cell>
          <table:table-cell table:formula="of:=([.AK52]+[.AL52])*1000000" office:value-type="float" office:value="0.0000066479">
            <text:p>6.6479E-006</text:p>
          </table:table-cell>
          <table:table-cell table:formula="of:=[.AM52]*1000000" office:value-type="float" office:value="1398.6">
            <text:p>1398.6</text:p>
          </table:table-cell>
          <table:table-cell table:formula="of:=[.AN52]*1000000" office:value-type="float" office:value="0.020249">
            <text:p>0.020249</text:p>
          </table:table-cell>
          <table:table-cell table:formula="of:=[.AO52]*1000000" office:value-type="float" office:value="0.67263">
            <text:p>0.67263</text:p>
          </table:table-cell>
          <table:table-cell table:formula="of:=[.AP52]*1000000" office:value-type="float" office:value="0.00041658">
            <text:p>0.00041658</text:p>
          </table:table-cell>
          <table:table-cell table:formula="of:=[.AQ52]*1000000" office:value-type="float" office:value="0.65722">
            <text:p>0.65722</text:p>
          </table:table-cell>
          <table:table-cell table:formula="of:=[.AR52]*1000000" office:value-type="float" office:value="0.011442">
            <text:p>0.011442</text:p>
          </table:table-cell>
          <table:table-cell table:formula="of:=[.AS52]*1000000" office:value-type="float" office:value="0.000000000084244">
            <text:p>8.4244E-011</text:p>
          </table:table-cell>
          <table:table-cell table:formula="of:=[.AT52]*1000000" office:value-type="float" office:value="0.000000093167">
            <text:p>9.3167E-008</text:p>
          </table:table-cell>
          <table:table-cell table:formula="of:=([.AU52]+[.AV52])*1000000" office:value-type="float" office:value="0.00000000175809">
            <text:p>1.75809E-009</text:p>
          </table:table-cell>
          <table:table-cell table:formula="of:=[.AW52]*1000000" office:value-type="float" office:value="1399.5">
            <text:p>1399.5</text:p>
          </table:table-cell>
          <table:table-cell table:formula="of:=[.AX52]*1000000" office:value-type="float" office:value="0.0010482">
            <text:p>0.0010482</text:p>
          </table:table-cell>
          <table:table-cell table:formula="of:=[.AY52]*1000000" office:value-type="float" office:value="0.065636">
            <text:p>0.065636</text:p>
          </table:table-cell>
          <table:table-cell table:formula="of:=[.AZ52]*1000000" office:value-type="float" office:value="0.00002197">
            <text:p>0.00002197</text:p>
          </table:table-cell>
          <table:table-cell table:formula="of:=[.BA52]*1000000" office:value-type="float" office:value="0.010238">
            <text:p>0.010238</text:p>
          </table:table-cell>
          <table:table-cell table:formula="of:=[.BB52]*1000000" office:value-type="float" office:value="0.0039071">
            <text:p>0.0039071</text:p>
          </table:table-cell>
          <table:table-cell table:formula="of:=[.BC52]*1000000" office:value-type="float" office:value="0.000000000086728">
            <text:p>8.6728E-011</text:p>
          </table:table-cell>
          <table:table-cell table:formula="of:=[.BD52]*1000000" office:value-type="float" office:value="0.00000000065236">
            <text:p>6.5236E-010</text:p>
          </table:table-cell>
          <table:table-cell table:formula="of:=([.BE52]+[.BF52])*1000000" office:value-type="float" office:value="0.00000000030536">
            <text:p>3.0536E-010</text:p>
          </table:table-cell>
          <table:table-cell office:value-type="float" office:value="0.0011313">
            <text:p>0.0011313</text:p>
          </table:table-cell>
          <table:table-cell office:value-type="float" office:value="0.00011846">
            <text:p>0.00011846</text:p>
          </table:table-cell>
          <table:table-cell table:style-name="ce1" office:value-type="string">
            <text:p>2.0049e-05</text:p>
          </table:table-cell>
          <table:table-cell table:style-name="ce1" office:value-type="string">
            <text:p>2.8324e-09</text:p>
          </table:table-cell>
          <table:table-cell table:style-name="ce1" office:value-type="string">
            <text:p>2.196e-06</text:p>
          </table:table-cell>
          <table:table-cell table:style-name="ce1" office:value-type="string">
            <text:p>1.6585e-05</text:p>
          </table:table-cell>
          <table:table-cell table:style-name="ce1" office:value-type="string">
            <text:p>1.0693e-17</text:p>
          </table:table-cell>
          <table:table-cell table:style-name="ce1" office:value-type="string">
            <text:p>5.1904e-11</text:p>
          </table:table-cell>
          <table:table-cell table:style-name="ce1" office:value-type="string">
            <text:p>5.4836e-12</text:p>
          </table:table-cell>
          <table:table-cell table:style-name="ce1" office:value-type="string">
            <text:p>1.1643e-12</text:p>
          </table:table-cell>
          <table:table-cell office:value-type="float" office:value="0.0013986">
            <text:p>0.0013986</text:p>
          </table:table-cell>
          <table:table-cell table:style-name="ce1" office:value-type="string">
            <text:p>2.0249e-08</text:p>
          </table:table-cell>
          <table:table-cell table:style-name="ce1" office:value-type="string">
            <text:p>6.7263e-07</text:p>
          </table:table-cell>
          <table:table-cell table:style-name="ce1" office:value-type="string">
            <text:p>4.1658e-10</text:p>
          </table:table-cell>
          <table:table-cell table:style-name="ce1" office:value-type="string">
            <text:p>6.5722e-07</text:p>
          </table:table-cell>
          <table:table-cell table:style-name="ce1" office:value-type="string">
            <text:p>1.1442e-08</text:p>
          </table:table-cell>
          <table:table-cell table:style-name="ce1" office:value-type="string">
            <text:p>8.4244e-17</text:p>
          </table:table-cell>
          <table:table-cell table:style-name="ce1" office:value-type="string">
            <text:p>9.3167e-14</text:p>
          </table:table-cell>
          <table:table-cell table:style-name="ce1" office:value-type="string">
            <text:p>9.8795e-16</text:p>
          </table:table-cell>
          <table:table-cell table:style-name="ce1" office:value-type="string">
            <text:p>7.7014e-16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1.0482e-09</text:p>
          </table:table-cell>
          <table:table-cell table:style-name="ce1" office:value-type="string">
            <text:p>6.5636e-08</text:p>
          </table:table-cell>
          <table:table-cell table:style-name="ce1" office:value-type="string">
            <text:p>2.197e-11</text:p>
          </table:table-cell>
          <table:table-cell table:style-name="ce1" office:value-type="string">
            <text:p>1.0238e-08</text:p>
          </table:table-cell>
          <table:table-cell table:style-name="ce1" office:value-type="string">
            <text:p>3.9071e-09</text:p>
          </table:table-cell>
          <table:table-cell table:style-name="ce1" office:value-type="string">
            <text:p>8.6728e-17</text:p>
          </table:table-cell>
          <table:table-cell table:style-name="ce1" office:value-type="string">
            <text:p>6.5236e-16</text:p>
          </table:table-cell>
          <table:table-cell table:style-name="ce1" office:value-type="string">
            <text:p>1.9292e-16</text:p>
          </table:table-cell>
          <table:table-cell table:style-name="ce1" office:value-type="string">
            <text:p>1.1244e-16</text:p>
          </table:table-cell>
        </table:table-row>
        <table:table-row table:style-name="ro2">
          <table:table-cell office:value-type="float" office:value="510.7017">
            <text:p>510.7017</text:p>
          </table:table-cell>
          <table:table-cell table:formula="of:=[.AC53]*1000000" office:value-type="float" office:value="1116.7">
            <text:p>1116.7</text:p>
          </table:table-cell>
          <table:table-cell table:formula="of:=[.AD53]*1000000" office:value-type="float" office:value="117.94">
            <text:p>117.94</text:p>
          </table:table-cell>
          <table:table-cell table:formula="of:=[.AE53]*1000000" office:value-type="float" office:value="20.069">
            <text:p>20.069</text:p>
          </table:table-cell>
          <table:table-cell table:formula="of:=[.AF53]*1000000" office:value-type="float" office:value="0.0030095">
            <text:p>0.0030095</text:p>
          </table:table-cell>
          <table:table-cell table:formula="of:=[.AG53]*1000000" office:value-type="float" office:value="2.1322">
            <text:p>2.1322</text:p>
          </table:table-cell>
          <table:table-cell table:formula="of:=[.AH53]*1000000" office:value-type="float" office:value="17.716">
            <text:p>17.716</text:p>
          </table:table-cell>
          <table:table-cell table:formula="of:=[.AI53]*1000000" office:value-type="float" office:value="0.000000000010331">
            <text:p>1.0331E-011</text:p>
          </table:table-cell>
          <table:table-cell table:formula="of:=[.AJ53]*1000000" office:value-type="float" office:value="0.000051703">
            <text:p>0.000051703</text:p>
          </table:table-cell>
          <table:table-cell table:formula="of:=([.AK53]+[.AL53])*1000000" office:value-type="float" office:value="0.0000070386">
            <text:p>7.0386E-006</text:p>
          </table:table-cell>
          <table:table-cell table:formula="of:=[.AM53]*1000000" office:value-type="float" office:value="1397.1">
            <text:p>1397.1</text:p>
          </table:table-cell>
          <table:table-cell table:formula="of:=[.AN53]*1000000" office:value-type="float" office:value="0.20815">
            <text:p>0.20815</text:p>
          </table:table-cell>
          <table:table-cell table:formula="of:=[.AO53]*1000000" office:value-type="float" office:value="1.4453">
            <text:p>1.4453</text:p>
          </table:table-cell>
          <table:table-cell table:formula="of:=[.AP53]*1000000" office:value-type="float" office:value="0.00053815">
            <text:p>0.00053815</text:p>
          </table:table-cell>
          <table:table-cell table:formula="of:=[.AQ53]*1000000" office:value-type="float" office:value="1.7391">
            <text:p>1.7391</text:p>
          </table:table-cell>
          <table:table-cell table:formula="of:=[.AR53]*1000000" office:value-type="float" office:value="0.017093">
            <text:p>0.017093</text:p>
          </table:table-cell>
          <table:table-cell table:formula="of:=[.AS53]*1000000" office:value-type="float" office:value="0.000000000083399">
            <text:p>8.3399E-011</text:p>
          </table:table-cell>
          <table:table-cell table:formula="of:=[.AT53]*1000000" office:value-type="float" office:value="0.00000033537">
            <text:p>3.3537E-007</text:p>
          </table:table-cell>
          <table:table-cell table:formula="of:=([.AU53]+[.AV53])*1000000" office:value-type="float" office:value="0.0000000051203">
            <text:p>5.1203E-009</text:p>
          </table:table-cell>
          <table:table-cell table:formula="of:=[.AW53]*1000000" office:value-type="float" office:value="1399.5">
            <text:p>1399.5</text:p>
          </table:table-cell>
          <table:table-cell table:formula="of:=[.AX53]*1000000" office:value-type="float" office:value="0.0011359">
            <text:p>0.0011359</text:p>
          </table:table-cell>
          <table:table-cell table:formula="of:=[.AY53]*1000000" office:value-type="float" office:value="0.074015">
            <text:p>0.074015</text:p>
          </table:table-cell>
          <table:table-cell table:formula="of:=[.AZ53]*1000000" office:value-type="float" office:value="0.00002666">
            <text:p>0.00002666</text:p>
          </table:table-cell>
          <table:table-cell table:formula="of:=[.BA53]*1000000" office:value-type="float" office:value="0.01251">
            <text:p>0.01251</text:p>
          </table:table-cell>
          <table:table-cell table:formula="of:=[.BB53]*1000000" office:value-type="float" office:value="0.0042402">
            <text:p>0.0042402</text:p>
          </table:table-cell>
          <table:table-cell table:formula="of:=[.BC53]*1000000" office:value-type="float" office:value="0.00000000008631">
            <text:p>8.631E-011</text:p>
          </table:table-cell>
          <table:table-cell table:formula="of:=[.BD53]*1000000" office:value-type="float" office:value="0.0000000007947">
            <text:p>7.947E-010</text:p>
          </table:table-cell>
          <table:table-cell table:formula="of:=([.BE53]+[.BF53])*1000000" office:value-type="float" office:value="0.00000000033644">
            <text:p>3.3644E-010</text:p>
          </table:table-cell>
          <table:table-cell office:value-type="float" office:value="0.0011167">
            <text:p>0.0011167</text:p>
          </table:table-cell>
          <table:table-cell office:value-type="float" office:value="0.00011794">
            <text:p>0.00011794</text:p>
          </table:table-cell>
          <table:table-cell table:style-name="ce1" office:value-type="string">
            <text:p>2.0069e-05</text:p>
          </table:table-cell>
          <table:table-cell table:style-name="ce1" office:value-type="string">
            <text:p>3.0095e-09</text:p>
          </table:table-cell>
          <table:table-cell table:style-name="ce1" office:value-type="string">
            <text:p>2.1322e-06</text:p>
          </table:table-cell>
          <table:table-cell table:style-name="ce1" office:value-type="string">
            <text:p>1.7716e-05</text:p>
          </table:table-cell>
          <table:table-cell table:style-name="ce1" office:value-type="string">
            <text:p>1.0331e-17</text:p>
          </table:table-cell>
          <table:table-cell table:style-name="ce1" office:value-type="string">
            <text:p>5.1703e-11</text:p>
          </table:table-cell>
          <table:table-cell table:style-name="ce1" office:value-type="string">
            <text:p>5.7458e-12</text:p>
          </table:table-cell>
          <table:table-cell table:style-name="ce1" office:value-type="string">
            <text:p>1.2928e-12</text:p>
          </table:table-cell>
          <table:table-cell office:value-type="float" office:value="0.0013971">
            <text:p>0.0013971</text:p>
          </table:table-cell>
          <table:table-cell table:style-name="ce1" office:value-type="string">
            <text:p>2.0815e-07</text:p>
          </table:table-cell>
          <table:table-cell table:style-name="ce1" office:value-type="string">
            <text:p>1.4453e-06</text:p>
          </table:table-cell>
          <table:table-cell table:style-name="ce1" office:value-type="string">
            <text:p>5.3815e-10</text:p>
          </table:table-cell>
          <table:table-cell table:style-name="ce1" office:value-type="string">
            <text:p>1.7391e-06</text:p>
          </table:table-cell>
          <table:table-cell table:style-name="ce1" office:value-type="string">
            <text:p>1.7093e-08</text:p>
          </table:table-cell>
          <table:table-cell table:style-name="ce1" office:value-type="string">
            <text:p>8.3399e-17</text:p>
          </table:table-cell>
          <table:table-cell table:style-name="ce1" office:value-type="string">
            <text:p>3.3537e-13</text:p>
          </table:table-cell>
          <table:table-cell table:style-name="ce1" office:value-type="string">
            <text:p>3.0623e-15</text:p>
          </table:table-cell>
          <table:table-cell table:style-name="ce1" office:value-type="string">
            <text:p>2.058e-15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1.1359e-09</text:p>
          </table:table-cell>
          <table:table-cell table:style-name="ce1" office:value-type="string">
            <text:p>7.4015e-08</text:p>
          </table:table-cell>
          <table:table-cell table:style-name="ce1" office:value-type="string">
            <text:p>2.666e-11</text:p>
          </table:table-cell>
          <table:table-cell table:style-name="ce1" office:value-type="string">
            <text:p>1.251e-08</text:p>
          </table:table-cell>
          <table:table-cell table:style-name="ce1" office:value-type="string">
            <text:p>4.2402e-09</text:p>
          </table:table-cell>
          <table:table-cell table:style-name="ce1" office:value-type="string">
            <text:p>8.631e-17</text:p>
          </table:table-cell>
          <table:table-cell table:style-name="ce1" office:value-type="string">
            <text:p>7.947e-16</text:p>
          </table:table-cell>
          <table:table-cell table:style-name="ce1" office:value-type="string">
            <text:p>2.1206e-16</text:p>
          </table:table-cell>
          <table:table-cell table:style-name="ce1" office:value-type="string">
            <text:p>1.2438e-16</text:p>
          </table:table-cell>
        </table:table-row>
        <table:table-row table:style-name="ro2">
          <table:table-cell office:value-type="float" office:value="520.7017">
            <text:p>520.7017</text:p>
          </table:table-cell>
          <table:table-cell table:formula="of:=[.AC54]*1000000" office:value-type="float" office:value="1102.7">
            <text:p>1102.7</text:p>
          </table:table-cell>
          <table:table-cell table:formula="of:=[.AD54]*1000000" office:value-type="float" office:value="117.29">
            <text:p>117.29</text:p>
          </table:table-cell>
          <table:table-cell table:formula="of:=[.AE54]*1000000" office:value-type="float" office:value="20.062">
            <text:p>20.062</text:p>
          </table:table-cell>
          <table:table-cell table:formula="of:=[.AF54]*1000000" office:value-type="float" office:value="0.0031799">
            <text:p>0.0031799</text:p>
          </table:table-cell>
          <table:table-cell table:formula="of:=[.AG54]*1000000" office:value-type="float" office:value="2.0803">
            <text:p>2.0803</text:p>
          </table:table-cell>
          <table:table-cell table:formula="of:=[.AH54]*1000000" office:value-type="float" office:value="18.737">
            <text:p>18.737</text:p>
          </table:table-cell>
          <table:table-cell table:formula="of:=[.AI54]*1000000" office:value-type="float" office:value="0.0000000000099938">
            <text:p>9.9938E-012</text:p>
          </table:table-cell>
          <table:table-cell table:formula="of:=[.AJ54]*1000000" office:value-type="float" office:value="0.000051499">
            <text:p>0.000051499</text:p>
          </table:table-cell>
          <table:table-cell table:formula="of:=([.AK54]+[.AL54])*1000000" office:value-type="float" office:value="0.0000073895">
            <text:p>7.3895E-006</text:p>
          </table:table-cell>
          <table:table-cell table:formula="of:=[.AM54]*1000000" office:value-type="float" office:value="1392">
            <text:p>1392</text:p>
          </table:table-cell>
          <table:table-cell table:formula="of:=[.AN54]*1000000" office:value-type="float" office:value="2.0181">
            <text:p>2.0181</text:p>
          </table:table-cell>
          <table:table-cell table:formula="of:=[.AO54]*1000000" office:value-type="float" office:value="3.59">
            <text:p>3.59</text:p>
          </table:table-cell>
          <table:table-cell table:formula="of:=[.AP54]*1000000" office:value-type="float" office:value="0.00065848">
            <text:p>0.00065848</text:p>
          </table:table-cell>
          <table:table-cell table:formula="of:=[.AQ54]*1000000" office:value-type="float" office:value="4.2531">
            <text:p>4.2531</text:p>
          </table:table-cell>
          <table:table-cell table:formula="of:=[.AR54]*1000000" office:value-type="float" office:value="0.047007">
            <text:p>0.047007</text:p>
          </table:table-cell>
          <table:table-cell table:formula="of:=[.AS54]*1000000" office:value-type="float" office:value="0.000000000082216">
            <text:p>8.2216E-011</text:p>
          </table:table-cell>
          <table:table-cell table:formula="of:=[.AT54]*1000000" office:value-type="float" office:value="0.0000012769">
            <text:p>1.2769E-006</text:p>
          </table:table-cell>
          <table:table-cell table:formula="of:=([.AU54]+[.AV54])*1000000" office:value-type="float" office:value="0.0000000241047">
            <text:p>2.41047E-008</text:p>
          </table:table-cell>
          <table:table-cell table:formula="of:=[.AW54]*1000000" office:value-type="float" office:value="1399.5">
            <text:p>1399.5</text:p>
          </table:table-cell>
          <table:table-cell table:formula="of:=[.AX54]*1000000" office:value-type="float" office:value="0.0012314">
            <text:p>0.0012314</text:p>
          </table:table-cell>
          <table:table-cell table:formula="of:=[.AY54]*1000000" office:value-type="float" office:value="0.083655">
            <text:p>0.083655</text:p>
          </table:table-cell>
          <table:table-cell table:formula="of:=[.AZ54]*1000000" office:value-type="float" office:value="0.000032319">
            <text:p>0.000032319</text:p>
          </table:table-cell>
          <table:table-cell table:formula="of:=[.BA54]*1000000" office:value-type="float" office:value="0.015261">
            <text:p>0.015261</text:p>
          </table:table-cell>
          <table:table-cell table:formula="of:=[.BB54]*1000000" office:value-type="float" office:value="0.0046034">
            <text:p>0.0046034</text:p>
          </table:table-cell>
          <table:table-cell table:formula="of:=[.BC54]*1000000" office:value-type="float" office:value="0.000000000085874">
            <text:p>8.5874E-011</text:p>
          </table:table-cell>
          <table:table-cell table:formula="of:=[.BD54]*1000000" office:value-type="float" office:value="0.0000000009668">
            <text:p>0.000000001</text:p>
          </table:table-cell>
          <table:table-cell table:formula="of:=([.BE54]+[.BF54])*1000000" office:value-type="float" office:value="0.0000000003705">
            <text:p>3.705E-010</text:p>
          </table:table-cell>
          <table:table-cell office:value-type="float" office:value="0.0011027">
            <text:p>0.0011027</text:p>
          </table:table-cell>
          <table:table-cell office:value-type="float" office:value="0.00011729">
            <text:p>0.00011729</text:p>
          </table:table-cell>
          <table:table-cell table:style-name="ce1" office:value-type="string">
            <text:p>2.0062e-05</text:p>
          </table:table-cell>
          <table:table-cell table:style-name="ce1" office:value-type="string">
            <text:p>3.1799e-09</text:p>
          </table:table-cell>
          <table:table-cell table:style-name="ce1" office:value-type="string">
            <text:p>2.0803e-06</text:p>
          </table:table-cell>
          <table:table-cell table:style-name="ce1" office:value-type="string">
            <text:p>1.8737e-05</text:p>
          </table:table-cell>
          <table:table-cell table:style-name="ce1" office:value-type="string">
            <text:p>9.9938e-18</text:p>
          </table:table-cell>
          <table:table-cell table:style-name="ce1" office:value-type="string">
            <text:p>5.1499e-11</text:p>
          </table:table-cell>
          <table:table-cell table:style-name="ce1" office:value-type="string">
            <text:p>5.9712e-12</text:p>
          </table:table-cell>
          <table:table-cell table:style-name="ce1" office:value-type="string">
            <text:p>1.4183e-12</text:p>
          </table:table-cell>
          <table:table-cell office:value-type="float" office:value="0.001392">
            <text:p>0.001392</text:p>
          </table:table-cell>
          <table:table-cell table:style-name="ce1" office:value-type="string">
            <text:p>2.0181e-06</text:p>
          </table:table-cell>
          <table:table-cell table:style-name="ce1" office:value-type="string">
            <text:p>3.59e-06</text:p>
          </table:table-cell>
          <table:table-cell table:style-name="ce1" office:value-type="string">
            <text:p>6.5848e-10</text:p>
          </table:table-cell>
          <table:table-cell table:style-name="ce1" office:value-type="string">
            <text:p>4.2531e-06</text:p>
          </table:table-cell>
          <table:table-cell table:style-name="ce1" office:value-type="string">
            <text:p>4.7007e-08</text:p>
          </table:table-cell>
          <table:table-cell table:style-name="ce1" office:value-type="string">
            <text:p>8.2216e-17</text:p>
          </table:table-cell>
          <table:table-cell table:style-name="ce1" office:value-type="string">
            <text:p>1.2769e-12</text:p>
          </table:table-cell>
          <table:table-cell table:style-name="ce1" office:value-type="string">
            <text:p>1.7658e-14</text:p>
          </table:table-cell>
          <table:table-cell table:style-name="ce1" office:value-type="string">
            <text:p>6.4467e-15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1.2314e-09</text:p>
          </table:table-cell>
          <table:table-cell table:style-name="ce1" office:value-type="string">
            <text:p>8.3655e-08</text:p>
          </table:table-cell>
          <table:table-cell table:style-name="ce1" office:value-type="string">
            <text:p>3.2319e-11</text:p>
          </table:table-cell>
          <table:table-cell table:style-name="ce1" office:value-type="string">
            <text:p>1.5261e-08</text:p>
          </table:table-cell>
          <table:table-cell table:style-name="ce1" office:value-type="string">
            <text:p>4.6034e-09</text:p>
          </table:table-cell>
          <table:table-cell table:style-name="ce1" office:value-type="string">
            <text:p>8.5874e-17</text:p>
          </table:table-cell>
          <table:table-cell table:style-name="ce1" office:value-type="string">
            <text:p>9.668e-16</text:p>
          </table:table-cell>
          <table:table-cell table:style-name="ce1" office:value-type="string">
            <text:p>2.3303e-16</text:p>
          </table:table-cell>
          <table:table-cell table:style-name="ce1" office:value-type="string">
            <text:p>1.3747e-16</text:p>
          </table:table-cell>
        </table:table-row>
        <table:table-row table:style-name="ro2">
          <table:table-cell office:value-type="float" office:value="530.7017">
            <text:p>530.7017</text:p>
          </table:table-cell>
          <table:table-cell table:formula="of:=[.AC55]*1000000" office:value-type="float" office:value="1089.4">
            <text:p>1089.4</text:p>
          </table:table-cell>
          <table:table-cell table:formula="of:=[.AD55]*1000000" office:value-type="float" office:value="116.55">
            <text:p>116.55</text:p>
          </table:table-cell>
          <table:table-cell table:formula="of:=[.AE55]*1000000" office:value-type="float" office:value="20.036">
            <text:p>20.036</text:p>
          </table:table-cell>
          <table:table-cell table:formula="of:=[.AF55]*1000000" office:value-type="float" office:value="0.0033442">
            <text:p>0.0033442</text:p>
          </table:table-cell>
          <table:table-cell table:formula="of:=[.AG55]*1000000" office:value-type="float" office:value="2.0374">
            <text:p>2.0374</text:p>
          </table:table-cell>
          <table:table-cell table:formula="of:=[.AH55]*1000000" office:value-type="float" office:value="19.661">
            <text:p>19.661</text:p>
          </table:table-cell>
          <table:table-cell table:formula="of:=[.AI55]*1000000" office:value-type="float" office:value="0.0000000000096737">
            <text:p>9.6737E-012</text:p>
          </table:table-cell>
          <table:table-cell table:formula="of:=[.AJ55]*1000000" office:value-type="float" office:value="0.000051294">
            <text:p>0.000051294</text:p>
          </table:table-cell>
          <table:table-cell table:formula="of:=([.AK55]+[.AL55])*1000000" office:value-type="float" office:value="0.0000077041">
            <text:p>7.7041E-006</text:p>
          </table:table-cell>
          <table:table-cell table:formula="of:=[.AM55]*1000000" office:value-type="float" office:value="1377.3">
            <text:p>1377.3</text:p>
          </table:table-cell>
          <table:table-cell table:formula="of:=[.AN55]*1000000" office:value-type="float" office:value="12.507">
            <text:p>12.507</text:p>
          </table:table-cell>
          <table:table-cell table:formula="of:=[.AO55]*1000000" office:value-type="float" office:value="7.1473">
            <text:p>7.1473</text:p>
          </table:table-cell>
          <table:table-cell table:formula="of:=[.AP55]*1000000" office:value-type="float" office:value="0.00078123">
            <text:p>0.00078123</text:p>
          </table:table-cell>
          <table:table-cell table:formula="of:=[.AQ55]*1000000" office:value-type="float" office:value="7.4674">
            <text:p>7.4674</text:p>
          </table:table-cell>
          <table:table-cell table:formula="of:=[.AR55]*1000000" office:value-type="float" office:value="0.16192">
            <text:p>0.16192</text:p>
          </table:table-cell>
          <table:table-cell table:formula="of:=[.AS55]*1000000" office:value-type="float" office:value="0.000000000079401">
            <text:p>7.9401E-011</text:p>
          </table:table-cell>
          <table:table-cell table:formula="of:=[.AT55]*1000000" office:value-type="float" office:value="0.0000048994">
            <text:p>4.8994E-006</text:p>
          </table:table-cell>
          <table:table-cell table:formula="of:=([.AU55]+[.AV55])*1000000" office:value-type="float" office:value="0.000000082519">
            <text:p>8.2519E-008</text:p>
          </table:table-cell>
          <table:table-cell table:formula="of:=[.AW55]*1000000" office:value-type="float" office:value="1399.5">
            <text:p>1399.5</text:p>
          </table:table-cell>
          <table:table-cell table:formula="of:=[.AX55]*1000000" office:value-type="float" office:value="0.0013357">
            <text:p>0.0013357</text:p>
          </table:table-cell>
          <table:table-cell table:formula="of:=[.AY55]*1000000" office:value-type="float" office:value="0.094774">
            <text:p>0.094774</text:p>
          </table:table-cell>
          <table:table-cell table:formula="of:=[.AZ55]*1000000" office:value-type="float" office:value="0.000039135">
            <text:p>0.000039135</text:p>
          </table:table-cell>
          <table:table-cell table:formula="of:=[.BA55]*1000000" office:value-type="float" office:value="0.018589">
            <text:p>0.018589</text:p>
          </table:table-cell>
          <table:table-cell table:formula="of:=[.BB55]*1000000" office:value-type="float" office:value="0.0049994">
            <text:p>0.0049994</text:p>
          </table:table-cell>
          <table:table-cell table:formula="of:=[.BC55]*1000000" office:value-type="float" office:value="0.000000000085417">
            <text:p>8.5417E-011</text:p>
          </table:table-cell>
          <table:table-cell table:formula="of:=[.BD55]*1000000" office:value-type="float" office:value="0.0000000011748">
            <text:p>1.1748E-009</text:p>
          </table:table-cell>
          <table:table-cell table:formula="of:=([.BE55]+[.BF55])*1000000" office:value-type="float" office:value="0.00000000040786">
            <text:p>4.0786E-010</text:p>
          </table:table-cell>
          <table:table-cell office:value-type="float" office:value="0.0010894">
            <text:p>0.0010894</text:p>
          </table:table-cell>
          <table:table-cell office:value-type="float" office:value="0.00011655">
            <text:p>0.00011655</text:p>
          </table:table-cell>
          <table:table-cell table:style-name="ce1" office:value-type="string">
            <text:p>2.0036e-05</text:p>
          </table:table-cell>
          <table:table-cell table:style-name="ce1" office:value-type="string">
            <text:p>3.3442e-09</text:p>
          </table:table-cell>
          <table:table-cell table:style-name="ce1" office:value-type="string">
            <text:p>2.0374e-06</text:p>
          </table:table-cell>
          <table:table-cell table:style-name="ce1" office:value-type="string">
            <text:p>1.9661e-05</text:p>
          </table:table-cell>
          <table:table-cell table:style-name="ce1" office:value-type="string">
            <text:p>9.6737e-18</text:p>
          </table:table-cell>
          <table:table-cell table:style-name="ce1" office:value-type="string">
            <text:p>5.1294e-11</text:p>
          </table:table-cell>
          <table:table-cell table:style-name="ce1" office:value-type="string">
            <text:p>6.1641e-12</text:p>
          </table:table-cell>
          <table:table-cell table:style-name="ce1" office:value-type="string">
            <text:p>1.54e-12</text:p>
          </table:table-cell>
          <table:table-cell office:value-type="float" office:value="0.0013773">
            <text:p>0.0013773</text:p>
          </table:table-cell>
          <table:table-cell table:style-name="ce1" office:value-type="string">
            <text:p>1.2507e-05</text:p>
          </table:table-cell>
          <table:table-cell table:style-name="ce1" office:value-type="string">
            <text:p>7.1473e-06</text:p>
          </table:table-cell>
          <table:table-cell table:style-name="ce1" office:value-type="string">
            <text:p>7.8123e-10</text:p>
          </table:table-cell>
          <table:table-cell table:style-name="ce1" office:value-type="string">
            <text:p>7.4674e-06</text:p>
          </table:table-cell>
          <table:table-cell table:style-name="ce1" office:value-type="string">
            <text:p>1.6192e-07</text:p>
          </table:table-cell>
          <table:table-cell table:style-name="ce1" office:value-type="string">
            <text:p>7.9401e-17</text:p>
          </table:table-cell>
          <table:table-cell table:style-name="ce1" office:value-type="string">
            <text:p>4.8994e-12</text:p>
          </table:table-cell>
          <table:table-cell table:style-name="ce1" office:value-type="string">
            <text:p>6.8286e-14</text:p>
          </table:table-cell>
          <table:table-cell table:style-name="ce1" office:value-type="string">
            <text:p>1.4233e-14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1.3357e-09</text:p>
          </table:table-cell>
          <table:table-cell table:style-name="ce1" office:value-type="string">
            <text:p>9.4774e-08</text:p>
          </table:table-cell>
          <table:table-cell table:style-name="ce1" office:value-type="string">
            <text:p>3.9135e-11</text:p>
          </table:table-cell>
          <table:table-cell table:style-name="ce1" office:value-type="string">
            <text:p>1.8589e-08</text:p>
          </table:table-cell>
          <table:table-cell table:style-name="ce1" office:value-type="string">
            <text:p>4.9994e-09</text:p>
          </table:table-cell>
          <table:table-cell table:style-name="ce1" office:value-type="string">
            <text:p>8.5417e-17</text:p>
          </table:table-cell>
          <table:table-cell table:style-name="ce1" office:value-type="string">
            <text:p>1.1748e-15</text:p>
          </table:table-cell>
          <table:table-cell table:style-name="ce1" office:value-type="string">
            <text:p>2.5602e-16</text:p>
          </table:table-cell>
          <table:table-cell table:style-name="ce1" office:value-type="string">
            <text:p>1.5184e-16</text:p>
          </table:table-cell>
        </table:table-row>
        <table:table-row table:style-name="ro2">
          <table:table-cell office:value-type="float" office:value="540.7017">
            <text:p>540.7017</text:p>
          </table:table-cell>
          <table:table-cell table:formula="of:=[.AC56]*1000000" office:value-type="float" office:value="1076.6">
            <text:p>1076.6</text:p>
          </table:table-cell>
          <table:table-cell table:formula="of:=[.AD56]*1000000" office:value-type="float" office:value="115.75">
            <text:p>115.75</text:p>
          </table:table-cell>
          <table:table-cell table:formula="of:=[.AE56]*1000000" office:value-type="float" office:value="19.999">
            <text:p>19.999</text:p>
          </table:table-cell>
          <table:table-cell table:formula="of:=[.AF56]*1000000" office:value-type="float" office:value="0.0035031">
            <text:p>0.0035031</text:p>
          </table:table-cell>
          <table:table-cell table:formula="of:=[.AG56]*1000000" office:value-type="float" office:value="2.0012">
            <text:p>2.0012</text:p>
          </table:table-cell>
          <table:table-cell table:formula="of:=[.AH56]*1000000" office:value-type="float" office:value="20.5">
            <text:p>20.5</text:p>
          </table:table-cell>
          <table:table-cell table:formula="of:=[.AI56]*1000000" office:value-type="float" office:value="0.0000000000093679">
            <text:p>9.3679E-012</text:p>
          </table:table-cell>
          <table:table-cell table:formula="of:=[.AJ56]*1000000" office:value-type="float" office:value="0.000051087">
            <text:p>0.000051087</text:p>
          </table:table-cell>
          <table:table-cell table:formula="of:=([.AK56]+[.AL56])*1000000" office:value-type="float" office:value="0.0000079853">
            <text:p>7.9853E-006</text:p>
          </table:table-cell>
          <table:table-cell table:formula="of:=[.AM56]*1000000" office:value-type="float" office:value="1350.3">
            <text:p>1350.3</text:p>
          </table:table-cell>
          <table:table-cell table:formula="of:=[.AN56]*1000000" office:value-type="float" office:value="36.219">
            <text:p>36.219</text:p>
          </table:table-cell>
          <table:table-cell table:formula="of:=[.AO56]*1000000" office:value-type="float" office:value="11.617">
            <text:p>11.617</text:p>
          </table:table-cell>
          <table:table-cell table:formula="of:=[.AP56]*1000000" office:value-type="float" office:value="0.0009207">
            <text:p>0.0009207</text:p>
          </table:table-cell>
          <table:table-cell table:formula="of:=[.AQ56]*1000000" office:value-type="float" office:value="9.5298">
            <text:p>9.5298</text:p>
          </table:table-cell>
          <table:table-cell table:formula="of:=[.AR56]*1000000" office:value-type="float" office:value="0.46176">
            <text:p>0.46176</text:p>
          </table:table-cell>
          <table:table-cell table:formula="of:=[.AS56]*1000000" office:value-type="float" office:value="0.000000000072206">
            <text:p>7.2206E-011</text:p>
          </table:table-cell>
          <table:table-cell table:formula="of:=[.AT56]*1000000" office:value-type="float" office:value="0.00001177">
            <text:p>0.00001177</text:p>
          </table:table-cell>
          <table:table-cell table:formula="of:=([.AU56]+[.AV56])*1000000" office:value-type="float" office:value="0.000000202997">
            <text:p>0.000000203</text:p>
          </table:table-cell>
          <table:table-cell table:formula="of:=[.AW56]*1000000" office:value-type="float" office:value="1399.5">
            <text:p>1399.5</text:p>
          </table:table-cell>
          <table:table-cell table:formula="of:=[.AX56]*1000000" office:value-type="float" office:value="0.0014498">
            <text:p>0.0014498</text:p>
          </table:table-cell>
          <table:table-cell table:formula="of:=[.AY56]*1000000" office:value-type="float" office:value="0.10763">
            <text:p>0.10763</text:p>
          </table:table-cell>
          <table:table-cell table:formula="of:=[.AZ56]*1000000" office:value-type="float" office:value="0.00004733">
            <text:p>0.00004733</text:p>
          </table:table-cell>
          <table:table-cell table:formula="of:=[.BA56]*1000000" office:value-type="float" office:value="0.022614">
            <text:p>0.022614</text:p>
          </table:table-cell>
          <table:table-cell table:formula="of:=[.BB56]*1000000" office:value-type="float" office:value="0.0054317">
            <text:p>0.0054317</text:p>
          </table:table-cell>
          <table:table-cell table:formula="of:=[.BC56]*1000000" office:value-type="float" office:value="0.000000000084938">
            <text:p>8.4938E-011</text:p>
          </table:table-cell>
          <table:table-cell table:formula="of:=[.BD56]*1000000" office:value-type="float" office:value="0.0000000014261">
            <text:p>1.4261E-009</text:p>
          </table:table-cell>
          <table:table-cell table:formula="of:=([.BE56]+[.BF56])*1000000" office:value-type="float" office:value="0.00000000044886">
            <text:p>4.4886E-010</text:p>
          </table:table-cell>
          <table:table-cell office:value-type="float" office:value="0.0010766">
            <text:p>0.0010766</text:p>
          </table:table-cell>
          <table:table-cell office:value-type="float" office:value="0.00011575">
            <text:p>0.00011575</text:p>
          </table:table-cell>
          <table:table-cell table:style-name="ce1" office:value-type="string">
            <text:p>1.9999e-05</text:p>
          </table:table-cell>
          <table:table-cell table:style-name="ce1" office:value-type="string">
            <text:p>3.5031e-09</text:p>
          </table:table-cell>
          <table:table-cell table:style-name="ce1" office:value-type="string">
            <text:p>2.0012e-06</text:p>
          </table:table-cell>
          <table:table-cell table:style-name="ce1" office:value-type="string">
            <text:p>2.05e-05</text:p>
          </table:table-cell>
          <table:table-cell table:style-name="ce1" office:value-type="string">
            <text:p>9.3679e-18</text:p>
          </table:table-cell>
          <table:table-cell table:style-name="ce1" office:value-type="string">
            <text:p>5.1087e-11</text:p>
          </table:table-cell>
          <table:table-cell table:style-name="ce1" office:value-type="string">
            <text:p>6.3283e-12</text:p>
          </table:table-cell>
          <table:table-cell table:style-name="ce1" office:value-type="string">
            <text:p>1.657e-12</text:p>
          </table:table-cell>
          <table:table-cell office:value-type="float" office:value="0.0013503">
            <text:p>0.0013503</text:p>
          </table:table-cell>
          <table:table-cell table:style-name="ce1" office:value-type="string">
            <text:p>3.6219e-05</text:p>
          </table:table-cell>
          <table:table-cell table:style-name="ce1" office:value-type="string">
            <text:p>1.1617e-05</text:p>
          </table:table-cell>
          <table:table-cell table:style-name="ce1" office:value-type="string">
            <text:p>9.207e-10</text:p>
          </table:table-cell>
          <table:table-cell table:style-name="ce1" office:value-type="string">
            <text:p>9.5298e-06</text:p>
          </table:table-cell>
          <table:table-cell table:style-name="ce1" office:value-type="string">
            <text:p>4.6176e-07</text:p>
          </table:table-cell>
          <table:table-cell table:style-name="ce1" office:value-type="string">
            <text:p>7.2206e-17</text:p>
          </table:table-cell>
          <table:table-cell table:style-name="ce1" office:value-type="string">
            <text:p>1.177e-11</text:p>
          </table:table-cell>
          <table:table-cell table:style-name="ce1" office:value-type="string">
            <text:p>1.766e-13</text:p>
          </table:table-cell>
          <table:table-cell table:style-name="ce1" office:value-type="string">
            <text:p>2.6397e-14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1.4498e-09</text:p>
          </table:table-cell>
          <table:table-cell table:style-name="ce1" office:value-type="string">
            <text:p>1.0763e-07</text:p>
          </table:table-cell>
          <table:table-cell table:style-name="ce1" office:value-type="string">
            <text:p>4.733e-11</text:p>
          </table:table-cell>
          <table:table-cell table:style-name="ce1" office:value-type="string">
            <text:p>2.2614e-08</text:p>
          </table:table-cell>
          <table:table-cell table:style-name="ce1" office:value-type="string">
            <text:p>5.4317e-09</text:p>
          </table:table-cell>
          <table:table-cell table:style-name="ce1" office:value-type="string">
            <text:p>8.4938e-17</text:p>
          </table:table-cell>
          <table:table-cell table:style-name="ce1" office:value-type="string">
            <text:p>1.4261e-15</text:p>
          </table:table-cell>
          <table:table-cell table:style-name="ce1" office:value-type="string">
            <text:p>2.8124e-16</text:p>
          </table:table-cell>
          <table:table-cell table:style-name="ce1" office:value-type="string">
            <text:p>1.6762e-16</text:p>
          </table:table-cell>
        </table:table-row>
        <table:table-row table:style-name="ro2">
          <table:table-cell office:value-type="float" office:value="550.7017">
            <text:p>550.7017</text:p>
          </table:table-cell>
          <table:table-cell table:formula="of:=[.AC57]*1000000" office:value-type="float" office:value="1064.4">
            <text:p>1064.4</text:p>
          </table:table-cell>
          <table:table-cell table:formula="of:=[.AD57]*1000000" office:value-type="float" office:value="114.93">
            <text:p>114.93</text:p>
          </table:table-cell>
          <table:table-cell table:formula="of:=[.AE57]*1000000" office:value-type="float" office:value="19.954">
            <text:p>19.954</text:p>
          </table:table-cell>
          <table:table-cell table:formula="of:=[.AF57]*1000000" office:value-type="float" office:value="0.003657">
            <text:p>0.003657</text:p>
          </table:table-cell>
          <table:table-cell table:formula="of:=[.AG57]*1000000" office:value-type="float" office:value="1.9703">
            <text:p>1.9703</text:p>
          </table:table-cell>
          <table:table-cell table:formula="of:=[.AH57]*1000000" office:value-type="float" office:value="21.262">
            <text:p>21.262</text:p>
          </table:table-cell>
          <table:table-cell table:formula="of:=[.AI57]*1000000" office:value-type="float" office:value="0.0000000000090749">
            <text:p>9.0749E-012</text:p>
          </table:table-cell>
          <table:table-cell table:formula="of:=[.AJ57]*1000000" office:value-type="float" office:value="0.000050879">
            <text:p>0.000050879</text:p>
          </table:table-cell>
          <table:table-cell table:formula="of:=([.AK57]+[.AL57])*1000000" office:value-type="float" office:value="0.0000082361">
            <text:p>8.2361E-006</text:p>
          </table:table-cell>
          <table:table-cell table:formula="of:=[.AM57]*1000000" office:value-type="float" office:value="1315.7">
            <text:p>1315.7</text:p>
          </table:table-cell>
          <table:table-cell table:formula="of:=[.AN57]*1000000" office:value-type="float" office:value="63.777">
            <text:p>63.777</text:p>
          </table:table-cell>
          <table:table-cell table:formula="of:=[.AO57]*1000000" office:value-type="float" office:value="15.861">
            <text:p>15.861</text:p>
          </table:table-cell>
          <table:table-cell table:formula="of:=[.AP57]*1000000" office:value-type="float" office:value="0.0010947">
            <text:p>0.0010947</text:p>
          </table:table-cell>
          <table:table-cell table:formula="of:=[.AQ57]*1000000" office:value-type="float" office:value="10.595">
            <text:p>10.595</text:p>
          </table:table-cell>
          <table:table-cell table:formula="of:=[.AR57]*1000000" office:value-type="float" office:value="1.064">
            <text:p>1.064</text:p>
          </table:table-cell>
          <table:table-cell table:formula="of:=[.AS57]*1000000" office:value-type="float" office:value="0.000000000060582">
            <text:p>6.0582E-011</text:p>
          </table:table-cell>
          <table:table-cell table:formula="of:=[.AT57]*1000000" office:value-type="float" office:value="0.00001847">
            <text:p>0.00001847</text:p>
          </table:table-cell>
          <table:table-cell table:formula="of:=([.AU57]+[.AV57])*1000000" office:value-type="float" office:value="0.000000404517">
            <text:p>4.04517E-007</text:p>
          </table:table-cell>
          <table:table-cell table:formula="of:=[.AW57]*1000000" office:value-type="float" office:value="1399.5">
            <text:p>1399.5</text:p>
          </table:table-cell>
          <table:table-cell table:formula="of:=[.AX57]*1000000" office:value-type="float" office:value="0.0015748">
            <text:p>0.0015748</text:p>
          </table:table-cell>
          <table:table-cell table:formula="of:=[.AY57]*1000000" office:value-type="float" office:value="0.12254">
            <text:p>0.12254</text:p>
          </table:table-cell>
          <table:table-cell table:formula="of:=[.AZ57]*1000000" office:value-type="float" office:value="0.000057169">
            <text:p>0.000057169</text:p>
          </table:table-cell>
          <table:table-cell table:formula="of:=[.BA57]*1000000" office:value-type="float" office:value="0.02748">
            <text:p>0.02748</text:p>
          </table:table-cell>
          <table:table-cell table:formula="of:=[.BB57]*1000000" office:value-type="float" office:value="0.0059038">
            <text:p>0.0059038</text:p>
          </table:table-cell>
          <table:table-cell table:formula="of:=[.BC57]*1000000" office:value-type="float" office:value="0.000000000084435">
            <text:p>8.4435E-011</text:p>
          </table:table-cell>
          <table:table-cell table:formula="of:=[.BD57]*1000000" office:value-type="float" office:value="0.00000000173">
            <text:p>1.73E-009</text:p>
          </table:table-cell>
          <table:table-cell table:formula="of:=([.BE57]+[.BF57])*1000000" office:value-type="float" office:value="0.00000000049389">
            <text:p>4.9389E-010</text:p>
          </table:table-cell>
          <table:table-cell office:value-type="float" office:value="0.0010644">
            <text:p>0.0010644</text:p>
          </table:table-cell>
          <table:table-cell office:value-type="float" office:value="0.00011493">
            <text:p>0.00011493</text:p>
          </table:table-cell>
          <table:table-cell table:style-name="ce1" office:value-type="string">
            <text:p>1.9954e-05</text:p>
          </table:table-cell>
          <table:table-cell table:style-name="ce1" office:value-type="string">
            <text:p>3.657e-09</text:p>
          </table:table-cell>
          <table:table-cell table:style-name="ce1" office:value-type="string">
            <text:p>1.9703e-06</text:p>
          </table:table-cell>
          <table:table-cell table:style-name="ce1" office:value-type="string">
            <text:p>2.1262e-05</text:p>
          </table:table-cell>
          <table:table-cell table:style-name="ce1" office:value-type="string">
            <text:p>9.0749e-18</text:p>
          </table:table-cell>
          <table:table-cell table:style-name="ce1" office:value-type="string">
            <text:p>5.0879e-11</text:p>
          </table:table-cell>
          <table:table-cell table:style-name="ce1" office:value-type="string">
            <text:p>6.467e-12</text:p>
          </table:table-cell>
          <table:table-cell table:style-name="ce1" office:value-type="string">
            <text:p>1.7691e-12</text:p>
          </table:table-cell>
          <table:table-cell office:value-type="float" office:value="0.0013157">
            <text:p>0.0013157</text:p>
          </table:table-cell>
          <table:table-cell table:style-name="ce1" office:value-type="string">
            <text:p>6.3777e-05</text:p>
          </table:table-cell>
          <table:table-cell table:style-name="ce1" office:value-type="string">
            <text:p>1.5861e-05</text:p>
          </table:table-cell>
          <table:table-cell table:style-name="ce1" office:value-type="string">
            <text:p>1.0947e-09</text:p>
          </table:table-cell>
          <table:table-cell table:style-name="ce1" office:value-type="string">
            <text:p>1.0595e-05</text:p>
          </table:table-cell>
          <table:table-cell table:style-name="ce1" office:value-type="string">
            <text:p>1.064e-06</text:p>
          </table:table-cell>
          <table:table-cell table:style-name="ce1" office:value-type="string">
            <text:p>6.0582e-17</text:p>
          </table:table-cell>
          <table:table-cell table:style-name="ce1" office:value-type="string">
            <text:p>1.847e-11</text:p>
          </table:table-cell>
          <table:table-cell table:style-name="ce1" office:value-type="string">
            <text:p>3.5894e-13</text:p>
          </table:table-cell>
          <table:table-cell table:style-name="ce1" office:value-type="string">
            <text:p>4.5577e-14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1.5748e-09</text:p>
          </table:table-cell>
          <table:table-cell table:style-name="ce1" office:value-type="string">
            <text:p>1.2254e-07</text:p>
          </table:table-cell>
          <table:table-cell table:style-name="ce1" office:value-type="string">
            <text:p>5.7169e-11</text:p>
          </table:table-cell>
          <table:table-cell table:style-name="ce1" office:value-type="string">
            <text:p>2.748e-08</text:p>
          </table:table-cell>
          <table:table-cell table:style-name="ce1" office:value-type="string">
            <text:p>5.9038e-09</text:p>
          </table:table-cell>
          <table:table-cell table:style-name="ce1" office:value-type="string">
            <text:p>8.4435e-17</text:p>
          </table:table-cell>
          <table:table-cell table:style-name="ce1" office:value-type="string">
            <text:p>1.73e-15</text:p>
          </table:table-cell>
          <table:table-cell table:style-name="ce1" office:value-type="string">
            <text:p>3.0895e-16</text:p>
          </table:table-cell>
          <table:table-cell table:style-name="ce1" office:value-type="string">
            <text:p>1.8494e-16</text:p>
          </table:table-cell>
        </table:table-row>
        <table:table-row table:style-name="ro2">
          <table:table-cell office:value-type="float" office:value="560.7017">
            <text:p>560.7017</text:p>
          </table:table-cell>
          <table:table-cell table:formula="of:=[.AC58]*1000000" office:value-type="float" office:value="1052.6">
            <text:p>1052.6</text:p>
          </table:table-cell>
          <table:table-cell table:formula="of:=[.AD58]*1000000" office:value-type="float" office:value="114.08">
            <text:p>114.08</text:p>
          </table:table-cell>
          <table:table-cell table:formula="of:=[.AE58]*1000000" office:value-type="float" office:value="19.906">
            <text:p>19.906</text:p>
          </table:table-cell>
          <table:table-cell table:formula="of:=[.AF58]*1000000" office:value-type="float" office:value="0.0038064">
            <text:p>0.0038064</text:p>
          </table:table-cell>
          <table:table-cell table:formula="of:=[.AG58]*1000000" office:value-type="float" office:value="1.9436">
            <text:p>1.9436</text:p>
          </table:table-cell>
          <table:table-cell table:formula="of:=[.AH58]*1000000" office:value-type="float" office:value="21.954">
            <text:p>21.954</text:p>
          </table:table-cell>
          <table:table-cell table:formula="of:=[.AI58]*1000000" office:value-type="float" office:value="0.000000000008793">
            <text:p>8.793E-012</text:p>
          </table:table-cell>
          <table:table-cell table:formula="of:=[.AJ58]*1000000" office:value-type="float" office:value="0.000050669">
            <text:p>0.000050669</text:p>
          </table:table-cell>
          <table:table-cell table:formula="of:=([.AK58]+[.AL58])*1000000" office:value-type="float" office:value="0.0000084584">
            <text:p>8.4584E-006</text:p>
          </table:table-cell>
          <table:table-cell table:formula="of:=[.AM58]*1000000" office:value-type="float" office:value="1276.7">
            <text:p>1276.7</text:p>
          </table:table-cell>
          <table:table-cell table:formula="of:=[.AN58]*1000000" office:value-type="float" office:value="90.712">
            <text:p>90.712</text:p>
          </table:table-cell>
          <table:table-cell table:formula="of:=[.AO58]*1000000" office:value-type="float" office:value="18.334">
            <text:p>18.334</text:p>
          </table:table-cell>
          <table:table-cell table:formula="of:=[.AP58]*1000000" office:value-type="float" office:value="0.0013151">
            <text:p>0.0013151</text:p>
          </table:table-cell>
          <table:table-cell table:formula="of:=[.AQ58]*1000000" office:value-type="float" office:value="11.407">
            <text:p>11.407</text:p>
          </table:table-cell>
          <table:table-cell table:formula="of:=[.AR58]*1000000" office:value-type="float" office:value="2.0763">
            <text:p>2.0763</text:p>
          </table:table-cell>
          <table:table-cell table:formula="of:=[.AS58]*1000000" office:value-type="float" office:value="0.000000000047392">
            <text:p>4.7392E-011</text:p>
          </table:table-cell>
          <table:table-cell table:formula="of:=[.AT58]*1000000" office:value-type="float" office:value="0.000024357">
            <text:p>0.000024357</text:p>
          </table:table-cell>
          <table:table-cell table:formula="of:=([.AU58]+[.AV58])*1000000" office:value-type="float" office:value="0.000000717471">
            <text:p>7.17471E-007</text:p>
          </table:table-cell>
          <table:table-cell table:formula="of:=[.AW58]*1000000" office:value-type="float" office:value="1399.5">
            <text:p>1399.5</text:p>
          </table:table-cell>
          <table:table-cell table:formula="of:=[.AX58]*1000000" office:value-type="float" office:value="0.0017122">
            <text:p>0.0017122</text:p>
          </table:table-cell>
          <table:table-cell table:formula="of:=[.AY58]*1000000" office:value-type="float" office:value="0.13988">
            <text:p>0.13988</text:p>
          </table:table-cell>
          <table:table-cell table:formula="of:=[.AZ58]*1000000" office:value-type="float" office:value="0.000068959">
            <text:p>0.000068959</text:p>
          </table:table-cell>
          <table:table-cell table:formula="of:=[.BA58]*1000000" office:value-type="float" office:value="0.033363">
            <text:p>0.033363</text:p>
          </table:table-cell>
          <table:table-cell table:formula="of:=[.BB58]*1000000" office:value-type="float" office:value="0.0064198">
            <text:p>0.0064198</text:p>
          </table:table-cell>
          <table:table-cell table:formula="of:=[.BC58]*1000000" office:value-type="float" office:value="0.000000000083907">
            <text:p>8.3907E-011</text:p>
          </table:table-cell>
          <table:table-cell table:formula="of:=[.BD58]*1000000" office:value-type="float" office:value="0.0000000020976">
            <text:p>2.0976E-009</text:p>
          </table:table-cell>
          <table:table-cell table:formula="of:=([.BE58]+[.BF58])*1000000" office:value-type="float" office:value="0.00000000054341">
            <text:p>5.4341E-010</text:p>
          </table:table-cell>
          <table:table-cell office:value-type="float" office:value="0.0010526">
            <text:p>0.0010526</text:p>
          </table:table-cell>
          <table:table-cell office:value-type="float" office:value="0.00011408">
            <text:p>0.00011408</text:p>
          </table:table-cell>
          <table:table-cell table:style-name="ce1" office:value-type="string">
            <text:p>1.9906e-05</text:p>
          </table:table-cell>
          <table:table-cell table:style-name="ce1" office:value-type="string">
            <text:p>3.8064e-09</text:p>
          </table:table-cell>
          <table:table-cell table:style-name="ce1" office:value-type="string">
            <text:p>1.9436e-06</text:p>
          </table:table-cell>
          <table:table-cell table:style-name="ce1" office:value-type="string">
            <text:p>2.1954e-05</text:p>
          </table:table-cell>
          <table:table-cell table:style-name="ce1" office:value-type="string">
            <text:p>8.793e-18</text:p>
          </table:table-cell>
          <table:table-cell table:style-name="ce1" office:value-type="string">
            <text:p>5.0669e-11</text:p>
          </table:table-cell>
          <table:table-cell table:style-name="ce1" office:value-type="string">
            <text:p>6.5828e-12</text:p>
          </table:table-cell>
          <table:table-cell table:style-name="ce1" office:value-type="string">
            <text:p>1.8756e-12</text:p>
          </table:table-cell>
          <table:table-cell office:value-type="float" office:value="0.0012767">
            <text:p>0.0012767</text:p>
          </table:table-cell>
          <table:table-cell table:style-name="ce1" office:value-type="string">
            <text:p>9.0712e-05</text:p>
          </table:table-cell>
          <table:table-cell table:style-name="ce1" office:value-type="string">
            <text:p>1.8334e-05</text:p>
          </table:table-cell>
          <table:table-cell table:style-name="ce1" office:value-type="string">
            <text:p>1.3151e-09</text:p>
          </table:table-cell>
          <table:table-cell table:style-name="ce1" office:value-type="string">
            <text:p>1.1407e-05</text:p>
          </table:table-cell>
          <table:table-cell table:style-name="ce1" office:value-type="string">
            <text:p>2.0763e-06</text:p>
          </table:table-cell>
          <table:table-cell table:style-name="ce1" office:value-type="string">
            <text:p>4.7392e-17</text:p>
          </table:table-cell>
          <table:table-cell table:style-name="ce1" office:value-type="string">
            <text:p>2.4357e-11</text:p>
          </table:table-cell>
          <table:table-cell table:style-name="ce1" office:value-type="string">
            <text:p>6.4176e-13</text:p>
          </table:table-cell>
          <table:table-cell table:style-name="ce1" office:value-type="string">
            <text:p>7.5711e-14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1.7122e-09</text:p>
          </table:table-cell>
          <table:table-cell table:style-name="ce1" office:value-type="string">
            <text:p>1.3988e-07</text:p>
          </table:table-cell>
          <table:table-cell table:style-name="ce1" office:value-type="string">
            <text:p>6.8959e-11</text:p>
          </table:table-cell>
          <table:table-cell table:style-name="ce1" office:value-type="string">
            <text:p>3.3363e-08</text:p>
          </table:table-cell>
          <table:table-cell table:style-name="ce1" office:value-type="string">
            <text:p>6.4198e-09</text:p>
          </table:table-cell>
          <table:table-cell table:style-name="ce1" office:value-type="string">
            <text:p>8.3907e-17</text:p>
          </table:table-cell>
          <table:table-cell table:style-name="ce1" office:value-type="string">
            <text:p>2.0976e-15</text:p>
          </table:table-cell>
          <table:table-cell table:style-name="ce1" office:value-type="string">
            <text:p>3.3942e-16</text:p>
          </table:table-cell>
          <table:table-cell table:style-name="ce1" office:value-type="string">
            <text:p>2.0399e-16</text:p>
          </table:table-cell>
        </table:table-row>
        <table:table-row table:style-name="ro2">
          <table:table-cell office:value-type="float" office:value="570.7017">
            <text:p>570.7017</text:p>
          </table:table-cell>
          <table:table-cell table:formula="of:=[.AC59]*1000000" office:value-type="float" office:value="1041.2">
            <text:p>1041.2</text:p>
          </table:table-cell>
          <table:table-cell table:formula="of:=[.AD59]*1000000" office:value-type="float" office:value="113.22">
            <text:p>113.22</text:p>
          </table:table-cell>
          <table:table-cell table:formula="of:=[.AE59]*1000000" office:value-type="float" office:value="19.856">
            <text:p>19.856</text:p>
          </table:table-cell>
          <table:table-cell table:formula="of:=[.AF59]*1000000" office:value-type="float" office:value="0.0039516">
            <text:p>0.0039516</text:p>
          </table:table-cell>
          <table:table-cell table:formula="of:=[.AG59]*1000000" office:value-type="float" office:value="1.9202">
            <text:p>1.9202</text:p>
          </table:table-cell>
          <table:table-cell table:formula="of:=[.AH59]*1000000" office:value-type="float" office:value="22.584">
            <text:p>22.584</text:p>
          </table:table-cell>
          <table:table-cell table:formula="of:=[.AI59]*1000000" office:value-type="float" office:value="0.0000000000085209">
            <text:p>8.5209E-012</text:p>
          </table:table-cell>
          <table:table-cell table:formula="of:=[.AJ59]*1000000" office:value-type="float" office:value="0.000050459">
            <text:p>0.000050459</text:p>
          </table:table-cell>
          <table:table-cell table:formula="of:=([.AK59]+[.AL59])*1000000" office:value-type="float" office:value="0.0000086546">
            <text:p>8.6546E-006</text:p>
          </table:table-cell>
          <table:table-cell table:formula="of:=[.AM59]*1000000" office:value-type="float" office:value="1234.1">
            <text:p>1234.1</text:p>
          </table:table-cell>
          <table:table-cell table:formula="of:=[.AN59]*1000000" office:value-type="float" office:value="118.84">
            <text:p>118.84</text:p>
          </table:table-cell>
          <table:table-cell table:formula="of:=[.AO59]*1000000" office:value-type="float" office:value="19.066">
            <text:p>19.066</text:p>
          </table:table-cell>
          <table:table-cell table:formula="of:=[.AP59]*1000000" office:value-type="float" office:value="0.0015629">
            <text:p>0.0015629</text:p>
          </table:table-cell>
          <table:table-cell table:formula="of:=[.AQ59]*1000000" office:value-type="float" office:value="10.993">
            <text:p>10.993</text:p>
          </table:table-cell>
          <table:table-cell table:formula="of:=[.AR59]*1000000" office:value-type="float" office:value="3.5719">
            <text:p>3.5719</text:p>
          </table:table-cell>
          <table:table-cell table:formula="of:=[.AS59]*1000000" office:value-type="float" office:value="0.000000000032732">
            <text:p>3.2732E-011</text:p>
          </table:table-cell>
          <table:table-cell table:formula="of:=[.AT59]*1000000" office:value-type="float" office:value="0.000030346">
            <text:p>0.000030346</text:p>
          </table:table-cell>
          <table:table-cell table:formula="of:=([.AU59]+[.AV59])*1000000" office:value-type="float" office:value="0.00000114792">
            <text:p>1.14792E-006</text:p>
          </table:table-cell>
          <table:table-cell table:formula="of:=[.AW59]*1000000" office:value-type="float" office:value="1399.4">
            <text:p>1399.4</text:p>
          </table:table-cell>
          <table:table-cell table:formula="of:=[.AX59]*1000000" office:value-type="float" office:value="0.0018637">
            <text:p>0.0018637</text:p>
          </table:table-cell>
          <table:table-cell table:formula="of:=[.AY59]*1000000" office:value-type="float" office:value="0.16008">
            <text:p>0.16008</text:p>
          </table:table-cell>
          <table:table-cell table:formula="of:=[.AZ59]*1000000" office:value-type="float" office:value="0.000083063">
            <text:p>0.000083063</text:p>
          </table:table-cell>
          <table:table-cell table:formula="of:=[.BA59]*1000000" office:value-type="float" office:value="0.040481">
            <text:p>0.040481</text:p>
          </table:table-cell>
          <table:table-cell table:formula="of:=[.BB59]*1000000" office:value-type="float" office:value="0.0069844">
            <text:p>0.0069844</text:p>
          </table:table-cell>
          <table:table-cell table:formula="of:=[.BC59]*1000000" office:value-type="float" office:value="0.000000000083351">
            <text:p>8.3351E-011</text:p>
          </table:table-cell>
          <table:table-cell table:formula="of:=[.BD59]*1000000" office:value-type="float" office:value="0.0000000025431">
            <text:p>2.5431E-009</text:p>
          </table:table-cell>
          <table:table-cell table:formula="of:=([.BE59]+[.BF59])*1000000" office:value-type="float" office:value="0.00000000059794">
            <text:p>5.9794E-010</text:p>
          </table:table-cell>
          <table:table-cell office:value-type="float" office:value="0.0010412">
            <text:p>0.0010412</text:p>
          </table:table-cell>
          <table:table-cell office:value-type="float" office:value="0.00011322">
            <text:p>0.00011322</text:p>
          </table:table-cell>
          <table:table-cell table:style-name="ce1" office:value-type="string">
            <text:p>1.9856e-05</text:p>
          </table:table-cell>
          <table:table-cell table:style-name="ce1" office:value-type="string">
            <text:p>3.9516e-09</text:p>
          </table:table-cell>
          <table:table-cell table:style-name="ce1" office:value-type="string">
            <text:p>1.9202e-06</text:p>
          </table:table-cell>
          <table:table-cell table:style-name="ce1" office:value-type="string">
            <text:p>2.2584e-05</text:p>
          </table:table-cell>
          <table:table-cell table:style-name="ce1" office:value-type="string">
            <text:p>8.5209e-18</text:p>
          </table:table-cell>
          <table:table-cell table:style-name="ce1" office:value-type="string">
            <text:p>5.0459e-11</text:p>
          </table:table-cell>
          <table:table-cell table:style-name="ce1" office:value-type="string">
            <text:p>6.6781e-12</text:p>
          </table:table-cell>
          <table:table-cell table:style-name="ce1" office:value-type="string">
            <text:p>1.9765e-12</text:p>
          </table:table-cell>
          <table:table-cell office:value-type="float" office:value="0.0012341">
            <text:p>0.0012341</text:p>
          </table:table-cell>
          <table:table-cell office:value-type="float" office:value="0.00011884">
            <text:p>0.00011884</text:p>
          </table:table-cell>
          <table:table-cell table:style-name="ce1" office:value-type="string">
            <text:p>1.9066e-05</text:p>
          </table:table-cell>
          <table:table-cell table:style-name="ce1" office:value-type="string">
            <text:p>1.5629e-09</text:p>
          </table:table-cell>
          <table:table-cell table:style-name="ce1" office:value-type="string">
            <text:p>1.0993e-05</text:p>
          </table:table-cell>
          <table:table-cell table:style-name="ce1" office:value-type="string">
            <text:p>3.5719e-06</text:p>
          </table:table-cell>
          <table:table-cell table:style-name="ce1" office:value-type="string">
            <text:p>3.2732e-17</text:p>
          </table:table-cell>
          <table:table-cell table:style-name="ce1" office:value-type="string">
            <text:p>3.0346e-11</text:p>
          </table:table-cell>
          <table:table-cell table:style-name="ce1" office:value-type="string">
            <text:p>1.0283e-12</text:p>
          </table:table-cell>
          <table:table-cell table:style-name="ce1" office:value-type="string">
            <text:p>1.1962e-13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8637e-09</text:p>
          </table:table-cell>
          <table:table-cell table:style-name="ce1" office:value-type="string">
            <text:p>1.6008e-07</text:p>
          </table:table-cell>
          <table:table-cell table:style-name="ce1" office:value-type="string">
            <text:p>8.3063e-11</text:p>
          </table:table-cell>
          <table:table-cell table:style-name="ce1" office:value-type="string">
            <text:p>4.0481e-08</text:p>
          </table:table-cell>
          <table:table-cell table:style-name="ce1" office:value-type="string">
            <text:p>6.9844e-09</text:p>
          </table:table-cell>
          <table:table-cell table:style-name="ce1" office:value-type="string">
            <text:p>8.3351e-17</text:p>
          </table:table-cell>
          <table:table-cell table:style-name="ce1" office:value-type="string">
            <text:p>2.5431e-15</text:p>
          </table:table-cell>
          <table:table-cell table:style-name="ce1" office:value-type="string">
            <text:p>3.7299e-16</text:p>
          </table:table-cell>
          <table:table-cell table:style-name="ce1" office:value-type="string">
            <text:p>2.2495e-16</text:p>
          </table:table-cell>
        </table:table-row>
        <table:table-row table:style-name="ro2">
          <table:table-cell office:value-type="float" office:value="580.7017">
            <text:p>580.7017</text:p>
          </table:table-cell>
          <table:table-cell table:formula="of:=[.AC60]*1000000" office:value-type="float" office:value="1030.2">
            <text:p>1030.2</text:p>
          </table:table-cell>
          <table:table-cell table:formula="of:=[.AD60]*1000000" office:value-type="float" office:value="112.36">
            <text:p>112.36</text:p>
          </table:table-cell>
          <table:table-cell table:formula="of:=[.AE60]*1000000" office:value-type="float" office:value="19.806">
            <text:p>19.806</text:p>
          </table:table-cell>
          <table:table-cell table:formula="of:=[.AF60]*1000000" office:value-type="float" office:value="0.0040928">
            <text:p>0.0040928</text:p>
          </table:table-cell>
          <table:table-cell table:formula="of:=[.AG60]*1000000" office:value-type="float" office:value="1.8994">
            <text:p>1.8994</text:p>
          </table:table-cell>
          <table:table-cell table:formula="of:=[.AH60]*1000000" office:value-type="float" office:value="23.158">
            <text:p>23.158</text:p>
          </table:table-cell>
          <table:table-cell table:formula="of:=[.AI60]*1000000" office:value-type="float" office:value="0.0000000000082578">
            <text:p>8.2578E-012</text:p>
          </table:table-cell>
          <table:table-cell table:formula="of:=[.AJ60]*1000000" office:value-type="float" office:value="0.000050249">
            <text:p>0.000050249</text:p>
          </table:table-cell>
          <table:table-cell table:formula="of:=([.AK60]+[.AL60])*1000000" office:value-type="float" office:value="0.0000088267">
            <text:p>8.8267E-006</text:p>
          </table:table-cell>
          <table:table-cell table:formula="of:=[.AM60]*1000000" office:value-type="float" office:value="1196.2">
            <text:p>1196.2</text:p>
          </table:table-cell>
          <table:table-cell table:formula="of:=[.AN60]*1000000" office:value-type="float" office:value="137.32">
            <text:p>137.32</text:p>
          </table:table-cell>
          <table:table-cell table:formula="of:=[.AO60]*1000000" office:value-type="float" office:value="19.351">
            <text:p>19.351</text:p>
          </table:table-cell>
          <table:table-cell table:formula="of:=[.AP60]*1000000" office:value-type="float" office:value="0.0018118">
            <text:p>0.0018118</text:p>
          </table:table-cell>
          <table:table-cell table:formula="of:=[.AQ60]*1000000" office:value-type="float" office:value="9.8144">
            <text:p>9.8144</text:p>
          </table:table-cell>
          <table:table-cell table:formula="of:=[.AR60]*1000000" office:value-type="float" office:value="5.4926">
            <text:p>5.4926</text:p>
          </table:table-cell>
          <table:table-cell table:formula="of:=[.AS60]*1000000" office:value-type="float" office:value="0.000000000020439">
            <text:p>2.0439E-011</text:p>
          </table:table-cell>
          <table:table-cell table:formula="of:=[.AT60]*1000000" office:value-type="float" office:value="0.000032509">
            <text:p>0.000032509</text:p>
          </table:table-cell>
          <table:table-cell table:formula="of:=([.AU60]+[.AV60])*1000000" office:value-type="float" office:value="0.00000165612">
            <text:p>1.65612E-006</text:p>
          </table:table-cell>
          <table:table-cell table:formula="of:=[.AW60]*1000000" office:value-type="float" office:value="1399.4">
            <text:p>1399.4</text:p>
          </table:table-cell>
          <table:table-cell table:formula="of:=[.AX60]*1000000" office:value-type="float" office:value="0.0020315">
            <text:p>0.0020315</text:p>
          </table:table-cell>
          <table:table-cell table:formula="of:=[.AY60]*1000000" office:value-type="float" office:value="0.18368">
            <text:p>0.18368</text:p>
          </table:table-cell>
          <table:table-cell table:formula="of:=[.AZ60]*1000000" office:value-type="float" office:value="0.000099905">
            <text:p>0.000099905</text:p>
          </table:table-cell>
          <table:table-cell table:formula="of:=[.BA60]*1000000" office:value-type="float" office:value="0.049102">
            <text:p>0.049102</text:p>
          </table:table-cell>
          <table:table-cell table:formula="of:=[.BB60]*1000000" office:value-type="float" office:value="0.0076027">
            <text:p>0.0076027</text:p>
          </table:table-cell>
          <table:table-cell table:formula="of:=[.BC60]*1000000" office:value-type="float" office:value="0.000000000082766">
            <text:p>8.2766E-011</text:p>
          </table:table-cell>
          <table:table-cell table:formula="of:=[.BD60]*1000000" office:value-type="float" office:value="0.0000000030841">
            <text:p>3.0841E-009</text:p>
          </table:table-cell>
          <table:table-cell table:formula="of:=([.BE60]+[.BF60])*1000000" office:value-type="float" office:value="0.00000000065807">
            <text:p>6.5807E-010</text:p>
          </table:table-cell>
          <table:table-cell office:value-type="float" office:value="0.0010302">
            <text:p>0.0010302</text:p>
          </table:table-cell>
          <table:table-cell office:value-type="float" office:value="0.00011236">
            <text:p>0.00011236</text:p>
          </table:table-cell>
          <table:table-cell table:style-name="ce1" office:value-type="string">
            <text:p>1.9806e-05</text:p>
          </table:table-cell>
          <table:table-cell table:style-name="ce1" office:value-type="string">
            <text:p>4.0928e-09</text:p>
          </table:table-cell>
          <table:table-cell table:style-name="ce1" office:value-type="string">
            <text:p>1.8994e-06</text:p>
          </table:table-cell>
          <table:table-cell table:style-name="ce1" office:value-type="string">
            <text:p>2.3158e-05</text:p>
          </table:table-cell>
          <table:table-cell table:style-name="ce1" office:value-type="string">
            <text:p>8.2578e-18</text:p>
          </table:table-cell>
          <table:table-cell table:style-name="ce1" office:value-type="string">
            <text:p>5.0249e-11</text:p>
          </table:table-cell>
          <table:table-cell table:style-name="ce1" office:value-type="string">
            <text:p>6.7551e-12</text:p>
          </table:table-cell>
          <table:table-cell table:style-name="ce1" office:value-type="string">
            <text:p>2.0716e-12</text:p>
          </table:table-cell>
          <table:table-cell office:value-type="float" office:value="0.0011962">
            <text:p>0.0011962</text:p>
          </table:table-cell>
          <table:table-cell office:value-type="float" office:value="0.00013732">
            <text:p>0.00013732</text:p>
          </table:table-cell>
          <table:table-cell table:style-name="ce1" office:value-type="string">
            <text:p>1.9351e-05</text:p>
          </table:table-cell>
          <table:table-cell table:style-name="ce1" office:value-type="string">
            <text:p>1.8118e-09</text:p>
          </table:table-cell>
          <table:table-cell table:style-name="ce1" office:value-type="string">
            <text:p>9.8144e-06</text:p>
          </table:table-cell>
          <table:table-cell table:style-name="ce1" office:value-type="string">
            <text:p>5.4926e-06</text:p>
          </table:table-cell>
          <table:table-cell table:style-name="ce1" office:value-type="string">
            <text:p>2.0439e-17</text:p>
          </table:table-cell>
          <table:table-cell table:style-name="ce1" office:value-type="string">
            <text:p>3.2509e-11</text:p>
          </table:table-cell>
          <table:table-cell table:style-name="ce1" office:value-type="string">
            <text:p>1.4776e-12</text:p>
          </table:table-cell>
          <table:table-cell table:style-name="ce1" office:value-type="string">
            <text:p>1.7852e-13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2.0315e-09</text:p>
          </table:table-cell>
          <table:table-cell table:style-name="ce1" office:value-type="string">
            <text:p>1.8368e-07</text:p>
          </table:table-cell>
          <table:table-cell table:style-name="ce1" office:value-type="string">
            <text:p>9.9905e-11</text:p>
          </table:table-cell>
          <table:table-cell table:style-name="ce1" office:value-type="string">
            <text:p>4.9102e-08</text:p>
          </table:table-cell>
          <table:table-cell table:style-name="ce1" office:value-type="string">
            <text:p>7.6027e-09</text:p>
          </table:table-cell>
          <table:table-cell table:style-name="ce1" office:value-type="string">
            <text:p>8.2766e-17</text:p>
          </table:table-cell>
          <table:table-cell table:style-name="ce1" office:value-type="string">
            <text:p>3.0841e-15</text:p>
          </table:table-cell>
          <table:table-cell table:style-name="ce1" office:value-type="string">
            <text:p>4.1004e-16</text:p>
          </table:table-cell>
          <table:table-cell table:style-name="ce1" office:value-type="string">
            <text:p>2.4803e-16</text:p>
          </table:table-cell>
        </table:table-row>
        <table:table-row table:style-name="ro2">
          <table:table-cell office:value-type="float" office:value="590.7017">
            <text:p>590.7017</text:p>
          </table:table-cell>
          <table:table-cell table:formula="of:=[.AC61]*1000000" office:value-type="float" office:value="1019.6">
            <text:p>1019.6</text:p>
          </table:table-cell>
          <table:table-cell table:formula="of:=[.AD61]*1000000" office:value-type="float" office:value="111.5">
            <text:p>111.5</text:p>
          </table:table-cell>
          <table:table-cell table:formula="of:=[.AE61]*1000000" office:value-type="float" office:value="19.755">
            <text:p>19.755</text:p>
          </table:table-cell>
          <table:table-cell table:formula="of:=[.AF61]*1000000" office:value-type="float" office:value="0.0042305">
            <text:p>0.0042305</text:p>
          </table:table-cell>
          <table:table-cell table:formula="of:=[.AG61]*1000000" office:value-type="float" office:value="1.8808">
            <text:p>1.8808</text:p>
          </table:table-cell>
          <table:table-cell table:formula="of:=[.AH61]*1000000" office:value-type="float" office:value="23.68">
            <text:p>23.68</text:p>
          </table:table-cell>
          <table:table-cell table:formula="of:=[.AI61]*1000000" office:value-type="float" office:value="0.0000000000080033">
            <text:p>8.0033E-012</text:p>
          </table:table-cell>
          <table:table-cell table:formula="of:=[.AJ61]*1000000" office:value-type="float" office:value="0.000050038">
            <text:p>0.000050038</text:p>
          </table:table-cell>
          <table:table-cell table:formula="of:=([.AK61]+[.AL61])*1000000" office:value-type="float" office:value="0.0000089765">
            <text:p>8.9765E-006</text:p>
          </table:table-cell>
          <table:table-cell table:formula="of:=[.AM61]*1000000" office:value-type="float" office:value="1164.5">
            <text:p>1164.5</text:p>
          </table:table-cell>
          <table:table-cell table:formula="of:=[.AN61]*1000000" office:value-type="float" office:value="144.99">
            <text:p>144.99</text:p>
          </table:table-cell>
          <table:table-cell table:formula="of:=[.AO61]*1000000" office:value-type="float" office:value="19.594">
            <text:p>19.594</text:p>
          </table:table-cell>
          <table:table-cell table:formula="of:=[.AP61]*1000000" office:value-type="float" office:value="0.0020453">
            <text:p>0.0020453</text:p>
          </table:table-cell>
          <table:table-cell table:formula="of:=[.AQ61]*1000000" office:value-type="float" office:value="9.1307">
            <text:p>9.1307</text:p>
          </table:table-cell>
          <table:table-cell table:formula="of:=[.AR61]*1000000" office:value-type="float" office:value="7.6865">
            <text:p>7.6865</text:p>
          </table:table-cell>
          <table:table-cell table:formula="of:=[.AS61]*1000000" office:value-type="float" office:value="0.000000000014852">
            <text:p>1.4852E-011</text:p>
          </table:table-cell>
          <table:table-cell table:formula="of:=[.AT61]*1000000" office:value-type="float" office:value="0.000032512">
            <text:p>0.000032512</text:p>
          </table:table-cell>
          <table:table-cell table:formula="of:=([.AU61]+[.AV61])*1000000" office:value-type="float" office:value="0.00000220541">
            <text:p>2.20541E-006</text:p>
          </table:table-cell>
          <table:table-cell table:formula="of:=[.AW61]*1000000" office:value-type="float" office:value="1399.4">
            <text:p>1399.4</text:p>
          </table:table-cell>
          <table:table-cell table:formula="of:=[.AX61]*1000000" office:value-type="float" office:value="0.0022185">
            <text:p>0.0022185</text:p>
          </table:table-cell>
          <table:table-cell table:formula="of:=[.AY61]*1000000" office:value-type="float" office:value="0.21134">
            <text:p>0.21134</text:p>
          </table:table-cell>
          <table:table-cell table:formula="of:=[.AZ61]*1000000" office:value-type="float" office:value="0.00011998">
            <text:p>0.00011998</text:p>
          </table:table-cell>
          <table:table-cell table:formula="of:=[.BA61]*1000000" office:value-type="float" office:value="0.059562">
            <text:p>0.059562</text:p>
          </table:table-cell>
          <table:table-cell table:formula="of:=[.BB61]*1000000" office:value-type="float" office:value="0.0082807">
            <text:p>0.0082807</text:p>
          </table:table-cell>
          <table:table-cell table:formula="of:=[.BC61]*1000000" office:value-type="float" office:value="0.000000000082149">
            <text:p>8.2149E-011</text:p>
          </table:table-cell>
          <table:table-cell table:formula="of:=[.BD61]*1000000" office:value-type="float" office:value="0.0000000037431">
            <text:p>3.7431E-009</text:p>
          </table:table-cell>
          <table:table-cell table:formula="of:=([.BE61]+[.BF61])*1000000" office:value-type="float" office:value="0.00000000072449">
            <text:p>7.2449E-010</text:p>
          </table:table-cell>
          <table:table-cell office:value-type="float" office:value="0.0010196">
            <text:p>0.0010196</text:p>
          </table:table-cell>
          <table:table-cell office:value-type="float" office:value="0.0001115">
            <text:p>0.0001115</text:p>
          </table:table-cell>
          <table:table-cell table:style-name="ce1" office:value-type="string">
            <text:p>1.9755e-05</text:p>
          </table:table-cell>
          <table:table-cell table:style-name="ce1" office:value-type="string">
            <text:p>4.2305e-09</text:p>
          </table:table-cell>
          <table:table-cell table:style-name="ce1" office:value-type="string">
            <text:p>1.8808e-06</text:p>
          </table:table-cell>
          <table:table-cell table:style-name="ce1" office:value-type="string">
            <text:p>2.368e-05</text:p>
          </table:table-cell>
          <table:table-cell table:style-name="ce1" office:value-type="string">
            <text:p>8.0033e-18</text:p>
          </table:table-cell>
          <table:table-cell table:style-name="ce1" office:value-type="string">
            <text:p>5.0038e-11</text:p>
          </table:table-cell>
          <table:table-cell table:style-name="ce1" office:value-type="string">
            <text:p>6.8157e-12</text:p>
          </table:table-cell>
          <table:table-cell table:style-name="ce1" office:value-type="string">
            <text:p>2.1608e-12</text:p>
          </table:table-cell>
          <table:table-cell office:value-type="float" office:value="0.0011645">
            <text:p>0.0011645</text:p>
          </table:table-cell>
          <table:table-cell office:value-type="float" office:value="0.00014499">
            <text:p>0.00014499</text:p>
          </table:table-cell>
          <table:table-cell table:style-name="ce1" office:value-type="string">
            <text:p>1.9594e-05</text:p>
          </table:table-cell>
          <table:table-cell table:style-name="ce1" office:value-type="string">
            <text:p>2.0453e-09</text:p>
          </table:table-cell>
          <table:table-cell table:style-name="ce1" office:value-type="string">
            <text:p>9.1307e-06</text:p>
          </table:table-cell>
          <table:table-cell table:style-name="ce1" office:value-type="string">
            <text:p>7.6865e-06</text:p>
          </table:table-cell>
          <table:table-cell table:style-name="ce1" office:value-type="string">
            <text:p>1.4852e-17</text:p>
          </table:table-cell>
          <table:table-cell table:style-name="ce1" office:value-type="string">
            <text:p>3.2512e-11</text:p>
          </table:table-cell>
          <table:table-cell table:style-name="ce1" office:value-type="string">
            <text:p>1.9543e-12</text:p>
          </table:table-cell>
          <table:table-cell table:style-name="ce1" office:value-type="string">
            <text:p>2.5111e-13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2.2185e-09</text:p>
          </table:table-cell>
          <table:table-cell table:style-name="ce1" office:value-type="string">
            <text:p>2.1134e-07</text:p>
          </table:table-cell>
          <table:table-cell table:style-name="ce1" office:value-type="string">
            <text:p>1.1998e-10</text:p>
          </table:table-cell>
          <table:table-cell table:style-name="ce1" office:value-type="string">
            <text:p>5.9562e-08</text:p>
          </table:table-cell>
          <table:table-cell table:style-name="ce1" office:value-type="string">
            <text:p>8.2807e-09</text:p>
          </table:table-cell>
          <table:table-cell table:style-name="ce1" office:value-type="string">
            <text:p>8.2149e-17</text:p>
          </table:table-cell>
          <table:table-cell table:style-name="ce1" office:value-type="string">
            <text:p>3.7431e-15</text:p>
          </table:table-cell>
          <table:table-cell table:style-name="ce1" office:value-type="string">
            <text:p>4.51e-16</text:p>
          </table:table-cell>
          <table:table-cell table:style-name="ce1" office:value-type="string">
            <text:p>2.7349e-16</text:p>
          </table:table-cell>
        </table:table-row>
        <table:table-row table:style-name="ro2">
          <table:table-cell office:value-type="float" office:value="600.7017">
            <text:p>600.7017</text:p>
          </table:table-cell>
          <table:table-cell table:formula="of:=[.AC62]*1000000" office:value-type="float" office:value="1009.3">
            <text:p>1009.3</text:p>
          </table:table-cell>
          <table:table-cell table:formula="of:=[.AD62]*1000000" office:value-type="float" office:value="110.66">
            <text:p>110.66</text:p>
          </table:table-cell>
          <table:table-cell table:formula="of:=[.AE62]*1000000" office:value-type="float" office:value="19.704">
            <text:p>19.704</text:p>
          </table:table-cell>
          <table:table-cell table:formula="of:=[.AF62]*1000000" office:value-type="float" office:value="0.0043647">
            <text:p>0.0043647</text:p>
          </table:table-cell>
          <table:table-cell table:formula="of:=[.AG62]*1000000" office:value-type="float" office:value="1.8639">
            <text:p>1.8639</text:p>
          </table:table-cell>
          <table:table-cell table:formula="of:=[.AH62]*1000000" office:value-type="float" office:value="24.155">
            <text:p>24.155</text:p>
          </table:table-cell>
          <table:table-cell table:formula="of:=[.AI62]*1000000" office:value-type="float" office:value="0.0000000000077571">
            <text:p>7.7571E-012</text:p>
          </table:table-cell>
          <table:table-cell table:formula="of:=[.AJ62]*1000000" office:value-type="float" office:value="0.000049827">
            <text:p>0.000049827</text:p>
          </table:table-cell>
          <table:table-cell table:formula="of:=([.AK62]+[.AL62])*1000000" office:value-type="float" office:value="0.0000091055">
            <text:p>9.1055E-006</text:p>
          </table:table-cell>
          <table:table-cell table:formula="of:=[.AM62]*1000000" office:value-type="float" office:value="1136.4">
            <text:p>1136.4</text:p>
          </table:table-cell>
          <table:table-cell table:formula="of:=[.AN62]*1000000" office:value-type="float" office:value="149.2">
            <text:p>149.2</text:p>
          </table:table-cell>
          <table:table-cell table:formula="of:=[.AO62]*1000000" office:value-type="float" office:value="19.803">
            <text:p>19.803</text:p>
          </table:table-cell>
          <table:table-cell table:formula="of:=[.AP62]*1000000" office:value-type="float" office:value="0.0022645">
            <text:p>0.0022645</text:p>
          </table:table-cell>
          <table:table-cell table:formula="of:=[.AQ62]*1000000" office:value-type="float" office:value="8.6516">
            <text:p>8.6516</text:p>
          </table:table-cell>
          <table:table-cell table:formula="of:=[.AR62]*1000000" office:value-type="float" office:value="9.9832">
            <text:p>9.9832</text:p>
          </table:table-cell>
          <table:table-cell table:formula="of:=[.AS62]*1000000" office:value-type="float" office:value="0.000000000012885">
            <text:p>1.2885E-011</text:p>
          </table:table-cell>
          <table:table-cell table:formula="of:=[.AT62]*1000000" office:value-type="float" office:value="0.000032359">
            <text:p>0.000032359</text:p>
          </table:table-cell>
          <table:table-cell table:formula="of:=([.AU62]+[.AV62])*1000000" office:value-type="float" office:value="0.00000275852">
            <text:p>2.75852E-006</text:p>
          </table:table-cell>
          <table:table-cell table:formula="of:=[.AW62]*1000000" office:value-type="float" office:value="1399.4">
            <text:p>1399.4</text:p>
          </table:table-cell>
          <table:table-cell table:formula="of:=[.AX62]*1000000" office:value-type="float" office:value="0.0024283">
            <text:p>0.0024283</text:p>
          </table:table-cell>
          <table:table-cell table:formula="of:=[.AY62]*1000000" office:value-type="float" office:value="0.24385">
            <text:p>0.24385</text:p>
          </table:table-cell>
          <table:table-cell table:formula="of:=[.AZ62]*1000000" office:value-type="float" office:value="0.00014387">
            <text:p>0.00014387</text:p>
          </table:table-cell>
          <table:table-cell table:formula="of:=[.BA62]*1000000" office:value-type="float" office:value="0.072287">
            <text:p>0.072287</text:p>
          </table:table-cell>
          <table:table-cell table:formula="of:=[.BB62]*1000000" office:value-type="float" office:value="0.0090252">
            <text:p>0.0090252</text:p>
          </table:table-cell>
          <table:table-cell table:formula="of:=[.BC62]*1000000" office:value-type="float" office:value="0.000000000081499">
            <text:p>8.1499E-011</text:p>
          </table:table-cell>
          <table:table-cell table:formula="of:=[.BD62]*1000000" office:value-type="float" office:value="0.0000000045495">
            <text:p>4.5495E-009</text:p>
          </table:table-cell>
          <table:table-cell table:formula="of:=([.BE62]+[.BF62])*1000000" office:value-type="float" office:value="0.00000000079805">
            <text:p>7.9805E-010</text:p>
          </table:table-cell>
          <table:table-cell office:value-type="float" office:value="0.0010093">
            <text:p>0.0010093</text:p>
          </table:table-cell>
          <table:table-cell office:value-type="float" office:value="0.00011066">
            <text:p>0.00011066</text:p>
          </table:table-cell>
          <table:table-cell table:style-name="ce1" office:value-type="string">
            <text:p>1.9704e-05</text:p>
          </table:table-cell>
          <table:table-cell table:style-name="ce1" office:value-type="string">
            <text:p>4.3647e-09</text:p>
          </table:table-cell>
          <table:table-cell table:style-name="ce1" office:value-type="string">
            <text:p>1.8639e-06</text:p>
          </table:table-cell>
          <table:table-cell table:style-name="ce1" office:value-type="string">
            <text:p>2.4155e-05</text:p>
          </table:table-cell>
          <table:table-cell table:style-name="ce1" office:value-type="string">
            <text:p>7.7571e-18</text:p>
          </table:table-cell>
          <table:table-cell table:style-name="ce1" office:value-type="string">
            <text:p>4.9827e-11</text:p>
          </table:table-cell>
          <table:table-cell table:style-name="ce1" office:value-type="string">
            <text:p>6.8613e-12</text:p>
          </table:table-cell>
          <table:table-cell table:style-name="ce1" office:value-type="string">
            <text:p>2.2442e-12</text:p>
          </table:table-cell>
          <table:table-cell office:value-type="float" office:value="0.0011364">
            <text:p>0.0011364</text:p>
          </table:table-cell>
          <table:table-cell office:value-type="float" office:value="0.0001492">
            <text:p>0.0001492</text:p>
          </table:table-cell>
          <table:table-cell table:style-name="ce1" office:value-type="string">
            <text:p>1.9803e-05</text:p>
          </table:table-cell>
          <table:table-cell table:style-name="ce1" office:value-type="string">
            <text:p>2.2645e-09</text:p>
          </table:table-cell>
          <table:table-cell table:style-name="ce1" office:value-type="string">
            <text:p>8.6516e-06</text:p>
          </table:table-cell>
          <table:table-cell table:style-name="ce1" office:value-type="string">
            <text:p>9.9832e-06</text:p>
          </table:table-cell>
          <table:table-cell table:style-name="ce1" office:value-type="string">
            <text:p>1.2885e-17</text:p>
          </table:table-cell>
          <table:table-cell table:style-name="ce1" office:value-type="string">
            <text:p>3.2359e-11</text:p>
          </table:table-cell>
          <table:table-cell table:style-name="ce1" office:value-type="string">
            <text:p>2.4249e-12</text:p>
          </table:table-cell>
          <table:table-cell table:style-name="ce1" office:value-type="string">
            <text:p>3.3362e-13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2.4283e-09</text:p>
          </table:table-cell>
          <table:table-cell table:style-name="ce1" office:value-type="string">
            <text:p>2.4385e-07</text:p>
          </table:table-cell>
          <table:table-cell table:style-name="ce1" office:value-type="string">
            <text:p>1.4387e-10</text:p>
          </table:table-cell>
          <table:table-cell table:style-name="ce1" office:value-type="string">
            <text:p>7.2287e-08</text:p>
          </table:table-cell>
          <table:table-cell table:style-name="ce1" office:value-type="string">
            <text:p>9.0252e-09</text:p>
          </table:table-cell>
          <table:table-cell table:style-name="ce1" office:value-type="string">
            <text:p>8.1499e-17</text:p>
          </table:table-cell>
          <table:table-cell table:style-name="ce1" office:value-type="string">
            <text:p>4.5495e-15</text:p>
          </table:table-cell>
          <table:table-cell table:style-name="ce1" office:value-type="string">
            <text:p>4.9642e-16</text:p>
          </table:table-cell>
          <table:table-cell table:style-name="ce1" office:value-type="string">
            <text:p>3.0163e-16</text:p>
          </table:table-cell>
        </table:table-row>
        <table:table-row table:style-name="ro2">
          <table:table-cell office:value-type="float" office:value="610.7017">
            <text:p>610.7017</text:p>
          </table:table-cell>
          <table:table-cell table:formula="of:=[.AC63]*1000000" office:value-type="float" office:value="999.24">
            <text:p>999.24</text:p>
          </table:table-cell>
          <table:table-cell table:formula="of:=[.AD63]*1000000" office:value-type="float" office:value="109.82">
            <text:p>109.82</text:p>
          </table:table-cell>
          <table:table-cell table:formula="of:=[.AE63]*1000000" office:value-type="float" office:value="19.654">
            <text:p>19.654</text:p>
          </table:table-cell>
          <table:table-cell table:formula="of:=[.AF63]*1000000" office:value-type="float" office:value="0.0044959">
            <text:p>0.0044959</text:p>
          </table:table-cell>
          <table:table-cell table:formula="of:=[.AG63]*1000000" office:value-type="float" office:value="1.8486">
            <text:p>1.8486</text:p>
          </table:table-cell>
          <table:table-cell table:formula="of:=[.AH63]*1000000" office:value-type="float" office:value="24.587">
            <text:p>24.587</text:p>
          </table:table-cell>
          <table:table-cell table:formula="of:=[.AI63]*1000000" office:value-type="float" office:value="0.0000000000075187">
            <text:p>7.5187E-012</text:p>
          </table:table-cell>
          <table:table-cell table:formula="of:=[.AJ63]*1000000" office:value-type="float" office:value="0.000049615">
            <text:p>0.000049615</text:p>
          </table:table-cell>
          <table:table-cell table:formula="of:=([.AK63]+[.AL63])*1000000" office:value-type="float" office:value="0.0000092155">
            <text:p>9.2155E-006</text:p>
          </table:table-cell>
          <table:table-cell table:formula="of:=[.AM63]*1000000" office:value-type="float" office:value="1111.1">
            <text:p>1111.1</text:p>
          </table:table-cell>
          <table:table-cell table:formula="of:=[.AN63]*1000000" office:value-type="float" office:value="151.53">
            <text:p>151.53</text:p>
          </table:table-cell>
          <table:table-cell table:formula="of:=[.AO63]*1000000" office:value-type="float" office:value="19.975">
            <text:p>19.975</text:p>
          </table:table-cell>
          <table:table-cell table:formula="of:=[.AP63]*1000000" office:value-type="float" office:value="0.0024714">
            <text:p>0.0024714</text:p>
          </table:table-cell>
          <table:table-cell table:formula="of:=[.AQ63]*1000000" office:value-type="float" office:value="8.2737">
            <text:p>8.2737</text:p>
          </table:table-cell>
          <table:table-cell table:formula="of:=[.AR63]*1000000" office:value-type="float" office:value="12.251">
            <text:p>12.251</text:p>
          </table:table-cell>
          <table:table-cell table:formula="of:=[.AS63]*1000000" office:value-type="float" office:value="0.000000000011899">
            <text:p>1.1899E-011</text:p>
          </table:table-cell>
          <table:table-cell table:formula="of:=[.AT63]*1000000" office:value-type="float" office:value="0.000032205">
            <text:p>0.000032205</text:p>
          </table:table-cell>
          <table:table-cell table:formula="of:=([.AU63]+[.AV63])*1000000" office:value-type="float" office:value="0.00000328387">
            <text:p>3.28387E-006</text:p>
          </table:table-cell>
          <table:table-cell table:formula="of:=[.AW63]*1000000" office:value-type="float" office:value="1399.4">
            <text:p>1399.4</text:p>
          </table:table-cell>
          <table:table-cell table:formula="of:=[.AX63]*1000000" office:value-type="float" office:value="0.0026662">
            <text:p>0.0026662</text:p>
          </table:table-cell>
          <table:table-cell table:formula="of:=[.AY63]*1000000" office:value-type="float" office:value="0.28217">
            <text:p>0.28217</text:p>
          </table:table-cell>
          <table:table-cell table:formula="of:=[.AZ63]*1000000" office:value-type="float" office:value="0.00017224">
            <text:p>0.00017224</text:p>
          </table:table-cell>
          <table:table-cell table:formula="of:=[.BA63]*1000000" office:value-type="float" office:value="0.087826">
            <text:p>0.087826</text:p>
          </table:table-cell>
          <table:table-cell table:formula="of:=[.BB63]*1000000" office:value-type="float" office:value="0.009844">
            <text:p>0.009844</text:p>
          </table:table-cell>
          <table:table-cell table:formula="of:=[.BC63]*1000000" office:value-type="float" office:value="0.000000000080812">
            <text:p>8.0812E-011</text:p>
          </table:table-cell>
          <table:table-cell table:formula="of:=[.BD63]*1000000" office:value-type="float" office:value="0.0000000055423">
            <text:p>5.5423E-009</text:p>
          </table:table-cell>
          <table:table-cell table:formula="of:=([.BE63]+[.BF63])*1000000" office:value-type="float" office:value="0.00000000087975">
            <text:p>8.7975E-010</text:p>
          </table:table-cell>
          <table:table-cell office:value-type="float" office:value="0.00099924">
            <text:p>0.00099924</text:p>
          </table:table-cell>
          <table:table-cell office:value-type="float" office:value="0.00010982">
            <text:p>0.00010982</text:p>
          </table:table-cell>
          <table:table-cell table:style-name="ce1" office:value-type="string">
            <text:p>1.9654e-05</text:p>
          </table:table-cell>
          <table:table-cell table:style-name="ce1" office:value-type="string">
            <text:p>4.4959e-09</text:p>
          </table:table-cell>
          <table:table-cell table:style-name="ce1" office:value-type="string">
            <text:p>1.8486e-06</text:p>
          </table:table-cell>
          <table:table-cell table:style-name="ce1" office:value-type="string">
            <text:p>2.4587e-05</text:p>
          </table:table-cell>
          <table:table-cell table:style-name="ce1" office:value-type="string">
            <text:p>7.5187e-18</text:p>
          </table:table-cell>
          <table:table-cell table:style-name="ce1" office:value-type="string">
            <text:p>4.9615e-11</text:p>
          </table:table-cell>
          <table:table-cell table:style-name="ce1" office:value-type="string">
            <text:p>6.8937e-12</text:p>
          </table:table-cell>
          <table:table-cell table:style-name="ce1" office:value-type="string">
            <text:p>2.3218e-12</text:p>
          </table:table-cell>
          <table:table-cell office:value-type="float" office:value="0.0011111">
            <text:p>0.0011111</text:p>
          </table:table-cell>
          <table:table-cell office:value-type="float" office:value="0.00015153">
            <text:p>0.00015153</text:p>
          </table:table-cell>
          <table:table-cell table:style-name="ce1" office:value-type="string">
            <text:p>1.9975e-05</text:p>
          </table:table-cell>
          <table:table-cell table:style-name="ce1" office:value-type="string">
            <text:p>2.4714e-09</text:p>
          </table:table-cell>
          <table:table-cell table:style-name="ce1" office:value-type="string">
            <text:p>8.2737e-06</text:p>
          </table:table-cell>
          <table:table-cell table:style-name="ce1" office:value-type="string">
            <text:p>1.2251e-05</text:p>
          </table:table-cell>
          <table:table-cell table:style-name="ce1" office:value-type="string">
            <text:p>1.1899e-17</text:p>
          </table:table-cell>
          <table:table-cell table:style-name="ce1" office:value-type="string">
            <text:p>3.2205e-11</text:p>
          </table:table-cell>
          <table:table-cell table:style-name="ce1" office:value-type="string">
            <text:p>2.8622e-12</text:p>
          </table:table-cell>
          <table:table-cell table:style-name="ce1" office:value-type="string">
            <text:p>4.2167e-13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2.6662e-09</text:p>
          </table:table-cell>
          <table:table-cell table:style-name="ce1" office:value-type="string">
            <text:p>2.8217e-07</text:p>
          </table:table-cell>
          <table:table-cell table:style-name="ce1" office:value-type="string">
            <text:p>1.7224e-10</text:p>
          </table:table-cell>
          <table:table-cell table:style-name="ce1" office:value-type="string">
            <text:p>8.7826e-08</text:p>
          </table:table-cell>
          <table:table-cell table:style-name="ce1" office:value-type="string">
            <text:p>9.844e-09</text:p>
          </table:table-cell>
          <table:table-cell table:style-name="ce1" office:value-type="string">
            <text:p>8.0812e-17</text:p>
          </table:table-cell>
          <table:table-cell table:style-name="ce1" office:value-type="string">
            <text:p>5.5423e-15</text:p>
          </table:table-cell>
          <table:table-cell table:style-name="ce1" office:value-type="string">
            <text:p>5.4694e-16</text:p>
          </table:table-cell>
          <table:table-cell table:style-name="ce1" office:value-type="string">
            <text:p>3.3281e-16</text:p>
          </table:table-cell>
        </table:table-row>
        <table:table-row table:style-name="ro2">
          <table:table-cell office:value-type="float" office:value="620.7017">
            <text:p>620.7017</text:p>
          </table:table-cell>
          <table:table-cell table:formula="of:=[.AC64]*1000000" office:value-type="float" office:value="989.49">
            <text:p>989.49</text:p>
          </table:table-cell>
          <table:table-cell table:formula="of:=[.AD64]*1000000" office:value-type="float" office:value="109">
            <text:p>109</text:p>
          </table:table-cell>
          <table:table-cell table:formula="of:=[.AE64]*1000000" office:value-type="float" office:value="19.604">
            <text:p>19.604</text:p>
          </table:table-cell>
          <table:table-cell table:formula="of:=[.AF64]*1000000" office:value-type="float" office:value="0.0046241">
            <text:p>0.0046241</text:p>
          </table:table-cell>
          <table:table-cell table:formula="of:=[.AG64]*1000000" office:value-type="float" office:value="1.8344">
            <text:p>1.8344</text:p>
          </table:table-cell>
          <table:table-cell table:formula="of:=[.AH64]*1000000" office:value-type="float" office:value="24.98">
            <text:p>24.98</text:p>
          </table:table-cell>
          <table:table-cell table:formula="of:=[.AI64]*1000000" office:value-type="float" office:value="0.0000000000072879">
            <text:p>7.2879E-012</text:p>
          </table:table-cell>
          <table:table-cell table:formula="of:=[.AJ64]*1000000" office:value-type="float" office:value="0.000049404">
            <text:p>0.000049404</text:p>
          </table:table-cell>
          <table:table-cell table:formula="of:=([.AK64]+[.AL64])*1000000" office:value-type="float" office:value="0.0000093078">
            <text:p>9.3078E-006</text:p>
          </table:table-cell>
          <table:table-cell table:formula="of:=[.AM64]*1000000" office:value-type="float" office:value="1088.1">
            <text:p>1088.1</text:p>
          </table:table-cell>
          <table:table-cell table:formula="of:=[.AN64]*1000000" office:value-type="float" office:value="152.53">
            <text:p>152.53</text:p>
          </table:table-cell>
          <table:table-cell table:formula="of:=[.AO64]*1000000" office:value-type="float" office:value="20.105">
            <text:p>20.105</text:p>
          </table:table-cell>
          <table:table-cell table:formula="of:=[.AP64]*1000000" office:value-type="float" office:value="0.0026677">
            <text:p>0.0026677</text:p>
          </table:table-cell>
          <table:table-cell table:formula="of:=[.AQ64]*1000000" office:value-type="float" office:value="7.968">
            <text:p>7.968</text:p>
          </table:table-cell>
          <table:table-cell table:formula="of:=[.AR64]*1000000" office:value-type="float" office:value="14.412">
            <text:p>14.412</text:p>
          </table:table-cell>
          <table:table-cell table:formula="of:=[.AS64]*1000000" office:value-type="float" office:value="0.000000000011233">
            <text:p>1.1233E-011</text:p>
          </table:table-cell>
          <table:table-cell table:formula="of:=[.AT64]*1000000" office:value-type="float" office:value="0.000032053">
            <text:p>0.000032053</text:p>
          </table:table-cell>
          <table:table-cell table:formula="of:=([.AU64]+[.AV64])*1000000" office:value-type="float" office:value="0.00000376619">
            <text:p>3.76619E-006</text:p>
          </table:table-cell>
          <table:table-cell table:formula="of:=[.AW64]*1000000" office:value-type="float" office:value="1399.3">
            <text:p>1399.3</text:p>
          </table:table-cell>
          <table:table-cell table:formula="of:=[.AX64]*1000000" office:value-type="float" office:value="0.0029393">
            <text:p>0.0029393</text:p>
          </table:table-cell>
          <table:table-cell table:formula="of:=[.AY64]*1000000" office:value-type="float" office:value="0.32753">
            <text:p>0.32753</text:p>
          </table:table-cell>
          <table:table-cell table:formula="of:=[.AZ64]*1000000" office:value-type="float" office:value="0.00020588">
            <text:p>0.00020588</text:p>
          </table:table-cell>
          <table:table-cell table:formula="of:=[.BA64]*1000000" office:value-type="float" office:value="0.1069">
            <text:p>0.1069</text:p>
          </table:table-cell>
          <table:table-cell table:formula="of:=[.BB64]*1000000" office:value-type="float" office:value="0.010746">
            <text:p>0.010746</text:p>
          </table:table-cell>
          <table:table-cell table:formula="of:=[.BC64]*1000000" office:value-type="float" office:value="0.000000000080087">
            <text:p>8.0087E-011</text:p>
          </table:table-cell>
          <table:table-cell table:formula="of:=[.BD64]*1000000" office:value-type="float" office:value="0.0000000067748">
            <text:p>6.7748E-009</text:p>
          </table:table-cell>
          <table:table-cell table:formula="of:=([.BE64]+[.BF64])*1000000" office:value-type="float" office:value="0.00000000097081">
            <text:p>0.000000001</text:p>
          </table:table-cell>
          <table:table-cell office:value-type="float" office:value="0.00098949">
            <text:p>0.00098949</text:p>
          </table:table-cell>
          <table:table-cell office:value-type="float" office:value="0.000109">
            <text:p>0.000109</text:p>
          </table:table-cell>
          <table:table-cell table:style-name="ce1" office:value-type="string">
            <text:p>1.9604e-05</text:p>
          </table:table-cell>
          <table:table-cell table:style-name="ce1" office:value-type="string">
            <text:p>4.6241e-09</text:p>
          </table:table-cell>
          <table:table-cell table:style-name="ce1" office:value-type="string">
            <text:p>1.8344e-06</text:p>
          </table:table-cell>
          <table:table-cell table:style-name="ce1" office:value-type="string">
            <text:p>2.498e-05</text:p>
          </table:table-cell>
          <table:table-cell table:style-name="ce1" office:value-type="string">
            <text:p>7.2879e-18</text:p>
          </table:table-cell>
          <table:table-cell table:style-name="ce1" office:value-type="string">
            <text:p>4.9404e-11</text:p>
          </table:table-cell>
          <table:table-cell table:style-name="ce1" office:value-type="string">
            <text:p>6.914e-12</text:p>
          </table:table-cell>
          <table:table-cell table:style-name="ce1" office:value-type="string">
            <text:p>2.3938e-12</text:p>
          </table:table-cell>
          <table:table-cell office:value-type="float" office:value="0.0010881">
            <text:p>0.0010881</text:p>
          </table:table-cell>
          <table:table-cell office:value-type="float" office:value="0.00015253">
            <text:p>0.00015253</text:p>
          </table:table-cell>
          <table:table-cell table:style-name="ce1" office:value-type="string">
            <text:p>2.0105e-05</text:p>
          </table:table-cell>
          <table:table-cell table:style-name="ce1" office:value-type="string">
            <text:p>2.6677e-09</text:p>
          </table:table-cell>
          <table:table-cell table:style-name="ce1" office:value-type="string">
            <text:p>7.968e-06</text:p>
          </table:table-cell>
          <table:table-cell table:style-name="ce1" office:value-type="string">
            <text:p>1.4412e-05</text:p>
          </table:table-cell>
          <table:table-cell table:style-name="ce1" office:value-type="string">
            <text:p>1.1233e-17</text:p>
          </table:table-cell>
          <table:table-cell table:style-name="ce1" office:value-type="string">
            <text:p>3.2053e-11</text:p>
          </table:table-cell>
          <table:table-cell table:style-name="ce1" office:value-type="string">
            <text:p>3.2542e-12</text:p>
          </table:table-cell>
          <table:table-cell table:style-name="ce1" office:value-type="string">
            <text:p>5.1199e-13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2.9393e-09</text:p>
          </table:table-cell>
          <table:table-cell table:style-name="ce1" office:value-type="string">
            <text:p>3.2753e-07</text:p>
          </table:table-cell>
          <table:table-cell table:style-name="ce1" office:value-type="string">
            <text:p>2.0588e-10</text:p>
          </table:table-cell>
          <table:table-cell table:style-name="ce1" office:value-type="string">
            <text:p>1.069e-07</text:p>
          </table:table-cell>
          <table:table-cell table:style-name="ce1" office:value-type="string">
            <text:p>1.0746e-08</text:p>
          </table:table-cell>
          <table:table-cell table:style-name="ce1" office:value-type="string">
            <text:p>8.0087e-17</text:p>
          </table:table-cell>
          <table:table-cell table:style-name="ce1" office:value-type="string">
            <text:p>6.7748e-15</text:p>
          </table:table-cell>
          <table:table-cell table:style-name="ce1" office:value-type="string">
            <text:p>6.0335e-16</text:p>
          </table:table-cell>
          <table:table-cell table:style-name="ce1" office:value-type="string">
            <text:p>3.6746e-16</text:p>
          </table:table-cell>
        </table:table-row>
        <table:table-row table:style-name="ro2">
          <table:table-cell office:value-type="float" office:value="630.7017">
            <text:p>630.7017</text:p>
          </table:table-cell>
          <table:table-cell table:formula="of:=[.AC65]*1000000" office:value-type="float" office:value="979.99">
            <text:p>979.99</text:p>
          </table:table-cell>
          <table:table-cell table:formula="of:=[.AD65]*1000000" office:value-type="float" office:value="108.18">
            <text:p>108.18</text:p>
          </table:table-cell>
          <table:table-cell table:formula="of:=[.AE65]*1000000" office:value-type="float" office:value="19.554">
            <text:p>19.554</text:p>
          </table:table-cell>
          <table:table-cell table:formula="of:=[.AF65]*1000000" office:value-type="float" office:value="0.0047495">
            <text:p>0.0047495</text:p>
          </table:table-cell>
          <table:table-cell table:formula="of:=[.AG65]*1000000" office:value-type="float" office:value="1.8214">
            <text:p>1.8214</text:p>
          </table:table-cell>
          <table:table-cell table:formula="of:=[.AH65]*1000000" office:value-type="float" office:value="25.337">
            <text:p>25.337</text:p>
          </table:table-cell>
          <table:table-cell table:formula="of:=[.AI65]*1000000" office:value-type="float" office:value="0.0000000000070644">
            <text:p>7.0644E-012</text:p>
          </table:table-cell>
          <table:table-cell table:formula="of:=[.AJ65]*1000000" office:value-type="float" office:value="0.000049193">
            <text:p>0.000049193</text:p>
          </table:table-cell>
          <table:table-cell table:formula="of:=([.AK65]+[.AL65])*1000000" office:value-type="float" office:value="0.0000093839">
            <text:p>9.3839E-006</text:p>
          </table:table-cell>
          <table:table-cell table:formula="of:=[.AM65]*1000000" office:value-type="float" office:value="1066.9">
            <text:p>1066.9</text:p>
          </table:table-cell>
          <table:table-cell table:formula="of:=[.AN65]*1000000" office:value-type="float" office:value="152.58">
            <text:p>152.58</text:p>
          </table:table-cell>
          <table:table-cell table:formula="of:=[.AO65]*1000000" office:value-type="float" office:value="20.192">
            <text:p>20.192</text:p>
          </table:table-cell>
          <table:table-cell table:formula="of:=[.AP65]*1000000" office:value-type="float" office:value="0.0028549">
            <text:p>0.0028549</text:p>
          </table:table-cell>
          <table:table-cell table:formula="of:=[.AQ65]*1000000" office:value-type="float" office:value="7.7165">
            <text:p>7.7165</text:p>
          </table:table-cell>
          <table:table-cell table:formula="of:=[.AR65]*1000000" office:value-type="float" office:value="16.429">
            <text:p>16.429</text:p>
          </table:table-cell>
          <table:table-cell table:formula="of:=[.AS65]*1000000" office:value-type="float" office:value="0.000000000010736">
            <text:p>1.0736E-011</text:p>
          </table:table-cell>
          <table:table-cell table:formula="of:=[.AT65]*1000000" office:value-type="float" office:value="0.000031894">
            <text:p>0.000031894</text:p>
          </table:table-cell>
          <table:table-cell table:formula="of:=([.AU65]+[.AV65])*1000000" office:value-type="float" office:value="0.00000420529">
            <text:p>4.20529E-006</text:p>
          </table:table-cell>
          <table:table-cell table:formula="of:=[.AW65]*1000000" office:value-type="float" office:value="1399.3">
            <text:p>1399.3</text:p>
          </table:table-cell>
          <table:table-cell table:formula="of:=[.AX65]*1000000" office:value-type="float" office:value="0.0032585">
            <text:p>0.0032585</text:p>
          </table:table-cell>
          <table:table-cell table:formula="of:=[.AY65]*1000000" office:value-type="float" office:value="0.38145">
            <text:p>0.38145</text:p>
          </table:table-cell>
          <table:table-cell table:formula="of:=[.AZ65]*1000000" office:value-type="float" office:value="0.00024572">
            <text:p>0.00024572</text:p>
          </table:table-cell>
          <table:table-cell table:formula="of:=[.BA65]*1000000" office:value-type="float" office:value="0.1305">
            <text:p>0.1305</text:p>
          </table:table-cell>
          <table:table-cell table:formula="of:=[.BB65]*1000000" office:value-type="float" office:value="0.011744">
            <text:p>0.011744</text:p>
          </table:table-cell>
          <table:table-cell table:formula="of:=[.BC65]*1000000" office:value-type="float" office:value="0.00000000007932">
            <text:p>7.932E-011</text:p>
          </table:table-cell>
          <table:table-cell table:formula="of:=[.BD65]*1000000" office:value-type="float" office:value="0.0000000083227">
            <text:p>8.3227E-009</text:p>
          </table:table-cell>
          <table:table-cell table:formula="of:=([.BE65]+[.BF65])*1000000" office:value-type="float" office:value="0.00000000107281">
            <text:p>1.07281E-009</text:p>
          </table:table-cell>
          <table:table-cell office:value-type="float" office:value="0.00097999">
            <text:p>0.00097999</text:p>
          </table:table-cell>
          <table:table-cell office:value-type="float" office:value="0.00010818">
            <text:p>0.00010818</text:p>
          </table:table-cell>
          <table:table-cell table:style-name="ce1" office:value-type="string">
            <text:p>1.9554e-05</text:p>
          </table:table-cell>
          <table:table-cell table:style-name="ce1" office:value-type="string">
            <text:p>4.7495e-09</text:p>
          </table:table-cell>
          <table:table-cell table:style-name="ce1" office:value-type="string">
            <text:p>1.8214e-06</text:p>
          </table:table-cell>
          <table:table-cell table:style-name="ce1" office:value-type="string">
            <text:p>2.5337e-05</text:p>
          </table:table-cell>
          <table:table-cell table:style-name="ce1" office:value-type="string">
            <text:p>7.0644e-18</text:p>
          </table:table-cell>
          <table:table-cell table:style-name="ce1" office:value-type="string">
            <text:p>4.9193e-11</text:p>
          </table:table-cell>
          <table:table-cell table:style-name="ce1" office:value-type="string">
            <text:p>6.9235e-12</text:p>
          </table:table-cell>
          <table:table-cell table:style-name="ce1" office:value-type="string">
            <text:p>2.4604e-12</text:p>
          </table:table-cell>
          <table:table-cell office:value-type="float" office:value="0.0010669">
            <text:p>0.0010669</text:p>
          </table:table-cell>
          <table:table-cell office:value-type="float" office:value="0.00015258">
            <text:p>0.00015258</text:p>
          </table:table-cell>
          <table:table-cell table:style-name="ce1" office:value-type="string">
            <text:p>2.0192e-05</text:p>
          </table:table-cell>
          <table:table-cell table:style-name="ce1" office:value-type="string">
            <text:p>2.8549e-09</text:p>
          </table:table-cell>
          <table:table-cell table:style-name="ce1" office:value-type="string">
            <text:p>7.7165e-06</text:p>
          </table:table-cell>
          <table:table-cell table:style-name="ce1" office:value-type="string">
            <text:p>1.6429e-05</text:p>
          </table:table-cell>
          <table:table-cell table:style-name="ce1" office:value-type="string">
            <text:p>1.0736e-17</text:p>
          </table:table-cell>
          <table:table-cell table:style-name="ce1" office:value-type="string">
            <text:p>3.1894e-11</text:p>
          </table:table-cell>
          <table:table-cell table:style-name="ce1" office:value-type="string">
            <text:p>3.6024e-12</text:p>
          </table:table-cell>
          <table:table-cell table:style-name="ce1" office:value-type="string">
            <text:p>6.0289e-13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3.2585e-09</text:p>
          </table:table-cell>
          <table:table-cell table:style-name="ce1" office:value-type="string">
            <text:p>3.8145e-07</text:p>
          </table:table-cell>
          <table:table-cell table:style-name="ce1" office:value-type="string">
            <text:p>2.4572e-10</text:p>
          </table:table-cell>
          <table:table-cell table:style-name="ce1" office:value-type="string">
            <text:p>1.305e-07</text:p>
          </table:table-cell>
          <table:table-cell table:style-name="ce1" office:value-type="string">
            <text:p>1.1744e-08</text:p>
          </table:table-cell>
          <table:table-cell table:style-name="ce1" office:value-type="string">
            <text:p>7.932e-17</text:p>
          </table:table-cell>
          <table:table-cell table:style-name="ce1" office:value-type="string">
            <text:p>8.3227e-15</text:p>
          </table:table-cell>
          <table:table-cell table:style-name="ce1" office:value-type="string">
            <text:p>6.6667e-16</text:p>
          </table:table-cell>
          <table:table-cell table:style-name="ce1" office:value-type="string">
            <text:p>4.0614e-16</text:p>
          </table:table-cell>
        </table:table-row>
        <table:table-row table:style-name="ro2">
          <table:table-cell office:value-type="float" office:value="640.7017">
            <text:p>640.7017</text:p>
          </table:table-cell>
          <table:table-cell table:formula="of:=[.AC66]*1000000" office:value-type="float" office:value="970.72">
            <text:p>970.72</text:p>
          </table:table-cell>
          <table:table-cell table:formula="of:=[.AD66]*1000000" office:value-type="float" office:value="107.39">
            <text:p>107.39</text:p>
          </table:table-cell>
          <table:table-cell table:formula="of:=[.AE66]*1000000" office:value-type="float" office:value="19.504">
            <text:p>19.504</text:p>
          </table:table-cell>
          <table:table-cell table:formula="of:=[.AF66]*1000000" office:value-type="float" office:value="0.0048724">
            <text:p>0.0048724</text:p>
          </table:table-cell>
          <table:table-cell table:formula="of:=[.AG66]*1000000" office:value-type="float" office:value="1.8092">
            <text:p>1.8092</text:p>
          </table:table-cell>
          <table:table-cell table:formula="of:=[.AH66]*1000000" office:value-type="float" office:value="25.66">
            <text:p>25.66</text:p>
          </table:table-cell>
          <table:table-cell table:formula="of:=[.AI66]*1000000" office:value-type="float" office:value="0.0000000000068479">
            <text:p>6.8479E-012</text:p>
          </table:table-cell>
          <table:table-cell table:formula="of:=[.AJ66]*1000000" office:value-type="float" office:value="0.000048982">
            <text:p>0.000048982</text:p>
          </table:table-cell>
          <table:table-cell table:formula="of:=([.AK66]+[.AL66])*1000000" office:value-type="float" office:value="0.0000094449">
            <text:p>9.4449E-006</text:p>
          </table:table-cell>
          <table:table-cell table:formula="of:=[.AM66]*1000000" office:value-type="float" office:value="1047.3">
            <text:p>1047.3</text:p>
          </table:table-cell>
          <table:table-cell table:formula="of:=[.AN66]*1000000" office:value-type="float" office:value="151.99">
            <text:p>151.99</text:p>
          </table:table-cell>
          <table:table-cell table:formula="of:=[.AO66]*1000000" office:value-type="float" office:value="20.238">
            <text:p>20.238</text:p>
          </table:table-cell>
          <table:table-cell table:formula="of:=[.AP66]*1000000" office:value-type="float" office:value="0.0030342">
            <text:p>0.0030342</text:p>
          </table:table-cell>
          <table:table-cell table:formula="of:=[.AQ66]*1000000" office:value-type="float" office:value="7.5058">
            <text:p>7.5058</text:p>
          </table:table-cell>
          <table:table-cell table:formula="of:=[.AR66]*1000000" office:value-type="float" office:value="18.295">
            <text:p>18.295</text:p>
          </table:table-cell>
          <table:table-cell table:formula="of:=[.AS66]*1000000" office:value-type="float" office:value="0.000000000010337">
            <text:p>1.0337E-011</text:p>
          </table:table-cell>
          <table:table-cell table:formula="of:=[.AT66]*1000000" office:value-type="float" office:value="0.000031725">
            <text:p>0.000031725</text:p>
          </table:table-cell>
          <table:table-cell table:formula="of:=([.AU66]+[.AV66])*1000000" office:value-type="float" office:value="0.00000460588">
            <text:p>4.60588E-006</text:p>
          </table:table-cell>
          <table:table-cell table:formula="of:=[.AW66]*1000000" office:value-type="float" office:value="1399.2">
            <text:p>1399.2</text:p>
          </table:table-cell>
          <table:table-cell table:formula="of:=[.AX66]*1000000" office:value-type="float" office:value="0.0036402">
            <text:p>0.0036402</text:p>
          </table:table-cell>
          <table:table-cell table:formula="of:=[.AY66]*1000000" office:value-type="float" office:value="0.44591">
            <text:p>0.44591</text:p>
          </table:table-cell>
          <table:table-cell table:formula="of:=[.AZ66]*1000000" office:value-type="float" office:value="0.00029282">
            <text:p>0.00029282</text:p>
          </table:table-cell>
          <table:table-cell table:formula="of:=[.BA66]*1000000" office:value-type="float" office:value="0.16">
            <text:p>0.16</text:p>
          </table:table-cell>
          <table:table-cell table:formula="of:=[.BB66]*1000000" office:value-type="float" office:value="0.012849">
            <text:p>0.012849</text:p>
          </table:table-cell>
          <table:table-cell table:formula="of:=[.BC66]*1000000" office:value-type="float" office:value="0.000000000078508">
            <text:p>7.8508E-011</text:p>
          </table:table-cell>
          <table:table-cell table:formula="of:=[.BD66]*1000000" office:value-type="float" office:value="0.000000010298">
            <text:p>1.0298E-008</text:p>
          </table:table-cell>
          <table:table-cell table:formula="of:=([.BE66]+[.BF66])*1000000" office:value-type="float" office:value="0.00000000118777">
            <text:p>1.18777E-009</text:p>
          </table:table-cell>
          <table:table-cell office:value-type="float" office:value="0.00097072">
            <text:p>0.00097072</text:p>
          </table:table-cell>
          <table:table-cell office:value-type="float" office:value="0.00010739">
            <text:p>0.00010739</text:p>
          </table:table-cell>
          <table:table-cell table:style-name="ce1" office:value-type="string">
            <text:p>1.9504e-05</text:p>
          </table:table-cell>
          <table:table-cell table:style-name="ce1" office:value-type="string">
            <text:p>4.8724e-09</text:p>
          </table:table-cell>
          <table:table-cell table:style-name="ce1" office:value-type="string">
            <text:p>1.8092e-06</text:p>
          </table:table-cell>
          <table:table-cell table:style-name="ce1" office:value-type="string">
            <text:p>2.566e-05</text:p>
          </table:table-cell>
          <table:table-cell table:style-name="ce1" office:value-type="string">
            <text:p>6.8479e-18</text:p>
          </table:table-cell>
          <table:table-cell table:style-name="ce1" office:value-type="string">
            <text:p>4.8982e-11</text:p>
          </table:table-cell>
          <table:table-cell table:style-name="ce1" office:value-type="string">
            <text:p>6.9233e-12</text:p>
          </table:table-cell>
          <table:table-cell table:style-name="ce1" office:value-type="string">
            <text:p>2.5216e-12</text:p>
          </table:table-cell>
          <table:table-cell office:value-type="float" office:value="0.0010473">
            <text:p>0.0010473</text:p>
          </table:table-cell>
          <table:table-cell office:value-type="float" office:value="0.00015199">
            <text:p>0.00015199</text:p>
          </table:table-cell>
          <table:table-cell table:style-name="ce1" office:value-type="string">
            <text:p>2.0238e-05</text:p>
          </table:table-cell>
          <table:table-cell table:style-name="ce1" office:value-type="string">
            <text:p>3.0342e-09</text:p>
          </table:table-cell>
          <table:table-cell table:style-name="ce1" office:value-type="string">
            <text:p>7.5058e-06</text:p>
          </table:table-cell>
          <table:table-cell table:style-name="ce1" office:value-type="string">
            <text:p>1.8295e-05</text:p>
          </table:table-cell>
          <table:table-cell table:style-name="ce1" office:value-type="string">
            <text:p>1.0337e-17</text:p>
          </table:table-cell>
          <table:table-cell table:style-name="ce1" office:value-type="string">
            <text:p>3.1725e-11</text:p>
          </table:table-cell>
          <table:table-cell table:style-name="ce1" office:value-type="string">
            <text:p>3.9124e-12</text:p>
          </table:table-cell>
          <table:table-cell table:style-name="ce1" office:value-type="string">
            <text:p>6.9348e-13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3.6402e-09</text:p>
          </table:table-cell>
          <table:table-cell table:style-name="ce1" office:value-type="string">
            <text:p>4.4591e-07</text:p>
          </table:table-cell>
          <table:table-cell table:style-name="ce1" office:value-type="string">
            <text:p>2.9282e-10</text:p>
          </table:table-cell>
          <table:table-cell table:style-name="ce1" office:value-type="string">
            <text:p>1.6e-07</text:p>
          </table:table-cell>
          <table:table-cell table:style-name="ce1" office:value-type="string">
            <text:p>1.2849e-08</text:p>
          </table:table-cell>
          <table:table-cell table:style-name="ce1" office:value-type="string">
            <text:p>7.8508e-17</text:p>
          </table:table-cell>
          <table:table-cell table:style-name="ce1" office:value-type="string">
            <text:p>1.0298e-14</text:p>
          </table:table-cell>
          <table:table-cell table:style-name="ce1" office:value-type="string">
            <text:p>7.382e-16</text:p>
          </table:table-cell>
          <table:table-cell table:style-name="ce1" office:value-type="string">
            <text:p>4.4957e-16</text:p>
          </table:table-cell>
        </table:table-row>
        <table:table-row table:style-name="ro2">
          <table:table-cell office:value-type="float" office:value="650.7017">
            <text:p>650.7017</text:p>
          </table:table-cell>
          <table:table-cell table:formula="of:=[.AC67]*1000000" office:value-type="float" office:value="961.67">
            <text:p>961.67</text:p>
          </table:table-cell>
          <table:table-cell table:formula="of:=[.AD67]*1000000" office:value-type="float" office:value="106.6">
            <text:p>106.6</text:p>
          </table:table-cell>
          <table:table-cell table:formula="of:=[.AE67]*1000000" office:value-type="float" office:value="19.454">
            <text:p>19.454</text:p>
          </table:table-cell>
          <table:table-cell table:formula="of:=[.AF67]*1000000" office:value-type="float" office:value="0.0049928">
            <text:p>0.0049928</text:p>
          </table:table-cell>
          <table:table-cell table:formula="of:=[.AG67]*1000000" office:value-type="float" office:value="1.7978">
            <text:p>1.7978</text:p>
          </table:table-cell>
          <table:table-cell table:formula="of:=[.AH67]*1000000" office:value-type="float" office:value="25.953">
            <text:p>25.953</text:p>
          </table:table-cell>
          <table:table-cell table:formula="of:=[.AI67]*1000000" office:value-type="float" office:value="0.0000000000066381">
            <text:p>6.6381E-012</text:p>
          </table:table-cell>
          <table:table-cell table:formula="of:=[.AJ67]*1000000" office:value-type="float" office:value="0.000048771">
            <text:p>0.000048771</text:p>
          </table:table-cell>
          <table:table-cell table:formula="of:=([.AK67]+[.AL67])*1000000" office:value-type="float" office:value="0.0000094919">
            <text:p>9.4919E-006</text:p>
          </table:table-cell>
          <table:table-cell table:formula="of:=[.AM67]*1000000" office:value-type="float" office:value="1028.9">
            <text:p>1028.9</text:p>
          </table:table-cell>
          <table:table-cell table:formula="of:=[.AN67]*1000000" office:value-type="float" office:value="150.97">
            <text:p>150.97</text:p>
          </table:table-cell>
          <table:table-cell table:formula="of:=[.AO67]*1000000" office:value-type="float" office:value="20.247">
            <text:p>20.247</text:p>
          </table:table-cell>
          <table:table-cell table:formula="of:=[.AP67]*1000000" office:value-type="float" office:value="0.0032066">
            <text:p>0.0032066</text:p>
          </table:table-cell>
          <table:table-cell table:formula="of:=[.AQ67]*1000000" office:value-type="float" office:value="7.3263">
            <text:p>7.3263</text:p>
          </table:table-cell>
          <table:table-cell table:formula="of:=[.AR67]*1000000" office:value-type="float" office:value="20.01">
            <text:p>20.01</text:p>
          </table:table-cell>
          <table:table-cell table:formula="of:=[.AS67]*1000000" office:value-type="float" office:value="0.0000000000099884">
            <text:p>9.9884E-012</text:p>
          </table:table-cell>
          <table:table-cell table:formula="of:=[.AT67]*1000000" office:value-type="float" office:value="0.000031547">
            <text:p>0.000031547</text:p>
          </table:table-cell>
          <table:table-cell table:formula="of:=([.AU67]+[.AV67])*1000000" office:value-type="float" office:value="0.0000049718">
            <text:p>4.9718E-006</text:p>
          </table:table-cell>
          <table:table-cell table:formula="of:=[.AW67]*1000000" office:value-type="float" office:value="1399.2">
            <text:p>1399.2</text:p>
          </table:table-cell>
          <table:table-cell table:formula="of:=[.AX67]*1000000" office:value-type="float" office:value="0.0041117">
            <text:p>0.0041117</text:p>
          </table:table-cell>
          <table:table-cell table:formula="of:=[.AY67]*1000000" office:value-type="float" office:value="0.52355">
            <text:p>0.52355</text:p>
          </table:table-cell>
          <table:table-cell table:formula="of:=[.AZ67]*1000000" office:value-type="float" office:value="0.00034848">
            <text:p>0.00034848</text:p>
          </table:table-cell>
          <table:table-cell table:formula="of:=[.BA67]*1000000" office:value-type="float" office:value="0.19739">
            <text:p>0.19739</text:p>
          </table:table-cell>
          <table:table-cell table:formula="of:=[.BB67]*1000000" office:value-type="float" office:value="0.014079">
            <text:p>0.014079</text:p>
          </table:table-cell>
          <table:table-cell table:formula="of:=[.BC67]*1000000" office:value-type="float" office:value="0.000000000077649">
            <text:p>7.7649E-011</text:p>
          </table:table-cell>
          <table:table-cell table:formula="of:=[.BD67]*1000000" office:value-type="float" office:value="0.000000012873">
            <text:p>1.2873E-008</text:p>
          </table:table-cell>
          <table:table-cell table:formula="of:=([.BE67]+[.BF67])*1000000" office:value-type="float" office:value="0.00000000131848">
            <text:p>1.31848E-009</text:p>
          </table:table-cell>
          <table:table-cell office:value-type="float" office:value="0.00096167">
            <text:p>0.00096167</text:p>
          </table:table-cell>
          <table:table-cell office:value-type="float" office:value="0.0001066">
            <text:p>0.0001066</text:p>
          </table:table-cell>
          <table:table-cell table:style-name="ce1" office:value-type="string">
            <text:p>1.9454e-05</text:p>
          </table:table-cell>
          <table:table-cell table:style-name="ce1" office:value-type="string">
            <text:p>4.9928e-09</text:p>
          </table:table-cell>
          <table:table-cell table:style-name="ce1" office:value-type="string">
            <text:p>1.7978e-06</text:p>
          </table:table-cell>
          <table:table-cell table:style-name="ce1" office:value-type="string">
            <text:p>2.5953e-05</text:p>
          </table:table-cell>
          <table:table-cell table:style-name="ce1" office:value-type="string">
            <text:p>6.6381e-18</text:p>
          </table:table-cell>
          <table:table-cell table:style-name="ce1" office:value-type="string">
            <text:p>4.8771e-11</text:p>
          </table:table-cell>
          <table:table-cell table:style-name="ce1" office:value-type="string">
            <text:p>6.9143e-12</text:p>
          </table:table-cell>
          <table:table-cell table:style-name="ce1" office:value-type="string">
            <text:p>2.5776e-12</text:p>
          </table:table-cell>
          <table:table-cell office:value-type="float" office:value="0.0010289">
            <text:p>0.0010289</text:p>
          </table:table-cell>
          <table:table-cell office:value-type="float" office:value="0.00015097">
            <text:p>0.00015097</text:p>
          </table:table-cell>
          <table:table-cell table:style-name="ce1" office:value-type="string">
            <text:p>2.0247e-05</text:p>
          </table:table-cell>
          <table:table-cell table:style-name="ce1" office:value-type="string">
            <text:p>3.2066e-09</text:p>
          </table:table-cell>
          <table:table-cell table:style-name="ce1" office:value-type="string">
            <text:p>7.3263e-06</text:p>
          </table:table-cell>
          <table:table-cell table:style-name="ce1" office:value-type="string">
            <text:p>2.001e-05</text:p>
          </table:table-cell>
          <table:table-cell table:style-name="ce1" office:value-type="string">
            <text:p>9.9884e-18</text:p>
          </table:table-cell>
          <table:table-cell table:style-name="ce1" office:value-type="string">
            <text:p>3.1547e-11</text:p>
          </table:table-cell>
          <table:table-cell table:style-name="ce1" office:value-type="string">
            <text:p>4.1888e-12</text:p>
          </table:table-cell>
          <table:table-cell table:style-name="ce1" office:value-type="string">
            <text:p>7.83e-13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4.1117e-09</text:p>
          </table:table-cell>
          <table:table-cell table:style-name="ce1" office:value-type="string">
            <text:p>5.2355e-07</text:p>
          </table:table-cell>
          <table:table-cell table:style-name="ce1" office:value-type="string">
            <text:p>3.4848e-10</text:p>
          </table:table-cell>
          <table:table-cell table:style-name="ce1" office:value-type="string">
            <text:p>1.9739e-07</text:p>
          </table:table-cell>
          <table:table-cell table:style-name="ce1" office:value-type="string">
            <text:p>1.4079e-08</text:p>
          </table:table-cell>
          <table:table-cell table:style-name="ce1" office:value-type="string">
            <text:p>7.7649e-17</text:p>
          </table:table-cell>
          <table:table-cell table:style-name="ce1" office:value-type="string">
            <text:p>1.2873e-14</text:p>
          </table:table-cell>
          <table:table-cell table:style-name="ce1" office:value-type="string">
            <text:p>8.1975e-16</text:p>
          </table:table-cell>
          <table:table-cell table:style-name="ce1" office:value-type="string">
            <text:p>4.9873e-16</text:p>
          </table:table-cell>
        </table:table-row>
        <table:table-row table:style-name="ro2">
          <table:table-cell office:value-type="float" office:value="660.7017">
            <text:p>660.7017</text:p>
          </table:table-cell>
          <table:table-cell table:formula="of:=[.AC68]*1000000" office:value-type="float" office:value="952.82">
            <text:p>952.82</text:p>
          </table:table-cell>
          <table:table-cell table:formula="of:=[.AD68]*1000000" office:value-type="float" office:value="105.83">
            <text:p>105.83</text:p>
          </table:table-cell>
          <table:table-cell table:formula="of:=[.AE68]*1000000" office:value-type="float" office:value="19.405">
            <text:p>19.405</text:p>
          </table:table-cell>
          <table:table-cell table:formula="of:=[.AF68]*1000000" office:value-type="float" office:value="0.0051109">
            <text:p>0.0051109</text:p>
          </table:table-cell>
          <table:table-cell table:formula="of:=[.AG68]*1000000" office:value-type="float" office:value="1.7871">
            <text:p>1.7871</text:p>
          </table:table-cell>
          <table:table-cell table:formula="of:=[.AH68]*1000000" office:value-type="float" office:value="26.218">
            <text:p>26.218</text:p>
          </table:table-cell>
          <table:table-cell table:formula="of:=[.AI68]*1000000" office:value-type="float" office:value="0.0000000000064349">
            <text:p>6.4349E-012</text:p>
          </table:table-cell>
          <table:table-cell table:formula="of:=[.AJ68]*1000000" office:value-type="float" office:value="0.000048561">
            <text:p>0.000048561</text:p>
          </table:table-cell>
          <table:table-cell table:formula="of:=([.AK68]+[.AL68])*1000000" office:value-type="float" office:value="0.0000095261">
            <text:p>9.5261E-006</text:p>
          </table:table-cell>
          <table:table-cell table:formula="of:=[.AM68]*1000000" office:value-type="float" office:value="1011.6">
            <text:p>1011.6</text:p>
          </table:table-cell>
          <table:table-cell table:formula="of:=[.AN68]*1000000" office:value-type="float" office:value="149.68">
            <text:p>149.68</text:p>
          </table:table-cell>
          <table:table-cell table:formula="of:=[.AO68]*1000000" office:value-type="float" office:value="20.228">
            <text:p>20.228</text:p>
          </table:table-cell>
          <table:table-cell table:formula="of:=[.AP68]*1000000" office:value-type="float" office:value="0.0033728">
            <text:p>0.0033728</text:p>
          </table:table-cell>
          <table:table-cell table:formula="of:=[.AQ68]*1000000" office:value-type="float" office:value="7.1708">
            <text:p>7.1708</text:p>
          </table:table-cell>
          <table:table-cell table:formula="of:=[.AR68]*1000000" office:value-type="float" office:value="21.582">
            <text:p>21.582</text:p>
          </table:table-cell>
          <table:table-cell table:formula="of:=[.AS68]*1000000" office:value-type="float" office:value="0.0000000000096663">
            <text:p>9.6663E-012</text:p>
          </table:table-cell>
          <table:table-cell table:formula="of:=[.AT68]*1000000" office:value-type="float" office:value="0.000031364">
            <text:p>0.000031364</text:p>
          </table:table-cell>
          <table:table-cell table:formula="of:=([.AU68]+[.AV68])*1000000" office:value-type="float" office:value="0.00000530505">
            <text:p>5.30505E-006</text:p>
          </table:table-cell>
          <table:table-cell table:formula="of:=[.AW68]*1000000" office:value-type="float" office:value="1399.1">
            <text:p>1399.1</text:p>
          </table:table-cell>
          <table:table-cell table:formula="of:=[.AX68]*1000000" office:value-type="float" office:value="0.0047208">
            <text:p>0.0047208</text:p>
          </table:table-cell>
          <table:table-cell table:formula="of:=[.AY68]*1000000" office:value-type="float" office:value="0.618">
            <text:p>0.618</text:p>
          </table:table-cell>
          <table:table-cell table:formula="of:=[.AZ68]*1000000" office:value-type="float" office:value="0.00041421">
            <text:p>0.00041421</text:p>
          </table:table-cell>
          <table:table-cell table:formula="of:=[.BA68]*1000000" office:value-type="float" office:value="0.24579">
            <text:p>0.24579</text:p>
          </table:table-cell>
          <table:table-cell table:formula="of:=[.BB68]*1000000" office:value-type="float" office:value="0.015456">
            <text:p>0.015456</text:p>
          </table:table-cell>
          <table:table-cell table:formula="of:=[.BC68]*1000000" office:value-type="float" office:value="0.000000000076739">
            <text:p>7.6739E-011</text:p>
          </table:table-cell>
          <table:table-cell table:formula="of:=[.BD68]*1000000" office:value-type="float" office:value="0.000000016338">
            <text:p>1.6338E-008</text:p>
          </table:table-cell>
          <table:table-cell table:formula="of:=([.BE68]+[.BF68])*1000000" office:value-type="float" office:value="0.00000000146887">
            <text:p>1.46887E-009</text:p>
          </table:table-cell>
          <table:table-cell office:value-type="float" office:value="0.00095282">
            <text:p>0.00095282</text:p>
          </table:table-cell>
          <table:table-cell office:value-type="float" office:value="0.00010583">
            <text:p>0.00010583</text:p>
          </table:table-cell>
          <table:table-cell table:style-name="ce1" office:value-type="string">
            <text:p>1.9405e-05</text:p>
          </table:table-cell>
          <table:table-cell table:style-name="ce1" office:value-type="string">
            <text:p>5.1109e-09</text:p>
          </table:table-cell>
          <table:table-cell table:style-name="ce1" office:value-type="string">
            <text:p>1.7871e-06</text:p>
          </table:table-cell>
          <table:table-cell table:style-name="ce1" office:value-type="string">
            <text:p>2.6218e-05</text:p>
          </table:table-cell>
          <table:table-cell table:style-name="ce1" office:value-type="string">
            <text:p>6.4349e-18</text:p>
          </table:table-cell>
          <table:table-cell table:style-name="ce1" office:value-type="string">
            <text:p>4.8561e-11</text:p>
          </table:table-cell>
          <table:table-cell table:style-name="ce1" office:value-type="string">
            <text:p>6.8973e-12</text:p>
          </table:table-cell>
          <table:table-cell table:style-name="ce1" office:value-type="string">
            <text:p>2.6288e-12</text:p>
          </table:table-cell>
          <table:table-cell office:value-type="float" office:value="0.0010116">
            <text:p>0.0010116</text:p>
          </table:table-cell>
          <table:table-cell office:value-type="float" office:value="0.00014968">
            <text:p>0.00014968</text:p>
          </table:table-cell>
          <table:table-cell table:style-name="ce1" office:value-type="string">
            <text:p>2.0228e-05</text:p>
          </table:table-cell>
          <table:table-cell table:style-name="ce1" office:value-type="string">
            <text:p>3.3728e-09</text:p>
          </table:table-cell>
          <table:table-cell table:style-name="ce1" office:value-type="string">
            <text:p>7.1708e-06</text:p>
          </table:table-cell>
          <table:table-cell table:style-name="ce1" office:value-type="string">
            <text:p>2.1582e-05</text:p>
          </table:table-cell>
          <table:table-cell table:style-name="ce1" office:value-type="string">
            <text:p>9.6663e-18</text:p>
          </table:table-cell>
          <table:table-cell table:style-name="ce1" office:value-type="string">
            <text:p>3.1364e-11</text:p>
          </table:table-cell>
          <table:table-cell table:style-name="ce1" office:value-type="string">
            <text:p>4.4344e-12</text:p>
          </table:table-cell>
          <table:table-cell table:style-name="ce1" office:value-type="string">
            <text:p>8.7065e-13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4.7208e-09</text:p>
          </table:table-cell>
          <table:table-cell table:style-name="ce1" office:value-type="string">
            <text:p>6.18e-07</text:p>
          </table:table-cell>
          <table:table-cell table:style-name="ce1" office:value-type="string">
            <text:p>4.1421e-10</text:p>
          </table:table-cell>
          <table:table-cell table:style-name="ce1" office:value-type="string">
            <text:p>2.4579e-07</text:p>
          </table:table-cell>
          <table:table-cell table:style-name="ce1" office:value-type="string">
            <text:p>1.5456e-08</text:p>
          </table:table-cell>
          <table:table-cell table:style-name="ce1" office:value-type="string">
            <text:p>7.6739e-17</text:p>
          </table:table-cell>
          <table:table-cell table:style-name="ce1" office:value-type="string">
            <text:p>1.6338e-14</text:p>
          </table:table-cell>
          <table:table-cell table:style-name="ce1" office:value-type="string">
            <text:p>9.1385e-16</text:p>
          </table:table-cell>
          <table:table-cell table:style-name="ce1" office:value-type="string">
            <text:p>5.5502e-16</text:p>
          </table:table-cell>
        </table:table-row>
        <table:table-row table:style-name="ro2">
          <table:table-cell office:value-type="float" office:value="670.7017">
            <text:p>670.7017</text:p>
          </table:table-cell>
          <table:table-cell table:formula="of:=[.AC69]*1000000" office:value-type="float" office:value="944.16">
            <text:p>944.16</text:p>
          </table:table-cell>
          <table:table-cell table:formula="of:=[.AD69]*1000000" office:value-type="float" office:value="105.07">
            <text:p>105.07</text:p>
          </table:table-cell>
          <table:table-cell table:formula="of:=[.AE69]*1000000" office:value-type="float" office:value="19.355">
            <text:p>19.355</text:p>
          </table:table-cell>
          <table:table-cell table:formula="of:=[.AF69]*1000000" office:value-type="float" office:value="0.0052268">
            <text:p>0.0052268</text:p>
          </table:table-cell>
          <table:table-cell table:formula="of:=[.AG69]*1000000" office:value-type="float" office:value="1.7769">
            <text:p>1.7769</text:p>
          </table:table-cell>
          <table:table-cell table:formula="of:=[.AH69]*1000000" office:value-type="float" office:value="26.456">
            <text:p>26.456</text:p>
          </table:table-cell>
          <table:table-cell table:formula="of:=[.AI69]*1000000" office:value-type="float" office:value="0.0000000000062381">
            <text:p>6.2381E-012</text:p>
          </table:table-cell>
          <table:table-cell table:formula="of:=[.AJ69]*1000000" office:value-type="float" office:value="0.000048351">
            <text:p>0.000048351</text:p>
          </table:table-cell>
          <table:table-cell table:formula="of:=([.AK69]+[.AL69])*1000000" office:value-type="float" office:value="0.0000095485">
            <text:p>9.5485E-006</text:p>
          </table:table-cell>
          <table:table-cell table:formula="of:=[.AM69]*1000000" office:value-type="float" office:value="995.35">
            <text:p>995.35</text:p>
          </table:table-cell>
          <table:table-cell table:formula="of:=[.AN69]*1000000" office:value-type="float" office:value="148.22">
            <text:p>148.22</text:p>
          </table:table-cell>
          <table:table-cell table:formula="of:=[.AO69]*1000000" office:value-type="float" office:value="20.191">
            <text:p>20.191</text:p>
          </table:table-cell>
          <table:table-cell table:formula="of:=[.AP69]*1000000" office:value-type="float" office:value="0.0035335">
            <text:p>0.0035335</text:p>
          </table:table-cell>
          <table:table-cell table:formula="of:=[.AQ69]*1000000" office:value-type="float" office:value="7.0343">
            <text:p>7.0343</text:p>
          </table:table-cell>
          <table:table-cell table:formula="of:=[.AR69]*1000000" office:value-type="float" office:value="23.019">
            <text:p>23.019</text:p>
          </table:table-cell>
          <table:table-cell table:formula="of:=[.AS69]*1000000" office:value-type="float" office:value="0.0000000000093603">
            <text:p>9.3603E-012</text:p>
          </table:table-cell>
          <table:table-cell table:formula="of:=[.AT69]*1000000" office:value-type="float" office:value="0.000031176">
            <text:p>0.000031176</text:p>
          </table:table-cell>
          <table:table-cell table:formula="of:=([.AU69]+[.AV69])*1000000" office:value-type="float" office:value="0.00000560681">
            <text:p>5.60681E-006</text:p>
          </table:table-cell>
          <table:table-cell table:formula="of:=[.AW69]*1000000" office:value-type="float" office:value="1399">
            <text:p>1399</text:p>
          </table:table-cell>
          <table:table-cell table:formula="of:=[.AX69]*1000000" office:value-type="float" office:value="0.0055595">
            <text:p>0.0055595</text:p>
          </table:table-cell>
          <table:table-cell table:formula="of:=[.AY69]*1000000" office:value-type="float" office:value="0.73449">
            <text:p>0.73449</text:p>
          </table:table-cell>
          <table:table-cell table:formula="of:=[.AZ69]*1000000" office:value-type="float" office:value="0.00049188">
            <text:p>0.00049188</text:p>
          </table:table-cell>
          <table:table-cell table:formula="of:=[.BA69]*1000000" office:value-type="float" office:value="0.31031">
            <text:p>0.31031</text:p>
          </table:table-cell>
          <table:table-cell table:formula="of:=[.BB69]*1000000" office:value-type="float" office:value="0.01701">
            <text:p>0.01701</text:p>
          </table:table-cell>
          <table:table-cell table:formula="of:=[.BC69]*1000000" office:value-type="float" office:value="0.000000000075774">
            <text:p>7.5774E-011</text:p>
          </table:table-cell>
          <table:table-cell table:formula="of:=[.BD69]*1000000" office:value-type="float" office:value="0.00000002121">
            <text:p>2.121E-008</text:p>
          </table:table-cell>
          <table:table-cell table:formula="of:=([.BE69]+[.BF69])*1000000" office:value-type="float" office:value="0.00000000164495">
            <text:p>1.64495E-009</text:p>
          </table:table-cell>
          <table:table-cell office:value-type="float" office:value="0.00094416">
            <text:p>0.00094416</text:p>
          </table:table-cell>
          <table:table-cell office:value-type="float" office:value="0.00010507">
            <text:p>0.00010507</text:p>
          </table:table-cell>
          <table:table-cell table:style-name="ce1" office:value-type="string">
            <text:p>1.9355e-05</text:p>
          </table:table-cell>
          <table:table-cell table:style-name="ce1" office:value-type="string">
            <text:p>5.2268e-09</text:p>
          </table:table-cell>
          <table:table-cell table:style-name="ce1" office:value-type="string">
            <text:p>1.7769e-06</text:p>
          </table:table-cell>
          <table:table-cell table:style-name="ce1" office:value-type="string">
            <text:p>2.6456e-05</text:p>
          </table:table-cell>
          <table:table-cell table:style-name="ce1" office:value-type="string">
            <text:p>6.2381e-18</text:p>
          </table:table-cell>
          <table:table-cell table:style-name="ce1" office:value-type="string">
            <text:p>4.8351e-11</text:p>
          </table:table-cell>
          <table:table-cell table:style-name="ce1" office:value-type="string">
            <text:p>6.8733e-12</text:p>
          </table:table-cell>
          <table:table-cell table:style-name="ce1" office:value-type="string">
            <text:p>2.6752e-12</text:p>
          </table:table-cell>
          <table:table-cell office:value-type="float" office:value="0.00099535">
            <text:p>0.00099535</text:p>
          </table:table-cell>
          <table:table-cell office:value-type="float" office:value="0.00014822">
            <text:p>0.00014822</text:p>
          </table:table-cell>
          <table:table-cell table:style-name="ce1" office:value-type="string">
            <text:p>2.0191e-05</text:p>
          </table:table-cell>
          <table:table-cell table:style-name="ce1" office:value-type="string">
            <text:p>3.5335e-09</text:p>
          </table:table-cell>
          <table:table-cell table:style-name="ce1" office:value-type="string">
            <text:p>7.0343e-06</text:p>
          </table:table-cell>
          <table:table-cell table:style-name="ce1" office:value-type="string">
            <text:p>2.3019e-05</text:p>
          </table:table-cell>
          <table:table-cell table:style-name="ce1" office:value-type="string">
            <text:p>9.3603e-18</text:p>
          </table:table-cell>
          <table:table-cell table:style-name="ce1" office:value-type="string">
            <text:p>3.1176e-11</text:p>
          </table:table-cell>
          <table:table-cell table:style-name="ce1" office:value-type="string">
            <text:p>4.6511e-12</text:p>
          </table:table-cell>
          <table:table-cell table:style-name="ce1" office:value-type="string">
            <text:p>9.5571e-13</text:p>
          </table:table-cell>
          <table:table-cell office:value-type="float" office:value="0.001399">
            <text:p>0.001399</text:p>
          </table:table-cell>
          <table:table-cell table:style-name="ce1" office:value-type="string">
            <text:p>5.5595e-09</text:p>
          </table:table-cell>
          <table:table-cell table:style-name="ce1" office:value-type="string">
            <text:p>7.3449e-07</text:p>
          </table:table-cell>
          <table:table-cell table:style-name="ce1" office:value-type="string">
            <text:p>4.9188e-10</text:p>
          </table:table-cell>
          <table:table-cell table:style-name="ce1" office:value-type="string">
            <text:p>3.1031e-07</text:p>
          </table:table-cell>
          <table:table-cell table:style-name="ce1" office:value-type="string">
            <text:p>1.701e-08</text:p>
          </table:table-cell>
          <table:table-cell table:style-name="ce1" office:value-type="string">
            <text:p>7.5774e-17</text:p>
          </table:table-cell>
          <table:table-cell table:style-name="ce1" office:value-type="string">
            <text:p>2.121e-14</text:p>
          </table:table-cell>
          <table:table-cell table:style-name="ce1" office:value-type="string">
            <text:p>1.0244e-15</text:p>
          </table:table-cell>
          <table:table-cell table:style-name="ce1" office:value-type="string">
            <text:p>6.2055e-16</text:p>
          </table:table-cell>
        </table:table-row>
        <table:table-row table:style-name="ro2">
          <table:table-cell office:value-type="float" office:value="680.7017">
            <text:p>680.7017</text:p>
          </table:table-cell>
          <table:table-cell table:formula="of:=[.AC70]*1000000" office:value-type="float" office:value="935.68">
            <text:p>935.68</text:p>
          </table:table-cell>
          <table:table-cell table:formula="of:=[.AD70]*1000000" office:value-type="float" office:value="104.32">
            <text:p>104.32</text:p>
          </table:table-cell>
          <table:table-cell table:formula="of:=[.AE70]*1000000" office:value-type="float" office:value="19.305">
            <text:p>19.305</text:p>
          </table:table-cell>
          <table:table-cell table:formula="of:=[.AF70]*1000000" office:value-type="float" office:value="0.0053407">
            <text:p>0.0053407</text:p>
          </table:table-cell>
          <table:table-cell table:formula="of:=[.AG70]*1000000" office:value-type="float" office:value="1.7673">
            <text:p>1.7673</text:p>
          </table:table-cell>
          <table:table-cell table:formula="of:=[.AH70]*1000000" office:value-type="float" office:value="26.67">
            <text:p>26.67</text:p>
          </table:table-cell>
          <table:table-cell table:formula="of:=[.AI70]*1000000" office:value-type="float" office:value="0.0000000000060474">
            <text:p>6.0474E-012</text:p>
          </table:table-cell>
          <table:table-cell table:formula="of:=[.AJ70]*1000000" office:value-type="float" office:value="0.000048142">
            <text:p>0.000048142</text:p>
          </table:table-cell>
          <table:table-cell table:formula="of:=([.AK70]+[.AL70])*1000000" office:value-type="float" office:value="0.0000095599">
            <text:p>9.5599E-006</text:p>
          </table:table-cell>
          <table:table-cell table:formula="of:=[.AM70]*1000000" office:value-type="float" office:value="979.91">
            <text:p>979.91</text:p>
          </table:table-cell>
          <table:table-cell table:formula="of:=[.AN70]*1000000" office:value-type="float" office:value="146.65">
            <text:p>146.65</text:p>
          </table:table-cell>
          <table:table-cell table:formula="of:=[.AO70]*1000000" office:value-type="float" office:value="20.142">
            <text:p>20.142</text:p>
          </table:table-cell>
          <table:table-cell table:formula="of:=[.AP70]*1000000" office:value-type="float" office:value="0.003689">
            <text:p>0.003689</text:p>
          </table:table-cell>
          <table:table-cell table:formula="of:=[.AQ70]*1000000" office:value-type="float" office:value="6.9134">
            <text:p>6.9134</text:p>
          </table:table-cell>
          <table:table-cell table:formula="of:=[.AR70]*1000000" office:value-type="float" office:value="24.33">
            <text:p>24.33</text:p>
          </table:table-cell>
          <table:table-cell table:formula="of:=[.AS70]*1000000" office:value-type="float" office:value="0.0000000000090669">
            <text:p>9.0669E-012</text:p>
          </table:table-cell>
          <table:table-cell table:formula="of:=[.AT70]*1000000" office:value-type="float" office:value="0.000030984">
            <text:p>0.000030984</text:p>
          </table:table-cell>
          <table:table-cell table:formula="of:=([.AU70]+[.AV70])*1000000" office:value-type="float" office:value="0.0000058787">
            <text:p>5.8787E-006</text:p>
          </table:table-cell>
          <table:table-cell table:formula="of:=[.AW70]*1000000" office:value-type="float" office:value="1398.8">
            <text:p>1398.8</text:p>
          </table:table-cell>
          <table:table-cell table:formula="of:=[.AX70]*1000000" office:value-type="float" office:value="0.0068288">
            <text:p>0.0068288</text:p>
          </table:table-cell>
          <table:table-cell table:formula="of:=[.AY70]*1000000" office:value-type="float" office:value="0.88121">
            <text:p>0.88121</text:p>
          </table:table-cell>
          <table:table-cell table:formula="of:=[.AZ70]*1000000" office:value-type="float" office:value="0.00058379">
            <text:p>0.00058379</text:p>
          </table:table-cell>
          <table:table-cell table:formula="of:=[.BA70]*1000000" office:value-type="float" office:value="0.40016">
            <text:p>0.40016</text:p>
          </table:table-cell>
          <table:table-cell table:formula="of:=[.BB70]*1000000" office:value-type="float" office:value="0.018783">
            <text:p>0.018783</text:p>
          </table:table-cell>
          <table:table-cell table:formula="of:=[.BC70]*1000000" office:value-type="float" office:value="0.000000000074749">
            <text:p>7.4749E-011</text:p>
          </table:table-cell>
          <table:table-cell table:formula="of:=[.BD70]*1000000" office:value-type="float" office:value="0.000000028526">
            <text:p>2.8526E-008</text:p>
          </table:table-cell>
          <table:table-cell table:formula="of:=([.BE70]+[.BF70])*1000000" office:value-type="float" office:value="0.00000000185676">
            <text:p>1.85676E-009</text:p>
          </table:table-cell>
          <table:table-cell office:value-type="float" office:value="0.00093568">
            <text:p>0.00093568</text:p>
          </table:table-cell>
          <table:table-cell office:value-type="float" office:value="0.00010432">
            <text:p>0.00010432</text:p>
          </table:table-cell>
          <table:table-cell table:style-name="ce1" office:value-type="string">
            <text:p>1.9305e-05</text:p>
          </table:table-cell>
          <table:table-cell table:style-name="ce1" office:value-type="string">
            <text:p>5.3407e-09</text:p>
          </table:table-cell>
          <table:table-cell table:style-name="ce1" office:value-type="string">
            <text:p>1.7673e-06</text:p>
          </table:table-cell>
          <table:table-cell table:style-name="ce1" office:value-type="string">
            <text:p>2.667e-05</text:p>
          </table:table-cell>
          <table:table-cell table:style-name="ce1" office:value-type="string">
            <text:p>6.0474e-18</text:p>
          </table:table-cell>
          <table:table-cell table:style-name="ce1" office:value-type="string">
            <text:p>4.8142e-11</text:p>
          </table:table-cell>
          <table:table-cell table:style-name="ce1" office:value-type="string">
            <text:p>6.8429e-12</text:p>
          </table:table-cell>
          <table:table-cell table:style-name="ce1" office:value-type="string">
            <text:p>2.717e-12</text:p>
          </table:table-cell>
          <table:table-cell office:value-type="float" office:value="0.00097991">
            <text:p>0.00097991</text:p>
          </table:table-cell>
          <table:table-cell office:value-type="float" office:value="0.00014665">
            <text:p>0.00014665</text:p>
          </table:table-cell>
          <table:table-cell table:style-name="ce1" office:value-type="string">
            <text:p>2.0142e-05</text:p>
          </table:table-cell>
          <table:table-cell table:style-name="ce1" office:value-type="string">
            <text:p>3.689e-09</text:p>
          </table:table-cell>
          <table:table-cell table:style-name="ce1" office:value-type="string">
            <text:p>6.9134e-06</text:p>
          </table:table-cell>
          <table:table-cell table:style-name="ce1" office:value-type="string">
            <text:p>2.433e-05</text:p>
          </table:table-cell>
          <table:table-cell table:style-name="ce1" office:value-type="string">
            <text:p>9.0669e-18</text:p>
          </table:table-cell>
          <table:table-cell table:style-name="ce1" office:value-type="string">
            <text:p>3.0984e-11</text:p>
          </table:table-cell>
          <table:table-cell table:style-name="ce1" office:value-type="string">
            <text:p>4.8411e-12</text:p>
          </table:table-cell>
          <table:table-cell table:style-name="ce1" office:value-type="string">
            <text:p>1.0376e-12</text:p>
          </table:table-cell>
          <table:table-cell office:value-type="float" office:value="0.0013988">
            <text:p>0.0013988</text:p>
          </table:table-cell>
          <table:table-cell table:style-name="ce1" office:value-type="string">
            <text:p>6.8288e-09</text:p>
          </table:table-cell>
          <table:table-cell table:style-name="ce1" office:value-type="string">
            <text:p>8.8121e-07</text:p>
          </table:table-cell>
          <table:table-cell table:style-name="ce1" office:value-type="string">
            <text:p>5.8379e-10</text:p>
          </table:table-cell>
          <table:table-cell table:style-name="ce1" office:value-type="string">
            <text:p>4.0016e-07</text:p>
          </table:table-cell>
          <table:table-cell table:style-name="ce1" office:value-type="string">
            <text:p>1.8783e-08</text:p>
          </table:table-cell>
          <table:table-cell table:style-name="ce1" office:value-type="string">
            <text:p>7.4749e-17</text:p>
          </table:table-cell>
          <table:table-cell table:style-name="ce1" office:value-type="string">
            <text:p>2.8526e-14</text:p>
          </table:table-cell>
          <table:table-cell table:style-name="ce1" office:value-type="string">
            <text:p>1.1579e-15</text:p>
          </table:table-cell>
          <table:table-cell table:style-name="ce1" office:value-type="string">
            <text:p>6.9886e-16</text:p>
          </table:table-cell>
        </table:table-row>
        <table:table-row table:style-name="ro2">
          <table:table-cell office:value-type="float" office:value="690.7017">
            <text:p>690.7017</text:p>
          </table:table-cell>
          <table:table-cell table:formula="of:=[.AC71]*1000000" office:value-type="float" office:value="927.36">
            <text:p>927.36</text:p>
          </table:table-cell>
          <table:table-cell table:formula="of:=[.AD71]*1000000" office:value-type="float" office:value="103.59">
            <text:p>103.59</text:p>
          </table:table-cell>
          <table:table-cell table:formula="of:=[.AE71]*1000000" office:value-type="float" office:value="19.254">
            <text:p>19.254</text:p>
          </table:table-cell>
          <table:table-cell table:formula="of:=[.AF71]*1000000" office:value-type="float" office:value="0.0054526">
            <text:p>0.0054526</text:p>
          </table:table-cell>
          <table:table-cell table:formula="of:=[.AG71]*1000000" office:value-type="float" office:value="1.7582">
            <text:p>1.7582</text:p>
          </table:table-cell>
          <table:table-cell table:formula="of:=[.AH71]*1000000" office:value-type="float" office:value="26.862">
            <text:p>26.862</text:p>
          </table:table-cell>
          <table:table-cell table:formula="of:=[.AI71]*1000000" office:value-type="float" office:value="0.0000000000058626">
            <text:p>5.8626E-012</text:p>
          </table:table-cell>
          <table:table-cell table:formula="of:=[.AJ71]*1000000" office:value-type="float" office:value="0.000047933">
            <text:p>0.000047933</text:p>
          </table:table-cell>
          <table:table-cell table:formula="of:=([.AK71]+[.AL71])*1000000" office:value-type="float" office:value="0.0000095614">
            <text:p>9.5614E-006</text:p>
          </table:table-cell>
          <table:table-cell table:formula="of:=[.AM71]*1000000" office:value-type="float" office:value="965.22">
            <text:p>965.22</text:p>
          </table:table-cell>
          <table:table-cell table:formula="of:=[.AN71]*1000000" office:value-type="float" office:value="145.01">
            <text:p>145.01</text:p>
          </table:table-cell>
          <table:table-cell table:formula="of:=[.AO71]*1000000" office:value-type="float" office:value="20.088">
            <text:p>20.088</text:p>
          </table:table-cell>
          <table:table-cell table:formula="of:=[.AP71]*1000000" office:value-type="float" office:value="0.0038399">
            <text:p>0.0038399</text:p>
          </table:table-cell>
          <table:table-cell table:formula="of:=[.AQ71]*1000000" office:value-type="float" office:value="6.8053">
            <text:p>6.8053</text:p>
          </table:table-cell>
          <table:table-cell table:formula="of:=[.AR71]*1000000" office:value-type="float" office:value="25.524">
            <text:p>25.524</text:p>
          </table:table-cell>
          <table:table-cell table:formula="of:=[.AS71]*1000000" office:value-type="float" office:value="0.0000000000087848">
            <text:p>8.7848E-012</text:p>
          </table:table-cell>
          <table:table-cell table:formula="of:=[.AT71]*1000000" office:value-type="float" office:value="0.000030789">
            <text:p>0.000030789</text:p>
          </table:table-cell>
          <table:table-cell table:formula="of:=([.AU71]+[.AV71])*1000000" office:value-type="float" office:value="0.000006122">
            <text:p>0.000006122</text:p>
          </table:table-cell>
          <table:table-cell table:formula="of:=[.AW71]*1000000" office:value-type="float" office:value="1398.6">
            <text:p>1398.6</text:p>
          </table:table-cell>
          <table:table-cell table:formula="of:=[.AX71]*1000000" office:value-type="float" office:value="0.009049">
            <text:p>0.009049</text:p>
          </table:table-cell>
          <table:table-cell table:formula="of:=[.AY71]*1000000" office:value-type="float" office:value="1.0721">
            <text:p>1.0721</text:p>
          </table:table-cell>
          <table:table-cell table:formula="of:=[.AZ71]*1000000" office:value-type="float" office:value="0.00069276">
            <text:p>0.00069276</text:p>
          </table:table-cell>
          <table:table-cell table:formula="of:=[.BA71]*1000000" office:value-type="float" office:value="0.53403">
            <text:p>0.53403</text:p>
          </table:table-cell>
          <table:table-cell table:formula="of:=[.BB71]*1000000" office:value-type="float" office:value="0.020843">
            <text:p>0.020843</text:p>
          </table:table-cell>
          <table:table-cell table:formula="of:=[.BC71]*1000000" office:value-type="float" office:value="0.000000000073661">
            <text:p>7.3661E-011</text:p>
          </table:table-cell>
          <table:table-cell table:formula="of:=[.BD71]*1000000" office:value-type="float" office:value="0.000000040664">
            <text:p>4.0664E-008</text:p>
          </table:table-cell>
          <table:table-cell table:formula="of:=([.BE71]+[.BF71])*1000000" office:value-type="float" office:value="0.00000000212315">
            <text:p>2.12315E-009</text:p>
          </table:table-cell>
          <table:table-cell office:value-type="float" office:value="0.00092736">
            <text:p>0.00092736</text:p>
          </table:table-cell>
          <table:table-cell office:value-type="float" office:value="0.00010359">
            <text:p>0.00010359</text:p>
          </table:table-cell>
          <table:table-cell table:style-name="ce1" office:value-type="string">
            <text:p>1.9254e-05</text:p>
          </table:table-cell>
          <table:table-cell table:style-name="ce1" office:value-type="string">
            <text:p>5.4526e-09</text:p>
          </table:table-cell>
          <table:table-cell table:style-name="ce1" office:value-type="string">
            <text:p>1.7582e-06</text:p>
          </table:table-cell>
          <table:table-cell table:style-name="ce1" office:value-type="string">
            <text:p>2.6862e-05</text:p>
          </table:table-cell>
          <table:table-cell table:style-name="ce1" office:value-type="string">
            <text:p>5.8626e-18</text:p>
          </table:table-cell>
          <table:table-cell table:style-name="ce1" office:value-type="string">
            <text:p>4.7933e-11</text:p>
          </table:table-cell>
          <table:table-cell table:style-name="ce1" office:value-type="string">
            <text:p>6.8068e-12</text:p>
          </table:table-cell>
          <table:table-cell table:style-name="ce1" office:value-type="string">
            <text:p>2.7546e-12</text:p>
          </table:table-cell>
          <table:table-cell office:value-type="float" office:value="0.00096522">
            <text:p>0.00096522</text:p>
          </table:table-cell>
          <table:table-cell office:value-type="float" office:value="0.00014501">
            <text:p>0.00014501</text:p>
          </table:table-cell>
          <table:table-cell table:style-name="ce1" office:value-type="string">
            <text:p>2.0088e-05</text:p>
          </table:table-cell>
          <table:table-cell table:style-name="ce1" office:value-type="string">
            <text:p>3.8399e-09</text:p>
          </table:table-cell>
          <table:table-cell table:style-name="ce1" office:value-type="string">
            <text:p>6.8053e-06</text:p>
          </table:table-cell>
          <table:table-cell table:style-name="ce1" office:value-type="string">
            <text:p>2.5524e-05</text:p>
          </table:table-cell>
          <table:table-cell table:style-name="ce1" office:value-type="string">
            <text:p>8.7848e-18</text:p>
          </table:table-cell>
          <table:table-cell table:style-name="ce1" office:value-type="string">
            <text:p>3.0789e-11</text:p>
          </table:table-cell>
          <table:table-cell table:style-name="ce1" office:value-type="string">
            <text:p>5.0061e-12</text:p>
          </table:table-cell>
          <table:table-cell table:style-name="ce1" office:value-type="string">
            <text:p>1.1159e-12</text:p>
          </table:table-cell>
          <table:table-cell office:value-type="float" office:value="0.0013986">
            <text:p>0.0013986</text:p>
          </table:table-cell>
          <table:table-cell table:style-name="ce1" office:value-type="string">
            <text:p>9.049e-09</text:p>
          </table:table-cell>
          <table:table-cell table:style-name="ce1" office:value-type="string">
            <text:p>1.0721e-06</text:p>
          </table:table-cell>
          <table:table-cell table:style-name="ce1" office:value-type="string">
            <text:p>6.9276e-10</text:p>
          </table:table-cell>
          <table:table-cell table:style-name="ce1" office:value-type="string">
            <text:p>5.3403e-07</text:p>
          </table:table-cell>
          <table:table-cell table:style-name="ce1" office:value-type="string">
            <text:p>2.0843e-08</text:p>
          </table:table-cell>
          <table:table-cell table:style-name="ce1" office:value-type="string">
            <text:p>7.3661e-17</text:p>
          </table:table-cell>
          <table:table-cell table:style-name="ce1" office:value-type="string">
            <text:p>4.0664e-14</text:p>
          </table:table-cell>
          <table:table-cell table:style-name="ce1" office:value-type="string">
            <text:p>1.3265e-15</text:p>
          </table:table-cell>
          <table:table-cell table:style-name="ce1" office:value-type="string">
            <text:p>7.9665e-16</text:p>
          </table:table-cell>
        </table:table-row>
        <table:table-row table:style-name="ro2">
          <table:table-cell office:value-type="float" office:value="700.7017">
            <text:p>700.7017</text:p>
          </table:table-cell>
          <table:table-cell table:formula="of:=[.AC72]*1000000" office:value-type="float" office:value="919.2">
            <text:p>919.2</text:p>
          </table:table-cell>
          <table:table-cell table:formula="of:=[.AD72]*1000000" office:value-type="float" office:value="102.86">
            <text:p>102.86</text:p>
          </table:table-cell>
          <table:table-cell table:formula="of:=[.AE72]*1000000" office:value-type="float" office:value="19.204">
            <text:p>19.204</text:p>
          </table:table-cell>
          <table:table-cell table:formula="of:=[.AF72]*1000000" office:value-type="float" office:value="0.0055627">
            <text:p>0.0055627</text:p>
          </table:table-cell>
          <table:table-cell table:formula="of:=[.AG72]*1000000" office:value-type="float" office:value="1.7494">
            <text:p>1.7494</text:p>
          </table:table-cell>
          <table:table-cell table:formula="of:=[.AH72]*1000000" office:value-type="float" office:value="27.034">
            <text:p>27.034</text:p>
          </table:table-cell>
          <table:table-cell table:formula="of:=[.AI72]*1000000" office:value-type="float" office:value="0.0000000000056835">
            <text:p>5.6835E-012</text:p>
          </table:table-cell>
          <table:table-cell table:formula="of:=[.AJ72]*1000000" office:value-type="float" office:value="0.000047724">
            <text:p>0.000047724</text:p>
          </table:table-cell>
          <table:table-cell table:formula="of:=([.AK72]+[.AL72])*1000000" office:value-type="float" office:value="0.0000095537">
            <text:p>9.5537E-006</text:p>
          </table:table-cell>
          <table:table-cell table:formula="of:=[.AM72]*1000000" office:value-type="float" office:value="951.22">
            <text:p>951.22</text:p>
          </table:table-cell>
          <table:table-cell table:formula="of:=[.AN72]*1000000" office:value-type="float" office:value="143.35">
            <text:p>143.35</text:p>
          </table:table-cell>
          <table:table-cell table:formula="of:=[.AO72]*1000000" office:value-type="float" office:value="20.031">
            <text:p>20.031</text:p>
          </table:table-cell>
          <table:table-cell table:formula="of:=[.AP72]*1000000" office:value-type="float" office:value="0.0039865">
            <text:p>0.0039865</text:p>
          </table:table-cell>
          <table:table-cell table:formula="of:=[.AQ72]*1000000" office:value-type="float" office:value="6.7081">
            <text:p>6.7081</text:p>
          </table:table-cell>
          <table:table-cell table:formula="of:=[.AR72]*1000000" office:value-type="float" office:value="26.611">
            <text:p>26.611</text:p>
          </table:table-cell>
          <table:table-cell table:formula="of:=[.AS72]*1000000" office:value-type="float" office:value="0.0000000000085129">
            <text:p>8.5129E-012</text:p>
          </table:table-cell>
          <table:table-cell table:formula="of:=[.AT72]*1000000" office:value-type="float" office:value="0.000030592">
            <text:p>0.000030592</text:p>
          </table:table-cell>
          <table:table-cell table:formula="of:=([.AU72]+[.AV72])*1000000" office:value-type="float" office:value="0.0000063384">
            <text:p>6.3384E-006</text:p>
          </table:table-cell>
          <table:table-cell table:formula="of:=[.AW72]*1000000" office:value-type="float" office:value="1398.3">
            <text:p>1398.3</text:p>
          </table:table-cell>
          <table:table-cell table:formula="of:=[.AX72]*1000000" office:value-type="float" office:value="0.013953">
            <text:p>0.013953</text:p>
          </table:table-cell>
          <table:table-cell table:formula="of:=[.AY72]*1000000" office:value-type="float" office:value="1.3351">
            <text:p>1.3351</text:p>
          </table:table-cell>
          <table:table-cell table:formula="of:=[.AZ72]*1000000" office:value-type="float" office:value="0.00082194">
            <text:p>0.00082194</text:p>
          </table:table-cell>
          <table:table-cell table:formula="of:=[.BA72]*1000000" office:value-type="float" office:value="0.75595">
            <text:p>0.75595</text:p>
          </table:table-cell>
          <table:table-cell table:formula="of:=[.BB72]*1000000" office:value-type="float" office:value="0.023315">
            <text:p>0.023315</text:p>
          </table:table-cell>
          <table:table-cell table:formula="of:=[.BC72]*1000000" office:value-type="float" office:value="0.000000000072503">
            <text:p>7.2503E-011</text:p>
          </table:table-cell>
          <table:table-cell table:formula="of:=[.BD72]*1000000" office:value-type="float" office:value="0.000000064129">
            <text:p>6.4129E-008</text:p>
          </table:table-cell>
          <table:table-cell table:formula="of:=([.BE72]+[.BF72])*1000000" office:value-type="float" office:value="0.00000000248769">
            <text:p>2.48769E-009</text:p>
          </table:table-cell>
          <table:table-cell office:value-type="float" office:value="0.0009192">
            <text:p>0.0009192</text:p>
          </table:table-cell>
          <table:table-cell office:value-type="float" office:value="0.00010286">
            <text:p>0.00010286</text:p>
          </table:table-cell>
          <table:table-cell table:style-name="ce1" office:value-type="string">
            <text:p>1.9204e-05</text:p>
          </table:table-cell>
          <table:table-cell table:style-name="ce1" office:value-type="string">
            <text:p>5.5627e-09</text:p>
          </table:table-cell>
          <table:table-cell table:style-name="ce1" office:value-type="string">
            <text:p>1.7494e-06</text:p>
          </table:table-cell>
          <table:table-cell table:style-name="ce1" office:value-type="string">
            <text:p>2.7034e-05</text:p>
          </table:table-cell>
          <table:table-cell table:style-name="ce1" office:value-type="string">
            <text:p>5.6835e-18</text:p>
          </table:table-cell>
          <table:table-cell table:style-name="ce1" office:value-type="string">
            <text:p>4.7724e-11</text:p>
          </table:table-cell>
          <table:table-cell table:style-name="ce1" office:value-type="string">
            <text:p>6.7656e-12</text:p>
          </table:table-cell>
          <table:table-cell table:style-name="ce1" office:value-type="string">
            <text:p>2.7881e-12</text:p>
          </table:table-cell>
          <table:table-cell office:value-type="float" office:value="0.00095122">
            <text:p>0.00095122</text:p>
          </table:table-cell>
          <table:table-cell office:value-type="float" office:value="0.00014335">
            <text:p>0.00014335</text:p>
          </table:table-cell>
          <table:table-cell table:style-name="ce1" office:value-type="string">
            <text:p>2.0031e-05</text:p>
          </table:table-cell>
          <table:table-cell table:style-name="ce1" office:value-type="string">
            <text:p>3.9865e-09</text:p>
          </table:table-cell>
          <table:table-cell table:style-name="ce1" office:value-type="string">
            <text:p>6.7081e-06</text:p>
          </table:table-cell>
          <table:table-cell table:style-name="ce1" office:value-type="string">
            <text:p>2.6611e-05</text:p>
          </table:table-cell>
          <table:table-cell table:style-name="ce1" office:value-type="string">
            <text:p>8.5129e-18</text:p>
          </table:table-cell>
          <table:table-cell table:style-name="ce1" office:value-type="string">
            <text:p>3.0592e-11</text:p>
          </table:table-cell>
          <table:table-cell table:style-name="ce1" office:value-type="string">
            <text:p>5.1481e-12</text:p>
          </table:table-cell>
          <table:table-cell table:style-name="ce1" office:value-type="string">
            <text:p>1.1903e-12</text:p>
          </table:table-cell>
          <table:table-cell office:value-type="float" office:value="0.0013983">
            <text:p>0.0013983</text:p>
          </table:table-cell>
          <table:table-cell table:style-name="ce1" office:value-type="string">
            <text:p>1.3953e-08</text:p>
          </table:table-cell>
          <table:table-cell table:style-name="ce1" office:value-type="string">
            <text:p>1.3351e-06</text:p>
          </table:table-cell>
          <table:table-cell table:style-name="ce1" office:value-type="string">
            <text:p>8.2194e-10</text:p>
          </table:table-cell>
          <table:table-cell table:style-name="ce1" office:value-type="string">
            <text:p>7.5595e-07</text:p>
          </table:table-cell>
          <table:table-cell table:style-name="ce1" office:value-type="string">
            <text:p>2.3315e-08</text:p>
          </table:table-cell>
          <table:table-cell table:style-name="ce1" office:value-type="string">
            <text:p>7.2503e-17</text:p>
          </table:table-cell>
          <table:table-cell table:style-name="ce1" office:value-type="string">
            <text:p>6.4129e-14</text:p>
          </table:table-cell>
          <table:table-cell table:style-name="ce1" office:value-type="string">
            <text:p>1.5586e-15</text:p>
          </table:table-cell>
          <table:table-cell table:style-name="ce1" office:value-type="string">
            <text:p>9.2909e-16</text:p>
          </table:table-cell>
        </table:table-row>
        <table:table-row table:style-name="ro2">
          <table:table-cell office:value-type="float" office:value="710.7017">
            <text:p>710.7017</text:p>
          </table:table-cell>
          <table:table-cell table:formula="of:=[.AC73]*1000000" office:value-type="float" office:value="911.19">
            <text:p>911.19</text:p>
          </table:table-cell>
          <table:table-cell table:formula="of:=[.AD73]*1000000" office:value-type="float" office:value="102.15">
            <text:p>102.15</text:p>
          </table:table-cell>
          <table:table-cell table:formula="of:=[.AE73]*1000000" office:value-type="float" office:value="19.153">
            <text:p>19.153</text:p>
          </table:table-cell>
          <table:table-cell table:formula="of:=[.AF73]*1000000" office:value-type="float" office:value="0.0056711">
            <text:p>0.0056711</text:p>
          </table:table-cell>
          <table:table-cell table:formula="of:=[.AG73]*1000000" office:value-type="float" office:value="1.7411">
            <text:p>1.7411</text:p>
          </table:table-cell>
          <table:table-cell table:formula="of:=[.AH73]*1000000" office:value-type="float" office:value="27.186">
            <text:p>27.186</text:p>
          </table:table-cell>
          <table:table-cell table:formula="of:=[.AI73]*1000000" office:value-type="float" office:value="0.0000000000055099">
            <text:p>5.5099E-012</text:p>
          </table:table-cell>
          <table:table-cell table:formula="of:=[.AJ73]*1000000" office:value-type="float" office:value="0.000047517">
            <text:p>0.000047517</text:p>
          </table:table-cell>
          <table:table-cell table:formula="of:=([.AK73]+[.AL73])*1000000" office:value-type="float" office:value="0.0000095376">
            <text:p>9.5376E-006</text:p>
          </table:table-cell>
          <table:table-cell table:formula="of:=[.AM73]*1000000" office:value-type="float" office:value="937.82">
            <text:p>937.82</text:p>
          </table:table-cell>
          <table:table-cell table:formula="of:=[.AN73]*1000000" office:value-type="float" office:value="141.68">
            <text:p>141.68</text:p>
          </table:table-cell>
          <table:table-cell table:formula="of:=[.AO73]*1000000" office:value-type="float" office:value="19.974">
            <text:p>19.974</text:p>
          </table:table-cell>
          <table:table-cell table:formula="of:=[.AP73]*1000000" office:value-type="float" office:value="0.0041292">
            <text:p>0.0041292</text:p>
          </table:table-cell>
          <table:table-cell table:formula="of:=[.AQ73]*1000000" office:value-type="float" office:value="6.6199">
            <text:p>6.6199</text:p>
          </table:table-cell>
          <table:table-cell table:formula="of:=[.AR73]*1000000" office:value-type="float" office:value="27.597">
            <text:p>27.597</text:p>
          </table:table-cell>
          <table:table-cell table:formula="of:=[.AS73]*1000000" office:value-type="float" office:value="0.0000000000082504">
            <text:p>8.2504E-012</text:p>
          </table:table-cell>
          <table:table-cell table:formula="of:=[.AT73]*1000000" office:value-type="float" office:value="0.000030392">
            <text:p>0.000030392</text:p>
          </table:table-cell>
          <table:table-cell table:formula="of:=([.AU73]+[.AV73])*1000000" office:value-type="float" office:value="0.0000065296">
            <text:p>6.5296E-006</text:p>
          </table:table-cell>
          <table:table-cell table:formula="of:=[.AW73]*1000000" office:value-type="float" office:value="1397.7">
            <text:p>1397.7</text:p>
          </table:table-cell>
          <table:table-cell table:formula="of:=[.AX73]*1000000" office:value-type="float" office:value="0.029736">
            <text:p>0.029736</text:p>
          </table:table-cell>
          <table:table-cell table:formula="of:=[.AY73]*1000000" office:value-type="float" office:value="1.7378">
            <text:p>1.7378</text:p>
          </table:table-cell>
          <table:table-cell table:formula="of:=[.AZ73]*1000000" office:value-type="float" office:value="0.00097292">
            <text:p>0.00097292</text:p>
          </table:table-cell>
          <table:table-cell table:formula="of:=[.BA73]*1000000" office:value-type="float" office:value="1.1891">
            <text:p>1.1891</text:p>
          </table:table-cell>
          <table:table-cell table:formula="of:=[.BB73]*1000000" office:value-type="float" office:value="0.026489">
            <text:p>0.026489</text:p>
          </table:table-cell>
          <table:table-cell table:formula="of:=[.BC73]*1000000" office:value-type="float" office:value="0.000000000071271">
            <text:p>7.1271E-011</text:p>
          </table:table-cell>
          <table:table-cell table:formula="of:=[.BD73]*1000000" office:value-type="float" office:value="0.00000012011">
            <text:p>1.2011E-007</text:p>
          </table:table-cell>
          <table:table-cell table:formula="of:=([.BE73]+[.BF73])*1000000" office:value-type="float" office:value="0.0000000030845">
            <text:p>3.0845E-009</text:p>
          </table:table-cell>
          <table:table-cell office:value-type="float" office:value="0.00091119">
            <text:p>0.00091119</text:p>
          </table:table-cell>
          <table:table-cell office:value-type="float" office:value="0.00010215">
            <text:p>0.00010215</text:p>
          </table:table-cell>
          <table:table-cell table:style-name="ce1" office:value-type="string">
            <text:p>1.9153e-05</text:p>
          </table:table-cell>
          <table:table-cell table:style-name="ce1" office:value-type="string">
            <text:p>5.6711e-09</text:p>
          </table:table-cell>
          <table:table-cell table:style-name="ce1" office:value-type="string">
            <text:p>1.7411e-06</text:p>
          </table:table-cell>
          <table:table-cell table:style-name="ce1" office:value-type="string">
            <text:p>2.7186e-05</text:p>
          </table:table-cell>
          <table:table-cell table:style-name="ce1" office:value-type="string">
            <text:p>5.5099e-18</text:p>
          </table:table-cell>
          <table:table-cell table:style-name="ce1" office:value-type="string">
            <text:p>4.7517e-11</text:p>
          </table:table-cell>
          <table:table-cell table:style-name="ce1" office:value-type="string">
            <text:p>6.7199e-12</text:p>
          </table:table-cell>
          <table:table-cell table:style-name="ce1" office:value-type="string">
            <text:p>2.8177e-12</text:p>
          </table:table-cell>
          <table:table-cell office:value-type="float" office:value="0.00093782">
            <text:p>0.00093782</text:p>
          </table:table-cell>
          <table:table-cell office:value-type="float" office:value="0.00014168">
            <text:p>0.00014168</text:p>
          </table:table-cell>
          <table:table-cell table:style-name="ce1" office:value-type="string">
            <text:p>1.9974e-05</text:p>
          </table:table-cell>
          <table:table-cell table:style-name="ce1" office:value-type="string">
            <text:p>4.1292e-09</text:p>
          </table:table-cell>
          <table:table-cell table:style-name="ce1" office:value-type="string">
            <text:p>6.6199e-06</text:p>
          </table:table-cell>
          <table:table-cell table:style-name="ce1" office:value-type="string">
            <text:p>2.7597e-05</text:p>
          </table:table-cell>
          <table:table-cell table:style-name="ce1" office:value-type="string">
            <text:p>8.2504e-18</text:p>
          </table:table-cell>
          <table:table-cell table:style-name="ce1" office:value-type="string">
            <text:p>3.0392e-11</text:p>
          </table:table-cell>
          <table:table-cell table:style-name="ce1" office:value-type="string">
            <text:p>5.269e-12</text:p>
          </table:table-cell>
          <table:table-cell table:style-name="ce1" office:value-type="string">
            <text:p>1.2606e-12</text:p>
          </table:table-cell>
          <table:table-cell office:value-type="float" office:value="0.0013977">
            <text:p>0.0013977</text:p>
          </table:table-cell>
          <table:table-cell table:style-name="ce1" office:value-type="string">
            <text:p>2.9736e-08</text:p>
          </table:table-cell>
          <table:table-cell table:style-name="ce1" office:value-type="string">
            <text:p>1.7378e-06</text:p>
          </table:table-cell>
          <table:table-cell table:style-name="ce1" office:value-type="string">
            <text:p>9.7292e-10</text:p>
          </table:table-cell>
          <table:table-cell table:style-name="ce1" office:value-type="string">
            <text:p>1.1891e-06</text:p>
          </table:table-cell>
          <table:table-cell table:style-name="ce1" office:value-type="string">
            <text:p>2.6489e-08</text:p>
          </table:table-cell>
          <table:table-cell table:style-name="ce1" office:value-type="string">
            <text:p>7.1271e-17</text:p>
          </table:table-cell>
          <table:table-cell table:style-name="ce1" office:value-type="string">
            <text:p>1.2011e-13</text:p>
          </table:table-cell>
          <table:table-cell table:style-name="ce1" office:value-type="string">
            <text:p>1.9425e-15</text:p>
          </table:table-cell>
          <table:table-cell table:style-name="ce1" office:value-type="string">
            <text:p>1.142e-15</text:p>
          </table:table-cell>
        </table:table-row>
        <table:table-row table:style-name="ro2">
          <table:table-cell office:value-type="float" office:value="720.7017">
            <text:p>720.7017</text:p>
          </table:table-cell>
          <table:table-cell table:formula="of:=[.AC74]*1000000" office:value-type="float" office:value="903.31">
            <text:p>903.31</text:p>
          </table:table-cell>
          <table:table-cell table:formula="of:=[.AD74]*1000000" office:value-type="float" office:value="101.45">
            <text:p>101.45</text:p>
          </table:table-cell>
          <table:table-cell table:formula="of:=[.AE74]*1000000" office:value-type="float" office:value="19.102">
            <text:p>19.102</text:p>
          </table:table-cell>
          <table:table-cell table:formula="of:=[.AF74]*1000000" office:value-type="float" office:value="0.0057777">
            <text:p>0.0057777</text:p>
          </table:table-cell>
          <table:table-cell table:formula="of:=[.AG74]*1000000" office:value-type="float" office:value="1.733">
            <text:p>1.733</text:p>
          </table:table-cell>
          <table:table-cell table:formula="of:=[.AH74]*1000000" office:value-type="float" office:value="27.321">
            <text:p>27.321</text:p>
          </table:table-cell>
          <table:table-cell table:formula="of:=[.AI74]*1000000" office:value-type="float" office:value="0.0000000000053418">
            <text:p>5.3418E-012</text:p>
          </table:table-cell>
          <table:table-cell table:formula="of:=[.AJ74]*1000000" office:value-type="float" office:value="0.00004731">
            <text:p>0.00004731</text:p>
          </table:table-cell>
          <table:table-cell table:formula="of:=([.AK74]+[.AL74])*1000000" office:value-type="float" office:value="0.0000095137">
            <text:p>9.5137E-006</text:p>
          </table:table-cell>
          <table:table-cell table:formula="of:=[.AM74]*1000000" office:value-type="float" office:value="924.98">
            <text:p>924.98</text:p>
          </table:table-cell>
          <table:table-cell table:formula="of:=[.AN74]*1000000" office:value-type="float" office:value="140.02">
            <text:p>140.02</text:p>
          </table:table-cell>
          <table:table-cell table:formula="of:=[.AO74]*1000000" office:value-type="float" office:value="19.917">
            <text:p>19.917</text:p>
          </table:table-cell>
          <table:table-cell table:formula="of:=[.AP74]*1000000" office:value-type="float" office:value="0.0042681">
            <text:p>0.0042681</text:p>
          </table:table-cell>
          <table:table-cell table:formula="of:=[.AQ74]*1000000" office:value-type="float" office:value="6.5396">
            <text:p>6.5396</text:p>
          </table:table-cell>
          <table:table-cell table:formula="of:=[.AR74]*1000000" office:value-type="float" office:value="28.491">
            <text:p>28.491</text:p>
          </table:table-cell>
          <table:table-cell table:formula="of:=[.AS74]*1000000" office:value-type="float" office:value="0.0000000000079965">
            <text:p>7.9965E-012</text:p>
          </table:table-cell>
          <table:table-cell table:formula="of:=[.AT74]*1000000" office:value-type="float" office:value="0.000030191">
            <text:p>0.000030191</text:p>
          </table:table-cell>
          <table:table-cell table:formula="of:=([.AU74]+[.AV74])*1000000" office:value-type="float" office:value="0.0000066971">
            <text:p>6.6971E-006</text:p>
          </table:table-cell>
          <table:table-cell table:formula="of:=[.AW74]*1000000" office:value-type="float" office:value="1396.3">
            <text:p>1396.3</text:p>
          </table:table-cell>
          <table:table-cell table:formula="of:=[.AX74]*1000000" office:value-type="float" office:value="0.10536">
            <text:p>0.10536</text:p>
          </table:table-cell>
          <table:table-cell table:formula="of:=[.AY74]*1000000" office:value-type="float" office:value="2.4859">
            <text:p>2.4859</text:p>
          </table:table-cell>
          <table:table-cell table:formula="of:=[.AZ74]*1000000" office:value-type="float" office:value="0.0011371">
            <text:p>0.0011371</text:p>
          </table:table-cell>
          <table:table-cell table:formula="of:=[.BA74]*1000000" office:value-type="float" office:value="2.1654">
            <text:p>2.1654</text:p>
          </table:table-cell>
          <table:table-cell table:formula="of:=[.BB74]*1000000" office:value-type="float" office:value="0.031397">
            <text:p>0.031397</text:p>
          </table:table-cell>
          <table:table-cell table:formula="of:=[.BC74]*1000000" office:value-type="float" office:value="0.000000000069958">
            <text:p>6.9958E-011</text:p>
          </table:table-cell>
          <table:table-cell table:formula="of:=[.BD74]*1000000" office:value-type="float" office:value="0.0000002654">
            <text:p>2.654E-007</text:p>
          </table:table-cell>
          <table:table-cell table:formula="of:=([.BE74]+[.BF74])*1000000" office:value-type="float" office:value="0.0000000045336">
            <text:p>4.5336E-009</text:p>
          </table:table-cell>
          <table:table-cell office:value-type="float" office:value="0.00090331">
            <text:p>0.00090331</text:p>
          </table:table-cell>
          <table:table-cell office:value-type="float" office:value="0.00010145">
            <text:p>0.00010145</text:p>
          </table:table-cell>
          <table:table-cell table:style-name="ce1" office:value-type="string">
            <text:p>1.9102e-05</text:p>
          </table:table-cell>
          <table:table-cell table:style-name="ce1" office:value-type="string">
            <text:p>5.7777e-09</text:p>
          </table:table-cell>
          <table:table-cell table:style-name="ce1" office:value-type="string">
            <text:p>1.733e-06</text:p>
          </table:table-cell>
          <table:table-cell table:style-name="ce1" office:value-type="string">
            <text:p>2.7321e-05</text:p>
          </table:table-cell>
          <table:table-cell table:style-name="ce1" office:value-type="string">
            <text:p>5.3418e-18</text:p>
          </table:table-cell>
          <table:table-cell table:style-name="ce1" office:value-type="string">
            <text:p>4.731e-11</text:p>
          </table:table-cell>
          <table:table-cell table:style-name="ce1" office:value-type="string">
            <text:p>6.6701e-12</text:p>
          </table:table-cell>
          <table:table-cell table:style-name="ce1" office:value-type="string">
            <text:p>2.8436e-12</text:p>
          </table:table-cell>
          <table:table-cell office:value-type="float" office:value="0.00092498">
            <text:p>0.00092498</text:p>
          </table:table-cell>
          <table:table-cell office:value-type="float" office:value="0.00014002">
            <text:p>0.00014002</text:p>
          </table:table-cell>
          <table:table-cell table:style-name="ce1" office:value-type="string">
            <text:p>1.9917e-05</text:p>
          </table:table-cell>
          <table:table-cell table:style-name="ce1" office:value-type="string">
            <text:p>4.2681e-09</text:p>
          </table:table-cell>
          <table:table-cell table:style-name="ce1" office:value-type="string">
            <text:p>6.5396e-06</text:p>
          </table:table-cell>
          <table:table-cell table:style-name="ce1" office:value-type="string">
            <text:p>2.8491e-05</text:p>
          </table:table-cell>
          <table:table-cell table:style-name="ce1" office:value-type="string">
            <text:p>7.9965e-18</text:p>
          </table:table-cell>
          <table:table-cell table:style-name="ce1" office:value-type="string">
            <text:p>3.0191e-11</text:p>
          </table:table-cell>
          <table:table-cell table:style-name="ce1" office:value-type="string">
            <text:p>5.3704e-12</text:p>
          </table:table-cell>
          <table:table-cell table:style-name="ce1" office:value-type="string">
            <text:p>1.3267e-12</text:p>
          </table:table-cell>
          <table:table-cell office:value-type="float" office:value="0.0013963">
            <text:p>0.0013963</text:p>
          </table:table-cell>
          <table:table-cell table:style-name="ce1" office:value-type="string">
            <text:p>1.0536e-07</text:p>
          </table:table-cell>
          <table:table-cell table:style-name="ce1" office:value-type="string">
            <text:p>2.4859e-06</text:p>
          </table:table-cell>
          <table:table-cell table:style-name="ce1" office:value-type="string">
            <text:p>1.1371e-09</text:p>
          </table:table-cell>
          <table:table-cell table:style-name="ce1" office:value-type="string">
            <text:p>2.1654e-06</text:p>
          </table:table-cell>
          <table:table-cell table:style-name="ce1" office:value-type="string">
            <text:p>3.1397e-08</text:p>
          </table:table-cell>
          <table:table-cell table:style-name="ce1" office:value-type="string">
            <text:p>6.9958e-17</text:p>
          </table:table-cell>
          <table:table-cell table:style-name="ce1" office:value-type="string">
            <text:p>2.654e-13</text:p>
          </table:table-cell>
          <table:table-cell table:style-name="ce1" office:value-type="string">
            <text:p>2.9065e-15</text:p>
          </table:table-cell>
          <table:table-cell table:style-name="ce1" office:value-type="string">
            <text:p>1.6271e-15</text:p>
          </table:table-cell>
        </table:table-row>
        <table:table-row table:style-name="ro2">
          <table:table-cell office:value-type="float" office:value="730.7017">
            <text:p>730.7017</text:p>
          </table:table-cell>
          <table:table-cell table:formula="of:=[.AC75]*1000000" office:value-type="float" office:value="895.56">
            <text:p>895.56</text:p>
          </table:table-cell>
          <table:table-cell table:formula="of:=[.AD75]*1000000" office:value-type="float" office:value="100.75">
            <text:p>100.75</text:p>
          </table:table-cell>
          <table:table-cell table:formula="of:=[.AE75]*1000000" office:value-type="float" office:value="19.051">
            <text:p>19.051</text:p>
          </table:table-cell>
          <table:table-cell table:formula="of:=[.AF75]*1000000" office:value-type="float" office:value="0.0058828">
            <text:p>0.0058828</text:p>
          </table:table-cell>
          <table:table-cell table:formula="of:=[.AG75]*1000000" office:value-type="float" office:value="1.7253">
            <text:p>1.7253</text:p>
          </table:table-cell>
          <table:table-cell table:formula="of:=[.AH75]*1000000" office:value-type="float" office:value="27.438">
            <text:p>27.438</text:p>
          </table:table-cell>
          <table:table-cell table:formula="of:=[.AI75]*1000000" office:value-type="float" office:value="0.0000000000051788">
            <text:p>5.1788E-012</text:p>
          </table:table-cell>
          <table:table-cell table:formula="of:=[.AJ75]*1000000" office:value-type="float" office:value="0.000047104">
            <text:p>0.000047104</text:p>
          </table:table-cell>
          <table:table-cell table:formula="of:=([.AK75]+[.AL75])*1000000" office:value-type="float" office:value="0.0000094827">
            <text:p>9.4827E-006</text:p>
          </table:table-cell>
          <table:table-cell table:formula="of:=[.AM75]*1000000" office:value-type="float" office:value="912.64">
            <text:p>912.64</text:p>
          </table:table-cell>
          <table:table-cell table:formula="of:=[.AN75]*1000000" office:value-type="float" office:value="138.39">
            <text:p>138.39</text:p>
          </table:table-cell>
          <table:table-cell table:formula="of:=[.AO75]*1000000" office:value-type="float" office:value="19.86">
            <text:p>19.86</text:p>
          </table:table-cell>
          <table:table-cell table:formula="of:=[.AP75]*1000000" office:value-type="float" office:value="0.0044036">
            <text:p>0.0044036</text:p>
          </table:table-cell>
          <table:table-cell table:formula="of:=[.AQ75]*1000000" office:value-type="float" office:value="6.4661">
            <text:p>6.4661</text:p>
          </table:table-cell>
          <table:table-cell table:formula="of:=[.AR75]*1000000" office:value-type="float" office:value="29.299">
            <text:p>29.299</text:p>
          </table:table-cell>
          <table:table-cell table:formula="of:=[.AS75]*1000000" office:value-type="float" office:value="0.0000000000077508">
            <text:p>7.7508E-012</text:p>
          </table:table-cell>
          <table:table-cell table:formula="of:=[.AT75]*1000000" office:value-type="float" office:value="0.000029988">
            <text:p>0.000029988</text:p>
          </table:table-cell>
          <table:table-cell table:formula="of:=([.AU75]+[.AV75])*1000000" office:value-type="float" office:value="0.0000068426">
            <text:p>6.8426E-006</text:p>
          </table:table-cell>
          <table:table-cell table:formula="of:=[.AW75]*1000000" office:value-type="float" office:value="1393.4">
            <text:p>1393.4</text:p>
          </table:table-cell>
          <table:table-cell table:formula="of:=[.AX75]*1000000" office:value-type="float" office:value="0.44445">
            <text:p>0.44445</text:p>
          </table:table-cell>
          <table:table-cell table:formula="of:=[.AY75]*1000000" office:value-type="float" office:value="4.0573">
            <text:p>4.0573</text:p>
          </table:table-cell>
          <table:table-cell table:formula="of:=[.AZ75]*1000000" office:value-type="float" office:value="0.0012862">
            <text:p>0.0012862</text:p>
          </table:table-cell>
          <table:table-cell table:formula="of:=[.BA75]*1000000" office:value-type="float" office:value="4.1465">
            <text:p>4.1465</text:p>
          </table:table-cell>
          <table:table-cell table:formula="of:=[.BB75]*1000000" office:value-type="float" office:value="0.043144">
            <text:p>0.043144</text:p>
          </table:table-cell>
          <table:table-cell table:formula="of:=[.BC75]*1000000" office:value-type="float" office:value="0.000000000068532">
            <text:p>6.8532E-011</text:p>
          </table:table-cell>
          <table:table-cell table:formula="of:=[.BD75]*1000000" office:value-type="float" office:value="0.00000056645">
            <text:p>5.6645E-007</text:p>
          </table:table-cell>
          <table:table-cell table:formula="of:=([.BE75]+[.BF75])*1000000" office:value-type="float" office:value="0.0000000099625">
            <text:p>0.00000001</text:p>
          </table:table-cell>
          <table:table-cell office:value-type="float" office:value="0.00089556">
            <text:p>0.00089556</text:p>
          </table:table-cell>
          <table:table-cell office:value-type="float" office:value="0.00010075">
            <text:p>0.00010075</text:p>
          </table:table-cell>
          <table:table-cell table:style-name="ce1" office:value-type="string">
            <text:p>1.9051e-05</text:p>
          </table:table-cell>
          <table:table-cell table:style-name="ce1" office:value-type="string">
            <text:p>5.8828e-09</text:p>
          </table:table-cell>
          <table:table-cell table:style-name="ce1" office:value-type="string">
            <text:p>1.7253e-06</text:p>
          </table:table-cell>
          <table:table-cell table:style-name="ce1" office:value-type="string">
            <text:p>2.7438e-05</text:p>
          </table:table-cell>
          <table:table-cell table:style-name="ce1" office:value-type="string">
            <text:p>5.1788e-18</text:p>
          </table:table-cell>
          <table:table-cell table:style-name="ce1" office:value-type="string">
            <text:p>4.7104e-11</text:p>
          </table:table-cell>
          <table:table-cell table:style-name="ce1" office:value-type="string">
            <text:p>6.6167e-12</text:p>
          </table:table-cell>
          <table:table-cell table:style-name="ce1" office:value-type="string">
            <text:p>2.866e-12</text:p>
          </table:table-cell>
          <table:table-cell office:value-type="float" office:value="0.00091264">
            <text:p>0.00091264</text:p>
          </table:table-cell>
          <table:table-cell office:value-type="float" office:value="0.00013839">
            <text:p>0.00013839</text:p>
          </table:table-cell>
          <table:table-cell table:style-name="ce1" office:value-type="string">
            <text:p>1.986e-05</text:p>
          </table:table-cell>
          <table:table-cell table:style-name="ce1" office:value-type="string">
            <text:p>4.4036e-09</text:p>
          </table:table-cell>
          <table:table-cell table:style-name="ce1" office:value-type="string">
            <text:p>6.4661e-06</text:p>
          </table:table-cell>
          <table:table-cell table:style-name="ce1" office:value-type="string">
            <text:p>2.9299e-05</text:p>
          </table:table-cell>
          <table:table-cell table:style-name="ce1" office:value-type="string">
            <text:p>7.7508e-18</text:p>
          </table:table-cell>
          <table:table-cell table:style-name="ce1" office:value-type="string">
            <text:p>2.9988e-11</text:p>
          </table:table-cell>
          <table:table-cell table:style-name="ce1" office:value-type="string">
            <text:p>5.4541e-12</text:p>
          </table:table-cell>
          <table:table-cell table:style-name="ce1" office:value-type="string">
            <text:p>1.3885e-12</text:p>
          </table:table-cell>
          <table:table-cell office:value-type="float" office:value="0.0013934">
            <text:p>0.0013934</text:p>
          </table:table-cell>
          <table:table-cell table:style-name="ce1" office:value-type="string">
            <text:p>4.4445e-07</text:p>
          </table:table-cell>
          <table:table-cell table:style-name="ce1" office:value-type="string">
            <text:p>4.0573e-06</text:p>
          </table:table-cell>
          <table:table-cell table:style-name="ce1" office:value-type="string">
            <text:p>1.2862e-09</text:p>
          </table:table-cell>
          <table:table-cell table:style-name="ce1" office:value-type="string">
            <text:p>4.1465e-06</text:p>
          </table:table-cell>
          <table:table-cell table:style-name="ce1" office:value-type="string">
            <text:p>4.3144e-08</text:p>
          </table:table-cell>
          <table:table-cell table:style-name="ce1" office:value-type="string">
            <text:p>6.8532e-17</text:p>
          </table:table-cell>
          <table:table-cell table:style-name="ce1" office:value-type="string">
            <text:p>5.6645e-13</text:p>
          </table:table-cell>
          <table:table-cell table:style-name="ce1" office:value-type="string">
            <text:p>6.8877e-15</text:p>
          </table:table-cell>
          <table:table-cell table:style-name="ce1" office:value-type="string">
            <text:p>3.0748e-15</text:p>
          </table:table-cell>
        </table:table-row>
        <table:table-row table:style-name="ro2">
          <table:table-cell office:value-type="float" office:value="740.7017">
            <text:p>740.7017</text:p>
          </table:table-cell>
          <table:table-cell table:formula="of:=[.AC76]*1000000" office:value-type="float" office:value="887.93">
            <text:p>887.93</text:p>
          </table:table-cell>
          <table:table-cell table:formula="of:=[.AD76]*1000000" office:value-type="float" office:value="100.07">
            <text:p>100.07</text:p>
          </table:table-cell>
          <table:table-cell table:formula="of:=[.AE76]*1000000" office:value-type="float" office:value="18.999">
            <text:p>18.999</text:p>
          </table:table-cell>
          <table:table-cell table:formula="of:=[.AF76]*1000000" office:value-type="float" office:value="0.0059863">
            <text:p>0.0059863</text:p>
          </table:table-cell>
          <table:table-cell table:formula="of:=[.AG76]*1000000" office:value-type="float" office:value="1.7178">
            <text:p>1.7178</text:p>
          </table:table-cell>
          <table:table-cell table:formula="of:=[.AH76]*1000000" office:value-type="float" office:value="27.541">
            <text:p>27.541</text:p>
          </table:table-cell>
          <table:table-cell table:formula="of:=[.AI76]*1000000" office:value-type="float" office:value="0.0000000000050208">
            <text:p>5.0208E-012</text:p>
          </table:table-cell>
          <table:table-cell table:formula="of:=[.AJ76]*1000000" office:value-type="float" office:value="0.000046898">
            <text:p>0.000046898</text:p>
          </table:table-cell>
          <table:table-cell table:formula="of:=([.AK76]+[.AL76])*1000000" office:value-type="float" office:value="0.0000094452">
            <text:p>9.4452E-006</text:p>
          </table:table-cell>
          <table:table-cell table:formula="of:=[.AM76]*1000000" office:value-type="float" office:value="900.76">
            <text:p>900.76</text:p>
          </table:table-cell>
          <table:table-cell table:formula="of:=[.AN76]*1000000" office:value-type="float" office:value="136.77">
            <text:p>136.77</text:p>
          </table:table-cell>
          <table:table-cell table:formula="of:=[.AO76]*1000000" office:value-type="float" office:value="19.805">
            <text:p>19.805</text:p>
          </table:table-cell>
          <table:table-cell table:formula="of:=[.AP76]*1000000" office:value-type="float" office:value="0.0045359">
            <text:p>0.0045359</text:p>
          </table:table-cell>
          <table:table-cell table:formula="of:=[.AQ76]*1000000" office:value-type="float" office:value="6.3984">
            <text:p>6.3984</text:p>
          </table:table-cell>
          <table:table-cell table:formula="of:=[.AR76]*1000000" office:value-type="float" office:value="30.029">
            <text:p>30.029</text:p>
          </table:table-cell>
          <table:table-cell table:formula="of:=[.AS76]*1000000" office:value-type="float" office:value="0.0000000000075129">
            <text:p>7.5129E-012</text:p>
          </table:table-cell>
          <table:table-cell table:formula="of:=[.AT76]*1000000" office:value-type="float" office:value="0.000029785">
            <text:p>0.000029785</text:p>
          </table:table-cell>
          <table:table-cell table:formula="of:=([.AU76]+[.AV76])*1000000" office:value-type="float" office:value="0.0000069676">
            <text:p>6.9676E-006</text:p>
          </table:table-cell>
          <table:table-cell table:formula="of:=[.AW76]*1000000" office:value-type="float" office:value="1387.2">
            <text:p>1387.2</text:p>
          </table:table-cell>
          <table:table-cell table:formula="of:=[.AX76]*1000000" office:value-type="float" office:value="1.8181">
            <text:p>1.8181</text:p>
          </table:table-cell>
          <table:table-cell table:formula="of:=[.AY76]*1000000" office:value-type="float" office:value="6.765">
            <text:p>6.765</text:p>
          </table:table-cell>
          <table:table-cell table:formula="of:=[.AZ76]*1000000" office:value-type="float" office:value="0.0014021">
            <text:p>0.0014021</text:p>
          </table:table-cell>
          <table:table-cell table:formula="of:=[.BA76]*1000000" office:value-type="float" office:value="7.5882">
            <text:p>7.5882</text:p>
          </table:table-cell>
          <table:table-cell table:formula="of:=[.BB76]*1000000" office:value-type="float" office:value="0.081719">
            <text:p>0.081719</text:p>
          </table:table-cell>
          <table:table-cell table:formula="of:=[.BC76]*1000000" office:value-type="float" office:value="0.000000000066792">
            <text:p>6.6792E-011</text:p>
          </table:table-cell>
          <table:table-cell table:formula="of:=[.BD76]*1000000" office:value-type="float" office:value="0.0000012539">
            <text:p>1.2539E-006</text:p>
          </table:table-cell>
          <table:table-cell table:formula="of:=([.BE76]+[.BF76])*1000000" office:value-type="float" office:value="0.0000000291516">
            <text:p>2.91516E-008</text:p>
          </table:table-cell>
          <table:table-cell office:value-type="float" office:value="0.00088793">
            <text:p>0.00088793</text:p>
          </table:table-cell>
          <table:table-cell office:value-type="float" office:value="0.00010007">
            <text:p>0.00010007</text:p>
          </table:table-cell>
          <table:table-cell table:style-name="ce1" office:value-type="string">
            <text:p>1.8999e-05</text:p>
          </table:table-cell>
          <table:table-cell table:style-name="ce1" office:value-type="string">
            <text:p>5.9863e-09</text:p>
          </table:table-cell>
          <table:table-cell table:style-name="ce1" office:value-type="string">
            <text:p>1.7178e-06</text:p>
          </table:table-cell>
          <table:table-cell table:style-name="ce1" office:value-type="string">
            <text:p>2.7541e-05</text:p>
          </table:table-cell>
          <table:table-cell table:style-name="ce1" office:value-type="string">
            <text:p>5.0208e-18</text:p>
          </table:table-cell>
          <table:table-cell table:style-name="ce1" office:value-type="string">
            <text:p>4.6898e-11</text:p>
          </table:table-cell>
          <table:table-cell table:style-name="ce1" office:value-type="string">
            <text:p>6.5601e-12</text:p>
          </table:table-cell>
          <table:table-cell table:style-name="ce1" office:value-type="string">
            <text:p>2.8851e-12</text:p>
          </table:table-cell>
          <table:table-cell office:value-type="float" office:value="0.00090076">
            <text:p>0.00090076</text:p>
          </table:table-cell>
          <table:table-cell office:value-type="float" office:value="0.00013677">
            <text:p>0.00013677</text:p>
          </table:table-cell>
          <table:table-cell table:style-name="ce1" office:value-type="string">
            <text:p>1.9805e-05</text:p>
          </table:table-cell>
          <table:table-cell table:style-name="ce1" office:value-type="string">
            <text:p>4.5359e-09</text:p>
          </table:table-cell>
          <table:table-cell table:style-name="ce1" office:value-type="string">
            <text:p>6.3984e-06</text:p>
          </table:table-cell>
          <table:table-cell table:style-name="ce1" office:value-type="string">
            <text:p>3.0029e-05</text:p>
          </table:table-cell>
          <table:table-cell table:style-name="ce1" office:value-type="string">
            <text:p>7.5129e-18</text:p>
          </table:table-cell>
          <table:table-cell table:style-name="ce1" office:value-type="string">
            <text:p>2.9785e-11</text:p>
          </table:table-cell>
          <table:table-cell table:style-name="ce1" office:value-type="string">
            <text:p>5.5215e-12</text:p>
          </table:table-cell>
          <table:table-cell table:style-name="ce1" office:value-type="string">
            <text:p>1.4461e-12</text:p>
          </table:table-cell>
          <table:table-cell office:value-type="float" office:value="0.0013872">
            <text:p>0.0013872</text:p>
          </table:table-cell>
          <table:table-cell table:style-name="ce1" office:value-type="string">
            <text:p>1.8181e-06</text:p>
          </table:table-cell>
          <table:table-cell table:style-name="ce1" office:value-type="string">
            <text:p>6.765e-06</text:p>
          </table:table-cell>
          <table:table-cell table:style-name="ce1" office:value-type="string">
            <text:p>1.4021e-09</text:p>
          </table:table-cell>
          <table:table-cell table:style-name="ce1" office:value-type="string">
            <text:p>7.5882e-06</text:p>
          </table:table-cell>
          <table:table-cell table:style-name="ce1" office:value-type="string">
            <text:p>8.1719e-08</text:p>
          </table:table-cell>
          <table:table-cell table:style-name="ce1" office:value-type="string">
            <text:p>6.6792e-17</text:p>
          </table:table-cell>
          <table:table-cell table:style-name="ce1" office:value-type="string">
            <text:p>1.2539e-12</text:p>
          </table:table-cell>
          <table:table-cell table:style-name="ce1" office:value-type="string">
            <text:p>2.2674e-14</text:p>
          </table:table-cell>
          <table:table-cell table:style-name="ce1" office:value-type="string">
            <text:p>6.4776e-15</text:p>
          </table:table-cell>
        </table:table-row>
        <table:table-row table:style-name="ro2">
          <table:table-cell office:value-type="float" office:value="750.7017">
            <text:p>750.7017</text:p>
          </table:table-cell>
          <table:table-cell table:formula="of:=[.AC77]*1000000" office:value-type="float" office:value="880.42">
            <text:p>880.42</text:p>
          </table:table-cell>
          <table:table-cell table:formula="of:=[.AD77]*1000000" office:value-type="float" office:value="99.39">
            <text:p>99.39</text:p>
          </table:table-cell>
          <table:table-cell table:formula="of:=[.AE77]*1000000" office:value-type="float" office:value="18.947">
            <text:p>18.947</text:p>
          </table:table-cell>
          <table:table-cell table:formula="of:=[.AF77]*1000000" office:value-type="float" office:value="0.0060884">
            <text:p>0.0060884</text:p>
          </table:table-cell>
          <table:table-cell table:formula="of:=[.AG77]*1000000" office:value-type="float" office:value="1.7105">
            <text:p>1.7105</text:p>
          </table:table-cell>
          <table:table-cell table:formula="of:=[.AH77]*1000000" office:value-type="float" office:value="27.629">
            <text:p>27.629</text:p>
          </table:table-cell>
          <table:table-cell table:formula="of:=[.AI77]*1000000" office:value-type="float" office:value="0.0000000000048678">
            <text:p>4.8678E-012</text:p>
          </table:table-cell>
          <table:table-cell table:formula="of:=[.AJ77]*1000000" office:value-type="float" office:value="0.000046693">
            <text:p>0.000046693</text:p>
          </table:table-cell>
          <table:table-cell table:formula="of:=([.AK77]+[.AL77])*1000000" office:value-type="float" office:value="0.0000094017">
            <text:p>9.4017E-006</text:p>
          </table:table-cell>
          <table:table-cell table:formula="of:=[.AM77]*1000000" office:value-type="float" office:value="889.3">
            <text:p>889.3</text:p>
          </table:table-cell>
          <table:table-cell table:formula="of:=[.AN77]*1000000" office:value-type="float" office:value="135.19">
            <text:p>135.19</text:p>
          </table:table-cell>
          <table:table-cell table:formula="of:=[.AO77]*1000000" office:value-type="float" office:value="19.749">
            <text:p>19.749</text:p>
          </table:table-cell>
          <table:table-cell table:formula="of:=[.AP77]*1000000" office:value-type="float" office:value="0.0046652">
            <text:p>0.0046652</text:p>
          </table:table-cell>
          <table:table-cell table:formula="of:=[.AQ77]*1000000" office:value-type="float" office:value="6.3359">
            <text:p>6.3359</text:p>
          </table:table-cell>
          <table:table-cell table:formula="of:=[.AR77]*1000000" office:value-type="float" office:value="30.687">
            <text:p>30.687</text:p>
          </table:table-cell>
          <table:table-cell table:formula="of:=[.AS77]*1000000" office:value-type="float" office:value="0.0000000000072825">
            <text:p>7.2825E-012</text:p>
          </table:table-cell>
          <table:table-cell table:formula="of:=[.AT77]*1000000" office:value-type="float" office:value="0.000029581">
            <text:p>0.000029581</text:p>
          </table:table-cell>
          <table:table-cell table:formula="of:=([.AU77]+[.AV77])*1000000" office:value-type="float" office:value="0.0000070736">
            <text:p>7.0736E-006</text:p>
          </table:table-cell>
          <table:table-cell table:formula="of:=[.AW77]*1000000" office:value-type="float" office:value="1374">
            <text:p>1374</text:p>
          </table:table-cell>
          <table:table-cell table:formula="of:=[.AX77]*1000000" office:value-type="float" office:value="7.3621">
            <text:p>7.3621</text:p>
          </table:table-cell>
          <table:table-cell table:formula="of:=[.AY77]*1000000" office:value-type="float" office:value="10.303">
            <text:p>10.303</text:p>
          </table:table-cell>
          <table:table-cell table:formula="of:=[.AZ77]*1000000" office:value-type="float" office:value="0.0014928">
            <text:p>0.0014928</text:p>
          </table:table-cell>
          <table:table-cell table:formula="of:=[.BA77]*1000000" office:value-type="float" office:value="12.719">
            <text:p>12.719</text:p>
          </table:table-cell>
          <table:table-cell table:formula="of:=[.BB77]*1000000" office:value-type="float" office:value="0.19385">
            <text:p>0.19385</text:p>
          </table:table-cell>
          <table:table-cell table:formula="of:=[.BC77]*1000000" office:value-type="float" office:value="0.000000000064071">
            <text:p>6.4071E-011</text:p>
          </table:table-cell>
          <table:table-cell table:formula="of:=[.BD77]*1000000" office:value-type="float" office:value="0.000002997">
            <text:p>0.000002997</text:p>
          </table:table-cell>
          <table:table-cell table:formula="of:=([.BE77]+[.BF77])*1000000" office:value-type="float" office:value="0.000000077406">
            <text:p>7.7406E-008</text:p>
          </table:table-cell>
          <table:table-cell office:value-type="float" office:value="0.00088042">
            <text:p>0.00088042</text:p>
          </table:table-cell>
          <table:table-cell table:style-name="ce1" office:value-type="string">
            <text:p>9.939e-05</text:p>
          </table:table-cell>
          <table:table-cell table:style-name="ce1" office:value-type="string">
            <text:p>1.8947e-05</text:p>
          </table:table-cell>
          <table:table-cell table:style-name="ce1" office:value-type="string">
            <text:p>6.0884e-09</text:p>
          </table:table-cell>
          <table:table-cell table:style-name="ce1" office:value-type="string">
            <text:p>1.7105e-06</text:p>
          </table:table-cell>
          <table:table-cell table:style-name="ce1" office:value-type="string">
            <text:p>2.7629e-05</text:p>
          </table:table-cell>
          <table:table-cell table:style-name="ce1" office:value-type="string">
            <text:p>4.8678e-18</text:p>
          </table:table-cell>
          <table:table-cell table:style-name="ce1" office:value-type="string">
            <text:p>4.6693e-11</text:p>
          </table:table-cell>
          <table:table-cell table:style-name="ce1" office:value-type="string">
            <text:p>6.5007e-12</text:p>
          </table:table-cell>
          <table:table-cell table:style-name="ce1" office:value-type="string">
            <text:p>2.901e-12</text:p>
          </table:table-cell>
          <table:table-cell office:value-type="float" office:value="0.0008893">
            <text:p>0.0008893</text:p>
          </table:table-cell>
          <table:table-cell office:value-type="float" office:value="0.00013519">
            <text:p>0.00013519</text:p>
          </table:table-cell>
          <table:table-cell table:style-name="ce1" office:value-type="string">
            <text:p>1.9749e-05</text:p>
          </table:table-cell>
          <table:table-cell table:style-name="ce1" office:value-type="string">
            <text:p>4.6652e-09</text:p>
          </table:table-cell>
          <table:table-cell table:style-name="ce1" office:value-type="string">
            <text:p>6.3359e-06</text:p>
          </table:table-cell>
          <table:table-cell table:style-name="ce1" office:value-type="string">
            <text:p>3.0687e-05</text:p>
          </table:table-cell>
          <table:table-cell table:style-name="ce1" office:value-type="string">
            <text:p>7.2825e-18</text:p>
          </table:table-cell>
          <table:table-cell table:style-name="ce1" office:value-type="string">
            <text:p>2.9581e-11</text:p>
          </table:table-cell>
          <table:table-cell table:style-name="ce1" office:value-type="string">
            <text:p>5.5741e-12</text:p>
          </table:table-cell>
          <table:table-cell table:style-name="ce1" office:value-type="string">
            <text:p>1.4995e-12</text:p>
          </table:table-cell>
          <table:table-cell office:value-type="float" office:value="0.001374">
            <text:p>0.001374</text:p>
          </table:table-cell>
          <table:table-cell table:style-name="ce1" office:value-type="string">
            <text:p>7.3621e-06</text:p>
          </table:table-cell>
          <table:table-cell table:style-name="ce1" office:value-type="string">
            <text:p>1.0303e-05</text:p>
          </table:table-cell>
          <table:table-cell table:style-name="ce1" office:value-type="string">
            <text:p>1.4928e-09</text:p>
          </table:table-cell>
          <table:table-cell table:style-name="ce1" office:value-type="string">
            <text:p>1.2719e-05</text:p>
          </table:table-cell>
          <table:table-cell table:style-name="ce1" office:value-type="string">
            <text:p>1.9385e-07</text:p>
          </table:table-cell>
          <table:table-cell table:style-name="ce1" office:value-type="string">
            <text:p>6.4071e-17</text:p>
          </table:table-cell>
          <table:table-cell table:style-name="ce1" office:value-type="string">
            <text:p>2.997e-12</text:p>
          </table:table-cell>
          <table:table-cell table:style-name="ce1" office:value-type="string">
            <text:p>6.5168e-14</text:p>
          </table:table-cell>
          <table:table-cell table:style-name="ce1" office:value-type="string">
            <text:p>1.2238e-14</text:p>
          </table:table-cell>
        </table:table-row>
        <table:table-row table:style-name="ro2">
          <table:table-cell office:value-type="float" office:value="760.7017">
            <text:p>760.7017</text:p>
          </table:table-cell>
          <table:table-cell table:formula="of:=[.AC78]*1000000" office:value-type="float" office:value="873.02">
            <text:p>873.02</text:p>
          </table:table-cell>
          <table:table-cell table:formula="of:=[.AD78]*1000000" office:value-type="float" office:value="98.722">
            <text:p>98.722</text:p>
          </table:table-cell>
          <table:table-cell table:formula="of:=[.AE78]*1000000" office:value-type="float" office:value="18.895">
            <text:p>18.895</text:p>
          </table:table-cell>
          <table:table-cell table:formula="of:=[.AF78]*1000000" office:value-type="float" office:value="0.0061891">
            <text:p>0.0061891</text:p>
          </table:table-cell>
          <table:table-cell table:formula="of:=[.AG78]*1000000" office:value-type="float" office:value="1.7035">
            <text:p>1.7035</text:p>
          </table:table-cell>
          <table:table-cell table:formula="of:=[.AH78]*1000000" office:value-type="float" office:value="27.704">
            <text:p>27.704</text:p>
          </table:table-cell>
          <table:table-cell table:formula="of:=[.AI78]*1000000" office:value-type="float" office:value="0.0000000000047194">
            <text:p>4.7194E-012</text:p>
          </table:table-cell>
          <table:table-cell table:formula="of:=[.AJ78]*1000000" office:value-type="float" office:value="0.000046489">
            <text:p>0.000046489</text:p>
          </table:table-cell>
          <table:table-cell table:formula="of:=([.AK78]+[.AL78])*1000000" office:value-type="float" office:value="0.000009353">
            <text:p>0.000009353</text:p>
          </table:table-cell>
          <table:table-cell table:formula="of:=[.AM78]*1000000" office:value-type="float" office:value="878.23">
            <text:p>878.23</text:p>
          </table:table-cell>
          <table:table-cell table:formula="of:=[.AN78]*1000000" office:value-type="float" office:value="133.64">
            <text:p>133.64</text:p>
          </table:table-cell>
          <table:table-cell table:formula="of:=[.AO78]*1000000" office:value-type="float" office:value="19.695">
            <text:p>19.695</text:p>
          </table:table-cell>
          <table:table-cell table:formula="of:=[.AP78]*1000000" office:value-type="float" office:value="0.0047918">
            <text:p>0.0047918</text:p>
          </table:table-cell>
          <table:table-cell table:formula="of:=[.AQ78]*1000000" office:value-type="float" office:value="6.2779">
            <text:p>6.2779</text:p>
          </table:table-cell>
          <table:table-cell table:formula="of:=[.AR78]*1000000" office:value-type="float" office:value="31.278">
            <text:p>31.278</text:p>
          </table:table-cell>
          <table:table-cell table:formula="of:=[.AS78]*1000000" office:value-type="float" office:value="0.0000000000070594">
            <text:p>7.0594E-012</text:p>
          </table:table-cell>
          <table:table-cell table:formula="of:=[.AT78]*1000000" office:value-type="float" office:value="0.000029376">
            <text:p>0.000029376</text:p>
          </table:table-cell>
          <table:table-cell table:formula="of:=([.AU78]+[.AV78])*1000000" office:value-type="float" office:value="0.0000071619">
            <text:p>7.1619E-006</text:p>
          </table:table-cell>
          <table:table-cell table:formula="of:=[.AW78]*1000000" office:value-type="float" office:value="1348.8">
            <text:p>1348.8</text:p>
          </table:table-cell>
          <table:table-cell table:formula="of:=[.AX78]*1000000" office:value-type="float" office:value="22.565">
            <text:p>22.565</text:p>
          </table:table-cell>
          <table:table-cell table:formula="of:=[.AY78]*1000000" office:value-type="float" office:value="14.056">
            <text:p>14.056</text:p>
          </table:table-cell>
          <table:table-cell table:formula="of:=[.AZ78]*1000000" office:value-type="float" office:value="0.0015804">
            <text:p>0.0015804</text:p>
          </table:table-cell>
          <table:table-cell table:formula="of:=[.BA78]*1000000" office:value-type="float" office:value="18.236">
            <text:p>18.236</text:p>
          </table:table-cell>
          <table:table-cell table:formula="of:=[.BB78]*1000000" office:value-type="float" office:value="0.44918">
            <text:p>0.44918</text:p>
          </table:table-cell>
          <table:table-cell table:formula="of:=[.BC78]*1000000" office:value-type="float" office:value="0.000000000059105">
            <text:p>5.9105E-011</text:p>
          </table:table-cell>
          <table:table-cell table:formula="of:=[.BD78]*1000000" office:value-type="float" office:value="0.000006332">
            <text:p>0.000006332</text:p>
          </table:table-cell>
          <table:table-cell table:formula="of:=([.BE78]+[.BF78])*1000000" office:value-type="float" office:value="0.000000168571">
            <text:p>1.68571E-007</text:p>
          </table:table-cell>
          <table:table-cell office:value-type="float" office:value="0.00087302">
            <text:p>0.00087302</text:p>
          </table:table-cell>
          <table:table-cell table:style-name="ce1" office:value-type="string">
            <text:p>9.8722e-05</text:p>
          </table:table-cell>
          <table:table-cell table:style-name="ce1" office:value-type="string">
            <text:p>1.8895e-05</text:p>
          </table:table-cell>
          <table:table-cell table:style-name="ce1" office:value-type="string">
            <text:p>6.1891e-09</text:p>
          </table:table-cell>
          <table:table-cell table:style-name="ce1" office:value-type="string">
            <text:p>1.7035e-06</text:p>
          </table:table-cell>
          <table:table-cell table:style-name="ce1" office:value-type="string">
            <text:p>2.7704e-05</text:p>
          </table:table-cell>
          <table:table-cell table:style-name="ce1" office:value-type="string">
            <text:p>4.7194e-18</text:p>
          </table:table-cell>
          <table:table-cell table:style-name="ce1" office:value-type="string">
            <text:p>4.6489e-11</text:p>
          </table:table-cell>
          <table:table-cell table:style-name="ce1" office:value-type="string">
            <text:p>6.4389e-12</text:p>
          </table:table-cell>
          <table:table-cell table:style-name="ce1" office:value-type="string">
            <text:p>2.9141e-12</text:p>
          </table:table-cell>
          <table:table-cell office:value-type="float" office:value="0.00087823">
            <text:p>0.00087823</text:p>
          </table:table-cell>
          <table:table-cell office:value-type="float" office:value="0.00013364">
            <text:p>0.00013364</text:p>
          </table:table-cell>
          <table:table-cell table:style-name="ce1" office:value-type="string">
            <text:p>1.9695e-05</text:p>
          </table:table-cell>
          <table:table-cell table:style-name="ce1" office:value-type="string">
            <text:p>4.7918e-09</text:p>
          </table:table-cell>
          <table:table-cell table:style-name="ce1" office:value-type="string">
            <text:p>6.2779e-06</text:p>
          </table:table-cell>
          <table:table-cell table:style-name="ce1" office:value-type="string">
            <text:p>3.1278e-05</text:p>
          </table:table-cell>
          <table:table-cell table:style-name="ce1" office:value-type="string">
            <text:p>7.0594e-18</text:p>
          </table:table-cell>
          <table:table-cell table:style-name="ce1" office:value-type="string">
            <text:p>2.9376e-11</text:p>
          </table:table-cell>
          <table:table-cell table:style-name="ce1" office:value-type="string">
            <text:p>5.6132e-12</text:p>
          </table:table-cell>
          <table:table-cell table:style-name="ce1" office:value-type="string">
            <text:p>1.5487e-12</text:p>
          </table:table-cell>
          <table:table-cell office:value-type="float" office:value="0.0013488">
            <text:p>0.0013488</text:p>
          </table:table-cell>
          <table:table-cell table:style-name="ce1" office:value-type="string">
            <text:p>2.2565e-05</text:p>
          </table:table-cell>
          <table:table-cell table:style-name="ce1" office:value-type="string">
            <text:p>1.4056e-05</text:p>
          </table:table-cell>
          <table:table-cell table:style-name="ce1" office:value-type="string">
            <text:p>1.5804e-09</text:p>
          </table:table-cell>
          <table:table-cell table:style-name="ce1" office:value-type="string">
            <text:p>1.8236e-05</text:p>
          </table:table-cell>
          <table:table-cell table:style-name="ce1" office:value-type="string">
            <text:p>4.4918e-07</text:p>
          </table:table-cell>
          <table:table-cell table:style-name="ce1" office:value-type="string">
            <text:p>5.9105e-17</text:p>
          </table:table-cell>
          <table:table-cell table:style-name="ce1" office:value-type="string">
            <text:p>6.332e-12</text:p>
          </table:table-cell>
          <table:table-cell table:style-name="ce1" office:value-type="string">
            <text:p>1.478e-13</text:p>
          </table:table-cell>
          <table:table-cell table:style-name="ce1" office:value-type="string">
            <text:p>2.0771e-14</text:p>
          </table:table-cell>
        </table:table-row>
        <table:table-row table:style-name="ro2">
          <table:table-cell office:value-type="float" office:value="770.7017">
            <text:p>770.7017</text:p>
          </table:table-cell>
          <table:table-cell table:formula="of:=[.AC79]*1000000" office:value-type="float" office:value="865.72">
            <text:p>865.72</text:p>
          </table:table-cell>
          <table:table-cell table:formula="of:=[.AD79]*1000000" office:value-type="float" office:value="98.061">
            <text:p>98.061</text:p>
          </table:table-cell>
          <table:table-cell table:formula="of:=[.AE79]*1000000" office:value-type="float" office:value="18.842">
            <text:p>18.842</text:p>
          </table:table-cell>
          <table:table-cell table:formula="of:=[.AF79]*1000000" office:value-type="float" office:value="0.0062884">
            <text:p>0.0062884</text:p>
          </table:table-cell>
          <table:table-cell table:formula="of:=[.AG79]*1000000" office:value-type="float" office:value="1.6967">
            <text:p>1.6967</text:p>
          </table:table-cell>
          <table:table-cell table:formula="of:=[.AH79]*1000000" office:value-type="float" office:value="27.766">
            <text:p>27.766</text:p>
          </table:table-cell>
          <table:table-cell table:formula="of:=[.AI79]*1000000" office:value-type="float" office:value="0.0000000000045756">
            <text:p>4.5756E-012</text:p>
          </table:table-cell>
          <table:table-cell table:formula="of:=[.AJ79]*1000000" office:value-type="float" office:value="0.000046286">
            <text:p>0.000046286</text:p>
          </table:table-cell>
          <table:table-cell table:formula="of:=([.AK79]+[.AL79])*1000000" office:value-type="float" office:value="0.0000092993">
            <text:p>9.2993E-006</text:p>
          </table:table-cell>
          <table:table-cell table:formula="of:=[.AM79]*1000000" office:value-type="float" office:value="867.51">
            <text:p>867.51</text:p>
          </table:table-cell>
          <table:table-cell table:formula="of:=[.AN79]*1000000" office:value-type="float" office:value="132.13">
            <text:p>132.13</text:p>
          </table:table-cell>
          <table:table-cell table:formula="of:=[.AO79]*1000000" office:value-type="float" office:value="19.641">
            <text:p>19.641</text:p>
          </table:table-cell>
          <table:table-cell table:formula="of:=[.AP79]*1000000" office:value-type="float" office:value="0.0049156">
            <text:p>0.0049156</text:p>
          </table:table-cell>
          <table:table-cell table:formula="of:=[.AQ79]*1000000" office:value-type="float" office:value="6.224">
            <text:p>6.224</text:p>
          </table:table-cell>
          <table:table-cell table:formula="of:=[.AR79]*1000000" office:value-type="float" office:value="31.807">
            <text:p>31.807</text:p>
          </table:table-cell>
          <table:table-cell table:formula="of:=[.AS79]*1000000" office:value-type="float" office:value="0.0000000000068432">
            <text:p>6.8432E-012</text:p>
          </table:table-cell>
          <table:table-cell table:formula="of:=[.AT79]*1000000" office:value-type="float" office:value="0.000029171">
            <text:p>0.000029171</text:p>
          </table:table-cell>
          <table:table-cell table:formula="of:=([.AU79]+[.AV79])*1000000" office:value-type="float" office:value="0.000007234">
            <text:p>0.000007234</text:p>
          </table:table-cell>
          <table:table-cell table:formula="of:=[.AW79]*1000000" office:value-type="float" office:value="1312.4">
            <text:p>1312.4</text:p>
          </table:table-cell>
          <table:table-cell table:formula="of:=[.AX79]*1000000" office:value-type="float" office:value="46.42">
            <text:p>46.42</text:p>
          </table:table-cell>
          <table:table-cell table:formula="of:=[.AY79]*1000000" office:value-type="float" office:value="17.099">
            <text:p>17.099</text:p>
          </table:table-cell>
          <table:table-cell table:formula="of:=[.AZ79]*1000000" office:value-type="float" office:value="0.0017034">
            <text:p>0.0017034</text:p>
          </table:table-cell>
          <table:table-cell table:formula="of:=[.BA79]*1000000" office:value-type="float" office:value="22.775">
            <text:p>22.775</text:p>
          </table:table-cell>
          <table:table-cell table:formula="of:=[.BB79]*1000000" office:value-type="float" office:value="0.93373">
            <text:p>0.93373</text:p>
          </table:table-cell>
          <table:table-cell table:formula="of:=[.BC79]*1000000" office:value-type="float" office:value="0.000000000050796">
            <text:p>5.0796E-011</text:p>
          </table:table-cell>
          <table:table-cell table:formula="of:=[.BD79]*1000000" office:value-type="float" office:value="0.0000099994">
            <text:p>9.9994E-006</text:p>
          </table:table-cell>
          <table:table-cell table:formula="of:=([.BE79]+[.BF79])*1000000" office:value-type="float" office:value="0.000000315082">
            <text:p>3.15082E-007</text:p>
          </table:table-cell>
          <table:table-cell office:value-type="float" office:value="0.00086572">
            <text:p>0.00086572</text:p>
          </table:table-cell>
          <table:table-cell table:style-name="ce1" office:value-type="string">
            <text:p>9.8061e-05</text:p>
          </table:table-cell>
          <table:table-cell table:style-name="ce1" office:value-type="string">
            <text:p>1.8842e-05</text:p>
          </table:table-cell>
          <table:table-cell table:style-name="ce1" office:value-type="string">
            <text:p>6.2884e-09</text:p>
          </table:table-cell>
          <table:table-cell table:style-name="ce1" office:value-type="string">
            <text:p>1.6967e-06</text:p>
          </table:table-cell>
          <table:table-cell table:style-name="ce1" office:value-type="string">
            <text:p>2.7766e-05</text:p>
          </table:table-cell>
          <table:table-cell table:style-name="ce1" office:value-type="string">
            <text:p>4.5756e-18</text:p>
          </table:table-cell>
          <table:table-cell table:style-name="ce1" office:value-type="string">
            <text:p>4.6286e-11</text:p>
          </table:table-cell>
          <table:table-cell table:style-name="ce1" office:value-type="string">
            <text:p>6.375e-12</text:p>
          </table:table-cell>
          <table:table-cell table:style-name="ce1" office:value-type="string">
            <text:p>2.9243e-12</text:p>
          </table:table-cell>
          <table:table-cell office:value-type="float" office:value="0.00086751">
            <text:p>0.00086751</text:p>
          </table:table-cell>
          <table:table-cell office:value-type="float" office:value="0.00013213">
            <text:p>0.00013213</text:p>
          </table:table-cell>
          <table:table-cell table:style-name="ce1" office:value-type="string">
            <text:p>1.9641e-05</text:p>
          </table:table-cell>
          <table:table-cell table:style-name="ce1" office:value-type="string">
            <text:p>4.9156e-09</text:p>
          </table:table-cell>
          <table:table-cell table:style-name="ce1" office:value-type="string">
            <text:p>6.224e-06</text:p>
          </table:table-cell>
          <table:table-cell table:style-name="ce1" office:value-type="string">
            <text:p>3.1807e-05</text:p>
          </table:table-cell>
          <table:table-cell table:style-name="ce1" office:value-type="string">
            <text:p>6.8432e-18</text:p>
          </table:table-cell>
          <table:table-cell table:style-name="ce1" office:value-type="string">
            <text:p>2.9171e-11</text:p>
          </table:table-cell>
          <table:table-cell table:style-name="ce1" office:value-type="string">
            <text:p>5.64e-12</text:p>
          </table:table-cell>
          <table:table-cell table:style-name="ce1" office:value-type="string">
            <text:p>1.594e-12</text:p>
          </table:table-cell>
          <table:table-cell office:value-type="float" office:value="0.0013124">
            <text:p>0.0013124</text:p>
          </table:table-cell>
          <table:table-cell table:style-name="ce1" office:value-type="string">
            <text:p>4.642e-05</text:p>
          </table:table-cell>
          <table:table-cell table:style-name="ce1" office:value-type="string">
            <text:p>1.7099e-05</text:p>
          </table:table-cell>
          <table:table-cell table:style-name="ce1" office:value-type="string">
            <text:p>1.7034e-09</text:p>
          </table:table-cell>
          <table:table-cell table:style-name="ce1" office:value-type="string">
            <text:p>2.2775e-05</text:p>
          </table:table-cell>
          <table:table-cell table:style-name="ce1" office:value-type="string">
            <text:p>9.3373e-07</text:p>
          </table:table-cell>
          <table:table-cell table:style-name="ce1" office:value-type="string">
            <text:p>5.0796e-17</text:p>
          </table:table-cell>
          <table:table-cell table:style-name="ce1" office:value-type="string">
            <text:p>9.9994e-12</text:p>
          </table:table-cell>
          <table:table-cell table:style-name="ce1" office:value-type="string">
            <text:p>2.8199e-13</text:p>
          </table:table-cell>
          <table:table-cell table:style-name="ce1" office:value-type="string">
            <text:p>3.3092e-14</text:p>
          </table:table-cell>
        </table:table-row>
        <table:table-row table:style-name="ro2">
          <table:table-cell office:value-type="float" office:value="780.7017">
            <text:p>780.7017</text:p>
          </table:table-cell>
          <table:table-cell table:formula="of:=[.AC80]*1000000" office:value-type="float" office:value="858.53">
            <text:p>858.53</text:p>
          </table:table-cell>
          <table:table-cell table:formula="of:=[.AD80]*1000000" office:value-type="float" office:value="97.408">
            <text:p>97.408</text:p>
          </table:table-cell>
          <table:table-cell table:formula="of:=[.AE80]*1000000" office:value-type="float" office:value="18.788">
            <text:p>18.788</text:p>
          </table:table-cell>
          <table:table-cell table:formula="of:=[.AF80]*1000000" office:value-type="float" office:value="0.0063865">
            <text:p>0.0063865</text:p>
          </table:table-cell>
          <table:table-cell table:formula="of:=[.AG80]*1000000" office:value-type="float" office:value="1.69">
            <text:p>1.69</text:p>
          </table:table-cell>
          <table:table-cell table:formula="of:=[.AH80]*1000000" office:value-type="float" office:value="27.817">
            <text:p>27.817</text:p>
          </table:table-cell>
          <table:table-cell table:formula="of:=[.AI80]*1000000" office:value-type="float" office:value="0.0000000000044362">
            <text:p>4.4362E-012</text:p>
          </table:table-cell>
          <table:table-cell table:formula="of:=[.AJ80]*1000000" office:value-type="float" office:value="0.000046084">
            <text:p>0.000046084</text:p>
          </table:table-cell>
          <table:table-cell table:formula="of:=([.AK80]+[.AL80])*1000000" office:value-type="float" office:value="0.0000092413">
            <text:p>9.2413E-006</text:p>
          </table:table-cell>
          <table:table-cell table:formula="of:=[.AM80]*1000000" office:value-type="float" office:value="857.11">
            <text:p>857.11</text:p>
          </table:table-cell>
          <table:table-cell table:formula="of:=[.AN80]*1000000" office:value-type="float" office:value="130.65">
            <text:p>130.65</text:p>
          </table:table-cell>
          <table:table-cell table:formula="of:=[.AO80]*1000000" office:value-type="float" office:value="19.587">
            <text:p>19.587</text:p>
          </table:table-cell>
          <table:table-cell table:formula="of:=[.AP80]*1000000" office:value-type="float" office:value="0.005037">
            <text:p>0.005037</text:p>
          </table:table-cell>
          <table:table-cell table:formula="of:=[.AQ80]*1000000" office:value-type="float" office:value="6.1736">
            <text:p>6.1736</text:p>
          </table:table-cell>
          <table:table-cell table:formula="of:=[.AR80]*1000000" office:value-type="float" office:value="32.279">
            <text:p>32.279</text:p>
          </table:table-cell>
          <table:table-cell table:formula="of:=[.AS80]*1000000" office:value-type="float" office:value="0.0000000000066338">
            <text:p>6.6338E-012</text:p>
          </table:table-cell>
          <table:table-cell table:formula="of:=[.AT80]*1000000" office:value-type="float" office:value="0.000028966">
            <text:p>0.000028966</text:p>
          </table:table-cell>
          <table:table-cell table:formula="of:=([.AU80]+[.AV80])*1000000" office:value-type="float" office:value="0.0000072911">
            <text:p>7.2911E-006</text:p>
          </table:table-cell>
          <table:table-cell table:formula="of:=[.AW80]*1000000" office:value-type="float" office:value="1269.1">
            <text:p>1269.1</text:p>
          </table:table-cell>
          <table:table-cell table:formula="of:=[.AX80]*1000000" office:value-type="float" office:value="73.505">
            <text:p>73.505</text:p>
          </table:table-cell>
          <table:table-cell table:formula="of:=[.AY80]*1000000" office:value-type="float" office:value="18.607">
            <text:p>18.607</text:p>
          </table:table-cell>
          <table:table-cell table:formula="of:=[.AZ80]*1000000" office:value-type="float" office:value="0.0018885">
            <text:p>0.0018885</text:p>
          </table:table-cell>
          <table:table-cell table:formula="of:=[.BA80]*1000000" office:value-type="float" office:value="26.143">
            <text:p>26.143</text:p>
          </table:table-cell>
          <table:table-cell table:formula="of:=[.BB80]*1000000" office:value-type="float" office:value="1.7383">
            <text:p>1.7383</text:p>
          </table:table-cell>
          <table:table-cell table:formula="of:=[.BC80]*1000000" office:value-type="float" office:value="0.000000000039551">
            <text:p>3.9551E-011</text:p>
          </table:table-cell>
          <table:table-cell table:formula="of:=[.BD80]*1000000" office:value-type="float" office:value="0.000013164">
            <text:p>0.000013164</text:p>
          </table:table-cell>
          <table:table-cell table:formula="of:=([.BE80]+[.BF80])*1000000" office:value-type="float" office:value="0.000000524534">
            <text:p>5.24534E-007</text:p>
          </table:table-cell>
          <table:table-cell office:value-type="float" office:value="0.00085853">
            <text:p>0.00085853</text:p>
          </table:table-cell>
          <table:table-cell table:style-name="ce1" office:value-type="string">
            <text:p>9.7408e-05</text:p>
          </table:table-cell>
          <table:table-cell table:style-name="ce1" office:value-type="string">
            <text:p>1.8788e-05</text:p>
          </table:table-cell>
          <table:table-cell table:style-name="ce1" office:value-type="string">
            <text:p>6.3865e-09</text:p>
          </table:table-cell>
          <table:table-cell table:style-name="ce1" office:value-type="string">
            <text:p>1.69e-06</text:p>
          </table:table-cell>
          <table:table-cell table:style-name="ce1" office:value-type="string">
            <text:p>2.7817e-05</text:p>
          </table:table-cell>
          <table:table-cell table:style-name="ce1" office:value-type="string">
            <text:p>4.4362e-18</text:p>
          </table:table-cell>
          <table:table-cell table:style-name="ce1" office:value-type="string">
            <text:p>4.6084e-11</text:p>
          </table:table-cell>
          <table:table-cell table:style-name="ce1" office:value-type="string">
            <text:p>6.3093e-12</text:p>
          </table:table-cell>
          <table:table-cell table:style-name="ce1" office:value-type="string">
            <text:p>2.932e-12</text:p>
          </table:table-cell>
          <table:table-cell office:value-type="float" office:value="0.00085711">
            <text:p>0.00085711</text:p>
          </table:table-cell>
          <table:table-cell office:value-type="float" office:value="0.00013065">
            <text:p>0.00013065</text:p>
          </table:table-cell>
          <table:table-cell table:style-name="ce1" office:value-type="string">
            <text:p>1.9587e-05</text:p>
          </table:table-cell>
          <table:table-cell table:style-name="ce1" office:value-type="string">
            <text:p>5.037e-09</text:p>
          </table:table-cell>
          <table:table-cell table:style-name="ce1" office:value-type="string">
            <text:p>6.1736e-06</text:p>
          </table:table-cell>
          <table:table-cell table:style-name="ce1" office:value-type="string">
            <text:p>3.2279e-05</text:p>
          </table:table-cell>
          <table:table-cell table:style-name="ce1" office:value-type="string">
            <text:p>6.6338e-18</text:p>
          </table:table-cell>
          <table:table-cell table:style-name="ce1" office:value-type="string">
            <text:p>2.8966e-11</text:p>
          </table:table-cell>
          <table:table-cell table:style-name="ce1" office:value-type="string">
            <text:p>5.6558e-12</text:p>
          </table:table-cell>
          <table:table-cell table:style-name="ce1" office:value-type="string">
            <text:p>1.6353e-12</text:p>
          </table:table-cell>
          <table:table-cell office:value-type="float" office:value="0.0012691">
            <text:p>0.0012691</text:p>
          </table:table-cell>
          <table:table-cell table:style-name="ce1" office:value-type="string">
            <text:p>7.3505e-05</text:p>
          </table:table-cell>
          <table:table-cell table:style-name="ce1" office:value-type="string">
            <text:p>1.8607e-05</text:p>
          </table:table-cell>
          <table:table-cell table:style-name="ce1" office:value-type="string">
            <text:p>1.8885e-09</text:p>
          </table:table-cell>
          <table:table-cell table:style-name="ce1" office:value-type="string">
            <text:p>2.6143e-05</text:p>
          </table:table-cell>
          <table:table-cell table:style-name="ce1" office:value-type="string">
            <text:p>1.7383e-06</text:p>
          </table:table-cell>
          <table:table-cell table:style-name="ce1" office:value-type="string">
            <text:p>3.9551e-17</text:p>
          </table:table-cell>
          <table:table-cell table:style-name="ce1" office:value-type="string">
            <text:p>1.3164e-11</text:p>
          </table:table-cell>
          <table:table-cell table:style-name="ce1" office:value-type="string">
            <text:p>4.7438e-13</text:p>
          </table:table-cell>
          <table:table-cell table:style-name="ce1" office:value-type="string">
            <text:p>5.0154e-14</text:p>
          </table:table-cell>
        </table:table-row>
        <table:table-row table:style-name="ro2">
          <table:table-cell office:value-type="float" office:value="790.7017">
            <text:p>790.7017</text:p>
          </table:table-cell>
          <table:table-cell table:formula="of:=[.AC81]*1000000" office:value-type="float" office:value="851.42">
            <text:p>851.42</text:p>
          </table:table-cell>
          <table:table-cell table:formula="of:=[.AD81]*1000000" office:value-type="float" office:value="96.761">
            <text:p>96.761</text:p>
          </table:table-cell>
          <table:table-cell table:formula="of:=[.AE81]*1000000" office:value-type="float" office:value="18.734">
            <text:p>18.734</text:p>
          </table:table-cell>
          <table:table-cell table:formula="of:=[.AF81]*1000000" office:value-type="float" office:value="0.0064833">
            <text:p>0.0064833</text:p>
          </table:table-cell>
          <table:table-cell table:formula="of:=[.AG81]*1000000" office:value-type="float" office:value="1.6835">
            <text:p>1.6835</text:p>
          </table:table-cell>
          <table:table-cell table:formula="of:=[.AH81]*1000000" office:value-type="float" office:value="27.857">
            <text:p>27.857</text:p>
          </table:table-cell>
          <table:table-cell table:formula="of:=[.AI81]*1000000" office:value-type="float" office:value="0.0000000000043011">
            <text:p>4.3011E-012</text:p>
          </table:table-cell>
          <table:table-cell table:formula="of:=[.AJ81]*1000000" office:value-type="float" office:value="0.000045882">
            <text:p>0.000045882</text:p>
          </table:table-cell>
          <table:table-cell table:formula="of:=([.AK81]+[.AL81])*1000000" office:value-type="float" office:value="0.0000091792">
            <text:p>9.1792E-006</text:p>
          </table:table-cell>
          <table:table-cell table:formula="of:=[.AM81]*1000000" office:value-type="float" office:value="847.02">
            <text:p>847.02</text:p>
          </table:table-cell>
          <table:table-cell table:formula="of:=[.AN81]*1000000" office:value-type="float" office:value="129.2">
            <text:p>129.2</text:p>
          </table:table-cell>
          <table:table-cell table:formula="of:=[.AO81]*1000000" office:value-type="float" office:value="19.533">
            <text:p>19.533</text:p>
          </table:table-cell>
          <table:table-cell table:formula="of:=[.AP81]*1000000" office:value-type="float" office:value="0.005156">
            <text:p>0.005156</text:p>
          </table:table-cell>
          <table:table-cell table:formula="of:=[.AQ81]*1000000" office:value-type="float" office:value="6.1265">
            <text:p>6.1265</text:p>
          </table:table-cell>
          <table:table-cell table:formula="of:=[.AR81]*1000000" office:value-type="float" office:value="32.699">
            <text:p>32.699</text:p>
          </table:table-cell>
          <table:table-cell table:formula="of:=[.AS81]*1000000" office:value-type="float" office:value="0.0000000000064309">
            <text:p>6.4309E-012</text:p>
          </table:table-cell>
          <table:table-cell table:formula="of:=[.AT81]*1000000" office:value-type="float" office:value="0.000028761">
            <text:p>0.000028761</text:p>
          </table:table-cell>
          <table:table-cell table:formula="of:=([.AU81]+[.AV81])*1000000" office:value-type="float" office:value="0.0000073343">
            <text:p>7.3343E-006</text:p>
          </table:table-cell>
          <table:table-cell table:formula="of:=[.AW81]*1000000" office:value-type="float" office:value="1223.9">
            <text:p>1223.9</text:p>
          </table:table-cell>
          <table:table-cell table:formula="of:=[.AX81]*1000000" office:value-type="float" office:value="99.953">
            <text:p>99.953</text:p>
          </table:table-cell>
          <table:table-cell table:formula="of:=[.AY81]*1000000" office:value-type="float" office:value="19.101">
            <text:p>19.101</text:p>
          </table:table-cell>
          <table:table-cell table:formula="of:=[.AZ81]*1000000" office:value-type="float" office:value="0.0021098">
            <text:p>0.0021098</text:p>
          </table:table-cell>
          <table:table-cell table:formula="of:=[.BA81]*1000000" office:value-type="float" office:value="27.379">
            <text:p>27.379</text:p>
          </table:table-cell>
          <table:table-cell table:formula="of:=[.BB81]*1000000" office:value-type="float" office:value="2.9009">
            <text:p>2.9009</text:p>
          </table:table-cell>
          <table:table-cell table:formula="of:=[.BC81]*1000000" office:value-type="float" office:value="0.000000000027308">
            <text:p>2.7308E-011</text:p>
          </table:table-cell>
          <table:table-cell table:formula="of:=[.BD81]*1000000" office:value-type="float" office:value="0.000015286">
            <text:p>0.000015286</text:p>
          </table:table-cell>
          <table:table-cell table:formula="of:=([.BE81]+[.BF81])*1000000" office:value-type="float" office:value="0.000000777142">
            <text:p>7.77142E-007</text:p>
          </table:table-cell>
          <table:table-cell office:value-type="float" office:value="0.00085142">
            <text:p>0.00085142</text:p>
          </table:table-cell>
          <table:table-cell table:style-name="ce1" office:value-type="string">
            <text:p>9.6761e-05</text:p>
          </table:table-cell>
          <table:table-cell table:style-name="ce1" office:value-type="string">
            <text:p>1.8734e-05</text:p>
          </table:table-cell>
          <table:table-cell table:style-name="ce1" office:value-type="string">
            <text:p>6.4833e-09</text:p>
          </table:table-cell>
          <table:table-cell table:style-name="ce1" office:value-type="string">
            <text:p>1.6835e-06</text:p>
          </table:table-cell>
          <table:table-cell table:style-name="ce1" office:value-type="string">
            <text:p>2.7857e-05</text:p>
          </table:table-cell>
          <table:table-cell table:style-name="ce1" office:value-type="string">
            <text:p>4.3011e-18</text:p>
          </table:table-cell>
          <table:table-cell table:style-name="ce1" office:value-type="string">
            <text:p>4.5882e-11</text:p>
          </table:table-cell>
          <table:table-cell table:style-name="ce1" office:value-type="string">
            <text:p>6.242e-12</text:p>
          </table:table-cell>
          <table:table-cell table:style-name="ce1" office:value-type="string">
            <text:p>2.9372e-12</text:p>
          </table:table-cell>
          <table:table-cell office:value-type="float" office:value="0.00084702">
            <text:p>0.00084702</text:p>
          </table:table-cell>
          <table:table-cell office:value-type="float" office:value="0.0001292">
            <text:p>0.0001292</text:p>
          </table:table-cell>
          <table:table-cell table:style-name="ce1" office:value-type="string">
            <text:p>1.9533e-05</text:p>
          </table:table-cell>
          <table:table-cell table:style-name="ce1" office:value-type="string">
            <text:p>5.156e-09</text:p>
          </table:table-cell>
          <table:table-cell table:style-name="ce1" office:value-type="string">
            <text:p>6.1265e-06</text:p>
          </table:table-cell>
          <table:table-cell table:style-name="ce1" office:value-type="string">
            <text:p>3.2699e-05</text:p>
          </table:table-cell>
          <table:table-cell table:style-name="ce1" office:value-type="string">
            <text:p>6.4309e-18</text:p>
          </table:table-cell>
          <table:table-cell table:style-name="ce1" office:value-type="string">
            <text:p>2.8761e-11</text:p>
          </table:table-cell>
          <table:table-cell table:style-name="ce1" office:value-type="string">
            <text:p>5.6614e-12</text:p>
          </table:table-cell>
          <table:table-cell table:style-name="ce1" office:value-type="string">
            <text:p>1.6729e-12</text:p>
          </table:table-cell>
          <table:table-cell office:value-type="float" office:value="0.0012239">
            <text:p>0.0012239</text:p>
          </table:table-cell>
          <table:table-cell table:style-name="ce1" office:value-type="string">
            <text:p>9.9953e-05</text:p>
          </table:table-cell>
          <table:table-cell table:style-name="ce1" office:value-type="string">
            <text:p>1.9101e-05</text:p>
          </table:table-cell>
          <table:table-cell table:style-name="ce1" office:value-type="string">
            <text:p>2.1098e-09</text:p>
          </table:table-cell>
          <table:table-cell table:style-name="ce1" office:value-type="string">
            <text:p>2.7379e-05</text:p>
          </table:table-cell>
          <table:table-cell table:style-name="ce1" office:value-type="string">
            <text:p>2.9009e-06</text:p>
          </table:table-cell>
          <table:table-cell table:style-name="ce1" office:value-type="string">
            <text:p>2.7308e-17</text:p>
          </table:table-cell>
          <table:table-cell table:style-name="ce1" office:value-type="string">
            <text:p>1.5286e-11</text:p>
          </table:table-cell>
          <table:table-cell table:style-name="ce1" office:value-type="string">
            <text:p>7.0476e-13</text:p>
          </table:table-cell>
          <table:table-cell table:style-name="ce1" office:value-type="string">
            <text:p>7.2382e-14</text:p>
          </table:table-cell>
        </table:table-row>
        <table:table-row table:style-name="ro2">
          <table:table-cell office:value-type="float" office:value="800.7017">
            <text:p>800.7017</text:p>
          </table:table-cell>
          <table:table-cell table:formula="of:=[.AC82]*1000000" office:value-type="float" office:value="844.41">
            <text:p>844.41</text:p>
          </table:table-cell>
          <table:table-cell table:formula="of:=[.AD82]*1000000" office:value-type="float" office:value="96.12">
            <text:p>96.12</text:p>
          </table:table-cell>
          <table:table-cell table:formula="of:=[.AE82]*1000000" office:value-type="float" office:value="18.68">
            <text:p>18.68</text:p>
          </table:table-cell>
          <table:table-cell table:formula="of:=[.AF82]*1000000" office:value-type="float" office:value="0.0065789">
            <text:p>0.0065789</text:p>
          </table:table-cell>
          <table:table-cell table:formula="of:=[.AG82]*1000000" office:value-type="float" office:value="1.6772">
            <text:p>1.6772</text:p>
          </table:table-cell>
          <table:table-cell table:formula="of:=[.AH82]*1000000" office:value-type="float" office:value="27.886">
            <text:p>27.886</text:p>
          </table:table-cell>
          <table:table-cell table:formula="of:=[.AI82]*1000000" office:value-type="float" office:value="0.0000000000041702">
            <text:p>4.1702E-012</text:p>
          </table:table-cell>
          <table:table-cell table:formula="of:=[.AJ82]*1000000" office:value-type="float" office:value="0.000045682">
            <text:p>0.000045682</text:p>
          </table:table-cell>
          <table:table-cell table:formula="of:=([.AK82]+[.AL82])*1000000" office:value-type="float" office:value="0.0000091134">
            <text:p>9.1134E-006</text:p>
          </table:table-cell>
          <table:table-cell table:formula="of:=[.AM82]*1000000" office:value-type="float" office:value="837.22">
            <text:p>837.22</text:p>
          </table:table-cell>
          <table:table-cell table:formula="of:=[.AN82]*1000000" office:value-type="float" office:value="127.78">
            <text:p>127.78</text:p>
          </table:table-cell>
          <table:table-cell table:formula="of:=[.AO82]*1000000" office:value-type="float" office:value="19.48">
            <text:p>19.48</text:p>
          </table:table-cell>
          <table:table-cell table:formula="of:=[.AP82]*1000000" office:value-type="float" office:value="0.0052729">
            <text:p>0.0052729</text:p>
          </table:table-cell>
          <table:table-cell table:formula="of:=[.AQ82]*1000000" office:value-type="float" office:value="6.0822">
            <text:p>6.0822</text:p>
          </table:table-cell>
          <table:table-cell table:formula="of:=[.AR82]*1000000" office:value-type="float" office:value="33.071">
            <text:p>33.071</text:p>
          </table:table-cell>
          <table:table-cell table:formula="of:=[.AS82]*1000000" office:value-type="float" office:value="0.0000000000062343">
            <text:p>6.2343E-012</text:p>
          </table:table-cell>
          <table:table-cell table:formula="of:=[.AT82]*1000000" office:value-type="float" office:value="0.000028557">
            <text:p>0.000028557</text:p>
          </table:table-cell>
          <table:table-cell table:formula="of:=([.AU82]+[.AV82])*1000000" office:value-type="float" office:value="0.0000073648">
            <text:p>7.3648E-006</text:p>
          </table:table-cell>
          <table:table-cell table:formula="of:=[.AW82]*1000000" office:value-type="float" office:value="1184.6">
            <text:p>1184.6</text:p>
          </table:table-cell>
          <table:table-cell table:formula="of:=[.AX82]*1000000" office:value-type="float" office:value="118.23">
            <text:p>118.23</text:p>
          </table:table-cell>
          <table:table-cell table:formula="of:=[.AY82]*1000000" office:value-type="float" office:value="19.393">
            <text:p>19.393</text:p>
          </table:table-cell>
          <table:table-cell table:formula="of:=[.AZ82]*1000000" office:value-type="float" office:value="0.0023295">
            <text:p>0.0023295</text:p>
          </table:table-cell>
          <table:table-cell table:formula="of:=[.BA82]*1000000" office:value-type="float" office:value="26.986">
            <text:p>26.986</text:p>
          </table:table-cell>
          <table:table-cell table:formula="of:=[.BB82]*1000000" office:value-type="float" office:value="4.3851">
            <text:p>4.3851</text:p>
          </table:table-cell>
          <table:table-cell table:formula="of:=[.BC82]*1000000" office:value-type="float" office:value="0.000000000018033">
            <text:p>1.8033E-011</text:p>
          </table:table-cell>
          <table:table-cell table:formula="of:=[.BD82]*1000000" office:value-type="float" office:value="0.000015551">
            <text:p>0.000015551</text:p>
          </table:table-cell>
          <table:table-cell table:formula="of:=([.BE82]+[.BF82])*1000000" office:value-type="float" office:value="0.00000105155">
            <text:p>1.05155E-006</text:p>
          </table:table-cell>
          <table:table-cell office:value-type="float" office:value="0.00084441">
            <text:p>0.00084441</text:p>
          </table:table-cell>
          <table:table-cell table:style-name="ce1" office:value-type="string">
            <text:p>9.612e-05</text:p>
          </table:table-cell>
          <table:table-cell table:style-name="ce1" office:value-type="string">
            <text:p>1.868e-05</text:p>
          </table:table-cell>
          <table:table-cell table:style-name="ce1" office:value-type="string">
            <text:p>6.5789e-09</text:p>
          </table:table-cell>
          <table:table-cell table:style-name="ce1" office:value-type="string">
            <text:p>1.6772e-06</text:p>
          </table:table-cell>
          <table:table-cell table:style-name="ce1" office:value-type="string">
            <text:p>2.7886e-05</text:p>
          </table:table-cell>
          <table:table-cell table:style-name="ce1" office:value-type="string">
            <text:p>4.1702e-18</text:p>
          </table:table-cell>
          <table:table-cell table:style-name="ce1" office:value-type="string">
            <text:p>4.5682e-11</text:p>
          </table:table-cell>
          <table:table-cell table:style-name="ce1" office:value-type="string">
            <text:p>6.1733e-12</text:p>
          </table:table-cell>
          <table:table-cell table:style-name="ce1" office:value-type="string">
            <text:p>2.9401e-12</text:p>
          </table:table-cell>
          <table:table-cell office:value-type="float" office:value="0.00083722">
            <text:p>0.00083722</text:p>
          </table:table-cell>
          <table:table-cell office:value-type="float" office:value="0.00012778">
            <text:p>0.00012778</text:p>
          </table:table-cell>
          <table:table-cell table:style-name="ce1" office:value-type="string">
            <text:p>1.948e-05</text:p>
          </table:table-cell>
          <table:table-cell table:style-name="ce1" office:value-type="string">
            <text:p>5.2729e-09</text:p>
          </table:table-cell>
          <table:table-cell table:style-name="ce1" office:value-type="string">
            <text:p>6.0822e-06</text:p>
          </table:table-cell>
          <table:table-cell table:style-name="ce1" office:value-type="string">
            <text:p>3.3071e-05</text:p>
          </table:table-cell>
          <table:table-cell table:style-name="ce1" office:value-type="string">
            <text:p>6.2343e-18</text:p>
          </table:table-cell>
          <table:table-cell table:style-name="ce1" office:value-type="string">
            <text:p>2.8557e-11</text:p>
          </table:table-cell>
          <table:table-cell table:style-name="ce1" office:value-type="string">
            <text:p>5.658e-12</text:p>
          </table:table-cell>
          <table:table-cell table:style-name="ce1" office:value-type="string">
            <text:p>1.7068e-12</text:p>
          </table:table-cell>
          <table:table-cell office:value-type="float" office:value="0.0011846">
            <text:p>0.0011846</text:p>
          </table:table-cell>
          <table:table-cell office:value-type="float" office:value="0.00011823">
            <text:p>0.00011823</text:p>
          </table:table-cell>
          <table:table-cell table:style-name="ce1" office:value-type="string">
            <text:p>1.9393e-05</text:p>
          </table:table-cell>
          <table:table-cell table:style-name="ce1" office:value-type="string">
            <text:p>2.3295e-09</text:p>
          </table:table-cell>
          <table:table-cell table:style-name="ce1" office:value-type="string">
            <text:p>2.6986e-05</text:p>
          </table:table-cell>
          <table:table-cell table:style-name="ce1" office:value-type="string">
            <text:p>4.3851e-06</text:p>
          </table:table-cell>
          <table:table-cell table:style-name="ce1" office:value-type="string">
            <text:p>1.8033e-17</text:p>
          </table:table-cell>
          <table:table-cell table:style-name="ce1" office:value-type="string">
            <text:p>1.5551e-11</text:p>
          </table:table-cell>
          <table:table-cell table:style-name="ce1" office:value-type="string">
            <text:p>9.513e-13</text:p>
          </table:table-cell>
          <table:table-cell table:style-name="ce1" office:value-type="string">
            <text:p>1.0025e-13</text:p>
          </table:table-cell>
        </table:table-row>
        <table:table-row table:style-name="ro2">
          <table:table-cell office:value-type="float" office:value="810.7017">
            <text:p>810.7017</text:p>
          </table:table-cell>
          <table:table-cell table:formula="of:=[.AC83]*1000000" office:value-type="float" office:value="837.49">
            <text:p>837.49</text:p>
          </table:table-cell>
          <table:table-cell table:formula="of:=[.AD83]*1000000" office:value-type="float" office:value="95.485">
            <text:p>95.485</text:p>
          </table:table-cell>
          <table:table-cell table:formula="of:=[.AE83]*1000000" office:value-type="float" office:value="18.625">
            <text:p>18.625</text:p>
          </table:table-cell>
          <table:table-cell table:formula="of:=[.AF83]*1000000" office:value-type="float" office:value="0.0066734">
            <text:p>0.0066734</text:p>
          </table:table-cell>
          <table:table-cell table:formula="of:=[.AG83]*1000000" office:value-type="float" office:value="1.671">
            <text:p>1.671</text:p>
          </table:table-cell>
          <table:table-cell table:formula="of:=[.AH83]*1000000" office:value-type="float" office:value="27.906">
            <text:p>27.906</text:p>
          </table:table-cell>
          <table:table-cell table:formula="of:=[.AI83]*1000000" office:value-type="float" office:value="0.0000000000040433">
            <text:p>4.0433E-012</text:p>
          </table:table-cell>
          <table:table-cell table:formula="of:=[.AJ83]*1000000" office:value-type="float" office:value="0.000045482">
            <text:p>0.000045482</text:p>
          </table:table-cell>
          <table:table-cell table:formula="of:=([.AK83]+[.AL83])*1000000" office:value-type="float" office:value="0.0000090445">
            <text:p>9.0445E-006</text:p>
          </table:table-cell>
          <table:table-cell table:formula="of:=[.AM83]*1000000" office:value-type="float" office:value="827.67">
            <text:p>827.67</text:p>
          </table:table-cell>
          <table:table-cell table:formula="of:=[.AN83]*1000000" office:value-type="float" office:value="126.4">
            <text:p>126.4</text:p>
          </table:table-cell>
          <table:table-cell table:formula="of:=[.AO83]*1000000" office:value-type="float" office:value="19.426">
            <text:p>19.426</text:p>
          </table:table-cell>
          <table:table-cell table:formula="of:=[.AP83]*1000000" office:value-type="float" office:value="0.0053876">
            <text:p>0.0053876</text:p>
          </table:table-cell>
          <table:table-cell table:formula="of:=[.AQ83]*1000000" office:value-type="float" office:value="6.0405">
            <text:p>6.0405</text:p>
          </table:table-cell>
          <table:table-cell table:formula="of:=[.AR83]*1000000" office:value-type="float" office:value="33.398">
            <text:p>33.398</text:p>
          </table:table-cell>
          <table:table-cell table:formula="of:=[.AS83]*1000000" office:value-type="float" office:value="0.0000000000060438">
            <text:p>6.0438E-012</text:p>
          </table:table-cell>
          <table:table-cell table:formula="of:=[.AT83]*1000000" office:value-type="float" office:value="0.000028352">
            <text:p>0.000028352</text:p>
          </table:table-cell>
          <table:table-cell table:formula="of:=([.AU83]+[.AV83])*1000000" office:value-type="float" office:value="0.0000073837">
            <text:p>7.3837E-006</text:p>
          </table:table-cell>
          <table:table-cell table:formula="of:=[.AW83]*1000000" office:value-type="float" office:value="1152">
            <text:p>1152</text:p>
          </table:table-cell>
          <table:table-cell table:formula="of:=[.AX83]*1000000" office:value-type="float" office:value="128.11">
            <text:p>128.11</text:p>
          </table:table-cell>
          <table:table-cell table:formula="of:=[.AY83]*1000000" office:value-type="float" office:value="19.638">
            <text:p>19.638</text:p>
          </table:table-cell>
          <table:table-cell table:formula="of:=[.AZ83]*1000000" office:value-type="float" office:value="0.0025373">
            <text:p>0.0025373</text:p>
          </table:table-cell>
          <table:table-cell table:formula="of:=[.BA83]*1000000" office:value-type="float" office:value="26.439">
            <text:p>26.439</text:p>
          </table:table-cell>
          <table:table-cell table:formula="of:=[.BB83]*1000000" office:value-type="float" office:value="6.1152">
            <text:p>6.1152</text:p>
          </table:table-cell>
          <table:table-cell table:formula="of:=[.BC83]*1000000" office:value-type="float" office:value="0.000000000013434">
            <text:p>1.3434E-011</text:p>
          </table:table-cell>
          <table:table-cell table:formula="of:=[.BD83]*1000000" office:value-type="float" office:value="0.000015379">
            <text:p>0.000015379</text:p>
          </table:table-cell>
          <table:table-cell table:formula="of:=([.BE83]+[.BF83])*1000000" office:value-type="float" office:value="0.00000133621">
            <text:p>1.33621E-006</text:p>
          </table:table-cell>
          <table:table-cell office:value-type="float" office:value="0.00083749">
            <text:p>0.00083749</text:p>
          </table:table-cell>
          <table:table-cell table:style-name="ce1" office:value-type="string">
            <text:p>9.5485e-05</text:p>
          </table:table-cell>
          <table:table-cell table:style-name="ce1" office:value-type="string">
            <text:p>1.8625e-05</text:p>
          </table:table-cell>
          <table:table-cell table:style-name="ce1" office:value-type="string">
            <text:p>6.6734e-09</text:p>
          </table:table-cell>
          <table:table-cell table:style-name="ce1" office:value-type="string">
            <text:p>1.671e-06</text:p>
          </table:table-cell>
          <table:table-cell table:style-name="ce1" office:value-type="string">
            <text:p>2.7906e-05</text:p>
          </table:table-cell>
          <table:table-cell table:style-name="ce1" office:value-type="string">
            <text:p>4.0433e-18</text:p>
          </table:table-cell>
          <table:table-cell table:style-name="ce1" office:value-type="string">
            <text:p>4.5482e-11</text:p>
          </table:table-cell>
          <table:table-cell table:style-name="ce1" office:value-type="string">
            <text:p>6.1036e-12</text:p>
          </table:table-cell>
          <table:table-cell table:style-name="ce1" office:value-type="string">
            <text:p>2.9409e-12</text:p>
          </table:table-cell>
          <table:table-cell office:value-type="float" office:value="0.00082767">
            <text:p>0.00082767</text:p>
          </table:table-cell>
          <table:table-cell office:value-type="float" office:value="0.0001264">
            <text:p>0.0001264</text:p>
          </table:table-cell>
          <table:table-cell table:style-name="ce1" office:value-type="string">
            <text:p>1.9426e-05</text:p>
          </table:table-cell>
          <table:table-cell table:style-name="ce1" office:value-type="string">
            <text:p>5.3876e-09</text:p>
          </table:table-cell>
          <table:table-cell table:style-name="ce1" office:value-type="string">
            <text:p>6.0405e-06</text:p>
          </table:table-cell>
          <table:table-cell table:style-name="ce1" office:value-type="string">
            <text:p>3.3398e-05</text:p>
          </table:table-cell>
          <table:table-cell table:style-name="ce1" office:value-type="string">
            <text:p>6.0438e-18</text:p>
          </table:table-cell>
          <table:table-cell table:style-name="ce1" office:value-type="string">
            <text:p>2.8352e-11</text:p>
          </table:table-cell>
          <table:table-cell table:style-name="ce1" office:value-type="string">
            <text:p>5.6463e-12</text:p>
          </table:table-cell>
          <table:table-cell table:style-name="ce1" office:value-type="string">
            <text:p>1.7374e-12</text:p>
          </table:table-cell>
          <table:table-cell office:value-type="float" office:value="0.001152">
            <text:p>0.001152</text:p>
          </table:table-cell>
          <table:table-cell office:value-type="float" office:value="0.00012811">
            <text:p>0.00012811</text:p>
          </table:table-cell>
          <table:table-cell table:style-name="ce1" office:value-type="string">
            <text:p>1.9638e-05</text:p>
          </table:table-cell>
          <table:table-cell table:style-name="ce1" office:value-type="string">
            <text:p>2.5373e-09</text:p>
          </table:table-cell>
          <table:table-cell table:style-name="ce1" office:value-type="string">
            <text:p>2.6439e-05</text:p>
          </table:table-cell>
          <table:table-cell table:style-name="ce1" office:value-type="string">
            <text:p>6.1152e-06</text:p>
          </table:table-cell>
          <table:table-cell table:style-name="ce1" office:value-type="string">
            <text:p>1.3434e-17</text:p>
          </table:table-cell>
          <table:table-cell table:style-name="ce1" office:value-type="string">
            <text:p>1.5379e-11</text:p>
          </table:table-cell>
          <table:table-cell table:style-name="ce1" office:value-type="string">
            <text:p>1.2026e-12</text:p>
          </table:table-cell>
          <table:table-cell table:style-name="ce1" office:value-type="string">
            <text:p>1.3361e-13</text:p>
          </table:table-cell>
        </table:table-row>
        <table:table-row table:style-name="ro2">
          <table:table-cell office:value-type="float" office:value="820.7017">
            <text:p>820.7017</text:p>
          </table:table-cell>
          <table:table-cell table:formula="of:=[.AC84]*1000000" office:value-type="float" office:value="830.65">
            <text:p>830.65</text:p>
          </table:table-cell>
          <table:table-cell table:formula="of:=[.AD84]*1000000" office:value-type="float" office:value="94.856">
            <text:p>94.856</text:p>
          </table:table-cell>
          <table:table-cell table:formula="of:=[.AE84]*1000000" office:value-type="float" office:value="18.57">
            <text:p>18.57</text:p>
          </table:table-cell>
          <table:table-cell table:formula="of:=[.AF84]*1000000" office:value-type="float" office:value="0.0067667">
            <text:p>0.0067667</text:p>
          </table:table-cell>
          <table:table-cell table:formula="of:=[.AG84]*1000000" office:value-type="float" office:value="1.6649">
            <text:p>1.6649</text:p>
          </table:table-cell>
          <table:table-cell table:formula="of:=[.AH84]*1000000" office:value-type="float" office:value="27.917">
            <text:p>27.917</text:p>
          </table:table-cell>
          <table:table-cell table:formula="of:=[.AI84]*1000000" office:value-type="float" office:value="0.0000000000039203">
            <text:p>3.9203E-012</text:p>
          </table:table-cell>
          <table:table-cell table:formula="of:=[.AJ84]*1000000" office:value-type="float" office:value="0.000045283">
            <text:p>0.000045283</text:p>
          </table:table-cell>
          <table:table-cell table:formula="of:=([.AK84]+[.AL84])*1000000" office:value-type="float" office:value="0.0000089725">
            <text:p>8.9725E-006</text:p>
          </table:table-cell>
          <table:table-cell table:formula="of:=[.AM84]*1000000" office:value-type="float" office:value="818.36">
            <text:p>818.36</text:p>
          </table:table-cell>
          <table:table-cell table:formula="of:=[.AN84]*1000000" office:value-type="float" office:value="125.04">
            <text:p>125.04</text:p>
          </table:table-cell>
          <table:table-cell table:formula="of:=[.AO84]*1000000" office:value-type="float" office:value="19.373">
            <text:p>19.373</text:p>
          </table:table-cell>
          <table:table-cell table:formula="of:=[.AP84]*1000000" office:value-type="float" office:value="0.0055004">
            <text:p>0.0055004</text:p>
          </table:table-cell>
          <table:table-cell table:formula="of:=[.AQ84]*1000000" office:value-type="float" office:value="6.0011">
            <text:p>6.0011</text:p>
          </table:table-cell>
          <table:table-cell table:formula="of:=[.AR84]*1000000" office:value-type="float" office:value="33.685">
            <text:p>33.685</text:p>
          </table:table-cell>
          <table:table-cell table:formula="of:=[.AS84]*1000000" office:value-type="float" office:value="0.0000000000058592">
            <text:p>5.8592E-012</text:p>
          </table:table-cell>
          <table:table-cell table:formula="of:=[.AT84]*1000000" office:value-type="float" office:value="0.000028149">
            <text:p>0.000028149</text:p>
          </table:table-cell>
          <table:table-cell table:formula="of:=([.AU84]+[.AV84])*1000000" office:value-type="float" office:value="0.0000073918">
            <text:p>7.3918E-006</text:p>
          </table:table-cell>
          <table:table-cell table:formula="of:=[.AW84]*1000000" office:value-type="float" office:value="1123.7">
            <text:p>1123.7</text:p>
          </table:table-cell>
          <table:table-cell table:formula="of:=[.AX84]*1000000" office:value-type="float" office:value="133.52">
            <text:p>133.52</text:p>
          </table:table-cell>
          <table:table-cell table:formula="of:=[.AY84]*1000000" office:value-type="float" office:value="19.846">
            <text:p>19.846</text:p>
          </table:table-cell>
          <table:table-cell table:formula="of:=[.AZ84]*1000000" office:value-type="float" office:value="0.0027342">
            <text:p>0.0027342</text:p>
          </table:table-cell>
          <table:table-cell table:formula="of:=[.BA84]*1000000" office:value-type="float" office:value="25.935">
            <text:p>25.935</text:p>
          </table:table-cell>
          <table:table-cell table:formula="of:=[.BB84]*1000000" office:value-type="float" office:value="8.0091">
            <text:p>8.0091</text:p>
          </table:table-cell>
          <table:table-cell table:formula="of:=[.BC84]*1000000" office:value-type="float" office:value="0.000000000011527">
            <text:p>1.1527E-011</text:p>
          </table:table-cell>
          <table:table-cell table:formula="of:=[.BD84]*1000000" office:value-type="float" office:value="0.000015185">
            <text:p>0.000015185</text:p>
          </table:table-cell>
          <table:table-cell table:formula="of:=([.BE84]+[.BF84])*1000000" office:value-type="float" office:value="0.00000162374">
            <text:p>1.62374E-006</text:p>
          </table:table-cell>
          <table:table-cell office:value-type="float" office:value="0.00083065">
            <text:p>0.00083065</text:p>
          </table:table-cell>
          <table:table-cell table:style-name="ce1" office:value-type="string">
            <text:p>9.4856e-05</text:p>
          </table:table-cell>
          <table:table-cell table:style-name="ce1" office:value-type="string">
            <text:p>1.857e-05</text:p>
          </table:table-cell>
          <table:table-cell table:style-name="ce1" office:value-type="string">
            <text:p>6.7667e-09</text:p>
          </table:table-cell>
          <table:table-cell table:style-name="ce1" office:value-type="string">
            <text:p>1.6649e-06</text:p>
          </table:table-cell>
          <table:table-cell table:style-name="ce1" office:value-type="string">
            <text:p>2.7917e-05</text:p>
          </table:table-cell>
          <table:table-cell table:style-name="ce1" office:value-type="string">
            <text:p>3.9203e-18</text:p>
          </table:table-cell>
          <table:table-cell table:style-name="ce1" office:value-type="string">
            <text:p>4.5283e-11</text:p>
          </table:table-cell>
          <table:table-cell table:style-name="ce1" office:value-type="string">
            <text:p>6.0329e-12</text:p>
          </table:table-cell>
          <table:table-cell table:style-name="ce1" office:value-type="string">
            <text:p>2.9396e-12</text:p>
          </table:table-cell>
          <table:table-cell office:value-type="float" office:value="0.00081836">
            <text:p>0.00081836</text:p>
          </table:table-cell>
          <table:table-cell office:value-type="float" office:value="0.00012504">
            <text:p>0.00012504</text:p>
          </table:table-cell>
          <table:table-cell table:style-name="ce1" office:value-type="string">
            <text:p>1.9373e-05</text:p>
          </table:table-cell>
          <table:table-cell table:style-name="ce1" office:value-type="string">
            <text:p>5.5004e-09</text:p>
          </table:table-cell>
          <table:table-cell table:style-name="ce1" office:value-type="string">
            <text:p>6.0011e-06</text:p>
          </table:table-cell>
          <table:table-cell table:style-name="ce1" office:value-type="string">
            <text:p>3.3685e-05</text:p>
          </table:table-cell>
          <table:table-cell table:style-name="ce1" office:value-type="string">
            <text:p>5.8592e-18</text:p>
          </table:table-cell>
          <table:table-cell table:style-name="ce1" office:value-type="string">
            <text:p>2.8149e-11</text:p>
          </table:table-cell>
          <table:table-cell table:style-name="ce1" office:value-type="string">
            <text:p>5.6272e-12</text:p>
          </table:table-cell>
          <table:table-cell table:style-name="ce1" office:value-type="string">
            <text:p>1.7646e-12</text:p>
          </table:table-cell>
          <table:table-cell office:value-type="float" office:value="0.0011237">
            <text:p>0.0011237</text:p>
          </table:table-cell>
          <table:table-cell office:value-type="float" office:value="0.00013352">
            <text:p>0.00013352</text:p>
          </table:table-cell>
          <table:table-cell table:style-name="ce1" office:value-type="string">
            <text:p>1.9846e-05</text:p>
          </table:table-cell>
          <table:table-cell table:style-name="ce1" office:value-type="string">
            <text:p>2.7342e-09</text:p>
          </table:table-cell>
          <table:table-cell table:style-name="ce1" office:value-type="string">
            <text:p>2.5935e-05</text:p>
          </table:table-cell>
          <table:table-cell table:style-name="ce1" office:value-type="string">
            <text:p>8.0091e-06</text:p>
          </table:table-cell>
          <table:table-cell table:style-name="ce1" office:value-type="string">
            <text:p>1.1527e-17</text:p>
          </table:table-cell>
          <table:table-cell table:style-name="ce1" office:value-type="string">
            <text:p>1.5185e-11</text:p>
          </table:table-cell>
          <table:table-cell table:style-name="ce1" office:value-type="string">
            <text:p>1.452e-12</text:p>
          </table:table-cell>
          <table:table-cell table:style-name="ce1" office:value-type="string">
            <text:p>1.7174e-13</text:p>
          </table:table-cell>
        </table:table-row>
        <table:table-row table:style-name="ro2">
          <table:table-cell office:value-type="float" office:value="830.7017">
            <text:p>830.7017</text:p>
          </table:table-cell>
          <table:table-cell table:formula="of:=[.AC85]*1000000" office:value-type="float" office:value="823.89">
            <text:p>823.89</text:p>
          </table:table-cell>
          <table:table-cell table:formula="of:=[.AD85]*1000000" office:value-type="float" office:value="94.232">
            <text:p>94.232</text:p>
          </table:table-cell>
          <table:table-cell table:formula="of:=[.AE85]*1000000" office:value-type="float" office:value="18.514">
            <text:p>18.514</text:p>
          </table:table-cell>
          <table:table-cell table:formula="of:=[.AF85]*1000000" office:value-type="float" office:value="0.0068589">
            <text:p>0.0068589</text:p>
          </table:table-cell>
          <table:table-cell table:formula="of:=[.AG85]*1000000" office:value-type="float" office:value="1.6589">
            <text:p>1.6589</text:p>
          </table:table-cell>
          <table:table-cell table:formula="of:=[.AH85]*1000000" office:value-type="float" office:value="27.919">
            <text:p>27.919</text:p>
          </table:table-cell>
          <table:table-cell table:formula="of:=[.AI85]*1000000" office:value-type="float" office:value="0.000000000003801">
            <text:p>3.801E-012</text:p>
          </table:table-cell>
          <table:table-cell table:formula="of:=[.AJ85]*1000000" office:value-type="float" office:value="0.000045085">
            <text:p>0.000045085</text:p>
          </table:table-cell>
          <table:table-cell table:formula="of:=([.AK85]+[.AL85])*1000000" office:value-type="float" office:value="0.0000088981">
            <text:p>8.8981E-006</text:p>
          </table:table-cell>
          <table:table-cell table:formula="of:=[.AM85]*1000000" office:value-type="float" office:value="809.29">
            <text:p>809.29</text:p>
          </table:table-cell>
          <table:table-cell table:formula="of:=[.AN85]*1000000" office:value-type="float" office:value="123.72">
            <text:p>123.72</text:p>
          </table:table-cell>
          <table:table-cell table:formula="of:=[.AO85]*1000000" office:value-type="float" office:value="19.32">
            <text:p>19.32</text:p>
          </table:table-cell>
          <table:table-cell table:formula="of:=[.AP85]*1000000" office:value-type="float" office:value="0.0056113">
            <text:p>0.0056113</text:p>
          </table:table-cell>
          <table:table-cell table:formula="of:=[.AQ85]*1000000" office:value-type="float" office:value="5.9638">
            <text:p>5.9638</text:p>
          </table:table-cell>
          <table:table-cell table:formula="of:=[.AR85]*1000000" office:value-type="float" office:value="33.933">
            <text:p>33.933</text:p>
          </table:table-cell>
          <table:table-cell table:formula="of:=[.AS85]*1000000" office:value-type="float" office:value="0.0000000000056803">
            <text:p>5.6803E-012</text:p>
          </table:table-cell>
          <table:table-cell table:formula="of:=[.AT85]*1000000" office:value-type="float" office:value="0.000027945">
            <text:p>0.000027945</text:p>
          </table:table-cell>
          <table:table-cell table:formula="of:=([.AU85]+[.AV85])*1000000" office:value-type="float" office:value="0.0000073901">
            <text:p>7.3901E-006</text:p>
          </table:table-cell>
          <table:table-cell table:formula="of:=[.AW85]*1000000" office:value-type="float" office:value="1098.5">
            <text:p>1098.5</text:p>
          </table:table-cell>
          <table:table-cell table:formula="of:=[.AX85]*1000000" office:value-type="float" office:value="136.39">
            <text:p>136.39</text:p>
          </table:table-cell>
          <table:table-cell table:formula="of:=[.AY85]*1000000" office:value-type="float" office:value="20.016">
            <text:p>20.016</text:p>
          </table:table-cell>
          <table:table-cell table:formula="of:=[.AZ85]*1000000" office:value-type="float" office:value="0.0029218">
            <text:p>0.0029218</text:p>
          </table:table-cell>
          <table:table-cell table:formula="of:=[.BA85]*1000000" office:value-type="float" office:value="25.436">
            <text:p>25.436</text:p>
          </table:table-cell>
          <table:table-cell table:formula="of:=[.BB85]*1000000" office:value-type="float" office:value="9.9947">
            <text:p>9.9947</text:p>
          </table:table-cell>
          <table:table-cell table:formula="of:=[.BC85]*1000000" office:value-type="float" office:value="0.000000000010611">
            <text:p>1.0611E-011</text:p>
          </table:table-cell>
          <table:table-cell table:formula="of:=[.BD85]*1000000" office:value-type="float" office:value="0.000015007">
            <text:p>0.000015007</text:p>
          </table:table-cell>
          <table:table-cell table:formula="of:=([.BE85]+[.BF85])*1000000" office:value-type="float" office:value="0.0000019084">
            <text:p>1.9084E-006</text:p>
          </table:table-cell>
          <table:table-cell office:value-type="float" office:value="0.00082389">
            <text:p>0.00082389</text:p>
          </table:table-cell>
          <table:table-cell table:style-name="ce1" office:value-type="string">
            <text:p>9.4232e-05</text:p>
          </table:table-cell>
          <table:table-cell table:style-name="ce1" office:value-type="string">
            <text:p>1.8514e-05</text:p>
          </table:table-cell>
          <table:table-cell table:style-name="ce1" office:value-type="string">
            <text:p>6.8589e-09</text:p>
          </table:table-cell>
          <table:table-cell table:style-name="ce1" office:value-type="string">
            <text:p>1.6589e-06</text:p>
          </table:table-cell>
          <table:table-cell table:style-name="ce1" office:value-type="string">
            <text:p>2.7919e-05</text:p>
          </table:table-cell>
          <table:table-cell table:style-name="ce1" office:value-type="string">
            <text:p>3.801e-18</text:p>
          </table:table-cell>
          <table:table-cell table:style-name="ce1" office:value-type="string">
            <text:p>4.5085e-11</text:p>
          </table:table-cell>
          <table:table-cell table:style-name="ce1" office:value-type="string">
            <text:p>5.9616e-12</text:p>
          </table:table-cell>
          <table:table-cell table:style-name="ce1" office:value-type="string">
            <text:p>2.9365e-12</text:p>
          </table:table-cell>
          <table:table-cell office:value-type="float" office:value="0.00080929">
            <text:p>0.00080929</text:p>
          </table:table-cell>
          <table:table-cell office:value-type="float" office:value="0.00012372">
            <text:p>0.00012372</text:p>
          </table:table-cell>
          <table:table-cell table:style-name="ce1" office:value-type="string">
            <text:p>1.932e-05</text:p>
          </table:table-cell>
          <table:table-cell table:style-name="ce1" office:value-type="string">
            <text:p>5.6113e-09</text:p>
          </table:table-cell>
          <table:table-cell table:style-name="ce1" office:value-type="string">
            <text:p>5.9638e-06</text:p>
          </table:table-cell>
          <table:table-cell table:style-name="ce1" office:value-type="string">
            <text:p>3.3933e-05</text:p>
          </table:table-cell>
          <table:table-cell table:style-name="ce1" office:value-type="string">
            <text:p>5.6803e-18</text:p>
          </table:table-cell>
          <table:table-cell table:style-name="ce1" office:value-type="string">
            <text:p>2.7945e-11</text:p>
          </table:table-cell>
          <table:table-cell table:style-name="ce1" office:value-type="string">
            <text:p>5.6015e-12</text:p>
          </table:table-cell>
          <table:table-cell table:style-name="ce1" office:value-type="string">
            <text:p>1.7886e-12</text:p>
          </table:table-cell>
          <table:table-cell office:value-type="float" office:value="0.0010985">
            <text:p>0.0010985</text:p>
          </table:table-cell>
          <table:table-cell office:value-type="float" office:value="0.00013639">
            <text:p>0.00013639</text:p>
          </table:table-cell>
          <table:table-cell table:style-name="ce1" office:value-type="string">
            <text:p>2.0016e-05</text:p>
          </table:table-cell>
          <table:table-cell table:style-name="ce1" office:value-type="string">
            <text:p>2.9218e-09</text:p>
          </table:table-cell>
          <table:table-cell table:style-name="ce1" office:value-type="string">
            <text:p>2.5436e-05</text:p>
          </table:table-cell>
          <table:table-cell table:style-name="ce1" office:value-type="string">
            <text:p>9.9947e-06</text:p>
          </table:table-cell>
          <table:table-cell table:style-name="ce1" office:value-type="string">
            <text:p>1.0611e-17</text:p>
          </table:table-cell>
          <table:table-cell table:style-name="ce1" office:value-type="string">
            <text:p>1.5007e-11</text:p>
          </table:table-cell>
          <table:table-cell table:style-name="ce1" office:value-type="string">
            <text:p>1.6947e-12</text:p>
          </table:table-cell>
          <table:table-cell table:style-name="ce1" office:value-type="string">
            <text:p>2.137e-13</text:p>
          </table:table-cell>
        </table:table-row>
        <table:table-row table:style-name="ro2">
          <table:table-cell office:value-type="float" office:value="840.7017">
            <text:p>840.7017</text:p>
          </table:table-cell>
          <table:table-cell table:formula="of:=[.AC86]*1000000" office:value-type="float" office:value="817.21">
            <text:p>817.21</text:p>
          </table:table-cell>
          <table:table-cell table:formula="of:=[.AD86]*1000000" office:value-type="float" office:value="93.614">
            <text:p>93.614</text:p>
          </table:table-cell>
          <table:table-cell table:formula="of:=[.AE86]*1000000" office:value-type="float" office:value="18.457">
            <text:p>18.457</text:p>
          </table:table-cell>
          <table:table-cell table:formula="of:=[.AF86]*1000000" office:value-type="float" office:value="0.0069501">
            <text:p>0.0069501</text:p>
          </table:table-cell>
          <table:table-cell table:formula="of:=[.AG86]*1000000" office:value-type="float" office:value="1.6531">
            <text:p>1.6531</text:p>
          </table:table-cell>
          <table:table-cell table:formula="of:=[.AH86]*1000000" office:value-type="float" office:value="27.913">
            <text:p>27.913</text:p>
          </table:table-cell>
          <table:table-cell table:formula="of:=[.AI86]*1000000" office:value-type="float" office:value="0.0000000000036854">
            <text:p>3.6854E-012</text:p>
          </table:table-cell>
          <table:table-cell table:formula="of:=[.AJ86]*1000000" office:value-type="float" office:value="0.000044888">
            <text:p>0.000044888</text:p>
          </table:table-cell>
          <table:table-cell table:formula="of:=([.AK86]+[.AL86])*1000000" office:value-type="float" office:value="0.0000088213">
            <text:p>8.8213E-006</text:p>
          </table:table-cell>
          <table:table-cell table:formula="of:=[.AM86]*1000000" office:value-type="float" office:value="800.42">
            <text:p>800.42</text:p>
          </table:table-cell>
          <table:table-cell table:formula="of:=[.AN86]*1000000" office:value-type="float" office:value="122.42">
            <text:p>122.42</text:p>
          </table:table-cell>
          <table:table-cell table:formula="of:=[.AO86]*1000000" office:value-type="float" office:value="19.266">
            <text:p>19.266</text:p>
          </table:table-cell>
          <table:table-cell table:formula="of:=[.AP86]*1000000" office:value-type="float" office:value="0.0057203">
            <text:p>0.0057203</text:p>
          </table:table-cell>
          <table:table-cell table:formula="of:=[.AQ86]*1000000" office:value-type="float" office:value="5.9284">
            <text:p>5.9284</text:p>
          </table:table-cell>
          <table:table-cell table:formula="of:=[.AR86]*1000000" office:value-type="float" office:value="34.147">
            <text:p>34.147</text:p>
          </table:table-cell>
          <table:table-cell table:formula="of:=[.AS86]*1000000" office:value-type="float" office:value="0.0000000000055069">
            <text:p>5.5069E-012</text:p>
          </table:table-cell>
          <table:table-cell table:formula="of:=[.AT86]*1000000" office:value-type="float" office:value="0.000027743">
            <text:p>0.000027743</text:p>
          </table:table-cell>
          <table:table-cell table:formula="of:=([.AU86]+[.AV86])*1000000" office:value-type="float" office:value="0.0000073795">
            <text:p>7.3795E-006</text:p>
          </table:table-cell>
          <table:table-cell table:formula="of:=[.AW86]*1000000" office:value-type="float" office:value="1075.7">
            <text:p>1075.7</text:p>
          </table:table-cell>
          <table:table-cell table:formula="of:=[.AX86]*1000000" office:value-type="float" office:value="137.62">
            <text:p>137.62</text:p>
          </table:table-cell>
          <table:table-cell table:formula="of:=[.AY86]*1000000" office:value-type="float" office:value="20.148">
            <text:p>20.148</text:p>
          </table:table-cell>
          <table:table-cell table:formula="of:=[.AZ86]*1000000" office:value-type="float" office:value="0.0031012">
            <text:p>0.0031012</text:p>
          </table:table-cell>
          <table:table-cell table:formula="of:=[.BA86]*1000000" office:value-type="float" office:value="24.944">
            <text:p>24.944</text:p>
          </table:table-cell>
          <table:table-cell table:formula="of:=[.BB86]*1000000" office:value-type="float" office:value="12.012">
            <text:p>12.012</text:p>
          </table:table-cell>
          <table:table-cell table:formula="of:=[.BC86]*1000000" office:value-type="float" office:value="0.000000000010047">
            <text:p>1.0047E-011</text:p>
          </table:table-cell>
          <table:table-cell table:formula="of:=[.BD86]*1000000" office:value-type="float" office:value="0.000014846">
            <text:p>0.000014846</text:p>
          </table:table-cell>
          <table:table-cell table:formula="of:=([.BE86]+[.BF86])*1000000" office:value-type="float" office:value="0.00000218559">
            <text:p>2.18559E-006</text:p>
          </table:table-cell>
          <table:table-cell office:value-type="float" office:value="0.00081721">
            <text:p>0.00081721</text:p>
          </table:table-cell>
          <table:table-cell table:style-name="ce1" office:value-type="string">
            <text:p>9.3614e-05</text:p>
          </table:table-cell>
          <table:table-cell table:style-name="ce1" office:value-type="string">
            <text:p>1.8457e-05</text:p>
          </table:table-cell>
          <table:table-cell table:style-name="ce1" office:value-type="string">
            <text:p>6.9501e-09</text:p>
          </table:table-cell>
          <table:table-cell table:style-name="ce1" office:value-type="string">
            <text:p>1.6531e-06</text:p>
          </table:table-cell>
          <table:table-cell table:style-name="ce1" office:value-type="string">
            <text:p>2.7913e-05</text:p>
          </table:table-cell>
          <table:table-cell table:style-name="ce1" office:value-type="string">
            <text:p>3.6854e-18</text:p>
          </table:table-cell>
          <table:table-cell table:style-name="ce1" office:value-type="string">
            <text:p>4.4888e-11</text:p>
          </table:table-cell>
          <table:table-cell table:style-name="ce1" office:value-type="string">
            <text:p>5.8897e-12</text:p>
          </table:table-cell>
          <table:table-cell table:style-name="ce1" office:value-type="string">
            <text:p>2.9316e-12</text:p>
          </table:table-cell>
          <table:table-cell office:value-type="float" office:value="0.00080042">
            <text:p>0.00080042</text:p>
          </table:table-cell>
          <table:table-cell office:value-type="float" office:value="0.00012242">
            <text:p>0.00012242</text:p>
          </table:table-cell>
          <table:table-cell table:style-name="ce1" office:value-type="string">
            <text:p>1.9266e-05</text:p>
          </table:table-cell>
          <table:table-cell table:style-name="ce1" office:value-type="string">
            <text:p>5.7203e-09</text:p>
          </table:table-cell>
          <table:table-cell table:style-name="ce1" office:value-type="string">
            <text:p>5.9284e-06</text:p>
          </table:table-cell>
          <table:table-cell table:style-name="ce1" office:value-type="string">
            <text:p>3.4147e-05</text:p>
          </table:table-cell>
          <table:table-cell table:style-name="ce1" office:value-type="string">
            <text:p>5.5069e-18</text:p>
          </table:table-cell>
          <table:table-cell table:style-name="ce1" office:value-type="string">
            <text:p>2.7743e-11</text:p>
          </table:table-cell>
          <table:table-cell table:style-name="ce1" office:value-type="string">
            <text:p>5.5698e-12</text:p>
          </table:table-cell>
          <table:table-cell table:style-name="ce1" office:value-type="string">
            <text:p>1.8097e-12</text:p>
          </table:table-cell>
          <table:table-cell office:value-type="float" office:value="0.0010757">
            <text:p>0.0010757</text:p>
          </table:table-cell>
          <table:table-cell office:value-type="float" office:value="0.00013762">
            <text:p>0.00013762</text:p>
          </table:table-cell>
          <table:table-cell table:style-name="ce1" office:value-type="string">
            <text:p>2.0148e-05</text:p>
          </table:table-cell>
          <table:table-cell table:style-name="ce1" office:value-type="string">
            <text:p>3.1012e-09</text:p>
          </table:table-cell>
          <table:table-cell table:style-name="ce1" office:value-type="string">
            <text:p>2.4944e-05</text:p>
          </table:table-cell>
          <table:table-cell table:style-name="ce1" office:value-type="string">
            <text:p>1.2012e-05</text:p>
          </table:table-cell>
          <table:table-cell table:style-name="ce1" office:value-type="string">
            <text:p>1.0047e-17</text:p>
          </table:table-cell>
          <table:table-cell table:style-name="ce1" office:value-type="string">
            <text:p>1.4846e-11</text:p>
          </table:table-cell>
          <table:table-cell table:style-name="ce1" office:value-type="string">
            <text:p>1.9271e-12</text:p>
          </table:table-cell>
          <table:table-cell table:style-name="ce1" office:value-type="string">
            <text:p>2.5849e-13</text:p>
          </table:table-cell>
        </table:table-row>
        <table:table-row table:style-name="ro2">
          <table:table-cell office:value-type="float" office:value="850.7017">
            <text:p>850.7017</text:p>
          </table:table-cell>
          <table:table-cell table:formula="of:=[.AC87]*1000000" office:value-type="float" office:value="810.6">
            <text:p>810.6</text:p>
          </table:table-cell>
          <table:table-cell table:formula="of:=[.AD87]*1000000" office:value-type="float" office:value="93">
            <text:p>93</text:p>
          </table:table-cell>
          <table:table-cell table:formula="of:=[.AE87]*1000000" office:value-type="float" office:value="18.4">
            <text:p>18.4</text:p>
          </table:table-cell>
          <table:table-cell table:formula="of:=[.AF87]*1000000" office:value-type="float" office:value="0.0070402">
            <text:p>0.0070402</text:p>
          </table:table-cell>
          <table:table-cell table:formula="of:=[.AG87]*1000000" office:value-type="float" office:value="1.6473">
            <text:p>1.6473</text:p>
          </table:table-cell>
          <table:table-cell table:formula="of:=[.AH87]*1000000" office:value-type="float" office:value="27.9">
            <text:p>27.9</text:p>
          </table:table-cell>
          <table:table-cell table:formula="of:=[.AI87]*1000000" office:value-type="float" office:value="0.0000000000035734">
            <text:p>3.5734E-012</text:p>
          </table:table-cell>
          <table:table-cell table:formula="of:=[.AJ87]*1000000" office:value-type="float" office:value="0.000044691">
            <text:p>0.000044691</text:p>
          </table:table-cell>
          <table:table-cell table:formula="of:=([.AK87]+[.AL87])*1000000" office:value-type="float" office:value="0.0000087425">
            <text:p>8.7425E-006</text:p>
          </table:table-cell>
          <table:table-cell table:formula="of:=[.AM87]*1000000" office:value-type="float" office:value="791.75">
            <text:p>791.75</text:p>
          </table:table-cell>
          <table:table-cell table:formula="of:=[.AN87]*1000000" office:value-type="float" office:value="121.14">
            <text:p>121.14</text:p>
          </table:table-cell>
          <table:table-cell table:formula="of:=[.AO87]*1000000" office:value-type="float" office:value="19.212">
            <text:p>19.212</text:p>
          </table:table-cell>
          <table:table-cell table:formula="of:=[.AP87]*1000000" office:value-type="float" office:value="0.0058277">
            <text:p>0.0058277</text:p>
          </table:table-cell>
          <table:table-cell table:formula="of:=[.AQ87]*1000000" office:value-type="float" office:value="5.8948">
            <text:p>5.8948</text:p>
          </table:table-cell>
          <table:table-cell table:formula="of:=[.AR87]*1000000" office:value-type="float" office:value="34.329">
            <text:p>34.329</text:p>
          </table:table-cell>
          <table:table-cell table:formula="of:=[.AS87]*1000000" office:value-type="float" office:value="0.0000000000053389">
            <text:p>5.3389E-012</text:p>
          </table:table-cell>
          <table:table-cell table:formula="of:=[.AT87]*1000000" office:value-type="float" office:value="0.000027541">
            <text:p>0.000027541</text:p>
          </table:table-cell>
          <table:table-cell table:formula="of:=([.AU87]+[.AV87])*1000000" office:value-type="float" office:value="0.0000073607">
            <text:p>7.3607E-006</text:p>
          </table:table-cell>
          <table:table-cell table:formula="of:=[.AW87]*1000000" office:value-type="float" office:value="1054.9">
            <text:p>1054.9</text:p>
          </table:table-cell>
          <table:table-cell table:formula="of:=[.AX87]*1000000" office:value-type="float" office:value="137.74">
            <text:p>137.74</text:p>
          </table:table-cell>
          <table:table-cell table:formula="of:=[.AY87]*1000000" office:value-type="float" office:value="20.24">
            <text:p>20.24</text:p>
          </table:table-cell>
          <table:table-cell table:formula="of:=[.AZ87]*1000000" office:value-type="float" office:value="0.0032735">
            <text:p>0.0032735</text:p>
          </table:table-cell>
          <table:table-cell table:formula="of:=[.BA87]*1000000" office:value-type="float" office:value="24.469">
            <text:p>24.469</text:p>
          </table:table-cell>
          <table:table-cell table:formula="of:=[.BB87]*1000000" office:value-type="float" office:value="14.015">
            <text:p>14.015</text:p>
          </table:table-cell>
          <table:table-cell table:formula="of:=[.BC87]*1000000" office:value-type="float" office:value="0.0000000000096279">
            <text:p>9.6279E-012</text:p>
          </table:table-cell>
          <table:table-cell table:formula="of:=[.BD87]*1000000" office:value-type="float" office:value="0.000014695">
            <text:p>0.000014695</text:p>
          </table:table-cell>
          <table:table-cell table:formula="of:=([.BE87]+[.BF87])*1000000" office:value-type="float" office:value="0.00000245197">
            <text:p>0.000002452</text:p>
          </table:table-cell>
          <table:table-cell office:value-type="float" office:value="0.0008106">
            <text:p>0.0008106</text:p>
          </table:table-cell>
          <table:table-cell table:style-name="ce1" office:value-type="string">
            <text:p>9.3e-05</text:p>
          </table:table-cell>
          <table:table-cell table:style-name="ce1" office:value-type="string">
            <text:p>1.84e-05</text:p>
          </table:table-cell>
          <table:table-cell table:style-name="ce1" office:value-type="string">
            <text:p>7.0402e-09</text:p>
          </table:table-cell>
          <table:table-cell table:style-name="ce1" office:value-type="string">
            <text:p>1.6473e-06</text:p>
          </table:table-cell>
          <table:table-cell table:style-name="ce1" office:value-type="string">
            <text:p>2.79e-05</text:p>
          </table:table-cell>
          <table:table-cell table:style-name="ce1" office:value-type="string">
            <text:p>3.5734e-18</text:p>
          </table:table-cell>
          <table:table-cell table:style-name="ce1" office:value-type="string">
            <text:p>4.4691e-11</text:p>
          </table:table-cell>
          <table:table-cell table:style-name="ce1" office:value-type="string">
            <text:p>5.8174e-12</text:p>
          </table:table-cell>
          <table:table-cell table:style-name="ce1" office:value-type="string">
            <text:p>2.9251e-12</text:p>
          </table:table-cell>
          <table:table-cell office:value-type="float" office:value="0.00079175">
            <text:p>0.00079175</text:p>
          </table:table-cell>
          <table:table-cell office:value-type="float" office:value="0.00012114">
            <text:p>0.00012114</text:p>
          </table:table-cell>
          <table:table-cell table:style-name="ce1" office:value-type="string">
            <text:p>1.9212e-05</text:p>
          </table:table-cell>
          <table:table-cell table:style-name="ce1" office:value-type="string">
            <text:p>5.8277e-09</text:p>
          </table:table-cell>
          <table:table-cell table:style-name="ce1" office:value-type="string">
            <text:p>5.8948e-06</text:p>
          </table:table-cell>
          <table:table-cell table:style-name="ce1" office:value-type="string">
            <text:p>3.4329e-05</text:p>
          </table:table-cell>
          <table:table-cell table:style-name="ce1" office:value-type="string">
            <text:p>5.3389e-18</text:p>
          </table:table-cell>
          <table:table-cell table:style-name="ce1" office:value-type="string">
            <text:p>2.7541e-11</text:p>
          </table:table-cell>
          <table:table-cell table:style-name="ce1" office:value-type="string">
            <text:p>5.5328e-12</text:p>
          </table:table-cell>
          <table:table-cell table:style-name="ce1" office:value-type="string">
            <text:p>1.8279e-12</text:p>
          </table:table-cell>
          <table:table-cell office:value-type="float" office:value="0.0010549">
            <text:p>0.0010549</text:p>
          </table:table-cell>
          <table:table-cell office:value-type="float" office:value="0.00013774">
            <text:p>0.00013774</text:p>
          </table:table-cell>
          <table:table-cell table:style-name="ce1" office:value-type="string">
            <text:p>2.024e-05</text:p>
          </table:table-cell>
          <table:table-cell table:style-name="ce1" office:value-type="string">
            <text:p>3.2735e-09</text:p>
          </table:table-cell>
          <table:table-cell table:style-name="ce1" office:value-type="string">
            <text:p>2.4469e-05</text:p>
          </table:table-cell>
          <table:table-cell table:style-name="ce1" office:value-type="string">
            <text:p>1.4015e-05</text:p>
          </table:table-cell>
          <table:table-cell table:style-name="ce1" office:value-type="string">
            <text:p>9.6279e-18</text:p>
          </table:table-cell>
          <table:table-cell table:style-name="ce1" office:value-type="string">
            <text:p>1.4695e-11</text:p>
          </table:table-cell>
          <table:table-cell table:style-name="ce1" office:value-type="string">
            <text:p>2.1468e-12</text:p>
          </table:table-cell>
          <table:table-cell table:style-name="ce1" office:value-type="string">
            <text:p>3.0517e-13</text:p>
          </table:table-cell>
        </table:table-row>
        <table:table-row table:style-name="ro2">
          <table:table-cell office:value-type="float" office:value="860.7017">
            <text:p>860.7017</text:p>
          </table:table-cell>
          <table:table-cell table:formula="of:=[.AC88]*1000000" office:value-type="float" office:value="804.06">
            <text:p>804.06</text:p>
          </table:table-cell>
          <table:table-cell table:formula="of:=[.AD88]*1000000" office:value-type="float" office:value="92.391">
            <text:p>92.391</text:p>
          </table:table-cell>
          <table:table-cell table:formula="of:=[.AE88]*1000000" office:value-type="float" office:value="18.343">
            <text:p>18.343</text:p>
          </table:table-cell>
          <table:table-cell table:formula="of:=[.AF88]*1000000" office:value-type="float" office:value="0.0071294">
            <text:p>0.0071294</text:p>
          </table:table-cell>
          <table:table-cell table:formula="of:=[.AG88]*1000000" office:value-type="float" office:value="1.6416">
            <text:p>1.6416</text:p>
          </table:table-cell>
          <table:table-cell table:formula="of:=[.AH88]*1000000" office:value-type="float" office:value="27.88">
            <text:p>27.88</text:p>
          </table:table-cell>
          <table:table-cell table:formula="of:=[.AI88]*1000000" office:value-type="float" office:value="0.0000000000034648">
            <text:p>3.4648E-012</text:p>
          </table:table-cell>
          <table:table-cell table:formula="of:=[.AJ88]*1000000" office:value-type="float" office:value="0.000044496">
            <text:p>0.000044496</text:p>
          </table:table-cell>
          <table:table-cell table:formula="of:=([.AK88]+[.AL88])*1000000" office:value-type="float" office:value="0.0000086618">
            <text:p>8.6618E-006</text:p>
          </table:table-cell>
          <table:table-cell table:formula="of:=[.AM88]*1000000" office:value-type="float" office:value="783.27">
            <text:p>783.27</text:p>
          </table:table-cell>
          <table:table-cell table:formula="of:=[.AN88]*1000000" office:value-type="float" office:value="119.89">
            <text:p>119.89</text:p>
          </table:table-cell>
          <table:table-cell table:formula="of:=[.AO88]*1000000" office:value-type="float" office:value="19.158">
            <text:p>19.158</text:p>
          </table:table-cell>
          <table:table-cell table:formula="of:=[.AP88]*1000000" office:value-type="float" office:value="0.0059335">
            <text:p>0.0059335</text:p>
          </table:table-cell>
          <table:table-cell table:formula="of:=[.AQ88]*1000000" office:value-type="float" office:value="5.8627">
            <text:p>5.8627</text:p>
          </table:table-cell>
          <table:table-cell table:formula="of:=[.AR88]*1000000" office:value-type="float" office:value="34.481">
            <text:p>34.481</text:p>
          </table:table-cell>
          <table:table-cell table:formula="of:=[.AS88]*1000000" office:value-type="float" office:value="0.0000000000051761">
            <text:p>5.1761E-012</text:p>
          </table:table-cell>
          <table:table-cell table:formula="of:=[.AT88]*1000000" office:value-type="float" office:value="0.00002734">
            <text:p>0.00002734</text:p>
          </table:table-cell>
          <table:table-cell table:formula="of:=([.AU88]+[.AV88])*1000000" office:value-type="float" office:value="0.0000073346">
            <text:p>7.3346E-006</text:p>
          </table:table-cell>
          <table:table-cell table:formula="of:=[.AW88]*1000000" office:value-type="float" office:value="1035.8">
            <text:p>1035.8</text:p>
          </table:table-cell>
          <table:table-cell table:formula="of:=[.AX88]*1000000" office:value-type="float" office:value="137.11">
            <text:p>137.11</text:p>
          </table:table-cell>
          <table:table-cell table:formula="of:=[.AY88]*1000000" office:value-type="float" office:value="20.293">
            <text:p>20.293</text:p>
          </table:table-cell>
          <table:table-cell table:formula="of:=[.AZ88]*1000000" office:value-type="float" office:value="0.0034395">
            <text:p>0.0034395</text:p>
          </table:table-cell>
          <table:table-cell table:formula="of:=[.BA88]*1000000" office:value-type="float" office:value="24.021">
            <text:p>24.021</text:p>
          </table:table-cell>
          <table:table-cell table:formula="of:=[.BB88]*1000000" office:value-type="float" office:value="15.97">
            <text:p>15.97</text:p>
          </table:table-cell>
          <table:table-cell table:formula="of:=[.BC88]*1000000" office:value-type="float" office:value="0.0000000000092791">
            <text:p>9.2791E-012</text:p>
          </table:table-cell>
          <table:table-cell table:formula="of:=[.BD88]*1000000" office:value-type="float" office:value="0.000014545">
            <text:p>0.000014545</text:p>
          </table:table-cell>
          <table:table-cell table:formula="of:=([.BE88]+[.BF88])*1000000" office:value-type="float" office:value="0.00000270533">
            <text:p>2.70533E-006</text:p>
          </table:table-cell>
          <table:table-cell office:value-type="float" office:value="0.00080406">
            <text:p>0.00080406</text:p>
          </table:table-cell>
          <table:table-cell table:style-name="ce1" office:value-type="string">
            <text:p>9.2391e-05</text:p>
          </table:table-cell>
          <table:table-cell table:style-name="ce1" office:value-type="string">
            <text:p>1.8343e-05</text:p>
          </table:table-cell>
          <table:table-cell table:style-name="ce1" office:value-type="string">
            <text:p>7.1294e-09</text:p>
          </table:table-cell>
          <table:table-cell table:style-name="ce1" office:value-type="string">
            <text:p>1.6416e-06</text:p>
          </table:table-cell>
          <table:table-cell table:style-name="ce1" office:value-type="string">
            <text:p>2.788e-05</text:p>
          </table:table-cell>
          <table:table-cell table:style-name="ce1" office:value-type="string">
            <text:p>3.4648e-18</text:p>
          </table:table-cell>
          <table:table-cell table:style-name="ce1" office:value-type="string">
            <text:p>4.4496e-11</text:p>
          </table:table-cell>
          <table:table-cell table:style-name="ce1" office:value-type="string">
            <text:p>5.7448e-12</text:p>
          </table:table-cell>
          <table:table-cell table:style-name="ce1" office:value-type="string">
            <text:p>2.917e-12</text:p>
          </table:table-cell>
          <table:table-cell office:value-type="float" office:value="0.00078327">
            <text:p>0.00078327</text:p>
          </table:table-cell>
          <table:table-cell office:value-type="float" office:value="0.00011989">
            <text:p>0.00011989</text:p>
          </table:table-cell>
          <table:table-cell table:style-name="ce1" office:value-type="string">
            <text:p>1.9158e-05</text:p>
          </table:table-cell>
          <table:table-cell table:style-name="ce1" office:value-type="string">
            <text:p>5.9335e-09</text:p>
          </table:table-cell>
          <table:table-cell table:style-name="ce1" office:value-type="string">
            <text:p>5.8627e-06</text:p>
          </table:table-cell>
          <table:table-cell table:style-name="ce1" office:value-type="string">
            <text:p>3.4481e-05</text:p>
          </table:table-cell>
          <table:table-cell table:style-name="ce1" office:value-type="string">
            <text:p>5.1761e-18</text:p>
          </table:table-cell>
          <table:table-cell table:style-name="ce1" office:value-type="string">
            <text:p>2.734e-11</text:p>
          </table:table-cell>
          <table:table-cell table:style-name="ce1" office:value-type="string">
            <text:p>5.4911e-12</text:p>
          </table:table-cell>
          <table:table-cell table:style-name="ce1" office:value-type="string">
            <text:p>1.8435e-12</text:p>
          </table:table-cell>
          <table:table-cell office:value-type="float" office:value="0.0010358">
            <text:p>0.0010358</text:p>
          </table:table-cell>
          <table:table-cell office:value-type="float" office:value="0.00013711">
            <text:p>0.00013711</text:p>
          </table:table-cell>
          <table:table-cell table:style-name="ce1" office:value-type="string">
            <text:p>2.0293e-05</text:p>
          </table:table-cell>
          <table:table-cell table:style-name="ce1" office:value-type="string">
            <text:p>3.4395e-09</text:p>
          </table:table-cell>
          <table:table-cell table:style-name="ce1" office:value-type="string">
            <text:p>2.4021e-05</text:p>
          </table:table-cell>
          <table:table-cell table:style-name="ce1" office:value-type="string">
            <text:p>1.597e-05</text:p>
          </table:table-cell>
          <table:table-cell table:style-name="ce1" office:value-type="string">
            <text:p>9.2791e-18</text:p>
          </table:table-cell>
          <table:table-cell table:style-name="ce1" office:value-type="string">
            <text:p>1.4545e-11</text:p>
          </table:table-cell>
          <table:table-cell table:style-name="ce1" office:value-type="string">
            <text:p>2.3524e-12</text:p>
          </table:table-cell>
          <table:table-cell table:style-name="ce1" office:value-type="string">
            <text:p>3.5293e-13</text:p>
          </table:table-cell>
        </table:table-row>
        <table:table-row table:style-name="ro2">
          <table:table-cell office:value-type="float" office:value="870.7017">
            <text:p>870.7017</text:p>
          </table:table-cell>
          <table:table-cell table:formula="of:=[.AC89]*1000000" office:value-type="float" office:value="797.6">
            <text:p>797.6</text:p>
          </table:table-cell>
          <table:table-cell table:formula="of:=[.AD89]*1000000" office:value-type="float" office:value="91.786">
            <text:p>91.786</text:p>
          </table:table-cell>
          <table:table-cell table:formula="of:=[.AE89]*1000000" office:value-type="float" office:value="18.284">
            <text:p>18.284</text:p>
          </table:table-cell>
          <table:table-cell table:formula="of:=[.AF89]*1000000" office:value-type="float" office:value="0.0072176">
            <text:p>0.0072176</text:p>
          </table:table-cell>
          <table:table-cell table:formula="of:=[.AG89]*1000000" office:value-type="float" office:value="1.636">
            <text:p>1.636</text:p>
          </table:table-cell>
          <table:table-cell table:formula="of:=[.AH89]*1000000" office:value-type="float" office:value="27.853">
            <text:p>27.853</text:p>
          </table:table-cell>
          <table:table-cell table:formula="of:=[.AI89]*1000000" office:value-type="float" office:value="0.0000000000033595">
            <text:p>3.3595E-012</text:p>
          </table:table-cell>
          <table:table-cell table:formula="of:=[.AJ89]*1000000" office:value-type="float" office:value="0.000044302">
            <text:p>0.000044302</text:p>
          </table:table-cell>
          <table:table-cell table:formula="of:=([.AK89]+[.AL89])*1000000" office:value-type="float" office:value="0.0000085797">
            <text:p>8.5797E-006</text:p>
          </table:table-cell>
          <table:table-cell table:formula="of:=[.AM89]*1000000" office:value-type="float" office:value="774.97">
            <text:p>774.97</text:p>
          </table:table-cell>
          <table:table-cell table:formula="of:=[.AN89]*1000000" office:value-type="float" office:value="118.66">
            <text:p>118.66</text:p>
          </table:table-cell>
          <table:table-cell table:formula="of:=[.AO89]*1000000" office:value-type="float" office:value="19.104">
            <text:p>19.104</text:p>
          </table:table-cell>
          <table:table-cell table:formula="of:=[.AP89]*1000000" office:value-type="float" office:value="0.0060377">
            <text:p>0.0060377</text:p>
          </table:table-cell>
          <table:table-cell table:formula="of:=[.AQ89]*1000000" office:value-type="float" office:value="5.832">
            <text:p>5.832</text:p>
          </table:table-cell>
          <table:table-cell table:formula="of:=[.AR89]*1000000" office:value-type="float" office:value="34.605">
            <text:p>34.605</text:p>
          </table:table-cell>
          <table:table-cell table:formula="of:=[.AS89]*1000000" office:value-type="float" office:value="0.0000000000050183">
            <text:p>5.0183E-012</text:p>
          </table:table-cell>
          <table:table-cell table:formula="of:=[.AT89]*1000000" office:value-type="float" office:value="0.00002714">
            <text:p>0.00002714</text:p>
          </table:table-cell>
          <table:table-cell table:formula="of:=([.AU89]+[.AV89])*1000000" office:value-type="float" office:value="0.0000073016">
            <text:p>7.3016E-006</text:p>
          </table:table-cell>
          <table:table-cell table:formula="of:=[.AW89]*1000000" office:value-type="float" office:value="1018">
            <text:p>1018</text:p>
          </table:table-cell>
          <table:table-cell table:formula="of:=[.AX89]*1000000" office:value-type="float" office:value="135.97">
            <text:p>135.97</text:p>
          </table:table-cell>
          <table:table-cell table:formula="of:=[.AY89]*1000000" office:value-type="float" office:value="20.309">
            <text:p>20.309</text:p>
          </table:table-cell>
          <table:table-cell table:formula="of:=[.AZ89]*1000000" office:value-type="float" office:value="0.0035999">
            <text:p>0.0035999</text:p>
          </table:table-cell>
          <table:table-cell table:formula="of:=[.BA89]*1000000" office:value-type="float" office:value="23.603">
            <text:p>23.603</text:p>
          </table:table-cell>
          <table:table-cell table:formula="of:=[.BB89]*1000000" office:value-type="float" office:value="17.853">
            <text:p>17.853</text:p>
          </table:table-cell>
          <table:table-cell table:formula="of:=[.BC89]*1000000" office:value-type="float" office:value="0.0000000000089682">
            <text:p>8.9682E-012</text:p>
          </table:table-cell>
          <table:table-cell table:formula="of:=[.BD89]*1000000" office:value-type="float" office:value="0.000014396">
            <text:p>0.000014396</text:p>
          </table:table-cell>
          <table:table-cell table:formula="of:=([.BE89]+[.BF89])*1000000" office:value-type="float" office:value="0.00000294438">
            <text:p>2.94438E-006</text:p>
          </table:table-cell>
          <table:table-cell office:value-type="float" office:value="0.0007976">
            <text:p>0.0007976</text:p>
          </table:table-cell>
          <table:table-cell table:style-name="ce1" office:value-type="string">
            <text:p>9.1786e-05</text:p>
          </table:table-cell>
          <table:table-cell table:style-name="ce1" office:value-type="string">
            <text:p>1.8284e-05</text:p>
          </table:table-cell>
          <table:table-cell table:style-name="ce1" office:value-type="string">
            <text:p>7.2176e-09</text:p>
          </table:table-cell>
          <table:table-cell table:style-name="ce1" office:value-type="string">
            <text:p>1.636e-06</text:p>
          </table:table-cell>
          <table:table-cell table:style-name="ce1" office:value-type="string">
            <text:p>2.7853e-05</text:p>
          </table:table-cell>
          <table:table-cell table:style-name="ce1" office:value-type="string">
            <text:p>3.3595e-18</text:p>
          </table:table-cell>
          <table:table-cell table:style-name="ce1" office:value-type="string">
            <text:p>4.4302e-11</text:p>
          </table:table-cell>
          <table:table-cell table:style-name="ce1" office:value-type="string">
            <text:p>5.6722e-12</text:p>
          </table:table-cell>
          <table:table-cell table:style-name="ce1" office:value-type="string">
            <text:p>2.9075e-12</text:p>
          </table:table-cell>
          <table:table-cell office:value-type="float" office:value="0.00077497">
            <text:p>0.00077497</text:p>
          </table:table-cell>
          <table:table-cell office:value-type="float" office:value="0.00011866">
            <text:p>0.00011866</text:p>
          </table:table-cell>
          <table:table-cell table:style-name="ce1" office:value-type="string">
            <text:p>1.9104e-05</text:p>
          </table:table-cell>
          <table:table-cell table:style-name="ce1" office:value-type="string">
            <text:p>6.0377e-09</text:p>
          </table:table-cell>
          <table:table-cell table:style-name="ce1" office:value-type="string">
            <text:p>5.832e-06</text:p>
          </table:table-cell>
          <table:table-cell table:style-name="ce1" office:value-type="string">
            <text:p>3.4605e-05</text:p>
          </table:table-cell>
          <table:table-cell table:style-name="ce1" office:value-type="string">
            <text:p>5.0183e-18</text:p>
          </table:table-cell>
          <table:table-cell table:style-name="ce1" office:value-type="string">
            <text:p>2.714e-11</text:p>
          </table:table-cell>
          <table:table-cell table:style-name="ce1" office:value-type="string">
            <text:p>5.4451e-12</text:p>
          </table:table-cell>
          <table:table-cell table:style-name="ce1" office:value-type="string">
            <text:p>1.8565e-12</text:p>
          </table:table-cell>
          <table:table-cell office:value-type="float" office:value="0.001018">
            <text:p>0.001018</text:p>
          </table:table-cell>
          <table:table-cell office:value-type="float" office:value="0.00013597">
            <text:p>0.00013597</text:p>
          </table:table-cell>
          <table:table-cell table:style-name="ce1" office:value-type="string">
            <text:p>2.0309e-05</text:p>
          </table:table-cell>
          <table:table-cell table:style-name="ce1" office:value-type="string">
            <text:p>3.5999e-09</text:p>
          </table:table-cell>
          <table:table-cell table:style-name="ce1" office:value-type="string">
            <text:p>2.3603e-05</text:p>
          </table:table-cell>
          <table:table-cell table:style-name="ce1" office:value-type="string">
            <text:p>1.7853e-05</text:p>
          </table:table-cell>
          <table:table-cell table:style-name="ce1" office:value-type="string">
            <text:p>8.9682e-18</text:p>
          </table:table-cell>
          <table:table-cell table:style-name="ce1" office:value-type="string">
            <text:p>1.4396e-11</text:p>
          </table:table-cell>
          <table:table-cell table:style-name="ce1" office:value-type="string">
            <text:p>2.5433e-12</text:p>
          </table:table-cell>
          <table:table-cell table:style-name="ce1" office:value-type="string">
            <text:p>4.0108e-13</text:p>
          </table:table-cell>
        </table:table-row>
        <table:table-row table:style-name="ro2">
          <table:table-cell office:value-type="float" office:value="880.7017">
            <text:p>880.7017</text:p>
          </table:table-cell>
          <table:table-cell table:formula="of:=[.AC90]*1000000" office:value-type="float" office:value="791.2">
            <text:p>791.2</text:p>
          </table:table-cell>
          <table:table-cell table:formula="of:=[.AD90]*1000000" office:value-type="float" office:value="91.185">
            <text:p>91.185</text:p>
          </table:table-cell>
          <table:table-cell table:formula="of:=[.AE90]*1000000" office:value-type="float" office:value="18.226">
            <text:p>18.226</text:p>
          </table:table-cell>
          <table:table-cell table:formula="of:=[.AF90]*1000000" office:value-type="float" office:value="0.0073048">
            <text:p>0.0073048</text:p>
          </table:table-cell>
          <table:table-cell table:formula="of:=[.AG90]*1000000" office:value-type="float" office:value="1.6305">
            <text:p>1.6305</text:p>
          </table:table-cell>
          <table:table-cell table:formula="of:=[.AH90]*1000000" office:value-type="float" office:value="27.819">
            <text:p>27.819</text:p>
          </table:table-cell>
          <table:table-cell table:formula="of:=[.AI90]*1000000" office:value-type="float" office:value="0.0000000000032574">
            <text:p>3.2574E-012</text:p>
          </table:table-cell>
          <table:table-cell table:formula="of:=[.AJ90]*1000000" office:value-type="float" office:value="0.000044108">
            <text:p>0.000044108</text:p>
          </table:table-cell>
          <table:table-cell table:formula="of:=([.AK90]+[.AL90])*1000000" office:value-type="float" office:value="0.0000084961">
            <text:p>8.4961E-006</text:p>
          </table:table-cell>
          <table:table-cell table:formula="of:=[.AM90]*1000000" office:value-type="float" office:value="766.83">
            <text:p>766.83</text:p>
          </table:table-cell>
          <table:table-cell table:formula="of:=[.AN90]*1000000" office:value-type="float" office:value="117.45">
            <text:p>117.45</text:p>
          </table:table-cell>
          <table:table-cell table:formula="of:=[.AO90]*1000000" office:value-type="float" office:value="19.05">
            <text:p>19.05</text:p>
          </table:table-cell>
          <table:table-cell table:formula="of:=[.AP90]*1000000" office:value-type="float" office:value="0.0061404">
            <text:p>0.0061404</text:p>
          </table:table-cell>
          <table:table-cell table:formula="of:=[.AQ90]*1000000" office:value-type="float" office:value="5.8026">
            <text:p>5.8026</text:p>
          </table:table-cell>
          <table:table-cell table:formula="of:=[.AR90]*1000000" office:value-type="float" office:value="34.704">
            <text:p>34.704</text:p>
          </table:table-cell>
          <table:table-cell table:formula="of:=[.AS90]*1000000" office:value-type="float" office:value="0.0000000000048653">
            <text:p>4.8653E-012</text:p>
          </table:table-cell>
          <table:table-cell table:formula="of:=[.AT90]*1000000" office:value-type="float" office:value="0.000026941">
            <text:p>0.000026941</text:p>
          </table:table-cell>
          <table:table-cell table:formula="of:=([.AU90]+[.AV90])*1000000" office:value-type="float" office:value="0.0000072625">
            <text:p>7.2625E-006</text:p>
          </table:table-cell>
          <table:table-cell table:formula="of:=[.AW90]*1000000" office:value-type="float" office:value="1001.4">
            <text:p>1001.4</text:p>
          </table:table-cell>
          <table:table-cell table:formula="of:=[.AX90]*1000000" office:value-type="float" office:value="134.52">
            <text:p>134.52</text:p>
          </table:table-cell>
          <table:table-cell table:formula="of:=[.AY90]*1000000" office:value-type="float" office:value="20.296">
            <text:p>20.296</text:p>
          </table:table-cell>
          <table:table-cell table:formula="of:=[.AZ90]*1000000" office:value-type="float" office:value="0.0037553">
            <text:p>0.0037553</text:p>
          </table:table-cell>
          <table:table-cell table:formula="of:=[.BA90]*1000000" office:value-type="float" office:value="23.213">
            <text:p>23.213</text:p>
          </table:table-cell>
          <table:table-cell table:formula="of:=[.BB90]*1000000" office:value-type="float" office:value="19.649">
            <text:p>19.649</text:p>
          </table:table-cell>
          <table:table-cell table:formula="of:=[.BC90]*1000000" office:value-type="float" office:value="0.0000000000086798">
            <text:p>8.6798E-012</text:p>
          </table:table-cell>
          <table:table-cell table:formula="of:=[.BD90]*1000000" office:value-type="float" office:value="0.000014246">
            <text:p>0.000014246</text:p>
          </table:table-cell>
          <table:table-cell table:formula="of:=([.BE90]+[.BF90])*1000000" office:value-type="float" office:value="0.00000316835">
            <text:p>3.16835E-006</text:p>
          </table:table-cell>
          <table:table-cell office:value-type="float" office:value="0.0007912">
            <text:p>0.0007912</text:p>
          </table:table-cell>
          <table:table-cell table:style-name="ce1" office:value-type="string">
            <text:p>9.1185e-05</text:p>
          </table:table-cell>
          <table:table-cell table:style-name="ce1" office:value-type="string">
            <text:p>1.8226e-05</text:p>
          </table:table-cell>
          <table:table-cell table:style-name="ce1" office:value-type="string">
            <text:p>7.3048e-09</text:p>
          </table:table-cell>
          <table:table-cell table:style-name="ce1" office:value-type="string">
            <text:p>1.6305e-06</text:p>
          </table:table-cell>
          <table:table-cell table:style-name="ce1" office:value-type="string">
            <text:p>2.7819e-05</text:p>
          </table:table-cell>
          <table:table-cell table:style-name="ce1" office:value-type="string">
            <text:p>3.2574e-18</text:p>
          </table:table-cell>
          <table:table-cell table:style-name="ce1" office:value-type="string">
            <text:p>4.4108e-11</text:p>
          </table:table-cell>
          <table:table-cell table:style-name="ce1" office:value-type="string">
            <text:p>5.5994e-12</text:p>
          </table:table-cell>
          <table:table-cell table:style-name="ce1" office:value-type="string">
            <text:p>2.8967e-12</text:p>
          </table:table-cell>
          <table:table-cell office:value-type="float" office:value="0.00076683">
            <text:p>0.00076683</text:p>
          </table:table-cell>
          <table:table-cell office:value-type="float" office:value="0.00011745">
            <text:p>0.00011745</text:p>
          </table:table-cell>
          <table:table-cell table:style-name="ce1" office:value-type="string">
            <text:p>1.905e-05</text:p>
          </table:table-cell>
          <table:table-cell table:style-name="ce1" office:value-type="string">
            <text:p>6.1404e-09</text:p>
          </table:table-cell>
          <table:table-cell table:style-name="ce1" office:value-type="string">
            <text:p>5.8026e-06</text:p>
          </table:table-cell>
          <table:table-cell table:style-name="ce1" office:value-type="string">
            <text:p>3.4704e-05</text:p>
          </table:table-cell>
          <table:table-cell table:style-name="ce1" office:value-type="string">
            <text:p>4.8653e-18</text:p>
          </table:table-cell>
          <table:table-cell table:style-name="ce1" office:value-type="string">
            <text:p>2.6941e-11</text:p>
          </table:table-cell>
          <table:table-cell table:style-name="ce1" office:value-type="string">
            <text:p>5.3954e-12</text:p>
          </table:table-cell>
          <table:table-cell table:style-name="ce1" office:value-type="string">
            <text:p>1.8671e-12</text:p>
          </table:table-cell>
          <table:table-cell office:value-type="float" office:value="0.0010014">
            <text:p>0.0010014</text:p>
          </table:table-cell>
          <table:table-cell office:value-type="float" office:value="0.00013452">
            <text:p>0.00013452</text:p>
          </table:table-cell>
          <table:table-cell table:style-name="ce1" office:value-type="string">
            <text:p>2.0296e-05</text:p>
          </table:table-cell>
          <table:table-cell table:style-name="ce1" office:value-type="string">
            <text:p>3.7553e-09</text:p>
          </table:table-cell>
          <table:table-cell table:style-name="ce1" office:value-type="string">
            <text:p>2.3213e-05</text:p>
          </table:table-cell>
          <table:table-cell table:style-name="ce1" office:value-type="string">
            <text:p>1.9649e-05</text:p>
          </table:table-cell>
          <table:table-cell table:style-name="ce1" office:value-type="string">
            <text:p>8.6798e-18</text:p>
          </table:table-cell>
          <table:table-cell table:style-name="ce1" office:value-type="string">
            <text:p>1.4246e-11</text:p>
          </table:table-cell>
          <table:table-cell table:style-name="ce1" office:value-type="string">
            <text:p>2.7193e-12</text:p>
          </table:table-cell>
          <table:table-cell table:style-name="ce1" office:value-type="string">
            <text:p>4.4905e-13</text:p>
          </table:table-cell>
        </table:table-row>
        <table:table-row table:style-name="ro2">
          <table:table-cell office:value-type="float" office:value="890.7017">
            <text:p>890.7017</text:p>
          </table:table-cell>
          <table:table-cell table:formula="of:=[.AC91]*1000000" office:value-type="float" office:value="784.87">
            <text:p>784.87</text:p>
          </table:table-cell>
          <table:table-cell table:formula="of:=[.AD91]*1000000" office:value-type="float" office:value="90.589">
            <text:p>90.589</text:p>
          </table:table-cell>
          <table:table-cell table:formula="of:=[.AE91]*1000000" office:value-type="float" office:value="18.167">
            <text:p>18.167</text:p>
          </table:table-cell>
          <table:table-cell table:formula="of:=[.AF91]*1000000" office:value-type="float" office:value="0.0073911">
            <text:p>0.0073911</text:p>
          </table:table-cell>
          <table:table-cell table:formula="of:=[.AG91]*1000000" office:value-type="float" office:value="1.625">
            <text:p>1.625</text:p>
          </table:table-cell>
          <table:table-cell table:formula="of:=[.AH91]*1000000" office:value-type="float" office:value="27.78">
            <text:p>27.78</text:p>
          </table:table-cell>
          <table:table-cell table:formula="of:=[.AI91]*1000000" office:value-type="float" office:value="0.0000000000031585">
            <text:p>3.1585E-012</text:p>
          </table:table-cell>
          <table:table-cell table:formula="of:=[.AJ91]*1000000" office:value-type="float" office:value="0.000043915">
            <text:p>0.000043915</text:p>
          </table:table-cell>
          <table:table-cell table:formula="of:=([.AK91]+[.AL91])*1000000" office:value-type="float" office:value="0.0000084115">
            <text:p>8.4115E-006</text:p>
          </table:table-cell>
          <table:table-cell table:formula="of:=[.AM91]*1000000" office:value-type="float" office:value="758.85">
            <text:p>758.85</text:p>
          </table:table-cell>
          <table:table-cell table:formula="of:=[.AN91]*1000000" office:value-type="float" office:value="116.27">
            <text:p>116.27</text:p>
          </table:table-cell>
          <table:table-cell table:formula="of:=[.AO91]*1000000" office:value-type="float" office:value="18.995">
            <text:p>18.995</text:p>
          </table:table-cell>
          <table:table-cell table:formula="of:=[.AP91]*1000000" office:value-type="float" office:value="0.0062417">
            <text:p>0.0062417</text:p>
          </table:table-cell>
          <table:table-cell table:formula="of:=[.AQ91]*1000000" office:value-type="float" office:value="5.7744">
            <text:p>5.7744</text:p>
          </table:table-cell>
          <table:table-cell table:formula="of:=[.AR91]*1000000" office:value-type="float" office:value="34.78">
            <text:p>34.78</text:p>
          </table:table-cell>
          <table:table-cell table:formula="of:=[.AS91]*1000000" office:value-type="float" office:value="0.0000000000047171">
            <text:p>4.7171E-012</text:p>
          </table:table-cell>
          <table:table-cell table:formula="of:=[.AT91]*1000000" office:value-type="float" office:value="0.000026743">
            <text:p>0.000026743</text:p>
          </table:table-cell>
          <table:table-cell table:formula="of:=([.AU91]+[.AV91])*1000000" office:value-type="float" office:value="0.0000072179">
            <text:p>7.2179E-006</text:p>
          </table:table-cell>
          <table:table-cell table:formula="of:=[.AW91]*1000000" office:value-type="float" office:value="985.76">
            <text:p>985.76</text:p>
          </table:table-cell>
          <table:table-cell table:formula="of:=[.AX91]*1000000" office:value-type="float" office:value="132.85">
            <text:p>132.85</text:p>
          </table:table-cell>
          <table:table-cell table:formula="of:=[.AY91]*1000000" office:value-type="float" office:value="20.262">
            <text:p>20.262</text:p>
          </table:table-cell>
          <table:table-cell table:formula="of:=[.AZ91]*1000000" office:value-type="float" office:value="0.003906">
            <text:p>0.003906</text:p>
          </table:table-cell>
          <table:table-cell table:formula="of:=[.BA91]*1000000" office:value-type="float" office:value="22.852">
            <text:p>22.852</text:p>
          </table:table-cell>
          <table:table-cell table:formula="of:=[.BB91]*1000000" office:value-type="float" office:value="21.349">
            <text:p>21.349</text:p>
          </table:table-cell>
          <table:table-cell table:formula="of:=[.BC91]*1000000" office:value-type="float" office:value="0.0000000000084065">
            <text:p>8.4065E-012</text:p>
          </table:table-cell>
          <table:table-cell table:formula="of:=[.BD91]*1000000" office:value-type="float" office:value="0.000014095">
            <text:p>0.000014095</text:p>
          </table:table-cell>
          <table:table-cell table:formula="of:=([.BE91]+[.BF91])*1000000" office:value-type="float" office:value="0.00000337731">
            <text:p>3.37731E-006</text:p>
          </table:table-cell>
          <table:table-cell office:value-type="float" office:value="0.00078487">
            <text:p>0.00078487</text:p>
          </table:table-cell>
          <table:table-cell table:style-name="ce1" office:value-type="string">
            <text:p>9.0589e-05</text:p>
          </table:table-cell>
          <table:table-cell table:style-name="ce1" office:value-type="string">
            <text:p>1.8167e-05</text:p>
          </table:table-cell>
          <table:table-cell table:style-name="ce1" office:value-type="string">
            <text:p>7.3911e-09</text:p>
          </table:table-cell>
          <table:table-cell table:style-name="ce1" office:value-type="string">
            <text:p>1.625e-06</text:p>
          </table:table-cell>
          <table:table-cell table:style-name="ce1" office:value-type="string">
            <text:p>2.778e-05</text:p>
          </table:table-cell>
          <table:table-cell table:style-name="ce1" office:value-type="string">
            <text:p>3.1585e-18</text:p>
          </table:table-cell>
          <table:table-cell table:style-name="ce1" office:value-type="string">
            <text:p>4.3915e-11</text:p>
          </table:table-cell>
          <table:table-cell table:style-name="ce1" office:value-type="string">
            <text:p>5.5268e-12</text:p>
          </table:table-cell>
          <table:table-cell table:style-name="ce1" office:value-type="string">
            <text:p>2.8847e-12</text:p>
          </table:table-cell>
          <table:table-cell office:value-type="float" office:value="0.00075885">
            <text:p>0.00075885</text:p>
          </table:table-cell>
          <table:table-cell office:value-type="float" office:value="0.00011627">
            <text:p>0.00011627</text:p>
          </table:table-cell>
          <table:table-cell table:style-name="ce1" office:value-type="string">
            <text:p>1.8995e-05</text:p>
          </table:table-cell>
          <table:table-cell table:style-name="ce1" office:value-type="string">
            <text:p>6.2417e-09</text:p>
          </table:table-cell>
          <table:table-cell table:style-name="ce1" office:value-type="string">
            <text:p>5.7744e-06</text:p>
          </table:table-cell>
          <table:table-cell table:style-name="ce1" office:value-type="string">
            <text:p>3.478e-05</text:p>
          </table:table-cell>
          <table:table-cell table:style-name="ce1" office:value-type="string">
            <text:p>4.7171e-18</text:p>
          </table:table-cell>
          <table:table-cell table:style-name="ce1" office:value-type="string">
            <text:p>2.6743e-11</text:p>
          </table:table-cell>
          <table:table-cell table:style-name="ce1" office:value-type="string">
            <text:p>5.3424e-12</text:p>
          </table:table-cell>
          <table:table-cell table:style-name="ce1" office:value-type="string">
            <text:p>1.8755e-12</text:p>
          </table:table-cell>
          <table:table-cell office:value-type="float" office:value="0.00098576">
            <text:p>0.00098576</text:p>
          </table:table-cell>
          <table:table-cell office:value-type="float" office:value="0.00013285">
            <text:p>0.00013285</text:p>
          </table:table-cell>
          <table:table-cell table:style-name="ce1" office:value-type="string">
            <text:p>2.0262e-05</text:p>
          </table:table-cell>
          <table:table-cell table:style-name="ce1" office:value-type="string">
            <text:p>3.906e-09</text:p>
          </table:table-cell>
          <table:table-cell table:style-name="ce1" office:value-type="string">
            <text:p>2.2852e-05</text:p>
          </table:table-cell>
          <table:table-cell table:style-name="ce1" office:value-type="string">
            <text:p>2.1349e-05</text:p>
          </table:table-cell>
          <table:table-cell table:style-name="ce1" office:value-type="string">
            <text:p>8.4065e-18</text:p>
          </table:table-cell>
          <table:table-cell table:style-name="ce1" office:value-type="string">
            <text:p>1.4095e-11</text:p>
          </table:table-cell>
          <table:table-cell table:style-name="ce1" office:value-type="string">
            <text:p>2.8809e-12</text:p>
          </table:table-cell>
          <table:table-cell table:style-name="ce1" office:value-type="string">
            <text:p>4.9641e-13</text:p>
          </table:table-cell>
        </table:table-row>
        <table:table-row table:style-name="ro2">
          <table:table-cell office:value-type="float" office:value="900.7017">
            <text:p>900.7017</text:p>
          </table:table-cell>
          <table:table-cell table:formula="of:=[.AC92]*1000000" office:value-type="float" office:value="778.6">
            <text:p>778.6</text:p>
          </table:table-cell>
          <table:table-cell table:formula="of:=[.AD92]*1000000" office:value-type="float" office:value="89.996">
            <text:p>89.996</text:p>
          </table:table-cell>
          <table:table-cell table:formula="of:=[.AE92]*1000000" office:value-type="float" office:value="18.107">
            <text:p>18.107</text:p>
          </table:table-cell>
          <table:table-cell table:formula="of:=[.AF92]*1000000" office:value-type="float" office:value="0.0074765">
            <text:p>0.0074765</text:p>
          </table:table-cell>
          <table:table-cell table:formula="of:=[.AG92]*1000000" office:value-type="float" office:value="1.6196">
            <text:p>1.6196</text:p>
          </table:table-cell>
          <table:table-cell table:formula="of:=[.AH92]*1000000" office:value-type="float" office:value="27.735">
            <text:p>27.735</text:p>
          </table:table-cell>
          <table:table-cell table:formula="of:=[.AI92]*1000000" office:value-type="float" office:value="0.0000000000030625">
            <text:p>3.0625E-012</text:p>
          </table:table-cell>
          <table:table-cell table:formula="of:=[.AJ92]*1000000" office:value-type="float" office:value="0.000043723">
            <text:p>0.000043723</text:p>
          </table:table-cell>
          <table:table-cell table:formula="of:=([.AK92]+[.AL92])*1000000" office:value-type="float" office:value="0.000008326">
            <text:p>0.000008326</text:p>
          </table:table-cell>
          <table:table-cell table:formula="of:=[.AM92]*1000000" office:value-type="float" office:value="751.02">
            <text:p>751.02</text:p>
          </table:table-cell>
          <table:table-cell table:formula="of:=[.AN92]*1000000" office:value-type="float" office:value="115.1">
            <text:p>115.1</text:p>
          </table:table-cell>
          <table:table-cell table:formula="of:=[.AO92]*1000000" office:value-type="float" office:value="18.94">
            <text:p>18.94</text:p>
          </table:table-cell>
          <table:table-cell table:formula="of:=[.AP92]*1000000" office:value-type="float" office:value="0.0063416">
            <text:p>0.0063416</text:p>
          </table:table-cell>
          <table:table-cell table:formula="of:=[.AQ92]*1000000" office:value-type="float" office:value="5.7472">
            <text:p>5.7472</text:p>
          </table:table-cell>
          <table:table-cell table:formula="of:=[.AR92]*1000000" office:value-type="float" office:value="34.834">
            <text:p>34.834</text:p>
          </table:table-cell>
          <table:table-cell table:formula="of:=[.AS92]*1000000" office:value-type="float" office:value="0.0000000000045734">
            <text:p>4.5734E-012</text:p>
          </table:table-cell>
          <table:table-cell table:formula="of:=[.AT92]*1000000" office:value-type="float" office:value="0.000026545">
            <text:p>0.000026545</text:p>
          </table:table-cell>
          <table:table-cell table:formula="of:=([.AU92]+[.AV92])*1000000" office:value-type="float" office:value="0.0000071682">
            <text:p>7.1682E-006</text:p>
          </table:table-cell>
          <table:table-cell table:formula="of:=[.AW92]*1000000" office:value-type="float" office:value="971.05">
            <text:p>971.05</text:p>
          </table:table-cell>
          <table:table-cell table:formula="of:=[.AX92]*1000000" office:value-type="float" office:value="131.06">
            <text:p>131.06</text:p>
          </table:table-cell>
          <table:table-cell table:formula="of:=[.AY92]*1000000" office:value-type="float" office:value="20.214">
            <text:p>20.214</text:p>
          </table:table-cell>
          <table:table-cell table:formula="of:=[.AZ92]*1000000" office:value-type="float" office:value="0.0040525">
            <text:p>0.0040525</text:p>
          </table:table-cell>
          <table:table-cell table:formula="of:=[.BA92]*1000000" office:value-type="float" office:value="22.516">
            <text:p>22.516</text:p>
          </table:table-cell>
          <table:table-cell table:formula="of:=[.BB92]*1000000" office:value-type="float" office:value="22.948">
            <text:p>22.948</text:p>
          </table:table-cell>
          <table:table-cell table:formula="of:=[.BC92]*1000000" office:value-type="float" office:value="0.0000000000081449">
            <text:p>8.1449E-012</text:p>
          </table:table-cell>
          <table:table-cell table:formula="of:=[.BD92]*1000000" office:value-type="float" office:value="0.000013944">
            <text:p>0.000013944</text:p>
          </table:table-cell>
          <table:table-cell table:formula="of:=([.BE92]+[.BF92])*1000000" office:value-type="float" office:value="0.00000357108">
            <text:p>3.57108E-006</text:p>
          </table:table-cell>
          <table:table-cell office:value-type="float" office:value="0.0007786">
            <text:p>0.0007786</text:p>
          </table:table-cell>
          <table:table-cell table:style-name="ce1" office:value-type="string">
            <text:p>8.9996e-05</text:p>
          </table:table-cell>
          <table:table-cell table:style-name="ce1" office:value-type="string">
            <text:p>1.8107e-05</text:p>
          </table:table-cell>
          <table:table-cell table:style-name="ce1" office:value-type="string">
            <text:p>7.4765e-09</text:p>
          </table:table-cell>
          <table:table-cell table:style-name="ce1" office:value-type="string">
            <text:p>1.6196e-06</text:p>
          </table:table-cell>
          <table:table-cell table:style-name="ce1" office:value-type="string">
            <text:p>2.7735e-05</text:p>
          </table:table-cell>
          <table:table-cell table:style-name="ce1" office:value-type="string">
            <text:p>3.0625e-18</text:p>
          </table:table-cell>
          <table:table-cell table:style-name="ce1" office:value-type="string">
            <text:p>4.3723e-11</text:p>
          </table:table-cell>
          <table:table-cell table:style-name="ce1" office:value-type="string">
            <text:p>5.4544e-12</text:p>
          </table:table-cell>
          <table:table-cell table:style-name="ce1" office:value-type="string">
            <text:p>2.8716e-12</text:p>
          </table:table-cell>
          <table:table-cell office:value-type="float" office:value="0.00075102">
            <text:p>0.00075102</text:p>
          </table:table-cell>
          <table:table-cell office:value-type="float" office:value="0.0001151">
            <text:p>0.0001151</text:p>
          </table:table-cell>
          <table:table-cell table:style-name="ce1" office:value-type="string">
            <text:p>1.894e-05</text:p>
          </table:table-cell>
          <table:table-cell table:style-name="ce1" office:value-type="string">
            <text:p>6.3416e-09</text:p>
          </table:table-cell>
          <table:table-cell table:style-name="ce1" office:value-type="string">
            <text:p>5.7472e-06</text:p>
          </table:table-cell>
          <table:table-cell table:style-name="ce1" office:value-type="string">
            <text:p>3.4834e-05</text:p>
          </table:table-cell>
          <table:table-cell table:style-name="ce1" office:value-type="string">
            <text:p>4.5734e-18</text:p>
          </table:table-cell>
          <table:table-cell table:style-name="ce1" office:value-type="string">
            <text:p>2.6545e-11</text:p>
          </table:table-cell>
          <table:table-cell table:style-name="ce1" office:value-type="string">
            <text:p>5.2865e-12</text:p>
          </table:table-cell>
          <table:table-cell table:style-name="ce1" office:value-type="string">
            <text:p>1.8817e-12</text:p>
          </table:table-cell>
          <table:table-cell office:value-type="float" office:value="0.00097105">
            <text:p>0.00097105</text:p>
          </table:table-cell>
          <table:table-cell office:value-type="float" office:value="0.00013106">
            <text:p>0.00013106</text:p>
          </table:table-cell>
          <table:table-cell table:style-name="ce1" office:value-type="string">
            <text:p>2.0214e-05</text:p>
          </table:table-cell>
          <table:table-cell table:style-name="ce1" office:value-type="string">
            <text:p>4.0525e-09</text:p>
          </table:table-cell>
          <table:table-cell table:style-name="ce1" office:value-type="string">
            <text:p>2.2516e-05</text:p>
          </table:table-cell>
          <table:table-cell table:style-name="ce1" office:value-type="string">
            <text:p>2.2948e-05</text:p>
          </table:table-cell>
          <table:table-cell table:style-name="ce1" office:value-type="string">
            <text:p>8.1449e-18</text:p>
          </table:table-cell>
          <table:table-cell table:style-name="ce1" office:value-type="string">
            <text:p>1.3944e-11</text:p>
          </table:table-cell>
          <table:table-cell table:style-name="ce1" office:value-type="string">
            <text:p>3.0283e-12</text:p>
          </table:table-cell>
          <table:table-cell table:style-name="ce1" office:value-type="string">
            <text:p>5.4278e-13</text:p>
          </table:table-cell>
        </table:table-row>
        <table:table-row table:style-name="ro2">
          <table:table-cell office:value-type="float" office:value="910.7017">
            <text:p>910.7017</text:p>
          </table:table-cell>
          <table:table-cell table:formula="of:=[.AC93]*1000000" office:value-type="float" office:value="772.4">
            <text:p>772.4</text:p>
          </table:table-cell>
          <table:table-cell table:formula="of:=[.AD93]*1000000" office:value-type="float" office:value="89.406">
            <text:p>89.406</text:p>
          </table:table-cell>
          <table:table-cell table:formula="of:=[.AE93]*1000000" office:value-type="float" office:value="18.046">
            <text:p>18.046</text:p>
          </table:table-cell>
          <table:table-cell table:formula="of:=[.AF93]*1000000" office:value-type="float" office:value="0.0075609">
            <text:p>0.0075609</text:p>
          </table:table-cell>
          <table:table-cell table:formula="of:=[.AG93]*1000000" office:value-type="float" office:value="1.6142">
            <text:p>1.6142</text:p>
          </table:table-cell>
          <table:table-cell table:formula="of:=[.AH93]*1000000" office:value-type="float" office:value="27.684">
            <text:p>27.684</text:p>
          </table:table-cell>
          <table:table-cell table:formula="of:=[.AI93]*1000000" office:value-type="float" office:value="0.0000000000029695">
            <text:p>2.9695E-012</text:p>
          </table:table-cell>
          <table:table-cell table:formula="of:=[.AJ93]*1000000" office:value-type="float" office:value="0.000043532">
            <text:p>0.000043532</text:p>
          </table:table-cell>
          <table:table-cell table:formula="of:=([.AK93]+[.AL93])*1000000" office:value-type="float" office:value="0.0000082396">
            <text:p>8.2396E-006</text:p>
          </table:table-cell>
          <table:table-cell table:formula="of:=[.AM93]*1000000" office:value-type="float" office:value="743.32">
            <text:p>743.32</text:p>
          </table:table-cell>
          <table:table-cell table:formula="of:=[.AN93]*1000000" office:value-type="float" office:value="113.95">
            <text:p>113.95</text:p>
          </table:table-cell>
          <table:table-cell table:formula="of:=[.AO93]*1000000" office:value-type="float" office:value="18.885">
            <text:p>18.885</text:p>
          </table:table-cell>
          <table:table-cell table:formula="of:=[.AP93]*1000000" office:value-type="float" office:value="0.0064402">
            <text:p>0.0064402</text:p>
          </table:table-cell>
          <table:table-cell table:formula="of:=[.AQ93]*1000000" office:value-type="float" office:value="5.7211">
            <text:p>5.7211</text:p>
          </table:table-cell>
          <table:table-cell table:formula="of:=[.AR93]*1000000" office:value-type="float" office:value="34.867">
            <text:p>34.867</text:p>
          </table:table-cell>
          <table:table-cell table:formula="of:=[.AS93]*1000000" office:value-type="float" office:value="0.0000000000044341">
            <text:p>4.4341E-012</text:p>
          </table:table-cell>
          <table:table-cell table:formula="of:=[.AT93]*1000000" office:value-type="float" office:value="0.000026349">
            <text:p>0.000026349</text:p>
          </table:table-cell>
          <table:table-cell table:formula="of:=([.AU93]+[.AV93])*1000000" office:value-type="float" office:value="0.0000071141">
            <text:p>7.1141E-006</text:p>
          </table:table-cell>
          <table:table-cell table:formula="of:=[.AW93]*1000000" office:value-type="float" office:value="957.15">
            <text:p>957.15</text:p>
          </table:table-cell>
          <table:table-cell table:formula="of:=[.AX93]*1000000" office:value-type="float" office:value="129.19">
            <text:p>129.19</text:p>
          </table:table-cell>
          <table:table-cell table:formula="of:=[.AY93]*1000000" office:value-type="float" office:value="20.158">
            <text:p>20.158</text:p>
          </table:table-cell>
          <table:table-cell table:formula="of:=[.AZ93]*1000000" office:value-type="float" office:value="0.0041951">
            <text:p>0.0041951</text:p>
          </table:table-cell>
          <table:table-cell table:formula="of:=[.BA93]*1000000" office:value-type="float" office:value="22.204">
            <text:p>22.204</text:p>
          </table:table-cell>
          <table:table-cell table:formula="of:=[.BB93]*1000000" office:value-type="float" office:value="24.445">
            <text:p>24.445</text:p>
          </table:table-cell>
          <table:table-cell table:formula="of:=[.BC93]*1000000" office:value-type="float" office:value="0.0000000000078931">
            <text:p>7.8931E-012</text:p>
          </table:table-cell>
          <table:table-cell table:formula="of:=[.BD93]*1000000" office:value-type="float" office:value="0.000013792">
            <text:p>0.000013792</text:p>
          </table:table-cell>
          <table:table-cell table:formula="of:=([.BE93]+[.BF93])*1000000" office:value-type="float" office:value="0.00000374994">
            <text:p>3.74994E-006</text:p>
          </table:table-cell>
          <table:table-cell office:value-type="float" office:value="0.0007724">
            <text:p>0.0007724</text:p>
          </table:table-cell>
          <table:table-cell table:style-name="ce1" office:value-type="string">
            <text:p>8.9406e-05</text:p>
          </table:table-cell>
          <table:table-cell table:style-name="ce1" office:value-type="string">
            <text:p>1.8046e-05</text:p>
          </table:table-cell>
          <table:table-cell table:style-name="ce1" office:value-type="string">
            <text:p>7.5609e-09</text:p>
          </table:table-cell>
          <table:table-cell table:style-name="ce1" office:value-type="string">
            <text:p>1.6142e-06</text:p>
          </table:table-cell>
          <table:table-cell table:style-name="ce1" office:value-type="string">
            <text:p>2.7684e-05</text:p>
          </table:table-cell>
          <table:table-cell table:style-name="ce1" office:value-type="string">
            <text:p>2.9695e-18</text:p>
          </table:table-cell>
          <table:table-cell table:style-name="ce1" office:value-type="string">
            <text:p>4.3532e-11</text:p>
          </table:table-cell>
          <table:table-cell table:style-name="ce1" office:value-type="string">
            <text:p>5.3822e-12</text:p>
          </table:table-cell>
          <table:table-cell table:style-name="ce1" office:value-type="string">
            <text:p>2.8574e-12</text:p>
          </table:table-cell>
          <table:table-cell office:value-type="float" office:value="0.00074332">
            <text:p>0.00074332</text:p>
          </table:table-cell>
          <table:table-cell office:value-type="float" office:value="0.00011395">
            <text:p>0.00011395</text:p>
          </table:table-cell>
          <table:table-cell table:style-name="ce1" office:value-type="string">
            <text:p>1.8885e-05</text:p>
          </table:table-cell>
          <table:table-cell table:style-name="ce1" office:value-type="string">
            <text:p>6.4402e-09</text:p>
          </table:table-cell>
          <table:table-cell table:style-name="ce1" office:value-type="string">
            <text:p>5.7211e-06</text:p>
          </table:table-cell>
          <table:table-cell table:style-name="ce1" office:value-type="string">
            <text:p>3.4867e-05</text:p>
          </table:table-cell>
          <table:table-cell table:style-name="ce1" office:value-type="string">
            <text:p>4.4341e-18</text:p>
          </table:table-cell>
          <table:table-cell table:style-name="ce1" office:value-type="string">
            <text:p>2.6349e-11</text:p>
          </table:table-cell>
          <table:table-cell table:style-name="ce1" office:value-type="string">
            <text:p>5.2281e-12</text:p>
          </table:table-cell>
          <table:table-cell table:style-name="ce1" office:value-type="string">
            <text:p>1.886e-12</text:p>
          </table:table-cell>
          <table:table-cell office:value-type="float" office:value="0.00095715">
            <text:p>0.00095715</text:p>
          </table:table-cell>
          <table:table-cell office:value-type="float" office:value="0.00012919">
            <text:p>0.00012919</text:p>
          </table:table-cell>
          <table:table-cell table:style-name="ce1" office:value-type="string">
            <text:p>2.0158e-05</text:p>
          </table:table-cell>
          <table:table-cell table:style-name="ce1" office:value-type="string">
            <text:p>4.1951e-09</text:p>
          </table:table-cell>
          <table:table-cell table:style-name="ce1" office:value-type="string">
            <text:p>2.2204e-05</text:p>
          </table:table-cell>
          <table:table-cell table:style-name="ce1" office:value-type="string">
            <text:p>2.4445e-05</text:p>
          </table:table-cell>
          <table:table-cell table:style-name="ce1" office:value-type="string">
            <text:p>7.8931e-18</text:p>
          </table:table-cell>
          <table:table-cell table:style-name="ce1" office:value-type="string">
            <text:p>1.3792e-11</text:p>
          </table:table-cell>
          <table:table-cell table:style-name="ce1" office:value-type="string">
            <text:p>3.1621e-12</text:p>
          </table:table-cell>
          <table:table-cell table:style-name="ce1" office:value-type="string">
            <text:p>5.8784e-13</text:p>
          </table:table-cell>
        </table:table-row>
        <table:table-row table:style-name="ro2">
          <table:table-cell office:value-type="float" office:value="920.7017">
            <text:p>920.7017</text:p>
          </table:table-cell>
          <table:table-cell table:formula="of:=[.AC94]*1000000" office:value-type="float" office:value="766.25">
            <text:p>766.25</text:p>
          </table:table-cell>
          <table:table-cell table:formula="of:=[.AD94]*1000000" office:value-type="float" office:value="88.821">
            <text:p>88.821</text:p>
          </table:table-cell>
          <table:table-cell table:formula="of:=[.AE94]*1000000" office:value-type="float" office:value="17.985">
            <text:p>17.985</text:p>
          </table:table-cell>
          <table:table-cell table:formula="of:=[.AF94]*1000000" office:value-type="float" office:value="0.0076445">
            <text:p>0.0076445</text:p>
          </table:table-cell>
          <table:table-cell table:formula="of:=[.AG94]*1000000" office:value-type="float" office:value="1.6089">
            <text:p>1.6089</text:p>
          </table:table-cell>
          <table:table-cell table:formula="of:=[.AH94]*1000000" office:value-type="float" office:value="27.629">
            <text:p>27.629</text:p>
          </table:table-cell>
          <table:table-cell table:formula="of:=[.AI94]*1000000" office:value-type="float" office:value="0.0000000000028794">
            <text:p>2.8794E-012</text:p>
          </table:table-cell>
          <table:table-cell table:formula="of:=[.AJ94]*1000000" office:value-type="float" office:value="0.000043342">
            <text:p>0.000043342</text:p>
          </table:table-cell>
          <table:table-cell table:formula="of:=([.AK94]+[.AL94])*1000000" office:value-type="float" office:value="0.0000081526">
            <text:p>8.1526E-006</text:p>
          </table:table-cell>
          <table:table-cell table:formula="of:=[.AM94]*1000000" office:value-type="float" office:value="735.76">
            <text:p>735.76</text:p>
          </table:table-cell>
          <table:table-cell table:formula="of:=[.AN94]*1000000" office:value-type="float" office:value="112.81">
            <text:p>112.81</text:p>
          </table:table-cell>
          <table:table-cell table:formula="of:=[.AO94]*1000000" office:value-type="float" office:value="18.829">
            <text:p>18.829</text:p>
          </table:table-cell>
          <table:table-cell table:formula="of:=[.AP94]*1000000" office:value-type="float" office:value="0.0065375">
            <text:p>0.0065375</text:p>
          </table:table-cell>
          <table:table-cell table:formula="of:=[.AQ94]*1000000" office:value-type="float" office:value="5.6958">
            <text:p>5.6958</text:p>
          </table:table-cell>
          <table:table-cell table:formula="of:=[.AR94]*1000000" office:value-type="float" office:value="34.882">
            <text:p>34.882</text:p>
          </table:table-cell>
          <table:table-cell table:formula="of:=[.AS94]*1000000" office:value-type="float" office:value="0.0000000000042991">
            <text:p>4.2991E-012</text:p>
          </table:table-cell>
          <table:table-cell table:formula="of:=[.AT94]*1000000" office:value-type="float" office:value="0.000026154">
            <text:p>0.000026154</text:p>
          </table:table-cell>
          <table:table-cell table:formula="of:=([.AU94]+[.AV94])*1000000" office:value-type="float" office:value="0.0000070559">
            <text:p>7.0559E-006</text:p>
          </table:table-cell>
          <table:table-cell table:formula="of:=[.AW94]*1000000" office:value-type="float" office:value="943.97">
            <text:p>943.97</text:p>
          </table:table-cell>
          <table:table-cell table:formula="of:=[.AX94]*1000000" office:value-type="float" office:value="127.28">
            <text:p>127.28</text:p>
          </table:table-cell>
          <table:table-cell table:formula="of:=[.AY94]*1000000" office:value-type="float" office:value="20.098">
            <text:p>20.098</text:p>
          </table:table-cell>
          <table:table-cell table:formula="of:=[.AZ94]*1000000" office:value-type="float" office:value="0.004334">
            <text:p>0.004334</text:p>
          </table:table-cell>
          <table:table-cell table:formula="of:=[.BA94]*1000000" office:value-type="float" office:value="21.914">
            <text:p>21.914</text:p>
          </table:table-cell>
          <table:table-cell table:formula="of:=[.BB94]*1000000" office:value-type="float" office:value="25.839">
            <text:p>25.839</text:p>
          </table:table-cell>
          <table:table-cell table:formula="of:=[.BC94]*1000000" office:value-type="float" office:value="0.0000000000076502">
            <text:p>7.6502E-012</text:p>
          </table:table-cell>
          <table:table-cell table:formula="of:=[.BD94]*1000000" office:value-type="float" office:value="0.00001364">
            <text:p>0.00001364</text:p>
          </table:table-cell>
          <table:table-cell table:formula="of:=([.BE94]+[.BF94])*1000000" office:value-type="float" office:value="0.00000391396">
            <text:p>0.000003914</text:p>
          </table:table-cell>
          <table:table-cell office:value-type="float" office:value="0.00076625">
            <text:p>0.00076625</text:p>
          </table:table-cell>
          <table:table-cell table:style-name="ce1" office:value-type="string">
            <text:p>8.8821e-05</text:p>
          </table:table-cell>
          <table:table-cell table:style-name="ce1" office:value-type="string">
            <text:p>1.7985e-05</text:p>
          </table:table-cell>
          <table:table-cell table:style-name="ce1" office:value-type="string">
            <text:p>7.6445e-09</text:p>
          </table:table-cell>
          <table:table-cell table:style-name="ce1" office:value-type="string">
            <text:p>1.6089e-06</text:p>
          </table:table-cell>
          <table:table-cell table:style-name="ce1" office:value-type="string">
            <text:p>2.7629e-05</text:p>
          </table:table-cell>
          <table:table-cell table:style-name="ce1" office:value-type="string">
            <text:p>2.8794e-18</text:p>
          </table:table-cell>
          <table:table-cell table:style-name="ce1" office:value-type="string">
            <text:p>4.3342e-11</text:p>
          </table:table-cell>
          <table:table-cell table:style-name="ce1" office:value-type="string">
            <text:p>5.3103e-12</text:p>
          </table:table-cell>
          <table:table-cell table:style-name="ce1" office:value-type="string">
            <text:p>2.8423e-12</text:p>
          </table:table-cell>
          <table:table-cell office:value-type="float" office:value="0.00073576">
            <text:p>0.00073576</text:p>
          </table:table-cell>
          <table:table-cell office:value-type="float" office:value="0.00011281">
            <text:p>0.00011281</text:p>
          </table:table-cell>
          <table:table-cell table:style-name="ce1" office:value-type="string">
            <text:p>1.8829e-05</text:p>
          </table:table-cell>
          <table:table-cell table:style-name="ce1" office:value-type="string">
            <text:p>6.5375e-09</text:p>
          </table:table-cell>
          <table:table-cell table:style-name="ce1" office:value-type="string">
            <text:p>5.6958e-06</text:p>
          </table:table-cell>
          <table:table-cell table:style-name="ce1" office:value-type="string">
            <text:p>3.4882e-05</text:p>
          </table:table-cell>
          <table:table-cell table:style-name="ce1" office:value-type="string">
            <text:p>4.2991e-18</text:p>
          </table:table-cell>
          <table:table-cell table:style-name="ce1" office:value-type="string">
            <text:p>2.6154e-11</text:p>
          </table:table-cell>
          <table:table-cell table:style-name="ce1" office:value-type="string">
            <text:p>5.1675e-12</text:p>
          </table:table-cell>
          <table:table-cell table:style-name="ce1" office:value-type="string">
            <text:p>1.8884e-12</text:p>
          </table:table-cell>
          <table:table-cell office:value-type="float" office:value="0.00094397">
            <text:p>0.00094397</text:p>
          </table:table-cell>
          <table:table-cell office:value-type="float" office:value="0.00012728">
            <text:p>0.00012728</text:p>
          </table:table-cell>
          <table:table-cell table:style-name="ce1" office:value-type="string">
            <text:p>2.0098e-05</text:p>
          </table:table-cell>
          <table:table-cell table:style-name="ce1" office:value-type="string">
            <text:p>4.334e-09</text:p>
          </table:table-cell>
          <table:table-cell table:style-name="ce1" office:value-type="string">
            <text:p>2.1914e-05</text:p>
          </table:table-cell>
          <table:table-cell table:style-name="ce1" office:value-type="string">
            <text:p>2.5839e-05</text:p>
          </table:table-cell>
          <table:table-cell table:style-name="ce1" office:value-type="string">
            <text:p>7.6502e-18</text:p>
          </table:table-cell>
          <table:table-cell table:style-name="ce1" office:value-type="string">
            <text:p>1.364e-11</text:p>
          </table:table-cell>
          <table:table-cell table:style-name="ce1" office:value-type="string">
            <text:p>3.2826e-12</text:p>
          </table:table-cell>
          <table:table-cell table:style-name="ce1" office:value-type="string">
            <text:p>6.3136e-13</text:p>
          </table:table-cell>
        </table:table-row>
        <table:table-row table:style-name="ro2">
          <table:table-cell office:value-type="float" office:value="930.7017">
            <text:p>930.7017</text:p>
          </table:table-cell>
          <table:table-cell table:formula="of:=[.AC95]*1000000" office:value-type="float" office:value="760.17">
            <text:p>760.17</text:p>
          </table:table-cell>
          <table:table-cell table:formula="of:=[.AD95]*1000000" office:value-type="float" office:value="88.238">
            <text:p>88.238</text:p>
          </table:table-cell>
          <table:table-cell table:formula="of:=[.AE95]*1000000" office:value-type="float" office:value="17.924">
            <text:p>17.924</text:p>
          </table:table-cell>
          <table:table-cell table:formula="of:=[.AF95]*1000000" office:value-type="float" office:value="0.0077273">
            <text:p>0.0077273</text:p>
          </table:table-cell>
          <table:table-cell table:formula="of:=[.AG95]*1000000" office:value-type="float" office:value="1.6037">
            <text:p>1.6037</text:p>
          </table:table-cell>
          <table:table-cell table:formula="of:=[.AH95]*1000000" office:value-type="float" office:value="27.568">
            <text:p>27.568</text:p>
          </table:table-cell>
          <table:table-cell table:formula="of:=[.AI95]*1000000" office:value-type="float" office:value="0.000000000002792">
            <text:p>2.792E-012</text:p>
          </table:table-cell>
          <table:table-cell table:formula="of:=[.AJ95]*1000000" office:value-type="float" office:value="0.000043153">
            <text:p>0.000043153</text:p>
          </table:table-cell>
          <table:table-cell table:formula="of:=([.AK95]+[.AL95])*1000000" office:value-type="float" office:value="0.000008065">
            <text:p>0.000008065</text:p>
          </table:table-cell>
          <table:table-cell table:formula="of:=[.AM95]*1000000" office:value-type="float" office:value="728.33">
            <text:p>728.33</text:p>
          </table:table-cell>
          <table:table-cell table:formula="of:=[.AN95]*1000000" office:value-type="float" office:value="111.7">
            <text:p>111.7</text:p>
          </table:table-cell>
          <table:table-cell table:formula="of:=[.AO95]*1000000" office:value-type="float" office:value="18.773">
            <text:p>18.773</text:p>
          </table:table-cell>
          <table:table-cell table:formula="of:=[.AP95]*1000000" office:value-type="float" office:value="0.0066337">
            <text:p>0.0066337</text:p>
          </table:table-cell>
          <table:table-cell table:formula="of:=[.AQ95]*1000000" office:value-type="float" office:value="5.6713">
            <text:p>5.6713</text:p>
          </table:table-cell>
          <table:table-cell table:formula="of:=[.AR95]*1000000" office:value-type="float" office:value="34.88">
            <text:p>34.88</text:p>
          </table:table-cell>
          <table:table-cell table:formula="of:=[.AS95]*1000000" office:value-type="float" office:value="0.0000000000041683">
            <text:p>4.1683E-012</text:p>
          </table:table-cell>
          <table:table-cell table:formula="of:=[.AT95]*1000000" office:value-type="float" office:value="0.000025961">
            <text:p>0.000025961</text:p>
          </table:table-cell>
          <table:table-cell table:formula="of:=([.AU95]+[.AV95])*1000000" office:value-type="float" office:value="0.0000069941">
            <text:p>6.9941E-006</text:p>
          </table:table-cell>
          <table:table-cell table:formula="of:=[.AW95]*1000000" office:value-type="float" office:value="931.43">
            <text:p>931.43</text:p>
          </table:table-cell>
          <table:table-cell table:formula="of:=[.AX95]*1000000" office:value-type="float" office:value="125.36">
            <text:p>125.36</text:p>
          </table:table-cell>
          <table:table-cell table:formula="of:=[.AY95]*1000000" office:value-type="float" office:value="20.037">
            <text:p>20.037</text:p>
          </table:table-cell>
          <table:table-cell table:formula="of:=[.AZ95]*1000000" office:value-type="float" office:value="0.0044694">
            <text:p>0.0044694</text:p>
          </table:table-cell>
          <table:table-cell table:formula="of:=[.BA95]*1000000" office:value-type="float" office:value="21.644">
            <text:p>21.644</text:p>
          </table:table-cell>
          <table:table-cell table:formula="of:=[.BB95]*1000000" office:value-type="float" office:value="27.132">
            <text:p>27.132</text:p>
          </table:table-cell>
          <table:table-cell table:formula="of:=[.BC95]*1000000" office:value-type="float" office:value="0.0000000000074153">
            <text:p>7.4153E-012</text:p>
          </table:table-cell>
          <table:table-cell table:formula="of:=[.BD95]*1000000" office:value-type="float" office:value="0.000013488">
            <text:p>0.000013488</text:p>
          </table:table-cell>
          <table:table-cell table:formula="of:=([.BE95]+[.BF95])*1000000" office:value-type="float" office:value="0.00000406351">
            <text:p>4.06351E-006</text:p>
          </table:table-cell>
          <table:table-cell office:value-type="float" office:value="0.00076017">
            <text:p>0.00076017</text:p>
          </table:table-cell>
          <table:table-cell table:style-name="ce1" office:value-type="string">
            <text:p>8.8238e-05</text:p>
          </table:table-cell>
          <table:table-cell table:style-name="ce1" office:value-type="string">
            <text:p>1.7924e-05</text:p>
          </table:table-cell>
          <table:table-cell table:style-name="ce1" office:value-type="string">
            <text:p>7.7273e-09</text:p>
          </table:table-cell>
          <table:table-cell table:style-name="ce1" office:value-type="string">
            <text:p>1.6037e-06</text:p>
          </table:table-cell>
          <table:table-cell table:style-name="ce1" office:value-type="string">
            <text:p>2.7568e-05</text:p>
          </table:table-cell>
          <table:table-cell table:style-name="ce1" office:value-type="string">
            <text:p>2.792e-18</text:p>
          </table:table-cell>
          <table:table-cell table:style-name="ce1" office:value-type="string">
            <text:p>4.3153e-11</text:p>
          </table:table-cell>
          <table:table-cell table:style-name="ce1" office:value-type="string">
            <text:p>5.2388e-12</text:p>
          </table:table-cell>
          <table:table-cell table:style-name="ce1" office:value-type="string">
            <text:p>2.8262e-12</text:p>
          </table:table-cell>
          <table:table-cell office:value-type="float" office:value="0.00072833">
            <text:p>0.00072833</text:p>
          </table:table-cell>
          <table:table-cell office:value-type="float" office:value="0.0001117">
            <text:p>0.0001117</text:p>
          </table:table-cell>
          <table:table-cell table:style-name="ce1" office:value-type="string">
            <text:p>1.8773e-05</text:p>
          </table:table-cell>
          <table:table-cell table:style-name="ce1" office:value-type="string">
            <text:p>6.6337e-09</text:p>
          </table:table-cell>
          <table:table-cell table:style-name="ce1" office:value-type="string">
            <text:p>5.6713e-06</text:p>
          </table:table-cell>
          <table:table-cell table:style-name="ce1" office:value-type="string">
            <text:p>3.488e-05</text:p>
          </table:table-cell>
          <table:table-cell table:style-name="ce1" office:value-type="string">
            <text:p>4.1683e-18</text:p>
          </table:table-cell>
          <table:table-cell table:style-name="ce1" office:value-type="string">
            <text:p>2.5961e-11</text:p>
          </table:table-cell>
          <table:table-cell table:style-name="ce1" office:value-type="string">
            <text:p>5.105e-12</text:p>
          </table:table-cell>
          <table:table-cell table:style-name="ce1" office:value-type="string">
            <text:p>1.8891e-12</text:p>
          </table:table-cell>
          <table:table-cell office:value-type="float" office:value="0.00093143">
            <text:p>0.00093143</text:p>
          </table:table-cell>
          <table:table-cell office:value-type="float" office:value="0.00012536">
            <text:p>0.00012536</text:p>
          </table:table-cell>
          <table:table-cell table:style-name="ce1" office:value-type="string">
            <text:p>2.0037e-05</text:p>
          </table:table-cell>
          <table:table-cell table:style-name="ce1" office:value-type="string">
            <text:p>4.4694e-09</text:p>
          </table:table-cell>
          <table:table-cell table:style-name="ce1" office:value-type="string">
            <text:p>2.1644e-05</text:p>
          </table:table-cell>
          <table:table-cell table:style-name="ce1" office:value-type="string">
            <text:p>2.7132e-05</text:p>
          </table:table-cell>
          <table:table-cell table:style-name="ce1" office:value-type="string">
            <text:p>7.4153e-18</text:p>
          </table:table-cell>
          <table:table-cell table:style-name="ce1" office:value-type="string">
            <text:p>1.3488e-11</text:p>
          </table:table-cell>
          <table:table-cell table:style-name="ce1" office:value-type="string">
            <text:p>3.3904e-12</text:p>
          </table:table-cell>
          <table:table-cell table:style-name="ce1" office:value-type="string">
            <text:p>6.7311e-13</text:p>
          </table:table-cell>
        </table:table-row>
        <table:table-row table:style-name="ro2">
          <table:table-cell office:value-type="float" office:value="940.7017">
            <text:p>940.7017</text:p>
          </table:table-cell>
          <table:table-cell table:formula="of:=[.AC96]*1000000" office:value-type="float" office:value="754.14">
            <text:p>754.14</text:p>
          </table:table-cell>
          <table:table-cell table:formula="of:=[.AD96]*1000000" office:value-type="float" office:value="87.659">
            <text:p>87.659</text:p>
          </table:table-cell>
          <table:table-cell table:formula="of:=[.AE96]*1000000" office:value-type="float" office:value="17.862">
            <text:p>17.862</text:p>
          </table:table-cell>
          <table:table-cell table:formula="of:=[.AF96]*1000000" office:value-type="float" office:value="0.0078092">
            <text:p>0.0078092</text:p>
          </table:table-cell>
          <table:table-cell table:formula="of:=[.AG96]*1000000" office:value-type="float" office:value="1.5984">
            <text:p>1.5984</text:p>
          </table:table-cell>
          <table:table-cell table:formula="of:=[.AH96]*1000000" office:value-type="float" office:value="27.504">
            <text:p>27.504</text:p>
          </table:table-cell>
          <table:table-cell table:formula="of:=[.AI96]*1000000" office:value-type="float" office:value="0.0000000000027073">
            <text:p>2.7073E-012</text:p>
          </table:table-cell>
          <table:table-cell table:formula="of:=[.AJ96]*1000000" office:value-type="float" office:value="0.000042965">
            <text:p>0.000042965</text:p>
          </table:table-cell>
          <table:table-cell table:formula="of:=([.AK96]+[.AL96])*1000000" office:value-type="float" office:value="0.0000079772">
            <text:p>7.9772E-006</text:p>
          </table:table-cell>
          <table:table-cell table:formula="of:=[.AM96]*1000000" office:value-type="float" office:value="721.02">
            <text:p>721.02</text:p>
          </table:table-cell>
          <table:table-cell table:formula="of:=[.AN96]*1000000" office:value-type="float" office:value="110.6">
            <text:p>110.6</text:p>
          </table:table-cell>
          <table:table-cell table:formula="of:=[.AO96]*1000000" office:value-type="float" office:value="18.716">
            <text:p>18.716</text:p>
          </table:table-cell>
          <table:table-cell table:formula="of:=[.AP96]*1000000" office:value-type="float" office:value="0.0067286">
            <text:p>0.0067286</text:p>
          </table:table-cell>
          <table:table-cell table:formula="of:=[.AQ96]*1000000" office:value-type="float" office:value="5.6476">
            <text:p>5.6476</text:p>
          </table:table-cell>
          <table:table-cell table:formula="of:=[.AR96]*1000000" office:value-type="float" office:value="34.861">
            <text:p>34.861</text:p>
          </table:table-cell>
          <table:table-cell table:formula="of:=[.AS96]*1000000" office:value-type="float" office:value="0.0000000000040415">
            <text:p>4.0415E-012</text:p>
          </table:table-cell>
          <table:table-cell table:formula="of:=[.AT96]*1000000" office:value-type="float" office:value="0.000025768">
            <text:p>0.000025768</text:p>
          </table:table-cell>
          <table:table-cell table:formula="of:=([.AU96]+[.AV96])*1000000" office:value-type="float" office:value="0.0000069292">
            <text:p>6.9292E-006</text:p>
          </table:table-cell>
          <table:table-cell table:formula="of:=[.AW96]*1000000" office:value-type="float" office:value="919.47">
            <text:p>919.47</text:p>
          </table:table-cell>
          <table:table-cell table:formula="of:=[.AX96]*1000000" office:value-type="float" office:value="123.44">
            <text:p>123.44</text:p>
          </table:table-cell>
          <table:table-cell table:formula="of:=[.AY96]*1000000" office:value-type="float" office:value="19.975">
            <text:p>19.975</text:p>
          </table:table-cell>
          <table:table-cell table:formula="of:=[.AZ96]*1000000" office:value-type="float" office:value="0.0046017">
            <text:p>0.0046017</text:p>
          </table:table-cell>
          <table:table-cell table:formula="of:=[.BA96]*1000000" office:value-type="float" office:value="21.392">
            <text:p>21.392</text:p>
          </table:table-cell>
          <table:table-cell table:formula="of:=[.BB96]*1000000" office:value-type="float" office:value="28.326">
            <text:p>28.326</text:p>
          </table:table-cell>
          <table:table-cell table:formula="of:=[.BC96]*1000000" office:value-type="float" office:value="0.0000000000071882">
            <text:p>7.1882E-012</text:p>
          </table:table-cell>
          <table:table-cell table:formula="of:=[.BD96]*1000000" office:value-type="float" office:value="0.000013336">
            <text:p>0.000013336</text:p>
          </table:table-cell>
          <table:table-cell table:formula="of:=([.BE96]+[.BF96])*1000000" office:value-type="float" office:value="0.00000419882">
            <text:p>4.19882E-006</text:p>
          </table:table-cell>
          <table:table-cell office:value-type="float" office:value="0.00075414">
            <text:p>0.00075414</text:p>
          </table:table-cell>
          <table:table-cell table:style-name="ce1" office:value-type="string">
            <text:p>8.7659e-05</text:p>
          </table:table-cell>
          <table:table-cell table:style-name="ce1" office:value-type="string">
            <text:p>1.7862e-05</text:p>
          </table:table-cell>
          <table:table-cell table:style-name="ce1" office:value-type="string">
            <text:p>7.8092e-09</text:p>
          </table:table-cell>
          <table:table-cell table:style-name="ce1" office:value-type="string">
            <text:p>1.5984e-06</text:p>
          </table:table-cell>
          <table:table-cell table:style-name="ce1" office:value-type="string">
            <text:p>2.7504e-05</text:p>
          </table:table-cell>
          <table:table-cell table:style-name="ce1" office:value-type="string">
            <text:p>2.7073e-18</text:p>
          </table:table-cell>
          <table:table-cell table:style-name="ce1" office:value-type="string">
            <text:p>4.2965e-11</text:p>
          </table:table-cell>
          <table:table-cell table:style-name="ce1" office:value-type="string">
            <text:p>5.1678e-12</text:p>
          </table:table-cell>
          <table:table-cell table:style-name="ce1" office:value-type="string">
            <text:p>2.8094e-12</text:p>
          </table:table-cell>
          <table:table-cell office:value-type="float" office:value="0.00072102">
            <text:p>0.00072102</text:p>
          </table:table-cell>
          <table:table-cell office:value-type="float" office:value="0.0001106">
            <text:p>0.0001106</text:p>
          </table:table-cell>
          <table:table-cell table:style-name="ce1" office:value-type="string">
            <text:p>1.8716e-05</text:p>
          </table:table-cell>
          <table:table-cell table:style-name="ce1" office:value-type="string">
            <text:p>6.7286e-09</text:p>
          </table:table-cell>
          <table:table-cell table:style-name="ce1" office:value-type="string">
            <text:p>5.6476e-06</text:p>
          </table:table-cell>
          <table:table-cell table:style-name="ce1" office:value-type="string">
            <text:p>3.4861e-05</text:p>
          </table:table-cell>
          <table:table-cell table:style-name="ce1" office:value-type="string">
            <text:p>4.0415e-18</text:p>
          </table:table-cell>
          <table:table-cell table:style-name="ce1" office:value-type="string">
            <text:p>2.5768e-11</text:p>
          </table:table-cell>
          <table:table-cell table:style-name="ce1" office:value-type="string">
            <text:p>5.041e-12</text:p>
          </table:table-cell>
          <table:table-cell table:style-name="ce1" office:value-type="string">
            <text:p>1.8882e-12</text:p>
          </table:table-cell>
          <table:table-cell office:value-type="float" office:value="0.00091947">
            <text:p>0.00091947</text:p>
          </table:table-cell>
          <table:table-cell office:value-type="float" office:value="0.00012344">
            <text:p>0.00012344</text:p>
          </table:table-cell>
          <table:table-cell table:style-name="ce1" office:value-type="string">
            <text:p>1.9975e-05</text:p>
          </table:table-cell>
          <table:table-cell table:style-name="ce1" office:value-type="string">
            <text:p>4.6017e-09</text:p>
          </table:table-cell>
          <table:table-cell table:style-name="ce1" office:value-type="string">
            <text:p>2.1392e-05</text:p>
          </table:table-cell>
          <table:table-cell table:style-name="ce1" office:value-type="string">
            <text:p>2.8326e-05</text:p>
          </table:table-cell>
          <table:table-cell table:style-name="ce1" office:value-type="string">
            <text:p>7.1882e-18</text:p>
          </table:table-cell>
          <table:table-cell table:style-name="ce1" office:value-type="string">
            <text:p>1.3336e-11</text:p>
          </table:table-cell>
          <table:table-cell table:style-name="ce1" office:value-type="string">
            <text:p>3.4859e-12</text:p>
          </table:table-cell>
          <table:table-cell table:style-name="ce1" office:value-type="string">
            <text:p>7.1292e-13</text:p>
          </table:table-cell>
        </table:table-row>
        <table:table-row table:style-name="ro2">
          <table:table-cell office:value-type="float" office:value="950.7017">
            <text:p>950.7017</text:p>
          </table:table-cell>
          <table:table-cell table:formula="of:=[.AC97]*1000000" office:value-type="float" office:value="748.17">
            <text:p>748.17</text:p>
          </table:table-cell>
          <table:table-cell table:formula="of:=[.AD97]*1000000" office:value-type="float" office:value="87.084">
            <text:p>87.084</text:p>
          </table:table-cell>
          <table:table-cell table:formula="of:=[.AE97]*1000000" office:value-type="float" office:value="17.799">
            <text:p>17.799</text:p>
          </table:table-cell>
          <table:table-cell table:formula="of:=[.AF97]*1000000" office:value-type="float" office:value="0.0078902">
            <text:p>0.0078902</text:p>
          </table:table-cell>
          <table:table-cell table:formula="of:=[.AG97]*1000000" office:value-type="float" office:value="1.5933">
            <text:p>1.5933</text:p>
          </table:table-cell>
          <table:table-cell table:formula="of:=[.AH97]*1000000" office:value-type="float" office:value="27.434">
            <text:p>27.434</text:p>
          </table:table-cell>
          <table:table-cell table:formula="of:=[.AI97]*1000000" office:value-type="float" office:value="0.0000000000026252">
            <text:p>2.6252E-012</text:p>
          </table:table-cell>
          <table:table-cell table:formula="of:=[.AJ97]*1000000" office:value-type="float" office:value="0.000042778">
            <text:p>0.000042778</text:p>
          </table:table-cell>
          <table:table-cell table:formula="of:=([.AK97]+[.AL97])*1000000" office:value-type="float" office:value="0.0000078891">
            <text:p>7.8891E-006</text:p>
          </table:table-cell>
          <table:table-cell table:formula="of:=[.AM97]*1000000" office:value-type="float" office:value="713.83">
            <text:p>713.83</text:p>
          </table:table-cell>
          <table:table-cell table:formula="of:=[.AN97]*1000000" office:value-type="float" office:value="109.51">
            <text:p>109.51</text:p>
          </table:table-cell>
          <table:table-cell table:formula="of:=[.AO97]*1000000" office:value-type="float" office:value="18.659">
            <text:p>18.659</text:p>
          </table:table-cell>
          <table:table-cell table:formula="of:=[.AP97]*1000000" office:value-type="float" office:value="0.0068224">
            <text:p>0.0068224</text:p>
          </table:table-cell>
          <table:table-cell table:formula="of:=[.AQ97]*1000000" office:value-type="float" office:value="5.6245">
            <text:p>5.6245</text:p>
          </table:table-cell>
          <table:table-cell table:formula="of:=[.AR97]*1000000" office:value-type="float" office:value="34.827">
            <text:p>34.827</text:p>
          </table:table-cell>
          <table:table-cell table:formula="of:=[.AS97]*1000000" office:value-type="float" office:value="0.0000000000039185">
            <text:p>3.9185E-012</text:p>
          </table:table-cell>
          <table:table-cell table:formula="of:=[.AT97]*1000000" office:value-type="float" office:value="0.000025576">
            <text:p>0.000025576</text:p>
          </table:table-cell>
          <table:table-cell table:formula="of:=([.AU97]+[.AV97])*1000000" office:value-type="float" office:value="0.0000068613">
            <text:p>6.8613E-006</text:p>
          </table:table-cell>
          <table:table-cell table:formula="of:=[.AW97]*1000000" office:value-type="float" office:value="908.04">
            <text:p>908.04</text:p>
          </table:table-cell>
          <table:table-cell table:formula="of:=[.AX97]*1000000" office:value-type="float" office:value="121.55">
            <text:p>121.55</text:p>
          </table:table-cell>
          <table:table-cell table:formula="of:=[.AY97]*1000000" office:value-type="float" office:value="19.914">
            <text:p>19.914</text:p>
          </table:table-cell>
          <table:table-cell table:formula="of:=[.AZ97]*1000000" office:value-type="float" office:value="0.0047309">
            <text:p>0.0047309</text:p>
          </table:table-cell>
          <table:table-cell table:formula="of:=[.BA97]*1000000" office:value-type="float" office:value="21.158">
            <text:p>21.158</text:p>
          </table:table-cell>
          <table:table-cell table:formula="of:=[.BB97]*1000000" office:value-type="float" office:value="29.424">
            <text:p>29.424</text:p>
          </table:table-cell>
          <table:table-cell table:formula="of:=[.BC97]*1000000" office:value-type="float" office:value="0.0000000000069682">
            <text:p>6.9682E-012</text:p>
          </table:table-cell>
          <table:table-cell table:formula="of:=[.BD97]*1000000" office:value-type="float" office:value="0.000013184">
            <text:p>0.000013184</text:p>
          </table:table-cell>
          <table:table-cell table:formula="of:=([.BE97]+[.BF97])*1000000" office:value-type="float" office:value="0.00000432038">
            <text:p>4.32038E-006</text:p>
          </table:table-cell>
          <table:table-cell office:value-type="float" office:value="0.00074817">
            <text:p>0.00074817</text:p>
          </table:table-cell>
          <table:table-cell table:style-name="ce1" office:value-type="string">
            <text:p>8.7084e-05</text:p>
          </table:table-cell>
          <table:table-cell table:style-name="ce1" office:value-type="string">
            <text:p>1.7799e-05</text:p>
          </table:table-cell>
          <table:table-cell table:style-name="ce1" office:value-type="string">
            <text:p>7.8902e-09</text:p>
          </table:table-cell>
          <table:table-cell table:style-name="ce1" office:value-type="string">
            <text:p>1.5933e-06</text:p>
          </table:table-cell>
          <table:table-cell table:style-name="ce1" office:value-type="string">
            <text:p>2.7434e-05</text:p>
          </table:table-cell>
          <table:table-cell table:style-name="ce1" office:value-type="string">
            <text:p>2.6252e-18</text:p>
          </table:table-cell>
          <table:table-cell table:style-name="ce1" office:value-type="string">
            <text:p>4.2778e-11</text:p>
          </table:table-cell>
          <table:table-cell table:style-name="ce1" office:value-type="string">
            <text:p>5.0973e-12</text:p>
          </table:table-cell>
          <table:table-cell table:style-name="ce1" office:value-type="string">
            <text:p>2.7918e-12</text:p>
          </table:table-cell>
          <table:table-cell office:value-type="float" office:value="0.00071383">
            <text:p>0.00071383</text:p>
          </table:table-cell>
          <table:table-cell office:value-type="float" office:value="0.00010951">
            <text:p>0.00010951</text:p>
          </table:table-cell>
          <table:table-cell table:style-name="ce1" office:value-type="string">
            <text:p>1.8659e-05</text:p>
          </table:table-cell>
          <table:table-cell table:style-name="ce1" office:value-type="string">
            <text:p>6.8224e-09</text:p>
          </table:table-cell>
          <table:table-cell table:style-name="ce1" office:value-type="string">
            <text:p>5.6245e-06</text:p>
          </table:table-cell>
          <table:table-cell table:style-name="ce1" office:value-type="string">
            <text:p>3.4827e-05</text:p>
          </table:table-cell>
          <table:table-cell table:style-name="ce1" office:value-type="string">
            <text:p>3.9185e-18</text:p>
          </table:table-cell>
          <table:table-cell table:style-name="ce1" office:value-type="string">
            <text:p>2.5576e-11</text:p>
          </table:table-cell>
          <table:table-cell table:style-name="ce1" office:value-type="string">
            <text:p>4.9756e-12</text:p>
          </table:table-cell>
          <table:table-cell table:style-name="ce1" office:value-type="string">
            <text:p>1.8857e-12</text:p>
          </table:table-cell>
          <table:table-cell office:value-type="float" office:value="0.00090804">
            <text:p>0.00090804</text:p>
          </table:table-cell>
          <table:table-cell office:value-type="float" office:value="0.00012155">
            <text:p>0.00012155</text:p>
          </table:table-cell>
          <table:table-cell table:style-name="ce1" office:value-type="string">
            <text:p>1.9914e-05</text:p>
          </table:table-cell>
          <table:table-cell table:style-name="ce1" office:value-type="string">
            <text:p>4.7309e-09</text:p>
          </table:table-cell>
          <table:table-cell table:style-name="ce1" office:value-type="string">
            <text:p>2.1158e-05</text:p>
          </table:table-cell>
          <table:table-cell table:style-name="ce1" office:value-type="string">
            <text:p>2.9424e-05</text:p>
          </table:table-cell>
          <table:table-cell table:style-name="ce1" office:value-type="string">
            <text:p>6.9682e-18</text:p>
          </table:table-cell>
          <table:table-cell table:style-name="ce1" office:value-type="string">
            <text:p>1.3184e-11</text:p>
          </table:table-cell>
          <table:table-cell table:style-name="ce1" office:value-type="string">
            <text:p>3.5697e-12</text:p>
          </table:table-cell>
          <table:table-cell table:style-name="ce1" office:value-type="string">
            <text:p>7.5068e-13</text:p>
          </table:table-cell>
        </table:table-row>
        <table:table-row table:style-name="ro2">
          <table:table-cell office:value-type="float" office:value="960.7017">
            <text:p>960.7017</text:p>
          </table:table-cell>
          <table:table-cell table:formula="of:=[.AC98]*1000000" office:value-type="float" office:value="742.26">
            <text:p>742.26</text:p>
          </table:table-cell>
          <table:table-cell table:formula="of:=[.AD98]*1000000" office:value-type="float" office:value="86.512">
            <text:p>86.512</text:p>
          </table:table-cell>
          <table:table-cell table:formula="of:=[.AE98]*1000000" office:value-type="float" office:value="17.736">
            <text:p>17.736</text:p>
          </table:table-cell>
          <table:table-cell table:formula="of:=[.AF98]*1000000" office:value-type="float" office:value="0.0079704">
            <text:p>0.0079704</text:p>
          </table:table-cell>
          <table:table-cell table:formula="of:=[.AG98]*1000000" office:value-type="float" office:value="1.5881">
            <text:p>1.5881</text:p>
          </table:table-cell>
          <table:table-cell table:formula="of:=[.AH98]*1000000" office:value-type="float" office:value="27.361">
            <text:p>27.361</text:p>
          </table:table-cell>
          <table:table-cell table:formula="of:=[.AI98]*1000000" office:value-type="float" office:value="0.0000000000025456">
            <text:p>2.5456E-012</text:p>
          </table:table-cell>
          <table:table-cell table:formula="of:=[.AJ98]*1000000" office:value-type="float" office:value="0.000042591">
            <text:p>0.000042591</text:p>
          </table:table-cell>
          <table:table-cell table:formula="of:=([.AK98]+[.AL98])*1000000" office:value-type="float" office:value="0.0000078008">
            <text:p>7.8008E-006</text:p>
          </table:table-cell>
          <table:table-cell table:formula="of:=[.AM98]*1000000" office:value-type="float" office:value="706.75">
            <text:p>706.75</text:p>
          </table:table-cell>
          <table:table-cell table:formula="of:=[.AN98]*1000000" office:value-type="float" office:value="108.43">
            <text:p>108.43</text:p>
          </table:table-cell>
          <table:table-cell table:formula="of:=[.AO98]*1000000" office:value-type="float" office:value="18.602">
            <text:p>18.602</text:p>
          </table:table-cell>
          <table:table-cell table:formula="of:=[.AP98]*1000000" office:value-type="float" office:value="0.006915">
            <text:p>0.006915</text:p>
          </table:table-cell>
          <table:table-cell table:formula="of:=[.AQ98]*1000000" office:value-type="float" office:value="5.602">
            <text:p>5.602</text:p>
          </table:table-cell>
          <table:table-cell table:formula="of:=[.AR98]*1000000" office:value-type="float" office:value="34.78">
            <text:p>34.78</text:p>
          </table:table-cell>
          <table:table-cell table:formula="of:=[.AS98]*1000000" office:value-type="float" office:value="0.0000000000037993">
            <text:p>3.7993E-012</text:p>
          </table:table-cell>
          <table:table-cell table:formula="of:=[.AT98]*1000000" office:value-type="float" office:value="0.000025386">
            <text:p>0.000025386</text:p>
          </table:table-cell>
          <table:table-cell table:formula="of:=([.AU98]+[.AV98])*1000000" office:value-type="float" office:value="0.0000067911">
            <text:p>6.7911E-006</text:p>
          </table:table-cell>
          <table:table-cell table:formula="of:=[.AW98]*1000000" office:value-type="float" office:value="897.09">
            <text:p>897.09</text:p>
          </table:table-cell>
          <table:table-cell table:formula="of:=[.AX98]*1000000" office:value-type="float" office:value="119.67">
            <text:p>119.67</text:p>
          </table:table-cell>
          <table:table-cell table:formula="of:=[.AY98]*1000000" office:value-type="float" office:value="19.854">
            <text:p>19.854</text:p>
          </table:table-cell>
          <table:table-cell table:formula="of:=[.AZ98]*1000000" office:value-type="float" office:value="0.0048573">
            <text:p>0.0048573</text:p>
          </table:table-cell>
          <table:table-cell table:formula="of:=[.BA98]*1000000" office:value-type="float" office:value="20.939">
            <text:p>20.939</text:p>
          </table:table-cell>
          <table:table-cell table:formula="of:=[.BB98]*1000000" office:value-type="float" office:value="30.43">
            <text:p>30.43</text:p>
          </table:table-cell>
          <table:table-cell table:formula="of:=[.BC98]*1000000" office:value-type="float" office:value="0.0000000000067551">
            <text:p>6.7551E-012</text:p>
          </table:table-cell>
          <table:table-cell table:formula="of:=[.BD98]*1000000" office:value-type="float" office:value="0.000013032">
            <text:p>0.000013032</text:p>
          </table:table-cell>
          <table:table-cell table:formula="of:=([.BE98]+[.BF98])*1000000" office:value-type="float" office:value="0.00000442849">
            <text:p>4.42849E-006</text:p>
          </table:table-cell>
          <table:table-cell office:value-type="float" office:value="0.00074226">
            <text:p>0.00074226</text:p>
          </table:table-cell>
          <table:table-cell table:style-name="ce1" office:value-type="string">
            <text:p>8.6512e-05</text:p>
          </table:table-cell>
          <table:table-cell table:style-name="ce1" office:value-type="string">
            <text:p>1.7736e-05</text:p>
          </table:table-cell>
          <table:table-cell table:style-name="ce1" office:value-type="string">
            <text:p>7.9704e-09</text:p>
          </table:table-cell>
          <table:table-cell table:style-name="ce1" office:value-type="string">
            <text:p>1.5881e-06</text:p>
          </table:table-cell>
          <table:table-cell table:style-name="ce1" office:value-type="string">
            <text:p>2.7361e-05</text:p>
          </table:table-cell>
          <table:table-cell table:style-name="ce1" office:value-type="string">
            <text:p>2.5456e-18</text:p>
          </table:table-cell>
          <table:table-cell table:style-name="ce1" office:value-type="string">
            <text:p>4.2591e-11</text:p>
          </table:table-cell>
          <table:table-cell table:style-name="ce1" office:value-type="string">
            <text:p>5.0273e-12</text:p>
          </table:table-cell>
          <table:table-cell table:style-name="ce1" office:value-type="string">
            <text:p>2.7735e-12</text:p>
          </table:table-cell>
          <table:table-cell office:value-type="float" office:value="0.00070675">
            <text:p>0.00070675</text:p>
          </table:table-cell>
          <table:table-cell office:value-type="float" office:value="0.00010843">
            <text:p>0.00010843</text:p>
          </table:table-cell>
          <table:table-cell table:style-name="ce1" office:value-type="string">
            <text:p>1.8602e-05</text:p>
          </table:table-cell>
          <table:table-cell table:style-name="ce1" office:value-type="string">
            <text:p>6.915e-09</text:p>
          </table:table-cell>
          <table:table-cell table:style-name="ce1" office:value-type="string">
            <text:p>5.602e-06</text:p>
          </table:table-cell>
          <table:table-cell table:style-name="ce1" office:value-type="string">
            <text:p>3.478e-05</text:p>
          </table:table-cell>
          <table:table-cell table:style-name="ce1" office:value-type="string">
            <text:p>3.7993e-18</text:p>
          </table:table-cell>
          <table:table-cell table:style-name="ce1" office:value-type="string">
            <text:p>2.5386e-11</text:p>
          </table:table-cell>
          <table:table-cell table:style-name="ce1" office:value-type="string">
            <text:p>4.9092e-12</text:p>
          </table:table-cell>
          <table:table-cell table:style-name="ce1" office:value-type="string">
            <text:p>1.8819e-12</text:p>
          </table:table-cell>
          <table:table-cell office:value-type="float" office:value="0.00089709">
            <text:p>0.00089709</text:p>
          </table:table-cell>
          <table:table-cell office:value-type="float" office:value="0.00011967">
            <text:p>0.00011967</text:p>
          </table:table-cell>
          <table:table-cell table:style-name="ce1" office:value-type="string">
            <text:p>1.9854e-05</text:p>
          </table:table-cell>
          <table:table-cell table:style-name="ce1" office:value-type="string">
            <text:p>4.8573e-09</text:p>
          </table:table-cell>
          <table:table-cell table:style-name="ce1" office:value-type="string">
            <text:p>2.0939e-05</text:p>
          </table:table-cell>
          <table:table-cell table:style-name="ce1" office:value-type="string">
            <text:p>3.043e-05</text:p>
          </table:table-cell>
          <table:table-cell table:style-name="ce1" office:value-type="string">
            <text:p>6.7551e-18</text:p>
          </table:table-cell>
          <table:table-cell table:style-name="ce1" office:value-type="string">
            <text:p>1.3032e-11</text:p>
          </table:table-cell>
          <table:table-cell table:style-name="ce1" office:value-type="string">
            <text:p>3.6422e-12</text:p>
          </table:table-cell>
          <table:table-cell table:style-name="ce1" office:value-type="string">
            <text:p>7.8629e-13</text:p>
          </table:table-cell>
        </table:table-row>
        <table:table-row table:style-name="ro2">
          <table:table-cell office:value-type="float" office:value="970.7017">
            <text:p>970.7017</text:p>
          </table:table-cell>
          <table:table-cell table:formula="of:=[.AC99]*1000000" office:value-type="float" office:value="736.4">
            <text:p>736.4</text:p>
          </table:table-cell>
          <table:table-cell table:formula="of:=[.AD99]*1000000" office:value-type="float" office:value="85.943">
            <text:p>85.943</text:p>
          </table:table-cell>
          <table:table-cell table:formula="of:=[.AE99]*1000000" office:value-type="float" office:value="17.673">
            <text:p>17.673</text:p>
          </table:table-cell>
          <table:table-cell table:formula="of:=[.AF99]*1000000" office:value-type="float" office:value="0.0080499">
            <text:p>0.0080499</text:p>
          </table:table-cell>
          <table:table-cell table:formula="of:=[.AG99]*1000000" office:value-type="float" office:value="1.583">
            <text:p>1.583</text:p>
          </table:table-cell>
          <table:table-cell table:formula="of:=[.AH99]*1000000" office:value-type="float" office:value="27.284">
            <text:p>27.284</text:p>
          </table:table-cell>
          <table:table-cell table:formula="of:=[.AI99]*1000000" office:value-type="float" office:value="0.0000000000024684">
            <text:p>2.4684E-012</text:p>
          </table:table-cell>
          <table:table-cell table:formula="of:=[.AJ99]*1000000" office:value-type="float" office:value="0.000042406">
            <text:p>0.000042406</text:p>
          </table:table-cell>
          <table:table-cell table:formula="of:=([.AK99]+[.AL99])*1000000" office:value-type="float" office:value="0.0000077126">
            <text:p>7.7126E-006</text:p>
          </table:table-cell>
          <table:table-cell table:formula="of:=[.AM99]*1000000" office:value-type="float" office:value="699.77">
            <text:p>699.77</text:p>
          </table:table-cell>
          <table:table-cell table:formula="of:=[.AN99]*1000000" office:value-type="float" office:value="107.37">
            <text:p>107.37</text:p>
          </table:table-cell>
          <table:table-cell table:formula="of:=[.AO99]*1000000" office:value-type="float" office:value="18.544">
            <text:p>18.544</text:p>
          </table:table-cell>
          <table:table-cell table:formula="of:=[.AP99]*1000000" office:value-type="float" office:value="0.0070066">
            <text:p>0.0070066</text:p>
          </table:table-cell>
          <table:table-cell table:formula="of:=[.AQ99]*1000000" office:value-type="float" office:value="5.5802">
            <text:p>5.5802</text:p>
          </table:table-cell>
          <table:table-cell table:formula="of:=[.AR99]*1000000" office:value-type="float" office:value="34.719">
            <text:p>34.719</text:p>
          </table:table-cell>
          <table:table-cell table:formula="of:=[.AS99]*1000000" office:value-type="float" office:value="0.0000000000036838">
            <text:p>3.6838E-012</text:p>
          </table:table-cell>
          <table:table-cell table:formula="of:=[.AT99]*1000000" office:value-type="float" office:value="0.000025197">
            <text:p>0.000025197</text:p>
          </table:table-cell>
          <table:table-cell table:formula="of:=([.AU99]+[.AV99])*1000000" office:value-type="float" office:value="0.0000067185">
            <text:p>6.7185E-006</text:p>
          </table:table-cell>
          <table:table-cell table:formula="of:=[.AW99]*1000000" office:value-type="float" office:value="886.59">
            <text:p>886.59</text:p>
          </table:table-cell>
          <table:table-cell table:formula="of:=[.AX99]*1000000" office:value-type="float" office:value="117.83">
            <text:p>117.83</text:p>
          </table:table-cell>
          <table:table-cell table:formula="of:=[.AY99]*1000000" office:value-type="float" office:value="19.794">
            <text:p>19.794</text:p>
          </table:table-cell>
          <table:table-cell table:formula="of:=[.AZ99]*1000000" office:value-type="float" office:value="0.0049811">
            <text:p>0.0049811</text:p>
          </table:table-cell>
          <table:table-cell table:formula="of:=[.BA99]*1000000" office:value-type="float" office:value="20.733">
            <text:p>20.733</text:p>
          </table:table-cell>
          <table:table-cell table:formula="of:=[.BB99]*1000000" office:value-type="float" office:value="31.348">
            <text:p>31.348</text:p>
          </table:table-cell>
          <table:table-cell table:formula="of:=[.BC99]*1000000" office:value-type="float" office:value="0.0000000000065487">
            <text:p>6.5487E-012</text:p>
          </table:table-cell>
          <table:table-cell table:formula="of:=[.BD99]*1000000" office:value-type="float" office:value="0.00001288">
            <text:p>0.00001288</text:p>
          </table:table-cell>
          <table:table-cell table:formula="of:=([.BE99]+[.BF99])*1000000" office:value-type="float" office:value="0.00000452377">
            <text:p>4.52377E-006</text:p>
          </table:table-cell>
          <table:table-cell office:value-type="float" office:value="0.0007364">
            <text:p>0.0007364</text:p>
          </table:table-cell>
          <table:table-cell table:style-name="ce1" office:value-type="string">
            <text:p>8.5943e-05</text:p>
          </table:table-cell>
          <table:table-cell table:style-name="ce1" office:value-type="string">
            <text:p>1.7673e-05</text:p>
          </table:table-cell>
          <table:table-cell table:style-name="ce1" office:value-type="string">
            <text:p>8.0499e-09</text:p>
          </table:table-cell>
          <table:table-cell table:style-name="ce1" office:value-type="string">
            <text:p>1.583e-06</text:p>
          </table:table-cell>
          <table:table-cell table:style-name="ce1" office:value-type="string">
            <text:p>2.7284e-05</text:p>
          </table:table-cell>
          <table:table-cell table:style-name="ce1" office:value-type="string">
            <text:p>2.4684e-18</text:p>
          </table:table-cell>
          <table:table-cell table:style-name="ce1" office:value-type="string">
            <text:p>4.2406e-11</text:p>
          </table:table-cell>
          <table:table-cell table:style-name="ce1" office:value-type="string">
            <text:p>4.958e-12</text:p>
          </table:table-cell>
          <table:table-cell table:style-name="ce1" office:value-type="string">
            <text:p>2.7546e-12</text:p>
          </table:table-cell>
          <table:table-cell office:value-type="float" office:value="0.00069977">
            <text:p>0.00069977</text:p>
          </table:table-cell>
          <table:table-cell office:value-type="float" office:value="0.00010737">
            <text:p>0.00010737</text:p>
          </table:table-cell>
          <table:table-cell table:style-name="ce1" office:value-type="string">
            <text:p>1.8544e-05</text:p>
          </table:table-cell>
          <table:table-cell table:style-name="ce1" office:value-type="string">
            <text:p>7.0066e-09</text:p>
          </table:table-cell>
          <table:table-cell table:style-name="ce1" office:value-type="string">
            <text:p>5.5802e-06</text:p>
          </table:table-cell>
          <table:table-cell table:style-name="ce1" office:value-type="string">
            <text:p>3.4719e-05</text:p>
          </table:table-cell>
          <table:table-cell table:style-name="ce1" office:value-type="string">
            <text:p>3.6838e-18</text:p>
          </table:table-cell>
          <table:table-cell table:style-name="ce1" office:value-type="string">
            <text:p>2.5197e-11</text:p>
          </table:table-cell>
          <table:table-cell table:style-name="ce1" office:value-type="string">
            <text:p>4.8418e-12</text:p>
          </table:table-cell>
          <table:table-cell table:style-name="ce1" office:value-type="string">
            <text:p>1.8767e-12</text:p>
          </table:table-cell>
          <table:table-cell office:value-type="float" office:value="0.00088659">
            <text:p>0.00088659</text:p>
          </table:table-cell>
          <table:table-cell office:value-type="float" office:value="0.00011783">
            <text:p>0.00011783</text:p>
          </table:table-cell>
          <table:table-cell table:style-name="ce1" office:value-type="string">
            <text:p>1.9794e-05</text:p>
          </table:table-cell>
          <table:table-cell table:style-name="ce1" office:value-type="string">
            <text:p>4.9811e-09</text:p>
          </table:table-cell>
          <table:table-cell table:style-name="ce1" office:value-type="string">
            <text:p>2.0733e-05</text:p>
          </table:table-cell>
          <table:table-cell table:style-name="ce1" office:value-type="string">
            <text:p>3.1348e-05</text:p>
          </table:table-cell>
          <table:table-cell table:style-name="ce1" office:value-type="string">
            <text:p>6.5487e-18</text:p>
          </table:table-cell>
          <table:table-cell table:style-name="ce1" office:value-type="string">
            <text:p>1.288e-11</text:p>
          </table:table-cell>
          <table:table-cell table:style-name="ce1" office:value-type="string">
            <text:p>3.7041e-12</text:p>
          </table:table-cell>
          <table:table-cell table:style-name="ce1" office:value-type="string">
            <text:p>8.1967e-13</text:p>
          </table:table-cell>
        </table:table-row>
        <table:table-row table:style-name="ro2">
          <table:table-cell office:value-type="float" office:value="980.7017">
            <text:p>980.7017</text:p>
          </table:table-cell>
          <table:table-cell table:formula="of:=[.AC100]*1000000" office:value-type="float" office:value="730.59">
            <text:p>730.59</text:p>
          </table:table-cell>
          <table:table-cell table:formula="of:=[.AD100]*1000000" office:value-type="float" office:value="85.376">
            <text:p>85.376</text:p>
          </table:table-cell>
          <table:table-cell table:formula="of:=[.AE100]*1000000" office:value-type="float" office:value="17.608">
            <text:p>17.608</text:p>
          </table:table-cell>
          <table:table-cell table:formula="of:=[.AF100]*1000000" office:value-type="float" office:value="0.0081285">
            <text:p>0.0081285</text:p>
          </table:table-cell>
          <table:table-cell table:formula="of:=[.AG100]*1000000" office:value-type="float" office:value="1.5779">
            <text:p>1.5779</text:p>
          </table:table-cell>
          <table:table-cell table:formula="of:=[.AH100]*1000000" office:value-type="float" office:value="27.203">
            <text:p>27.203</text:p>
          </table:table-cell>
          <table:table-cell table:formula="of:=[.AI100]*1000000" office:value-type="float" office:value="0.0000000000023936">
            <text:p>2.3936E-012</text:p>
          </table:table-cell>
          <table:table-cell table:formula="of:=[.AJ100]*1000000" office:value-type="float" office:value="0.000042221">
            <text:p>0.000042221</text:p>
          </table:table-cell>
          <table:table-cell table:formula="of:=([.AK100]+[.AL100])*1000000" office:value-type="float" office:value="0.0000076245">
            <text:p>7.6245E-006</text:p>
          </table:table-cell>
          <table:table-cell table:formula="of:=[.AM100]*1000000" office:value-type="float" office:value="692.9">
            <text:p>692.9</text:p>
          </table:table-cell>
          <table:table-cell table:formula="of:=[.AN100]*1000000" office:value-type="float" office:value="106.32">
            <text:p>106.32</text:p>
          </table:table-cell>
          <table:table-cell table:formula="of:=[.AO100]*1000000" office:value-type="float" office:value="18.485">
            <text:p>18.485</text:p>
          </table:table-cell>
          <table:table-cell table:formula="of:=[.AP100]*1000000" office:value-type="float" office:value="0.0070972">
            <text:p>0.0070972</text:p>
          </table:table-cell>
          <table:table-cell table:formula="of:=[.AQ100]*1000000" office:value-type="float" office:value="5.5588">
            <text:p>5.5588</text:p>
          </table:table-cell>
          <table:table-cell table:formula="of:=[.AR100]*1000000" office:value-type="float" office:value="34.646">
            <text:p>34.646</text:p>
          </table:table-cell>
          <table:table-cell table:formula="of:=[.AS100]*1000000" office:value-type="float" office:value="0.0000000000035718">
            <text:p>3.5718E-012</text:p>
          </table:table-cell>
          <table:table-cell table:formula="of:=[.AT100]*1000000" office:value-type="float" office:value="0.000025009">
            <text:p>0.000025009</text:p>
          </table:table-cell>
          <table:table-cell table:formula="of:=([.AU100]+[.AV100])*1000000" office:value-type="float" office:value="0.0000066442">
            <text:p>6.6442E-006</text:p>
          </table:table-cell>
          <table:table-cell table:formula="of:=[.AW100]*1000000" office:value-type="float" office:value="876.49">
            <text:p>876.49</text:p>
          </table:table-cell>
          <table:table-cell table:formula="of:=[.AX100]*1000000" office:value-type="float" office:value="116.02">
            <text:p>116.02</text:p>
          </table:table-cell>
          <table:table-cell table:formula="of:=[.AY100]*1000000" office:value-type="float" office:value="19.735">
            <text:p>19.735</text:p>
          </table:table-cell>
          <table:table-cell table:formula="of:=[.AZ100]*1000000" office:value-type="float" office:value="0.0051024">
            <text:p>0.0051024</text:p>
          </table:table-cell>
          <table:table-cell table:formula="of:=[.BA100]*1000000" office:value-type="float" office:value="20.54">
            <text:p>20.54</text:p>
          </table:table-cell>
          <table:table-cell table:formula="of:=[.BB100]*1000000" office:value-type="float" office:value="32.182">
            <text:p>32.182</text:p>
          </table:table-cell>
          <table:table-cell table:formula="of:=[.BC100]*1000000" office:value-type="float" office:value="0.0000000000063486">
            <text:p>6.3486E-012</text:p>
          </table:table-cell>
          <table:table-cell table:formula="of:=[.BD100]*1000000" office:value-type="float" office:value="0.000012729">
            <text:p>0.000012729</text:p>
          </table:table-cell>
          <table:table-cell table:formula="of:=([.BE100]+[.BF100])*1000000" office:value-type="float" office:value="0.0000046067">
            <text:p>4.6067E-006</text:p>
          </table:table-cell>
          <table:table-cell office:value-type="float" office:value="0.00073059">
            <text:p>0.00073059</text:p>
          </table:table-cell>
          <table:table-cell table:style-name="ce1" office:value-type="string">
            <text:p>8.5376e-05</text:p>
          </table:table-cell>
          <table:table-cell table:style-name="ce1" office:value-type="string">
            <text:p>1.7608e-05</text:p>
          </table:table-cell>
          <table:table-cell table:style-name="ce1" office:value-type="string">
            <text:p>8.1285e-09</text:p>
          </table:table-cell>
          <table:table-cell table:style-name="ce1" office:value-type="string">
            <text:p>1.5779e-06</text:p>
          </table:table-cell>
          <table:table-cell table:style-name="ce1" office:value-type="string">
            <text:p>2.7203e-05</text:p>
          </table:table-cell>
          <table:table-cell table:style-name="ce1" office:value-type="string">
            <text:p>2.3936e-18</text:p>
          </table:table-cell>
          <table:table-cell table:style-name="ce1" office:value-type="string">
            <text:p>4.2221e-11</text:p>
          </table:table-cell>
          <table:table-cell table:style-name="ce1" office:value-type="string">
            <text:p>4.8893e-12</text:p>
          </table:table-cell>
          <table:table-cell table:style-name="ce1" office:value-type="string">
            <text:p>2.7352e-12</text:p>
          </table:table-cell>
          <table:table-cell office:value-type="float" office:value="0.0006929">
            <text:p>0.0006929</text:p>
          </table:table-cell>
          <table:table-cell office:value-type="float" office:value="0.00010632">
            <text:p>0.00010632</text:p>
          </table:table-cell>
          <table:table-cell table:style-name="ce1" office:value-type="string">
            <text:p>1.8485e-05</text:p>
          </table:table-cell>
          <table:table-cell table:style-name="ce1" office:value-type="string">
            <text:p>7.0972e-09</text:p>
          </table:table-cell>
          <table:table-cell table:style-name="ce1" office:value-type="string">
            <text:p>5.5588e-06</text:p>
          </table:table-cell>
          <table:table-cell table:style-name="ce1" office:value-type="string">
            <text:p>3.4646e-05</text:p>
          </table:table-cell>
          <table:table-cell table:style-name="ce1" office:value-type="string">
            <text:p>3.5718e-18</text:p>
          </table:table-cell>
          <table:table-cell table:style-name="ce1" office:value-type="string">
            <text:p>2.5009e-11</text:p>
          </table:table-cell>
          <table:table-cell table:style-name="ce1" office:value-type="string">
            <text:p>4.7738e-12</text:p>
          </table:table-cell>
          <table:table-cell table:style-name="ce1" office:value-type="string">
            <text:p>1.8704e-12</text:p>
          </table:table-cell>
          <table:table-cell office:value-type="float" office:value="0.00087649">
            <text:p>0.00087649</text:p>
          </table:table-cell>
          <table:table-cell office:value-type="float" office:value="0.00011602">
            <text:p>0.00011602</text:p>
          </table:table-cell>
          <table:table-cell table:style-name="ce1" office:value-type="string">
            <text:p>1.9735e-05</text:p>
          </table:table-cell>
          <table:table-cell table:style-name="ce1" office:value-type="string">
            <text:p>5.1024e-09</text:p>
          </table:table-cell>
          <table:table-cell table:style-name="ce1" office:value-type="string">
            <text:p>2.054e-05</text:p>
          </table:table-cell>
          <table:table-cell table:style-name="ce1" office:value-type="string">
            <text:p>3.2182e-05</text:p>
          </table:table-cell>
          <table:table-cell table:style-name="ce1" office:value-type="string">
            <text:p>6.3486e-18</text:p>
          </table:table-cell>
          <table:table-cell table:style-name="ce1" office:value-type="string">
            <text:p>1.2729e-11</text:p>
          </table:table-cell>
          <table:table-cell table:style-name="ce1" office:value-type="string">
            <text:p>3.7559e-12</text:p>
          </table:table-cell>
          <table:table-cell table:style-name="ce1" office:value-type="string">
            <text:p>8.508e-13</text:p>
          </table:table-cell>
        </table:table-row>
        <table:table-row table:style-name="ro2">
          <table:table-cell office:value-type="float" office:value="990.7017">
            <text:p>990.7017</text:p>
          </table:table-cell>
          <table:table-cell table:formula="of:=[.AC101]*1000000" office:value-type="float" office:value="724.84">
            <text:p>724.84</text:p>
          </table:table-cell>
          <table:table-cell table:formula="of:=[.AD101]*1000000" office:value-type="float" office:value="84.811">
            <text:p>84.811</text:p>
          </table:table-cell>
          <table:table-cell table:formula="of:=[.AE101]*1000000" office:value-type="float" office:value="17.544">
            <text:p>17.544</text:p>
          </table:table-cell>
          <table:table-cell table:formula="of:=[.AF101]*1000000" office:value-type="float" office:value="0.0082062">
            <text:p>0.0082062</text:p>
          </table:table-cell>
          <table:table-cell table:formula="of:=[.AG101]*1000000" office:value-type="float" office:value="1.5729">
            <text:p>1.5729</text:p>
          </table:table-cell>
          <table:table-cell table:formula="of:=[.AH101]*1000000" office:value-type="float" office:value="27.119">
            <text:p>27.119</text:p>
          </table:table-cell>
          <table:table-cell table:formula="of:=[.AI101]*1000000" office:value-type="float" office:value="0.000000000002321">
            <text:p>2.321E-012</text:p>
          </table:table-cell>
          <table:table-cell table:formula="of:=[.AJ101]*1000000" office:value-type="float" office:value="0.000042037">
            <text:p>0.000042037</text:p>
          </table:table-cell>
          <table:table-cell table:formula="of:=([.AK101]+[.AL101])*1000000" office:value-type="float" office:value="0.0000075365">
            <text:p>7.5365E-006</text:p>
          </table:table-cell>
          <table:table-cell table:formula="of:=[.AM101]*1000000" office:value-type="float" office:value="686.13">
            <text:p>686.13</text:p>
          </table:table-cell>
          <table:table-cell table:formula="of:=[.AN101]*1000000" office:value-type="float" office:value="105.29">
            <text:p>105.29</text:p>
          </table:table-cell>
          <table:table-cell table:formula="of:=[.AO101]*1000000" office:value-type="float" office:value="18.426">
            <text:p>18.426</text:p>
          </table:table-cell>
          <table:table-cell table:formula="of:=[.AP101]*1000000" office:value-type="float" office:value="0.0071867">
            <text:p>0.0071867</text:p>
          </table:table-cell>
          <table:table-cell table:formula="of:=[.AQ101]*1000000" office:value-type="float" office:value="5.5379">
            <text:p>5.5379</text:p>
          </table:table-cell>
          <table:table-cell table:formula="of:=[.AR101]*1000000" office:value-type="float" office:value="34.562">
            <text:p>34.562</text:p>
          </table:table-cell>
          <table:table-cell table:formula="of:=[.AS101]*1000000" office:value-type="float" office:value="0.0000000000034633">
            <text:p>3.4633E-012</text:p>
          </table:table-cell>
          <table:table-cell table:formula="of:=[.AT101]*1000000" office:value-type="float" office:value="0.000024822">
            <text:p>0.000024822</text:p>
          </table:table-cell>
          <table:table-cell table:formula="of:=([.AU101]+[.AV101])*1000000" office:value-type="float" office:value="0.0000065682">
            <text:p>6.5682E-006</text:p>
          </table:table-cell>
          <table:table-cell table:formula="of:=[.AW101]*1000000" office:value-type="float" office:value="866.77">
            <text:p>866.77</text:p>
          </table:table-cell>
          <table:table-cell table:formula="of:=[.AX101]*1000000" office:value-type="float" office:value="114.25">
            <text:p>114.25</text:p>
          </table:table-cell>
          <table:table-cell table:formula="of:=[.AY101]*1000000" office:value-type="float" office:value="19.676">
            <text:p>19.676</text:p>
          </table:table-cell>
          <table:table-cell table:formula="of:=[.AZ101]*1000000" office:value-type="float" office:value="0.0052213">
            <text:p>0.0052213</text:p>
          </table:table-cell>
          <table:table-cell table:formula="of:=[.BA101]*1000000" office:value-type="float" office:value="20.359">
            <text:p>20.359</text:p>
          </table:table-cell>
          <table:table-cell table:formula="of:=[.BB101]*1000000" office:value-type="float" office:value="32.937">
            <text:p>32.937</text:p>
          </table:table-cell>
          <table:table-cell table:formula="of:=[.BC101]*1000000" office:value-type="float" office:value="0.0000000000061548">
            <text:p>6.1548E-012</text:p>
          </table:table-cell>
          <table:table-cell table:formula="of:=[.BD101]*1000000" office:value-type="float" office:value="0.000012578">
            <text:p>0.000012578</text:p>
          </table:table-cell>
          <table:table-cell table:formula="of:=([.BE101]+[.BF101])*1000000" office:value-type="float" office:value="0.00000467786">
            <text:p>4.67786E-006</text:p>
          </table:table-cell>
          <table:table-cell office:value-type="float" office:value="0.00072484">
            <text:p>0.00072484</text:p>
          </table:table-cell>
          <table:table-cell table:style-name="ce1" office:value-type="string">
            <text:p>8.4811e-05</text:p>
          </table:table-cell>
          <table:table-cell table:style-name="ce1" office:value-type="string">
            <text:p>1.7544e-05</text:p>
          </table:table-cell>
          <table:table-cell table:style-name="ce1" office:value-type="string">
            <text:p>8.2062e-09</text:p>
          </table:table-cell>
          <table:table-cell table:style-name="ce1" office:value-type="string">
            <text:p>1.5729e-06</text:p>
          </table:table-cell>
          <table:table-cell table:style-name="ce1" office:value-type="string">
            <text:p>2.7119e-05</text:p>
          </table:table-cell>
          <table:table-cell table:style-name="ce1" office:value-type="string">
            <text:p>2.321e-18</text:p>
          </table:table-cell>
          <table:table-cell table:style-name="ce1" office:value-type="string">
            <text:p>4.2037e-11</text:p>
          </table:table-cell>
          <table:table-cell table:style-name="ce1" office:value-type="string">
            <text:p>4.8213e-12</text:p>
          </table:table-cell>
          <table:table-cell table:style-name="ce1" office:value-type="string">
            <text:p>2.7152e-12</text:p>
          </table:table-cell>
          <table:table-cell office:value-type="float" office:value="0.00068613">
            <text:p>0.00068613</text:p>
          </table:table-cell>
          <table:table-cell office:value-type="float" office:value="0.00010529">
            <text:p>0.00010529</text:p>
          </table:table-cell>
          <table:table-cell table:style-name="ce1" office:value-type="string">
            <text:p>1.8426e-05</text:p>
          </table:table-cell>
          <table:table-cell table:style-name="ce1" office:value-type="string">
            <text:p>7.1867e-09</text:p>
          </table:table-cell>
          <table:table-cell table:style-name="ce1" office:value-type="string">
            <text:p>5.5379e-06</text:p>
          </table:table-cell>
          <table:table-cell table:style-name="ce1" office:value-type="string">
            <text:p>3.4562e-05</text:p>
          </table:table-cell>
          <table:table-cell table:style-name="ce1" office:value-type="string">
            <text:p>3.4633e-18</text:p>
          </table:table-cell>
          <table:table-cell table:style-name="ce1" office:value-type="string">
            <text:p>2.4822e-11</text:p>
          </table:table-cell>
          <table:table-cell table:style-name="ce1" office:value-type="string">
            <text:p>4.7053e-12</text:p>
          </table:table-cell>
          <table:table-cell table:style-name="ce1" office:value-type="string">
            <text:p>1.8629e-12</text:p>
          </table:table-cell>
          <table:table-cell office:value-type="float" office:value="0.00086677">
            <text:p>0.00086677</text:p>
          </table:table-cell>
          <table:table-cell office:value-type="float" office:value="0.00011425">
            <text:p>0.00011425</text:p>
          </table:table-cell>
          <table:table-cell table:style-name="ce1" office:value-type="string">
            <text:p>1.9676e-05</text:p>
          </table:table-cell>
          <table:table-cell table:style-name="ce1" office:value-type="string">
            <text:p>5.2213e-09</text:p>
          </table:table-cell>
          <table:table-cell table:style-name="ce1" office:value-type="string">
            <text:p>2.0359e-05</text:p>
          </table:table-cell>
          <table:table-cell table:style-name="ce1" office:value-type="string">
            <text:p>3.2937e-05</text:p>
          </table:table-cell>
          <table:table-cell table:style-name="ce1" office:value-type="string">
            <text:p>6.1548e-18</text:p>
          </table:table-cell>
          <table:table-cell table:style-name="ce1" office:value-type="string">
            <text:p>1.2578e-11</text:p>
          </table:table-cell>
          <table:table-cell table:style-name="ce1" office:value-type="string">
            <text:p>3.7982e-12</text:p>
          </table:table-cell>
          <table:table-cell table:style-name="ce1" office:value-type="string">
            <text:p>8.7966e-13</text:p>
          </table:table-cell>
        </table:table-row>
        <table:table-row table:style-name="ro2">
          <table:table-cell office:value-type="float" office:value="1000.702">
            <text:p>1000.702</text:p>
          </table:table-cell>
          <table:table-cell table:formula="of:=[.AC102]*1000000" office:value-type="float" office:value="719.14">
            <text:p>719.14</text:p>
          </table:table-cell>
          <table:table-cell table:formula="of:=[.AD102]*1000000" office:value-type="float" office:value="84.249">
            <text:p>84.249</text:p>
          </table:table-cell>
          <table:table-cell table:formula="of:=[.AE102]*1000000" office:value-type="float" office:value="17.478">
            <text:p>17.478</text:p>
          </table:table-cell>
          <table:table-cell table:formula="of:=[.AF102]*1000000" office:value-type="float" office:value="0.0082833">
            <text:p>0.0082833</text:p>
          </table:table-cell>
          <table:table-cell table:formula="of:=[.AG102]*1000000" office:value-type="float" office:value="1.5678">
            <text:p>1.5678</text:p>
          </table:table-cell>
          <table:table-cell table:formula="of:=[.AH102]*1000000" office:value-type="float" office:value="27.031">
            <text:p>27.031</text:p>
          </table:table-cell>
          <table:table-cell table:formula="of:=[.AI102]*1000000" office:value-type="float" office:value="0.0000000000022507">
            <text:p>2.2507E-012</text:p>
          </table:table-cell>
          <table:table-cell table:formula="of:=[.AJ102]*1000000" office:value-type="float" office:value="0.000041854">
            <text:p>0.000041854</text:p>
          </table:table-cell>
          <table:table-cell table:formula="of:=([.AK102]+[.AL102])*1000000" office:value-type="float" office:value="0.0000074488">
            <text:p>7.4488E-006</text:p>
          </table:table-cell>
          <table:table-cell table:formula="of:=[.AM102]*1000000" office:value-type="float" office:value="679.45">
            <text:p>679.45</text:p>
          </table:table-cell>
          <table:table-cell table:formula="of:=[.AN102]*1000000" office:value-type="float" office:value="104.26">
            <text:p>104.26</text:p>
          </table:table-cell>
          <table:table-cell table:formula="of:=[.AO102]*1000000" office:value-type="float" office:value="18.367">
            <text:p>18.367</text:p>
          </table:table-cell>
          <table:table-cell table:formula="of:=[.AP102]*1000000" office:value-type="float" office:value="0.0072753">
            <text:p>0.0072753</text:p>
          </table:table-cell>
          <table:table-cell table:formula="of:=[.AQ102]*1000000" office:value-type="float" office:value="5.5174">
            <text:p>5.5174</text:p>
          </table:table-cell>
          <table:table-cell table:formula="of:=[.AR102]*1000000" office:value-type="float" office:value="34.467">
            <text:p>34.467</text:p>
          </table:table-cell>
          <table:table-cell table:formula="of:=[.AS102]*1000000" office:value-type="float" office:value="0.000000000003358">
            <text:p>3.358E-012</text:p>
          </table:table-cell>
          <table:table-cell table:formula="of:=[.AT102]*1000000" office:value-type="float" office:value="0.000024637">
            <text:p>0.000024637</text:p>
          </table:table-cell>
          <table:table-cell table:formula="of:=([.AU102]+[.AV102])*1000000" office:value-type="float" office:value="0.0000064909">
            <text:p>6.4909E-006</text:p>
          </table:table-cell>
          <table:table-cell table:formula="of:=[.AW102]*1000000" office:value-type="float" office:value="857.39">
            <text:p>857.39</text:p>
          </table:table-cell>
          <table:table-cell table:formula="of:=[.AX102]*1000000" office:value-type="float" office:value="112.51">
            <text:p>112.51</text:p>
          </table:table-cell>
          <table:table-cell table:formula="of:=[.AY102]*1000000" office:value-type="float" office:value="19.618">
            <text:p>19.618</text:p>
          </table:table-cell>
          <table:table-cell table:formula="of:=[.AZ102]*1000000" office:value-type="float" office:value="0.005338">
            <text:p>0.005338</text:p>
          </table:table-cell>
          <table:table-cell table:formula="of:=[.BA102]*1000000" office:value-type="float" office:value="20.188">
            <text:p>20.188</text:p>
          </table:table-cell>
          <table:table-cell table:formula="of:=[.BB102]*1000000" office:value-type="float" office:value="33.616">
            <text:p>33.616</text:p>
          </table:table-cell>
          <table:table-cell table:formula="of:=[.BC102]*1000000" office:value-type="float" office:value="0.0000000000059669">
            <text:p>5.9669E-012</text:p>
          </table:table-cell>
          <table:table-cell table:formula="of:=[.BD102]*1000000" office:value-type="float" office:value="0.000012428">
            <text:p>0.000012428</text:p>
          </table:table-cell>
          <table:table-cell table:formula="of:=([.BE102]+[.BF102])*1000000" office:value-type="float" office:value="0.00000473786">
            <text:p>4.73786E-006</text:p>
          </table:table-cell>
          <table:table-cell office:value-type="float" office:value="0.00071914">
            <text:p>0.00071914</text:p>
          </table:table-cell>
          <table:table-cell table:style-name="ce1" office:value-type="string">
            <text:p>8.4249e-05</text:p>
          </table:table-cell>
          <table:table-cell table:style-name="ce1" office:value-type="string">
            <text:p>1.7478e-05</text:p>
          </table:table-cell>
          <table:table-cell table:style-name="ce1" office:value-type="string">
            <text:p>8.2833e-09</text:p>
          </table:table-cell>
          <table:table-cell table:style-name="ce1" office:value-type="string">
            <text:p>1.5678e-06</text:p>
          </table:table-cell>
          <table:table-cell table:style-name="ce1" office:value-type="string">
            <text:p>2.7031e-05</text:p>
          </table:table-cell>
          <table:table-cell table:style-name="ce1" office:value-type="string">
            <text:p>2.2507e-18</text:p>
          </table:table-cell>
          <table:table-cell table:style-name="ce1" office:value-type="string">
            <text:p>4.1854e-11</text:p>
          </table:table-cell>
          <table:table-cell table:style-name="ce1" office:value-type="string">
            <text:p>4.754e-12</text:p>
          </table:table-cell>
          <table:table-cell table:style-name="ce1" office:value-type="string">
            <text:p>2.6948e-12</text:p>
          </table:table-cell>
          <table:table-cell office:value-type="float" office:value="0.00067945">
            <text:p>0.00067945</text:p>
          </table:table-cell>
          <table:table-cell office:value-type="float" office:value="0.00010426">
            <text:p>0.00010426</text:p>
          </table:table-cell>
          <table:table-cell table:style-name="ce1" office:value-type="string">
            <text:p>1.8367e-05</text:p>
          </table:table-cell>
          <table:table-cell table:style-name="ce1" office:value-type="string">
            <text:p>7.2753e-09</text:p>
          </table:table-cell>
          <table:table-cell table:style-name="ce1" office:value-type="string">
            <text:p>5.5174e-06</text:p>
          </table:table-cell>
          <table:table-cell table:style-name="ce1" office:value-type="string">
            <text:p>3.4467e-05</text:p>
          </table:table-cell>
          <table:table-cell table:style-name="ce1" office:value-type="string">
            <text:p>3.358e-18</text:p>
          </table:table-cell>
          <table:table-cell table:style-name="ce1" office:value-type="string">
            <text:p>2.4637e-11</text:p>
          </table:table-cell>
          <table:table-cell table:style-name="ce1" office:value-type="string">
            <text:p>4.6365e-12</text:p>
          </table:table-cell>
          <table:table-cell table:style-name="ce1" office:value-type="string">
            <text:p>1.8544e-12</text:p>
          </table:table-cell>
          <table:table-cell office:value-type="float" office:value="0.00085739">
            <text:p>0.00085739</text:p>
          </table:table-cell>
          <table:table-cell office:value-type="float" office:value="0.00011251">
            <text:p>0.00011251</text:p>
          </table:table-cell>
          <table:table-cell table:style-name="ce1" office:value-type="string">
            <text:p>1.9618e-05</text:p>
          </table:table-cell>
          <table:table-cell table:style-name="ce1" office:value-type="string">
            <text:p>5.338e-09</text:p>
          </table:table-cell>
          <table:table-cell table:style-name="ce1" office:value-type="string">
            <text:p>2.0188e-05</text:p>
          </table:table-cell>
          <table:table-cell table:style-name="ce1" office:value-type="string">
            <text:p>3.3616e-05</text:p>
          </table:table-cell>
          <table:table-cell table:style-name="ce1" office:value-type="string">
            <text:p>5.9669e-18</text:p>
          </table:table-cell>
          <table:table-cell table:style-name="ce1" office:value-type="string">
            <text:p>1.2428e-11</text:p>
          </table:table-cell>
          <table:table-cell table:style-name="ce1" office:value-type="string">
            <text:p>3.8316e-12</text:p>
          </table:table-cell>
          <table:table-cell table:style-name="ce1" office:value-type="string">
            <text:p>9.0626e-13</text:p>
          </table:table-cell>
        </table:table-row>
        <table:table-row table:style-name="ro2">
          <table:table-cell office:value-type="float" office:value="1010.702">
            <text:p>1010.702</text:p>
          </table:table-cell>
          <table:table-cell table:formula="of:=[.AC103]*1000000" office:value-type="float" office:value="713.49">
            <text:p>713.49</text:p>
          </table:table-cell>
          <table:table-cell table:formula="of:=[.AD103]*1000000" office:value-type="float" office:value="83.69">
            <text:p>83.69</text:p>
          </table:table-cell>
          <table:table-cell table:formula="of:=[.AE103]*1000000" office:value-type="float" office:value="17.413">
            <text:p>17.413</text:p>
          </table:table-cell>
          <table:table-cell table:formula="of:=[.AF103]*1000000" office:value-type="float" office:value="0.0083596">
            <text:p>0.0083596</text:p>
          </table:table-cell>
          <table:table-cell table:formula="of:=[.AG103]*1000000" office:value-type="float" office:value="1.5628">
            <text:p>1.5628</text:p>
          </table:table-cell>
          <table:table-cell table:formula="of:=[.AH103]*1000000" office:value-type="float" office:value="26.941">
            <text:p>26.941</text:p>
          </table:table-cell>
          <table:table-cell table:formula="of:=[.AI103]*1000000" office:value-type="float" office:value="0.0000000000021825">
            <text:p>2.1825E-012</text:p>
          </table:table-cell>
          <table:table-cell table:formula="of:=[.AJ103]*1000000" office:value-type="float" office:value="0.000041672">
            <text:p>0.000041672</text:p>
          </table:table-cell>
          <table:table-cell table:formula="of:=([.AK103]+[.AL103])*1000000" office:value-type="float" office:value="0.0000073612">
            <text:p>7.3612E-006</text:p>
          </table:table-cell>
          <table:table-cell table:formula="of:=[.AM103]*1000000" office:value-type="float" office:value="672.87">
            <text:p>672.87</text:p>
          </table:table-cell>
          <table:table-cell table:formula="of:=[.AN103]*1000000" office:value-type="float" office:value="103.25">
            <text:p>103.25</text:p>
          </table:table-cell>
          <table:table-cell table:formula="of:=[.AO103]*1000000" office:value-type="float" office:value="18.307">
            <text:p>18.307</text:p>
          </table:table-cell>
          <table:table-cell table:formula="of:=[.AP103]*1000000" office:value-type="float" office:value="0.0073628">
            <text:p>0.0073628</text:p>
          </table:table-cell>
          <table:table-cell table:formula="of:=[.AQ103]*1000000" office:value-type="float" office:value="5.4973">
            <text:p>5.4973</text:p>
          </table:table-cell>
          <table:table-cell table:formula="of:=[.AR103]*1000000" office:value-type="float" office:value="34.362">
            <text:p>34.362</text:p>
          </table:table-cell>
          <table:table-cell table:formula="of:=[.AS103]*1000000" office:value-type="float" office:value="0.000000000003256">
            <text:p>3.256E-012</text:p>
          </table:table-cell>
          <table:table-cell table:formula="of:=[.AT103]*1000000" office:value-type="float" office:value="0.000024453">
            <text:p>0.000024453</text:p>
          </table:table-cell>
          <table:table-cell table:formula="of:=([.AU103]+[.AV103])*1000000" office:value-type="float" office:value="0.0000064123">
            <text:p>6.4123E-006</text:p>
          </table:table-cell>
          <table:table-cell table:formula="of:=[.AW103]*1000000" office:value-type="float" office:value="848.34">
            <text:p>848.34</text:p>
          </table:table-cell>
          <table:table-cell table:formula="of:=[.AX103]*1000000" office:value-type="float" office:value="110.8">
            <text:p>110.8</text:p>
          </table:table-cell>
          <table:table-cell table:formula="of:=[.AY103]*1000000" office:value-type="float" office:value="19.561">
            <text:p>19.561</text:p>
          </table:table-cell>
          <table:table-cell table:formula="of:=[.AZ103]*1000000" office:value-type="float" office:value="0.0054526">
            <text:p>0.0054526</text:p>
          </table:table-cell>
          <table:table-cell table:formula="of:=[.BA103]*1000000" office:value-type="float" office:value="20.027">
            <text:p>20.027</text:p>
          </table:table-cell>
          <table:table-cell table:formula="of:=[.BB103]*1000000" office:value-type="float" office:value="34.224">
            <text:p>34.224</text:p>
          </table:table-cell>
          <table:table-cell table:formula="of:=[.BC103]*1000000" office:value-type="float" office:value="0.0000000000057849">
            <text:p>5.7849E-012</text:p>
          </table:table-cell>
          <table:table-cell table:formula="of:=[.BD103]*1000000" office:value-type="float" office:value="0.000012279">
            <text:p>0.000012279</text:p>
          </table:table-cell>
          <table:table-cell table:formula="of:=([.BE103]+[.BF103])*1000000" office:value-type="float" office:value="0.00000478712">
            <text:p>4.78712E-006</text:p>
          </table:table-cell>
          <table:table-cell office:value-type="float" office:value="0.00071349">
            <text:p>0.00071349</text:p>
          </table:table-cell>
          <table:table-cell table:style-name="ce1" office:value-type="string">
            <text:p>8.369e-05</text:p>
          </table:table-cell>
          <table:table-cell table:style-name="ce1" office:value-type="string">
            <text:p>1.7413e-05</text:p>
          </table:table-cell>
          <table:table-cell table:style-name="ce1" office:value-type="string">
            <text:p>8.3596e-09</text:p>
          </table:table-cell>
          <table:table-cell table:style-name="ce1" office:value-type="string">
            <text:p>1.5628e-06</text:p>
          </table:table-cell>
          <table:table-cell table:style-name="ce1" office:value-type="string">
            <text:p>2.6941e-05</text:p>
          </table:table-cell>
          <table:table-cell table:style-name="ce1" office:value-type="string">
            <text:p>2.1825e-18</text:p>
          </table:table-cell>
          <table:table-cell table:style-name="ce1" office:value-type="string">
            <text:p>4.1672e-11</text:p>
          </table:table-cell>
          <table:table-cell table:style-name="ce1" office:value-type="string">
            <text:p>4.6873e-12</text:p>
          </table:table-cell>
          <table:table-cell table:style-name="ce1" office:value-type="string">
            <text:p>2.6739e-12</text:p>
          </table:table-cell>
          <table:table-cell office:value-type="float" office:value="0.00067287">
            <text:p>0.00067287</text:p>
          </table:table-cell>
          <table:table-cell office:value-type="float" office:value="0.00010325">
            <text:p>0.00010325</text:p>
          </table:table-cell>
          <table:table-cell table:style-name="ce1" office:value-type="string">
            <text:p>1.8307e-05</text:p>
          </table:table-cell>
          <table:table-cell table:style-name="ce1" office:value-type="string">
            <text:p>7.3628e-09</text:p>
          </table:table-cell>
          <table:table-cell table:style-name="ce1" office:value-type="string">
            <text:p>5.4973e-06</text:p>
          </table:table-cell>
          <table:table-cell table:style-name="ce1" office:value-type="string">
            <text:p>3.4362e-05</text:p>
          </table:table-cell>
          <table:table-cell table:style-name="ce1" office:value-type="string">
            <text:p>3.256e-18</text:p>
          </table:table-cell>
          <table:table-cell table:style-name="ce1" office:value-type="string">
            <text:p>2.4453e-11</text:p>
          </table:table-cell>
          <table:table-cell table:style-name="ce1" office:value-type="string">
            <text:p>4.5674e-12</text:p>
          </table:table-cell>
          <table:table-cell table:style-name="ce1" office:value-type="string">
            <text:p>1.8449e-12</text:p>
          </table:table-cell>
          <table:table-cell office:value-type="float" office:value="0.00084834">
            <text:p>0.00084834</text:p>
          </table:table-cell>
          <table:table-cell office:value-type="float" office:value="0.0001108">
            <text:p>0.0001108</text:p>
          </table:table-cell>
          <table:table-cell table:style-name="ce1" office:value-type="string">
            <text:p>1.9561e-05</text:p>
          </table:table-cell>
          <table:table-cell table:style-name="ce1" office:value-type="string">
            <text:p>5.4526e-09</text:p>
          </table:table-cell>
          <table:table-cell table:style-name="ce1" office:value-type="string">
            <text:p>2.0027e-05</text:p>
          </table:table-cell>
          <table:table-cell table:style-name="ce1" office:value-type="string">
            <text:p>3.4224e-05</text:p>
          </table:table-cell>
          <table:table-cell table:style-name="ce1" office:value-type="string">
            <text:p>5.7849e-18</text:p>
          </table:table-cell>
          <table:table-cell table:style-name="ce1" office:value-type="string">
            <text:p>1.2279e-11</text:p>
          </table:table-cell>
          <table:table-cell table:style-name="ce1" office:value-type="string">
            <text:p>3.8565e-12</text:p>
          </table:table-cell>
          <table:table-cell table:style-name="ce1" office:value-type="string">
            <text:p>9.3062e-13</text:p>
          </table:table-cell>
        </table:table-row>
        <table:table-row table:style-name="ro2">
          <table:table-cell office:value-type="float" office:value="1020.702">
            <text:p>1020.702</text:p>
          </table:table-cell>
          <table:table-cell table:formula="of:=[.AC104]*1000000" office:value-type="float" office:value="707.89">
            <text:p>707.89</text:p>
          </table:table-cell>
          <table:table-cell table:formula="of:=[.AD104]*1000000" office:value-type="float" office:value="83.134">
            <text:p>83.134</text:p>
          </table:table-cell>
          <table:table-cell table:formula="of:=[.AE104]*1000000" office:value-type="float" office:value="17.346">
            <text:p>17.346</text:p>
          </table:table-cell>
          <table:table-cell table:formula="of:=[.AF104]*1000000" office:value-type="float" office:value="0.0084351">
            <text:p>0.0084351</text:p>
          </table:table-cell>
          <table:table-cell table:formula="of:=[.AG104]*1000000" office:value-type="float" office:value="1.5578">
            <text:p>1.5578</text:p>
          </table:table-cell>
          <table:table-cell table:formula="of:=[.AH104]*1000000" office:value-type="float" office:value="26.847">
            <text:p>26.847</text:p>
          </table:table-cell>
          <table:table-cell table:formula="of:=[.AI104]*1000000" office:value-type="float" office:value="0.0000000000021164">
            <text:p>2.1164E-012</text:p>
          </table:table-cell>
          <table:table-cell table:formula="of:=[.AJ104]*1000000" office:value-type="float" office:value="0.000041491">
            <text:p>0.000041491</text:p>
          </table:table-cell>
          <table:table-cell table:formula="of:=([.AK104]+[.AL104])*1000000" office:value-type="float" office:value="0.0000072742">
            <text:p>7.2742E-006</text:p>
          </table:table-cell>
          <table:table-cell table:formula="of:=[.AM104]*1000000" office:value-type="float" office:value="666.38">
            <text:p>666.38</text:p>
          </table:table-cell>
          <table:table-cell table:formula="of:=[.AN104]*1000000" office:value-type="float" office:value="102.24">
            <text:p>102.24</text:p>
          </table:table-cell>
          <table:table-cell table:formula="of:=[.AO104]*1000000" office:value-type="float" office:value="18.246">
            <text:p>18.246</text:p>
          </table:table-cell>
          <table:table-cell table:formula="of:=[.AP104]*1000000" office:value-type="float" office:value="0.0074495">
            <text:p>0.0074495</text:p>
          </table:table-cell>
          <table:table-cell table:formula="of:=[.AQ104]*1000000" office:value-type="float" office:value="5.4776">
            <text:p>5.4776</text:p>
          </table:table-cell>
          <table:table-cell table:formula="of:=[.AR104]*1000000" office:value-type="float" office:value="34.248">
            <text:p>34.248</text:p>
          </table:table-cell>
          <table:table-cell table:formula="of:=[.AS104]*1000000" office:value-type="float" office:value="0.0000000000031571">
            <text:p>3.1571E-012</text:p>
          </table:table-cell>
          <table:table-cell table:formula="of:=[.AT104]*1000000" office:value-type="float" office:value="0.00002427">
            <text:p>0.00002427</text:p>
          </table:table-cell>
          <table:table-cell table:formula="of:=([.AU104]+[.AV104])*1000000" office:value-type="float" office:value="0.0000063327">
            <text:p>6.3327E-006</text:p>
          </table:table-cell>
          <table:table-cell table:formula="of:=[.AW104]*1000000" office:value-type="float" office:value="839.58">
            <text:p>839.58</text:p>
          </table:table-cell>
          <table:table-cell table:formula="of:=[.AX104]*1000000" office:value-type="float" office:value="109.13">
            <text:p>109.13</text:p>
          </table:table-cell>
          <table:table-cell table:formula="of:=[.AY104]*1000000" office:value-type="float" office:value="19.503">
            <text:p>19.503</text:p>
          </table:table-cell>
          <table:table-cell table:formula="of:=[.AZ104]*1000000" office:value-type="float" office:value="0.0055651">
            <text:p>0.0055651</text:p>
          </table:table-cell>
          <table:table-cell table:formula="of:=[.BA104]*1000000" office:value-type="float" office:value="19.874">
            <text:p>19.874</text:p>
          </table:table-cell>
          <table:table-cell table:formula="of:=[.BB104]*1000000" office:value-type="float" office:value="34.765">
            <text:p>34.765</text:p>
          </table:table-cell>
          <table:table-cell table:formula="of:=[.BC104]*1000000" office:value-type="float" office:value="0.0000000000056084">
            <text:p>5.6084E-012</text:p>
          </table:table-cell>
          <table:table-cell table:formula="of:=[.BD104]*1000000" office:value-type="float" office:value="0.000012131">
            <text:p>0.000012131</text:p>
          </table:table-cell>
          <table:table-cell table:formula="of:=([.BE104]+[.BF104])*1000000" office:value-type="float" office:value="0.00000482649">
            <text:p>4.82649E-006</text:p>
          </table:table-cell>
          <table:table-cell office:value-type="float" office:value="0.00070789">
            <text:p>0.00070789</text:p>
          </table:table-cell>
          <table:table-cell table:style-name="ce1" office:value-type="string">
            <text:p>8.3134e-05</text:p>
          </table:table-cell>
          <table:table-cell table:style-name="ce1" office:value-type="string">
            <text:p>1.7346e-05</text:p>
          </table:table-cell>
          <table:table-cell table:style-name="ce1" office:value-type="string">
            <text:p>8.4351e-09</text:p>
          </table:table-cell>
          <table:table-cell table:style-name="ce1" office:value-type="string">
            <text:p>1.5578e-06</text:p>
          </table:table-cell>
          <table:table-cell table:style-name="ce1" office:value-type="string">
            <text:p>2.6847e-05</text:p>
          </table:table-cell>
          <table:table-cell table:style-name="ce1" office:value-type="string">
            <text:p>2.1164e-18</text:p>
          </table:table-cell>
          <table:table-cell table:style-name="ce1" office:value-type="string">
            <text:p>4.1491e-11</text:p>
          </table:table-cell>
          <table:table-cell table:style-name="ce1" office:value-type="string">
            <text:p>4.6215e-12</text:p>
          </table:table-cell>
          <table:table-cell table:style-name="ce1" office:value-type="string">
            <text:p>2.6527e-12</text:p>
          </table:table-cell>
          <table:table-cell office:value-type="float" office:value="0.00066638">
            <text:p>0.00066638</text:p>
          </table:table-cell>
          <table:table-cell office:value-type="float" office:value="0.00010224">
            <text:p>0.00010224</text:p>
          </table:table-cell>
          <table:table-cell table:style-name="ce1" office:value-type="string">
            <text:p>1.8246e-05</text:p>
          </table:table-cell>
          <table:table-cell table:style-name="ce1" office:value-type="string">
            <text:p>7.4495e-09</text:p>
          </table:table-cell>
          <table:table-cell table:style-name="ce1" office:value-type="string">
            <text:p>5.4776e-06</text:p>
          </table:table-cell>
          <table:table-cell table:style-name="ce1" office:value-type="string">
            <text:p>3.4248e-05</text:p>
          </table:table-cell>
          <table:table-cell table:style-name="ce1" office:value-type="string">
            <text:p>3.1571e-18</text:p>
          </table:table-cell>
          <table:table-cell table:style-name="ce1" office:value-type="string">
            <text:p>2.427e-11</text:p>
          </table:table-cell>
          <table:table-cell table:style-name="ce1" office:value-type="string">
            <text:p>4.4982e-12</text:p>
          </table:table-cell>
          <table:table-cell table:style-name="ce1" office:value-type="string">
            <text:p>1.8345e-12</text:p>
          </table:table-cell>
          <table:table-cell office:value-type="float" office:value="0.00083958">
            <text:p>0.00083958</text:p>
          </table:table-cell>
          <table:table-cell office:value-type="float" office:value="0.00010913">
            <text:p>0.00010913</text:p>
          </table:table-cell>
          <table:table-cell table:style-name="ce1" office:value-type="string">
            <text:p>1.9503e-05</text:p>
          </table:table-cell>
          <table:table-cell table:style-name="ce1" office:value-type="string">
            <text:p>5.5651e-09</text:p>
          </table:table-cell>
          <table:table-cell table:style-name="ce1" office:value-type="string">
            <text:p>1.9874e-05</text:p>
          </table:table-cell>
          <table:table-cell table:style-name="ce1" office:value-type="string">
            <text:p>3.4765e-05</text:p>
          </table:table-cell>
          <table:table-cell table:style-name="ce1" office:value-type="string">
            <text:p>5.6084e-18</text:p>
          </table:table-cell>
          <table:table-cell table:style-name="ce1" office:value-type="string">
            <text:p>1.2131e-11</text:p>
          </table:table-cell>
          <table:table-cell table:style-name="ce1" office:value-type="string">
            <text:p>3.8737e-12</text:p>
          </table:table-cell>
          <table:table-cell table:style-name="ce1" office:value-type="string">
            <text:p>9.5279e-13</text:p>
          </table:table-cell>
        </table:table-row>
        <table:table-row table:style-name="ro2">
          <table:table-cell office:value-type="float" office:value="1030.702">
            <text:p>1030.702</text:p>
          </table:table-cell>
          <table:table-cell table:formula="of:=[.AC105]*1000000" office:value-type="float" office:value="702.34">
            <text:p>702.34</text:p>
          </table:table-cell>
          <table:table-cell table:formula="of:=[.AD105]*1000000" office:value-type="float" office:value="82.582">
            <text:p>82.582</text:p>
          </table:table-cell>
          <table:table-cell table:formula="of:=[.AE105]*1000000" office:value-type="float" office:value="17.28">
            <text:p>17.28</text:p>
          </table:table-cell>
          <table:table-cell table:formula="of:=[.AF105]*1000000" office:value-type="float" office:value="0.0085099">
            <text:p>0.0085099</text:p>
          </table:table-cell>
          <table:table-cell table:formula="of:=[.AG105]*1000000" office:value-type="float" office:value="1.5529">
            <text:p>1.5529</text:p>
          </table:table-cell>
          <table:table-cell table:formula="of:=[.AH105]*1000000" office:value-type="float" office:value="26.751">
            <text:p>26.751</text:p>
          </table:table-cell>
          <table:table-cell table:formula="of:=[.AI105]*1000000" office:value-type="float" office:value="0.0000000000020523">
            <text:p>2.0523E-012</text:p>
          </table:table-cell>
          <table:table-cell table:formula="of:=[.AJ105]*1000000" office:value-type="float" office:value="0.00004131">
            <text:p>0.00004131</text:p>
          </table:table-cell>
          <table:table-cell table:formula="of:=([.AK105]+[.AL105])*1000000" office:value-type="float" office:value="0.0000071876">
            <text:p>7.1876E-006</text:p>
          </table:table-cell>
          <table:table-cell table:formula="of:=[.AM105]*1000000" office:value-type="float" office:value="659.97">
            <text:p>659.97</text:p>
          </table:table-cell>
          <table:table-cell table:formula="of:=[.AN105]*1000000" office:value-type="float" office:value="101.25">
            <text:p>101.25</text:p>
          </table:table-cell>
          <table:table-cell table:formula="of:=[.AO105]*1000000" office:value-type="float" office:value="18.185">
            <text:p>18.185</text:p>
          </table:table-cell>
          <table:table-cell table:formula="of:=[.AP105]*1000000" office:value-type="float" office:value="0.0075352">
            <text:p>0.0075352</text:p>
          </table:table-cell>
          <table:table-cell table:formula="of:=[.AQ105]*1000000" office:value-type="float" office:value="5.4582">
            <text:p>5.4582</text:p>
          </table:table-cell>
          <table:table-cell table:formula="of:=[.AR105]*1000000" office:value-type="float" office:value="34.126">
            <text:p>34.126</text:p>
          </table:table-cell>
          <table:table-cell table:formula="of:=[.AS105]*1000000" office:value-type="float" office:value="0.0000000000030613">
            <text:p>3.0613E-012</text:p>
          </table:table-cell>
          <table:table-cell table:formula="of:=[.AT105]*1000000" office:value-type="float" office:value="0.000024088">
            <text:p>0.000024088</text:p>
          </table:table-cell>
          <table:table-cell table:formula="of:=([.AU105]+[.AV105])*1000000" office:value-type="float" office:value="0.0000062526">
            <text:p>6.2526E-006</text:p>
          </table:table-cell>
          <table:table-cell table:formula="of:=[.AW105]*1000000" office:value-type="float" office:value="831.1">
            <text:p>831.1</text:p>
          </table:table-cell>
          <table:table-cell table:formula="of:=[.AX105]*1000000" office:value-type="float" office:value="107.49">
            <text:p>107.49</text:p>
          </table:table-cell>
          <table:table-cell table:formula="of:=[.AY105]*1000000" office:value-type="float" office:value="19.446">
            <text:p>19.446</text:p>
          </table:table-cell>
          <table:table-cell table:formula="of:=[.AZ105]*1000000" office:value-type="float" office:value="0.0056758">
            <text:p>0.0056758</text:p>
          </table:table-cell>
          <table:table-cell table:formula="of:=[.BA105]*1000000" office:value-type="float" office:value="19.73">
            <text:p>19.73</text:p>
          </table:table-cell>
          <table:table-cell table:formula="of:=[.BB105]*1000000" office:value-type="float" office:value="35.243">
            <text:p>35.243</text:p>
          </table:table-cell>
          <table:table-cell table:formula="of:=[.BC105]*1000000" office:value-type="float" office:value="0.0000000000054374">
            <text:p>5.4374E-012</text:p>
          </table:table-cell>
          <table:table-cell table:formula="of:=[.BD105]*1000000" office:value-type="float" office:value="0.000011983">
            <text:p>0.000011983</text:p>
          </table:table-cell>
          <table:table-cell table:formula="of:=([.BE105]+[.BF105])*1000000" office:value-type="float" office:value="0.00000485641">
            <text:p>4.85641E-006</text:p>
          </table:table-cell>
          <table:table-cell office:value-type="float" office:value="0.00070234">
            <text:p>0.00070234</text:p>
          </table:table-cell>
          <table:table-cell table:style-name="ce1" office:value-type="string">
            <text:p>8.2582e-05</text:p>
          </table:table-cell>
          <table:table-cell table:style-name="ce1" office:value-type="string">
            <text:p>1.728e-05</text:p>
          </table:table-cell>
          <table:table-cell table:style-name="ce1" office:value-type="string">
            <text:p>8.5099e-09</text:p>
          </table:table-cell>
          <table:table-cell table:style-name="ce1" office:value-type="string">
            <text:p>1.5529e-06</text:p>
          </table:table-cell>
          <table:table-cell table:style-name="ce1" office:value-type="string">
            <text:p>2.6751e-05</text:p>
          </table:table-cell>
          <table:table-cell table:style-name="ce1" office:value-type="string">
            <text:p>2.0523e-18</text:p>
          </table:table-cell>
          <table:table-cell table:style-name="ce1" office:value-type="string">
            <text:p>4.131e-11</text:p>
          </table:table-cell>
          <table:table-cell table:style-name="ce1" office:value-type="string">
            <text:p>4.5564e-12</text:p>
          </table:table-cell>
          <table:table-cell table:style-name="ce1" office:value-type="string">
            <text:p>2.6312e-12</text:p>
          </table:table-cell>
          <table:table-cell office:value-type="float" office:value="0.00065997">
            <text:p>0.00065997</text:p>
          </table:table-cell>
          <table:table-cell office:value-type="float" office:value="0.00010125">
            <text:p>0.00010125</text:p>
          </table:table-cell>
          <table:table-cell table:style-name="ce1" office:value-type="string">
            <text:p>1.8185e-05</text:p>
          </table:table-cell>
          <table:table-cell table:style-name="ce1" office:value-type="string">
            <text:p>7.5352e-09</text:p>
          </table:table-cell>
          <table:table-cell table:style-name="ce1" office:value-type="string">
            <text:p>5.4582e-06</text:p>
          </table:table-cell>
          <table:table-cell table:style-name="ce1" office:value-type="string">
            <text:p>3.4126e-05</text:p>
          </table:table-cell>
          <table:table-cell table:style-name="ce1" office:value-type="string">
            <text:p>3.0613e-18</text:p>
          </table:table-cell>
          <table:table-cell table:style-name="ce1" office:value-type="string">
            <text:p>2.4088e-11</text:p>
          </table:table-cell>
          <table:table-cell table:style-name="ce1" office:value-type="string">
            <text:p>4.4292e-12</text:p>
          </table:table-cell>
          <table:table-cell table:style-name="ce1" office:value-type="string">
            <text:p>1.8234e-12</text:p>
          </table:table-cell>
          <table:table-cell office:value-type="float" office:value="0.0008311">
            <text:p>0.0008311</text:p>
          </table:table-cell>
          <table:table-cell office:value-type="float" office:value="0.00010749">
            <text:p>0.00010749</text:p>
          </table:table-cell>
          <table:table-cell table:style-name="ce1" office:value-type="string">
            <text:p>1.9446e-05</text:p>
          </table:table-cell>
          <table:table-cell table:style-name="ce1" office:value-type="string">
            <text:p>5.6758e-09</text:p>
          </table:table-cell>
          <table:table-cell table:style-name="ce1" office:value-type="string">
            <text:p>1.973e-05</text:p>
          </table:table-cell>
          <table:table-cell table:style-name="ce1" office:value-type="string">
            <text:p>3.5243e-05</text:p>
          </table:table-cell>
          <table:table-cell table:style-name="ce1" office:value-type="string">
            <text:p>5.4374e-18</text:p>
          </table:table-cell>
          <table:table-cell table:style-name="ce1" office:value-type="string">
            <text:p>1.1983e-11</text:p>
          </table:table-cell>
          <table:table-cell table:style-name="ce1" office:value-type="string">
            <text:p>3.8836e-12</text:p>
          </table:table-cell>
          <table:table-cell table:style-name="ce1" office:value-type="string">
            <text:p>9.7281e-13</text:p>
          </table:table-cell>
        </table:table-row>
        <table:table-row table:style-name="ro2">
          <table:table-cell office:value-type="float" office:value="1040.702">
            <text:p>1040.702</text:p>
          </table:table-cell>
          <table:table-cell table:formula="of:=[.AC106]*1000000" office:value-type="float" office:value="696.84">
            <text:p>696.84</text:p>
          </table:table-cell>
          <table:table-cell table:formula="of:=[.AD106]*1000000" office:value-type="float" office:value="82.032">
            <text:p>82.032</text:p>
          </table:table-cell>
          <table:table-cell table:formula="of:=[.AE106]*1000000" office:value-type="float" office:value="17.213">
            <text:p>17.213</text:p>
          </table:table-cell>
          <table:table-cell table:formula="of:=[.AF106]*1000000" office:value-type="float" office:value="0.008584">
            <text:p>0.008584</text:p>
          </table:table-cell>
          <table:table-cell table:formula="of:=[.AG106]*1000000" office:value-type="float" office:value="1.5479">
            <text:p>1.5479</text:p>
          </table:table-cell>
          <table:table-cell table:formula="of:=[.AH106]*1000000" office:value-type="float" office:value="26.652">
            <text:p>26.652</text:p>
          </table:table-cell>
          <table:table-cell table:formula="of:=[.AI106]*1000000" office:value-type="float" office:value="0.0000000000019901">
            <text:p>1.9901E-012</text:p>
          </table:table-cell>
          <table:table-cell table:formula="of:=[.AJ106]*1000000" office:value-type="float" office:value="0.000041131">
            <text:p>0.000041131</text:p>
          </table:table-cell>
          <table:table-cell table:formula="of:=([.AK106]+[.AL106])*1000000" office:value-type="float" office:value="0.0000071013">
            <text:p>7.1013E-006</text:p>
          </table:table-cell>
          <table:table-cell table:formula="of:=[.AM106]*1000000" office:value-type="float" office:value="653.65">
            <text:p>653.65</text:p>
          </table:table-cell>
          <table:table-cell table:formula="of:=[.AN106]*1000000" office:value-type="float" office:value="100.27">
            <text:p>100.27</text:p>
          </table:table-cell>
          <table:table-cell table:formula="of:=[.AO106]*1000000" office:value-type="float" office:value="18.123">
            <text:p>18.123</text:p>
          </table:table-cell>
          <table:table-cell table:formula="of:=[.AP106]*1000000" office:value-type="float" office:value="0.0076199">
            <text:p>0.0076199</text:p>
          </table:table-cell>
          <table:table-cell table:formula="of:=[.AQ106]*1000000" office:value-type="float" office:value="5.4391">
            <text:p>5.4391</text:p>
          </table:table-cell>
          <table:table-cell table:formula="of:=[.AR106]*1000000" office:value-type="float" office:value="33.995">
            <text:p>33.995</text:p>
          </table:table-cell>
          <table:table-cell table:formula="of:=[.AS106]*1000000" office:value-type="float" office:value="0.0000000000029683">
            <text:p>2.9683E-012</text:p>
          </table:table-cell>
          <table:table-cell table:formula="of:=[.AT106]*1000000" office:value-type="float" office:value="0.000023907">
            <text:p>0.000023907</text:p>
          </table:table-cell>
          <table:table-cell table:formula="of:=([.AU106]+[.AV106])*1000000" office:value-type="float" office:value="0.0000061717">
            <text:p>6.1717E-006</text:p>
          </table:table-cell>
          <table:table-cell table:formula="of:=[.AW106]*1000000" office:value-type="float" office:value="822.87">
            <text:p>822.87</text:p>
          </table:table-cell>
          <table:table-cell table:formula="of:=[.AX106]*1000000" office:value-type="float" office:value="105.88">
            <text:p>105.88</text:p>
          </table:table-cell>
          <table:table-cell table:formula="of:=[.AY106]*1000000" office:value-type="float" office:value="19.389">
            <text:p>19.389</text:p>
          </table:table-cell>
          <table:table-cell table:formula="of:=[.AZ106]*1000000" office:value-type="float" office:value="0.0057847">
            <text:p>0.0057847</text:p>
          </table:table-cell>
          <table:table-cell table:formula="of:=[.BA106]*1000000" office:value-type="float" office:value="19.592">
            <text:p>19.592</text:p>
          </table:table-cell>
          <table:table-cell table:formula="of:=[.BB106]*1000000" office:value-type="float" office:value="35.663">
            <text:p>35.663</text:p>
          </table:table-cell>
          <table:table-cell table:formula="of:=[.BC106]*1000000" office:value-type="float" office:value="0.0000000000052716">
            <text:p>5.2716E-012</text:p>
          </table:table-cell>
          <table:table-cell table:formula="of:=[.BD106]*1000000" office:value-type="float" office:value="0.000011837">
            <text:p>0.000011837</text:p>
          </table:table-cell>
          <table:table-cell table:formula="of:=([.BE106]+[.BF106])*1000000" office:value-type="float" office:value="0.00000487756">
            <text:p>4.87756E-006</text:p>
          </table:table-cell>
          <table:table-cell office:value-type="float" office:value="0.00069684">
            <text:p>0.00069684</text:p>
          </table:table-cell>
          <table:table-cell table:style-name="ce1" office:value-type="string">
            <text:p>8.2032e-05</text:p>
          </table:table-cell>
          <table:table-cell table:style-name="ce1" office:value-type="string">
            <text:p>1.7213e-05</text:p>
          </table:table-cell>
          <table:table-cell table:style-name="ce1" office:value-type="string">
            <text:p>8.584e-09</text:p>
          </table:table-cell>
          <table:table-cell table:style-name="ce1" office:value-type="string">
            <text:p>1.5479e-06</text:p>
          </table:table-cell>
          <table:table-cell table:style-name="ce1" office:value-type="string">
            <text:p>2.6652e-05</text:p>
          </table:table-cell>
          <table:table-cell table:style-name="ce1" office:value-type="string">
            <text:p>1.9901e-18</text:p>
          </table:table-cell>
          <table:table-cell table:style-name="ce1" office:value-type="string">
            <text:p>4.1131e-11</text:p>
          </table:table-cell>
          <table:table-cell table:style-name="ce1" office:value-type="string">
            <text:p>4.492e-12</text:p>
          </table:table-cell>
          <table:table-cell table:style-name="ce1" office:value-type="string">
            <text:p>2.6093e-12</text:p>
          </table:table-cell>
          <table:table-cell office:value-type="float" office:value="0.00065365">
            <text:p>0.00065365</text:p>
          </table:table-cell>
          <table:table-cell office:value-type="float" office:value="0.00010027">
            <text:p>0.00010027</text:p>
          </table:table-cell>
          <table:table-cell table:style-name="ce1" office:value-type="string">
            <text:p>1.8123e-05</text:p>
          </table:table-cell>
          <table:table-cell table:style-name="ce1" office:value-type="string">
            <text:p>7.6199e-09</text:p>
          </table:table-cell>
          <table:table-cell table:style-name="ce1" office:value-type="string">
            <text:p>5.4391e-06</text:p>
          </table:table-cell>
          <table:table-cell table:style-name="ce1" office:value-type="string">
            <text:p>3.3995e-05</text:p>
          </table:table-cell>
          <table:table-cell table:style-name="ce1" office:value-type="string">
            <text:p>2.9683e-18</text:p>
          </table:table-cell>
          <table:table-cell table:style-name="ce1" office:value-type="string">
            <text:p>2.3907e-11</text:p>
          </table:table-cell>
          <table:table-cell table:style-name="ce1" office:value-type="string">
            <text:p>4.3602e-12</text:p>
          </table:table-cell>
          <table:table-cell table:style-name="ce1" office:value-type="string">
            <text:p>1.8115e-12</text:p>
          </table:table-cell>
          <table:table-cell office:value-type="float" office:value="0.00082287">
            <text:p>0.00082287</text:p>
          </table:table-cell>
          <table:table-cell office:value-type="float" office:value="0.00010588">
            <text:p>0.00010588</text:p>
          </table:table-cell>
          <table:table-cell table:style-name="ce1" office:value-type="string">
            <text:p>1.9389e-05</text:p>
          </table:table-cell>
          <table:table-cell table:style-name="ce1" office:value-type="string">
            <text:p>5.7847e-09</text:p>
          </table:table-cell>
          <table:table-cell table:style-name="ce1" office:value-type="string">
            <text:p>1.9592e-05</text:p>
          </table:table-cell>
          <table:table-cell table:style-name="ce1" office:value-type="string">
            <text:p>3.5663e-05</text:p>
          </table:table-cell>
          <table:table-cell table:style-name="ce1" office:value-type="string">
            <text:p>5.2716e-18</text:p>
          </table:table-cell>
          <table:table-cell table:style-name="ce1" office:value-type="string">
            <text:p>1.1837e-11</text:p>
          </table:table-cell>
          <table:table-cell table:style-name="ce1" office:value-type="string">
            <text:p>3.8868e-12</text:p>
          </table:table-cell>
          <table:table-cell table:style-name="ce1" office:value-type="string">
            <text:p>9.9076e-13</text:p>
          </table:table-cell>
        </table:table-row>
        <table:table-row table:style-name="ro2">
          <table:table-cell office:value-type="float" office:value="1050.702">
            <text:p>1050.702</text:p>
          </table:table-cell>
          <table:table-cell table:formula="of:=[.AC107]*1000000" office:value-type="float" office:value="691.39">
            <text:p>691.39</text:p>
          </table:table-cell>
          <table:table-cell table:formula="of:=[.AD107]*1000000" office:value-type="float" office:value="81.486">
            <text:p>81.486</text:p>
          </table:table-cell>
          <table:table-cell table:formula="of:=[.AE107]*1000000" office:value-type="float" office:value="17.145">
            <text:p>17.145</text:p>
          </table:table-cell>
          <table:table-cell table:formula="of:=[.AF107]*1000000" office:value-type="float" office:value="0.0086573">
            <text:p>0.0086573</text:p>
          </table:table-cell>
          <table:table-cell table:formula="of:=[.AG107]*1000000" office:value-type="float" office:value="1.543">
            <text:p>1.543</text:p>
          </table:table-cell>
          <table:table-cell table:formula="of:=[.AH107]*1000000" office:value-type="float" office:value="26.55">
            <text:p>26.55</text:p>
          </table:table-cell>
          <table:table-cell table:formula="of:=[.AI107]*1000000" office:value-type="float" office:value="0.0000000000019299">
            <text:p>1.9299E-012</text:p>
          </table:table-cell>
          <table:table-cell table:formula="of:=[.AJ107]*1000000" office:value-type="float" office:value="0.000040952">
            <text:p>0.000040952</text:p>
          </table:table-cell>
          <table:table-cell table:formula="of:=([.AK107]+[.AL107])*1000000" office:value-type="float" office:value="0.0000070157">
            <text:p>7.0157E-006</text:p>
          </table:table-cell>
          <table:table-cell table:formula="of:=[.AM107]*1000000" office:value-type="float" office:value="647.41">
            <text:p>647.41</text:p>
          </table:table-cell>
          <table:table-cell table:formula="of:=[.AN107]*1000000" office:value-type="float" office:value="99.293">
            <text:p>99.293</text:p>
          </table:table-cell>
          <table:table-cell table:formula="of:=[.AO107]*1000000" office:value-type="float" office:value="18.061">
            <text:p>18.061</text:p>
          </table:table-cell>
          <table:table-cell table:formula="of:=[.AP107]*1000000" office:value-type="float" office:value="0.0077038">
            <text:p>0.0077038</text:p>
          </table:table-cell>
          <table:table-cell table:formula="of:=[.AQ107]*1000000" office:value-type="float" office:value="5.4203">
            <text:p>5.4203</text:p>
          </table:table-cell>
          <table:table-cell table:formula="of:=[.AR107]*1000000" office:value-type="float" office:value="33.857">
            <text:p>33.857</text:p>
          </table:table-cell>
          <table:table-cell table:formula="of:=[.AS107]*1000000" office:value-type="float" office:value="0.0000000000028782">
            <text:p>2.8782E-012</text:p>
          </table:table-cell>
          <table:table-cell table:formula="of:=[.AT107]*1000000" office:value-type="float" office:value="0.000023728">
            <text:p>0.000023728</text:p>
          </table:table-cell>
          <table:table-cell table:formula="of:=([.AU107]+[.AV107])*1000000" office:value-type="float" office:value="0.0000060904">
            <text:p>6.0904E-006</text:p>
          </table:table-cell>
          <table:table-cell table:formula="of:=[.AW107]*1000000" office:value-type="float" office:value="814.89">
            <text:p>814.89</text:p>
          </table:table-cell>
          <table:table-cell table:formula="of:=[.AX107]*1000000" office:value-type="float" office:value="104.3">
            <text:p>104.3</text:p>
          </table:table-cell>
          <table:table-cell table:formula="of:=[.AY107]*1000000" office:value-type="float" office:value="19.332">
            <text:p>19.332</text:p>
          </table:table-cell>
          <table:table-cell table:formula="of:=[.AZ107]*1000000" office:value-type="float" office:value="0.0058919">
            <text:p>0.0058919</text:p>
          </table:table-cell>
          <table:table-cell table:formula="of:=[.BA107]*1000000" office:value-type="float" office:value="19.461">
            <text:p>19.461</text:p>
          </table:table-cell>
          <table:table-cell table:formula="of:=[.BB107]*1000000" office:value-type="float" office:value="36.028">
            <text:p>36.028</text:p>
          </table:table-cell>
          <table:table-cell table:formula="of:=[.BC107]*1000000" office:value-type="float" office:value="0.0000000000051109">
            <text:p>5.1109E-012</text:p>
          </table:table-cell>
          <table:table-cell table:formula="of:=[.BD107]*1000000" office:value-type="float" office:value="0.000011691">
            <text:p>0.000011691</text:p>
          </table:table-cell>
          <table:table-cell table:formula="of:=([.BE107]+[.BF107])*1000000" office:value-type="float" office:value="0.0000048905">
            <text:p>4.8905E-006</text:p>
          </table:table-cell>
          <table:table-cell office:value-type="float" office:value="0.00069139">
            <text:p>0.00069139</text:p>
          </table:table-cell>
          <table:table-cell table:style-name="ce1" office:value-type="string">
            <text:p>8.1486e-05</text:p>
          </table:table-cell>
          <table:table-cell table:style-name="ce1" office:value-type="string">
            <text:p>1.7145e-05</text:p>
          </table:table-cell>
          <table:table-cell table:style-name="ce1" office:value-type="string">
            <text:p>8.6573e-09</text:p>
          </table:table-cell>
          <table:table-cell table:style-name="ce1" office:value-type="string">
            <text:p>1.543e-06</text:p>
          </table:table-cell>
          <table:table-cell table:style-name="ce1" office:value-type="string">
            <text:p>2.655e-05</text:p>
          </table:table-cell>
          <table:table-cell table:style-name="ce1" office:value-type="string">
            <text:p>1.9299e-18</text:p>
          </table:table-cell>
          <table:table-cell table:style-name="ce1" office:value-type="string">
            <text:p>4.0952e-11</text:p>
          </table:table-cell>
          <table:table-cell table:style-name="ce1" office:value-type="string">
            <text:p>4.4285e-12</text:p>
          </table:table-cell>
          <table:table-cell table:style-name="ce1" office:value-type="string">
            <text:p>2.5872e-12</text:p>
          </table:table-cell>
          <table:table-cell office:value-type="float" office:value="0.00064741">
            <text:p>0.00064741</text:p>
          </table:table-cell>
          <table:table-cell table:style-name="ce1" office:value-type="string">
            <text:p>9.9293e-05</text:p>
          </table:table-cell>
          <table:table-cell table:style-name="ce1" office:value-type="string">
            <text:p>1.8061e-05</text:p>
          </table:table-cell>
          <table:table-cell table:style-name="ce1" office:value-type="string">
            <text:p>7.7038e-09</text:p>
          </table:table-cell>
          <table:table-cell table:style-name="ce1" office:value-type="string">
            <text:p>5.4203e-06</text:p>
          </table:table-cell>
          <table:table-cell table:style-name="ce1" office:value-type="string">
            <text:p>3.3857e-05</text:p>
          </table:table-cell>
          <table:table-cell table:style-name="ce1" office:value-type="string">
            <text:p>2.8782e-18</text:p>
          </table:table-cell>
          <table:table-cell table:style-name="ce1" office:value-type="string">
            <text:p>2.3728e-11</text:p>
          </table:table-cell>
          <table:table-cell table:style-name="ce1" office:value-type="string">
            <text:p>4.2915e-12</text:p>
          </table:table-cell>
          <table:table-cell table:style-name="ce1" office:value-type="string">
            <text:p>1.7989e-12</text:p>
          </table:table-cell>
          <table:table-cell office:value-type="float" office:value="0.00081489">
            <text:p>0.00081489</text:p>
          </table:table-cell>
          <table:table-cell office:value-type="float" office:value="0.0001043">
            <text:p>0.0001043</text:p>
          </table:table-cell>
          <table:table-cell table:style-name="ce1" office:value-type="string">
            <text:p>1.9332e-05</text:p>
          </table:table-cell>
          <table:table-cell table:style-name="ce1" office:value-type="string">
            <text:p>5.8919e-09</text:p>
          </table:table-cell>
          <table:table-cell table:style-name="ce1" office:value-type="string">
            <text:p>1.9461e-05</text:p>
          </table:table-cell>
          <table:table-cell table:style-name="ce1" office:value-type="string">
            <text:p>3.6028e-05</text:p>
          </table:table-cell>
          <table:table-cell table:style-name="ce1" office:value-type="string">
            <text:p>5.1109e-18</text:p>
          </table:table-cell>
          <table:table-cell table:style-name="ce1" office:value-type="string">
            <text:p>1.1691e-11</text:p>
          </table:table-cell>
          <table:table-cell table:style-name="ce1" office:value-type="string">
            <text:p>3.8838e-12</text:p>
          </table:table-cell>
          <table:table-cell table:style-name="ce1" office:value-type="string">
            <text:p>1.0067e-12</text:p>
          </table:table-cell>
        </table:table-row>
        <table:table-row table:style-name="ro2">
          <table:table-cell office:value-type="float" office:value="1060.702">
            <text:p>1060.702</text:p>
          </table:table-cell>
          <table:table-cell table:formula="of:=[.AC108]*1000000" office:value-type="float" office:value="685.99">
            <text:p>685.99</text:p>
          </table:table-cell>
          <table:table-cell table:formula="of:=[.AD108]*1000000" office:value-type="float" office:value="80.941">
            <text:p>80.941</text:p>
          </table:table-cell>
          <table:table-cell table:formula="of:=[.AE108]*1000000" office:value-type="float" office:value="17.077">
            <text:p>17.077</text:p>
          </table:table-cell>
          <table:table-cell table:formula="of:=[.AF108]*1000000" office:value-type="float" office:value="0.0087298">
            <text:p>0.0087298</text:p>
          </table:table-cell>
          <table:table-cell table:formula="of:=[.AG108]*1000000" office:value-type="float" office:value="1.5381">
            <text:p>1.5381</text:p>
          </table:table-cell>
          <table:table-cell table:formula="of:=[.AH108]*1000000" office:value-type="float" office:value="26.446">
            <text:p>26.446</text:p>
          </table:table-cell>
          <table:table-cell table:formula="of:=[.AI108]*1000000" office:value-type="float" office:value="0.0000000000018715">
            <text:p>1.8715E-012</text:p>
          </table:table-cell>
          <table:table-cell table:formula="of:=[.AJ108]*1000000" office:value-type="float" office:value="0.000040774">
            <text:p>0.000040774</text:p>
          </table:table-cell>
          <table:table-cell table:formula="of:=([.AK108]+[.AL108])*1000000" office:value-type="float" office:value="0.0000069307">
            <text:p>6.9307E-006</text:p>
          </table:table-cell>
          <table:table-cell table:formula="of:=[.AM108]*1000000" office:value-type="float" office:value="641.25">
            <text:p>641.25</text:p>
          </table:table-cell>
          <table:table-cell table:formula="of:=[.AN108]*1000000" office:value-type="float" office:value="98.328">
            <text:p>98.328</text:p>
          </table:table-cell>
          <table:table-cell table:formula="of:=[.AO108]*1000000" office:value-type="float" office:value="17.998">
            <text:p>17.998</text:p>
          </table:table-cell>
          <table:table-cell table:formula="of:=[.AP108]*1000000" office:value-type="float" office:value="0.0077869">
            <text:p>0.0077869</text:p>
          </table:table-cell>
          <table:table-cell table:formula="of:=[.AQ108]*1000000" office:value-type="float" office:value="5.4017">
            <text:p>5.4017</text:p>
          </table:table-cell>
          <table:table-cell table:formula="of:=[.AR108]*1000000" office:value-type="float" office:value="33.712">
            <text:p>33.712</text:p>
          </table:table-cell>
          <table:table-cell table:formula="of:=[.AS108]*1000000" office:value-type="float" office:value="0.0000000000027909">
            <text:p>2.7909E-012</text:p>
          </table:table-cell>
          <table:table-cell table:formula="of:=[.AT108]*1000000" office:value-type="float" office:value="0.00002355">
            <text:p>0.00002355</text:p>
          </table:table-cell>
          <table:table-cell table:formula="of:=([.AU108]+[.AV108])*1000000" office:value-type="float" office:value="0.0000060089">
            <text:p>6.0089E-006</text:p>
          </table:table-cell>
          <table:table-cell table:formula="of:=[.AW108]*1000000" office:value-type="float" office:value="807.13">
            <text:p>807.13</text:p>
          </table:table-cell>
          <table:table-cell table:formula="of:=[.AX108]*1000000" office:value-type="float" office:value="102.75">
            <text:p>102.75</text:p>
          </table:table-cell>
          <table:table-cell table:formula="of:=[.AY108]*1000000" office:value-type="float" office:value="19.274">
            <text:p>19.274</text:p>
          </table:table-cell>
          <table:table-cell table:formula="of:=[.AZ108]*1000000" office:value-type="float" office:value="0.0059974">
            <text:p>0.0059974</text:p>
          </table:table-cell>
          <table:table-cell table:formula="of:=[.BA108]*1000000" office:value-type="float" office:value="19.336">
            <text:p>19.336</text:p>
          </table:table-cell>
          <table:table-cell table:formula="of:=[.BB108]*1000000" office:value-type="float" office:value="36.342">
            <text:p>36.342</text:p>
          </table:table-cell>
          <table:table-cell table:formula="of:=[.BC108]*1000000" office:value-type="float" office:value="0.0000000000049552">
            <text:p>4.9552E-012</text:p>
          </table:table-cell>
          <table:table-cell table:formula="of:=[.BD108]*1000000" office:value-type="float" office:value="0.000011547">
            <text:p>0.000011547</text:p>
          </table:table-cell>
          <table:table-cell table:formula="of:=([.BE108]+[.BF108])*1000000" office:value-type="float" office:value="0.0000048958">
            <text:p>4.8958E-006</text:p>
          </table:table-cell>
          <table:table-cell office:value-type="float" office:value="0.00068599">
            <text:p>0.00068599</text:p>
          </table:table-cell>
          <table:table-cell table:style-name="ce1" office:value-type="string">
            <text:p>8.0941e-05</text:p>
          </table:table-cell>
          <table:table-cell table:style-name="ce1" office:value-type="string">
            <text:p>1.7077e-05</text:p>
          </table:table-cell>
          <table:table-cell table:style-name="ce1" office:value-type="string">
            <text:p>8.7298e-09</text:p>
          </table:table-cell>
          <table:table-cell table:style-name="ce1" office:value-type="string">
            <text:p>1.5381e-06</text:p>
          </table:table-cell>
          <table:table-cell table:style-name="ce1" office:value-type="string">
            <text:p>2.6446e-05</text:p>
          </table:table-cell>
          <table:table-cell table:style-name="ce1" office:value-type="string">
            <text:p>1.8715e-18</text:p>
          </table:table-cell>
          <table:table-cell table:style-name="ce1" office:value-type="string">
            <text:p>4.0774e-11</text:p>
          </table:table-cell>
          <table:table-cell table:style-name="ce1" office:value-type="string">
            <text:p>4.3658e-12</text:p>
          </table:table-cell>
          <table:table-cell table:style-name="ce1" office:value-type="string">
            <text:p>2.5649e-12</text:p>
          </table:table-cell>
          <table:table-cell office:value-type="float" office:value="0.00064125">
            <text:p>0.00064125</text:p>
          </table:table-cell>
          <table:table-cell table:style-name="ce1" office:value-type="string">
            <text:p>9.8328e-05</text:p>
          </table:table-cell>
          <table:table-cell table:style-name="ce1" office:value-type="string">
            <text:p>1.7998e-05</text:p>
          </table:table-cell>
          <table:table-cell table:style-name="ce1" office:value-type="string">
            <text:p>7.7869e-09</text:p>
          </table:table-cell>
          <table:table-cell table:style-name="ce1" office:value-type="string">
            <text:p>5.4017e-06</text:p>
          </table:table-cell>
          <table:table-cell table:style-name="ce1" office:value-type="string">
            <text:p>3.3712e-05</text:p>
          </table:table-cell>
          <table:table-cell table:style-name="ce1" office:value-type="string">
            <text:p>2.7909e-18</text:p>
          </table:table-cell>
          <table:table-cell table:style-name="ce1" office:value-type="string">
            <text:p>2.355e-11</text:p>
          </table:table-cell>
          <table:table-cell table:style-name="ce1" office:value-type="string">
            <text:p>4.2232e-12</text:p>
          </table:table-cell>
          <table:table-cell table:style-name="ce1" office:value-type="string">
            <text:p>1.7857e-12</text:p>
          </table:table-cell>
          <table:table-cell office:value-type="float" office:value="0.00080713">
            <text:p>0.00080713</text:p>
          </table:table-cell>
          <table:table-cell office:value-type="float" office:value="0.00010275">
            <text:p>0.00010275</text:p>
          </table:table-cell>
          <table:table-cell table:style-name="ce1" office:value-type="string">
            <text:p>1.9274e-05</text:p>
          </table:table-cell>
          <table:table-cell table:style-name="ce1" office:value-type="string">
            <text:p>5.9974e-09</text:p>
          </table:table-cell>
          <table:table-cell table:style-name="ce1" office:value-type="string">
            <text:p>1.9336e-05</text:p>
          </table:table-cell>
          <table:table-cell table:style-name="ce1" office:value-type="string">
            <text:p>3.6342e-05</text:p>
          </table:table-cell>
          <table:table-cell table:style-name="ce1" office:value-type="string">
            <text:p>4.9552e-18</text:p>
          </table:table-cell>
          <table:table-cell table:style-name="ce1" office:value-type="string">
            <text:p>1.1547e-11</text:p>
          </table:table-cell>
          <table:table-cell table:style-name="ce1" office:value-type="string">
            <text:p>3.8751e-12</text:p>
          </table:table-cell>
          <table:table-cell table:style-name="ce1" office:value-type="string">
            <text:p>1.0207e-12</text:p>
          </table:table-cell>
        </table:table-row>
        <table:table-row table:style-name="ro2">
          <table:table-cell office:value-type="float" office:value="1070.702">
            <text:p>1070.702</text:p>
          </table:table-cell>
          <table:table-cell table:formula="of:=[.AC109]*1000000" office:value-type="float" office:value="680.63">
            <text:p>680.63</text:p>
          </table:table-cell>
          <table:table-cell table:formula="of:=[.AD109]*1000000" office:value-type="float" office:value="80.399">
            <text:p>80.399</text:p>
          </table:table-cell>
          <table:table-cell table:formula="of:=[.AE109]*1000000" office:value-type="float" office:value="17.008">
            <text:p>17.008</text:p>
          </table:table-cell>
          <table:table-cell table:formula="of:=[.AF109]*1000000" office:value-type="float" office:value="0.0088016">
            <text:p>0.0088016</text:p>
          </table:table-cell>
          <table:table-cell table:formula="of:=[.AG109]*1000000" office:value-type="float" office:value="1.5332">
            <text:p>1.5332</text:p>
          </table:table-cell>
          <table:table-cell table:formula="of:=[.AH109]*1000000" office:value-type="float" office:value="26.34">
            <text:p>26.34</text:p>
          </table:table-cell>
          <table:table-cell table:formula="of:=[.AI109]*1000000" office:value-type="float" office:value="0.0000000000018148">
            <text:p>1.8148E-012</text:p>
          </table:table-cell>
          <table:table-cell table:formula="of:=[.AJ109]*1000000" office:value-type="float" office:value="0.000040597">
            <text:p>0.000040597</text:p>
          </table:table-cell>
          <table:table-cell table:formula="of:=([.AK109]+[.AL109])*1000000" office:value-type="float" office:value="0.0000068463">
            <text:p>6.8463E-006</text:p>
          </table:table-cell>
          <table:table-cell table:formula="of:=[.AM109]*1000000" office:value-type="float" office:value="635.17">
            <text:p>635.17</text:p>
          </table:table-cell>
          <table:table-cell table:formula="of:=[.AN109]*1000000" office:value-type="float" office:value="97.372">
            <text:p>97.372</text:p>
          </table:table-cell>
          <table:table-cell table:formula="of:=[.AO109]*1000000" office:value-type="float" office:value="17.935">
            <text:p>17.935</text:p>
          </table:table-cell>
          <table:table-cell table:formula="of:=[.AP109]*1000000" office:value-type="float" office:value="0.007869">
            <text:p>0.007869</text:p>
          </table:table-cell>
          <table:table-cell table:formula="of:=[.AQ109]*1000000" office:value-type="float" office:value="5.3834">
            <text:p>5.3834</text:p>
          </table:table-cell>
          <table:table-cell table:formula="of:=[.AR109]*1000000" office:value-type="float" office:value="33.56">
            <text:p>33.56</text:p>
          </table:table-cell>
          <table:table-cell table:formula="of:=[.AS109]*1000000" office:value-type="float" office:value="0.0000000000027062">
            <text:p>2.7062E-012</text:p>
          </table:table-cell>
          <table:table-cell table:formula="of:=[.AT109]*1000000" office:value-type="float" office:value="0.000023373">
            <text:p>0.000023373</text:p>
          </table:table-cell>
          <table:table-cell table:formula="of:=([.AU109]+[.AV109])*1000000" office:value-type="float" office:value="0.0000059272">
            <text:p>5.9272E-006</text:p>
          </table:table-cell>
          <table:table-cell table:formula="of:=[.AW109]*1000000" office:value-type="float" office:value="799.58">
            <text:p>799.58</text:p>
          </table:table-cell>
          <table:table-cell table:formula="of:=[.AX109]*1000000" office:value-type="float" office:value="101.23">
            <text:p>101.23</text:p>
          </table:table-cell>
          <table:table-cell table:formula="of:=[.AY109]*1000000" office:value-type="float" office:value="19.217">
            <text:p>19.217</text:p>
          </table:table-cell>
          <table:table-cell table:formula="of:=[.AZ109]*1000000" office:value-type="float" office:value="0.0061014">
            <text:p>0.0061014</text:p>
          </table:table-cell>
          <table:table-cell table:formula="of:=[.BA109]*1000000" office:value-type="float" office:value="19.216">
            <text:p>19.216</text:p>
          </table:table-cell>
          <table:table-cell table:formula="of:=[.BB109]*1000000" office:value-type="float" office:value="36.608">
            <text:p>36.608</text:p>
          </table:table-cell>
          <table:table-cell table:formula="of:=[.BC109]*1000000" office:value-type="float" office:value="0.0000000000048043">
            <text:p>4.8043E-012</text:p>
          </table:table-cell>
          <table:table-cell table:formula="of:=[.BD109]*1000000" office:value-type="float" office:value="0.000011404">
            <text:p>0.000011404</text:p>
          </table:table-cell>
          <table:table-cell table:formula="of:=([.BE109]+[.BF109])*1000000" office:value-type="float" office:value="0.000004894">
            <text:p>0.000004894</text:p>
          </table:table-cell>
          <table:table-cell office:value-type="float" office:value="0.00068063">
            <text:p>0.00068063</text:p>
          </table:table-cell>
          <table:table-cell table:style-name="ce1" office:value-type="string">
            <text:p>8.0399e-05</text:p>
          </table:table-cell>
          <table:table-cell table:style-name="ce1" office:value-type="string">
            <text:p>1.7008e-05</text:p>
          </table:table-cell>
          <table:table-cell table:style-name="ce1" office:value-type="string">
            <text:p>8.8016e-09</text:p>
          </table:table-cell>
          <table:table-cell table:style-name="ce1" office:value-type="string">
            <text:p>1.5332e-06</text:p>
          </table:table-cell>
          <table:table-cell table:style-name="ce1" office:value-type="string">
            <text:p>2.634e-05</text:p>
          </table:table-cell>
          <table:table-cell table:style-name="ce1" office:value-type="string">
            <text:p>1.8148e-18</text:p>
          </table:table-cell>
          <table:table-cell table:style-name="ce1" office:value-type="string">
            <text:p>4.0597e-11</text:p>
          </table:table-cell>
          <table:table-cell table:style-name="ce1" office:value-type="string">
            <text:p>4.3039e-12</text:p>
          </table:table-cell>
          <table:table-cell table:style-name="ce1" office:value-type="string">
            <text:p>2.5424e-12</text:p>
          </table:table-cell>
          <table:table-cell office:value-type="float" office:value="0.00063517">
            <text:p>0.00063517</text:p>
          </table:table-cell>
          <table:table-cell table:style-name="ce1" office:value-type="string">
            <text:p>9.7372e-05</text:p>
          </table:table-cell>
          <table:table-cell table:style-name="ce1" office:value-type="string">
            <text:p>1.7935e-05</text:p>
          </table:table-cell>
          <table:table-cell table:style-name="ce1" office:value-type="string">
            <text:p>7.869e-09</text:p>
          </table:table-cell>
          <table:table-cell table:style-name="ce1" office:value-type="string">
            <text:p>5.3834e-06</text:p>
          </table:table-cell>
          <table:table-cell table:style-name="ce1" office:value-type="string">
            <text:p>3.356e-05</text:p>
          </table:table-cell>
          <table:table-cell table:style-name="ce1" office:value-type="string">
            <text:p>2.7062e-18</text:p>
          </table:table-cell>
          <table:table-cell table:style-name="ce1" office:value-type="string">
            <text:p>2.3373e-11</text:p>
          </table:table-cell>
          <table:table-cell table:style-name="ce1" office:value-type="string">
            <text:p>4.1553e-12</text:p>
          </table:table-cell>
          <table:table-cell table:style-name="ce1" office:value-type="string">
            <text:p>1.7719e-12</text:p>
          </table:table-cell>
          <table:table-cell office:value-type="float" office:value="0.00079958">
            <text:p>0.00079958</text:p>
          </table:table-cell>
          <table:table-cell office:value-type="float" office:value="0.00010123">
            <text:p>0.00010123</text:p>
          </table:table-cell>
          <table:table-cell table:style-name="ce1" office:value-type="string">
            <text:p>1.9217e-05</text:p>
          </table:table-cell>
          <table:table-cell table:style-name="ce1" office:value-type="string">
            <text:p>6.1014e-09</text:p>
          </table:table-cell>
          <table:table-cell table:style-name="ce1" office:value-type="string">
            <text:p>1.9216e-05</text:p>
          </table:table-cell>
          <table:table-cell table:style-name="ce1" office:value-type="string">
            <text:p>3.6608e-05</text:p>
          </table:table-cell>
          <table:table-cell table:style-name="ce1" office:value-type="string">
            <text:p>4.8043e-18</text:p>
          </table:table-cell>
          <table:table-cell table:style-name="ce1" office:value-type="string">
            <text:p>1.1404e-11</text:p>
          </table:table-cell>
          <table:table-cell table:style-name="ce1" office:value-type="string">
            <text:p>3.8612e-12</text:p>
          </table:table-cell>
          <table:table-cell table:style-name="ce1" office:value-type="string">
            <text:p>1.0328e-12</text:p>
          </table:table-cell>
        </table:table-row>
        <table:table-row table:style-name="ro2">
          <table:table-cell office:value-type="float" office:value="1080.702">
            <text:p>1080.702</text:p>
          </table:table-cell>
          <table:table-cell table:formula="of:=[.AC110]*1000000" office:value-type="float" office:value="675.32">
            <text:p>675.32</text:p>
          </table:table-cell>
          <table:table-cell table:formula="of:=[.AD110]*1000000" office:value-type="float" office:value="79.861">
            <text:p>79.861</text:p>
          </table:table-cell>
          <table:table-cell table:formula="of:=[.AE110]*1000000" office:value-type="float" office:value="16.939">
            <text:p>16.939</text:p>
          </table:table-cell>
          <table:table-cell table:formula="of:=[.AF110]*1000000" office:value-type="float" office:value="0.0088727">
            <text:p>0.0088727</text:p>
          </table:table-cell>
          <table:table-cell table:formula="of:=[.AG110]*1000000" office:value-type="float" office:value="1.5284">
            <text:p>1.5284</text:p>
          </table:table-cell>
          <table:table-cell table:formula="of:=[.AH110]*1000000" office:value-type="float" office:value="26.232">
            <text:p>26.232</text:p>
          </table:table-cell>
          <table:table-cell table:formula="of:=[.AI110]*1000000" office:value-type="float" office:value="0.0000000000017599">
            <text:p>1.7599E-012</text:p>
          </table:table-cell>
          <table:table-cell table:formula="of:=[.AJ110]*1000000" office:value-type="float" office:value="0.000040421">
            <text:p>0.000040421</text:p>
          </table:table-cell>
          <table:table-cell table:formula="of:=([.AK110]+[.AL110])*1000000" office:value-type="float" office:value="0.0000067625">
            <text:p>6.7625E-006</text:p>
          </table:table-cell>
          <table:table-cell table:formula="of:=[.AM110]*1000000" office:value-type="float" office:value="629.17">
            <text:p>629.17</text:p>
          </table:table-cell>
          <table:table-cell table:formula="of:=[.AN110]*1000000" office:value-type="float" office:value="96.425">
            <text:p>96.425</text:p>
          </table:table-cell>
          <table:table-cell table:formula="of:=[.AO110]*1000000" office:value-type="float" office:value="17.871">
            <text:p>17.871</text:p>
          </table:table-cell>
          <table:table-cell table:formula="of:=[.AP110]*1000000" office:value-type="float" office:value="0.0079503">
            <text:p>0.0079503</text:p>
          </table:table-cell>
          <table:table-cell table:formula="of:=[.AQ110]*1000000" office:value-type="float" office:value="5.3653">
            <text:p>5.3653</text:p>
          </table:table-cell>
          <table:table-cell table:formula="of:=[.AR110]*1000000" office:value-type="float" office:value="33.402">
            <text:p>33.402</text:p>
          </table:table-cell>
          <table:table-cell table:formula="of:=[.AS110]*1000000" office:value-type="float" office:value="0.0000000000026241">
            <text:p>2.6241E-012</text:p>
          </table:table-cell>
          <table:table-cell table:formula="of:=[.AT110]*1000000" office:value-type="float" office:value="0.000023198">
            <text:p>0.000023198</text:p>
          </table:table-cell>
          <table:table-cell table:formula="of:=([.AU110]+[.AV110])*1000000" office:value-type="float" office:value="0.0000058455">
            <text:p>5.8455E-006</text:p>
          </table:table-cell>
          <table:table-cell table:formula="of:=[.AW110]*1000000" office:value-type="float" office:value="792.24">
            <text:p>792.24</text:p>
          </table:table-cell>
          <table:table-cell table:formula="of:=[.AX110]*1000000" office:value-type="float" office:value="99.732">
            <text:p>99.732</text:p>
          </table:table-cell>
          <table:table-cell table:formula="of:=[.AY110]*1000000" office:value-type="float" office:value="19.16">
            <text:p>19.16</text:p>
          </table:table-cell>
          <table:table-cell table:formula="of:=[.AZ110]*1000000" office:value-type="float" office:value="0.0062038">
            <text:p>0.0062038</text:p>
          </table:table-cell>
          <table:table-cell table:formula="of:=[.BA110]*1000000" office:value-type="float" office:value="19.102">
            <text:p>19.102</text:p>
          </table:table-cell>
          <table:table-cell table:formula="of:=[.BB110]*1000000" office:value-type="float" office:value="36.83">
            <text:p>36.83</text:p>
          </table:table-cell>
          <table:table-cell table:formula="of:=[.BC110]*1000000" office:value-type="float" office:value="0.0000000000046579">
            <text:p>4.6579E-012</text:p>
          </table:table-cell>
          <table:table-cell table:formula="of:=[.BD110]*1000000" office:value-type="float" office:value="0.000011262">
            <text:p>0.000011262</text:p>
          </table:table-cell>
          <table:table-cell table:formula="of:=([.BE110]+[.BF110])*1000000" office:value-type="float" office:value="0.0000048857">
            <text:p>4.8857E-006</text:p>
          </table:table-cell>
          <table:table-cell office:value-type="float" office:value="0.00067532">
            <text:p>0.00067532</text:p>
          </table:table-cell>
          <table:table-cell table:style-name="ce1" office:value-type="string">
            <text:p>7.9861e-05</text:p>
          </table:table-cell>
          <table:table-cell table:style-name="ce1" office:value-type="string">
            <text:p>1.6939e-05</text:p>
          </table:table-cell>
          <table:table-cell table:style-name="ce1" office:value-type="string">
            <text:p>8.8727e-09</text:p>
          </table:table-cell>
          <table:table-cell table:style-name="ce1" office:value-type="string">
            <text:p>1.5284e-06</text:p>
          </table:table-cell>
          <table:table-cell table:style-name="ce1" office:value-type="string">
            <text:p>2.6232e-05</text:p>
          </table:table-cell>
          <table:table-cell table:style-name="ce1" office:value-type="string">
            <text:p>1.7599e-18</text:p>
          </table:table-cell>
          <table:table-cell table:style-name="ce1" office:value-type="string">
            <text:p>4.0421e-11</text:p>
          </table:table-cell>
          <table:table-cell table:style-name="ce1" office:value-type="string">
            <text:p>4.2427e-12</text:p>
          </table:table-cell>
          <table:table-cell table:style-name="ce1" office:value-type="string">
            <text:p>2.5198e-12</text:p>
          </table:table-cell>
          <table:table-cell office:value-type="float" office:value="0.00062917">
            <text:p>0.00062917</text:p>
          </table:table-cell>
          <table:table-cell table:style-name="ce1" office:value-type="string">
            <text:p>9.6425e-05</text:p>
          </table:table-cell>
          <table:table-cell table:style-name="ce1" office:value-type="string">
            <text:p>1.7871e-05</text:p>
          </table:table-cell>
          <table:table-cell table:style-name="ce1" office:value-type="string">
            <text:p>7.9503e-09</text:p>
          </table:table-cell>
          <table:table-cell table:style-name="ce1" office:value-type="string">
            <text:p>5.3653e-06</text:p>
          </table:table-cell>
          <table:table-cell table:style-name="ce1" office:value-type="string">
            <text:p>3.3402e-05</text:p>
          </table:table-cell>
          <table:table-cell table:style-name="ce1" office:value-type="string">
            <text:p>2.6241e-18</text:p>
          </table:table-cell>
          <table:table-cell table:style-name="ce1" office:value-type="string">
            <text:p>2.3198e-11</text:p>
          </table:table-cell>
          <table:table-cell table:style-name="ce1" office:value-type="string">
            <text:p>4.0878e-12</text:p>
          </table:table-cell>
          <table:table-cell table:style-name="ce1" office:value-type="string">
            <text:p>1.7577e-12</text:p>
          </table:table-cell>
          <table:table-cell office:value-type="float" office:value="0.00079224">
            <text:p>0.00079224</text:p>
          </table:table-cell>
          <table:table-cell table:style-name="ce1" office:value-type="string">
            <text:p>9.9732e-05</text:p>
          </table:table-cell>
          <table:table-cell table:style-name="ce1" office:value-type="string">
            <text:p>1.916e-05</text:p>
          </table:table-cell>
          <table:table-cell table:style-name="ce1" office:value-type="string">
            <text:p>6.2038e-09</text:p>
          </table:table-cell>
          <table:table-cell table:style-name="ce1" office:value-type="string">
            <text:p>1.9102e-05</text:p>
          </table:table-cell>
          <table:table-cell table:style-name="ce1" office:value-type="string">
            <text:p>3.683e-05</text:p>
          </table:table-cell>
          <table:table-cell table:style-name="ce1" office:value-type="string">
            <text:p>4.6579e-18</text:p>
          </table:table-cell>
          <table:table-cell table:style-name="ce1" office:value-type="string">
            <text:p>1.1262e-11</text:p>
          </table:table-cell>
          <table:table-cell table:style-name="ce1" office:value-type="string">
            <text:p>3.8425e-12</text:p>
          </table:table-cell>
          <table:table-cell table:style-name="ce1" office:value-type="string">
            <text:p>1.0432e-12</text:p>
          </table:table-cell>
        </table:table-row>
        <table:table-row table:style-name="ro2">
          <table:table-cell office:value-type="float" office:value="1090.702">
            <text:p>1090.702</text:p>
          </table:table-cell>
          <table:table-cell table:formula="of:=[.AC111]*1000000" office:value-type="float" office:value="670.06">
            <text:p>670.06</text:p>
          </table:table-cell>
          <table:table-cell table:formula="of:=[.AD111]*1000000" office:value-type="float" office:value="79.324">
            <text:p>79.324</text:p>
          </table:table-cell>
          <table:table-cell table:formula="of:=[.AE111]*1000000" office:value-type="float" office:value="16.87">
            <text:p>16.87</text:p>
          </table:table-cell>
          <table:table-cell table:formula="of:=[.AF111]*1000000" office:value-type="float" office:value="0.0089423">
            <text:p>0.0089423</text:p>
          </table:table-cell>
          <table:table-cell table:formula="of:=[.AG111]*1000000" office:value-type="float" office:value="1.5235">
            <text:p>1.5235</text:p>
          </table:table-cell>
          <table:table-cell table:formula="of:=[.AH111]*1000000" office:value-type="float" office:value="26.122">
            <text:p>26.122</text:p>
          </table:table-cell>
          <table:table-cell table:formula="of:=[.AI111]*1000000" office:value-type="float" office:value="0.0000000000017067">
            <text:p>1.7067E-012</text:p>
          </table:table-cell>
          <table:table-cell table:formula="of:=[.AJ111]*1000000" office:value-type="float" office:value="0.000040246">
            <text:p>0.000040246</text:p>
          </table:table-cell>
          <table:table-cell table:formula="of:=([.AK111]+[.AL111])*1000000" office:value-type="float" office:value="0.0000066795">
            <text:p>6.6795E-006</text:p>
          </table:table-cell>
          <table:table-cell table:formula="of:=[.AM111]*1000000" office:value-type="float" office:value="623.24">
            <text:p>623.24</text:p>
          </table:table-cell>
          <table:table-cell table:formula="of:=[.AN111]*1000000" office:value-type="float" office:value="95.487">
            <text:p>95.487</text:p>
          </table:table-cell>
          <table:table-cell table:formula="of:=[.AO111]*1000000" office:value-type="float" office:value="17.807">
            <text:p>17.807</text:p>
          </table:table-cell>
          <table:table-cell table:formula="of:=[.AP111]*1000000" office:value-type="float" office:value="0.0080308">
            <text:p>0.0080308</text:p>
          </table:table-cell>
          <table:table-cell table:formula="of:=[.AQ111]*1000000" office:value-type="float" office:value="5.3474">
            <text:p>5.3474</text:p>
          </table:table-cell>
          <table:table-cell table:formula="of:=[.AR111]*1000000" office:value-type="float" office:value="33.239">
            <text:p>33.239</text:p>
          </table:table-cell>
          <table:table-cell table:formula="of:=[.AS111]*1000000" office:value-type="float" office:value="0.0000000000025446">
            <text:p>2.5446E-012</text:p>
          </table:table-cell>
          <table:table-cell table:formula="of:=[.AT111]*1000000" office:value-type="float" office:value="0.000023023">
            <text:p>0.000023023</text:p>
          </table:table-cell>
          <table:table-cell table:formula="of:=([.AU111]+[.AV111])*1000000" office:value-type="float" office:value="0.0000057638">
            <text:p>5.7638E-006</text:p>
          </table:table-cell>
          <table:table-cell table:formula="of:=[.AW111]*1000000" office:value-type="float" office:value="785.07">
            <text:p>785.07</text:p>
          </table:table-cell>
          <table:table-cell table:formula="of:=[.AX111]*1000000" office:value-type="float" office:value="98.259">
            <text:p>98.259</text:p>
          </table:table-cell>
          <table:table-cell table:formula="of:=[.AY111]*1000000" office:value-type="float" office:value="19.102">
            <text:p>19.102</text:p>
          </table:table-cell>
          <table:table-cell table:formula="of:=[.AZ111]*1000000" office:value-type="float" office:value="0.0063049">
            <text:p>0.0063049</text:p>
          </table:table-cell>
          <table:table-cell table:formula="of:=[.BA111]*1000000" office:value-type="float" office:value="18.991">
            <text:p>18.991</text:p>
          </table:table-cell>
          <table:table-cell table:formula="of:=[.BB111]*1000000" office:value-type="float" office:value="37.011">
            <text:p>37.011</text:p>
          </table:table-cell>
          <table:table-cell table:formula="of:=[.BC111]*1000000" office:value-type="float" office:value="0.0000000000045161">
            <text:p>4.5161E-012</text:p>
          </table:table-cell>
          <table:table-cell table:formula="of:=[.BD111]*1000000" office:value-type="float" office:value="0.000011121">
            <text:p>0.000011121</text:p>
          </table:table-cell>
          <table:table-cell table:formula="of:=([.BE111]+[.BF111])*1000000" office:value-type="float" office:value="0.0000048714">
            <text:p>4.8714E-006</text:p>
          </table:table-cell>
          <table:table-cell office:value-type="float" office:value="0.00067006">
            <text:p>0.00067006</text:p>
          </table:table-cell>
          <table:table-cell table:style-name="ce1" office:value-type="string">
            <text:p>7.9324e-05</text:p>
          </table:table-cell>
          <table:table-cell table:style-name="ce1" office:value-type="string">
            <text:p>1.687e-05</text:p>
          </table:table-cell>
          <table:table-cell table:style-name="ce1" office:value-type="string">
            <text:p>8.9423e-09</text:p>
          </table:table-cell>
          <table:table-cell table:style-name="ce1" office:value-type="string">
            <text:p>1.5235e-06</text:p>
          </table:table-cell>
          <table:table-cell table:style-name="ce1" office:value-type="string">
            <text:p>2.6122e-05</text:p>
          </table:table-cell>
          <table:table-cell table:style-name="ce1" office:value-type="string">
            <text:p>1.7067e-18</text:p>
          </table:table-cell>
          <table:table-cell table:style-name="ce1" office:value-type="string">
            <text:p>4.0246e-11</text:p>
          </table:table-cell>
          <table:table-cell table:style-name="ce1" office:value-type="string">
            <text:p>4.1825e-12</text:p>
          </table:table-cell>
          <table:table-cell table:style-name="ce1" office:value-type="string">
            <text:p>2.497e-12</text:p>
          </table:table-cell>
          <table:table-cell office:value-type="float" office:value="0.00062324">
            <text:p>0.00062324</text:p>
          </table:table-cell>
          <table:table-cell table:style-name="ce1" office:value-type="string">
            <text:p>9.5487e-05</text:p>
          </table:table-cell>
          <table:table-cell table:style-name="ce1" office:value-type="string">
            <text:p>1.7807e-05</text:p>
          </table:table-cell>
          <table:table-cell table:style-name="ce1" office:value-type="string">
            <text:p>8.0308e-09</text:p>
          </table:table-cell>
          <table:table-cell table:style-name="ce1" office:value-type="string">
            <text:p>5.3474e-06</text:p>
          </table:table-cell>
          <table:table-cell table:style-name="ce1" office:value-type="string">
            <text:p>3.3239e-05</text:p>
          </table:table-cell>
          <table:table-cell table:style-name="ce1" office:value-type="string">
            <text:p>2.5446e-18</text:p>
          </table:table-cell>
          <table:table-cell table:style-name="ce1" office:value-type="string">
            <text:p>2.3023e-11</text:p>
          </table:table-cell>
          <table:table-cell table:style-name="ce1" office:value-type="string">
            <text:p>4.0209e-12</text:p>
          </table:table-cell>
          <table:table-cell table:style-name="ce1" office:value-type="string">
            <text:p>1.7429e-12</text:p>
          </table:table-cell>
          <table:table-cell office:value-type="float" office:value="0.00078507">
            <text:p>0.00078507</text:p>
          </table:table-cell>
          <table:table-cell table:style-name="ce1" office:value-type="string">
            <text:p>9.8259e-05</text:p>
          </table:table-cell>
          <table:table-cell table:style-name="ce1" office:value-type="string">
            <text:p>1.9102e-05</text:p>
          </table:table-cell>
          <table:table-cell table:style-name="ce1" office:value-type="string">
            <text:p>6.3049e-09</text:p>
          </table:table-cell>
          <table:table-cell table:style-name="ce1" office:value-type="string">
            <text:p>1.8991e-05</text:p>
          </table:table-cell>
          <table:table-cell table:style-name="ce1" office:value-type="string">
            <text:p>3.7011e-05</text:p>
          </table:table-cell>
          <table:table-cell table:style-name="ce1" office:value-type="string">
            <text:p>4.5161e-18</text:p>
          </table:table-cell>
          <table:table-cell table:style-name="ce1" office:value-type="string">
            <text:p>1.1121e-11</text:p>
          </table:table-cell>
          <table:table-cell table:style-name="ce1" office:value-type="string">
            <text:p>3.8195e-12</text:p>
          </table:table-cell>
          <table:table-cell table:style-name="ce1" office:value-type="string">
            <text:p>1.0519e-12</text:p>
          </table:table-cell>
        </table:table-row>
        <table:table-row table:style-name="ro2">
          <table:table-cell office:value-type="float" office:value="1100.702">
            <text:p>1100.702</text:p>
          </table:table-cell>
          <table:table-cell table:formula="of:=[.AC112]*1000000" office:value-type="float" office:value="664.84">
            <text:p>664.84</text:p>
          </table:table-cell>
          <table:table-cell table:formula="of:=[.AD112]*1000000" office:value-type="float" office:value="78.783">
            <text:p>78.783</text:p>
          </table:table-cell>
          <table:table-cell table:formula="of:=[.AE112]*1000000" office:value-type="float" office:value="16.8">
            <text:p>16.8</text:p>
          </table:table-cell>
          <table:table-cell table:formula="of:=[.AF112]*1000000" office:value-type="float" office:value="0.0090094">
            <text:p>0.0090094</text:p>
          </table:table-cell>
          <table:table-cell table:formula="of:=[.AG112]*1000000" office:value-type="float" office:value="1.5186">
            <text:p>1.5186</text:p>
          </table:table-cell>
          <table:table-cell table:formula="of:=[.AH112]*1000000" office:value-type="float" office:value="26.01">
            <text:p>26.01</text:p>
          </table:table-cell>
          <table:table-cell table:formula="of:=[.AI112]*1000000" office:value-type="float" office:value="0.0000000000016551">
            <text:p>1.6551E-012</text:p>
          </table:table-cell>
          <table:table-cell table:formula="of:=[.AJ112]*1000000" office:value-type="float" office:value="0.000040071">
            <text:p>0.000040071</text:p>
          </table:table-cell>
          <table:table-cell table:formula="of:=([.AK112]+[.AL112])*1000000" office:value-type="float" office:value="0.0000065971">
            <text:p>6.5971E-006</text:p>
          </table:table-cell>
          <table:table-cell table:formula="of:=[.AM112]*1000000" office:value-type="float" office:value="617.39">
            <text:p>617.39</text:p>
          </table:table-cell>
          <table:table-cell table:formula="of:=[.AN112]*1000000" office:value-type="float" office:value="94.557">
            <text:p>94.557</text:p>
          </table:table-cell>
          <table:table-cell table:formula="of:=[.AO112]*1000000" office:value-type="float" office:value="17.742">
            <text:p>17.742</text:p>
          </table:table-cell>
          <table:table-cell table:formula="of:=[.AP112]*1000000" office:value-type="float" office:value="0.0081104">
            <text:p>0.0081104</text:p>
          </table:table-cell>
          <table:table-cell table:formula="of:=[.AQ112]*1000000" office:value-type="float" office:value="5.3297">
            <text:p>5.3297</text:p>
          </table:table-cell>
          <table:table-cell table:formula="of:=[.AR112]*1000000" office:value-type="float" office:value="33.07">
            <text:p>33.07</text:p>
          </table:table-cell>
          <table:table-cell table:formula="of:=[.AS112]*1000000" office:value-type="float" office:value="0.0000000000024674">
            <text:p>2.4674E-012</text:p>
          </table:table-cell>
          <table:table-cell table:formula="of:=[.AT112]*1000000" office:value-type="float" office:value="0.00002285">
            <text:p>0.00002285</text:p>
          </table:table-cell>
          <table:table-cell table:formula="of:=([.AU112]+[.AV112])*1000000" office:value-type="float" office:value="0.0000056824">
            <text:p>5.6824E-006</text:p>
          </table:table-cell>
          <table:table-cell table:formula="of:=[.AW112]*1000000" office:value-type="float" office:value="778.09">
            <text:p>778.09</text:p>
          </table:table-cell>
          <table:table-cell table:formula="of:=[.AX112]*1000000" office:value-type="float" office:value="96.809">
            <text:p>96.809</text:p>
          </table:table-cell>
          <table:table-cell table:formula="of:=[.AY112]*1000000" office:value-type="float" office:value="19.045">
            <text:p>19.045</text:p>
          </table:table-cell>
          <table:table-cell table:formula="of:=[.AZ112]*1000000" office:value-type="float" office:value="0.0064045">
            <text:p>0.0064045</text:p>
          </table:table-cell>
          <table:table-cell table:formula="of:=[.BA112]*1000000" office:value-type="float" office:value="18.885">
            <text:p>18.885</text:p>
          </table:table-cell>
          <table:table-cell table:formula="of:=[.BB112]*1000000" office:value-type="float" office:value="37.154">
            <text:p>37.154</text:p>
          </table:table-cell>
          <table:table-cell table:formula="of:=[.BC112]*1000000" office:value-type="float" office:value="0.0000000000043786">
            <text:p>4.3786E-012</text:p>
          </table:table-cell>
          <table:table-cell table:formula="of:=[.BD112]*1000000" office:value-type="float" office:value="0.000010981">
            <text:p>0.000010981</text:p>
          </table:table-cell>
          <table:table-cell table:formula="of:=([.BE112]+[.BF112])*1000000" office:value-type="float" office:value="0.0000048516">
            <text:p>4.8516E-006</text:p>
          </table:table-cell>
          <table:table-cell office:value-type="float" office:value="0.00066484">
            <text:p>0.00066484</text:p>
          </table:table-cell>
          <table:table-cell table:style-name="ce1" office:value-type="string">
            <text:p>7.8783e-05</text:p>
          </table:table-cell>
          <table:table-cell table:style-name="ce1" office:value-type="string">
            <text:p>1.68e-05</text:p>
          </table:table-cell>
          <table:table-cell table:style-name="ce1" office:value-type="string">
            <text:p>9.0094e-09</text:p>
          </table:table-cell>
          <table:table-cell table:style-name="ce1" office:value-type="string">
            <text:p>1.5186e-06</text:p>
          </table:table-cell>
          <table:table-cell table:style-name="ce1" office:value-type="string">
            <text:p>2.601e-05</text:p>
          </table:table-cell>
          <table:table-cell table:style-name="ce1" office:value-type="string">
            <text:p>1.6551e-18</text:p>
          </table:table-cell>
          <table:table-cell table:style-name="ce1" office:value-type="string">
            <text:p>4.0071e-11</text:p>
          </table:table-cell>
          <table:table-cell table:style-name="ce1" office:value-type="string">
            <text:p>4.123e-12</text:p>
          </table:table-cell>
          <table:table-cell table:style-name="ce1" office:value-type="string">
            <text:p>2.4741e-12</text:p>
          </table:table-cell>
          <table:table-cell office:value-type="float" office:value="0.00061739">
            <text:p>0.00061739</text:p>
          </table:table-cell>
          <table:table-cell table:style-name="ce1" office:value-type="string">
            <text:p>9.4557e-05</text:p>
          </table:table-cell>
          <table:table-cell table:style-name="ce1" office:value-type="string">
            <text:p>1.7742e-05</text:p>
          </table:table-cell>
          <table:table-cell table:style-name="ce1" office:value-type="string">
            <text:p>8.1104e-09</text:p>
          </table:table-cell>
          <table:table-cell table:style-name="ce1" office:value-type="string">
            <text:p>5.3297e-06</text:p>
          </table:table-cell>
          <table:table-cell table:style-name="ce1" office:value-type="string">
            <text:p>3.307e-05</text:p>
          </table:table-cell>
          <table:table-cell table:style-name="ce1" office:value-type="string">
            <text:p>2.4674e-18</text:p>
          </table:table-cell>
          <table:table-cell table:style-name="ce1" office:value-type="string">
            <text:p>2.285e-11</text:p>
          </table:table-cell>
          <table:table-cell table:style-name="ce1" office:value-type="string">
            <text:p>3.9546e-12</text:p>
          </table:table-cell>
          <table:table-cell table:style-name="ce1" office:value-type="string">
            <text:p>1.7278e-12</text:p>
          </table:table-cell>
          <table:table-cell office:value-type="float" office:value="0.00077809">
            <text:p>0.00077809</text:p>
          </table:table-cell>
          <table:table-cell table:style-name="ce1" office:value-type="string">
            <text:p>9.6809e-05</text:p>
          </table:table-cell>
          <table:table-cell table:style-name="ce1" office:value-type="string">
            <text:p>1.9045e-05</text:p>
          </table:table-cell>
          <table:table-cell table:style-name="ce1" office:value-type="string">
            <text:p>6.4045e-09</text:p>
          </table:table-cell>
          <table:table-cell table:style-name="ce1" office:value-type="string">
            <text:p>1.8885e-05</text:p>
          </table:table-cell>
          <table:table-cell table:style-name="ce1" office:value-type="string">
            <text:p>3.7154e-05</text:p>
          </table:table-cell>
          <table:table-cell table:style-name="ce1" office:value-type="string">
            <text:p>4.3786e-18</text:p>
          </table:table-cell>
          <table:table-cell table:style-name="ce1" office:value-type="string">
            <text:p>1.0981e-11</text:p>
          </table:table-cell>
          <table:table-cell table:style-name="ce1" office:value-type="string">
            <text:p>3.7926e-12</text:p>
          </table:table-cell>
          <table:table-cell table:style-name="ce1" office:value-type="string">
            <text:p>1.059e-12</text:p>
          </table:table-cell>
        </table:table-row>
        <table:table-row table:style-name="ro2">
          <table:table-cell office:value-type="float" office:value="1110.702">
            <text:p>1110.702</text:p>
          </table:table-cell>
          <table:table-cell table:formula="of:=[.AC113]*1000000" office:value-type="float" office:value="659.67">
            <text:p>659.67</text:p>
          </table:table-cell>
          <table:table-cell table:formula="of:=[.AD113]*1000000" office:value-type="float" office:value="78.235">
            <text:p>78.235</text:p>
          </table:table-cell>
          <table:table-cell table:formula="of:=[.AE113]*1000000" office:value-type="float" office:value="16.729">
            <text:p>16.729</text:p>
          </table:table-cell>
          <table:table-cell table:formula="of:=[.AF113]*1000000" office:value-type="float" office:value="0.0090742">
            <text:p>0.0090742</text:p>
          </table:table-cell>
          <table:table-cell table:formula="of:=[.AG113]*1000000" office:value-type="float" office:value="1.5134">
            <text:p>1.5134</text:p>
          </table:table-cell>
          <table:table-cell table:formula="of:=[.AH113]*1000000" office:value-type="float" office:value="25.896">
            <text:p>25.896</text:p>
          </table:table-cell>
          <table:table-cell table:formula="of:=[.AI113]*1000000" office:value-type="float" office:value="0.0000000000016051">
            <text:p>1.6051E-012</text:p>
          </table:table-cell>
          <table:table-cell table:formula="of:=[.AJ113]*1000000" office:value-type="float" office:value="0.000039898">
            <text:p>0.000039898</text:p>
          </table:table-cell>
          <table:table-cell table:formula="of:=([.AK113]+[.AL113])*1000000" office:value-type="float" office:value="0.0000065156">
            <text:p>6.5156E-006</text:p>
          </table:table-cell>
          <table:table-cell table:formula="of:=[.AM113]*1000000" office:value-type="float" office:value="611.61">
            <text:p>611.61</text:p>
          </table:table-cell>
          <table:table-cell table:formula="of:=[.AN113]*1000000" office:value-type="float" office:value="93.635">
            <text:p>93.635</text:p>
          </table:table-cell>
          <table:table-cell table:formula="of:=[.AO113]*1000000" office:value-type="float" office:value="17.677">
            <text:p>17.677</text:p>
          </table:table-cell>
          <table:table-cell table:formula="of:=[.AP113]*1000000" office:value-type="float" office:value="0.0081893">
            <text:p>0.0081893</text:p>
          </table:table-cell>
          <table:table-cell table:formula="of:=[.AQ113]*1000000" office:value-type="float" office:value="5.3122">
            <text:p>5.3122</text:p>
          </table:table-cell>
          <table:table-cell table:formula="of:=[.AR113]*1000000" office:value-type="float" office:value="32.896">
            <text:p>32.896</text:p>
          </table:table-cell>
          <table:table-cell table:formula="of:=[.AS113]*1000000" office:value-type="float" office:value="0.0000000000023926">
            <text:p>2.3926E-012</text:p>
          </table:table-cell>
          <table:table-cell table:formula="of:=[.AT113]*1000000" office:value-type="float" office:value="0.000022678">
            <text:p>0.000022678</text:p>
          </table:table-cell>
          <table:table-cell table:formula="of:=([.AU113]+[.AV113])*1000000" office:value-type="float" office:value="0.0000056013">
            <text:p>5.6013E-006</text:p>
          </table:table-cell>
          <table:table-cell table:formula="of:=[.AW113]*1000000" office:value-type="float" office:value="771.27">
            <text:p>771.27</text:p>
          </table:table-cell>
          <table:table-cell table:formula="of:=[.AX113]*1000000" office:value-type="float" office:value="95.382">
            <text:p>95.382</text:p>
          </table:table-cell>
          <table:table-cell table:formula="of:=[.AY113]*1000000" office:value-type="float" office:value="18.987">
            <text:p>18.987</text:p>
          </table:table-cell>
          <table:table-cell table:formula="of:=[.AZ113]*1000000" office:value-type="float" office:value="0.0065028">
            <text:p>0.0065028</text:p>
          </table:table-cell>
          <table:table-cell table:formula="of:=[.BA113]*1000000" office:value-type="float" office:value="18.783">
            <text:p>18.783</text:p>
          </table:table-cell>
          <table:table-cell table:formula="of:=[.BB113]*1000000" office:value-type="float" office:value="37.261">
            <text:p>37.261</text:p>
          </table:table-cell>
          <table:table-cell table:formula="of:=[.BC113]*1000000" office:value-type="float" office:value="0.0000000000042454">
            <text:p>4.2454E-012</text:p>
          </table:table-cell>
          <table:table-cell table:formula="of:=[.BD113]*1000000" office:value-type="float" office:value="0.000010843">
            <text:p>0.000010843</text:p>
          </table:table-cell>
          <table:table-cell table:formula="of:=([.BE113]+[.BF113])*1000000" office:value-type="float" office:value="0.0000048267">
            <text:p>4.8267E-006</text:p>
          </table:table-cell>
          <table:table-cell office:value-type="float" office:value="0.00065967">
            <text:p>0.00065967</text:p>
          </table:table-cell>
          <table:table-cell table:style-name="ce1" office:value-type="string">
            <text:p>7.8235e-05</text:p>
          </table:table-cell>
          <table:table-cell table:style-name="ce1" office:value-type="string">
            <text:p>1.6729e-05</text:p>
          </table:table-cell>
          <table:table-cell table:style-name="ce1" office:value-type="string">
            <text:p>9.0742e-09</text:p>
          </table:table-cell>
          <table:table-cell table:style-name="ce1" office:value-type="string">
            <text:p>1.5134e-06</text:p>
          </table:table-cell>
          <table:table-cell table:style-name="ce1" office:value-type="string">
            <text:p>2.5896e-05</text:p>
          </table:table-cell>
          <table:table-cell table:style-name="ce1" office:value-type="string">
            <text:p>1.6051e-18</text:p>
          </table:table-cell>
          <table:table-cell table:style-name="ce1" office:value-type="string">
            <text:p>3.9898e-11</text:p>
          </table:table-cell>
          <table:table-cell table:style-name="ce1" office:value-type="string">
            <text:p>4.0645e-12</text:p>
          </table:table-cell>
          <table:table-cell table:style-name="ce1" office:value-type="string">
            <text:p>2.4511e-12</text:p>
          </table:table-cell>
          <table:table-cell office:value-type="float" office:value="0.00061161">
            <text:p>0.00061161</text:p>
          </table:table-cell>
          <table:table-cell table:style-name="ce1" office:value-type="string">
            <text:p>9.3635e-05</text:p>
          </table:table-cell>
          <table:table-cell table:style-name="ce1" office:value-type="string">
            <text:p>1.7677e-05</text:p>
          </table:table-cell>
          <table:table-cell table:style-name="ce1" office:value-type="string">
            <text:p>8.1893e-09</text:p>
          </table:table-cell>
          <table:table-cell table:style-name="ce1" office:value-type="string">
            <text:p>5.3122e-06</text:p>
          </table:table-cell>
          <table:table-cell table:style-name="ce1" office:value-type="string">
            <text:p>3.2896e-05</text:p>
          </table:table-cell>
          <table:table-cell table:style-name="ce1" office:value-type="string">
            <text:p>2.3926e-18</text:p>
          </table:table-cell>
          <table:table-cell table:style-name="ce1" office:value-type="string">
            <text:p>2.2678e-11</text:p>
          </table:table-cell>
          <table:table-cell table:style-name="ce1" office:value-type="string">
            <text:p>3.889e-12</text:p>
          </table:table-cell>
          <table:table-cell table:style-name="ce1" office:value-type="string">
            <text:p>1.7123e-12</text:p>
          </table:table-cell>
          <table:table-cell office:value-type="float" office:value="0.00077127">
            <text:p>0.00077127</text:p>
          </table:table-cell>
          <table:table-cell table:style-name="ce1" office:value-type="string">
            <text:p>9.5382e-05</text:p>
          </table:table-cell>
          <table:table-cell table:style-name="ce1" office:value-type="string">
            <text:p>1.8987e-05</text:p>
          </table:table-cell>
          <table:table-cell table:style-name="ce1" office:value-type="string">
            <text:p>6.5028e-09</text:p>
          </table:table-cell>
          <table:table-cell table:style-name="ce1" office:value-type="string">
            <text:p>1.8783e-05</text:p>
          </table:table-cell>
          <table:table-cell table:style-name="ce1" office:value-type="string">
            <text:p>3.7261e-05</text:p>
          </table:table-cell>
          <table:table-cell table:style-name="ce1" office:value-type="string">
            <text:p>4.2454e-18</text:p>
          </table:table-cell>
          <table:table-cell table:style-name="ce1" office:value-type="string">
            <text:p>1.0843e-11</text:p>
          </table:table-cell>
          <table:table-cell table:style-name="ce1" office:value-type="string">
            <text:p>3.7621e-12</text:p>
          </table:table-cell>
          <table:table-cell table:style-name="ce1" office:value-type="string">
            <text:p>1.0646e-12</text:p>
          </table:table-cell>
        </table:table-row>
        <table:table-row table:style-name="ro2">
          <table:table-cell office:value-type="float" office:value="1120.702">
            <text:p>1120.702</text:p>
          </table:table-cell>
          <table:table-cell table:formula="of:=[.AC114]*1000000" office:value-type="float" office:value="654.54">
            <text:p>654.54</text:p>
          </table:table-cell>
          <table:table-cell table:formula="of:=[.AD114]*1000000" office:value-type="float" office:value="77.677">
            <text:p>77.677</text:p>
          </table:table-cell>
          <table:table-cell table:formula="of:=[.AE114]*1000000" office:value-type="float" office:value="16.659">
            <text:p>16.659</text:p>
          </table:table-cell>
          <table:table-cell table:formula="of:=[.AF114]*1000000" office:value-type="float" office:value="0.00914">
            <text:p>0.00914</text:p>
          </table:table-cell>
          <table:table-cell table:formula="of:=[.AG114]*1000000" office:value-type="float" office:value="1.5081">
            <text:p>1.5081</text:p>
          </table:table-cell>
          <table:table-cell table:formula="of:=[.AH114]*1000000" office:value-type="float" office:value="25.78">
            <text:p>25.78</text:p>
          </table:table-cell>
          <table:table-cell table:formula="of:=[.AI114]*1000000" office:value-type="float" office:value="0.0000000000015566">
            <text:p>1.5566E-012</text:p>
          </table:table-cell>
          <table:table-cell table:formula="of:=[.AJ114]*1000000" office:value-type="float" office:value="0.000039725">
            <text:p>0.000039725</text:p>
          </table:table-cell>
          <table:table-cell table:formula="of:=([.AK114]+[.AL114])*1000000" office:value-type="float" office:value="0.0000064348">
            <text:p>6.4348E-006</text:p>
          </table:table-cell>
          <table:table-cell table:formula="of:=[.AM114]*1000000" office:value-type="float" office:value="605.89">
            <text:p>605.89</text:p>
          </table:table-cell>
          <table:table-cell table:formula="of:=[.AN114]*1000000" office:value-type="float" office:value="92.721">
            <text:p>92.721</text:p>
          </table:table-cell>
          <table:table-cell table:formula="of:=[.AO114]*1000000" office:value-type="float" office:value="17.611">
            <text:p>17.611</text:p>
          </table:table-cell>
          <table:table-cell table:formula="of:=[.AP114]*1000000" office:value-type="float" office:value="0.0082673">
            <text:p>0.0082673</text:p>
          </table:table-cell>
          <table:table-cell table:formula="of:=[.AQ114]*1000000" office:value-type="float" office:value="5.2949">
            <text:p>5.2949</text:p>
          </table:table-cell>
          <table:table-cell table:formula="of:=[.AR114]*1000000" office:value-type="float" office:value="32.718">
            <text:p>32.718</text:p>
          </table:table-cell>
          <table:table-cell table:formula="of:=[.AS114]*1000000" office:value-type="float" office:value="0.0000000000023201">
            <text:p>2.3201E-012</text:p>
          </table:table-cell>
          <table:table-cell table:formula="of:=[.AT114]*1000000" office:value-type="float" office:value="0.000022507">
            <text:p>0.000022507</text:p>
          </table:table-cell>
          <table:table-cell table:formula="of:=([.AU114]+[.AV114])*1000000" office:value-type="float" office:value="0.0000055205">
            <text:p>5.5205E-006</text:p>
          </table:table-cell>
          <table:table-cell table:formula="of:=[.AW114]*1000000" office:value-type="float" office:value="764.61">
            <text:p>764.61</text:p>
          </table:table-cell>
          <table:table-cell table:formula="of:=[.AX114]*1000000" office:value-type="float" office:value="93.977">
            <text:p>93.977</text:p>
          </table:table-cell>
          <table:table-cell table:formula="of:=[.AY114]*1000000" office:value-type="float" office:value="18.928">
            <text:p>18.928</text:p>
          </table:table-cell>
          <table:table-cell table:formula="of:=[.AZ114]*1000000" office:value-type="float" office:value="0.0065998">
            <text:p>0.0065998</text:p>
          </table:table-cell>
          <table:table-cell table:formula="of:=[.BA114]*1000000" office:value-type="float" office:value="18.684">
            <text:p>18.684</text:p>
          </table:table-cell>
          <table:table-cell table:formula="of:=[.BB114]*1000000" office:value-type="float" office:value="37.334">
            <text:p>37.334</text:p>
          </table:table-cell>
          <table:table-cell table:formula="of:=[.BC114]*1000000" office:value-type="float" office:value="0.0000000000041162">
            <text:p>4.1162E-012</text:p>
          </table:table-cell>
          <table:table-cell table:formula="of:=[.BD114]*1000000" office:value-type="float" office:value="0.000010706">
            <text:p>0.000010706</text:p>
          </table:table-cell>
          <table:table-cell table:formula="of:=([.BE114]+[.BF114])*1000000" office:value-type="float" office:value="0.0000047971">
            <text:p>4.7971E-006</text:p>
          </table:table-cell>
          <table:table-cell office:value-type="float" office:value="0.00065454">
            <text:p>0.00065454</text:p>
          </table:table-cell>
          <table:table-cell table:style-name="ce1" office:value-type="string">
            <text:p>7.7677e-05</text:p>
          </table:table-cell>
          <table:table-cell table:style-name="ce1" office:value-type="string">
            <text:p>1.6659e-05</text:p>
          </table:table-cell>
          <table:table-cell table:style-name="ce1" office:value-type="string">
            <text:p>9.14e-09</text:p>
          </table:table-cell>
          <table:table-cell table:style-name="ce1" office:value-type="string">
            <text:p>1.5081e-06</text:p>
          </table:table-cell>
          <table:table-cell table:style-name="ce1" office:value-type="string">
            <text:p>2.578e-05</text:p>
          </table:table-cell>
          <table:table-cell table:style-name="ce1" office:value-type="string">
            <text:p>1.5566e-18</text:p>
          </table:table-cell>
          <table:table-cell table:style-name="ce1" office:value-type="string">
            <text:p>3.9725e-11</text:p>
          </table:table-cell>
          <table:table-cell table:style-name="ce1" office:value-type="string">
            <text:p>4.0067e-12</text:p>
          </table:table-cell>
          <table:table-cell table:style-name="ce1" office:value-type="string">
            <text:p>2.4281e-12</text:p>
          </table:table-cell>
          <table:table-cell office:value-type="float" office:value="0.00060589">
            <text:p>0.00060589</text:p>
          </table:table-cell>
          <table:table-cell table:style-name="ce1" office:value-type="string">
            <text:p>9.2721e-05</text:p>
          </table:table-cell>
          <table:table-cell table:style-name="ce1" office:value-type="string">
            <text:p>1.7611e-05</text:p>
          </table:table-cell>
          <table:table-cell table:style-name="ce1" office:value-type="string">
            <text:p>8.2673e-09</text:p>
          </table:table-cell>
          <table:table-cell table:style-name="ce1" office:value-type="string">
            <text:p>5.2949e-06</text:p>
          </table:table-cell>
          <table:table-cell table:style-name="ce1" office:value-type="string">
            <text:p>3.2718e-05</text:p>
          </table:table-cell>
          <table:table-cell table:style-name="ce1" office:value-type="string">
            <text:p>2.3201e-18</text:p>
          </table:table-cell>
          <table:table-cell table:style-name="ce1" office:value-type="string">
            <text:p>2.2507e-11</text:p>
          </table:table-cell>
          <table:table-cell table:style-name="ce1" office:value-type="string">
            <text:p>3.824e-12</text:p>
          </table:table-cell>
          <table:table-cell table:style-name="ce1" office:value-type="string">
            <text:p>1.6965e-12</text:p>
          </table:table-cell>
          <table:table-cell office:value-type="float" office:value="0.00076461">
            <text:p>0.00076461</text:p>
          </table:table-cell>
          <table:table-cell table:style-name="ce1" office:value-type="string">
            <text:p>9.3977e-05</text:p>
          </table:table-cell>
          <table:table-cell table:style-name="ce1" office:value-type="string">
            <text:p>1.8928e-05</text:p>
          </table:table-cell>
          <table:table-cell table:style-name="ce1" office:value-type="string">
            <text:p>6.5998e-09</text:p>
          </table:table-cell>
          <table:table-cell table:style-name="ce1" office:value-type="string">
            <text:p>1.8684e-05</text:p>
          </table:table-cell>
          <table:table-cell table:style-name="ce1" office:value-type="string">
            <text:p>3.7334e-05</text:p>
          </table:table-cell>
          <table:table-cell table:style-name="ce1" office:value-type="string">
            <text:p>4.1162e-18</text:p>
          </table:table-cell>
          <table:table-cell table:style-name="ce1" office:value-type="string">
            <text:p>1.0706e-11</text:p>
          </table:table-cell>
          <table:table-cell table:style-name="ce1" office:value-type="string">
            <text:p>3.7284e-12</text:p>
          </table:table-cell>
          <table:table-cell table:style-name="ce1" office:value-type="string">
            <text:p>1.0687e-12</text:p>
          </table:table-cell>
        </table:table-row>
        <table:table-row table:style-name="ro2">
          <table:table-cell office:value-type="float" office:value="1130.702">
            <text:p>1130.702</text:p>
          </table:table-cell>
          <table:table-cell table:formula="of:=[.AC115]*1000000" office:value-type="float" office:value="649.46">
            <text:p>649.46</text:p>
          </table:table-cell>
          <table:table-cell table:formula="of:=[.AD115]*1000000" office:value-type="float" office:value="77.113">
            <text:p>77.113</text:p>
          </table:table-cell>
          <table:table-cell table:formula="of:=[.AE115]*1000000" office:value-type="float" office:value="16.587">
            <text:p>16.587</text:p>
          </table:table-cell>
          <table:table-cell table:formula="of:=[.AF115]*1000000" office:value-type="float" office:value="0.0092059">
            <text:p>0.0092059</text:p>
          </table:table-cell>
          <table:table-cell table:formula="of:=[.AG115]*1000000" office:value-type="float" office:value="1.5027">
            <text:p>1.5027</text:p>
          </table:table-cell>
          <table:table-cell table:formula="of:=[.AH115]*1000000" office:value-type="float" office:value="25.662">
            <text:p>25.662</text:p>
          </table:table-cell>
          <table:table-cell table:formula="of:=[.AI115]*1000000" office:value-type="float" office:value="0.0000000000015096">
            <text:p>1.5096E-012</text:p>
          </table:table-cell>
          <table:table-cell table:formula="of:=[.AJ115]*1000000" office:value-type="float" office:value="0.000039553">
            <text:p>0.000039553</text:p>
          </table:table-cell>
          <table:table-cell table:formula="of:=([.AK115]+[.AL115])*1000000" office:value-type="float" office:value="0.0000063547">
            <text:p>6.3547E-006</text:p>
          </table:table-cell>
          <table:table-cell table:formula="of:=[.AM115]*1000000" office:value-type="float" office:value="600.25">
            <text:p>600.25</text:p>
          </table:table-cell>
          <table:table-cell table:formula="of:=[.AN115]*1000000" office:value-type="float" office:value="91.815">
            <text:p>91.815</text:p>
          </table:table-cell>
          <table:table-cell table:formula="of:=[.AO115]*1000000" office:value-type="float" office:value="17.545">
            <text:p>17.545</text:p>
          </table:table-cell>
          <table:table-cell table:formula="of:=[.AP115]*1000000" office:value-type="float" office:value="0.0083446">
            <text:p>0.0083446</text:p>
          </table:table-cell>
          <table:table-cell table:formula="of:=[.AQ115]*1000000" office:value-type="float" office:value="5.2777">
            <text:p>5.2777</text:p>
          </table:table-cell>
          <table:table-cell table:formula="of:=[.AR115]*1000000" office:value-type="float" office:value="32.535">
            <text:p>32.535</text:p>
          </table:table-cell>
          <table:table-cell table:formula="of:=[.AS115]*1000000" office:value-type="float" office:value="0.0000000000022498">
            <text:p>2.2498E-012</text:p>
          </table:table-cell>
          <table:table-cell table:formula="of:=[.AT115]*1000000" office:value-type="float" office:value="0.000022338">
            <text:p>0.000022338</text:p>
          </table:table-cell>
          <table:table-cell table:formula="of:=([.AU115]+[.AV115])*1000000" office:value-type="float" office:value="0.0000054402">
            <text:p>5.4402E-006</text:p>
          </table:table-cell>
          <table:table-cell table:formula="of:=[.AW115]*1000000" office:value-type="float" office:value="758.1">
            <text:p>758.1</text:p>
          </table:table-cell>
          <table:table-cell table:formula="of:=[.AX115]*1000000" office:value-type="float" office:value="92.593">
            <text:p>92.593</text:p>
          </table:table-cell>
          <table:table-cell table:formula="of:=[.AY115]*1000000" office:value-type="float" office:value="18.87">
            <text:p>18.87</text:p>
          </table:table-cell>
          <table:table-cell table:formula="of:=[.AZ115]*1000000" office:value-type="float" office:value="0.0066956">
            <text:p>0.0066956</text:p>
          </table:table-cell>
          <table:table-cell table:formula="of:=[.BA115]*1000000" office:value-type="float" office:value="18.588">
            <text:p>18.588</text:p>
          </table:table-cell>
          <table:table-cell table:formula="of:=[.BB115]*1000000" office:value-type="float" office:value="37.377">
            <text:p>37.377</text:p>
          </table:table-cell>
          <table:table-cell table:formula="of:=[.BC115]*1000000" office:value-type="float" office:value="0.000000000003991">
            <text:p>3.991E-012</text:p>
          </table:table-cell>
          <table:table-cell table:formula="of:=[.BD115]*1000000" office:value-type="float" office:value="0.00001057">
            <text:p>0.00001057</text:p>
          </table:table-cell>
          <table:table-cell table:formula="of:=([.BE115]+[.BF115])*1000000" office:value-type="float" office:value="0.0000047634">
            <text:p>4.7634E-006</text:p>
          </table:table-cell>
          <table:table-cell office:value-type="float" office:value="0.00064946">
            <text:p>0.00064946</text:p>
          </table:table-cell>
          <table:table-cell table:style-name="ce1" office:value-type="string">
            <text:p>7.7113e-05</text:p>
          </table:table-cell>
          <table:table-cell table:style-name="ce1" office:value-type="string">
            <text:p>1.6587e-05</text:p>
          </table:table-cell>
          <table:table-cell table:style-name="ce1" office:value-type="string">
            <text:p>9.2059e-09</text:p>
          </table:table-cell>
          <table:table-cell table:style-name="ce1" office:value-type="string">
            <text:p>1.5027e-06</text:p>
          </table:table-cell>
          <table:table-cell table:style-name="ce1" office:value-type="string">
            <text:p>2.5662e-05</text:p>
          </table:table-cell>
          <table:table-cell table:style-name="ce1" office:value-type="string">
            <text:p>1.5096e-18</text:p>
          </table:table-cell>
          <table:table-cell table:style-name="ce1" office:value-type="string">
            <text:p>3.9553e-11</text:p>
          </table:table-cell>
          <table:table-cell table:style-name="ce1" office:value-type="string">
            <text:p>3.9497e-12</text:p>
          </table:table-cell>
          <table:table-cell table:style-name="ce1" office:value-type="string">
            <text:p>2.405e-12</text:p>
          </table:table-cell>
          <table:table-cell office:value-type="float" office:value="0.00060025">
            <text:p>0.00060025</text:p>
          </table:table-cell>
          <table:table-cell table:style-name="ce1" office:value-type="string">
            <text:p>9.1815e-05</text:p>
          </table:table-cell>
          <table:table-cell table:style-name="ce1" office:value-type="string">
            <text:p>1.7545e-05</text:p>
          </table:table-cell>
          <table:table-cell table:style-name="ce1" office:value-type="string">
            <text:p>8.3446e-09</text:p>
          </table:table-cell>
          <table:table-cell table:style-name="ce1" office:value-type="string">
            <text:p>5.2777e-06</text:p>
          </table:table-cell>
          <table:table-cell table:style-name="ce1" office:value-type="string">
            <text:p>3.2535e-05</text:p>
          </table:table-cell>
          <table:table-cell table:style-name="ce1" office:value-type="string">
            <text:p>2.2498e-18</text:p>
          </table:table-cell>
          <table:table-cell table:style-name="ce1" office:value-type="string">
            <text:p>2.2338e-11</text:p>
          </table:table-cell>
          <table:table-cell table:style-name="ce1" office:value-type="string">
            <text:p>3.7598e-12</text:p>
          </table:table-cell>
          <table:table-cell table:style-name="ce1" office:value-type="string">
            <text:p>1.6804e-12</text:p>
          </table:table-cell>
          <table:table-cell office:value-type="float" office:value="0.0007581">
            <text:p>0.0007581</text:p>
          </table:table-cell>
          <table:table-cell table:style-name="ce1" office:value-type="string">
            <text:p>9.2593e-05</text:p>
          </table:table-cell>
          <table:table-cell table:style-name="ce1" office:value-type="string">
            <text:p>1.887e-05</text:p>
          </table:table-cell>
          <table:table-cell table:style-name="ce1" office:value-type="string">
            <text:p>6.6956e-09</text:p>
          </table:table-cell>
          <table:table-cell table:style-name="ce1" office:value-type="string">
            <text:p>1.8588e-05</text:p>
          </table:table-cell>
          <table:table-cell table:style-name="ce1" office:value-type="string">
            <text:p>3.7377e-05</text:p>
          </table:table-cell>
          <table:table-cell table:style-name="ce1" office:value-type="string">
            <text:p>3.991e-18</text:p>
          </table:table-cell>
          <table:table-cell table:style-name="ce1" office:value-type="string">
            <text:p>1.057e-11</text:p>
          </table:table-cell>
          <table:table-cell table:style-name="ce1" office:value-type="string">
            <text:p>3.6919e-12</text:p>
          </table:table-cell>
          <table:table-cell table:style-name="ce1" office:value-type="string">
            <text:p>1.0715e-12</text:p>
          </table:table-cell>
        </table:table-row>
        <table:table-row table:style-name="ro2">
          <table:table-cell office:value-type="float" office:value="1140.702">
            <text:p>1140.702</text:p>
          </table:table-cell>
          <table:table-cell table:formula="of:=[.AC116]*1000000" office:value-type="float" office:value="644.42">
            <text:p>644.42</text:p>
          </table:table-cell>
          <table:table-cell table:formula="of:=[.AD116]*1000000" office:value-type="float" office:value="76.55">
            <text:p>76.55</text:p>
          </table:table-cell>
          <table:table-cell table:formula="of:=[.AE116]*1000000" office:value-type="float" office:value="16.516">
            <text:p>16.516</text:p>
          </table:table-cell>
          <table:table-cell table:formula="of:=[.AF116]*1000000" office:value-type="float" office:value="0.0092719">
            <text:p>0.0092719</text:p>
          </table:table-cell>
          <table:table-cell table:formula="of:=[.AG116]*1000000" office:value-type="float" office:value="1.4972">
            <text:p>1.4972</text:p>
          </table:table-cell>
          <table:table-cell table:formula="of:=[.AH116]*1000000" office:value-type="float" office:value="25.543">
            <text:p>25.543</text:p>
          </table:table-cell>
          <table:table-cell table:formula="of:=[.AI116]*1000000" office:value-type="float" office:value="0.0000000000014639">
            <text:p>1.4639E-012</text:p>
          </table:table-cell>
          <table:table-cell table:formula="of:=[.AJ116]*1000000" office:value-type="float" office:value="0.000039382">
            <text:p>0.000039382</text:p>
          </table:table-cell>
          <table:table-cell table:formula="of:=([.AK116]+[.AL116])*1000000" office:value-type="float" office:value="0.0000062753">
            <text:p>6.2753E-006</text:p>
          </table:table-cell>
          <table:table-cell table:formula="of:=[.AM116]*1000000" office:value-type="float" office:value="594.67">
            <text:p>594.67</text:p>
          </table:table-cell>
          <table:table-cell table:formula="of:=[.AN116]*1000000" office:value-type="float" office:value="90.917">
            <text:p>90.917</text:p>
          </table:table-cell>
          <table:table-cell table:formula="of:=[.AO116]*1000000" office:value-type="float" office:value="17.478">
            <text:p>17.478</text:p>
          </table:table-cell>
          <table:table-cell table:formula="of:=[.AP116]*1000000" office:value-type="float" office:value="0.008421">
            <text:p>0.008421</text:p>
          </table:table-cell>
          <table:table-cell table:formula="of:=[.AQ116]*1000000" office:value-type="float" office:value="5.2606">
            <text:p>5.2606</text:p>
          </table:table-cell>
          <table:table-cell table:formula="of:=[.AR116]*1000000" office:value-type="float" office:value="32.348">
            <text:p>32.348</text:p>
          </table:table-cell>
          <table:table-cell table:formula="of:=[.AS116]*1000000" office:value-type="float" office:value="0.0000000000021817">
            <text:p>2.1817E-012</text:p>
          </table:table-cell>
          <table:table-cell table:formula="of:=[.AT116]*1000000" office:value-type="float" office:value="0.000022169">
            <text:p>0.000022169</text:p>
          </table:table-cell>
          <table:table-cell table:formula="of:=([.AU116]+[.AV116])*1000000" office:value-type="float" office:value="0.0000053603">
            <text:p>5.3603E-006</text:p>
          </table:table-cell>
          <table:table-cell table:formula="of:=[.AW116]*1000000" office:value-type="float" office:value="751.74">
            <text:p>751.74</text:p>
          </table:table-cell>
          <table:table-cell table:formula="of:=[.AX116]*1000000" office:value-type="float" office:value="91.228">
            <text:p>91.228</text:p>
          </table:table-cell>
          <table:table-cell table:formula="of:=[.AY116]*1000000" office:value-type="float" office:value="18.811">
            <text:p>18.811</text:p>
          </table:table-cell>
          <table:table-cell table:formula="of:=[.AZ116]*1000000" office:value-type="float" office:value="0.0067902">
            <text:p>0.0067902</text:p>
          </table:table-cell>
          <table:table-cell table:formula="of:=[.BA116]*1000000" office:value-type="float" office:value="18.495">
            <text:p>18.495</text:p>
          </table:table-cell>
          <table:table-cell table:formula="of:=[.BB116]*1000000" office:value-type="float" office:value="37.392">
            <text:p>37.392</text:p>
          </table:table-cell>
          <table:table-cell table:formula="of:=[.BC116]*1000000" office:value-type="float" office:value="0.0000000000038696">
            <text:p>3.8696E-012</text:p>
          </table:table-cell>
          <table:table-cell table:formula="of:=[.BD116]*1000000" office:value-type="float" office:value="0.000010435">
            <text:p>0.000010435</text:p>
          </table:table-cell>
          <table:table-cell table:formula="of:=([.BE116]+[.BF116])*1000000" office:value-type="float" office:value="0.0000047259">
            <text:p>4.7259E-006</text:p>
          </table:table-cell>
          <table:table-cell office:value-type="float" office:value="0.00064442">
            <text:p>0.00064442</text:p>
          </table:table-cell>
          <table:table-cell table:style-name="ce1" office:value-type="string">
            <text:p>7.655e-05</text:p>
          </table:table-cell>
          <table:table-cell table:style-name="ce1" office:value-type="string">
            <text:p>1.6516e-05</text:p>
          </table:table-cell>
          <table:table-cell table:style-name="ce1" office:value-type="string">
            <text:p>9.2719e-09</text:p>
          </table:table-cell>
          <table:table-cell table:style-name="ce1" office:value-type="string">
            <text:p>1.4972e-06</text:p>
          </table:table-cell>
          <table:table-cell table:style-name="ce1" office:value-type="string">
            <text:p>2.5543e-05</text:p>
          </table:table-cell>
          <table:table-cell table:style-name="ce1" office:value-type="string">
            <text:p>1.4639e-18</text:p>
          </table:table-cell>
          <table:table-cell table:style-name="ce1" office:value-type="string">
            <text:p>3.9382e-11</text:p>
          </table:table-cell>
          <table:table-cell table:style-name="ce1" office:value-type="string">
            <text:p>3.8934e-12</text:p>
          </table:table-cell>
          <table:table-cell table:style-name="ce1" office:value-type="string">
            <text:p>2.3819e-12</text:p>
          </table:table-cell>
          <table:table-cell office:value-type="float" office:value="0.00059467">
            <text:p>0.00059467</text:p>
          </table:table-cell>
          <table:table-cell table:style-name="ce1" office:value-type="string">
            <text:p>9.0917e-05</text:p>
          </table:table-cell>
          <table:table-cell table:style-name="ce1" office:value-type="string">
            <text:p>1.7478e-05</text:p>
          </table:table-cell>
          <table:table-cell table:style-name="ce1" office:value-type="string">
            <text:p>8.421e-09</text:p>
          </table:table-cell>
          <table:table-cell table:style-name="ce1" office:value-type="string">
            <text:p>5.2606e-06</text:p>
          </table:table-cell>
          <table:table-cell table:style-name="ce1" office:value-type="string">
            <text:p>3.2348e-05</text:p>
          </table:table-cell>
          <table:table-cell table:style-name="ce1" office:value-type="string">
            <text:p>2.1817e-18</text:p>
          </table:table-cell>
          <table:table-cell table:style-name="ce1" office:value-type="string">
            <text:p>2.2169e-11</text:p>
          </table:table-cell>
          <table:table-cell table:style-name="ce1" office:value-type="string">
            <text:p>3.6963e-12</text:p>
          </table:table-cell>
          <table:table-cell table:style-name="ce1" office:value-type="string">
            <text:p>1.664e-12</text:p>
          </table:table-cell>
          <table:table-cell office:value-type="float" office:value="0.00075174">
            <text:p>0.00075174</text:p>
          </table:table-cell>
          <table:table-cell table:style-name="ce1" office:value-type="string">
            <text:p>9.1228e-05</text:p>
          </table:table-cell>
          <table:table-cell table:style-name="ce1" office:value-type="string">
            <text:p>1.8811e-05</text:p>
          </table:table-cell>
          <table:table-cell table:style-name="ce1" office:value-type="string">
            <text:p>6.7902e-09</text:p>
          </table:table-cell>
          <table:table-cell table:style-name="ce1" office:value-type="string">
            <text:p>1.8495e-05</text:p>
          </table:table-cell>
          <table:table-cell table:style-name="ce1" office:value-type="string">
            <text:p>3.7392e-05</text:p>
          </table:table-cell>
          <table:table-cell table:style-name="ce1" office:value-type="string">
            <text:p>3.8696e-18</text:p>
          </table:table-cell>
          <table:table-cell table:style-name="ce1" office:value-type="string">
            <text:p>1.0435e-11</text:p>
          </table:table-cell>
          <table:table-cell table:style-name="ce1" office:value-type="string">
            <text:p>3.6528e-12</text:p>
          </table:table-cell>
          <table:table-cell table:style-name="ce1" office:value-type="string">
            <text:p>1.0731e-12</text:p>
          </table:table-cell>
        </table:table-row>
        <table:table-row table:style-name="ro2">
          <table:table-cell office:value-type="float" office:value="1150.702">
            <text:p>1150.702</text:p>
          </table:table-cell>
          <table:table-cell table:formula="of:=[.AC117]*1000000" office:value-type="float" office:value="639.42">
            <text:p>639.42</text:p>
          </table:table-cell>
          <table:table-cell table:formula="of:=[.AD117]*1000000" office:value-type="float" office:value="75.992">
            <text:p>75.992</text:p>
          </table:table-cell>
          <table:table-cell table:formula="of:=[.AE117]*1000000" office:value-type="float" office:value="16.444">
            <text:p>16.444</text:p>
          </table:table-cell>
          <table:table-cell table:formula="of:=[.AF117]*1000000" office:value-type="float" office:value="0.0093376">
            <text:p>0.0093376</text:p>
          </table:table-cell>
          <table:table-cell table:formula="of:=[.AG117]*1000000" office:value-type="float" office:value="1.4918">
            <text:p>1.4918</text:p>
          </table:table-cell>
          <table:table-cell table:formula="of:=[.AH117]*1000000" office:value-type="float" office:value="25.422">
            <text:p>25.422</text:p>
          </table:table-cell>
          <table:table-cell table:formula="of:=[.AI117]*1000000" office:value-type="float" office:value="0.0000000000014197">
            <text:p>1.4197E-012</text:p>
          </table:table-cell>
          <table:table-cell table:formula="of:=[.AJ117]*1000000" office:value-type="float" office:value="0.000039211">
            <text:p>0.000039211</text:p>
          </table:table-cell>
          <table:table-cell table:formula="of:=([.AK117]+[.AL117])*1000000" office:value-type="float" office:value="0.0000061968">
            <text:p>6.1968E-006</text:p>
          </table:table-cell>
          <table:table-cell table:formula="of:=[.AM117]*1000000" office:value-type="float" office:value="589.17">
            <text:p>589.17</text:p>
          </table:table-cell>
          <table:table-cell table:formula="of:=[.AN117]*1000000" office:value-type="float" office:value="90.027">
            <text:p>90.027</text:p>
          </table:table-cell>
          <table:table-cell table:formula="of:=[.AO117]*1000000" office:value-type="float" office:value="17.411">
            <text:p>17.411</text:p>
          </table:table-cell>
          <table:table-cell table:formula="of:=[.AP117]*1000000" office:value-type="float" office:value="0.0084967">
            <text:p>0.0084967</text:p>
          </table:table-cell>
          <table:table-cell table:formula="of:=[.AQ117]*1000000" office:value-type="float" office:value="5.2437">
            <text:p>5.2437</text:p>
          </table:table-cell>
          <table:table-cell table:formula="of:=[.AR117]*1000000" office:value-type="float" office:value="32.158">
            <text:p>32.158</text:p>
          </table:table-cell>
          <table:table-cell table:formula="of:=[.AS117]*1000000" office:value-type="float" office:value="0.0000000000021156">
            <text:p>2.1156E-012</text:p>
          </table:table-cell>
          <table:table-cell table:formula="of:=[.AT117]*1000000" office:value-type="float" office:value="0.000022002">
            <text:p>0.000022002</text:p>
          </table:table-cell>
          <table:table-cell table:formula="of:=([.AU117]+[.AV117])*1000000" office:value-type="float" office:value="0.000005281">
            <text:p>0.000005281</text:p>
          </table:table-cell>
          <table:table-cell table:formula="of:=[.AW117]*1000000" office:value-type="float" office:value="745.5">
            <text:p>745.5</text:p>
          </table:table-cell>
          <table:table-cell table:formula="of:=[.AX117]*1000000" office:value-type="float" office:value="89.883">
            <text:p>89.883</text:p>
          </table:table-cell>
          <table:table-cell table:formula="of:=[.AY117]*1000000" office:value-type="float" office:value="18.752">
            <text:p>18.752</text:p>
          </table:table-cell>
          <table:table-cell table:formula="of:=[.AZ117]*1000000" office:value-type="float" office:value="0.0068836">
            <text:p>0.0068836</text:p>
          </table:table-cell>
          <table:table-cell table:formula="of:=[.BA117]*1000000" office:value-type="float" office:value="18.404">
            <text:p>18.404</text:p>
          </table:table-cell>
          <table:table-cell table:formula="of:=[.BB117]*1000000" office:value-type="float" office:value="37.38">
            <text:p>37.38</text:p>
          </table:table-cell>
          <table:table-cell table:formula="of:=[.BC117]*1000000" office:value-type="float" office:value="0.000000000003752">
            <text:p>3.752E-012</text:p>
          </table:table-cell>
          <table:table-cell table:formula="of:=[.BD117]*1000000" office:value-type="float" office:value="0.000010302">
            <text:p>0.000010302</text:p>
          </table:table-cell>
          <table:table-cell table:formula="of:=([.BE117]+[.BF117])*1000000" office:value-type="float" office:value="0.0000046849">
            <text:p>4.6849E-006</text:p>
          </table:table-cell>
          <table:table-cell office:value-type="float" office:value="0.00063942">
            <text:p>0.00063942</text:p>
          </table:table-cell>
          <table:table-cell table:style-name="ce1" office:value-type="string">
            <text:p>7.5992e-05</text:p>
          </table:table-cell>
          <table:table-cell table:style-name="ce1" office:value-type="string">
            <text:p>1.6444e-05</text:p>
          </table:table-cell>
          <table:table-cell table:style-name="ce1" office:value-type="string">
            <text:p>9.3376e-09</text:p>
          </table:table-cell>
          <table:table-cell table:style-name="ce1" office:value-type="string">
            <text:p>1.4918e-06</text:p>
          </table:table-cell>
          <table:table-cell table:style-name="ce1" office:value-type="string">
            <text:p>2.5422e-05</text:p>
          </table:table-cell>
          <table:table-cell table:style-name="ce1" office:value-type="string">
            <text:p>1.4197e-18</text:p>
          </table:table-cell>
          <table:table-cell table:style-name="ce1" office:value-type="string">
            <text:p>3.9211e-11</text:p>
          </table:table-cell>
          <table:table-cell table:style-name="ce1" office:value-type="string">
            <text:p>3.838e-12</text:p>
          </table:table-cell>
          <table:table-cell table:style-name="ce1" office:value-type="string">
            <text:p>2.3588e-12</text:p>
          </table:table-cell>
          <table:table-cell office:value-type="float" office:value="0.00058917">
            <text:p>0.00058917</text:p>
          </table:table-cell>
          <table:table-cell table:style-name="ce1" office:value-type="string">
            <text:p>9.0027e-05</text:p>
          </table:table-cell>
          <table:table-cell table:style-name="ce1" office:value-type="string">
            <text:p>1.7411e-05</text:p>
          </table:table-cell>
          <table:table-cell table:style-name="ce1" office:value-type="string">
            <text:p>8.4967e-09</text:p>
          </table:table-cell>
          <table:table-cell table:style-name="ce1" office:value-type="string">
            <text:p>5.2437e-06</text:p>
          </table:table-cell>
          <table:table-cell table:style-name="ce1" office:value-type="string">
            <text:p>3.2158e-05</text:p>
          </table:table-cell>
          <table:table-cell table:style-name="ce1" office:value-type="string">
            <text:p>2.1156e-18</text:p>
          </table:table-cell>
          <table:table-cell table:style-name="ce1" office:value-type="string">
            <text:p>2.2002e-11</text:p>
          </table:table-cell>
          <table:table-cell table:style-name="ce1" office:value-type="string">
            <text:p>3.6336e-12</text:p>
          </table:table-cell>
          <table:table-cell table:style-name="ce1" office:value-type="string">
            <text:p>1.6474e-12</text:p>
          </table:table-cell>
          <table:table-cell office:value-type="float" office:value="0.0007455">
            <text:p>0.0007455</text:p>
          </table:table-cell>
          <table:table-cell table:style-name="ce1" office:value-type="string">
            <text:p>8.9883e-05</text:p>
          </table:table-cell>
          <table:table-cell table:style-name="ce1" office:value-type="string">
            <text:p>1.8752e-05</text:p>
          </table:table-cell>
          <table:table-cell table:style-name="ce1" office:value-type="string">
            <text:p>6.8836e-09</text:p>
          </table:table-cell>
          <table:table-cell table:style-name="ce1" office:value-type="string">
            <text:p>1.8404e-05</text:p>
          </table:table-cell>
          <table:table-cell table:style-name="ce1" office:value-type="string">
            <text:p>3.738e-05</text:p>
          </table:table-cell>
          <table:table-cell table:style-name="ce1" office:value-type="string">
            <text:p>3.752e-18</text:p>
          </table:table-cell>
          <table:table-cell table:style-name="ce1" office:value-type="string">
            <text:p>1.0302e-11</text:p>
          </table:table-cell>
          <table:table-cell table:style-name="ce1" office:value-type="string">
            <text:p>3.6115e-12</text:p>
          </table:table-cell>
          <table:table-cell table:style-name="ce1" office:value-type="string">
            <text:p>1.0734e-12</text:p>
          </table:table-cell>
        </table:table-row>
        <table:table-row table:style-name="ro2">
          <table:table-cell office:value-type="float" office:value="1160.702">
            <text:p>1160.702</text:p>
          </table:table-cell>
          <table:table-cell table:formula="of:=[.AC118]*1000000" office:value-type="float" office:value="634.47">
            <text:p>634.47</text:p>
          </table:table-cell>
          <table:table-cell table:formula="of:=[.AD118]*1000000" office:value-type="float" office:value="75.441">
            <text:p>75.441</text:p>
          </table:table-cell>
          <table:table-cell table:formula="of:=[.AE118]*1000000" office:value-type="float" office:value="16.372">
            <text:p>16.372</text:p>
          </table:table-cell>
          <table:table-cell table:formula="of:=[.AF118]*1000000" office:value-type="float" office:value="0.0094031">
            <text:p>0.0094031</text:p>
          </table:table-cell>
          <table:table-cell table:formula="of:=[.AG118]*1000000" office:value-type="float" office:value="1.4865">
            <text:p>1.4865</text:p>
          </table:table-cell>
          <table:table-cell table:formula="of:=[.AH118]*1000000" office:value-type="float" office:value="25.3">
            <text:p>25.3</text:p>
          </table:table-cell>
          <table:table-cell table:formula="of:=[.AI118]*1000000" office:value-type="float" office:value="0.0000000000013768">
            <text:p>1.3768E-012</text:p>
          </table:table-cell>
          <table:table-cell table:formula="of:=[.AJ118]*1000000" office:value-type="float" office:value="0.000039042">
            <text:p>0.000039042</text:p>
          </table:table-cell>
          <table:table-cell table:formula="of:=([.AK118]+[.AL118])*1000000" office:value-type="float" office:value="0.0000061192">
            <text:p>6.1192E-006</text:p>
          </table:table-cell>
          <table:table-cell table:formula="of:=[.AM118]*1000000" office:value-type="float" office:value="583.72">
            <text:p>583.72</text:p>
          </table:table-cell>
          <table:table-cell table:formula="of:=[.AN118]*1000000" office:value-type="float" office:value="89.144">
            <text:p>89.144</text:p>
          </table:table-cell>
          <table:table-cell table:formula="of:=[.AO118]*1000000" office:value-type="float" office:value="17.343">
            <text:p>17.343</text:p>
          </table:table-cell>
          <table:table-cell table:formula="of:=[.AP118]*1000000" office:value-type="float" office:value="0.0085716">
            <text:p>0.0085716</text:p>
          </table:table-cell>
          <table:table-cell table:formula="of:=[.AQ118]*1000000" office:value-type="float" office:value="5.2269">
            <text:p>5.2269</text:p>
          </table:table-cell>
          <table:table-cell table:formula="of:=[.AR118]*1000000" office:value-type="float" office:value="31.964">
            <text:p>31.964</text:p>
          </table:table-cell>
          <table:table-cell table:formula="of:=[.AS118]*1000000" office:value-type="float" office:value="0.0000000000020515">
            <text:p>2.0515E-012</text:p>
          </table:table-cell>
          <table:table-cell table:formula="of:=[.AT118]*1000000" office:value-type="float" office:value="0.000021836">
            <text:p>0.000021836</text:p>
          </table:table-cell>
          <table:table-cell table:formula="of:=([.AU118]+[.AV118])*1000000" office:value-type="float" office:value="0.0000052025">
            <text:p>5.2025E-006</text:p>
          </table:table-cell>
          <table:table-cell table:formula="of:=[.AW118]*1000000" office:value-type="float" office:value="739.4">
            <text:p>739.4</text:p>
          </table:table-cell>
          <table:table-cell table:formula="of:=[.AX118]*1000000" office:value-type="float" office:value="88.557">
            <text:p>88.557</text:p>
          </table:table-cell>
          <table:table-cell table:formula="of:=[.AY118]*1000000" office:value-type="float" office:value="18.692">
            <text:p>18.692</text:p>
          </table:table-cell>
          <table:table-cell table:formula="of:=[.AZ118]*1000000" office:value-type="float" office:value="0.0069759">
            <text:p>0.0069759</text:p>
          </table:table-cell>
          <table:table-cell table:formula="of:=[.BA118]*1000000" office:value-type="float" office:value="18.316">
            <text:p>18.316</text:p>
          </table:table-cell>
          <table:table-cell table:formula="of:=[.BB118]*1000000" office:value-type="float" office:value="37.344">
            <text:p>37.344</text:p>
          </table:table-cell>
          <table:table-cell table:formula="of:=[.BC118]*1000000" office:value-type="float" office:value="0.0000000000036379">
            <text:p>3.6379E-012</text:p>
          </table:table-cell>
          <table:table-cell table:formula="of:=[.BD118]*1000000" office:value-type="float" office:value="0.00001017">
            <text:p>0.00001017</text:p>
          </table:table-cell>
          <table:table-cell table:formula="of:=([.BE118]+[.BF118])*1000000" office:value-type="float" office:value="0.0000046409">
            <text:p>4.6409E-006</text:p>
          </table:table-cell>
          <table:table-cell office:value-type="float" office:value="0.00063447">
            <text:p>0.00063447</text:p>
          </table:table-cell>
          <table:table-cell table:style-name="ce1" office:value-type="string">
            <text:p>7.5441e-05</text:p>
          </table:table-cell>
          <table:table-cell table:style-name="ce1" office:value-type="string">
            <text:p>1.6372e-05</text:p>
          </table:table-cell>
          <table:table-cell table:style-name="ce1" office:value-type="string">
            <text:p>9.4031e-09</text:p>
          </table:table-cell>
          <table:table-cell table:style-name="ce1" office:value-type="string">
            <text:p>1.4865e-06</text:p>
          </table:table-cell>
          <table:table-cell table:style-name="ce1" office:value-type="string">
            <text:p>2.53e-05</text:p>
          </table:table-cell>
          <table:table-cell table:style-name="ce1" office:value-type="string">
            <text:p>1.3768e-18</text:p>
          </table:table-cell>
          <table:table-cell table:style-name="ce1" office:value-type="string">
            <text:p>3.9042e-11</text:p>
          </table:table-cell>
          <table:table-cell table:style-name="ce1" office:value-type="string">
            <text:p>3.7835e-12</text:p>
          </table:table-cell>
          <table:table-cell table:style-name="ce1" office:value-type="string">
            <text:p>2.3357e-12</text:p>
          </table:table-cell>
          <table:table-cell office:value-type="float" office:value="0.00058372">
            <text:p>0.00058372</text:p>
          </table:table-cell>
          <table:table-cell table:style-name="ce1" office:value-type="string">
            <text:p>8.9144e-05</text:p>
          </table:table-cell>
          <table:table-cell table:style-name="ce1" office:value-type="string">
            <text:p>1.7343e-05</text:p>
          </table:table-cell>
          <table:table-cell table:style-name="ce1" office:value-type="string">
            <text:p>8.5716e-09</text:p>
          </table:table-cell>
          <table:table-cell table:style-name="ce1" office:value-type="string">
            <text:p>5.2269e-06</text:p>
          </table:table-cell>
          <table:table-cell table:style-name="ce1" office:value-type="string">
            <text:p>3.1964e-05</text:p>
          </table:table-cell>
          <table:table-cell table:style-name="ce1" office:value-type="string">
            <text:p>2.0515e-18</text:p>
          </table:table-cell>
          <table:table-cell table:style-name="ce1" office:value-type="string">
            <text:p>2.1836e-11</text:p>
          </table:table-cell>
          <table:table-cell table:style-name="ce1" office:value-type="string">
            <text:p>3.5718e-12</text:p>
          </table:table-cell>
          <table:table-cell table:style-name="ce1" office:value-type="string">
            <text:p>1.6307e-12</text:p>
          </table:table-cell>
          <table:table-cell office:value-type="float" office:value="0.0007394">
            <text:p>0.0007394</text:p>
          </table:table-cell>
          <table:table-cell table:style-name="ce1" office:value-type="string">
            <text:p>8.8557e-05</text:p>
          </table:table-cell>
          <table:table-cell table:style-name="ce1" office:value-type="string">
            <text:p>1.8692e-05</text:p>
          </table:table-cell>
          <table:table-cell table:style-name="ce1" office:value-type="string">
            <text:p>6.9759e-09</text:p>
          </table:table-cell>
          <table:table-cell table:style-name="ce1" office:value-type="string">
            <text:p>1.8316e-05</text:p>
          </table:table-cell>
          <table:table-cell table:style-name="ce1" office:value-type="string">
            <text:p>3.7344e-05</text:p>
          </table:table-cell>
          <table:table-cell table:style-name="ce1" office:value-type="string">
            <text:p>3.6379e-18</text:p>
          </table:table-cell>
          <table:table-cell table:style-name="ce1" office:value-type="string">
            <text:p>1.017e-11</text:p>
          </table:table-cell>
          <table:table-cell table:style-name="ce1" office:value-type="string">
            <text:p>3.5682e-12</text:p>
          </table:table-cell>
          <table:table-cell table:style-name="ce1" office:value-type="string">
            <text:p>1.0727e-12</text:p>
          </table:table-cell>
        </table:table-row>
        <table:table-row table:style-name="ro2">
          <table:table-cell office:value-type="float" office:value="1170.702">
            <text:p>1170.702</text:p>
          </table:table-cell>
          <table:table-cell table:formula="of:=[.AC119]*1000000" office:value-type="float" office:value="629.55">
            <text:p>629.55</text:p>
          </table:table-cell>
          <table:table-cell table:formula="of:=[.AD119]*1000000" office:value-type="float" office:value="74.897">
            <text:p>74.897</text:p>
          </table:table-cell>
          <table:table-cell table:formula="of:=[.AE119]*1000000" office:value-type="float" office:value="16.299">
            <text:p>16.299</text:p>
          </table:table-cell>
          <table:table-cell table:formula="of:=[.AF119]*1000000" office:value-type="float" office:value="0.0094678">
            <text:p>0.0094678</text:p>
          </table:table-cell>
          <table:table-cell table:formula="of:=[.AG119]*1000000" office:value-type="float" office:value="1.4812">
            <text:p>1.4812</text:p>
          </table:table-cell>
          <table:table-cell table:formula="of:=[.AH119]*1000000" office:value-type="float" office:value="25.177">
            <text:p>25.177</text:p>
          </table:table-cell>
          <table:table-cell table:formula="of:=[.AI119]*1000000" office:value-type="float" office:value="0.0000000000013352">
            <text:p>1.3352E-012</text:p>
          </table:table-cell>
          <table:table-cell table:formula="of:=[.AJ119]*1000000" office:value-type="float" office:value="0.000038873">
            <text:p>0.000038873</text:p>
          </table:table-cell>
          <table:table-cell table:formula="of:=([.AK119]+[.AL119])*1000000" office:value-type="float" office:value="0.0000060424">
            <text:p>6.0424E-006</text:p>
          </table:table-cell>
          <table:table-cell table:formula="of:=[.AM119]*1000000" office:value-type="float" office:value="578.34">
            <text:p>578.34</text:p>
          </table:table-cell>
          <table:table-cell table:formula="of:=[.AN119]*1000000" office:value-type="float" office:value="88.269">
            <text:p>88.269</text:p>
          </table:table-cell>
          <table:table-cell table:formula="of:=[.AO119]*1000000" office:value-type="float" office:value="17.275">
            <text:p>17.275</text:p>
          </table:table-cell>
          <table:table-cell table:formula="of:=[.AP119]*1000000" office:value-type="float" office:value="0.0086458">
            <text:p>0.0086458</text:p>
          </table:table-cell>
          <table:table-cell table:formula="of:=[.AQ119]*1000000" office:value-type="float" office:value="5.2102">
            <text:p>5.2102</text:p>
          </table:table-cell>
          <table:table-cell table:formula="of:=[.AR119]*1000000" office:value-type="float" office:value="31.767">
            <text:p>31.767</text:p>
          </table:table-cell>
          <table:table-cell table:formula="of:=[.AS119]*1000000" office:value-type="float" office:value="0.0000000000019895">
            <text:p>1.9895E-012</text:p>
          </table:table-cell>
          <table:table-cell table:formula="of:=[.AT119]*1000000" office:value-type="float" office:value="0.000021671">
            <text:p>0.000021671</text:p>
          </table:table-cell>
          <table:table-cell table:formula="of:=([.AU119]+[.AV119])*1000000" office:value-type="float" office:value="0.0000051245">
            <text:p>5.1245E-006</text:p>
          </table:table-cell>
          <table:table-cell table:formula="of:=[.AW119]*1000000" office:value-type="float" office:value="733.43">
            <text:p>733.43</text:p>
          </table:table-cell>
          <table:table-cell table:formula="of:=[.AX119]*1000000" office:value-type="float" office:value="87.248">
            <text:p>87.248</text:p>
          </table:table-cell>
          <table:table-cell table:formula="of:=[.AY119]*1000000" office:value-type="float" office:value="18.632">
            <text:p>18.632</text:p>
          </table:table-cell>
          <table:table-cell table:formula="of:=[.AZ119]*1000000" office:value-type="float" office:value="0.0070671">
            <text:p>0.0070671</text:p>
          </table:table-cell>
          <table:table-cell table:formula="of:=[.BA119]*1000000" office:value-type="float" office:value="18.23">
            <text:p>18.23</text:p>
          </table:table-cell>
          <table:table-cell table:formula="of:=[.BB119]*1000000" office:value-type="float" office:value="37.284">
            <text:p>37.284</text:p>
          </table:table-cell>
          <table:table-cell table:formula="of:=[.BC119]*1000000" office:value-type="float" office:value="0.0000000000035274">
            <text:p>3.5274E-012</text:p>
          </table:table-cell>
          <table:table-cell table:formula="of:=[.BD119]*1000000" office:value-type="float" office:value="0.00001004">
            <text:p>0.00001004</text:p>
          </table:table-cell>
          <table:table-cell table:formula="of:=([.BE119]+[.BF119])*1000000" office:value-type="float" office:value="0.0000045941">
            <text:p>4.5941E-006</text:p>
          </table:table-cell>
          <table:table-cell office:value-type="float" office:value="0.00062955">
            <text:p>0.00062955</text:p>
          </table:table-cell>
          <table:table-cell table:style-name="ce1" office:value-type="string">
            <text:p>7.4897e-05</text:p>
          </table:table-cell>
          <table:table-cell table:style-name="ce1" office:value-type="string">
            <text:p>1.6299e-05</text:p>
          </table:table-cell>
          <table:table-cell table:style-name="ce1" office:value-type="string">
            <text:p>9.4678e-09</text:p>
          </table:table-cell>
          <table:table-cell table:style-name="ce1" office:value-type="string">
            <text:p>1.4812e-06</text:p>
          </table:table-cell>
          <table:table-cell table:style-name="ce1" office:value-type="string">
            <text:p>2.5177e-05</text:p>
          </table:table-cell>
          <table:table-cell table:style-name="ce1" office:value-type="string">
            <text:p>1.3352e-18</text:p>
          </table:table-cell>
          <table:table-cell table:style-name="ce1" office:value-type="string">
            <text:p>3.8873e-11</text:p>
          </table:table-cell>
          <table:table-cell table:style-name="ce1" office:value-type="string">
            <text:p>3.7297e-12</text:p>
          </table:table-cell>
          <table:table-cell table:style-name="ce1" office:value-type="string">
            <text:p>2.3127e-12</text:p>
          </table:table-cell>
          <table:table-cell office:value-type="float" office:value="0.00057834">
            <text:p>0.00057834</text:p>
          </table:table-cell>
          <table:table-cell table:style-name="ce1" office:value-type="string">
            <text:p>8.8269e-05</text:p>
          </table:table-cell>
          <table:table-cell table:style-name="ce1" office:value-type="string">
            <text:p>1.7275e-05</text:p>
          </table:table-cell>
          <table:table-cell table:style-name="ce1" office:value-type="string">
            <text:p>8.6458e-09</text:p>
          </table:table-cell>
          <table:table-cell table:style-name="ce1" office:value-type="string">
            <text:p>5.2102e-06</text:p>
          </table:table-cell>
          <table:table-cell table:style-name="ce1" office:value-type="string">
            <text:p>3.1767e-05</text:p>
          </table:table-cell>
          <table:table-cell table:style-name="ce1" office:value-type="string">
            <text:p>1.9895e-18</text:p>
          </table:table-cell>
          <table:table-cell table:style-name="ce1" office:value-type="string">
            <text:p>2.1671e-11</text:p>
          </table:table-cell>
          <table:table-cell table:style-name="ce1" office:value-type="string">
            <text:p>3.5107e-12</text:p>
          </table:table-cell>
          <table:table-cell table:style-name="ce1" office:value-type="string">
            <text:p>1.6138e-12</text:p>
          </table:table-cell>
          <table:table-cell office:value-type="float" office:value="0.00073343">
            <text:p>0.00073343</text:p>
          </table:table-cell>
          <table:table-cell table:style-name="ce1" office:value-type="string">
            <text:p>8.7248e-05</text:p>
          </table:table-cell>
          <table:table-cell table:style-name="ce1" office:value-type="string">
            <text:p>1.8632e-05</text:p>
          </table:table-cell>
          <table:table-cell table:style-name="ce1" office:value-type="string">
            <text:p>7.0671e-09</text:p>
          </table:table-cell>
          <table:table-cell table:style-name="ce1" office:value-type="string">
            <text:p>1.823e-05</text:p>
          </table:table-cell>
          <table:table-cell table:style-name="ce1" office:value-type="string">
            <text:p>3.7284e-05</text:p>
          </table:table-cell>
          <table:table-cell table:style-name="ce1" office:value-type="string">
            <text:p>3.5274e-18</text:p>
          </table:table-cell>
          <table:table-cell table:style-name="ce1" office:value-type="string">
            <text:p>1.004e-11</text:p>
          </table:table-cell>
          <table:table-cell table:style-name="ce1" office:value-type="string">
            <text:p>3.5232e-12</text:p>
          </table:table-cell>
          <table:table-cell table:style-name="ce1" office:value-type="string">
            <text:p>1.0709e-12</text:p>
          </table:table-cell>
        </table:table-row>
        <table:table-row table:style-name="ro2">
          <table:table-cell office:value-type="float" office:value="1180.702">
            <text:p>1180.702</text:p>
          </table:table-cell>
          <table:table-cell table:formula="of:=[.AC120]*1000000" office:value-type="float" office:value="624.68">
            <text:p>624.68</text:p>
          </table:table-cell>
          <table:table-cell table:formula="of:=[.AD120]*1000000" office:value-type="float" office:value="74.36">
            <text:p>74.36</text:p>
          </table:table-cell>
          <table:table-cell table:formula="of:=[.AE120]*1000000" office:value-type="float" office:value="16.226">
            <text:p>16.226</text:p>
          </table:table-cell>
          <table:table-cell table:formula="of:=[.AF120]*1000000" office:value-type="float" office:value="0.0095319">
            <text:p>0.0095319</text:p>
          </table:table-cell>
          <table:table-cell table:formula="of:=[.AG120]*1000000" office:value-type="float" office:value="1.476">
            <text:p>1.476</text:p>
          </table:table-cell>
          <table:table-cell table:formula="of:=[.AH120]*1000000" office:value-type="float" office:value="25.053">
            <text:p>25.053</text:p>
          </table:table-cell>
          <table:table-cell table:formula="of:=[.AI120]*1000000" office:value-type="float" office:value="0.0000000000012949">
            <text:p>1.2949E-012</text:p>
          </table:table-cell>
          <table:table-cell table:formula="of:=[.AJ120]*1000000" office:value-type="float" office:value="0.000038705">
            <text:p>0.000038705</text:p>
          </table:table-cell>
          <table:table-cell table:formula="of:=([.AK120]+[.AL120])*1000000" office:value-type="float" office:value="0.0000059664">
            <text:p>5.9664E-006</text:p>
          </table:table-cell>
          <table:table-cell table:formula="of:=[.AM120]*1000000" office:value-type="float" office:value="573.03">
            <text:p>573.03</text:p>
          </table:table-cell>
          <table:table-cell table:formula="of:=[.AN120]*1000000" office:value-type="float" office:value="87.401">
            <text:p>87.401</text:p>
          </table:table-cell>
          <table:table-cell table:formula="of:=[.AO120]*1000000" office:value-type="float" office:value="17.206">
            <text:p>17.206</text:p>
          </table:table-cell>
          <table:table-cell table:formula="of:=[.AP120]*1000000" office:value-type="float" office:value="0.0087192">
            <text:p>0.0087192</text:p>
          </table:table-cell>
          <table:table-cell table:formula="of:=[.AQ120]*1000000" office:value-type="float" office:value="5.1936">
            <text:p>5.1936</text:p>
          </table:table-cell>
          <table:table-cell table:formula="of:=[.AR120]*1000000" office:value-type="float" office:value="31.567">
            <text:p>31.567</text:p>
          </table:table-cell>
          <table:table-cell table:formula="of:=[.AS120]*1000000" office:value-type="float" office:value="0.0000000000019292">
            <text:p>1.9292E-012</text:p>
          </table:table-cell>
          <table:table-cell table:formula="of:=[.AT120]*1000000" office:value-type="float" office:value="0.000021507">
            <text:p>0.000021507</text:p>
          </table:table-cell>
          <table:table-cell table:formula="of:=([.AU120]+[.AV120])*1000000" office:value-type="float" office:value="0.0000050473">
            <text:p>5.0473E-006</text:p>
          </table:table-cell>
          <table:table-cell table:formula="of:=[.AW120]*1000000" office:value-type="float" office:value="727.57">
            <text:p>727.57</text:p>
          </table:table-cell>
          <table:table-cell table:formula="of:=[.AX120]*1000000" office:value-type="float" office:value="85.956">
            <text:p>85.956</text:p>
          </table:table-cell>
          <table:table-cell table:formula="of:=[.AY120]*1000000" office:value-type="float" office:value="18.571">
            <text:p>18.571</text:p>
          </table:table-cell>
          <table:table-cell table:formula="of:=[.AZ120]*1000000" office:value-type="float" office:value="0.0071572">
            <text:p>0.0071572</text:p>
          </table:table-cell>
          <table:table-cell table:formula="of:=[.BA120]*1000000" office:value-type="float" office:value="18.146">
            <text:p>18.146</text:p>
          </table:table-cell>
          <table:table-cell table:formula="of:=[.BB120]*1000000" office:value-type="float" office:value="37.204">
            <text:p>37.204</text:p>
          </table:table-cell>
          <table:table-cell table:formula="of:=[.BC120]*1000000" office:value-type="float" office:value="0.0000000000034202">
            <text:p>3.4202E-012</text:p>
          </table:table-cell>
          <table:table-cell table:formula="of:=[.BD120]*1000000" office:value-type="float" office:value="0.0000099106">
            <text:p>9.9106E-006</text:p>
          </table:table-cell>
          <table:table-cell table:formula="of:=([.BE120]+[.BF120])*1000000" office:value-type="float" office:value="0.0000045449">
            <text:p>4.5449E-006</text:p>
          </table:table-cell>
          <table:table-cell office:value-type="float" office:value="0.00062468">
            <text:p>0.00062468</text:p>
          </table:table-cell>
          <table:table-cell table:style-name="ce1" office:value-type="string">
            <text:p>7.436e-05</text:p>
          </table:table-cell>
          <table:table-cell table:style-name="ce1" office:value-type="string">
            <text:p>1.6226e-05</text:p>
          </table:table-cell>
          <table:table-cell table:style-name="ce1" office:value-type="string">
            <text:p>9.5319e-09</text:p>
          </table:table-cell>
          <table:table-cell table:style-name="ce1" office:value-type="string">
            <text:p>1.476e-06</text:p>
          </table:table-cell>
          <table:table-cell table:style-name="ce1" office:value-type="string">
            <text:p>2.5053e-05</text:p>
          </table:table-cell>
          <table:table-cell table:style-name="ce1" office:value-type="string">
            <text:p>1.2949e-18</text:p>
          </table:table-cell>
          <table:table-cell table:style-name="ce1" office:value-type="string">
            <text:p>3.8705e-11</text:p>
          </table:table-cell>
          <table:table-cell table:style-name="ce1" office:value-type="string">
            <text:p>3.6767e-12</text:p>
          </table:table-cell>
          <table:table-cell table:style-name="ce1" office:value-type="string">
            <text:p>2.2897e-12</text:p>
          </table:table-cell>
          <table:table-cell office:value-type="float" office:value="0.00057303">
            <text:p>0.00057303</text:p>
          </table:table-cell>
          <table:table-cell table:style-name="ce1" office:value-type="string">
            <text:p>8.7401e-05</text:p>
          </table:table-cell>
          <table:table-cell table:style-name="ce1" office:value-type="string">
            <text:p>1.7206e-05</text:p>
          </table:table-cell>
          <table:table-cell table:style-name="ce1" office:value-type="string">
            <text:p>8.7192e-09</text:p>
          </table:table-cell>
          <table:table-cell table:style-name="ce1" office:value-type="string">
            <text:p>5.1936e-06</text:p>
          </table:table-cell>
          <table:table-cell table:style-name="ce1" office:value-type="string">
            <text:p>3.1567e-05</text:p>
          </table:table-cell>
          <table:table-cell table:style-name="ce1" office:value-type="string">
            <text:p>1.9292e-18</text:p>
          </table:table-cell>
          <table:table-cell table:style-name="ce1" office:value-type="string">
            <text:p>2.1507e-11</text:p>
          </table:table-cell>
          <table:table-cell table:style-name="ce1" office:value-type="string">
            <text:p>3.4506e-12</text:p>
          </table:table-cell>
          <table:table-cell table:style-name="ce1" office:value-type="string">
            <text:p>1.5967e-12</text:p>
          </table:table-cell>
          <table:table-cell office:value-type="float" office:value="0.00072757">
            <text:p>0.00072757</text:p>
          </table:table-cell>
          <table:table-cell table:style-name="ce1" office:value-type="string">
            <text:p>8.5956e-05</text:p>
          </table:table-cell>
          <table:table-cell table:style-name="ce1" office:value-type="string">
            <text:p>1.8571e-05</text:p>
          </table:table-cell>
          <table:table-cell table:style-name="ce1" office:value-type="string">
            <text:p>7.1572e-09</text:p>
          </table:table-cell>
          <table:table-cell table:style-name="ce1" office:value-type="string">
            <text:p>1.8146e-05</text:p>
          </table:table-cell>
          <table:table-cell table:style-name="ce1" office:value-type="string">
            <text:p>3.7204e-05</text:p>
          </table:table-cell>
          <table:table-cell table:style-name="ce1" office:value-type="string">
            <text:p>3.4202e-18</text:p>
          </table:table-cell>
          <table:table-cell table:style-name="ce1" office:value-type="string">
            <text:p>9.9106e-12</text:p>
          </table:table-cell>
          <table:table-cell table:style-name="ce1" office:value-type="string">
            <text:p>3.4767e-12</text:p>
          </table:table-cell>
          <table:table-cell table:style-name="ce1" office:value-type="string">
            <text:p>1.0682e-12</text:p>
          </table:table-cell>
        </table:table-row>
        <table:table-row table:style-name="ro2">
          <table:table-cell office:value-type="float" office:value="1190.702">
            <text:p>1190.702</text:p>
          </table:table-cell>
          <table:table-cell table:formula="of:=[.AC121]*1000000" office:value-type="float" office:value="619.86">
            <text:p>619.86</text:p>
          </table:table-cell>
          <table:table-cell table:formula="of:=[.AD121]*1000000" office:value-type="float" office:value="73.829">
            <text:p>73.829</text:p>
          </table:table-cell>
          <table:table-cell table:formula="of:=[.AE121]*1000000" office:value-type="float" office:value="16.153">
            <text:p>16.153</text:p>
          </table:table-cell>
          <table:table-cell table:formula="of:=[.AF121]*1000000" office:value-type="float" office:value="0.0095952">
            <text:p>0.0095952</text:p>
          </table:table-cell>
          <table:table-cell table:formula="of:=[.AG121]*1000000" office:value-type="float" office:value="1.4709">
            <text:p>1.4709</text:p>
          </table:table-cell>
          <table:table-cell table:formula="of:=[.AH121]*1000000" office:value-type="float" office:value="24.928">
            <text:p>24.928</text:p>
          </table:table-cell>
          <table:table-cell table:formula="of:=[.AI121]*1000000" office:value-type="float" office:value="0.0000000000012559">
            <text:p>1.2559E-012</text:p>
          </table:table-cell>
          <table:table-cell table:formula="of:=[.AJ121]*1000000" office:value-type="float" office:value="0.000038537">
            <text:p>0.000038537</text:p>
          </table:table-cell>
          <table:table-cell table:formula="of:=([.AK121]+[.AL121])*1000000" office:value-type="float" office:value="0.0000058913">
            <text:p>5.8913E-006</text:p>
          </table:table-cell>
          <table:table-cell table:formula="of:=[.AM121]*1000000" office:value-type="float" office:value="567.77">
            <text:p>567.77</text:p>
          </table:table-cell>
          <table:table-cell table:formula="of:=[.AN121]*1000000" office:value-type="float" office:value="86.541">
            <text:p>86.541</text:p>
          </table:table-cell>
          <table:table-cell table:formula="of:=[.AO121]*1000000" office:value-type="float" office:value="17.137">
            <text:p>17.137</text:p>
          </table:table-cell>
          <table:table-cell table:formula="of:=[.AP121]*1000000" office:value-type="float" office:value="0.0087919">
            <text:p>0.0087919</text:p>
          </table:table-cell>
          <table:table-cell table:formula="of:=[.AQ121]*1000000" office:value-type="float" office:value="5.1772">
            <text:p>5.1772</text:p>
          </table:table-cell>
          <table:table-cell table:formula="of:=[.AR121]*1000000" office:value-type="float" office:value="31.364">
            <text:p>31.364</text:p>
          </table:table-cell>
          <table:table-cell table:formula="of:=[.AS121]*1000000" office:value-type="float" office:value="0.0000000000018709">
            <text:p>1.8709E-012</text:p>
          </table:table-cell>
          <table:table-cell table:formula="of:=[.AT121]*1000000" office:value-type="float" office:value="0.000021345">
            <text:p>0.000021345</text:p>
          </table:table-cell>
          <table:table-cell table:formula="of:=([.AU121]+[.AV121])*1000000" office:value-type="float" office:value="0.0000049709">
            <text:p>4.9709E-006</text:p>
          </table:table-cell>
          <table:table-cell table:formula="of:=[.AW121]*1000000" office:value-type="float" office:value="721.82">
            <text:p>721.82</text:p>
          </table:table-cell>
          <table:table-cell table:formula="of:=[.AX121]*1000000" office:value-type="float" office:value="84.682">
            <text:p>84.682</text:p>
          </table:table-cell>
          <table:table-cell table:formula="of:=[.AY121]*1000000" office:value-type="float" office:value="18.51">
            <text:p>18.51</text:p>
          </table:table-cell>
          <table:table-cell table:formula="of:=[.AZ121]*1000000" office:value-type="float" office:value="0.0072463">
            <text:p>0.0072463</text:p>
          </table:table-cell>
          <table:table-cell table:formula="of:=[.BA121]*1000000" office:value-type="float" office:value="18.063">
            <text:p>18.063</text:p>
          </table:table-cell>
          <table:table-cell table:formula="of:=[.BB121]*1000000" office:value-type="float" office:value="37.104">
            <text:p>37.104</text:p>
          </table:table-cell>
          <table:table-cell table:formula="of:=[.BC121]*1000000" office:value-type="float" office:value="0.0000000000033163">
            <text:p>3.3163E-012</text:p>
          </table:table-cell>
          <table:table-cell table:formula="of:=[.BD121]*1000000" office:value-type="float" office:value="0.0000097827">
            <text:p>9.7827E-006</text:p>
          </table:table-cell>
          <table:table-cell table:formula="of:=([.BE121]+[.BF121])*1000000" office:value-type="float" office:value="0.0000044936">
            <text:p>4.4936E-006</text:p>
          </table:table-cell>
          <table:table-cell office:value-type="float" office:value="0.00061986">
            <text:p>0.00061986</text:p>
          </table:table-cell>
          <table:table-cell table:style-name="ce1" office:value-type="string">
            <text:p>7.3829e-05</text:p>
          </table:table-cell>
          <table:table-cell table:style-name="ce1" office:value-type="string">
            <text:p>1.6153e-05</text:p>
          </table:table-cell>
          <table:table-cell table:style-name="ce1" office:value-type="string">
            <text:p>9.5952e-09</text:p>
          </table:table-cell>
          <table:table-cell table:style-name="ce1" office:value-type="string">
            <text:p>1.4709e-06</text:p>
          </table:table-cell>
          <table:table-cell table:style-name="ce1" office:value-type="string">
            <text:p>2.4928e-05</text:p>
          </table:table-cell>
          <table:table-cell table:style-name="ce1" office:value-type="string">
            <text:p>1.2559e-18</text:p>
          </table:table-cell>
          <table:table-cell table:style-name="ce1" office:value-type="string">
            <text:p>3.8537e-11</text:p>
          </table:table-cell>
          <table:table-cell table:style-name="ce1" office:value-type="string">
            <text:p>3.6246e-12</text:p>
          </table:table-cell>
          <table:table-cell table:style-name="ce1" office:value-type="string">
            <text:p>2.2667e-12</text:p>
          </table:table-cell>
          <table:table-cell office:value-type="float" office:value="0.00056777">
            <text:p>0.00056777</text:p>
          </table:table-cell>
          <table:table-cell table:style-name="ce1" office:value-type="string">
            <text:p>8.6541e-05</text:p>
          </table:table-cell>
          <table:table-cell table:style-name="ce1" office:value-type="string">
            <text:p>1.7137e-05</text:p>
          </table:table-cell>
          <table:table-cell table:style-name="ce1" office:value-type="string">
            <text:p>8.7919e-09</text:p>
          </table:table-cell>
          <table:table-cell table:style-name="ce1" office:value-type="string">
            <text:p>5.1772e-06</text:p>
          </table:table-cell>
          <table:table-cell table:style-name="ce1" office:value-type="string">
            <text:p>3.1364e-05</text:p>
          </table:table-cell>
          <table:table-cell table:style-name="ce1" office:value-type="string">
            <text:p>1.8709e-18</text:p>
          </table:table-cell>
          <table:table-cell table:style-name="ce1" office:value-type="string">
            <text:p>2.1345e-11</text:p>
          </table:table-cell>
          <table:table-cell table:style-name="ce1" office:value-type="string">
            <text:p>3.3913e-12</text:p>
          </table:table-cell>
          <table:table-cell table:style-name="ce1" office:value-type="string">
            <text:p>1.5796e-12</text:p>
          </table:table-cell>
          <table:table-cell office:value-type="float" office:value="0.00072182">
            <text:p>0.00072182</text:p>
          </table:table-cell>
          <table:table-cell table:style-name="ce1" office:value-type="string">
            <text:p>8.4682e-05</text:p>
          </table:table-cell>
          <table:table-cell table:style-name="ce1" office:value-type="string">
            <text:p>1.851e-05</text:p>
          </table:table-cell>
          <table:table-cell table:style-name="ce1" office:value-type="string">
            <text:p>7.2463e-09</text:p>
          </table:table-cell>
          <table:table-cell table:style-name="ce1" office:value-type="string">
            <text:p>1.8063e-05</text:p>
          </table:table-cell>
          <table:table-cell table:style-name="ce1" office:value-type="string">
            <text:p>3.7104e-05</text:p>
          </table:table-cell>
          <table:table-cell table:style-name="ce1" office:value-type="string">
            <text:p>3.3163e-18</text:p>
          </table:table-cell>
          <table:table-cell table:style-name="ce1" office:value-type="string">
            <text:p>9.7827e-12</text:p>
          </table:table-cell>
          <table:table-cell table:style-name="ce1" office:value-type="string">
            <text:p>3.429e-12</text:p>
          </table:table-cell>
          <table:table-cell table:style-name="ce1" office:value-type="string">
            <text:p>1.0646e-12</text:p>
          </table:table-cell>
        </table:table-row>
        <table:table-row table:style-name="ro2">
          <table:table-cell office:value-type="float" office:value="1200.702">
            <text:p>1200.702</text:p>
          </table:table-cell>
          <table:table-cell table:formula="of:=[.AC122]*1000000" office:value-type="float" office:value="615.07">
            <text:p>615.07</text:p>
          </table:table-cell>
          <table:table-cell table:formula="of:=[.AD122]*1000000" office:value-type="float" office:value="73.304">
            <text:p>73.304</text:p>
          </table:table-cell>
          <table:table-cell table:formula="of:=[.AE122]*1000000" office:value-type="float" office:value="16.079">
            <text:p>16.079</text:p>
          </table:table-cell>
          <table:table-cell table:formula="of:=[.AF122]*1000000" office:value-type="float" office:value="0.009658">
            <text:p>0.009658</text:p>
          </table:table-cell>
          <table:table-cell table:formula="of:=[.AG122]*1000000" office:value-type="float" office:value="1.4659">
            <text:p>1.4659</text:p>
          </table:table-cell>
          <table:table-cell table:formula="of:=[.AH122]*1000000" office:value-type="float" office:value="24.802">
            <text:p>24.802</text:p>
          </table:table-cell>
          <table:table-cell table:formula="of:=[.AI122]*1000000" office:value-type="float" office:value="0.000000000001218">
            <text:p>1.218E-012</text:p>
          </table:table-cell>
          <table:table-cell table:formula="of:=[.AJ122]*1000000" office:value-type="float" office:value="0.000038371">
            <text:p>0.000038371</text:p>
          </table:table-cell>
          <table:table-cell table:formula="of:=([.AK122]+[.AL122])*1000000" office:value-type="float" office:value="0.0000058171">
            <text:p>5.8171E-006</text:p>
          </table:table-cell>
          <table:table-cell table:formula="of:=[.AM122]*1000000" office:value-type="float" office:value="562.58">
            <text:p>562.58</text:p>
          </table:table-cell>
          <table:table-cell table:formula="of:=[.AN122]*1000000" office:value-type="float" office:value="85.688">
            <text:p>85.688</text:p>
          </table:table-cell>
          <table:table-cell table:formula="of:=[.AO122]*1000000" office:value-type="float" office:value="17.068">
            <text:p>17.068</text:p>
          </table:table-cell>
          <table:table-cell table:formula="of:=[.AP122]*1000000" office:value-type="float" office:value="0.0088638">
            <text:p>0.0088638</text:p>
          </table:table-cell>
          <table:table-cell table:formula="of:=[.AQ122]*1000000" office:value-type="float" office:value="5.1608">
            <text:p>5.1608</text:p>
          </table:table-cell>
          <table:table-cell table:formula="of:=[.AR122]*1000000" office:value-type="float" office:value="31.159">
            <text:p>31.159</text:p>
          </table:table-cell>
          <table:table-cell table:formula="of:=[.AS122]*1000000" office:value-type="float" office:value="0.0000000000018143">
            <text:p>1.8143E-012</text:p>
          </table:table-cell>
          <table:table-cell table:formula="of:=[.AT122]*1000000" office:value-type="float" office:value="0.000021183">
            <text:p>0.000021183</text:p>
          </table:table-cell>
          <table:table-cell table:formula="of:=([.AU122]+[.AV122])*1000000" office:value-type="float" office:value="0.0000048952">
            <text:p>4.8952E-006</text:p>
          </table:table-cell>
          <table:table-cell table:formula="of:=[.AW122]*1000000" office:value-type="float" office:value="716.19">
            <text:p>716.19</text:p>
          </table:table-cell>
          <table:table-cell table:formula="of:=[.AX122]*1000000" office:value-type="float" office:value="83.423">
            <text:p>83.423</text:p>
          </table:table-cell>
          <table:table-cell table:formula="of:=[.AY122]*1000000" office:value-type="float" office:value="18.449">
            <text:p>18.449</text:p>
          </table:table-cell>
          <table:table-cell table:formula="of:=[.AZ122]*1000000" office:value-type="float" office:value="0.0073344">
            <text:p>0.0073344</text:p>
          </table:table-cell>
          <table:table-cell table:formula="of:=[.BA122]*1000000" office:value-type="float" office:value="17.983">
            <text:p>17.983</text:p>
          </table:table-cell>
          <table:table-cell table:formula="of:=[.BB122]*1000000" office:value-type="float" office:value="36.986">
            <text:p>36.986</text:p>
          </table:table-cell>
          <table:table-cell table:formula="of:=[.BC122]*1000000" office:value-type="float" office:value="0.0000000000032156">
            <text:p>3.2156E-012</text:p>
          </table:table-cell>
          <table:table-cell table:formula="of:=[.BD122]*1000000" office:value-type="float" office:value="0.0000096562">
            <text:p>9.6562E-006</text:p>
          </table:table-cell>
          <table:table-cell table:formula="of:=([.BE122]+[.BF122])*1000000" office:value-type="float" office:value="0.0000044402">
            <text:p>4.4402E-006</text:p>
          </table:table-cell>
          <table:table-cell office:value-type="float" office:value="0.00061507">
            <text:p>0.00061507</text:p>
          </table:table-cell>
          <table:table-cell table:style-name="ce1" office:value-type="string">
            <text:p>7.3304e-05</text:p>
          </table:table-cell>
          <table:table-cell table:style-name="ce1" office:value-type="string">
            <text:p>1.6079e-05</text:p>
          </table:table-cell>
          <table:table-cell table:style-name="ce1" office:value-type="string">
            <text:p>9.658e-09</text:p>
          </table:table-cell>
          <table:table-cell table:style-name="ce1" office:value-type="string">
            <text:p>1.4659e-06</text:p>
          </table:table-cell>
          <table:table-cell table:style-name="ce1" office:value-type="string">
            <text:p>2.4802e-05</text:p>
          </table:table-cell>
          <table:table-cell table:style-name="ce1" office:value-type="string">
            <text:p>1.218e-18</text:p>
          </table:table-cell>
          <table:table-cell table:style-name="ce1" office:value-type="string">
            <text:p>3.8371e-11</text:p>
          </table:table-cell>
          <table:table-cell table:style-name="ce1" office:value-type="string">
            <text:p>3.5732e-12</text:p>
          </table:table-cell>
          <table:table-cell table:style-name="ce1" office:value-type="string">
            <text:p>2.2439e-12</text:p>
          </table:table-cell>
          <table:table-cell office:value-type="float" office:value="0.00056258">
            <text:p>0.00056258</text:p>
          </table:table-cell>
          <table:table-cell table:style-name="ce1" office:value-type="string">
            <text:p>8.5688e-05</text:p>
          </table:table-cell>
          <table:table-cell table:style-name="ce1" office:value-type="string">
            <text:p>1.7068e-05</text:p>
          </table:table-cell>
          <table:table-cell table:style-name="ce1" office:value-type="string">
            <text:p>8.8638e-09</text:p>
          </table:table-cell>
          <table:table-cell table:style-name="ce1" office:value-type="string">
            <text:p>5.1608e-06</text:p>
          </table:table-cell>
          <table:table-cell table:style-name="ce1" office:value-type="string">
            <text:p>3.1159e-05</text:p>
          </table:table-cell>
          <table:table-cell table:style-name="ce1" office:value-type="string">
            <text:p>1.8143e-18</text:p>
          </table:table-cell>
          <table:table-cell table:style-name="ce1" office:value-type="string">
            <text:p>2.1183e-11</text:p>
          </table:table-cell>
          <table:table-cell table:style-name="ce1" office:value-type="string">
            <text:p>3.3328e-12</text:p>
          </table:table-cell>
          <table:table-cell table:style-name="ce1" office:value-type="string">
            <text:p>1.5624e-12</text:p>
          </table:table-cell>
          <table:table-cell office:value-type="float" office:value="0.00071619">
            <text:p>0.00071619</text:p>
          </table:table-cell>
          <table:table-cell table:style-name="ce1" office:value-type="string">
            <text:p>8.3423e-05</text:p>
          </table:table-cell>
          <table:table-cell table:style-name="ce1" office:value-type="string">
            <text:p>1.8449e-05</text:p>
          </table:table-cell>
          <table:table-cell table:style-name="ce1" office:value-type="string">
            <text:p>7.3344e-09</text:p>
          </table:table-cell>
          <table:table-cell table:style-name="ce1" office:value-type="string">
            <text:p>1.7983e-05</text:p>
          </table:table-cell>
          <table:table-cell table:style-name="ce1" office:value-type="string">
            <text:p>3.6986e-05</text:p>
          </table:table-cell>
          <table:table-cell table:style-name="ce1" office:value-type="string">
            <text:p>3.2156e-18</text:p>
          </table:table-cell>
          <table:table-cell table:style-name="ce1" office:value-type="string">
            <text:p>9.6562e-12</text:p>
          </table:table-cell>
          <table:table-cell table:style-name="ce1" office:value-type="string">
            <text:p>3.3801e-12</text:p>
          </table:table-cell>
          <table:table-cell table:style-name="ce1" office:value-type="string">
            <text:p>1.0601e-12</text:p>
          </table:table-cell>
        </table:table-row>
        <table:table-row table:style-name="ro2">
          <table:table-cell office:value-type="float" office:value="1210.702">
            <text:p>1210.702</text:p>
          </table:table-cell>
          <table:table-cell table:formula="of:=[.AC123]*1000000" office:value-type="float" office:value="610.32">
            <text:p>610.32</text:p>
          </table:table-cell>
          <table:table-cell table:formula="of:=[.AD123]*1000000" office:value-type="float" office:value="72.786">
            <text:p>72.786</text:p>
          </table:table-cell>
          <table:table-cell table:formula="of:=[.AE123]*1000000" office:value-type="float" office:value="16.006">
            <text:p>16.006</text:p>
          </table:table-cell>
          <table:table-cell table:formula="of:=[.AF123]*1000000" office:value-type="float" office:value="0.0097201">
            <text:p>0.0097201</text:p>
          </table:table-cell>
          <table:table-cell table:formula="of:=[.AG123]*1000000" office:value-type="float" office:value="1.4609">
            <text:p>1.4609</text:p>
          </table:table-cell>
          <table:table-cell table:formula="of:=[.AH123]*1000000" office:value-type="float" office:value="24.675">
            <text:p>24.675</text:p>
          </table:table-cell>
          <table:table-cell table:formula="of:=[.AI123]*1000000" office:value-type="float" office:value="0.0000000000011813">
            <text:p>1.1813E-012</text:p>
          </table:table-cell>
          <table:table-cell table:formula="of:=[.AJ123]*1000000" office:value-type="float" office:value="0.000038205">
            <text:p>0.000038205</text:p>
          </table:table-cell>
          <table:table-cell table:formula="of:=([.AK123]+[.AL123])*1000000" office:value-type="float" office:value="0.0000057437">
            <text:p>5.7437E-006</text:p>
          </table:table-cell>
          <table:table-cell table:formula="of:=[.AM123]*1000000" office:value-type="float" office:value="557.45">
            <text:p>557.45</text:p>
          </table:table-cell>
          <table:table-cell table:formula="of:=[.AN123]*1000000" office:value-type="float" office:value="84.842">
            <text:p>84.842</text:p>
          </table:table-cell>
          <table:table-cell table:formula="of:=[.AO123]*1000000" office:value-type="float" office:value="16.998">
            <text:p>16.998</text:p>
          </table:table-cell>
          <table:table-cell table:formula="of:=[.AP123]*1000000" office:value-type="float" office:value="0.008935">
            <text:p>0.008935</text:p>
          </table:table-cell>
          <table:table-cell table:formula="of:=[.AQ123]*1000000" office:value-type="float" office:value="5.1445">
            <text:p>5.1445</text:p>
          </table:table-cell>
          <table:table-cell table:formula="of:=[.AR123]*1000000" office:value-type="float" office:value="30.952">
            <text:p>30.952</text:p>
          </table:table-cell>
          <table:table-cell table:formula="of:=[.AS123]*1000000" office:value-type="float" office:value="0.0000000000017594">
            <text:p>1.7594E-012</text:p>
          </table:table-cell>
          <table:table-cell table:formula="of:=[.AT123]*1000000" office:value-type="float" office:value="0.000021023">
            <text:p>0.000021023</text:p>
          </table:table-cell>
          <table:table-cell table:formula="of:=([.AU123]+[.AV123])*1000000" office:value-type="float" office:value="0.0000048204">
            <text:p>4.8204E-006</text:p>
          </table:table-cell>
          <table:table-cell table:formula="of:=[.AW123]*1000000" office:value-type="float" office:value="710.66">
            <text:p>710.66</text:p>
          </table:table-cell>
          <table:table-cell table:formula="of:=[.AX123]*1000000" office:value-type="float" office:value="82.181">
            <text:p>82.181</text:p>
          </table:table-cell>
          <table:table-cell table:formula="of:=[.AY123]*1000000" office:value-type="float" office:value="18.387">
            <text:p>18.387</text:p>
          </table:table-cell>
          <table:table-cell table:formula="of:=[.AZ123]*1000000" office:value-type="float" office:value="0.0074216">
            <text:p>0.0074216</text:p>
          </table:table-cell>
          <table:table-cell table:formula="of:=[.BA123]*1000000" office:value-type="float" office:value="17.903">
            <text:p>17.903</text:p>
          </table:table-cell>
          <table:table-cell table:formula="of:=[.BB123]*1000000" office:value-type="float" office:value="36.852">
            <text:p>36.852</text:p>
          </table:table-cell>
          <table:table-cell table:formula="of:=[.BC123]*1000000" office:value-type="float" office:value="0.0000000000031179">
            <text:p>3.1179E-012</text:p>
          </table:table-cell>
          <table:table-cell table:formula="of:=[.BD123]*1000000" office:value-type="float" office:value="0.000009531">
            <text:p>0.000009531</text:p>
          </table:table-cell>
          <table:table-cell table:formula="of:=([.BE123]+[.BF123])*1000000" office:value-type="float" office:value="0.0000043853">
            <text:p>4.3853E-006</text:p>
          </table:table-cell>
          <table:table-cell office:value-type="float" office:value="0.00061032">
            <text:p>0.00061032</text:p>
          </table:table-cell>
          <table:table-cell table:style-name="ce1" office:value-type="string">
            <text:p>7.2786e-05</text:p>
          </table:table-cell>
          <table:table-cell table:style-name="ce1" office:value-type="string">
            <text:p>1.6006e-05</text:p>
          </table:table-cell>
          <table:table-cell table:style-name="ce1" office:value-type="string">
            <text:p>9.7201e-09</text:p>
          </table:table-cell>
          <table:table-cell table:style-name="ce1" office:value-type="string">
            <text:p>1.4609e-06</text:p>
          </table:table-cell>
          <table:table-cell table:style-name="ce1" office:value-type="string">
            <text:p>2.4675e-05</text:p>
          </table:table-cell>
          <table:table-cell table:style-name="ce1" office:value-type="string">
            <text:p>1.1813e-18</text:p>
          </table:table-cell>
          <table:table-cell table:style-name="ce1" office:value-type="string">
            <text:p>3.8205e-11</text:p>
          </table:table-cell>
          <table:table-cell table:style-name="ce1" office:value-type="string">
            <text:p>3.5226e-12</text:p>
          </table:table-cell>
          <table:table-cell table:style-name="ce1" office:value-type="string">
            <text:p>2.2211e-12</text:p>
          </table:table-cell>
          <table:table-cell office:value-type="float" office:value="0.00055745">
            <text:p>0.00055745</text:p>
          </table:table-cell>
          <table:table-cell table:style-name="ce1" office:value-type="string">
            <text:p>8.4842e-05</text:p>
          </table:table-cell>
          <table:table-cell table:style-name="ce1" office:value-type="string">
            <text:p>1.6998e-05</text:p>
          </table:table-cell>
          <table:table-cell table:style-name="ce1" office:value-type="string">
            <text:p>8.935e-09</text:p>
          </table:table-cell>
          <table:table-cell table:style-name="ce1" office:value-type="string">
            <text:p>5.1445e-06</text:p>
          </table:table-cell>
          <table:table-cell table:style-name="ce1" office:value-type="string">
            <text:p>3.0952e-05</text:p>
          </table:table-cell>
          <table:table-cell table:style-name="ce1" office:value-type="string">
            <text:p>1.7594e-18</text:p>
          </table:table-cell>
          <table:table-cell table:style-name="ce1" office:value-type="string">
            <text:p>2.1023e-11</text:p>
          </table:table-cell>
          <table:table-cell table:style-name="ce1" office:value-type="string">
            <text:p>3.2753e-12</text:p>
          </table:table-cell>
          <table:table-cell table:style-name="ce1" office:value-type="string">
            <text:p>1.5451e-12</text:p>
          </table:table-cell>
          <table:table-cell office:value-type="float" office:value="0.00071066">
            <text:p>0.00071066</text:p>
          </table:table-cell>
          <table:table-cell table:style-name="ce1" office:value-type="string">
            <text:p>8.2181e-05</text:p>
          </table:table-cell>
          <table:table-cell table:style-name="ce1" office:value-type="string">
            <text:p>1.8387e-05</text:p>
          </table:table-cell>
          <table:table-cell table:style-name="ce1" office:value-type="string">
            <text:p>7.4216e-09</text:p>
          </table:table-cell>
          <table:table-cell table:style-name="ce1" office:value-type="string">
            <text:p>1.7903e-05</text:p>
          </table:table-cell>
          <table:table-cell table:style-name="ce1" office:value-type="string">
            <text:p>3.6852e-05</text:p>
          </table:table-cell>
          <table:table-cell table:style-name="ce1" office:value-type="string">
            <text:p>3.1179e-18</text:p>
          </table:table-cell>
          <table:table-cell table:style-name="ce1" office:value-type="string">
            <text:p>9.531e-12</text:p>
          </table:table-cell>
          <table:table-cell table:style-name="ce1" office:value-type="string">
            <text:p>3.3304e-12</text:p>
          </table:table-cell>
          <table:table-cell table:style-name="ce1" office:value-type="string">
            <text:p>1.0549e-12</text:p>
          </table:table-cell>
        </table:table-row>
        <table:table-row table:style-name="ro2">
          <table:table-cell office:value-type="float" office:value="1220.702">
            <text:p>1220.702</text:p>
          </table:table-cell>
          <table:table-cell table:formula="of:=[.AC124]*1000000" office:value-type="float" office:value="605.62">
            <text:p>605.62</text:p>
          </table:table-cell>
          <table:table-cell table:formula="of:=[.AD124]*1000000" office:value-type="float" office:value="72.273">
            <text:p>72.273</text:p>
          </table:table-cell>
          <table:table-cell table:formula="of:=[.AE124]*1000000" office:value-type="float" office:value="15.931">
            <text:p>15.931</text:p>
          </table:table-cell>
          <table:table-cell table:formula="of:=[.AF124]*1000000" office:value-type="float" office:value="0.0097815">
            <text:p>0.0097815</text:p>
          </table:table-cell>
          <table:table-cell table:formula="of:=[.AG124]*1000000" office:value-type="float" office:value="1.456">
            <text:p>1.456</text:p>
          </table:table-cell>
          <table:table-cell table:formula="of:=[.AH124]*1000000" office:value-type="float" office:value="24.547">
            <text:p>24.547</text:p>
          </table:table-cell>
          <table:table-cell table:formula="of:=[.AI124]*1000000" office:value-type="float" office:value="0.0000000000011457">
            <text:p>1.1457E-012</text:p>
          </table:table-cell>
          <table:table-cell table:formula="of:=[.AJ124]*1000000" office:value-type="float" office:value="0.00003804">
            <text:p>0.00003804</text:p>
          </table:table-cell>
          <table:table-cell table:formula="of:=([.AK124]+[.AL124])*1000000" office:value-type="float" office:value="0.0000056713">
            <text:p>5.6713E-006</text:p>
          </table:table-cell>
          <table:table-cell table:formula="of:=[.AM124]*1000000" office:value-type="float" office:value="552.38">
            <text:p>552.38</text:p>
          </table:table-cell>
          <table:table-cell table:formula="of:=[.AN124]*1000000" office:value-type="float" office:value="84.003">
            <text:p>84.003</text:p>
          </table:table-cell>
          <table:table-cell table:formula="of:=[.AO124]*1000000" office:value-type="float" office:value="16.927">
            <text:p>16.927</text:p>
          </table:table-cell>
          <table:table-cell table:formula="of:=[.AP124]*1000000" office:value-type="float" office:value="0.0090055">
            <text:p>0.0090055</text:p>
          </table:table-cell>
          <table:table-cell table:formula="of:=[.AQ124]*1000000" office:value-type="float" office:value="5.1284">
            <text:p>5.1284</text:p>
          </table:table-cell>
          <table:table-cell table:formula="of:=[.AR124]*1000000" office:value-type="float" office:value="30.742">
            <text:p>30.742</text:p>
          </table:table-cell>
          <table:table-cell table:formula="of:=[.AS124]*1000000" office:value-type="float" office:value="0.0000000000017063">
            <text:p>1.7063E-012</text:p>
          </table:table-cell>
          <table:table-cell table:formula="of:=[.AT124]*1000000" office:value-type="float" office:value="0.000020863">
            <text:p>0.000020863</text:p>
          </table:table-cell>
          <table:table-cell table:formula="of:=([.AU124]+[.AV124])*1000000" office:value-type="float" office:value="0.0000047464">
            <text:p>4.7464E-006</text:p>
          </table:table-cell>
          <table:table-cell table:formula="of:=[.AW124]*1000000" office:value-type="float" office:value="705.23">
            <text:p>705.23</text:p>
          </table:table-cell>
          <table:table-cell table:formula="of:=[.AX124]*1000000" office:value-type="float" office:value="80.954">
            <text:p>80.954</text:p>
          </table:table-cell>
          <table:table-cell table:formula="of:=[.AY124]*1000000" office:value-type="float" office:value="18.325">
            <text:p>18.325</text:p>
          </table:table-cell>
          <table:table-cell table:formula="of:=[.AZ124]*1000000" office:value-type="float" office:value="0.0075077">
            <text:p>0.0075077</text:p>
          </table:table-cell>
          <table:table-cell table:formula="of:=[.BA124]*1000000" office:value-type="float" office:value="17.825">
            <text:p>17.825</text:p>
          </table:table-cell>
          <table:table-cell table:formula="of:=[.BB124]*1000000" office:value-type="float" office:value="36.701">
            <text:p>36.701</text:p>
          </table:table-cell>
          <table:table-cell table:formula="of:=[.BC124]*1000000" office:value-type="float" office:value="0.0000000000030232">
            <text:p>3.0232E-012</text:p>
          </table:table-cell>
          <table:table-cell table:formula="of:=[.BD124]*1000000" office:value-type="float" office:value="0.000009407">
            <text:p>0.000009407</text:p>
          </table:table-cell>
          <table:table-cell table:formula="of:=([.BE124]+[.BF124])*1000000" office:value-type="float" office:value="0.0000043289">
            <text:p>4.3289E-006</text:p>
          </table:table-cell>
          <table:table-cell office:value-type="float" office:value="0.00060562">
            <text:p>0.00060562</text:p>
          </table:table-cell>
          <table:table-cell table:style-name="ce1" office:value-type="string">
            <text:p>7.2273e-05</text:p>
          </table:table-cell>
          <table:table-cell table:style-name="ce1" office:value-type="string">
            <text:p>1.5931e-05</text:p>
          </table:table-cell>
          <table:table-cell table:style-name="ce1" office:value-type="string">
            <text:p>9.7815e-09</text:p>
          </table:table-cell>
          <table:table-cell table:style-name="ce1" office:value-type="string">
            <text:p>1.456e-06</text:p>
          </table:table-cell>
          <table:table-cell table:style-name="ce1" office:value-type="string">
            <text:p>2.4547e-05</text:p>
          </table:table-cell>
          <table:table-cell table:style-name="ce1" office:value-type="string">
            <text:p>1.1457e-18</text:p>
          </table:table-cell>
          <table:table-cell table:style-name="ce1" office:value-type="string">
            <text:p>3.804e-11</text:p>
          </table:table-cell>
          <table:table-cell table:style-name="ce1" office:value-type="string">
            <text:p>3.4729e-12</text:p>
          </table:table-cell>
          <table:table-cell table:style-name="ce1" office:value-type="string">
            <text:p>2.1984e-12</text:p>
          </table:table-cell>
          <table:table-cell office:value-type="float" office:value="0.00055238">
            <text:p>0.00055238</text:p>
          </table:table-cell>
          <table:table-cell table:style-name="ce1" office:value-type="string">
            <text:p>8.4003e-05</text:p>
          </table:table-cell>
          <table:table-cell table:style-name="ce1" office:value-type="string">
            <text:p>1.6927e-05</text:p>
          </table:table-cell>
          <table:table-cell table:style-name="ce1" office:value-type="string">
            <text:p>9.0055e-09</text:p>
          </table:table-cell>
          <table:table-cell table:style-name="ce1" office:value-type="string">
            <text:p>5.1284e-06</text:p>
          </table:table-cell>
          <table:table-cell table:style-name="ce1" office:value-type="string">
            <text:p>3.0742e-05</text:p>
          </table:table-cell>
          <table:table-cell table:style-name="ce1" office:value-type="string">
            <text:p>1.7063e-18</text:p>
          </table:table-cell>
          <table:table-cell table:style-name="ce1" office:value-type="string">
            <text:p>2.0863e-11</text:p>
          </table:table-cell>
          <table:table-cell table:style-name="ce1" office:value-type="string">
            <text:p>3.2186e-12</text:p>
          </table:table-cell>
          <table:table-cell table:style-name="ce1" office:value-type="string">
            <text:p>1.5278e-12</text:p>
          </table:table-cell>
          <table:table-cell office:value-type="float" office:value="0.00070523">
            <text:p>0.00070523</text:p>
          </table:table-cell>
          <table:table-cell table:style-name="ce1" office:value-type="string">
            <text:p>8.0954e-05</text:p>
          </table:table-cell>
          <table:table-cell table:style-name="ce1" office:value-type="string">
            <text:p>1.8325e-05</text:p>
          </table:table-cell>
          <table:table-cell table:style-name="ce1" office:value-type="string">
            <text:p>7.5077e-09</text:p>
          </table:table-cell>
          <table:table-cell table:style-name="ce1" office:value-type="string">
            <text:p>1.7825e-05</text:p>
          </table:table-cell>
          <table:table-cell table:style-name="ce1" office:value-type="string">
            <text:p>3.6701e-05</text:p>
          </table:table-cell>
          <table:table-cell table:style-name="ce1" office:value-type="string">
            <text:p>3.0232e-18</text:p>
          </table:table-cell>
          <table:table-cell table:style-name="ce1" office:value-type="string">
            <text:p>9.407e-12</text:p>
          </table:table-cell>
          <table:table-cell table:style-name="ce1" office:value-type="string">
            <text:p>3.2799e-12</text:p>
          </table:table-cell>
          <table:table-cell table:style-name="ce1" office:value-type="string">
            <text:p>1.049e-12</text:p>
          </table:table-cell>
        </table:table-row>
        <table:table-row table:style-name="ro2">
          <table:table-cell office:value-type="float" office:value="1230.702">
            <text:p>1230.702</text:p>
          </table:table-cell>
          <table:table-cell table:formula="of:=[.AC125]*1000000" office:value-type="float" office:value="600.95">
            <text:p>600.95</text:p>
          </table:table-cell>
          <table:table-cell table:formula="of:=[.AD125]*1000000" office:value-type="float" office:value="71.766">
            <text:p>71.766</text:p>
          </table:table-cell>
          <table:table-cell table:formula="of:=[.AE125]*1000000" office:value-type="float" office:value="15.857">
            <text:p>15.857</text:p>
          </table:table-cell>
          <table:table-cell table:formula="of:=[.AF125]*1000000" office:value-type="float" office:value="0.0098423">
            <text:p>0.0098423</text:p>
          </table:table-cell>
          <table:table-cell table:formula="of:=[.AG125]*1000000" office:value-type="float" office:value="1.4511">
            <text:p>1.4511</text:p>
          </table:table-cell>
          <table:table-cell table:formula="of:=[.AH125]*1000000" office:value-type="float" office:value="24.419">
            <text:p>24.419</text:p>
          </table:table-cell>
          <table:table-cell table:formula="of:=[.AI125]*1000000" office:value-type="float" office:value="0.0000000000011111">
            <text:p>1.1111E-012</text:p>
          </table:table-cell>
          <table:table-cell table:formula="of:=[.AJ125]*1000000" office:value-type="float" office:value="0.000037876">
            <text:p>0.000037876</text:p>
          </table:table-cell>
          <table:table-cell table:formula="of:=([.AK125]+[.AL125])*1000000" office:value-type="float" office:value="0.0000055997">
            <text:p>5.5997E-006</text:p>
          </table:table-cell>
          <table:table-cell table:formula="of:=[.AM125]*1000000" office:value-type="float" office:value="547.37">
            <text:p>547.37</text:p>
          </table:table-cell>
          <table:table-cell table:formula="of:=[.AN125]*1000000" office:value-type="float" office:value="83.171">
            <text:p>83.171</text:p>
          </table:table-cell>
          <table:table-cell table:formula="of:=[.AO125]*1000000" office:value-type="float" office:value="16.856">
            <text:p>16.856</text:p>
          </table:table-cell>
          <table:table-cell table:formula="of:=[.AP125]*1000000" office:value-type="float" office:value="0.0090752">
            <text:p>0.0090752</text:p>
          </table:table-cell>
          <table:table-cell table:formula="of:=[.AQ125]*1000000" office:value-type="float" office:value="5.1123">
            <text:p>5.1123</text:p>
          </table:table-cell>
          <table:table-cell table:formula="of:=[.AR125]*1000000" office:value-type="float" office:value="30.531">
            <text:p>30.531</text:p>
          </table:table-cell>
          <table:table-cell table:formula="of:=[.AS125]*1000000" office:value-type="float" office:value="0.0000000000016547">
            <text:p>1.6547E-012</text:p>
          </table:table-cell>
          <table:table-cell table:formula="of:=[.AT125]*1000000" office:value-type="float" office:value="0.000020705">
            <text:p>0.000020705</text:p>
          </table:table-cell>
          <table:table-cell table:formula="of:=([.AU125]+[.AV125])*1000000" office:value-type="float" office:value="0.0000046732">
            <text:p>4.6732E-006</text:p>
          </table:table-cell>
          <table:table-cell table:formula="of:=[.AW125]*1000000" office:value-type="float" office:value="699.9">
            <text:p>699.9</text:p>
          </table:table-cell>
          <table:table-cell table:formula="of:=[.AX125]*1000000" office:value-type="float" office:value="79.742">
            <text:p>79.742</text:p>
          </table:table-cell>
          <table:table-cell table:formula="of:=[.AY125]*1000000" office:value-type="float" office:value="18.262">
            <text:p>18.262</text:p>
          </table:table-cell>
          <table:table-cell table:formula="of:=[.AZ125]*1000000" office:value-type="float" office:value="0.0075929">
            <text:p>0.0075929</text:p>
          </table:table-cell>
          <table:table-cell table:formula="of:=[.BA125]*1000000" office:value-type="float" office:value="17.748">
            <text:p>17.748</text:p>
          </table:table-cell>
          <table:table-cell table:formula="of:=[.BB125]*1000000" office:value-type="float" office:value="36.536">
            <text:p>36.536</text:p>
          </table:table-cell>
          <table:table-cell table:formula="of:=[.BC125]*1000000" office:value-type="float" office:value="0.0000000000029315">
            <text:p>2.9315E-012</text:p>
          </table:table-cell>
          <table:table-cell table:formula="of:=[.BD125]*1000000" office:value-type="float" office:value="0.0000092844">
            <text:p>9.2844E-006</text:p>
          </table:table-cell>
          <table:table-cell table:formula="of:=([.BE125]+[.BF125])*1000000" office:value-type="float" office:value="0.0000042713">
            <text:p>4.2713E-006</text:p>
          </table:table-cell>
          <table:table-cell office:value-type="float" office:value="0.00060095">
            <text:p>0.00060095</text:p>
          </table:table-cell>
          <table:table-cell table:style-name="ce1" office:value-type="string">
            <text:p>7.1766e-05</text:p>
          </table:table-cell>
          <table:table-cell table:style-name="ce1" office:value-type="string">
            <text:p>1.5857e-05</text:p>
          </table:table-cell>
          <table:table-cell table:style-name="ce1" office:value-type="string">
            <text:p>9.8423e-09</text:p>
          </table:table-cell>
          <table:table-cell table:style-name="ce1" office:value-type="string">
            <text:p>1.4511e-06</text:p>
          </table:table-cell>
          <table:table-cell table:style-name="ce1" office:value-type="string">
            <text:p>2.4419e-05</text:p>
          </table:table-cell>
          <table:table-cell table:style-name="ce1" office:value-type="string">
            <text:p>1.1111e-18</text:p>
          </table:table-cell>
          <table:table-cell table:style-name="ce1" office:value-type="string">
            <text:p>3.7876e-11</text:p>
          </table:table-cell>
          <table:table-cell table:style-name="ce1" office:value-type="string">
            <text:p>3.4238e-12</text:p>
          </table:table-cell>
          <table:table-cell table:style-name="ce1" office:value-type="string">
            <text:p>2.1759e-12</text:p>
          </table:table-cell>
          <table:table-cell office:value-type="float" office:value="0.00054737">
            <text:p>0.00054737</text:p>
          </table:table-cell>
          <table:table-cell table:style-name="ce1" office:value-type="string">
            <text:p>8.3171e-05</text:p>
          </table:table-cell>
          <table:table-cell table:style-name="ce1" office:value-type="string">
            <text:p>1.6856e-05</text:p>
          </table:table-cell>
          <table:table-cell table:style-name="ce1" office:value-type="string">
            <text:p>9.0752e-09</text:p>
          </table:table-cell>
          <table:table-cell table:style-name="ce1" office:value-type="string">
            <text:p>5.1123e-06</text:p>
          </table:table-cell>
          <table:table-cell table:style-name="ce1" office:value-type="string">
            <text:p>3.0531e-05</text:p>
          </table:table-cell>
          <table:table-cell table:style-name="ce1" office:value-type="string">
            <text:p>1.6547e-18</text:p>
          </table:table-cell>
          <table:table-cell table:style-name="ce1" office:value-type="string">
            <text:p>2.0705e-11</text:p>
          </table:table-cell>
          <table:table-cell table:style-name="ce1" office:value-type="string">
            <text:p>3.1628e-12</text:p>
          </table:table-cell>
          <table:table-cell table:style-name="ce1" office:value-type="string">
            <text:p>1.5104e-12</text:p>
          </table:table-cell>
          <table:table-cell office:value-type="float" office:value="0.0006999">
            <text:p>0.0006999</text:p>
          </table:table-cell>
          <table:table-cell table:style-name="ce1" office:value-type="string">
            <text:p>7.9742e-05</text:p>
          </table:table-cell>
          <table:table-cell table:style-name="ce1" office:value-type="string">
            <text:p>1.8262e-05</text:p>
          </table:table-cell>
          <table:table-cell table:style-name="ce1" office:value-type="string">
            <text:p>7.5929e-09</text:p>
          </table:table-cell>
          <table:table-cell table:style-name="ce1" office:value-type="string">
            <text:p>1.7748e-05</text:p>
          </table:table-cell>
          <table:table-cell table:style-name="ce1" office:value-type="string">
            <text:p>3.6536e-05</text:p>
          </table:table-cell>
          <table:table-cell table:style-name="ce1" office:value-type="string">
            <text:p>2.9315e-18</text:p>
          </table:table-cell>
          <table:table-cell table:style-name="ce1" office:value-type="string">
            <text:p>9.2844e-12</text:p>
          </table:table-cell>
          <table:table-cell table:style-name="ce1" office:value-type="string">
            <text:p>3.2289e-12</text:p>
          </table:table-cell>
          <table:table-cell table:style-name="ce1" office:value-type="string">
            <text:p>1.0424e-12</text:p>
          </table:table-cell>
        </table:table-row>
        <table:table-row table:style-name="ro2">
          <table:table-cell office:value-type="float" office:value="1240.702">
            <text:p>1240.702</text:p>
          </table:table-cell>
          <table:table-cell table:formula="of:=[.AC126]*1000000" office:value-type="float" office:value="596.32">
            <text:p>596.32</text:p>
          </table:table-cell>
          <table:table-cell table:formula="of:=[.AD126]*1000000" office:value-type="float" office:value="71.263">
            <text:p>71.263</text:p>
          </table:table-cell>
          <table:table-cell table:formula="of:=[.AE126]*1000000" office:value-type="float" office:value="15.782">
            <text:p>15.782</text:p>
          </table:table-cell>
          <table:table-cell table:formula="of:=[.AF126]*1000000" office:value-type="float" office:value="0.0099024">
            <text:p>0.0099024</text:p>
          </table:table-cell>
          <table:table-cell table:formula="of:=[.AG126]*1000000" office:value-type="float" office:value="1.4463">
            <text:p>1.4463</text:p>
          </table:table-cell>
          <table:table-cell table:formula="of:=[.AH126]*1000000" office:value-type="float" office:value="24.29">
            <text:p>24.29</text:p>
          </table:table-cell>
          <table:table-cell table:formula="of:=[.AI126]*1000000" office:value-type="float" office:value="0.0000000000010777">
            <text:p>1.0777E-012</text:p>
          </table:table-cell>
          <table:table-cell table:formula="of:=[.AJ126]*1000000" office:value-type="float" office:value="0.000037712">
            <text:p>0.000037712</text:p>
          </table:table-cell>
          <table:table-cell table:formula="of:=([.AK126]+[.AL126])*1000000" office:value-type="float" office:value="0.000005529">
            <text:p>0.000005529</text:p>
          </table:table-cell>
          <table:table-cell table:formula="of:=[.AM126]*1000000" office:value-type="float" office:value="542.41">
            <text:p>542.41</text:p>
          </table:table-cell>
          <table:table-cell table:formula="of:=[.AN126]*1000000" office:value-type="float" office:value="82.346">
            <text:p>82.346</text:p>
          </table:table-cell>
          <table:table-cell table:formula="of:=[.AO126]*1000000" office:value-type="float" office:value="16.785">
            <text:p>16.785</text:p>
          </table:table-cell>
          <table:table-cell table:formula="of:=[.AP126]*1000000" office:value-type="float" office:value="0.0091442">
            <text:p>0.0091442</text:p>
          </table:table-cell>
          <table:table-cell table:formula="of:=[.AQ126]*1000000" office:value-type="float" office:value="5.0963">
            <text:p>5.0963</text:p>
          </table:table-cell>
          <table:table-cell table:formula="of:=[.AR126]*1000000" office:value-type="float" office:value="30.318">
            <text:p>30.318</text:p>
          </table:table-cell>
          <table:table-cell table:formula="of:=[.AS126]*1000000" office:value-type="float" office:value="0.0000000000016047">
            <text:p>1.6047E-012</text:p>
          </table:table-cell>
          <table:table-cell table:formula="of:=[.AT126]*1000000" office:value-type="float" office:value="0.000020548">
            <text:p>0.000020548</text:p>
          </table:table-cell>
          <table:table-cell table:formula="of:=([.AU126]+[.AV126])*1000000" office:value-type="float" office:value="0.000004601">
            <text:p>0.000004601</text:p>
          </table:table-cell>
          <table:table-cell table:formula="of:=[.AW126]*1000000" office:value-type="float" office:value="694.66">
            <text:p>694.66</text:p>
          </table:table-cell>
          <table:table-cell table:formula="of:=[.AX126]*1000000" office:value-type="float" office:value="78.545">
            <text:p>78.545</text:p>
          </table:table-cell>
          <table:table-cell table:formula="of:=[.AY126]*1000000" office:value-type="float" office:value="18.199">
            <text:p>18.199</text:p>
          </table:table-cell>
          <table:table-cell table:formula="of:=[.AZ126]*1000000" office:value-type="float" office:value="0.0076772">
            <text:p>0.0076772</text:p>
          </table:table-cell>
          <table:table-cell table:formula="of:=[.BA126]*1000000" office:value-type="float" office:value="17.672">
            <text:p>17.672</text:p>
          </table:table-cell>
          <table:table-cell table:formula="of:=[.BB126]*1000000" office:value-type="float" office:value="36.358">
            <text:p>36.358</text:p>
          </table:table-cell>
          <table:table-cell table:formula="of:=[.BC126]*1000000" office:value-type="float" office:value="0.0000000000028425">
            <text:p>2.8425E-012</text:p>
          </table:table-cell>
          <table:table-cell table:formula="of:=[.BD126]*1000000" office:value-type="float" office:value="0.0000091631">
            <text:p>9.1631E-006</text:p>
          </table:table-cell>
          <table:table-cell table:formula="of:=([.BE126]+[.BF126])*1000000" office:value-type="float" office:value="0.0000042127">
            <text:p>4.2127E-006</text:p>
          </table:table-cell>
          <table:table-cell office:value-type="float" office:value="0.00059632">
            <text:p>0.00059632</text:p>
          </table:table-cell>
          <table:table-cell table:style-name="ce1" office:value-type="string">
            <text:p>7.1263e-05</text:p>
          </table:table-cell>
          <table:table-cell table:style-name="ce1" office:value-type="string">
            <text:p>1.5782e-05</text:p>
          </table:table-cell>
          <table:table-cell table:style-name="ce1" office:value-type="string">
            <text:p>9.9024e-09</text:p>
          </table:table-cell>
          <table:table-cell table:style-name="ce1" office:value-type="string">
            <text:p>1.4463e-06</text:p>
          </table:table-cell>
          <table:table-cell table:style-name="ce1" office:value-type="string">
            <text:p>2.429e-05</text:p>
          </table:table-cell>
          <table:table-cell table:style-name="ce1" office:value-type="string">
            <text:p>1.0777e-18</text:p>
          </table:table-cell>
          <table:table-cell table:style-name="ce1" office:value-type="string">
            <text:p>3.7712e-11</text:p>
          </table:table-cell>
          <table:table-cell table:style-name="ce1" office:value-type="string">
            <text:p>3.3756e-12</text:p>
          </table:table-cell>
          <table:table-cell table:style-name="ce1" office:value-type="string">
            <text:p>2.1534e-12</text:p>
          </table:table-cell>
          <table:table-cell office:value-type="float" office:value="0.00054241">
            <text:p>0.00054241</text:p>
          </table:table-cell>
          <table:table-cell table:style-name="ce1" office:value-type="string">
            <text:p>8.2346e-05</text:p>
          </table:table-cell>
          <table:table-cell table:style-name="ce1" office:value-type="string">
            <text:p>1.6785e-05</text:p>
          </table:table-cell>
          <table:table-cell table:style-name="ce1" office:value-type="string">
            <text:p>9.1442e-09</text:p>
          </table:table-cell>
          <table:table-cell table:style-name="ce1" office:value-type="string">
            <text:p>5.0963e-06</text:p>
          </table:table-cell>
          <table:table-cell table:style-name="ce1" office:value-type="string">
            <text:p>3.0318e-05</text:p>
          </table:table-cell>
          <table:table-cell table:style-name="ce1" office:value-type="string">
            <text:p>1.6047e-18</text:p>
          </table:table-cell>
          <table:table-cell table:style-name="ce1" office:value-type="string">
            <text:p>2.0548e-11</text:p>
          </table:table-cell>
          <table:table-cell table:style-name="ce1" office:value-type="string">
            <text:p>3.1079e-12</text:p>
          </table:table-cell>
          <table:table-cell table:style-name="ce1" office:value-type="string">
            <text:p>1.4931e-12</text:p>
          </table:table-cell>
          <table:table-cell office:value-type="float" office:value="0.00069466">
            <text:p>0.00069466</text:p>
          </table:table-cell>
          <table:table-cell table:style-name="ce1" office:value-type="string">
            <text:p>7.8545e-05</text:p>
          </table:table-cell>
          <table:table-cell table:style-name="ce1" office:value-type="string">
            <text:p>1.8199e-05</text:p>
          </table:table-cell>
          <table:table-cell table:style-name="ce1" office:value-type="string">
            <text:p>7.6772e-09</text:p>
          </table:table-cell>
          <table:table-cell table:style-name="ce1" office:value-type="string">
            <text:p>1.7672e-05</text:p>
          </table:table-cell>
          <table:table-cell table:style-name="ce1" office:value-type="string">
            <text:p>3.6358e-05</text:p>
          </table:table-cell>
          <table:table-cell table:style-name="ce1" office:value-type="string">
            <text:p>2.8425e-18</text:p>
          </table:table-cell>
          <table:table-cell table:style-name="ce1" office:value-type="string">
            <text:p>9.1631e-12</text:p>
          </table:table-cell>
          <table:table-cell table:style-name="ce1" office:value-type="string">
            <text:p>3.1774e-12</text:p>
          </table:table-cell>
          <table:table-cell table:style-name="ce1" office:value-type="string">
            <text:p>1.0353e-12</text:p>
          </table:table-cell>
        </table:table-row>
        <table:table-row table:style-name="ro2">
          <table:table-cell office:value-type="float" office:value="1250.702">
            <text:p>1250.702</text:p>
          </table:table-cell>
          <table:table-cell table:formula="of:=[.AC127]*1000000" office:value-type="float" office:value="591.74">
            <text:p>591.74</text:p>
          </table:table-cell>
          <table:table-cell table:formula="of:=[.AD127]*1000000" office:value-type="float" office:value="70.765">
            <text:p>70.765</text:p>
          </table:table-cell>
          <table:table-cell table:formula="of:=[.AE127]*1000000" office:value-type="float" office:value="15.707">
            <text:p>15.707</text:p>
          </table:table-cell>
          <table:table-cell table:formula="of:=[.AF127]*1000000" office:value-type="float" office:value="0.0099619">
            <text:p>0.0099619</text:p>
          </table:table-cell>
          <table:table-cell table:formula="of:=[.AG127]*1000000" office:value-type="float" office:value="1.4415">
            <text:p>1.4415</text:p>
          </table:table-cell>
          <table:table-cell table:formula="of:=[.AH127]*1000000" office:value-type="float" office:value="24.16">
            <text:p>24.16</text:p>
          </table:table-cell>
          <table:table-cell table:formula="of:=[.AI127]*1000000" office:value-type="float" office:value="0.0000000000010452">
            <text:p>1.0452E-012</text:p>
          </table:table-cell>
          <table:table-cell table:formula="of:=[.AJ127]*1000000" office:value-type="float" office:value="0.00003755">
            <text:p>0.00003755</text:p>
          </table:table-cell>
          <table:table-cell table:formula="of:=([.AK127]+[.AL127])*1000000" office:value-type="float" office:value="0.0000054592">
            <text:p>5.4592E-006</text:p>
          </table:table-cell>
          <table:table-cell table:formula="of:=[.AM127]*1000000" office:value-type="float" office:value="537.52">
            <text:p>537.52</text:p>
          </table:table-cell>
          <table:table-cell table:formula="of:=[.AN127]*1000000" office:value-type="float" office:value="81.528">
            <text:p>81.528</text:p>
          </table:table-cell>
          <table:table-cell table:formula="of:=[.AO127]*1000000" office:value-type="float" office:value="16.714">
            <text:p>16.714</text:p>
          </table:table-cell>
          <table:table-cell table:formula="of:=[.AP127]*1000000" office:value-type="float" office:value="0.0092125">
            <text:p>0.0092125</text:p>
          </table:table-cell>
          <table:table-cell table:formula="of:=[.AQ127]*1000000" office:value-type="float" office:value="5.0804">
            <text:p>5.0804</text:p>
          </table:table-cell>
          <table:table-cell table:formula="of:=[.AR127]*1000000" office:value-type="float" office:value="30.104">
            <text:p>30.104</text:p>
          </table:table-cell>
          <table:table-cell table:formula="of:=[.AS127]*1000000" office:value-type="float" office:value="0.0000000000015562">
            <text:p>1.5562E-012</text:p>
          </table:table-cell>
          <table:table-cell table:formula="of:=[.AT127]*1000000" office:value-type="float" office:value="0.000020392">
            <text:p>0.000020392</text:p>
          </table:table-cell>
          <table:table-cell table:formula="of:=([.AU127]+[.AV127])*1000000" office:value-type="float" office:value="0.0000045297">
            <text:p>4.5297E-006</text:p>
          </table:table-cell>
          <table:table-cell table:formula="of:=[.AW127]*1000000" office:value-type="float" office:value="689.52">
            <text:p>689.52</text:p>
          </table:table-cell>
          <table:table-cell table:formula="of:=[.AX127]*1000000" office:value-type="float" office:value="77.362">
            <text:p>77.362</text:p>
          </table:table-cell>
          <table:table-cell table:formula="of:=[.AY127]*1000000" office:value-type="float" office:value="18.135">
            <text:p>18.135</text:p>
          </table:table-cell>
          <table:table-cell table:formula="of:=[.AZ127]*1000000" office:value-type="float" office:value="0.0077605">
            <text:p>0.0077605</text:p>
          </table:table-cell>
          <table:table-cell table:formula="of:=[.BA127]*1000000" office:value-type="float" office:value="17.597">
            <text:p>17.597</text:p>
          </table:table-cell>
          <table:table-cell table:formula="of:=[.BB127]*1000000" office:value-type="float" office:value="36.168">
            <text:p>36.168</text:p>
          </table:table-cell>
          <table:table-cell table:formula="of:=[.BC127]*1000000" office:value-type="float" office:value="0.0000000000027563">
            <text:p>2.7563E-012</text:p>
          </table:table-cell>
          <table:table-cell table:formula="of:=[.BD127]*1000000" office:value-type="float" office:value="0.0000090431">
            <text:p>9.0431E-006</text:p>
          </table:table-cell>
          <table:table-cell table:formula="of:=([.BE127]+[.BF127])*1000000" office:value-type="float" office:value="0.0000041532">
            <text:p>4.1532E-006</text:p>
          </table:table-cell>
          <table:table-cell office:value-type="float" office:value="0.00059174">
            <text:p>0.00059174</text:p>
          </table:table-cell>
          <table:table-cell table:style-name="ce1" office:value-type="string">
            <text:p>7.0765e-05</text:p>
          </table:table-cell>
          <table:table-cell table:style-name="ce1" office:value-type="string">
            <text:p>1.5707e-05</text:p>
          </table:table-cell>
          <table:table-cell table:style-name="ce1" office:value-type="string">
            <text:p>9.9619e-09</text:p>
          </table:table-cell>
          <table:table-cell table:style-name="ce1" office:value-type="string">
            <text:p>1.4415e-06</text:p>
          </table:table-cell>
          <table:table-cell table:style-name="ce1" office:value-type="string">
            <text:p>2.416e-05</text:p>
          </table:table-cell>
          <table:table-cell table:style-name="ce1" office:value-type="string">
            <text:p>1.0452e-18</text:p>
          </table:table-cell>
          <table:table-cell table:style-name="ce1" office:value-type="string">
            <text:p>3.755e-11</text:p>
          </table:table-cell>
          <table:table-cell table:style-name="ce1" office:value-type="string">
            <text:p>3.3281e-12</text:p>
          </table:table-cell>
          <table:table-cell table:style-name="ce1" office:value-type="string">
            <text:p>2.1311e-12</text:p>
          </table:table-cell>
          <table:table-cell office:value-type="float" office:value="0.00053752">
            <text:p>0.00053752</text:p>
          </table:table-cell>
          <table:table-cell table:style-name="ce1" office:value-type="string">
            <text:p>8.1528e-05</text:p>
          </table:table-cell>
          <table:table-cell table:style-name="ce1" office:value-type="string">
            <text:p>1.6714e-05</text:p>
          </table:table-cell>
          <table:table-cell table:style-name="ce1" office:value-type="string">
            <text:p>9.2125e-09</text:p>
          </table:table-cell>
          <table:table-cell table:style-name="ce1" office:value-type="string">
            <text:p>5.0804e-06</text:p>
          </table:table-cell>
          <table:table-cell table:style-name="ce1" office:value-type="string">
            <text:p>3.0104e-05</text:p>
          </table:table-cell>
          <table:table-cell table:style-name="ce1" office:value-type="string">
            <text:p>1.5562e-18</text:p>
          </table:table-cell>
          <table:table-cell table:style-name="ce1" office:value-type="string">
            <text:p>2.0392e-11</text:p>
          </table:table-cell>
          <table:table-cell table:style-name="ce1" office:value-type="string">
            <text:p>3.0539e-12</text:p>
          </table:table-cell>
          <table:table-cell table:style-name="ce1" office:value-type="string">
            <text:p>1.4758e-12</text:p>
          </table:table-cell>
          <table:table-cell office:value-type="float" office:value="0.00068952">
            <text:p>0.00068952</text:p>
          </table:table-cell>
          <table:table-cell table:style-name="ce1" office:value-type="string">
            <text:p>7.7362e-05</text:p>
          </table:table-cell>
          <table:table-cell table:style-name="ce1" office:value-type="string">
            <text:p>1.8135e-05</text:p>
          </table:table-cell>
          <table:table-cell table:style-name="ce1" office:value-type="string">
            <text:p>7.7605e-09</text:p>
          </table:table-cell>
          <table:table-cell table:style-name="ce1" office:value-type="string">
            <text:p>1.7597e-05</text:p>
          </table:table-cell>
          <table:table-cell table:style-name="ce1" office:value-type="string">
            <text:p>3.6168e-05</text:p>
          </table:table-cell>
          <table:table-cell table:style-name="ce1" office:value-type="string">
            <text:p>2.7563e-18</text:p>
          </table:table-cell>
          <table:table-cell table:style-name="ce1" office:value-type="string">
            <text:p>9.0431e-12</text:p>
          </table:table-cell>
          <table:table-cell table:style-name="ce1" office:value-type="string">
            <text:p>3.1256e-12</text:p>
          </table:table-cell>
          <table:table-cell table:style-name="ce1" office:value-type="string">
            <text:p>1.0276e-12</text:p>
          </table:table-cell>
        </table:table-row>
        <table:table-row table:style-name="ro2">
          <table:table-cell office:value-type="float" office:value="1260.702">
            <text:p>1260.702</text:p>
          </table:table-cell>
          <table:table-cell table:formula="of:=[.AC128]*1000000" office:value-type="float" office:value="587.19">
            <text:p>587.19</text:p>
          </table:table-cell>
          <table:table-cell table:formula="of:=[.AD128]*1000000" office:value-type="float" office:value="70.271">
            <text:p>70.271</text:p>
          </table:table-cell>
          <table:table-cell table:formula="of:=[.AE128]*1000000" office:value-type="float" office:value="15.632">
            <text:p>15.632</text:p>
          </table:table-cell>
          <table:table-cell table:formula="of:=[.AF128]*1000000" office:value-type="float" office:value="0.010021">
            <text:p>0.010021</text:p>
          </table:table-cell>
          <table:table-cell table:formula="of:=[.AG128]*1000000" office:value-type="float" office:value="1.4368">
            <text:p>1.4368</text:p>
          </table:table-cell>
          <table:table-cell table:formula="of:=[.AH128]*1000000" office:value-type="float" office:value="24.03">
            <text:p>24.03</text:p>
          </table:table-cell>
          <table:table-cell table:formula="of:=[.AI128]*1000000" office:value-type="float" office:value="0.0000000000010138">
            <text:p>1.0138E-012</text:p>
          </table:table-cell>
          <table:table-cell table:formula="of:=[.AJ128]*1000000" office:value-type="float" office:value="0.000037388">
            <text:p>0.000037388</text:p>
          </table:table-cell>
          <table:table-cell table:formula="of:=([.AK128]+[.AL128])*1000000" office:value-type="float" office:value="0.0000053902">
            <text:p>5.3902E-006</text:p>
          </table:table-cell>
          <table:table-cell table:formula="of:=[.AM128]*1000000" office:value-type="float" office:value="532.67">
            <text:p>532.67</text:p>
          </table:table-cell>
          <table:table-cell table:formula="of:=[.AN128]*1000000" office:value-type="float" office:value="80.717">
            <text:p>80.717</text:p>
          </table:table-cell>
          <table:table-cell table:formula="of:=[.AO128]*1000000" office:value-type="float" office:value="16.642">
            <text:p>16.642</text:p>
          </table:table-cell>
          <table:table-cell table:formula="of:=[.AP128]*1000000" office:value-type="float" office:value="0.0092801">
            <text:p>0.0092801</text:p>
          </table:table-cell>
          <table:table-cell table:formula="of:=[.AQ128]*1000000" office:value-type="float" office:value="5.0646">
            <text:p>5.0646</text:p>
          </table:table-cell>
          <table:table-cell table:formula="of:=[.AR128]*1000000" office:value-type="float" office:value="29.888">
            <text:p>29.888</text:p>
          </table:table-cell>
          <table:table-cell table:formula="of:=[.AS128]*1000000" office:value-type="float" office:value="0.0000000000015092">
            <text:p>1.5092E-012</text:p>
          </table:table-cell>
          <table:table-cell table:formula="of:=[.AT128]*1000000" office:value-type="float" office:value="0.000020237">
            <text:p>0.000020237</text:p>
          </table:table-cell>
          <table:table-cell table:formula="of:=([.AU128]+[.AV128])*1000000" office:value-type="float" office:value="0.0000044593">
            <text:p>4.4593E-006</text:p>
          </table:table-cell>
          <table:table-cell table:formula="of:=[.AW128]*1000000" office:value-type="float" office:value="684.47">
            <text:p>684.47</text:p>
          </table:table-cell>
          <table:table-cell table:formula="of:=[.AX128]*1000000" office:value-type="float" office:value="76.194">
            <text:p>76.194</text:p>
          </table:table-cell>
          <table:table-cell table:formula="of:=[.AY128]*1000000" office:value-type="float" office:value="18.071">
            <text:p>18.071</text:p>
          </table:table-cell>
          <table:table-cell table:formula="of:=[.AZ128]*1000000" office:value-type="float" office:value="0.007843">
            <text:p>0.007843</text:p>
          </table:table-cell>
          <table:table-cell table:formula="of:=[.BA128]*1000000" office:value-type="float" office:value="17.523">
            <text:p>17.523</text:p>
          </table:table-cell>
          <table:table-cell table:formula="of:=[.BB128]*1000000" office:value-type="float" office:value="35.966">
            <text:p>35.966</text:p>
          </table:table-cell>
          <table:table-cell table:formula="of:=[.BC128]*1000000" office:value-type="float" office:value="0.0000000000026727">
            <text:p>2.6727E-012</text:p>
          </table:table-cell>
          <table:table-cell table:formula="of:=[.BD128]*1000000" office:value-type="float" office:value="0.0000089243">
            <text:p>8.9243E-006</text:p>
          </table:table-cell>
          <table:table-cell table:formula="of:=([.BE128]+[.BF128])*1000000" office:value-type="float" office:value="0.0000040931">
            <text:p>4.0931E-006</text:p>
          </table:table-cell>
          <table:table-cell office:value-type="float" office:value="0.00058719">
            <text:p>0.00058719</text:p>
          </table:table-cell>
          <table:table-cell table:style-name="ce1" office:value-type="string">
            <text:p>7.0271e-05</text:p>
          </table:table-cell>
          <table:table-cell table:style-name="ce1" office:value-type="string">
            <text:p>1.5632e-05</text:p>
          </table:table-cell>
          <table:table-cell table:style-name="ce1" office:value-type="string">
            <text:p>1.0021e-08</text:p>
          </table:table-cell>
          <table:table-cell table:style-name="ce1" office:value-type="string">
            <text:p>1.4368e-06</text:p>
          </table:table-cell>
          <table:table-cell table:style-name="ce1" office:value-type="string">
            <text:p>2.403e-05</text:p>
          </table:table-cell>
          <table:table-cell table:style-name="ce1" office:value-type="string">
            <text:p>1.0138e-18</text:p>
          </table:table-cell>
          <table:table-cell table:style-name="ce1" office:value-type="string">
            <text:p>3.7388e-11</text:p>
          </table:table-cell>
          <table:table-cell table:style-name="ce1" office:value-type="string">
            <text:p>3.2813e-12</text:p>
          </table:table-cell>
          <table:table-cell table:style-name="ce1" office:value-type="string">
            <text:p>2.1089e-12</text:p>
          </table:table-cell>
          <table:table-cell office:value-type="float" office:value="0.00053267">
            <text:p>0.00053267</text:p>
          </table:table-cell>
          <table:table-cell table:style-name="ce1" office:value-type="string">
            <text:p>8.0717e-05</text:p>
          </table:table-cell>
          <table:table-cell table:style-name="ce1" office:value-type="string">
            <text:p>1.6642e-05</text:p>
          </table:table-cell>
          <table:table-cell table:style-name="ce1" office:value-type="string">
            <text:p>9.2801e-09</text:p>
          </table:table-cell>
          <table:table-cell table:style-name="ce1" office:value-type="string">
            <text:p>5.0646e-06</text:p>
          </table:table-cell>
          <table:table-cell table:style-name="ce1" office:value-type="string">
            <text:p>2.9888e-05</text:p>
          </table:table-cell>
          <table:table-cell table:style-name="ce1" office:value-type="string">
            <text:p>1.5092e-18</text:p>
          </table:table-cell>
          <table:table-cell table:style-name="ce1" office:value-type="string">
            <text:p>2.0237e-11</text:p>
          </table:table-cell>
          <table:table-cell table:style-name="ce1" office:value-type="string">
            <text:p>3.0008e-12</text:p>
          </table:table-cell>
          <table:table-cell table:style-name="ce1" office:value-type="string">
            <text:p>1.4585e-12</text:p>
          </table:table-cell>
          <table:table-cell office:value-type="float" office:value="0.00068447">
            <text:p>0.00068447</text:p>
          </table:table-cell>
          <table:table-cell table:style-name="ce1" office:value-type="string">
            <text:p>7.6194e-05</text:p>
          </table:table-cell>
          <table:table-cell table:style-name="ce1" office:value-type="string">
            <text:p>1.8071e-05</text:p>
          </table:table-cell>
          <table:table-cell table:style-name="ce1" office:value-type="string">
            <text:p>7.843e-09</text:p>
          </table:table-cell>
          <table:table-cell table:style-name="ce1" office:value-type="string">
            <text:p>1.7523e-05</text:p>
          </table:table-cell>
          <table:table-cell table:style-name="ce1" office:value-type="string">
            <text:p>3.5966e-05</text:p>
          </table:table-cell>
          <table:table-cell table:style-name="ce1" office:value-type="string">
            <text:p>2.6727e-18</text:p>
          </table:table-cell>
          <table:table-cell table:style-name="ce1" office:value-type="string">
            <text:p>8.9243e-12</text:p>
          </table:table-cell>
          <table:table-cell table:style-name="ce1" office:value-type="string">
            <text:p>3.0736e-12</text:p>
          </table:table-cell>
          <table:table-cell table:style-name="ce1" office:value-type="string">
            <text:p>1.0195e-12</text:p>
          </table:table-cell>
        </table:table-row>
        <table:table-row table:style-name="ro2">
          <table:table-cell office:value-type="float" office:value="1270.702">
            <text:p>1270.702</text:p>
          </table:table-cell>
          <table:table-cell table:formula="of:=[.AC129]*1000000" office:value-type="float" office:value="582.68">
            <text:p>582.68</text:p>
          </table:table-cell>
          <table:table-cell table:formula="of:=[.AD129]*1000000" office:value-type="float" office:value="69.782">
            <text:p>69.782</text:p>
          </table:table-cell>
          <table:table-cell table:formula="of:=[.AE129]*1000000" office:value-type="float" office:value="15.557">
            <text:p>15.557</text:p>
          </table:table-cell>
          <table:table-cell table:formula="of:=[.AF129]*1000000" office:value-type="float" office:value="0.010079">
            <text:p>0.010079</text:p>
          </table:table-cell>
          <table:table-cell table:formula="of:=[.AG129]*1000000" office:value-type="float" office:value="1.4321">
            <text:p>1.4321</text:p>
          </table:table-cell>
          <table:table-cell table:formula="of:=[.AH129]*1000000" office:value-type="float" office:value="23.9">
            <text:p>23.9</text:p>
          </table:table-cell>
          <table:table-cell table:formula="of:=[.AI129]*1000000" office:value-type="float" office:value="0.0000000000009833">
            <text:p>9.833E-013</text:p>
          </table:table-cell>
          <table:table-cell table:formula="of:=[.AJ129]*1000000" office:value-type="float" office:value="0.000037226">
            <text:p>0.000037226</text:p>
          </table:table-cell>
          <table:table-cell table:formula="of:=([.AK129]+[.AL129])*1000000" office:value-type="float" office:value="0.0000053222">
            <text:p>5.3222E-006</text:p>
          </table:table-cell>
          <table:table-cell table:formula="of:=[.AM129]*1000000" office:value-type="float" office:value="527.89">
            <text:p>527.89</text:p>
          </table:table-cell>
          <table:table-cell table:formula="of:=[.AN129]*1000000" office:value-type="float" office:value="79.913">
            <text:p>79.913</text:p>
          </table:table-cell>
          <table:table-cell table:formula="of:=[.AO129]*1000000" office:value-type="float" office:value="16.569">
            <text:p>16.569</text:p>
          </table:table-cell>
          <table:table-cell table:formula="of:=[.AP129]*1000000" office:value-type="float" office:value="0.009347">
            <text:p>0.009347</text:p>
          </table:table-cell>
          <table:table-cell table:formula="of:=[.AQ129]*1000000" office:value-type="float" office:value="5.0489">
            <text:p>5.0489</text:p>
          </table:table-cell>
          <table:table-cell table:formula="of:=[.AR129]*1000000" office:value-type="float" office:value="29.672">
            <text:p>29.672</text:p>
          </table:table-cell>
          <table:table-cell table:formula="of:=[.AS129]*1000000" office:value-type="float" office:value="0.0000000000014637">
            <text:p>1.4637E-012</text:p>
          </table:table-cell>
          <table:table-cell table:formula="of:=[.AT129]*1000000" office:value-type="float" office:value="0.000020083">
            <text:p>0.000020083</text:p>
          </table:table-cell>
          <table:table-cell table:formula="of:=([.AU129]+[.AV129])*1000000" office:value-type="float" office:value="0.0000043898">
            <text:p>4.3898E-006</text:p>
          </table:table-cell>
          <table:table-cell table:formula="of:=[.AW129]*1000000" office:value-type="float" office:value="679.5">
            <text:p>679.5</text:p>
          </table:table-cell>
          <table:table-cell table:formula="of:=[.AX129]*1000000" office:value-type="float" office:value="75.039">
            <text:p>75.039</text:p>
          </table:table-cell>
          <table:table-cell table:formula="of:=[.AY129]*1000000" office:value-type="float" office:value="18.006">
            <text:p>18.006</text:p>
          </table:table-cell>
          <table:table-cell table:formula="of:=[.AZ129]*1000000" office:value-type="float" office:value="0.0079246">
            <text:p>0.0079246</text:p>
          </table:table-cell>
          <table:table-cell table:formula="of:=[.BA129]*1000000" office:value-type="float" office:value="17.45">
            <text:p>17.45</text:p>
          </table:table-cell>
          <table:table-cell table:formula="of:=[.BB129]*1000000" office:value-type="float" office:value="35.753">
            <text:p>35.753</text:p>
          </table:table-cell>
          <table:table-cell table:formula="of:=[.BC129]*1000000" office:value-type="float" office:value="0.0000000000025916">
            <text:p>2.5916E-012</text:p>
          </table:table-cell>
          <table:table-cell table:formula="of:=[.BD129]*1000000" office:value-type="float" office:value="0.0000088069">
            <text:p>8.8069E-006</text:p>
          </table:table-cell>
          <table:table-cell table:formula="of:=([.BE129]+[.BF129])*1000000" office:value-type="float" office:value="0.0000040324">
            <text:p>4.0324E-006</text:p>
          </table:table-cell>
          <table:table-cell office:value-type="float" office:value="0.00058268">
            <text:p>0.00058268</text:p>
          </table:table-cell>
          <table:table-cell table:style-name="ce1" office:value-type="string">
            <text:p>6.9782e-05</text:p>
          </table:table-cell>
          <table:table-cell table:style-name="ce1" office:value-type="string">
            <text:p>1.5557e-05</text:p>
          </table:table-cell>
          <table:table-cell table:style-name="ce1" office:value-type="string">
            <text:p>1.0079e-08</text:p>
          </table:table-cell>
          <table:table-cell table:style-name="ce1" office:value-type="string">
            <text:p>1.4321e-06</text:p>
          </table:table-cell>
          <table:table-cell table:style-name="ce1" office:value-type="string">
            <text:p>2.39e-05</text:p>
          </table:table-cell>
          <table:table-cell table:style-name="ce1" office:value-type="string">
            <text:p>9.833e-19</text:p>
          </table:table-cell>
          <table:table-cell table:style-name="ce1" office:value-type="string">
            <text:p>3.7226e-11</text:p>
          </table:table-cell>
          <table:table-cell table:style-name="ce1" office:value-type="string">
            <text:p>3.2353e-12</text:p>
          </table:table-cell>
          <table:table-cell table:style-name="ce1" office:value-type="string">
            <text:p>2.0869e-12</text:p>
          </table:table-cell>
          <table:table-cell office:value-type="float" office:value="0.00052789">
            <text:p>0.00052789</text:p>
          </table:table-cell>
          <table:table-cell table:style-name="ce1" office:value-type="string">
            <text:p>7.9913e-05</text:p>
          </table:table-cell>
          <table:table-cell table:style-name="ce1" office:value-type="string">
            <text:p>1.6569e-05</text:p>
          </table:table-cell>
          <table:table-cell table:style-name="ce1" office:value-type="string">
            <text:p>9.347e-09</text:p>
          </table:table-cell>
          <table:table-cell table:style-name="ce1" office:value-type="string">
            <text:p>5.0489e-06</text:p>
          </table:table-cell>
          <table:table-cell table:style-name="ce1" office:value-type="string">
            <text:p>2.9672e-05</text:p>
          </table:table-cell>
          <table:table-cell table:style-name="ce1" office:value-type="string">
            <text:p>1.4637e-18</text:p>
          </table:table-cell>
          <table:table-cell table:style-name="ce1" office:value-type="string">
            <text:p>2.0083e-11</text:p>
          </table:table-cell>
          <table:table-cell table:style-name="ce1" office:value-type="string">
            <text:p>2.9486e-12</text:p>
          </table:table-cell>
          <table:table-cell table:style-name="ce1" office:value-type="string">
            <text:p>1.4412e-12</text:p>
          </table:table-cell>
          <table:table-cell office:value-type="float" office:value="0.0006795">
            <text:p>0.0006795</text:p>
          </table:table-cell>
          <table:table-cell table:style-name="ce1" office:value-type="string">
            <text:p>7.5039e-05</text:p>
          </table:table-cell>
          <table:table-cell table:style-name="ce1" office:value-type="string">
            <text:p>1.8006e-05</text:p>
          </table:table-cell>
          <table:table-cell table:style-name="ce1" office:value-type="string">
            <text:p>7.9246e-09</text:p>
          </table:table-cell>
          <table:table-cell table:style-name="ce1" office:value-type="string">
            <text:p>1.745e-05</text:p>
          </table:table-cell>
          <table:table-cell table:style-name="ce1" office:value-type="string">
            <text:p>3.5753e-05</text:p>
          </table:table-cell>
          <table:table-cell table:style-name="ce1" office:value-type="string">
            <text:p>2.5916e-18</text:p>
          </table:table-cell>
          <table:table-cell table:style-name="ce1" office:value-type="string">
            <text:p>8.8069e-12</text:p>
          </table:table-cell>
          <table:table-cell table:style-name="ce1" office:value-type="string">
            <text:p>3.0216e-12</text:p>
          </table:table-cell>
          <table:table-cell table:style-name="ce1" office:value-type="string">
            <text:p>1.0108e-12</text:p>
          </table:table-cell>
        </table:table-row>
        <table:table-row table:style-name="ro2">
          <table:table-cell office:value-type="float" office:value="1280.702">
            <text:p>1280.702</text:p>
          </table:table-cell>
          <table:table-cell table:formula="of:=[.AC130]*1000000" office:value-type="float" office:value="578.21">
            <text:p>578.21</text:p>
          </table:table-cell>
          <table:table-cell table:formula="of:=[.AD130]*1000000" office:value-type="float" office:value="69.296">
            <text:p>69.296</text:p>
          </table:table-cell>
          <table:table-cell table:formula="of:=[.AE130]*1000000" office:value-type="float" office:value="15.481">
            <text:p>15.481</text:p>
          </table:table-cell>
          <table:table-cell table:formula="of:=[.AF130]*1000000" office:value-type="float" office:value="0.010136">
            <text:p>0.010136</text:p>
          </table:table-cell>
          <table:table-cell table:formula="of:=[.AG130]*1000000" office:value-type="float" office:value="1.4274">
            <text:p>1.4274</text:p>
          </table:table-cell>
          <table:table-cell table:formula="of:=[.AH130]*1000000" office:value-type="float" office:value="23.769">
            <text:p>23.769</text:p>
          </table:table-cell>
          <table:table-cell table:formula="of:=[.AI130]*1000000" office:value-type="float" office:value="0.00000000000095374">
            <text:p>9.5374E-013</text:p>
          </table:table-cell>
          <table:table-cell table:formula="of:=[.AJ130]*1000000" office:value-type="float" office:value="0.000037066">
            <text:p>0.000037066</text:p>
          </table:table-cell>
          <table:table-cell table:formula="of:=([.AK130]+[.AL130])*1000000" office:value-type="float" office:value="0.000005255">
            <text:p>0.000005255</text:p>
          </table:table-cell>
          <table:table-cell table:formula="of:=[.AM130]*1000000" office:value-type="float" office:value="523.16">
            <text:p>523.16</text:p>
          </table:table-cell>
          <table:table-cell table:formula="of:=[.AN130]*1000000" office:value-type="float" office:value="79.116">
            <text:p>79.116</text:p>
          </table:table-cell>
          <table:table-cell table:formula="of:=[.AO130]*1000000" office:value-type="float" office:value="16.496">
            <text:p>16.496</text:p>
          </table:table-cell>
          <table:table-cell table:formula="of:=[.AP130]*1000000" office:value-type="float" office:value="0.0094132">
            <text:p>0.0094132</text:p>
          </table:table-cell>
          <table:table-cell table:formula="of:=[.AQ130]*1000000" office:value-type="float" office:value="5.0332">
            <text:p>5.0332</text:p>
          </table:table-cell>
          <table:table-cell table:formula="of:=[.AR130]*1000000" office:value-type="float" office:value="29.454">
            <text:p>29.454</text:p>
          </table:table-cell>
          <table:table-cell table:formula="of:=[.AS130]*1000000" office:value-type="float" office:value="0.0000000000014195">
            <text:p>1.4195E-012</text:p>
          </table:table-cell>
          <table:table-cell table:formula="of:=[.AT130]*1000000" office:value-type="float" office:value="0.000019931">
            <text:p>0.000019931</text:p>
          </table:table-cell>
          <table:table-cell table:formula="of:=([.AU130]+[.AV130])*1000000" office:value-type="float" office:value="0.0000043213">
            <text:p>4.3213E-006</text:p>
          </table:table-cell>
          <table:table-cell table:formula="of:=[.AW130]*1000000" office:value-type="float" office:value="674.62">
            <text:p>674.62</text:p>
          </table:table-cell>
          <table:table-cell table:formula="of:=[.AX130]*1000000" office:value-type="float" office:value="73.898">
            <text:p>73.898</text:p>
          </table:table-cell>
          <table:table-cell table:formula="of:=[.AY130]*1000000" office:value-type="float" office:value="17.941">
            <text:p>17.941</text:p>
          </table:table-cell>
          <table:table-cell table:formula="of:=[.AZ130]*1000000" office:value-type="float" office:value="0.0080054">
            <text:p>0.0080054</text:p>
          </table:table-cell>
          <table:table-cell table:formula="of:=[.BA130]*1000000" office:value-type="float" office:value="17.377">
            <text:p>17.377</text:p>
          </table:table-cell>
          <table:table-cell table:formula="of:=[.BB130]*1000000" office:value-type="float" office:value="35.531">
            <text:p>35.531</text:p>
          </table:table-cell>
          <table:table-cell table:formula="of:=[.BC130]*1000000" office:value-type="float" office:value="0.000000000002513">
            <text:p>2.513E-012</text:p>
          </table:table-cell>
          <table:table-cell table:formula="of:=[.BD130]*1000000" office:value-type="float" office:value="0.0000086907">
            <text:p>8.6907E-006</text:p>
          </table:table-cell>
          <table:table-cell table:formula="of:=([.BE130]+[.BF130])*1000000" office:value-type="float" office:value="0.0000039714">
            <text:p>3.9714E-006</text:p>
          </table:table-cell>
          <table:table-cell office:value-type="float" office:value="0.00057821">
            <text:p>0.00057821</text:p>
          </table:table-cell>
          <table:table-cell table:style-name="ce1" office:value-type="string">
            <text:p>6.9296e-05</text:p>
          </table:table-cell>
          <table:table-cell table:style-name="ce1" office:value-type="string">
            <text:p>1.5481e-05</text:p>
          </table:table-cell>
          <table:table-cell table:style-name="ce1" office:value-type="string">
            <text:p>1.0136e-08</text:p>
          </table:table-cell>
          <table:table-cell table:style-name="ce1" office:value-type="string">
            <text:p>1.4274e-06</text:p>
          </table:table-cell>
          <table:table-cell table:style-name="ce1" office:value-type="string">
            <text:p>2.3769e-05</text:p>
          </table:table-cell>
          <table:table-cell table:style-name="ce1" office:value-type="string">
            <text:p>9.5374e-19</text:p>
          </table:table-cell>
          <table:table-cell table:style-name="ce1" office:value-type="string">
            <text:p>3.7066e-11</text:p>
          </table:table-cell>
          <table:table-cell table:style-name="ce1" office:value-type="string">
            <text:p>3.19e-12</text:p>
          </table:table-cell>
          <table:table-cell table:style-name="ce1" office:value-type="string">
            <text:p>2.065e-12</text:p>
          </table:table-cell>
          <table:table-cell office:value-type="float" office:value="0.00052316">
            <text:p>0.00052316</text:p>
          </table:table-cell>
          <table:table-cell table:style-name="ce1" office:value-type="string">
            <text:p>7.9116e-05</text:p>
          </table:table-cell>
          <table:table-cell table:style-name="ce1" office:value-type="string">
            <text:p>1.6496e-05</text:p>
          </table:table-cell>
          <table:table-cell table:style-name="ce1" office:value-type="string">
            <text:p>9.4132e-09</text:p>
          </table:table-cell>
          <table:table-cell table:style-name="ce1" office:value-type="string">
            <text:p>5.0332e-06</text:p>
          </table:table-cell>
          <table:table-cell table:style-name="ce1" office:value-type="string">
            <text:p>2.9454e-05</text:p>
          </table:table-cell>
          <table:table-cell table:style-name="ce1" office:value-type="string">
            <text:p>1.4195e-18</text:p>
          </table:table-cell>
          <table:table-cell table:style-name="ce1" office:value-type="string">
            <text:p>1.9931e-11</text:p>
          </table:table-cell>
          <table:table-cell table:style-name="ce1" office:value-type="string">
            <text:p>2.8973e-12</text:p>
          </table:table-cell>
          <table:table-cell table:style-name="ce1" office:value-type="string">
            <text:p>1.424e-12</text:p>
          </table:table-cell>
          <table:table-cell office:value-type="float" office:value="0.00067462">
            <text:p>0.00067462</text:p>
          </table:table-cell>
          <table:table-cell table:style-name="ce1" office:value-type="string">
            <text:p>7.3898e-05</text:p>
          </table:table-cell>
          <table:table-cell table:style-name="ce1" office:value-type="string">
            <text:p>1.7941e-05</text:p>
          </table:table-cell>
          <table:table-cell table:style-name="ce1" office:value-type="string">
            <text:p>8.0054e-09</text:p>
          </table:table-cell>
          <table:table-cell table:style-name="ce1" office:value-type="string">
            <text:p>1.7377e-05</text:p>
          </table:table-cell>
          <table:table-cell table:style-name="ce1" office:value-type="string">
            <text:p>3.5531e-05</text:p>
          </table:table-cell>
          <table:table-cell table:style-name="ce1" office:value-type="string">
            <text:p>2.513e-18</text:p>
          </table:table-cell>
          <table:table-cell table:style-name="ce1" office:value-type="string">
            <text:p>8.6907e-12</text:p>
          </table:table-cell>
          <table:table-cell table:style-name="ce1" office:value-type="string">
            <text:p>2.9696e-12</text:p>
          </table:table-cell>
          <table:table-cell table:style-name="ce1" office:value-type="string">
            <text:p>1.0018e-12</text:p>
          </table:table-cell>
        </table:table-row>
        <table:table-row table:style-name="ro2">
          <table:table-cell office:value-type="float" office:value="1290.702">
            <text:p>1290.702</text:p>
          </table:table-cell>
          <table:table-cell table:formula="of:=[.AC131]*1000000" office:value-type="float" office:value="573.78">
            <text:p>573.78</text:p>
          </table:table-cell>
          <table:table-cell table:formula="of:=[.AD131]*1000000" office:value-type="float" office:value="68.815">
            <text:p>68.815</text:p>
          </table:table-cell>
          <table:table-cell table:formula="of:=[.AE131]*1000000" office:value-type="float" office:value="15.406">
            <text:p>15.406</text:p>
          </table:table-cell>
          <table:table-cell table:formula="of:=[.AF131]*1000000" office:value-type="float" office:value="0.010193">
            <text:p>0.010193</text:p>
          </table:table-cell>
          <table:table-cell table:formula="of:=[.AG131]*1000000" office:value-type="float" office:value="1.4228">
            <text:p>1.4228</text:p>
          </table:table-cell>
          <table:table-cell table:formula="of:=[.AH131]*1000000" office:value-type="float" office:value="23.638">
            <text:p>23.638</text:p>
          </table:table-cell>
          <table:table-cell table:formula="of:=[.AI131]*1000000" office:value-type="float" office:value="0.00000000000092508">
            <text:p>9.2508E-013</text:p>
          </table:table-cell>
          <table:table-cell table:formula="of:=[.AJ131]*1000000" office:value-type="float" office:value="0.000036906">
            <text:p>0.000036906</text:p>
          </table:table-cell>
          <table:table-cell table:formula="of:=([.AK131]+[.AL131])*1000000" office:value-type="float" office:value="0.0000051888">
            <text:p>5.1888E-006</text:p>
          </table:table-cell>
          <table:table-cell table:formula="of:=[.AM131]*1000000" office:value-type="float" office:value="518.48">
            <text:p>518.48</text:p>
          </table:table-cell>
          <table:table-cell table:formula="of:=[.AN131]*1000000" office:value-type="float" office:value="78.326">
            <text:p>78.326</text:p>
          </table:table-cell>
          <table:table-cell table:formula="of:=[.AO131]*1000000" office:value-type="float" office:value="16.423">
            <text:p>16.423</text:p>
          </table:table-cell>
          <table:table-cell table:formula="of:=[.AP131]*1000000" office:value-type="float" office:value="0.0094787">
            <text:p>0.0094787</text:p>
          </table:table-cell>
          <table:table-cell table:formula="of:=[.AQ131]*1000000" office:value-type="float" office:value="5.0176">
            <text:p>5.0176</text:p>
          </table:table-cell>
          <table:table-cell table:formula="of:=[.AR131]*1000000" office:value-type="float" office:value="29.235">
            <text:p>29.235</text:p>
          </table:table-cell>
          <table:table-cell table:formula="of:=[.AS131]*1000000" office:value-type="float" office:value="0.0000000000013767">
            <text:p>1.3767E-012</text:p>
          </table:table-cell>
          <table:table-cell table:formula="of:=[.AT131]*1000000" office:value-type="float" office:value="0.000019779">
            <text:p>0.000019779</text:p>
          </table:table-cell>
          <table:table-cell table:formula="of:=([.AU131]+[.AV131])*1000000" office:value-type="float" office:value="0.0000042538">
            <text:p>4.2538E-006</text:p>
          </table:table-cell>
          <table:table-cell table:formula="of:=[.AW131]*1000000" office:value-type="float" office:value="669.82">
            <text:p>669.82</text:p>
          </table:table-cell>
          <table:table-cell table:formula="of:=[.AX131]*1000000" office:value-type="float" office:value="72.77">
            <text:p>72.77</text:p>
          </table:table-cell>
          <table:table-cell table:formula="of:=[.AY131]*1000000" office:value-type="float" office:value="17.875">
            <text:p>17.875</text:p>
          </table:table-cell>
          <table:table-cell table:formula="of:=[.AZ131]*1000000" office:value-type="float" office:value="0.0080852">
            <text:p>0.0080852</text:p>
          </table:table-cell>
          <table:table-cell table:formula="of:=[.BA131]*1000000" office:value-type="float" office:value="17.305">
            <text:p>17.305</text:p>
          </table:table-cell>
          <table:table-cell table:formula="of:=[.BB131]*1000000" office:value-type="float" office:value="35.3">
            <text:p>35.3</text:p>
          </table:table-cell>
          <table:table-cell table:formula="of:=[.BC131]*1000000" office:value-type="float" office:value="0.0000000000024368">
            <text:p>2.4368E-012</text:p>
          </table:table-cell>
          <table:table-cell table:formula="of:=[.BD131]*1000000" office:value-type="float" office:value="0.0000085757">
            <text:p>8.5757E-006</text:p>
          </table:table-cell>
          <table:table-cell table:formula="of:=([.BE131]+[.BF131])*1000000" office:value-type="float" office:value="0.00000391005">
            <text:p>3.91005E-006</text:p>
          </table:table-cell>
          <table:table-cell office:value-type="float" office:value="0.00057378">
            <text:p>0.00057378</text:p>
          </table:table-cell>
          <table:table-cell table:style-name="ce1" office:value-type="string">
            <text:p>6.8815e-05</text:p>
          </table:table-cell>
          <table:table-cell table:style-name="ce1" office:value-type="string">
            <text:p>1.5406e-05</text:p>
          </table:table-cell>
          <table:table-cell table:style-name="ce1" office:value-type="string">
            <text:p>1.0193e-08</text:p>
          </table:table-cell>
          <table:table-cell table:style-name="ce1" office:value-type="string">
            <text:p>1.4228e-06</text:p>
          </table:table-cell>
          <table:table-cell table:style-name="ce1" office:value-type="string">
            <text:p>2.3638e-05</text:p>
          </table:table-cell>
          <table:table-cell table:style-name="ce1" office:value-type="string">
            <text:p>9.2508e-19</text:p>
          </table:table-cell>
          <table:table-cell table:style-name="ce1" office:value-type="string">
            <text:p>3.6906e-11</text:p>
          </table:table-cell>
          <table:table-cell table:style-name="ce1" office:value-type="string">
            <text:p>3.1455e-12</text:p>
          </table:table-cell>
          <table:table-cell table:style-name="ce1" office:value-type="string">
            <text:p>2.0433e-12</text:p>
          </table:table-cell>
          <table:table-cell office:value-type="float" office:value="0.00051848">
            <text:p>0.00051848</text:p>
          </table:table-cell>
          <table:table-cell table:style-name="ce1" office:value-type="string">
            <text:p>7.8326e-05</text:p>
          </table:table-cell>
          <table:table-cell table:style-name="ce1" office:value-type="string">
            <text:p>1.6423e-05</text:p>
          </table:table-cell>
          <table:table-cell table:style-name="ce1" office:value-type="string">
            <text:p>9.4787e-09</text:p>
          </table:table-cell>
          <table:table-cell table:style-name="ce1" office:value-type="string">
            <text:p>5.0176e-06</text:p>
          </table:table-cell>
          <table:table-cell table:style-name="ce1" office:value-type="string">
            <text:p>2.9235e-05</text:p>
          </table:table-cell>
          <table:table-cell table:style-name="ce1" office:value-type="string">
            <text:p>1.3767e-18</text:p>
          </table:table-cell>
          <table:table-cell table:style-name="ce1" office:value-type="string">
            <text:p>1.9779e-11</text:p>
          </table:table-cell>
          <table:table-cell table:style-name="ce1" office:value-type="string">
            <text:p>2.8469e-12</text:p>
          </table:table-cell>
          <table:table-cell table:style-name="ce1" office:value-type="string">
            <text:p>1.4069e-12</text:p>
          </table:table-cell>
          <table:table-cell office:value-type="float" office:value="0.00066982">
            <text:p>0.00066982</text:p>
          </table:table-cell>
          <table:table-cell table:style-name="ce1" office:value-type="string">
            <text:p>7.277e-05</text:p>
          </table:table-cell>
          <table:table-cell table:style-name="ce1" office:value-type="string">
            <text:p>1.7875e-05</text:p>
          </table:table-cell>
          <table:table-cell table:style-name="ce1" office:value-type="string">
            <text:p>8.0852e-09</text:p>
          </table:table-cell>
          <table:table-cell table:style-name="ce1" office:value-type="string">
            <text:p>1.7305e-05</text:p>
          </table:table-cell>
          <table:table-cell table:style-name="ce1" office:value-type="string">
            <text:p>3.53e-05</text:p>
          </table:table-cell>
          <table:table-cell table:style-name="ce1" office:value-type="string">
            <text:p>2.4368e-18</text:p>
          </table:table-cell>
          <table:table-cell table:style-name="ce1" office:value-type="string">
            <text:p>8.5757e-12</text:p>
          </table:table-cell>
          <table:table-cell table:style-name="ce1" office:value-type="string">
            <text:p>2.9176e-12</text:p>
          </table:table-cell>
          <table:table-cell table:style-name="ce1" office:value-type="string">
            <text:p>9.9245e-13</text:p>
          </table:table-cell>
        </table:table-row>
        <table:table-row table:style-name="ro2">
          <table:table-cell office:value-type="float" office:value="1300.702">
            <text:p>1300.702</text:p>
          </table:table-cell>
          <table:table-cell table:formula="of:=[.AC132]*1000000" office:value-type="float" office:value="569.38">
            <text:p>569.38</text:p>
          </table:table-cell>
          <table:table-cell table:formula="of:=[.AD132]*1000000" office:value-type="float" office:value="68.337">
            <text:p>68.337</text:p>
          </table:table-cell>
          <table:table-cell table:formula="of:=[.AE132]*1000000" office:value-type="float" office:value="15.33">
            <text:p>15.33</text:p>
          </table:table-cell>
          <table:table-cell table:formula="of:=[.AF132]*1000000" office:value-type="float" office:value="0.01025">
            <text:p>0.01025</text:p>
          </table:table-cell>
          <table:table-cell table:formula="of:=[.AG132]*1000000" office:value-type="float" office:value="1.4182">
            <text:p>1.4182</text:p>
          </table:table-cell>
          <table:table-cell table:formula="of:=[.AH132]*1000000" office:value-type="float" office:value="23.506">
            <text:p>23.506</text:p>
          </table:table-cell>
          <table:table-cell table:formula="of:=[.AI132]*1000000" office:value-type="float" office:value="0.0000000000008973">
            <text:p>8.973E-013</text:p>
          </table:table-cell>
          <table:table-cell table:formula="of:=[.AJ132]*1000000" office:value-type="float" office:value="0.000036747">
            <text:p>0.000036747</text:p>
          </table:table-cell>
          <table:table-cell table:formula="of:=([.AK132]+[.AL132])*1000000" office:value-type="float" office:value="0.0000051233">
            <text:p>5.1233E-006</text:p>
          </table:table-cell>
          <table:table-cell table:formula="of:=[.AM132]*1000000" office:value-type="float" office:value="513.86">
            <text:p>513.86</text:p>
          </table:table-cell>
          <table:table-cell table:formula="of:=[.AN132]*1000000" office:value-type="float" office:value="77.542">
            <text:p>77.542</text:p>
          </table:table-cell>
          <table:table-cell table:formula="of:=[.AO132]*1000000" office:value-type="float" office:value="16.35">
            <text:p>16.35</text:p>
          </table:table-cell>
          <table:table-cell table:formula="of:=[.AP132]*1000000" office:value-type="float" office:value="0.0095435">
            <text:p>0.0095435</text:p>
          </table:table-cell>
          <table:table-cell table:formula="of:=[.AQ132]*1000000" office:value-type="float" office:value="5.0021">
            <text:p>5.0021</text:p>
          </table:table-cell>
          <table:table-cell table:formula="of:=[.AR132]*1000000" office:value-type="float" office:value="29.016">
            <text:p>29.016</text:p>
          </table:table-cell>
          <table:table-cell table:formula="of:=[.AS132]*1000000" office:value-type="float" office:value="0.0000000000013352">
            <text:p>1.3352E-012</text:p>
          </table:table-cell>
          <table:table-cell table:formula="of:=[.AT132]*1000000" office:value-type="float" office:value="0.000019628">
            <text:p>0.000019628</text:p>
          </table:table-cell>
          <table:table-cell table:formula="of:=([.AU132]+[.AV132])*1000000" office:value-type="float" office:value="0.0000041871">
            <text:p>4.1871E-006</text:p>
          </table:table-cell>
          <table:table-cell table:formula="of:=[.AW132]*1000000" office:value-type="float" office:value="665.1">
            <text:p>665.1</text:p>
          </table:table-cell>
          <table:table-cell table:formula="of:=[.AX132]*1000000" office:value-type="float" office:value="71.656">
            <text:p>71.656</text:p>
          </table:table-cell>
          <table:table-cell table:formula="of:=[.AY132]*1000000" office:value-type="float" office:value="17.809">
            <text:p>17.809</text:p>
          </table:table-cell>
          <table:table-cell table:formula="of:=[.AZ132]*1000000" office:value-type="float" office:value="0.0081643">
            <text:p>0.0081643</text:p>
          </table:table-cell>
          <table:table-cell table:formula="of:=[.BA132]*1000000" office:value-type="float" office:value="17.233">
            <text:p>17.233</text:p>
          </table:table-cell>
          <table:table-cell table:formula="of:=[.BB132]*1000000" office:value-type="float" office:value="35.061">
            <text:p>35.061</text:p>
          </table:table-cell>
          <table:table-cell table:formula="of:=[.BC132]*1000000" office:value-type="float" office:value="0.000000000002363">
            <text:p>2.363E-012</text:p>
          </table:table-cell>
          <table:table-cell table:formula="of:=[.BD132]*1000000" office:value-type="float" office:value="0.000008462">
            <text:p>0.000008462</text:p>
          </table:table-cell>
          <table:table-cell table:formula="of:=([.BE132]+[.BF132])*1000000" office:value-type="float" office:value="0.00000384864">
            <text:p>3.84864E-006</text:p>
          </table:table-cell>
          <table:table-cell office:value-type="float" office:value="0.00056938">
            <text:p>0.00056938</text:p>
          </table:table-cell>
          <table:table-cell table:style-name="ce1" office:value-type="string">
            <text:p>6.8337e-05</text:p>
          </table:table-cell>
          <table:table-cell table:style-name="ce1" office:value-type="string">
            <text:p>1.533e-05</text:p>
          </table:table-cell>
          <table:table-cell table:style-name="ce1" office:value-type="string">
            <text:p>1.025e-08</text:p>
          </table:table-cell>
          <table:table-cell table:style-name="ce1" office:value-type="string">
            <text:p>1.4182e-06</text:p>
          </table:table-cell>
          <table:table-cell table:style-name="ce1" office:value-type="string">
            <text:p>2.3506e-05</text:p>
          </table:table-cell>
          <table:table-cell table:style-name="ce1" office:value-type="string">
            <text:p>8.973e-19</text:p>
          </table:table-cell>
          <table:table-cell table:style-name="ce1" office:value-type="string">
            <text:p>3.6747e-11</text:p>
          </table:table-cell>
          <table:table-cell table:style-name="ce1" office:value-type="string">
            <text:p>3.1016e-12</text:p>
          </table:table-cell>
          <table:table-cell table:style-name="ce1" office:value-type="string">
            <text:p>2.0217e-12</text:p>
          </table:table-cell>
          <table:table-cell office:value-type="float" office:value="0.00051386">
            <text:p>0.00051386</text:p>
          </table:table-cell>
          <table:table-cell table:style-name="ce1" office:value-type="string">
            <text:p>7.7542e-05</text:p>
          </table:table-cell>
          <table:table-cell table:style-name="ce1" office:value-type="string">
            <text:p>1.635e-05</text:p>
          </table:table-cell>
          <table:table-cell table:style-name="ce1" office:value-type="string">
            <text:p>9.5435e-09</text:p>
          </table:table-cell>
          <table:table-cell table:style-name="ce1" office:value-type="string">
            <text:p>5.0021e-06</text:p>
          </table:table-cell>
          <table:table-cell table:style-name="ce1" office:value-type="string">
            <text:p>2.9016e-05</text:p>
          </table:table-cell>
          <table:table-cell table:style-name="ce1" office:value-type="string">
            <text:p>1.3352e-18</text:p>
          </table:table-cell>
          <table:table-cell table:style-name="ce1" office:value-type="string">
            <text:p>1.9628e-11</text:p>
          </table:table-cell>
          <table:table-cell table:style-name="ce1" office:value-type="string">
            <text:p>2.7973e-12</text:p>
          </table:table-cell>
          <table:table-cell table:style-name="ce1" office:value-type="string">
            <text:p>1.3898e-12</text:p>
          </table:table-cell>
          <table:table-cell office:value-type="float" office:value="0.0006651">
            <text:p>0.0006651</text:p>
          </table:table-cell>
          <table:table-cell table:style-name="ce1" office:value-type="string">
            <text:p>7.1656e-05</text:p>
          </table:table-cell>
          <table:table-cell table:style-name="ce1" office:value-type="string">
            <text:p>1.7809e-05</text:p>
          </table:table-cell>
          <table:table-cell table:style-name="ce1" office:value-type="string">
            <text:p>8.1643e-09</text:p>
          </table:table-cell>
          <table:table-cell table:style-name="ce1" office:value-type="string">
            <text:p>1.7233e-05</text:p>
          </table:table-cell>
          <table:table-cell table:style-name="ce1" office:value-type="string">
            <text:p>3.5061e-05</text:p>
          </table:table-cell>
          <table:table-cell table:style-name="ce1" office:value-type="string">
            <text:p>2.363e-18</text:p>
          </table:table-cell>
          <table:table-cell table:style-name="ce1" office:value-type="string">
            <text:p>8.462e-12</text:p>
          </table:table-cell>
          <table:table-cell table:style-name="ce1" office:value-type="string">
            <text:p>2.8659e-12</text:p>
          </table:table-cell>
          <table:table-cell table:style-name="ce1" office:value-type="string">
            <text:p>9.8274e-13</text:p>
          </table:table-cell>
        </table:table-row>
        <table:table-row table:style-name="ro2">
          <table:table-cell office:value-type="float" office:value="1310.702">
            <text:p>1310.702</text:p>
          </table:table-cell>
          <table:table-cell table:formula="of:=[.AC133]*1000000" office:value-type="float" office:value="565.03">
            <text:p>565.03</text:p>
          </table:table-cell>
          <table:table-cell table:formula="of:=[.AD133]*1000000" office:value-type="float" office:value="67.862">
            <text:p>67.862</text:p>
          </table:table-cell>
          <table:table-cell table:formula="of:=[.AE133]*1000000" office:value-type="float" office:value="15.253">
            <text:p>15.253</text:p>
          </table:table-cell>
          <table:table-cell table:formula="of:=[.AF133]*1000000" office:value-type="float" office:value="0.010305">
            <text:p>0.010305</text:p>
          </table:table-cell>
          <table:table-cell table:formula="of:=[.AG133]*1000000" office:value-type="float" office:value="1.4136">
            <text:p>1.4136</text:p>
          </table:table-cell>
          <table:table-cell table:formula="of:=[.AH133]*1000000" office:value-type="float" office:value="23.374">
            <text:p>23.374</text:p>
          </table:table-cell>
          <table:table-cell table:formula="of:=[.AI133]*1000000" office:value-type="float" office:value="0.00000000000087037">
            <text:p>8.7037E-013</text:p>
          </table:table-cell>
          <table:table-cell table:formula="of:=[.AJ133]*1000000" office:value-type="float" office:value="0.000036589">
            <text:p>0.000036589</text:p>
          </table:table-cell>
          <table:table-cell table:formula="of:=([.AK133]+[.AL133])*1000000" office:value-type="float" office:value="0.0000050587">
            <text:p>5.0587E-006</text:p>
          </table:table-cell>
          <table:table-cell table:formula="of:=[.AM133]*1000000" office:value-type="float" office:value="509.29">
            <text:p>509.29</text:p>
          </table:table-cell>
          <table:table-cell table:formula="of:=[.AN133]*1000000" office:value-type="float" office:value="76.766">
            <text:p>76.766</text:p>
          </table:table-cell>
          <table:table-cell table:formula="of:=[.AO133]*1000000" office:value-type="float" office:value="16.276">
            <text:p>16.276</text:p>
          </table:table-cell>
          <table:table-cell table:formula="of:=[.AP133]*1000000" office:value-type="float" office:value="0.0096077">
            <text:p>0.0096077</text:p>
          </table:table-cell>
          <table:table-cell table:formula="of:=[.AQ133]*1000000" office:value-type="float" office:value="4.9867">
            <text:p>4.9867</text:p>
          </table:table-cell>
          <table:table-cell table:formula="of:=[.AR133]*1000000" office:value-type="float" office:value="28.796">
            <text:p>28.796</text:p>
          </table:table-cell>
          <table:table-cell table:formula="of:=[.AS133]*1000000" office:value-type="float" office:value="0.0000000000012949">
            <text:p>1.2949E-012</text:p>
          </table:table-cell>
          <table:table-cell table:formula="of:=[.AT133]*1000000" office:value-type="float" office:value="0.000019478">
            <text:p>0.000019478</text:p>
          </table:table-cell>
          <table:table-cell table:formula="of:=([.AU133]+[.AV133])*1000000" office:value-type="float" office:value="0.0000041215">
            <text:p>4.1215E-006</text:p>
          </table:table-cell>
          <table:table-cell table:formula="of:=[.AW133]*1000000" office:value-type="float" office:value="660.45">
            <text:p>660.45</text:p>
          </table:table-cell>
          <table:table-cell table:formula="of:=[.AX133]*1000000" office:value-type="float" office:value="70.554">
            <text:p>70.554</text:p>
          </table:table-cell>
          <table:table-cell table:formula="of:=[.AY133]*1000000" office:value-type="float" office:value="17.742">
            <text:p>17.742</text:p>
          </table:table-cell>
          <table:table-cell table:formula="of:=[.AZ133]*1000000" office:value-type="float" office:value="0.0082425">
            <text:p>0.0082425</text:p>
          </table:table-cell>
          <table:table-cell table:formula="of:=[.BA133]*1000000" office:value-type="float" office:value="17.162">
            <text:p>17.162</text:p>
          </table:table-cell>
          <table:table-cell table:formula="of:=[.BB133]*1000000" office:value-type="float" office:value="34.814">
            <text:p>34.814</text:p>
          </table:table-cell>
          <table:table-cell table:formula="of:=[.BC133]*1000000" office:value-type="float" office:value="0.0000000000022914">
            <text:p>2.2914E-012</text:p>
          </table:table-cell>
          <table:table-cell table:formula="of:=[.BD133]*1000000" office:value-type="float" office:value="0.0000083495">
            <text:p>8.3495E-006</text:p>
          </table:table-cell>
          <table:table-cell table:formula="of:=([.BE133]+[.BF133])*1000000" office:value-type="float" office:value="0.00000378715">
            <text:p>3.78715E-006</text:p>
          </table:table-cell>
          <table:table-cell office:value-type="float" office:value="0.00056503">
            <text:p>0.00056503</text:p>
          </table:table-cell>
          <table:table-cell table:style-name="ce1" office:value-type="string">
            <text:p>6.7862e-05</text:p>
          </table:table-cell>
          <table:table-cell table:style-name="ce1" office:value-type="string">
            <text:p>1.5253e-05</text:p>
          </table:table-cell>
          <table:table-cell table:style-name="ce1" office:value-type="string">
            <text:p>1.0305e-08</text:p>
          </table:table-cell>
          <table:table-cell table:style-name="ce1" office:value-type="string">
            <text:p>1.4136e-06</text:p>
          </table:table-cell>
          <table:table-cell table:style-name="ce1" office:value-type="string">
            <text:p>2.3374e-05</text:p>
          </table:table-cell>
          <table:table-cell table:style-name="ce1" office:value-type="string">
            <text:p>8.7037e-19</text:p>
          </table:table-cell>
          <table:table-cell table:style-name="ce1" office:value-type="string">
            <text:p>3.6589e-11</text:p>
          </table:table-cell>
          <table:table-cell table:style-name="ce1" office:value-type="string">
            <text:p>3.0584e-12</text:p>
          </table:table-cell>
          <table:table-cell table:style-name="ce1" office:value-type="string">
            <text:p>2.0003e-12</text:p>
          </table:table-cell>
          <table:table-cell office:value-type="float" office:value="0.00050929">
            <text:p>0.00050929</text:p>
          </table:table-cell>
          <table:table-cell table:style-name="ce1" office:value-type="string">
            <text:p>7.6766e-05</text:p>
          </table:table-cell>
          <table:table-cell table:style-name="ce1" office:value-type="string">
            <text:p>1.6276e-05</text:p>
          </table:table-cell>
          <table:table-cell table:style-name="ce1" office:value-type="string">
            <text:p>9.6077e-09</text:p>
          </table:table-cell>
          <table:table-cell table:style-name="ce1" office:value-type="string">
            <text:p>4.9867e-06</text:p>
          </table:table-cell>
          <table:table-cell table:style-name="ce1" office:value-type="string">
            <text:p>2.8796e-05</text:p>
          </table:table-cell>
          <table:table-cell table:style-name="ce1" office:value-type="string">
            <text:p>1.2949e-18</text:p>
          </table:table-cell>
          <table:table-cell table:style-name="ce1" office:value-type="string">
            <text:p>1.9478e-11</text:p>
          </table:table-cell>
          <table:table-cell table:style-name="ce1" office:value-type="string">
            <text:p>2.7486e-12</text:p>
          </table:table-cell>
          <table:table-cell table:style-name="ce1" office:value-type="string">
            <text:p>1.3729e-12</text:p>
          </table:table-cell>
          <table:table-cell office:value-type="float" office:value="0.00066045">
            <text:p>0.00066045</text:p>
          </table:table-cell>
          <table:table-cell table:style-name="ce1" office:value-type="string">
            <text:p>7.0554e-05</text:p>
          </table:table-cell>
          <table:table-cell table:style-name="ce1" office:value-type="string">
            <text:p>1.7742e-05</text:p>
          </table:table-cell>
          <table:table-cell table:style-name="ce1" office:value-type="string">
            <text:p>8.2425e-09</text:p>
          </table:table-cell>
          <table:table-cell table:style-name="ce1" office:value-type="string">
            <text:p>1.7162e-05</text:p>
          </table:table-cell>
          <table:table-cell table:style-name="ce1" office:value-type="string">
            <text:p>3.4814e-05</text:p>
          </table:table-cell>
          <table:table-cell table:style-name="ce1" office:value-type="string">
            <text:p>2.2914e-18</text:p>
          </table:table-cell>
          <table:table-cell table:style-name="ce1" office:value-type="string">
            <text:p>8.3495e-12</text:p>
          </table:table-cell>
          <table:table-cell table:style-name="ce1" office:value-type="string">
            <text:p>2.8144e-12</text:p>
          </table:table-cell>
          <table:table-cell table:style-name="ce1" office:value-type="string">
            <text:p>9.7275e-13</text:p>
          </table:table-cell>
        </table:table-row>
        <table:table-row table:style-name="ro2">
          <table:table-cell office:value-type="float" office:value="1320.702">
            <text:p>1320.702</text:p>
          </table:table-cell>
          <table:table-cell table:formula="of:=[.AC134]*1000000" office:value-type="float" office:value="560.71">
            <text:p>560.71</text:p>
          </table:table-cell>
          <table:table-cell table:formula="of:=[.AD134]*1000000" office:value-type="float" office:value="67.391">
            <text:p>67.391</text:p>
          </table:table-cell>
          <table:table-cell table:formula="of:=[.AE134]*1000000" office:value-type="float" office:value="15.177">
            <text:p>15.177</text:p>
          </table:table-cell>
          <table:table-cell table:formula="of:=[.AF134]*1000000" office:value-type="float" office:value="0.01036">
            <text:p>0.01036</text:p>
          </table:table-cell>
          <table:table-cell table:formula="of:=[.AG134]*1000000" office:value-type="float" office:value="1.4091">
            <text:p>1.4091</text:p>
          </table:table-cell>
          <table:table-cell table:formula="of:=[.AH134]*1000000" office:value-type="float" office:value="23.243">
            <text:p>23.243</text:p>
          </table:table-cell>
          <table:table-cell table:formula="of:=[.AI134]*1000000" office:value-type="float" office:value="0.00000000000084425">
            <text:p>8.4425E-013</text:p>
          </table:table-cell>
          <table:table-cell table:formula="of:=[.AJ134]*1000000" office:value-type="float" office:value="0.000036431">
            <text:p>0.000036431</text:p>
          </table:table-cell>
          <table:table-cell table:formula="of:=([.AK134]+[.AL134])*1000000" office:value-type="float" office:value="0.0000049949">
            <text:p>4.9949E-006</text:p>
          </table:table-cell>
          <table:table-cell table:formula="of:=[.AM134]*1000000" office:value-type="float" office:value="504.78">
            <text:p>504.78</text:p>
          </table:table-cell>
          <table:table-cell table:formula="of:=[.AN134]*1000000" office:value-type="float" office:value="75.995">
            <text:p>75.995</text:p>
          </table:table-cell>
          <table:table-cell table:formula="of:=[.AO134]*1000000" office:value-type="float" office:value="16.202">
            <text:p>16.202</text:p>
          </table:table-cell>
          <table:table-cell table:formula="of:=[.AP134]*1000000" office:value-type="float" office:value="0.0096711">
            <text:p>0.0096711</text:p>
          </table:table-cell>
          <table:table-cell table:formula="of:=[.AQ134]*1000000" office:value-type="float" office:value="4.9713">
            <text:p>4.9713</text:p>
          </table:table-cell>
          <table:table-cell table:formula="of:=[.AR134]*1000000" office:value-type="float" office:value="28.575">
            <text:p>28.575</text:p>
          </table:table-cell>
          <table:table-cell table:formula="of:=[.AS134]*1000000" office:value-type="float" office:value="0.0000000000012559">
            <text:p>1.2559E-012</text:p>
          </table:table-cell>
          <table:table-cell table:formula="of:=[.AT134]*1000000" office:value-type="float" office:value="0.00001933">
            <text:p>0.00001933</text:p>
          </table:table-cell>
          <table:table-cell table:formula="of:=([.AU134]+[.AV134])*1000000" office:value-type="float" office:value="0.0000040567">
            <text:p>4.0567E-006</text:p>
          </table:table-cell>
          <table:table-cell table:formula="of:=[.AW134]*1000000" office:value-type="float" office:value="655.89">
            <text:p>655.89</text:p>
          </table:table-cell>
          <table:table-cell table:formula="of:=[.AX134]*1000000" office:value-type="float" office:value="69.466">
            <text:p>69.466</text:p>
          </table:table-cell>
          <table:table-cell table:formula="of:=[.AY134]*1000000" office:value-type="float" office:value="17.675">
            <text:p>17.675</text:p>
          </table:table-cell>
          <table:table-cell table:formula="of:=[.AZ134]*1000000" office:value-type="float" office:value="0.0083199">
            <text:p>0.0083199</text:p>
          </table:table-cell>
          <table:table-cell table:formula="of:=[.BA134]*1000000" office:value-type="float" office:value="17.092">
            <text:p>17.092</text:p>
          </table:table-cell>
          <table:table-cell table:formula="of:=[.BB134]*1000000" office:value-type="float" office:value="34.56">
            <text:p>34.56</text:p>
          </table:table-cell>
          <table:table-cell table:formula="of:=[.BC134]*1000000" office:value-type="float" office:value="0.000000000002222">
            <text:p>2.222E-012</text:p>
          </table:table-cell>
          <table:table-cell table:formula="of:=[.BD134]*1000000" office:value-type="float" office:value="0.0000082383">
            <text:p>8.2383E-006</text:p>
          </table:table-cell>
          <table:table-cell table:formula="of:=([.BE134]+[.BF134])*1000000" office:value-type="float" office:value="0.0000037257">
            <text:p>3.7257E-006</text:p>
          </table:table-cell>
          <table:table-cell office:value-type="float" office:value="0.00056071">
            <text:p>0.00056071</text:p>
          </table:table-cell>
          <table:table-cell table:style-name="ce1" office:value-type="string">
            <text:p>6.7391e-05</text:p>
          </table:table-cell>
          <table:table-cell table:style-name="ce1" office:value-type="string">
            <text:p>1.5177e-05</text:p>
          </table:table-cell>
          <table:table-cell table:style-name="ce1" office:value-type="string">
            <text:p>1.036e-08</text:p>
          </table:table-cell>
          <table:table-cell table:style-name="ce1" office:value-type="string">
            <text:p>1.4091e-06</text:p>
          </table:table-cell>
          <table:table-cell table:style-name="ce1" office:value-type="string">
            <text:p>2.3243e-05</text:p>
          </table:table-cell>
          <table:table-cell table:style-name="ce1" office:value-type="string">
            <text:p>8.4425e-19</text:p>
          </table:table-cell>
          <table:table-cell table:style-name="ce1" office:value-type="string">
            <text:p>3.6431e-11</text:p>
          </table:table-cell>
          <table:table-cell table:style-name="ce1" office:value-type="string">
            <text:p>3.0159e-12</text:p>
          </table:table-cell>
          <table:table-cell table:style-name="ce1" office:value-type="string">
            <text:p>1.979e-12</text:p>
          </table:table-cell>
          <table:table-cell office:value-type="float" office:value="0.00050478">
            <text:p>0.00050478</text:p>
          </table:table-cell>
          <table:table-cell table:style-name="ce1" office:value-type="string">
            <text:p>7.5995e-05</text:p>
          </table:table-cell>
          <table:table-cell table:style-name="ce1" office:value-type="string">
            <text:p>1.6202e-05</text:p>
          </table:table-cell>
          <table:table-cell table:style-name="ce1" office:value-type="string">
            <text:p>9.6711e-09</text:p>
          </table:table-cell>
          <table:table-cell table:style-name="ce1" office:value-type="string">
            <text:p>4.9713e-06</text:p>
          </table:table-cell>
          <table:table-cell table:style-name="ce1" office:value-type="string">
            <text:p>2.8575e-05</text:p>
          </table:table-cell>
          <table:table-cell table:style-name="ce1" office:value-type="string">
            <text:p>1.2559e-18</text:p>
          </table:table-cell>
          <table:table-cell table:style-name="ce1" office:value-type="string">
            <text:p>1.933e-11</text:p>
          </table:table-cell>
          <table:table-cell table:style-name="ce1" office:value-type="string">
            <text:p>2.7007e-12</text:p>
          </table:table-cell>
          <table:table-cell table:style-name="ce1" office:value-type="string">
            <text:p>1.356e-12</text:p>
          </table:table-cell>
          <table:table-cell office:value-type="float" office:value="0.00065589">
            <text:p>0.00065589</text:p>
          </table:table-cell>
          <table:table-cell table:style-name="ce1" office:value-type="string">
            <text:p>6.9466e-05</text:p>
          </table:table-cell>
          <table:table-cell table:style-name="ce1" office:value-type="string">
            <text:p>1.7675e-05</text:p>
          </table:table-cell>
          <table:table-cell table:style-name="ce1" office:value-type="string">
            <text:p>8.3199e-09</text:p>
          </table:table-cell>
          <table:table-cell table:style-name="ce1" office:value-type="string">
            <text:p>1.7092e-05</text:p>
          </table:table-cell>
          <table:table-cell table:style-name="ce1" office:value-type="string">
            <text:p>3.456e-05</text:p>
          </table:table-cell>
          <table:table-cell table:style-name="ce1" office:value-type="string">
            <text:p>2.222e-18</text:p>
          </table:table-cell>
          <table:table-cell table:style-name="ce1" office:value-type="string">
            <text:p>8.2383e-12</text:p>
          </table:table-cell>
          <table:table-cell table:style-name="ce1" office:value-type="string">
            <text:p>2.7632e-12</text:p>
          </table:table-cell>
          <table:table-cell table:style-name="ce1" office:value-type="string">
            <text:p>9.625e-13</text:p>
          </table:table-cell>
        </table:table-row>
        <table:table-row table:style-name="ro2">
          <table:table-cell office:value-type="float" office:value="1330.702">
            <text:p>1330.702</text:p>
          </table:table-cell>
          <table:table-cell table:formula="of:=[.AC135]*1000000" office:value-type="float" office:value="556.42">
            <text:p>556.42</text:p>
          </table:table-cell>
          <table:table-cell table:formula="of:=[.AD135]*1000000" office:value-type="float" office:value="66.923">
            <text:p>66.923</text:p>
          </table:table-cell>
          <table:table-cell table:formula="of:=[.AE135]*1000000" office:value-type="float" office:value="15.101">
            <text:p>15.101</text:p>
          </table:table-cell>
          <table:table-cell table:formula="of:=[.AF135]*1000000" office:value-type="float" office:value="0.010415">
            <text:p>0.010415</text:p>
          </table:table-cell>
          <table:table-cell table:formula="of:=[.AG135]*1000000" office:value-type="float" office:value="1.4045">
            <text:p>1.4045</text:p>
          </table:table-cell>
          <table:table-cell table:formula="of:=[.AH135]*1000000" office:value-type="float" office:value="23.111">
            <text:p>23.111</text:p>
          </table:table-cell>
          <table:table-cell table:formula="of:=[.AI135]*1000000" office:value-type="float" office:value="0.00000000000081894">
            <text:p>8.1894E-013</text:p>
          </table:table-cell>
          <table:table-cell table:formula="of:=[.AJ135]*1000000" office:value-type="float" office:value="0.000036274">
            <text:p>0.000036274</text:p>
          </table:table-cell>
          <table:table-cell table:formula="of:=([.AK135]+[.AL135])*1000000" office:value-type="float" office:value="0.000004932">
            <text:p>0.000004932</text:p>
          </table:table-cell>
          <table:table-cell table:formula="of:=[.AM135]*1000000" office:value-type="float" office:value="500.31">
            <text:p>500.31</text:p>
          </table:table-cell>
          <table:table-cell table:formula="of:=[.AN135]*1000000" office:value-type="float" office:value="75.232">
            <text:p>75.232</text:p>
          </table:table-cell>
          <table:table-cell table:formula="of:=[.AO135]*1000000" office:value-type="float" office:value="16.128">
            <text:p>16.128</text:p>
          </table:table-cell>
          <table:table-cell table:formula="of:=[.AP135]*1000000" office:value-type="float" office:value="0.0097338">
            <text:p>0.0097338</text:p>
          </table:table-cell>
          <table:table-cell table:formula="of:=[.AQ135]*1000000" office:value-type="float" office:value="4.9561">
            <text:p>4.9561</text:p>
          </table:table-cell>
          <table:table-cell table:formula="of:=[.AR135]*1000000" office:value-type="float" office:value="28.355">
            <text:p>28.355</text:p>
          </table:table-cell>
          <table:table-cell table:formula="of:=[.AS135]*1000000" office:value-type="float" office:value="0.0000000000012181">
            <text:p>1.2181E-012</text:p>
          </table:table-cell>
          <table:table-cell table:formula="of:=[.AT135]*1000000" office:value-type="float" office:value="0.000019182">
            <text:p>0.000019182</text:p>
          </table:table-cell>
          <table:table-cell table:formula="of:=([.AU135]+[.AV135])*1000000" office:value-type="float" office:value="0.0000039931">
            <text:p>3.9931E-006</text:p>
          </table:table-cell>
          <table:table-cell table:formula="of:=[.AW135]*1000000" office:value-type="float" office:value="651.39">
            <text:p>651.39</text:p>
          </table:table-cell>
          <table:table-cell table:formula="of:=[.AX135]*1000000" office:value-type="float" office:value="68.39">
            <text:p>68.39</text:p>
          </table:table-cell>
          <table:table-cell table:formula="of:=[.AY135]*1000000" office:value-type="float" office:value="17.608">
            <text:p>17.608</text:p>
          </table:table-cell>
          <table:table-cell table:formula="of:=[.AZ135]*1000000" office:value-type="float" office:value="0.0083965">
            <text:p>0.0083965</text:p>
          </table:table-cell>
          <table:table-cell table:formula="of:=[.BA135]*1000000" office:value-type="float" office:value="17.021">
            <text:p>17.021</text:p>
          </table:table-cell>
          <table:table-cell table:formula="of:=[.BB135]*1000000" office:value-type="float" office:value="34.299">
            <text:p>34.299</text:p>
          </table:table-cell>
          <table:table-cell table:formula="of:=[.BC135]*1000000" office:value-type="float" office:value="0.0000000000021547">
            <text:p>2.1547E-012</text:p>
          </table:table-cell>
          <table:table-cell table:formula="of:=[.BD135]*1000000" office:value-type="float" office:value="0.0000081282">
            <text:p>8.1282E-006</text:p>
          </table:table-cell>
          <table:table-cell table:formula="of:=([.BE135]+[.BF135])*1000000" office:value-type="float" office:value="0.00000366453">
            <text:p>3.66453E-006</text:p>
          </table:table-cell>
          <table:table-cell office:value-type="float" office:value="0.00055642">
            <text:p>0.00055642</text:p>
          </table:table-cell>
          <table:table-cell table:style-name="ce1" office:value-type="string">
            <text:p>6.6923e-05</text:p>
          </table:table-cell>
          <table:table-cell table:style-name="ce1" office:value-type="string">
            <text:p>1.5101e-05</text:p>
          </table:table-cell>
          <table:table-cell table:style-name="ce1" office:value-type="string">
            <text:p>1.0415e-08</text:p>
          </table:table-cell>
          <table:table-cell table:style-name="ce1" office:value-type="string">
            <text:p>1.4045e-06</text:p>
          </table:table-cell>
          <table:table-cell table:style-name="ce1" office:value-type="string">
            <text:p>2.3111e-05</text:p>
          </table:table-cell>
          <table:table-cell table:style-name="ce1" office:value-type="string">
            <text:p>8.1894e-19</text:p>
          </table:table-cell>
          <table:table-cell table:style-name="ce1" office:value-type="string">
            <text:p>3.6274e-11</text:p>
          </table:table-cell>
          <table:table-cell table:style-name="ce1" office:value-type="string">
            <text:p>2.9741e-12</text:p>
          </table:table-cell>
          <table:table-cell table:style-name="ce1" office:value-type="string">
            <text:p>1.9579e-12</text:p>
          </table:table-cell>
          <table:table-cell office:value-type="float" office:value="0.00050031">
            <text:p>0.00050031</text:p>
          </table:table-cell>
          <table:table-cell table:style-name="ce1" office:value-type="string">
            <text:p>7.5232e-05</text:p>
          </table:table-cell>
          <table:table-cell table:style-name="ce1" office:value-type="string">
            <text:p>1.6128e-05</text:p>
          </table:table-cell>
          <table:table-cell table:style-name="ce1" office:value-type="string">
            <text:p>9.7338e-09</text:p>
          </table:table-cell>
          <table:table-cell table:style-name="ce1" office:value-type="string">
            <text:p>4.9561e-06</text:p>
          </table:table-cell>
          <table:table-cell table:style-name="ce1" office:value-type="string">
            <text:p>2.8355e-05</text:p>
          </table:table-cell>
          <table:table-cell table:style-name="ce1" office:value-type="string">
            <text:p>1.2181e-18</text:p>
          </table:table-cell>
          <table:table-cell table:style-name="ce1" office:value-type="string">
            <text:p>1.9182e-11</text:p>
          </table:table-cell>
          <table:table-cell table:style-name="ce1" office:value-type="string">
            <text:p>2.6538e-12</text:p>
          </table:table-cell>
          <table:table-cell table:style-name="ce1" office:value-type="string">
            <text:p>1.3393e-12</text:p>
          </table:table-cell>
          <table:table-cell office:value-type="float" office:value="0.00065139">
            <text:p>0.00065139</text:p>
          </table:table-cell>
          <table:table-cell table:style-name="ce1" office:value-type="string">
            <text:p>6.839e-05</text:p>
          </table:table-cell>
          <table:table-cell table:style-name="ce1" office:value-type="string">
            <text:p>1.7608e-05</text:p>
          </table:table-cell>
          <table:table-cell table:style-name="ce1" office:value-type="string">
            <text:p>8.3965e-09</text:p>
          </table:table-cell>
          <table:table-cell table:style-name="ce1" office:value-type="string">
            <text:p>1.7021e-05</text:p>
          </table:table-cell>
          <table:table-cell table:style-name="ce1" office:value-type="string">
            <text:p>3.4299e-05</text:p>
          </table:table-cell>
          <table:table-cell table:style-name="ce1" office:value-type="string">
            <text:p>2.1547e-18</text:p>
          </table:table-cell>
          <table:table-cell table:style-name="ce1" office:value-type="string">
            <text:p>8.1282e-12</text:p>
          </table:table-cell>
          <table:table-cell table:style-name="ce1" office:value-type="string">
            <text:p>2.7125e-12</text:p>
          </table:table-cell>
          <table:table-cell table:style-name="ce1" office:value-type="string">
            <text:p>9.5203e-13</text:p>
          </table:table-cell>
        </table:table-row>
        <table:table-row table:style-name="ro2">
          <table:table-cell office:value-type="float" office:value="1340.702">
            <text:p>1340.702</text:p>
          </table:table-cell>
          <table:table-cell table:formula="of:=[.AC136]*1000000" office:value-type="float" office:value="552.18">
            <text:p>552.18</text:p>
          </table:table-cell>
          <table:table-cell table:formula="of:=[.AD136]*1000000" office:value-type="float" office:value="66.458">
            <text:p>66.458</text:p>
          </table:table-cell>
          <table:table-cell table:formula="of:=[.AE136]*1000000" office:value-type="float" office:value="15.024">
            <text:p>15.024</text:p>
          </table:table-cell>
          <table:table-cell table:formula="of:=[.AF136]*1000000" office:value-type="float" office:value="0.010469">
            <text:p>0.010469</text:p>
          </table:table-cell>
          <table:table-cell table:formula="of:=[.AG136]*1000000" office:value-type="float" office:value="1.4">
            <text:p>1.4</text:p>
          </table:table-cell>
          <table:table-cell table:formula="of:=[.AH136]*1000000" office:value-type="float" office:value="22.978">
            <text:p>22.978</text:p>
          </table:table-cell>
          <table:table-cell table:formula="of:=[.AI136]*1000000" office:value-type="float" office:value="0.0000000000007944">
            <text:p>7.944E-013</text:p>
          </table:table-cell>
          <table:table-cell table:formula="of:=[.AJ136]*1000000" office:value-type="float" office:value="0.000036118">
            <text:p>0.000036118</text:p>
          </table:table-cell>
          <table:table-cell table:formula="of:=([.AK136]+[.AL136])*1000000" office:value-type="float" office:value="0.0000048699">
            <text:p>4.8699E-006</text:p>
          </table:table-cell>
          <table:table-cell table:formula="of:=[.AM136]*1000000" office:value-type="float" office:value="495.9">
            <text:p>495.9</text:p>
          </table:table-cell>
          <table:table-cell table:formula="of:=[.AN136]*1000000" office:value-type="float" office:value="74.475">
            <text:p>74.475</text:p>
          </table:table-cell>
          <table:table-cell table:formula="of:=[.AO136]*1000000" office:value-type="float" office:value="16.053">
            <text:p>16.053</text:p>
          </table:table-cell>
          <table:table-cell table:formula="of:=[.AP136]*1000000" office:value-type="float" office:value="0.0097959">
            <text:p>0.0097959</text:p>
          </table:table-cell>
          <table:table-cell table:formula="of:=[.AQ136]*1000000" office:value-type="float" office:value="4.9409">
            <text:p>4.9409</text:p>
          </table:table-cell>
          <table:table-cell table:formula="of:=[.AR136]*1000000" office:value-type="float" office:value="28.134">
            <text:p>28.134</text:p>
          </table:table-cell>
          <table:table-cell table:formula="of:=[.AS136]*1000000" office:value-type="float" office:value="0.0000000000011814">
            <text:p>1.1814E-012</text:p>
          </table:table-cell>
          <table:table-cell table:formula="of:=[.AT136]*1000000" office:value-type="float" office:value="0.000019035">
            <text:p>0.000019035</text:p>
          </table:table-cell>
          <table:table-cell table:formula="of:=([.AU136]+[.AV136])*1000000" office:value-type="float" office:value="0.0000039302">
            <text:p>3.9302E-006</text:p>
          </table:table-cell>
          <table:table-cell table:formula="of:=[.AW136]*1000000" office:value-type="float" office:value="646.97">
            <text:p>646.97</text:p>
          </table:table-cell>
          <table:table-cell table:formula="of:=[.AX136]*1000000" office:value-type="float" office:value="67.327">
            <text:p>67.327</text:p>
          </table:table-cell>
          <table:table-cell table:formula="of:=[.AY136]*1000000" office:value-type="float" office:value="17.54">
            <text:p>17.54</text:p>
          </table:table-cell>
          <table:table-cell table:formula="of:=[.AZ136]*1000000" office:value-type="float" office:value="0.0084723">
            <text:p>0.0084723</text:p>
          </table:table-cell>
          <table:table-cell table:formula="of:=[.BA136]*1000000" office:value-type="float" office:value="16.951">
            <text:p>16.951</text:p>
          </table:table-cell>
          <table:table-cell table:formula="of:=[.BB136]*1000000" office:value-type="float" office:value="34.033">
            <text:p>34.033</text:p>
          </table:table-cell>
          <table:table-cell table:formula="of:=[.BC136]*1000000" office:value-type="float" office:value="0.0000000000020894">
            <text:p>2.0894E-012</text:p>
          </table:table-cell>
          <table:table-cell table:formula="of:=[.BD136]*1000000" office:value-type="float" office:value="0.0000080193">
            <text:p>8.0193E-006</text:p>
          </table:table-cell>
          <table:table-cell table:formula="of:=([.BE136]+[.BF136])*1000000" office:value-type="float" office:value="0.00000360346">
            <text:p>3.60346E-006</text:p>
          </table:table-cell>
          <table:table-cell office:value-type="float" office:value="0.00055218">
            <text:p>0.00055218</text:p>
          </table:table-cell>
          <table:table-cell table:style-name="ce1" office:value-type="string">
            <text:p>6.6458e-05</text:p>
          </table:table-cell>
          <table:table-cell table:style-name="ce1" office:value-type="string">
            <text:p>1.5024e-05</text:p>
          </table:table-cell>
          <table:table-cell table:style-name="ce1" office:value-type="string">
            <text:p>1.0469e-08</text:p>
          </table:table-cell>
          <table:table-cell table:style-name="ce1" office:value-type="string">
            <text:p>1.4e-06</text:p>
          </table:table-cell>
          <table:table-cell table:style-name="ce1" office:value-type="string">
            <text:p>2.2978e-05</text:p>
          </table:table-cell>
          <table:table-cell table:style-name="ce1" office:value-type="string">
            <text:p>7.944e-19</text:p>
          </table:table-cell>
          <table:table-cell table:style-name="ce1" office:value-type="string">
            <text:p>3.6118e-11</text:p>
          </table:table-cell>
          <table:table-cell table:style-name="ce1" office:value-type="string">
            <text:p>2.9329e-12</text:p>
          </table:table-cell>
          <table:table-cell table:style-name="ce1" office:value-type="string">
            <text:p>1.937e-12</text:p>
          </table:table-cell>
          <table:table-cell office:value-type="float" office:value="0.0004959">
            <text:p>0.0004959</text:p>
          </table:table-cell>
          <table:table-cell table:style-name="ce1" office:value-type="string">
            <text:p>7.4475e-05</text:p>
          </table:table-cell>
          <table:table-cell table:style-name="ce1" office:value-type="string">
            <text:p>1.6053e-05</text:p>
          </table:table-cell>
          <table:table-cell table:style-name="ce1" office:value-type="string">
            <text:p>9.7959e-09</text:p>
          </table:table-cell>
          <table:table-cell table:style-name="ce1" office:value-type="string">
            <text:p>4.9409e-06</text:p>
          </table:table-cell>
          <table:table-cell table:style-name="ce1" office:value-type="string">
            <text:p>2.8134e-05</text:p>
          </table:table-cell>
          <table:table-cell table:style-name="ce1" office:value-type="string">
            <text:p>1.1814e-18</text:p>
          </table:table-cell>
          <table:table-cell table:style-name="ce1" office:value-type="string">
            <text:p>1.9035e-11</text:p>
          </table:table-cell>
          <table:table-cell table:style-name="ce1" office:value-type="string">
            <text:p>2.6076e-12</text:p>
          </table:table-cell>
          <table:table-cell table:style-name="ce1" office:value-type="string">
            <text:p>1.3226e-12</text:p>
          </table:table-cell>
          <table:table-cell office:value-type="float" office:value="0.00064697">
            <text:p>0.00064697</text:p>
          </table:table-cell>
          <table:table-cell table:style-name="ce1" office:value-type="string">
            <text:p>6.7327e-05</text:p>
          </table:table-cell>
          <table:table-cell table:style-name="ce1" office:value-type="string">
            <text:p>1.754e-05</text:p>
          </table:table-cell>
          <table:table-cell table:style-name="ce1" office:value-type="string">
            <text:p>8.4723e-09</text:p>
          </table:table-cell>
          <table:table-cell table:style-name="ce1" office:value-type="string">
            <text:p>1.6951e-05</text:p>
          </table:table-cell>
          <table:table-cell table:style-name="ce1" office:value-type="string">
            <text:p>3.4033e-05</text:p>
          </table:table-cell>
          <table:table-cell table:style-name="ce1" office:value-type="string">
            <text:p>2.0894e-18</text:p>
          </table:table-cell>
          <table:table-cell table:style-name="ce1" office:value-type="string">
            <text:p>8.0193e-12</text:p>
          </table:table-cell>
          <table:table-cell table:style-name="ce1" office:value-type="string">
            <text:p>2.6621e-12</text:p>
          </table:table-cell>
          <table:table-cell table:style-name="ce1" office:value-type="string">
            <text:p>9.4136e-13</text:p>
          </table:table-cell>
        </table:table-row>
        <table:table-row table:style-name="ro2">
          <table:table-cell office:value-type="float" office:value="1350.702">
            <text:p>1350.702</text:p>
          </table:table-cell>
          <table:table-cell table:formula="of:=[.AC137]*1000000" office:value-type="float" office:value="547.97">
            <text:p>547.97</text:p>
          </table:table-cell>
          <table:table-cell table:formula="of:=[.AD137]*1000000" office:value-type="float" office:value="65.997">
            <text:p>65.997</text:p>
          </table:table-cell>
          <table:table-cell table:formula="of:=[.AE137]*1000000" office:value-type="float" office:value="14.947">
            <text:p>14.947</text:p>
          </table:table-cell>
          <table:table-cell table:formula="of:=[.AF137]*1000000" office:value-type="float" office:value="0.010522">
            <text:p>0.010522</text:p>
          </table:table-cell>
          <table:table-cell table:formula="of:=[.AG137]*1000000" office:value-type="float" office:value="1.3955">
            <text:p>1.3955</text:p>
          </table:table-cell>
          <table:table-cell table:formula="of:=[.AH137]*1000000" office:value-type="float" office:value="22.846">
            <text:p>22.846</text:p>
          </table:table-cell>
          <table:table-cell table:formula="of:=[.AI137]*1000000" office:value-type="float" office:value="0.0000000000007706">
            <text:p>7.706E-013</text:p>
          </table:table-cell>
          <table:table-cell table:formula="of:=[.AJ137]*1000000" office:value-type="float" office:value="0.000035962">
            <text:p>0.000035962</text:p>
          </table:table-cell>
          <table:table-cell table:formula="of:=([.AK137]+[.AL137])*1000000" office:value-type="float" office:value="0.0000048087">
            <text:p>4.8087E-006</text:p>
          </table:table-cell>
          <table:table-cell table:formula="of:=[.AM137]*1000000" office:value-type="float" office:value="491.53">
            <text:p>491.53</text:p>
          </table:table-cell>
          <table:table-cell table:formula="of:=[.AN137]*1000000" office:value-type="float" office:value="73.725">
            <text:p>73.725</text:p>
          </table:table-cell>
          <table:table-cell table:formula="of:=[.AO137]*1000000" office:value-type="float" office:value="15.978">
            <text:p>15.978</text:p>
          </table:table-cell>
          <table:table-cell table:formula="of:=[.AP137]*1000000" office:value-type="float" office:value="0.0098573">
            <text:p>0.0098573</text:p>
          </table:table-cell>
          <table:table-cell table:formula="of:=[.AQ137]*1000000" office:value-type="float" office:value="4.9257">
            <text:p>4.9257</text:p>
          </table:table-cell>
          <table:table-cell table:formula="of:=[.AR137]*1000000" office:value-type="float" office:value="27.912">
            <text:p>27.912</text:p>
          </table:table-cell>
          <table:table-cell table:formula="of:=[.AS137]*1000000" office:value-type="float" office:value="0.0000000000011458">
            <text:p>1.1458E-012</text:p>
          </table:table-cell>
          <table:table-cell table:formula="of:=[.AT137]*1000000" office:value-type="float" office:value="0.00001889">
            <text:p>0.00001889</text:p>
          </table:table-cell>
          <table:table-cell table:formula="of:=([.AU137]+[.AV137])*1000000" office:value-type="float" office:value="0.0000038684">
            <text:p>3.8684E-006</text:p>
          </table:table-cell>
          <table:table-cell table:formula="of:=[.AW137]*1000000" office:value-type="float" office:value="642.63">
            <text:p>642.63</text:p>
          </table:table-cell>
          <table:table-cell table:formula="of:=[.AX137]*1000000" office:value-type="float" office:value="66.276">
            <text:p>66.276</text:p>
          </table:table-cell>
          <table:table-cell table:formula="of:=[.AY137]*1000000" office:value-type="float" office:value="17.471">
            <text:p>17.471</text:p>
          </table:table-cell>
          <table:table-cell table:formula="of:=[.AZ137]*1000000" office:value-type="float" office:value="0.0085473">
            <text:p>0.0085473</text:p>
          </table:table-cell>
          <table:table-cell table:formula="of:=[.BA137]*1000000" office:value-type="float" office:value="16.882">
            <text:p>16.882</text:p>
          </table:table-cell>
          <table:table-cell table:formula="of:=[.BB137]*1000000" office:value-type="float" office:value="33.762">
            <text:p>33.762</text:p>
          </table:table-cell>
          <table:table-cell table:formula="of:=[.BC137]*1000000" office:value-type="float" office:value="0.0000000000020262">
            <text:p>2.0262E-012</text:p>
          </table:table-cell>
          <table:table-cell table:formula="of:=[.BD137]*1000000" office:value-type="float" office:value="0.0000079116">
            <text:p>7.9116E-006</text:p>
          </table:table-cell>
          <table:table-cell table:formula="of:=([.BE137]+[.BF137])*1000000" office:value-type="float" office:value="0.00000354272">
            <text:p>3.54272E-006</text:p>
          </table:table-cell>
          <table:table-cell office:value-type="float" office:value="0.00054797">
            <text:p>0.00054797</text:p>
          </table:table-cell>
          <table:table-cell table:style-name="ce1" office:value-type="string">
            <text:p>6.5997e-05</text:p>
          </table:table-cell>
          <table:table-cell table:style-name="ce1" office:value-type="string">
            <text:p>1.4947e-05</text:p>
          </table:table-cell>
          <table:table-cell table:style-name="ce1" office:value-type="string">
            <text:p>1.0522e-08</text:p>
          </table:table-cell>
          <table:table-cell table:style-name="ce1" office:value-type="string">
            <text:p>1.3955e-06</text:p>
          </table:table-cell>
          <table:table-cell table:style-name="ce1" office:value-type="string">
            <text:p>2.2846e-05</text:p>
          </table:table-cell>
          <table:table-cell table:style-name="ce1" office:value-type="string">
            <text:p>7.706e-19</text:p>
          </table:table-cell>
          <table:table-cell table:style-name="ce1" office:value-type="string">
            <text:p>3.5962e-11</text:p>
          </table:table-cell>
          <table:table-cell table:style-name="ce1" office:value-type="string">
            <text:p>2.8924e-12</text:p>
          </table:table-cell>
          <table:table-cell table:style-name="ce1" office:value-type="string">
            <text:p>1.9163e-12</text:p>
          </table:table-cell>
          <table:table-cell office:value-type="float" office:value="0.00049153">
            <text:p>0.00049153</text:p>
          </table:table-cell>
          <table:table-cell table:style-name="ce1" office:value-type="string">
            <text:p>7.3725e-05</text:p>
          </table:table-cell>
          <table:table-cell table:style-name="ce1" office:value-type="string">
            <text:p>1.5978e-05</text:p>
          </table:table-cell>
          <table:table-cell table:style-name="ce1" office:value-type="string">
            <text:p>9.8573e-09</text:p>
          </table:table-cell>
          <table:table-cell table:style-name="ce1" office:value-type="string">
            <text:p>4.9257e-06</text:p>
          </table:table-cell>
          <table:table-cell table:style-name="ce1" office:value-type="string">
            <text:p>2.7912e-05</text:p>
          </table:table-cell>
          <table:table-cell table:style-name="ce1" office:value-type="string">
            <text:p>1.1458e-18</text:p>
          </table:table-cell>
          <table:table-cell table:style-name="ce1" office:value-type="string">
            <text:p>1.889e-11</text:p>
          </table:table-cell>
          <table:table-cell table:style-name="ce1" office:value-type="string">
            <text:p>2.5623e-12</text:p>
          </table:table-cell>
          <table:table-cell table:style-name="ce1" office:value-type="string">
            <text:p>1.3061e-12</text:p>
          </table:table-cell>
          <table:table-cell office:value-type="float" office:value="0.00064263">
            <text:p>0.00064263</text:p>
          </table:table-cell>
          <table:table-cell table:style-name="ce1" office:value-type="string">
            <text:p>6.6276e-05</text:p>
          </table:table-cell>
          <table:table-cell table:style-name="ce1" office:value-type="string">
            <text:p>1.7471e-05</text:p>
          </table:table-cell>
          <table:table-cell table:style-name="ce1" office:value-type="string">
            <text:p>8.5473e-09</text:p>
          </table:table-cell>
          <table:table-cell table:style-name="ce1" office:value-type="string">
            <text:p>1.6882e-05</text:p>
          </table:table-cell>
          <table:table-cell table:style-name="ce1" office:value-type="string">
            <text:p>3.3762e-05</text:p>
          </table:table-cell>
          <table:table-cell table:style-name="ce1" office:value-type="string">
            <text:p>2.0262e-18</text:p>
          </table:table-cell>
          <table:table-cell table:style-name="ce1" office:value-type="string">
            <text:p>7.9116e-12</text:p>
          </table:table-cell>
          <table:table-cell table:style-name="ce1" office:value-type="string">
            <text:p>2.6122e-12</text:p>
          </table:table-cell>
          <table:table-cell table:style-name="ce1" office:value-type="string">
            <text:p>9.3052e-13</text:p>
          </table:table-cell>
        </table:table-row>
        <table:table-row table:style-name="ro2">
          <table:table-cell office:value-type="float" office:value="1360.702">
            <text:p>1360.702</text:p>
          </table:table-cell>
          <table:table-cell table:formula="of:=[.AC138]*1000000" office:value-type="float" office:value="543.79">
            <text:p>543.79</text:p>
          </table:table-cell>
          <table:table-cell table:formula="of:=[.AD138]*1000000" office:value-type="float" office:value="65.538">
            <text:p>65.538</text:p>
          </table:table-cell>
          <table:table-cell table:formula="of:=[.AE138]*1000000" office:value-type="float" office:value="14.87">
            <text:p>14.87</text:p>
          </table:table-cell>
          <table:table-cell table:formula="of:=[.AF138]*1000000" office:value-type="float" office:value="0.010574">
            <text:p>0.010574</text:p>
          </table:table-cell>
          <table:table-cell table:formula="of:=[.AG138]*1000000" office:value-type="float" office:value="1.391">
            <text:p>1.391</text:p>
          </table:table-cell>
          <table:table-cell table:formula="of:=[.AH138]*1000000" office:value-type="float" office:value="22.714">
            <text:p>22.714</text:p>
          </table:table-cell>
          <table:table-cell table:formula="of:=[.AI138]*1000000" office:value-type="float" office:value="0.00000000000074754">
            <text:p>7.4754E-013</text:p>
          </table:table-cell>
          <table:table-cell table:formula="of:=[.AJ138]*1000000" office:value-type="float" office:value="0.000035807">
            <text:p>0.000035807</text:p>
          </table:table-cell>
          <table:table-cell table:formula="of:=([.AK138]+[.AL138])*1000000" office:value-type="float" office:value="0.0000047483">
            <text:p>4.7483E-006</text:p>
          </table:table-cell>
          <table:table-cell table:formula="of:=[.AM138]*1000000" office:value-type="float" office:value="487.22">
            <text:p>487.22</text:p>
          </table:table-cell>
          <table:table-cell table:formula="of:=[.AN138]*1000000" office:value-type="float" office:value="72.981">
            <text:p>72.981</text:p>
          </table:table-cell>
          <table:table-cell table:formula="of:=[.AO138]*1000000" office:value-type="float" office:value="15.903">
            <text:p>15.903</text:p>
          </table:table-cell>
          <table:table-cell table:formula="of:=[.AP138]*1000000" office:value-type="float" office:value="0.0099181">
            <text:p>0.0099181</text:p>
          </table:table-cell>
          <table:table-cell table:formula="of:=[.AQ138]*1000000" office:value-type="float" office:value="4.9106">
            <text:p>4.9106</text:p>
          </table:table-cell>
          <table:table-cell table:formula="of:=[.AR138]*1000000" office:value-type="float" office:value="27.691">
            <text:p>27.691</text:p>
          </table:table-cell>
          <table:table-cell table:formula="of:=[.AS138]*1000000" office:value-type="float" office:value="0.0000000000011114">
            <text:p>1.1114E-012</text:p>
          </table:table-cell>
          <table:table-cell table:formula="of:=[.AT138]*1000000" office:value-type="float" office:value="0.000018745">
            <text:p>0.000018745</text:p>
          </table:table-cell>
          <table:table-cell table:formula="of:=([.AU138]+[.AV138])*1000000" office:value-type="float" office:value="0.0000038075">
            <text:p>3.8075E-006</text:p>
          </table:table-cell>
          <table:table-cell table:formula="of:=[.AW138]*1000000" office:value-type="float" office:value="638.35">
            <text:p>638.35</text:p>
          </table:table-cell>
          <table:table-cell table:formula="of:=[.AX138]*1000000" office:value-type="float" office:value="65.237">
            <text:p>65.237</text:p>
          </table:table-cell>
          <table:table-cell table:formula="of:=[.AY138]*1000000" office:value-type="float" office:value="17.402">
            <text:p>17.402</text:p>
          </table:table-cell>
          <table:table-cell table:formula="of:=[.AZ138]*1000000" office:value-type="float" office:value="0.0086215">
            <text:p>0.0086215</text:p>
          </table:table-cell>
          <table:table-cell table:formula="of:=[.BA138]*1000000" office:value-type="float" office:value="16.813">
            <text:p>16.813</text:p>
          </table:table-cell>
          <table:table-cell table:formula="of:=[.BB138]*1000000" office:value-type="float" office:value="33.486">
            <text:p>33.486</text:p>
          </table:table-cell>
          <table:table-cell table:formula="of:=[.BC138]*1000000" office:value-type="float" office:value="0.0000000000019648">
            <text:p>1.9648E-012</text:p>
          </table:table-cell>
          <table:table-cell table:formula="of:=[.BD138]*1000000" office:value-type="float" office:value="0.0000078051">
            <text:p>7.8051E-006</text:p>
          </table:table-cell>
          <table:table-cell table:formula="of:=([.BE138]+[.BF138])*1000000" office:value-type="float" office:value="0.00000348244">
            <text:p>3.48244E-006</text:p>
          </table:table-cell>
          <table:table-cell office:value-type="float" office:value="0.00054379">
            <text:p>0.00054379</text:p>
          </table:table-cell>
          <table:table-cell table:style-name="ce1" office:value-type="string">
            <text:p>6.5538e-05</text:p>
          </table:table-cell>
          <table:table-cell table:style-name="ce1" office:value-type="string">
            <text:p>1.487e-05</text:p>
          </table:table-cell>
          <table:table-cell table:style-name="ce1" office:value-type="string">
            <text:p>1.0574e-08</text:p>
          </table:table-cell>
          <table:table-cell table:style-name="ce1" office:value-type="string">
            <text:p>1.391e-06</text:p>
          </table:table-cell>
          <table:table-cell table:style-name="ce1" office:value-type="string">
            <text:p>2.2714e-05</text:p>
          </table:table-cell>
          <table:table-cell table:style-name="ce1" office:value-type="string">
            <text:p>7.4754e-19</text:p>
          </table:table-cell>
          <table:table-cell table:style-name="ce1" office:value-type="string">
            <text:p>3.5807e-11</text:p>
          </table:table-cell>
          <table:table-cell table:style-name="ce1" office:value-type="string">
            <text:p>2.8526e-12</text:p>
          </table:table-cell>
          <table:table-cell table:style-name="ce1" office:value-type="string">
            <text:p>1.8957e-12</text:p>
          </table:table-cell>
          <table:table-cell office:value-type="float" office:value="0.00048722">
            <text:p>0.00048722</text:p>
          </table:table-cell>
          <table:table-cell table:style-name="ce1" office:value-type="string">
            <text:p>7.2981e-05</text:p>
          </table:table-cell>
          <table:table-cell table:style-name="ce1" office:value-type="string">
            <text:p>1.5903e-05</text:p>
          </table:table-cell>
          <table:table-cell table:style-name="ce1" office:value-type="string">
            <text:p>9.9181e-09</text:p>
          </table:table-cell>
          <table:table-cell table:style-name="ce1" office:value-type="string">
            <text:p>4.9106e-06</text:p>
          </table:table-cell>
          <table:table-cell table:style-name="ce1" office:value-type="string">
            <text:p>2.7691e-05</text:p>
          </table:table-cell>
          <table:table-cell table:style-name="ce1" office:value-type="string">
            <text:p>1.1114e-18</text:p>
          </table:table-cell>
          <table:table-cell table:style-name="ce1" office:value-type="string">
            <text:p>1.8745e-11</text:p>
          </table:table-cell>
          <table:table-cell table:style-name="ce1" office:value-type="string">
            <text:p>2.5178e-12</text:p>
          </table:table-cell>
          <table:table-cell table:style-name="ce1" office:value-type="string">
            <text:p>1.2897e-12</text:p>
          </table:table-cell>
          <table:table-cell office:value-type="float" office:value="0.00063835">
            <text:p>0.00063835</text:p>
          </table:table-cell>
          <table:table-cell table:style-name="ce1" office:value-type="string">
            <text:p>6.5237e-05</text:p>
          </table:table-cell>
          <table:table-cell table:style-name="ce1" office:value-type="string">
            <text:p>1.7402e-05</text:p>
          </table:table-cell>
          <table:table-cell table:style-name="ce1" office:value-type="string">
            <text:p>8.6215e-09</text:p>
          </table:table-cell>
          <table:table-cell table:style-name="ce1" office:value-type="string">
            <text:p>1.6813e-05</text:p>
          </table:table-cell>
          <table:table-cell table:style-name="ce1" office:value-type="string">
            <text:p>3.3486e-05</text:p>
          </table:table-cell>
          <table:table-cell table:style-name="ce1" office:value-type="string">
            <text:p>1.9648e-18</text:p>
          </table:table-cell>
          <table:table-cell table:style-name="ce1" office:value-type="string">
            <text:p>7.8051e-12</text:p>
          </table:table-cell>
          <table:table-cell table:style-name="ce1" office:value-type="string">
            <text:p>2.5629e-12</text:p>
          </table:table-cell>
          <table:table-cell table:style-name="ce1" office:value-type="string">
            <text:p>9.1954e-13</text:p>
          </table:table-cell>
        </table:table-row>
        <table:table-row table:style-name="ro2">
          <table:table-cell office:value-type="float" office:value="1370.702">
            <text:p>1370.702</text:p>
          </table:table-cell>
          <table:table-cell table:formula="of:=[.AC139]*1000000" office:value-type="float" office:value="539.65">
            <text:p>539.65</text:p>
          </table:table-cell>
          <table:table-cell table:formula="of:=[.AD139]*1000000" office:value-type="float" office:value="65.083">
            <text:p>65.083</text:p>
          </table:table-cell>
          <table:table-cell table:formula="of:=[.AE139]*1000000" office:value-type="float" office:value="14.793">
            <text:p>14.793</text:p>
          </table:table-cell>
          <table:table-cell table:formula="of:=[.AF139]*1000000" office:value-type="float" office:value="0.010626">
            <text:p>0.010626</text:p>
          </table:table-cell>
          <table:table-cell table:formula="of:=[.AG139]*1000000" office:value-type="float" office:value="1.3865">
            <text:p>1.3865</text:p>
          </table:table-cell>
          <table:table-cell table:formula="of:=[.AH139]*1000000" office:value-type="float" office:value="22.582">
            <text:p>22.582</text:p>
          </table:table-cell>
          <table:table-cell table:formula="of:=[.AI139]*1000000" office:value-type="float" office:value="0.00000000000072517">
            <text:p>7.2517E-013</text:p>
          </table:table-cell>
          <table:table-cell table:formula="of:=[.AJ139]*1000000" office:value-type="float" office:value="0.000035653">
            <text:p>0.000035653</text:p>
          </table:table-cell>
          <table:table-cell table:formula="of:=([.AK139]+[.AL139])*1000000" office:value-type="float" office:value="0.0000046887">
            <text:p>4.6887E-006</text:p>
          </table:table-cell>
          <table:table-cell table:formula="of:=[.AM139]*1000000" office:value-type="float" office:value="482.96">
            <text:p>482.96</text:p>
          </table:table-cell>
          <table:table-cell table:formula="of:=[.AN139]*1000000" office:value-type="float" office:value="72.244">
            <text:p>72.244</text:p>
          </table:table-cell>
          <table:table-cell table:formula="of:=[.AO139]*1000000" office:value-type="float" office:value="15.827">
            <text:p>15.827</text:p>
          </table:table-cell>
          <table:table-cell table:formula="of:=[.AP139]*1000000" office:value-type="float" office:value="0.0099781">
            <text:p>0.0099781</text:p>
          </table:table-cell>
          <table:table-cell table:formula="of:=[.AQ139]*1000000" office:value-type="float" office:value="4.8956">
            <text:p>4.8956</text:p>
          </table:table-cell>
          <table:table-cell table:formula="of:=[.AR139]*1000000" office:value-type="float" office:value="27.47">
            <text:p>27.47</text:p>
          </table:table-cell>
          <table:table-cell table:formula="of:=[.AS139]*1000000" office:value-type="float" office:value="0.0000000000010779">
            <text:p>1.0779E-012</text:p>
          </table:table-cell>
          <table:table-cell table:formula="of:=[.AT139]*1000000" office:value-type="float" office:value="0.000018601">
            <text:p>0.000018601</text:p>
          </table:table-cell>
          <table:table-cell table:formula="of:=([.AU139]+[.AV139])*1000000" office:value-type="float" office:value="0.0000037475">
            <text:p>3.7475E-006</text:p>
          </table:table-cell>
          <table:table-cell table:formula="of:=[.AW139]*1000000" office:value-type="float" office:value="634.14">
            <text:p>634.14</text:p>
          </table:table-cell>
          <table:table-cell table:formula="of:=[.AX139]*1000000" office:value-type="float" office:value="64.21">
            <text:p>64.21</text:p>
          </table:table-cell>
          <table:table-cell table:formula="of:=[.AY139]*1000000" office:value-type="float" office:value="17.333">
            <text:p>17.333</text:p>
          </table:table-cell>
          <table:table-cell table:formula="of:=[.AZ139]*1000000" office:value-type="float" office:value="0.0086949">
            <text:p>0.0086949</text:p>
          </table:table-cell>
          <table:table-cell table:formula="of:=[.BA139]*1000000" office:value-type="float" office:value="16.743">
            <text:p>16.743</text:p>
          </table:table-cell>
          <table:table-cell table:formula="of:=[.BB139]*1000000" office:value-type="float" office:value="33.205">
            <text:p>33.205</text:p>
          </table:table-cell>
          <table:table-cell table:formula="of:=[.BC139]*1000000" office:value-type="float" office:value="0.0000000000019054">
            <text:p>1.9054E-012</text:p>
          </table:table-cell>
          <table:table-cell table:formula="of:=[.BD139]*1000000" office:value-type="float" office:value="0.0000076997">
            <text:p>7.6997E-006</text:p>
          </table:table-cell>
          <table:table-cell table:formula="of:=([.BE139]+[.BF139])*1000000" office:value-type="float" office:value="0.00000342243">
            <text:p>3.42243E-006</text:p>
          </table:table-cell>
          <table:table-cell office:value-type="float" office:value="0.00053965">
            <text:p>0.00053965</text:p>
          </table:table-cell>
          <table:table-cell table:style-name="ce1" office:value-type="string">
            <text:p>6.5083e-05</text:p>
          </table:table-cell>
          <table:table-cell table:style-name="ce1" office:value-type="string">
            <text:p>1.4793e-05</text:p>
          </table:table-cell>
          <table:table-cell table:style-name="ce1" office:value-type="string">
            <text:p>1.0626e-08</text:p>
          </table:table-cell>
          <table:table-cell table:style-name="ce1" office:value-type="string">
            <text:p>1.3865e-06</text:p>
          </table:table-cell>
          <table:table-cell table:style-name="ce1" office:value-type="string">
            <text:p>2.2582e-05</text:p>
          </table:table-cell>
          <table:table-cell table:style-name="ce1" office:value-type="string">
            <text:p>7.2517e-19</text:p>
          </table:table-cell>
          <table:table-cell table:style-name="ce1" office:value-type="string">
            <text:p>3.5653e-11</text:p>
          </table:table-cell>
          <table:table-cell table:style-name="ce1" office:value-type="string">
            <text:p>2.8133e-12</text:p>
          </table:table-cell>
          <table:table-cell table:style-name="ce1" office:value-type="string">
            <text:p>1.8754e-12</text:p>
          </table:table-cell>
          <table:table-cell office:value-type="float" office:value="0.00048296">
            <text:p>0.00048296</text:p>
          </table:table-cell>
          <table:table-cell table:style-name="ce1" office:value-type="string">
            <text:p>7.2244e-05</text:p>
          </table:table-cell>
          <table:table-cell table:style-name="ce1" office:value-type="string">
            <text:p>1.5827e-05</text:p>
          </table:table-cell>
          <table:table-cell table:style-name="ce1" office:value-type="string">
            <text:p>9.9781e-09</text:p>
          </table:table-cell>
          <table:table-cell table:style-name="ce1" office:value-type="string">
            <text:p>4.8956e-06</text:p>
          </table:table-cell>
          <table:table-cell table:style-name="ce1" office:value-type="string">
            <text:p>2.747e-05</text:p>
          </table:table-cell>
          <table:table-cell table:style-name="ce1" office:value-type="string">
            <text:p>1.0779e-18</text:p>
          </table:table-cell>
          <table:table-cell table:style-name="ce1" office:value-type="string">
            <text:p>1.8601e-11</text:p>
          </table:table-cell>
          <table:table-cell table:style-name="ce1" office:value-type="string">
            <text:p>2.4741e-12</text:p>
          </table:table-cell>
          <table:table-cell table:style-name="ce1" office:value-type="string">
            <text:p>1.2734e-12</text:p>
          </table:table-cell>
          <table:table-cell office:value-type="float" office:value="0.00063414">
            <text:p>0.00063414</text:p>
          </table:table-cell>
          <table:table-cell table:style-name="ce1" office:value-type="string">
            <text:p>6.421e-05</text:p>
          </table:table-cell>
          <table:table-cell table:style-name="ce1" office:value-type="string">
            <text:p>1.7333e-05</text:p>
          </table:table-cell>
          <table:table-cell table:style-name="ce1" office:value-type="string">
            <text:p>8.6949e-09</text:p>
          </table:table-cell>
          <table:table-cell table:style-name="ce1" office:value-type="string">
            <text:p>1.6743e-05</text:p>
          </table:table-cell>
          <table:table-cell table:style-name="ce1" office:value-type="string">
            <text:p>3.3205e-05</text:p>
          </table:table-cell>
          <table:table-cell table:style-name="ce1" office:value-type="string">
            <text:p>1.9054e-18</text:p>
          </table:table-cell>
          <table:table-cell table:style-name="ce1" office:value-type="string">
            <text:p>7.6997e-12</text:p>
          </table:table-cell>
          <table:table-cell table:style-name="ce1" office:value-type="string">
            <text:p>2.514e-12</text:p>
          </table:table-cell>
          <table:table-cell table:style-name="ce1" office:value-type="string">
            <text:p>9.0843e-13</text:p>
          </table:table-cell>
        </table:table-row>
        <table:table-row table:style-name="ro2">
          <table:table-cell office:value-type="float" office:value="1380.702">
            <text:p>1380.702</text:p>
          </table:table-cell>
          <table:table-cell table:formula="of:=[.AC140]*1000000" office:value-type="float" office:value="535.55">
            <text:p>535.55</text:p>
          </table:table-cell>
          <table:table-cell table:formula="of:=[.AD140]*1000000" office:value-type="float" office:value="64.63">
            <text:p>64.63</text:p>
          </table:table-cell>
          <table:table-cell table:formula="of:=[.AE140]*1000000" office:value-type="float" office:value="14.716">
            <text:p>14.716</text:p>
          </table:table-cell>
          <table:table-cell table:formula="of:=[.AF140]*1000000" office:value-type="float" office:value="0.010678">
            <text:p>0.010678</text:p>
          </table:table-cell>
          <table:table-cell table:formula="of:=[.AG140]*1000000" office:value-type="float" office:value="1.382">
            <text:p>1.382</text:p>
          </table:table-cell>
          <table:table-cell table:formula="of:=[.AH140]*1000000" office:value-type="float" office:value="22.45">
            <text:p>22.45</text:p>
          </table:table-cell>
          <table:table-cell table:formula="of:=[.AI140]*1000000" office:value-type="float" office:value="0.00000000000070349">
            <text:p>7.0349E-013</text:p>
          </table:table-cell>
          <table:table-cell table:formula="of:=[.AJ140]*1000000" office:value-type="float" office:value="0.0000355">
            <text:p>0.0000355</text:p>
          </table:table-cell>
          <table:table-cell table:formula="of:=([.AK140]+[.AL140])*1000000" office:value-type="float" office:value="0.0000046299">
            <text:p>4.6299E-006</text:p>
          </table:table-cell>
          <table:table-cell table:formula="of:=[.AM140]*1000000" office:value-type="float" office:value="478.74">
            <text:p>478.74</text:p>
          </table:table-cell>
          <table:table-cell table:formula="of:=[.AN140]*1000000" office:value-type="float" office:value="71.513">
            <text:p>71.513</text:p>
          </table:table-cell>
          <table:table-cell table:formula="of:=[.AO140]*1000000" office:value-type="float" office:value="15.751">
            <text:p>15.751</text:p>
          </table:table-cell>
          <table:table-cell table:formula="of:=[.AP140]*1000000" office:value-type="float" office:value="0.010038">
            <text:p>0.010038</text:p>
          </table:table-cell>
          <table:table-cell table:formula="of:=[.AQ140]*1000000" office:value-type="float" office:value="4.8807">
            <text:p>4.8807</text:p>
          </table:table-cell>
          <table:table-cell table:formula="of:=[.AR140]*1000000" office:value-type="float" office:value="27.249">
            <text:p>27.249</text:p>
          </table:table-cell>
          <table:table-cell table:formula="of:=[.AS140]*1000000" office:value-type="float" office:value="0.0000000000010455">
            <text:p>1.0455E-012</text:p>
          </table:table-cell>
          <table:table-cell table:formula="of:=[.AT140]*1000000" office:value-type="float" office:value="0.000018458">
            <text:p>0.000018458</text:p>
          </table:table-cell>
          <table:table-cell table:formula="of:=([.AU140]+[.AV140])*1000000" office:value-type="float" office:value="0.0000036885">
            <text:p>3.6885E-006</text:p>
          </table:table-cell>
          <table:table-cell table:formula="of:=[.AW140]*1000000" office:value-type="float" office:value="629.99">
            <text:p>629.99</text:p>
          </table:table-cell>
          <table:table-cell table:formula="of:=[.AX140]*1000000" office:value-type="float" office:value="63.195">
            <text:p>63.195</text:p>
          </table:table-cell>
          <table:table-cell table:formula="of:=[.AY140]*1000000" office:value-type="float" office:value="17.263">
            <text:p>17.263</text:p>
          </table:table-cell>
          <table:table-cell table:formula="of:=[.AZ140]*1000000" office:value-type="float" office:value="0.0087676">
            <text:p>0.0087676</text:p>
          </table:table-cell>
          <table:table-cell table:formula="of:=[.BA140]*1000000" office:value-type="float" office:value="16.674">
            <text:p>16.674</text:p>
          </table:table-cell>
          <table:table-cell table:formula="of:=[.BB140]*1000000" office:value-type="float" office:value="32.921">
            <text:p>32.921</text:p>
          </table:table-cell>
          <table:table-cell table:formula="of:=[.BC140]*1000000" office:value-type="float" office:value="0.0000000000018478">
            <text:p>1.8478E-012</text:p>
          </table:table-cell>
          <table:table-cell table:formula="of:=[.BD140]*1000000" office:value-type="float" office:value="0.0000075955">
            <text:p>7.5955E-006</text:p>
          </table:table-cell>
          <table:table-cell table:formula="of:=([.BE140]+[.BF140])*1000000" office:value-type="float" office:value="0.00000336303">
            <text:p>0.000003363</text:p>
          </table:table-cell>
          <table:table-cell office:value-type="float" office:value="0.00053555">
            <text:p>0.00053555</text:p>
          </table:table-cell>
          <table:table-cell table:style-name="ce1" office:value-type="string">
            <text:p>6.463e-05</text:p>
          </table:table-cell>
          <table:table-cell table:style-name="ce1" office:value-type="string">
            <text:p>1.4716e-05</text:p>
          </table:table-cell>
          <table:table-cell table:style-name="ce1" office:value-type="string">
            <text:p>1.0678e-08</text:p>
          </table:table-cell>
          <table:table-cell table:style-name="ce1" office:value-type="string">
            <text:p>1.382e-06</text:p>
          </table:table-cell>
          <table:table-cell table:style-name="ce1" office:value-type="string">
            <text:p>2.245e-05</text:p>
          </table:table-cell>
          <table:table-cell table:style-name="ce1" office:value-type="string">
            <text:p>7.0349e-19</text:p>
          </table:table-cell>
          <table:table-cell table:style-name="ce1" office:value-type="string">
            <text:p>3.55e-11</text:p>
          </table:table-cell>
          <table:table-cell table:style-name="ce1" office:value-type="string">
            <text:p>2.7747e-12</text:p>
          </table:table-cell>
          <table:table-cell table:style-name="ce1" office:value-type="string">
            <text:p>1.8552e-12</text:p>
          </table:table-cell>
          <table:table-cell office:value-type="float" office:value="0.00047874">
            <text:p>0.00047874</text:p>
          </table:table-cell>
          <table:table-cell table:style-name="ce1" office:value-type="string">
            <text:p>7.1513e-05</text:p>
          </table:table-cell>
          <table:table-cell table:style-name="ce1" office:value-type="string">
            <text:p>1.5751e-05</text:p>
          </table:table-cell>
          <table:table-cell table:style-name="ce1" office:value-type="string">
            <text:p>1.0038e-08</text:p>
          </table:table-cell>
          <table:table-cell table:style-name="ce1" office:value-type="string">
            <text:p>4.8807e-06</text:p>
          </table:table-cell>
          <table:table-cell table:style-name="ce1" office:value-type="string">
            <text:p>2.7249e-05</text:p>
          </table:table-cell>
          <table:table-cell table:style-name="ce1" office:value-type="string">
            <text:p>1.0455e-18</text:p>
          </table:table-cell>
          <table:table-cell table:style-name="ce1" office:value-type="string">
            <text:p>1.8458e-11</text:p>
          </table:table-cell>
          <table:table-cell table:style-name="ce1" office:value-type="string">
            <text:p>2.4312e-12</text:p>
          </table:table-cell>
          <table:table-cell table:style-name="ce1" office:value-type="string">
            <text:p>1.2573e-12</text:p>
          </table:table-cell>
          <table:table-cell office:value-type="float" office:value="0.00062999">
            <text:p>0.00062999</text:p>
          </table:table-cell>
          <table:table-cell table:style-name="ce1" office:value-type="string">
            <text:p>6.3195e-05</text:p>
          </table:table-cell>
          <table:table-cell table:style-name="ce1" office:value-type="string">
            <text:p>1.7263e-05</text:p>
          </table:table-cell>
          <table:table-cell table:style-name="ce1" office:value-type="string">
            <text:p>8.7676e-09</text:p>
          </table:table-cell>
          <table:table-cell table:style-name="ce1" office:value-type="string">
            <text:p>1.6674e-05</text:p>
          </table:table-cell>
          <table:table-cell table:style-name="ce1" office:value-type="string">
            <text:p>3.2921e-05</text:p>
          </table:table-cell>
          <table:table-cell table:style-name="ce1" office:value-type="string">
            <text:p>1.8478e-18</text:p>
          </table:table-cell>
          <table:table-cell table:style-name="ce1" office:value-type="string">
            <text:p>7.5955e-12</text:p>
          </table:table-cell>
          <table:table-cell table:style-name="ce1" office:value-type="string">
            <text:p>2.4658e-12</text:p>
          </table:table-cell>
          <table:table-cell table:style-name="ce1" office:value-type="string">
            <text:p>8.9723e-13</text:p>
          </table:table-cell>
        </table:table-row>
        <table:table-row table:style-name="ro2">
          <table:table-cell office:value-type="float" office:value="1390.702">
            <text:p>1390.702</text:p>
          </table:table-cell>
          <table:table-cell table:formula="of:=[.AC141]*1000000" office:value-type="float" office:value="531.48">
            <text:p>531.48</text:p>
          </table:table-cell>
          <table:table-cell table:formula="of:=[.AD141]*1000000" office:value-type="float" office:value="64.18">
            <text:p>64.18</text:p>
          </table:table-cell>
          <table:table-cell table:formula="of:=[.AE141]*1000000" office:value-type="float" office:value="14.639">
            <text:p>14.639</text:p>
          </table:table-cell>
          <table:table-cell table:formula="of:=[.AF141]*1000000" office:value-type="float" office:value="0.010728">
            <text:p>0.010728</text:p>
          </table:table-cell>
          <table:table-cell table:formula="of:=[.AG141]*1000000" office:value-type="float" office:value="1.3776">
            <text:p>1.3776</text:p>
          </table:table-cell>
          <table:table-cell table:formula="of:=[.AH141]*1000000" office:value-type="float" office:value="22.317">
            <text:p>22.317</text:p>
          </table:table-cell>
          <table:table-cell table:formula="of:=[.AI141]*1000000" office:value-type="float" office:value="0.00000000000068247">
            <text:p>6.8247E-013</text:p>
          </table:table-cell>
          <table:table-cell table:formula="of:=[.AJ141]*1000000" office:value-type="float" office:value="0.000035347">
            <text:p>0.000035347</text:p>
          </table:table-cell>
          <table:table-cell table:formula="of:=([.AK141]+[.AL141])*1000000" office:value-type="float" office:value="0.0000045719">
            <text:p>4.5719E-006</text:p>
          </table:table-cell>
          <table:table-cell table:formula="of:=[.AM141]*1000000" office:value-type="float" office:value="474.57">
            <text:p>474.57</text:p>
          </table:table-cell>
          <table:table-cell table:formula="of:=[.AN141]*1000000" office:value-type="float" office:value="70.789">
            <text:p>70.789</text:p>
          </table:table-cell>
          <table:table-cell table:formula="of:=[.AO141]*1000000" office:value-type="float" office:value="15.675">
            <text:p>15.675</text:p>
          </table:table-cell>
          <table:table-cell table:formula="of:=[.AP141]*1000000" office:value-type="float" office:value="0.010096">
            <text:p>0.010096</text:p>
          </table:table-cell>
          <table:table-cell table:formula="of:=[.AQ141]*1000000" office:value-type="float" office:value="4.8659">
            <text:p>4.8659</text:p>
          </table:table-cell>
          <table:table-cell table:formula="of:=[.AR141]*1000000" office:value-type="float" office:value="27.029">
            <text:p>27.029</text:p>
          </table:table-cell>
          <table:table-cell table:formula="of:=[.AS141]*1000000" office:value-type="float" office:value="0.0000000000010141">
            <text:p>1.0141E-012</text:p>
          </table:table-cell>
          <table:table-cell table:formula="of:=[.AT141]*1000000" office:value-type="float" office:value="0.000018317">
            <text:p>0.000018317</text:p>
          </table:table-cell>
          <table:table-cell table:formula="of:=([.AU141]+[.AV141])*1000000" office:value-type="float" office:value="0.0000036304">
            <text:p>3.6304E-006</text:p>
          </table:table-cell>
          <table:table-cell table:formula="of:=[.AW141]*1000000" office:value-type="float" office:value="625.91">
            <text:p>625.91</text:p>
          </table:table-cell>
          <table:table-cell table:formula="of:=[.AX141]*1000000" office:value-type="float" office:value="62.192">
            <text:p>62.192</text:p>
          </table:table-cell>
          <table:table-cell table:formula="of:=[.AY141]*1000000" office:value-type="float" office:value="17.193">
            <text:p>17.193</text:p>
          </table:table-cell>
          <table:table-cell table:formula="of:=[.AZ141]*1000000" office:value-type="float" office:value="0.0088395">
            <text:p>0.0088395</text:p>
          </table:table-cell>
          <table:table-cell table:formula="of:=[.BA141]*1000000" office:value-type="float" office:value="16.606">
            <text:p>16.606</text:p>
          </table:table-cell>
          <table:table-cell table:formula="of:=[.BB141]*1000000" office:value-type="float" office:value="32.633">
            <text:p>32.633</text:p>
          </table:table-cell>
          <table:table-cell table:formula="of:=[.BC141]*1000000" office:value-type="float" office:value="0.0000000000017919">
            <text:p>1.7919E-012</text:p>
          </table:table-cell>
          <table:table-cell table:formula="of:=[.BD141]*1000000" office:value-type="float" office:value="0.0000074924">
            <text:p>7.4924E-006</text:p>
          </table:table-cell>
          <table:table-cell table:formula="of:=([.BE141]+[.BF141])*1000000" office:value-type="float" office:value="0.00000330415">
            <text:p>3.30415E-006</text:p>
          </table:table-cell>
          <table:table-cell office:value-type="float" office:value="0.00053148">
            <text:p>0.00053148</text:p>
          </table:table-cell>
          <table:table-cell table:style-name="ce1" office:value-type="string">
            <text:p>6.418e-05</text:p>
          </table:table-cell>
          <table:table-cell table:style-name="ce1" office:value-type="string">
            <text:p>1.4639e-05</text:p>
          </table:table-cell>
          <table:table-cell table:style-name="ce1" office:value-type="string">
            <text:p>1.0728e-08</text:p>
          </table:table-cell>
          <table:table-cell table:style-name="ce1" office:value-type="string">
            <text:p>1.3776e-06</text:p>
          </table:table-cell>
          <table:table-cell table:style-name="ce1" office:value-type="string">
            <text:p>2.2317e-05</text:p>
          </table:table-cell>
          <table:table-cell table:style-name="ce1" office:value-type="string">
            <text:p>6.8247e-19</text:p>
          </table:table-cell>
          <table:table-cell table:style-name="ce1" office:value-type="string">
            <text:p>3.5347e-11</text:p>
          </table:table-cell>
          <table:table-cell table:style-name="ce1" office:value-type="string">
            <text:p>2.7367e-12</text:p>
          </table:table-cell>
          <table:table-cell table:style-name="ce1" office:value-type="string">
            <text:p>1.8352e-12</text:p>
          </table:table-cell>
          <table:table-cell office:value-type="float" office:value="0.00047457">
            <text:p>0.00047457</text:p>
          </table:table-cell>
          <table:table-cell table:style-name="ce1" office:value-type="string">
            <text:p>7.0789e-05</text:p>
          </table:table-cell>
          <table:table-cell table:style-name="ce1" office:value-type="string">
            <text:p>1.5675e-05</text:p>
          </table:table-cell>
          <table:table-cell table:style-name="ce1" office:value-type="string">
            <text:p>1.0096e-08</text:p>
          </table:table-cell>
          <table:table-cell table:style-name="ce1" office:value-type="string">
            <text:p>4.8659e-06</text:p>
          </table:table-cell>
          <table:table-cell table:style-name="ce1" office:value-type="string">
            <text:p>2.7029e-05</text:p>
          </table:table-cell>
          <table:table-cell table:style-name="ce1" office:value-type="string">
            <text:p>1.0141e-18</text:p>
          </table:table-cell>
          <table:table-cell table:style-name="ce1" office:value-type="string">
            <text:p>1.8317e-11</text:p>
          </table:table-cell>
          <table:table-cell table:style-name="ce1" office:value-type="string">
            <text:p>2.3891e-12</text:p>
          </table:table-cell>
          <table:table-cell table:style-name="ce1" office:value-type="string">
            <text:p>1.2413e-12</text:p>
          </table:table-cell>
          <table:table-cell office:value-type="float" office:value="0.00062591">
            <text:p>0.00062591</text:p>
          </table:table-cell>
          <table:table-cell table:style-name="ce1" office:value-type="string">
            <text:p>6.2192e-05</text:p>
          </table:table-cell>
          <table:table-cell table:style-name="ce1" office:value-type="string">
            <text:p>1.7193e-05</text:p>
          </table:table-cell>
          <table:table-cell table:style-name="ce1" office:value-type="string">
            <text:p>8.8395e-09</text:p>
          </table:table-cell>
          <table:table-cell table:style-name="ce1" office:value-type="string">
            <text:p>1.6606e-05</text:p>
          </table:table-cell>
          <table:table-cell table:style-name="ce1" office:value-type="string">
            <text:p>3.2633e-05</text:p>
          </table:table-cell>
          <table:table-cell table:style-name="ce1" office:value-type="string">
            <text:p>1.7919e-18</text:p>
          </table:table-cell>
          <table:table-cell table:style-name="ce1" office:value-type="string">
            <text:p>7.4924e-12</text:p>
          </table:table-cell>
          <table:table-cell table:style-name="ce1" office:value-type="string">
            <text:p>2.4182e-12</text:p>
          </table:table-cell>
          <table:table-cell table:style-name="ce1" office:value-type="string">
            <text:p>8.8595e-13</text:p>
          </table:table-cell>
        </table:table-row>
        <table:table-row table:style-name="ro2">
          <table:table-cell office:value-type="float" office:value="1400.702">
            <text:p>1400.702</text:p>
          </table:table-cell>
          <table:table-cell table:formula="of:=[.AC142]*1000000" office:value-type="float" office:value="527.44">
            <text:p>527.44</text:p>
          </table:table-cell>
          <table:table-cell table:formula="of:=[.AD142]*1000000" office:value-type="float" office:value="63.733">
            <text:p>63.733</text:p>
          </table:table-cell>
          <table:table-cell table:formula="of:=[.AE142]*1000000" office:value-type="float" office:value="14.562">
            <text:p>14.562</text:p>
          </table:table-cell>
          <table:table-cell table:formula="of:=[.AF142]*1000000" office:value-type="float" office:value="0.010779">
            <text:p>0.010779</text:p>
          </table:table-cell>
          <table:table-cell table:formula="of:=[.AG142]*1000000" office:value-type="float" office:value="1.3732">
            <text:p>1.3732</text:p>
          </table:table-cell>
          <table:table-cell table:formula="of:=[.AH142]*1000000" office:value-type="float" office:value="22.185">
            <text:p>22.185</text:p>
          </table:table-cell>
          <table:table-cell table:formula="of:=[.AI142]*1000000" office:value-type="float" office:value="0.00000000000066209">
            <text:p>6.6209E-013</text:p>
          </table:table-cell>
          <table:table-cell table:formula="of:=[.AJ142]*1000000" office:value-type="float" office:value="0.000035195">
            <text:p>0.000035195</text:p>
          </table:table-cell>
          <table:table-cell table:formula="of:=([.AK142]+[.AL142])*1000000" office:value-type="float" office:value="0.0000045147">
            <text:p>4.5147E-006</text:p>
          </table:table-cell>
          <table:table-cell table:formula="of:=[.AM142]*1000000" office:value-type="float" office:value="470.45">
            <text:p>470.45</text:p>
          </table:table-cell>
          <table:table-cell table:formula="of:=[.AN142]*1000000" office:value-type="float" office:value="70.071">
            <text:p>70.071</text:p>
          </table:table-cell>
          <table:table-cell table:formula="of:=[.AO142]*1000000" office:value-type="float" office:value="15.599">
            <text:p>15.599</text:p>
          </table:table-cell>
          <table:table-cell table:formula="of:=[.AP142]*1000000" office:value-type="float" office:value="0.010154">
            <text:p>0.010154</text:p>
          </table:table-cell>
          <table:table-cell table:formula="of:=[.AQ142]*1000000" office:value-type="float" office:value="4.8511">
            <text:p>4.8511</text:p>
          </table:table-cell>
          <table:table-cell table:formula="of:=[.AR142]*1000000" office:value-type="float" office:value="26.808">
            <text:p>26.808</text:p>
          </table:table-cell>
          <table:table-cell table:formula="of:=[.AS142]*1000000" office:value-type="float" office:value="0.00000000000098367">
            <text:p>9.8367E-013</text:p>
          </table:table-cell>
          <table:table-cell table:formula="of:=[.AT142]*1000000" office:value-type="float" office:value="0.000018176">
            <text:p>0.000018176</text:p>
          </table:table-cell>
          <table:table-cell table:formula="of:=([.AU142]+[.AV142])*1000000" office:value-type="float" office:value="0.0000035732">
            <text:p>3.5732E-006</text:p>
          </table:table-cell>
          <table:table-cell table:formula="of:=[.AW142]*1000000" office:value-type="float" office:value="621.9">
            <text:p>621.9</text:p>
          </table:table-cell>
          <table:table-cell table:formula="of:=[.AX142]*1000000" office:value-type="float" office:value="61.201">
            <text:p>61.201</text:p>
          </table:table-cell>
          <table:table-cell table:formula="of:=[.AY142]*1000000" office:value-type="float" office:value="17.122">
            <text:p>17.122</text:p>
          </table:table-cell>
          <table:table-cell table:formula="of:=[.AZ142]*1000000" office:value-type="float" office:value="0.0089106">
            <text:p>0.0089106</text:p>
          </table:table-cell>
          <table:table-cell table:formula="of:=[.BA142]*1000000" office:value-type="float" office:value="16.537">
            <text:p>16.537</text:p>
          </table:table-cell>
          <table:table-cell table:formula="of:=[.BB142]*1000000" office:value-type="float" office:value="32.342">
            <text:p>32.342</text:p>
          </table:table-cell>
          <table:table-cell table:formula="of:=[.BC142]*1000000" office:value-type="float" office:value="0.0000000000017377">
            <text:p>1.7377E-012</text:p>
          </table:table-cell>
          <table:table-cell table:formula="of:=[.BD142]*1000000" office:value-type="float" office:value="0.0000073904">
            <text:p>7.3904E-006</text:p>
          </table:table-cell>
          <table:table-cell table:formula="of:=([.BE142]+[.BF142])*1000000" office:value-type="float" office:value="0.00000324582">
            <text:p>3.24582E-006</text:p>
          </table:table-cell>
          <table:table-cell office:value-type="float" office:value="0.00052744">
            <text:p>0.00052744</text:p>
          </table:table-cell>
          <table:table-cell table:style-name="ce1" office:value-type="string">
            <text:p>6.3733e-05</text:p>
          </table:table-cell>
          <table:table-cell table:style-name="ce1" office:value-type="string">
            <text:p>1.4562e-05</text:p>
          </table:table-cell>
          <table:table-cell table:style-name="ce1" office:value-type="string">
            <text:p>1.0779e-08</text:p>
          </table:table-cell>
          <table:table-cell table:style-name="ce1" office:value-type="string">
            <text:p>1.3732e-06</text:p>
          </table:table-cell>
          <table:table-cell table:style-name="ce1" office:value-type="string">
            <text:p>2.2185e-05</text:p>
          </table:table-cell>
          <table:table-cell table:style-name="ce1" office:value-type="string">
            <text:p>6.6209e-19</text:p>
          </table:table-cell>
          <table:table-cell table:style-name="ce1" office:value-type="string">
            <text:p>3.5195e-11</text:p>
          </table:table-cell>
          <table:table-cell table:style-name="ce1" office:value-type="string">
            <text:p>2.6993e-12</text:p>
          </table:table-cell>
          <table:table-cell table:style-name="ce1" office:value-type="string">
            <text:p>1.8154e-12</text:p>
          </table:table-cell>
          <table:table-cell office:value-type="float" office:value="0.00047045">
            <text:p>0.00047045</text:p>
          </table:table-cell>
          <table:table-cell table:style-name="ce1" office:value-type="string">
            <text:p>7.0071e-05</text:p>
          </table:table-cell>
          <table:table-cell table:style-name="ce1" office:value-type="string">
            <text:p>1.5599e-05</text:p>
          </table:table-cell>
          <table:table-cell table:style-name="ce1" office:value-type="string">
            <text:p>1.0154e-08</text:p>
          </table:table-cell>
          <table:table-cell table:style-name="ce1" office:value-type="string">
            <text:p>4.8511e-06</text:p>
          </table:table-cell>
          <table:table-cell table:style-name="ce1" office:value-type="string">
            <text:p>2.6808e-05</text:p>
          </table:table-cell>
          <table:table-cell table:style-name="ce1" office:value-type="string">
            <text:p>9.8367e-19</text:p>
          </table:table-cell>
          <table:table-cell table:style-name="ce1" office:value-type="string">
            <text:p>1.8176e-11</text:p>
          </table:table-cell>
          <table:table-cell table:style-name="ce1" office:value-type="string">
            <text:p>2.3478e-12</text:p>
          </table:table-cell>
          <table:table-cell table:style-name="ce1" office:value-type="string">
            <text:p>1.2254e-12</text:p>
          </table:table-cell>
          <table:table-cell office:value-type="float" office:value="0.0006219">
            <text:p>0.0006219</text:p>
          </table:table-cell>
          <table:table-cell table:style-name="ce1" office:value-type="string">
            <text:p>6.1201e-05</text:p>
          </table:table-cell>
          <table:table-cell table:style-name="ce1" office:value-type="string">
            <text:p>1.7122e-05</text:p>
          </table:table-cell>
          <table:table-cell table:style-name="ce1" office:value-type="string">
            <text:p>8.9106e-09</text:p>
          </table:table-cell>
          <table:table-cell table:style-name="ce1" office:value-type="string">
            <text:p>1.6537e-05</text:p>
          </table:table-cell>
          <table:table-cell table:style-name="ce1" office:value-type="string">
            <text:p>3.2342e-05</text:p>
          </table:table-cell>
          <table:table-cell table:style-name="ce1" office:value-type="string">
            <text:p>1.7377e-18</text:p>
          </table:table-cell>
          <table:table-cell table:style-name="ce1" office:value-type="string">
            <text:p>7.3904e-12</text:p>
          </table:table-cell>
          <table:table-cell table:style-name="ce1" office:value-type="string">
            <text:p>2.3712e-12</text:p>
          </table:table-cell>
          <table:table-cell table:style-name="ce1" office:value-type="string">
            <text:p>8.7462e-13</text:p>
          </table:table-cell>
        </table:table-row>
        <table:table-row table:style-name="ro2">
          <table:table-cell office:value-type="float" office:value="1410.702">
            <text:p>1410.702</text:p>
          </table:table-cell>
          <table:table-cell table:formula="of:=[.AC143]*1000000" office:value-type="float" office:value="523.44">
            <text:p>523.44</text:p>
          </table:table-cell>
          <table:table-cell table:formula="of:=[.AD143]*1000000" office:value-type="float" office:value="63.289">
            <text:p>63.289</text:p>
          </table:table-cell>
          <table:table-cell table:formula="of:=[.AE143]*1000000" office:value-type="float" office:value="14.484">
            <text:p>14.484</text:p>
          </table:table-cell>
          <table:table-cell table:formula="of:=[.AF143]*1000000" office:value-type="float" office:value="0.010828">
            <text:p>0.010828</text:p>
          </table:table-cell>
          <table:table-cell table:formula="of:=[.AG143]*1000000" office:value-type="float" office:value="1.3687">
            <text:p>1.3687</text:p>
          </table:table-cell>
          <table:table-cell table:formula="of:=[.AH143]*1000000" office:value-type="float" office:value="22.054">
            <text:p>22.054</text:p>
          </table:table-cell>
          <table:table-cell table:formula="of:=[.AI143]*1000000" office:value-type="float" office:value="0.00000000000064234">
            <text:p>6.4234E-013</text:p>
          </table:table-cell>
          <table:table-cell table:formula="of:=[.AJ143]*1000000" office:value-type="float" office:value="0.000035044">
            <text:p>0.000035044</text:p>
          </table:table-cell>
          <table:table-cell table:formula="of:=([.AK143]+[.AL143])*1000000" office:value-type="float" office:value="0.0000044582">
            <text:p>4.4582E-006</text:p>
          </table:table-cell>
          <table:table-cell table:formula="of:=[.AM143]*1000000" office:value-type="float" office:value="466.38">
            <text:p>466.38</text:p>
          </table:table-cell>
          <table:table-cell table:formula="of:=[.AN143]*1000000" office:value-type="float" office:value="69.36">
            <text:p>69.36</text:p>
          </table:table-cell>
          <table:table-cell table:formula="of:=[.AO143]*1000000" office:value-type="float" office:value="15.523">
            <text:p>15.523</text:p>
          </table:table-cell>
          <table:table-cell table:formula="of:=[.AP143]*1000000" office:value-type="float" office:value="0.010212">
            <text:p>0.010212</text:p>
          </table:table-cell>
          <table:table-cell table:formula="of:=[.AQ143]*1000000" office:value-type="float" office:value="4.8364">
            <text:p>4.8364</text:p>
          </table:table-cell>
          <table:table-cell table:formula="of:=[.AR143]*1000000" office:value-type="float" office:value="26.588">
            <text:p>26.588</text:p>
          </table:table-cell>
          <table:table-cell table:formula="of:=[.AS143]*1000000" office:value-type="float" office:value="0.00000000000095413">
            <text:p>9.5413E-013</text:p>
          </table:table-cell>
          <table:table-cell table:formula="of:=[.AT143]*1000000" office:value-type="float" office:value="0.000018036">
            <text:p>0.000018036</text:p>
          </table:table-cell>
          <table:table-cell table:formula="of:=([.AU143]+[.AV143])*1000000" office:value-type="float" office:value="0.0000035169">
            <text:p>3.5169E-006</text:p>
          </table:table-cell>
          <table:table-cell table:formula="of:=[.AW143]*1000000" office:value-type="float" office:value="617.95">
            <text:p>617.95</text:p>
          </table:table-cell>
          <table:table-cell table:formula="of:=[.AX143]*1000000" office:value-type="float" office:value="60.221">
            <text:p>60.221</text:p>
          </table:table-cell>
          <table:table-cell table:formula="of:=[.AY143]*1000000" office:value-type="float" office:value="17.051">
            <text:p>17.051</text:p>
          </table:table-cell>
          <table:table-cell table:formula="of:=[.AZ143]*1000000" office:value-type="float" office:value="0.008981">
            <text:p>0.008981</text:p>
          </table:table-cell>
          <table:table-cell table:formula="of:=[.BA143]*1000000" office:value-type="float" office:value="16.468">
            <text:p>16.468</text:p>
          </table:table-cell>
          <table:table-cell table:formula="of:=[.BB143]*1000000" office:value-type="float" office:value="32.048">
            <text:p>32.048</text:p>
          </table:table-cell>
          <table:table-cell table:formula="of:=[.BC143]*1000000" office:value-type="float" office:value="0.0000000000016852">
            <text:p>1.6852E-012</text:p>
          </table:table-cell>
          <table:table-cell table:formula="of:=[.BD143]*1000000" office:value-type="float" office:value="0.0000072895">
            <text:p>7.2895E-006</text:p>
          </table:table-cell>
          <table:table-cell table:formula="of:=([.BE143]+[.BF143])*1000000" office:value-type="float" office:value="0.00000318814">
            <text:p>3.18814E-006</text:p>
          </table:table-cell>
          <table:table-cell office:value-type="float" office:value="0.00052344">
            <text:p>0.00052344</text:p>
          </table:table-cell>
          <table:table-cell table:style-name="ce1" office:value-type="string">
            <text:p>6.3289e-05</text:p>
          </table:table-cell>
          <table:table-cell table:style-name="ce1" office:value-type="string">
            <text:p>1.4484e-05</text:p>
          </table:table-cell>
          <table:table-cell table:style-name="ce1" office:value-type="string">
            <text:p>1.0828e-08</text:p>
          </table:table-cell>
          <table:table-cell table:style-name="ce1" office:value-type="string">
            <text:p>1.3687e-06</text:p>
          </table:table-cell>
          <table:table-cell table:style-name="ce1" office:value-type="string">
            <text:p>2.2054e-05</text:p>
          </table:table-cell>
          <table:table-cell table:style-name="ce1" office:value-type="string">
            <text:p>6.4234e-19</text:p>
          </table:table-cell>
          <table:table-cell table:style-name="ce1" office:value-type="string">
            <text:p>3.5044e-11</text:p>
          </table:table-cell>
          <table:table-cell table:style-name="ce1" office:value-type="string">
            <text:p>2.6625e-12</text:p>
          </table:table-cell>
          <table:table-cell table:style-name="ce1" office:value-type="string">
            <text:p>1.7957e-12</text:p>
          </table:table-cell>
          <table:table-cell office:value-type="float" office:value="0.00046638">
            <text:p>0.00046638</text:p>
          </table:table-cell>
          <table:table-cell table:style-name="ce1" office:value-type="string">
            <text:p>6.936e-05</text:p>
          </table:table-cell>
          <table:table-cell table:style-name="ce1" office:value-type="string">
            <text:p>1.5523e-05</text:p>
          </table:table-cell>
          <table:table-cell table:style-name="ce1" office:value-type="string">
            <text:p>1.0212e-08</text:p>
          </table:table-cell>
          <table:table-cell table:style-name="ce1" office:value-type="string">
            <text:p>4.8364e-06</text:p>
          </table:table-cell>
          <table:table-cell table:style-name="ce1" office:value-type="string">
            <text:p>2.6588e-05</text:p>
          </table:table-cell>
          <table:table-cell table:style-name="ce1" office:value-type="string">
            <text:p>9.5413e-19</text:p>
          </table:table-cell>
          <table:table-cell table:style-name="ce1" office:value-type="string">
            <text:p>1.8036e-11</text:p>
          </table:table-cell>
          <table:table-cell table:style-name="ce1" office:value-type="string">
            <text:p>2.3072e-12</text:p>
          </table:table-cell>
          <table:table-cell table:style-name="ce1" office:value-type="string">
            <text:p>1.2097e-12</text:p>
          </table:table-cell>
          <table:table-cell office:value-type="float" office:value="0.00061795">
            <text:p>0.00061795</text:p>
          </table:table-cell>
          <table:table-cell table:style-name="ce1" office:value-type="string">
            <text:p>6.0221e-05</text:p>
          </table:table-cell>
          <table:table-cell table:style-name="ce1" office:value-type="string">
            <text:p>1.7051e-05</text:p>
          </table:table-cell>
          <table:table-cell table:style-name="ce1" office:value-type="string">
            <text:p>8.981e-09</text:p>
          </table:table-cell>
          <table:table-cell table:style-name="ce1" office:value-type="string">
            <text:p>1.6468e-05</text:p>
          </table:table-cell>
          <table:table-cell table:style-name="ce1" office:value-type="string">
            <text:p>3.2048e-05</text:p>
          </table:table-cell>
          <table:table-cell table:style-name="ce1" office:value-type="string">
            <text:p>1.6852e-18</text:p>
          </table:table-cell>
          <table:table-cell table:style-name="ce1" office:value-type="string">
            <text:p>7.2895e-12</text:p>
          </table:table-cell>
          <table:table-cell table:style-name="ce1" office:value-type="string">
            <text:p>2.3249e-12</text:p>
          </table:table-cell>
          <table:table-cell table:style-name="ce1" office:value-type="string">
            <text:p>8.6324e-13</text:p>
          </table:table-cell>
        </table:table-row>
        <table:table-row table:style-name="ro2">
          <table:table-cell office:value-type="float" office:value="1420.702">
            <text:p>1420.702</text:p>
          </table:table-cell>
          <table:table-cell table:formula="of:=[.AC144]*1000000" office:value-type="float" office:value="519.48">
            <text:p>519.48</text:p>
          </table:table-cell>
          <table:table-cell table:formula="of:=[.AD144]*1000000" office:value-type="float" office:value="62.848">
            <text:p>62.848</text:p>
          </table:table-cell>
          <table:table-cell table:formula="of:=[.AE144]*1000000" office:value-type="float" office:value="14.407">
            <text:p>14.407</text:p>
          </table:table-cell>
          <table:table-cell table:formula="of:=[.AF144]*1000000" office:value-type="float" office:value="0.010877">
            <text:p>0.010877</text:p>
          </table:table-cell>
          <table:table-cell table:formula="of:=[.AG144]*1000000" office:value-type="float" office:value="1.3643">
            <text:p>1.3643</text:p>
          </table:table-cell>
          <table:table-cell table:formula="of:=[.AH144]*1000000" office:value-type="float" office:value="21.922">
            <text:p>21.922</text:p>
          </table:table-cell>
          <table:table-cell table:formula="of:=[.AI144]*1000000" office:value-type="float" office:value="0.00000000000062319">
            <text:p>6.2319E-013</text:p>
          </table:table-cell>
          <table:table-cell table:formula="of:=[.AJ144]*1000000" office:value-type="float" office:value="0.000034893">
            <text:p>0.000034893</text:p>
          </table:table-cell>
          <table:table-cell table:formula="of:=([.AK144]+[.AL144])*1000000" office:value-type="float" office:value="0.0000044026">
            <text:p>4.4026E-006</text:p>
          </table:table-cell>
          <table:table-cell table:formula="of:=[.AM144]*1000000" office:value-type="float" office:value="462.35">
            <text:p>462.35</text:p>
          </table:table-cell>
          <table:table-cell table:formula="of:=[.AN144]*1000000" office:value-type="float" office:value="68.655">
            <text:p>68.655</text:p>
          </table:table-cell>
          <table:table-cell table:formula="of:=[.AO144]*1000000" office:value-type="float" office:value="15.446">
            <text:p>15.446</text:p>
          </table:table-cell>
          <table:table-cell table:formula="of:=[.AP144]*1000000" office:value-type="float" office:value="0.010269">
            <text:p>0.010269</text:p>
          </table:table-cell>
          <table:table-cell table:formula="of:=[.AQ144]*1000000" office:value-type="float" office:value="4.8217">
            <text:p>4.8217</text:p>
          </table:table-cell>
          <table:table-cell table:formula="of:=[.AR144]*1000000" office:value-type="float" office:value="26.369">
            <text:p>26.369</text:p>
          </table:table-cell>
          <table:table-cell table:formula="of:=[.AS144]*1000000" office:value-type="float" office:value="0.0000000000009255">
            <text:p>9.255E-013</text:p>
          </table:table-cell>
          <table:table-cell table:formula="of:=[.AT144]*1000000" office:value-type="float" office:value="0.000017897">
            <text:p>0.000017897</text:p>
          </table:table-cell>
          <table:table-cell table:formula="of:=([.AU144]+[.AV144])*1000000" office:value-type="float" office:value="0.0000034616">
            <text:p>3.4616E-006</text:p>
          </table:table-cell>
          <table:table-cell table:formula="of:=[.AW144]*1000000" office:value-type="float" office:value="614.07">
            <text:p>614.07</text:p>
          </table:table-cell>
          <table:table-cell table:formula="of:=[.AX144]*1000000" office:value-type="float" office:value="59.253">
            <text:p>59.253</text:p>
          </table:table-cell>
          <table:table-cell table:formula="of:=[.AY144]*1000000" office:value-type="float" office:value="16.979">
            <text:p>16.979</text:p>
          </table:table-cell>
          <table:table-cell table:formula="of:=[.AZ144]*1000000" office:value-type="float" office:value="0.0090507">
            <text:p>0.0090507</text:p>
          </table:table-cell>
          <table:table-cell table:formula="of:=[.BA144]*1000000" office:value-type="float" office:value="16.4">
            <text:p>16.4</text:p>
          </table:table-cell>
          <table:table-cell table:formula="of:=[.BB144]*1000000" office:value-type="float" office:value="31.752">
            <text:p>31.752</text:p>
          </table:table-cell>
          <table:table-cell table:formula="of:=[.BC144]*1000000" office:value-type="float" office:value="0.0000000000016343">
            <text:p>1.6343E-012</text:p>
          </table:table-cell>
          <table:table-cell table:formula="of:=[.BD144]*1000000" office:value-type="float" office:value="0.0000071897">
            <text:p>7.1897E-006</text:p>
          </table:table-cell>
          <table:table-cell table:formula="of:=([.BE144]+[.BF144])*1000000" office:value-type="float" office:value="0.00000313114">
            <text:p>3.13114E-006</text:p>
          </table:table-cell>
          <table:table-cell office:value-type="float" office:value="0.00051948">
            <text:p>0.00051948</text:p>
          </table:table-cell>
          <table:table-cell table:style-name="ce1" office:value-type="string">
            <text:p>6.2848e-05</text:p>
          </table:table-cell>
          <table:table-cell table:style-name="ce1" office:value-type="string">
            <text:p>1.4407e-05</text:p>
          </table:table-cell>
          <table:table-cell table:style-name="ce1" office:value-type="string">
            <text:p>1.0877e-08</text:p>
          </table:table-cell>
          <table:table-cell table:style-name="ce1" office:value-type="string">
            <text:p>1.3643e-06</text:p>
          </table:table-cell>
          <table:table-cell table:style-name="ce1" office:value-type="string">
            <text:p>2.1922e-05</text:p>
          </table:table-cell>
          <table:table-cell table:style-name="ce1" office:value-type="string">
            <text:p>6.2319e-19</text:p>
          </table:table-cell>
          <table:table-cell table:style-name="ce1" office:value-type="string">
            <text:p>3.4893e-11</text:p>
          </table:table-cell>
          <table:table-cell table:style-name="ce1" office:value-type="string">
            <text:p>2.6263e-12</text:p>
          </table:table-cell>
          <table:table-cell table:style-name="ce1" office:value-type="string">
            <text:p>1.7763e-12</text:p>
          </table:table-cell>
          <table:table-cell office:value-type="float" office:value="0.00046235">
            <text:p>0.00046235</text:p>
          </table:table-cell>
          <table:table-cell table:style-name="ce1" office:value-type="string">
            <text:p>6.8655e-05</text:p>
          </table:table-cell>
          <table:table-cell table:style-name="ce1" office:value-type="string">
            <text:p>1.5446e-05</text:p>
          </table:table-cell>
          <table:table-cell table:style-name="ce1" office:value-type="string">
            <text:p>1.0269e-08</text:p>
          </table:table-cell>
          <table:table-cell table:style-name="ce1" office:value-type="string">
            <text:p>4.8217e-06</text:p>
          </table:table-cell>
          <table:table-cell table:style-name="ce1" office:value-type="string">
            <text:p>2.6369e-05</text:p>
          </table:table-cell>
          <table:table-cell table:style-name="ce1" office:value-type="string">
            <text:p>9.255e-19</text:p>
          </table:table-cell>
          <table:table-cell table:style-name="ce1" office:value-type="string">
            <text:p>1.7897e-11</text:p>
          </table:table-cell>
          <table:table-cell table:style-name="ce1" office:value-type="string">
            <text:p>2.2674e-12</text:p>
          </table:table-cell>
          <table:table-cell table:style-name="ce1" office:value-type="string">
            <text:p>1.1942e-12</text:p>
          </table:table-cell>
          <table:table-cell office:value-type="float" office:value="0.00061407">
            <text:p>0.00061407</text:p>
          </table:table-cell>
          <table:table-cell table:style-name="ce1" office:value-type="string">
            <text:p>5.9253e-05</text:p>
          </table:table-cell>
          <table:table-cell table:style-name="ce1" office:value-type="string">
            <text:p>1.6979e-05</text:p>
          </table:table-cell>
          <table:table-cell table:style-name="ce1" office:value-type="string">
            <text:p>9.0507e-09</text:p>
          </table:table-cell>
          <table:table-cell table:style-name="ce1" office:value-type="string">
            <text:p>1.64e-05</text:p>
          </table:table-cell>
          <table:table-cell table:style-name="ce1" office:value-type="string">
            <text:p>3.1752e-05</text:p>
          </table:table-cell>
          <table:table-cell table:style-name="ce1" office:value-type="string">
            <text:p>1.6343e-18</text:p>
          </table:table-cell>
          <table:table-cell table:style-name="ce1" office:value-type="string">
            <text:p>7.1897e-12</text:p>
          </table:table-cell>
          <table:table-cell table:style-name="ce1" office:value-type="string">
            <text:p>2.2793e-12</text:p>
          </table:table-cell>
          <table:table-cell table:style-name="ce1" office:value-type="string">
            <text:p>8.5184e-13</text:p>
          </table:table-cell>
        </table:table-row>
        <table:table-row table:style-name="ro2">
          <table:table-cell office:value-type="float" office:value="1430.702">
            <text:p>1430.702</text:p>
          </table:table-cell>
          <table:table-cell table:formula="of:=[.AC145]*1000000" office:value-type="float" office:value="515.54">
            <text:p>515.54</text:p>
          </table:table-cell>
          <table:table-cell table:formula="of:=[.AD145]*1000000" office:value-type="float" office:value="62.41">
            <text:p>62.41</text:p>
          </table:table-cell>
          <table:table-cell table:formula="of:=[.AE145]*1000000" office:value-type="float" office:value="14.329">
            <text:p>14.329</text:p>
          </table:table-cell>
          <table:table-cell table:formula="of:=[.AF145]*1000000" office:value-type="float" office:value="0.010925">
            <text:p>0.010925</text:p>
          </table:table-cell>
          <table:table-cell table:formula="of:=[.AG145]*1000000" office:value-type="float" office:value="1.3599">
            <text:p>1.3599</text:p>
          </table:table-cell>
          <table:table-cell table:formula="of:=[.AH145]*1000000" office:value-type="float" office:value="21.79">
            <text:p>21.79</text:p>
          </table:table-cell>
          <table:table-cell table:formula="of:=[.AI145]*1000000" office:value-type="float" office:value="0.00000000000060462">
            <text:p>6.0462E-013</text:p>
          </table:table-cell>
          <table:table-cell table:formula="of:=[.AJ145]*1000000" office:value-type="float" office:value="0.000034743">
            <text:p>0.000034743</text:p>
          </table:table-cell>
          <table:table-cell table:formula="of:=([.AK145]+[.AL145])*1000000" office:value-type="float" office:value="0.0000043478">
            <text:p>4.3478E-006</text:p>
          </table:table-cell>
          <table:table-cell table:formula="of:=[.AM145]*1000000" office:value-type="float" office:value="458.37">
            <text:p>458.37</text:p>
          </table:table-cell>
          <table:table-cell table:formula="of:=[.AN145]*1000000" office:value-type="float" office:value="67.956">
            <text:p>67.956</text:p>
          </table:table-cell>
          <table:table-cell table:formula="of:=[.AO145]*1000000" office:value-type="float" office:value="15.37">
            <text:p>15.37</text:p>
          </table:table-cell>
          <table:table-cell table:formula="of:=[.AP145]*1000000" office:value-type="float" office:value="0.010325">
            <text:p>0.010325</text:p>
          </table:table-cell>
          <table:table-cell table:formula="of:=[.AQ145]*1000000" office:value-type="float" office:value="4.8071">
            <text:p>4.8071</text:p>
          </table:table-cell>
          <table:table-cell table:formula="of:=[.AR145]*1000000" office:value-type="float" office:value="26.15">
            <text:p>26.15</text:p>
          </table:table-cell>
          <table:table-cell table:formula="of:=[.AS145]*1000000" office:value-type="float" office:value="0.00000000000089774">
            <text:p>8.9774E-013</text:p>
          </table:table-cell>
          <table:table-cell table:formula="of:=[.AT145]*1000000" office:value-type="float" office:value="0.000017759">
            <text:p>0.000017759</text:p>
          </table:table-cell>
          <table:table-cell table:formula="of:=([.AU145]+[.AV145])*1000000" office:value-type="float" office:value="0.0000034071">
            <text:p>3.4071E-006</text:p>
          </table:table-cell>
          <table:table-cell table:formula="of:=[.AW145]*1000000" office:value-type="float" office:value="610.24">
            <text:p>610.24</text:p>
          </table:table-cell>
          <table:table-cell table:formula="of:=[.AX145]*1000000" office:value-type="float" office:value="58.296">
            <text:p>58.296</text:p>
          </table:table-cell>
          <table:table-cell table:formula="of:=[.AY145]*1000000" office:value-type="float" office:value="16.907">
            <text:p>16.907</text:p>
          </table:table-cell>
          <table:table-cell table:formula="of:=[.AZ145]*1000000" office:value-type="float" office:value="0.0091196">
            <text:p>0.0091196</text:p>
          </table:table-cell>
          <table:table-cell table:formula="of:=[.BA145]*1000000" office:value-type="float" office:value="16.332">
            <text:p>16.332</text:p>
          </table:table-cell>
          <table:table-cell table:formula="of:=[.BB145]*1000000" office:value-type="float" office:value="31.454">
            <text:p>31.454</text:p>
          </table:table-cell>
          <table:table-cell table:formula="of:=[.BC145]*1000000" office:value-type="float" office:value="0.0000000000015849">
            <text:p>1.5849E-012</text:p>
          </table:table-cell>
          <table:table-cell table:formula="of:=[.BD145]*1000000" office:value-type="float" office:value="0.0000070909">
            <text:p>7.0909E-006</text:p>
          </table:table-cell>
          <table:table-cell table:formula="of:=([.BE145]+[.BF145])*1000000" office:value-type="float" office:value="0.00000307472">
            <text:p>3.07472E-006</text:p>
          </table:table-cell>
          <table:table-cell office:value-type="float" office:value="0.00051554">
            <text:p>0.00051554</text:p>
          </table:table-cell>
          <table:table-cell table:style-name="ce1" office:value-type="string">
            <text:p>6.241e-05</text:p>
          </table:table-cell>
          <table:table-cell table:style-name="ce1" office:value-type="string">
            <text:p>1.4329e-05</text:p>
          </table:table-cell>
          <table:table-cell table:style-name="ce1" office:value-type="string">
            <text:p>1.0925e-08</text:p>
          </table:table-cell>
          <table:table-cell table:style-name="ce1" office:value-type="string">
            <text:p>1.3599e-06</text:p>
          </table:table-cell>
          <table:table-cell table:style-name="ce1" office:value-type="string">
            <text:p>2.179e-05</text:p>
          </table:table-cell>
          <table:table-cell table:style-name="ce1" office:value-type="string">
            <text:p>6.0462e-19</text:p>
          </table:table-cell>
          <table:table-cell table:style-name="ce1" office:value-type="string">
            <text:p>3.4743e-11</text:p>
          </table:table-cell>
          <table:table-cell table:style-name="ce1" office:value-type="string">
            <text:p>2.5907e-12</text:p>
          </table:table-cell>
          <table:table-cell table:style-name="ce1" office:value-type="string">
            <text:p>1.7571e-12</text:p>
          </table:table-cell>
          <table:table-cell office:value-type="float" office:value="0.00045837">
            <text:p>0.00045837</text:p>
          </table:table-cell>
          <table:table-cell table:style-name="ce1" office:value-type="string">
            <text:p>6.7956e-05</text:p>
          </table:table-cell>
          <table:table-cell table:style-name="ce1" office:value-type="string">
            <text:p>1.537e-05</text:p>
          </table:table-cell>
          <table:table-cell table:style-name="ce1" office:value-type="string">
            <text:p>1.0325e-08</text:p>
          </table:table-cell>
          <table:table-cell table:style-name="ce1" office:value-type="string">
            <text:p>4.8071e-06</text:p>
          </table:table-cell>
          <table:table-cell table:style-name="ce1" office:value-type="string">
            <text:p>2.615e-05</text:p>
          </table:table-cell>
          <table:table-cell table:style-name="ce1" office:value-type="string">
            <text:p>8.9774e-19</text:p>
          </table:table-cell>
          <table:table-cell table:style-name="ce1" office:value-type="string">
            <text:p>1.7759e-11</text:p>
          </table:table-cell>
          <table:table-cell table:style-name="ce1" office:value-type="string">
            <text:p>2.2283e-12</text:p>
          </table:table-cell>
          <table:table-cell table:style-name="ce1" office:value-type="string">
            <text:p>1.1788e-12</text:p>
          </table:table-cell>
          <table:table-cell office:value-type="float" office:value="0.00061024">
            <text:p>0.00061024</text:p>
          </table:table-cell>
          <table:table-cell table:style-name="ce1" office:value-type="string">
            <text:p>5.8296e-05</text:p>
          </table:table-cell>
          <table:table-cell table:style-name="ce1" office:value-type="string">
            <text:p>1.6907e-05</text:p>
          </table:table-cell>
          <table:table-cell table:style-name="ce1" office:value-type="string">
            <text:p>9.1196e-09</text:p>
          </table:table-cell>
          <table:table-cell table:style-name="ce1" office:value-type="string">
            <text:p>1.6332e-05</text:p>
          </table:table-cell>
          <table:table-cell table:style-name="ce1" office:value-type="string">
            <text:p>3.1454e-05</text:p>
          </table:table-cell>
          <table:table-cell table:style-name="ce1" office:value-type="string">
            <text:p>1.5849e-18</text:p>
          </table:table-cell>
          <table:table-cell table:style-name="ce1" office:value-type="string">
            <text:p>7.0909e-12</text:p>
          </table:table-cell>
          <table:table-cell table:style-name="ce1" office:value-type="string">
            <text:p>2.2343e-12</text:p>
          </table:table-cell>
          <table:table-cell table:style-name="ce1" office:value-type="string">
            <text:p>8.4042e-13</text:p>
          </table:table-cell>
        </table:table-row>
        <table:table-row table:style-name="ro2">
          <table:table-cell office:value-type="float" office:value="1440.702">
            <text:p>1440.702</text:p>
          </table:table-cell>
          <table:table-cell table:formula="of:=[.AC146]*1000000" office:value-type="float" office:value="511.64">
            <text:p>511.64</text:p>
          </table:table-cell>
          <table:table-cell table:formula="of:=[.AD146]*1000000" office:value-type="float" office:value="61.974">
            <text:p>61.974</text:p>
          </table:table-cell>
          <table:table-cell table:formula="of:=[.AE146]*1000000" office:value-type="float" office:value="14.252">
            <text:p>14.252</text:p>
          </table:table-cell>
          <table:table-cell table:formula="of:=[.AF146]*1000000" office:value-type="float" office:value="0.010973">
            <text:p>0.010973</text:p>
          </table:table-cell>
          <table:table-cell table:formula="of:=[.AG146]*1000000" office:value-type="float" office:value="1.3555">
            <text:p>1.3555</text:p>
          </table:table-cell>
          <table:table-cell table:formula="of:=[.AH146]*1000000" office:value-type="float" office:value="21.659">
            <text:p>21.659</text:p>
          </table:table-cell>
          <table:table-cell table:formula="of:=[.AI146]*1000000" office:value-type="float" office:value="0.00000000000058662">
            <text:p>5.8662E-013</text:p>
          </table:table-cell>
          <table:table-cell table:formula="of:=[.AJ146]*1000000" office:value-type="float" office:value="0.000034593">
            <text:p>0.000034593</text:p>
          </table:table-cell>
          <table:table-cell table:formula="of:=([.AK146]+[.AL146])*1000000" office:value-type="float" office:value="0.0000042936">
            <text:p>4.2936E-006</text:p>
          </table:table-cell>
          <table:table-cell table:formula="of:=[.AM146]*1000000" office:value-type="float" office:value="454.44">
            <text:p>454.44</text:p>
          </table:table-cell>
          <table:table-cell table:formula="of:=[.AN146]*1000000" office:value-type="float" office:value="67.264">
            <text:p>67.264</text:p>
          </table:table-cell>
          <table:table-cell table:formula="of:=[.AO146]*1000000" office:value-type="float" office:value="15.293">
            <text:p>15.293</text:p>
          </table:table-cell>
          <table:table-cell table:formula="of:=[.AP146]*1000000" office:value-type="float" office:value="0.01038">
            <text:p>0.01038</text:p>
          </table:table-cell>
          <table:table-cell table:formula="of:=[.AQ146]*1000000" office:value-type="float" office:value="4.7926">
            <text:p>4.7926</text:p>
          </table:table-cell>
          <table:table-cell table:formula="of:=[.AR146]*1000000" office:value-type="float" office:value="25.931">
            <text:p>25.931</text:p>
          </table:table-cell>
          <table:table-cell table:formula="of:=[.AS146]*1000000" office:value-type="float" office:value="0.00000000000087083">
            <text:p>8.7083E-013</text:p>
          </table:table-cell>
          <table:table-cell table:formula="of:=[.AT146]*1000000" office:value-type="float" office:value="0.000017622">
            <text:p>0.000017622</text:p>
          </table:table-cell>
          <table:table-cell table:formula="of:=([.AU146]+[.AV146])*1000000" office:value-type="float" office:value="0.0000033536">
            <text:p>3.3536E-006</text:p>
          </table:table-cell>
          <table:table-cell table:formula="of:=[.AW146]*1000000" office:value-type="float" office:value="606.47">
            <text:p>606.47</text:p>
          </table:table-cell>
          <table:table-cell table:formula="of:=[.AX146]*1000000" office:value-type="float" office:value="57.351">
            <text:p>57.351</text:p>
          </table:table-cell>
          <table:table-cell table:formula="of:=[.AY146]*1000000" office:value-type="float" office:value="16.835">
            <text:p>16.835</text:p>
          </table:table-cell>
          <table:table-cell table:formula="of:=[.AZ146]*1000000" office:value-type="float" office:value="0.0091878">
            <text:p>0.0091878</text:p>
          </table:table-cell>
          <table:table-cell table:formula="of:=[.BA146]*1000000" office:value-type="float" office:value="16.263">
            <text:p>16.263</text:p>
          </table:table-cell>
          <table:table-cell table:formula="of:=[.BB146]*1000000" office:value-type="float" office:value="31.154">
            <text:p>31.154</text:p>
          </table:table-cell>
          <table:table-cell table:formula="of:=[.BC146]*1000000" office:value-type="float" office:value="0.000000000001537">
            <text:p>1.537E-012</text:p>
          </table:table-cell>
          <table:table-cell table:formula="of:=[.BD146]*1000000" office:value-type="float" office:value="0.0000069932">
            <text:p>6.9932E-006</text:p>
          </table:table-cell>
          <table:table-cell table:formula="of:=([.BE146]+[.BF146])*1000000" office:value-type="float" office:value="0.00000301901">
            <text:p>0.000003019</text:p>
          </table:table-cell>
          <table:table-cell office:value-type="float" office:value="0.00051164">
            <text:p>0.00051164</text:p>
          </table:table-cell>
          <table:table-cell table:style-name="ce1" office:value-type="string">
            <text:p>6.1974e-05</text:p>
          </table:table-cell>
          <table:table-cell table:style-name="ce1" office:value-type="string">
            <text:p>1.4252e-05</text:p>
          </table:table-cell>
          <table:table-cell table:style-name="ce1" office:value-type="string">
            <text:p>1.0973e-08</text:p>
          </table:table-cell>
          <table:table-cell table:style-name="ce1" office:value-type="string">
            <text:p>1.3555e-06</text:p>
          </table:table-cell>
          <table:table-cell table:style-name="ce1" office:value-type="string">
            <text:p>2.1659e-05</text:p>
          </table:table-cell>
          <table:table-cell table:style-name="ce1" office:value-type="string">
            <text:p>5.8662e-19</text:p>
          </table:table-cell>
          <table:table-cell table:style-name="ce1" office:value-type="string">
            <text:p>3.4593e-11</text:p>
          </table:table-cell>
          <table:table-cell table:style-name="ce1" office:value-type="string">
            <text:p>2.5556e-12</text:p>
          </table:table-cell>
          <table:table-cell table:style-name="ce1" office:value-type="string">
            <text:p>1.738e-12</text:p>
          </table:table-cell>
          <table:table-cell office:value-type="float" office:value="0.00045444">
            <text:p>0.00045444</text:p>
          </table:table-cell>
          <table:table-cell table:style-name="ce1" office:value-type="string">
            <text:p>6.7264e-05</text:p>
          </table:table-cell>
          <table:table-cell table:style-name="ce1" office:value-type="string">
            <text:p>1.5293e-05</text:p>
          </table:table-cell>
          <table:table-cell table:style-name="ce1" office:value-type="string">
            <text:p>1.038e-08</text:p>
          </table:table-cell>
          <table:table-cell table:style-name="ce1" office:value-type="string">
            <text:p>4.7926e-06</text:p>
          </table:table-cell>
          <table:table-cell table:style-name="ce1" office:value-type="string">
            <text:p>2.5931e-05</text:p>
          </table:table-cell>
          <table:table-cell table:style-name="ce1" office:value-type="string">
            <text:p>8.7083e-19</text:p>
          </table:table-cell>
          <table:table-cell table:style-name="ce1" office:value-type="string">
            <text:p>1.7622e-11</text:p>
          </table:table-cell>
          <table:table-cell table:style-name="ce1" office:value-type="string">
            <text:p>2.19e-12</text:p>
          </table:table-cell>
          <table:table-cell table:style-name="ce1" office:value-type="string">
            <text:p>1.1636e-12</text:p>
          </table:table-cell>
          <table:table-cell office:value-type="float" office:value="0.00060647">
            <text:p>0.00060647</text:p>
          </table:table-cell>
          <table:table-cell table:style-name="ce1" office:value-type="string">
            <text:p>5.7351e-05</text:p>
          </table:table-cell>
          <table:table-cell table:style-name="ce1" office:value-type="string">
            <text:p>1.6835e-05</text:p>
          </table:table-cell>
          <table:table-cell table:style-name="ce1" office:value-type="string">
            <text:p>9.1878e-09</text:p>
          </table:table-cell>
          <table:table-cell table:style-name="ce1" office:value-type="string">
            <text:p>1.6263e-05</text:p>
          </table:table-cell>
          <table:table-cell table:style-name="ce1" office:value-type="string">
            <text:p>3.1154e-05</text:p>
          </table:table-cell>
          <table:table-cell table:style-name="ce1" office:value-type="string">
            <text:p>1.537e-18</text:p>
          </table:table-cell>
          <table:table-cell table:style-name="ce1" office:value-type="string">
            <text:p>6.9932e-12</text:p>
          </table:table-cell>
          <table:table-cell table:style-name="ce1" office:value-type="string">
            <text:p>2.19e-12</text:p>
          </table:table-cell>
          <table:table-cell table:style-name="ce1" office:value-type="string">
            <text:p>8.2901e-13</text:p>
          </table:table-cell>
        </table:table-row>
        <table:table-row table:style-name="ro2">
          <table:table-cell office:value-type="float" office:value="1450.702">
            <text:p>1450.702</text:p>
          </table:table-cell>
          <table:table-cell table:formula="of:=[.AC147]*1000000" office:value-type="float" office:value="507.78">
            <text:p>507.78</text:p>
          </table:table-cell>
          <table:table-cell table:formula="of:=[.AD147]*1000000" office:value-type="float" office:value="61.542">
            <text:p>61.542</text:p>
          </table:table-cell>
          <table:table-cell table:formula="of:=[.AE147]*1000000" office:value-type="float" office:value="14.174">
            <text:p>14.174</text:p>
          </table:table-cell>
          <table:table-cell table:formula="of:=[.AF147]*1000000" office:value-type="float" office:value="0.011021">
            <text:p>0.011021</text:p>
          </table:table-cell>
          <table:table-cell table:formula="of:=[.AG147]*1000000" office:value-type="float" office:value="1.3512">
            <text:p>1.3512</text:p>
          </table:table-cell>
          <table:table-cell table:formula="of:=[.AH147]*1000000" office:value-type="float" office:value="21.528">
            <text:p>21.528</text:p>
          </table:table-cell>
          <table:table-cell table:formula="of:=[.AI147]*1000000" office:value-type="float" office:value="0.00000000000056917">
            <text:p>5.6917E-013</text:p>
          </table:table-cell>
          <table:table-cell table:formula="of:=[.AJ147]*1000000" office:value-type="float" office:value="0.000034445">
            <text:p>0.000034445</text:p>
          </table:table-cell>
          <table:table-cell table:formula="of:=([.AK147]+[.AL147])*1000000" office:value-type="float" office:value="0.0000042401">
            <text:p>4.2401E-006</text:p>
          </table:table-cell>
          <table:table-cell table:formula="of:=[.AM147]*1000000" office:value-type="float" office:value="450.54">
            <text:p>450.54</text:p>
          </table:table-cell>
          <table:table-cell table:formula="of:=[.AN147]*1000000" office:value-type="float" office:value="66.577">
            <text:p>66.577</text:p>
          </table:table-cell>
          <table:table-cell table:formula="of:=[.AO147]*1000000" office:value-type="float" office:value="15.216">
            <text:p>15.216</text:p>
          </table:table-cell>
          <table:table-cell table:formula="of:=[.AP147]*1000000" office:value-type="float" office:value="0.010435">
            <text:p>0.010435</text:p>
          </table:table-cell>
          <table:table-cell table:formula="of:=[.AQ147]*1000000" office:value-type="float" office:value="4.7782">
            <text:p>4.7782</text:p>
          </table:table-cell>
          <table:table-cell table:formula="of:=[.AR147]*1000000" office:value-type="float" office:value="25.714">
            <text:p>25.714</text:p>
          </table:table-cell>
          <table:table-cell table:formula="of:=[.AS147]*1000000" office:value-type="float" office:value="0.00000000000084474">
            <text:p>8.4474E-013</text:p>
          </table:table-cell>
          <table:table-cell table:formula="of:=[.AT147]*1000000" office:value-type="float" office:value="0.000017486">
            <text:p>0.000017486</text:p>
          </table:table-cell>
          <table:table-cell table:formula="of:=([.AU147]+[.AV147])*1000000" office:value-type="float" office:value="0.0000033009">
            <text:p>3.3009E-006</text:p>
          </table:table-cell>
          <table:table-cell table:formula="of:=[.AW147]*1000000" office:value-type="float" office:value="602.77">
            <text:p>602.77</text:p>
          </table:table-cell>
          <table:table-cell table:formula="of:=[.AX147]*1000000" office:value-type="float" office:value="56.417">
            <text:p>56.417</text:p>
          </table:table-cell>
          <table:table-cell table:formula="of:=[.AY147]*1000000" office:value-type="float" office:value="16.762">
            <text:p>16.762</text:p>
          </table:table-cell>
          <table:table-cell table:formula="of:=[.AZ147]*1000000" office:value-type="float" office:value="0.0092552">
            <text:p>0.0092552</text:p>
          </table:table-cell>
          <table:table-cell table:formula="of:=[.BA147]*1000000" office:value-type="float" office:value="16.195">
            <text:p>16.195</text:p>
          </table:table-cell>
          <table:table-cell table:formula="of:=[.BB147]*1000000" office:value-type="float" office:value="30.853">
            <text:p>30.853</text:p>
          </table:table-cell>
          <table:table-cell table:formula="of:=[.BC147]*1000000" office:value-type="float" office:value="0.0000000000014906">
            <text:p>1.4906E-012</text:p>
          </table:table-cell>
          <table:table-cell table:formula="of:=[.BD147]*1000000" office:value-type="float" office:value="0.0000068966">
            <text:p>6.8966E-006</text:p>
          </table:table-cell>
          <table:table-cell table:formula="of:=([.BE147]+[.BF147])*1000000" office:value-type="float" office:value="0.00000296411">
            <text:p>2.96411E-006</text:p>
          </table:table-cell>
          <table:table-cell office:value-type="float" office:value="0.00050778">
            <text:p>0.00050778</text:p>
          </table:table-cell>
          <table:table-cell table:style-name="ce1" office:value-type="string">
            <text:p>6.1542e-05</text:p>
          </table:table-cell>
          <table:table-cell table:style-name="ce1" office:value-type="string">
            <text:p>1.4174e-05</text:p>
          </table:table-cell>
          <table:table-cell table:style-name="ce1" office:value-type="string">
            <text:p>1.1021e-08</text:p>
          </table:table-cell>
          <table:table-cell table:style-name="ce1" office:value-type="string">
            <text:p>1.3512e-06</text:p>
          </table:table-cell>
          <table:table-cell table:style-name="ce1" office:value-type="string">
            <text:p>2.1528e-05</text:p>
          </table:table-cell>
          <table:table-cell table:style-name="ce1" office:value-type="string">
            <text:p>5.6917e-19</text:p>
          </table:table-cell>
          <table:table-cell table:style-name="ce1" office:value-type="string">
            <text:p>3.4445e-11</text:p>
          </table:table-cell>
          <table:table-cell table:style-name="ce1" office:value-type="string">
            <text:p>2.521e-12</text:p>
          </table:table-cell>
          <table:table-cell table:style-name="ce1" office:value-type="string">
            <text:p>1.7191e-12</text:p>
          </table:table-cell>
          <table:table-cell office:value-type="float" office:value="0.00045054">
            <text:p>0.00045054</text:p>
          </table:table-cell>
          <table:table-cell table:style-name="ce1" office:value-type="string">
            <text:p>6.6577e-05</text:p>
          </table:table-cell>
          <table:table-cell table:style-name="ce1" office:value-type="string">
            <text:p>1.5216e-05</text:p>
          </table:table-cell>
          <table:table-cell table:style-name="ce1" office:value-type="string">
            <text:p>1.0435e-08</text:p>
          </table:table-cell>
          <table:table-cell table:style-name="ce1" office:value-type="string">
            <text:p>4.7782e-06</text:p>
          </table:table-cell>
          <table:table-cell table:style-name="ce1" office:value-type="string">
            <text:p>2.5714e-05</text:p>
          </table:table-cell>
          <table:table-cell table:style-name="ce1" office:value-type="string">
            <text:p>8.4474e-19</text:p>
          </table:table-cell>
          <table:table-cell table:style-name="ce1" office:value-type="string">
            <text:p>1.7486e-11</text:p>
          </table:table-cell>
          <table:table-cell table:style-name="ce1" office:value-type="string">
            <text:p>2.1524e-12</text:p>
          </table:table-cell>
          <table:table-cell table:style-name="ce1" office:value-type="string">
            <text:p>1.1485e-12</text:p>
          </table:table-cell>
          <table:table-cell office:value-type="float" office:value="0.00060277">
            <text:p>0.00060277</text:p>
          </table:table-cell>
          <table:table-cell table:style-name="ce1" office:value-type="string">
            <text:p>5.6417e-05</text:p>
          </table:table-cell>
          <table:table-cell table:style-name="ce1" office:value-type="string">
            <text:p>1.6762e-05</text:p>
          </table:table-cell>
          <table:table-cell table:style-name="ce1" office:value-type="string">
            <text:p>9.2552e-09</text:p>
          </table:table-cell>
          <table:table-cell table:style-name="ce1" office:value-type="string">
            <text:p>1.6195e-05</text:p>
          </table:table-cell>
          <table:table-cell table:style-name="ce1" office:value-type="string">
            <text:p>3.0853e-05</text:p>
          </table:table-cell>
          <table:table-cell table:style-name="ce1" office:value-type="string">
            <text:p>1.4906e-18</text:p>
          </table:table-cell>
          <table:table-cell table:style-name="ce1" office:value-type="string">
            <text:p>6.8966e-12</text:p>
          </table:table-cell>
          <table:table-cell table:style-name="ce1" office:value-type="string">
            <text:p>2.1465e-12</text:p>
          </table:table-cell>
          <table:table-cell table:style-name="ce1" office:value-type="string">
            <text:p>8.1761e-13</text:p>
          </table:table-cell>
        </table:table-row>
        <table:table-row table:style-name="ro2">
          <table:table-cell office:value-type="float" office:value="1460.702">
            <text:p>1460.702</text:p>
          </table:table-cell>
          <table:table-cell table:formula="of:=[.AC148]*1000000" office:value-type="float" office:value="503.94">
            <text:p>503.94</text:p>
          </table:table-cell>
          <table:table-cell table:formula="of:=[.AD148]*1000000" office:value-type="float" office:value="61.112">
            <text:p>61.112</text:p>
          </table:table-cell>
          <table:table-cell table:formula="of:=[.AE148]*1000000" office:value-type="float" office:value="14.097">
            <text:p>14.097</text:p>
          </table:table-cell>
          <table:table-cell table:formula="of:=[.AF148]*1000000" office:value-type="float" office:value="0.011067">
            <text:p>0.011067</text:p>
          </table:table-cell>
          <table:table-cell table:formula="of:=[.AG148]*1000000" office:value-type="float" office:value="1.3468">
            <text:p>1.3468</text:p>
          </table:table-cell>
          <table:table-cell table:formula="of:=[.AH148]*1000000" office:value-type="float" office:value="21.397">
            <text:p>21.397</text:p>
          </table:table-cell>
          <table:table-cell table:formula="of:=[.AI148]*1000000" office:value-type="float" office:value="0.00000000000055225">
            <text:p>5.5225E-013</text:p>
          </table:table-cell>
          <table:table-cell table:formula="of:=[.AJ148]*1000000" office:value-type="float" office:value="0.000034296">
            <text:p>0.000034296</text:p>
          </table:table-cell>
          <table:table-cell table:formula="of:=([.AK148]+[.AL148])*1000000" office:value-type="float" office:value="0.0000041874">
            <text:p>4.1874E-006</text:p>
          </table:table-cell>
          <table:table-cell table:formula="of:=[.AM148]*1000000" office:value-type="float" office:value="446.7">
            <text:p>446.7</text:p>
          </table:table-cell>
          <table:table-cell table:formula="of:=[.AN148]*1000000" office:value-type="float" office:value="65.897">
            <text:p>65.897</text:p>
          </table:table-cell>
          <table:table-cell table:formula="of:=[.AO148]*1000000" office:value-type="float" office:value="15.138">
            <text:p>15.138</text:p>
          </table:table-cell>
          <table:table-cell table:formula="of:=[.AP148]*1000000" office:value-type="float" office:value="0.010489">
            <text:p>0.010489</text:p>
          </table:table-cell>
          <table:table-cell table:formula="of:=[.AQ148]*1000000" office:value-type="float" office:value="4.7638">
            <text:p>4.7638</text:p>
          </table:table-cell>
          <table:table-cell table:formula="of:=[.AR148]*1000000" office:value-type="float" office:value="25.497">
            <text:p>25.497</text:p>
          </table:table-cell>
          <table:table-cell table:formula="of:=[.AS148]*1000000" office:value-type="float" office:value="0.00000000000081944">
            <text:p>8.1944E-013</text:p>
          </table:table-cell>
          <table:table-cell table:formula="of:=[.AT148]*1000000" office:value-type="float" office:value="0.00001735">
            <text:p>0.00001735</text:p>
          </table:table-cell>
          <table:table-cell table:formula="of:=([.AU148]+[.AV148])*1000000" office:value-type="float" office:value="0.000003249">
            <text:p>0.000003249</text:p>
          </table:table-cell>
          <table:table-cell table:formula="of:=[.AW148]*1000000" office:value-type="float" office:value="599.12">
            <text:p>599.12</text:p>
          </table:table-cell>
          <table:table-cell table:formula="of:=[.AX148]*1000000" office:value-type="float" office:value="55.493">
            <text:p>55.493</text:p>
          </table:table-cell>
          <table:table-cell table:formula="of:=[.AY148]*1000000" office:value-type="float" office:value="16.689">
            <text:p>16.689</text:p>
          </table:table-cell>
          <table:table-cell table:formula="of:=[.AZ148]*1000000" office:value-type="float" office:value="0.0093219">
            <text:p>0.0093219</text:p>
          </table:table-cell>
          <table:table-cell table:formula="of:=[.BA148]*1000000" office:value-type="float" office:value="16.126">
            <text:p>16.126</text:p>
          </table:table-cell>
          <table:table-cell table:formula="of:=[.BB148]*1000000" office:value-type="float" office:value="30.55">
            <text:p>30.55</text:p>
          </table:table-cell>
          <table:table-cell table:formula="of:=[.BC148]*1000000" office:value-type="float" office:value="0.0000000000014456">
            <text:p>1.4456E-012</text:p>
          </table:table-cell>
          <table:table-cell table:formula="of:=[.BD148]*1000000" office:value-type="float" office:value="0.000006801">
            <text:p>0.000006801</text:p>
          </table:table-cell>
          <table:table-cell table:formula="of:=([.BE148]+[.BF148])*1000000" office:value-type="float" office:value="0.00000290985">
            <text:p>2.90985E-006</text:p>
          </table:table-cell>
          <table:table-cell office:value-type="float" office:value="0.00050394">
            <text:p>0.00050394</text:p>
          </table:table-cell>
          <table:table-cell table:style-name="ce1" office:value-type="string">
            <text:p>6.1112e-05</text:p>
          </table:table-cell>
          <table:table-cell table:style-name="ce1" office:value-type="string">
            <text:p>1.4097e-05</text:p>
          </table:table-cell>
          <table:table-cell table:style-name="ce1" office:value-type="string">
            <text:p>1.1067e-08</text:p>
          </table:table-cell>
          <table:table-cell table:style-name="ce1" office:value-type="string">
            <text:p>1.3468e-06</text:p>
          </table:table-cell>
          <table:table-cell table:style-name="ce1" office:value-type="string">
            <text:p>2.1397e-05</text:p>
          </table:table-cell>
          <table:table-cell table:style-name="ce1" office:value-type="string">
            <text:p>5.5225e-19</text:p>
          </table:table-cell>
          <table:table-cell table:style-name="ce1" office:value-type="string">
            <text:p>3.4296e-11</text:p>
          </table:table-cell>
          <table:table-cell table:style-name="ce1" office:value-type="string">
            <text:p>2.487e-12</text:p>
          </table:table-cell>
          <table:table-cell table:style-name="ce1" office:value-type="string">
            <text:p>1.7004e-12</text:p>
          </table:table-cell>
          <table:table-cell office:value-type="float" office:value="0.0004467">
            <text:p>0.0004467</text:p>
          </table:table-cell>
          <table:table-cell table:style-name="ce1" office:value-type="string">
            <text:p>6.5897e-05</text:p>
          </table:table-cell>
          <table:table-cell table:style-name="ce1" office:value-type="string">
            <text:p>1.5138e-05</text:p>
          </table:table-cell>
          <table:table-cell table:style-name="ce1" office:value-type="string">
            <text:p>1.0489e-08</text:p>
          </table:table-cell>
          <table:table-cell table:style-name="ce1" office:value-type="string">
            <text:p>4.7638e-06</text:p>
          </table:table-cell>
          <table:table-cell table:style-name="ce1" office:value-type="string">
            <text:p>2.5497e-05</text:p>
          </table:table-cell>
          <table:table-cell table:style-name="ce1" office:value-type="string">
            <text:p>8.1944e-19</text:p>
          </table:table-cell>
          <table:table-cell table:style-name="ce1" office:value-type="string">
            <text:p>1.735e-11</text:p>
          </table:table-cell>
          <table:table-cell table:style-name="ce1" office:value-type="string">
            <text:p>2.1154e-12</text:p>
          </table:table-cell>
          <table:table-cell table:style-name="ce1" office:value-type="string">
            <text:p>1.1336e-12</text:p>
          </table:table-cell>
          <table:table-cell office:value-type="float" office:value="0.00059912">
            <text:p>0.00059912</text:p>
          </table:table-cell>
          <table:table-cell table:style-name="ce1" office:value-type="string">
            <text:p>5.5493e-05</text:p>
          </table:table-cell>
          <table:table-cell table:style-name="ce1" office:value-type="string">
            <text:p>1.6689e-05</text:p>
          </table:table-cell>
          <table:table-cell table:style-name="ce1" office:value-type="string">
            <text:p>9.3219e-09</text:p>
          </table:table-cell>
          <table:table-cell table:style-name="ce1" office:value-type="string">
            <text:p>1.6126e-05</text:p>
          </table:table-cell>
          <table:table-cell table:style-name="ce1" office:value-type="string">
            <text:p>3.055e-05</text:p>
          </table:table-cell>
          <table:table-cell table:style-name="ce1" office:value-type="string">
            <text:p>1.4456e-18</text:p>
          </table:table-cell>
          <table:table-cell table:style-name="ce1" office:value-type="string">
            <text:p>6.801e-12</text:p>
          </table:table-cell>
          <table:table-cell table:style-name="ce1" office:value-type="string">
            <text:p>2.1036e-12</text:p>
          </table:table-cell>
          <table:table-cell table:style-name="ce1" office:value-type="string">
            <text:p>8.0625e-13</text:p>
          </table:table-cell>
        </table:table-row>
        <table:table-row table:style-name="ro2">
          <table:table-cell office:value-type="float" office:value="1470.702">
            <text:p>1470.702</text:p>
          </table:table-cell>
          <table:table-cell table:formula="of:=[.AC149]*1000000" office:value-type="float" office:value="500.14">
            <text:p>500.14</text:p>
          </table:table-cell>
          <table:table-cell table:formula="of:=[.AD149]*1000000" office:value-type="float" office:value="60.684">
            <text:p>60.684</text:p>
          </table:table-cell>
          <table:table-cell table:formula="of:=[.AE149]*1000000" office:value-type="float" office:value="14.019">
            <text:p>14.019</text:p>
          </table:table-cell>
          <table:table-cell table:formula="of:=[.AF149]*1000000" office:value-type="float" office:value="0.011113">
            <text:p>0.011113</text:p>
          </table:table-cell>
          <table:table-cell table:formula="of:=[.AG149]*1000000" office:value-type="float" office:value="1.3425">
            <text:p>1.3425</text:p>
          </table:table-cell>
          <table:table-cell table:formula="of:=[.AH149]*1000000" office:value-type="float" office:value="21.267">
            <text:p>21.267</text:p>
          </table:table-cell>
          <table:table-cell table:formula="of:=[.AI149]*1000000" office:value-type="float" office:value="0.00000000000053584">
            <text:p>5.3584E-013</text:p>
          </table:table-cell>
          <table:table-cell table:formula="of:=[.AJ149]*1000000" office:value-type="float" office:value="0.000034149">
            <text:p>0.000034149</text:p>
          </table:table-cell>
          <table:table-cell table:formula="of:=([.AK149]+[.AL149])*1000000" office:value-type="float" office:value="0.0000041355">
            <text:p>4.1355E-006</text:p>
          </table:table-cell>
          <table:table-cell table:formula="of:=[.AM149]*1000000" office:value-type="float" office:value="442.89">
            <text:p>442.89</text:p>
          </table:table-cell>
          <table:table-cell table:formula="of:=[.AN149]*1000000" office:value-type="float" office:value="65.223">
            <text:p>65.223</text:p>
          </table:table-cell>
          <table:table-cell table:formula="of:=[.AO149]*1000000" office:value-type="float" office:value="15.061">
            <text:p>15.061</text:p>
          </table:table-cell>
          <table:table-cell table:formula="of:=[.AP149]*1000000" office:value-type="float" office:value="0.010543">
            <text:p>0.010543</text:p>
          </table:table-cell>
          <table:table-cell table:formula="of:=[.AQ149]*1000000" office:value-type="float" office:value="4.7495">
            <text:p>4.7495</text:p>
          </table:table-cell>
          <table:table-cell table:formula="of:=[.AR149]*1000000" office:value-type="float" office:value="25.281">
            <text:p>25.281</text:p>
          </table:table-cell>
          <table:table-cell table:formula="of:=[.AS149]*1000000" office:value-type="float" office:value="0.00000000000079492">
            <text:p>7.9492E-013</text:p>
          </table:table-cell>
          <table:table-cell table:formula="of:=[.AT149]*1000000" office:value-type="float" office:value="0.000017216">
            <text:p>0.000017216</text:p>
          </table:table-cell>
          <table:table-cell table:formula="of:=([.AU149]+[.AV149])*1000000" office:value-type="float" office:value="0.000003198">
            <text:p>0.000003198</text:p>
          </table:table-cell>
          <table:table-cell table:formula="of:=[.AW149]*1000000" office:value-type="float" office:value="595.53">
            <text:p>595.53</text:p>
          </table:table-cell>
          <table:table-cell table:formula="of:=[.AX149]*1000000" office:value-type="float" office:value="54.581">
            <text:p>54.581</text:p>
          </table:table-cell>
          <table:table-cell table:formula="of:=[.AY149]*1000000" office:value-type="float" office:value="16.616">
            <text:p>16.616</text:p>
          </table:table-cell>
          <table:table-cell table:formula="of:=[.AZ149]*1000000" office:value-type="float" office:value="0.0093879">
            <text:p>0.0093879</text:p>
          </table:table-cell>
          <table:table-cell table:formula="of:=[.BA149]*1000000" office:value-type="float" office:value="16.058">
            <text:p>16.058</text:p>
          </table:table-cell>
          <table:table-cell table:formula="of:=[.BB149]*1000000" office:value-type="float" office:value="30.247">
            <text:p>30.247</text:p>
          </table:table-cell>
          <table:table-cell table:formula="of:=[.BC149]*1000000" office:value-type="float" office:value="0.000000000001402">
            <text:p>1.402E-012</text:p>
          </table:table-cell>
          <table:table-cell table:formula="of:=[.BD149]*1000000" office:value-type="float" office:value="0.0000067065">
            <text:p>6.7065E-006</text:p>
          </table:table-cell>
          <table:table-cell table:formula="of:=([.BE149]+[.BF149])*1000000" office:value-type="float" office:value="0.00000285642">
            <text:p>2.85642E-006</text:p>
          </table:table-cell>
          <table:table-cell office:value-type="float" office:value="0.00050014">
            <text:p>0.00050014</text:p>
          </table:table-cell>
          <table:table-cell table:style-name="ce1" office:value-type="string">
            <text:p>6.0684e-05</text:p>
          </table:table-cell>
          <table:table-cell table:style-name="ce1" office:value-type="string">
            <text:p>1.4019e-05</text:p>
          </table:table-cell>
          <table:table-cell table:style-name="ce1" office:value-type="string">
            <text:p>1.1113e-08</text:p>
          </table:table-cell>
          <table:table-cell table:style-name="ce1" office:value-type="string">
            <text:p>1.3425e-06</text:p>
          </table:table-cell>
          <table:table-cell table:style-name="ce1" office:value-type="string">
            <text:p>2.1267e-05</text:p>
          </table:table-cell>
          <table:table-cell table:style-name="ce1" office:value-type="string">
            <text:p>5.3584e-19</text:p>
          </table:table-cell>
          <table:table-cell table:style-name="ce1" office:value-type="string">
            <text:p>3.4149e-11</text:p>
          </table:table-cell>
          <table:table-cell table:style-name="ce1" office:value-type="string">
            <text:p>2.4536e-12</text:p>
          </table:table-cell>
          <table:table-cell table:style-name="ce1" office:value-type="string">
            <text:p>1.6819e-12</text:p>
          </table:table-cell>
          <table:table-cell office:value-type="float" office:value="0.00044289">
            <text:p>0.00044289</text:p>
          </table:table-cell>
          <table:table-cell table:style-name="ce1" office:value-type="string">
            <text:p>6.5223e-05</text:p>
          </table:table-cell>
          <table:table-cell table:style-name="ce1" office:value-type="string">
            <text:p>1.5061e-05</text:p>
          </table:table-cell>
          <table:table-cell table:style-name="ce1" office:value-type="string">
            <text:p>1.0543e-08</text:p>
          </table:table-cell>
          <table:table-cell table:style-name="ce1" office:value-type="string">
            <text:p>4.7495e-06</text:p>
          </table:table-cell>
          <table:table-cell table:style-name="ce1" office:value-type="string">
            <text:p>2.5281e-05</text:p>
          </table:table-cell>
          <table:table-cell table:style-name="ce1" office:value-type="string">
            <text:p>7.9492e-19</text:p>
          </table:table-cell>
          <table:table-cell table:style-name="ce1" office:value-type="string">
            <text:p>1.7216e-11</text:p>
          </table:table-cell>
          <table:table-cell table:style-name="ce1" office:value-type="string">
            <text:p>2.0792e-12</text:p>
          </table:table-cell>
          <table:table-cell table:style-name="ce1" office:value-type="string">
            <text:p>1.1188e-12</text:p>
          </table:table-cell>
          <table:table-cell office:value-type="float" office:value="0.00059553">
            <text:p>0.00059553</text:p>
          </table:table-cell>
          <table:table-cell table:style-name="ce1" office:value-type="string">
            <text:p>5.4581e-05</text:p>
          </table:table-cell>
          <table:table-cell table:style-name="ce1" office:value-type="string">
            <text:p>1.6616e-05</text:p>
          </table:table-cell>
          <table:table-cell table:style-name="ce1" office:value-type="string">
            <text:p>9.3879e-09</text:p>
          </table:table-cell>
          <table:table-cell table:style-name="ce1" office:value-type="string">
            <text:p>1.6058e-05</text:p>
          </table:table-cell>
          <table:table-cell table:style-name="ce1" office:value-type="string">
            <text:p>3.0247e-05</text:p>
          </table:table-cell>
          <table:table-cell table:style-name="ce1" office:value-type="string">
            <text:p>1.402e-18</text:p>
          </table:table-cell>
          <table:table-cell table:style-name="ce1" office:value-type="string">
            <text:p>6.7065e-12</text:p>
          </table:table-cell>
          <table:table-cell table:style-name="ce1" office:value-type="string">
            <text:p>2.0615e-12</text:p>
          </table:table-cell>
          <table:table-cell table:style-name="ce1" office:value-type="string">
            <text:p>7.9492e-13</text:p>
          </table:table-cell>
        </table:table-row>
        <table:table-row table:style-name="ro2">
          <table:table-cell office:value-type="float" office:value="1480.702">
            <text:p>1480.702</text:p>
          </table:table-cell>
          <table:table-cell table:formula="of:=[.AC150]*1000000" office:value-type="float" office:value="496.37">
            <text:p>496.37</text:p>
          </table:table-cell>
          <table:table-cell table:formula="of:=[.AD150]*1000000" office:value-type="float" office:value="60.26">
            <text:p>60.26</text:p>
          </table:table-cell>
          <table:table-cell table:formula="of:=[.AE150]*1000000" office:value-type="float" office:value="13.942">
            <text:p>13.942</text:p>
          </table:table-cell>
          <table:table-cell table:formula="of:=[.AF150]*1000000" office:value-type="float" office:value="0.011159">
            <text:p>0.011159</text:p>
          </table:table-cell>
          <table:table-cell table:formula="of:=[.AG150]*1000000" office:value-type="float" office:value="1.3381">
            <text:p>1.3381</text:p>
          </table:table-cell>
          <table:table-cell table:formula="of:=[.AH150]*1000000" office:value-type="float" office:value="21.137">
            <text:p>21.137</text:p>
          </table:table-cell>
          <table:table-cell table:formula="of:=[.AI150]*1000000" office:value-type="float" office:value="0.00000000000051994">
            <text:p>5.1994E-013</text:p>
          </table:table-cell>
          <table:table-cell table:formula="of:=[.AJ150]*1000000" office:value-type="float" office:value="0.000034002">
            <text:p>0.000034002</text:p>
          </table:table-cell>
          <table:table-cell table:formula="of:=([.AK150]+[.AL150])*1000000" office:value-type="float" office:value="0.0000040843">
            <text:p>4.0843E-006</text:p>
          </table:table-cell>
          <table:table-cell table:formula="of:=[.AM150]*1000000" office:value-type="float" office:value="439.13">
            <text:p>439.13</text:p>
          </table:table-cell>
          <table:table-cell table:formula="of:=[.AN150]*1000000" office:value-type="float" office:value="64.556">
            <text:p>64.556</text:p>
          </table:table-cell>
          <table:table-cell table:formula="of:=[.AO150]*1000000" office:value-type="float" office:value="14.983">
            <text:p>14.983</text:p>
          </table:table-cell>
          <table:table-cell table:formula="of:=[.AP150]*1000000" office:value-type="float" office:value="0.010596">
            <text:p>0.010596</text:p>
          </table:table-cell>
          <table:table-cell table:formula="of:=[.AQ150]*1000000" office:value-type="float" office:value="4.7353">
            <text:p>4.7353</text:p>
          </table:table-cell>
          <table:table-cell table:formula="of:=[.AR150]*1000000" office:value-type="float" office:value="25.066">
            <text:p>25.066</text:p>
          </table:table-cell>
          <table:table-cell table:formula="of:=[.AS150]*1000000" office:value-type="float" office:value="0.00000000000077114">
            <text:p>7.7114E-013</text:p>
          </table:table-cell>
          <table:table-cell table:formula="of:=[.AT150]*1000000" office:value-type="float" office:value="0.000017082">
            <text:p>0.000017082</text:p>
          </table:table-cell>
          <table:table-cell table:formula="of:=([.AU150]+[.AV150])*1000000" office:value-type="float" office:value="0.0000031479">
            <text:p>3.1479E-006</text:p>
          </table:table-cell>
          <table:table-cell table:formula="of:=[.AW150]*1000000" office:value-type="float" office:value="592">
            <text:p>592</text:p>
          </table:table-cell>
          <table:table-cell table:formula="of:=[.AX150]*1000000" office:value-type="float" office:value="53.68">
            <text:p>53.68</text:p>
          </table:table-cell>
          <table:table-cell table:formula="of:=[.AY150]*1000000" office:value-type="float" office:value="16.542">
            <text:p>16.542</text:p>
          </table:table-cell>
          <table:table-cell table:formula="of:=[.AZ150]*1000000" office:value-type="float" office:value="0.0094531">
            <text:p>0.0094531</text:p>
          </table:table-cell>
          <table:table-cell table:formula="of:=[.BA150]*1000000" office:value-type="float" office:value="15.989">
            <text:p>15.989</text:p>
          </table:table-cell>
          <table:table-cell table:formula="of:=[.BB150]*1000000" office:value-type="float" office:value="29.943">
            <text:p>29.943</text:p>
          </table:table-cell>
          <table:table-cell table:formula="of:=[.BC150]*1000000" office:value-type="float" office:value="0.0000000000013597">
            <text:p>1.3597E-012</text:p>
          </table:table-cell>
          <table:table-cell table:formula="of:=[.BD150]*1000000" office:value-type="float" office:value="0.0000066129">
            <text:p>6.6129E-006</text:p>
          </table:table-cell>
          <table:table-cell table:formula="of:=([.BE150]+[.BF150])*1000000" office:value-type="float" office:value="0.00000280374">
            <text:p>2.80374E-006</text:p>
          </table:table-cell>
          <table:table-cell office:value-type="float" office:value="0.00049637">
            <text:p>0.00049637</text:p>
          </table:table-cell>
          <table:table-cell table:style-name="ce1" office:value-type="string">
            <text:p>6.026e-05</text:p>
          </table:table-cell>
          <table:table-cell table:style-name="ce1" office:value-type="string">
            <text:p>1.3942e-05</text:p>
          </table:table-cell>
          <table:table-cell table:style-name="ce1" office:value-type="string">
            <text:p>1.1159e-08</text:p>
          </table:table-cell>
          <table:table-cell table:style-name="ce1" office:value-type="string">
            <text:p>1.3381e-06</text:p>
          </table:table-cell>
          <table:table-cell table:style-name="ce1" office:value-type="string">
            <text:p>2.1137e-05</text:p>
          </table:table-cell>
          <table:table-cell table:style-name="ce1" office:value-type="string">
            <text:p>5.1994e-19</text:p>
          </table:table-cell>
          <table:table-cell table:style-name="ce1" office:value-type="string">
            <text:p>3.4002e-11</text:p>
          </table:table-cell>
          <table:table-cell table:style-name="ce1" office:value-type="string">
            <text:p>2.4207e-12</text:p>
          </table:table-cell>
          <table:table-cell table:style-name="ce1" office:value-type="string">
            <text:p>1.6636e-12</text:p>
          </table:table-cell>
          <table:table-cell office:value-type="float" office:value="0.00043913">
            <text:p>0.00043913</text:p>
          </table:table-cell>
          <table:table-cell table:style-name="ce1" office:value-type="string">
            <text:p>6.4556e-05</text:p>
          </table:table-cell>
          <table:table-cell table:style-name="ce1" office:value-type="string">
            <text:p>1.4983e-05</text:p>
          </table:table-cell>
          <table:table-cell table:style-name="ce1" office:value-type="string">
            <text:p>1.0596e-08</text:p>
          </table:table-cell>
          <table:table-cell table:style-name="ce1" office:value-type="string">
            <text:p>4.7353e-06</text:p>
          </table:table-cell>
          <table:table-cell table:style-name="ce1" office:value-type="string">
            <text:p>2.5066e-05</text:p>
          </table:table-cell>
          <table:table-cell table:style-name="ce1" office:value-type="string">
            <text:p>7.7114e-19</text:p>
          </table:table-cell>
          <table:table-cell table:style-name="ce1" office:value-type="string">
            <text:p>1.7082e-11</text:p>
          </table:table-cell>
          <table:table-cell table:style-name="ce1" office:value-type="string">
            <text:p>2.0437e-12</text:p>
          </table:table-cell>
          <table:table-cell table:style-name="ce1" office:value-type="string">
            <text:p>1.1042e-12</text:p>
          </table:table-cell>
          <table:table-cell office:value-type="float" office:value="0.000592">
            <text:p>0.000592</text:p>
          </table:table-cell>
          <table:table-cell table:style-name="ce1" office:value-type="string">
            <text:p>5.368e-05</text:p>
          </table:table-cell>
          <table:table-cell table:style-name="ce1" office:value-type="string">
            <text:p>1.6542e-05</text:p>
          </table:table-cell>
          <table:table-cell table:style-name="ce1" office:value-type="string">
            <text:p>9.4531e-09</text:p>
          </table:table-cell>
          <table:table-cell table:style-name="ce1" office:value-type="string">
            <text:p>1.5989e-05</text:p>
          </table:table-cell>
          <table:table-cell table:style-name="ce1" office:value-type="string">
            <text:p>2.9943e-05</text:p>
          </table:table-cell>
          <table:table-cell table:style-name="ce1" office:value-type="string">
            <text:p>1.3597e-18</text:p>
          </table:table-cell>
          <table:table-cell table:style-name="ce1" office:value-type="string">
            <text:p>6.6129e-12</text:p>
          </table:table-cell>
          <table:table-cell table:style-name="ce1" office:value-type="string">
            <text:p>2.0201e-12</text:p>
          </table:table-cell>
          <table:table-cell table:style-name="ce1" office:value-type="string">
            <text:p>7.8364e-13</text:p>
          </table:table-cell>
        </table:table-row>
        <table:table-row table:style-name="ro2">
          <table:table-cell office:value-type="float" office:value="1490.702">
            <text:p>1490.702</text:p>
          </table:table-cell>
          <table:table-cell table:formula="of:=[.AC151]*1000000" office:value-type="float" office:value="492.63">
            <text:p>492.63</text:p>
          </table:table-cell>
          <table:table-cell table:formula="of:=[.AD151]*1000000" office:value-type="float" office:value="59.838">
            <text:p>59.838</text:p>
          </table:table-cell>
          <table:table-cell table:formula="of:=[.AE151]*1000000" office:value-type="float" office:value="13.864">
            <text:p>13.864</text:p>
          </table:table-cell>
          <table:table-cell table:formula="of:=[.AF151]*1000000" office:value-type="float" office:value="0.011204">
            <text:p>0.011204</text:p>
          </table:table-cell>
          <table:table-cell table:formula="of:=[.AG151]*1000000" office:value-type="float" office:value="1.3338">
            <text:p>1.3338</text:p>
          </table:table-cell>
          <table:table-cell table:formula="of:=[.AH151]*1000000" office:value-type="float" office:value="21.007">
            <text:p>21.007</text:p>
          </table:table-cell>
          <table:table-cell table:formula="of:=[.AI151]*1000000" office:value-type="float" office:value="0.00000000000050453">
            <text:p>5.0453E-013</text:p>
          </table:table-cell>
          <table:table-cell table:formula="of:=[.AJ151]*1000000" office:value-type="float" office:value="0.000033856">
            <text:p>0.000033856</text:p>
          </table:table-cell>
          <table:table-cell table:formula="of:=([.AK151]+[.AL151])*1000000" office:value-type="float" office:value="0.0000040337">
            <text:p>4.0337E-006</text:p>
          </table:table-cell>
          <table:table-cell table:formula="of:=[.AM151]*1000000" office:value-type="float" office:value="435.42">
            <text:p>435.42</text:p>
          </table:table-cell>
          <table:table-cell table:formula="of:=[.AN151]*1000000" office:value-type="float" office:value="63.894">
            <text:p>63.894</text:p>
          </table:table-cell>
          <table:table-cell table:formula="of:=[.AO151]*1000000" office:value-type="float" office:value="14.906">
            <text:p>14.906</text:p>
          </table:table-cell>
          <table:table-cell table:formula="of:=[.AP151]*1000000" office:value-type="float" office:value="0.010648">
            <text:p>0.010648</text:p>
          </table:table-cell>
          <table:table-cell table:formula="of:=[.AQ151]*1000000" office:value-type="float" office:value="4.7211">
            <text:p>4.7211</text:p>
          </table:table-cell>
          <table:table-cell table:formula="of:=[.AR151]*1000000" office:value-type="float" office:value="24.851">
            <text:p>24.851</text:p>
          </table:table-cell>
          <table:table-cell table:formula="of:=[.AS151]*1000000" office:value-type="float" office:value="0.00000000000074809">
            <text:p>7.4809E-013</text:p>
          </table:table-cell>
          <table:table-cell table:formula="of:=[.AT151]*1000000" office:value-type="float" office:value="0.00001695">
            <text:p>0.00001695</text:p>
          </table:table-cell>
          <table:table-cell table:formula="of:=([.AU151]+[.AV151])*1000000" office:value-type="float" office:value="0.0000030986">
            <text:p>3.0986E-006</text:p>
          </table:table-cell>
          <table:table-cell table:formula="of:=[.AW151]*1000000" office:value-type="float" office:value="588.52">
            <text:p>588.52</text:p>
          </table:table-cell>
          <table:table-cell table:formula="of:=[.AX151]*1000000" office:value-type="float" office:value="52.789">
            <text:p>52.789</text:p>
          </table:table-cell>
          <table:table-cell table:formula="of:=[.AY151]*1000000" office:value-type="float" office:value="16.468">
            <text:p>16.468</text:p>
          </table:table-cell>
          <table:table-cell table:formula="of:=[.AZ151]*1000000" office:value-type="float" office:value="0.0095177">
            <text:p>0.0095177</text:p>
          </table:table-cell>
          <table:table-cell table:formula="of:=[.BA151]*1000000" office:value-type="float" office:value="15.921">
            <text:p>15.921</text:p>
          </table:table-cell>
          <table:table-cell table:formula="of:=[.BB151]*1000000" office:value-type="float" office:value="29.638">
            <text:p>29.638</text:p>
          </table:table-cell>
          <table:table-cell table:formula="of:=[.BC151]*1000000" office:value-type="float" office:value="0.0000000000013187">
            <text:p>1.3187E-012</text:p>
          </table:table-cell>
          <table:table-cell table:formula="of:=[.BD151]*1000000" office:value-type="float" office:value="0.0000065204">
            <text:p>6.5204E-006</text:p>
          </table:table-cell>
          <table:table-cell table:formula="of:=([.BE151]+[.BF151])*1000000" office:value-type="float" office:value="0.00000275191">
            <text:p>2.75191E-006</text:p>
          </table:table-cell>
          <table:table-cell office:value-type="float" office:value="0.00049263">
            <text:p>0.00049263</text:p>
          </table:table-cell>
          <table:table-cell table:style-name="ce1" office:value-type="string">
            <text:p>5.9838e-05</text:p>
          </table:table-cell>
          <table:table-cell table:style-name="ce1" office:value-type="string">
            <text:p>1.3864e-05</text:p>
          </table:table-cell>
          <table:table-cell table:style-name="ce1" office:value-type="string">
            <text:p>1.1204e-08</text:p>
          </table:table-cell>
          <table:table-cell table:style-name="ce1" office:value-type="string">
            <text:p>1.3338e-06</text:p>
          </table:table-cell>
          <table:table-cell table:style-name="ce1" office:value-type="string">
            <text:p>2.1007e-05</text:p>
          </table:table-cell>
          <table:table-cell table:style-name="ce1" office:value-type="string">
            <text:p>5.0453e-19</text:p>
          </table:table-cell>
          <table:table-cell table:style-name="ce1" office:value-type="string">
            <text:p>3.3856e-11</text:p>
          </table:table-cell>
          <table:table-cell table:style-name="ce1" office:value-type="string">
            <text:p>2.3882e-12</text:p>
          </table:table-cell>
          <table:table-cell table:style-name="ce1" office:value-type="string">
            <text:p>1.6455e-12</text:p>
          </table:table-cell>
          <table:table-cell office:value-type="float" office:value="0.00043542">
            <text:p>0.00043542</text:p>
          </table:table-cell>
          <table:table-cell table:style-name="ce1" office:value-type="string">
            <text:p>6.3894e-05</text:p>
          </table:table-cell>
          <table:table-cell table:style-name="ce1" office:value-type="string">
            <text:p>1.4906e-05</text:p>
          </table:table-cell>
          <table:table-cell table:style-name="ce1" office:value-type="string">
            <text:p>1.0648e-08</text:p>
          </table:table-cell>
          <table:table-cell table:style-name="ce1" office:value-type="string">
            <text:p>4.7211e-06</text:p>
          </table:table-cell>
          <table:table-cell table:style-name="ce1" office:value-type="string">
            <text:p>2.4851e-05</text:p>
          </table:table-cell>
          <table:table-cell table:style-name="ce1" office:value-type="string">
            <text:p>7.4809e-19</text:p>
          </table:table-cell>
          <table:table-cell table:style-name="ce1" office:value-type="string">
            <text:p>1.695e-11</text:p>
          </table:table-cell>
          <table:table-cell table:style-name="ce1" office:value-type="string">
            <text:p>2.0088e-12</text:p>
          </table:table-cell>
          <table:table-cell table:style-name="ce1" office:value-type="string">
            <text:p>1.0898e-12</text:p>
          </table:table-cell>
          <table:table-cell office:value-type="float" office:value="0.00058852">
            <text:p>0.00058852</text:p>
          </table:table-cell>
          <table:table-cell table:style-name="ce1" office:value-type="string">
            <text:p>5.2789e-05</text:p>
          </table:table-cell>
          <table:table-cell table:style-name="ce1" office:value-type="string">
            <text:p>1.6468e-05</text:p>
          </table:table-cell>
          <table:table-cell table:style-name="ce1" office:value-type="string">
            <text:p>9.5177e-09</text:p>
          </table:table-cell>
          <table:table-cell table:style-name="ce1" office:value-type="string">
            <text:p>1.5921e-05</text:p>
          </table:table-cell>
          <table:table-cell table:style-name="ce1" office:value-type="string">
            <text:p>2.9638e-05</text:p>
          </table:table-cell>
          <table:table-cell table:style-name="ce1" office:value-type="string">
            <text:p>1.3187e-18</text:p>
          </table:table-cell>
          <table:table-cell table:style-name="ce1" office:value-type="string">
            <text:p>6.5204e-12</text:p>
          </table:table-cell>
          <table:table-cell table:style-name="ce1" office:value-type="string">
            <text:p>1.9795e-12</text:p>
          </table:table-cell>
          <table:table-cell table:style-name="ce1" office:value-type="string">
            <text:p>7.7241e-13</text:p>
          </table:table-cell>
        </table:table-row>
        <table:table-row table:style-name="ro2">
          <table:table-cell office:value-type="float" office:value="1500.702">
            <text:p>1500.702</text:p>
          </table:table-cell>
          <table:table-cell table:formula="of:=[.AC152]*1000000" office:value-type="float" office:value="488.93">
            <text:p>488.93</text:p>
          </table:table-cell>
          <table:table-cell table:formula="of:=[.AD152]*1000000" office:value-type="float" office:value="59.419">
            <text:p>59.419</text:p>
          </table:table-cell>
          <table:table-cell table:formula="of:=[.AE152]*1000000" office:value-type="float" office:value="13.786">
            <text:p>13.786</text:p>
          </table:table-cell>
          <table:table-cell table:formula="of:=[.AF152]*1000000" office:value-type="float" office:value="0.011248">
            <text:p>0.011248</text:p>
          </table:table-cell>
          <table:table-cell table:formula="of:=[.AG152]*1000000" office:value-type="float" office:value="1.3295">
            <text:p>1.3295</text:p>
          </table:table-cell>
          <table:table-cell table:formula="of:=[.AH152]*1000000" office:value-type="float" office:value="20.877">
            <text:p>20.877</text:p>
          </table:table-cell>
          <table:table-cell table:formula="of:=[.AI152]*1000000" office:value-type="float" office:value="0.00000000000048958">
            <text:p>4.8958E-013</text:p>
          </table:table-cell>
          <table:table-cell table:formula="of:=[.AJ152]*1000000" office:value-type="float" office:value="0.00003371">
            <text:p>0.00003371</text:p>
          </table:table-cell>
          <table:table-cell table:formula="of:=([.AK152]+[.AL152])*1000000" office:value-type="float" office:value="0.0000039839">
            <text:p>3.9839E-006</text:p>
          </table:table-cell>
          <table:table-cell table:formula="of:=[.AM152]*1000000" office:value-type="float" office:value="431.74">
            <text:p>431.74</text:p>
          </table:table-cell>
          <table:table-cell table:formula="of:=[.AN152]*1000000" office:value-type="float" office:value="63.238">
            <text:p>63.238</text:p>
          </table:table-cell>
          <table:table-cell table:formula="of:=[.AO152]*1000000" office:value-type="float" office:value="14.828">
            <text:p>14.828</text:p>
          </table:table-cell>
          <table:table-cell table:formula="of:=[.AP152]*1000000" office:value-type="float" office:value="0.0107">
            <text:p>0.0107</text:p>
          </table:table-cell>
          <table:table-cell table:formula="of:=[.AQ152]*1000000" office:value-type="float" office:value="4.707">
            <text:p>4.707</text:p>
          </table:table-cell>
          <table:table-cell table:formula="of:=[.AR152]*1000000" office:value-type="float" office:value="24.638">
            <text:p>24.638</text:p>
          </table:table-cell>
          <table:table-cell table:formula="of:=[.AS152]*1000000" office:value-type="float" office:value="0.00000000000072574">
            <text:p>7.2574E-013</text:p>
          </table:table-cell>
          <table:table-cell table:formula="of:=[.AT152]*1000000" office:value-type="float" office:value="0.000016818">
            <text:p>0.000016818</text:p>
          </table:table-cell>
          <table:table-cell table:formula="of:=([.AU152]+[.AV152])*1000000" office:value-type="float" office:value="0.0000030501">
            <text:p>3.0501E-006</text:p>
          </table:table-cell>
          <table:table-cell table:formula="of:=[.AW152]*1000000" office:value-type="float" office:value="585.1">
            <text:p>585.1</text:p>
          </table:table-cell>
          <table:table-cell table:formula="of:=[.AX152]*1000000" office:value-type="float" office:value="51.91">
            <text:p>51.91</text:p>
          </table:table-cell>
          <table:table-cell table:formula="of:=[.AY152]*1000000" office:value-type="float" office:value="16.394">
            <text:p>16.394</text:p>
          </table:table-cell>
          <table:table-cell table:formula="of:=[.AZ152]*1000000" office:value-type="float" office:value="0.0095815">
            <text:p>0.0095815</text:p>
          </table:table-cell>
          <table:table-cell table:formula="of:=[.BA152]*1000000" office:value-type="float" office:value="15.852">
            <text:p>15.852</text:p>
          </table:table-cell>
          <table:table-cell table:formula="of:=[.BB152]*1000000" office:value-type="float" office:value="29.333">
            <text:p>29.333</text:p>
          </table:table-cell>
          <table:table-cell table:formula="of:=[.BC152]*1000000" office:value-type="float" office:value="0.000000000001279">
            <text:p>1.279E-012</text:p>
          </table:table-cell>
          <table:table-cell table:formula="of:=[.BD152]*1000000" office:value-type="float" office:value="0.0000064288">
            <text:p>6.4288E-006</text:p>
          </table:table-cell>
          <table:table-cell table:formula="of:=([.BE152]+[.BF152])*1000000" office:value-type="float" office:value="0.00000270075">
            <text:p>2.70075E-006</text:p>
          </table:table-cell>
          <table:table-cell office:value-type="float" office:value="0.00048893">
            <text:p>0.00048893</text:p>
          </table:table-cell>
          <table:table-cell table:style-name="ce1" office:value-type="string">
            <text:p>5.9419e-05</text:p>
          </table:table-cell>
          <table:table-cell table:style-name="ce1" office:value-type="string">
            <text:p>1.3786e-05</text:p>
          </table:table-cell>
          <table:table-cell table:style-name="ce1" office:value-type="string">
            <text:p>1.1248e-08</text:p>
          </table:table-cell>
          <table:table-cell table:style-name="ce1" office:value-type="string">
            <text:p>1.3295e-06</text:p>
          </table:table-cell>
          <table:table-cell table:style-name="ce1" office:value-type="string">
            <text:p>2.0877e-05</text:p>
          </table:table-cell>
          <table:table-cell table:style-name="ce1" office:value-type="string">
            <text:p>4.8958e-19</text:p>
          </table:table-cell>
          <table:table-cell table:style-name="ce1" office:value-type="string">
            <text:p>3.371e-11</text:p>
          </table:table-cell>
          <table:table-cell table:style-name="ce1" office:value-type="string">
            <text:p>2.3563e-12</text:p>
          </table:table-cell>
          <table:table-cell table:style-name="ce1" office:value-type="string">
            <text:p>1.6276e-12</text:p>
          </table:table-cell>
          <table:table-cell office:value-type="float" office:value="0.00043174">
            <text:p>0.00043174</text:p>
          </table:table-cell>
          <table:table-cell table:style-name="ce1" office:value-type="string">
            <text:p>6.3238e-05</text:p>
          </table:table-cell>
          <table:table-cell table:style-name="ce1" office:value-type="string">
            <text:p>1.4828e-05</text:p>
          </table:table-cell>
          <table:table-cell table:style-name="ce1" office:value-type="string">
            <text:p>1.07e-08</text:p>
          </table:table-cell>
          <table:table-cell table:style-name="ce1" office:value-type="string">
            <text:p>4.707e-06</text:p>
          </table:table-cell>
          <table:table-cell table:style-name="ce1" office:value-type="string">
            <text:p>2.4638e-05</text:p>
          </table:table-cell>
          <table:table-cell table:style-name="ce1" office:value-type="string">
            <text:p>7.2574e-19</text:p>
          </table:table-cell>
          <table:table-cell table:style-name="ce1" office:value-type="string">
            <text:p>1.6818e-11</text:p>
          </table:table-cell>
          <table:table-cell table:style-name="ce1" office:value-type="string">
            <text:p>1.9746e-12</text:p>
          </table:table-cell>
          <table:table-cell table:style-name="ce1" office:value-type="string">
            <text:p>1.0755e-12</text:p>
          </table:table-cell>
          <table:table-cell office:value-type="float" office:value="0.0005851">
            <text:p>0.0005851</text:p>
          </table:table-cell>
          <table:table-cell table:style-name="ce1" office:value-type="string">
            <text:p>5.191e-05</text:p>
          </table:table-cell>
          <table:table-cell table:style-name="ce1" office:value-type="string">
            <text:p>1.6394e-05</text:p>
          </table:table-cell>
          <table:table-cell table:style-name="ce1" office:value-type="string">
            <text:p>9.5815e-09</text:p>
          </table:table-cell>
          <table:table-cell table:style-name="ce1" office:value-type="string">
            <text:p>1.5852e-05</text:p>
          </table:table-cell>
          <table:table-cell table:style-name="ce1" office:value-type="string">
            <text:p>2.9333e-05</text:p>
          </table:table-cell>
          <table:table-cell table:style-name="ce1" office:value-type="string">
            <text:p>1.279e-18</text:p>
          </table:table-cell>
          <table:table-cell table:style-name="ce1" office:value-type="string">
            <text:p>6.4288e-12</text:p>
          </table:table-cell>
          <table:table-cell table:style-name="ce1" office:value-type="string">
            <text:p>1.9395e-12</text:p>
          </table:table-cell>
          <table:table-cell table:style-name="ce1" office:value-type="string">
            <text:p>7.6125e-13</text:p>
          </table:table-cell>
        </table:table-row>
        <table:table-row table:style-name="ro2">
          <table:table-cell office:value-type="float" office:value="1510.702">
            <text:p>1510.702</text:p>
          </table:table-cell>
          <table:table-cell table:formula="of:=[.AC153]*1000000" office:value-type="float" office:value="485.25">
            <text:p>485.25</text:p>
          </table:table-cell>
          <table:table-cell table:formula="of:=[.AD153]*1000000" office:value-type="float" office:value="59.002">
            <text:p>59.002</text:p>
          </table:table-cell>
          <table:table-cell table:formula="of:=[.AE153]*1000000" office:value-type="float" office:value="13.709">
            <text:p>13.709</text:p>
          </table:table-cell>
          <table:table-cell table:formula="of:=[.AF153]*1000000" office:value-type="float" office:value="0.011292">
            <text:p>0.011292</text:p>
          </table:table-cell>
          <table:table-cell table:formula="of:=[.AG153]*1000000" office:value-type="float" office:value="1.3252">
            <text:p>1.3252</text:p>
          </table:table-cell>
          <table:table-cell table:formula="of:=[.AH153]*1000000" office:value-type="float" office:value="20.748">
            <text:p>20.748</text:p>
          </table:table-cell>
          <table:table-cell table:formula="of:=[.AI153]*1000000" office:value-type="float" office:value="0.00000000000047509">
            <text:p>4.7509E-013</text:p>
          </table:table-cell>
          <table:table-cell table:formula="of:=[.AJ153]*1000000" office:value-type="float" office:value="0.000033565">
            <text:p>0.000033565</text:p>
          </table:table-cell>
          <table:table-cell table:formula="of:=([.AK153]+[.AL153])*1000000" office:value-type="float" office:value="0.0000039347">
            <text:p>3.9347E-006</text:p>
          </table:table-cell>
          <table:table-cell table:formula="of:=[.AM153]*1000000" office:value-type="float" office:value="428.11">
            <text:p>428.11</text:p>
          </table:table-cell>
          <table:table-cell table:formula="of:=[.AN153]*1000000" office:value-type="float" office:value="62.589">
            <text:p>62.589</text:p>
          </table:table-cell>
          <table:table-cell table:formula="of:=[.AO153]*1000000" office:value-type="float" office:value="14.75">
            <text:p>14.75</text:p>
          </table:table-cell>
          <table:table-cell table:formula="of:=[.AP153]*1000000" office:value-type="float" office:value="0.010751">
            <text:p>0.010751</text:p>
          </table:table-cell>
          <table:table-cell table:formula="of:=[.AQ153]*1000000" office:value-type="float" office:value="4.693">
            <text:p>4.693</text:p>
          </table:table-cell>
          <table:table-cell table:formula="of:=[.AR153]*1000000" office:value-type="float" office:value="24.426">
            <text:p>24.426</text:p>
          </table:table-cell>
          <table:table-cell table:formula="of:=[.AS153]*1000000" office:value-type="float" office:value="0.00000000000070407">
            <text:p>7.0407E-013</text:p>
          </table:table-cell>
          <table:table-cell table:formula="of:=[.AT153]*1000000" office:value-type="float" office:value="0.000016687">
            <text:p>0.000016687</text:p>
          </table:table-cell>
          <table:table-cell table:formula="of:=([.AU153]+[.AV153])*1000000" office:value-type="float" office:value="0.0000030024">
            <text:p>3.0024E-006</text:p>
          </table:table-cell>
          <table:table-cell table:formula="of:=[.AW153]*1000000" office:value-type="float" office:value="581.73">
            <text:p>581.73</text:p>
          </table:table-cell>
          <table:table-cell table:formula="of:=[.AX153]*1000000" office:value-type="float" office:value="51.041">
            <text:p>51.041</text:p>
          </table:table-cell>
          <table:table-cell table:formula="of:=[.AY153]*1000000" office:value-type="float" office:value="16.319">
            <text:p>16.319</text:p>
          </table:table-cell>
          <table:table-cell table:formula="of:=[.AZ153]*1000000" office:value-type="float" office:value="0.0096446">
            <text:p>0.0096446</text:p>
          </table:table-cell>
          <table:table-cell table:formula="of:=[.BA153]*1000000" office:value-type="float" office:value="15.784">
            <text:p>15.784</text:p>
          </table:table-cell>
          <table:table-cell table:formula="of:=[.BB153]*1000000" office:value-type="float" office:value="29.029">
            <text:p>29.029</text:p>
          </table:table-cell>
          <table:table-cell table:formula="of:=[.BC153]*1000000" office:value-type="float" office:value="0.0000000000012404">
            <text:p>1.2404E-012</text:p>
          </table:table-cell>
          <table:table-cell table:formula="of:=[.BD153]*1000000" office:value-type="float" office:value="0.0000063382">
            <text:p>6.3382E-006</text:p>
          </table:table-cell>
          <table:table-cell table:formula="of:=([.BE153]+[.BF153])*1000000" office:value-type="float" office:value="0.00000265047">
            <text:p>2.65047E-006</text:p>
          </table:table-cell>
          <table:table-cell office:value-type="float" office:value="0.00048525">
            <text:p>0.00048525</text:p>
          </table:table-cell>
          <table:table-cell table:style-name="ce1" office:value-type="string">
            <text:p>5.9002e-05</text:p>
          </table:table-cell>
          <table:table-cell table:style-name="ce1" office:value-type="string">
            <text:p>1.3709e-05</text:p>
          </table:table-cell>
          <table:table-cell table:style-name="ce1" office:value-type="string">
            <text:p>1.1292e-08</text:p>
          </table:table-cell>
          <table:table-cell table:style-name="ce1" office:value-type="string">
            <text:p>1.3252e-06</text:p>
          </table:table-cell>
          <table:table-cell table:style-name="ce1" office:value-type="string">
            <text:p>2.0748e-05</text:p>
          </table:table-cell>
          <table:table-cell table:style-name="ce1" office:value-type="string">
            <text:p>4.7509e-19</text:p>
          </table:table-cell>
          <table:table-cell table:style-name="ce1" office:value-type="string">
            <text:p>3.3565e-11</text:p>
          </table:table-cell>
          <table:table-cell table:style-name="ce1" office:value-type="string">
            <text:p>2.3249e-12</text:p>
          </table:table-cell>
          <table:table-cell table:style-name="ce1" office:value-type="string">
            <text:p>1.6098e-12</text:p>
          </table:table-cell>
          <table:table-cell office:value-type="float" office:value="0.00042811">
            <text:p>0.00042811</text:p>
          </table:table-cell>
          <table:table-cell table:style-name="ce1" office:value-type="string">
            <text:p>6.2589e-05</text:p>
          </table:table-cell>
          <table:table-cell table:style-name="ce1" office:value-type="string">
            <text:p>1.475e-05</text:p>
          </table:table-cell>
          <table:table-cell table:style-name="ce1" office:value-type="string">
            <text:p>1.0751e-08</text:p>
          </table:table-cell>
          <table:table-cell table:style-name="ce1" office:value-type="string">
            <text:p>4.693e-06</text:p>
          </table:table-cell>
          <table:table-cell table:style-name="ce1" office:value-type="string">
            <text:p>2.4426e-05</text:p>
          </table:table-cell>
          <table:table-cell table:style-name="ce1" office:value-type="string">
            <text:p>7.0407e-19</text:p>
          </table:table-cell>
          <table:table-cell table:style-name="ce1" office:value-type="string">
            <text:p>1.6687e-11</text:p>
          </table:table-cell>
          <table:table-cell table:style-name="ce1" office:value-type="string">
            <text:p>1.941e-12</text:p>
          </table:table-cell>
          <table:table-cell table:style-name="ce1" office:value-type="string">
            <text:p>1.0614e-12</text:p>
          </table:table-cell>
          <table:table-cell office:value-type="float" office:value="0.00058173">
            <text:p>0.00058173</text:p>
          </table:table-cell>
          <table:table-cell table:style-name="ce1" office:value-type="string">
            <text:p>5.1041e-05</text:p>
          </table:table-cell>
          <table:table-cell table:style-name="ce1" office:value-type="string">
            <text:p>1.6319e-05</text:p>
          </table:table-cell>
          <table:table-cell table:style-name="ce1" office:value-type="string">
            <text:p>9.6446e-09</text:p>
          </table:table-cell>
          <table:table-cell table:style-name="ce1" office:value-type="string">
            <text:p>1.5784e-05</text:p>
          </table:table-cell>
          <table:table-cell table:style-name="ce1" office:value-type="string">
            <text:p>2.9029e-05</text:p>
          </table:table-cell>
          <table:table-cell table:style-name="ce1" office:value-type="string">
            <text:p>1.2404e-18</text:p>
          </table:table-cell>
          <table:table-cell table:style-name="ce1" office:value-type="string">
            <text:p>6.3382e-12</text:p>
          </table:table-cell>
          <table:table-cell table:style-name="ce1" office:value-type="string">
            <text:p>1.9003e-12</text:p>
          </table:table-cell>
          <table:table-cell table:style-name="ce1" office:value-type="string">
            <text:p>7.5017e-13</text:p>
          </table:table-cell>
        </table:table-row>
        <table:table-row table:style-name="ro2">
          <table:table-cell office:value-type="float" office:value="1520.702">
            <text:p>1520.702</text:p>
          </table:table-cell>
          <table:table-cell table:formula="of:=[.AC154]*1000000" office:value-type="float" office:value="481.61">
            <text:p>481.61</text:p>
          </table:table-cell>
          <table:table-cell table:formula="of:=[.AD154]*1000000" office:value-type="float" office:value="58.588">
            <text:p>58.588</text:p>
          </table:table-cell>
          <table:table-cell table:formula="of:=[.AE154]*1000000" office:value-type="float" office:value="13.631">
            <text:p>13.631</text:p>
          </table:table-cell>
          <table:table-cell table:formula="of:=[.AF154]*1000000" office:value-type="float" office:value="0.011335">
            <text:p>0.011335</text:p>
          </table:table-cell>
          <table:table-cell table:formula="of:=[.AG154]*1000000" office:value-type="float" office:value="1.3209">
            <text:p>1.3209</text:p>
          </table:table-cell>
          <table:table-cell table:formula="of:=[.AH154]*1000000" office:value-type="float" office:value="20.62">
            <text:p>20.62</text:p>
          </table:table-cell>
          <table:table-cell table:formula="of:=[.AI154]*1000000" office:value-type="float" office:value="0.00000000000046104">
            <text:p>4.6104E-013</text:p>
          </table:table-cell>
          <table:table-cell table:formula="of:=[.AJ154]*1000000" office:value-type="float" office:value="0.000033421">
            <text:p>0.000033421</text:p>
          </table:table-cell>
          <table:table-cell table:formula="of:=([.AK154]+[.AL154])*1000000" office:value-type="float" office:value="0.0000038863">
            <text:p>3.8863E-006</text:p>
          </table:table-cell>
          <table:table-cell table:formula="of:=[.AM154]*1000000" office:value-type="float" office:value="424.52">
            <text:p>424.52</text:p>
          </table:table-cell>
          <table:table-cell table:formula="of:=[.AN154]*1000000" office:value-type="float" office:value="61.945">
            <text:p>61.945</text:p>
          </table:table-cell>
          <table:table-cell table:formula="of:=[.AO154]*1000000" office:value-type="float" office:value="14.672">
            <text:p>14.672</text:p>
          </table:table-cell>
          <table:table-cell table:formula="of:=[.AP154]*1000000" office:value-type="float" office:value="0.010802">
            <text:p>0.010802</text:p>
          </table:table-cell>
          <table:table-cell table:formula="of:=[.AQ154]*1000000" office:value-type="float" office:value="4.679">
            <text:p>4.679</text:p>
          </table:table-cell>
          <table:table-cell table:formula="of:=[.AR154]*1000000" office:value-type="float" office:value="24.215">
            <text:p>24.215</text:p>
          </table:table-cell>
          <table:table-cell table:formula="of:=[.AS154]*1000000" office:value-type="float" office:value="0.00000000000068306">
            <text:p>6.8306E-013</text:p>
          </table:table-cell>
          <table:table-cell table:formula="of:=[.AT154]*1000000" office:value-type="float" office:value="0.000016557">
            <text:p>0.000016557</text:p>
          </table:table-cell>
          <table:table-cell table:formula="of:=([.AU154]+[.AV154])*1000000" office:value-type="float" office:value="0.0000029554">
            <text:p>2.9554E-006</text:p>
          </table:table-cell>
          <table:table-cell table:formula="of:=[.AW154]*1000000" office:value-type="float" office:value="578.42">
            <text:p>578.42</text:p>
          </table:table-cell>
          <table:table-cell table:formula="of:=[.AX154]*1000000" office:value-type="float" office:value="50.182">
            <text:p>50.182</text:p>
          </table:table-cell>
          <table:table-cell table:formula="of:=[.AY154]*1000000" office:value-type="float" office:value="16.244">
            <text:p>16.244</text:p>
          </table:table-cell>
          <table:table-cell table:formula="of:=[.AZ154]*1000000" office:value-type="float" office:value="0.009707">
            <text:p>0.009707</text:p>
          </table:table-cell>
          <table:table-cell table:formula="of:=[.BA154]*1000000" office:value-type="float" office:value="15.715">
            <text:p>15.715</text:p>
          </table:table-cell>
          <table:table-cell table:formula="of:=[.BB154]*1000000" office:value-type="float" office:value="28.724">
            <text:p>28.724</text:p>
          </table:table-cell>
          <table:table-cell table:formula="of:=[.BC154]*1000000" office:value-type="float" office:value="0.0000000000012031">
            <text:p>1.2031E-012</text:p>
          </table:table-cell>
          <table:table-cell table:formula="of:=[.BD154]*1000000" office:value-type="float" office:value="0.0000062486">
            <text:p>6.2486E-006</text:p>
          </table:table-cell>
          <table:table-cell table:formula="of:=([.BE154]+[.BF154])*1000000" office:value-type="float" office:value="0.00000260096">
            <text:p>0.000002601</text:p>
          </table:table-cell>
          <table:table-cell office:value-type="float" office:value="0.00048161">
            <text:p>0.00048161</text:p>
          </table:table-cell>
          <table:table-cell table:style-name="ce1" office:value-type="string">
            <text:p>5.8588e-05</text:p>
          </table:table-cell>
          <table:table-cell table:style-name="ce1" office:value-type="string">
            <text:p>1.3631e-05</text:p>
          </table:table-cell>
          <table:table-cell table:style-name="ce1" office:value-type="string">
            <text:p>1.1335e-08</text:p>
          </table:table-cell>
          <table:table-cell table:style-name="ce1" office:value-type="string">
            <text:p>1.3209e-06</text:p>
          </table:table-cell>
          <table:table-cell table:style-name="ce1" office:value-type="string">
            <text:p>2.062e-05</text:p>
          </table:table-cell>
          <table:table-cell table:style-name="ce1" office:value-type="string">
            <text:p>4.6104e-19</text:p>
          </table:table-cell>
          <table:table-cell table:style-name="ce1" office:value-type="string">
            <text:p>3.3421e-11</text:p>
          </table:table-cell>
          <table:table-cell table:style-name="ce1" office:value-type="string">
            <text:p>2.294e-12</text:p>
          </table:table-cell>
          <table:table-cell table:style-name="ce1" office:value-type="string">
            <text:p>1.5923e-12</text:p>
          </table:table-cell>
          <table:table-cell office:value-type="float" office:value="0.00042452">
            <text:p>0.00042452</text:p>
          </table:table-cell>
          <table:table-cell table:style-name="ce1" office:value-type="string">
            <text:p>6.1945e-05</text:p>
          </table:table-cell>
          <table:table-cell table:style-name="ce1" office:value-type="string">
            <text:p>1.4672e-05</text:p>
          </table:table-cell>
          <table:table-cell table:style-name="ce1" office:value-type="string">
            <text:p>1.0802e-08</text:p>
          </table:table-cell>
          <table:table-cell table:style-name="ce1" office:value-type="string">
            <text:p>4.679e-06</text:p>
          </table:table-cell>
          <table:table-cell table:style-name="ce1" office:value-type="string">
            <text:p>2.4215e-05</text:p>
          </table:table-cell>
          <table:table-cell table:style-name="ce1" office:value-type="string">
            <text:p>6.8306e-19</text:p>
          </table:table-cell>
          <table:table-cell table:style-name="ce1" office:value-type="string">
            <text:p>1.6557e-11</text:p>
          </table:table-cell>
          <table:table-cell table:style-name="ce1" office:value-type="string">
            <text:p>1.908e-12</text:p>
          </table:table-cell>
          <table:table-cell table:style-name="ce1" office:value-type="string">
            <text:p>1.0474e-12</text:p>
          </table:table-cell>
          <table:table-cell office:value-type="float" office:value="0.00057842">
            <text:p>0.00057842</text:p>
          </table:table-cell>
          <table:table-cell table:style-name="ce1" office:value-type="string">
            <text:p>5.0182e-05</text:p>
          </table:table-cell>
          <table:table-cell table:style-name="ce1" office:value-type="string">
            <text:p>1.6244e-05</text:p>
          </table:table-cell>
          <table:table-cell table:style-name="ce1" office:value-type="string">
            <text:p>9.707e-09</text:p>
          </table:table-cell>
          <table:table-cell table:style-name="ce1" office:value-type="string">
            <text:p>1.5715e-05</text:p>
          </table:table-cell>
          <table:table-cell table:style-name="ce1" office:value-type="string">
            <text:p>2.8724e-05</text:p>
          </table:table-cell>
          <table:table-cell table:style-name="ce1" office:value-type="string">
            <text:p>1.2031e-18</text:p>
          </table:table-cell>
          <table:table-cell table:style-name="ce1" office:value-type="string">
            <text:p>6.2486e-12</text:p>
          </table:table-cell>
          <table:table-cell table:style-name="ce1" office:value-type="string">
            <text:p>1.8618e-12</text:p>
          </table:table-cell>
          <table:table-cell table:style-name="ce1" office:value-type="string">
            <text:p>7.3916e-13</text:p>
          </table:table-cell>
        </table:table-row>
        <table:table-row table:style-name="ro2">
          <table:table-cell office:value-type="float" office:value="1530.702">
            <text:p>1530.702</text:p>
          </table:table-cell>
          <table:table-cell table:formula="of:=[.AC155]*1000000" office:value-type="float" office:value="478">
            <text:p>478</text:p>
          </table:table-cell>
          <table:table-cell table:formula="of:=[.AD155]*1000000" office:value-type="float" office:value="58.177">
            <text:p>58.177</text:p>
          </table:table-cell>
          <table:table-cell table:formula="of:=[.AE155]*1000000" office:value-type="float" office:value="13.554">
            <text:p>13.554</text:p>
          </table:table-cell>
          <table:table-cell table:formula="of:=[.AF155]*1000000" office:value-type="float" office:value="0.011378">
            <text:p>0.011378</text:p>
          </table:table-cell>
          <table:table-cell table:formula="of:=[.AG155]*1000000" office:value-type="float" office:value="1.3167">
            <text:p>1.3167</text:p>
          </table:table-cell>
          <table:table-cell table:formula="of:=[.AH155]*1000000" office:value-type="float" office:value="20.491">
            <text:p>20.491</text:p>
          </table:table-cell>
          <table:table-cell table:formula="of:=[.AI155]*1000000" office:value-type="float" office:value="0.00000000000044742">
            <text:p>4.4742E-013</text:p>
          </table:table-cell>
          <table:table-cell table:formula="of:=[.AJ155]*1000000" office:value-type="float" office:value="0.000033277">
            <text:p>0.000033277</text:p>
          </table:table-cell>
          <table:table-cell table:formula="of:=([.AK155]+[.AL155])*1000000" office:value-type="float" office:value="0.0000038384">
            <text:p>3.8384E-006</text:p>
          </table:table-cell>
          <table:table-cell table:formula="of:=[.AM155]*1000000" office:value-type="float" office:value="420.96">
            <text:p>420.96</text:p>
          </table:table-cell>
          <table:table-cell table:formula="of:=[.AN155]*1000000" office:value-type="float" office:value="61.307">
            <text:p>61.307</text:p>
          </table:table-cell>
          <table:table-cell table:formula="of:=[.AO155]*1000000" office:value-type="float" office:value="14.594">
            <text:p>14.594</text:p>
          </table:table-cell>
          <table:table-cell table:formula="of:=[.AP155]*1000000" office:value-type="float" office:value="0.010852">
            <text:p>0.010852</text:p>
          </table:table-cell>
          <table:table-cell table:formula="of:=[.AQ155]*1000000" office:value-type="float" office:value="4.6652">
            <text:p>4.6652</text:p>
          </table:table-cell>
          <table:table-cell table:formula="of:=[.AR155]*1000000" office:value-type="float" office:value="24.004">
            <text:p>24.004</text:p>
          </table:table-cell>
          <table:table-cell table:formula="of:=[.AS155]*1000000" office:value-type="float" office:value="0.00000000000066269">
            <text:p>6.6269E-013</text:p>
          </table:table-cell>
          <table:table-cell table:formula="of:=[.AT155]*1000000" office:value-type="float" office:value="0.000016427">
            <text:p>0.000016427</text:p>
          </table:table-cell>
          <table:table-cell table:formula="of:=([.AU155]+[.AV155])*1000000" office:value-type="float" office:value="0.0000029093">
            <text:p>2.9093E-006</text:p>
          </table:table-cell>
          <table:table-cell table:formula="of:=[.AW155]*1000000" office:value-type="float" office:value="575.16">
            <text:p>575.16</text:p>
          </table:table-cell>
          <table:table-cell table:formula="of:=[.AX155]*1000000" office:value-type="float" office:value="49.334">
            <text:p>49.334</text:p>
          </table:table-cell>
          <table:table-cell table:formula="of:=[.AY155]*1000000" office:value-type="float" office:value="16.169">
            <text:p>16.169</text:p>
          </table:table-cell>
          <table:table-cell table:formula="of:=[.AZ155]*1000000" office:value-type="float" office:value="0.0097687">
            <text:p>0.0097687</text:p>
          </table:table-cell>
          <table:table-cell table:formula="of:=[.BA155]*1000000" office:value-type="float" office:value="15.646">
            <text:p>15.646</text:p>
          </table:table-cell>
          <table:table-cell table:formula="of:=[.BB155]*1000000" office:value-type="float" office:value="28.42">
            <text:p>28.42</text:p>
          </table:table-cell>
          <table:table-cell table:formula="of:=[.BC155]*1000000" office:value-type="float" office:value="0.0000000000011669">
            <text:p>1.1669E-012</text:p>
          </table:table-cell>
          <table:table-cell table:formula="of:=[.BD155]*1000000" office:value-type="float" office:value="0.0000061599">
            <text:p>6.1599E-006</text:p>
          </table:table-cell>
          <table:table-cell table:formula="of:=([.BE155]+[.BF155])*1000000" office:value-type="float" office:value="0.00000255224">
            <text:p>2.55224E-006</text:p>
          </table:table-cell>
          <table:table-cell office:value-type="float" office:value="0.000478">
            <text:p>0.000478</text:p>
          </table:table-cell>
          <table:table-cell table:style-name="ce1" office:value-type="string">
            <text:p>5.8177e-05</text:p>
          </table:table-cell>
          <table:table-cell table:style-name="ce1" office:value-type="string">
            <text:p>1.3554e-05</text:p>
          </table:table-cell>
          <table:table-cell table:style-name="ce1" office:value-type="string">
            <text:p>1.1378e-08</text:p>
          </table:table-cell>
          <table:table-cell table:style-name="ce1" office:value-type="string">
            <text:p>1.3167e-06</text:p>
          </table:table-cell>
          <table:table-cell table:style-name="ce1" office:value-type="string">
            <text:p>2.0491e-05</text:p>
          </table:table-cell>
          <table:table-cell table:style-name="ce1" office:value-type="string">
            <text:p>4.4742e-19</text:p>
          </table:table-cell>
          <table:table-cell table:style-name="ce1" office:value-type="string">
            <text:p>3.3277e-11</text:p>
          </table:table-cell>
          <table:table-cell table:style-name="ce1" office:value-type="string">
            <text:p>2.2635e-12</text:p>
          </table:table-cell>
          <table:table-cell table:style-name="ce1" office:value-type="string">
            <text:p>1.5749e-12</text:p>
          </table:table-cell>
          <table:table-cell office:value-type="float" office:value="0.00042096">
            <text:p>0.00042096</text:p>
          </table:table-cell>
          <table:table-cell table:style-name="ce1" office:value-type="string">
            <text:p>6.1307e-05</text:p>
          </table:table-cell>
          <table:table-cell table:style-name="ce1" office:value-type="string">
            <text:p>1.4594e-05</text:p>
          </table:table-cell>
          <table:table-cell table:style-name="ce1" office:value-type="string">
            <text:p>1.0852e-08</text:p>
          </table:table-cell>
          <table:table-cell table:style-name="ce1" office:value-type="string">
            <text:p>4.6652e-06</text:p>
          </table:table-cell>
          <table:table-cell table:style-name="ce1" office:value-type="string">
            <text:p>2.4004e-05</text:p>
          </table:table-cell>
          <table:table-cell table:style-name="ce1" office:value-type="string">
            <text:p>6.6269e-19</text:p>
          </table:table-cell>
          <table:table-cell table:style-name="ce1" office:value-type="string">
            <text:p>1.6427e-11</text:p>
          </table:table-cell>
          <table:table-cell table:style-name="ce1" office:value-type="string">
            <text:p>1.8757e-12</text:p>
          </table:table-cell>
          <table:table-cell table:style-name="ce1" office:value-type="string">
            <text:p>1.0336e-12</text:p>
          </table:table-cell>
          <table:table-cell office:value-type="float" office:value="0.00057516">
            <text:p>0.00057516</text:p>
          </table:table-cell>
          <table:table-cell table:style-name="ce1" office:value-type="string">
            <text:p>4.9334e-05</text:p>
          </table:table-cell>
          <table:table-cell table:style-name="ce1" office:value-type="string">
            <text:p>1.6169e-05</text:p>
          </table:table-cell>
          <table:table-cell table:style-name="ce1" office:value-type="string">
            <text:p>9.7687e-09</text:p>
          </table:table-cell>
          <table:table-cell table:style-name="ce1" office:value-type="string">
            <text:p>1.5646e-05</text:p>
          </table:table-cell>
          <table:table-cell table:style-name="ce1" office:value-type="string">
            <text:p>2.842e-05</text:p>
          </table:table-cell>
          <table:table-cell table:style-name="ce1" office:value-type="string">
            <text:p>1.1669e-18</text:p>
          </table:table-cell>
          <table:table-cell table:style-name="ce1" office:value-type="string">
            <text:p>6.1599e-12</text:p>
          </table:table-cell>
          <table:table-cell table:style-name="ce1" office:value-type="string">
            <text:p>1.824e-12</text:p>
          </table:table-cell>
          <table:table-cell table:style-name="ce1" office:value-type="string">
            <text:p>7.2824e-13</text:p>
          </table:table-cell>
        </table:table-row>
        <table:table-row table:style-name="ro2">
          <table:table-cell office:value-type="float" office:value="1540.702">
            <text:p>1540.702</text:p>
          </table:table-cell>
          <table:table-cell table:formula="of:=[.AC156]*1000000" office:value-type="float" office:value="474.42">
            <text:p>474.42</text:p>
          </table:table-cell>
          <table:table-cell table:formula="of:=[.AD156]*1000000" office:value-type="float" office:value="57.769">
            <text:p>57.769</text:p>
          </table:table-cell>
          <table:table-cell table:formula="of:=[.AE156]*1000000" office:value-type="float" office:value="13.477">
            <text:p>13.477</text:p>
          </table:table-cell>
          <table:table-cell table:formula="of:=[.AF156]*1000000" office:value-type="float" office:value="0.011421">
            <text:p>0.011421</text:p>
          </table:table-cell>
          <table:table-cell table:formula="of:=[.AG156]*1000000" office:value-type="float" office:value="1.3124">
            <text:p>1.3124</text:p>
          </table:table-cell>
          <table:table-cell table:formula="of:=[.AH156]*1000000" office:value-type="float" office:value="20.363">
            <text:p>20.363</text:p>
          </table:table-cell>
          <table:table-cell table:formula="of:=[.AI156]*1000000" office:value-type="float" office:value="0.00000000000043422">
            <text:p>4.3422E-013</text:p>
          </table:table-cell>
          <table:table-cell table:formula="of:=[.AJ156]*1000000" office:value-type="float" office:value="0.000033134">
            <text:p>0.000033134</text:p>
          </table:table-cell>
          <table:table-cell table:formula="of:=([.AK156]+[.AL156])*1000000" office:value-type="float" office:value="0.0000037912">
            <text:p>3.7912E-006</text:p>
          </table:table-cell>
          <table:table-cell table:formula="of:=[.AM156]*1000000" office:value-type="float" office:value="417.45">
            <text:p>417.45</text:p>
          </table:table-cell>
          <table:table-cell table:formula="of:=[.AN156]*1000000" office:value-type="float" office:value="60.676">
            <text:p>60.676</text:p>
          </table:table-cell>
          <table:table-cell table:formula="of:=[.AO156]*1000000" office:value-type="float" office:value="14.516">
            <text:p>14.516</text:p>
          </table:table-cell>
          <table:table-cell table:formula="of:=[.AP156]*1000000" office:value-type="float" office:value="0.010901">
            <text:p>0.010901</text:p>
          </table:table-cell>
          <table:table-cell table:formula="of:=[.AQ156]*1000000" office:value-type="float" office:value="4.6513">
            <text:p>4.6513</text:p>
          </table:table-cell>
          <table:table-cell table:formula="of:=[.AR156]*1000000" office:value-type="float" office:value="23.795">
            <text:p>23.795</text:p>
          </table:table-cell>
          <table:table-cell table:formula="of:=[.AS156]*1000000" office:value-type="float" office:value="0.00000000000064295">
            <text:p>6.4295E-013</text:p>
          </table:table-cell>
          <table:table-cell table:formula="of:=[.AT156]*1000000" office:value-type="float" office:value="0.000016299">
            <text:p>0.000016299</text:p>
          </table:table-cell>
          <table:table-cell table:formula="of:=([.AU156]+[.AV156])*1000000" office:value-type="float" office:value="0.0000028639">
            <text:p>2.8639E-006</text:p>
          </table:table-cell>
          <table:table-cell table:formula="of:=[.AW156]*1000000" office:value-type="float" office:value="571.95">
            <text:p>571.95</text:p>
          </table:table-cell>
          <table:table-cell table:formula="of:=[.AX156]*1000000" office:value-type="float" office:value="48.496">
            <text:p>48.496</text:p>
          </table:table-cell>
          <table:table-cell table:formula="of:=[.AY156]*1000000" office:value-type="float" office:value="16.093">
            <text:p>16.093</text:p>
          </table:table-cell>
          <table:table-cell table:formula="of:=[.AZ156]*1000000" office:value-type="float" office:value="0.0098297">
            <text:p>0.0098297</text:p>
          </table:table-cell>
          <table:table-cell table:formula="of:=[.BA156]*1000000" office:value-type="float" office:value="15.577">
            <text:p>15.577</text:p>
          </table:table-cell>
          <table:table-cell table:formula="of:=[.BB156]*1000000" office:value-type="float" office:value="28.116">
            <text:p>28.116</text:p>
          </table:table-cell>
          <table:table-cell table:formula="of:=[.BC156]*1000000" office:value-type="float" office:value="0.0000000000011317">
            <text:p>1.1317E-012</text:p>
          </table:table-cell>
          <table:table-cell table:formula="of:=[.BD156]*1000000" office:value-type="float" office:value="0.0000060722">
            <text:p>6.0722E-006</text:p>
          </table:table-cell>
          <table:table-cell table:formula="of:=([.BE156]+[.BF156])*1000000" office:value-type="float" office:value="0.00000250441">
            <text:p>2.50441E-006</text:p>
          </table:table-cell>
          <table:table-cell office:value-type="float" office:value="0.00047442">
            <text:p>0.00047442</text:p>
          </table:table-cell>
          <table:table-cell table:style-name="ce1" office:value-type="string">
            <text:p>5.7769e-05</text:p>
          </table:table-cell>
          <table:table-cell table:style-name="ce1" office:value-type="string">
            <text:p>1.3477e-05</text:p>
          </table:table-cell>
          <table:table-cell table:style-name="ce1" office:value-type="string">
            <text:p>1.1421e-08</text:p>
          </table:table-cell>
          <table:table-cell table:style-name="ce1" office:value-type="string">
            <text:p>1.3124e-06</text:p>
          </table:table-cell>
          <table:table-cell table:style-name="ce1" office:value-type="string">
            <text:p>2.0363e-05</text:p>
          </table:table-cell>
          <table:table-cell table:style-name="ce1" office:value-type="string">
            <text:p>4.3422e-19</text:p>
          </table:table-cell>
          <table:table-cell table:style-name="ce1" office:value-type="string">
            <text:p>3.3134e-11</text:p>
          </table:table-cell>
          <table:table-cell table:style-name="ce1" office:value-type="string">
            <text:p>2.2335e-12</text:p>
          </table:table-cell>
          <table:table-cell table:style-name="ce1" office:value-type="string">
            <text:p>1.5577e-12</text:p>
          </table:table-cell>
          <table:table-cell office:value-type="float" office:value="0.00041745">
            <text:p>0.00041745</text:p>
          </table:table-cell>
          <table:table-cell table:style-name="ce1" office:value-type="string">
            <text:p>6.0676e-05</text:p>
          </table:table-cell>
          <table:table-cell table:style-name="ce1" office:value-type="string">
            <text:p>1.4516e-05</text:p>
          </table:table-cell>
          <table:table-cell table:style-name="ce1" office:value-type="string">
            <text:p>1.0901e-08</text:p>
          </table:table-cell>
          <table:table-cell table:style-name="ce1" office:value-type="string">
            <text:p>4.6513e-06</text:p>
          </table:table-cell>
          <table:table-cell table:style-name="ce1" office:value-type="string">
            <text:p>2.3795e-05</text:p>
          </table:table-cell>
          <table:table-cell table:style-name="ce1" office:value-type="string">
            <text:p>6.4295e-19</text:p>
          </table:table-cell>
          <table:table-cell table:style-name="ce1" office:value-type="string">
            <text:p>1.6299e-11</text:p>
          </table:table-cell>
          <table:table-cell table:style-name="ce1" office:value-type="string">
            <text:p>1.8439e-12</text:p>
          </table:table-cell>
          <table:table-cell table:style-name="ce1" office:value-type="string">
            <text:p>1.02e-12</text:p>
          </table:table-cell>
          <table:table-cell office:value-type="float" office:value="0.00057195">
            <text:p>0.00057195</text:p>
          </table:table-cell>
          <table:table-cell table:style-name="ce1" office:value-type="string">
            <text:p>4.8496e-05</text:p>
          </table:table-cell>
          <table:table-cell table:style-name="ce1" office:value-type="string">
            <text:p>1.6093e-05</text:p>
          </table:table-cell>
          <table:table-cell table:style-name="ce1" office:value-type="string">
            <text:p>9.8297e-09</text:p>
          </table:table-cell>
          <table:table-cell table:style-name="ce1" office:value-type="string">
            <text:p>1.5577e-05</text:p>
          </table:table-cell>
          <table:table-cell table:style-name="ce1" office:value-type="string">
            <text:p>2.8116e-05</text:p>
          </table:table-cell>
          <table:table-cell table:style-name="ce1" office:value-type="string">
            <text:p>1.1317e-18</text:p>
          </table:table-cell>
          <table:table-cell table:style-name="ce1" office:value-type="string">
            <text:p>6.0722e-12</text:p>
          </table:table-cell>
          <table:table-cell table:style-name="ce1" office:value-type="string">
            <text:p>1.787e-12</text:p>
          </table:table-cell>
          <table:table-cell table:style-name="ce1" office:value-type="string">
            <text:p>7.1741e-13</text:p>
          </table:table-cell>
        </table:table-row>
        <table:table-row table:style-name="ro2">
          <table:table-cell office:value-type="float" office:value="1550.702">
            <text:p>1550.702</text:p>
          </table:table-cell>
          <table:table-cell table:formula="of:=[.AC157]*1000000" office:value-type="float" office:value="470.86">
            <text:p>470.86</text:p>
          </table:table-cell>
          <table:table-cell table:formula="of:=[.AD157]*1000000" office:value-type="float" office:value="57.363">
            <text:p>57.363</text:p>
          </table:table-cell>
          <table:table-cell table:formula="of:=[.AE157]*1000000" office:value-type="float" office:value="13.399">
            <text:p>13.399</text:p>
          </table:table-cell>
          <table:table-cell table:formula="of:=[.AF157]*1000000" office:value-type="float" office:value="0.011462">
            <text:p>0.011462</text:p>
          </table:table-cell>
          <table:table-cell table:formula="of:=[.AG157]*1000000" office:value-type="float" office:value="1.3082">
            <text:p>1.3082</text:p>
          </table:table-cell>
          <table:table-cell table:formula="of:=[.AH157]*1000000" office:value-type="float" office:value="20.236">
            <text:p>20.236</text:p>
          </table:table-cell>
          <table:table-cell table:formula="of:=[.AI157]*1000000" office:value-type="float" office:value="0.00000000000042142">
            <text:p>4.2142E-013</text:p>
          </table:table-cell>
          <table:table-cell table:formula="of:=[.AJ157]*1000000" office:value-type="float" office:value="0.000032992">
            <text:p>0.000032992</text:p>
          </table:table-cell>
          <table:table-cell table:formula="of:=([.AK157]+[.AL157])*1000000" office:value-type="float" office:value="0.0000037447">
            <text:p>3.7447E-006</text:p>
          </table:table-cell>
          <table:table-cell table:formula="of:=[.AM157]*1000000" office:value-type="float" office:value="413.98">
            <text:p>413.98</text:p>
          </table:table-cell>
          <table:table-cell table:formula="of:=[.AN157]*1000000" office:value-type="float" office:value="60.05">
            <text:p>60.05</text:p>
          </table:table-cell>
          <table:table-cell table:formula="of:=[.AO157]*1000000" office:value-type="float" office:value="14.438">
            <text:p>14.438</text:p>
          </table:table-cell>
          <table:table-cell table:formula="of:=[.AP157]*1000000" office:value-type="float" office:value="0.01095">
            <text:p>0.01095</text:p>
          </table:table-cell>
          <table:table-cell table:formula="of:=[.AQ157]*1000000" office:value-type="float" office:value="4.6376">
            <text:p>4.6376</text:p>
          </table:table-cell>
          <table:table-cell table:formula="of:=[.AR157]*1000000" office:value-type="float" office:value="23.587">
            <text:p>23.587</text:p>
          </table:table-cell>
          <table:table-cell table:formula="of:=[.AS157]*1000000" office:value-type="float" office:value="0.0000000000006238">
            <text:p>6.238E-013</text:p>
          </table:table-cell>
          <table:table-cell table:formula="of:=[.AT157]*1000000" office:value-type="float" office:value="0.000016171">
            <text:p>0.000016171</text:p>
          </table:table-cell>
          <table:table-cell table:formula="of:=([.AU157]+[.AV157])*1000000" office:value-type="float" office:value="0.0000028194">
            <text:p>2.8194E-006</text:p>
          </table:table-cell>
          <table:table-cell table:formula="of:=[.AW157]*1000000" office:value-type="float" office:value="568.79">
            <text:p>568.79</text:p>
          </table:table-cell>
          <table:table-cell table:formula="of:=[.AX157]*1000000" office:value-type="float" office:value="47.669">
            <text:p>47.669</text:p>
          </table:table-cell>
          <table:table-cell table:formula="of:=[.AY157]*1000000" office:value-type="float" office:value="16.017">
            <text:p>16.017</text:p>
          </table:table-cell>
          <table:table-cell table:formula="of:=[.AZ157]*1000000" office:value-type="float" office:value="0.0098901">
            <text:p>0.0098901</text:p>
          </table:table-cell>
          <table:table-cell table:formula="of:=[.BA157]*1000000" office:value-type="float" office:value="15.508">
            <text:p>15.508</text:p>
          </table:table-cell>
          <table:table-cell table:formula="of:=[.BB157]*1000000" office:value-type="float" office:value="27.813">
            <text:p>27.813</text:p>
          </table:table-cell>
          <table:table-cell table:formula="of:=[.BC157]*1000000" office:value-type="float" office:value="0.0000000000010977">
            <text:p>1.0977E-012</text:p>
          </table:table-cell>
          <table:table-cell table:formula="of:=[.BD157]*1000000" office:value-type="float" office:value="0.0000059854">
            <text:p>5.9854E-006</text:p>
          </table:table-cell>
          <table:table-cell table:formula="of:=([.BE157]+[.BF157])*1000000" office:value-type="float" office:value="0.00000245728">
            <text:p>2.45728E-006</text:p>
          </table:table-cell>
          <table:table-cell office:value-type="float" office:value="0.00047086">
            <text:p>0.00047086</text:p>
          </table:table-cell>
          <table:table-cell table:style-name="ce1" office:value-type="string">
            <text:p>5.7363e-05</text:p>
          </table:table-cell>
          <table:table-cell table:style-name="ce1" office:value-type="string">
            <text:p>1.3399e-05</text:p>
          </table:table-cell>
          <table:table-cell table:style-name="ce1" office:value-type="string">
            <text:p>1.1462e-08</text:p>
          </table:table-cell>
          <table:table-cell table:style-name="ce1" office:value-type="string">
            <text:p>1.3082e-06</text:p>
          </table:table-cell>
          <table:table-cell table:style-name="ce1" office:value-type="string">
            <text:p>2.0236e-05</text:p>
          </table:table-cell>
          <table:table-cell table:style-name="ce1" office:value-type="string">
            <text:p>4.2142e-19</text:p>
          </table:table-cell>
          <table:table-cell table:style-name="ce1" office:value-type="string">
            <text:p>3.2992e-11</text:p>
          </table:table-cell>
          <table:table-cell table:style-name="ce1" office:value-type="string">
            <text:p>2.204e-12</text:p>
          </table:table-cell>
          <table:table-cell table:style-name="ce1" office:value-type="string">
            <text:p>1.5407e-12</text:p>
          </table:table-cell>
          <table:table-cell office:value-type="float" office:value="0.00041398">
            <text:p>0.00041398</text:p>
          </table:table-cell>
          <table:table-cell table:style-name="ce1" office:value-type="string">
            <text:p>6.005e-05</text:p>
          </table:table-cell>
          <table:table-cell table:style-name="ce1" office:value-type="string">
            <text:p>1.4438e-05</text:p>
          </table:table-cell>
          <table:table-cell table:style-name="ce1" office:value-type="string">
            <text:p>1.095e-08</text:p>
          </table:table-cell>
          <table:table-cell table:style-name="ce1" office:value-type="string">
            <text:p>4.6376e-06</text:p>
          </table:table-cell>
          <table:table-cell table:style-name="ce1" office:value-type="string">
            <text:p>2.3587e-05</text:p>
          </table:table-cell>
          <table:table-cell table:style-name="ce1" office:value-type="string">
            <text:p>6.238e-19</text:p>
          </table:table-cell>
          <table:table-cell table:style-name="ce1" office:value-type="string">
            <text:p>1.6171e-11</text:p>
          </table:table-cell>
          <table:table-cell table:style-name="ce1" office:value-type="string">
            <text:p>1.8128e-12</text:p>
          </table:table-cell>
          <table:table-cell table:style-name="ce1" office:value-type="string">
            <text:p>1.0066e-12</text:p>
          </table:table-cell>
          <table:table-cell office:value-type="float" office:value="0.00056879">
            <text:p>0.00056879</text:p>
          </table:table-cell>
          <table:table-cell table:style-name="ce1" office:value-type="string">
            <text:p>4.7669e-05</text:p>
          </table:table-cell>
          <table:table-cell table:style-name="ce1" office:value-type="string">
            <text:p>1.6017e-05</text:p>
          </table:table-cell>
          <table:table-cell table:style-name="ce1" office:value-type="string">
            <text:p>9.8901e-09</text:p>
          </table:table-cell>
          <table:table-cell table:style-name="ce1" office:value-type="string">
            <text:p>1.5508e-05</text:p>
          </table:table-cell>
          <table:table-cell table:style-name="ce1" office:value-type="string">
            <text:p>2.7813e-05</text:p>
          </table:table-cell>
          <table:table-cell table:style-name="ce1" office:value-type="string">
            <text:p>1.0977e-18</text:p>
          </table:table-cell>
          <table:table-cell table:style-name="ce1" office:value-type="string">
            <text:p>5.9854e-12</text:p>
          </table:table-cell>
          <table:table-cell table:style-name="ce1" office:value-type="string">
            <text:p>1.7506e-12</text:p>
          </table:table-cell>
          <table:table-cell table:style-name="ce1" office:value-type="string">
            <text:p>7.0668e-13</text:p>
          </table:table-cell>
        </table:table-row>
        <table:table-row table:style-name="ro2">
          <table:table-cell office:value-type="float" office:value="1560.702">
            <text:p>1560.702</text:p>
          </table:table-cell>
          <table:table-cell table:formula="of:=[.AC158]*1000000" office:value-type="float" office:value="467.34">
            <text:p>467.34</text:p>
          </table:table-cell>
          <table:table-cell table:formula="of:=[.AD158]*1000000" office:value-type="float" office:value="56.959">
            <text:p>56.959</text:p>
          </table:table-cell>
          <table:table-cell table:formula="of:=[.AE158]*1000000" office:value-type="float" office:value="13.322">
            <text:p>13.322</text:p>
          </table:table-cell>
          <table:table-cell table:formula="of:=[.AF158]*1000000" office:value-type="float" office:value="0.011503">
            <text:p>0.011503</text:p>
          </table:table-cell>
          <table:table-cell table:formula="of:=[.AG158]*1000000" office:value-type="float" office:value="1.3039">
            <text:p>1.3039</text:p>
          </table:table-cell>
          <table:table-cell table:formula="of:=[.AH158]*1000000" office:value-type="float" office:value="20.109">
            <text:p>20.109</text:p>
          </table:table-cell>
          <table:table-cell table:formula="of:=[.AI158]*1000000" office:value-type="float" office:value="0.00000000000040901">
            <text:p>4.0901E-013</text:p>
          </table:table-cell>
          <table:table-cell table:formula="of:=[.AJ158]*1000000" office:value-type="float" office:value="0.00003285">
            <text:p>0.00003285</text:p>
          </table:table-cell>
          <table:table-cell table:formula="of:=([.AK158]+[.AL158])*1000000" office:value-type="float" office:value="0.0000036989">
            <text:p>3.6989E-006</text:p>
          </table:table-cell>
          <table:table-cell table:formula="of:=[.AM158]*1000000" office:value-type="float" office:value="410.55">
            <text:p>410.55</text:p>
          </table:table-cell>
          <table:table-cell table:formula="of:=[.AN158]*1000000" office:value-type="float" office:value="59.43">
            <text:p>59.43</text:p>
          </table:table-cell>
          <table:table-cell table:formula="of:=[.AO158]*1000000" office:value-type="float" office:value="14.36">
            <text:p>14.36</text:p>
          </table:table-cell>
          <table:table-cell table:formula="of:=[.AP158]*1000000" office:value-type="float" office:value="0.010998">
            <text:p>0.010998</text:p>
          </table:table-cell>
          <table:table-cell table:formula="of:=[.AQ158]*1000000" office:value-type="float" office:value="4.6239">
            <text:p>4.6239</text:p>
          </table:table-cell>
          <table:table-cell table:formula="of:=[.AR158]*1000000" office:value-type="float" office:value="23.381">
            <text:p>23.381</text:p>
          </table:table-cell>
          <table:table-cell table:formula="of:=[.AS158]*1000000" office:value-type="float" office:value="0.00000000000060524">
            <text:p>6.0524E-013</text:p>
          </table:table-cell>
          <table:table-cell table:formula="of:=[.AT158]*1000000" office:value-type="float" office:value="0.000016045">
            <text:p>0.000016045</text:p>
          </table:table-cell>
          <table:table-cell table:formula="of:=([.AU158]+[.AV158])*1000000" office:value-type="float" office:value="0.00000277558">
            <text:p>2.77558E-006</text:p>
          </table:table-cell>
          <table:table-cell table:formula="of:=[.AW158]*1000000" office:value-type="float" office:value="565.68">
            <text:p>565.68</text:p>
          </table:table-cell>
          <table:table-cell table:formula="of:=[.AX158]*1000000" office:value-type="float" office:value="46.851">
            <text:p>46.851</text:p>
          </table:table-cell>
          <table:table-cell table:formula="of:=[.AY158]*1000000" office:value-type="float" office:value="15.941">
            <text:p>15.941</text:p>
          </table:table-cell>
          <table:table-cell table:formula="of:=[.AZ158]*1000000" office:value-type="float" office:value="0.0099497">
            <text:p>0.0099497</text:p>
          </table:table-cell>
          <table:table-cell table:formula="of:=[.BA158]*1000000" office:value-type="float" office:value="15.439">
            <text:p>15.439</text:p>
          </table:table-cell>
          <table:table-cell table:formula="of:=[.BB158]*1000000" office:value-type="float" office:value="27.51">
            <text:p>27.51</text:p>
          </table:table-cell>
          <table:table-cell table:formula="of:=[.BC158]*1000000" office:value-type="float" office:value="0.0000000000010647">
            <text:p>1.0647E-012</text:p>
          </table:table-cell>
          <table:table-cell table:formula="of:=[.BD158]*1000000" office:value-type="float" office:value="0.0000058996">
            <text:p>5.8996E-006</text:p>
          </table:table-cell>
          <table:table-cell table:formula="of:=([.BE158]+[.BF158])*1000000" office:value-type="float" office:value="0.00000241105">
            <text:p>2.41105E-006</text:p>
          </table:table-cell>
          <table:table-cell office:value-type="float" office:value="0.00046734">
            <text:p>0.00046734</text:p>
          </table:table-cell>
          <table:table-cell table:style-name="ce1" office:value-type="string">
            <text:p>5.6959e-05</text:p>
          </table:table-cell>
          <table:table-cell table:style-name="ce1" office:value-type="string">
            <text:p>1.3322e-05</text:p>
          </table:table-cell>
          <table:table-cell table:style-name="ce1" office:value-type="string">
            <text:p>1.1503e-08</text:p>
          </table:table-cell>
          <table:table-cell table:style-name="ce1" office:value-type="string">
            <text:p>1.3039e-06</text:p>
          </table:table-cell>
          <table:table-cell table:style-name="ce1" office:value-type="string">
            <text:p>2.0109e-05</text:p>
          </table:table-cell>
          <table:table-cell table:style-name="ce1" office:value-type="string">
            <text:p>4.0901e-19</text:p>
          </table:table-cell>
          <table:table-cell table:style-name="ce1" office:value-type="string">
            <text:p>3.285e-11</text:p>
          </table:table-cell>
          <table:table-cell table:style-name="ce1" office:value-type="string">
            <text:p>2.175e-12</text:p>
          </table:table-cell>
          <table:table-cell table:style-name="ce1" office:value-type="string">
            <text:p>1.5239e-12</text:p>
          </table:table-cell>
          <table:table-cell office:value-type="float" office:value="0.00041055">
            <text:p>0.00041055</text:p>
          </table:table-cell>
          <table:table-cell table:style-name="ce1" office:value-type="string">
            <text:p>5.943e-05</text:p>
          </table:table-cell>
          <table:table-cell table:style-name="ce1" office:value-type="string">
            <text:p>1.436e-05</text:p>
          </table:table-cell>
          <table:table-cell table:style-name="ce1" office:value-type="string">
            <text:p>1.0998e-08</text:p>
          </table:table-cell>
          <table:table-cell table:style-name="ce1" office:value-type="string">
            <text:p>4.6239e-06</text:p>
          </table:table-cell>
          <table:table-cell table:style-name="ce1" office:value-type="string">
            <text:p>2.3381e-05</text:p>
          </table:table-cell>
          <table:table-cell table:style-name="ce1" office:value-type="string">
            <text:p>6.0524e-19</text:p>
          </table:table-cell>
          <table:table-cell table:style-name="ce1" office:value-type="string">
            <text:p>1.6045e-11</text:p>
          </table:table-cell>
          <table:table-cell table:style-name="ce1" office:value-type="string">
            <text:p>1.7823e-12</text:p>
          </table:table-cell>
          <table:table-cell table:style-name="ce1" office:value-type="string">
            <text:p>9.9328e-13</text:p>
          </table:table-cell>
          <table:table-cell office:value-type="float" office:value="0.00056568">
            <text:p>0.00056568</text:p>
          </table:table-cell>
          <table:table-cell table:style-name="ce1" office:value-type="string">
            <text:p>4.6851e-05</text:p>
          </table:table-cell>
          <table:table-cell table:style-name="ce1" office:value-type="string">
            <text:p>1.5941e-05</text:p>
          </table:table-cell>
          <table:table-cell table:style-name="ce1" office:value-type="string">
            <text:p>9.9497e-09</text:p>
          </table:table-cell>
          <table:table-cell table:style-name="ce1" office:value-type="string">
            <text:p>1.5439e-05</text:p>
          </table:table-cell>
          <table:table-cell table:style-name="ce1" office:value-type="string">
            <text:p>2.751e-05</text:p>
          </table:table-cell>
          <table:table-cell table:style-name="ce1" office:value-type="string">
            <text:p>1.0647e-18</text:p>
          </table:table-cell>
          <table:table-cell table:style-name="ce1" office:value-type="string">
            <text:p>5.8996e-12</text:p>
          </table:table-cell>
          <table:table-cell table:style-name="ce1" office:value-type="string">
            <text:p>1.715e-12</text:p>
          </table:table-cell>
          <table:table-cell table:style-name="ce1" office:value-type="string">
            <text:p>6.9605e-13</text:p>
          </table:table-cell>
        </table:table-row>
        <table:table-row table:style-name="ro2">
          <table:table-cell office:value-type="float" office:value="1570.702">
            <text:p>1570.702</text:p>
          </table:table-cell>
          <table:table-cell table:formula="of:=[.AC159]*1000000" office:value-type="float" office:value="463.85">
            <text:p>463.85</text:p>
          </table:table-cell>
          <table:table-cell table:formula="of:=[.AD159]*1000000" office:value-type="float" office:value="56.559">
            <text:p>56.559</text:p>
          </table:table-cell>
          <table:table-cell table:formula="of:=[.AE159]*1000000" office:value-type="float" office:value="13.245">
            <text:p>13.245</text:p>
          </table:table-cell>
          <table:table-cell table:formula="of:=[.AF159]*1000000" office:value-type="float" office:value="0.011544">
            <text:p>0.011544</text:p>
          </table:table-cell>
          <table:table-cell table:formula="of:=[.AG159]*1000000" office:value-type="float" office:value="1.2997">
            <text:p>1.2997</text:p>
          </table:table-cell>
          <table:table-cell table:formula="of:=[.AH159]*1000000" office:value-type="float" office:value="19.983">
            <text:p>19.983</text:p>
          </table:table-cell>
          <table:table-cell table:formula="of:=[.AI159]*1000000" office:value-type="float" office:value="0.00000000000039698">
            <text:p>3.9698E-013</text:p>
          </table:table-cell>
          <table:table-cell table:formula="of:=[.AJ159]*1000000" office:value-type="float" office:value="0.000032709">
            <text:p>0.000032709</text:p>
          </table:table-cell>
          <table:table-cell table:formula="of:=([.AK159]+[.AL159])*1000000" office:value-type="float" office:value="0.0000036536">
            <text:p>3.6536E-006</text:p>
          </table:table-cell>
          <table:table-cell table:formula="of:=[.AM159]*1000000" office:value-type="float" office:value="407.16">
            <text:p>407.16</text:p>
          </table:table-cell>
          <table:table-cell table:formula="of:=[.AN159]*1000000" office:value-type="float" office:value="58.815">
            <text:p>58.815</text:p>
          </table:table-cell>
          <table:table-cell table:formula="of:=[.AO159]*1000000" office:value-type="float" office:value="14.282">
            <text:p>14.282</text:p>
          </table:table-cell>
          <table:table-cell table:formula="of:=[.AP159]*1000000" office:value-type="float" office:value="0.011045">
            <text:p>0.011045</text:p>
          </table:table-cell>
          <table:table-cell table:formula="of:=[.AQ159]*1000000" office:value-type="float" office:value="4.6103">
            <text:p>4.6103</text:p>
          </table:table-cell>
          <table:table-cell table:formula="of:=[.AR159]*1000000" office:value-type="float" office:value="23.175">
            <text:p>23.175</text:p>
          </table:table-cell>
          <table:table-cell table:formula="of:=[.AS159]*1000000" office:value-type="float" office:value="0.00000000000058724">
            <text:p>5.8724E-013</text:p>
          </table:table-cell>
          <table:table-cell table:formula="of:=[.AT159]*1000000" office:value-type="float" office:value="0.000015919">
            <text:p>0.000015919</text:p>
          </table:table-cell>
          <table:table-cell table:formula="of:=([.AU159]+[.AV159])*1000000" office:value-type="float" office:value="0.00000273245">
            <text:p>2.73245E-006</text:p>
          </table:table-cell>
          <table:table-cell table:formula="of:=[.AW159]*1000000" office:value-type="float" office:value="562.62">
            <text:p>562.62</text:p>
          </table:table-cell>
          <table:table-cell table:formula="of:=[.AX159]*1000000" office:value-type="float" office:value="46.044">
            <text:p>46.044</text:p>
          </table:table-cell>
          <table:table-cell table:formula="of:=[.AY159]*1000000" office:value-type="float" office:value="15.865">
            <text:p>15.865</text:p>
          </table:table-cell>
          <table:table-cell table:formula="of:=[.AZ159]*1000000" office:value-type="float" office:value="0.010009">
            <text:p>0.010009</text:p>
          </table:table-cell>
          <table:table-cell table:formula="of:=[.BA159]*1000000" office:value-type="float" office:value="15.369">
            <text:p>15.369</text:p>
          </table:table-cell>
          <table:table-cell table:formula="of:=[.BB159]*1000000" office:value-type="float" office:value="27.209">
            <text:p>27.209</text:p>
          </table:table-cell>
          <table:table-cell table:formula="of:=[.BC159]*1000000" office:value-type="float" office:value="0.0000000000010327">
            <text:p>1.0327E-012</text:p>
          </table:table-cell>
          <table:table-cell table:formula="of:=[.BD159]*1000000" office:value-type="float" office:value="0.0000058146">
            <text:p>5.8146E-006</text:p>
          </table:table-cell>
          <table:table-cell table:formula="of:=([.BE159]+[.BF159])*1000000" office:value-type="float" office:value="0.00000236552">
            <text:p>2.36552E-006</text:p>
          </table:table-cell>
          <table:table-cell office:value-type="float" office:value="0.00046385">
            <text:p>0.00046385</text:p>
          </table:table-cell>
          <table:table-cell table:style-name="ce1" office:value-type="string">
            <text:p>5.6559e-05</text:p>
          </table:table-cell>
          <table:table-cell table:style-name="ce1" office:value-type="string">
            <text:p>1.3245e-05</text:p>
          </table:table-cell>
          <table:table-cell table:style-name="ce1" office:value-type="string">
            <text:p>1.1544e-08</text:p>
          </table:table-cell>
          <table:table-cell table:style-name="ce1" office:value-type="string">
            <text:p>1.2997e-06</text:p>
          </table:table-cell>
          <table:table-cell table:style-name="ce1" office:value-type="string">
            <text:p>1.9983e-05</text:p>
          </table:table-cell>
          <table:table-cell table:style-name="ce1" office:value-type="string">
            <text:p>3.9698e-19</text:p>
          </table:table-cell>
          <table:table-cell table:style-name="ce1" office:value-type="string">
            <text:p>3.2709e-11</text:p>
          </table:table-cell>
          <table:table-cell table:style-name="ce1" office:value-type="string">
            <text:p>2.1463e-12</text:p>
          </table:table-cell>
          <table:table-cell table:style-name="ce1" office:value-type="string">
            <text:p>1.5073e-12</text:p>
          </table:table-cell>
          <table:table-cell office:value-type="float" office:value="0.00040716">
            <text:p>0.00040716</text:p>
          </table:table-cell>
          <table:table-cell table:style-name="ce1" office:value-type="string">
            <text:p>5.8815e-05</text:p>
          </table:table-cell>
          <table:table-cell table:style-name="ce1" office:value-type="string">
            <text:p>1.4282e-05</text:p>
          </table:table-cell>
          <table:table-cell table:style-name="ce1" office:value-type="string">
            <text:p>1.1045e-08</text:p>
          </table:table-cell>
          <table:table-cell table:style-name="ce1" office:value-type="string">
            <text:p>4.6103e-06</text:p>
          </table:table-cell>
          <table:table-cell table:style-name="ce1" office:value-type="string">
            <text:p>2.3175e-05</text:p>
          </table:table-cell>
          <table:table-cell table:style-name="ce1" office:value-type="string">
            <text:p>5.8724e-19</text:p>
          </table:table-cell>
          <table:table-cell table:style-name="ce1" office:value-type="string">
            <text:p>1.5919e-11</text:p>
          </table:table-cell>
          <table:table-cell table:style-name="ce1" office:value-type="string">
            <text:p>1.7523e-12</text:p>
          </table:table-cell>
          <table:table-cell table:style-name="ce1" office:value-type="string">
            <text:p>9.8015e-13</text:p>
          </table:table-cell>
          <table:table-cell office:value-type="float" office:value="0.00056262">
            <text:p>0.00056262</text:p>
          </table:table-cell>
          <table:table-cell table:style-name="ce1" office:value-type="string">
            <text:p>4.6044e-05</text:p>
          </table:table-cell>
          <table:table-cell table:style-name="ce1" office:value-type="string">
            <text:p>1.5865e-05</text:p>
          </table:table-cell>
          <table:table-cell table:style-name="ce1" office:value-type="string">
            <text:p>1.0009e-08</text:p>
          </table:table-cell>
          <table:table-cell table:style-name="ce1" office:value-type="string">
            <text:p>1.5369e-05</text:p>
          </table:table-cell>
          <table:table-cell table:style-name="ce1" office:value-type="string">
            <text:p>2.7209e-05</text:p>
          </table:table-cell>
          <table:table-cell table:style-name="ce1" office:value-type="string">
            <text:p>1.0327e-18</text:p>
          </table:table-cell>
          <table:table-cell table:style-name="ce1" office:value-type="string">
            <text:p>5.8146e-12</text:p>
          </table:table-cell>
          <table:table-cell table:style-name="ce1" office:value-type="string">
            <text:p>1.68e-12</text:p>
          </table:table-cell>
          <table:table-cell table:style-name="ce1" office:value-type="string">
            <text:p>6.8552e-13</text:p>
          </table:table-cell>
        </table:table-row>
        <table:table-row table:style-name="ro2">
          <table:table-cell office:value-type="float" office:value="1580.702">
            <text:p>1580.702</text:p>
          </table:table-cell>
          <table:table-cell table:formula="of:=[.AC160]*1000000" office:value-type="float" office:value="460.39">
            <text:p>460.39</text:p>
          </table:table-cell>
          <table:table-cell table:formula="of:=[.AD160]*1000000" office:value-type="float" office:value="56.161">
            <text:p>56.161</text:p>
          </table:table-cell>
          <table:table-cell table:formula="of:=[.AE160]*1000000" office:value-type="float" office:value="13.168">
            <text:p>13.168</text:p>
          </table:table-cell>
          <table:table-cell table:formula="of:=[.AF160]*1000000" office:value-type="float" office:value="0.011584">
            <text:p>0.011584</text:p>
          </table:table-cell>
          <table:table-cell table:formula="of:=[.AG160]*1000000" office:value-type="float" office:value="1.2955">
            <text:p>1.2955</text:p>
          </table:table-cell>
          <table:table-cell table:formula="of:=[.AH160]*1000000" office:value-type="float" office:value="19.857">
            <text:p>19.857</text:p>
          </table:table-cell>
          <table:table-cell table:formula="of:=[.AI160]*1000000" office:value-type="float" office:value="0.00000000000038532">
            <text:p>3.8532E-013</text:p>
          </table:table-cell>
          <table:table-cell table:formula="of:=[.AJ160]*1000000" office:value-type="float" office:value="0.000032568">
            <text:p>0.000032568</text:p>
          </table:table-cell>
          <table:table-cell table:formula="of:=([.AK160]+[.AL160])*1000000" office:value-type="float" office:value="0.000003609">
            <text:p>0.000003609</text:p>
          </table:table-cell>
          <table:table-cell table:formula="of:=[.AM160]*1000000" office:value-type="float" office:value="403.8">
            <text:p>403.8</text:p>
          </table:table-cell>
          <table:table-cell table:formula="of:=[.AN160]*1000000" office:value-type="float" office:value="58.207">
            <text:p>58.207</text:p>
          </table:table-cell>
          <table:table-cell table:formula="of:=[.AO160]*1000000" office:value-type="float" office:value="14.203">
            <text:p>14.203</text:p>
          </table:table-cell>
          <table:table-cell table:formula="of:=[.AP160]*1000000" office:value-type="float" office:value="0.011092">
            <text:p>0.011092</text:p>
          </table:table-cell>
          <table:table-cell table:formula="of:=[.AQ160]*1000000" office:value-type="float" office:value="4.5968">
            <text:p>4.5968</text:p>
          </table:table-cell>
          <table:table-cell table:formula="of:=[.AR160]*1000000" office:value-type="float" office:value="22.971">
            <text:p>22.971</text:p>
          </table:table-cell>
          <table:table-cell table:formula="of:=[.AS160]*1000000" office:value-type="float" office:value="0.0000000000005698">
            <text:p>5.698E-013</text:p>
          </table:table-cell>
          <table:table-cell table:formula="of:=[.AT160]*1000000" office:value-type="float" office:value="0.000015794">
            <text:p>0.000015794</text:p>
          </table:table-cell>
          <table:table-cell table:formula="of:=([.AU160]+[.AV160])*1000000" office:value-type="float" office:value="0.00000269009">
            <text:p>2.69009E-006</text:p>
          </table:table-cell>
          <table:table-cell table:formula="of:=[.AW160]*1000000" office:value-type="float" office:value="559.62">
            <text:p>559.62</text:p>
          </table:table-cell>
          <table:table-cell table:formula="of:=[.AX160]*1000000" office:value-type="float" office:value="45.247">
            <text:p>45.247</text:p>
          </table:table-cell>
          <table:table-cell table:formula="of:=[.AY160]*1000000" office:value-type="float" office:value="15.788">
            <text:p>15.788</text:p>
          </table:table-cell>
          <table:table-cell table:formula="of:=[.AZ160]*1000000" office:value-type="float" office:value="0.010067">
            <text:p>0.010067</text:p>
          </table:table-cell>
          <table:table-cell table:formula="of:=[.BA160]*1000000" office:value-type="float" office:value="15.3">
            <text:p>15.3</text:p>
          </table:table-cell>
          <table:table-cell table:formula="of:=[.BB160]*1000000" office:value-type="float" office:value="26.909">
            <text:p>26.909</text:p>
          </table:table-cell>
          <table:table-cell table:formula="of:=[.BC160]*1000000" office:value-type="float" office:value="0.0000000000010017">
            <text:p>1.0017E-012</text:p>
          </table:table-cell>
          <table:table-cell table:formula="of:=[.BD160]*1000000" office:value-type="float" office:value="0.0000057306">
            <text:p>5.7306E-006</text:p>
          </table:table-cell>
          <table:table-cell table:formula="of:=([.BE160]+[.BF160])*1000000" office:value-type="float" office:value="0.0000023209">
            <text:p>2.3209E-006</text:p>
          </table:table-cell>
          <table:table-cell office:value-type="float" office:value="0.00046039">
            <text:p>0.00046039</text:p>
          </table:table-cell>
          <table:table-cell table:style-name="ce1" office:value-type="string">
            <text:p>5.6161e-05</text:p>
          </table:table-cell>
          <table:table-cell table:style-name="ce1" office:value-type="string">
            <text:p>1.3168e-05</text:p>
          </table:table-cell>
          <table:table-cell table:style-name="ce1" office:value-type="string">
            <text:p>1.1584e-08</text:p>
          </table:table-cell>
          <table:table-cell table:style-name="ce1" office:value-type="string">
            <text:p>1.2955e-06</text:p>
          </table:table-cell>
          <table:table-cell table:style-name="ce1" office:value-type="string">
            <text:p>1.9857e-05</text:p>
          </table:table-cell>
          <table:table-cell table:style-name="ce1" office:value-type="string">
            <text:p>3.8532e-19</text:p>
          </table:table-cell>
          <table:table-cell table:style-name="ce1" office:value-type="string">
            <text:p>3.2568e-11</text:p>
          </table:table-cell>
          <table:table-cell table:style-name="ce1" office:value-type="string">
            <text:p>2.1182e-12</text:p>
          </table:table-cell>
          <table:table-cell table:style-name="ce1" office:value-type="string">
            <text:p>1.4908e-12</text:p>
          </table:table-cell>
          <table:table-cell office:value-type="float" office:value="0.0004038">
            <text:p>0.0004038</text:p>
          </table:table-cell>
          <table:table-cell table:style-name="ce1" office:value-type="string">
            <text:p>5.8207e-05</text:p>
          </table:table-cell>
          <table:table-cell table:style-name="ce1" office:value-type="string">
            <text:p>1.4203e-05</text:p>
          </table:table-cell>
          <table:table-cell table:style-name="ce1" office:value-type="string">
            <text:p>1.1092e-08</text:p>
          </table:table-cell>
          <table:table-cell table:style-name="ce1" office:value-type="string">
            <text:p>4.5968e-06</text:p>
          </table:table-cell>
          <table:table-cell table:style-name="ce1" office:value-type="string">
            <text:p>2.2971e-05</text:p>
          </table:table-cell>
          <table:table-cell table:style-name="ce1" office:value-type="string">
            <text:p>5.698e-19</text:p>
          </table:table-cell>
          <table:table-cell table:style-name="ce1" office:value-type="string">
            <text:p>1.5794e-11</text:p>
          </table:table-cell>
          <table:table-cell table:style-name="ce1" office:value-type="string">
            <text:p>1.7229e-12</text:p>
          </table:table-cell>
          <table:table-cell table:style-name="ce1" office:value-type="string">
            <text:p>9.6719e-13</text:p>
          </table:table-cell>
          <table:table-cell office:value-type="float" office:value="0.00055962">
            <text:p>0.00055962</text:p>
          </table:table-cell>
          <table:table-cell table:style-name="ce1" office:value-type="string">
            <text:p>4.5247e-05</text:p>
          </table:table-cell>
          <table:table-cell table:style-name="ce1" office:value-type="string">
            <text:p>1.5788e-05</text:p>
          </table:table-cell>
          <table:table-cell table:style-name="ce1" office:value-type="string">
            <text:p>1.0067e-08</text:p>
          </table:table-cell>
          <table:table-cell table:style-name="ce1" office:value-type="string">
            <text:p>1.53e-05</text:p>
          </table:table-cell>
          <table:table-cell table:style-name="ce1" office:value-type="string">
            <text:p>2.6909e-05</text:p>
          </table:table-cell>
          <table:table-cell table:style-name="ce1" office:value-type="string">
            <text:p>1.0017e-18</text:p>
          </table:table-cell>
          <table:table-cell table:style-name="ce1" office:value-type="string">
            <text:p>5.7306e-12</text:p>
          </table:table-cell>
          <table:table-cell table:style-name="ce1" office:value-type="string">
            <text:p>1.6458e-12</text:p>
          </table:table-cell>
          <table:table-cell table:style-name="ce1" office:value-type="string">
            <text:p>6.751e-13</text:p>
          </table:table-cell>
        </table:table-row>
        <table:table-row table:style-name="ro2">
          <table:table-cell office:value-type="float" office:value="1590.702">
            <text:p>1590.702</text:p>
          </table:table-cell>
          <table:table-cell table:formula="of:=[.AC161]*1000000" office:value-type="float" office:value="456.95">
            <text:p>456.95</text:p>
          </table:table-cell>
          <table:table-cell table:formula="of:=[.AD161]*1000000" office:value-type="float" office:value="55.765">
            <text:p>55.765</text:p>
          </table:table-cell>
          <table:table-cell table:formula="of:=[.AE161]*1000000" office:value-type="float" office:value="13.091">
            <text:p>13.091</text:p>
          </table:table-cell>
          <table:table-cell table:formula="of:=[.AF161]*1000000" office:value-type="float" office:value="0.011624">
            <text:p>0.011624</text:p>
          </table:table-cell>
          <table:table-cell table:formula="of:=[.AG161]*1000000" office:value-type="float" office:value="1.2913">
            <text:p>1.2913</text:p>
          </table:table-cell>
          <table:table-cell table:formula="of:=[.AH161]*1000000" office:value-type="float" office:value="19.731">
            <text:p>19.731</text:p>
          </table:table-cell>
          <table:table-cell table:formula="of:=[.AI161]*1000000" office:value-type="float" office:value="0.00000000000037401">
            <text:p>3.7401E-013</text:p>
          </table:table-cell>
          <table:table-cell table:formula="of:=[.AJ161]*1000000" office:value-type="float" office:value="0.000032428">
            <text:p>0.000032428</text:p>
          </table:table-cell>
          <table:table-cell table:formula="of:=([.AK161]+[.AL161])*1000000" office:value-type="float" office:value="0.000003565">
            <text:p>0.000003565</text:p>
          </table:table-cell>
          <table:table-cell table:formula="of:=[.AM161]*1000000" office:value-type="float" office:value="400.49">
            <text:p>400.49</text:p>
          </table:table-cell>
          <table:table-cell table:formula="of:=[.AN161]*1000000" office:value-type="float" office:value="57.604">
            <text:p>57.604</text:p>
          </table:table-cell>
          <table:table-cell table:formula="of:=[.AO161]*1000000" office:value-type="float" office:value="14.125">
            <text:p>14.125</text:p>
          </table:table-cell>
          <table:table-cell table:formula="of:=[.AP161]*1000000" office:value-type="float" office:value="0.011138">
            <text:p>0.011138</text:p>
          </table:table-cell>
          <table:table-cell table:formula="of:=[.AQ161]*1000000" office:value-type="float" office:value="4.5834">
            <text:p>4.5834</text:p>
          </table:table-cell>
          <table:table-cell table:formula="of:=[.AR161]*1000000" office:value-type="float" office:value="22.768">
            <text:p>22.768</text:p>
          </table:table-cell>
          <table:table-cell table:formula="of:=[.AS161]*1000000" office:value-type="float" office:value="0.00000000000055288">
            <text:p>5.5288E-013</text:p>
          </table:table-cell>
          <table:table-cell table:formula="of:=[.AT161]*1000000" office:value-type="float" office:value="0.000015669">
            <text:p>0.000015669</text:p>
          </table:table-cell>
          <table:table-cell table:formula="of:=([.AU161]+[.AV161])*1000000" office:value-type="float" office:value="0.00000264838">
            <text:p>2.64838E-006</text:p>
          </table:table-cell>
          <table:table-cell table:formula="of:=[.AW161]*1000000" office:value-type="float" office:value="556.66">
            <text:p>556.66</text:p>
          </table:table-cell>
          <table:table-cell table:formula="of:=[.AX161]*1000000" office:value-type="float" office:value="44.46">
            <text:p>44.46</text:p>
          </table:table-cell>
          <table:table-cell table:formula="of:=[.AY161]*1000000" office:value-type="float" office:value="15.712">
            <text:p>15.712</text:p>
          </table:table-cell>
          <table:table-cell table:formula="of:=[.AZ161]*1000000" office:value-type="float" office:value="0.010124">
            <text:p>0.010124</text:p>
          </table:table-cell>
          <table:table-cell table:formula="of:=[.BA161]*1000000" office:value-type="float" office:value="15.23">
            <text:p>15.23</text:p>
          </table:table-cell>
          <table:table-cell table:formula="of:=[.BB161]*1000000" office:value-type="float" office:value="26.61">
            <text:p>26.61</text:p>
          </table:table-cell>
          <table:table-cell table:formula="of:=[.BC161]*1000000" office:value-type="float" office:value="0.00000000000097158">
            <text:p>9.7158E-013</text:p>
          </table:table-cell>
          <table:table-cell table:formula="of:=[.BD161]*1000000" office:value-type="float" office:value="0.0000056475">
            <text:p>5.6475E-006</text:p>
          </table:table-cell>
          <table:table-cell table:formula="of:=([.BE161]+[.BF161])*1000000" office:value-type="float" office:value="0.000002277">
            <text:p>0.000002277</text:p>
          </table:table-cell>
          <table:table-cell office:value-type="float" office:value="0.00045695">
            <text:p>0.00045695</text:p>
          </table:table-cell>
          <table:table-cell table:style-name="ce1" office:value-type="string">
            <text:p>5.5765e-05</text:p>
          </table:table-cell>
          <table:table-cell table:style-name="ce1" office:value-type="string">
            <text:p>1.3091e-05</text:p>
          </table:table-cell>
          <table:table-cell table:style-name="ce1" office:value-type="string">
            <text:p>1.1624e-08</text:p>
          </table:table-cell>
          <table:table-cell table:style-name="ce1" office:value-type="string">
            <text:p>1.2913e-06</text:p>
          </table:table-cell>
          <table:table-cell table:style-name="ce1" office:value-type="string">
            <text:p>1.9731e-05</text:p>
          </table:table-cell>
          <table:table-cell table:style-name="ce1" office:value-type="string">
            <text:p>3.7401e-19</text:p>
          </table:table-cell>
          <table:table-cell table:style-name="ce1" office:value-type="string">
            <text:p>3.2428e-11</text:p>
          </table:table-cell>
          <table:table-cell table:style-name="ce1" office:value-type="string">
            <text:p>2.0904e-12</text:p>
          </table:table-cell>
          <table:table-cell table:style-name="ce1" office:value-type="string">
            <text:p>1.4746e-12</text:p>
          </table:table-cell>
          <table:table-cell office:value-type="float" office:value="0.00040049">
            <text:p>0.00040049</text:p>
          </table:table-cell>
          <table:table-cell table:style-name="ce1" office:value-type="string">
            <text:p>5.7604e-05</text:p>
          </table:table-cell>
          <table:table-cell table:style-name="ce1" office:value-type="string">
            <text:p>1.4125e-05</text:p>
          </table:table-cell>
          <table:table-cell table:style-name="ce1" office:value-type="string">
            <text:p>1.1138e-08</text:p>
          </table:table-cell>
          <table:table-cell table:style-name="ce1" office:value-type="string">
            <text:p>4.5834e-06</text:p>
          </table:table-cell>
          <table:table-cell table:style-name="ce1" office:value-type="string">
            <text:p>2.2768e-05</text:p>
          </table:table-cell>
          <table:table-cell table:style-name="ce1" office:value-type="string">
            <text:p>5.5288e-19</text:p>
          </table:table-cell>
          <table:table-cell table:style-name="ce1" office:value-type="string">
            <text:p>1.5669e-11</text:p>
          </table:table-cell>
          <table:table-cell table:style-name="ce1" office:value-type="string">
            <text:p>1.694e-12</text:p>
          </table:table-cell>
          <table:table-cell table:style-name="ce1" office:value-type="string">
            <text:p>9.5438e-13</text:p>
          </table:table-cell>
          <table:table-cell office:value-type="float" office:value="0.00055666">
            <text:p>0.00055666</text:p>
          </table:table-cell>
          <table:table-cell table:style-name="ce1" office:value-type="string">
            <text:p>4.446e-05</text:p>
          </table:table-cell>
          <table:table-cell table:style-name="ce1" office:value-type="string">
            <text:p>1.5712e-05</text:p>
          </table:table-cell>
          <table:table-cell table:style-name="ce1" office:value-type="string">
            <text:p>1.0124e-08</text:p>
          </table:table-cell>
          <table:table-cell table:style-name="ce1" office:value-type="string">
            <text:p>1.523e-05</text:p>
          </table:table-cell>
          <table:table-cell table:style-name="ce1" office:value-type="string">
            <text:p>2.661e-05</text:p>
          </table:table-cell>
          <table:table-cell table:style-name="ce1" office:value-type="string">
            <text:p>9.7158e-19</text:p>
          </table:table-cell>
          <table:table-cell table:style-name="ce1" office:value-type="string">
            <text:p>5.6475e-12</text:p>
          </table:table-cell>
          <table:table-cell table:style-name="ce1" office:value-type="string">
            <text:p>1.6122e-12</text:p>
          </table:table-cell>
          <table:table-cell table:style-name="ce1" office:value-type="string">
            <text:p>6.648e-13</text:p>
          </table:table-cell>
        </table:table-row>
        <table:table-row table:style-name="ro2">
          <table:table-cell office:value-type="float" office:value="1600.702">
            <text:p>1600.702</text:p>
          </table:table-cell>
          <table:table-cell table:formula="of:=[.AC162]*1000000" office:value-type="float" office:value="453.55">
            <text:p>453.55</text:p>
          </table:table-cell>
          <table:table-cell table:formula="of:=[.AD162]*1000000" office:value-type="float" office:value="55.373">
            <text:p>55.373</text:p>
          </table:table-cell>
          <table:table-cell table:formula="of:=[.AE162]*1000000" office:value-type="float" office:value="13.014">
            <text:p>13.014</text:p>
          </table:table-cell>
          <table:table-cell table:formula="of:=[.AF162]*1000000" office:value-type="float" office:value="0.011663">
            <text:p>0.011663</text:p>
          </table:table-cell>
          <table:table-cell table:formula="of:=[.AG162]*1000000" office:value-type="float" office:value="1.2871">
            <text:p>1.2871</text:p>
          </table:table-cell>
          <table:table-cell table:formula="of:=[.AH162]*1000000" office:value-type="float" office:value="19.606">
            <text:p>19.606</text:p>
          </table:table-cell>
          <table:table-cell table:formula="of:=[.AI162]*1000000" office:value-type="float" office:value="0.00000000000036305">
            <text:p>3.6305E-013</text:p>
          </table:table-cell>
          <table:table-cell table:formula="of:=[.AJ162]*1000000" office:value-type="float" office:value="0.000032289">
            <text:p>0.000032289</text:p>
          </table:table-cell>
          <table:table-cell table:formula="of:=([.AK162]+[.AL162])*1000000" office:value-type="float" office:value="0.0000035216">
            <text:p>3.5216E-006</text:p>
          </table:table-cell>
          <table:table-cell table:formula="of:=[.AM162]*1000000" office:value-type="float" office:value="397.21">
            <text:p>397.21</text:p>
          </table:table-cell>
          <table:table-cell table:formula="of:=[.AN162]*1000000" office:value-type="float" office:value="57.006">
            <text:p>57.006</text:p>
          </table:table-cell>
          <table:table-cell table:formula="of:=[.AO162]*1000000" office:value-type="float" office:value="14.047">
            <text:p>14.047</text:p>
          </table:table-cell>
          <table:table-cell table:formula="of:=[.AP162]*1000000" office:value-type="float" office:value="0.011184">
            <text:p>0.011184</text:p>
          </table:table-cell>
          <table:table-cell table:formula="of:=[.AQ162]*1000000" office:value-type="float" office:value="4.57">
            <text:p>4.57</text:p>
          </table:table-cell>
          <table:table-cell table:formula="of:=[.AR162]*1000000" office:value-type="float" office:value="22.566">
            <text:p>22.566</text:p>
          </table:table-cell>
          <table:table-cell table:formula="of:=[.AS162]*1000000" office:value-type="float" office:value="0.00000000000053648">
            <text:p>5.3648E-013</text:p>
          </table:table-cell>
          <table:table-cell table:formula="of:=[.AT162]*1000000" office:value-type="float" office:value="0.000015546">
            <text:p>0.000015546</text:p>
          </table:table-cell>
          <table:table-cell table:formula="of:=([.AU162]+[.AV162])*1000000" office:value-type="float" office:value="0.00000260744">
            <text:p>2.60744E-006</text:p>
          </table:table-cell>
          <table:table-cell table:formula="of:=[.AW162]*1000000" office:value-type="float" office:value="553.74">
            <text:p>553.74</text:p>
          </table:table-cell>
          <table:table-cell table:formula="of:=[.AX162]*1000000" office:value-type="float" office:value="43.682">
            <text:p>43.682</text:p>
          </table:table-cell>
          <table:table-cell table:formula="of:=[.AY162]*1000000" office:value-type="float" office:value="15.635">
            <text:p>15.635</text:p>
          </table:table-cell>
          <table:table-cell table:formula="of:=[.AZ162]*1000000" office:value-type="float" office:value="0.010181">
            <text:p>0.010181</text:p>
          </table:table-cell>
          <table:table-cell table:formula="of:=[.BA162]*1000000" office:value-type="float" office:value="15.16">
            <text:p>15.16</text:p>
          </table:table-cell>
          <table:table-cell table:formula="of:=[.BB162]*1000000" office:value-type="float" office:value="26.312">
            <text:p>26.312</text:p>
          </table:table-cell>
          <table:table-cell table:formula="of:=[.BC162]*1000000" office:value-type="float" office:value="0.00000000000094242">
            <text:p>9.4242E-013</text:p>
          </table:table-cell>
          <table:table-cell table:formula="of:=[.BD162]*1000000" office:value-type="float" office:value="0.0000055652">
            <text:p>5.5652E-006</text:p>
          </table:table-cell>
          <table:table-cell table:formula="of:=([.BE162]+[.BF162])*1000000" office:value-type="float" office:value="0.00000223391">
            <text:p>2.23391E-006</text:p>
          </table:table-cell>
          <table:table-cell office:value-type="float" office:value="0.00045355">
            <text:p>0.00045355</text:p>
          </table:table-cell>
          <table:table-cell table:style-name="ce1" office:value-type="string">
            <text:p>5.5373e-05</text:p>
          </table:table-cell>
          <table:table-cell table:style-name="ce1" office:value-type="string">
            <text:p>1.3014e-05</text:p>
          </table:table-cell>
          <table:table-cell table:style-name="ce1" office:value-type="string">
            <text:p>1.1663e-08</text:p>
          </table:table-cell>
          <table:table-cell table:style-name="ce1" office:value-type="string">
            <text:p>1.2871e-06</text:p>
          </table:table-cell>
          <table:table-cell table:style-name="ce1" office:value-type="string">
            <text:p>1.9606e-05</text:p>
          </table:table-cell>
          <table:table-cell table:style-name="ce1" office:value-type="string">
            <text:p>3.6305e-19</text:p>
          </table:table-cell>
          <table:table-cell table:style-name="ce1" office:value-type="string">
            <text:p>3.2289e-11</text:p>
          </table:table-cell>
          <table:table-cell table:style-name="ce1" office:value-type="string">
            <text:p>2.0631e-12</text:p>
          </table:table-cell>
          <table:table-cell table:style-name="ce1" office:value-type="string">
            <text:p>1.4585e-12</text:p>
          </table:table-cell>
          <table:table-cell office:value-type="float" office:value="0.00039721">
            <text:p>0.00039721</text:p>
          </table:table-cell>
          <table:table-cell table:style-name="ce1" office:value-type="string">
            <text:p>5.7006e-05</text:p>
          </table:table-cell>
          <table:table-cell table:style-name="ce1" office:value-type="string">
            <text:p>1.4047e-05</text:p>
          </table:table-cell>
          <table:table-cell table:style-name="ce1" office:value-type="string">
            <text:p>1.1184e-08</text:p>
          </table:table-cell>
          <table:table-cell table:style-name="ce1" office:value-type="string">
            <text:p>4.57e-06</text:p>
          </table:table-cell>
          <table:table-cell table:style-name="ce1" office:value-type="string">
            <text:p>2.2566e-05</text:p>
          </table:table-cell>
          <table:table-cell table:style-name="ce1" office:value-type="string">
            <text:p>5.3648e-19</text:p>
          </table:table-cell>
          <table:table-cell table:style-name="ce1" office:value-type="string">
            <text:p>1.5546e-11</text:p>
          </table:table-cell>
          <table:table-cell table:style-name="ce1" office:value-type="string">
            <text:p>1.6657e-12</text:p>
          </table:table-cell>
          <table:table-cell table:style-name="ce1" office:value-type="string">
            <text:p>9.4174e-13</text:p>
          </table:table-cell>
          <table:table-cell office:value-type="float" office:value="0.00055374">
            <text:p>0.00055374</text:p>
          </table:table-cell>
          <table:table-cell table:style-name="ce1" office:value-type="string">
            <text:p>4.3682e-05</text:p>
          </table:table-cell>
          <table:table-cell table:style-name="ce1" office:value-type="string">
            <text:p>1.5635e-05</text:p>
          </table:table-cell>
          <table:table-cell table:style-name="ce1" office:value-type="string">
            <text:p>1.0181e-08</text:p>
          </table:table-cell>
          <table:table-cell table:style-name="ce1" office:value-type="string">
            <text:p>1.516e-05</text:p>
          </table:table-cell>
          <table:table-cell table:style-name="ce1" office:value-type="string">
            <text:p>2.6312e-05</text:p>
          </table:table-cell>
          <table:table-cell table:style-name="ce1" office:value-type="string">
            <text:p>9.4242e-19</text:p>
          </table:table-cell>
          <table:table-cell table:style-name="ce1" office:value-type="string">
            <text:p>5.5652e-12</text:p>
          </table:table-cell>
          <table:table-cell table:style-name="ce1" office:value-type="string">
            <text:p>1.5793e-12</text:p>
          </table:table-cell>
          <table:table-cell table:style-name="ce1" office:value-type="string">
            <text:p>6.5461e-13</text:p>
          </table:table-cell>
        </table:table-row>
        <table:table-row table:style-name="ro2">
          <table:table-cell office:value-type="float" office:value="1610.702">
            <text:p>1610.702</text:p>
          </table:table-cell>
          <table:table-cell table:formula="of:=[.AC163]*1000000" office:value-type="float" office:value="450.17">
            <text:p>450.17</text:p>
          </table:table-cell>
          <table:table-cell table:formula="of:=[.AD163]*1000000" office:value-type="float" office:value="54.982">
            <text:p>54.982</text:p>
          </table:table-cell>
          <table:table-cell table:formula="of:=[.AE163]*1000000" office:value-type="float" office:value="12.937">
            <text:p>12.937</text:p>
          </table:table-cell>
          <table:table-cell table:formula="of:=[.AF163]*1000000" office:value-type="float" office:value="0.011702">
            <text:p>0.011702</text:p>
          </table:table-cell>
          <table:table-cell table:formula="of:=[.AG163]*1000000" office:value-type="float" office:value="1.283">
            <text:p>1.283</text:p>
          </table:table-cell>
          <table:table-cell table:formula="of:=[.AH163]*1000000" office:value-type="float" office:value="19.482">
            <text:p>19.482</text:p>
          </table:table-cell>
          <table:table-cell table:formula="of:=[.AI163]*1000000" office:value-type="float" office:value="0.00000000000035242">
            <text:p>3.5242E-013</text:p>
          </table:table-cell>
          <table:table-cell table:formula="of:=[.AJ163]*1000000" office:value-type="float" office:value="0.00003215">
            <text:p>0.00003215</text:p>
          </table:table-cell>
          <table:table-cell table:formula="of:=([.AK163]+[.AL163])*1000000" office:value-type="float" office:value="0.0000034788">
            <text:p>3.4788E-006</text:p>
          </table:table-cell>
          <table:table-cell table:formula="of:=[.AM163]*1000000" office:value-type="float" office:value="393.96">
            <text:p>393.96</text:p>
          </table:table-cell>
          <table:table-cell table:formula="of:=[.AN163]*1000000" office:value-type="float" office:value="56.415">
            <text:p>56.415</text:p>
          </table:table-cell>
          <table:table-cell table:formula="of:=[.AO163]*1000000" office:value-type="float" office:value="13.969">
            <text:p>13.969</text:p>
          </table:table-cell>
          <table:table-cell table:formula="of:=[.AP163]*1000000" office:value-type="float" office:value="0.011229">
            <text:p>0.011229</text:p>
          </table:table-cell>
          <table:table-cell table:formula="of:=[.AQ163]*1000000" office:value-type="float" office:value="4.5566">
            <text:p>4.5566</text:p>
          </table:table-cell>
          <table:table-cell table:formula="of:=[.AR163]*1000000" office:value-type="float" office:value="22.366">
            <text:p>22.366</text:p>
          </table:table-cell>
          <table:table-cell table:formula="of:=[.AS163]*1000000" office:value-type="float" office:value="0.00000000000052058">
            <text:p>5.2058E-013</text:p>
          </table:table-cell>
          <table:table-cell table:formula="of:=[.AT163]*1000000" office:value-type="float" office:value="0.000015423">
            <text:p>0.000015423</text:p>
          </table:table-cell>
          <table:table-cell table:formula="of:=([.AU163]+[.AV163])*1000000" office:value-type="float" office:value="0.00000256716">
            <text:p>2.56716E-006</text:p>
          </table:table-cell>
          <table:table-cell table:formula="of:=[.AW163]*1000000" office:value-type="float" office:value="550.88">
            <text:p>550.88</text:p>
          </table:table-cell>
          <table:table-cell table:formula="of:=[.AX163]*1000000" office:value-type="float" office:value="42.915">
            <text:p>42.915</text:p>
          </table:table-cell>
          <table:table-cell table:formula="of:=[.AY163]*1000000" office:value-type="float" office:value="15.558">
            <text:p>15.558</text:p>
          </table:table-cell>
          <table:table-cell table:formula="of:=[.AZ163]*1000000" office:value-type="float" office:value="0.010238">
            <text:p>0.010238</text:p>
          </table:table-cell>
          <table:table-cell table:formula="of:=[.BA163]*1000000" office:value-type="float" office:value="15.09">
            <text:p>15.09</text:p>
          </table:table-cell>
          <table:table-cell table:formula="of:=[.BB163]*1000000" office:value-type="float" office:value="26.016">
            <text:p>26.016</text:p>
          </table:table-cell>
          <table:table-cell table:formula="of:=[.BC163]*1000000" office:value-type="float" office:value="0.00000000000091415">
            <text:p>9.1415E-013</text:p>
          </table:table-cell>
          <table:table-cell table:formula="of:=[.BD163]*1000000" office:value-type="float" office:value="0.0000054838">
            <text:p>5.4838E-006</text:p>
          </table:table-cell>
          <table:table-cell table:formula="of:=([.BE163]+[.BF163])*1000000" office:value-type="float" office:value="0.00000219163">
            <text:p>2.19163E-006</text:p>
          </table:table-cell>
          <table:table-cell office:value-type="float" office:value="0.00045017">
            <text:p>0.00045017</text:p>
          </table:table-cell>
          <table:table-cell table:style-name="ce1" office:value-type="string">
            <text:p>5.4982e-05</text:p>
          </table:table-cell>
          <table:table-cell table:style-name="ce1" office:value-type="string">
            <text:p>1.2937e-05</text:p>
          </table:table-cell>
          <table:table-cell table:style-name="ce1" office:value-type="string">
            <text:p>1.1702e-08</text:p>
          </table:table-cell>
          <table:table-cell table:style-name="ce1" office:value-type="string">
            <text:p>1.283e-06</text:p>
          </table:table-cell>
          <table:table-cell table:style-name="ce1" office:value-type="string">
            <text:p>1.9482e-05</text:p>
          </table:table-cell>
          <table:table-cell table:style-name="ce1" office:value-type="string">
            <text:p>3.5242e-19</text:p>
          </table:table-cell>
          <table:table-cell table:style-name="ce1" office:value-type="string">
            <text:p>3.215e-11</text:p>
          </table:table-cell>
          <table:table-cell table:style-name="ce1" office:value-type="string">
            <text:p>2.0362e-12</text:p>
          </table:table-cell>
          <table:table-cell table:style-name="ce1" office:value-type="string">
            <text:p>1.4426e-12</text:p>
          </table:table-cell>
          <table:table-cell office:value-type="float" office:value="0.00039396">
            <text:p>0.00039396</text:p>
          </table:table-cell>
          <table:table-cell table:style-name="ce1" office:value-type="string">
            <text:p>5.6415e-05</text:p>
          </table:table-cell>
          <table:table-cell table:style-name="ce1" office:value-type="string">
            <text:p>1.3969e-05</text:p>
          </table:table-cell>
          <table:table-cell table:style-name="ce1" office:value-type="string">
            <text:p>1.1229e-08</text:p>
          </table:table-cell>
          <table:table-cell table:style-name="ce1" office:value-type="string">
            <text:p>4.5566e-06</text:p>
          </table:table-cell>
          <table:table-cell table:style-name="ce1" office:value-type="string">
            <text:p>2.2366e-05</text:p>
          </table:table-cell>
          <table:table-cell table:style-name="ce1" office:value-type="string">
            <text:p>5.2058e-19</text:p>
          </table:table-cell>
          <table:table-cell table:style-name="ce1" office:value-type="string">
            <text:p>1.5423e-11</text:p>
          </table:table-cell>
          <table:table-cell table:style-name="ce1" office:value-type="string">
            <text:p>1.6379e-12</text:p>
          </table:table-cell>
          <table:table-cell table:style-name="ce1" office:value-type="string">
            <text:p>9.2926e-13</text:p>
          </table:table-cell>
          <table:table-cell office:value-type="float" office:value="0.00055088">
            <text:p>0.00055088</text:p>
          </table:table-cell>
          <table:table-cell table:style-name="ce1" office:value-type="string">
            <text:p>4.2915e-05</text:p>
          </table:table-cell>
          <table:table-cell table:style-name="ce1" office:value-type="string">
            <text:p>1.5558e-05</text:p>
          </table:table-cell>
          <table:table-cell table:style-name="ce1" office:value-type="string">
            <text:p>1.0238e-08</text:p>
          </table:table-cell>
          <table:table-cell table:style-name="ce1" office:value-type="string">
            <text:p>1.509e-05</text:p>
          </table:table-cell>
          <table:table-cell table:style-name="ce1" office:value-type="string">
            <text:p>2.6016e-05</text:p>
          </table:table-cell>
          <table:table-cell table:style-name="ce1" office:value-type="string">
            <text:p>9.1415e-19</text:p>
          </table:table-cell>
          <table:table-cell table:style-name="ce1" office:value-type="string">
            <text:p>5.4838e-12</text:p>
          </table:table-cell>
          <table:table-cell table:style-name="ce1" office:value-type="string">
            <text:p>1.5471e-12</text:p>
          </table:table-cell>
          <table:table-cell table:style-name="ce1" office:value-type="string">
            <text:p>6.4453e-13</text:p>
          </table:table-cell>
        </table:table-row>
        <table:table-row table:style-name="ro2">
          <table:table-cell office:value-type="float" office:value="1620.702">
            <text:p>1620.702</text:p>
          </table:table-cell>
          <table:table-cell table:formula="of:=[.AC164]*1000000" office:value-type="float" office:value="446.82">
            <text:p>446.82</text:p>
          </table:table-cell>
          <table:table-cell table:formula="of:=[.AD164]*1000000" office:value-type="float" office:value="54.595">
            <text:p>54.595</text:p>
          </table:table-cell>
          <table:table-cell table:formula="of:=[.AE164]*1000000" office:value-type="float" office:value="12.86">
            <text:p>12.86</text:p>
          </table:table-cell>
          <table:table-cell table:formula="of:=[.AF164]*1000000" office:value-type="float" office:value="0.01174">
            <text:p>0.01174</text:p>
          </table:table-cell>
          <table:table-cell table:formula="of:=[.AG164]*1000000" office:value-type="float" office:value="1.2788">
            <text:p>1.2788</text:p>
          </table:table-cell>
          <table:table-cell table:formula="of:=[.AH164]*1000000" office:value-type="float" office:value="19.358">
            <text:p>19.358</text:p>
          </table:table-cell>
          <table:table-cell table:formula="of:=[.AI164]*1000000" office:value-type="float" office:value="0.00000000000034212">
            <text:p>3.4212E-013</text:p>
          </table:table-cell>
          <table:table-cell table:formula="of:=[.AJ164]*1000000" office:value-type="float" office:value="0.000032012">
            <text:p>0.000032012</text:p>
          </table:table-cell>
          <table:table-cell table:formula="of:=([.AK164]+[.AL164])*1000000" office:value-type="float" office:value="0.0000034365">
            <text:p>3.4365E-006</text:p>
          </table:table-cell>
          <table:table-cell table:formula="of:=[.AM164]*1000000" office:value-type="float" office:value="390.76">
            <text:p>390.76</text:p>
          </table:table-cell>
          <table:table-cell table:formula="of:=[.AN164]*1000000" office:value-type="float" office:value="55.828">
            <text:p>55.828</text:p>
          </table:table-cell>
          <table:table-cell table:formula="of:=[.AO164]*1000000" office:value-type="float" office:value="13.89">
            <text:p>13.89</text:p>
          </table:table-cell>
          <table:table-cell table:formula="of:=[.AP164]*1000000" office:value-type="float" office:value="0.011274">
            <text:p>0.011274</text:p>
          </table:table-cell>
          <table:table-cell table:formula="of:=[.AQ164]*1000000" office:value-type="float" office:value="4.5434">
            <text:p>4.5434</text:p>
          </table:table-cell>
          <table:table-cell table:formula="of:=[.AR164]*1000000" office:value-type="float" office:value="22.167">
            <text:p>22.167</text:p>
          </table:table-cell>
          <table:table-cell table:formula="of:=[.AS164]*1000000" office:value-type="float" office:value="0.00000000000050517">
            <text:p>5.0517E-013</text:p>
          </table:table-cell>
          <table:table-cell table:formula="of:=[.AT164]*1000000" office:value-type="float" office:value="0.000015301">
            <text:p>0.000015301</text:p>
          </table:table-cell>
          <table:table-cell table:formula="of:=([.AU164]+[.AV164])*1000000" office:value-type="float" office:value="0.00000252753">
            <text:p>2.52753E-006</text:p>
          </table:table-cell>
          <table:table-cell table:formula="of:=[.AW164]*1000000" office:value-type="float" office:value="548.06">
            <text:p>548.06</text:p>
          </table:table-cell>
          <table:table-cell table:formula="of:=[.AX164]*1000000" office:value-type="float" office:value="42.157">
            <text:p>42.157</text:p>
          </table:table-cell>
          <table:table-cell table:formula="of:=[.AY164]*1000000" office:value-type="float" office:value="15.48">
            <text:p>15.48</text:p>
          </table:table-cell>
          <table:table-cell table:formula="of:=[.AZ164]*1000000" office:value-type="float" office:value="0.010293">
            <text:p>0.010293</text:p>
          </table:table-cell>
          <table:table-cell table:formula="of:=[.BA164]*1000000" office:value-type="float" office:value="15.019">
            <text:p>15.019</text:p>
          </table:table-cell>
          <table:table-cell table:formula="of:=[.BB164]*1000000" office:value-type="float" office:value="25.721">
            <text:p>25.721</text:p>
          </table:table-cell>
          <table:table-cell table:formula="of:=[.BC164]*1000000" office:value-type="float" office:value="0.00000000000088673">
            <text:p>8.8673E-013</text:p>
          </table:table-cell>
          <table:table-cell table:formula="of:=[.BD164]*1000000" office:value-type="float" office:value="0.0000054033">
            <text:p>5.4033E-006</text:p>
          </table:table-cell>
          <table:table-cell table:formula="of:=([.BE164]+[.BF164])*1000000" office:value-type="float" office:value="0.00000215008">
            <text:p>2.15008E-006</text:p>
          </table:table-cell>
          <table:table-cell office:value-type="float" office:value="0.00044682">
            <text:p>0.00044682</text:p>
          </table:table-cell>
          <table:table-cell table:style-name="ce1" office:value-type="string">
            <text:p>5.4595e-05</text:p>
          </table:table-cell>
          <table:table-cell table:style-name="ce1" office:value-type="string">
            <text:p>1.286e-05</text:p>
          </table:table-cell>
          <table:table-cell table:style-name="ce1" office:value-type="string">
            <text:p>1.174e-08</text:p>
          </table:table-cell>
          <table:table-cell table:style-name="ce1" office:value-type="string">
            <text:p>1.2788e-06</text:p>
          </table:table-cell>
          <table:table-cell table:style-name="ce1" office:value-type="string">
            <text:p>1.9358e-05</text:p>
          </table:table-cell>
          <table:table-cell table:style-name="ce1" office:value-type="string">
            <text:p>3.4212e-19</text:p>
          </table:table-cell>
          <table:table-cell table:style-name="ce1" office:value-type="string">
            <text:p>3.2012e-11</text:p>
          </table:table-cell>
          <table:table-cell table:style-name="ce1" office:value-type="string">
            <text:p>2.0097e-12</text:p>
          </table:table-cell>
          <table:table-cell table:style-name="ce1" office:value-type="string">
            <text:p>1.4268e-12</text:p>
          </table:table-cell>
          <table:table-cell office:value-type="float" office:value="0.00039076">
            <text:p>0.00039076</text:p>
          </table:table-cell>
          <table:table-cell table:style-name="ce1" office:value-type="string">
            <text:p>5.5828e-05</text:p>
          </table:table-cell>
          <table:table-cell table:style-name="ce1" office:value-type="string">
            <text:p>1.389e-05</text:p>
          </table:table-cell>
          <table:table-cell table:style-name="ce1" office:value-type="string">
            <text:p>1.1274e-08</text:p>
          </table:table-cell>
          <table:table-cell table:style-name="ce1" office:value-type="string">
            <text:p>4.5434e-06</text:p>
          </table:table-cell>
          <table:table-cell table:style-name="ce1" office:value-type="string">
            <text:p>2.2167e-05</text:p>
          </table:table-cell>
          <table:table-cell table:style-name="ce1" office:value-type="string">
            <text:p>5.0517e-19</text:p>
          </table:table-cell>
          <table:table-cell table:style-name="ce1" office:value-type="string">
            <text:p>1.5301e-11</text:p>
          </table:table-cell>
          <table:table-cell table:style-name="ce1" office:value-type="string">
            <text:p>1.6106e-12</text:p>
          </table:table-cell>
          <table:table-cell table:style-name="ce1" office:value-type="string">
            <text:p>9.1693e-13</text:p>
          </table:table-cell>
          <table:table-cell office:value-type="float" office:value="0.00054806">
            <text:p>0.00054806</text:p>
          </table:table-cell>
          <table:table-cell table:style-name="ce1" office:value-type="string">
            <text:p>4.2157e-05</text:p>
          </table:table-cell>
          <table:table-cell table:style-name="ce1" office:value-type="string">
            <text:p>1.548e-05</text:p>
          </table:table-cell>
          <table:table-cell table:style-name="ce1" office:value-type="string">
            <text:p>1.0293e-08</text:p>
          </table:table-cell>
          <table:table-cell table:style-name="ce1" office:value-type="string">
            <text:p>1.5019e-05</text:p>
          </table:table-cell>
          <table:table-cell table:style-name="ce1" office:value-type="string">
            <text:p>2.5721e-05</text:p>
          </table:table-cell>
          <table:table-cell table:style-name="ce1" office:value-type="string">
            <text:p>8.8673e-19</text:p>
          </table:table-cell>
          <table:table-cell table:style-name="ce1" office:value-type="string">
            <text:p>5.4033e-12</text:p>
          </table:table-cell>
          <table:table-cell table:style-name="ce1" office:value-type="string">
            <text:p>1.5155e-12</text:p>
          </table:table-cell>
          <table:table-cell table:style-name="ce1" office:value-type="string">
            <text:p>6.3458e-13</text:p>
          </table:table-cell>
        </table:table-row>
        <table:table-row table:style-name="ro2">
          <table:table-cell office:value-type="float" office:value="1630.702">
            <text:p>1630.702</text:p>
          </table:table-cell>
          <table:table-cell table:formula="of:=[.AC165]*1000000" office:value-type="float" office:value="443.5">
            <text:p>443.5</text:p>
          </table:table-cell>
          <table:table-cell table:formula="of:=[.AD165]*1000000" office:value-type="float" office:value="54.21">
            <text:p>54.21</text:p>
          </table:table-cell>
          <table:table-cell table:formula="of:=[.AE165]*1000000" office:value-type="float" office:value="12.784">
            <text:p>12.784</text:p>
          </table:table-cell>
          <table:table-cell table:formula="of:=[.AF165]*1000000" office:value-type="float" office:value="0.011777">
            <text:p>0.011777</text:p>
          </table:table-cell>
          <table:table-cell table:formula="of:=[.AG165]*1000000" office:value-type="float" office:value="1.2747">
            <text:p>1.2747</text:p>
          </table:table-cell>
          <table:table-cell table:formula="of:=[.AH165]*1000000" office:value-type="float" office:value="19.234">
            <text:p>19.234</text:p>
          </table:table-cell>
          <table:table-cell table:formula="of:=[.AI165]*1000000" office:value-type="float" office:value="0.00000000000033213">
            <text:p>3.3213E-013</text:p>
          </table:table-cell>
          <table:table-cell table:formula="of:=[.AJ165]*1000000" office:value-type="float" office:value="0.000031874">
            <text:p>0.000031874</text:p>
          </table:table-cell>
          <table:table-cell table:formula="of:=([.AK165]+[.AL165])*1000000" office:value-type="float" office:value="0.0000033948">
            <text:p>3.3948E-006</text:p>
          </table:table-cell>
          <table:table-cell table:formula="of:=[.AM165]*1000000" office:value-type="float" office:value="387.59">
            <text:p>387.59</text:p>
          </table:table-cell>
          <table:table-cell table:formula="of:=[.AN165]*1000000" office:value-type="float" office:value="55.248">
            <text:p>55.248</text:p>
          </table:table-cell>
          <table:table-cell table:formula="of:=[.AO165]*1000000" office:value-type="float" office:value="13.812">
            <text:p>13.812</text:p>
          </table:table-cell>
          <table:table-cell table:formula="of:=[.AP165]*1000000" office:value-type="float" office:value="0.011318">
            <text:p>0.011318</text:p>
          </table:table-cell>
          <table:table-cell table:formula="of:=[.AQ165]*1000000" office:value-type="float" office:value="4.5302">
            <text:p>4.5302</text:p>
          </table:table-cell>
          <table:table-cell table:formula="of:=[.AR165]*1000000" office:value-type="float" office:value="21.97">
            <text:p>21.97</text:p>
          </table:table-cell>
          <table:table-cell table:formula="of:=[.AS165]*1000000" office:value-type="float" office:value="0.00000000000049022">
            <text:p>4.9022E-013</text:p>
          </table:table-cell>
          <table:table-cell table:formula="of:=[.AT165]*1000000" office:value-type="float" office:value="0.00001518">
            <text:p>0.00001518</text:p>
          </table:table-cell>
          <table:table-cell table:formula="of:=([.AU165]+[.AV165])*1000000" office:value-type="float" office:value="0.00000248856">
            <text:p>2.48856E-006</text:p>
          </table:table-cell>
          <table:table-cell table:formula="of:=[.AW165]*1000000" office:value-type="float" office:value="545.29">
            <text:p>545.29</text:p>
          </table:table-cell>
          <table:table-cell table:formula="of:=[.AX165]*1000000" office:value-type="float" office:value="41.409">
            <text:p>41.409</text:p>
          </table:table-cell>
          <table:table-cell table:formula="of:=[.AY165]*1000000" office:value-type="float" office:value="15.403">
            <text:p>15.403</text:p>
          </table:table-cell>
          <table:table-cell table:formula="of:=[.AZ165]*1000000" office:value-type="float" office:value="0.010348">
            <text:p>0.010348</text:p>
          </table:table-cell>
          <table:table-cell table:formula="of:=[.BA165]*1000000" office:value-type="float" office:value="14.948">
            <text:p>14.948</text:p>
          </table:table-cell>
          <table:table-cell table:formula="of:=[.BB165]*1000000" office:value-type="float" office:value="25.428">
            <text:p>25.428</text:p>
          </table:table-cell>
          <table:table-cell table:formula="of:=[.BC165]*1000000" office:value-type="float" office:value="0.00000000000086016">
            <text:p>8.6016E-013</text:p>
          </table:table-cell>
          <table:table-cell table:formula="of:=[.BD165]*1000000" office:value-type="float" office:value="0.0000053236">
            <text:p>5.3236E-006</text:p>
          </table:table-cell>
          <table:table-cell table:formula="of:=([.BE165]+[.BF165])*1000000" office:value-type="float" office:value="0.00000210934">
            <text:p>2.10934E-006</text:p>
          </table:table-cell>
          <table:table-cell office:value-type="float" office:value="0.0004435">
            <text:p>0.0004435</text:p>
          </table:table-cell>
          <table:table-cell table:style-name="ce1" office:value-type="string">
            <text:p>5.421e-05</text:p>
          </table:table-cell>
          <table:table-cell table:style-name="ce1" office:value-type="string">
            <text:p>1.2784e-05</text:p>
          </table:table-cell>
          <table:table-cell table:style-name="ce1" office:value-type="string">
            <text:p>1.1777e-08</text:p>
          </table:table-cell>
          <table:table-cell table:style-name="ce1" office:value-type="string">
            <text:p>1.2747e-06</text:p>
          </table:table-cell>
          <table:table-cell table:style-name="ce1" office:value-type="string">
            <text:p>1.9234e-05</text:p>
          </table:table-cell>
          <table:table-cell table:style-name="ce1" office:value-type="string">
            <text:p>3.3213e-19</text:p>
          </table:table-cell>
          <table:table-cell table:style-name="ce1" office:value-type="string">
            <text:p>3.1874e-11</text:p>
          </table:table-cell>
          <table:table-cell table:style-name="ce1" office:value-type="string">
            <text:p>1.9836e-12</text:p>
          </table:table-cell>
          <table:table-cell table:style-name="ce1" office:value-type="string">
            <text:p>1.4112e-12</text:p>
          </table:table-cell>
          <table:table-cell office:value-type="float" office:value="0.00038759">
            <text:p>0.00038759</text:p>
          </table:table-cell>
          <table:table-cell table:style-name="ce1" office:value-type="string">
            <text:p>5.5248e-05</text:p>
          </table:table-cell>
          <table:table-cell table:style-name="ce1" office:value-type="string">
            <text:p>1.3812e-05</text:p>
          </table:table-cell>
          <table:table-cell table:style-name="ce1" office:value-type="string">
            <text:p>1.1318e-08</text:p>
          </table:table-cell>
          <table:table-cell table:style-name="ce1" office:value-type="string">
            <text:p>4.5302e-06</text:p>
          </table:table-cell>
          <table:table-cell table:style-name="ce1" office:value-type="string">
            <text:p>2.197e-05</text:p>
          </table:table-cell>
          <table:table-cell table:style-name="ce1" office:value-type="string">
            <text:p>4.9022e-19</text:p>
          </table:table-cell>
          <table:table-cell table:style-name="ce1" office:value-type="string">
            <text:p>1.518e-11</text:p>
          </table:table-cell>
          <table:table-cell table:style-name="ce1" office:value-type="string">
            <text:p>1.5838e-12</text:p>
          </table:table-cell>
          <table:table-cell table:style-name="ce1" office:value-type="string">
            <text:p>9.0476e-13</text:p>
          </table:table-cell>
          <table:table-cell office:value-type="float" office:value="0.00054529">
            <text:p>0.00054529</text:p>
          </table:table-cell>
          <table:table-cell table:style-name="ce1" office:value-type="string">
            <text:p>4.1409e-05</text:p>
          </table:table-cell>
          <table:table-cell table:style-name="ce1" office:value-type="string">
            <text:p>1.5403e-05</text:p>
          </table:table-cell>
          <table:table-cell table:style-name="ce1" office:value-type="string">
            <text:p>1.0348e-08</text:p>
          </table:table-cell>
          <table:table-cell table:style-name="ce1" office:value-type="string">
            <text:p>1.4948e-05</text:p>
          </table:table-cell>
          <table:table-cell table:style-name="ce1" office:value-type="string">
            <text:p>2.5428e-05</text:p>
          </table:table-cell>
          <table:table-cell table:style-name="ce1" office:value-type="string">
            <text:p>8.6016e-19</text:p>
          </table:table-cell>
          <table:table-cell table:style-name="ce1" office:value-type="string">
            <text:p>5.3236e-12</text:p>
          </table:table-cell>
          <table:table-cell table:style-name="ce1" office:value-type="string">
            <text:p>1.4846e-12</text:p>
          </table:table-cell>
          <table:table-cell table:style-name="ce1" office:value-type="string">
            <text:p>6.2474e-13</text:p>
          </table:table-cell>
        </table:table-row>
        <table:table-row table:style-name="ro2">
          <table:table-cell office:value-type="float" office:value="1640.702">
            <text:p>1640.702</text:p>
          </table:table-cell>
          <table:table-cell table:formula="of:=[.AC166]*1000000" office:value-type="float" office:value="440.21">
            <text:p>440.21</text:p>
          </table:table-cell>
          <table:table-cell table:formula="of:=[.AD166]*1000000" office:value-type="float" office:value="53.827">
            <text:p>53.827</text:p>
          </table:table-cell>
          <table:table-cell table:formula="of:=[.AE166]*1000000" office:value-type="float" office:value="12.707">
            <text:p>12.707</text:p>
          </table:table-cell>
          <table:table-cell table:formula="of:=[.AF166]*1000000" office:value-type="float" office:value="0.011814">
            <text:p>0.011814</text:p>
          </table:table-cell>
          <table:table-cell table:formula="of:=[.AG166]*1000000" office:value-type="float" office:value="1.2706">
            <text:p>1.2706</text:p>
          </table:table-cell>
          <table:table-cell table:formula="of:=[.AH166]*1000000" office:value-type="float" office:value="19.112">
            <text:p>19.112</text:p>
          </table:table-cell>
          <table:table-cell table:formula="of:=[.AI166]*1000000" office:value-type="float" office:value="0.00000000000032245">
            <text:p>3.2245E-013</text:p>
          </table:table-cell>
          <table:table-cell table:formula="of:=[.AJ166]*1000000" office:value-type="float" office:value="0.000031737">
            <text:p>0.000031737</text:p>
          </table:table-cell>
          <table:table-cell table:formula="of:=([.AK166]+[.AL166])*1000000" office:value-type="float" office:value="0.0000033538">
            <text:p>3.3538E-006</text:p>
          </table:table-cell>
          <table:table-cell table:formula="of:=[.AM166]*1000000" office:value-type="float" office:value="384.46">
            <text:p>384.46</text:p>
          </table:table-cell>
          <table:table-cell table:formula="of:=[.AN166]*1000000" office:value-type="float" office:value="54.673">
            <text:p>54.673</text:p>
          </table:table-cell>
          <table:table-cell table:formula="of:=[.AO166]*1000000" office:value-type="float" office:value="13.734">
            <text:p>13.734</text:p>
          </table:table-cell>
          <table:table-cell table:formula="of:=[.AP166]*1000000" office:value-type="float" office:value="0.011361">
            <text:p>0.011361</text:p>
          </table:table-cell>
          <table:table-cell table:formula="of:=[.AQ166]*1000000" office:value-type="float" office:value="4.5171">
            <text:p>4.5171</text:p>
          </table:table-cell>
          <table:table-cell table:formula="of:=[.AR166]*1000000" office:value-type="float" office:value="21.773">
            <text:p>21.773</text:p>
          </table:table-cell>
          <table:table-cell table:formula="of:=[.AS166]*1000000" office:value-type="float" office:value="0.00000000000047573">
            <text:p>4.7573E-013</text:p>
          </table:table-cell>
          <table:table-cell table:formula="of:=[.AT166]*1000000" office:value-type="float" office:value="0.00001506">
            <text:p>0.00001506</text:p>
          </table:table-cell>
          <table:table-cell table:formula="of:=([.AU166]+[.AV166])*1000000" office:value-type="float" office:value="0.00000245035">
            <text:p>2.45035E-006</text:p>
          </table:table-cell>
          <table:table-cell table:formula="of:=[.AW166]*1000000" office:value-type="float" office:value="542.57">
            <text:p>542.57</text:p>
          </table:table-cell>
          <table:table-cell table:formula="of:=[.AX166]*1000000" office:value-type="float" office:value="40.67">
            <text:p>40.67</text:p>
          </table:table-cell>
          <table:table-cell table:formula="of:=[.AY166]*1000000" office:value-type="float" office:value="15.325">
            <text:p>15.325</text:p>
          </table:table-cell>
          <table:table-cell table:formula="of:=[.AZ166]*1000000" office:value-type="float" office:value="0.010402">
            <text:p>0.010402</text:p>
          </table:table-cell>
          <table:table-cell table:formula="of:=[.BA166]*1000000" office:value-type="float" office:value="14.878">
            <text:p>14.878</text:p>
          </table:table-cell>
          <table:table-cell table:formula="of:=[.BB166]*1000000" office:value-type="float" office:value="25.137">
            <text:p>25.137</text:p>
          </table:table-cell>
          <table:table-cell table:formula="of:=[.BC166]*1000000" office:value-type="float" office:value="0.00000000000083439">
            <text:p>8.3439E-013</text:p>
          </table:table-cell>
          <table:table-cell table:formula="of:=[.BD166]*1000000" office:value-type="float" office:value="0.0000052448">
            <text:p>5.2448E-006</text:p>
          </table:table-cell>
          <table:table-cell table:formula="of:=([.BE166]+[.BF166])*1000000" office:value-type="float" office:value="0.00000206933">
            <text:p>2.06933E-006</text:p>
          </table:table-cell>
          <table:table-cell office:value-type="float" office:value="0.00044021">
            <text:p>0.00044021</text:p>
          </table:table-cell>
          <table:table-cell table:style-name="ce1" office:value-type="string">
            <text:p>5.3827e-05</text:p>
          </table:table-cell>
          <table:table-cell table:style-name="ce1" office:value-type="string">
            <text:p>1.2707e-05</text:p>
          </table:table-cell>
          <table:table-cell table:style-name="ce1" office:value-type="string">
            <text:p>1.1814e-08</text:p>
          </table:table-cell>
          <table:table-cell table:style-name="ce1" office:value-type="string">
            <text:p>1.2706e-06</text:p>
          </table:table-cell>
          <table:table-cell table:style-name="ce1" office:value-type="string">
            <text:p>1.9112e-05</text:p>
          </table:table-cell>
          <table:table-cell table:style-name="ce1" office:value-type="string">
            <text:p>3.2245e-19</text:p>
          </table:table-cell>
          <table:table-cell table:style-name="ce1" office:value-type="string">
            <text:p>3.1737e-11</text:p>
          </table:table-cell>
          <table:table-cell table:style-name="ce1" office:value-type="string">
            <text:p>1.9579e-12</text:p>
          </table:table-cell>
          <table:table-cell table:style-name="ce1" office:value-type="string">
            <text:p>1.3959e-12</text:p>
          </table:table-cell>
          <table:table-cell office:value-type="float" office:value="0.00038446">
            <text:p>0.00038446</text:p>
          </table:table-cell>
          <table:table-cell table:style-name="ce1" office:value-type="string">
            <text:p>5.4673e-05</text:p>
          </table:table-cell>
          <table:table-cell table:style-name="ce1" office:value-type="string">
            <text:p>1.3734e-05</text:p>
          </table:table-cell>
          <table:table-cell table:style-name="ce1" office:value-type="string">
            <text:p>1.1361e-08</text:p>
          </table:table-cell>
          <table:table-cell table:style-name="ce1" office:value-type="string">
            <text:p>4.5171e-06</text:p>
          </table:table-cell>
          <table:table-cell table:style-name="ce1" office:value-type="string">
            <text:p>2.1773e-05</text:p>
          </table:table-cell>
          <table:table-cell table:style-name="ce1" office:value-type="string">
            <text:p>4.7573e-19</text:p>
          </table:table-cell>
          <table:table-cell table:style-name="ce1" office:value-type="string">
            <text:p>1.506e-11</text:p>
          </table:table-cell>
          <table:table-cell table:style-name="ce1" office:value-type="string">
            <text:p>1.5576e-12</text:p>
          </table:table-cell>
          <table:table-cell table:style-name="ce1" office:value-type="string">
            <text:p>8.9275e-13</text:p>
          </table:table-cell>
          <table:table-cell office:value-type="float" office:value="0.00054257">
            <text:p>0.00054257</text:p>
          </table:table-cell>
          <table:table-cell table:style-name="ce1" office:value-type="string">
            <text:p>4.067e-05</text:p>
          </table:table-cell>
          <table:table-cell table:style-name="ce1" office:value-type="string">
            <text:p>1.5325e-05</text:p>
          </table:table-cell>
          <table:table-cell table:style-name="ce1" office:value-type="string">
            <text:p>1.0402e-08</text:p>
          </table:table-cell>
          <table:table-cell table:style-name="ce1" office:value-type="string">
            <text:p>1.4878e-05</text:p>
          </table:table-cell>
          <table:table-cell table:style-name="ce1" office:value-type="string">
            <text:p>2.5137e-05</text:p>
          </table:table-cell>
          <table:table-cell table:style-name="ce1" office:value-type="string">
            <text:p>8.3439e-19</text:p>
          </table:table-cell>
          <table:table-cell table:style-name="ce1" office:value-type="string">
            <text:p>5.2448e-12</text:p>
          </table:table-cell>
          <table:table-cell table:style-name="ce1" office:value-type="string">
            <text:p>1.4543e-12</text:p>
          </table:table-cell>
          <table:table-cell table:style-name="ce1" office:value-type="string">
            <text:p>6.1503e-13</text:p>
          </table:table-cell>
        </table:table-row>
        <table:table-row table:style-name="ro2">
          <table:table-cell office:value-type="float" office:value="1650.702">
            <text:p>1650.702</text:p>
          </table:table-cell>
          <table:table-cell table:formula="of:=[.AC167]*1000000" office:value-type="float" office:value="436.95">
            <text:p>436.95</text:p>
          </table:table-cell>
          <table:table-cell table:formula="of:=[.AD167]*1000000" office:value-type="float" office:value="53.447">
            <text:p>53.447</text:p>
          </table:table-cell>
          <table:table-cell table:formula="of:=[.AE167]*1000000" office:value-type="float" office:value="12.631">
            <text:p>12.631</text:p>
          </table:table-cell>
          <table:table-cell table:formula="of:=[.AF167]*1000000" office:value-type="float" office:value="0.011851">
            <text:p>0.011851</text:p>
          </table:table-cell>
          <table:table-cell table:formula="of:=[.AG167]*1000000" office:value-type="float" office:value="1.2664">
            <text:p>1.2664</text:p>
          </table:table-cell>
          <table:table-cell table:formula="of:=[.AH167]*1000000" office:value-type="float" office:value="18.989">
            <text:p>18.989</text:p>
          </table:table-cell>
          <table:table-cell table:formula="of:=[.AI167]*1000000" office:value-type="float" office:value="0.00000000000031306">
            <text:p>3.1306E-013</text:p>
          </table:table-cell>
          <table:table-cell table:formula="of:=[.AJ167]*1000000" office:value-type="float" office:value="0.000031601">
            <text:p>0.000031601</text:p>
          </table:table-cell>
          <table:table-cell table:formula="of:=([.AK167]+[.AL167])*1000000" office:value-type="float" office:value="0.0000033132">
            <text:p>3.3132E-006</text:p>
          </table:table-cell>
          <table:table-cell table:formula="of:=[.AM167]*1000000" office:value-type="float" office:value="381.36">
            <text:p>381.36</text:p>
          </table:table-cell>
          <table:table-cell table:formula="of:=[.AN167]*1000000" office:value-type="float" office:value="54.103">
            <text:p>54.103</text:p>
          </table:table-cell>
          <table:table-cell table:formula="of:=[.AO167]*1000000" office:value-type="float" office:value="13.656">
            <text:p>13.656</text:p>
          </table:table-cell>
          <table:table-cell table:formula="of:=[.AP167]*1000000" office:value-type="float" office:value="0.011404">
            <text:p>0.011404</text:p>
          </table:table-cell>
          <table:table-cell table:formula="of:=[.AQ167]*1000000" office:value-type="float" office:value="4.5041">
            <text:p>4.5041</text:p>
          </table:table-cell>
          <table:table-cell table:formula="of:=[.AR167]*1000000" office:value-type="float" office:value="21.579">
            <text:p>21.579</text:p>
          </table:table-cell>
          <table:table-cell table:formula="of:=[.AS167]*1000000" office:value-type="float" office:value="0.00000000000046168">
            <text:p>4.6168E-013</text:p>
          </table:table-cell>
          <table:table-cell table:formula="of:=[.AT167]*1000000" office:value-type="float" office:value="0.00001494">
            <text:p>0.00001494</text:p>
          </table:table-cell>
          <table:table-cell table:formula="of:=([.AU167]+[.AV167])*1000000" office:value-type="float" office:value="0.0000024127">
            <text:p>2.4127E-006</text:p>
          </table:table-cell>
          <table:table-cell table:formula="of:=[.AW167]*1000000" office:value-type="float" office:value="539.88">
            <text:p>539.88</text:p>
          </table:table-cell>
          <table:table-cell table:formula="of:=[.AX167]*1000000" office:value-type="float" office:value="39.94">
            <text:p>39.94</text:p>
          </table:table-cell>
          <table:table-cell table:formula="of:=[.AY167]*1000000" office:value-type="float" office:value="15.247">
            <text:p>15.247</text:p>
          </table:table-cell>
          <table:table-cell table:formula="of:=[.AZ167]*1000000" office:value-type="float" office:value="0.010456">
            <text:p>0.010456</text:p>
          </table:table-cell>
          <table:table-cell table:formula="of:=[.BA167]*1000000" office:value-type="float" office:value="14.806">
            <text:p>14.806</text:p>
          </table:table-cell>
          <table:table-cell table:formula="of:=[.BB167]*1000000" office:value-type="float" office:value="24.847">
            <text:p>24.847</text:p>
          </table:table-cell>
          <table:table-cell table:formula="of:=[.BC167]*1000000" office:value-type="float" office:value="0.00000000000080941">
            <text:p>8.0941E-013</text:p>
          </table:table-cell>
          <table:table-cell table:formula="of:=[.BD167]*1000000" office:value-type="float" office:value="0.0000051668">
            <text:p>5.1668E-006</text:p>
          </table:table-cell>
          <table:table-cell table:formula="of:=([.BE167]+[.BF167])*1000000" office:value-type="float" office:value="0.00000203004">
            <text:p>0.00000203</text:p>
          </table:table-cell>
          <table:table-cell office:value-type="float" office:value="0.00043695">
            <text:p>0.00043695</text:p>
          </table:table-cell>
          <table:table-cell table:style-name="ce1" office:value-type="string">
            <text:p>5.3447e-05</text:p>
          </table:table-cell>
          <table:table-cell table:style-name="ce1" office:value-type="string">
            <text:p>1.2631e-05</text:p>
          </table:table-cell>
          <table:table-cell table:style-name="ce1" office:value-type="string">
            <text:p>1.1851e-08</text:p>
          </table:table-cell>
          <table:table-cell table:style-name="ce1" office:value-type="string">
            <text:p>1.2664e-06</text:p>
          </table:table-cell>
          <table:table-cell table:style-name="ce1" office:value-type="string">
            <text:p>1.8989e-05</text:p>
          </table:table-cell>
          <table:table-cell table:style-name="ce1" office:value-type="string">
            <text:p>3.1306e-19</text:p>
          </table:table-cell>
          <table:table-cell table:style-name="ce1" office:value-type="string">
            <text:p>3.1601e-11</text:p>
          </table:table-cell>
          <table:table-cell table:style-name="ce1" office:value-type="string">
            <text:p>1.9326e-12</text:p>
          </table:table-cell>
          <table:table-cell table:style-name="ce1" office:value-type="string">
            <text:p>1.3806e-12</text:p>
          </table:table-cell>
          <table:table-cell office:value-type="float" office:value="0.00038136">
            <text:p>0.00038136</text:p>
          </table:table-cell>
          <table:table-cell table:style-name="ce1" office:value-type="string">
            <text:p>5.4103e-05</text:p>
          </table:table-cell>
          <table:table-cell table:style-name="ce1" office:value-type="string">
            <text:p>1.3656e-05</text:p>
          </table:table-cell>
          <table:table-cell table:style-name="ce1" office:value-type="string">
            <text:p>1.1404e-08</text:p>
          </table:table-cell>
          <table:table-cell table:style-name="ce1" office:value-type="string">
            <text:p>4.5041e-06</text:p>
          </table:table-cell>
          <table:table-cell table:style-name="ce1" office:value-type="string">
            <text:p>2.1579e-05</text:p>
          </table:table-cell>
          <table:table-cell table:style-name="ce1" office:value-type="string">
            <text:p>4.6168e-19</text:p>
          </table:table-cell>
          <table:table-cell table:style-name="ce1" office:value-type="string">
            <text:p>1.494e-11</text:p>
          </table:table-cell>
          <table:table-cell table:style-name="ce1" office:value-type="string">
            <text:p>1.5318e-12</text:p>
          </table:table-cell>
          <table:table-cell table:style-name="ce1" office:value-type="string">
            <text:p>8.809e-13</text:p>
          </table:table-cell>
          <table:table-cell office:value-type="float" office:value="0.00053988">
            <text:p>0.00053988</text:p>
          </table:table-cell>
          <table:table-cell table:style-name="ce1" office:value-type="string">
            <text:p>3.994e-05</text:p>
          </table:table-cell>
          <table:table-cell table:style-name="ce1" office:value-type="string">
            <text:p>1.5247e-05</text:p>
          </table:table-cell>
          <table:table-cell table:style-name="ce1" office:value-type="string">
            <text:p>1.0456e-08</text:p>
          </table:table-cell>
          <table:table-cell table:style-name="ce1" office:value-type="string">
            <text:p>1.4806e-05</text:p>
          </table:table-cell>
          <table:table-cell table:style-name="ce1" office:value-type="string">
            <text:p>2.4847e-05</text:p>
          </table:table-cell>
          <table:table-cell table:style-name="ce1" office:value-type="string">
            <text:p>8.0941e-19</text:p>
          </table:table-cell>
          <table:table-cell table:style-name="ce1" office:value-type="string">
            <text:p>5.1668e-12</text:p>
          </table:table-cell>
          <table:table-cell table:style-name="ce1" office:value-type="string">
            <text:p>1.4246e-12</text:p>
          </table:table-cell>
          <table:table-cell table:style-name="ce1" office:value-type="string">
            <text:p>6.0544e-13</text:p>
          </table:table-cell>
        </table:table-row>
        <table:table-row table:style-name="ro2">
          <table:table-cell office:value-type="float" office:value="1660.702">
            <text:p>1660.702</text:p>
          </table:table-cell>
          <table:table-cell table:formula="of:=[.AC168]*1000000" office:value-type="float" office:value="433.71">
            <text:p>433.71</text:p>
          </table:table-cell>
          <table:table-cell table:formula="of:=[.AD168]*1000000" office:value-type="float" office:value="53.07">
            <text:p>53.07</text:p>
          </table:table-cell>
          <table:table-cell table:formula="of:=[.AE168]*1000000" office:value-type="float" office:value="12.555">
            <text:p>12.555</text:p>
          </table:table-cell>
          <table:table-cell table:formula="of:=[.AF168]*1000000" office:value-type="float" office:value="0.011887">
            <text:p>0.011887</text:p>
          </table:table-cell>
          <table:table-cell table:formula="of:=[.AG168]*1000000" office:value-type="float" office:value="1.2623">
            <text:p>1.2623</text:p>
          </table:table-cell>
          <table:table-cell table:formula="of:=[.AH168]*1000000" office:value-type="float" office:value="18.868">
            <text:p>18.868</text:p>
          </table:table-cell>
          <table:table-cell table:formula="of:=[.AI168]*1000000" office:value-type="float" office:value="0.00000000000030396">
            <text:p>3.0396E-013</text:p>
          </table:table-cell>
          <table:table-cell table:formula="of:=[.AJ168]*1000000" office:value-type="float" office:value="0.000031465">
            <text:p>0.000031465</text:p>
          </table:table-cell>
          <table:table-cell table:formula="of:=([.AK168]+[.AL168])*1000000" office:value-type="float" office:value="0.0000032732">
            <text:p>3.2732E-006</text:p>
          </table:table-cell>
          <table:table-cell table:formula="of:=[.AM168]*1000000" office:value-type="float" office:value="378.29">
            <text:p>378.29</text:p>
          </table:table-cell>
          <table:table-cell table:formula="of:=[.AN168]*1000000" office:value-type="float" office:value="53.539">
            <text:p>53.539</text:p>
          </table:table-cell>
          <table:table-cell table:formula="of:=[.AO168]*1000000" office:value-type="float" office:value="13.578">
            <text:p>13.578</text:p>
          </table:table-cell>
          <table:table-cell table:formula="of:=[.AP168]*1000000" office:value-type="float" office:value="0.011447">
            <text:p>0.011447</text:p>
          </table:table-cell>
          <table:table-cell table:formula="of:=[.AQ168]*1000000" office:value-type="float" office:value="4.4911">
            <text:p>4.4911</text:p>
          </table:table-cell>
          <table:table-cell table:formula="of:=[.AR168]*1000000" office:value-type="float" office:value="21.385">
            <text:p>21.385</text:p>
          </table:table-cell>
          <table:table-cell table:formula="of:=[.AS168]*1000000" office:value-type="float" office:value="0.00000000000044806">
            <text:p>4.4806E-013</text:p>
          </table:table-cell>
          <table:table-cell table:formula="of:=[.AT168]*1000000" office:value-type="float" office:value="0.000014821">
            <text:p>0.000014821</text:p>
          </table:table-cell>
          <table:table-cell table:formula="of:=([.AU168]+[.AV168])*1000000" office:value-type="float" office:value="0.00000237569">
            <text:p>2.37569E-006</text:p>
          </table:table-cell>
          <table:table-cell table:formula="of:=[.AW168]*1000000" office:value-type="float" office:value="537.25">
            <text:p>537.25</text:p>
          </table:table-cell>
          <table:table-cell table:formula="of:=[.AX168]*1000000" office:value-type="float" office:value="39.22">
            <text:p>39.22</text:p>
          </table:table-cell>
          <table:table-cell table:formula="of:=[.AY168]*1000000" office:value-type="float" office:value="15.169">
            <text:p>15.169</text:p>
          </table:table-cell>
          <table:table-cell table:formula="of:=[.AZ168]*1000000" office:value-type="float" office:value="0.010508">
            <text:p>0.010508</text:p>
          </table:table-cell>
          <table:table-cell table:formula="of:=[.BA168]*1000000" office:value-type="float" office:value="14.735">
            <text:p>14.735</text:p>
          </table:table-cell>
          <table:table-cell table:formula="of:=[.BB168]*1000000" office:value-type="float" office:value="24.559">
            <text:p>24.559</text:p>
          </table:table-cell>
          <table:table-cell table:formula="of:=[.BC168]*1000000" office:value-type="float" office:value="0.00000000000078519">
            <text:p>7.8519E-013</text:p>
          </table:table-cell>
          <table:table-cell table:formula="of:=[.BD168]*1000000" office:value-type="float" office:value="0.0000050897">
            <text:p>5.0897E-006</text:p>
          </table:table-cell>
          <table:table-cell table:formula="of:=([.BE168]+[.BF168])*1000000" office:value-type="float" office:value="0.00000199157">
            <text:p>1.99157E-006</text:p>
          </table:table-cell>
          <table:table-cell office:value-type="float" office:value="0.00043371">
            <text:p>0.00043371</text:p>
          </table:table-cell>
          <table:table-cell table:style-name="ce1" office:value-type="string">
            <text:p>5.307e-05</text:p>
          </table:table-cell>
          <table:table-cell table:style-name="ce1" office:value-type="string">
            <text:p>1.2555e-05</text:p>
          </table:table-cell>
          <table:table-cell table:style-name="ce1" office:value-type="string">
            <text:p>1.1887e-08</text:p>
          </table:table-cell>
          <table:table-cell table:style-name="ce1" office:value-type="string">
            <text:p>1.2623e-06</text:p>
          </table:table-cell>
          <table:table-cell table:style-name="ce1" office:value-type="string">
            <text:p>1.8868e-05</text:p>
          </table:table-cell>
          <table:table-cell table:style-name="ce1" office:value-type="string">
            <text:p>3.0396e-19</text:p>
          </table:table-cell>
          <table:table-cell table:style-name="ce1" office:value-type="string">
            <text:p>3.1465e-11</text:p>
          </table:table-cell>
          <table:table-cell table:style-name="ce1" office:value-type="string">
            <text:p>1.9076e-12</text:p>
          </table:table-cell>
          <table:table-cell table:style-name="ce1" office:value-type="string">
            <text:p>1.3656e-12</text:p>
          </table:table-cell>
          <table:table-cell office:value-type="float" office:value="0.00037829">
            <text:p>0.00037829</text:p>
          </table:table-cell>
          <table:table-cell table:style-name="ce1" office:value-type="string">
            <text:p>5.3539e-05</text:p>
          </table:table-cell>
          <table:table-cell table:style-name="ce1" office:value-type="string">
            <text:p>1.3578e-05</text:p>
          </table:table-cell>
          <table:table-cell table:style-name="ce1" office:value-type="string">
            <text:p>1.1447e-08</text:p>
          </table:table-cell>
          <table:table-cell table:style-name="ce1" office:value-type="string">
            <text:p>4.4911e-06</text:p>
          </table:table-cell>
          <table:table-cell table:style-name="ce1" office:value-type="string">
            <text:p>2.1385e-05</text:p>
          </table:table-cell>
          <table:table-cell table:style-name="ce1" office:value-type="string">
            <text:p>4.4806e-19</text:p>
          </table:table-cell>
          <table:table-cell table:style-name="ce1" office:value-type="string">
            <text:p>1.4821e-11</text:p>
          </table:table-cell>
          <table:table-cell table:style-name="ce1" office:value-type="string">
            <text:p>1.5065e-12</text:p>
          </table:table-cell>
          <table:table-cell table:style-name="ce1" office:value-type="string">
            <text:p>8.6919e-13</text:p>
          </table:table-cell>
          <table:table-cell office:value-type="float" office:value="0.00053725">
            <text:p>0.00053725</text:p>
          </table:table-cell>
          <table:table-cell table:style-name="ce1" office:value-type="string">
            <text:p>3.922e-05</text:p>
          </table:table-cell>
          <table:table-cell table:style-name="ce1" office:value-type="string">
            <text:p>1.5169e-05</text:p>
          </table:table-cell>
          <table:table-cell table:style-name="ce1" office:value-type="string">
            <text:p>1.0508e-08</text:p>
          </table:table-cell>
          <table:table-cell table:style-name="ce1" office:value-type="string">
            <text:p>1.4735e-05</text:p>
          </table:table-cell>
          <table:table-cell table:style-name="ce1" office:value-type="string">
            <text:p>2.4559e-05</text:p>
          </table:table-cell>
          <table:table-cell table:style-name="ce1" office:value-type="string">
            <text:p>7.8519e-19</text:p>
          </table:table-cell>
          <table:table-cell table:style-name="ce1" office:value-type="string">
            <text:p>5.0897e-12</text:p>
          </table:table-cell>
          <table:table-cell table:style-name="ce1" office:value-type="string">
            <text:p>1.3956e-12</text:p>
          </table:table-cell>
          <table:table-cell table:style-name="ce1" office:value-type="string">
            <text:p>5.9597e-13</text:p>
          </table:table-cell>
        </table:table-row>
        <table:table-row table:style-name="ro2">
          <table:table-cell office:value-type="float" office:value="1670.702">
            <text:p>1670.702</text:p>
          </table:table-cell>
          <table:table-cell table:formula="of:=[.AC169]*1000000" office:value-type="float" office:value="430.5">
            <text:p>430.5</text:p>
          </table:table-cell>
          <table:table-cell table:formula="of:=[.AD169]*1000000" office:value-type="float" office:value="52.695">
            <text:p>52.695</text:p>
          </table:table-cell>
          <table:table-cell table:formula="of:=[.AE169]*1000000" office:value-type="float" office:value="12.479">
            <text:p>12.479</text:p>
          </table:table-cell>
          <table:table-cell table:formula="of:=[.AF169]*1000000" office:value-type="float" office:value="0.011923">
            <text:p>0.011923</text:p>
          </table:table-cell>
          <table:table-cell table:formula="of:=[.AG169]*1000000" office:value-type="float" office:value="1.2583">
            <text:p>1.2583</text:p>
          </table:table-cell>
          <table:table-cell table:formula="of:=[.AH169]*1000000" office:value-type="float" office:value="18.747">
            <text:p>18.747</text:p>
          </table:table-cell>
          <table:table-cell table:formula="of:=[.AI169]*1000000" office:value-type="float" office:value="0.00000000000029513">
            <text:p>2.9513E-013</text:p>
          </table:table-cell>
          <table:table-cell table:formula="of:=[.AJ169]*1000000" office:value-type="float" office:value="0.000031329">
            <text:p>0.000031329</text:p>
          </table:table-cell>
          <table:table-cell table:formula="of:=([.AK169]+[.AL169])*1000000" office:value-type="float" office:value="0.0000032338">
            <text:p>3.2338E-006</text:p>
          </table:table-cell>
          <table:table-cell table:formula="of:=[.AM169]*1000000" office:value-type="float" office:value="375.27">
            <text:p>375.27</text:p>
          </table:table-cell>
          <table:table-cell table:formula="of:=[.AN169]*1000000" office:value-type="float" office:value="52.98">
            <text:p>52.98</text:p>
          </table:table-cell>
          <table:table-cell table:formula="of:=[.AO169]*1000000" office:value-type="float" office:value="13.5">
            <text:p>13.5</text:p>
          </table:table-cell>
          <table:table-cell table:formula="of:=[.AP169]*1000000" office:value-type="float" office:value="0.011488">
            <text:p>0.011488</text:p>
          </table:table-cell>
          <table:table-cell table:formula="of:=[.AQ169]*1000000" office:value-type="float" office:value="4.4783">
            <text:p>4.4783</text:p>
          </table:table-cell>
          <table:table-cell table:formula="of:=[.AR169]*1000000" office:value-type="float" office:value="21.193">
            <text:p>21.193</text:p>
          </table:table-cell>
          <table:table-cell table:formula="of:=[.AS169]*1000000" office:value-type="float" office:value="0.00000000000043486">
            <text:p>4.3486E-013</text:p>
          </table:table-cell>
          <table:table-cell table:formula="of:=[.AT169]*1000000" office:value-type="float" office:value="0.000014703">
            <text:p>0.000014703</text:p>
          </table:table-cell>
          <table:table-cell table:formula="of:=([.AU169]+[.AV169])*1000000" office:value-type="float" office:value="0.00000233934">
            <text:p>2.33934E-006</text:p>
          </table:table-cell>
          <table:table-cell table:formula="of:=[.AW169]*1000000" office:value-type="float" office:value="534.66">
            <text:p>534.66</text:p>
          </table:table-cell>
          <table:table-cell table:formula="of:=[.AX169]*1000000" office:value-type="float" office:value="38.51">
            <text:p>38.51</text:p>
          </table:table-cell>
          <table:table-cell table:formula="of:=[.AY169]*1000000" office:value-type="float" office:value="15.091">
            <text:p>15.091</text:p>
          </table:table-cell>
          <table:table-cell table:formula="of:=[.AZ169]*1000000" office:value-type="float" office:value="0.010561">
            <text:p>0.010561</text:p>
          </table:table-cell>
          <table:table-cell table:formula="of:=[.BA169]*1000000" office:value-type="float" office:value="14.663">
            <text:p>14.663</text:p>
          </table:table-cell>
          <table:table-cell table:formula="of:=[.BB169]*1000000" office:value-type="float" office:value="24.274">
            <text:p>24.274</text:p>
          </table:table-cell>
          <table:table-cell table:formula="of:=[.BC169]*1000000" office:value-type="float" office:value="0.00000000000076171">
            <text:p>7.6171E-013</text:p>
          </table:table-cell>
          <table:table-cell table:formula="of:=[.BD169]*1000000" office:value-type="float" office:value="0.0000050133">
            <text:p>5.0133E-006</text:p>
          </table:table-cell>
          <table:table-cell table:formula="of:=([.BE169]+[.BF169])*1000000" office:value-type="float" office:value="0.00000195373">
            <text:p>1.95373E-006</text:p>
          </table:table-cell>
          <table:table-cell office:value-type="float" office:value="0.0004305">
            <text:p>0.0004305</text:p>
          </table:table-cell>
          <table:table-cell table:style-name="ce1" office:value-type="string">
            <text:p>5.2695e-05</text:p>
          </table:table-cell>
          <table:table-cell table:style-name="ce1" office:value-type="string">
            <text:p>1.2479e-05</text:p>
          </table:table-cell>
          <table:table-cell table:style-name="ce1" office:value-type="string">
            <text:p>1.1923e-08</text:p>
          </table:table-cell>
          <table:table-cell table:style-name="ce1" office:value-type="string">
            <text:p>1.2583e-06</text:p>
          </table:table-cell>
          <table:table-cell table:style-name="ce1" office:value-type="string">
            <text:p>1.8747e-05</text:p>
          </table:table-cell>
          <table:table-cell table:style-name="ce1" office:value-type="string">
            <text:p>2.9513e-19</text:p>
          </table:table-cell>
          <table:table-cell table:style-name="ce1" office:value-type="string">
            <text:p>3.1329e-11</text:p>
          </table:table-cell>
          <table:table-cell table:style-name="ce1" office:value-type="string">
            <text:p>1.8831e-12</text:p>
          </table:table-cell>
          <table:table-cell table:style-name="ce1" office:value-type="string">
            <text:p>1.3507e-12</text:p>
          </table:table-cell>
          <table:table-cell office:value-type="float" office:value="0.00037527">
            <text:p>0.00037527</text:p>
          </table:table-cell>
          <table:table-cell table:style-name="ce1" office:value-type="string">
            <text:p>5.298e-05</text:p>
          </table:table-cell>
          <table:table-cell table:style-name="ce1" office:value-type="string">
            <text:p>1.35e-05</text:p>
          </table:table-cell>
          <table:table-cell table:style-name="ce1" office:value-type="string">
            <text:p>1.1488e-08</text:p>
          </table:table-cell>
          <table:table-cell table:style-name="ce1" office:value-type="string">
            <text:p>4.4783e-06</text:p>
          </table:table-cell>
          <table:table-cell table:style-name="ce1" office:value-type="string">
            <text:p>2.1193e-05</text:p>
          </table:table-cell>
          <table:table-cell table:style-name="ce1" office:value-type="string">
            <text:p>4.3486e-19</text:p>
          </table:table-cell>
          <table:table-cell table:style-name="ce1" office:value-type="string">
            <text:p>1.4703e-11</text:p>
          </table:table-cell>
          <table:table-cell table:style-name="ce1" office:value-type="string">
            <text:p>1.4817e-12</text:p>
          </table:table-cell>
          <table:table-cell table:style-name="ce1" office:value-type="string">
            <text:p>8.5764e-13</text:p>
          </table:table-cell>
          <table:table-cell office:value-type="float" office:value="0.00053466">
            <text:p>0.00053466</text:p>
          </table:table-cell>
          <table:table-cell table:style-name="ce1" office:value-type="string">
            <text:p>3.851e-05</text:p>
          </table:table-cell>
          <table:table-cell table:style-name="ce1" office:value-type="string">
            <text:p>1.5091e-05</text:p>
          </table:table-cell>
          <table:table-cell table:style-name="ce1" office:value-type="string">
            <text:p>1.0561e-08</text:p>
          </table:table-cell>
          <table:table-cell table:style-name="ce1" office:value-type="string">
            <text:p>1.4663e-05</text:p>
          </table:table-cell>
          <table:table-cell table:style-name="ce1" office:value-type="string">
            <text:p>2.4274e-05</text:p>
          </table:table-cell>
          <table:table-cell table:style-name="ce1" office:value-type="string">
            <text:p>7.6171e-19</text:p>
          </table:table-cell>
          <table:table-cell table:style-name="ce1" office:value-type="string">
            <text:p>5.0133e-12</text:p>
          </table:table-cell>
          <table:table-cell table:style-name="ce1" office:value-type="string">
            <text:p>1.3671e-12</text:p>
          </table:table-cell>
          <table:table-cell table:style-name="ce1" office:value-type="string">
            <text:p>5.8663e-13</text:p>
          </table:table-cell>
        </table:table-row>
        <table:table-row table:style-name="ro2">
          <table:table-cell office:value-type="float" office:value="1680.702">
            <text:p>1680.702</text:p>
          </table:table-cell>
          <table:table-cell table:formula="of:=[.AC170]*1000000" office:value-type="float" office:value="427.32">
            <text:p>427.32</text:p>
          </table:table-cell>
          <table:table-cell table:formula="of:=[.AD170]*1000000" office:value-type="float" office:value="52.322">
            <text:p>52.322</text:p>
          </table:table-cell>
          <table:table-cell table:formula="of:=[.AE170]*1000000" office:value-type="float" office:value="12.403">
            <text:p>12.403</text:p>
          </table:table-cell>
          <table:table-cell table:formula="of:=[.AF170]*1000000" office:value-type="float" office:value="0.011958">
            <text:p>0.011958</text:p>
          </table:table-cell>
          <table:table-cell table:formula="of:=[.AG170]*1000000" office:value-type="float" office:value="1.2542">
            <text:p>1.2542</text:p>
          </table:table-cell>
          <table:table-cell table:formula="of:=[.AH170]*1000000" office:value-type="float" office:value="18.626">
            <text:p>18.626</text:p>
          </table:table-cell>
          <table:table-cell table:formula="of:=[.AI170]*1000000" office:value-type="float" office:value="0.00000000000028658">
            <text:p>2.8658E-013</text:p>
          </table:table-cell>
          <table:table-cell table:formula="of:=[.AJ170]*1000000" office:value-type="float" office:value="0.000031195">
            <text:p>0.000031195</text:p>
          </table:table-cell>
          <table:table-cell table:formula="of:=([.AK170]+[.AL170])*1000000" office:value-type="float" office:value="0.0000031949">
            <text:p>3.1949E-006</text:p>
          </table:table-cell>
          <table:table-cell table:formula="of:=[.AM170]*1000000" office:value-type="float" office:value="372.27">
            <text:p>372.27</text:p>
          </table:table-cell>
          <table:table-cell table:formula="of:=[.AN170]*1000000" office:value-type="float" office:value="52.426">
            <text:p>52.426</text:p>
          </table:table-cell>
          <table:table-cell table:formula="of:=[.AO170]*1000000" office:value-type="float" office:value="13.422">
            <text:p>13.422</text:p>
          </table:table-cell>
          <table:table-cell table:formula="of:=[.AP170]*1000000" office:value-type="float" office:value="0.01153">
            <text:p>0.01153</text:p>
          </table:table-cell>
          <table:table-cell table:formula="of:=[.AQ170]*1000000" office:value-type="float" office:value="4.4654">
            <text:p>4.4654</text:p>
          </table:table-cell>
          <table:table-cell table:formula="of:=[.AR170]*1000000" office:value-type="float" office:value="21.003">
            <text:p>21.003</text:p>
          </table:table-cell>
          <table:table-cell table:formula="of:=[.AS170]*1000000" office:value-type="float" office:value="0.00000000000042205">
            <text:p>4.2205E-013</text:p>
          </table:table-cell>
          <table:table-cell table:formula="of:=[.AT170]*1000000" office:value-type="float" office:value="0.000014586">
            <text:p>0.000014586</text:p>
          </table:table-cell>
          <table:table-cell table:formula="of:=([.AU170]+[.AV170])*1000000" office:value-type="float" office:value="0.00000230355">
            <text:p>2.30355E-006</text:p>
          </table:table-cell>
          <table:table-cell table:formula="of:=[.AW170]*1000000" office:value-type="float" office:value="532.11">
            <text:p>532.11</text:p>
          </table:table-cell>
          <table:table-cell table:formula="of:=[.AX170]*1000000" office:value-type="float" office:value="37.808">
            <text:p>37.808</text:p>
          </table:table-cell>
          <table:table-cell table:formula="of:=[.AY170]*1000000" office:value-type="float" office:value="15.013">
            <text:p>15.013</text:p>
          </table:table-cell>
          <table:table-cell table:formula="of:=[.AZ170]*1000000" office:value-type="float" office:value="0.010612">
            <text:p>0.010612</text:p>
          </table:table-cell>
          <table:table-cell table:formula="of:=[.BA170]*1000000" office:value-type="float" office:value="14.591">
            <text:p>14.591</text:p>
          </table:table-cell>
          <table:table-cell table:formula="of:=[.BB170]*1000000" office:value-type="float" office:value="23.99">
            <text:p>23.99</text:p>
          </table:table-cell>
          <table:table-cell table:formula="of:=[.BC170]*1000000" office:value-type="float" office:value="0.00000000000073894">
            <text:p>7.3894E-013</text:p>
          </table:table-cell>
          <table:table-cell table:formula="of:=[.BD170]*1000000" office:value-type="float" office:value="0.0000049378">
            <text:p>4.9378E-006</text:p>
          </table:table-cell>
          <table:table-cell table:formula="of:=([.BE170]+[.BF170])*1000000" office:value-type="float" office:value="0.00000191672">
            <text:p>1.91672E-006</text:p>
          </table:table-cell>
          <table:table-cell office:value-type="float" office:value="0.00042732">
            <text:p>0.00042732</text:p>
          </table:table-cell>
          <table:table-cell table:style-name="ce1" office:value-type="string">
            <text:p>5.2322e-05</text:p>
          </table:table-cell>
          <table:table-cell table:style-name="ce1" office:value-type="string">
            <text:p>1.2403e-05</text:p>
          </table:table-cell>
          <table:table-cell table:style-name="ce1" office:value-type="string">
            <text:p>1.1958e-08</text:p>
          </table:table-cell>
          <table:table-cell table:style-name="ce1" office:value-type="string">
            <text:p>1.2542e-06</text:p>
          </table:table-cell>
          <table:table-cell table:style-name="ce1" office:value-type="string">
            <text:p>1.8626e-05</text:p>
          </table:table-cell>
          <table:table-cell table:style-name="ce1" office:value-type="string">
            <text:p>2.8658e-19</text:p>
          </table:table-cell>
          <table:table-cell table:style-name="ce1" office:value-type="string">
            <text:p>3.1195e-11</text:p>
          </table:table-cell>
          <table:table-cell table:style-name="ce1" office:value-type="string">
            <text:p>1.8589e-12</text:p>
          </table:table-cell>
          <table:table-cell table:style-name="ce1" office:value-type="string">
            <text:p>1.336e-12</text:p>
          </table:table-cell>
          <table:table-cell office:value-type="float" office:value="0.00037227">
            <text:p>0.00037227</text:p>
          </table:table-cell>
          <table:table-cell table:style-name="ce1" office:value-type="string">
            <text:p>5.2426e-05</text:p>
          </table:table-cell>
          <table:table-cell table:style-name="ce1" office:value-type="string">
            <text:p>1.3422e-05</text:p>
          </table:table-cell>
          <table:table-cell table:style-name="ce1" office:value-type="string">
            <text:p>1.153e-08</text:p>
          </table:table-cell>
          <table:table-cell table:style-name="ce1" office:value-type="string">
            <text:p>4.4654e-06</text:p>
          </table:table-cell>
          <table:table-cell table:style-name="ce1" office:value-type="string">
            <text:p>2.1003e-05</text:p>
          </table:table-cell>
          <table:table-cell table:style-name="ce1" office:value-type="string">
            <text:p>4.2205e-19</text:p>
          </table:table-cell>
          <table:table-cell table:style-name="ce1" office:value-type="string">
            <text:p>1.4586e-11</text:p>
          </table:table-cell>
          <table:table-cell table:style-name="ce1" office:value-type="string">
            <text:p>1.4573e-12</text:p>
          </table:table-cell>
          <table:table-cell table:style-name="ce1" office:value-type="string">
            <text:p>8.4625e-13</text:p>
          </table:table-cell>
          <table:table-cell office:value-type="float" office:value="0.00053211">
            <text:p>0.00053211</text:p>
          </table:table-cell>
          <table:table-cell table:style-name="ce1" office:value-type="string">
            <text:p>3.7808e-05</text:p>
          </table:table-cell>
          <table:table-cell table:style-name="ce1" office:value-type="string">
            <text:p>1.5013e-05</text:p>
          </table:table-cell>
          <table:table-cell table:style-name="ce1" office:value-type="string">
            <text:p>1.0612e-08</text:p>
          </table:table-cell>
          <table:table-cell table:style-name="ce1" office:value-type="string">
            <text:p>1.4591e-05</text:p>
          </table:table-cell>
          <table:table-cell table:style-name="ce1" office:value-type="string">
            <text:p>2.399e-05</text:p>
          </table:table-cell>
          <table:table-cell table:style-name="ce1" office:value-type="string">
            <text:p>7.3894e-19</text:p>
          </table:table-cell>
          <table:table-cell table:style-name="ce1" office:value-type="string">
            <text:p>4.9378e-12</text:p>
          </table:table-cell>
          <table:table-cell table:style-name="ce1" office:value-type="string">
            <text:p>1.3393e-12</text:p>
          </table:table-cell>
          <table:table-cell table:style-name="ce1" office:value-type="string">
            <text:p>5.7742e-13</text:p>
          </table:table-cell>
        </table:table-row>
        <table:table-row table:style-name="ro2">
          <table:table-cell office:value-type="float" office:value="1690.702">
            <text:p>1690.702</text:p>
          </table:table-cell>
          <table:table-cell table:formula="of:=[.AC171]*1000000" office:value-type="float" office:value="424.16">
            <text:p>424.16</text:p>
          </table:table-cell>
          <table:table-cell table:formula="of:=[.AD171]*1000000" office:value-type="float" office:value="51.952">
            <text:p>51.952</text:p>
          </table:table-cell>
          <table:table-cell table:formula="of:=[.AE171]*1000000" office:value-type="float" office:value="12.327">
            <text:p>12.327</text:p>
          </table:table-cell>
          <table:table-cell table:formula="of:=[.AF171]*1000000" office:value-type="float" office:value="0.011993">
            <text:p>0.011993</text:p>
          </table:table-cell>
          <table:table-cell table:formula="of:=[.AG171]*1000000" office:value-type="float" office:value="1.2501">
            <text:p>1.2501</text:p>
          </table:table-cell>
          <table:table-cell table:formula="of:=[.AH171]*1000000" office:value-type="float" office:value="18.506">
            <text:p>18.506</text:p>
          </table:table-cell>
          <table:table-cell table:formula="of:=[.AI171]*1000000" office:value-type="float" office:value="0.00000000000027828">
            <text:p>2.7828E-013</text:p>
          </table:table-cell>
          <table:table-cell table:formula="of:=[.AJ171]*1000000" office:value-type="float" office:value="0.00003106">
            <text:p>0.00003106</text:p>
          </table:table-cell>
          <table:table-cell table:formula="of:=([.AK171]+[.AL171])*1000000" office:value-type="float" office:value="0.0000031564">
            <text:p>3.1564E-006</text:p>
          </table:table-cell>
          <table:table-cell table:formula="of:=[.AM171]*1000000" office:value-type="float" office:value="369.31">
            <text:p>369.31</text:p>
          </table:table-cell>
          <table:table-cell table:formula="of:=[.AN171]*1000000" office:value-type="float" office:value="51.878">
            <text:p>51.878</text:p>
          </table:table-cell>
          <table:table-cell table:formula="of:=[.AO171]*1000000" office:value-type="float" office:value="13.344">
            <text:p>13.344</text:p>
          </table:table-cell>
          <table:table-cell table:formula="of:=[.AP171]*1000000" office:value-type="float" office:value="0.01157">
            <text:p>0.01157</text:p>
          </table:table-cell>
          <table:table-cell table:formula="of:=[.AQ171]*1000000" office:value-type="float" office:value="4.4527">
            <text:p>4.4527</text:p>
          </table:table-cell>
          <table:table-cell table:formula="of:=[.AR171]*1000000" office:value-type="float" office:value="20.814">
            <text:p>20.814</text:p>
          </table:table-cell>
          <table:table-cell table:formula="of:=[.AS171]*1000000" office:value-type="float" office:value="0.00000000000040964">
            <text:p>4.0964E-013</text:p>
          </table:table-cell>
          <table:table-cell table:formula="of:=[.AT171]*1000000" office:value-type="float" office:value="0.000014469">
            <text:p>0.000014469</text:p>
          </table:table-cell>
          <table:table-cell table:formula="of:=([.AU171]+[.AV171])*1000000" office:value-type="float" office:value="0.0000022684">
            <text:p>2.2684E-006</text:p>
          </table:table-cell>
          <table:table-cell table:formula="of:=[.AW171]*1000000" office:value-type="float" office:value="529.6">
            <text:p>529.6</text:p>
          </table:table-cell>
          <table:table-cell table:formula="of:=[.AX171]*1000000" office:value-type="float" office:value="37.116">
            <text:p>37.116</text:p>
          </table:table-cell>
          <table:table-cell table:formula="of:=[.AY171]*1000000" office:value-type="float" office:value="14.935">
            <text:p>14.935</text:p>
          </table:table-cell>
          <table:table-cell table:formula="of:=[.AZ171]*1000000" office:value-type="float" office:value="0.010663">
            <text:p>0.010663</text:p>
          </table:table-cell>
          <table:table-cell table:formula="of:=[.BA171]*1000000" office:value-type="float" office:value="14.519">
            <text:p>14.519</text:p>
          </table:table-cell>
          <table:table-cell table:formula="of:=[.BB171]*1000000" office:value-type="float" office:value="23.709">
            <text:p>23.709</text:p>
          </table:table-cell>
          <table:table-cell table:formula="of:=[.BC171]*1000000" office:value-type="float" office:value="0.00000000000071687">
            <text:p>7.1687E-013</text:p>
          </table:table-cell>
          <table:table-cell table:formula="of:=[.BD171]*1000000" office:value-type="float" office:value="0.0000048631">
            <text:p>4.8631E-006</text:p>
          </table:table-cell>
          <table:table-cell table:formula="of:=([.BE171]+[.BF171])*1000000" office:value-type="float" office:value="0.00000188033">
            <text:p>1.88033E-006</text:p>
          </table:table-cell>
          <table:table-cell office:value-type="float" office:value="0.00042416">
            <text:p>0.00042416</text:p>
          </table:table-cell>
          <table:table-cell table:style-name="ce1" office:value-type="string">
            <text:p>5.1952e-05</text:p>
          </table:table-cell>
          <table:table-cell table:style-name="ce1" office:value-type="string">
            <text:p>1.2327e-05</text:p>
          </table:table-cell>
          <table:table-cell table:style-name="ce1" office:value-type="string">
            <text:p>1.1993e-08</text:p>
          </table:table-cell>
          <table:table-cell table:style-name="ce1" office:value-type="string">
            <text:p>1.2501e-06</text:p>
          </table:table-cell>
          <table:table-cell table:style-name="ce1" office:value-type="string">
            <text:p>1.8506e-05</text:p>
          </table:table-cell>
          <table:table-cell table:style-name="ce1" office:value-type="string">
            <text:p>2.7828e-19</text:p>
          </table:table-cell>
          <table:table-cell table:style-name="ce1" office:value-type="string">
            <text:p>3.106e-11</text:p>
          </table:table-cell>
          <table:table-cell table:style-name="ce1" office:value-type="string">
            <text:p>1.835e-12</text:p>
          </table:table-cell>
          <table:table-cell table:style-name="ce1" office:value-type="string">
            <text:p>1.3214e-12</text:p>
          </table:table-cell>
          <table:table-cell office:value-type="float" office:value="0.00036931">
            <text:p>0.00036931</text:p>
          </table:table-cell>
          <table:table-cell table:style-name="ce1" office:value-type="string">
            <text:p>5.1878e-05</text:p>
          </table:table-cell>
          <table:table-cell table:style-name="ce1" office:value-type="string">
            <text:p>1.3344e-05</text:p>
          </table:table-cell>
          <table:table-cell table:style-name="ce1" office:value-type="string">
            <text:p>1.157e-08</text:p>
          </table:table-cell>
          <table:table-cell table:style-name="ce1" office:value-type="string">
            <text:p>4.4527e-06</text:p>
          </table:table-cell>
          <table:table-cell table:style-name="ce1" office:value-type="string">
            <text:p>2.0814e-05</text:p>
          </table:table-cell>
          <table:table-cell table:style-name="ce1" office:value-type="string">
            <text:p>4.0964e-19</text:p>
          </table:table-cell>
          <table:table-cell table:style-name="ce1" office:value-type="string">
            <text:p>1.4469e-11</text:p>
          </table:table-cell>
          <table:table-cell table:style-name="ce1" office:value-type="string">
            <text:p>1.4334e-12</text:p>
          </table:table-cell>
          <table:table-cell table:style-name="ce1" office:value-type="string">
            <text:p>8.35e-13</text:p>
          </table:table-cell>
          <table:table-cell office:value-type="float" office:value="0.0005296">
            <text:p>0.0005296</text:p>
          </table:table-cell>
          <table:table-cell table:style-name="ce1" office:value-type="string">
            <text:p>3.7116e-05</text:p>
          </table:table-cell>
          <table:table-cell table:style-name="ce1" office:value-type="string">
            <text:p>1.4935e-05</text:p>
          </table:table-cell>
          <table:table-cell table:style-name="ce1" office:value-type="string">
            <text:p>1.0663e-08</text:p>
          </table:table-cell>
          <table:table-cell table:style-name="ce1" office:value-type="string">
            <text:p>1.4519e-05</text:p>
          </table:table-cell>
          <table:table-cell table:style-name="ce1" office:value-type="string">
            <text:p>2.3709e-05</text:p>
          </table:table-cell>
          <table:table-cell table:style-name="ce1" office:value-type="string">
            <text:p>7.1687e-19</text:p>
          </table:table-cell>
          <table:table-cell table:style-name="ce1" office:value-type="string">
            <text:p>4.8631e-12</text:p>
          </table:table-cell>
          <table:table-cell table:style-name="ce1" office:value-type="string">
            <text:p>1.312e-12</text:p>
          </table:table-cell>
          <table:table-cell table:style-name="ce1" office:value-type="string">
            <text:p>5.6833e-13</text:p>
          </table:table-cell>
        </table:table-row>
        <table:table-row table:style-name="ro2">
          <table:table-cell office:value-type="float" office:value="1700.702">
            <text:p>1700.702</text:p>
          </table:table-cell>
          <table:table-cell table:formula="of:=[.AC172]*1000000" office:value-type="float" office:value="421.03">
            <text:p>421.03</text:p>
          </table:table-cell>
          <table:table-cell table:formula="of:=[.AD172]*1000000" office:value-type="float" office:value="51.585">
            <text:p>51.585</text:p>
          </table:table-cell>
          <table:table-cell table:formula="of:=[.AE172]*1000000" office:value-type="float" office:value="12.252">
            <text:p>12.252</text:p>
          </table:table-cell>
          <table:table-cell table:formula="of:=[.AF172]*1000000" office:value-type="float" office:value="0.012027">
            <text:p>0.012027</text:p>
          </table:table-cell>
          <table:table-cell table:formula="of:=[.AG172]*1000000" office:value-type="float" office:value="1.2461">
            <text:p>1.2461</text:p>
          </table:table-cell>
          <table:table-cell table:formula="of:=[.AH172]*1000000" office:value-type="float" office:value="18.387">
            <text:p>18.387</text:p>
          </table:table-cell>
          <table:table-cell table:formula="of:=[.AI172]*1000000" office:value-type="float" office:value="0.00000000000027024">
            <text:p>2.7024E-013</text:p>
          </table:table-cell>
          <table:table-cell table:formula="of:=[.AJ172]*1000000" office:value-type="float" office:value="0.000030927">
            <text:p>0.000030927</text:p>
          </table:table-cell>
          <table:table-cell table:formula="of:=([.AK172]+[.AL172])*1000000" office:value-type="float" office:value="0.0000031185">
            <text:p>3.1185E-006</text:p>
          </table:table-cell>
          <table:table-cell table:formula="of:=[.AM172]*1000000" office:value-type="float" office:value="366.38">
            <text:p>366.38</text:p>
          </table:table-cell>
          <table:table-cell table:formula="of:=[.AN172]*1000000" office:value-type="float" office:value="51.334">
            <text:p>51.334</text:p>
          </table:table-cell>
          <table:table-cell table:formula="of:=[.AO172]*1000000" office:value-type="float" office:value="13.266">
            <text:p>13.266</text:p>
          </table:table-cell>
          <table:table-cell table:formula="of:=[.AP172]*1000000" office:value-type="float" office:value="0.01161">
            <text:p>0.01161</text:p>
          </table:table-cell>
          <table:table-cell table:formula="of:=[.AQ172]*1000000" office:value-type="float" office:value="4.44">
            <text:p>4.44</text:p>
          </table:table-cell>
          <table:table-cell table:formula="of:=[.AR172]*1000000" office:value-type="float" office:value="20.626">
            <text:p>20.626</text:p>
          </table:table-cell>
          <table:table-cell table:formula="of:=[.AS172]*1000000" office:value-type="float" office:value="0.00000000000039761">
            <text:p>3.9761E-013</text:p>
          </table:table-cell>
          <table:table-cell table:formula="of:=[.AT172]*1000000" office:value-type="float" office:value="0.000014353">
            <text:p>0.000014353</text:p>
          </table:table-cell>
          <table:table-cell table:formula="of:=([.AU172]+[.AV172])*1000000" office:value-type="float" office:value="0.0000022338">
            <text:p>2.2338E-006</text:p>
          </table:table-cell>
          <table:table-cell table:formula="of:=[.AW172]*1000000" office:value-type="float" office:value="527.13">
            <text:p>527.13</text:p>
          </table:table-cell>
          <table:table-cell table:formula="of:=[.AX172]*1000000" office:value-type="float" office:value="36.432">
            <text:p>36.432</text:p>
          </table:table-cell>
          <table:table-cell table:formula="of:=[.AY172]*1000000" office:value-type="float" office:value="14.856">
            <text:p>14.856</text:p>
          </table:table-cell>
          <table:table-cell table:formula="of:=[.AZ172]*1000000" office:value-type="float" office:value="0.010713">
            <text:p>0.010713</text:p>
          </table:table-cell>
          <table:table-cell table:formula="of:=[.BA172]*1000000" office:value-type="float" office:value="14.447">
            <text:p>14.447</text:p>
          </table:table-cell>
          <table:table-cell table:formula="of:=[.BB172]*1000000" office:value-type="float" office:value="23.429">
            <text:p>23.429</text:p>
          </table:table-cell>
          <table:table-cell table:formula="of:=[.BC172]*1000000" office:value-type="float" office:value="0.00000000000069547">
            <text:p>6.9547E-013</text:p>
          </table:table-cell>
          <table:table-cell table:formula="of:=[.BD172]*1000000" office:value-type="float" office:value="0.0000047892">
            <text:p>4.7892E-006</text:p>
          </table:table-cell>
          <table:table-cell table:formula="of:=([.BE172]+[.BF172])*1000000" office:value-type="float" office:value="0.00000184467">
            <text:p>1.84467E-006</text:p>
          </table:table-cell>
          <table:table-cell office:value-type="float" office:value="0.00042103">
            <text:p>0.00042103</text:p>
          </table:table-cell>
          <table:table-cell table:style-name="ce1" office:value-type="string">
            <text:p>5.1585e-05</text:p>
          </table:table-cell>
          <table:table-cell table:style-name="ce1" office:value-type="string">
            <text:p>1.2252e-05</text:p>
          </table:table-cell>
          <table:table-cell table:style-name="ce1" office:value-type="string">
            <text:p>1.2027e-08</text:p>
          </table:table-cell>
          <table:table-cell table:style-name="ce1" office:value-type="string">
            <text:p>1.2461e-06</text:p>
          </table:table-cell>
          <table:table-cell table:style-name="ce1" office:value-type="string">
            <text:p>1.8387e-05</text:p>
          </table:table-cell>
          <table:table-cell table:style-name="ce1" office:value-type="string">
            <text:p>2.7024e-19</text:p>
          </table:table-cell>
          <table:table-cell table:style-name="ce1" office:value-type="string">
            <text:p>3.0927e-11</text:p>
          </table:table-cell>
          <table:table-cell table:style-name="ce1" office:value-type="string">
            <text:p>1.8115e-12</text:p>
          </table:table-cell>
          <table:table-cell table:style-name="ce1" office:value-type="string">
            <text:p>1.307e-12</text:p>
          </table:table-cell>
          <table:table-cell office:value-type="float" office:value="0.00036638">
            <text:p>0.00036638</text:p>
          </table:table-cell>
          <table:table-cell table:style-name="ce1" office:value-type="string">
            <text:p>5.1334e-05</text:p>
          </table:table-cell>
          <table:table-cell table:style-name="ce1" office:value-type="string">
            <text:p>1.3266e-05</text:p>
          </table:table-cell>
          <table:table-cell table:style-name="ce1" office:value-type="string">
            <text:p>1.161e-08</text:p>
          </table:table-cell>
          <table:table-cell table:style-name="ce1" office:value-type="string">
            <text:p>4.44e-06</text:p>
          </table:table-cell>
          <table:table-cell table:style-name="ce1" office:value-type="string">
            <text:p>2.0626e-05</text:p>
          </table:table-cell>
          <table:table-cell table:style-name="ce1" office:value-type="string">
            <text:p>3.9761e-19</text:p>
          </table:table-cell>
          <table:table-cell table:style-name="ce1" office:value-type="string">
            <text:p>1.4353e-11</text:p>
          </table:table-cell>
          <table:table-cell table:style-name="ce1" office:value-type="string">
            <text:p>1.4099e-12</text:p>
          </table:table-cell>
          <table:table-cell table:style-name="ce1" office:value-type="string">
            <text:p>8.239e-13</text:p>
          </table:table-cell>
          <table:table-cell office:value-type="float" office:value="0.00052713">
            <text:p>0.00052713</text:p>
          </table:table-cell>
          <table:table-cell table:style-name="ce1" office:value-type="string">
            <text:p>3.6432e-05</text:p>
          </table:table-cell>
          <table:table-cell table:style-name="ce1" office:value-type="string">
            <text:p>1.4856e-05</text:p>
          </table:table-cell>
          <table:table-cell table:style-name="ce1" office:value-type="string">
            <text:p>1.0713e-08</text:p>
          </table:table-cell>
          <table:table-cell table:style-name="ce1" office:value-type="string">
            <text:p>1.4447e-05</text:p>
          </table:table-cell>
          <table:table-cell table:style-name="ce1" office:value-type="string">
            <text:p>2.3429e-05</text:p>
          </table:table-cell>
          <table:table-cell table:style-name="ce1" office:value-type="string">
            <text:p>6.9547e-19</text:p>
          </table:table-cell>
          <table:table-cell table:style-name="ce1" office:value-type="string">
            <text:p>4.7892e-12</text:p>
          </table:table-cell>
          <table:table-cell table:style-name="ce1" office:value-type="string">
            <text:p>1.2853e-12</text:p>
          </table:table-cell>
          <table:table-cell table:style-name="ce1" office:value-type="string">
            <text:p>5.5937e-13</text:p>
          </table:table-cell>
        </table:table-row>
        <table:table-row table:style-name="ro2">
          <table:table-cell office:value-type="float" office:value="1710.702">
            <text:p>1710.702</text:p>
          </table:table-cell>
          <table:table-cell table:formula="of:=[.AC173]*1000000" office:value-type="float" office:value="417.93">
            <text:p>417.93</text:p>
          </table:table-cell>
          <table:table-cell table:formula="of:=[.AD173]*1000000" office:value-type="float" office:value="51.22">
            <text:p>51.22</text:p>
          </table:table-cell>
          <table:table-cell table:formula="of:=[.AE173]*1000000" office:value-type="float" office:value="12.176">
            <text:p>12.176</text:p>
          </table:table-cell>
          <table:table-cell table:formula="of:=[.AF173]*1000000" office:value-type="float" office:value="0.012061">
            <text:p>0.012061</text:p>
          </table:table-cell>
          <table:table-cell table:formula="of:=[.AG173]*1000000" office:value-type="float" office:value="1.242">
            <text:p>1.242</text:p>
          </table:table-cell>
          <table:table-cell table:formula="of:=[.AH173]*1000000" office:value-type="float" office:value="18.268">
            <text:p>18.268</text:p>
          </table:table-cell>
          <table:table-cell table:formula="of:=[.AI173]*1000000" office:value-type="float" office:value="0.00000000000026245">
            <text:p>2.6245E-013</text:p>
          </table:table-cell>
          <table:table-cell table:formula="of:=[.AJ173]*1000000" office:value-type="float" office:value="0.000030794">
            <text:p>0.000030794</text:p>
          </table:table-cell>
          <table:table-cell table:formula="of:=([.AK173]+[.AL173])*1000000" office:value-type="float" office:value="0.0000030812">
            <text:p>3.0812E-006</text:p>
          </table:table-cell>
          <table:table-cell table:formula="of:=[.AM173]*1000000" office:value-type="float" office:value="363.49">
            <text:p>363.49</text:p>
          </table:table-cell>
          <table:table-cell table:formula="of:=[.AN173]*1000000" office:value-type="float" office:value="50.796">
            <text:p>50.796</text:p>
          </table:table-cell>
          <table:table-cell table:formula="of:=[.AO173]*1000000" office:value-type="float" office:value="13.189">
            <text:p>13.189</text:p>
          </table:table-cell>
          <table:table-cell table:formula="of:=[.AP173]*1000000" office:value-type="float" office:value="0.01165">
            <text:p>0.01165</text:p>
          </table:table-cell>
          <table:table-cell table:formula="of:=[.AQ173]*1000000" office:value-type="float" office:value="4.4274">
            <text:p>4.4274</text:p>
          </table:table-cell>
          <table:table-cell table:formula="of:=[.AR173]*1000000" office:value-type="float" office:value="20.44">
            <text:p>20.44</text:p>
          </table:table-cell>
          <table:table-cell table:formula="of:=[.AS173]*1000000" office:value-type="float" office:value="0.00000000000038594">
            <text:p>3.8594E-013</text:p>
          </table:table-cell>
          <table:table-cell table:formula="of:=[.AT173]*1000000" office:value-type="float" office:value="0.000014238">
            <text:p>0.000014238</text:p>
          </table:table-cell>
          <table:table-cell table:formula="of:=([.AU173]+[.AV173])*1000000" office:value-type="float" office:value="0.00000219984">
            <text:p>2.19984E-006</text:p>
          </table:table-cell>
          <table:table-cell table:formula="of:=[.AW173]*1000000" office:value-type="float" office:value="524.71">
            <text:p>524.71</text:p>
          </table:table-cell>
          <table:table-cell table:formula="of:=[.AX173]*1000000" office:value-type="float" office:value="35.758">
            <text:p>35.758</text:p>
          </table:table-cell>
          <table:table-cell table:formula="of:=[.AY173]*1000000" office:value-type="float" office:value="14.778">
            <text:p>14.778</text:p>
          </table:table-cell>
          <table:table-cell table:formula="of:=[.AZ173]*1000000" office:value-type="float" office:value="0.010763">
            <text:p>0.010763</text:p>
          </table:table-cell>
          <table:table-cell table:formula="of:=[.BA173]*1000000" office:value-type="float" office:value="14.374">
            <text:p>14.374</text:p>
          </table:table-cell>
          <table:table-cell table:formula="of:=[.BB173]*1000000" office:value-type="float" office:value="23.152">
            <text:p>23.152</text:p>
          </table:table-cell>
          <table:table-cell table:formula="of:=[.BC173]*1000000" office:value-type="float" office:value="0.00000000000067472">
            <text:p>6.7472E-013</text:p>
          </table:table-cell>
          <table:table-cell table:formula="of:=[.BD173]*1000000" office:value-type="float" office:value="0.0000047161">
            <text:p>4.7161E-006</text:p>
          </table:table-cell>
          <table:table-cell table:formula="of:=([.BE173]+[.BF173])*1000000" office:value-type="float" office:value="0.00000180974">
            <text:p>1.80974E-006</text:p>
          </table:table-cell>
          <table:table-cell office:value-type="float" office:value="0.00041793">
            <text:p>0.00041793</text:p>
          </table:table-cell>
          <table:table-cell table:style-name="ce1" office:value-type="string">
            <text:p>5.122e-05</text:p>
          </table:table-cell>
          <table:table-cell table:style-name="ce1" office:value-type="string">
            <text:p>1.2176e-05</text:p>
          </table:table-cell>
          <table:table-cell table:style-name="ce1" office:value-type="string">
            <text:p>1.2061e-08</text:p>
          </table:table-cell>
          <table:table-cell table:style-name="ce1" office:value-type="string">
            <text:p>1.242e-06</text:p>
          </table:table-cell>
          <table:table-cell table:style-name="ce1" office:value-type="string">
            <text:p>1.8268e-05</text:p>
          </table:table-cell>
          <table:table-cell table:style-name="ce1" office:value-type="string">
            <text:p>2.6245e-19</text:p>
          </table:table-cell>
          <table:table-cell table:style-name="ce1" office:value-type="string">
            <text:p>3.0794e-11</text:p>
          </table:table-cell>
          <table:table-cell table:style-name="ce1" office:value-type="string">
            <text:p>1.7884e-12</text:p>
          </table:table-cell>
          <table:table-cell table:style-name="ce1" office:value-type="string">
            <text:p>1.2928e-12</text:p>
          </table:table-cell>
          <table:table-cell office:value-type="float" office:value="0.00036349">
            <text:p>0.00036349</text:p>
          </table:table-cell>
          <table:table-cell table:style-name="ce1" office:value-type="string">
            <text:p>5.0796e-05</text:p>
          </table:table-cell>
          <table:table-cell table:style-name="ce1" office:value-type="string">
            <text:p>1.3189e-05</text:p>
          </table:table-cell>
          <table:table-cell table:style-name="ce1" office:value-type="string">
            <text:p>1.165e-08</text:p>
          </table:table-cell>
          <table:table-cell table:style-name="ce1" office:value-type="string">
            <text:p>4.4274e-06</text:p>
          </table:table-cell>
          <table:table-cell table:style-name="ce1" office:value-type="string">
            <text:p>2.044e-05</text:p>
          </table:table-cell>
          <table:table-cell table:style-name="ce1" office:value-type="string">
            <text:p>3.8594e-19</text:p>
          </table:table-cell>
          <table:table-cell table:style-name="ce1" office:value-type="string">
            <text:p>1.4238e-11</text:p>
          </table:table-cell>
          <table:table-cell table:style-name="ce1" office:value-type="string">
            <text:p>1.3869e-12</text:p>
          </table:table-cell>
          <table:table-cell table:style-name="ce1" office:value-type="string">
            <text:p>8.1294e-13</text:p>
          </table:table-cell>
          <table:table-cell office:value-type="float" office:value="0.00052471">
            <text:p>0.00052471</text:p>
          </table:table-cell>
          <table:table-cell table:style-name="ce1" office:value-type="string">
            <text:p>3.5758e-05</text:p>
          </table:table-cell>
          <table:table-cell table:style-name="ce1" office:value-type="string">
            <text:p>1.4778e-05</text:p>
          </table:table-cell>
          <table:table-cell table:style-name="ce1" office:value-type="string">
            <text:p>1.0763e-08</text:p>
          </table:table-cell>
          <table:table-cell table:style-name="ce1" office:value-type="string">
            <text:p>1.4374e-05</text:p>
          </table:table-cell>
          <table:table-cell table:style-name="ce1" office:value-type="string">
            <text:p>2.3152e-05</text:p>
          </table:table-cell>
          <table:table-cell table:style-name="ce1" office:value-type="string">
            <text:p>6.7472e-19</text:p>
          </table:table-cell>
          <table:table-cell table:style-name="ce1" office:value-type="string">
            <text:p>4.7161e-12</text:p>
          </table:table-cell>
          <table:table-cell table:style-name="ce1" office:value-type="string">
            <text:p>1.2592e-12</text:p>
          </table:table-cell>
          <table:table-cell table:style-name="ce1" office:value-type="string">
            <text:p>5.5054e-13</text:p>
          </table:table-cell>
        </table:table-row>
        <table:table-row table:style-name="ro2">
          <table:table-cell office:value-type="float" office:value="1720.702">
            <text:p>1720.702</text:p>
          </table:table-cell>
          <table:table-cell table:formula="of:=[.AC174]*1000000" office:value-type="float" office:value="414.85">
            <text:p>414.85</text:p>
          </table:table-cell>
          <table:table-cell table:formula="of:=[.AD174]*1000000" office:value-type="float" office:value="50.857">
            <text:p>50.857</text:p>
          </table:table-cell>
          <table:table-cell table:formula="of:=[.AE174]*1000000" office:value-type="float" office:value="12.101">
            <text:p>12.101</text:p>
          </table:table-cell>
          <table:table-cell table:formula="of:=[.AF174]*1000000" office:value-type="float" office:value="0.012094">
            <text:p>0.012094</text:p>
          </table:table-cell>
          <table:table-cell table:formula="of:=[.AG174]*1000000" office:value-type="float" office:value="1.238">
            <text:p>1.238</text:p>
          </table:table-cell>
          <table:table-cell table:formula="of:=[.AH174]*1000000" office:value-type="float" office:value="18.15">
            <text:p>18.15</text:p>
          </table:table-cell>
          <table:table-cell table:formula="of:=[.AI174]*1000000" office:value-type="float" office:value="0.00000000000025489">
            <text:p>2.5489E-013</text:p>
          </table:table-cell>
          <table:table-cell table:formula="of:=[.AJ174]*1000000" office:value-type="float" office:value="0.000030661">
            <text:p>0.000030661</text:p>
          </table:table-cell>
          <table:table-cell table:formula="of:=([.AK174]+[.AL174])*1000000" office:value-type="float" office:value="0.0000030443">
            <text:p>3.0443E-006</text:p>
          </table:table-cell>
          <table:table-cell table:formula="of:=[.AM174]*1000000" office:value-type="float" office:value="360.63">
            <text:p>360.63</text:p>
          </table:table-cell>
          <table:table-cell table:formula="of:=[.AN174]*1000000" office:value-type="float" office:value="50.263">
            <text:p>50.263</text:p>
          </table:table-cell>
          <table:table-cell table:formula="of:=[.AO174]*1000000" office:value-type="float" office:value="13.111">
            <text:p>13.111</text:p>
          </table:table-cell>
          <table:table-cell table:formula="of:=[.AP174]*1000000" office:value-type="float" office:value="0.011689">
            <text:p>0.011689</text:p>
          </table:table-cell>
          <table:table-cell table:formula="of:=[.AQ174]*1000000" office:value-type="float" office:value="4.4149">
            <text:p>4.4149</text:p>
          </table:table-cell>
          <table:table-cell table:formula="of:=[.AR174]*1000000" office:value-type="float" office:value="20.256">
            <text:p>20.256</text:p>
          </table:table-cell>
          <table:table-cell table:formula="of:=[.AS174]*1000000" office:value-type="float" office:value="0.00000000000037463">
            <text:p>3.7463E-013</text:p>
          </table:table-cell>
          <table:table-cell table:formula="of:=[.AT174]*1000000" office:value-type="float" office:value="0.000014123">
            <text:p>0.000014123</text:p>
          </table:table-cell>
          <table:table-cell table:formula="of:=([.AU174]+[.AV174])*1000000" office:value-type="float" office:value="0.00000216644">
            <text:p>2.16644E-006</text:p>
          </table:table-cell>
          <table:table-cell table:formula="of:=[.AW174]*1000000" office:value-type="float" office:value="522.33">
            <text:p>522.33</text:p>
          </table:table-cell>
          <table:table-cell table:formula="of:=[.AX174]*1000000" office:value-type="float" office:value="35.092">
            <text:p>35.092</text:p>
          </table:table-cell>
          <table:table-cell table:formula="of:=[.AY174]*1000000" office:value-type="float" office:value="14.699">
            <text:p>14.699</text:p>
          </table:table-cell>
          <table:table-cell table:formula="of:=[.AZ174]*1000000" office:value-type="float" office:value="0.010812">
            <text:p>0.010812</text:p>
          </table:table-cell>
          <table:table-cell table:formula="of:=[.BA174]*1000000" office:value-type="float" office:value="14.301">
            <text:p>14.301</text:p>
          </table:table-cell>
          <table:table-cell table:formula="of:=[.BB174]*1000000" office:value-type="float" office:value="22.877">
            <text:p>22.877</text:p>
          </table:table-cell>
          <table:table-cell table:formula="of:=[.BC174]*1000000" office:value-type="float" office:value="0.00000000000065461">
            <text:p>6.5461E-013</text:p>
          </table:table-cell>
          <table:table-cell table:formula="of:=[.BD174]*1000000" office:value-type="float" office:value="0.0000046437">
            <text:p>4.6437E-006</text:p>
          </table:table-cell>
          <table:table-cell table:formula="of:=([.BE174]+[.BF174])*1000000" office:value-type="float" office:value="0.00000177553">
            <text:p>1.77553E-006</text:p>
          </table:table-cell>
          <table:table-cell office:value-type="float" office:value="0.00041485">
            <text:p>0.00041485</text:p>
          </table:table-cell>
          <table:table-cell table:style-name="ce1" office:value-type="string">
            <text:p>5.0857e-05</text:p>
          </table:table-cell>
          <table:table-cell table:style-name="ce1" office:value-type="string">
            <text:p>1.2101e-05</text:p>
          </table:table-cell>
          <table:table-cell table:style-name="ce1" office:value-type="string">
            <text:p>1.2094e-08</text:p>
          </table:table-cell>
          <table:table-cell table:style-name="ce1" office:value-type="string">
            <text:p>1.238e-06</text:p>
          </table:table-cell>
          <table:table-cell table:style-name="ce1" office:value-type="string">
            <text:p>1.815e-05</text:p>
          </table:table-cell>
          <table:table-cell table:style-name="ce1" office:value-type="string">
            <text:p>2.5489e-19</text:p>
          </table:table-cell>
          <table:table-cell table:style-name="ce1" office:value-type="string">
            <text:p>3.0661e-11</text:p>
          </table:table-cell>
          <table:table-cell table:style-name="ce1" office:value-type="string">
            <text:p>1.7656e-12</text:p>
          </table:table-cell>
          <table:table-cell table:style-name="ce1" office:value-type="string">
            <text:p>1.2787e-12</text:p>
          </table:table-cell>
          <table:table-cell office:value-type="float" office:value="0.00036063">
            <text:p>0.00036063</text:p>
          </table:table-cell>
          <table:table-cell table:style-name="ce1" office:value-type="string">
            <text:p>5.0263e-05</text:p>
          </table:table-cell>
          <table:table-cell table:style-name="ce1" office:value-type="string">
            <text:p>1.3111e-05</text:p>
          </table:table-cell>
          <table:table-cell table:style-name="ce1" office:value-type="string">
            <text:p>1.1689e-08</text:p>
          </table:table-cell>
          <table:table-cell table:style-name="ce1" office:value-type="string">
            <text:p>4.4149e-06</text:p>
          </table:table-cell>
          <table:table-cell table:style-name="ce1" office:value-type="string">
            <text:p>2.0256e-05</text:p>
          </table:table-cell>
          <table:table-cell table:style-name="ce1" office:value-type="string">
            <text:p>3.7463e-19</text:p>
          </table:table-cell>
          <table:table-cell table:style-name="ce1" office:value-type="string">
            <text:p>1.4123e-11</text:p>
          </table:table-cell>
          <table:table-cell table:style-name="ce1" office:value-type="string">
            <text:p>1.3643e-12</text:p>
          </table:table-cell>
          <table:table-cell table:style-name="ce1" office:value-type="string">
            <text:p>8.0214e-13</text:p>
          </table:table-cell>
          <table:table-cell office:value-type="float" office:value="0.00052233">
            <text:p>0.00052233</text:p>
          </table:table-cell>
          <table:table-cell table:style-name="ce1" office:value-type="string">
            <text:p>3.5092e-05</text:p>
          </table:table-cell>
          <table:table-cell table:style-name="ce1" office:value-type="string">
            <text:p>1.4699e-05</text:p>
          </table:table-cell>
          <table:table-cell table:style-name="ce1" office:value-type="string">
            <text:p>1.0812e-08</text:p>
          </table:table-cell>
          <table:table-cell table:style-name="ce1" office:value-type="string">
            <text:p>1.4301e-05</text:p>
          </table:table-cell>
          <table:table-cell table:style-name="ce1" office:value-type="string">
            <text:p>2.2877e-05</text:p>
          </table:table-cell>
          <table:table-cell table:style-name="ce1" office:value-type="string">
            <text:p>6.5461e-19</text:p>
          </table:table-cell>
          <table:table-cell table:style-name="ce1" office:value-type="string">
            <text:p>4.6437e-12</text:p>
          </table:table-cell>
          <table:table-cell table:style-name="ce1" office:value-type="string">
            <text:p>1.2337e-12</text:p>
          </table:table-cell>
          <table:table-cell table:style-name="ce1" office:value-type="string">
            <text:p>5.4183e-13</text:p>
          </table:table-cell>
        </table:table-row>
        <table:table-row table:style-name="ro2">
          <table:table-cell office:value-type="float" office:value="1730.702">
            <text:p>1730.702</text:p>
          </table:table-cell>
          <table:table-cell table:formula="of:=[.AC175]*1000000" office:value-type="float" office:value="411.8">
            <text:p>411.8</text:p>
          </table:table-cell>
          <table:table-cell table:formula="of:=[.AD175]*1000000" office:value-type="float" office:value="50.497">
            <text:p>50.497</text:p>
          </table:table-cell>
          <table:table-cell table:formula="of:=[.AE175]*1000000" office:value-type="float" office:value="12.026">
            <text:p>12.026</text:p>
          </table:table-cell>
          <table:table-cell table:formula="of:=[.AF175]*1000000" office:value-type="float" office:value="0.012127">
            <text:p>0.012127</text:p>
          </table:table-cell>
          <table:table-cell table:formula="of:=[.AG175]*1000000" office:value-type="float" office:value="1.234">
            <text:p>1.234</text:p>
          </table:table-cell>
          <table:table-cell table:formula="of:=[.AH175]*1000000" office:value-type="float" office:value="18.033">
            <text:p>18.033</text:p>
          </table:table-cell>
          <table:table-cell table:formula="of:=[.AI175]*1000000" office:value-type="float" office:value="0.00000000000024757">
            <text:p>2.4757E-013</text:p>
          </table:table-cell>
          <table:table-cell table:formula="of:=[.AJ175]*1000000" office:value-type="float" office:value="0.000030529">
            <text:p>0.000030529</text:p>
          </table:table-cell>
          <table:table-cell table:formula="of:=([.AK175]+[.AL175])*1000000" office:value-type="float" office:value="0.000003008">
            <text:p>0.000003008</text:p>
          </table:table-cell>
          <table:table-cell table:formula="of:=[.AM175]*1000000" office:value-type="float" office:value="357.8">
            <text:p>357.8</text:p>
          </table:table-cell>
          <table:table-cell table:formula="of:=[.AN175]*1000000" office:value-type="float" office:value="49.736">
            <text:p>49.736</text:p>
          </table:table-cell>
          <table:table-cell table:formula="of:=[.AO175]*1000000" office:value-type="float" office:value="13.034">
            <text:p>13.034</text:p>
          </table:table-cell>
          <table:table-cell table:formula="of:=[.AP175]*1000000" office:value-type="float" office:value="0.011728">
            <text:p>0.011728</text:p>
          </table:table-cell>
          <table:table-cell table:formula="of:=[.AQ175]*1000000" office:value-type="float" office:value="4.4024">
            <text:p>4.4024</text:p>
          </table:table-cell>
          <table:table-cell table:formula="of:=[.AR175]*1000000" office:value-type="float" office:value="20.073">
            <text:p>20.073</text:p>
          </table:table-cell>
          <table:table-cell table:formula="of:=[.AS175]*1000000" office:value-type="float" office:value="0.00000000000036366">
            <text:p>3.6366E-013</text:p>
          </table:table-cell>
          <table:table-cell table:formula="of:=[.AT175]*1000000" office:value-type="float" office:value="0.00001401">
            <text:p>0.00001401</text:p>
          </table:table-cell>
          <table:table-cell table:formula="of:=([.AU175]+[.AV175])*1000000" office:value-type="float" office:value="0.00000213357">
            <text:p>2.13357E-006</text:p>
          </table:table-cell>
          <table:table-cell table:formula="of:=[.AW175]*1000000" office:value-type="float" office:value="519.99">
            <text:p>519.99</text:p>
          </table:table-cell>
          <table:table-cell table:formula="of:=[.AX175]*1000000" office:value-type="float" office:value="34.436">
            <text:p>34.436</text:p>
          </table:table-cell>
          <table:table-cell table:formula="of:=[.AY175]*1000000" office:value-type="float" office:value="14.621">
            <text:p>14.621</text:p>
          </table:table-cell>
          <table:table-cell table:formula="of:=[.AZ175]*1000000" office:value-type="float" office:value="0.01086">
            <text:p>0.01086</text:p>
          </table:table-cell>
          <table:table-cell table:formula="of:=[.BA175]*1000000" office:value-type="float" office:value="14.227">
            <text:p>14.227</text:p>
          </table:table-cell>
          <table:table-cell table:formula="of:=[.BB175]*1000000" office:value-type="float" office:value="22.604">
            <text:p>22.604</text:p>
          </table:table-cell>
          <table:table-cell table:formula="of:=[.BC175]*1000000" office:value-type="float" office:value="0.00000000000063511">
            <text:p>6.3511E-013</text:p>
          </table:table-cell>
          <table:table-cell table:formula="of:=[.BD175]*1000000" office:value-type="float" office:value="0.0000045721">
            <text:p>4.5721E-006</text:p>
          </table:table-cell>
          <table:table-cell table:formula="of:=([.BE175]+[.BF175])*1000000" office:value-type="float" office:value="0.00000174195">
            <text:p>0.000001742</text:p>
          </table:table-cell>
          <table:table-cell office:value-type="float" office:value="0.0004118">
            <text:p>0.0004118</text:p>
          </table:table-cell>
          <table:table-cell table:style-name="ce1" office:value-type="string">
            <text:p>5.0497e-05</text:p>
          </table:table-cell>
          <table:table-cell table:style-name="ce1" office:value-type="string">
            <text:p>1.2026e-05</text:p>
          </table:table-cell>
          <table:table-cell table:style-name="ce1" office:value-type="string">
            <text:p>1.2127e-08</text:p>
          </table:table-cell>
          <table:table-cell table:style-name="ce1" office:value-type="string">
            <text:p>1.234e-06</text:p>
          </table:table-cell>
          <table:table-cell table:style-name="ce1" office:value-type="string">
            <text:p>1.8033e-05</text:p>
          </table:table-cell>
          <table:table-cell table:style-name="ce1" office:value-type="string">
            <text:p>2.4757e-19</text:p>
          </table:table-cell>
          <table:table-cell table:style-name="ce1" office:value-type="string">
            <text:p>3.0529e-11</text:p>
          </table:table-cell>
          <table:table-cell table:style-name="ce1" office:value-type="string">
            <text:p>1.7432e-12</text:p>
          </table:table-cell>
          <table:table-cell table:style-name="ce1" office:value-type="string">
            <text:p>1.2648e-12</text:p>
          </table:table-cell>
          <table:table-cell office:value-type="float" office:value="0.0003578">
            <text:p>0.0003578</text:p>
          </table:table-cell>
          <table:table-cell table:style-name="ce1" office:value-type="string">
            <text:p>4.9736e-05</text:p>
          </table:table-cell>
          <table:table-cell table:style-name="ce1" office:value-type="string">
            <text:p>1.3034e-05</text:p>
          </table:table-cell>
          <table:table-cell table:style-name="ce1" office:value-type="string">
            <text:p>1.1728e-08</text:p>
          </table:table-cell>
          <table:table-cell table:style-name="ce1" office:value-type="string">
            <text:p>4.4024e-06</text:p>
          </table:table-cell>
          <table:table-cell table:style-name="ce1" office:value-type="string">
            <text:p>2.0073e-05</text:p>
          </table:table-cell>
          <table:table-cell table:style-name="ce1" office:value-type="string">
            <text:p>3.6366e-19</text:p>
          </table:table-cell>
          <table:table-cell table:style-name="ce1" office:value-type="string">
            <text:p>1.401e-11</text:p>
          </table:table-cell>
          <table:table-cell table:style-name="ce1" office:value-type="string">
            <text:p>1.3421e-12</text:p>
          </table:table-cell>
          <table:table-cell table:style-name="ce1" office:value-type="string">
            <text:p>7.9147e-13</text:p>
          </table:table-cell>
          <table:table-cell office:value-type="float" office:value="0.00051999">
            <text:p>0.00051999</text:p>
          </table:table-cell>
          <table:table-cell table:style-name="ce1" office:value-type="string">
            <text:p>3.4436e-05</text:p>
          </table:table-cell>
          <table:table-cell table:style-name="ce1" office:value-type="string">
            <text:p>1.4621e-05</text:p>
          </table:table-cell>
          <table:table-cell table:style-name="ce1" office:value-type="string">
            <text:p>1.086e-08</text:p>
          </table:table-cell>
          <table:table-cell table:style-name="ce1" office:value-type="string">
            <text:p>1.4227e-05</text:p>
          </table:table-cell>
          <table:table-cell table:style-name="ce1" office:value-type="string">
            <text:p>2.2604e-05</text:p>
          </table:table-cell>
          <table:table-cell table:style-name="ce1" office:value-type="string">
            <text:p>6.3511e-19</text:p>
          </table:table-cell>
          <table:table-cell table:style-name="ce1" office:value-type="string">
            <text:p>4.5721e-12</text:p>
          </table:table-cell>
          <table:table-cell table:style-name="ce1" office:value-type="string">
            <text:p>1.2087e-12</text:p>
          </table:table-cell>
          <table:table-cell table:style-name="ce1" office:value-type="string">
            <text:p>5.3325e-13</text:p>
          </table:table-cell>
        </table:table-row>
        <table:table-row table:style-name="ro2">
          <table:table-cell office:value-type="float" office:value="1740.702">
            <text:p>1740.702</text:p>
          </table:table-cell>
          <table:table-cell table:formula="of:=[.AC176]*1000000" office:value-type="float" office:value="408.77">
            <text:p>408.77</text:p>
          </table:table-cell>
          <table:table-cell table:formula="of:=[.AD176]*1000000" office:value-type="float" office:value="50.14">
            <text:p>50.14</text:p>
          </table:table-cell>
          <table:table-cell table:formula="of:=[.AE176]*1000000" office:value-type="float" office:value="11.951">
            <text:p>11.951</text:p>
          </table:table-cell>
          <table:table-cell table:formula="of:=[.AF176]*1000000" office:value-type="float" office:value="0.012159">
            <text:p>0.012159</text:p>
          </table:table-cell>
          <table:table-cell table:formula="of:=[.AG176]*1000000" office:value-type="float" office:value="1.23">
            <text:p>1.23</text:p>
          </table:table-cell>
          <table:table-cell table:formula="of:=[.AH176]*1000000" office:value-type="float" office:value="17.916">
            <text:p>17.916</text:p>
          </table:table-cell>
          <table:table-cell table:formula="of:=[.AI176]*1000000" office:value-type="float" office:value="0.00000000000024046">
            <text:p>2.4046E-013</text:p>
          </table:table-cell>
          <table:table-cell table:formula="of:=[.AJ176]*1000000" office:value-type="float" office:value="0.000030398">
            <text:p>0.000030398</text:p>
          </table:table-cell>
          <table:table-cell table:formula="of:=([.AK176]+[.AL176])*1000000" office:value-type="float" office:value="0.000002972">
            <text:p>0.000002972</text:p>
          </table:table-cell>
          <table:table-cell table:formula="of:=[.AM176]*1000000" office:value-type="float" office:value="355">
            <text:p>355</text:p>
          </table:table-cell>
          <table:table-cell table:formula="of:=[.AN176]*1000000" office:value-type="float" office:value="49.213">
            <text:p>49.213</text:p>
          </table:table-cell>
          <table:table-cell table:formula="of:=[.AO176]*1000000" office:value-type="float" office:value="12.956">
            <text:p>12.956</text:p>
          </table:table-cell>
          <table:table-cell table:formula="of:=[.AP176]*1000000" office:value-type="float" office:value="0.011766">
            <text:p>0.011766</text:p>
          </table:table-cell>
          <table:table-cell table:formula="of:=[.AQ176]*1000000" office:value-type="float" office:value="4.3901">
            <text:p>4.3901</text:p>
          </table:table-cell>
          <table:table-cell table:formula="of:=[.AR176]*1000000" office:value-type="float" office:value="19.891">
            <text:p>19.891</text:p>
          </table:table-cell>
          <table:table-cell table:formula="of:=[.AS176]*1000000" office:value-type="float" office:value="0.00000000000035303">
            <text:p>3.5303E-013</text:p>
          </table:table-cell>
          <table:table-cell table:formula="of:=[.AT176]*1000000" office:value-type="float" office:value="0.000013897">
            <text:p>0.000013897</text:p>
          </table:table-cell>
          <table:table-cell table:formula="of:=([.AU176]+[.AV176])*1000000" office:value-type="float" office:value="0.00000210125">
            <text:p>2.10125E-006</text:p>
          </table:table-cell>
          <table:table-cell table:formula="of:=[.AW176]*1000000" office:value-type="float" office:value="517.69">
            <text:p>517.69</text:p>
          </table:table-cell>
          <table:table-cell table:formula="of:=[.AX176]*1000000" office:value-type="float" office:value="33.787">
            <text:p>33.787</text:p>
          </table:table-cell>
          <table:table-cell table:formula="of:=[.AY176]*1000000" office:value-type="float" office:value="14.542">
            <text:p>14.542</text:p>
          </table:table-cell>
          <table:table-cell table:formula="of:=[.AZ176]*1000000" office:value-type="float" office:value="0.010908">
            <text:p>0.010908</text:p>
          </table:table-cell>
          <table:table-cell table:formula="of:=[.BA176]*1000000" office:value-type="float" office:value="14.153">
            <text:p>14.153</text:p>
          </table:table-cell>
          <table:table-cell table:formula="of:=[.BB176]*1000000" office:value-type="float" office:value="22.334">
            <text:p>22.334</text:p>
          </table:table-cell>
          <table:table-cell table:formula="of:=[.BC176]*1000000" office:value-type="float" office:value="0.0000000000006162">
            <text:p>6.162E-013</text:p>
          </table:table-cell>
          <table:table-cell table:formula="of:=[.BD176]*1000000" office:value-type="float" office:value="0.0000045013">
            <text:p>4.5013E-006</text:p>
          </table:table-cell>
          <table:table-cell table:formula="of:=([.BE176]+[.BF176])*1000000" office:value-type="float" office:value="0.00000170899">
            <text:p>0.000001709</text:p>
          </table:table-cell>
          <table:table-cell office:value-type="float" office:value="0.00040877">
            <text:p>0.00040877</text:p>
          </table:table-cell>
          <table:table-cell table:style-name="ce1" office:value-type="string">
            <text:p>5.014e-05</text:p>
          </table:table-cell>
          <table:table-cell table:style-name="ce1" office:value-type="string">
            <text:p>1.1951e-05</text:p>
          </table:table-cell>
          <table:table-cell table:style-name="ce1" office:value-type="string">
            <text:p>1.2159e-08</text:p>
          </table:table-cell>
          <table:table-cell table:style-name="ce1" office:value-type="string">
            <text:p>1.23e-06</text:p>
          </table:table-cell>
          <table:table-cell table:style-name="ce1" office:value-type="string">
            <text:p>1.7916e-05</text:p>
          </table:table-cell>
          <table:table-cell table:style-name="ce1" office:value-type="string">
            <text:p>2.4046e-19</text:p>
          </table:table-cell>
          <table:table-cell table:style-name="ce1" office:value-type="string">
            <text:p>3.0398e-11</text:p>
          </table:table-cell>
          <table:table-cell table:style-name="ce1" office:value-type="string">
            <text:p>1.721e-12</text:p>
          </table:table-cell>
          <table:table-cell table:style-name="ce1" office:value-type="string">
            <text:p>1.251e-12</text:p>
          </table:table-cell>
          <table:table-cell office:value-type="float" office:value="0.000355">
            <text:p>0.000355</text:p>
          </table:table-cell>
          <table:table-cell table:style-name="ce1" office:value-type="string">
            <text:p>4.9213e-05</text:p>
          </table:table-cell>
          <table:table-cell table:style-name="ce1" office:value-type="string">
            <text:p>1.2956e-05</text:p>
          </table:table-cell>
          <table:table-cell table:style-name="ce1" office:value-type="string">
            <text:p>1.1766e-08</text:p>
          </table:table-cell>
          <table:table-cell table:style-name="ce1" office:value-type="string">
            <text:p>4.3901e-06</text:p>
          </table:table-cell>
          <table:table-cell table:style-name="ce1" office:value-type="string">
            <text:p>1.9891e-05</text:p>
          </table:table-cell>
          <table:table-cell table:style-name="ce1" office:value-type="string">
            <text:p>3.5303e-19</text:p>
          </table:table-cell>
          <table:table-cell table:style-name="ce1" office:value-type="string">
            <text:p>1.3897e-11</text:p>
          </table:table-cell>
          <table:table-cell table:style-name="ce1" office:value-type="string">
            <text:p>1.3203e-12</text:p>
          </table:table-cell>
          <table:table-cell table:style-name="ce1" office:value-type="string">
            <text:p>7.8095e-13</text:p>
          </table:table-cell>
          <table:table-cell office:value-type="float" office:value="0.00051769">
            <text:p>0.00051769</text:p>
          </table:table-cell>
          <table:table-cell table:style-name="ce1" office:value-type="string">
            <text:p>3.3787e-05</text:p>
          </table:table-cell>
          <table:table-cell table:style-name="ce1" office:value-type="string">
            <text:p>1.4542e-05</text:p>
          </table:table-cell>
          <table:table-cell table:style-name="ce1" office:value-type="string">
            <text:p>1.0908e-08</text:p>
          </table:table-cell>
          <table:table-cell table:style-name="ce1" office:value-type="string">
            <text:p>1.4153e-05</text:p>
          </table:table-cell>
          <table:table-cell table:style-name="ce1" office:value-type="string">
            <text:p>2.2334e-05</text:p>
          </table:table-cell>
          <table:table-cell table:style-name="ce1" office:value-type="string">
            <text:p>6.162e-19</text:p>
          </table:table-cell>
          <table:table-cell table:style-name="ce1" office:value-type="string">
            <text:p>4.5013e-12</text:p>
          </table:table-cell>
          <table:table-cell table:style-name="ce1" office:value-type="string">
            <text:p>1.1842e-12</text:p>
          </table:table-cell>
          <table:table-cell table:style-name="ce1" office:value-type="string">
            <text:p>5.2479e-13</text:p>
          </table:table-cell>
        </table:table-row>
        <table:table-row table:style-name="ro2">
          <table:table-cell office:value-type="float" office:value="1750.702">
            <text:p>1750.702</text:p>
          </table:table-cell>
          <table:table-cell table:formula="of:=[.AC177]*1000000" office:value-type="float" office:value="405.77">
            <text:p>405.77</text:p>
          </table:table-cell>
          <table:table-cell table:formula="of:=[.AD177]*1000000" office:value-type="float" office:value="49.784">
            <text:p>49.784</text:p>
          </table:table-cell>
          <table:table-cell table:formula="of:=[.AE177]*1000000" office:value-type="float" office:value="11.877">
            <text:p>11.877</text:p>
          </table:table-cell>
          <table:table-cell table:formula="of:=[.AF177]*1000000" office:value-type="float" office:value="0.012191">
            <text:p>0.012191</text:p>
          </table:table-cell>
          <table:table-cell table:formula="of:=[.AG177]*1000000" office:value-type="float" office:value="1.2261">
            <text:p>1.2261</text:p>
          </table:table-cell>
          <table:table-cell table:formula="of:=[.AH177]*1000000" office:value-type="float" office:value="17.8">
            <text:p>17.8</text:p>
          </table:table-cell>
          <table:table-cell table:formula="of:=[.AI177]*1000000" office:value-type="float" office:value="0.00000000000023358">
            <text:p>2.3358E-013</text:p>
          </table:table-cell>
          <table:table-cell table:formula="of:=[.AJ177]*1000000" office:value-type="float" office:value="0.000030267">
            <text:p>0.000030267</text:p>
          </table:table-cell>
          <table:table-cell table:formula="of:=([.AK177]+[.AL177])*1000000" office:value-type="float" office:value="0.0000029366">
            <text:p>2.9366E-006</text:p>
          </table:table-cell>
          <table:table-cell table:formula="of:=[.AM177]*1000000" office:value-type="float" office:value="352.23">
            <text:p>352.23</text:p>
          </table:table-cell>
          <table:table-cell table:formula="of:=[.AN177]*1000000" office:value-type="float" office:value="48.695">
            <text:p>48.695</text:p>
          </table:table-cell>
          <table:table-cell table:formula="of:=[.AO177]*1000000" office:value-type="float" office:value="12.879">
            <text:p>12.879</text:p>
          </table:table-cell>
          <table:table-cell table:formula="of:=[.AP177]*1000000" office:value-type="float" office:value="0.011803">
            <text:p>0.011803</text:p>
          </table:table-cell>
          <table:table-cell table:formula="of:=[.AQ177]*1000000" office:value-type="float" office:value="4.3777">
            <text:p>4.3777</text:p>
          </table:table-cell>
          <table:table-cell table:formula="of:=[.AR177]*1000000" office:value-type="float" office:value="19.711">
            <text:p>19.711</text:p>
          </table:table-cell>
          <table:table-cell table:formula="of:=[.AS177]*1000000" office:value-type="float" office:value="0.00000000000034272">
            <text:p>3.4272E-013</text:p>
          </table:table-cell>
          <table:table-cell table:formula="of:=[.AT177]*1000000" office:value-type="float" office:value="0.000013784">
            <text:p>0.000013784</text:p>
          </table:table-cell>
          <table:table-cell table:formula="of:=([.AU177]+[.AV177])*1000000" office:value-type="float" office:value="0.00000206947">
            <text:p>2.06947E-006</text:p>
          </table:table-cell>
          <table:table-cell table:formula="of:=[.AW177]*1000000" office:value-type="float" office:value="515.42">
            <text:p>515.42</text:p>
          </table:table-cell>
          <table:table-cell table:formula="of:=[.AX177]*1000000" office:value-type="float" office:value="33.148">
            <text:p>33.148</text:p>
          </table:table-cell>
          <table:table-cell table:formula="of:=[.AY177]*1000000" office:value-type="float" office:value="14.464">
            <text:p>14.464</text:p>
          </table:table-cell>
          <table:table-cell table:formula="of:=[.AZ177]*1000000" office:value-type="float" office:value="0.010955">
            <text:p>0.010955</text:p>
          </table:table-cell>
          <table:table-cell table:formula="of:=[.BA177]*1000000" office:value-type="float" office:value="14.079">
            <text:p>14.079</text:p>
          </table:table-cell>
          <table:table-cell table:formula="of:=[.BB177]*1000000" office:value-type="float" office:value="22.066">
            <text:p>22.066</text:p>
          </table:table-cell>
          <table:table-cell table:formula="of:=[.BC177]*1000000" office:value-type="float" office:value="0.00000000000059787">
            <text:p>5.9787E-013</text:p>
          </table:table-cell>
          <table:table-cell table:formula="of:=[.BD177]*1000000" office:value-type="float" office:value="0.0000044313">
            <text:p>4.4313E-006</text:p>
          </table:table-cell>
          <table:table-cell table:formula="of:=([.BE177]+[.BF177])*1000000" office:value-type="float" office:value="0.00000167666">
            <text:p>1.67666E-006</text:p>
          </table:table-cell>
          <table:table-cell office:value-type="float" office:value="0.00040577">
            <text:p>0.00040577</text:p>
          </table:table-cell>
          <table:table-cell table:style-name="ce1" office:value-type="string">
            <text:p>4.9784e-05</text:p>
          </table:table-cell>
          <table:table-cell table:style-name="ce1" office:value-type="string">
            <text:p>1.1877e-05</text:p>
          </table:table-cell>
          <table:table-cell table:style-name="ce1" office:value-type="string">
            <text:p>1.2191e-08</text:p>
          </table:table-cell>
          <table:table-cell table:style-name="ce1" office:value-type="string">
            <text:p>1.2261e-06</text:p>
          </table:table-cell>
          <table:table-cell table:style-name="ce1" office:value-type="string">
            <text:p>1.78e-05</text:p>
          </table:table-cell>
          <table:table-cell table:style-name="ce1" office:value-type="string">
            <text:p>2.3358e-19</text:p>
          </table:table-cell>
          <table:table-cell table:style-name="ce1" office:value-type="string">
            <text:p>3.0267e-11</text:p>
          </table:table-cell>
          <table:table-cell table:style-name="ce1" office:value-type="string">
            <text:p>1.6992e-12</text:p>
          </table:table-cell>
          <table:table-cell table:style-name="ce1" office:value-type="string">
            <text:p>1.2374e-12</text:p>
          </table:table-cell>
          <table:table-cell office:value-type="float" office:value="0.00035223">
            <text:p>0.00035223</text:p>
          </table:table-cell>
          <table:table-cell table:style-name="ce1" office:value-type="string">
            <text:p>4.8695e-05</text:p>
          </table:table-cell>
          <table:table-cell table:style-name="ce1" office:value-type="string">
            <text:p>1.2879e-05</text:p>
          </table:table-cell>
          <table:table-cell table:style-name="ce1" office:value-type="string">
            <text:p>1.1803e-08</text:p>
          </table:table-cell>
          <table:table-cell table:style-name="ce1" office:value-type="string">
            <text:p>4.3777e-06</text:p>
          </table:table-cell>
          <table:table-cell table:style-name="ce1" office:value-type="string">
            <text:p>1.9711e-05</text:p>
          </table:table-cell>
          <table:table-cell table:style-name="ce1" office:value-type="string">
            <text:p>3.4272e-19</text:p>
          </table:table-cell>
          <table:table-cell table:style-name="ce1" office:value-type="string">
            <text:p>1.3784e-11</text:p>
          </table:table-cell>
          <table:table-cell table:style-name="ce1" office:value-type="string">
            <text:p>1.2989e-12</text:p>
          </table:table-cell>
          <table:table-cell table:style-name="ce1" office:value-type="string">
            <text:p>7.7057e-13</text:p>
          </table:table-cell>
          <table:table-cell office:value-type="float" office:value="0.00051542">
            <text:p>0.00051542</text:p>
          </table:table-cell>
          <table:table-cell table:style-name="ce1" office:value-type="string">
            <text:p>3.3148e-05</text:p>
          </table:table-cell>
          <table:table-cell table:style-name="ce1" office:value-type="string">
            <text:p>1.4464e-05</text:p>
          </table:table-cell>
          <table:table-cell table:style-name="ce1" office:value-type="string">
            <text:p>1.0955e-08</text:p>
          </table:table-cell>
          <table:table-cell table:style-name="ce1" office:value-type="string">
            <text:p>1.4079e-05</text:p>
          </table:table-cell>
          <table:table-cell table:style-name="ce1" office:value-type="string">
            <text:p>2.2066e-05</text:p>
          </table:table-cell>
          <table:table-cell table:style-name="ce1" office:value-type="string">
            <text:p>5.9787e-19</text:p>
          </table:table-cell>
          <table:table-cell table:style-name="ce1" office:value-type="string">
            <text:p>4.4313e-12</text:p>
          </table:table-cell>
          <table:table-cell table:style-name="ce1" office:value-type="string">
            <text:p>1.1602e-12</text:p>
          </table:table-cell>
          <table:table-cell table:style-name="ce1" office:value-type="string">
            <text:p>5.1646e-13</text:p>
          </table:table-cell>
        </table:table-row>
        <table:table-row table:style-name="ro2">
          <table:table-cell office:value-type="float" office:value="1760.702">
            <text:p>1760.702</text:p>
          </table:table-cell>
          <table:table-cell table:formula="of:=[.AC178]*1000000" office:value-type="float" office:value="402.79">
            <text:p>402.79</text:p>
          </table:table-cell>
          <table:table-cell table:formula="of:=[.AD178]*1000000" office:value-type="float" office:value="49.432">
            <text:p>49.432</text:p>
          </table:table-cell>
          <table:table-cell table:formula="of:=[.AE178]*1000000" office:value-type="float" office:value="11.802">
            <text:p>11.802</text:p>
          </table:table-cell>
          <table:table-cell table:formula="of:=[.AF178]*1000000" office:value-type="float" office:value="0.012223">
            <text:p>0.012223</text:p>
          </table:table-cell>
          <table:table-cell table:formula="of:=[.AG178]*1000000" office:value-type="float" office:value="1.2221">
            <text:p>1.2221</text:p>
          </table:table-cell>
          <table:table-cell table:formula="of:=[.AH178]*1000000" office:value-type="float" office:value="17.684">
            <text:p>17.684</text:p>
          </table:table-cell>
          <table:table-cell table:formula="of:=[.AI178]*1000000" office:value-type="float" office:value="0.0000000000002269">
            <text:p>2.269E-013</text:p>
          </table:table-cell>
          <table:table-cell table:formula="of:=[.AJ178]*1000000" office:value-type="float" office:value="0.000030136">
            <text:p>0.000030136</text:p>
          </table:table-cell>
          <table:table-cell table:formula="of:=([.AK178]+[.AL178])*1000000" office:value-type="float" office:value="0.0000029017">
            <text:p>2.9017E-006</text:p>
          </table:table-cell>
          <table:table-cell table:formula="of:=[.AM178]*1000000" office:value-type="float" office:value="349.5">
            <text:p>349.5</text:p>
          </table:table-cell>
          <table:table-cell table:formula="of:=[.AN178]*1000000" office:value-type="float" office:value="48.182">
            <text:p>48.182</text:p>
          </table:table-cell>
          <table:table-cell table:formula="of:=[.AO178]*1000000" office:value-type="float" office:value="12.802">
            <text:p>12.802</text:p>
          </table:table-cell>
          <table:table-cell table:formula="of:=[.AP178]*1000000" office:value-type="float" office:value="0.01184">
            <text:p>0.01184</text:p>
          </table:table-cell>
          <table:table-cell table:formula="of:=[.AQ178]*1000000" office:value-type="float" office:value="4.3655">
            <text:p>4.3655</text:p>
          </table:table-cell>
          <table:table-cell table:formula="of:=[.AR178]*1000000" office:value-type="float" office:value="19.533">
            <text:p>19.533</text:p>
          </table:table-cell>
          <table:table-cell table:formula="of:=[.AS178]*1000000" office:value-type="float" office:value="0.00000000000033273">
            <text:p>3.3273E-013</text:p>
          </table:table-cell>
          <table:table-cell table:formula="of:=[.AT178]*1000000" office:value-type="float" office:value="0.000013673">
            <text:p>0.000013673</text:p>
          </table:table-cell>
          <table:table-cell table:formula="of:=([.AU178]+[.AV178])*1000000" office:value-type="float" office:value="0.00000203823">
            <text:p>2.03823E-006</text:p>
          </table:table-cell>
          <table:table-cell table:formula="of:=[.AW178]*1000000" office:value-type="float" office:value="513.2">
            <text:p>513.2</text:p>
          </table:table-cell>
          <table:table-cell table:formula="of:=[.AX178]*1000000" office:value-type="float" office:value="32.517">
            <text:p>32.517</text:p>
          </table:table-cell>
          <table:table-cell table:formula="of:=[.AY178]*1000000" office:value-type="float" office:value="14.385">
            <text:p>14.385</text:p>
          </table:table-cell>
          <table:table-cell table:formula="of:=[.AZ178]*1000000" office:value-type="float" office:value="0.011001">
            <text:p>0.011001</text:p>
          </table:table-cell>
          <table:table-cell table:formula="of:=[.BA178]*1000000" office:value-type="float" office:value="14.004">
            <text:p>14.004</text:p>
          </table:table-cell>
          <table:table-cell table:formula="of:=[.BB178]*1000000" office:value-type="float" office:value="21.8">
            <text:p>21.8</text:p>
          </table:table-cell>
          <table:table-cell table:formula="of:=[.BC178]*1000000" office:value-type="float" office:value="0.0000000000005801">
            <text:p>5.801E-013</text:p>
          </table:table-cell>
          <table:table-cell table:formula="of:=[.BD178]*1000000" office:value-type="float" office:value="0.000004362">
            <text:p>0.000004362</text:p>
          </table:table-cell>
          <table:table-cell table:formula="of:=([.BE178]+[.BF178])*1000000" office:value-type="float" office:value="0.00000164505">
            <text:p>1.64505E-006</text:p>
          </table:table-cell>
          <table:table-cell office:value-type="float" office:value="0.00040279">
            <text:p>0.00040279</text:p>
          </table:table-cell>
          <table:table-cell table:style-name="ce1" office:value-type="string">
            <text:p>4.9432e-05</text:p>
          </table:table-cell>
          <table:table-cell table:style-name="ce1" office:value-type="string">
            <text:p>1.1802e-05</text:p>
          </table:table-cell>
          <table:table-cell table:style-name="ce1" office:value-type="string">
            <text:p>1.2223e-08</text:p>
          </table:table-cell>
          <table:table-cell table:style-name="ce1" office:value-type="string">
            <text:p>1.2221e-06</text:p>
          </table:table-cell>
          <table:table-cell table:style-name="ce1" office:value-type="string">
            <text:p>1.7684e-05</text:p>
          </table:table-cell>
          <table:table-cell table:style-name="ce1" office:value-type="string">
            <text:p>2.269e-19</text:p>
          </table:table-cell>
          <table:table-cell table:style-name="ce1" office:value-type="string">
            <text:p>3.0136e-11</text:p>
          </table:table-cell>
          <table:table-cell table:style-name="ce1" office:value-type="string">
            <text:p>1.6777e-12</text:p>
          </table:table-cell>
          <table:table-cell table:style-name="ce1" office:value-type="string">
            <text:p>1.224e-12</text:p>
          </table:table-cell>
          <table:table-cell office:value-type="float" office:value="0.0003495">
            <text:p>0.0003495</text:p>
          </table:table-cell>
          <table:table-cell table:style-name="ce1" office:value-type="string">
            <text:p>4.8182e-05</text:p>
          </table:table-cell>
          <table:table-cell table:style-name="ce1" office:value-type="string">
            <text:p>1.2802e-05</text:p>
          </table:table-cell>
          <table:table-cell table:style-name="ce1" office:value-type="string">
            <text:p>1.184e-08</text:p>
          </table:table-cell>
          <table:table-cell table:style-name="ce1" office:value-type="string">
            <text:p>4.3655e-06</text:p>
          </table:table-cell>
          <table:table-cell table:style-name="ce1" office:value-type="string">
            <text:p>1.9533e-05</text:p>
          </table:table-cell>
          <table:table-cell table:style-name="ce1" office:value-type="string">
            <text:p>3.3273e-19</text:p>
          </table:table-cell>
          <table:table-cell table:style-name="ce1" office:value-type="string">
            <text:p>1.3673e-11</text:p>
          </table:table-cell>
          <table:table-cell table:style-name="ce1" office:value-type="string">
            <text:p>1.2779e-12</text:p>
          </table:table-cell>
          <table:table-cell table:style-name="ce1" office:value-type="string">
            <text:p>7.6033e-13</text:p>
          </table:table-cell>
          <table:table-cell office:value-type="float" office:value="0.0005132">
            <text:p>0.0005132</text:p>
          </table:table-cell>
          <table:table-cell table:style-name="ce1" office:value-type="string">
            <text:p>3.2517e-05</text:p>
          </table:table-cell>
          <table:table-cell table:style-name="ce1" office:value-type="string">
            <text:p>1.4385e-05</text:p>
          </table:table-cell>
          <table:table-cell table:style-name="ce1" office:value-type="string">
            <text:p>1.1001e-08</text:p>
          </table:table-cell>
          <table:table-cell table:style-name="ce1" office:value-type="string">
            <text:p>1.4004e-05</text:p>
          </table:table-cell>
          <table:table-cell table:style-name="ce1" office:value-type="string">
            <text:p>2.18e-05</text:p>
          </table:table-cell>
          <table:table-cell table:style-name="ce1" office:value-type="string">
            <text:p>5.801e-19</text:p>
          </table:table-cell>
          <table:table-cell table:style-name="ce1" office:value-type="string">
            <text:p>4.362e-12</text:p>
          </table:table-cell>
          <table:table-cell table:style-name="ce1" office:value-type="string">
            <text:p>1.1368e-12</text:p>
          </table:table-cell>
          <table:table-cell table:style-name="ce1" office:value-type="string">
            <text:p>5.0825e-13</text:p>
          </table:table-cell>
        </table:table-row>
        <table:table-row table:style-name="ro2">
          <table:table-cell office:value-type="float" office:value="1770.702">
            <text:p>1770.702</text:p>
          </table:table-cell>
          <table:table-cell table:formula="of:=[.AC179]*1000000" office:value-type="float" office:value="399.84">
            <text:p>399.84</text:p>
          </table:table-cell>
          <table:table-cell table:formula="of:=[.AD179]*1000000" office:value-type="float" office:value="49.081">
            <text:p>49.081</text:p>
          </table:table-cell>
          <table:table-cell table:formula="of:=[.AE179]*1000000" office:value-type="float" office:value="11.728">
            <text:p>11.728</text:p>
          </table:table-cell>
          <table:table-cell table:formula="of:=[.AF179]*1000000" office:value-type="float" office:value="0.012254">
            <text:p>0.012254</text:p>
          </table:table-cell>
          <table:table-cell table:formula="of:=[.AG179]*1000000" office:value-type="float" office:value="1.2181">
            <text:p>1.2181</text:p>
          </table:table-cell>
          <table:table-cell table:formula="of:=[.AH179]*1000000" office:value-type="float" office:value="17.569">
            <text:p>17.569</text:p>
          </table:table-cell>
          <table:table-cell table:formula="of:=[.AI179]*1000000" office:value-type="float" office:value="0.00000000000022043">
            <text:p>2.2043E-013</text:p>
          </table:table-cell>
          <table:table-cell table:formula="of:=[.AJ179]*1000000" office:value-type="float" office:value="0.000030006">
            <text:p>0.000030006</text:p>
          </table:table-cell>
          <table:table-cell table:formula="of:=([.AK179]+[.AL179])*1000000" office:value-type="float" office:value="0.0000028673">
            <text:p>2.8673E-006</text:p>
          </table:table-cell>
          <table:table-cell table:formula="of:=[.AM179]*1000000" office:value-type="float" office:value="346.79">
            <text:p>346.79</text:p>
          </table:table-cell>
          <table:table-cell table:formula="of:=[.AN179]*1000000" office:value-type="float" office:value="47.674">
            <text:p>47.674</text:p>
          </table:table-cell>
          <table:table-cell table:formula="of:=[.AO179]*1000000" office:value-type="float" office:value="12.725">
            <text:p>12.725</text:p>
          </table:table-cell>
          <table:table-cell table:formula="of:=[.AP179]*1000000" office:value-type="float" office:value="0.011877">
            <text:p>0.011877</text:p>
          </table:table-cell>
          <table:table-cell table:formula="of:=[.AQ179]*1000000" office:value-type="float" office:value="4.3533">
            <text:p>4.3533</text:p>
          </table:table-cell>
          <table:table-cell table:formula="of:=[.AR179]*1000000" office:value-type="float" office:value="19.356">
            <text:p>19.356</text:p>
          </table:table-cell>
          <table:table-cell table:formula="of:=[.AS179]*1000000" office:value-type="float" office:value="0.00000000000032304">
            <text:p>3.2304E-013</text:p>
          </table:table-cell>
          <table:table-cell table:formula="of:=[.AT179]*1000000" office:value-type="float" office:value="0.000013562">
            <text:p>0.000013562</text:p>
          </table:table-cell>
          <table:table-cell table:formula="of:=([.AU179]+[.AV179])*1000000" office:value-type="float" office:value="0.00000200743">
            <text:p>2.00743E-006</text:p>
          </table:table-cell>
          <table:table-cell table:formula="of:=[.AW179]*1000000" office:value-type="float" office:value="511.02">
            <text:p>511.02</text:p>
          </table:table-cell>
          <table:table-cell table:formula="of:=[.AX179]*1000000" office:value-type="float" office:value="31.895">
            <text:p>31.895</text:p>
          </table:table-cell>
          <table:table-cell table:formula="of:=[.AY179]*1000000" office:value-type="float" office:value="14.306">
            <text:p>14.306</text:p>
          </table:table-cell>
          <table:table-cell table:formula="of:=[.AZ179]*1000000" office:value-type="float" office:value="0.011047">
            <text:p>0.011047</text:p>
          </table:table-cell>
          <table:table-cell table:formula="of:=[.BA179]*1000000" office:value-type="float" office:value="13.93">
            <text:p>13.93</text:p>
          </table:table-cell>
          <table:table-cell table:formula="of:=[.BB179]*1000000" office:value-type="float" office:value="21.537">
            <text:p>21.537</text:p>
          </table:table-cell>
          <table:table-cell table:formula="of:=[.BC179]*1000000" office:value-type="float" office:value="0.00000000000056287">
            <text:p>5.6287E-013</text:p>
          </table:table-cell>
          <table:table-cell table:formula="of:=[.BD179]*1000000" office:value-type="float" office:value="0.0000042934">
            <text:p>4.2934E-006</text:p>
          </table:table-cell>
          <table:table-cell table:formula="of:=([.BE179]+[.BF179])*1000000" office:value-type="float" office:value="0.00000161407">
            <text:p>1.61407E-006</text:p>
          </table:table-cell>
          <table:table-cell office:value-type="float" office:value="0.00039984">
            <text:p>0.00039984</text:p>
          </table:table-cell>
          <table:table-cell table:style-name="ce1" office:value-type="string">
            <text:p>4.9081e-05</text:p>
          </table:table-cell>
          <table:table-cell table:style-name="ce1" office:value-type="string">
            <text:p>1.1728e-05</text:p>
          </table:table-cell>
          <table:table-cell table:style-name="ce1" office:value-type="string">
            <text:p>1.2254e-08</text:p>
          </table:table-cell>
          <table:table-cell table:style-name="ce1" office:value-type="string">
            <text:p>1.2181e-06</text:p>
          </table:table-cell>
          <table:table-cell table:style-name="ce1" office:value-type="string">
            <text:p>1.7569e-05</text:p>
          </table:table-cell>
          <table:table-cell table:style-name="ce1" office:value-type="string">
            <text:p>2.2043e-19</text:p>
          </table:table-cell>
          <table:table-cell table:style-name="ce1" office:value-type="string">
            <text:p>3.0006e-11</text:p>
          </table:table-cell>
          <table:table-cell table:style-name="ce1" office:value-type="string">
            <text:p>1.6566e-12</text:p>
          </table:table-cell>
          <table:table-cell table:style-name="ce1" office:value-type="string">
            <text:p>1.2107e-12</text:p>
          </table:table-cell>
          <table:table-cell office:value-type="float" office:value="0.00034679">
            <text:p>0.00034679</text:p>
          </table:table-cell>
          <table:table-cell table:style-name="ce1" office:value-type="string">
            <text:p>4.7674e-05</text:p>
          </table:table-cell>
          <table:table-cell table:style-name="ce1" office:value-type="string">
            <text:p>1.2725e-05</text:p>
          </table:table-cell>
          <table:table-cell table:style-name="ce1" office:value-type="string">
            <text:p>1.1877e-08</text:p>
          </table:table-cell>
          <table:table-cell table:style-name="ce1" office:value-type="string">
            <text:p>4.3533e-06</text:p>
          </table:table-cell>
          <table:table-cell table:style-name="ce1" office:value-type="string">
            <text:p>1.9356e-05</text:p>
          </table:table-cell>
          <table:table-cell table:style-name="ce1" office:value-type="string">
            <text:p>3.2304e-19</text:p>
          </table:table-cell>
          <table:table-cell table:style-name="ce1" office:value-type="string">
            <text:p>1.3562e-11</text:p>
          </table:table-cell>
          <table:table-cell table:style-name="ce1" office:value-type="string">
            <text:p>1.2572e-12</text:p>
          </table:table-cell>
          <table:table-cell table:style-name="ce1" office:value-type="string">
            <text:p>7.5023e-13</text:p>
          </table:table-cell>
          <table:table-cell office:value-type="float" office:value="0.00051102">
            <text:p>0.00051102</text:p>
          </table:table-cell>
          <table:table-cell table:style-name="ce1" office:value-type="string">
            <text:p>3.1895e-05</text:p>
          </table:table-cell>
          <table:table-cell table:style-name="ce1" office:value-type="string">
            <text:p>1.4306e-05</text:p>
          </table:table-cell>
          <table:table-cell table:style-name="ce1" office:value-type="string">
            <text:p>1.1047e-08</text:p>
          </table:table-cell>
          <table:table-cell table:style-name="ce1" office:value-type="string">
            <text:p>1.393e-05</text:p>
          </table:table-cell>
          <table:table-cell table:style-name="ce1" office:value-type="string">
            <text:p>2.1537e-05</text:p>
          </table:table-cell>
          <table:table-cell table:style-name="ce1" office:value-type="string">
            <text:p>5.6287e-19</text:p>
          </table:table-cell>
          <table:table-cell table:style-name="ce1" office:value-type="string">
            <text:p>4.2934e-12</text:p>
          </table:table-cell>
          <table:table-cell table:style-name="ce1" office:value-type="string">
            <text:p>1.1139e-12</text:p>
          </table:table-cell>
          <table:table-cell table:style-name="ce1" office:value-type="string">
            <text:p>5.0017e-13</text:p>
          </table:table-cell>
        </table:table-row>
        <table:table-row table:style-name="ro2">
          <table:table-cell office:value-type="float" office:value="1780.702">
            <text:p>1780.702</text:p>
          </table:table-cell>
          <table:table-cell table:formula="of:=[.AC180]*1000000" office:value-type="float" office:value="396.91">
            <text:p>396.91</text:p>
          </table:table-cell>
          <table:table-cell table:formula="of:=[.AD180]*1000000" office:value-type="float" office:value="48.733">
            <text:p>48.733</text:p>
          </table:table-cell>
          <table:table-cell table:formula="of:=[.AE180]*1000000" office:value-type="float" office:value="11.654">
            <text:p>11.654</text:p>
          </table:table-cell>
          <table:table-cell table:formula="of:=[.AF180]*1000000" office:value-type="float" office:value="0.012285">
            <text:p>0.012285</text:p>
          </table:table-cell>
          <table:table-cell table:formula="of:=[.AG180]*1000000" office:value-type="float" office:value="1.2142">
            <text:p>1.2142</text:p>
          </table:table-cell>
          <table:table-cell table:formula="of:=[.AH180]*1000000" office:value-type="float" office:value="17.455">
            <text:p>17.455</text:p>
          </table:table-cell>
          <table:table-cell table:formula="of:=[.AI180]*1000000" office:value-type="float" office:value="0.00000000000021416">
            <text:p>2.1416E-013</text:p>
          </table:table-cell>
          <table:table-cell table:formula="of:=[.AJ180]*1000000" office:value-type="float" office:value="0.000029877">
            <text:p>0.000029877</text:p>
          </table:table-cell>
          <table:table-cell table:formula="of:=([.AK180]+[.AL180])*1000000" office:value-type="float" office:value="0.0000028333">
            <text:p>2.8333E-006</text:p>
          </table:table-cell>
          <table:table-cell table:formula="of:=[.AM180]*1000000" office:value-type="float" office:value="344.12">
            <text:p>344.12</text:p>
          </table:table-cell>
          <table:table-cell table:formula="of:=[.AN180]*1000000" office:value-type="float" office:value="47.171">
            <text:p>47.171</text:p>
          </table:table-cell>
          <table:table-cell table:formula="of:=[.AO180]*1000000" office:value-type="float" office:value="12.648">
            <text:p>12.648</text:p>
          </table:table-cell>
          <table:table-cell table:formula="of:=[.AP180]*1000000" office:value-type="float" office:value="0.011913">
            <text:p>0.011913</text:p>
          </table:table-cell>
          <table:table-cell table:formula="of:=[.AQ180]*1000000" office:value-type="float" office:value="4.3412">
            <text:p>4.3412</text:p>
          </table:table-cell>
          <table:table-cell table:formula="of:=[.AR180]*1000000" office:value-type="float" office:value="19.18">
            <text:p>19.18</text:p>
          </table:table-cell>
          <table:table-cell table:formula="of:=[.AS180]*1000000" office:value-type="float" office:value="0.00000000000031365">
            <text:p>3.1365E-013</text:p>
          </table:table-cell>
          <table:table-cell table:formula="of:=[.AT180]*1000000" office:value-type="float" office:value="0.000013452">
            <text:p>0.000013452</text:p>
          </table:table-cell>
          <table:table-cell table:formula="of:=([.AU180]+[.AV180])*1000000" office:value-type="float" office:value="0.00000197727">
            <text:p>1.97727E-006</text:p>
          </table:table-cell>
          <table:table-cell table:formula="of:=[.AW180]*1000000" office:value-type="float" office:value="508.87">
            <text:p>508.87</text:p>
          </table:table-cell>
          <table:table-cell table:formula="of:=[.AX180]*1000000" office:value-type="float" office:value="31.281">
            <text:p>31.281</text:p>
          </table:table-cell>
          <table:table-cell table:formula="of:=[.AY180]*1000000" office:value-type="float" office:value="14.227">
            <text:p>14.227</text:p>
          </table:table-cell>
          <table:table-cell table:formula="of:=[.AZ180]*1000000" office:value-type="float" office:value="0.011092">
            <text:p>0.011092</text:p>
          </table:table-cell>
          <table:table-cell table:formula="of:=[.BA180]*1000000" office:value-type="float" office:value="13.854">
            <text:p>13.854</text:p>
          </table:table-cell>
          <table:table-cell table:formula="of:=[.BB180]*1000000" office:value-type="float" office:value="21.276">
            <text:p>21.276</text:p>
          </table:table-cell>
          <table:table-cell table:formula="of:=[.BC180]*1000000" office:value-type="float" office:value="0.00000000000054616">
            <text:p>5.4616E-013</text:p>
          </table:table-cell>
          <table:table-cell table:formula="of:=[.BD180]*1000000" office:value-type="float" office:value="0.0000042256">
            <text:p>4.2256E-006</text:p>
          </table:table-cell>
          <table:table-cell table:formula="of:=([.BE180]+[.BF180])*1000000" office:value-type="float" office:value="0.00000158361">
            <text:p>1.58361E-006</text:p>
          </table:table-cell>
          <table:table-cell office:value-type="float" office:value="0.00039691">
            <text:p>0.00039691</text:p>
          </table:table-cell>
          <table:table-cell table:style-name="ce1" office:value-type="string">
            <text:p>4.8733e-05</text:p>
          </table:table-cell>
          <table:table-cell table:style-name="ce1" office:value-type="string">
            <text:p>1.1654e-05</text:p>
          </table:table-cell>
          <table:table-cell table:style-name="ce1" office:value-type="string">
            <text:p>1.2285e-08</text:p>
          </table:table-cell>
          <table:table-cell table:style-name="ce1" office:value-type="string">
            <text:p>1.2142e-06</text:p>
          </table:table-cell>
          <table:table-cell table:style-name="ce1" office:value-type="string">
            <text:p>1.7455e-05</text:p>
          </table:table-cell>
          <table:table-cell table:style-name="ce1" office:value-type="string">
            <text:p>2.1416e-19</text:p>
          </table:table-cell>
          <table:table-cell table:style-name="ce1" office:value-type="string">
            <text:p>2.9877e-11</text:p>
          </table:table-cell>
          <table:table-cell table:style-name="ce1" office:value-type="string">
            <text:p>1.6357e-12</text:p>
          </table:table-cell>
          <table:table-cell table:style-name="ce1" office:value-type="string">
            <text:p>1.1976e-12</text:p>
          </table:table-cell>
          <table:table-cell office:value-type="float" office:value="0.00034412">
            <text:p>0.00034412</text:p>
          </table:table-cell>
          <table:table-cell table:style-name="ce1" office:value-type="string">
            <text:p>4.7171e-05</text:p>
          </table:table-cell>
          <table:table-cell table:style-name="ce1" office:value-type="string">
            <text:p>1.2648e-05</text:p>
          </table:table-cell>
          <table:table-cell table:style-name="ce1" office:value-type="string">
            <text:p>1.1913e-08</text:p>
          </table:table-cell>
          <table:table-cell table:style-name="ce1" office:value-type="string">
            <text:p>4.3412e-06</text:p>
          </table:table-cell>
          <table:table-cell table:style-name="ce1" office:value-type="string">
            <text:p>1.918e-05</text:p>
          </table:table-cell>
          <table:table-cell table:style-name="ce1" office:value-type="string">
            <text:p>3.1365e-19</text:p>
          </table:table-cell>
          <table:table-cell table:style-name="ce1" office:value-type="string">
            <text:p>1.3452e-11</text:p>
          </table:table-cell>
          <table:table-cell table:style-name="ce1" office:value-type="string">
            <text:p>1.237e-12</text:p>
          </table:table-cell>
          <table:table-cell table:style-name="ce1" office:value-type="string">
            <text:p>7.4027e-13</text:p>
          </table:table-cell>
          <table:table-cell office:value-type="float" office:value="0.00050887">
            <text:p>0.00050887</text:p>
          </table:table-cell>
          <table:table-cell table:style-name="ce1" office:value-type="string">
            <text:p>3.1281e-05</text:p>
          </table:table-cell>
          <table:table-cell table:style-name="ce1" office:value-type="string">
            <text:p>1.4227e-05</text:p>
          </table:table-cell>
          <table:table-cell table:style-name="ce1" office:value-type="string">
            <text:p>1.1092e-08</text:p>
          </table:table-cell>
          <table:table-cell table:style-name="ce1" office:value-type="string">
            <text:p>1.3854e-05</text:p>
          </table:table-cell>
          <table:table-cell table:style-name="ce1" office:value-type="string">
            <text:p>2.1276e-05</text:p>
          </table:table-cell>
          <table:table-cell table:style-name="ce1" office:value-type="string">
            <text:p>5.4616e-19</text:p>
          </table:table-cell>
          <table:table-cell table:style-name="ce1" office:value-type="string">
            <text:p>4.2256e-12</text:p>
          </table:table-cell>
          <table:table-cell table:style-name="ce1" office:value-type="string">
            <text:p>1.0914e-12</text:p>
          </table:table-cell>
          <table:table-cell table:style-name="ce1" office:value-type="string">
            <text:p>4.9221e-13</text:p>
          </table:table-cell>
        </table:table-row>
        <table:table-row table:style-name="ro2">
          <table:table-cell office:value-type="float" office:value="1790.702">
            <text:p>1790.702</text:p>
          </table:table-cell>
          <table:table-cell table:formula="of:=[.AC181]*1000000" office:value-type="float" office:value="394.01">
            <text:p>394.01</text:p>
          </table:table-cell>
          <table:table-cell table:formula="of:=[.AD181]*1000000" office:value-type="float" office:value="48.387">
            <text:p>48.387</text:p>
          </table:table-cell>
          <table:table-cell table:formula="of:=[.AE181]*1000000" office:value-type="float" office:value="11.581">
            <text:p>11.581</text:p>
          </table:table-cell>
          <table:table-cell table:formula="of:=[.AF181]*1000000" office:value-type="float" office:value="0.012315">
            <text:p>0.012315</text:p>
          </table:table-cell>
          <table:table-cell table:formula="of:=[.AG181]*1000000" office:value-type="float" office:value="1.2103">
            <text:p>1.2103</text:p>
          </table:table-cell>
          <table:table-cell table:formula="of:=[.AH181]*1000000" office:value-type="float" office:value="17.341">
            <text:p>17.341</text:p>
          </table:table-cell>
          <table:table-cell table:formula="of:=[.AI181]*1000000" office:value-type="float" office:value="0.00000000000020807">
            <text:p>2.0807E-013</text:p>
          </table:table-cell>
          <table:table-cell table:formula="of:=[.AJ181]*1000000" office:value-type="float" office:value="0.000029748">
            <text:p>0.000029748</text:p>
          </table:table-cell>
          <table:table-cell table:formula="of:=([.AK181]+[.AL181])*1000000" office:value-type="float" office:value="0.0000027997">
            <text:p>2.7997E-006</text:p>
          </table:table-cell>
          <table:table-cell table:formula="of:=[.AM181]*1000000" office:value-type="float" office:value="341.48">
            <text:p>341.48</text:p>
          </table:table-cell>
          <table:table-cell table:formula="of:=[.AN181]*1000000" office:value-type="float" office:value="46.673">
            <text:p>46.673</text:p>
          </table:table-cell>
          <table:table-cell table:formula="of:=[.AO181]*1000000" office:value-type="float" office:value="12.571">
            <text:p>12.571</text:p>
          </table:table-cell>
          <table:table-cell table:formula="of:=[.AP181]*1000000" office:value-type="float" office:value="0.011948">
            <text:p>0.011948</text:p>
          </table:table-cell>
          <table:table-cell table:formula="of:=[.AQ181]*1000000" office:value-type="float" office:value="4.3292">
            <text:p>4.3292</text:p>
          </table:table-cell>
          <table:table-cell table:formula="of:=[.AR181]*1000000" office:value-type="float" office:value="19.006">
            <text:p>19.006</text:p>
          </table:table-cell>
          <table:table-cell table:formula="of:=[.AS181]*1000000" office:value-type="float" office:value="0.00000000000030454">
            <text:p>3.0454E-013</text:p>
          </table:table-cell>
          <table:table-cell table:formula="of:=[.AT181]*1000000" office:value-type="float" office:value="0.000013342">
            <text:p>0.000013342</text:p>
          </table:table-cell>
          <table:table-cell table:formula="of:=([.AU181]+[.AV181])*1000000" office:value-type="float" office:value="0.00000194754">
            <text:p>1.94754E-006</text:p>
          </table:table-cell>
          <table:table-cell table:formula="of:=[.AW181]*1000000" office:value-type="float" office:value="506.76">
            <text:p>506.76</text:p>
          </table:table-cell>
          <table:table-cell table:formula="of:=[.AX181]*1000000" office:value-type="float" office:value="30.675">
            <text:p>30.675</text:p>
          </table:table-cell>
          <table:table-cell table:formula="of:=[.AY181]*1000000" office:value-type="float" office:value="14.149">
            <text:p>14.149</text:p>
          </table:table-cell>
          <table:table-cell table:formula="of:=[.AZ181]*1000000" office:value-type="float" office:value="0.011137">
            <text:p>0.011137</text:p>
          </table:table-cell>
          <table:table-cell table:formula="of:=[.BA181]*1000000" office:value-type="float" office:value="13.778">
            <text:p>13.778</text:p>
          </table:table-cell>
          <table:table-cell table:formula="of:=[.BB181]*1000000" office:value-type="float" office:value="21.018">
            <text:p>21.018</text:p>
          </table:table-cell>
          <table:table-cell table:formula="of:=[.BC181]*1000000" office:value-type="float" office:value="0.00000000000052997">
            <text:p>5.2997E-013</text:p>
          </table:table-cell>
          <table:table-cell table:formula="of:=[.BD181]*1000000" office:value-type="float" office:value="0.0000041586">
            <text:p>4.1586E-006</text:p>
          </table:table-cell>
          <table:table-cell table:formula="of:=([.BE181]+[.BF181])*1000000" office:value-type="float" office:value="0.00000155387">
            <text:p>1.55387E-006</text:p>
          </table:table-cell>
          <table:table-cell office:value-type="float" office:value="0.00039401">
            <text:p>0.00039401</text:p>
          </table:table-cell>
          <table:table-cell table:style-name="ce1" office:value-type="string">
            <text:p>4.8387e-05</text:p>
          </table:table-cell>
          <table:table-cell table:style-name="ce1" office:value-type="string">
            <text:p>1.1581e-05</text:p>
          </table:table-cell>
          <table:table-cell table:style-name="ce1" office:value-type="string">
            <text:p>1.2315e-08</text:p>
          </table:table-cell>
          <table:table-cell table:style-name="ce1" office:value-type="string">
            <text:p>1.2103e-06</text:p>
          </table:table-cell>
          <table:table-cell table:style-name="ce1" office:value-type="string">
            <text:p>1.7341e-05</text:p>
          </table:table-cell>
          <table:table-cell table:style-name="ce1" office:value-type="string">
            <text:p>2.0807e-19</text:p>
          </table:table-cell>
          <table:table-cell table:style-name="ce1" office:value-type="string">
            <text:p>2.9748e-11</text:p>
          </table:table-cell>
          <table:table-cell table:style-name="ce1" office:value-type="string">
            <text:p>1.6151e-12</text:p>
          </table:table-cell>
          <table:table-cell table:style-name="ce1" office:value-type="string">
            <text:p>1.1846e-12</text:p>
          </table:table-cell>
          <table:table-cell office:value-type="float" office:value="0.00034148">
            <text:p>0.00034148</text:p>
          </table:table-cell>
          <table:table-cell table:style-name="ce1" office:value-type="string">
            <text:p>4.6673e-05</text:p>
          </table:table-cell>
          <table:table-cell table:style-name="ce1" office:value-type="string">
            <text:p>1.2571e-05</text:p>
          </table:table-cell>
          <table:table-cell table:style-name="ce1" office:value-type="string">
            <text:p>1.1948e-08</text:p>
          </table:table-cell>
          <table:table-cell table:style-name="ce1" office:value-type="string">
            <text:p>4.3292e-06</text:p>
          </table:table-cell>
          <table:table-cell table:style-name="ce1" office:value-type="string">
            <text:p>1.9006e-05</text:p>
          </table:table-cell>
          <table:table-cell table:style-name="ce1" office:value-type="string">
            <text:p>3.0454e-19</text:p>
          </table:table-cell>
          <table:table-cell table:style-name="ce1" office:value-type="string">
            <text:p>1.3342e-11</text:p>
          </table:table-cell>
          <table:table-cell table:style-name="ce1" office:value-type="string">
            <text:p>1.2171e-12</text:p>
          </table:table-cell>
          <table:table-cell table:style-name="ce1" office:value-type="string">
            <text:p>7.3044e-13</text:p>
          </table:table-cell>
          <table:table-cell office:value-type="float" office:value="0.00050676">
            <text:p>0.00050676</text:p>
          </table:table-cell>
          <table:table-cell table:style-name="ce1" office:value-type="string">
            <text:p>3.0675e-05</text:p>
          </table:table-cell>
          <table:table-cell table:style-name="ce1" office:value-type="string">
            <text:p>1.4149e-05</text:p>
          </table:table-cell>
          <table:table-cell table:style-name="ce1" office:value-type="string">
            <text:p>1.1137e-08</text:p>
          </table:table-cell>
          <table:table-cell table:style-name="ce1" office:value-type="string">
            <text:p>1.3778e-05</text:p>
          </table:table-cell>
          <table:table-cell table:style-name="ce1" office:value-type="string">
            <text:p>2.1018e-05</text:p>
          </table:table-cell>
          <table:table-cell table:style-name="ce1" office:value-type="string">
            <text:p>5.2997e-19</text:p>
          </table:table-cell>
          <table:table-cell table:style-name="ce1" office:value-type="string">
            <text:p>4.1586e-12</text:p>
          </table:table-cell>
          <table:table-cell table:style-name="ce1" office:value-type="string">
            <text:p>1.0695e-12</text:p>
          </table:table-cell>
          <table:table-cell table:style-name="ce1" office:value-type="string">
            <text:p>4.8437e-13</text:p>
          </table:table-cell>
        </table:table-row>
        <table:table-row table:style-name="ro2">
          <table:table-cell office:value-type="float" office:value="1800.702">
            <text:p>1800.702</text:p>
          </table:table-cell>
          <table:table-cell table:formula="of:=[.AC182]*1000000" office:value-type="float" office:value="391.13">
            <text:p>391.13</text:p>
          </table:table-cell>
          <table:table-cell table:formula="of:=[.AD182]*1000000" office:value-type="float" office:value="48.044">
            <text:p>48.044</text:p>
          </table:table-cell>
          <table:table-cell table:formula="of:=[.AE182]*1000000" office:value-type="float" office:value="11.507">
            <text:p>11.507</text:p>
          </table:table-cell>
          <table:table-cell table:formula="of:=[.AF182]*1000000" office:value-type="float" office:value="0.012345">
            <text:p>0.012345</text:p>
          </table:table-cell>
          <table:table-cell table:formula="of:=[.AG182]*1000000" office:value-type="float" office:value="1.2064">
            <text:p>1.2064</text:p>
          </table:table-cell>
          <table:table-cell table:formula="of:=[.AH182]*1000000" office:value-type="float" office:value="17.228">
            <text:p>17.228</text:p>
          </table:table-cell>
          <table:table-cell table:formula="of:=[.AI182]*1000000" office:value-type="float" office:value="0.00000000000020218">
            <text:p>2.0218E-013</text:p>
          </table:table-cell>
          <table:table-cell table:formula="of:=[.AJ182]*1000000" office:value-type="float" office:value="0.00002962">
            <text:p>0.00002962</text:p>
          </table:table-cell>
          <table:table-cell table:formula="of:=([.AK182]+[.AL182])*1000000" office:value-type="float" office:value="0.0000027666">
            <text:p>2.7666E-006</text:p>
          </table:table-cell>
          <table:table-cell table:formula="of:=[.AM182]*1000000" office:value-type="float" office:value="338.86">
            <text:p>338.86</text:p>
          </table:table-cell>
          <table:table-cell table:formula="of:=[.AN182]*1000000" office:value-type="float" office:value="46.18">
            <text:p>46.18</text:p>
          </table:table-cell>
          <table:table-cell table:formula="of:=[.AO182]*1000000" office:value-type="float" office:value="12.495">
            <text:p>12.495</text:p>
          </table:table-cell>
          <table:table-cell table:formula="of:=[.AP182]*1000000" office:value-type="float" office:value="0.011983">
            <text:p>0.011983</text:p>
          </table:table-cell>
          <table:table-cell table:formula="of:=[.AQ182]*1000000" office:value-type="float" office:value="4.3173">
            <text:p>4.3173</text:p>
          </table:table-cell>
          <table:table-cell table:formula="of:=[.AR182]*1000000" office:value-type="float" office:value="18.834">
            <text:p>18.834</text:p>
          </table:table-cell>
          <table:table-cell table:formula="of:=[.AS182]*1000000" office:value-type="float" office:value="0.00000000000029571">
            <text:p>2.9571E-013</text:p>
          </table:table-cell>
          <table:table-cell table:formula="of:=[.AT182]*1000000" office:value-type="float" office:value="0.000013233">
            <text:p>0.000013233</text:p>
          </table:table-cell>
          <table:table-cell table:formula="of:=([.AU182]+[.AV182])*1000000" office:value-type="float" office:value="0.00000191834">
            <text:p>1.91834E-006</text:p>
          </table:table-cell>
          <table:table-cell table:formula="of:=[.AW182]*1000000" office:value-type="float" office:value="504.69">
            <text:p>504.69</text:p>
          </table:table-cell>
          <table:table-cell table:formula="of:=[.AX182]*1000000" office:value-type="float" office:value="30.078">
            <text:p>30.078</text:p>
          </table:table-cell>
          <table:table-cell table:formula="of:=[.AY182]*1000000" office:value-type="float" office:value="14.07">
            <text:p>14.07</text:p>
          </table:table-cell>
          <table:table-cell table:formula="of:=[.AZ182]*1000000" office:value-type="float" office:value="0.01118">
            <text:p>0.01118</text:p>
          </table:table-cell>
          <table:table-cell table:formula="of:=[.BA182]*1000000" office:value-type="float" office:value="13.702">
            <text:p>13.702</text:p>
          </table:table-cell>
          <table:table-cell table:formula="of:=[.BB182]*1000000" office:value-type="float" office:value="20.762">
            <text:p>20.762</text:p>
          </table:table-cell>
          <table:table-cell table:formula="of:=[.BC182]*1000000" office:value-type="float" office:value="0.00000000000051426">
            <text:p>5.1426E-013</text:p>
          </table:table-cell>
          <table:table-cell table:formula="of:=[.BD182]*1000000" office:value-type="float" office:value="0.0000040922">
            <text:p>4.0922E-006</text:p>
          </table:table-cell>
          <table:table-cell table:formula="of:=([.BE182]+[.BF182])*1000000" office:value-type="float" office:value="0.00000152466">
            <text:p>1.52466E-006</text:p>
          </table:table-cell>
          <table:table-cell office:value-type="float" office:value="0.00039113">
            <text:p>0.00039113</text:p>
          </table:table-cell>
          <table:table-cell table:style-name="ce1" office:value-type="string">
            <text:p>4.8044e-05</text:p>
          </table:table-cell>
          <table:table-cell table:style-name="ce1" office:value-type="string">
            <text:p>1.1507e-05</text:p>
          </table:table-cell>
          <table:table-cell table:style-name="ce1" office:value-type="string">
            <text:p>1.2345e-08</text:p>
          </table:table-cell>
          <table:table-cell table:style-name="ce1" office:value-type="string">
            <text:p>1.2064e-06</text:p>
          </table:table-cell>
          <table:table-cell table:style-name="ce1" office:value-type="string">
            <text:p>1.7228e-05</text:p>
          </table:table-cell>
          <table:table-cell table:style-name="ce1" office:value-type="string">
            <text:p>2.0218e-19</text:p>
          </table:table-cell>
          <table:table-cell table:style-name="ce1" office:value-type="string">
            <text:p>2.962e-11</text:p>
          </table:table-cell>
          <table:table-cell table:style-name="ce1" office:value-type="string">
            <text:p>1.5949e-12</text:p>
          </table:table-cell>
          <table:table-cell table:style-name="ce1" office:value-type="string">
            <text:p>1.1717e-12</text:p>
          </table:table-cell>
          <table:table-cell office:value-type="float" office:value="0.00033886">
            <text:p>0.00033886</text:p>
          </table:table-cell>
          <table:table-cell table:style-name="ce1" office:value-type="string">
            <text:p>4.618e-05</text:p>
          </table:table-cell>
          <table:table-cell table:style-name="ce1" office:value-type="string">
            <text:p>1.2495e-05</text:p>
          </table:table-cell>
          <table:table-cell table:style-name="ce1" office:value-type="string">
            <text:p>1.1983e-08</text:p>
          </table:table-cell>
          <table:table-cell table:style-name="ce1" office:value-type="string">
            <text:p>4.3173e-06</text:p>
          </table:table-cell>
          <table:table-cell table:style-name="ce1" office:value-type="string">
            <text:p>1.8834e-05</text:p>
          </table:table-cell>
          <table:table-cell table:style-name="ce1" office:value-type="string">
            <text:p>2.9571e-19</text:p>
          </table:table-cell>
          <table:table-cell table:style-name="ce1" office:value-type="string">
            <text:p>1.3233e-11</text:p>
          </table:table-cell>
          <table:table-cell table:style-name="ce1" office:value-type="string">
            <text:p>1.1976e-12</text:p>
          </table:table-cell>
          <table:table-cell table:style-name="ce1" office:value-type="string">
            <text:p>7.2074e-13</text:p>
          </table:table-cell>
          <table:table-cell office:value-type="float" office:value="0.00050469">
            <text:p>0.00050469</text:p>
          </table:table-cell>
          <table:table-cell table:style-name="ce1" office:value-type="string">
            <text:p>3.0078e-05</text:p>
          </table:table-cell>
          <table:table-cell table:style-name="ce1" office:value-type="string">
            <text:p>1.407e-05</text:p>
          </table:table-cell>
          <table:table-cell table:style-name="ce1" office:value-type="string">
            <text:p>1.118e-08</text:p>
          </table:table-cell>
          <table:table-cell table:style-name="ce1" office:value-type="string">
            <text:p>1.3702e-05</text:p>
          </table:table-cell>
          <table:table-cell table:style-name="ce1" office:value-type="string">
            <text:p>2.0762e-05</text:p>
          </table:table-cell>
          <table:table-cell table:style-name="ce1" office:value-type="string">
            <text:p>5.1426e-19</text:p>
          </table:table-cell>
          <table:table-cell table:style-name="ce1" office:value-type="string">
            <text:p>4.0922e-12</text:p>
          </table:table-cell>
          <table:table-cell table:style-name="ce1" office:value-type="string">
            <text:p>1.048e-12</text:p>
          </table:table-cell>
          <table:table-cell table:style-name="ce1" office:value-type="string">
            <text:p>4.7666e-13</text:p>
          </table:table-cell>
        </table:table-row>
        <table:table-row table:style-name="ro2">
          <table:table-cell office:value-type="float" office:value="1810.702">
            <text:p>1810.702</text:p>
          </table:table-cell>
          <table:table-cell table:formula="of:=[.AC183]*1000000" office:value-type="float" office:value="388.28">
            <text:p>388.28</text:p>
          </table:table-cell>
          <table:table-cell table:formula="of:=[.AD183]*1000000" office:value-type="float" office:value="47.703">
            <text:p>47.703</text:p>
          </table:table-cell>
          <table:table-cell table:formula="of:=[.AE183]*1000000" office:value-type="float" office:value="11.434">
            <text:p>11.434</text:p>
          </table:table-cell>
          <table:table-cell table:formula="of:=[.AF183]*1000000" office:value-type="float" office:value="0.012374">
            <text:p>0.012374</text:p>
          </table:table-cell>
          <table:table-cell table:formula="of:=[.AG183]*1000000" office:value-type="float" office:value="1.2025">
            <text:p>1.2025</text:p>
          </table:table-cell>
          <table:table-cell table:formula="of:=[.AH183]*1000000" office:value-type="float" office:value="17.116">
            <text:p>17.116</text:p>
          </table:table-cell>
          <table:table-cell table:formula="of:=[.AI183]*1000000" office:value-type="float" office:value="0.00000000000019646">
            <text:p>1.9646E-013</text:p>
          </table:table-cell>
          <table:table-cell table:formula="of:=[.AJ183]*1000000" office:value-type="float" office:value="0.000029492">
            <text:p>0.000029492</text:p>
          </table:table-cell>
          <table:table-cell table:formula="of:=([.AK183]+[.AL183])*1000000" office:value-type="float" office:value="0.0000027339">
            <text:p>2.7339E-006</text:p>
          </table:table-cell>
          <table:table-cell table:formula="of:=[.AM183]*1000000" office:value-type="float" office:value="336.28">
            <text:p>336.28</text:p>
          </table:table-cell>
          <table:table-cell table:formula="of:=[.AN183]*1000000" office:value-type="float" office:value="45.691">
            <text:p>45.691</text:p>
          </table:table-cell>
          <table:table-cell table:formula="of:=[.AO183]*1000000" office:value-type="float" office:value="12.418">
            <text:p>12.418</text:p>
          </table:table-cell>
          <table:table-cell table:formula="of:=[.AP183]*1000000" office:value-type="float" office:value="0.012018">
            <text:p>0.012018</text:p>
          </table:table-cell>
          <table:table-cell table:formula="of:=[.AQ183]*1000000" office:value-type="float" office:value="4.3054">
            <text:p>4.3054</text:p>
          </table:table-cell>
          <table:table-cell table:formula="of:=[.AR183]*1000000" office:value-type="float" office:value="18.663">
            <text:p>18.663</text:p>
          </table:table-cell>
          <table:table-cell table:formula="of:=[.AS183]*1000000" office:value-type="float" office:value="0.00000000000028715">
            <text:p>2.8715E-013</text:p>
          </table:table-cell>
          <table:table-cell table:formula="of:=[.AT183]*1000000" office:value-type="float" office:value="0.000013125">
            <text:p>0.000013125</text:p>
          </table:table-cell>
          <table:table-cell table:formula="of:=([.AU183]+[.AV183])*1000000" office:value-type="float" office:value="0.00000188967">
            <text:p>1.88967E-006</text:p>
          </table:table-cell>
          <table:table-cell table:formula="of:=[.AW183]*1000000" office:value-type="float" office:value="502.65">
            <text:p>502.65</text:p>
          </table:table-cell>
          <table:table-cell table:formula="of:=[.AX183]*1000000" office:value-type="float" office:value="29.489">
            <text:p>29.489</text:p>
          </table:table-cell>
          <table:table-cell table:formula="of:=[.AY183]*1000000" office:value-type="float" office:value="13.991">
            <text:p>13.991</text:p>
          </table:table-cell>
          <table:table-cell table:formula="of:=[.AZ183]*1000000" office:value-type="float" office:value="0.011224">
            <text:p>0.011224</text:p>
          </table:table-cell>
          <table:table-cell table:formula="of:=[.BA183]*1000000" office:value-type="float" office:value="13.626">
            <text:p>13.626</text:p>
          </table:table-cell>
          <table:table-cell table:formula="of:=[.BB183]*1000000" office:value-type="float" office:value="20.509">
            <text:p>20.509</text:p>
          </table:table-cell>
          <table:table-cell table:formula="of:=[.BC183]*1000000" office:value-type="float" office:value="0.00000000000049904">
            <text:p>4.9904E-013</text:p>
          </table:table-cell>
          <table:table-cell table:formula="of:=[.BD183]*1000000" office:value-type="float" office:value="0.0000040266">
            <text:p>4.0266E-006</text:p>
          </table:table-cell>
          <table:table-cell table:formula="of:=([.BE183]+[.BF183])*1000000" office:value-type="float" office:value="0.00000149606">
            <text:p>1.49606E-006</text:p>
          </table:table-cell>
          <table:table-cell office:value-type="float" office:value="0.00038828">
            <text:p>0.00038828</text:p>
          </table:table-cell>
          <table:table-cell table:style-name="ce1" office:value-type="string">
            <text:p>4.7703e-05</text:p>
          </table:table-cell>
          <table:table-cell table:style-name="ce1" office:value-type="string">
            <text:p>1.1434e-05</text:p>
          </table:table-cell>
          <table:table-cell table:style-name="ce1" office:value-type="string">
            <text:p>1.2374e-08</text:p>
          </table:table-cell>
          <table:table-cell table:style-name="ce1" office:value-type="string">
            <text:p>1.2025e-06</text:p>
          </table:table-cell>
          <table:table-cell table:style-name="ce1" office:value-type="string">
            <text:p>1.7116e-05</text:p>
          </table:table-cell>
          <table:table-cell table:style-name="ce1" office:value-type="string">
            <text:p>1.9646e-19</text:p>
          </table:table-cell>
          <table:table-cell table:style-name="ce1" office:value-type="string">
            <text:p>2.9492e-11</text:p>
          </table:table-cell>
          <table:table-cell table:style-name="ce1" office:value-type="string">
            <text:p>1.5749e-12</text:p>
          </table:table-cell>
          <table:table-cell table:style-name="ce1" office:value-type="string">
            <text:p>1.159e-12</text:p>
          </table:table-cell>
          <table:table-cell office:value-type="float" office:value="0.00033628">
            <text:p>0.00033628</text:p>
          </table:table-cell>
          <table:table-cell table:style-name="ce1" office:value-type="string">
            <text:p>4.5691e-05</text:p>
          </table:table-cell>
          <table:table-cell table:style-name="ce1" office:value-type="string">
            <text:p>1.2418e-05</text:p>
          </table:table-cell>
          <table:table-cell table:style-name="ce1" office:value-type="string">
            <text:p>1.2018e-08</text:p>
          </table:table-cell>
          <table:table-cell table:style-name="ce1" office:value-type="string">
            <text:p>4.3054e-06</text:p>
          </table:table-cell>
          <table:table-cell table:style-name="ce1" office:value-type="string">
            <text:p>1.8663e-05</text:p>
          </table:table-cell>
          <table:table-cell table:style-name="ce1" office:value-type="string">
            <text:p>2.8715e-19</text:p>
          </table:table-cell>
          <table:table-cell table:style-name="ce1" office:value-type="string">
            <text:p>1.3125e-11</text:p>
          </table:table-cell>
          <table:table-cell table:style-name="ce1" office:value-type="string">
            <text:p>1.1785e-12</text:p>
          </table:table-cell>
          <table:table-cell table:style-name="ce1" office:value-type="string">
            <text:p>7.1117e-13</text:p>
          </table:table-cell>
          <table:table-cell office:value-type="float" office:value="0.00050265">
            <text:p>0.00050265</text:p>
          </table:table-cell>
          <table:table-cell table:style-name="ce1" office:value-type="string">
            <text:p>2.9489e-05</text:p>
          </table:table-cell>
          <table:table-cell table:style-name="ce1" office:value-type="string">
            <text:p>1.3991e-05</text:p>
          </table:table-cell>
          <table:table-cell table:style-name="ce1" office:value-type="string">
            <text:p>1.1224e-08</text:p>
          </table:table-cell>
          <table:table-cell table:style-name="ce1" office:value-type="string">
            <text:p>1.3626e-05</text:p>
          </table:table-cell>
          <table:table-cell table:style-name="ce1" office:value-type="string">
            <text:p>2.0509e-05</text:p>
          </table:table-cell>
          <table:table-cell table:style-name="ce1" office:value-type="string">
            <text:p>4.9904e-19</text:p>
          </table:table-cell>
          <table:table-cell table:style-name="ce1" office:value-type="string">
            <text:p>4.0266e-12</text:p>
          </table:table-cell>
          <table:table-cell table:style-name="ce1" office:value-type="string">
            <text:p>1.027e-12</text:p>
          </table:table-cell>
          <table:table-cell table:style-name="ce1" office:value-type="string">
            <text:p>4.6906e-13</text:p>
          </table:table-cell>
        </table:table-row>
        <table:table-row table:style-name="ro2">
          <table:table-cell office:value-type="float" office:value="1820.702">
            <text:p>1820.702</text:p>
          </table:table-cell>
          <table:table-cell table:formula="of:=[.AC184]*1000000" office:value-type="float" office:value="385.45">
            <text:p>385.45</text:p>
          </table:table-cell>
          <table:table-cell table:formula="of:=[.AD184]*1000000" office:value-type="float" office:value="47.364">
            <text:p>47.364</text:p>
          </table:table-cell>
          <table:table-cell table:formula="of:=[.AE184]*1000000" office:value-type="float" office:value="11.361">
            <text:p>11.361</text:p>
          </table:table-cell>
          <table:table-cell table:formula="of:=[.AF184]*1000000" office:value-type="float" office:value="0.012403">
            <text:p>0.012403</text:p>
          </table:table-cell>
          <table:table-cell table:formula="of:=[.AG184]*1000000" office:value-type="float" office:value="1.1986">
            <text:p>1.1986</text:p>
          </table:table-cell>
          <table:table-cell table:formula="of:=[.AH184]*1000000" office:value-type="float" office:value="17.004">
            <text:p>17.004</text:p>
          </table:table-cell>
          <table:table-cell table:formula="of:=[.AI184]*1000000" office:value-type="float" office:value="0.00000000000019092">
            <text:p>1.9092E-013</text:p>
          </table:table-cell>
          <table:table-cell table:formula="of:=[.AJ184]*1000000" office:value-type="float" office:value="0.000029365">
            <text:p>0.000029365</text:p>
          </table:table-cell>
          <table:table-cell table:formula="of:=([.AK184]+[.AL184])*1000000" office:value-type="float" office:value="0.0000027016">
            <text:p>2.7016E-006</text:p>
          </table:table-cell>
          <table:table-cell table:formula="of:=[.AM184]*1000000" office:value-type="float" office:value="333.72">
            <text:p>333.72</text:p>
          </table:table-cell>
          <table:table-cell table:formula="of:=[.AN184]*1000000" office:value-type="float" office:value="45.207">
            <text:p>45.207</text:p>
          </table:table-cell>
          <table:table-cell table:formula="of:=[.AO184]*1000000" office:value-type="float" office:value="12.342">
            <text:p>12.342</text:p>
          </table:table-cell>
          <table:table-cell table:formula="of:=[.AP184]*1000000" office:value-type="float" office:value="0.012052">
            <text:p>0.012052</text:p>
          </table:table-cell>
          <table:table-cell table:formula="of:=[.AQ184]*1000000" office:value-type="float" office:value="4.2935">
            <text:p>4.2935</text:p>
          </table:table-cell>
          <table:table-cell table:formula="of:=[.AR184]*1000000" office:value-type="float" office:value="18.493">
            <text:p>18.493</text:p>
          </table:table-cell>
          <table:table-cell table:formula="of:=[.AS184]*1000000" office:value-type="float" office:value="0.00000000000027885">
            <text:p>2.7885E-013</text:p>
          </table:table-cell>
          <table:table-cell table:formula="of:=[.AT184]*1000000" office:value-type="float" office:value="0.000013018">
            <text:p>0.000013018</text:p>
          </table:table-cell>
          <table:table-cell table:formula="of:=([.AU184]+[.AV184])*1000000" office:value-type="float" office:value="0.00000186134">
            <text:p>1.86134E-006</text:p>
          </table:table-cell>
          <table:table-cell table:formula="of:=[.AW184]*1000000" office:value-type="float" office:value="500.65">
            <text:p>500.65</text:p>
          </table:table-cell>
          <table:table-cell table:formula="of:=[.AX184]*1000000" office:value-type="float" office:value="28.908">
            <text:p>28.908</text:p>
          </table:table-cell>
          <table:table-cell table:formula="of:=[.AY184]*1000000" office:value-type="float" office:value="13.912">
            <text:p>13.912</text:p>
          </table:table-cell>
          <table:table-cell table:formula="of:=[.AZ184]*1000000" office:value-type="float" office:value="0.011266">
            <text:p>0.011266</text:p>
          </table:table-cell>
          <table:table-cell table:formula="of:=[.BA184]*1000000" office:value-type="float" office:value="13.549">
            <text:p>13.549</text:p>
          </table:table-cell>
          <table:table-cell table:formula="of:=[.BB184]*1000000" office:value-type="float" office:value="20.258">
            <text:p>20.258</text:p>
          </table:table-cell>
          <table:table-cell table:formula="of:=[.BC184]*1000000" office:value-type="float" office:value="0.00000000000048428">
            <text:p>4.8428E-013</text:p>
          </table:table-cell>
          <table:table-cell table:formula="of:=[.BD184]*1000000" office:value-type="float" office:value="0.0000039617">
            <text:p>3.9617E-006</text:p>
          </table:table-cell>
          <table:table-cell table:formula="of:=([.BE184]+[.BF184])*1000000" office:value-type="float" office:value="0.00000146799">
            <text:p>0.000001468</text:p>
          </table:table-cell>
          <table:table-cell office:value-type="float" office:value="0.00038545">
            <text:p>0.00038545</text:p>
          </table:table-cell>
          <table:table-cell table:style-name="ce1" office:value-type="string">
            <text:p>4.7364e-05</text:p>
          </table:table-cell>
          <table:table-cell table:style-name="ce1" office:value-type="string">
            <text:p>1.1361e-05</text:p>
          </table:table-cell>
          <table:table-cell table:style-name="ce1" office:value-type="string">
            <text:p>1.2403e-08</text:p>
          </table:table-cell>
          <table:table-cell table:style-name="ce1" office:value-type="string">
            <text:p>1.1986e-06</text:p>
          </table:table-cell>
          <table:table-cell table:style-name="ce1" office:value-type="string">
            <text:p>1.7004e-05</text:p>
          </table:table-cell>
          <table:table-cell table:style-name="ce1" office:value-type="string">
            <text:p>1.9092e-19</text:p>
          </table:table-cell>
          <table:table-cell table:style-name="ce1" office:value-type="string">
            <text:p>2.9365e-11</text:p>
          </table:table-cell>
          <table:table-cell table:style-name="ce1" office:value-type="string">
            <text:p>1.5552e-12</text:p>
          </table:table-cell>
          <table:table-cell table:style-name="ce1" office:value-type="string">
            <text:p>1.1464e-12</text:p>
          </table:table-cell>
          <table:table-cell office:value-type="float" office:value="0.00033372">
            <text:p>0.00033372</text:p>
          </table:table-cell>
          <table:table-cell table:style-name="ce1" office:value-type="string">
            <text:p>4.5207e-05</text:p>
          </table:table-cell>
          <table:table-cell table:style-name="ce1" office:value-type="string">
            <text:p>1.2342e-05</text:p>
          </table:table-cell>
          <table:table-cell table:style-name="ce1" office:value-type="string">
            <text:p>1.2052e-08</text:p>
          </table:table-cell>
          <table:table-cell table:style-name="ce1" office:value-type="string">
            <text:p>4.2935e-06</text:p>
          </table:table-cell>
          <table:table-cell table:style-name="ce1" office:value-type="string">
            <text:p>1.8493e-05</text:p>
          </table:table-cell>
          <table:table-cell table:style-name="ce1" office:value-type="string">
            <text:p>2.7885e-19</text:p>
          </table:table-cell>
          <table:table-cell table:style-name="ce1" office:value-type="string">
            <text:p>1.3018e-11</text:p>
          </table:table-cell>
          <table:table-cell table:style-name="ce1" office:value-type="string">
            <text:p>1.1596e-12</text:p>
          </table:table-cell>
          <table:table-cell table:style-name="ce1" office:value-type="string">
            <text:p>7.0174e-13</text:p>
          </table:table-cell>
          <table:table-cell office:value-type="float" office:value="0.00050065">
            <text:p>0.00050065</text:p>
          </table:table-cell>
          <table:table-cell table:style-name="ce1" office:value-type="string">
            <text:p>2.8908e-05</text:p>
          </table:table-cell>
          <table:table-cell table:style-name="ce1" office:value-type="string">
            <text:p>1.3912e-05</text:p>
          </table:table-cell>
          <table:table-cell table:style-name="ce1" office:value-type="string">
            <text:p>1.1266e-08</text:p>
          </table:table-cell>
          <table:table-cell table:style-name="ce1" office:value-type="string">
            <text:p>1.3549e-05</text:p>
          </table:table-cell>
          <table:table-cell table:style-name="ce1" office:value-type="string">
            <text:p>2.0258e-05</text:p>
          </table:table-cell>
          <table:table-cell table:style-name="ce1" office:value-type="string">
            <text:p>4.8428e-19</text:p>
          </table:table-cell>
          <table:table-cell table:style-name="ce1" office:value-type="string">
            <text:p>3.9617e-12</text:p>
          </table:table-cell>
          <table:table-cell table:style-name="ce1" office:value-type="string">
            <text:p>1.0064e-12</text:p>
          </table:table-cell>
          <table:table-cell table:style-name="ce1" office:value-type="string">
            <text:p>4.6159e-13</text:p>
          </table:table-cell>
        </table:table-row>
        <table:table-row table:style-name="ro2">
          <table:table-cell office:value-type="float" office:value="1830.702">
            <text:p>1830.702</text:p>
          </table:table-cell>
          <table:table-cell table:formula="of:=[.AC185]*1000000" office:value-type="float" office:value="382.64">
            <text:p>382.64</text:p>
          </table:table-cell>
          <table:table-cell table:formula="of:=[.AD185]*1000000" office:value-type="float" office:value="47.028">
            <text:p>47.028</text:p>
          </table:table-cell>
          <table:table-cell table:formula="of:=[.AE185]*1000000" office:value-type="float" office:value="11.288">
            <text:p>11.288</text:p>
          </table:table-cell>
          <table:table-cell table:formula="of:=[.AF185]*1000000" office:value-type="float" office:value="0.012432">
            <text:p>0.012432</text:p>
          </table:table-cell>
          <table:table-cell table:formula="of:=[.AG185]*1000000" office:value-type="float" office:value="1.1947">
            <text:p>1.1947</text:p>
          </table:table-cell>
          <table:table-cell table:formula="of:=[.AH185]*1000000" office:value-type="float" office:value="16.893">
            <text:p>16.893</text:p>
          </table:table-cell>
          <table:table-cell table:formula="of:=[.AI185]*1000000" office:value-type="float" office:value="0.00000000000018555">
            <text:p>1.8555E-013</text:p>
          </table:table-cell>
          <table:table-cell table:formula="of:=[.AJ185]*1000000" office:value-type="float" office:value="0.000029238">
            <text:p>0.000029238</text:p>
          </table:table-cell>
          <table:table-cell table:formula="of:=([.AK185]+[.AL185])*1000000" office:value-type="float" office:value="0.0000026698">
            <text:p>2.6698E-006</text:p>
          </table:table-cell>
          <table:table-cell table:formula="of:=[.AM185]*1000000" office:value-type="float" office:value="331.19">
            <text:p>331.19</text:p>
          </table:table-cell>
          <table:table-cell table:formula="of:=[.AN185]*1000000" office:value-type="float" office:value="44.728">
            <text:p>44.728</text:p>
          </table:table-cell>
          <table:table-cell table:formula="of:=[.AO185]*1000000" office:value-type="float" office:value="12.266">
            <text:p>12.266</text:p>
          </table:table-cell>
          <table:table-cell table:formula="of:=[.AP185]*1000000" office:value-type="float" office:value="0.012085">
            <text:p>0.012085</text:p>
          </table:table-cell>
          <table:table-cell table:formula="of:=[.AQ185]*1000000" office:value-type="float" office:value="4.2818">
            <text:p>4.2818</text:p>
          </table:table-cell>
          <table:table-cell table:formula="of:=[.AR185]*1000000" office:value-type="float" office:value="18.325">
            <text:p>18.325</text:p>
          </table:table-cell>
          <table:table-cell table:formula="of:=[.AS185]*1000000" office:value-type="float" office:value="0.0000000000002708">
            <text:p>2.708E-013</text:p>
          </table:table-cell>
          <table:table-cell table:formula="of:=[.AT185]*1000000" office:value-type="float" office:value="0.000012911">
            <text:p>0.000012911</text:p>
          </table:table-cell>
          <table:table-cell table:formula="of:=([.AU185]+[.AV185])*1000000" office:value-type="float" office:value="0.00000183363">
            <text:p>1.83363E-006</text:p>
          </table:table-cell>
          <table:table-cell table:formula="of:=[.AW185]*1000000" office:value-type="float" office:value="498.69">
            <text:p>498.69</text:p>
          </table:table-cell>
          <table:table-cell table:formula="of:=[.AX185]*1000000" office:value-type="float" office:value="28.334">
            <text:p>28.334</text:p>
          </table:table-cell>
          <table:table-cell table:formula="of:=[.AY185]*1000000" office:value-type="float" office:value="13.834">
            <text:p>13.834</text:p>
          </table:table-cell>
          <table:table-cell table:formula="of:=[.AZ185]*1000000" office:value-type="float" office:value="0.011308">
            <text:p>0.011308</text:p>
          </table:table-cell>
          <table:table-cell table:formula="of:=[.BA185]*1000000" office:value-type="float" office:value="13.471">
            <text:p>13.471</text:p>
          </table:table-cell>
          <table:table-cell table:formula="of:=[.BB185]*1000000" office:value-type="float" office:value="20.009">
            <text:p>20.009</text:p>
          </table:table-cell>
          <table:table-cell table:formula="of:=[.BC185]*1000000" office:value-type="float" office:value="0.00000000000046997">
            <text:p>4.6997E-013</text:p>
          </table:table-cell>
          <table:table-cell table:formula="of:=[.BD185]*1000000" office:value-type="float" office:value="0.0000038975">
            <text:p>3.8975E-006</text:p>
          </table:table-cell>
          <table:table-cell table:formula="of:=([.BE185]+[.BF185])*1000000" office:value-type="float" office:value="0.00000144055">
            <text:p>1.44055E-006</text:p>
          </table:table-cell>
          <table:table-cell office:value-type="float" office:value="0.00038264">
            <text:p>0.00038264</text:p>
          </table:table-cell>
          <table:table-cell table:style-name="ce1" office:value-type="string">
            <text:p>4.7028e-05</text:p>
          </table:table-cell>
          <table:table-cell table:style-name="ce1" office:value-type="string">
            <text:p>1.1288e-05</text:p>
          </table:table-cell>
          <table:table-cell table:style-name="ce1" office:value-type="string">
            <text:p>1.2432e-08</text:p>
          </table:table-cell>
          <table:table-cell table:style-name="ce1" office:value-type="string">
            <text:p>1.1947e-06</text:p>
          </table:table-cell>
          <table:table-cell table:style-name="ce1" office:value-type="string">
            <text:p>1.6893e-05</text:p>
          </table:table-cell>
          <table:table-cell table:style-name="ce1" office:value-type="string">
            <text:p>1.8555e-19</text:p>
          </table:table-cell>
          <table:table-cell table:style-name="ce1" office:value-type="string">
            <text:p>2.9238e-11</text:p>
          </table:table-cell>
          <table:table-cell table:style-name="ce1" office:value-type="string">
            <text:p>1.5358e-12</text:p>
          </table:table-cell>
          <table:table-cell table:style-name="ce1" office:value-type="string">
            <text:p>1.134e-12</text:p>
          </table:table-cell>
          <table:table-cell office:value-type="float" office:value="0.00033119">
            <text:p>0.00033119</text:p>
          </table:table-cell>
          <table:table-cell table:style-name="ce1" office:value-type="string">
            <text:p>4.4728e-05</text:p>
          </table:table-cell>
          <table:table-cell table:style-name="ce1" office:value-type="string">
            <text:p>1.2266e-05</text:p>
          </table:table-cell>
          <table:table-cell table:style-name="ce1" office:value-type="string">
            <text:p>1.2085e-08</text:p>
          </table:table-cell>
          <table:table-cell table:style-name="ce1" office:value-type="string">
            <text:p>4.2818e-06</text:p>
          </table:table-cell>
          <table:table-cell table:style-name="ce1" office:value-type="string">
            <text:p>1.8325e-05</text:p>
          </table:table-cell>
          <table:table-cell table:style-name="ce1" office:value-type="string">
            <text:p>2.708e-19</text:p>
          </table:table-cell>
          <table:table-cell table:style-name="ce1" office:value-type="string">
            <text:p>1.2911e-11</text:p>
          </table:table-cell>
          <table:table-cell table:style-name="ce1" office:value-type="string">
            <text:p>1.1412e-12</text:p>
          </table:table-cell>
          <table:table-cell table:style-name="ce1" office:value-type="string">
            <text:p>6.9243e-13</text:p>
          </table:table-cell>
          <table:table-cell office:value-type="float" office:value="0.00049869">
            <text:p>0.00049869</text:p>
          </table:table-cell>
          <table:table-cell table:style-name="ce1" office:value-type="string">
            <text:p>2.8334e-05</text:p>
          </table:table-cell>
          <table:table-cell table:style-name="ce1" office:value-type="string">
            <text:p>1.3834e-05</text:p>
          </table:table-cell>
          <table:table-cell table:style-name="ce1" office:value-type="string">
            <text:p>1.1308e-08</text:p>
          </table:table-cell>
          <table:table-cell table:style-name="ce1" office:value-type="string">
            <text:p>1.3471e-05</text:p>
          </table:table-cell>
          <table:table-cell table:style-name="ce1" office:value-type="string">
            <text:p>2.0009e-05</text:p>
          </table:table-cell>
          <table:table-cell table:style-name="ce1" office:value-type="string">
            <text:p>4.6997e-19</text:p>
          </table:table-cell>
          <table:table-cell table:style-name="ce1" office:value-type="string">
            <text:p>3.8975e-12</text:p>
          </table:table-cell>
          <table:table-cell table:style-name="ce1" office:value-type="string">
            <text:p>9.8632e-13</text:p>
          </table:table-cell>
          <table:table-cell table:style-name="ce1" office:value-type="string">
            <text:p>4.5423e-13</text:p>
          </table:table-cell>
        </table:table-row>
        <table:table-row table:style-name="ro2">
          <table:table-cell office:value-type="float" office:value="1840.702">
            <text:p>1840.702</text:p>
          </table:table-cell>
          <table:table-cell table:formula="of:=[.AC186]*1000000" office:value-type="float" office:value="379.85">
            <text:p>379.85</text:p>
          </table:table-cell>
          <table:table-cell table:formula="of:=[.AD186]*1000000" office:value-type="float" office:value="46.694">
            <text:p>46.694</text:p>
          </table:table-cell>
          <table:table-cell table:formula="of:=[.AE186]*1000000" office:value-type="float" office:value="11.215">
            <text:p>11.215</text:p>
          </table:table-cell>
          <table:table-cell table:formula="of:=[.AF186]*1000000" office:value-type="float" office:value="0.01246">
            <text:p>0.01246</text:p>
          </table:table-cell>
          <table:table-cell table:formula="of:=[.AG186]*1000000" office:value-type="float" office:value="1.1909">
            <text:p>1.1909</text:p>
          </table:table-cell>
          <table:table-cell table:formula="of:=[.AH186]*1000000" office:value-type="float" office:value="16.783">
            <text:p>16.783</text:p>
          </table:table-cell>
          <table:table-cell table:formula="of:=[.AI186]*1000000" office:value-type="float" office:value="0.00000000000018034">
            <text:p>1.8034E-013</text:p>
          </table:table-cell>
          <table:table-cell table:formula="of:=[.AJ186]*1000000" office:value-type="float" office:value="0.000029112">
            <text:p>0.000029112</text:p>
          </table:table-cell>
          <table:table-cell table:formula="of:=([.AK186]+[.AL186])*1000000" office:value-type="float" office:value="0.0000026384">
            <text:p>2.6384E-006</text:p>
          </table:table-cell>
          <table:table-cell table:formula="of:=[.AM186]*1000000" office:value-type="float" office:value="328.69">
            <text:p>328.69</text:p>
          </table:table-cell>
          <table:table-cell table:formula="of:=[.AN186]*1000000" office:value-type="float" office:value="44.253">
            <text:p>44.253</text:p>
          </table:table-cell>
          <table:table-cell table:formula="of:=[.AO186]*1000000" office:value-type="float" office:value="12.19">
            <text:p>12.19</text:p>
          </table:table-cell>
          <table:table-cell table:formula="of:=[.AP186]*1000000" office:value-type="float" office:value="0.012119">
            <text:p>0.012119</text:p>
          </table:table-cell>
          <table:table-cell table:formula="of:=[.AQ186]*1000000" office:value-type="float" office:value="4.2701">
            <text:p>4.2701</text:p>
          </table:table-cell>
          <table:table-cell table:formula="of:=[.AR186]*1000000" office:value-type="float" office:value="18.159">
            <text:p>18.159</text:p>
          </table:table-cell>
          <table:table-cell table:formula="of:=[.AS186]*1000000" office:value-type="float" office:value="0.000000000000263">
            <text:p>2.63E-013</text:p>
          </table:table-cell>
          <table:table-cell table:formula="of:=[.AT186]*1000000" office:value-type="float" office:value="0.000012805">
            <text:p>0.000012805</text:p>
          </table:table-cell>
          <table:table-cell table:formula="of:=([.AU186]+[.AV186])*1000000" office:value-type="float" office:value="0.00000180625">
            <text:p>1.80625E-006</text:p>
          </table:table-cell>
          <table:table-cell table:formula="of:=[.AW186]*1000000" office:value-type="float" office:value="496.76">
            <text:p>496.76</text:p>
          </table:table-cell>
          <table:table-cell table:formula="of:=[.AX186]*1000000" office:value-type="float" office:value="27.769">
            <text:p>27.769</text:p>
          </table:table-cell>
          <table:table-cell table:formula="of:=[.AY186]*1000000" office:value-type="float" office:value="13.755">
            <text:p>13.755</text:p>
          </table:table-cell>
          <table:table-cell table:formula="of:=[.AZ186]*1000000" office:value-type="float" office:value="0.01135">
            <text:p>0.01135</text:p>
          </table:table-cell>
          <table:table-cell table:formula="of:=[.BA186]*1000000" office:value-type="float" office:value="13.393">
            <text:p>13.393</text:p>
          </table:table-cell>
          <table:table-cell table:formula="of:=[.BB186]*1000000" office:value-type="float" office:value="19.764">
            <text:p>19.764</text:p>
          </table:table-cell>
          <table:table-cell table:formula="of:=[.BC186]*1000000" office:value-type="float" office:value="0.0000000000004561">
            <text:p>4.561E-013</text:p>
          </table:table-cell>
          <table:table-cell table:formula="of:=[.BD186]*1000000" office:value-type="float" office:value="0.0000038339">
            <text:p>3.8339E-006</text:p>
          </table:table-cell>
          <table:table-cell table:formula="of:=([.BE186]+[.BF186])*1000000" office:value-type="float" office:value="0.00000141364">
            <text:p>1.41364E-006</text:p>
          </table:table-cell>
          <table:table-cell office:value-type="float" office:value="0.00037985">
            <text:p>0.00037985</text:p>
          </table:table-cell>
          <table:table-cell table:style-name="ce1" office:value-type="string">
            <text:p>4.6694e-05</text:p>
          </table:table-cell>
          <table:table-cell table:style-name="ce1" office:value-type="string">
            <text:p>1.1215e-05</text:p>
          </table:table-cell>
          <table:table-cell table:style-name="ce1" office:value-type="string">
            <text:p>1.246e-08</text:p>
          </table:table-cell>
          <table:table-cell table:style-name="ce1" office:value-type="string">
            <text:p>1.1909e-06</text:p>
          </table:table-cell>
          <table:table-cell table:style-name="ce1" office:value-type="string">
            <text:p>1.6783e-05</text:p>
          </table:table-cell>
          <table:table-cell table:style-name="ce1" office:value-type="string">
            <text:p>1.8034e-19</text:p>
          </table:table-cell>
          <table:table-cell table:style-name="ce1" office:value-type="string">
            <text:p>2.9112e-11</text:p>
          </table:table-cell>
          <table:table-cell table:style-name="ce1" office:value-type="string">
            <text:p>1.5167e-12</text:p>
          </table:table-cell>
          <table:table-cell table:style-name="ce1" office:value-type="string">
            <text:p>1.1217e-12</text:p>
          </table:table-cell>
          <table:table-cell office:value-type="float" office:value="0.00032869">
            <text:p>0.00032869</text:p>
          </table:table-cell>
          <table:table-cell table:style-name="ce1" office:value-type="string">
            <text:p>4.4253e-05</text:p>
          </table:table-cell>
          <table:table-cell table:style-name="ce1" office:value-type="string">
            <text:p>1.219e-05</text:p>
          </table:table-cell>
          <table:table-cell table:style-name="ce1" office:value-type="string">
            <text:p>1.2119e-08</text:p>
          </table:table-cell>
          <table:table-cell table:style-name="ce1" office:value-type="string">
            <text:p>4.2701e-06</text:p>
          </table:table-cell>
          <table:table-cell table:style-name="ce1" office:value-type="string">
            <text:p>1.8159e-05</text:p>
          </table:table-cell>
          <table:table-cell table:style-name="ce1" office:value-type="string">
            <text:p>2.63e-19</text:p>
          </table:table-cell>
          <table:table-cell table:style-name="ce1" office:value-type="string">
            <text:p>1.2805e-11</text:p>
          </table:table-cell>
          <table:table-cell table:style-name="ce1" office:value-type="string">
            <text:p>1.123e-12</text:p>
          </table:table-cell>
          <table:table-cell table:style-name="ce1" office:value-type="string">
            <text:p>6.8325e-13</text:p>
          </table:table-cell>
          <table:table-cell office:value-type="float" office:value="0.00049676">
            <text:p>0.00049676</text:p>
          </table:table-cell>
          <table:table-cell table:style-name="ce1" office:value-type="string">
            <text:p>2.7769e-05</text:p>
          </table:table-cell>
          <table:table-cell table:style-name="ce1" office:value-type="string">
            <text:p>1.3755e-05</text:p>
          </table:table-cell>
          <table:table-cell table:style-name="ce1" office:value-type="string">
            <text:p>1.135e-08</text:p>
          </table:table-cell>
          <table:table-cell table:style-name="ce1" office:value-type="string">
            <text:p>1.3393e-05</text:p>
          </table:table-cell>
          <table:table-cell table:style-name="ce1" office:value-type="string">
            <text:p>1.9764e-05</text:p>
          </table:table-cell>
          <table:table-cell table:style-name="ce1" office:value-type="string">
            <text:p>4.561e-19</text:p>
          </table:table-cell>
          <table:table-cell table:style-name="ce1" office:value-type="string">
            <text:p>3.8339e-12</text:p>
          </table:table-cell>
          <table:table-cell table:style-name="ce1" office:value-type="string">
            <text:p>9.6665e-13</text:p>
          </table:table-cell>
          <table:table-cell table:style-name="ce1" office:value-type="string">
            <text:p>4.4699e-13</text:p>
          </table:table-cell>
        </table:table-row>
        <table:table-row table:style-name="ro2">
          <table:table-cell office:value-type="float" office:value="1850.702">
            <text:p>1850.702</text:p>
          </table:table-cell>
          <table:table-cell table:formula="of:=[.AC187]*1000000" office:value-type="float" office:value="377.09">
            <text:p>377.09</text:p>
          </table:table-cell>
          <table:table-cell table:formula="of:=[.AD187]*1000000" office:value-type="float" office:value="46.362">
            <text:p>46.362</text:p>
          </table:table-cell>
          <table:table-cell table:formula="of:=[.AE187]*1000000" office:value-type="float" office:value="11.143">
            <text:p>11.143</text:p>
          </table:table-cell>
          <table:table-cell table:formula="of:=[.AF187]*1000000" office:value-type="float" office:value="0.012488">
            <text:p>0.012488</text:p>
          </table:table-cell>
          <table:table-cell table:formula="of:=[.AG187]*1000000" office:value-type="float" office:value="1.187">
            <text:p>1.187</text:p>
          </table:table-cell>
          <table:table-cell table:formula="of:=[.AH187]*1000000" office:value-type="float" office:value="16.674">
            <text:p>16.674</text:p>
          </table:table-cell>
          <table:table-cell table:formula="of:=[.AI187]*1000000" office:value-type="float" office:value="0.00000000000017529">
            <text:p>1.7529E-013</text:p>
          </table:table-cell>
          <table:table-cell table:formula="of:=[.AJ187]*1000000" office:value-type="float" office:value="0.000028987">
            <text:p>0.000028987</text:p>
          </table:table-cell>
          <table:table-cell table:formula="of:=([.AK187]+[.AL187])*1000000" office:value-type="float" office:value="0.0000026074">
            <text:p>2.6074E-006</text:p>
          </table:table-cell>
          <table:table-cell table:formula="of:=[.AM187]*1000000" office:value-type="float" office:value="326.22">
            <text:p>326.22</text:p>
          </table:table-cell>
          <table:table-cell table:formula="of:=[.AN187]*1000000" office:value-type="float" office:value="43.783">
            <text:p>43.783</text:p>
          </table:table-cell>
          <table:table-cell table:formula="of:=[.AO187]*1000000" office:value-type="float" office:value="12.115">
            <text:p>12.115</text:p>
          </table:table-cell>
          <table:table-cell table:formula="of:=[.AP187]*1000000" office:value-type="float" office:value="0.012151">
            <text:p>0.012151</text:p>
          </table:table-cell>
          <table:table-cell table:formula="of:=[.AQ187]*1000000" office:value-type="float" office:value="4.2585">
            <text:p>4.2585</text:p>
          </table:table-cell>
          <table:table-cell table:formula="of:=[.AR187]*1000000" office:value-type="float" office:value="17.994">
            <text:p>17.994</text:p>
          </table:table-cell>
          <table:table-cell table:formula="of:=[.AS187]*1000000" office:value-type="float" office:value="0.00000000000025544">
            <text:p>2.5544E-013</text:p>
          </table:table-cell>
          <table:table-cell table:formula="of:=[.AT187]*1000000" office:value-type="float" office:value="0.000012699">
            <text:p>0.000012699</text:p>
          </table:table-cell>
          <table:table-cell table:formula="of:=([.AU187]+[.AV187])*1000000" office:value-type="float" office:value="0.0000017794">
            <text:p>1.7794E-006</text:p>
          </table:table-cell>
          <table:table-cell table:formula="of:=[.AW187]*1000000" office:value-type="float" office:value="494.87">
            <text:p>494.87</text:p>
          </table:table-cell>
          <table:table-cell table:formula="of:=[.AX187]*1000000" office:value-type="float" office:value="27.212">
            <text:p>27.212</text:p>
          </table:table-cell>
          <table:table-cell table:formula="of:=[.AY187]*1000000" office:value-type="float" office:value="13.677">
            <text:p>13.677</text:p>
          </table:table-cell>
          <table:table-cell table:formula="of:=[.AZ187]*1000000" office:value-type="float" office:value="0.011391">
            <text:p>0.011391</text:p>
          </table:table-cell>
          <table:table-cell table:formula="of:=[.BA187]*1000000" office:value-type="float" office:value="13.315">
            <text:p>13.315</text:p>
          </table:table-cell>
          <table:table-cell table:formula="of:=[.BB187]*1000000" office:value-type="float" office:value="19.521">
            <text:p>19.521</text:p>
          </table:table-cell>
          <table:table-cell table:formula="of:=[.BC187]*1000000" office:value-type="float" office:value="0.00000000000044265">
            <text:p>4.4265E-013</text:p>
          </table:table-cell>
          <table:table-cell table:formula="of:=[.BD187]*1000000" office:value-type="float" office:value="0.0000037711">
            <text:p>3.7711E-006</text:p>
          </table:table-cell>
          <table:table-cell table:formula="of:=([.BE187]+[.BF187])*1000000" office:value-type="float" office:value="0.00000138728">
            <text:p>1.38728E-006</text:p>
          </table:table-cell>
          <table:table-cell office:value-type="float" office:value="0.00037709">
            <text:p>0.00037709</text:p>
          </table:table-cell>
          <table:table-cell table:style-name="ce1" office:value-type="string">
            <text:p>4.6362e-05</text:p>
          </table:table-cell>
          <table:table-cell table:style-name="ce1" office:value-type="string">
            <text:p>1.1143e-05</text:p>
          </table:table-cell>
          <table:table-cell table:style-name="ce1" office:value-type="string">
            <text:p>1.2488e-08</text:p>
          </table:table-cell>
          <table:table-cell table:style-name="ce1" office:value-type="string">
            <text:p>1.187e-06</text:p>
          </table:table-cell>
          <table:table-cell table:style-name="ce1" office:value-type="string">
            <text:p>1.6674e-05</text:p>
          </table:table-cell>
          <table:table-cell table:style-name="ce1" office:value-type="string">
            <text:p>1.7529e-19</text:p>
          </table:table-cell>
          <table:table-cell table:style-name="ce1" office:value-type="string">
            <text:p>2.8987e-11</text:p>
          </table:table-cell>
          <table:table-cell table:style-name="ce1" office:value-type="string">
            <text:p>1.4978e-12</text:p>
          </table:table-cell>
          <table:table-cell table:style-name="ce1" office:value-type="string">
            <text:p>1.1096e-12</text:p>
          </table:table-cell>
          <table:table-cell office:value-type="float" office:value="0.00032622">
            <text:p>0.00032622</text:p>
          </table:table-cell>
          <table:table-cell table:style-name="ce1" office:value-type="string">
            <text:p>4.3783e-05</text:p>
          </table:table-cell>
          <table:table-cell table:style-name="ce1" office:value-type="string">
            <text:p>1.2115e-05</text:p>
          </table:table-cell>
          <table:table-cell table:style-name="ce1" office:value-type="string">
            <text:p>1.2151e-08</text:p>
          </table:table-cell>
          <table:table-cell table:style-name="ce1" office:value-type="string">
            <text:p>4.2585e-06</text:p>
          </table:table-cell>
          <table:table-cell table:style-name="ce1" office:value-type="string">
            <text:p>1.7994e-05</text:p>
          </table:table-cell>
          <table:table-cell table:style-name="ce1" office:value-type="string">
            <text:p>2.5544e-19</text:p>
          </table:table-cell>
          <table:table-cell table:style-name="ce1" office:value-type="string">
            <text:p>1.2699e-11</text:p>
          </table:table-cell>
          <table:table-cell table:style-name="ce1" office:value-type="string">
            <text:p>1.1052e-12</text:p>
          </table:table-cell>
          <table:table-cell table:style-name="ce1" office:value-type="string">
            <text:p>6.742e-13</text:p>
          </table:table-cell>
          <table:table-cell office:value-type="float" office:value="0.00049487">
            <text:p>0.00049487</text:p>
          </table:table-cell>
          <table:table-cell table:style-name="ce1" office:value-type="string">
            <text:p>2.7212e-05</text:p>
          </table:table-cell>
          <table:table-cell table:style-name="ce1" office:value-type="string">
            <text:p>1.3677e-05</text:p>
          </table:table-cell>
          <table:table-cell table:style-name="ce1" office:value-type="string">
            <text:p>1.1391e-08</text:p>
          </table:table-cell>
          <table:table-cell table:style-name="ce1" office:value-type="string">
            <text:p>1.3315e-05</text:p>
          </table:table-cell>
          <table:table-cell table:style-name="ce1" office:value-type="string">
            <text:p>1.9521e-05</text:p>
          </table:table-cell>
          <table:table-cell table:style-name="ce1" office:value-type="string">
            <text:p>4.4265e-19</text:p>
          </table:table-cell>
          <table:table-cell table:style-name="ce1" office:value-type="string">
            <text:p>3.7711e-12</text:p>
          </table:table-cell>
          <table:table-cell table:style-name="ce1" office:value-type="string">
            <text:p>9.4741e-13</text:p>
          </table:table-cell>
          <table:table-cell table:style-name="ce1" office:value-type="string">
            <text:p>4.3987e-13</text:p>
          </table:table-cell>
        </table:table-row>
        <table:table-row table:style-name="ro2">
          <table:table-cell office:value-type="float" office:value="1860.702">
            <text:p>1860.702</text:p>
          </table:table-cell>
          <table:table-cell table:formula="of:=[.AC188]*1000000" office:value-type="float" office:value="374.36">
            <text:p>374.36</text:p>
          </table:table-cell>
          <table:table-cell table:formula="of:=[.AD188]*1000000" office:value-type="float" office:value="46.033">
            <text:p>46.033</text:p>
          </table:table-cell>
          <table:table-cell table:formula="of:=[.AE188]*1000000" office:value-type="float" office:value="11.071">
            <text:p>11.071</text:p>
          </table:table-cell>
          <table:table-cell table:formula="of:=[.AF188]*1000000" office:value-type="float" office:value="0.012515">
            <text:p>0.012515</text:p>
          </table:table-cell>
          <table:table-cell table:formula="of:=[.AG188]*1000000" office:value-type="float" office:value="1.1832">
            <text:p>1.1832</text:p>
          </table:table-cell>
          <table:table-cell table:formula="of:=[.AH188]*1000000" office:value-type="float" office:value="16.565">
            <text:p>16.565</text:p>
          </table:table-cell>
          <table:table-cell table:formula="of:=[.AI188]*1000000" office:value-type="float" office:value="0.00000000000017039">
            <text:p>1.7039E-013</text:p>
          </table:table-cell>
          <table:table-cell table:formula="of:=[.AJ188]*1000000" office:value-type="float" office:value="0.000028861">
            <text:p>0.000028861</text:p>
          </table:table-cell>
          <table:table-cell table:formula="of:=([.AK188]+[.AL188])*1000000" office:value-type="float" office:value="0.0000025768">
            <text:p>2.5768E-006</text:p>
          </table:table-cell>
          <table:table-cell table:formula="of:=[.AM188]*1000000" office:value-type="float" office:value="323.78">
            <text:p>323.78</text:p>
          </table:table-cell>
          <table:table-cell table:formula="of:=[.AN188]*1000000" office:value-type="float" office:value="43.317">
            <text:p>43.317</text:p>
          </table:table-cell>
          <table:table-cell table:formula="of:=[.AO188]*1000000" office:value-type="float" office:value="12.039">
            <text:p>12.039</text:p>
          </table:table-cell>
          <table:table-cell table:formula="of:=[.AP188]*1000000" office:value-type="float" office:value="0.012183">
            <text:p>0.012183</text:p>
          </table:table-cell>
          <table:table-cell table:formula="of:=[.AQ188]*1000000" office:value-type="float" office:value="4.247">
            <text:p>4.247</text:p>
          </table:table-cell>
          <table:table-cell table:formula="of:=[.AR188]*1000000" office:value-type="float" office:value="17.831">
            <text:p>17.831</text:p>
          </table:table-cell>
          <table:table-cell table:formula="of:=[.AS188]*1000000" office:value-type="float" office:value="0.0000000000002481">
            <text:p>2.481E-013</text:p>
          </table:table-cell>
          <table:table-cell table:formula="of:=[.AT188]*1000000" office:value-type="float" office:value="0.000012594">
            <text:p>0.000012594</text:p>
          </table:table-cell>
          <table:table-cell table:formula="of:=([.AU188]+[.AV188])*1000000" office:value-type="float" office:value="0.00000175297">
            <text:p>0.000001753</text:p>
          </table:table-cell>
          <table:table-cell table:formula="of:=[.AW188]*1000000" office:value-type="float" office:value="493.01">
            <text:p>493.01</text:p>
          </table:table-cell>
          <table:table-cell table:formula="of:=[.AX188]*1000000" office:value-type="float" office:value="26.663">
            <text:p>26.663</text:p>
          </table:table-cell>
          <table:table-cell table:formula="of:=[.AY188]*1000000" office:value-type="float" office:value="13.598">
            <text:p>13.598</text:p>
          </table:table-cell>
          <table:table-cell table:formula="of:=[.AZ188]*1000000" office:value-type="float" office:value="0.011431">
            <text:p>0.011431</text:p>
          </table:table-cell>
          <table:table-cell table:formula="of:=[.BA188]*1000000" office:value-type="float" office:value="13.236">
            <text:p>13.236</text:p>
          </table:table-cell>
          <table:table-cell table:formula="of:=[.BB188]*1000000" office:value-type="float" office:value="19.28">
            <text:p>19.28</text:p>
          </table:table-cell>
          <table:table-cell table:formula="of:=[.BC188]*1000000" office:value-type="float" office:value="0.00000000000042961">
            <text:p>4.2961E-013</text:p>
          </table:table-cell>
          <table:table-cell table:formula="of:=[.BD188]*1000000" office:value-type="float" office:value="0.000003709">
            <text:p>0.000003709</text:p>
          </table:table-cell>
          <table:table-cell table:formula="of:=([.BE188]+[.BF188])*1000000" office:value-type="float" office:value="0.00000136145">
            <text:p>1.36145E-006</text:p>
          </table:table-cell>
          <table:table-cell office:value-type="float" office:value="0.00037436">
            <text:p>0.00037436</text:p>
          </table:table-cell>
          <table:table-cell table:style-name="ce1" office:value-type="string">
            <text:p>4.6033e-05</text:p>
          </table:table-cell>
          <table:table-cell table:style-name="ce1" office:value-type="string">
            <text:p>1.1071e-05</text:p>
          </table:table-cell>
          <table:table-cell table:style-name="ce1" office:value-type="string">
            <text:p>1.2515e-08</text:p>
          </table:table-cell>
          <table:table-cell table:style-name="ce1" office:value-type="string">
            <text:p>1.1832e-06</text:p>
          </table:table-cell>
          <table:table-cell table:style-name="ce1" office:value-type="string">
            <text:p>1.6565e-05</text:p>
          </table:table-cell>
          <table:table-cell table:style-name="ce1" office:value-type="string">
            <text:p>1.7039e-19</text:p>
          </table:table-cell>
          <table:table-cell table:style-name="ce1" office:value-type="string">
            <text:p>2.8861e-11</text:p>
          </table:table-cell>
          <table:table-cell table:style-name="ce1" office:value-type="string">
            <text:p>1.4792e-12</text:p>
          </table:table-cell>
          <table:table-cell table:style-name="ce1" office:value-type="string">
            <text:p>1.0976e-12</text:p>
          </table:table-cell>
          <table:table-cell office:value-type="float" office:value="0.00032378">
            <text:p>0.00032378</text:p>
          </table:table-cell>
          <table:table-cell table:style-name="ce1" office:value-type="string">
            <text:p>4.3317e-05</text:p>
          </table:table-cell>
          <table:table-cell table:style-name="ce1" office:value-type="string">
            <text:p>1.2039e-05</text:p>
          </table:table-cell>
          <table:table-cell table:style-name="ce1" office:value-type="string">
            <text:p>1.2183e-08</text:p>
          </table:table-cell>
          <table:table-cell table:style-name="ce1" office:value-type="string">
            <text:p>4.247e-06</text:p>
          </table:table-cell>
          <table:table-cell table:style-name="ce1" office:value-type="string">
            <text:p>1.7831e-05</text:p>
          </table:table-cell>
          <table:table-cell table:style-name="ce1" office:value-type="string">
            <text:p>2.481e-19</text:p>
          </table:table-cell>
          <table:table-cell table:style-name="ce1" office:value-type="string">
            <text:p>1.2594e-11</text:p>
          </table:table-cell>
          <table:table-cell table:style-name="ce1" office:value-type="string">
            <text:p>1.0877e-12</text:p>
          </table:table-cell>
          <table:table-cell table:style-name="ce1" office:value-type="string">
            <text:p>6.6527e-13</text:p>
          </table:table-cell>
          <table:table-cell office:value-type="float" office:value="0.00049301">
            <text:p>0.00049301</text:p>
          </table:table-cell>
          <table:table-cell table:style-name="ce1" office:value-type="string">
            <text:p>2.6663e-05</text:p>
          </table:table-cell>
          <table:table-cell table:style-name="ce1" office:value-type="string">
            <text:p>1.3598e-05</text:p>
          </table:table-cell>
          <table:table-cell table:style-name="ce1" office:value-type="string">
            <text:p>1.1431e-08</text:p>
          </table:table-cell>
          <table:table-cell table:style-name="ce1" office:value-type="string">
            <text:p>1.3236e-05</text:p>
          </table:table-cell>
          <table:table-cell table:style-name="ce1" office:value-type="string">
            <text:p>1.928e-05</text:p>
          </table:table-cell>
          <table:table-cell table:style-name="ce1" office:value-type="string">
            <text:p>4.2961e-19</text:p>
          </table:table-cell>
          <table:table-cell table:style-name="ce1" office:value-type="string">
            <text:p>3.709e-12</text:p>
          </table:table-cell>
          <table:table-cell table:style-name="ce1" office:value-type="string">
            <text:p>9.2859e-13</text:p>
          </table:table-cell>
          <table:table-cell table:style-name="ce1" office:value-type="string">
            <text:p>4.3286e-13</text:p>
          </table:table-cell>
        </table:table-row>
        <table:table-row table:style-name="ro2">
          <table:table-cell office:value-type="float" office:value="1870.702">
            <text:p>1870.702</text:p>
          </table:table-cell>
          <table:table-cell table:formula="of:=[.AC189]*1000000" office:value-type="float" office:value="371.64">
            <text:p>371.64</text:p>
          </table:table-cell>
          <table:table-cell table:formula="of:=[.AD189]*1000000" office:value-type="float" office:value="45.705">
            <text:p>45.705</text:p>
          </table:table-cell>
          <table:table-cell table:formula="of:=[.AE189]*1000000" office:value-type="float" office:value="10.999">
            <text:p>10.999</text:p>
          </table:table-cell>
          <table:table-cell table:formula="of:=[.AF189]*1000000" office:value-type="float" office:value="0.012542">
            <text:p>0.012542</text:p>
          </table:table-cell>
          <table:table-cell table:formula="of:=[.AG189]*1000000" office:value-type="float" office:value="1.1794">
            <text:p>1.1794</text:p>
          </table:table-cell>
          <table:table-cell table:formula="of:=[.AH189]*1000000" office:value-type="float" office:value="16.456">
            <text:p>16.456</text:p>
          </table:table-cell>
          <table:table-cell table:formula="of:=[.AI189]*1000000" office:value-type="float" office:value="0.00000000000016564">
            <text:p>1.6564E-013</text:p>
          </table:table-cell>
          <table:table-cell table:formula="of:=[.AJ189]*1000000" office:value-type="float" office:value="0.000028737">
            <text:p>0.000028737</text:p>
          </table:table-cell>
          <table:table-cell table:formula="of:=([.AK189]+[.AL189])*1000000" office:value-type="float" office:value="0.0000025466">
            <text:p>2.5466E-006</text:p>
          </table:table-cell>
          <table:table-cell table:formula="of:=[.AM189]*1000000" office:value-type="float" office:value="321.37">
            <text:p>321.37</text:p>
          </table:table-cell>
          <table:table-cell table:formula="of:=[.AN189]*1000000" office:value-type="float" office:value="42.856">
            <text:p>42.856</text:p>
          </table:table-cell>
          <table:table-cell table:formula="of:=[.AO189]*1000000" office:value-type="float" office:value="11.964">
            <text:p>11.964</text:p>
          </table:table-cell>
          <table:table-cell table:formula="of:=[.AP189]*1000000" office:value-type="float" office:value="0.012215">
            <text:p>0.012215</text:p>
          </table:table-cell>
          <table:table-cell table:formula="of:=[.AQ189]*1000000" office:value-type="float" office:value="4.2355">
            <text:p>4.2355</text:p>
          </table:table-cell>
          <table:table-cell table:formula="of:=[.AR189]*1000000" office:value-type="float" office:value="17.669">
            <text:p>17.669</text:p>
          </table:table-cell>
          <table:table-cell table:formula="of:=[.AS189]*1000000" office:value-type="float" office:value="0.000000000000241">
            <text:p>2.41E-013</text:p>
          </table:table-cell>
          <table:table-cell table:formula="of:=[.AT189]*1000000" office:value-type="float" office:value="0.00001249">
            <text:p>0.00001249</text:p>
          </table:table-cell>
          <table:table-cell table:formula="of:=([.AU189]+[.AV189])*1000000" office:value-type="float" office:value="0.00000172696">
            <text:p>0.000001727</text:p>
          </table:table-cell>
          <table:table-cell table:formula="of:=[.AW189]*1000000" office:value-type="float" office:value="491.18">
            <text:p>491.18</text:p>
          </table:table-cell>
          <table:table-cell table:formula="of:=[.AX189]*1000000" office:value-type="float" office:value="26.121">
            <text:p>26.121</text:p>
          </table:table-cell>
          <table:table-cell table:formula="of:=[.AY189]*1000000" office:value-type="float" office:value="13.52">
            <text:p>13.52</text:p>
          </table:table-cell>
          <table:table-cell table:formula="of:=[.AZ189]*1000000" office:value-type="float" office:value="0.011471">
            <text:p>0.011471</text:p>
          </table:table-cell>
          <table:table-cell table:formula="of:=[.BA189]*1000000" office:value-type="float" office:value="13.157">
            <text:p>13.157</text:p>
          </table:table-cell>
          <table:table-cell table:formula="of:=[.BB189]*1000000" office:value-type="float" office:value="19.042">
            <text:p>19.042</text:p>
          </table:table-cell>
          <table:table-cell table:formula="of:=[.BC189]*1000000" office:value-type="float" office:value="0.00000000000041697">
            <text:p>4.1697E-013</text:p>
          </table:table-cell>
          <table:table-cell table:formula="of:=[.BD189]*1000000" office:value-type="float" office:value="0.0000036476">
            <text:p>3.6476E-006</text:p>
          </table:table-cell>
          <table:table-cell table:formula="of:=([.BE189]+[.BF189])*1000000" office:value-type="float" office:value="0.00000133614">
            <text:p>1.33614E-006</text:p>
          </table:table-cell>
          <table:table-cell office:value-type="float" office:value="0.00037164">
            <text:p>0.00037164</text:p>
          </table:table-cell>
          <table:table-cell table:style-name="ce1" office:value-type="string">
            <text:p>4.5705e-05</text:p>
          </table:table-cell>
          <table:table-cell table:style-name="ce1" office:value-type="string">
            <text:p>1.0999e-05</text:p>
          </table:table-cell>
          <table:table-cell table:style-name="ce1" office:value-type="string">
            <text:p>1.2542e-08</text:p>
          </table:table-cell>
          <table:table-cell table:style-name="ce1" office:value-type="string">
            <text:p>1.1794e-06</text:p>
          </table:table-cell>
          <table:table-cell table:style-name="ce1" office:value-type="string">
            <text:p>1.6456e-05</text:p>
          </table:table-cell>
          <table:table-cell table:style-name="ce1" office:value-type="string">
            <text:p>1.6564e-19</text:p>
          </table:table-cell>
          <table:table-cell table:style-name="ce1" office:value-type="string">
            <text:p>2.8737e-11</text:p>
          </table:table-cell>
          <table:table-cell table:style-name="ce1" office:value-type="string">
            <text:p>1.4609e-12</text:p>
          </table:table-cell>
          <table:table-cell table:style-name="ce1" office:value-type="string">
            <text:p>1.0857e-12</text:p>
          </table:table-cell>
          <table:table-cell office:value-type="float" office:value="0.00032137">
            <text:p>0.00032137</text:p>
          </table:table-cell>
          <table:table-cell table:style-name="ce1" office:value-type="string">
            <text:p>4.2856e-05</text:p>
          </table:table-cell>
          <table:table-cell table:style-name="ce1" office:value-type="string">
            <text:p>1.1964e-05</text:p>
          </table:table-cell>
          <table:table-cell table:style-name="ce1" office:value-type="string">
            <text:p>1.2215e-08</text:p>
          </table:table-cell>
          <table:table-cell table:style-name="ce1" office:value-type="string">
            <text:p>4.2355e-06</text:p>
          </table:table-cell>
          <table:table-cell table:style-name="ce1" office:value-type="string">
            <text:p>1.7669e-05</text:p>
          </table:table-cell>
          <table:table-cell table:style-name="ce1" office:value-type="string">
            <text:p>2.41e-19</text:p>
          </table:table-cell>
          <table:table-cell table:style-name="ce1" office:value-type="string">
            <text:p>1.249e-11</text:p>
          </table:table-cell>
          <table:table-cell table:style-name="ce1" office:value-type="string">
            <text:p>1.0705e-12</text:p>
          </table:table-cell>
          <table:table-cell table:style-name="ce1" office:value-type="string">
            <text:p>6.5646e-13</text:p>
          </table:table-cell>
          <table:table-cell office:value-type="float" office:value="0.00049118">
            <text:p>0.00049118</text:p>
          </table:table-cell>
          <table:table-cell table:style-name="ce1" office:value-type="string">
            <text:p>2.6121e-05</text:p>
          </table:table-cell>
          <table:table-cell table:style-name="ce1" office:value-type="string">
            <text:p>1.352e-05</text:p>
          </table:table-cell>
          <table:table-cell table:style-name="ce1" office:value-type="string">
            <text:p>1.1471e-08</text:p>
          </table:table-cell>
          <table:table-cell table:style-name="ce1" office:value-type="string">
            <text:p>1.3157e-05</text:p>
          </table:table-cell>
          <table:table-cell table:style-name="ce1" office:value-type="string">
            <text:p>1.9042e-05</text:p>
          </table:table-cell>
          <table:table-cell table:style-name="ce1" office:value-type="string">
            <text:p>4.1697e-19</text:p>
          </table:table-cell>
          <table:table-cell table:style-name="ce1" office:value-type="string">
            <text:p>3.6476e-12</text:p>
          </table:table-cell>
          <table:table-cell table:style-name="ce1" office:value-type="string">
            <text:p>9.1018e-13</text:p>
          </table:table-cell>
          <table:table-cell table:style-name="ce1" office:value-type="string">
            <text:p>4.2596e-13</text:p>
          </table:table-cell>
        </table:table-row>
        <table:table-row table:style-name="ro2">
          <table:table-cell office:value-type="float" office:value="1880.702">
            <text:p>1880.702</text:p>
          </table:table-cell>
          <table:table-cell table:formula="of:=[.AC190]*1000000" office:value-type="float" office:value="368.95">
            <text:p>368.95</text:p>
          </table:table-cell>
          <table:table-cell table:formula="of:=[.AD190]*1000000" office:value-type="float" office:value="45.38">
            <text:p>45.38</text:p>
          </table:table-cell>
          <table:table-cell table:formula="of:=[.AE190]*1000000" office:value-type="float" office:value="10.927">
            <text:p>10.927</text:p>
          </table:table-cell>
          <table:table-cell table:formula="of:=[.AF190]*1000000" office:value-type="float" office:value="0.012569">
            <text:p>0.012569</text:p>
          </table:table-cell>
          <table:table-cell table:formula="of:=[.AG190]*1000000" office:value-type="float" office:value="1.1756">
            <text:p>1.1756</text:p>
          </table:table-cell>
          <table:table-cell table:formula="of:=[.AH190]*1000000" office:value-type="float" office:value="16.349">
            <text:p>16.349</text:p>
          </table:table-cell>
          <table:table-cell table:formula="of:=[.AI190]*1000000" office:value-type="float" office:value="0.00000000000016104">
            <text:p>1.6104E-013</text:p>
          </table:table-cell>
          <table:table-cell table:formula="of:=[.AJ190]*1000000" office:value-type="float" office:value="0.000028613">
            <text:p>0.000028613</text:p>
          </table:table-cell>
          <table:table-cell table:formula="of:=([.AK190]+[.AL190])*1000000" office:value-type="float" office:value="0.0000025168">
            <text:p>2.5168E-006</text:p>
          </table:table-cell>
          <table:table-cell table:formula="of:=[.AM190]*1000000" office:value-type="float" office:value="318.98">
            <text:p>318.98</text:p>
          </table:table-cell>
          <table:table-cell table:formula="of:=[.AN190]*1000000" office:value-type="float" office:value="42.399">
            <text:p>42.399</text:p>
          </table:table-cell>
          <table:table-cell table:formula="of:=[.AO190]*1000000" office:value-type="float" office:value="11.889">
            <text:p>11.889</text:p>
          </table:table-cell>
          <table:table-cell table:formula="of:=[.AP190]*1000000" office:value-type="float" office:value="0.012246">
            <text:p>0.012246</text:p>
          </table:table-cell>
          <table:table-cell table:formula="of:=[.AQ190]*1000000" office:value-type="float" office:value="4.2241">
            <text:p>4.2241</text:p>
          </table:table-cell>
          <table:table-cell table:formula="of:=[.AR190]*1000000" office:value-type="float" office:value="17.509">
            <text:p>17.509</text:p>
          </table:table-cell>
          <table:table-cell table:formula="of:=[.AS190]*1000000" office:value-type="float" office:value="0.0000000000002341">
            <text:p>2.341E-013</text:p>
          </table:table-cell>
          <table:table-cell table:formula="of:=[.AT190]*1000000" office:value-type="float" office:value="0.000012386">
            <text:p>0.000012386</text:p>
          </table:table-cell>
          <table:table-cell table:formula="of:=([.AU190]+[.AV190])*1000000" office:value-type="float" office:value="0.00000170148">
            <text:p>1.70148E-006</text:p>
          </table:table-cell>
          <table:table-cell table:formula="of:=[.AW190]*1000000" office:value-type="float" office:value="489.39">
            <text:p>489.39</text:p>
          </table:table-cell>
          <table:table-cell table:formula="of:=[.AX190]*1000000" office:value-type="float" office:value="25.588">
            <text:p>25.588</text:p>
          </table:table-cell>
          <table:table-cell table:formula="of:=[.AY190]*1000000" office:value-type="float" office:value="13.442">
            <text:p>13.442</text:p>
          </table:table-cell>
          <table:table-cell table:formula="of:=[.AZ190]*1000000" office:value-type="float" office:value="0.01151">
            <text:p>0.01151</text:p>
          </table:table-cell>
          <table:table-cell table:formula="of:=[.BA190]*1000000" office:value-type="float" office:value="13.077">
            <text:p>13.077</text:p>
          </table:table-cell>
          <table:table-cell table:formula="of:=[.BB190]*1000000" office:value-type="float" office:value="18.806">
            <text:p>18.806</text:p>
          </table:table-cell>
          <table:table-cell table:formula="of:=[.BC190]*1000000" office:value-type="float" office:value="0.00000000000040471">
            <text:p>4.0471E-013</text:p>
          </table:table-cell>
          <table:table-cell table:formula="of:=[.BD190]*1000000" office:value-type="float" office:value="0.0000035868">
            <text:p>3.5868E-006</text:p>
          </table:table-cell>
          <table:table-cell table:formula="of:=([.BE190]+[.BF190])*1000000" office:value-type="float" office:value="0.00000131134">
            <text:p>1.31134E-006</text:p>
          </table:table-cell>
          <table:table-cell office:value-type="float" office:value="0.00036895">
            <text:p>0.00036895</text:p>
          </table:table-cell>
          <table:table-cell table:style-name="ce1" office:value-type="string">
            <text:p>4.538e-05</text:p>
          </table:table-cell>
          <table:table-cell table:style-name="ce1" office:value-type="string">
            <text:p>1.0927e-05</text:p>
          </table:table-cell>
          <table:table-cell table:style-name="ce1" office:value-type="string">
            <text:p>1.2569e-08</text:p>
          </table:table-cell>
          <table:table-cell table:style-name="ce1" office:value-type="string">
            <text:p>1.1756e-06</text:p>
          </table:table-cell>
          <table:table-cell table:style-name="ce1" office:value-type="string">
            <text:p>1.6349e-05</text:p>
          </table:table-cell>
          <table:table-cell table:style-name="ce1" office:value-type="string">
            <text:p>1.6104e-19</text:p>
          </table:table-cell>
          <table:table-cell table:style-name="ce1" office:value-type="string">
            <text:p>2.8613e-11</text:p>
          </table:table-cell>
          <table:table-cell table:style-name="ce1" office:value-type="string">
            <text:p>1.4428e-12</text:p>
          </table:table-cell>
          <table:table-cell table:style-name="ce1" office:value-type="string">
            <text:p>1.074e-12</text:p>
          </table:table-cell>
          <table:table-cell office:value-type="float" office:value="0.00031898">
            <text:p>0.00031898</text:p>
          </table:table-cell>
          <table:table-cell table:style-name="ce1" office:value-type="string">
            <text:p>4.2399e-05</text:p>
          </table:table-cell>
          <table:table-cell table:style-name="ce1" office:value-type="string">
            <text:p>1.1889e-05</text:p>
          </table:table-cell>
          <table:table-cell table:style-name="ce1" office:value-type="string">
            <text:p>1.2246e-08</text:p>
          </table:table-cell>
          <table:table-cell table:style-name="ce1" office:value-type="string">
            <text:p>4.2241e-06</text:p>
          </table:table-cell>
          <table:table-cell table:style-name="ce1" office:value-type="string">
            <text:p>1.7509e-05</text:p>
          </table:table-cell>
          <table:table-cell table:style-name="ce1" office:value-type="string">
            <text:p>2.341e-19</text:p>
          </table:table-cell>
          <table:table-cell table:style-name="ce1" office:value-type="string">
            <text:p>1.2386e-11</text:p>
          </table:table-cell>
          <table:table-cell table:style-name="ce1" office:value-type="string">
            <text:p>1.0537e-12</text:p>
          </table:table-cell>
          <table:table-cell table:style-name="ce1" office:value-type="string">
            <text:p>6.4778e-13</text:p>
          </table:table-cell>
          <table:table-cell office:value-type="float" office:value="0.00048939">
            <text:p>0.00048939</text:p>
          </table:table-cell>
          <table:table-cell table:style-name="ce1" office:value-type="string">
            <text:p>2.5588e-05</text:p>
          </table:table-cell>
          <table:table-cell table:style-name="ce1" office:value-type="string">
            <text:p>1.3442e-05</text:p>
          </table:table-cell>
          <table:table-cell table:style-name="ce1" office:value-type="string">
            <text:p>1.151e-08</text:p>
          </table:table-cell>
          <table:table-cell table:style-name="ce1" office:value-type="string">
            <text:p>1.3077e-05</text:p>
          </table:table-cell>
          <table:table-cell table:style-name="ce1" office:value-type="string">
            <text:p>1.8806e-05</text:p>
          </table:table-cell>
          <table:table-cell table:style-name="ce1" office:value-type="string">
            <text:p>4.0471e-19</text:p>
          </table:table-cell>
          <table:table-cell table:style-name="ce1" office:value-type="string">
            <text:p>3.5868e-12</text:p>
          </table:table-cell>
          <table:table-cell table:style-name="ce1" office:value-type="string">
            <text:p>8.9216e-13</text:p>
          </table:table-cell>
          <table:table-cell table:style-name="ce1" office:value-type="string">
            <text:p>4.1918e-13</text:p>
          </table:table-cell>
        </table:table-row>
        <table:table-row table:style-name="ro2">
          <table:table-cell office:value-type="float" office:value="1890.702">
            <text:p>1890.702</text:p>
          </table:table-cell>
          <table:table-cell table:formula="of:=[.AC191]*1000000" office:value-type="float" office:value="366.27">
            <text:p>366.27</text:p>
          </table:table-cell>
          <table:table-cell table:formula="of:=[.AD191]*1000000" office:value-type="float" office:value="45.058">
            <text:p>45.058</text:p>
          </table:table-cell>
          <table:table-cell table:formula="of:=[.AE191]*1000000" office:value-type="float" office:value="10.856">
            <text:p>10.856</text:p>
          </table:table-cell>
          <table:table-cell table:formula="of:=[.AF191]*1000000" office:value-type="float" office:value="0.012595">
            <text:p>0.012595</text:p>
          </table:table-cell>
          <table:table-cell table:formula="of:=[.AG191]*1000000" office:value-type="float" office:value="1.1718">
            <text:p>1.1718</text:p>
          </table:table-cell>
          <table:table-cell table:formula="of:=[.AH191]*1000000" office:value-type="float" office:value="16.242">
            <text:p>16.242</text:p>
          </table:table-cell>
          <table:table-cell table:formula="of:=[.AI191]*1000000" office:value-type="float" office:value="0.00000000000015658">
            <text:p>1.5658E-013</text:p>
          </table:table-cell>
          <table:table-cell table:formula="of:=[.AJ191]*1000000" office:value-type="float" office:value="0.000028489">
            <text:p>0.000028489</text:p>
          </table:table-cell>
          <table:table-cell table:formula="of:=([.AK191]+[.AL191])*1000000" office:value-type="float" office:value="0.0000024874">
            <text:p>2.4874E-006</text:p>
          </table:table-cell>
          <table:table-cell table:formula="of:=[.AM191]*1000000" office:value-type="float" office:value="316.61">
            <text:p>316.61</text:p>
          </table:table-cell>
          <table:table-cell table:formula="of:=[.AN191]*1000000" office:value-type="float" office:value="41.947">
            <text:p>41.947</text:p>
          </table:table-cell>
          <table:table-cell table:formula="of:=[.AO191]*1000000" office:value-type="float" office:value="11.814">
            <text:p>11.814</text:p>
          </table:table-cell>
          <table:table-cell table:formula="of:=[.AP191]*1000000" office:value-type="float" office:value="0.012277">
            <text:p>0.012277</text:p>
          </table:table-cell>
          <table:table-cell table:formula="of:=[.AQ191]*1000000" office:value-type="float" office:value="4.2128">
            <text:p>4.2128</text:p>
          </table:table-cell>
          <table:table-cell table:formula="of:=[.AR191]*1000000" office:value-type="float" office:value="17.35">
            <text:p>17.35</text:p>
          </table:table-cell>
          <table:table-cell table:formula="of:=[.AS191]*1000000" office:value-type="float" office:value="0.00000000000022742">
            <text:p>2.2742E-013</text:p>
          </table:table-cell>
          <table:table-cell table:formula="of:=[.AT191]*1000000" office:value-type="float" office:value="0.000012283">
            <text:p>0.000012283</text:p>
          </table:table-cell>
          <table:table-cell table:formula="of:=([.AU191]+[.AV191])*1000000" office:value-type="float" office:value="0.00000167631">
            <text:p>1.67631E-006</text:p>
          </table:table-cell>
          <table:table-cell table:formula="of:=[.AW191]*1000000" office:value-type="float" office:value="487.63">
            <text:p>487.63</text:p>
          </table:table-cell>
          <table:table-cell table:formula="of:=[.AX191]*1000000" office:value-type="float" office:value="25.061">
            <text:p>25.061</text:p>
          </table:table-cell>
          <table:table-cell table:formula="of:=[.AY191]*1000000" office:value-type="float" office:value="13.363">
            <text:p>13.363</text:p>
          </table:table-cell>
          <table:table-cell table:formula="of:=[.AZ191]*1000000" office:value-type="float" office:value="0.011548">
            <text:p>0.011548</text:p>
          </table:table-cell>
          <table:table-cell table:formula="of:=[.BA191]*1000000" office:value-type="float" office:value="12.997">
            <text:p>12.997</text:p>
          </table:table-cell>
          <table:table-cell table:formula="of:=[.BB191]*1000000" office:value-type="float" office:value="18.573">
            <text:p>18.573</text:p>
          </table:table-cell>
          <table:table-cell table:formula="of:=[.BC191]*1000000" office:value-type="float" office:value="0.00000000000039283">
            <text:p>3.9283E-013</text:p>
          </table:table-cell>
          <table:table-cell table:formula="of:=[.BD191]*1000000" office:value-type="float" office:value="0.0000035268">
            <text:p>3.5268E-006</text:p>
          </table:table-cell>
          <table:table-cell table:formula="of:=([.BE191]+[.BF191])*1000000" office:value-type="float" office:value="0.00000128706">
            <text:p>1.28706E-006</text:p>
          </table:table-cell>
          <table:table-cell office:value-type="float" office:value="0.00036627">
            <text:p>0.00036627</text:p>
          </table:table-cell>
          <table:table-cell table:style-name="ce1" office:value-type="string">
            <text:p>4.5058e-05</text:p>
          </table:table-cell>
          <table:table-cell table:style-name="ce1" office:value-type="string">
            <text:p>1.0856e-05</text:p>
          </table:table-cell>
          <table:table-cell table:style-name="ce1" office:value-type="string">
            <text:p>1.2595e-08</text:p>
          </table:table-cell>
          <table:table-cell table:style-name="ce1" office:value-type="string">
            <text:p>1.1718e-06</text:p>
          </table:table-cell>
          <table:table-cell table:style-name="ce1" office:value-type="string">
            <text:p>1.6242e-05</text:p>
          </table:table-cell>
          <table:table-cell table:style-name="ce1" office:value-type="string">
            <text:p>1.5658e-19</text:p>
          </table:table-cell>
          <table:table-cell table:style-name="ce1" office:value-type="string">
            <text:p>2.8489e-11</text:p>
          </table:table-cell>
          <table:table-cell table:style-name="ce1" office:value-type="string">
            <text:p>1.425e-12</text:p>
          </table:table-cell>
          <table:table-cell table:style-name="ce1" office:value-type="string">
            <text:p>1.0624e-12</text:p>
          </table:table-cell>
          <table:table-cell office:value-type="float" office:value="0.00031661">
            <text:p>0.00031661</text:p>
          </table:table-cell>
          <table:table-cell table:style-name="ce1" office:value-type="string">
            <text:p>4.1947e-05</text:p>
          </table:table-cell>
          <table:table-cell table:style-name="ce1" office:value-type="string">
            <text:p>1.1814e-05</text:p>
          </table:table-cell>
          <table:table-cell table:style-name="ce1" office:value-type="string">
            <text:p>1.2277e-08</text:p>
          </table:table-cell>
          <table:table-cell table:style-name="ce1" office:value-type="string">
            <text:p>4.2128e-06</text:p>
          </table:table-cell>
          <table:table-cell table:style-name="ce1" office:value-type="string">
            <text:p>1.735e-05</text:p>
          </table:table-cell>
          <table:table-cell table:style-name="ce1" office:value-type="string">
            <text:p>2.2742e-19</text:p>
          </table:table-cell>
          <table:table-cell table:style-name="ce1" office:value-type="string">
            <text:p>1.2283e-11</text:p>
          </table:table-cell>
          <table:table-cell table:style-name="ce1" office:value-type="string">
            <text:p>1.0371e-12</text:p>
          </table:table-cell>
          <table:table-cell table:style-name="ce1" office:value-type="string">
            <text:p>6.3921e-13</text:p>
          </table:table-cell>
          <table:table-cell office:value-type="float" office:value="0.00048763">
            <text:p>0.00048763</text:p>
          </table:table-cell>
          <table:table-cell table:style-name="ce1" office:value-type="string">
            <text:p>2.5061e-05</text:p>
          </table:table-cell>
          <table:table-cell table:style-name="ce1" office:value-type="string">
            <text:p>1.3363e-05</text:p>
          </table:table-cell>
          <table:table-cell table:style-name="ce1" office:value-type="string">
            <text:p>1.1548e-08</text:p>
          </table:table-cell>
          <table:table-cell table:style-name="ce1" office:value-type="string">
            <text:p>1.2997e-05</text:p>
          </table:table-cell>
          <table:table-cell table:style-name="ce1" office:value-type="string">
            <text:p>1.8573e-05</text:p>
          </table:table-cell>
          <table:table-cell table:style-name="ce1" office:value-type="string">
            <text:p>3.9283e-19</text:p>
          </table:table-cell>
          <table:table-cell table:style-name="ce1" office:value-type="string">
            <text:p>3.5268e-12</text:p>
          </table:table-cell>
          <table:table-cell table:style-name="ce1" office:value-type="string">
            <text:p>8.7455e-13</text:p>
          </table:table-cell>
          <table:table-cell table:style-name="ce1" office:value-type="string">
            <text:p>4.1251e-13</text:p>
          </table:table-cell>
        </table:table-row>
        <table:table-row table:style-name="ro2">
          <table:table-cell office:value-type="float" office:value="1900.702">
            <text:p>1900.702</text:p>
          </table:table-cell>
          <table:table-cell table:formula="of:=[.AC192]*1000000" office:value-type="float" office:value="363.63">
            <text:p>363.63</text:p>
          </table:table-cell>
          <table:table-cell table:formula="of:=[.AD192]*1000000" office:value-type="float" office:value="44.737">
            <text:p>44.737</text:p>
          </table:table-cell>
          <table:table-cell table:formula="of:=[.AE192]*1000000" office:value-type="float" office:value="10.785">
            <text:p>10.785</text:p>
          </table:table-cell>
          <table:table-cell table:formula="of:=[.AF192]*1000000" office:value-type="float" office:value="0.012621">
            <text:p>0.012621</text:p>
          </table:table-cell>
          <table:table-cell table:formula="of:=[.AG192]*1000000" office:value-type="float" office:value="1.168">
            <text:p>1.168</text:p>
          </table:table-cell>
          <table:table-cell table:formula="of:=[.AH192]*1000000" office:value-type="float" office:value="16.136">
            <text:p>16.136</text:p>
          </table:table-cell>
          <table:table-cell table:formula="of:=[.AI192]*1000000" office:value-type="float" office:value="0.00000000000015226">
            <text:p>1.5226E-013</text:p>
          </table:table-cell>
          <table:table-cell table:formula="of:=[.AJ192]*1000000" office:value-type="float" office:value="0.000028366">
            <text:p>0.000028366</text:p>
          </table:table-cell>
          <table:table-cell table:formula="of:=([.AK192]+[.AL192])*1000000" office:value-type="float" office:value="0.0000024584">
            <text:p>2.4584E-006</text:p>
          </table:table-cell>
          <table:table-cell table:formula="of:=[.AM192]*1000000" office:value-type="float" office:value="314.28">
            <text:p>314.28</text:p>
          </table:table-cell>
          <table:table-cell table:formula="of:=[.AN192]*1000000" office:value-type="float" office:value="41.499">
            <text:p>41.499</text:p>
          </table:table-cell>
          <table:table-cell table:formula="of:=[.AO192]*1000000" office:value-type="float" office:value="11.739">
            <text:p>11.739</text:p>
          </table:table-cell>
          <table:table-cell table:formula="of:=[.AP192]*1000000" office:value-type="float" office:value="0.012307">
            <text:p>0.012307</text:p>
          </table:table-cell>
          <table:table-cell table:formula="of:=[.AQ192]*1000000" office:value-type="float" office:value="4.2016">
            <text:p>4.2016</text:p>
          </table:table-cell>
          <table:table-cell table:formula="of:=[.AR192]*1000000" office:value-type="float" office:value="17.192">
            <text:p>17.192</text:p>
          </table:table-cell>
          <table:table-cell table:formula="of:=[.AS192]*1000000" office:value-type="float" office:value="0.00000000000022094">
            <text:p>2.2094E-013</text:p>
          </table:table-cell>
          <table:table-cell table:formula="of:=[.AT192]*1000000" office:value-type="float" office:value="0.000012181">
            <text:p>0.000012181</text:p>
          </table:table-cell>
          <table:table-cell table:formula="of:=([.AU192]+[.AV192])*1000000" office:value-type="float" office:value="0.00000165156">
            <text:p>1.65156E-006</text:p>
          </table:table-cell>
          <table:table-cell table:formula="of:=[.AW192]*1000000" office:value-type="float" office:value="485.91">
            <text:p>485.91</text:p>
          </table:table-cell>
          <table:table-cell table:formula="of:=[.AX192]*1000000" office:value-type="float" office:value="24.543">
            <text:p>24.543</text:p>
          </table:table-cell>
          <table:table-cell table:formula="of:=[.AY192]*1000000" office:value-type="float" office:value="13.285">
            <text:p>13.285</text:p>
          </table:table-cell>
          <table:table-cell table:formula="of:=[.AZ192]*1000000" office:value-type="float" office:value="0.011586">
            <text:p>0.011586</text:p>
          </table:table-cell>
          <table:table-cell table:formula="of:=[.BA192]*1000000" office:value-type="float" office:value="12.916">
            <text:p>12.916</text:p>
          </table:table-cell>
          <table:table-cell table:formula="of:=[.BB192]*1000000" office:value-type="float" office:value="18.343">
            <text:p>18.343</text:p>
          </table:table-cell>
          <table:table-cell table:formula="of:=[.BC192]*1000000" office:value-type="float" office:value="0.0000000000003813">
            <text:p>3.813E-013</text:p>
          </table:table-cell>
          <table:table-cell table:formula="of:=[.BD192]*1000000" office:value-type="float" office:value="0.0000034674">
            <text:p>3.4674E-006</text:p>
          </table:table-cell>
          <table:table-cell table:formula="of:=([.BE192]+[.BF192])*1000000" office:value-type="float" office:value="0.00000126326">
            <text:p>1.26326E-006</text:p>
          </table:table-cell>
          <table:table-cell office:value-type="float" office:value="0.00036363">
            <text:p>0.00036363</text:p>
          </table:table-cell>
          <table:table-cell table:style-name="ce1" office:value-type="string">
            <text:p>4.4737e-05</text:p>
          </table:table-cell>
          <table:table-cell table:style-name="ce1" office:value-type="string">
            <text:p>1.0785e-05</text:p>
          </table:table-cell>
          <table:table-cell table:style-name="ce1" office:value-type="string">
            <text:p>1.2621e-08</text:p>
          </table:table-cell>
          <table:table-cell table:style-name="ce1" office:value-type="string">
            <text:p>1.168e-06</text:p>
          </table:table-cell>
          <table:table-cell table:style-name="ce1" office:value-type="string">
            <text:p>1.6136e-05</text:p>
          </table:table-cell>
          <table:table-cell table:style-name="ce1" office:value-type="string">
            <text:p>1.5226e-19</text:p>
          </table:table-cell>
          <table:table-cell table:style-name="ce1" office:value-type="string">
            <text:p>2.8366e-11</text:p>
          </table:table-cell>
          <table:table-cell table:style-name="ce1" office:value-type="string">
            <text:p>1.4075e-12</text:p>
          </table:table-cell>
          <table:table-cell table:style-name="ce1" office:value-type="string">
            <text:p>1.0509e-12</text:p>
          </table:table-cell>
          <table:table-cell office:value-type="float" office:value="0.00031428">
            <text:p>0.00031428</text:p>
          </table:table-cell>
          <table:table-cell table:style-name="ce1" office:value-type="string">
            <text:p>4.1499e-05</text:p>
          </table:table-cell>
          <table:table-cell table:style-name="ce1" office:value-type="string">
            <text:p>1.1739e-05</text:p>
          </table:table-cell>
          <table:table-cell table:style-name="ce1" office:value-type="string">
            <text:p>1.2307e-08</text:p>
          </table:table-cell>
          <table:table-cell table:style-name="ce1" office:value-type="string">
            <text:p>4.2016e-06</text:p>
          </table:table-cell>
          <table:table-cell table:style-name="ce1" office:value-type="string">
            <text:p>1.7192e-05</text:p>
          </table:table-cell>
          <table:table-cell table:style-name="ce1" office:value-type="string">
            <text:p>2.2094e-19</text:p>
          </table:table-cell>
          <table:table-cell table:style-name="ce1" office:value-type="string">
            <text:p>1.2181e-11</text:p>
          </table:table-cell>
          <table:table-cell table:style-name="ce1" office:value-type="string">
            <text:p>1.0208e-12</text:p>
          </table:table-cell>
          <table:table-cell table:style-name="ce1" office:value-type="string">
            <text:p>6.3076e-13</text:p>
          </table:table-cell>
          <table:table-cell office:value-type="float" office:value="0.00048591">
            <text:p>0.00048591</text:p>
          </table:table-cell>
          <table:table-cell table:style-name="ce1" office:value-type="string">
            <text:p>2.4543e-05</text:p>
          </table:table-cell>
          <table:table-cell table:style-name="ce1" office:value-type="string">
            <text:p>1.3285e-05</text:p>
          </table:table-cell>
          <table:table-cell table:style-name="ce1" office:value-type="string">
            <text:p>1.1586e-08</text:p>
          </table:table-cell>
          <table:table-cell table:style-name="ce1" office:value-type="string">
            <text:p>1.2916e-05</text:p>
          </table:table-cell>
          <table:table-cell table:style-name="ce1" office:value-type="string">
            <text:p>1.8343e-05</text:p>
          </table:table-cell>
          <table:table-cell table:style-name="ce1" office:value-type="string">
            <text:p>3.813e-19</text:p>
          </table:table-cell>
          <table:table-cell table:style-name="ce1" office:value-type="string">
            <text:p>3.4674e-12</text:p>
          </table:table-cell>
          <table:table-cell table:style-name="ce1" office:value-type="string">
            <text:p>8.5731e-13</text:p>
          </table:table-cell>
          <table:table-cell table:style-name="ce1" office:value-type="string">
            <text:p>4.0595e-13</text:p>
          </table:table-cell>
        </table:table-row>
        <table:table-row table:style-name="ro2">
          <table:table-cell office:value-type="float" office:value="1910.702">
            <text:p>1910.702</text:p>
          </table:table-cell>
          <table:table-cell table:formula="of:=[.AC193]*1000000" office:value-type="float" office:value="361">
            <text:p>361</text:p>
          </table:table-cell>
          <table:table-cell table:formula="of:=[.AD193]*1000000" office:value-type="float" office:value="44.419">
            <text:p>44.419</text:p>
          </table:table-cell>
          <table:table-cell table:formula="of:=[.AE193]*1000000" office:value-type="float" office:value="10.714">
            <text:p>10.714</text:p>
          </table:table-cell>
          <table:table-cell table:formula="of:=[.AF193]*1000000" office:value-type="float" office:value="0.012646">
            <text:p>0.012646</text:p>
          </table:table-cell>
          <table:table-cell table:formula="of:=[.AG193]*1000000" office:value-type="float" office:value="1.1643">
            <text:p>1.1643</text:p>
          </table:table-cell>
          <table:table-cell table:formula="of:=[.AH193]*1000000" office:value-type="float" office:value="16.03">
            <text:p>16.03</text:p>
          </table:table-cell>
          <table:table-cell table:formula="of:=[.AI193]*1000000" office:value-type="float" office:value="0.00000000000014806">
            <text:p>1.4806E-013</text:p>
          </table:table-cell>
          <table:table-cell table:formula="of:=[.AJ193]*1000000" office:value-type="float" office:value="0.000028243">
            <text:p>0.000028243</text:p>
          </table:table-cell>
          <table:table-cell table:formula="of:=([.AK193]+[.AL193])*1000000" office:value-type="float" office:value="0.0000024297">
            <text:p>2.4297E-006</text:p>
          </table:table-cell>
          <table:table-cell table:formula="of:=[.AM193]*1000000" office:value-type="float" office:value="311.97">
            <text:p>311.97</text:p>
          </table:table-cell>
          <table:table-cell table:formula="of:=[.AN193]*1000000" office:value-type="float" office:value="41.055">
            <text:p>41.055</text:p>
          </table:table-cell>
          <table:table-cell table:formula="of:=[.AO193]*1000000" office:value-type="float" office:value="11.665">
            <text:p>11.665</text:p>
          </table:table-cell>
          <table:table-cell table:formula="of:=[.AP193]*1000000" office:value-type="float" office:value="0.012337">
            <text:p>0.012337</text:p>
          </table:table-cell>
          <table:table-cell table:formula="of:=[.AQ193]*1000000" office:value-type="float" office:value="4.1904">
            <text:p>4.1904</text:p>
          </table:table-cell>
          <table:table-cell table:formula="of:=[.AR193]*1000000" office:value-type="float" office:value="17.037">
            <text:p>17.037</text:p>
          </table:table-cell>
          <table:table-cell table:formula="of:=[.AS193]*1000000" office:value-type="float" office:value="0.00000000000021466">
            <text:p>2.1466E-013</text:p>
          </table:table-cell>
          <table:table-cell table:formula="of:=[.AT193]*1000000" office:value-type="float" office:value="0.000012079">
            <text:p>0.000012079</text:p>
          </table:table-cell>
          <table:table-cell table:formula="of:=([.AU193]+[.AV193])*1000000" office:value-type="float" office:value="0.00000162723">
            <text:p>1.62723E-006</text:p>
          </table:table-cell>
          <table:table-cell table:formula="of:=[.AW193]*1000000" office:value-type="float" office:value="484.21">
            <text:p>484.21</text:p>
          </table:table-cell>
          <table:table-cell table:formula="of:=[.AX193]*1000000" office:value-type="float" office:value="24.032">
            <text:p>24.032</text:p>
          </table:table-cell>
          <table:table-cell table:formula="of:=[.AY193]*1000000" office:value-type="float" office:value="13.207">
            <text:p>13.207</text:p>
          </table:table-cell>
          <table:table-cell table:formula="of:=[.AZ193]*1000000" office:value-type="float" office:value="0.011623">
            <text:p>0.011623</text:p>
          </table:table-cell>
          <table:table-cell table:formula="of:=[.BA193]*1000000" office:value-type="float" office:value="12.835">
            <text:p>12.835</text:p>
          </table:table-cell>
          <table:table-cell table:formula="of:=[.BB193]*1000000" office:value-type="float" office:value="18.115">
            <text:p>18.115</text:p>
          </table:table-cell>
          <table:table-cell table:formula="of:=[.BC193]*1000000" office:value-type="float" office:value="0.00000000000037013">
            <text:p>3.7013E-013</text:p>
          </table:table-cell>
          <table:table-cell table:formula="of:=[.BD193]*1000000" office:value-type="float" office:value="0.0000034086">
            <text:p>3.4086E-006</text:p>
          </table:table-cell>
          <table:table-cell table:formula="of:=([.BE193]+[.BF193])*1000000" office:value-type="float" office:value="0.00000123995">
            <text:p>0.00000124</text:p>
          </table:table-cell>
          <table:table-cell office:value-type="float" office:value="0.000361">
            <text:p>0.000361</text:p>
          </table:table-cell>
          <table:table-cell table:style-name="ce1" office:value-type="string">
            <text:p>4.4419e-05</text:p>
          </table:table-cell>
          <table:table-cell table:style-name="ce1" office:value-type="string">
            <text:p>1.0714e-05</text:p>
          </table:table-cell>
          <table:table-cell table:style-name="ce1" office:value-type="string">
            <text:p>1.2646e-08</text:p>
          </table:table-cell>
          <table:table-cell table:style-name="ce1" office:value-type="string">
            <text:p>1.1643e-06</text:p>
          </table:table-cell>
          <table:table-cell table:style-name="ce1" office:value-type="string">
            <text:p>1.603e-05</text:p>
          </table:table-cell>
          <table:table-cell table:style-name="ce1" office:value-type="string">
            <text:p>1.4806e-19</text:p>
          </table:table-cell>
          <table:table-cell table:style-name="ce1" office:value-type="string">
            <text:p>2.8243e-11</text:p>
          </table:table-cell>
          <table:table-cell table:style-name="ce1" office:value-type="string">
            <text:p>1.3901e-12</text:p>
          </table:table-cell>
          <table:table-cell table:style-name="ce1" office:value-type="string">
            <text:p>1.0396e-12</text:p>
          </table:table-cell>
          <table:table-cell office:value-type="float" office:value="0.00031197">
            <text:p>0.00031197</text:p>
          </table:table-cell>
          <table:table-cell table:style-name="ce1" office:value-type="string">
            <text:p>4.1055e-05</text:p>
          </table:table-cell>
          <table:table-cell table:style-name="ce1" office:value-type="string">
            <text:p>1.1665e-05</text:p>
          </table:table-cell>
          <table:table-cell table:style-name="ce1" office:value-type="string">
            <text:p>1.2337e-08</text:p>
          </table:table-cell>
          <table:table-cell table:style-name="ce1" office:value-type="string">
            <text:p>4.1904e-06</text:p>
          </table:table-cell>
          <table:table-cell table:style-name="ce1" office:value-type="string">
            <text:p>1.7037e-05</text:p>
          </table:table-cell>
          <table:table-cell table:style-name="ce1" office:value-type="string">
            <text:p>2.1466e-19</text:p>
          </table:table-cell>
          <table:table-cell table:style-name="ce1" office:value-type="string">
            <text:p>1.2079e-11</text:p>
          </table:table-cell>
          <table:table-cell table:style-name="ce1" office:value-type="string">
            <text:p>1.0048e-12</text:p>
          </table:table-cell>
          <table:table-cell table:style-name="ce1" office:value-type="string">
            <text:p>6.2243e-13</text:p>
          </table:table-cell>
          <table:table-cell office:value-type="float" office:value="0.00048421">
            <text:p>0.00048421</text:p>
          </table:table-cell>
          <table:table-cell table:style-name="ce1" office:value-type="string">
            <text:p>2.4032e-05</text:p>
          </table:table-cell>
          <table:table-cell table:style-name="ce1" office:value-type="string">
            <text:p>1.3207e-05</text:p>
          </table:table-cell>
          <table:table-cell table:style-name="ce1" office:value-type="string">
            <text:p>1.1623e-08</text:p>
          </table:table-cell>
          <table:table-cell table:style-name="ce1" office:value-type="string">
            <text:p>1.2835e-05</text:p>
          </table:table-cell>
          <table:table-cell table:style-name="ce1" office:value-type="string">
            <text:p>1.8115e-05</text:p>
          </table:table-cell>
          <table:table-cell table:style-name="ce1" office:value-type="string">
            <text:p>3.7013e-19</text:p>
          </table:table-cell>
          <table:table-cell table:style-name="ce1" office:value-type="string">
            <text:p>3.4086e-12</text:p>
          </table:table-cell>
          <table:table-cell table:style-name="ce1" office:value-type="string">
            <text:p>8.4046e-13</text:p>
          </table:table-cell>
          <table:table-cell table:style-name="ce1" office:value-type="string">
            <text:p>3.9949e-13</text:p>
          </table:table-cell>
        </table:table-row>
        <table:table-row table:style-name="ro2">
          <table:table-cell office:value-type="float" office:value="1920.702">
            <text:p>1920.702</text:p>
          </table:table-cell>
          <table:table-cell table:formula="of:=[.AC194]*1000000" office:value-type="float" office:value="358.39">
            <text:p>358.39</text:p>
          </table:table-cell>
          <table:table-cell table:formula="of:=[.AD194]*1000000" office:value-type="float" office:value="44.103">
            <text:p>44.103</text:p>
          </table:table-cell>
          <table:table-cell table:formula="of:=[.AE194]*1000000" office:value-type="float" office:value="10.643">
            <text:p>10.643</text:p>
          </table:table-cell>
          <table:table-cell table:formula="of:=[.AF194]*1000000" office:value-type="float" office:value="0.012671">
            <text:p>0.012671</text:p>
          </table:table-cell>
          <table:table-cell table:formula="of:=[.AG194]*1000000" office:value-type="float" office:value="1.1605">
            <text:p>1.1605</text:p>
          </table:table-cell>
          <table:table-cell table:formula="of:=[.AH194]*1000000" office:value-type="float" office:value="15.925">
            <text:p>15.925</text:p>
          </table:table-cell>
          <table:table-cell table:formula="of:=[.AI194]*1000000" office:value-type="float" office:value="0.000000000000144">
            <text:p>1.44E-013</text:p>
          </table:table-cell>
          <table:table-cell table:formula="of:=[.AJ194]*1000000" office:value-type="float" office:value="0.000028121">
            <text:p>0.000028121</text:p>
          </table:table-cell>
          <table:table-cell table:formula="of:=([.AK194]+[.AL194])*1000000" office:value-type="float" office:value="0.0000024015">
            <text:p>2.4015E-006</text:p>
          </table:table-cell>
          <table:table-cell table:formula="of:=[.AM194]*1000000" office:value-type="float" office:value="309.69">
            <text:p>309.69</text:p>
          </table:table-cell>
          <table:table-cell table:formula="of:=[.AN194]*1000000" office:value-type="float" office:value="40.616">
            <text:p>40.616</text:p>
          </table:table-cell>
          <table:table-cell table:formula="of:=[.AO194]*1000000" office:value-type="float" office:value="11.591">
            <text:p>11.591</text:p>
          </table:table-cell>
          <table:table-cell table:formula="of:=[.AP194]*1000000" office:value-type="float" office:value="0.012366">
            <text:p>0.012366</text:p>
          </table:table-cell>
          <table:table-cell table:formula="of:=[.AQ194]*1000000" office:value-type="float" office:value="4.1793">
            <text:p>4.1793</text:p>
          </table:table-cell>
          <table:table-cell table:formula="of:=[.AR194]*1000000" office:value-type="float" office:value="16.882">
            <text:p>16.882</text:p>
          </table:table-cell>
          <table:table-cell table:formula="of:=[.AS194]*1000000" office:value-type="float" office:value="0.00000000000020857">
            <text:p>2.0857E-013</text:p>
          </table:table-cell>
          <table:table-cell table:formula="of:=[.AT194]*1000000" office:value-type="float" office:value="0.000011978">
            <text:p>0.000011978</text:p>
          </table:table-cell>
          <table:table-cell table:formula="of:=([.AU194]+[.AV194])*1000000" office:value-type="float" office:value="0.00000160333">
            <text:p>1.60333E-006</text:p>
          </table:table-cell>
          <table:table-cell table:formula="of:=[.AW194]*1000000" office:value-type="float" office:value="482.55">
            <text:p>482.55</text:p>
          </table:table-cell>
          <table:table-cell table:formula="of:=[.AX194]*1000000" office:value-type="float" office:value="23.528">
            <text:p>23.528</text:p>
          </table:table-cell>
          <table:table-cell table:formula="of:=[.AY194]*1000000" office:value-type="float" office:value="13.129">
            <text:p>13.129</text:p>
          </table:table-cell>
          <table:table-cell table:formula="of:=[.AZ194]*1000000" office:value-type="float" office:value="0.01166">
            <text:p>0.01166</text:p>
          </table:table-cell>
          <table:table-cell table:formula="of:=[.BA194]*1000000" office:value-type="float" office:value="12.753">
            <text:p>12.753</text:p>
          </table:table-cell>
          <table:table-cell table:formula="of:=[.BB194]*1000000" office:value-type="float" office:value="17.89">
            <text:p>17.89</text:p>
          </table:table-cell>
          <table:table-cell table:formula="of:=[.BC194]*1000000" office:value-type="float" office:value="0.0000000000003593">
            <text:p>3.593E-013</text:p>
          </table:table-cell>
          <table:table-cell table:formula="of:=[.BD194]*1000000" office:value-type="float" office:value="0.0000033506">
            <text:p>3.3506E-006</text:p>
          </table:table-cell>
          <table:table-cell table:formula="of:=([.BE194]+[.BF194])*1000000" office:value-type="float" office:value="0.00000121712">
            <text:p>1.21712E-006</text:p>
          </table:table-cell>
          <table:table-cell office:value-type="float" office:value="0.00035839">
            <text:p>0.00035839</text:p>
          </table:table-cell>
          <table:table-cell table:style-name="ce1" office:value-type="string">
            <text:p>4.4103e-05</text:p>
          </table:table-cell>
          <table:table-cell table:style-name="ce1" office:value-type="string">
            <text:p>1.0643e-05</text:p>
          </table:table-cell>
          <table:table-cell table:style-name="ce1" office:value-type="string">
            <text:p>1.2671e-08</text:p>
          </table:table-cell>
          <table:table-cell table:style-name="ce1" office:value-type="string">
            <text:p>1.1605e-06</text:p>
          </table:table-cell>
          <table:table-cell table:style-name="ce1" office:value-type="string">
            <text:p>1.5925e-05</text:p>
          </table:table-cell>
          <table:table-cell table:style-name="ce1" office:value-type="string">
            <text:p>1.44e-19</text:p>
          </table:table-cell>
          <table:table-cell table:style-name="ce1" office:value-type="string">
            <text:p>2.8121e-11</text:p>
          </table:table-cell>
          <table:table-cell table:style-name="ce1" office:value-type="string">
            <text:p>1.3731e-12</text:p>
          </table:table-cell>
          <table:table-cell table:style-name="ce1" office:value-type="string">
            <text:p>1.0284e-12</text:p>
          </table:table-cell>
          <table:table-cell office:value-type="float" office:value="0.00030969">
            <text:p>0.00030969</text:p>
          </table:table-cell>
          <table:table-cell table:style-name="ce1" office:value-type="string">
            <text:p>4.0616e-05</text:p>
          </table:table-cell>
          <table:table-cell table:style-name="ce1" office:value-type="string">
            <text:p>1.1591e-05</text:p>
          </table:table-cell>
          <table:table-cell table:style-name="ce1" office:value-type="string">
            <text:p>1.2366e-08</text:p>
          </table:table-cell>
          <table:table-cell table:style-name="ce1" office:value-type="string">
            <text:p>4.1793e-06</text:p>
          </table:table-cell>
          <table:table-cell table:style-name="ce1" office:value-type="string">
            <text:p>1.6882e-05</text:p>
          </table:table-cell>
          <table:table-cell table:style-name="ce1" office:value-type="string">
            <text:p>2.0857e-19</text:p>
          </table:table-cell>
          <table:table-cell table:style-name="ce1" office:value-type="string">
            <text:p>1.1978e-11</text:p>
          </table:table-cell>
          <table:table-cell table:style-name="ce1" office:value-type="string">
            <text:p>9.8912e-13</text:p>
          </table:table-cell>
          <table:table-cell table:style-name="ce1" office:value-type="string">
            <text:p>6.1421e-13</text:p>
          </table:table-cell>
          <table:table-cell office:value-type="float" office:value="0.00048255">
            <text:p>0.00048255</text:p>
          </table:table-cell>
          <table:table-cell table:style-name="ce1" office:value-type="string">
            <text:p>2.3528e-05</text:p>
          </table:table-cell>
          <table:table-cell table:style-name="ce1" office:value-type="string">
            <text:p>1.3129e-05</text:p>
          </table:table-cell>
          <table:table-cell table:style-name="ce1" office:value-type="string">
            <text:p>1.166e-08</text:p>
          </table:table-cell>
          <table:table-cell table:style-name="ce1" office:value-type="string">
            <text:p>1.2753e-05</text:p>
          </table:table-cell>
          <table:table-cell table:style-name="ce1" office:value-type="string">
            <text:p>1.789e-05</text:p>
          </table:table-cell>
          <table:table-cell table:style-name="ce1" office:value-type="string">
            <text:p>3.593e-19</text:p>
          </table:table-cell>
          <table:table-cell table:style-name="ce1" office:value-type="string">
            <text:p>3.3506e-12</text:p>
          </table:table-cell>
          <table:table-cell table:style-name="ce1" office:value-type="string">
            <text:p>8.2397e-13</text:p>
          </table:table-cell>
          <table:table-cell table:style-name="ce1" office:value-type="string">
            <text:p>3.9315e-13</text:p>
          </table:table-cell>
        </table:table-row>
        <table:table-row table:style-name="ro2">
          <table:table-cell office:value-type="float" office:value="1930.702">
            <text:p>1930.702</text:p>
          </table:table-cell>
          <table:table-cell table:formula="of:=[.AC195]*1000000" office:value-type="float" office:value="355.81">
            <text:p>355.81</text:p>
          </table:table-cell>
          <table:table-cell table:formula="of:=[.AD195]*1000000" office:value-type="float" office:value="43.789">
            <text:p>43.789</text:p>
          </table:table-cell>
          <table:table-cell table:formula="of:=[.AE195]*1000000" office:value-type="float" office:value="10.573">
            <text:p>10.573</text:p>
          </table:table-cell>
          <table:table-cell table:formula="of:=[.AF195]*1000000" office:value-type="float" office:value="0.012696">
            <text:p>0.012696</text:p>
          </table:table-cell>
          <table:table-cell table:formula="of:=[.AG195]*1000000" office:value-type="float" office:value="1.1568">
            <text:p>1.1568</text:p>
          </table:table-cell>
          <table:table-cell table:formula="of:=[.AH195]*1000000" office:value-type="float" office:value="15.821">
            <text:p>15.821</text:p>
          </table:table-cell>
          <table:table-cell table:formula="of:=[.AI195]*1000000" office:value-type="float" office:value="0.00000000000014006">
            <text:p>1.4006E-013</text:p>
          </table:table-cell>
          <table:table-cell table:formula="of:=[.AJ195]*1000000" office:value-type="float" office:value="0.000027999">
            <text:p>0.000027999</text:p>
          </table:table-cell>
          <table:table-cell table:formula="of:=([.AK195]+[.AL195])*1000000" office:value-type="float" office:value="0.0000023735">
            <text:p>2.3735E-006</text:p>
          </table:table-cell>
          <table:table-cell table:formula="of:=[.AM195]*1000000" office:value-type="float" office:value="307.43">
            <text:p>307.43</text:p>
          </table:table-cell>
          <table:table-cell table:formula="of:=[.AN195]*1000000" office:value-type="float" office:value="40.18">
            <text:p>40.18</text:p>
          </table:table-cell>
          <table:table-cell table:formula="of:=[.AO195]*1000000" office:value-type="float" office:value="11.517">
            <text:p>11.517</text:p>
          </table:table-cell>
          <table:table-cell table:formula="of:=[.AP195]*1000000" office:value-type="float" office:value="0.012395">
            <text:p>0.012395</text:p>
          </table:table-cell>
          <table:table-cell table:formula="of:=[.AQ195]*1000000" office:value-type="float" office:value="4.1682">
            <text:p>4.1682</text:p>
          </table:table-cell>
          <table:table-cell table:formula="of:=[.AR195]*1000000" office:value-type="float" office:value="16.729">
            <text:p>16.729</text:p>
          </table:table-cell>
          <table:table-cell table:formula="of:=[.AS195]*1000000" office:value-type="float" office:value="0.00000000000020267">
            <text:p>2.0267E-013</text:p>
          </table:table-cell>
          <table:table-cell table:formula="of:=[.AT195]*1000000" office:value-type="float" office:value="0.000011878">
            <text:p>0.000011878</text:p>
          </table:table-cell>
          <table:table-cell table:formula="of:=([.AU195]+[.AV195])*1000000" office:value-type="float" office:value="0.0000015798">
            <text:p>1.5798E-006</text:p>
          </table:table-cell>
          <table:table-cell table:formula="of:=[.AW195]*1000000" office:value-type="float" office:value="480.92">
            <text:p>480.92</text:p>
          </table:table-cell>
          <table:table-cell table:formula="of:=[.AX195]*1000000" office:value-type="float" office:value="23.032">
            <text:p>23.032</text:p>
          </table:table-cell>
          <table:table-cell table:formula="of:=[.AY195]*1000000" office:value-type="float" office:value="13.052">
            <text:p>13.052</text:p>
          </table:table-cell>
          <table:table-cell table:formula="of:=[.AZ195]*1000000" office:value-type="float" office:value="0.011696">
            <text:p>0.011696</text:p>
          </table:table-cell>
          <table:table-cell table:formula="of:=[.BA195]*1000000" office:value-type="float" office:value="12.67">
            <text:p>12.67</text:p>
          </table:table-cell>
          <table:table-cell table:formula="of:=[.BB195]*1000000" office:value-type="float" office:value="17.667">
            <text:p>17.667</text:p>
          </table:table-cell>
          <table:table-cell table:formula="of:=[.BC195]*1000000" office:value-type="float" office:value="0.00000000000034881">
            <text:p>3.4881E-013</text:p>
          </table:table-cell>
          <table:table-cell table:formula="of:=[.BD195]*1000000" office:value-type="float" office:value="0.0000032931">
            <text:p>3.2931E-006</text:p>
          </table:table-cell>
          <table:table-cell table:formula="of:=([.BE195]+[.BF195])*1000000" office:value-type="float" office:value="0.00000119475">
            <text:p>1.19475E-006</text:p>
          </table:table-cell>
          <table:table-cell office:value-type="float" office:value="0.00035581">
            <text:p>0.00035581</text:p>
          </table:table-cell>
          <table:table-cell table:style-name="ce1" office:value-type="string">
            <text:p>4.3789e-05</text:p>
          </table:table-cell>
          <table:table-cell table:style-name="ce1" office:value-type="string">
            <text:p>1.0573e-05</text:p>
          </table:table-cell>
          <table:table-cell table:style-name="ce1" office:value-type="string">
            <text:p>1.2696e-08</text:p>
          </table:table-cell>
          <table:table-cell table:style-name="ce1" office:value-type="string">
            <text:p>1.1568e-06</text:p>
          </table:table-cell>
          <table:table-cell table:style-name="ce1" office:value-type="string">
            <text:p>1.5821e-05</text:p>
          </table:table-cell>
          <table:table-cell table:style-name="ce1" office:value-type="string">
            <text:p>1.4006e-19</text:p>
          </table:table-cell>
          <table:table-cell table:style-name="ce1" office:value-type="string">
            <text:p>2.7999e-11</text:p>
          </table:table-cell>
          <table:table-cell table:style-name="ce1" office:value-type="string">
            <text:p>1.3562e-12</text:p>
          </table:table-cell>
          <table:table-cell table:style-name="ce1" office:value-type="string">
            <text:p>1.0173e-12</text:p>
          </table:table-cell>
          <table:table-cell office:value-type="float" office:value="0.00030743">
            <text:p>0.00030743</text:p>
          </table:table-cell>
          <table:table-cell table:style-name="ce1" office:value-type="string">
            <text:p>4.018e-05</text:p>
          </table:table-cell>
          <table:table-cell table:style-name="ce1" office:value-type="string">
            <text:p>1.1517e-05</text:p>
          </table:table-cell>
          <table:table-cell table:style-name="ce1" office:value-type="string">
            <text:p>1.2395e-08</text:p>
          </table:table-cell>
          <table:table-cell table:style-name="ce1" office:value-type="string">
            <text:p>4.1682e-06</text:p>
          </table:table-cell>
          <table:table-cell table:style-name="ce1" office:value-type="string">
            <text:p>1.6729e-05</text:p>
          </table:table-cell>
          <table:table-cell table:style-name="ce1" office:value-type="string">
            <text:p>2.0267e-19</text:p>
          </table:table-cell>
          <table:table-cell table:style-name="ce1" office:value-type="string">
            <text:p>1.1878e-11</text:p>
          </table:table-cell>
          <table:table-cell table:style-name="ce1" office:value-type="string">
            <text:p>9.7369e-13</text:p>
          </table:table-cell>
          <table:table-cell table:style-name="ce1" office:value-type="string">
            <text:p>6.0611e-13</text:p>
          </table:table-cell>
          <table:table-cell office:value-type="float" office:value="0.00048092">
            <text:p>0.00048092</text:p>
          </table:table-cell>
          <table:table-cell table:style-name="ce1" office:value-type="string">
            <text:p>2.3032e-05</text:p>
          </table:table-cell>
          <table:table-cell table:style-name="ce1" office:value-type="string">
            <text:p>1.3052e-05</text:p>
          </table:table-cell>
          <table:table-cell table:style-name="ce1" office:value-type="string">
            <text:p>1.1696e-08</text:p>
          </table:table-cell>
          <table:table-cell table:style-name="ce1" office:value-type="string">
            <text:p>1.267e-05</text:p>
          </table:table-cell>
          <table:table-cell table:style-name="ce1" office:value-type="string">
            <text:p>1.7667e-05</text:p>
          </table:table-cell>
          <table:table-cell table:style-name="ce1" office:value-type="string">
            <text:p>3.4881e-19</text:p>
          </table:table-cell>
          <table:table-cell table:style-name="ce1" office:value-type="string">
            <text:p>3.2931e-12</text:p>
          </table:table-cell>
          <table:table-cell table:style-name="ce1" office:value-type="string">
            <text:p>8.0784e-13</text:p>
          </table:table-cell>
          <table:table-cell table:style-name="ce1" office:value-type="string">
            <text:p>3.8691e-13</text:p>
          </table:table-cell>
        </table:table-row>
        <table:table-row table:style-name="ro2">
          <table:table-cell office:value-type="float" office:value="1940.702">
            <text:p>1940.702</text:p>
          </table:table-cell>
          <table:table-cell table:formula="of:=[.AC196]*1000000" office:value-type="float" office:value="353.25">
            <text:p>353.25</text:p>
          </table:table-cell>
          <table:table-cell table:formula="of:=[.AD196]*1000000" office:value-type="float" office:value="43.477">
            <text:p>43.477</text:p>
          </table:table-cell>
          <table:table-cell table:formula="of:=[.AE196]*1000000" office:value-type="float" office:value="10.503">
            <text:p>10.503</text:p>
          </table:table-cell>
          <table:table-cell table:formula="of:=[.AF196]*1000000" office:value-type="float" office:value="0.012721">
            <text:p>0.012721</text:p>
          </table:table-cell>
          <table:table-cell table:formula="of:=[.AG196]*1000000" office:value-type="float" office:value="1.1531">
            <text:p>1.1531</text:p>
          </table:table-cell>
          <table:table-cell table:formula="of:=[.AH196]*1000000" office:value-type="float" office:value="15.717">
            <text:p>15.717</text:p>
          </table:table-cell>
          <table:table-cell table:formula="of:=[.AI196]*1000000" office:value-type="float" office:value="0.00000000000013624">
            <text:p>1.3624E-013</text:p>
          </table:table-cell>
          <table:table-cell table:formula="of:=[.AJ196]*1000000" office:value-type="float" office:value="0.000027878">
            <text:p>0.000027878</text:p>
          </table:table-cell>
          <table:table-cell table:formula="of:=([.AK196]+[.AL196])*1000000" office:value-type="float" office:value="0.0000023459">
            <text:p>2.3459E-006</text:p>
          </table:table-cell>
          <table:table-cell table:formula="of:=[.AM196]*1000000" office:value-type="float" office:value="305.2">
            <text:p>305.2</text:p>
          </table:table-cell>
          <table:table-cell table:formula="of:=[.AN196]*1000000" office:value-type="float" office:value="39.749">
            <text:p>39.749</text:p>
          </table:table-cell>
          <table:table-cell table:formula="of:=[.AO196]*1000000" office:value-type="float" office:value="11.443">
            <text:p>11.443</text:p>
          </table:table-cell>
          <table:table-cell table:formula="of:=[.AP196]*1000000" office:value-type="float" office:value="0.012424">
            <text:p>0.012424</text:p>
          </table:table-cell>
          <table:table-cell table:formula="of:=[.AQ196]*1000000" office:value-type="float" office:value="4.1572">
            <text:p>4.1572</text:p>
          </table:table-cell>
          <table:table-cell table:formula="of:=[.AR196]*1000000" office:value-type="float" office:value="16.578">
            <text:p>16.578</text:p>
          </table:table-cell>
          <table:table-cell table:formula="of:=[.AS196]*1000000" office:value-type="float" office:value="0.00000000000019694">
            <text:p>1.9694E-013</text:p>
          </table:table-cell>
          <table:table-cell table:formula="of:=[.AT196]*1000000" office:value-type="float" office:value="0.000011778">
            <text:p>0.000011778</text:p>
          </table:table-cell>
          <table:table-cell table:formula="of:=([.AU196]+[.AV196])*1000000" office:value-type="float" office:value="0.00000155666">
            <text:p>1.55666E-006</text:p>
          </table:table-cell>
          <table:table-cell table:formula="of:=[.AW196]*1000000" office:value-type="float" office:value="479.32">
            <text:p>479.32</text:p>
          </table:table-cell>
          <table:table-cell table:formula="of:=[.AX196]*1000000" office:value-type="float" office:value="22.543">
            <text:p>22.543</text:p>
          </table:table-cell>
          <table:table-cell table:formula="of:=[.AY196]*1000000" office:value-type="float" office:value="12.974">
            <text:p>12.974</text:p>
          </table:table-cell>
          <table:table-cell table:formula="of:=[.AZ196]*1000000" office:value-type="float" office:value="0.011731">
            <text:p>0.011731</text:p>
          </table:table-cell>
          <table:table-cell table:formula="of:=[.BA196]*1000000" office:value-type="float" office:value="12.587">
            <text:p>12.587</text:p>
          </table:table-cell>
          <table:table-cell table:formula="of:=[.BB196]*1000000" office:value-type="float" office:value="17.447">
            <text:p>17.447</text:p>
          </table:table-cell>
          <table:table-cell table:formula="of:=[.BC196]*1000000" office:value-type="float" office:value="0.00000000000033863">
            <text:p>3.3863E-013</text:p>
          </table:table-cell>
          <table:table-cell table:formula="of:=[.BD196]*1000000" office:value-type="float" office:value="0.0000032364">
            <text:p>3.2364E-006</text:p>
          </table:table-cell>
          <table:table-cell table:formula="of:=([.BE196]+[.BF196])*1000000" office:value-type="float" office:value="0.00000117283">
            <text:p>1.17283E-006</text:p>
          </table:table-cell>
          <table:table-cell office:value-type="float" office:value="0.00035325">
            <text:p>0.00035325</text:p>
          </table:table-cell>
          <table:table-cell table:style-name="ce1" office:value-type="string">
            <text:p>4.3477e-05</text:p>
          </table:table-cell>
          <table:table-cell table:style-name="ce1" office:value-type="string">
            <text:p>1.0503e-05</text:p>
          </table:table-cell>
          <table:table-cell table:style-name="ce1" office:value-type="string">
            <text:p>1.2721e-08</text:p>
          </table:table-cell>
          <table:table-cell table:style-name="ce1" office:value-type="string">
            <text:p>1.1531e-06</text:p>
          </table:table-cell>
          <table:table-cell table:style-name="ce1" office:value-type="string">
            <text:p>1.5717e-05</text:p>
          </table:table-cell>
          <table:table-cell table:style-name="ce1" office:value-type="string">
            <text:p>1.3624e-19</text:p>
          </table:table-cell>
          <table:table-cell table:style-name="ce1" office:value-type="string">
            <text:p>2.7878e-11</text:p>
          </table:table-cell>
          <table:table-cell table:style-name="ce1" office:value-type="string">
            <text:p>1.3396e-12</text:p>
          </table:table-cell>
          <table:table-cell table:style-name="ce1" office:value-type="string">
            <text:p>1.0063e-12</text:p>
          </table:table-cell>
          <table:table-cell office:value-type="float" office:value="0.0003052">
            <text:p>0.0003052</text:p>
          </table:table-cell>
          <table:table-cell table:style-name="ce1" office:value-type="string">
            <text:p>3.9749e-05</text:p>
          </table:table-cell>
          <table:table-cell table:style-name="ce1" office:value-type="string">
            <text:p>1.1443e-05</text:p>
          </table:table-cell>
          <table:table-cell table:style-name="ce1" office:value-type="string">
            <text:p>1.2424e-08</text:p>
          </table:table-cell>
          <table:table-cell table:style-name="ce1" office:value-type="string">
            <text:p>4.1572e-06</text:p>
          </table:table-cell>
          <table:table-cell table:style-name="ce1" office:value-type="string">
            <text:p>1.6578e-05</text:p>
          </table:table-cell>
          <table:table-cell table:style-name="ce1" office:value-type="string">
            <text:p>1.9694e-19</text:p>
          </table:table-cell>
          <table:table-cell table:style-name="ce1" office:value-type="string">
            <text:p>1.1778e-11</text:p>
          </table:table-cell>
          <table:table-cell table:style-name="ce1" office:value-type="string">
            <text:p>9.5854e-13</text:p>
          </table:table-cell>
          <table:table-cell table:style-name="ce1" office:value-type="string">
            <text:p>5.9812e-13</text:p>
          </table:table-cell>
          <table:table-cell office:value-type="float" office:value="0.00047932">
            <text:p>0.00047932</text:p>
          </table:table-cell>
          <table:table-cell table:style-name="ce1" office:value-type="string">
            <text:p>2.2543e-05</text:p>
          </table:table-cell>
          <table:table-cell table:style-name="ce1" office:value-type="string">
            <text:p>1.2974e-05</text:p>
          </table:table-cell>
          <table:table-cell table:style-name="ce1" office:value-type="string">
            <text:p>1.1731e-08</text:p>
          </table:table-cell>
          <table:table-cell table:style-name="ce1" office:value-type="string">
            <text:p>1.2587e-05</text:p>
          </table:table-cell>
          <table:table-cell table:style-name="ce1" office:value-type="string">
            <text:p>1.7447e-05</text:p>
          </table:table-cell>
          <table:table-cell table:style-name="ce1" office:value-type="string">
            <text:p>3.3863e-19</text:p>
          </table:table-cell>
          <table:table-cell table:style-name="ce1" office:value-type="string">
            <text:p>3.2364e-12</text:p>
          </table:table-cell>
          <table:table-cell table:style-name="ce1" office:value-type="string">
            <text:p>7.9206e-13</text:p>
          </table:table-cell>
          <table:table-cell table:style-name="ce1" office:value-type="string">
            <text:p>3.8077e-13</text:p>
          </table:table-cell>
        </table:table-row>
        <table:table-row table:style-name="ro2">
          <table:table-cell office:value-type="float" office:value="1950.702">
            <text:p>1950.702</text:p>
          </table:table-cell>
          <table:table-cell table:formula="of:=[.AC197]*1000000" office:value-type="float" office:value="350.7">
            <text:p>350.7</text:p>
          </table:table-cell>
          <table:table-cell table:formula="of:=[.AD197]*1000000" office:value-type="float" office:value="43.168">
            <text:p>43.168</text:p>
          </table:table-cell>
          <table:table-cell table:formula="of:=[.AE197]*1000000" office:value-type="float" office:value="10.434">
            <text:p>10.434</text:p>
          </table:table-cell>
          <table:table-cell table:formula="of:=[.AF197]*1000000" office:value-type="float" office:value="0.012745">
            <text:p>0.012745</text:p>
          </table:table-cell>
          <table:table-cell table:formula="of:=[.AG197]*1000000" office:value-type="float" office:value="1.1494">
            <text:p>1.1494</text:p>
          </table:table-cell>
          <table:table-cell table:formula="of:=[.AH197]*1000000" office:value-type="float" office:value="15.615">
            <text:p>15.615</text:p>
          </table:table-cell>
          <table:table-cell table:formula="of:=[.AI197]*1000000" office:value-type="float" office:value="0.00000000000013253">
            <text:p>1.3253E-013</text:p>
          </table:table-cell>
          <table:table-cell table:formula="of:=[.AJ197]*1000000" office:value-type="float" office:value="0.000027757">
            <text:p>0.000027757</text:p>
          </table:table-cell>
          <table:table-cell table:formula="of:=([.AK197]+[.AL197])*1000000" office:value-type="float" office:value="0.0000023188">
            <text:p>2.3188E-006</text:p>
          </table:table-cell>
          <table:table-cell table:formula="of:=[.AM197]*1000000" office:value-type="float" office:value="302.99">
            <text:p>302.99</text:p>
          </table:table-cell>
          <table:table-cell table:formula="of:=[.AN197]*1000000" office:value-type="float" office:value="39.323">
            <text:p>39.323</text:p>
          </table:table-cell>
          <table:table-cell table:formula="of:=[.AO197]*1000000" office:value-type="float" office:value="11.37">
            <text:p>11.37</text:p>
          </table:table-cell>
          <table:table-cell table:formula="of:=[.AP197]*1000000" office:value-type="float" office:value="0.012452">
            <text:p>0.012452</text:p>
          </table:table-cell>
          <table:table-cell table:formula="of:=[.AQ197]*1000000" office:value-type="float" office:value="4.1463">
            <text:p>4.1463</text:p>
          </table:table-cell>
          <table:table-cell table:formula="of:=[.AR197]*1000000" office:value-type="float" office:value="16.428">
            <text:p>16.428</text:p>
          </table:table-cell>
          <table:table-cell table:formula="of:=[.AS197]*1000000" office:value-type="float" office:value="0.00000000000019139">
            <text:p>1.9139E-013</text:p>
          </table:table-cell>
          <table:table-cell table:formula="of:=[.AT197]*1000000" office:value-type="float" office:value="0.000011679">
            <text:p>0.000011679</text:p>
          </table:table-cell>
          <table:table-cell table:formula="of:=([.AU197]+[.AV197])*1000000" office:value-type="float" office:value="0.0000015339">
            <text:p>1.5339E-006</text:p>
          </table:table-cell>
          <table:table-cell table:formula="of:=[.AW197]*1000000" office:value-type="float" office:value="477.75">
            <text:p>477.75</text:p>
          </table:table-cell>
          <table:table-cell table:formula="of:=[.AX197]*1000000" office:value-type="float" office:value="22.061">
            <text:p>22.061</text:p>
          </table:table-cell>
          <table:table-cell table:formula="of:=[.AY197]*1000000" office:value-type="float" office:value="12.896">
            <text:p>12.896</text:p>
          </table:table-cell>
          <table:table-cell table:formula="of:=[.AZ197]*1000000" office:value-type="float" office:value="0.011766">
            <text:p>0.011766</text:p>
          </table:table-cell>
          <table:table-cell table:formula="of:=[.BA197]*1000000" office:value-type="float" office:value="12.504">
            <text:p>12.504</text:p>
          </table:table-cell>
          <table:table-cell table:formula="of:=[.BB197]*1000000" office:value-type="float" office:value="17.229">
            <text:p>17.229</text:p>
          </table:table-cell>
          <table:table-cell table:formula="of:=[.BC197]*1000000" office:value-type="float" office:value="0.00000000000032876">
            <text:p>3.2876E-013</text:p>
          </table:table-cell>
          <table:table-cell table:formula="of:=[.BD197]*1000000" office:value-type="float" office:value="0.0000031802">
            <text:p>3.1802E-006</text:p>
          </table:table-cell>
          <table:table-cell table:formula="of:=([.BE197]+[.BF197])*1000000" office:value-type="float" office:value="0.00000115137">
            <text:p>1.15137E-006</text:p>
          </table:table-cell>
          <table:table-cell office:value-type="float" office:value="0.0003507">
            <text:p>0.0003507</text:p>
          </table:table-cell>
          <table:table-cell table:style-name="ce1" office:value-type="string">
            <text:p>4.3168e-05</text:p>
          </table:table-cell>
          <table:table-cell table:style-name="ce1" office:value-type="string">
            <text:p>1.0434e-05</text:p>
          </table:table-cell>
          <table:table-cell table:style-name="ce1" office:value-type="string">
            <text:p>1.2745e-08</text:p>
          </table:table-cell>
          <table:table-cell table:style-name="ce1" office:value-type="string">
            <text:p>1.1494e-06</text:p>
          </table:table-cell>
          <table:table-cell table:style-name="ce1" office:value-type="string">
            <text:p>1.5615e-05</text:p>
          </table:table-cell>
          <table:table-cell table:style-name="ce1" office:value-type="string">
            <text:p>1.3253e-19</text:p>
          </table:table-cell>
          <table:table-cell table:style-name="ce1" office:value-type="string">
            <text:p>2.7757e-11</text:p>
          </table:table-cell>
          <table:table-cell table:style-name="ce1" office:value-type="string">
            <text:p>1.3233e-12</text:p>
          </table:table-cell>
          <table:table-cell table:style-name="ce1" office:value-type="string">
            <text:p>9.955e-13</text:p>
          </table:table-cell>
          <table:table-cell office:value-type="float" office:value="0.00030299">
            <text:p>0.00030299</text:p>
          </table:table-cell>
          <table:table-cell table:style-name="ce1" office:value-type="string">
            <text:p>3.9323e-05</text:p>
          </table:table-cell>
          <table:table-cell table:style-name="ce1" office:value-type="string">
            <text:p>1.137e-05</text:p>
          </table:table-cell>
          <table:table-cell table:style-name="ce1" office:value-type="string">
            <text:p>1.2452e-08</text:p>
          </table:table-cell>
          <table:table-cell table:style-name="ce1" office:value-type="string">
            <text:p>4.1463e-06</text:p>
          </table:table-cell>
          <table:table-cell table:style-name="ce1" office:value-type="string">
            <text:p>1.6428e-05</text:p>
          </table:table-cell>
          <table:table-cell table:style-name="ce1" office:value-type="string">
            <text:p>1.9139e-19</text:p>
          </table:table-cell>
          <table:table-cell table:style-name="ce1" office:value-type="string">
            <text:p>1.1679e-11</text:p>
          </table:table-cell>
          <table:table-cell table:style-name="ce1" office:value-type="string">
            <text:p>9.4366e-13</text:p>
          </table:table-cell>
          <table:table-cell table:style-name="ce1" office:value-type="string">
            <text:p>5.9024e-13</text:p>
          </table:table-cell>
          <table:table-cell office:value-type="float" office:value="0.00047775">
            <text:p>0.00047775</text:p>
          </table:table-cell>
          <table:table-cell table:style-name="ce1" office:value-type="string">
            <text:p>2.2061e-05</text:p>
          </table:table-cell>
          <table:table-cell table:style-name="ce1" office:value-type="string">
            <text:p>1.2896e-05</text:p>
          </table:table-cell>
          <table:table-cell table:style-name="ce1" office:value-type="string">
            <text:p>1.1766e-08</text:p>
          </table:table-cell>
          <table:table-cell table:style-name="ce1" office:value-type="string">
            <text:p>1.2504e-05</text:p>
          </table:table-cell>
          <table:table-cell table:style-name="ce1" office:value-type="string">
            <text:p>1.7229e-05</text:p>
          </table:table-cell>
          <table:table-cell table:style-name="ce1" office:value-type="string">
            <text:p>3.2876e-19</text:p>
          </table:table-cell>
          <table:table-cell table:style-name="ce1" office:value-type="string">
            <text:p>3.1802e-12</text:p>
          </table:table-cell>
          <table:table-cell table:style-name="ce1" office:value-type="string">
            <text:p>7.7663e-13</text:p>
          </table:table-cell>
          <table:table-cell table:style-name="ce1" office:value-type="string">
            <text:p>3.7474e-13</text:p>
          </table:table-cell>
        </table:table-row>
        <table:table-row table:style-name="ro2">
          <table:table-cell office:value-type="float" office:value="1960.702">
            <text:p>1960.702</text:p>
          </table:table-cell>
          <table:table-cell table:formula="of:=[.AC198]*1000000" office:value-type="float" office:value="348.18">
            <text:p>348.18</text:p>
          </table:table-cell>
          <table:table-cell table:formula="of:=[.AD198]*1000000" office:value-type="float" office:value="42.861">
            <text:p>42.861</text:p>
          </table:table-cell>
          <table:table-cell table:formula="of:=[.AE198]*1000000" office:value-type="float" office:value="10.364">
            <text:p>10.364</text:p>
          </table:table-cell>
          <table:table-cell table:formula="of:=[.AF198]*1000000" office:value-type="float" office:value="0.012769">
            <text:p>0.012769</text:p>
          </table:table-cell>
          <table:table-cell table:formula="of:=[.AG198]*1000000" office:value-type="float" office:value="1.1457">
            <text:p>1.1457</text:p>
          </table:table-cell>
          <table:table-cell table:formula="of:=[.AH198]*1000000" office:value-type="float" office:value="15.512">
            <text:p>15.512</text:p>
          </table:table-cell>
          <table:table-cell table:formula="of:=[.AI198]*1000000" office:value-type="float" office:value="0.00000000000012894">
            <text:p>1.2894E-013</text:p>
          </table:table-cell>
          <table:table-cell table:formula="of:=[.AJ198]*1000000" office:value-type="float" office:value="0.000027637">
            <text:p>0.000027637</text:p>
          </table:table-cell>
          <table:table-cell table:formula="of:=([.AK198]+[.AL198])*1000000" office:value-type="float" office:value="0.00000229188">
            <text:p>2.29188E-006</text:p>
          </table:table-cell>
          <table:table-cell table:formula="of:=[.AM198]*1000000" office:value-type="float" office:value="300.81">
            <text:p>300.81</text:p>
          </table:table-cell>
          <table:table-cell table:formula="of:=[.AN198]*1000000" office:value-type="float" office:value="38.9">
            <text:p>38.9</text:p>
          </table:table-cell>
          <table:table-cell table:formula="of:=[.AO198]*1000000" office:value-type="float" office:value="11.297">
            <text:p>11.297</text:p>
          </table:table-cell>
          <table:table-cell table:formula="of:=[.AP198]*1000000" office:value-type="float" office:value="0.01248">
            <text:p>0.01248</text:p>
          </table:table-cell>
          <table:table-cell table:formula="of:=[.AQ198]*1000000" office:value-type="float" office:value="4.1355">
            <text:p>4.1355</text:p>
          </table:table-cell>
          <table:table-cell table:formula="of:=[.AR198]*1000000" office:value-type="float" office:value="16.279">
            <text:p>16.279</text:p>
          </table:table-cell>
          <table:table-cell table:formula="of:=[.AS198]*1000000" office:value-type="float" office:value="0.00000000000018601">
            <text:p>1.8601E-013</text:p>
          </table:table-cell>
          <table:table-cell table:formula="of:=[.AT198]*1000000" office:value-type="float" office:value="0.00001158">
            <text:p>0.00001158</text:p>
          </table:table-cell>
          <table:table-cell table:formula="of:=([.AU198]+[.AV198])*1000000" office:value-type="float" office:value="0.00000151151">
            <text:p>1.51151E-006</text:p>
          </table:table-cell>
          <table:table-cell table:formula="of:=[.AW198]*1000000" office:value-type="float" office:value="476.21">
            <text:p>476.21</text:p>
          </table:table-cell>
          <table:table-cell table:formula="of:=[.AX198]*1000000" office:value-type="float" office:value="21.586">
            <text:p>21.586</text:p>
          </table:table-cell>
          <table:table-cell table:formula="of:=[.AY198]*1000000" office:value-type="float" office:value="12.819">
            <text:p>12.819</text:p>
          </table:table-cell>
          <table:table-cell table:formula="of:=[.AZ198]*1000000" office:value-type="float" office:value="0.011801">
            <text:p>0.011801</text:p>
          </table:table-cell>
          <table:table-cell table:formula="of:=[.BA198]*1000000" office:value-type="float" office:value="12.42">
            <text:p>12.42</text:p>
          </table:table-cell>
          <table:table-cell table:formula="of:=[.BB198]*1000000" office:value-type="float" office:value="17.014">
            <text:p>17.014</text:p>
          </table:table-cell>
          <table:table-cell table:formula="of:=[.BC198]*1000000" office:value-type="float" office:value="0.00000000000031919">
            <text:p>3.1919E-013</text:p>
          </table:table-cell>
          <table:table-cell table:formula="of:=[.BD198]*1000000" office:value-type="float" office:value="0.0000031248">
            <text:p>3.1248E-006</text:p>
          </table:table-cell>
          <table:table-cell table:formula="of:=([.BE198]+[.BF198])*1000000" office:value-type="float" office:value="0.00000113033">
            <text:p>1.13033E-006</text:p>
          </table:table-cell>
          <table:table-cell office:value-type="float" office:value="0.00034818">
            <text:p>0.00034818</text:p>
          </table:table-cell>
          <table:table-cell table:style-name="ce1" office:value-type="string">
            <text:p>4.2861e-05</text:p>
          </table:table-cell>
          <table:table-cell table:style-name="ce1" office:value-type="string">
            <text:p>1.0364e-05</text:p>
          </table:table-cell>
          <table:table-cell table:style-name="ce1" office:value-type="string">
            <text:p>1.2769e-08</text:p>
          </table:table-cell>
          <table:table-cell table:style-name="ce1" office:value-type="string">
            <text:p>1.1457e-06</text:p>
          </table:table-cell>
          <table:table-cell table:style-name="ce1" office:value-type="string">
            <text:p>1.5512e-05</text:p>
          </table:table-cell>
          <table:table-cell table:style-name="ce1" office:value-type="string">
            <text:p>1.2894e-19</text:p>
          </table:table-cell>
          <table:table-cell table:style-name="ce1" office:value-type="string">
            <text:p>2.7637e-11</text:p>
          </table:table-cell>
          <table:table-cell table:style-name="ce1" office:value-type="string">
            <text:p>1.3071e-12</text:p>
          </table:table-cell>
          <table:table-cell table:style-name="ce1" office:value-type="string">
            <text:p>9.8478e-13</text:p>
          </table:table-cell>
          <table:table-cell office:value-type="float" office:value="0.00030081">
            <text:p>0.00030081</text:p>
          </table:table-cell>
          <table:table-cell table:style-name="ce1" office:value-type="string">
            <text:p>3.89e-05</text:p>
          </table:table-cell>
          <table:table-cell table:style-name="ce1" office:value-type="string">
            <text:p>1.1297e-05</text:p>
          </table:table-cell>
          <table:table-cell table:style-name="ce1" office:value-type="string">
            <text:p>1.248e-08</text:p>
          </table:table-cell>
          <table:table-cell table:style-name="ce1" office:value-type="string">
            <text:p>4.1355e-06</text:p>
          </table:table-cell>
          <table:table-cell table:style-name="ce1" office:value-type="string">
            <text:p>1.6279e-05</text:p>
          </table:table-cell>
          <table:table-cell table:style-name="ce1" office:value-type="string">
            <text:p>1.8601e-19</text:p>
          </table:table-cell>
          <table:table-cell table:style-name="ce1" office:value-type="string">
            <text:p>1.158e-11</text:p>
          </table:table-cell>
          <table:table-cell table:style-name="ce1" office:value-type="string">
            <text:p>9.2904e-13</text:p>
          </table:table-cell>
          <table:table-cell table:style-name="ce1" office:value-type="string">
            <text:p>5.8247e-13</text:p>
          </table:table-cell>
          <table:table-cell office:value-type="float" office:value="0.00047621">
            <text:p>0.00047621</text:p>
          </table:table-cell>
          <table:table-cell table:style-name="ce1" office:value-type="string">
            <text:p>2.1586e-05</text:p>
          </table:table-cell>
          <table:table-cell table:style-name="ce1" office:value-type="string">
            <text:p>1.2819e-05</text:p>
          </table:table-cell>
          <table:table-cell table:style-name="ce1" office:value-type="string">
            <text:p>1.1801e-08</text:p>
          </table:table-cell>
          <table:table-cell table:style-name="ce1" office:value-type="string">
            <text:p>1.242e-05</text:p>
          </table:table-cell>
          <table:table-cell table:style-name="ce1" office:value-type="string">
            <text:p>1.7014e-05</text:p>
          </table:table-cell>
          <table:table-cell table:style-name="ce1" office:value-type="string">
            <text:p>3.1919e-19</text:p>
          </table:table-cell>
          <table:table-cell table:style-name="ce1" office:value-type="string">
            <text:p>3.1248e-12</text:p>
          </table:table-cell>
          <table:table-cell table:style-name="ce1" office:value-type="string">
            <text:p>7.6153e-13</text:p>
          </table:table-cell>
          <table:table-cell table:style-name="ce1" office:value-type="string">
            <text:p>3.688e-13</text:p>
          </table:table-cell>
        </table:table-row>
        <table:table-row table:style-name="ro2">
          <table:table-cell office:value-type="float" office:value="1970.702">
            <text:p>1970.702</text:p>
          </table:table-cell>
          <table:table-cell table:formula="of:=[.AC199]*1000000" office:value-type="float" office:value="345.68">
            <text:p>345.68</text:p>
          </table:table-cell>
          <table:table-cell table:formula="of:=[.AD199]*1000000" office:value-type="float" office:value="42.555">
            <text:p>42.555</text:p>
          </table:table-cell>
          <table:table-cell table:formula="of:=[.AE199]*1000000" office:value-type="float" office:value="10.295">
            <text:p>10.295</text:p>
          </table:table-cell>
          <table:table-cell table:formula="of:=[.AF199]*1000000" office:value-type="float" office:value="0.012792">
            <text:p>0.012792</text:p>
          </table:table-cell>
          <table:table-cell table:formula="of:=[.AG199]*1000000" office:value-type="float" office:value="1.142">
            <text:p>1.142</text:p>
          </table:table-cell>
          <table:table-cell table:formula="of:=[.AH199]*1000000" office:value-type="float" office:value="15.411">
            <text:p>15.411</text:p>
          </table:table-cell>
          <table:table-cell table:formula="of:=[.AI199]*1000000" office:value-type="float" office:value="0.00000000000012546">
            <text:p>1.2546E-013</text:p>
          </table:table-cell>
          <table:table-cell table:formula="of:=[.AJ199]*1000000" office:value-type="float" office:value="0.000027517">
            <text:p>0.000027517</text:p>
          </table:table-cell>
          <table:table-cell table:formula="of:=([.AK199]+[.AL199])*1000000" office:value-type="float" office:value="0.00000226539">
            <text:p>2.26539E-006</text:p>
          </table:table-cell>
          <table:table-cell table:formula="of:=[.AM199]*1000000" office:value-type="float" office:value="298.65">
            <text:p>298.65</text:p>
          </table:table-cell>
          <table:table-cell table:formula="of:=[.AN199]*1000000" office:value-type="float" office:value="38.481">
            <text:p>38.481</text:p>
          </table:table-cell>
          <table:table-cell table:formula="of:=[.AO199]*1000000" office:value-type="float" office:value="11.224">
            <text:p>11.224</text:p>
          </table:table-cell>
          <table:table-cell table:formula="of:=[.AP199]*1000000" office:value-type="float" office:value="0.012507">
            <text:p>0.012507</text:p>
          </table:table-cell>
          <table:table-cell table:formula="of:=[.AQ199]*1000000" office:value-type="float" office:value="4.1247">
            <text:p>4.1247</text:p>
          </table:table-cell>
          <table:table-cell table:formula="of:=[.AR199]*1000000" office:value-type="float" office:value="16.132">
            <text:p>16.132</text:p>
          </table:table-cell>
          <table:table-cell table:formula="of:=[.AS199]*1000000" office:value-type="float" office:value="0.0000000000001808">
            <text:p>1.808E-013</text:p>
          </table:table-cell>
          <table:table-cell table:formula="of:=[.AT199]*1000000" office:value-type="float" office:value="0.000011482">
            <text:p>0.000011482</text:p>
          </table:table-cell>
          <table:table-cell table:formula="of:=([.AU199]+[.AV199])*1000000" office:value-type="float" office:value="0.00000148948">
            <text:p>1.48948E-006</text:p>
          </table:table-cell>
          <table:table-cell table:formula="of:=[.AW199]*1000000" office:value-type="float" office:value="474.7">
            <text:p>474.7</text:p>
          </table:table-cell>
          <table:table-cell table:formula="of:=[.AX199]*1000000" office:value-type="float" office:value="21.119">
            <text:p>21.119</text:p>
          </table:table-cell>
          <table:table-cell table:formula="of:=[.AY199]*1000000" office:value-type="float" office:value="12.742">
            <text:p>12.742</text:p>
          </table:table-cell>
          <table:table-cell table:formula="of:=[.AZ199]*1000000" office:value-type="float" office:value="0.011835">
            <text:p>0.011835</text:p>
          </table:table-cell>
          <table:table-cell table:formula="of:=[.BA199]*1000000" office:value-type="float" office:value="12.335">
            <text:p>12.335</text:p>
          </table:table-cell>
          <table:table-cell table:formula="of:=[.BB199]*1000000" office:value-type="float" office:value="16.801">
            <text:p>16.801</text:p>
          </table:table-cell>
          <table:table-cell table:formula="of:=[.BC199]*1000000" office:value-type="float" office:value="0.00000000000030991">
            <text:p>3.0991E-013</text:p>
          </table:table-cell>
          <table:table-cell table:formula="of:=[.BD199]*1000000" office:value-type="float" office:value="0.0000030699">
            <text:p>3.0699E-006</text:p>
          </table:table-cell>
          <table:table-cell table:formula="of:=([.BE199]+[.BF199])*1000000" office:value-type="float" office:value="0.00000110973">
            <text:p>1.10973E-006</text:p>
          </table:table-cell>
          <table:table-cell office:value-type="float" office:value="0.00034568">
            <text:p>0.00034568</text:p>
          </table:table-cell>
          <table:table-cell table:style-name="ce1" office:value-type="string">
            <text:p>4.2555e-05</text:p>
          </table:table-cell>
          <table:table-cell table:style-name="ce1" office:value-type="string">
            <text:p>1.0295e-05</text:p>
          </table:table-cell>
          <table:table-cell table:style-name="ce1" office:value-type="string">
            <text:p>1.2792e-08</text:p>
          </table:table-cell>
          <table:table-cell table:style-name="ce1" office:value-type="string">
            <text:p>1.142e-06</text:p>
          </table:table-cell>
          <table:table-cell table:style-name="ce1" office:value-type="string">
            <text:p>1.5411e-05</text:p>
          </table:table-cell>
          <table:table-cell table:style-name="ce1" office:value-type="string">
            <text:p>1.2546e-19</text:p>
          </table:table-cell>
          <table:table-cell table:style-name="ce1" office:value-type="string">
            <text:p>2.7517e-11</text:p>
          </table:table-cell>
          <table:table-cell table:style-name="ce1" office:value-type="string">
            <text:p>1.2912e-12</text:p>
          </table:table-cell>
          <table:table-cell table:style-name="ce1" office:value-type="string">
            <text:p>9.7419e-13</text:p>
          </table:table-cell>
          <table:table-cell office:value-type="float" office:value="0.00029865">
            <text:p>0.00029865</text:p>
          </table:table-cell>
          <table:table-cell table:style-name="ce1" office:value-type="string">
            <text:p>3.8481e-05</text:p>
          </table:table-cell>
          <table:table-cell table:style-name="ce1" office:value-type="string">
            <text:p>1.1224e-05</text:p>
          </table:table-cell>
          <table:table-cell table:style-name="ce1" office:value-type="string">
            <text:p>1.2507e-08</text:p>
          </table:table-cell>
          <table:table-cell table:style-name="ce1" office:value-type="string">
            <text:p>4.1247e-06</text:p>
          </table:table-cell>
          <table:table-cell table:style-name="ce1" office:value-type="string">
            <text:p>1.6132e-05</text:p>
          </table:table-cell>
          <table:table-cell table:style-name="ce1" office:value-type="string">
            <text:p>1.808e-19</text:p>
          </table:table-cell>
          <table:table-cell table:style-name="ce1" office:value-type="string">
            <text:p>1.1482e-11</text:p>
          </table:table-cell>
          <table:table-cell table:style-name="ce1" office:value-type="string">
            <text:p>9.1467e-13</text:p>
          </table:table-cell>
          <table:table-cell table:style-name="ce1" office:value-type="string">
            <text:p>5.7481e-13</text:p>
          </table:table-cell>
          <table:table-cell office:value-type="float" office:value="0.0004747">
            <text:p>0.0004747</text:p>
          </table:table-cell>
          <table:table-cell table:style-name="ce1" office:value-type="string">
            <text:p>2.1119e-05</text:p>
          </table:table-cell>
          <table:table-cell table:style-name="ce1" office:value-type="string">
            <text:p>1.2742e-05</text:p>
          </table:table-cell>
          <table:table-cell table:style-name="ce1" office:value-type="string">
            <text:p>1.1835e-08</text:p>
          </table:table-cell>
          <table:table-cell table:style-name="ce1" office:value-type="string">
            <text:p>1.2335e-05</text:p>
          </table:table-cell>
          <table:table-cell table:style-name="ce1" office:value-type="string">
            <text:p>1.6801e-05</text:p>
          </table:table-cell>
          <table:table-cell table:style-name="ce1" office:value-type="string">
            <text:p>3.0991e-19</text:p>
          </table:table-cell>
          <table:table-cell table:style-name="ce1" office:value-type="string">
            <text:p>3.0699e-12</text:p>
          </table:table-cell>
          <table:table-cell table:style-name="ce1" office:value-type="string">
            <text:p>7.4676e-13</text:p>
          </table:table-cell>
          <table:table-cell table:style-name="ce1" office:value-type="string">
            <text:p>3.6297e-13</text:p>
          </table:table-cell>
        </table:table-row>
        <table:table-row table:style-name="ro2">
          <table:table-cell office:value-type="float" office:value="1980.702">
            <text:p>1980.702</text:p>
          </table:table-cell>
          <table:table-cell table:formula="of:=[.AC200]*1000000" office:value-type="float" office:value="343.2">
            <text:p>343.2</text:p>
          </table:table-cell>
          <table:table-cell table:formula="of:=[.AD200]*1000000" office:value-type="float" office:value="42.252">
            <text:p>42.252</text:p>
          </table:table-cell>
          <table:table-cell table:formula="of:=[.AE200]*1000000" office:value-type="float" office:value="10.226">
            <text:p>10.226</text:p>
          </table:table-cell>
          <table:table-cell table:formula="of:=[.AF200]*1000000" office:value-type="float" office:value="0.012815">
            <text:p>0.012815</text:p>
          </table:table-cell>
          <table:table-cell table:formula="of:=[.AG200]*1000000" office:value-type="float" office:value="1.1384">
            <text:p>1.1384</text:p>
          </table:table-cell>
          <table:table-cell table:formula="of:=[.AH200]*1000000" office:value-type="float" office:value="15.31">
            <text:p>15.31</text:p>
          </table:table-cell>
          <table:table-cell table:formula="of:=[.AI200]*1000000" office:value-type="float" office:value="0.00000000000012209">
            <text:p>1.2209E-013</text:p>
          </table:table-cell>
          <table:table-cell table:formula="of:=[.AJ200]*1000000" office:value-type="float" office:value="0.000027398">
            <text:p>0.000027398</text:p>
          </table:table-cell>
          <table:table-cell table:formula="of:=([.AK200]+[.AL200])*1000000" office:value-type="float" office:value="0.00000223922">
            <text:p>2.23922E-006</text:p>
          </table:table-cell>
          <table:table-cell table:formula="of:=[.AM200]*1000000" office:value-type="float" office:value="296.51">
            <text:p>296.51</text:p>
          </table:table-cell>
          <table:table-cell table:formula="of:=[.AN200]*1000000" office:value-type="float" office:value="38.067">
            <text:p>38.067</text:p>
          </table:table-cell>
          <table:table-cell table:formula="of:=[.AO200]*1000000" office:value-type="float" office:value="11.151">
            <text:p>11.151</text:p>
          </table:table-cell>
          <table:table-cell table:formula="of:=[.AP200]*1000000" office:value-type="float" office:value="0.012534">
            <text:p>0.012534</text:p>
          </table:table-cell>
          <table:table-cell table:formula="of:=[.AQ200]*1000000" office:value-type="float" office:value="4.114">
            <text:p>4.114</text:p>
          </table:table-cell>
          <table:table-cell table:formula="of:=[.AR200]*1000000" office:value-type="float" office:value="15.987">
            <text:p>15.987</text:p>
          </table:table-cell>
          <table:table-cell table:formula="of:=[.AS200]*1000000" office:value-type="float" office:value="0.00000000000017574">
            <text:p>1.7574E-013</text:p>
          </table:table-cell>
          <table:table-cell table:formula="of:=[.AT200]*1000000" office:value-type="float" office:value="0.000011385">
            <text:p>0.000011385</text:p>
          </table:table-cell>
          <table:table-cell table:formula="of:=([.AU200]+[.AV200])*1000000" office:value-type="float" office:value="0.00000146781">
            <text:p>1.46781E-006</text:p>
          </table:table-cell>
          <table:table-cell table:formula="of:=[.AW200]*1000000" office:value-type="float" office:value="473.22">
            <text:p>473.22</text:p>
          </table:table-cell>
          <table:table-cell table:formula="of:=[.AX200]*1000000" office:value-type="float" office:value="20.659">
            <text:p>20.659</text:p>
          </table:table-cell>
          <table:table-cell table:formula="of:=[.AY200]*1000000" office:value-type="float" office:value="12.665">
            <text:p>12.665</text:p>
          </table:table-cell>
          <table:table-cell table:formula="of:=[.AZ200]*1000000" office:value-type="float" office:value="0.011868">
            <text:p>0.011868</text:p>
          </table:table-cell>
          <table:table-cell table:formula="of:=[.BA200]*1000000" office:value-type="float" office:value="12.249">
            <text:p>12.249</text:p>
          </table:table-cell>
          <table:table-cell table:formula="of:=[.BB200]*1000000" office:value-type="float" office:value="16.591">
            <text:p>16.591</text:p>
          </table:table-cell>
          <table:table-cell table:formula="of:=[.BC200]*1000000" office:value-type="float" office:value="0.00000000000030092">
            <text:p>3.0092E-013</text:p>
          </table:table-cell>
          <table:table-cell table:formula="of:=[.BD200]*1000000" office:value-type="float" office:value="0.0000030157">
            <text:p>3.0157E-006</text:p>
          </table:table-cell>
          <table:table-cell table:formula="of:=([.BE200]+[.BF200])*1000000" office:value-type="float" office:value="0.00000108956">
            <text:p>1.08956E-006</text:p>
          </table:table-cell>
          <table:table-cell office:value-type="float" office:value="0.0003432">
            <text:p>0.0003432</text:p>
          </table:table-cell>
          <table:table-cell table:style-name="ce1" office:value-type="string">
            <text:p>4.2252e-05</text:p>
          </table:table-cell>
          <table:table-cell table:style-name="ce1" office:value-type="string">
            <text:p>1.0226e-05</text:p>
          </table:table-cell>
          <table:table-cell table:style-name="ce1" office:value-type="string">
            <text:p>1.2815e-08</text:p>
          </table:table-cell>
          <table:table-cell table:style-name="ce1" office:value-type="string">
            <text:p>1.1384e-06</text:p>
          </table:table-cell>
          <table:table-cell table:style-name="ce1" office:value-type="string">
            <text:p>1.531e-05</text:p>
          </table:table-cell>
          <table:table-cell table:style-name="ce1" office:value-type="string">
            <text:p>1.2209e-19</text:p>
          </table:table-cell>
          <table:table-cell table:style-name="ce1" office:value-type="string">
            <text:p>2.7398e-11</text:p>
          </table:table-cell>
          <table:table-cell table:style-name="ce1" office:value-type="string">
            <text:p>1.2755e-12</text:p>
          </table:table-cell>
          <table:table-cell table:style-name="ce1" office:value-type="string">
            <text:p>9.6372e-13</text:p>
          </table:table-cell>
          <table:table-cell office:value-type="float" office:value="0.00029651">
            <text:p>0.00029651</text:p>
          </table:table-cell>
          <table:table-cell table:style-name="ce1" office:value-type="string">
            <text:p>3.8067e-05</text:p>
          </table:table-cell>
          <table:table-cell table:style-name="ce1" office:value-type="string">
            <text:p>1.1151e-05</text:p>
          </table:table-cell>
          <table:table-cell table:style-name="ce1" office:value-type="string">
            <text:p>1.2534e-08</text:p>
          </table:table-cell>
          <table:table-cell table:style-name="ce1" office:value-type="string">
            <text:p>4.114e-06</text:p>
          </table:table-cell>
          <table:table-cell table:style-name="ce1" office:value-type="string">
            <text:p>1.5987e-05</text:p>
          </table:table-cell>
          <table:table-cell table:style-name="ce1" office:value-type="string">
            <text:p>1.7574e-19</text:p>
          </table:table-cell>
          <table:table-cell table:style-name="ce1" office:value-type="string">
            <text:p>1.1385e-11</text:p>
          </table:table-cell>
          <table:table-cell table:style-name="ce1" office:value-type="string">
            <text:p>9.0056e-13</text:p>
          </table:table-cell>
          <table:table-cell table:style-name="ce1" office:value-type="string">
            <text:p>5.6725e-13</text:p>
          </table:table-cell>
          <table:table-cell office:value-type="float" office:value="0.00047322">
            <text:p>0.00047322</text:p>
          </table:table-cell>
          <table:table-cell table:style-name="ce1" office:value-type="string">
            <text:p>2.0659e-05</text:p>
          </table:table-cell>
          <table:table-cell table:style-name="ce1" office:value-type="string">
            <text:p>1.2665e-05</text:p>
          </table:table-cell>
          <table:table-cell table:style-name="ce1" office:value-type="string">
            <text:p>1.1868e-08</text:p>
          </table:table-cell>
          <table:table-cell table:style-name="ce1" office:value-type="string">
            <text:p>1.2249e-05</text:p>
          </table:table-cell>
          <table:table-cell table:style-name="ce1" office:value-type="string">
            <text:p>1.6591e-05</text:p>
          </table:table-cell>
          <table:table-cell table:style-name="ce1" office:value-type="string">
            <text:p>3.0092e-19</text:p>
          </table:table-cell>
          <table:table-cell table:style-name="ce1" office:value-type="string">
            <text:p>3.0157e-12</text:p>
          </table:table-cell>
          <table:table-cell table:style-name="ce1" office:value-type="string">
            <text:p>7.3232e-13</text:p>
          </table:table-cell>
          <table:table-cell table:style-name="ce1" office:value-type="string">
            <text:p>3.5724e-13</text:p>
          </table:table-cell>
        </table:table-row>
        <table:table-row table:style-name="ro2">
          <table:table-cell office:value-type="float" office:value="1990.702">
            <text:p>1990.702</text:p>
          </table:table-cell>
          <table:table-cell table:formula="of:=[.AC201]*1000000" office:value-type="float" office:value="340.74">
            <text:p>340.74</text:p>
          </table:table-cell>
          <table:table-cell table:formula="of:=[.AD201]*1000000" office:value-type="float" office:value="41.951">
            <text:p>41.951</text:p>
          </table:table-cell>
          <table:table-cell table:formula="of:=[.AE201]*1000000" office:value-type="float" office:value="10.157">
            <text:p>10.157</text:p>
          </table:table-cell>
          <table:table-cell table:formula="of:=[.AF201]*1000000" office:value-type="float" office:value="0.012838">
            <text:p>0.012838</text:p>
          </table:table-cell>
          <table:table-cell table:formula="of:=[.AG201]*1000000" office:value-type="float" office:value="1.1347">
            <text:p>1.1347</text:p>
          </table:table-cell>
          <table:table-cell table:formula="of:=[.AH201]*1000000" office:value-type="float" office:value="15.21">
            <text:p>15.21</text:p>
          </table:table-cell>
          <table:table-cell table:formula="of:=[.AI201]*1000000" office:value-type="float" office:value="0.00000000000011882">
            <text:p>1.1882E-013</text:p>
          </table:table-cell>
          <table:table-cell table:formula="of:=[.AJ201]*1000000" office:value-type="float" office:value="0.000027279">
            <text:p>0.000027279</text:p>
          </table:table-cell>
          <table:table-cell table:formula="of:=([.AK201]+[.AL201])*1000000" office:value-type="float" office:value="0.00000221336">
            <text:p>2.21336E-006</text:p>
          </table:table-cell>
          <table:table-cell table:formula="of:=[.AM201]*1000000" office:value-type="float" office:value="294.4">
            <text:p>294.4</text:p>
          </table:table-cell>
          <table:table-cell table:formula="of:=[.AN201]*1000000" office:value-type="float" office:value="37.656">
            <text:p>37.656</text:p>
          </table:table-cell>
          <table:table-cell table:formula="of:=[.AO201]*1000000" office:value-type="float" office:value="11.078">
            <text:p>11.078</text:p>
          </table:table-cell>
          <table:table-cell table:formula="of:=[.AP201]*1000000" office:value-type="float" office:value="0.01256">
            <text:p>0.01256</text:p>
          </table:table-cell>
          <table:table-cell table:formula="of:=[.AQ201]*1000000" office:value-type="float" office:value="4.1034">
            <text:p>4.1034</text:p>
          </table:table-cell>
          <table:table-cell table:formula="of:=[.AR201]*1000000" office:value-type="float" office:value="15.842">
            <text:p>15.842</text:p>
          </table:table-cell>
          <table:table-cell table:formula="of:=[.AS201]*1000000" office:value-type="float" office:value="0.00000000000017084">
            <text:p>1.7084E-013</text:p>
          </table:table-cell>
          <table:table-cell table:formula="of:=[.AT201]*1000000" office:value-type="float" office:value="0.000011288">
            <text:p>0.000011288</text:p>
          </table:table-cell>
          <table:table-cell table:formula="of:=([.AU201]+[.AV201])*1000000" office:value-type="float" office:value="0.0000014465">
            <text:p>1.4465E-006</text:p>
          </table:table-cell>
          <table:table-cell table:formula="of:=[.AW201]*1000000" office:value-type="float" office:value="471.76">
            <text:p>471.76</text:p>
          </table:table-cell>
          <table:table-cell table:formula="of:=[.AX201]*1000000" office:value-type="float" office:value="20.205">
            <text:p>20.205</text:p>
          </table:table-cell>
          <table:table-cell table:formula="of:=[.AY201]*1000000" office:value-type="float" office:value="12.588">
            <text:p>12.588</text:p>
          </table:table-cell>
          <table:table-cell table:formula="of:=[.AZ201]*1000000" office:value-type="float" office:value="0.011901">
            <text:p>0.011901</text:p>
          </table:table-cell>
          <table:table-cell table:formula="of:=[.BA201]*1000000" office:value-type="float" office:value="12.164">
            <text:p>12.164</text:p>
          </table:table-cell>
          <table:table-cell table:formula="of:=[.BB201]*1000000" office:value-type="float" office:value="16.383">
            <text:p>16.383</text:p>
          </table:table-cell>
          <table:table-cell table:formula="of:=[.BC201]*1000000" office:value-type="float" office:value="0.0000000000002922">
            <text:p>2.922E-013</text:p>
          </table:table-cell>
          <table:table-cell table:formula="of:=[.BD201]*1000000" office:value-type="float" office:value="0.0000029621">
            <text:p>2.9621E-006</text:p>
          </table:table-cell>
          <table:table-cell table:formula="of:=([.BE201]+[.BF201])*1000000" office:value-type="float" office:value="0.00000106979">
            <text:p>1.06979E-006</text:p>
          </table:table-cell>
          <table:table-cell office:value-type="float" office:value="0.00034074">
            <text:p>0.00034074</text:p>
          </table:table-cell>
          <table:table-cell table:style-name="ce1" office:value-type="string">
            <text:p>4.1951e-05</text:p>
          </table:table-cell>
          <table:table-cell table:style-name="ce1" office:value-type="string">
            <text:p>1.0157e-05</text:p>
          </table:table-cell>
          <table:table-cell table:style-name="ce1" office:value-type="string">
            <text:p>1.2838e-08</text:p>
          </table:table-cell>
          <table:table-cell table:style-name="ce1" office:value-type="string">
            <text:p>1.1347e-06</text:p>
          </table:table-cell>
          <table:table-cell table:style-name="ce1" office:value-type="string">
            <text:p>1.521e-05</text:p>
          </table:table-cell>
          <table:table-cell table:style-name="ce1" office:value-type="string">
            <text:p>1.1882e-19</text:p>
          </table:table-cell>
          <table:table-cell table:style-name="ce1" office:value-type="string">
            <text:p>2.7279e-11</text:p>
          </table:table-cell>
          <table:table-cell table:style-name="ce1" office:value-type="string">
            <text:p>1.26e-12</text:p>
          </table:table-cell>
          <table:table-cell table:style-name="ce1" office:value-type="string">
            <text:p>9.5336e-13</text:p>
          </table:table-cell>
          <table:table-cell office:value-type="float" office:value="0.0002944">
            <text:p>0.0002944</text:p>
          </table:table-cell>
          <table:table-cell table:style-name="ce1" office:value-type="string">
            <text:p>3.7656e-05</text:p>
          </table:table-cell>
          <table:table-cell table:style-name="ce1" office:value-type="string">
            <text:p>1.1078e-05</text:p>
          </table:table-cell>
          <table:table-cell table:style-name="ce1" office:value-type="string">
            <text:p>1.256e-08</text:p>
          </table:table-cell>
          <table:table-cell table:style-name="ce1" office:value-type="string">
            <text:p>4.1034e-06</text:p>
          </table:table-cell>
          <table:table-cell table:style-name="ce1" office:value-type="string">
            <text:p>1.5842e-05</text:p>
          </table:table-cell>
          <table:table-cell table:style-name="ce1" office:value-type="string">
            <text:p>1.7084e-19</text:p>
          </table:table-cell>
          <table:table-cell table:style-name="ce1" office:value-type="string">
            <text:p>1.1288e-11</text:p>
          </table:table-cell>
          <table:table-cell table:style-name="ce1" office:value-type="string">
            <text:p>8.867e-13</text:p>
          </table:table-cell>
          <table:table-cell table:style-name="ce1" office:value-type="string">
            <text:p>5.598e-13</text:p>
          </table:table-cell>
          <table:table-cell office:value-type="float" office:value="0.00047176">
            <text:p>0.00047176</text:p>
          </table:table-cell>
          <table:table-cell table:style-name="ce1" office:value-type="string">
            <text:p>2.0205e-05</text:p>
          </table:table-cell>
          <table:table-cell table:style-name="ce1" office:value-type="string">
            <text:p>1.2588e-05</text:p>
          </table:table-cell>
          <table:table-cell table:style-name="ce1" office:value-type="string">
            <text:p>1.1901e-08</text:p>
          </table:table-cell>
          <table:table-cell table:style-name="ce1" office:value-type="string">
            <text:p>1.2164e-05</text:p>
          </table:table-cell>
          <table:table-cell table:style-name="ce1" office:value-type="string">
            <text:p>1.6383e-05</text:p>
          </table:table-cell>
          <table:table-cell table:style-name="ce1" office:value-type="string">
            <text:p>2.922e-19</text:p>
          </table:table-cell>
          <table:table-cell table:style-name="ce1" office:value-type="string">
            <text:p>2.9621e-12</text:p>
          </table:table-cell>
          <table:table-cell table:style-name="ce1" office:value-type="string">
            <text:p>7.1819e-13</text:p>
          </table:table-cell>
          <table:table-cell table:style-name="ce1" office:value-type="string">
            <text:p>3.516e-13</text:p>
          </table:table-cell>
        </table:table-row>
        <table:table-row table:style-name="ro2">
          <table:table-cell office:value-type="float" office:value="2000.702">
            <text:p>2000.702</text:p>
          </table:table-cell>
          <table:table-cell table:formula="of:=[.AC202]*1000000" office:value-type="float" office:value="338.3">
            <text:p>338.3</text:p>
          </table:table-cell>
          <table:table-cell table:formula="of:=[.AD202]*1000000" office:value-type="float" office:value="41.652">
            <text:p>41.652</text:p>
          </table:table-cell>
          <table:table-cell table:formula="of:=[.AE202]*1000000" office:value-type="float" office:value="10.089">
            <text:p>10.089</text:p>
          </table:table-cell>
          <table:table-cell table:formula="of:=[.AF202]*1000000" office:value-type="float" office:value="0.01286">
            <text:p>0.01286</text:p>
          </table:table-cell>
          <table:table-cell table:formula="of:=[.AG202]*1000000" office:value-type="float" office:value="1.1311">
            <text:p>1.1311</text:p>
          </table:table-cell>
          <table:table-cell table:formula="of:=[.AH202]*1000000" office:value-type="float" office:value="15.11">
            <text:p>15.11</text:p>
          </table:table-cell>
          <table:table-cell table:formula="of:=[.AI202]*1000000" office:value-type="float" office:value="0.00000000000011564">
            <text:p>1.1564E-013</text:p>
          </table:table-cell>
          <table:table-cell table:formula="of:=[.AJ202]*1000000" office:value-type="float" office:value="0.000027161">
            <text:p>0.000027161</text:p>
          </table:table-cell>
          <table:table-cell table:formula="of:=([.AK202]+[.AL202])*1000000" office:value-type="float" office:value="0.00000218782">
            <text:p>2.18782E-006</text:p>
          </table:table-cell>
          <table:table-cell table:formula="of:=[.AM202]*1000000" office:value-type="float" office:value="292.31">
            <text:p>292.31</text:p>
          </table:table-cell>
          <table:table-cell table:formula="of:=[.AN202]*1000000" office:value-type="float" office:value="37.249">
            <text:p>37.249</text:p>
          </table:table-cell>
          <table:table-cell table:formula="of:=[.AO202]*1000000" office:value-type="float" office:value="11.006">
            <text:p>11.006</text:p>
          </table:table-cell>
          <table:table-cell table:formula="of:=[.AP202]*1000000" office:value-type="float" office:value="0.012587">
            <text:p>0.012587</text:p>
          </table:table-cell>
          <table:table-cell table:formula="of:=[.AQ202]*1000000" office:value-type="float" office:value="4.0928">
            <text:p>4.0928</text:p>
          </table:table-cell>
          <table:table-cell table:formula="of:=[.AR202]*1000000" office:value-type="float" office:value="15.7">
            <text:p>15.7</text:p>
          </table:table-cell>
          <table:table-cell table:formula="of:=[.AS202]*1000000" office:value-type="float" office:value="0.00000000000016608">
            <text:p>1.6608E-013</text:p>
          </table:table-cell>
          <table:table-cell table:formula="of:=[.AT202]*1000000" office:value-type="float" office:value="0.000011192">
            <text:p>0.000011192</text:p>
          </table:table-cell>
          <table:table-cell table:formula="of:=([.AU202]+[.AV202])*1000000" office:value-type="float" office:value="0.00000142553">
            <text:p>1.42553E-006</text:p>
          </table:table-cell>
          <table:table-cell table:formula="of:=[.AW202]*1000000" office:value-type="float" office:value="470.34">
            <text:p>470.34</text:p>
          </table:table-cell>
          <table:table-cell table:formula="of:=[.AX202]*1000000" office:value-type="float" office:value="19.759">
            <text:p>19.759</text:p>
          </table:table-cell>
          <table:table-cell table:formula="of:=[.AY202]*1000000" office:value-type="float" office:value="12.511">
            <text:p>12.511</text:p>
          </table:table-cell>
          <table:table-cell table:formula="of:=[.AZ202]*1000000" office:value-type="float" office:value="0.011933">
            <text:p>0.011933</text:p>
          </table:table-cell>
          <table:table-cell table:formula="of:=[.BA202]*1000000" office:value-type="float" office:value="12.077">
            <text:p>12.077</text:p>
          </table:table-cell>
          <table:table-cell table:formula="of:=[.BB202]*1000000" office:value-type="float" office:value="16.178">
            <text:p>16.178</text:p>
          </table:table-cell>
          <table:table-cell table:formula="of:=[.BC202]*1000000" office:value-type="float" office:value="0.00000000000028375">
            <text:p>2.8375E-013</text:p>
          </table:table-cell>
          <table:table-cell table:formula="of:=[.BD202]*1000000" office:value-type="float" office:value="0.0000029092">
            <text:p>2.9092E-006</text:p>
          </table:table-cell>
          <table:table-cell table:formula="of:=([.BE202]+[.BF202])*1000000" office:value-type="float" office:value="0.00000105043">
            <text:p>1.05043E-006</text:p>
          </table:table-cell>
          <table:table-cell office:value-type="float" office:value="0.0003383">
            <text:p>0.0003383</text:p>
          </table:table-cell>
          <table:table-cell table:style-name="ce1" office:value-type="string">
            <text:p>4.1652e-05</text:p>
          </table:table-cell>
          <table:table-cell table:style-name="ce1" office:value-type="string">
            <text:p>1.0089e-05</text:p>
          </table:table-cell>
          <table:table-cell table:style-name="ce1" office:value-type="string">
            <text:p>1.286e-08</text:p>
          </table:table-cell>
          <table:table-cell table:style-name="ce1" office:value-type="string">
            <text:p>1.1311e-06</text:p>
          </table:table-cell>
          <table:table-cell table:style-name="ce1" office:value-type="string">
            <text:p>1.511e-05</text:p>
          </table:table-cell>
          <table:table-cell table:style-name="ce1" office:value-type="string">
            <text:p>1.1564e-19</text:p>
          </table:table-cell>
          <table:table-cell table:style-name="ce1" office:value-type="string">
            <text:p>2.7161e-11</text:p>
          </table:table-cell>
          <table:table-cell table:style-name="ce1" office:value-type="string">
            <text:p>1.2447e-12</text:p>
          </table:table-cell>
          <table:table-cell table:style-name="ce1" office:value-type="string">
            <text:p>9.4312e-13</text:p>
          </table:table-cell>
          <table:table-cell office:value-type="float" office:value="0.00029231">
            <text:p>0.00029231</text:p>
          </table:table-cell>
          <table:table-cell table:style-name="ce1" office:value-type="string">
            <text:p>3.7249e-05</text:p>
          </table:table-cell>
          <table:table-cell table:style-name="ce1" office:value-type="string">
            <text:p>1.1006e-05</text:p>
          </table:table-cell>
          <table:table-cell table:style-name="ce1" office:value-type="string">
            <text:p>1.2587e-08</text:p>
          </table:table-cell>
          <table:table-cell table:style-name="ce1" office:value-type="string">
            <text:p>4.0928e-06</text:p>
          </table:table-cell>
          <table:table-cell table:style-name="ce1" office:value-type="string">
            <text:p>1.57e-05</text:p>
          </table:table-cell>
          <table:table-cell table:style-name="ce1" office:value-type="string">
            <text:p>1.6608e-19</text:p>
          </table:table-cell>
          <table:table-cell table:style-name="ce1" office:value-type="string">
            <text:p>1.1192e-11</text:p>
          </table:table-cell>
          <table:table-cell table:style-name="ce1" office:value-type="string">
            <text:p>8.7308e-13</text:p>
          </table:table-cell>
          <table:table-cell table:style-name="ce1" office:value-type="string">
            <text:p>5.5245e-13</text:p>
          </table:table-cell>
          <table:table-cell office:value-type="float" office:value="0.00047034">
            <text:p>0.00047034</text:p>
          </table:table-cell>
          <table:table-cell table:style-name="ce1" office:value-type="string">
            <text:p>1.9759e-05</text:p>
          </table:table-cell>
          <table:table-cell table:style-name="ce1" office:value-type="string">
            <text:p>1.2511e-05</text:p>
          </table:table-cell>
          <table:table-cell table:style-name="ce1" office:value-type="string">
            <text:p>1.1933e-08</text:p>
          </table:table-cell>
          <table:table-cell table:style-name="ce1" office:value-type="string">
            <text:p>1.2077e-05</text:p>
          </table:table-cell>
          <table:table-cell table:style-name="ce1" office:value-type="string">
            <text:p>1.6178e-05</text:p>
          </table:table-cell>
          <table:table-cell table:style-name="ce1" office:value-type="string">
            <text:p>2.8375e-19</text:p>
          </table:table-cell>
          <table:table-cell table:style-name="ce1" office:value-type="string">
            <text:p>2.9092e-12</text:p>
          </table:table-cell>
          <table:table-cell table:style-name="ce1" office:value-type="string">
            <text:p>7.0437e-13</text:p>
          </table:table-cell>
          <table:table-cell table:style-name="ce1" office:value-type="string">
            <text:p>3.4606e-13</text:p>
          </table:table-cell>
        </table:table-row>
        <table:table-row table:style-name="ro2" table:number-rows-repeated="1048373">
          <table:table-cell table:number-columns-repeated="58"/>
        </table:table-row>
        <table:table-row table:style-name="ro2">
          <table:table-cell table:number-columns-repeated="58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 Wu</meta:initial-creator>
    <meta:creation-date>2013-09-04T11:46:14</meta:creation-date>
    <meta:generator>LibreOffice/3.5$Linux_x86 LibreOffice_project/350m1$Build-2</meta:generator>
    <dc:date>2013-10-09T16:37:03</dc:date>
    <dc:creator>Tie Wu</dc:creator>
    <meta:editing-duration>P1DT19H5M9S</meta:editing-duration>
    <meta:editing-cycles>27</meta:editing-cycles>
    <meta:document-statistic meta:table-count="2" meta:cell-count="1168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56cm" svg:y="0.316cm" chart:style-name="ch2">
          <text:p>Prothrombin Comparison</text:p>
        </chart:title>
        <chart:legend chart:legend-position="end" svg:x="13.65cm" svg:y="3.703cm" style:legend-expansion="high" chart:style-name="ch3"/>
        <chart:plot-area chart:style-name="ch4" table:cell-range-address="'1-1-10'.A2:'1-1-10'.B202 '1-1-10'.B1:'1-1-10'.B1 '1-1-10'.K1:'1-1-10'.K202 '1-1-10'.T1:'1-1-10'.T202" chart:data-source-has-labels="row" svg:x="1.331cm" svg:y="1.635cm" svg:width="11.68cm" svg:height="6.204cm">
          <chartooo:coordinate-region svg:x="2.323cm" svg:y="1.835cm" svg:width="10.316cm" svg:height="5.357cm"/>
          <chart:axis chart:dimension="x" chart:name="primary-x" chart:style-name="ch5">
            <chart:title svg:x="6.002cm" svg:y="8.019cm" chart:style-name="ch6">
              <text:p>Time (seconds)</text:p>
            </chart:title>
          </chart:axis>
          <chart:axis chart:dimension="y" chart:name="primary-y" chart:style-name="ch7">
            <chart:title svg:x="0.451cm" svg:y="6.183cm" chart:style-name="ch8">
              <text:p>Concentration (nM)</text:p>
            </chart:title>
            <chart:grid chart:style-name="ch9" chart:class="major"/>
          </chart:axis>
          <chart:series chart:style-name="ch10" chart:values-cell-range-address="'1-1-10'.B2:'1-1-10'.B202" chart:label-cell-address="'1-1-10'.B1:'1-1-10'.B1" chart:class="chart:scatter">
            <chart:domain table:cell-range-address="'1-1-10'.A2:'1-1-10'.A202"/>
            <chart:data-point chart:repeated="201"/>
          </chart:series>
          <chart:series chart:style-name="ch11" chart:values-cell-range-address="'1-1-10'.K2:'1-1-10'.K202" chart:label-cell-address="'1-1-10'.K1:'1-1-10'.K1" chart:class="chart:scatter">
            <chart:data-point chart:repeated="201"/>
          </chart:series>
          <chart:series chart:style-name="ch12" chart:values-cell-range-address="'1-1-10'.T2:'1-1-10'.T202" chart:label-cell-address="'1-1-10'.T1:'1-1-10'.T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% II</text:p>
                <draw:g>
                  <svg:desc>'1-1-10'.B1:'1-1-10'.B1</svg:desc>
                </draw:g>
              </table:table-cell>
              <table:table-cell office:value-type="string">
                <text:p>20% II</text:p>
                <draw:g>
                  <svg:desc>'1-1-10'.K1:'1-1-10'.K1</svg:desc>
                </draw:g>
              </table:table-cell>
              <table:table-cell office:value-type="string">
                <text:p>40% II</text:p>
                <draw:g>
                  <svg:desc>'1-1-10'.T1:'1-1-10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-1-10'.A2:'1-1-10'.A202</svg:desc>
                </draw:g>
              </table:table-cell>
              <table:table-cell office:value-type="float" office:value="1400">
                <text:p>1400</text:p>
                <draw:g>
                  <svg:desc>'1-1-10'.B2:'1-1-10'.B202</svg:desc>
                </draw:g>
              </table:table-cell>
              <table:table-cell office:value-type="float" office:value="1400">
                <text:p>1400</text:p>
                <draw:g>
                  <svg:desc>'1-1-10'.K2:'1-1-10'.K202</svg:desc>
                </draw:g>
              </table:table-cell>
              <table:table-cell office:value-type="float" office:value="1400">
                <text:p>1400</text:p>
                <draw:g>
                  <svg:desc>'1-1-10'.T2:'1-1-10'.T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398.4">
                <text:p>1398.4</text:p>
              </table:table-cell>
              <table:table-cell office:value-type="float" office:value="1398.4">
                <text:p>1398.4</text:p>
              </table:table-cell>
              <table:table-cell office:value-type="float" office:value="1398.4">
                <text:p>139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398.7">
                <text:p>1398.7</text:p>
              </table:table-cell>
              <table:table-cell office:value-type="float" office:value="1398.7">
                <text:p>1398.7</text:p>
              </table:table-cell>
              <table:table-cell office:value-type="float" office:value="1398.7">
                <text:p>1398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398.8">
                <text:p>1398.8</text:p>
              </table:table-cell>
              <table:table-cell office:value-type="float" office:value="1398.8">
                <text:p>1398.8</text:p>
              </table:table-cell>
              <table:table-cell office:value-type="float" office:value="1398.8">
                <text:p>139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398.9">
                <text:p>1398.9</text:p>
              </table:table-cell>
              <table:table-cell office:value-type="float" office:value="1398.9">
                <text:p>1398.9</text:p>
              </table:table-cell>
              <table:table-cell office:value-type="float" office:value="1398.9">
                <text:p>139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399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399.1">
                <text:p>1399.1</text:p>
              </table:table-cell>
              <table:table-cell office:value-type="float" office:value="1399.1">
                <text:p>1399.1</text:p>
              </table:table-cell>
              <table:table-cell office:value-type="float" office:value="1399.1">
                <text:p>1399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399.1">
                <text:p>1399.1</text:p>
              </table:table-cell>
              <table:table-cell office:value-type="float" office:value="1399.1">
                <text:p>1399.1</text:p>
              </table:table-cell>
              <table:table-cell office:value-type="float" office:value="1399.1">
                <text:p>1399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399.2">
                <text:p>1399.2</text:p>
              </table:table-cell>
              <table:table-cell office:value-type="float" office:value="1399.2">
                <text:p>1399.2</text:p>
              </table:table-cell>
              <table:table-cell office:value-type="float" office:value="1399.2">
                <text:p>139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399.2">
                <text:p>1399.2</text:p>
              </table:table-cell>
              <table:table-cell office:value-type="float" office:value="1399.2">
                <text:p>1399.2</text:p>
              </table:table-cell>
              <table:table-cell office:value-type="float" office:value="1399.2">
                <text:p>1399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399.2">
                <text:p>1399.2</text:p>
              </table:table-cell>
              <table:table-cell office:value-type="float" office:value="1399.2">
                <text:p>1399.2</text:p>
              </table:table-cell>
              <table:table-cell office:value-type="float" office:value="1399.2">
                <text:p>139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399.3">
                <text:p>1399.3</text:p>
              </table:table-cell>
              <table:table-cell office:value-type="float" office:value="1399.3">
                <text:p>1399.3</text:p>
              </table:table-cell>
              <table:table-cell office:value-type="float" office:value="1399.3">
                <text:p>1399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399.3">
                <text:p>1399.3</text:p>
              </table:table-cell>
              <table:table-cell office:value-type="float" office:value="1399.3">
                <text:p>1399.3</text:p>
              </table:table-cell>
              <table:table-cell office:value-type="float" office:value="1399.3">
                <text:p>1399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399.3">
                <text:p>1399.3</text:p>
              </table:table-cell>
              <table:table-cell office:value-type="float" office:value="1399.3">
                <text:p>1399.3</text:p>
              </table:table-cell>
              <table:table-cell office:value-type="float" office:value="1399.3">
                <text:p>1399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399.3">
                <text:p>1399.3</text:p>
              </table:table-cell>
              <table:table-cell office:value-type="float" office:value="1399.3">
                <text:p>1399.3</text:p>
              </table:table-cell>
              <table:table-cell office:value-type="float" office:value="1399.3">
                <text:p>139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399.3">
                <text:p>1399.3</text:p>
              </table:table-cell>
              <table:table-cell office:value-type="float" office:value="1399.3">
                <text:p>1399.3</text:p>
              </table:table-cell>
              <table:table-cell office:value-type="float" office:value="1399.3">
                <text:p>139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399.3">
                <text:p>1399.3</text:p>
              </table:table-cell>
              <table:table-cell office:value-type="float" office:value="1399.3">
                <text:p>1399.3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399.3">
                <text:p>1399.3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398.7">
                <text:p>1398.7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394.4">
                <text:p>1394.4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379.2">
                <text:p>1379.2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354.9">
                <text:p>1354.9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327.3">
                <text:p>1327.3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298">
                <text:p>1298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268.5">
                <text:p>1268.5</text:p>
              </table:table-cell>
              <table:table-cell office:value-type="float" office:value="1399.4">
                <text:p>1399.4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243">
                <text:p>1243</text:p>
              </table:table-cell>
              <table:table-cell office:value-type="float" office:value="1399.4">
                <text:p>1399.4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220.3">
                <text:p>1220.3</text:p>
              </table:table-cell>
              <table:table-cell office:value-type="float" office:value="1399.4">
                <text:p>1399.4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199.7">
                <text:p>1199.7</text:p>
              </table:table-cell>
              <table:table-cell office:value-type="float" office:value="1399.4">
                <text:p>1399.4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180.8">
                <text:p>1180.8</text:p>
              </table:table-cell>
              <table:table-cell office:value-type="float" office:value="1399.3">
                <text:p>1399.3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163.2">
                <text:p>1163.2</text:p>
              </table:table-cell>
              <table:table-cell office:value-type="float" office:value="1399.2">
                <text:p>1399.2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146.8">
                <text:p>1146.8</text:p>
              </table:table-cell>
              <table:table-cell office:value-type="float" office:value="1399">
                <text:p>1399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131.3">
                <text:p>1131.3</text:p>
              </table:table-cell>
              <table:table-cell office:value-type="float" office:value="1398.6">
                <text:p>1398.6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116.7">
                <text:p>1116.7</text:p>
              </table:table-cell>
              <table:table-cell office:value-type="float" office:value="1397.1">
                <text:p>1397.1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102.7">
                <text:p>1102.7</text:p>
              </table:table-cell>
              <table:table-cell office:value-type="float" office:value="1392">
                <text:p>1392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089.4">
                <text:p>1089.4</text:p>
              </table:table-cell>
              <table:table-cell office:value-type="float" office:value="1377.3">
                <text:p>1377.3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076.6">
                <text:p>1076.6</text:p>
              </table:table-cell>
              <table:table-cell office:value-type="float" office:value="1350.3">
                <text:p>1350.3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064.4">
                <text:p>1064.4</text:p>
              </table:table-cell>
              <table:table-cell office:value-type="float" office:value="1315.7">
                <text:p>1315.7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052.6">
                <text:p>1052.6</text:p>
              </table:table-cell>
              <table:table-cell office:value-type="float" office:value="1276.7">
                <text:p>1276.7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041.2">
                <text:p>1041.2</text:p>
              </table:table-cell>
              <table:table-cell office:value-type="float" office:value="1234.1">
                <text:p>1234.1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030.2">
                <text:p>1030.2</text:p>
              </table:table-cell>
              <table:table-cell office:value-type="float" office:value="1196.2">
                <text:p>1196.2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019.6">
                <text:p>1019.6</text:p>
              </table:table-cell>
              <table:table-cell office:value-type="float" office:value="1164.5">
                <text:p>1164.5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1009.3">
                <text:p>1009.3</text:p>
              </table:table-cell>
              <table:table-cell office:value-type="float" office:value="1136.4">
                <text:p>1136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999.24">
                <text:p>999.24</text:p>
              </table:table-cell>
              <table:table-cell office:value-type="float" office:value="1111.1">
                <text:p>1111.1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989.49">
                <text:p>989.49</text:p>
              </table:table-cell>
              <table:table-cell office:value-type="float" office:value="1088.1">
                <text:p>1088.1</text:p>
              </table:table-cell>
              <table:table-cell office:value-type="float" office:value="1399.3">
                <text:p>1399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979.99">
                <text:p>979.99</text:p>
              </table:table-cell>
              <table:table-cell office:value-type="float" office:value="1066.9">
                <text:p>1066.9</text:p>
              </table:table-cell>
              <table:table-cell office:value-type="float" office:value="1399.3">
                <text:p>1399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970.72">
                <text:p>970.72</text:p>
              </table:table-cell>
              <table:table-cell office:value-type="float" office:value="1047.3">
                <text:p>1047.3</text:p>
              </table:table-cell>
              <table:table-cell office:value-type="float" office:value="1399.2">
                <text:p>1399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961.67">
                <text:p>961.67</text:p>
              </table:table-cell>
              <table:table-cell office:value-type="float" office:value="1028.9">
                <text:p>1028.9</text:p>
              </table:table-cell>
              <table:table-cell office:value-type="float" office:value="1399.2">
                <text:p>1399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952.82">
                <text:p>952.82</text:p>
              </table:table-cell>
              <table:table-cell office:value-type="float" office:value="1011.6">
                <text:p>1011.6</text:p>
              </table:table-cell>
              <table:table-cell office:value-type="float" office:value="1399.1">
                <text:p>1399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944.16">
                <text:p>944.16</text:p>
              </table:table-cell>
              <table:table-cell office:value-type="float" office:value="995.35">
                <text:p>995.35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935.68">
                <text:p>935.68</text:p>
              </table:table-cell>
              <table:table-cell office:value-type="float" office:value="979.91">
                <text:p>979.91</text:p>
              </table:table-cell>
              <table:table-cell office:value-type="float" office:value="1398.8">
                <text:p>1398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927.36">
                <text:p>927.36</text:p>
              </table:table-cell>
              <table:table-cell office:value-type="float" office:value="965.22">
                <text:p>965.22</text:p>
              </table:table-cell>
              <table:table-cell office:value-type="float" office:value="1398.6">
                <text:p>1398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919.2">
                <text:p>919.2</text:p>
              </table:table-cell>
              <table:table-cell office:value-type="float" office:value="951.22">
                <text:p>951.22</text:p>
              </table:table-cell>
              <table:table-cell office:value-type="float" office:value="1398.3">
                <text:p>1398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911.19">
                <text:p>911.19</text:p>
              </table:table-cell>
              <table:table-cell office:value-type="float" office:value="937.82">
                <text:p>937.82</text:p>
              </table:table-cell>
              <table:table-cell office:value-type="float" office:value="1397.7">
                <text:p>1397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903.31">
                <text:p>903.31</text:p>
              </table:table-cell>
              <table:table-cell office:value-type="float" office:value="924.98">
                <text:p>924.98</text:p>
              </table:table-cell>
              <table:table-cell office:value-type="float" office:value="1396.3">
                <text:p>1396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895.56">
                <text:p>895.56</text:p>
              </table:table-cell>
              <table:table-cell office:value-type="float" office:value="912.64">
                <text:p>912.64</text:p>
              </table:table-cell>
              <table:table-cell office:value-type="float" office:value="1393.4">
                <text:p>1393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887.93">
                <text:p>887.93</text:p>
              </table:table-cell>
              <table:table-cell office:value-type="float" office:value="900.76">
                <text:p>900.76</text:p>
              </table:table-cell>
              <table:table-cell office:value-type="float" office:value="1387.2">
                <text:p>1387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880.42">
                <text:p>880.42</text:p>
              </table:table-cell>
              <table:table-cell office:value-type="float" office:value="889.3">
                <text:p>889.3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873.02">
                <text:p>873.02</text:p>
              </table:table-cell>
              <table:table-cell office:value-type="float" office:value="878.23">
                <text:p>878.23</text:p>
              </table:table-cell>
              <table:table-cell office:value-type="float" office:value="1348.8">
                <text:p>1348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865.72">
                <text:p>865.72</text:p>
              </table:table-cell>
              <table:table-cell office:value-type="float" office:value="867.51">
                <text:p>867.51</text:p>
              </table:table-cell>
              <table:table-cell office:value-type="float" office:value="1312.4">
                <text:p>1312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858.53">
                <text:p>858.53</text:p>
              </table:table-cell>
              <table:table-cell office:value-type="float" office:value="857.11">
                <text:p>857.11</text:p>
              </table:table-cell>
              <table:table-cell office:value-type="float" office:value="1269.1">
                <text:p>1269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851.42">
                <text:p>851.42</text:p>
              </table:table-cell>
              <table:table-cell office:value-type="float" office:value="847.02">
                <text:p>847.02</text:p>
              </table:table-cell>
              <table:table-cell office:value-type="float" office:value="1223.9">
                <text:p>1223.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844.41">
                <text:p>844.41</text:p>
              </table:table-cell>
              <table:table-cell office:value-type="float" office:value="837.22">
                <text:p>837.22</text:p>
              </table:table-cell>
              <table:table-cell office:value-type="float" office:value="1184.6">
                <text:p>1184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837.49">
                <text:p>837.49</text:p>
              </table:table-cell>
              <table:table-cell office:value-type="float" office:value="827.67">
                <text:p>827.6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830.65">
                <text:p>830.65</text:p>
              </table:table-cell>
              <table:table-cell office:value-type="float" office:value="818.36">
                <text:p>818.36</text:p>
              </table:table-cell>
              <table:table-cell office:value-type="float" office:value="1123.7">
                <text:p>1123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823.89">
                <text:p>823.89</text:p>
              </table:table-cell>
              <table:table-cell office:value-type="float" office:value="809.29">
                <text:p>809.29</text:p>
              </table:table-cell>
              <table:table-cell office:value-type="float" office:value="1098.5">
                <text:p>1098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817.21">
                <text:p>817.21</text:p>
              </table:table-cell>
              <table:table-cell office:value-type="float" office:value="800.42">
                <text:p>800.42</text:p>
              </table:table-cell>
              <table:table-cell office:value-type="float" office:value="1075.7">
                <text:p>1075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810.6">
                <text:p>810.6</text:p>
              </table:table-cell>
              <table:table-cell office:value-type="float" office:value="791.75">
                <text:p>791.75</text:p>
              </table:table-cell>
              <table:table-cell office:value-type="float" office:value="1054.9">
                <text:p>1054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804.06">
                <text:p>804.06</text:p>
              </table:table-cell>
              <table:table-cell office:value-type="float" office:value="783.27">
                <text:p>783.27</text:p>
              </table:table-cell>
              <table:table-cell office:value-type="float" office:value="1035.8">
                <text:p>1035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797.6">
                <text:p>797.6</text:p>
              </table:table-cell>
              <table:table-cell office:value-type="float" office:value="774.97">
                <text:p>774.97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791.2">
                <text:p>791.2</text:p>
              </table:table-cell>
              <table:table-cell office:value-type="float" office:value="766.83">
                <text:p>766.83</text:p>
              </table:table-cell>
              <table:table-cell office:value-type="float" office:value="1001.4">
                <text:p>1001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784.87">
                <text:p>784.87</text:p>
              </table:table-cell>
              <table:table-cell office:value-type="float" office:value="758.85">
                <text:p>758.85</text:p>
              </table:table-cell>
              <table:table-cell office:value-type="float" office:value="985.76">
                <text:p>985.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778.6">
                <text:p>778.6</text:p>
              </table:table-cell>
              <table:table-cell office:value-type="float" office:value="751.02">
                <text:p>751.02</text:p>
              </table:table-cell>
              <table:table-cell office:value-type="float" office:value="971.05">
                <text:p>971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772.4">
                <text:p>772.4</text:p>
              </table:table-cell>
              <table:table-cell office:value-type="float" office:value="743.32">
                <text:p>743.32</text:p>
              </table:table-cell>
              <table:table-cell office:value-type="float" office:value="957.15">
                <text:p>957.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766.25">
                <text:p>766.25</text:p>
              </table:table-cell>
              <table:table-cell office:value-type="float" office:value="735.76">
                <text:p>735.76</text:p>
              </table:table-cell>
              <table:table-cell office:value-type="float" office:value="943.97">
                <text:p>943.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760.17">
                <text:p>760.17</text:p>
              </table:table-cell>
              <table:table-cell office:value-type="float" office:value="728.33">
                <text:p>728.33</text:p>
              </table:table-cell>
              <table:table-cell office:value-type="float" office:value="931.43">
                <text:p>931.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754.14">
                <text:p>754.14</text:p>
              </table:table-cell>
              <table:table-cell office:value-type="float" office:value="721.02">
                <text:p>721.02</text:p>
              </table:table-cell>
              <table:table-cell office:value-type="float" office:value="919.47">
                <text:p>919.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748.17">
                <text:p>748.17</text:p>
              </table:table-cell>
              <table:table-cell office:value-type="float" office:value="713.83">
                <text:p>713.83</text:p>
              </table:table-cell>
              <table:table-cell office:value-type="float" office:value="908.04">
                <text:p>908.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742.26">
                <text:p>742.26</text:p>
              </table:table-cell>
              <table:table-cell office:value-type="float" office:value="706.75">
                <text:p>706.75</text:p>
              </table:table-cell>
              <table:table-cell office:value-type="float" office:value="897.09">
                <text:p>897.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736.4">
                <text:p>736.4</text:p>
              </table:table-cell>
              <table:table-cell office:value-type="float" office:value="699.77">
                <text:p>699.77</text:p>
              </table:table-cell>
              <table:table-cell office:value-type="float" office:value="886.59">
                <text:p>886.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730.59">
                <text:p>730.59</text:p>
              </table:table-cell>
              <table:table-cell office:value-type="float" office:value="692.9">
                <text:p>692.9</text:p>
              </table:table-cell>
              <table:table-cell office:value-type="float" office:value="876.49">
                <text:p>876.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724.84">
                <text:p>724.84</text:p>
              </table:table-cell>
              <table:table-cell office:value-type="float" office:value="686.13">
                <text:p>686.13</text:p>
              </table:table-cell>
              <table:table-cell office:value-type="float" office:value="866.77">
                <text:p>866.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719.14">
                <text:p>719.14</text:p>
              </table:table-cell>
              <table:table-cell office:value-type="float" office:value="679.45">
                <text:p>679.45</text:p>
              </table:table-cell>
              <table:table-cell office:value-type="float" office:value="857.39">
                <text:p>857.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713.49">
                <text:p>713.49</text:p>
              </table:table-cell>
              <table:table-cell office:value-type="float" office:value="672.87">
                <text:p>672.87</text:p>
              </table:table-cell>
              <table:table-cell office:value-type="float" office:value="848.34">
                <text:p>848.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707.89">
                <text:p>707.89</text:p>
              </table:table-cell>
              <table:table-cell office:value-type="float" office:value="666.38">
                <text:p>666.38</text:p>
              </table:table-cell>
              <table:table-cell office:value-type="float" office:value="839.58">
                <text:p>839.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702.34">
                <text:p>702.34</text:p>
              </table:table-cell>
              <table:table-cell office:value-type="float" office:value="659.97">
                <text:p>659.97</text:p>
              </table:table-cell>
              <table:table-cell office:value-type="float" office:value="831.1">
                <text:p>831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696.84">
                <text:p>696.84</text:p>
              </table:table-cell>
              <table:table-cell office:value-type="float" office:value="653.65">
                <text:p>653.65</text:p>
              </table:table-cell>
              <table:table-cell office:value-type="float" office:value="822.87">
                <text:p>822.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691.39">
                <text:p>691.39</text:p>
              </table:table-cell>
              <table:table-cell office:value-type="float" office:value="647.41">
                <text:p>647.41</text:p>
              </table:table-cell>
              <table:table-cell office:value-type="float" office:value="814.89">
                <text:p>814.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685.99">
                <text:p>685.99</text:p>
              </table:table-cell>
              <table:table-cell office:value-type="float" office:value="641.25">
                <text:p>641.25</text:p>
              </table:table-cell>
              <table:table-cell office:value-type="float" office:value="807.13">
                <text:p>807.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680.63">
                <text:p>680.63</text:p>
              </table:table-cell>
              <table:table-cell office:value-type="float" office:value="635.17">
                <text:p>635.17</text:p>
              </table:table-cell>
              <table:table-cell office:value-type="float" office:value="799.58">
                <text:p>799.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675.32">
                <text:p>675.32</text:p>
              </table:table-cell>
              <table:table-cell office:value-type="float" office:value="629.17">
                <text:p>629.17</text:p>
              </table:table-cell>
              <table:table-cell office:value-type="float" office:value="792.24">
                <text:p>792.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670.06">
                <text:p>670.06</text:p>
              </table:table-cell>
              <table:table-cell office:value-type="float" office:value="623.24">
                <text:p>623.24</text:p>
              </table:table-cell>
              <table:table-cell office:value-type="float" office:value="785.07">
                <text:p>785.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664.84">
                <text:p>664.84</text:p>
              </table:table-cell>
              <table:table-cell office:value-type="float" office:value="617.39">
                <text:p>617.39</text:p>
              </table:table-cell>
              <table:table-cell office:value-type="float" office:value="778.09">
                <text:p>778.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659.67">
                <text:p>659.67</text:p>
              </table:table-cell>
              <table:table-cell office:value-type="float" office:value="611.61">
                <text:p>611.61</text:p>
              </table:table-cell>
              <table:table-cell office:value-type="float" office:value="771.27">
                <text:p>771.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654.54">
                <text:p>654.54</text:p>
              </table:table-cell>
              <table:table-cell office:value-type="float" office:value="605.89">
                <text:p>605.89</text:p>
              </table:table-cell>
              <table:table-cell office:value-type="float" office:value="764.61">
                <text:p>764.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649.46">
                <text:p>649.46</text:p>
              </table:table-cell>
              <table:table-cell office:value-type="float" office:value="600.25">
                <text:p>600.25</text:p>
              </table:table-cell>
              <table:table-cell office:value-type="float" office:value="758.1">
                <text:p>758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644.42">
                <text:p>644.42</text:p>
              </table:table-cell>
              <table:table-cell office:value-type="float" office:value="594.67">
                <text:p>594.67</text:p>
              </table:table-cell>
              <table:table-cell office:value-type="float" office:value="751.74">
                <text:p>751.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639.42">
                <text:p>639.42</text:p>
              </table:table-cell>
              <table:table-cell office:value-type="float" office:value="589.17">
                <text:p>589.17</text:p>
              </table:table-cell>
              <table:table-cell office:value-type="float" office:value="745.5">
                <text:p>745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634.47">
                <text:p>634.47</text:p>
              </table:table-cell>
              <table:table-cell office:value-type="float" office:value="583.72">
                <text:p>583.72</text:p>
              </table:table-cell>
              <table:table-cell office:value-type="float" office:value="739.4">
                <text:p>739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629.55">
                <text:p>629.55</text:p>
              </table:table-cell>
              <table:table-cell office:value-type="float" office:value="578.34">
                <text:p>578.34</text:p>
              </table:table-cell>
              <table:table-cell office:value-type="float" office:value="733.43">
                <text:p>733.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624.68">
                <text:p>624.68</text:p>
              </table:table-cell>
              <table:table-cell office:value-type="float" office:value="573.03">
                <text:p>573.03</text:p>
              </table:table-cell>
              <table:table-cell office:value-type="float" office:value="727.57">
                <text:p>727.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619.86">
                <text:p>619.86</text:p>
              </table:table-cell>
              <table:table-cell office:value-type="float" office:value="567.77">
                <text:p>567.77</text:p>
              </table:table-cell>
              <table:table-cell office:value-type="float" office:value="721.82">
                <text:p>721.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615.07">
                <text:p>615.07</text:p>
              </table:table-cell>
              <table:table-cell office:value-type="float" office:value="562.58">
                <text:p>562.58</text:p>
              </table:table-cell>
              <table:table-cell office:value-type="float" office:value="716.19">
                <text:p>716.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610.32">
                <text:p>610.32</text:p>
              </table:table-cell>
              <table:table-cell office:value-type="float" office:value="557.45">
                <text:p>557.45</text:p>
              </table:table-cell>
              <table:table-cell office:value-type="float" office:value="710.66">
                <text:p>710.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605.62">
                <text:p>605.62</text:p>
              </table:table-cell>
              <table:table-cell office:value-type="float" office:value="552.38">
                <text:p>552.38</text:p>
              </table:table-cell>
              <table:table-cell office:value-type="float" office:value="705.23">
                <text:p>705.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600.95">
                <text:p>600.95</text:p>
              </table:table-cell>
              <table:table-cell office:value-type="float" office:value="547.37">
                <text:p>547.37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596.32">
                <text:p>596.32</text:p>
              </table:table-cell>
              <table:table-cell office:value-type="float" office:value="542.41">
                <text:p>542.41</text:p>
              </table:table-cell>
              <table:table-cell office:value-type="float" office:value="694.66">
                <text:p>694.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591.74">
                <text:p>591.74</text:p>
              </table:table-cell>
              <table:table-cell office:value-type="float" office:value="537.52">
                <text:p>537.52</text:p>
              </table:table-cell>
              <table:table-cell office:value-type="float" office:value="689.52">
                <text:p>689.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587.19">
                <text:p>587.19</text:p>
              </table:table-cell>
              <table:table-cell office:value-type="float" office:value="532.67">
                <text:p>532.67</text:p>
              </table:table-cell>
              <table:table-cell office:value-type="float" office:value="684.47">
                <text:p>684.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582.68">
                <text:p>582.68</text:p>
              </table:table-cell>
              <table:table-cell office:value-type="float" office:value="527.89">
                <text:p>527.89</text:p>
              </table:table-cell>
              <table:table-cell office:value-type="float" office:value="679.5">
                <text:p>679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578.21">
                <text:p>578.21</text:p>
              </table:table-cell>
              <table:table-cell office:value-type="float" office:value="523.16">
                <text:p>523.16</text:p>
              </table:table-cell>
              <table:table-cell office:value-type="float" office:value="674.62">
                <text:p>674.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573.78">
                <text:p>573.78</text:p>
              </table:table-cell>
              <table:table-cell office:value-type="float" office:value="518.48">
                <text:p>518.48</text:p>
              </table:table-cell>
              <table:table-cell office:value-type="float" office:value="669.82">
                <text:p>669.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569.38">
                <text:p>569.38</text:p>
              </table:table-cell>
              <table:table-cell office:value-type="float" office:value="513.86">
                <text:p>513.86</text:p>
              </table:table-cell>
              <table:table-cell office:value-type="float" office:value="665.1">
                <text:p>665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565.03">
                <text:p>565.03</text:p>
              </table:table-cell>
              <table:table-cell office:value-type="float" office:value="509.29">
                <text:p>509.29</text:p>
              </table:table-cell>
              <table:table-cell office:value-type="float" office:value="660.45">
                <text:p>660.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560.71">
                <text:p>560.71</text:p>
              </table:table-cell>
              <table:table-cell office:value-type="float" office:value="504.78">
                <text:p>504.78</text:p>
              </table:table-cell>
              <table:table-cell office:value-type="float" office:value="655.89">
                <text:p>655.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556.42">
                <text:p>556.42</text:p>
              </table:table-cell>
              <table:table-cell office:value-type="float" office:value="500.31">
                <text:p>500.31</text:p>
              </table:table-cell>
              <table:table-cell office:value-type="float" office:value="651.39">
                <text:p>651.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552.18">
                <text:p>552.18</text:p>
              </table:table-cell>
              <table:table-cell office:value-type="float" office:value="495.9">
                <text:p>495.9</text:p>
              </table:table-cell>
              <table:table-cell office:value-type="float" office:value="646.97">
                <text:p>646.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547.97">
                <text:p>547.97</text:p>
              </table:table-cell>
              <table:table-cell office:value-type="float" office:value="491.53">
                <text:p>491.53</text:p>
              </table:table-cell>
              <table:table-cell office:value-type="float" office:value="642.63">
                <text:p>642.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543.79">
                <text:p>543.79</text:p>
              </table:table-cell>
              <table:table-cell office:value-type="float" office:value="487.22">
                <text:p>487.22</text:p>
              </table:table-cell>
              <table:table-cell office:value-type="float" office:value="638.35">
                <text:p>638.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539.65">
                <text:p>539.65</text:p>
              </table:table-cell>
              <table:table-cell office:value-type="float" office:value="482.96">
                <text:p>482.96</text:p>
              </table:table-cell>
              <table:table-cell office:value-type="float" office:value="634.14">
                <text:p>634.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535.55">
                <text:p>535.55</text:p>
              </table:table-cell>
              <table:table-cell office:value-type="float" office:value="478.74">
                <text:p>478.74</text:p>
              </table:table-cell>
              <table:table-cell office:value-type="float" office:value="629.99">
                <text:p>629.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531.48">
                <text:p>531.48</text:p>
              </table:table-cell>
              <table:table-cell office:value-type="float" office:value="474.57">
                <text:p>474.57</text:p>
              </table:table-cell>
              <table:table-cell office:value-type="float" office:value="625.91">
                <text:p>625.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527.44">
                <text:p>527.44</text:p>
              </table:table-cell>
              <table:table-cell office:value-type="float" office:value="470.45">
                <text:p>470.45</text:p>
              </table:table-cell>
              <table:table-cell office:value-type="float" office:value="621.9">
                <text:p>621.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523.44">
                <text:p>523.44</text:p>
              </table:table-cell>
              <table:table-cell office:value-type="float" office:value="466.38">
                <text:p>466.38</text:p>
              </table:table-cell>
              <table:table-cell office:value-type="float" office:value="617.95">
                <text:p>617.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519.48">
                <text:p>519.48</text:p>
              </table:table-cell>
              <table:table-cell office:value-type="float" office:value="462.35">
                <text:p>462.35</text:p>
              </table:table-cell>
              <table:table-cell office:value-type="float" office:value="614.07">
                <text:p>614.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515.54">
                <text:p>515.54</text:p>
              </table:table-cell>
              <table:table-cell office:value-type="float" office:value="458.37">
                <text:p>458.37</text:p>
              </table:table-cell>
              <table:table-cell office:value-type="float" office:value="610.24">
                <text:p>610.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511.64">
                <text:p>511.64</text:p>
              </table:table-cell>
              <table:table-cell office:value-type="float" office:value="454.44">
                <text:p>454.44</text:p>
              </table:table-cell>
              <table:table-cell office:value-type="float" office:value="606.47">
                <text:p>606.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507.78">
                <text:p>507.78</text:p>
              </table:table-cell>
              <table:table-cell office:value-type="float" office:value="450.54">
                <text:p>450.54</text:p>
              </table:table-cell>
              <table:table-cell office:value-type="float" office:value="602.77">
                <text:p>602.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503.94">
                <text:p>503.94</text:p>
              </table:table-cell>
              <table:table-cell office:value-type="float" office:value="446.7">
                <text:p>446.7</text:p>
              </table:table-cell>
              <table:table-cell office:value-type="float" office:value="599.12">
                <text:p>599.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500.14">
                <text:p>500.14</text:p>
              </table:table-cell>
              <table:table-cell office:value-type="float" office:value="442.89">
                <text:p>442.89</text:p>
              </table:table-cell>
              <table:table-cell office:value-type="float" office:value="595.53">
                <text:p>595.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496.37">
                <text:p>496.37</text:p>
              </table:table-cell>
              <table:table-cell office:value-type="float" office:value="439.13">
                <text:p>439.1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492.63">
                <text:p>492.63</text:p>
              </table:table-cell>
              <table:table-cell office:value-type="float" office:value="435.42">
                <text:p>435.42</text:p>
              </table:table-cell>
              <table:table-cell office:value-type="float" office:value="588.52">
                <text:p>588.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488.93">
                <text:p>488.93</text:p>
              </table:table-cell>
              <table:table-cell office:value-type="float" office:value="431.74">
                <text:p>431.74</text:p>
              </table:table-cell>
              <table:table-cell office:value-type="float" office:value="585.1">
                <text:p>585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485.25">
                <text:p>485.25</text:p>
              </table:table-cell>
              <table:table-cell office:value-type="float" office:value="428.11">
                <text:p>428.11</text:p>
              </table:table-cell>
              <table:table-cell office:value-type="float" office:value="581.73">
                <text:p>581.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481.61">
                <text:p>481.61</text:p>
              </table:table-cell>
              <table:table-cell office:value-type="float" office:value="424.52">
                <text:p>424.52</text:p>
              </table:table-cell>
              <table:table-cell office:value-type="float" office:value="578.42">
                <text:p>578.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478">
                <text:p>478</text:p>
              </table:table-cell>
              <table:table-cell office:value-type="float" office:value="420.96">
                <text:p>420.96</text:p>
              </table:table-cell>
              <table:table-cell office:value-type="float" office:value="575.16">
                <text:p>575.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474.42">
                <text:p>474.42</text:p>
              </table:table-cell>
              <table:table-cell office:value-type="float" office:value="417.45">
                <text:p>417.45</text:p>
              </table:table-cell>
              <table:table-cell office:value-type="float" office:value="571.95">
                <text:p>571.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470.86">
                <text:p>470.86</text:p>
              </table:table-cell>
              <table:table-cell office:value-type="float" office:value="413.98">
                <text:p>413.98</text:p>
              </table:table-cell>
              <table:table-cell office:value-type="float" office:value="568.79">
                <text:p>568.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467.34">
                <text:p>467.34</text:p>
              </table:table-cell>
              <table:table-cell office:value-type="float" office:value="410.55">
                <text:p>410.55</text:p>
              </table:table-cell>
              <table:table-cell office:value-type="float" office:value="565.68">
                <text:p>565.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463.85">
                <text:p>463.85</text:p>
              </table:table-cell>
              <table:table-cell office:value-type="float" office:value="407.16">
                <text:p>407.16</text:p>
              </table:table-cell>
              <table:table-cell office:value-type="float" office:value="562.62">
                <text:p>562.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460.39">
                <text:p>460.39</text:p>
              </table:table-cell>
              <table:table-cell office:value-type="float" office:value="403.8">
                <text:p>403.8</text:p>
              </table:table-cell>
              <table:table-cell office:value-type="float" office:value="559.62">
                <text:p>559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456.95">
                <text:p>456.95</text:p>
              </table:table-cell>
              <table:table-cell office:value-type="float" office:value="400.49">
                <text:p>400.49</text:p>
              </table:table-cell>
              <table:table-cell office:value-type="float" office:value="556.66">
                <text:p>556.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453.55">
                <text:p>453.55</text:p>
              </table:table-cell>
              <table:table-cell office:value-type="float" office:value="397.21">
                <text:p>397.21</text:p>
              </table:table-cell>
              <table:table-cell office:value-type="float" office:value="553.74">
                <text:p>553.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450.17">
                <text:p>450.17</text:p>
              </table:table-cell>
              <table:table-cell office:value-type="float" office:value="393.96">
                <text:p>393.96</text:p>
              </table:table-cell>
              <table:table-cell office:value-type="float" office:value="550.88">
                <text:p>550.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446.82">
                <text:p>446.82</text:p>
              </table:table-cell>
              <table:table-cell office:value-type="float" office:value="390.76">
                <text:p>390.76</text:p>
              </table:table-cell>
              <table:table-cell office:value-type="float" office:value="548.06">
                <text:p>548.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443.5">
                <text:p>443.5</text:p>
              </table:table-cell>
              <table:table-cell office:value-type="float" office:value="387.59">
                <text:p>387.59</text:p>
              </table:table-cell>
              <table:table-cell office:value-type="float" office:value="545.29">
                <text:p>545.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440.21">
                <text:p>440.21</text:p>
              </table:table-cell>
              <table:table-cell office:value-type="float" office:value="384.46">
                <text:p>384.46</text:p>
              </table:table-cell>
              <table:table-cell office:value-type="float" office:value="542.57">
                <text:p>542.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436.95">
                <text:p>436.95</text:p>
              </table:table-cell>
              <table:table-cell office:value-type="float" office:value="381.36">
                <text:p>381.36</text:p>
              </table:table-cell>
              <table:table-cell office:value-type="float" office:value="539.88">
                <text:p>539.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433.71">
                <text:p>433.71</text:p>
              </table:table-cell>
              <table:table-cell office:value-type="float" office:value="378.29">
                <text:p>378.29</text:p>
              </table:table-cell>
              <table:table-cell office:value-type="float" office:value="537.25">
                <text:p>537.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430.5">
                <text:p>430.5</text:p>
              </table:table-cell>
              <table:table-cell office:value-type="float" office:value="375.27">
                <text:p>375.27</text:p>
              </table:table-cell>
              <table:table-cell office:value-type="float" office:value="534.66">
                <text:p>534.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427.32">
                <text:p>427.32</text:p>
              </table:table-cell>
              <table:table-cell office:value-type="float" office:value="372.27">
                <text:p>372.27</text:p>
              </table:table-cell>
              <table:table-cell office:value-type="float" office:value="532.11">
                <text:p>532.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424.16">
                <text:p>424.16</text:p>
              </table:table-cell>
              <table:table-cell office:value-type="float" office:value="369.31">
                <text:p>369.31</text:p>
              </table:table-cell>
              <table:table-cell office:value-type="float" office:value="529.6">
                <text:p>529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421.03">
                <text:p>421.03</text:p>
              </table:table-cell>
              <table:table-cell office:value-type="float" office:value="366.38">
                <text:p>366.38</text:p>
              </table:table-cell>
              <table:table-cell office:value-type="float" office:value="527.13">
                <text:p>527.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417.93">
                <text:p>417.93</text:p>
              </table:table-cell>
              <table:table-cell office:value-type="float" office:value="363.49">
                <text:p>363.49</text:p>
              </table:table-cell>
              <table:table-cell office:value-type="float" office:value="524.71">
                <text:p>524.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414.85">
                <text:p>414.85</text:p>
              </table:table-cell>
              <table:table-cell office:value-type="float" office:value="360.63">
                <text:p>360.63</text:p>
              </table:table-cell>
              <table:table-cell office:value-type="float" office:value="522.33">
                <text:p>522.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411.8">
                <text:p>411.8</text:p>
              </table:table-cell>
              <table:table-cell office:value-type="float" office:value="357.8">
                <text:p>357.8</text:p>
              </table:table-cell>
              <table:table-cell office:value-type="float" office:value="519.99">
                <text:p>519.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408.77">
                <text:p>408.77</text:p>
              </table:table-cell>
              <table:table-cell office:value-type="float" office:value="355">
                <text:p>355</text:p>
              </table:table-cell>
              <table:table-cell office:value-type="float" office:value="517.69">
                <text:p>517.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405.77">
                <text:p>405.77</text:p>
              </table:table-cell>
              <table:table-cell office:value-type="float" office:value="352.23">
                <text:p>352.23</text:p>
              </table:table-cell>
              <table:table-cell office:value-type="float" office:value="515.42">
                <text:p>515.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402.79">
                <text:p>402.79</text:p>
              </table:table-cell>
              <table:table-cell office:value-type="float" office:value="349.5">
                <text:p>349.5</text:p>
              </table:table-cell>
              <table:table-cell office:value-type="float" office:value="513.2">
                <text:p>513.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399.84">
                <text:p>399.84</text:p>
              </table:table-cell>
              <table:table-cell office:value-type="float" office:value="346.79">
                <text:p>346.79</text:p>
              </table:table-cell>
              <table:table-cell office:value-type="float" office:value="511.02">
                <text:p>511.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396.91">
                <text:p>396.91</text:p>
              </table:table-cell>
              <table:table-cell office:value-type="float" office:value="344.12">
                <text:p>344.12</text:p>
              </table:table-cell>
              <table:table-cell office:value-type="float" office:value="508.87">
                <text:p>508.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394.01">
                <text:p>394.01</text:p>
              </table:table-cell>
              <table:table-cell office:value-type="float" office:value="341.48">
                <text:p>341.48</text:p>
              </table:table-cell>
              <table:table-cell office:value-type="float" office:value="506.76">
                <text:p>506.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391.13">
                <text:p>391.13</text:p>
              </table:table-cell>
              <table:table-cell office:value-type="float" office:value="338.86">
                <text:p>338.86</text:p>
              </table:table-cell>
              <table:table-cell office:value-type="float" office:value="504.69">
                <text:p>504.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388.28">
                <text:p>388.28</text:p>
              </table:table-cell>
              <table:table-cell office:value-type="float" office:value="336.28">
                <text:p>336.28</text:p>
              </table:table-cell>
              <table:table-cell office:value-type="float" office:value="502.65">
                <text:p>502.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385.45">
                <text:p>385.45</text:p>
              </table:table-cell>
              <table:table-cell office:value-type="float" office:value="333.72">
                <text:p>333.72</text:p>
              </table:table-cell>
              <table:table-cell office:value-type="float" office:value="500.65">
                <text:p>500.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382.64">
                <text:p>382.64</text:p>
              </table:table-cell>
              <table:table-cell office:value-type="float" office:value="331.19">
                <text:p>331.19</text:p>
              </table:table-cell>
              <table:table-cell office:value-type="float" office:value="498.69">
                <text:p>498.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379.85">
                <text:p>379.85</text:p>
              </table:table-cell>
              <table:table-cell office:value-type="float" office:value="328.69">
                <text:p>328.69</text:p>
              </table:table-cell>
              <table:table-cell office:value-type="float" office:value="496.76">
                <text:p>496.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377.09">
                <text:p>377.09</text:p>
              </table:table-cell>
              <table:table-cell office:value-type="float" office:value="326.22">
                <text:p>326.22</text:p>
              </table:table-cell>
              <table:table-cell office:value-type="float" office:value="494.87">
                <text:p>494.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374.36">
                <text:p>374.36</text:p>
              </table:table-cell>
              <table:table-cell office:value-type="float" office:value="323.78">
                <text:p>323.78</text:p>
              </table:table-cell>
              <table:table-cell office:value-type="float" office:value="493.01">
                <text:p>493.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371.64">
                <text:p>371.64</text:p>
              </table:table-cell>
              <table:table-cell office:value-type="float" office:value="321.37">
                <text:p>321.37</text:p>
              </table:table-cell>
              <table:table-cell office:value-type="float" office:value="491.18">
                <text:p>491.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368.95">
                <text:p>368.95</text:p>
              </table:table-cell>
              <table:table-cell office:value-type="float" office:value="318.98">
                <text:p>318.98</text:p>
              </table:table-cell>
              <table:table-cell office:value-type="float" office:value="489.39">
                <text:p>489.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366.27">
                <text:p>366.27</text:p>
              </table:table-cell>
              <table:table-cell office:value-type="float" office:value="316.61">
                <text:p>316.61</text:p>
              </table:table-cell>
              <table:table-cell office:value-type="float" office:value="487.63">
                <text:p>487.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363.63">
                <text:p>363.63</text:p>
              </table:table-cell>
              <table:table-cell office:value-type="float" office:value="314.28">
                <text:p>314.28</text:p>
              </table:table-cell>
              <table:table-cell office:value-type="float" office:value="485.91">
                <text:p>485.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361">
                <text:p>361</text:p>
              </table:table-cell>
              <table:table-cell office:value-type="float" office:value="311.97">
                <text:p>311.97</text:p>
              </table:table-cell>
              <table:table-cell office:value-type="float" office:value="484.21">
                <text:p>484.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358.39">
                <text:p>358.39</text:p>
              </table:table-cell>
              <table:table-cell office:value-type="float" office:value="309.69">
                <text:p>309.69</text:p>
              </table:table-cell>
              <table:table-cell office:value-type="float" office:value="482.55">
                <text:p>482.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355.81">
                <text:p>355.81</text:p>
              </table:table-cell>
              <table:table-cell office:value-type="float" office:value="307.43">
                <text:p>307.43</text:p>
              </table:table-cell>
              <table:table-cell office:value-type="float" office:value="480.92">
                <text:p>480.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353.25">
                <text:p>353.25</text:p>
              </table:table-cell>
              <table:table-cell office:value-type="float" office:value="305.2">
                <text:p>305.2</text:p>
              </table:table-cell>
              <table:table-cell office:value-type="float" office:value="479.32">
                <text:p>479.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350.7">
                <text:p>350.7</text:p>
              </table:table-cell>
              <table:table-cell office:value-type="float" office:value="302.99">
                <text:p>302.99</text:p>
              </table:table-cell>
              <table:table-cell office:value-type="float" office:value="477.75">
                <text:p>477.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348.18">
                <text:p>348.18</text:p>
              </table:table-cell>
              <table:table-cell office:value-type="float" office:value="300.81">
                <text:p>300.81</text:p>
              </table:table-cell>
              <table:table-cell office:value-type="float" office:value="476.21">
                <text:p>476.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345.68">
                <text:p>345.68</text:p>
              </table:table-cell>
              <table:table-cell office:value-type="float" office:value="298.65">
                <text:p>298.65</text:p>
              </table:table-cell>
              <table:table-cell office:value-type="float" office:value="474.7">
                <text:p>474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343.2">
                <text:p>343.2</text:p>
              </table:table-cell>
              <table:table-cell office:value-type="float" office:value="296.51">
                <text:p>296.51</text:p>
              </table:table-cell>
              <table:table-cell office:value-type="float" office:value="473.22">
                <text:p>473.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340.74">
                <text:p>340.74</text:p>
              </table:table-cell>
              <table:table-cell office:value-type="float" office:value="294.4">
                <text:p>294.4</text:p>
              </table:table-cell>
              <table:table-cell office:value-type="float" office:value="471.76">
                <text:p>471.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338.3">
                <text:p>338.3</text:p>
              </table:table-cell>
              <table:table-cell office:value-type="float" office:value="292.31">
                <text:p>292.31</text:p>
              </table:table-cell>
              <table:table-cell office:value-type="float" office:value="470.34">
                <text:p>470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Thrombin Comparison</text:p>
        </chart:title>
        <chart:legend chart:legend-position="end" svg:x="13.491cm" svg:y="3.703cm" style:legend-expansion="high" chart:style-name="ch3"/>
        <chart:plot-area chart:style-name="ch4" table:cell-range-address="'1-1-10'.A2:'1-1-10'.A202 '1-1-10'.C1:'1-1-10'.C202 '1-1-10'.L1:'1-1-10'.L202 '1-1-10'.U1:'1-1-10'.U202" chart:data-source-has-labels="row" svg:x="1.331cm" svg:y="1.635cm" svg:width="11.521cm" svg:height="6.204cm">
          <chartooo:coordinate-region svg:x="2.138cm" svg:y="1.835cm" svg:width="10.342cm" svg:height="5.357cm"/>
          <chart:axis chart:dimension="x" chart:name="primary-x" chart:style-name="ch5">
            <chart:title svg:x="5.922cm" svg:y="8.019cm" chart:style-name="ch6">
              <text:p>Time (seconds)</text:p>
            </chart:title>
          </chart:axis>
          <chart:axis chart:dimension="y" chart:name="primary-y" chart:style-name="ch7">
            <chart:title svg:x="0.451cm" svg:y="6.183cm" chart:style-name="ch8">
              <text:p>Concentration (nM)</text:p>
            </chart:title>
            <chart:grid chart:style-name="ch9" chart:class="major"/>
          </chart:axis>
          <chart:series chart:style-name="ch10" chart:values-cell-range-address="'1-1-10'.C2:'1-1-10'.C202" chart:label-cell-address="'1-1-10'.C1:'1-1-10'.C1" chart:class="chart:scatter">
            <chart:domain table:cell-range-address="'1-1-10'.A2:'1-1-10'.A202"/>
            <chart:data-point chart:repeated="201"/>
          </chart:series>
          <chart:series chart:style-name="ch11" chart:values-cell-range-address="'1-1-10'.L2:'1-1-10'.L202" chart:label-cell-address="'1-1-10'.L1:'1-1-10'.L1" chart:class="chart:scatter">
            <chart:data-point chart:repeated="201"/>
          </chart:series>
          <chart:series chart:style-name="ch12" chart:values-cell-range-address="'1-1-10'.U2:'1-1-10'.U202" chart:label-cell-address="'1-1-10'.U1:'1-1-10'.U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% Iia</text:p>
                <draw:g>
                  <svg:desc>'1-1-10'.C1:'1-1-10'.C1</svg:desc>
                </draw:g>
              </table:table-cell>
              <table:table-cell office:value-type="string">
                <text:p>20% Iia</text:p>
                <draw:g>
                  <svg:desc>'1-1-10'.L1:'1-1-10'.L1</svg:desc>
                </draw:g>
              </table:table-cell>
              <table:table-cell office:value-type="string">
                <text:p>40% Iia</text:p>
                <draw:g>
                  <svg:desc>'1-1-10'.U1:'1-1-10'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-1-10'.A2:'1-1-10'.A202</svg:desc>
                </draw:g>
              </table:table-cell>
              <table:table-cell office:value-type="float" office:value="0">
                <text:p>0</text:p>
                <draw:g>
                  <svg:desc>'1-1-10'.C2:'1-1-10'.C202</svg:desc>
                </draw:g>
              </table:table-cell>
              <table:table-cell office:value-type="float" office:value="0">
                <text:p>0</text:p>
                <draw:g>
                  <svg:desc>'1-1-10'.L2:'1-1-10'.L202</svg:desc>
                </draw:g>
              </table:table-cell>
              <table:table-cell office:value-type="float" office:value="0">
                <text:p>0</text:p>
                <draw:g>
                  <svg:desc>'1-1-10'.U2:'1-1-10'.U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0040854">
                <text:p>0.000000040854</text:p>
              </table:table-cell>
              <table:table-cell office:value-type="float" office:value="0.000000062092">
                <text:p>0.000000062092</text:p>
              </table:table-cell>
              <table:table-cell office:value-type="float" office:value="0.000000072171">
                <text:p>0.000000072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003405">
                <text:p>0.0000003405</text:p>
              </table:table-cell>
              <table:table-cell office:value-type="float" office:value="0.00000039294">
                <text:p>0.00000039294</text:p>
              </table:table-cell>
              <table:table-cell office:value-type="float" office:value="0.00000042294">
                <text:p>0.00000042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0092776">
                <text:p>0.00000092776</text:p>
              </table:table-cell>
              <table:table-cell office:value-type="float" office:value="0.0000010279">
                <text:p>0.0000010279</text:p>
              </table:table-cell>
              <table:table-cell office:value-type="float" office:value="0.0000010935">
                <text:p>0.0000010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0017583">
                <text:p>0.0000017583</text:p>
              </table:table-cell>
              <table:table-cell office:value-type="float" office:value="0.0000019475">
                <text:p>0.0000019475</text:p>
              </table:table-cell>
              <table:table-cell office:value-type="float" office:value="0.0000020815">
                <text:p>0.0000020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0028073">
                <text:p>0.0000028073</text:p>
              </table:table-cell>
              <table:table-cell office:value-type="float" office:value="0.0000031295">
                <text:p>0.0000031295</text:p>
              </table:table-cell>
              <table:table-cell office:value-type="float" office:value="0.0000033692">
                <text:p>0.0000033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0041188">
                <text:p>0.0000041188</text:p>
              </table:table-cell>
              <table:table-cell office:value-type="float" office:value="0.0000046218">
                <text:p>0.0000046218</text:p>
              </table:table-cell>
              <table:table-cell office:value-type="float" office:value="0.0000050063">
                <text:p>0.0000050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0058333">
                <text:p>0.0000058333</text:p>
              </table:table-cell>
              <table:table-cell office:value-type="float" office:value="0.0000065784">
                <text:p>0.0000065784</text:p>
              </table:table-cell>
              <table:table-cell office:value-type="float" office:value="0.0000071562">
                <text:p>0.0000071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00078028">
                <text:p>0.0000078028</text:p>
              </table:table-cell>
              <table:table-cell office:value-type="float" office:value="0.0000088208">
                <text:p>0.0000088208</text:p>
              </table:table-cell>
              <table:table-cell office:value-type="float" office:value="0.0000096138">
                <text:p>0.0000096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010284">
                <text:p>0.000010284</text:p>
              </table:table-cell>
              <table:table-cell office:value-type="float" office:value="0.000011628">
                <text:p>0.000011628</text:p>
              </table:table-cell>
              <table:table-cell office:value-type="float" office:value="0.000012675">
                <text:p>0.000012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0013331">
                <text:p>0.000013331</text:p>
              </table:table-cell>
              <table:table-cell office:value-type="float" office:value="0.000015044">
                <text:p>0.000015044</text:p>
              </table:table-cell>
              <table:table-cell office:value-type="float" office:value="0.000016372">
                <text:p>0.0000163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0016763">
                <text:p>0.000016763</text:p>
              </table:table-cell>
              <table:table-cell office:value-type="float" office:value="0.000018848">
                <text:p>0.000018848</text:p>
              </table:table-cell>
              <table:table-cell office:value-type="float" office:value="0.000020455">
                <text:p>0.000020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002074">
                <text:p>0.00002074</text:p>
              </table:table-cell>
              <table:table-cell office:value-type="float" office:value="0.000023197">
                <text:p>0.000023197</text:p>
              </table:table-cell>
              <table:table-cell office:value-type="float" office:value="0.000025079">
                <text:p>0.0000250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0025305">
                <text:p>0.000025305</text:p>
              </table:table-cell>
              <table:table-cell office:value-type="float" office:value="0.000028114">
                <text:p>0.000028114</text:p>
              </table:table-cell>
              <table:table-cell office:value-type="float" office:value="0.000030251">
                <text:p>0.000030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0030508">
                <text:p>0.000030508</text:p>
              </table:table-cell>
              <table:table-cell office:value-type="float" office:value="0.000033622">
                <text:p>0.000033622</text:p>
              </table:table-cell>
              <table:table-cell office:value-type="float" office:value="0.000035975">
                <text:p>0.000035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0036406">
                <text:p>0.000036406</text:p>
              </table:table-cell>
              <table:table-cell office:value-type="float" office:value="0.000039744">
                <text:p>0.000039744</text:p>
              </table:table-cell>
              <table:table-cell office:value-type="float" office:value="0.000042253">
                <text:p>0.000042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0043068">
                <text:p>0.000043068</text:p>
              </table:table-cell>
              <table:table-cell office:value-type="float" office:value="0.000046507">
                <text:p>0.000046507</text:p>
              </table:table-cell>
              <table:table-cell office:value-type="float" office:value="0.000049086">
                <text:p>0.000049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0050575">
                <text:p>0.000050575</text:p>
              </table:table-cell>
              <table:table-cell office:value-type="float" office:value="0.000053944">
                <text:p>0.000053944</text:p>
              </table:table-cell>
              <table:table-cell office:value-type="float" office:value="0.000056479">
                <text:p>0.000056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005903">
                <text:p>0.00005903</text:p>
              </table:table-cell>
              <table:table-cell office:value-type="float" office:value="0.000062097">
                <text:p>0.000062097</text:p>
              </table:table-cell>
              <table:table-cell office:value-type="float" office:value="0.000064437">
                <text:p>0.000064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0068565">
                <text:p>0.000068565</text:p>
              </table:table-cell>
              <table:table-cell office:value-type="float" office:value="0.000071014">
                <text:p>0.000071014</text:p>
              </table:table-cell>
              <table:table-cell office:value-type="float" office:value="0.000072971">
                <text:p>0.000072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0079345">
                <text:p>0.000079345</text:p>
              </table:table-cell>
              <table:table-cell office:value-type="float" office:value="0.000080757">
                <text:p>0.000080757</text:p>
              </table:table-cell>
              <table:table-cell office:value-type="float" office:value="0.000082095">
                <text:p>0.000082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0091565">
                <text:p>0.000091565</text:p>
              </table:table-cell>
              <table:table-cell office:value-type="float" office:value="0.000091401">
                <text:p>0.000091401</text:p>
              </table:table-cell>
              <table:table-cell office:value-type="float" office:value="0.000091832">
                <text:p>0.000091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010548">
                <text:p>0.00010548</text:p>
              </table:table-cell>
              <table:table-cell office:value-type="float" office:value="0.00010303">
                <text:p>0.00010303</text:p>
              </table:table-cell>
              <table:table-cell office:value-type="float" office:value="0.00010221">
                <text:p>0.000102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0012138">
                <text:p>0.00012138</text:p>
              </table:table-cell>
              <table:table-cell office:value-type="float" office:value="0.00011576">
                <text:p>0.00011576</text:p>
              </table:table-cell>
              <table:table-cell office:value-type="float" office:value="0.00011325">
                <text:p>0.000113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0013964">
                <text:p>0.00013964</text:p>
              </table:table-cell>
              <table:table-cell office:value-type="float" office:value="0.00012971">
                <text:p>0.00012971</text:p>
              </table:table-cell>
              <table:table-cell office:value-type="float" office:value="0.00012501">
                <text:p>0.000125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0016071">
                <text:p>0.00016071</text:p>
              </table:table-cell>
              <table:table-cell office:value-type="float" office:value="0.00014501">
                <text:p>0.00014501</text:p>
              </table:table-cell>
              <table:table-cell office:value-type="float" office:value="0.00013753">
                <text:p>0.000137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0018515">
                <text:p>0.00018515</text:p>
              </table:table-cell>
              <table:table-cell office:value-type="float" office:value="0.00016184">
                <text:p>0.00016184</text:p>
              </table:table-cell>
              <table:table-cell office:value-type="float" office:value="0.00015087">
                <text:p>0.000150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0021367">
                <text:p>0.00021367</text:p>
              </table:table-cell>
              <table:table-cell office:value-type="float" office:value="0.00018039">
                <text:p>0.00018039</text:p>
              </table:table-cell>
              <table:table-cell office:value-type="float" office:value="0.00016509">
                <text:p>0.000165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0024715">
                <text:p>0.00024715</text:p>
              </table:table-cell>
              <table:table-cell office:value-type="float" office:value="0.00020087">
                <text:p>0.00020087</text:p>
              </table:table-cell>
              <table:table-cell office:value-type="float" office:value="0.00018026">
                <text:p>0.000180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0028684">
                <text:p>0.00028684</text:p>
              </table:table-cell>
              <table:table-cell office:value-type="float" office:value="0.00022354">
                <text:p>0.00022354</text:p>
              </table:table-cell>
              <table:table-cell office:value-type="float" office:value="0.00019647">
                <text:p>0.000196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003345">
                <text:p>0.0003345</text:p>
              </table:table-cell>
              <table:table-cell office:value-type="float" office:value="0.00024868">
                <text:p>0.00024868</text:p>
              </table:table-cell>
              <table:table-cell office:value-type="float" office:value="0.00021379">
                <text:p>0.000213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0039307">
                <text:p>0.00039307</text:p>
              </table:table-cell>
              <table:table-cell office:value-type="float" office:value="0.00027661">
                <text:p>0.00027661</text:p>
              </table:table-cell>
              <table:table-cell office:value-type="float" office:value="0.00023234">
                <text:p>0.000232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0046802">
                <text:p>0.00046802</text:p>
              </table:table-cell>
              <table:table-cell office:value-type="float" office:value="0.0003077">
                <text:p>0.0003077</text:p>
              </table:table-cell>
              <table:table-cell office:value-type="float" office:value="0.00025222">
                <text:p>0.000252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00057146">
                <text:p>0.00057146</text:p>
              </table:table-cell>
              <table:table-cell office:value-type="float" office:value="0.00034238">
                <text:p>0.00034238</text:p>
              </table:table-cell>
              <table:table-cell office:value-type="float" office:value="0.00027355">
                <text:p>0.000273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00073676">
                <text:p>0.00073676</text:p>
              </table:table-cell>
              <table:table-cell office:value-type="float" office:value="0.00038114">
                <text:p>0.00038114</text:p>
              </table:table-cell>
              <table:table-cell office:value-type="float" office:value="0.00029647">
                <text:p>0.000296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0010945">
                <text:p>0.0010945</text:p>
              </table:table-cell>
              <table:table-cell office:value-type="float" office:value="0.00042454">
                <text:p>0.00042454</text:p>
              </table:table-cell>
              <table:table-cell office:value-type="float" office:value="0.00032111">
                <text:p>0.00032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0027045">
                <text:p>0.0027045</text:p>
              </table:table-cell>
              <table:table-cell office:value-type="float" office:value="0.00047324">
                <text:p>0.00047324</text:p>
              </table:table-cell>
              <table:table-cell office:value-type="float" office:value="0.00034763">
                <text:p>0.000347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053766">
                <text:p>0.053766</text:p>
              </table:table-cell>
              <table:table-cell office:value-type="float" office:value="0.00052802">
                <text:p>0.00052802</text:p>
              </table:table-cell>
              <table:table-cell office:value-type="float" office:value="0.00037621">
                <text:p>0.000376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2.2711">
                <text:p>2.2711</text:p>
              </table:table-cell>
              <table:table-cell office:value-type="float" office:value="0.00058984">
                <text:p>0.00058984</text:p>
              </table:table-cell>
              <table:table-cell office:value-type="float" office:value="0.00040702">
                <text:p>0.00040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8.511">
                <text:p>18.511</text:p>
              </table:table-cell>
              <table:table-cell office:value-type="float" office:value="0.00065991">
                <text:p>0.00065991</text:p>
              </table:table-cell>
              <table:table-cell office:value-type="float" office:value="0.00044027">
                <text:p>0.000440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44.819">
                <text:p>44.819</text:p>
              </table:table-cell>
              <table:table-cell office:value-type="float" office:value="0.00073979">
                <text:p>0.00073979</text:p>
              </table:table-cell>
              <table:table-cell office:value-type="float" office:value="0.00047619">
                <text:p>0.000476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68.315">
                <text:p>68.315</text:p>
              </table:table-cell>
              <table:table-cell office:value-type="float" office:value="0.00083165">
                <text:p>0.00083165</text:p>
              </table:table-cell>
              <table:table-cell office:value-type="float" office:value="0.000515">
                <text:p>0.0005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88.388">
                <text:p>88.388</text:p>
              </table:table-cell>
              <table:table-cell office:value-type="float" office:value="0.00093864">
                <text:p>0.00093864</text:p>
              </table:table-cell>
              <table:table-cell office:value-type="float" office:value="0.00055699">
                <text:p>0.00055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07.01">
                <text:p>107.01</text:p>
              </table:table-cell>
              <table:table-cell office:value-type="float" office:value="0.0010656">
                <text:p>0.0010656</text:p>
              </table:table-cell>
              <table:table-cell office:value-type="float" office:value="0.00060243">
                <text:p>0.000602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13.95">
                <text:p>113.95</text:p>
              </table:table-cell>
              <table:table-cell office:value-type="float" office:value="0.0012208">
                <text:p>0.0012208</text:p>
              </table:table-cell>
              <table:table-cell office:value-type="float" office:value="0.00065163">
                <text:p>0.000651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16.44">
                <text:p>116.44</text:p>
              </table:table-cell>
              <table:table-cell office:value-type="float" office:value="0.0014193">
                <text:p>0.0014193</text:p>
              </table:table-cell>
              <table:table-cell office:value-type="float" office:value="0.00070496">
                <text:p>0.000704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17.83">
                <text:p>117.83</text:p>
              </table:table-cell>
              <table:table-cell office:value-type="float" office:value="0.0016919">
                <text:p>0.0016919</text:p>
              </table:table-cell>
              <table:table-cell office:value-type="float" office:value="0.00076278">
                <text:p>0.000762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18.59">
                <text:p>118.59</text:p>
              </table:table-cell>
              <table:table-cell office:value-type="float" office:value="0.0021136">
                <text:p>0.0021136</text:p>
              </table:table-cell>
              <table:table-cell office:value-type="float" office:value="0.00082552">
                <text:p>0.000825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18.87">
                <text:p>118.87</text:p>
              </table:table-cell>
              <table:table-cell office:value-type="float" office:value="0.0029174">
                <text:p>0.0029174</text:p>
              </table:table-cell>
              <table:table-cell office:value-type="float" office:value="0.00089364">
                <text:p>0.000893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18.8">
                <text:p>118.8</text:p>
              </table:table-cell>
              <table:table-cell office:value-type="float" office:value="0.0052111">
                <text:p>0.0052111</text:p>
              </table:table-cell>
              <table:table-cell office:value-type="float" office:value="0.00096768">
                <text:p>0.000967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18.46">
                <text:p>118.46</text:p>
              </table:table-cell>
              <table:table-cell office:value-type="float" office:value="0.020249">
                <text:p>0.020249</text:p>
              </table:table-cell>
              <table:table-cell office:value-type="float" office:value="0.0010482">
                <text:p>0.00104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17.94">
                <text:p>117.94</text:p>
              </table:table-cell>
              <table:table-cell office:value-type="float" office:value="0.20815">
                <text:p>0.20815</text:p>
              </table:table-cell>
              <table:table-cell office:value-type="float" office:value="0.0011359">
                <text:p>0.00113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17.29">
                <text:p>117.29</text:p>
              </table:table-cell>
              <table:table-cell office:value-type="float" office:value="2.0181">
                <text:p>2.0181</text:p>
              </table:table-cell>
              <table:table-cell office:value-type="float" office:value="0.0012314">
                <text:p>0.00123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16.55">
                <text:p>116.55</text:p>
              </table:table-cell>
              <table:table-cell office:value-type="float" office:value="12.507">
                <text:p>12.507</text:p>
              </table:table-cell>
              <table:table-cell office:value-type="float" office:value="0.0013357">
                <text:p>0.00133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15.75">
                <text:p>115.75</text:p>
              </table:table-cell>
              <table:table-cell office:value-type="float" office:value="36.219">
                <text:p>36.219</text:p>
              </table:table-cell>
              <table:table-cell office:value-type="float" office:value="0.0014498">
                <text:p>0.00144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14.93">
                <text:p>114.93</text:p>
              </table:table-cell>
              <table:table-cell office:value-type="float" office:value="63.777">
                <text:p>63.777</text:p>
              </table:table-cell>
              <table:table-cell office:value-type="float" office:value="0.0015748">
                <text:p>0.00157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14.08">
                <text:p>114.08</text:p>
              </table:table-cell>
              <table:table-cell office:value-type="float" office:value="90.712">
                <text:p>90.712</text:p>
              </table:table-cell>
              <table:table-cell office:value-type="float" office:value="0.0017122">
                <text:p>0.00171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13.22">
                <text:p>113.22</text:p>
              </table:table-cell>
              <table:table-cell office:value-type="float" office:value="118.84">
                <text:p>118.84</text:p>
              </table:table-cell>
              <table:table-cell office:value-type="float" office:value="0.0018637">
                <text:p>0.00186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12.36">
                <text:p>112.36</text:p>
              </table:table-cell>
              <table:table-cell office:value-type="float" office:value="137.32">
                <text:p>137.32</text:p>
              </table:table-cell>
              <table:table-cell office:value-type="float" office:value="0.0020315">
                <text:p>0.00203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11.5">
                <text:p>111.5</text:p>
              </table:table-cell>
              <table:table-cell office:value-type="float" office:value="144.99">
                <text:p>144.99</text:p>
              </table:table-cell>
              <table:table-cell office:value-type="float" office:value="0.0022185">
                <text:p>0.00221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110.66">
                <text:p>110.66</text:p>
              </table:table-cell>
              <table:table-cell office:value-type="float" office:value="149.2">
                <text:p>149.2</text:p>
              </table:table-cell>
              <table:table-cell office:value-type="float" office:value="0.0024283">
                <text:p>0.00242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109.82">
                <text:p>109.82</text:p>
              </table:table-cell>
              <table:table-cell office:value-type="float" office:value="151.53">
                <text:p>151.53</text:p>
              </table:table-cell>
              <table:table-cell office:value-type="float" office:value="0.0026662">
                <text:p>0.00266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109">
                <text:p>109</text:p>
              </table:table-cell>
              <table:table-cell office:value-type="float" office:value="152.53">
                <text:p>152.53</text:p>
              </table:table-cell>
              <table:table-cell office:value-type="float" office:value="0.0029393">
                <text:p>0.00293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108.18">
                <text:p>108.18</text:p>
              </table:table-cell>
              <table:table-cell office:value-type="float" office:value="152.58">
                <text:p>152.58</text:p>
              </table:table-cell>
              <table:table-cell office:value-type="float" office:value="0.0032585">
                <text:p>0.00325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107.39">
                <text:p>107.39</text:p>
              </table:table-cell>
              <table:table-cell office:value-type="float" office:value="151.99">
                <text:p>151.99</text:p>
              </table:table-cell>
              <table:table-cell office:value-type="float" office:value="0.0036402">
                <text:p>0.00364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106.6">
                <text:p>106.6</text:p>
              </table:table-cell>
              <table:table-cell office:value-type="float" office:value="150.97">
                <text:p>150.97</text:p>
              </table:table-cell>
              <table:table-cell office:value-type="float" office:value="0.0041117">
                <text:p>0.00411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105.83">
                <text:p>105.83</text:p>
              </table:table-cell>
              <table:table-cell office:value-type="float" office:value="149.68">
                <text:p>149.68</text:p>
              </table:table-cell>
              <table:table-cell office:value-type="float" office:value="0.0047208">
                <text:p>0.00472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105.07">
                <text:p>105.07</text:p>
              </table:table-cell>
              <table:table-cell office:value-type="float" office:value="148.22">
                <text:p>148.22</text:p>
              </table:table-cell>
              <table:table-cell office:value-type="float" office:value="0.0055595">
                <text:p>0.005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104.32">
                <text:p>104.32</text:p>
              </table:table-cell>
              <table:table-cell office:value-type="float" office:value="146.65">
                <text:p>146.65</text:p>
              </table:table-cell>
              <table:table-cell office:value-type="float" office:value="0.0068288">
                <text:p>0.00682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103.59">
                <text:p>103.59</text:p>
              </table:table-cell>
              <table:table-cell office:value-type="float" office:value="145.01">
                <text:p>145.01</text:p>
              </table:table-cell>
              <table:table-cell office:value-type="float" office:value="0.009049">
                <text:p>0.0090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102.86">
                <text:p>102.86</text:p>
              </table:table-cell>
              <table:table-cell office:value-type="float" office:value="143.35">
                <text:p>143.35</text:p>
              </table:table-cell>
              <table:table-cell office:value-type="float" office:value="0.013953">
                <text:p>0.0139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102.15">
                <text:p>102.15</text:p>
              </table:table-cell>
              <table:table-cell office:value-type="float" office:value="141.68">
                <text:p>141.68</text:p>
              </table:table-cell>
              <table:table-cell office:value-type="float" office:value="0.029736">
                <text:p>0.0297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101.45">
                <text:p>101.45</text:p>
              </table:table-cell>
              <table:table-cell office:value-type="float" office:value="140.02">
                <text:p>140.02</text:p>
              </table:table-cell>
              <table:table-cell office:value-type="float" office:value="0.10536">
                <text:p>0.10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100.75">
                <text:p>100.75</text:p>
              </table:table-cell>
              <table:table-cell office:value-type="float" office:value="138.39">
                <text:p>138.39</text:p>
              </table:table-cell>
              <table:table-cell office:value-type="float" office:value="0.44445">
                <text:p>0.444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100.07">
                <text:p>100.07</text:p>
              </table:table-cell>
              <table:table-cell office:value-type="float" office:value="136.77">
                <text:p>136.77</text:p>
              </table:table-cell>
              <table:table-cell office:value-type="float" office:value="1.8181">
                <text:p>1.81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99.39">
                <text:p>99.39</text:p>
              </table:table-cell>
              <table:table-cell office:value-type="float" office:value="135.19">
                <text:p>135.19</text:p>
              </table:table-cell>
              <table:table-cell office:value-type="float" office:value="7.3621">
                <text:p>7.36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98.722">
                <text:p>98.722</text:p>
              </table:table-cell>
              <table:table-cell office:value-type="float" office:value="133.64">
                <text:p>133.64</text:p>
              </table:table-cell>
              <table:table-cell office:value-type="float" office:value="22.565">
                <text:p>22.5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98.061">
                <text:p>98.061</text:p>
              </table:table-cell>
              <table:table-cell office:value-type="float" office:value="132.13">
                <text:p>132.13</text:p>
              </table:table-cell>
              <table:table-cell office:value-type="float" office:value="46.42">
                <text:p>46.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97.408">
                <text:p>97.408</text:p>
              </table:table-cell>
              <table:table-cell office:value-type="float" office:value="130.65">
                <text:p>130.65</text:p>
              </table:table-cell>
              <table:table-cell office:value-type="float" office:value="73.505">
                <text:p>73.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96.761">
                <text:p>96.761</text:p>
              </table:table-cell>
              <table:table-cell office:value-type="float" office:value="129.2">
                <text:p>129.2</text:p>
              </table:table-cell>
              <table:table-cell office:value-type="float" office:value="99.953">
                <text:p>99.9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96.12">
                <text:p>96.12</text:p>
              </table:table-cell>
              <table:table-cell office:value-type="float" office:value="127.78">
                <text:p>127.78</text:p>
              </table:table-cell>
              <table:table-cell office:value-type="float" office:value="118.23">
                <text:p>118.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95.485">
                <text:p>95.485</text:p>
              </table:table-cell>
              <table:table-cell office:value-type="float" office:value="126.4">
                <text:p>126.4</text:p>
              </table:table-cell>
              <table:table-cell office:value-type="float" office:value="128.11">
                <text:p>128.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94.856">
                <text:p>94.856</text:p>
              </table:table-cell>
              <table:table-cell office:value-type="float" office:value="125.04">
                <text:p>125.04</text:p>
              </table:table-cell>
              <table:table-cell office:value-type="float" office:value="133.52">
                <text:p>133.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94.232">
                <text:p>94.232</text:p>
              </table:table-cell>
              <table:table-cell office:value-type="float" office:value="123.72">
                <text:p>123.72</text:p>
              </table:table-cell>
              <table:table-cell office:value-type="float" office:value="136.39">
                <text:p>136.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93.614">
                <text:p>93.614</text:p>
              </table:table-cell>
              <table:table-cell office:value-type="float" office:value="122.42">
                <text:p>122.42</text:p>
              </table:table-cell>
              <table:table-cell office:value-type="float" office:value="137.62">
                <text:p>137.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93">
                <text:p>93</text:p>
              </table:table-cell>
              <table:table-cell office:value-type="float" office:value="121.14">
                <text:p>121.14</text:p>
              </table:table-cell>
              <table:table-cell office:value-type="float" office:value="137.74">
                <text:p>137.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92.391">
                <text:p>92.391</text:p>
              </table:table-cell>
              <table:table-cell office:value-type="float" office:value="119.89">
                <text:p>119.89</text:p>
              </table:table-cell>
              <table:table-cell office:value-type="float" office:value="137.11">
                <text:p>137.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91.786">
                <text:p>91.786</text:p>
              </table:table-cell>
              <table:table-cell office:value-type="float" office:value="118.66">
                <text:p>118.66</text:p>
              </table:table-cell>
              <table:table-cell office:value-type="float" office:value="135.97">
                <text:p>135.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91.185">
                <text:p>91.185</text:p>
              </table:table-cell>
              <table:table-cell office:value-type="float" office:value="117.45">
                <text:p>117.45</text:p>
              </table:table-cell>
              <table:table-cell office:value-type="float" office:value="134.52">
                <text:p>134.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90.589">
                <text:p>90.589</text:p>
              </table:table-cell>
              <table:table-cell office:value-type="float" office:value="116.27">
                <text:p>116.27</text:p>
              </table:table-cell>
              <table:table-cell office:value-type="float" office:value="132.85">
                <text:p>132.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89.996">
                <text:p>89.996</text:p>
              </table:table-cell>
              <table:table-cell office:value-type="float" office:value="115.1">
                <text:p>115.1</text:p>
              </table:table-cell>
              <table:table-cell office:value-type="float" office:value="131.06">
                <text:p>131.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89.406">
                <text:p>89.406</text:p>
              </table:table-cell>
              <table:table-cell office:value-type="float" office:value="113.95">
                <text:p>113.95</text:p>
              </table:table-cell>
              <table:table-cell office:value-type="float" office:value="129.19">
                <text:p>129.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88.821">
                <text:p>88.821</text:p>
              </table:table-cell>
              <table:table-cell office:value-type="float" office:value="112.81">
                <text:p>112.81</text:p>
              </table:table-cell>
              <table:table-cell office:value-type="float" office:value="127.28">
                <text:p>127.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88.238">
                <text:p>88.238</text:p>
              </table:table-cell>
              <table:table-cell office:value-type="float" office:value="111.7">
                <text:p>111.7</text:p>
              </table:table-cell>
              <table:table-cell office:value-type="float" office:value="125.36">
                <text:p>125.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87.659">
                <text:p>87.659</text:p>
              </table:table-cell>
              <table:table-cell office:value-type="float" office:value="110.6">
                <text:p>110.6</text:p>
              </table:table-cell>
              <table:table-cell office:value-type="float" office:value="123.44">
                <text:p>123.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87.084">
                <text:p>87.084</text:p>
              </table:table-cell>
              <table:table-cell office:value-type="float" office:value="109.51">
                <text:p>109.51</text:p>
              </table:table-cell>
              <table:table-cell office:value-type="float" office:value="121.55">
                <text:p>121.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86.512">
                <text:p>86.512</text:p>
              </table:table-cell>
              <table:table-cell office:value-type="float" office:value="108.43">
                <text:p>108.43</text:p>
              </table:table-cell>
              <table:table-cell office:value-type="float" office:value="119.67">
                <text:p>119.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85.943">
                <text:p>85.943</text:p>
              </table:table-cell>
              <table:table-cell office:value-type="float" office:value="107.37">
                <text:p>107.37</text:p>
              </table:table-cell>
              <table:table-cell office:value-type="float" office:value="117.83">
                <text:p>117.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85.376">
                <text:p>85.376</text:p>
              </table:table-cell>
              <table:table-cell office:value-type="float" office:value="106.32">
                <text:p>106.32</text:p>
              </table:table-cell>
              <table:table-cell office:value-type="float" office:value="116.02">
                <text:p>116.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84.811">
                <text:p>84.811</text:p>
              </table:table-cell>
              <table:table-cell office:value-type="float" office:value="105.29">
                <text:p>105.29</text:p>
              </table:table-cell>
              <table:table-cell office:value-type="float" office:value="114.25">
                <text:p>114.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84.249">
                <text:p>84.249</text:p>
              </table:table-cell>
              <table:table-cell office:value-type="float" office:value="104.26">
                <text:p>104.26</text:p>
              </table:table-cell>
              <table:table-cell office:value-type="float" office:value="112.51">
                <text:p>112.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83.69">
                <text:p>83.69</text:p>
              </table:table-cell>
              <table:table-cell office:value-type="float" office:value="103.25">
                <text:p>103.25</text:p>
              </table:table-cell>
              <table:table-cell office:value-type="float" office:value="110.8">
                <text:p>110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83.134">
                <text:p>83.134</text:p>
              </table:table-cell>
              <table:table-cell office:value-type="float" office:value="102.24">
                <text:p>102.24</text:p>
              </table:table-cell>
              <table:table-cell office:value-type="float" office:value="109.13">
                <text:p>109.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82.582">
                <text:p>82.582</text:p>
              </table:table-cell>
              <table:table-cell office:value-type="float" office:value="101.25">
                <text:p>101.25</text:p>
              </table:table-cell>
              <table:table-cell office:value-type="float" office:value="107.49">
                <text:p>107.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82.032">
                <text:p>82.032</text:p>
              </table:table-cell>
              <table:table-cell office:value-type="float" office:value="100.27">
                <text:p>100.27</text:p>
              </table:table-cell>
              <table:table-cell office:value-type="float" office:value="105.88">
                <text:p>105.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81.486">
                <text:p>81.486</text:p>
              </table:table-cell>
              <table:table-cell office:value-type="float" office:value="99.293">
                <text:p>99.293</text:p>
              </table:table-cell>
              <table:table-cell office:value-type="float" office:value="104.3">
                <text:p>104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80.941">
                <text:p>80.941</text:p>
              </table:table-cell>
              <table:table-cell office:value-type="float" office:value="98.328">
                <text:p>98.328</text:p>
              </table:table-cell>
              <table:table-cell office:value-type="float" office:value="102.75">
                <text:p>102.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80.399">
                <text:p>80.399</text:p>
              </table:table-cell>
              <table:table-cell office:value-type="float" office:value="97.372">
                <text:p>97.372</text:p>
              </table:table-cell>
              <table:table-cell office:value-type="float" office:value="101.23">
                <text:p>101.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79.861">
                <text:p>79.861</text:p>
              </table:table-cell>
              <table:table-cell office:value-type="float" office:value="96.425">
                <text:p>96.425</text:p>
              </table:table-cell>
              <table:table-cell office:value-type="float" office:value="99.732">
                <text:p>99.7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79.324">
                <text:p>79.324</text:p>
              </table:table-cell>
              <table:table-cell office:value-type="float" office:value="95.487">
                <text:p>95.487</text:p>
              </table:table-cell>
              <table:table-cell office:value-type="float" office:value="98.259">
                <text:p>98.2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78.783">
                <text:p>78.783</text:p>
              </table:table-cell>
              <table:table-cell office:value-type="float" office:value="94.557">
                <text:p>94.557</text:p>
              </table:table-cell>
              <table:table-cell office:value-type="float" office:value="96.809">
                <text:p>96.8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78.235">
                <text:p>78.235</text:p>
              </table:table-cell>
              <table:table-cell office:value-type="float" office:value="93.635">
                <text:p>93.635</text:p>
              </table:table-cell>
              <table:table-cell office:value-type="float" office:value="95.382">
                <text:p>95.3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77.677">
                <text:p>77.677</text:p>
              </table:table-cell>
              <table:table-cell office:value-type="float" office:value="92.721">
                <text:p>92.721</text:p>
              </table:table-cell>
              <table:table-cell office:value-type="float" office:value="93.977">
                <text:p>93.9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77.113">
                <text:p>77.113</text:p>
              </table:table-cell>
              <table:table-cell office:value-type="float" office:value="91.815">
                <text:p>91.815</text:p>
              </table:table-cell>
              <table:table-cell office:value-type="float" office:value="92.593">
                <text:p>92.5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76.55">
                <text:p>76.55</text:p>
              </table:table-cell>
              <table:table-cell office:value-type="float" office:value="90.917">
                <text:p>90.917</text:p>
              </table:table-cell>
              <table:table-cell office:value-type="float" office:value="91.228">
                <text:p>91.2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75.992">
                <text:p>75.992</text:p>
              </table:table-cell>
              <table:table-cell office:value-type="float" office:value="90.027">
                <text:p>90.027</text:p>
              </table:table-cell>
              <table:table-cell office:value-type="float" office:value="89.883">
                <text:p>89.8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75.441">
                <text:p>75.441</text:p>
              </table:table-cell>
              <table:table-cell office:value-type="float" office:value="89.144">
                <text:p>89.144</text:p>
              </table:table-cell>
              <table:table-cell office:value-type="float" office:value="88.557">
                <text:p>88.5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74.897">
                <text:p>74.897</text:p>
              </table:table-cell>
              <table:table-cell office:value-type="float" office:value="88.269">
                <text:p>88.269</text:p>
              </table:table-cell>
              <table:table-cell office:value-type="float" office:value="87.248">
                <text:p>87.2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74.36">
                <text:p>74.36</text:p>
              </table:table-cell>
              <table:table-cell office:value-type="float" office:value="87.401">
                <text:p>87.401</text:p>
              </table:table-cell>
              <table:table-cell office:value-type="float" office:value="85.956">
                <text:p>85.9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73.829">
                <text:p>73.829</text:p>
              </table:table-cell>
              <table:table-cell office:value-type="float" office:value="86.541">
                <text:p>86.541</text:p>
              </table:table-cell>
              <table:table-cell office:value-type="float" office:value="84.682">
                <text:p>84.6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73.304">
                <text:p>73.304</text:p>
              </table:table-cell>
              <table:table-cell office:value-type="float" office:value="85.688">
                <text:p>85.688</text:p>
              </table:table-cell>
              <table:table-cell office:value-type="float" office:value="83.423">
                <text:p>83.4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72.786">
                <text:p>72.786</text:p>
              </table:table-cell>
              <table:table-cell office:value-type="float" office:value="84.842">
                <text:p>84.842</text:p>
              </table:table-cell>
              <table:table-cell office:value-type="float" office:value="82.181">
                <text:p>82.1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72.273">
                <text:p>72.273</text:p>
              </table:table-cell>
              <table:table-cell office:value-type="float" office:value="84.003">
                <text:p>84.003</text:p>
              </table:table-cell>
              <table:table-cell office:value-type="float" office:value="80.954">
                <text:p>80.9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71.766">
                <text:p>71.766</text:p>
              </table:table-cell>
              <table:table-cell office:value-type="float" office:value="83.171">
                <text:p>83.171</text:p>
              </table:table-cell>
              <table:table-cell office:value-type="float" office:value="79.742">
                <text:p>79.7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71.263">
                <text:p>71.263</text:p>
              </table:table-cell>
              <table:table-cell office:value-type="float" office:value="82.346">
                <text:p>82.346</text:p>
              </table:table-cell>
              <table:table-cell office:value-type="float" office:value="78.545">
                <text:p>78.5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70.765">
                <text:p>70.765</text:p>
              </table:table-cell>
              <table:table-cell office:value-type="float" office:value="81.528">
                <text:p>81.528</text:p>
              </table:table-cell>
              <table:table-cell office:value-type="float" office:value="77.362">
                <text:p>77.3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70.271">
                <text:p>70.271</text:p>
              </table:table-cell>
              <table:table-cell office:value-type="float" office:value="80.717">
                <text:p>80.717</text:p>
              </table:table-cell>
              <table:table-cell office:value-type="float" office:value="76.194">
                <text:p>76.1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69.782">
                <text:p>69.782</text:p>
              </table:table-cell>
              <table:table-cell office:value-type="float" office:value="79.913">
                <text:p>79.913</text:p>
              </table:table-cell>
              <table:table-cell office:value-type="float" office:value="75.039">
                <text:p>75.0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69.296">
                <text:p>69.296</text:p>
              </table:table-cell>
              <table:table-cell office:value-type="float" office:value="79.116">
                <text:p>79.116</text:p>
              </table:table-cell>
              <table:table-cell office:value-type="float" office:value="73.898">
                <text:p>73.8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68.815">
                <text:p>68.815</text:p>
              </table:table-cell>
              <table:table-cell office:value-type="float" office:value="78.326">
                <text:p>78.326</text:p>
              </table:table-cell>
              <table:table-cell office:value-type="float" office:value="72.77">
                <text:p>72.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68.337">
                <text:p>68.337</text:p>
              </table:table-cell>
              <table:table-cell office:value-type="float" office:value="77.542">
                <text:p>77.542</text:p>
              </table:table-cell>
              <table:table-cell office:value-type="float" office:value="71.656">
                <text:p>71.6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67.862">
                <text:p>67.862</text:p>
              </table:table-cell>
              <table:table-cell office:value-type="float" office:value="76.766">
                <text:p>76.766</text:p>
              </table:table-cell>
              <table:table-cell office:value-type="float" office:value="70.554">
                <text:p>70.5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67.391">
                <text:p>67.391</text:p>
              </table:table-cell>
              <table:table-cell office:value-type="float" office:value="75.995">
                <text:p>75.995</text:p>
              </table:table-cell>
              <table:table-cell office:value-type="float" office:value="69.466">
                <text:p>69.4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66.923">
                <text:p>66.923</text:p>
              </table:table-cell>
              <table:table-cell office:value-type="float" office:value="75.232">
                <text:p>75.232</text:p>
              </table:table-cell>
              <table:table-cell office:value-type="float" office:value="68.39">
                <text:p>68.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66.458">
                <text:p>66.458</text:p>
              </table:table-cell>
              <table:table-cell office:value-type="float" office:value="74.475">
                <text:p>74.475</text:p>
              </table:table-cell>
              <table:table-cell office:value-type="float" office:value="67.327">
                <text:p>67.3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65.997">
                <text:p>65.997</text:p>
              </table:table-cell>
              <table:table-cell office:value-type="float" office:value="73.725">
                <text:p>73.725</text:p>
              </table:table-cell>
              <table:table-cell office:value-type="float" office:value="66.276">
                <text:p>66.2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65.538">
                <text:p>65.538</text:p>
              </table:table-cell>
              <table:table-cell office:value-type="float" office:value="72.981">
                <text:p>72.981</text:p>
              </table:table-cell>
              <table:table-cell office:value-type="float" office:value="65.237">
                <text:p>65.2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65.083">
                <text:p>65.083</text:p>
              </table:table-cell>
              <table:table-cell office:value-type="float" office:value="72.244">
                <text:p>72.244</text:p>
              </table:table-cell>
              <table:table-cell office:value-type="float" office:value="64.21">
                <text:p>64.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64.63">
                <text:p>64.63</text:p>
              </table:table-cell>
              <table:table-cell office:value-type="float" office:value="71.513">
                <text:p>71.513</text:p>
              </table:table-cell>
              <table:table-cell office:value-type="float" office:value="63.195">
                <text:p>63.1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64.18">
                <text:p>64.18</text:p>
              </table:table-cell>
              <table:table-cell office:value-type="float" office:value="70.789">
                <text:p>70.789</text:p>
              </table:table-cell>
              <table:table-cell office:value-type="float" office:value="62.192">
                <text:p>62.1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63.733">
                <text:p>63.733</text:p>
              </table:table-cell>
              <table:table-cell office:value-type="float" office:value="70.071">
                <text:p>70.071</text:p>
              </table:table-cell>
              <table:table-cell office:value-type="float" office:value="61.201">
                <text:p>61.2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63.289">
                <text:p>63.289</text:p>
              </table:table-cell>
              <table:table-cell office:value-type="float" office:value="69.36">
                <text:p>69.36</text:p>
              </table:table-cell>
              <table:table-cell office:value-type="float" office:value="60.221">
                <text:p>60.2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62.848">
                <text:p>62.848</text:p>
              </table:table-cell>
              <table:table-cell office:value-type="float" office:value="68.655">
                <text:p>68.655</text:p>
              </table:table-cell>
              <table:table-cell office:value-type="float" office:value="59.253">
                <text:p>59.2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62.41">
                <text:p>62.41</text:p>
              </table:table-cell>
              <table:table-cell office:value-type="float" office:value="67.956">
                <text:p>67.956</text:p>
              </table:table-cell>
              <table:table-cell office:value-type="float" office:value="58.296">
                <text:p>58.2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61.974">
                <text:p>61.974</text:p>
              </table:table-cell>
              <table:table-cell office:value-type="float" office:value="67.264">
                <text:p>67.264</text:p>
              </table:table-cell>
              <table:table-cell office:value-type="float" office:value="57.351">
                <text:p>57.3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61.542">
                <text:p>61.542</text:p>
              </table:table-cell>
              <table:table-cell office:value-type="float" office:value="66.577">
                <text:p>66.577</text:p>
              </table:table-cell>
              <table:table-cell office:value-type="float" office:value="56.417">
                <text:p>56.4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61.112">
                <text:p>61.112</text:p>
              </table:table-cell>
              <table:table-cell office:value-type="float" office:value="65.897">
                <text:p>65.897</text:p>
              </table:table-cell>
              <table:table-cell office:value-type="float" office:value="55.493">
                <text:p>55.4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60.684">
                <text:p>60.684</text:p>
              </table:table-cell>
              <table:table-cell office:value-type="float" office:value="65.223">
                <text:p>65.223</text:p>
              </table:table-cell>
              <table:table-cell office:value-type="float" office:value="54.581">
                <text:p>54.5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60.26">
                <text:p>60.26</text:p>
              </table:table-cell>
              <table:table-cell office:value-type="float" office:value="64.556">
                <text:p>64.556</text:p>
              </table:table-cell>
              <table:table-cell office:value-type="float" office:value="53.68">
                <text:p>53.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59.838">
                <text:p>59.838</text:p>
              </table:table-cell>
              <table:table-cell office:value-type="float" office:value="63.894">
                <text:p>63.894</text:p>
              </table:table-cell>
              <table:table-cell office:value-type="float" office:value="52.789">
                <text:p>52.7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59.419">
                <text:p>59.419</text:p>
              </table:table-cell>
              <table:table-cell office:value-type="float" office:value="63.238">
                <text:p>63.238</text:p>
              </table:table-cell>
              <table:table-cell office:value-type="float" office:value="51.91">
                <text:p>51.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59.002">
                <text:p>59.002</text:p>
              </table:table-cell>
              <table:table-cell office:value-type="float" office:value="62.589">
                <text:p>62.589</text:p>
              </table:table-cell>
              <table:table-cell office:value-type="float" office:value="51.041">
                <text:p>51.0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58.588">
                <text:p>58.588</text:p>
              </table:table-cell>
              <table:table-cell office:value-type="float" office:value="61.945">
                <text:p>61.945</text:p>
              </table:table-cell>
              <table:table-cell office:value-type="float" office:value="50.182">
                <text:p>50.1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58.177">
                <text:p>58.177</text:p>
              </table:table-cell>
              <table:table-cell office:value-type="float" office:value="61.307">
                <text:p>61.307</text:p>
              </table:table-cell>
              <table:table-cell office:value-type="float" office:value="49.334">
                <text:p>49.3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57.769">
                <text:p>57.769</text:p>
              </table:table-cell>
              <table:table-cell office:value-type="float" office:value="60.676">
                <text:p>60.676</text:p>
              </table:table-cell>
              <table:table-cell office:value-type="float" office:value="48.496">
                <text:p>48.4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57.363">
                <text:p>57.363</text:p>
              </table:table-cell>
              <table:table-cell office:value-type="float" office:value="60.05">
                <text:p>60.05</text:p>
              </table:table-cell>
              <table:table-cell office:value-type="float" office:value="47.669">
                <text:p>47.6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56.959">
                <text:p>56.959</text:p>
              </table:table-cell>
              <table:table-cell office:value-type="float" office:value="59.43">
                <text:p>59.43</text:p>
              </table:table-cell>
              <table:table-cell office:value-type="float" office:value="46.851">
                <text:p>46.8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56.559">
                <text:p>56.559</text:p>
              </table:table-cell>
              <table:table-cell office:value-type="float" office:value="58.815">
                <text:p>58.815</text:p>
              </table:table-cell>
              <table:table-cell office:value-type="float" office:value="46.044">
                <text:p>46.0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56.161">
                <text:p>56.161</text:p>
              </table:table-cell>
              <table:table-cell office:value-type="float" office:value="58.207">
                <text:p>58.207</text:p>
              </table:table-cell>
              <table:table-cell office:value-type="float" office:value="45.247">
                <text:p>45.2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55.765">
                <text:p>55.765</text:p>
              </table:table-cell>
              <table:table-cell office:value-type="float" office:value="57.604">
                <text:p>57.604</text:p>
              </table:table-cell>
              <table:table-cell office:value-type="float" office:value="44.46">
                <text:p>44.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55.373">
                <text:p>55.373</text:p>
              </table:table-cell>
              <table:table-cell office:value-type="float" office:value="57.006">
                <text:p>57.006</text:p>
              </table:table-cell>
              <table:table-cell office:value-type="float" office:value="43.682">
                <text:p>43.6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54.982">
                <text:p>54.982</text:p>
              </table:table-cell>
              <table:table-cell office:value-type="float" office:value="56.415">
                <text:p>56.415</text:p>
              </table:table-cell>
              <table:table-cell office:value-type="float" office:value="42.915">
                <text:p>42.9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54.595">
                <text:p>54.595</text:p>
              </table:table-cell>
              <table:table-cell office:value-type="float" office:value="55.828">
                <text:p>55.828</text:p>
              </table:table-cell>
              <table:table-cell office:value-type="float" office:value="42.157">
                <text:p>42.1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54.21">
                <text:p>54.21</text:p>
              </table:table-cell>
              <table:table-cell office:value-type="float" office:value="55.248">
                <text:p>55.248</text:p>
              </table:table-cell>
              <table:table-cell office:value-type="float" office:value="41.409">
                <text:p>41.4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53.827">
                <text:p>53.827</text:p>
              </table:table-cell>
              <table:table-cell office:value-type="float" office:value="54.673">
                <text:p>54.673</text:p>
              </table:table-cell>
              <table:table-cell office:value-type="float" office:value="40.67">
                <text:p>40.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53.447">
                <text:p>53.447</text:p>
              </table:table-cell>
              <table:table-cell office:value-type="float" office:value="54.103">
                <text:p>54.103</text:p>
              </table:table-cell>
              <table:table-cell office:value-type="float" office:value="39.94">
                <text:p>39.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53.07">
                <text:p>53.07</text:p>
              </table:table-cell>
              <table:table-cell office:value-type="float" office:value="53.539">
                <text:p>53.539</text:p>
              </table:table-cell>
              <table:table-cell office:value-type="float" office:value="39.22">
                <text:p>39.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52.695">
                <text:p>52.695</text:p>
              </table:table-cell>
              <table:table-cell office:value-type="float" office:value="52.98">
                <text:p>52.98</text:p>
              </table:table-cell>
              <table:table-cell office:value-type="float" office:value="38.51">
                <text:p>38.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52.322">
                <text:p>52.322</text:p>
              </table:table-cell>
              <table:table-cell office:value-type="float" office:value="52.426">
                <text:p>52.426</text:p>
              </table:table-cell>
              <table:table-cell office:value-type="float" office:value="37.808">
                <text:p>37.8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51.952">
                <text:p>51.952</text:p>
              </table:table-cell>
              <table:table-cell office:value-type="float" office:value="51.878">
                <text:p>51.878</text:p>
              </table:table-cell>
              <table:table-cell office:value-type="float" office:value="37.116">
                <text:p>37.1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51.585">
                <text:p>51.585</text:p>
              </table:table-cell>
              <table:table-cell office:value-type="float" office:value="51.334">
                <text:p>51.334</text:p>
              </table:table-cell>
              <table:table-cell office:value-type="float" office:value="36.432">
                <text:p>36.4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51.22">
                <text:p>51.22</text:p>
              </table:table-cell>
              <table:table-cell office:value-type="float" office:value="50.796">
                <text:p>50.796</text:p>
              </table:table-cell>
              <table:table-cell office:value-type="float" office:value="35.758">
                <text:p>35.7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50.857">
                <text:p>50.857</text:p>
              </table:table-cell>
              <table:table-cell office:value-type="float" office:value="50.263">
                <text:p>50.263</text:p>
              </table:table-cell>
              <table:table-cell office:value-type="float" office:value="35.092">
                <text:p>35.0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50.497">
                <text:p>50.497</text:p>
              </table:table-cell>
              <table:table-cell office:value-type="float" office:value="49.736">
                <text:p>49.736</text:p>
              </table:table-cell>
              <table:table-cell office:value-type="float" office:value="34.436">
                <text:p>34.4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50.14">
                <text:p>50.14</text:p>
              </table:table-cell>
              <table:table-cell office:value-type="float" office:value="49.213">
                <text:p>49.213</text:p>
              </table:table-cell>
              <table:table-cell office:value-type="float" office:value="33.787">
                <text:p>33.7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49.784">
                <text:p>49.784</text:p>
              </table:table-cell>
              <table:table-cell office:value-type="float" office:value="48.695">
                <text:p>48.695</text:p>
              </table:table-cell>
              <table:table-cell office:value-type="float" office:value="33.148">
                <text:p>33.1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49.432">
                <text:p>49.432</text:p>
              </table:table-cell>
              <table:table-cell office:value-type="float" office:value="48.182">
                <text:p>48.182</text:p>
              </table:table-cell>
              <table:table-cell office:value-type="float" office:value="32.517">
                <text:p>32.5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49.081">
                <text:p>49.081</text:p>
              </table:table-cell>
              <table:table-cell office:value-type="float" office:value="47.674">
                <text:p>47.674</text:p>
              </table:table-cell>
              <table:table-cell office:value-type="float" office:value="31.895">
                <text:p>31.8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48.733">
                <text:p>48.733</text:p>
              </table:table-cell>
              <table:table-cell office:value-type="float" office:value="47.171">
                <text:p>47.171</text:p>
              </table:table-cell>
              <table:table-cell office:value-type="float" office:value="31.281">
                <text:p>31.2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48.387">
                <text:p>48.387</text:p>
              </table:table-cell>
              <table:table-cell office:value-type="float" office:value="46.673">
                <text:p>46.673</text:p>
              </table:table-cell>
              <table:table-cell office:value-type="float" office:value="30.675">
                <text:p>30.6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48.044">
                <text:p>48.044</text:p>
              </table:table-cell>
              <table:table-cell office:value-type="float" office:value="46.18">
                <text:p>46.18</text:p>
              </table:table-cell>
              <table:table-cell office:value-type="float" office:value="30.078">
                <text:p>30.0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47.703">
                <text:p>47.703</text:p>
              </table:table-cell>
              <table:table-cell office:value-type="float" office:value="45.691">
                <text:p>45.691</text:p>
              </table:table-cell>
              <table:table-cell office:value-type="float" office:value="29.489">
                <text:p>29.4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47.364">
                <text:p>47.364</text:p>
              </table:table-cell>
              <table:table-cell office:value-type="float" office:value="45.207">
                <text:p>45.207</text:p>
              </table:table-cell>
              <table:table-cell office:value-type="float" office:value="28.908">
                <text:p>28.9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47.028">
                <text:p>47.028</text:p>
              </table:table-cell>
              <table:table-cell office:value-type="float" office:value="44.728">
                <text:p>44.728</text:p>
              </table:table-cell>
              <table:table-cell office:value-type="float" office:value="28.334">
                <text:p>28.3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46.694">
                <text:p>46.694</text:p>
              </table:table-cell>
              <table:table-cell office:value-type="float" office:value="44.253">
                <text:p>44.253</text:p>
              </table:table-cell>
              <table:table-cell office:value-type="float" office:value="27.769">
                <text:p>27.7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46.362">
                <text:p>46.362</text:p>
              </table:table-cell>
              <table:table-cell office:value-type="float" office:value="43.783">
                <text:p>43.783</text:p>
              </table:table-cell>
              <table:table-cell office:value-type="float" office:value="27.212">
                <text:p>27.2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46.033">
                <text:p>46.033</text:p>
              </table:table-cell>
              <table:table-cell office:value-type="float" office:value="43.317">
                <text:p>43.317</text:p>
              </table:table-cell>
              <table:table-cell office:value-type="float" office:value="26.663">
                <text:p>26.6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45.705">
                <text:p>45.705</text:p>
              </table:table-cell>
              <table:table-cell office:value-type="float" office:value="42.856">
                <text:p>42.856</text:p>
              </table:table-cell>
              <table:table-cell office:value-type="float" office:value="26.121">
                <text:p>26.1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45.38">
                <text:p>45.38</text:p>
              </table:table-cell>
              <table:table-cell office:value-type="float" office:value="42.399">
                <text:p>42.399</text:p>
              </table:table-cell>
              <table:table-cell office:value-type="float" office:value="25.588">
                <text:p>25.5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45.058">
                <text:p>45.058</text:p>
              </table:table-cell>
              <table:table-cell office:value-type="float" office:value="41.947">
                <text:p>41.947</text:p>
              </table:table-cell>
              <table:table-cell office:value-type="float" office:value="25.061">
                <text:p>25.0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44.737">
                <text:p>44.737</text:p>
              </table:table-cell>
              <table:table-cell office:value-type="float" office:value="41.499">
                <text:p>41.499</text:p>
              </table:table-cell>
              <table:table-cell office:value-type="float" office:value="24.543">
                <text:p>24.5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44.419">
                <text:p>44.419</text:p>
              </table:table-cell>
              <table:table-cell office:value-type="float" office:value="41.055">
                <text:p>41.055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44.103">
                <text:p>44.103</text:p>
              </table:table-cell>
              <table:table-cell office:value-type="float" office:value="40.616">
                <text:p>40.616</text:p>
              </table:table-cell>
              <table:table-cell office:value-type="float" office:value="23.528">
                <text:p>23.5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43.789">
                <text:p>43.789</text:p>
              </table:table-cell>
              <table:table-cell office:value-type="float" office:value="40.18">
                <text:p>40.18</text:p>
              </table:table-cell>
              <table:table-cell office:value-type="float" office:value="23.032">
                <text:p>23.0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43.477">
                <text:p>43.477</text:p>
              </table:table-cell>
              <table:table-cell office:value-type="float" office:value="39.749">
                <text:p>39.749</text:p>
              </table:table-cell>
              <table:table-cell office:value-type="float" office:value="22.543">
                <text:p>22.5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43.168">
                <text:p>43.168</text:p>
              </table:table-cell>
              <table:table-cell office:value-type="float" office:value="39.323">
                <text:p>39.323</text:p>
              </table:table-cell>
              <table:table-cell office:value-type="float" office:value="22.061">
                <text:p>22.0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42.861">
                <text:p>42.861</text:p>
              </table:table-cell>
              <table:table-cell office:value-type="float" office:value="38.9">
                <text:p>38.9</text:p>
              </table:table-cell>
              <table:table-cell office:value-type="float" office:value="21.586">
                <text:p>21.5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42.555">
                <text:p>42.555</text:p>
              </table:table-cell>
              <table:table-cell office:value-type="float" office:value="38.481">
                <text:p>38.481</text:p>
              </table:table-cell>
              <table:table-cell office:value-type="float" office:value="21.119">
                <text:p>21.1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42.252">
                <text:p>42.252</text:p>
              </table:table-cell>
              <table:table-cell office:value-type="float" office:value="38.067">
                <text:p>38.067</text:p>
              </table:table-cell>
              <table:table-cell office:value-type="float" office:value="20.659">
                <text:p>20.6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41.951">
                <text:p>41.951</text:p>
              </table:table-cell>
              <table:table-cell office:value-type="float" office:value="37.656">
                <text:p>37.656</text:p>
              </table:table-cell>
              <table:table-cell office:value-type="float" office:value="20.205">
                <text:p>20.2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41.652">
                <text:p>41.652</text:p>
              </table:table-cell>
              <table:table-cell office:value-type="float" office:value="37.249">
                <text:p>37.249</text:p>
              </table:table-cell>
              <table:table-cell office:value-type="float" office:value="19.759">
                <text:p>19.7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95cm" svg:y="0.316cm" chart:style-name="ch2">
          <text:p>Va Comparison</text:p>
        </chart:title>
        <chart:legend chart:legend-position="end" svg:x="13.438cm" svg:y="3.703cm" style:legend-expansion="high" chart:style-name="ch3"/>
        <chart:plot-area chart:style-name="ch4" table:cell-range-address="'1-1-10'.A2:'1-1-10'.A202 '1-1-10'.D1:'1-1-10'.D202 '1-1-10'.M1:'1-1-10'.M202 '1-1-10'.V1:'1-1-10'.V202" chart:data-source-has-labels="row" svg:x="1.331cm" svg:y="1.635cm" svg:width="11.468cm" svg:height="6.204cm">
          <chartooo:coordinate-region svg:x="1.952cm" svg:y="1.835cm" svg:width="10.475cm" svg:height="5.357cm"/>
          <chart:axis chart:dimension="x" chart:name="primary-x" chart:style-name="ch5">
            <chart:title svg:x="5.896cm" svg:y="8.019cm" chart:style-name="ch6">
              <text:p>Time (seconds)</text:p>
            </chart:title>
          </chart:axis>
          <chart:axis chart:dimension="y" chart:name="primary-y" chart:style-name="ch7">
            <chart:title svg:x="0.451cm" svg:y="6.183cm" chart:style-name="ch8">
              <text:p>Concentration (nM)</text:p>
            </chart:title>
            <chart:grid chart:style-name="ch9" chart:class="major"/>
          </chart:axis>
          <chart:series chart:style-name="ch10" chart:values-cell-range-address="'1-1-10'.D2:'1-1-10'.D202" chart:label-cell-address="'1-1-10'.D1:'1-1-10'.D1" chart:class="chart:scatter">
            <chart:domain table:cell-range-address="'1-1-10'.A2:'1-1-10'.A202"/>
            <chart:data-point chart:repeated="201"/>
          </chart:series>
          <chart:series chart:style-name="ch11" chart:values-cell-range-address="'1-1-10'.M2:'1-1-10'.M202" chart:label-cell-address="'1-1-10'.M1:'1-1-10'.M1" chart:class="chart:scatter">
            <chart:data-point chart:repeated="201"/>
          </chart:series>
          <chart:series chart:style-name="ch12" chart:values-cell-range-address="'1-1-10'.V2:'1-1-10'.V202" chart:label-cell-address="'1-1-10'.V1:'1-1-10'.V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% Va</text:p>
                <draw:g>
                  <svg:desc>'1-1-10'.D1:'1-1-10'.D1</svg:desc>
                </draw:g>
              </table:table-cell>
              <table:table-cell office:value-type="string">
                <text:p>20% Va</text:p>
                <draw:g>
                  <svg:desc>'1-1-10'.M1:'1-1-10'.M1</svg:desc>
                </draw:g>
              </table:table-cell>
              <table:table-cell office:value-type="string">
                <text:p>40% Va</text:p>
                <draw:g>
                  <svg:desc>'1-1-10'.V1:'1-1-10'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-1-10'.A2:'1-1-10'.A202</svg:desc>
                </draw:g>
              </table:table-cell>
              <table:table-cell office:value-type="float" office:value="0">
                <text:p>0</text:p>
                <draw:g>
                  <svg:desc>'1-1-10'.D2:'1-1-10'.D202</svg:desc>
                </draw:g>
              </table:table-cell>
              <table:table-cell office:value-type="float" office:value="0">
                <text:p>0</text:p>
                <draw:g>
                  <svg:desc>'1-1-10'.M2:'1-1-10'.M202</svg:desc>
                </draw:g>
              </table:table-cell>
              <table:table-cell office:value-type="float" office:value="0">
                <text:p>0</text:p>
                <draw:g>
                  <svg:desc>'1-1-10'.V2:'1-1-10'.V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0047983">
                <text:p>0.000000047983</text:p>
              </table:table-cell>
              <table:table-cell office:value-type="float" office:value="0.000000054486">
                <text:p>0.000000054486</text:p>
              </table:table-cell>
              <table:table-cell office:value-type="float" office:value="0.000000059366">
                <text:p>0.000000059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0084161">
                <text:p>0.00000084161</text:p>
              </table:table-cell>
              <table:table-cell office:value-type="float" office:value="0.00000087056">
                <text:p>0.00000087056</text:p>
              </table:table-cell>
              <table:table-cell office:value-type="float" office:value="0.00000090808">
                <text:p>0.000000908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036877">
                <text:p>0.0000036877</text:p>
              </table:table-cell>
              <table:table-cell office:value-type="float" office:value="0.0000038185">
                <text:p>0.0000038185</text:p>
              </table:table-cell>
              <table:table-cell office:value-type="float" office:value="0.00000397">
                <text:p>0.00000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0093468">
                <text:p>0.0000093468</text:p>
              </table:table-cell>
              <table:table-cell office:value-type="float" office:value="0.0000098467">
                <text:p>0.0000098467</text:p>
              </table:table-cell>
              <table:table-cell office:value-type="float" office:value="0.000010375">
                <text:p>0.000010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018177">
                <text:p>0.000018177</text:p>
              </table:table-cell>
              <table:table-cell office:value-type="float" office:value="0.000019409">
                <text:p>0.000019409</text:p>
              </table:table-cell>
              <table:table-cell office:value-type="float" office:value="0.000020714">
                <text:p>0.000020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031122">
                <text:p>0.000031122</text:p>
              </table:table-cell>
              <table:table-cell office:value-type="float" office:value="0.000033614">
                <text:p>0.000033614</text:p>
              </table:table-cell>
              <table:table-cell office:value-type="float" office:value="0.000036198">
                <text:p>0.000036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050627">
                <text:p>0.000050627</text:p>
              </table:table-cell>
              <table:table-cell office:value-type="float" office:value="0.000055192">
                <text:p>0.000055192</text:p>
              </table:table-cell>
              <table:table-cell office:value-type="float" office:value="0.000059762">
                <text:p>0.000059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0075998">
                <text:p>0.000075998</text:p>
              </table:table-cell>
              <table:table-cell office:value-type="float" office:value="0.000083301">
                <text:p>0.000083301</text:p>
              </table:table-cell>
              <table:table-cell office:value-type="float" office:value="0.000090408">
                <text:p>0.000090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1116">
                <text:p>0.0001116</text:p>
              </table:table-cell>
              <table:table-cell office:value-type="float" office:value="0.00012261">
                <text:p>0.00012261</text:p>
              </table:table-cell>
              <table:table-cell office:value-type="float" office:value="0.00013315">
                <text:p>0.000133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015985">
                <text:p>0.00015985</text:p>
              </table:table-cell>
              <table:table-cell office:value-type="float" office:value="0.00017554">
                <text:p>0.00017554</text:p>
              </table:table-cell>
              <table:table-cell office:value-type="float" office:value="0.0001905">
                <text:p>0.00019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021929">
                <text:p>0.00021929</text:p>
              </table:table-cell>
              <table:table-cell office:value-type="float" office:value="0.00024014">
                <text:p>0.00024014</text:p>
              </table:table-cell>
              <table:table-cell office:value-type="float" office:value="0.00026015">
                <text:p>0.00026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029411">
                <text:p>0.00029411</text:p>
              </table:table-cell>
              <table:table-cell office:value-type="float" office:value="0.00032045">
                <text:p>0.00032045</text:p>
              </table:table-cell>
              <table:table-cell office:value-type="float" office:value="0.00034619">
                <text:p>0.0003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038715">
                <text:p>0.00038715</text:p>
              </table:table-cell>
              <table:table-cell office:value-type="float" office:value="0.00041876">
                <text:p>0.00041876</text:p>
              </table:table-cell>
              <table:table-cell office:value-type="float" office:value="0.00045068">
                <text:p>0.00045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050176">
                <text:p>0.00050176</text:p>
              </table:table-cell>
              <table:table-cell office:value-type="float" office:value="0.00053751">
                <text:p>0.00053751</text:p>
              </table:table-cell>
              <table:table-cell office:value-type="float" office:value="0.00057567">
                <text:p>0.000575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064186">
                <text:p>0.00064186</text:p>
              </table:table-cell>
              <table:table-cell office:value-type="float" office:value="0.00067929">
                <text:p>0.00067929</text:p>
              </table:table-cell>
              <table:table-cell office:value-type="float" office:value="0.00072325">
                <text:p>0.00072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081217">
                <text:p>0.00081217</text:p>
              </table:table-cell>
              <table:table-cell office:value-type="float" office:value="0.00084689">
                <text:p>0.00084689</text:p>
              </table:table-cell>
              <table:table-cell office:value-type="float" office:value="0.0008955">
                <text:p>0.00089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10184">
                <text:p>0.0010184</text:p>
              </table:table-cell>
              <table:table-cell office:value-type="float" office:value="0.0010434">
                <text:p>0.0010434</text:p>
              </table:table-cell>
              <table:table-cell office:value-type="float" office:value="0.0010946">
                <text:p>0.00109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12674">
                <text:p>0.0012674</text:p>
              </table:table-cell>
              <table:table-cell office:value-type="float" office:value="0.0012721">
                <text:p>0.0012721</text:p>
              </table:table-cell>
              <table:table-cell office:value-type="float" office:value="0.0013226">
                <text:p>0.0013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15683">
                <text:p>0.0015683</text:p>
              </table:table-cell>
              <table:table-cell office:value-type="float" office:value="0.0015369">
                <text:p>0.0015369</text:p>
              </table:table-cell>
              <table:table-cell office:value-type="float" office:value="0.0015818">
                <text:p>0.0015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19329">
                <text:p>0.0019329</text:p>
              </table:table-cell>
              <table:table-cell office:value-type="float" office:value="0.0018421">
                <text:p>0.0018421</text:p>
              </table:table-cell>
              <table:table-cell office:value-type="float" office:value="0.0018746">
                <text:p>0.0018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23771">
                <text:p>0.0023771</text:p>
              </table:table-cell>
              <table:table-cell office:value-type="float" office:value="0.0021927">
                <text:p>0.0021927</text:p>
              </table:table-cell>
              <table:table-cell office:value-type="float" office:value="0.0022035">
                <text:p>0.00220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29222">
                <text:p>0.0029222</text:p>
              </table:table-cell>
              <table:table-cell office:value-type="float" office:value="0.0025947">
                <text:p>0.0025947</text:p>
              </table:table-cell>
              <table:table-cell office:value-type="float" office:value="0.0025711">
                <text:p>0.0025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035982">
                <text:p>0.0035982</text:p>
              </table:table-cell>
              <table:table-cell office:value-type="float" office:value="0.0030551">
                <text:p>0.0030551</text:p>
              </table:table-cell>
              <table:table-cell office:value-type="float" office:value="0.0029803">
                <text:p>0.00298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044467">
                <text:p>0.0044467</text:p>
              </table:table-cell>
              <table:table-cell office:value-type="float" office:value="0.0035824">
                <text:p>0.0035824</text:p>
              </table:table-cell>
              <table:table-cell office:value-type="float" office:value="0.0034342">
                <text:p>0.0034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05527">
                <text:p>0.005527</text:p>
              </table:table-cell>
              <table:table-cell office:value-type="float" office:value="0.0041869">
                <text:p>0.0041869</text:p>
              </table:table-cell>
              <table:table-cell office:value-type="float" office:value="0.0039363">
                <text:p>0.00393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069253">
                <text:p>0.0069253</text:p>
              </table:table-cell>
              <table:table-cell office:value-type="float" office:value="0.0048813">
                <text:p>0.0048813</text:p>
              </table:table-cell>
              <table:table-cell office:value-type="float" office:value="0.0044905">
                <text:p>0.00449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087664">
                <text:p>0.0087664</text:p>
              </table:table-cell>
              <table:table-cell office:value-type="float" office:value="0.0056815">
                <text:p>0.0056815</text:p>
              </table:table-cell>
              <table:table-cell office:value-type="float" office:value="0.005101">
                <text:p>0.005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11233">
                <text:p>0.011233</text:p>
              </table:table-cell>
              <table:table-cell office:value-type="float" office:value="0.0066072">
                <text:p>0.0066072</text:p>
              </table:table-cell>
              <table:table-cell office:value-type="float" office:value="0.0057728">
                <text:p>0.0057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14593">
                <text:p>0.014593</text:p>
              </table:table-cell>
              <table:table-cell office:value-type="float" office:value="0.0076833">
                <text:p>0.0076833</text:p>
              </table:table-cell>
              <table:table-cell office:value-type="float" office:value="0.0065112">
                <text:p>0.0065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19246">
                <text:p>0.019246</text:p>
              </table:table-cell>
              <table:table-cell office:value-type="float" office:value="0.0089413">
                <text:p>0.0089413</text:p>
              </table:table-cell>
              <table:table-cell office:value-type="float" office:value="0.0073225">
                <text:p>0.00732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25796">
                <text:p>0.025796</text:p>
              </table:table-cell>
              <table:table-cell office:value-type="float" office:value="0.010421">
                <text:p>0.010421</text:p>
              </table:table-cell>
              <table:table-cell office:value-type="float" office:value="0.0082137">
                <text:p>0.00821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35175">
                <text:p>0.035175</text:p>
              </table:table-cell>
              <table:table-cell office:value-type="float" office:value="0.012175">
                <text:p>0.012175</text:p>
              </table:table-cell>
              <table:table-cell office:value-type="float" office:value="0.009193">
                <text:p>0.0091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048895">
                <text:p>0.048895</text:p>
              </table:table-cell>
              <table:table-cell office:value-type="float" office:value="0.014267">
                <text:p>0.014267</text:p>
              </table:table-cell>
              <table:table-cell office:value-type="float" office:value="0.01027">
                <text:p>0.010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069634">
                <text:p>0.069634</text:p>
              </table:table-cell>
              <table:table-cell office:value-type="float" office:value="0.016783">
                <text:p>0.016783</text:p>
              </table:table-cell>
              <table:table-cell office:value-type="float" office:value="0.011454">
                <text:p>0.011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10302">
                <text:p>0.10302</text:p>
              </table:table-cell>
              <table:table-cell office:value-type="float" office:value="0.01983">
                <text:p>0.01983</text:p>
              </table:table-cell>
              <table:table-cell office:value-type="float" office:value="0.012759">
                <text:p>0.0127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16634">
                <text:p>0.16634</text:p>
              </table:table-cell>
              <table:table-cell office:value-type="float" office:value="0.02355">
                <text:p>0.02355</text:p>
              </table:table-cell>
              <table:table-cell office:value-type="float" office:value="0.014198">
                <text:p>0.014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41476">
                <text:p>0.41476</text:p>
              </table:table-cell>
              <table:table-cell office:value-type="float" office:value="0.028123">
                <text:p>0.028123</text:p>
              </table:table-cell>
              <table:table-cell office:value-type="float" office:value="0.015789">
                <text:p>0.015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2.069">
                <text:p>2.069</text:p>
              </table:table-cell>
              <table:table-cell office:value-type="float" office:value="0.033785">
                <text:p>0.033785</text:p>
              </table:table-cell>
              <table:table-cell office:value-type="float" office:value="0.017549">
                <text:p>0.017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5.672">
                <text:p>5.672</text:p>
              </table:table-cell>
              <table:table-cell office:value-type="float" office:value="0.04084">
                <text:p>0.04084</text:p>
              </table:table-cell>
              <table:table-cell office:value-type="float" office:value="0.019503">
                <text:p>0.0195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0.479">
                <text:p>10.479</text:p>
              </table:table-cell>
              <table:table-cell office:value-type="float" office:value="0.049686">
                <text:p>0.049686</text:p>
              </table:table-cell>
              <table:table-cell office:value-type="float" office:value="0.021674">
                <text:p>0.0216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5.307">
                <text:p>15.307</text:p>
              </table:table-cell>
              <table:table-cell office:value-type="float" office:value="0.060846">
                <text:p>0.060846</text:p>
              </table:table-cell>
              <table:table-cell office:value-type="float" office:value="0.024095">
                <text:p>0.024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8.05">
                <text:p>18.05</text:p>
              </table:table-cell>
              <table:table-cell office:value-type="float" office:value="0.075013">
                <text:p>0.075013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8.803">
                <text:p>18.803</text:p>
              </table:table-cell>
              <table:table-cell office:value-type="float" office:value="0.093119">
                <text:p>0.093119</text:p>
              </table:table-cell>
              <table:table-cell office:value-type="float" office:value="0.029832">
                <text:p>0.0298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9.111">
                <text:p>19.111</text:p>
              </table:table-cell>
              <table:table-cell office:value-type="float" office:value="0.11645">
                <text:p>0.11645</text:p>
              </table:table-cell>
              <table:table-cell office:value-type="float" office:value="0.03324">
                <text:p>0.033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9.372">
                <text:p>19.372</text:p>
              </table:table-cell>
              <table:table-cell office:value-type="float" office:value="0.14682">
                <text:p>0.14682</text:p>
              </table:table-cell>
              <table:table-cell office:value-type="float" office:value="0.037081">
                <text:p>0.0370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9.59">
                <text:p>19.59</text:p>
              </table:table-cell>
              <table:table-cell office:value-type="float" office:value="0.18699">
                <text:p>0.18699</text:p>
              </table:table-cell>
              <table:table-cell office:value-type="float" office:value="0.041423">
                <text:p>0.0414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9.768">
                <text:p>19.768</text:p>
              </table:table-cell>
              <table:table-cell office:value-type="float" office:value="0.24142">
                <text:p>0.24142</text:p>
              </table:table-cell>
              <table:table-cell office:value-type="float" office:value="0.046346">
                <text:p>0.0463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9.903">
                <text:p>19.903</text:p>
              </table:table-cell>
              <table:table-cell office:value-type="float" office:value="0.31847">
                <text:p>0.31847</text:p>
              </table:table-cell>
              <table:table-cell office:value-type="float" office:value="0.051945">
                <text:p>0.0519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9.996">
                <text:p>19.996</text:p>
              </table:table-cell>
              <table:table-cell office:value-type="float" office:value="0.43784">
                <text:p>0.43784</text:p>
              </table:table-cell>
              <table:table-cell office:value-type="float" office:value="0.058331">
                <text:p>0.0583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20.049">
                <text:p>20.049</text:p>
              </table:table-cell>
              <table:table-cell office:value-type="float" office:value="0.67263">
                <text:p>0.67263</text:p>
              </table:table-cell>
              <table:table-cell office:value-type="float" office:value="0.065636">
                <text:p>0.0656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20.069">
                <text:p>20.069</text:p>
              </table:table-cell>
              <table:table-cell office:value-type="float" office:value="1.4453">
                <text:p>1.4453</text:p>
              </table:table-cell>
              <table:table-cell office:value-type="float" office:value="0.074015">
                <text:p>0.0740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20.062">
                <text:p>20.062</text:p>
              </table:table-cell>
              <table:table-cell office:value-type="float" office:value="3.59">
                <text:p>3.59</text:p>
              </table:table-cell>
              <table:table-cell office:value-type="float" office:value="0.083655">
                <text:p>0.0836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20.036">
                <text:p>20.036</text:p>
              </table:table-cell>
              <table:table-cell office:value-type="float" office:value="7.1473">
                <text:p>7.1473</text:p>
              </table:table-cell>
              <table:table-cell office:value-type="float" office:value="0.094774">
                <text:p>0.0947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9.999">
                <text:p>19.999</text:p>
              </table:table-cell>
              <table:table-cell office:value-type="float" office:value="11.617">
                <text:p>11.617</text:p>
              </table:table-cell>
              <table:table-cell office:value-type="float" office:value="0.10763">
                <text:p>0.107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9.954">
                <text:p>19.954</text:p>
              </table:table-cell>
              <table:table-cell office:value-type="float" office:value="15.861">
                <text:p>15.861</text:p>
              </table:table-cell>
              <table:table-cell office:value-type="float" office:value="0.12254">
                <text:p>0.122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9.906">
                <text:p>19.906</text:p>
              </table:table-cell>
              <table:table-cell office:value-type="float" office:value="18.334">
                <text:p>18.334</text:p>
              </table:table-cell>
              <table:table-cell office:value-type="float" office:value="0.13988">
                <text:p>0.139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9.856">
                <text:p>19.856</text:p>
              </table:table-cell>
              <table:table-cell office:value-type="float" office:value="19.066">
                <text:p>19.066</text:p>
              </table:table-cell>
              <table:table-cell office:value-type="float" office:value="0.16008">
                <text:p>0.160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9.806">
                <text:p>19.806</text:p>
              </table:table-cell>
              <table:table-cell office:value-type="float" office:value="19.351">
                <text:p>19.351</text:p>
              </table:table-cell>
              <table:table-cell office:value-type="float" office:value="0.18368">
                <text:p>0.183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9.755">
                <text:p>19.755</text:p>
              </table:table-cell>
              <table:table-cell office:value-type="float" office:value="19.594">
                <text:p>19.594</text:p>
              </table:table-cell>
              <table:table-cell office:value-type="float" office:value="0.21134">
                <text:p>0.21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19.704">
                <text:p>19.704</text:p>
              </table:table-cell>
              <table:table-cell office:value-type="float" office:value="19.803">
                <text:p>19.803</text:p>
              </table:table-cell>
              <table:table-cell office:value-type="float" office:value="0.24385">
                <text:p>0.243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19.654">
                <text:p>19.654</text:p>
              </table:table-cell>
              <table:table-cell office:value-type="float" office:value="19.975">
                <text:p>19.975</text:p>
              </table:table-cell>
              <table:table-cell office:value-type="float" office:value="0.28217">
                <text:p>0.282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19.604">
                <text:p>19.604</text:p>
              </table:table-cell>
              <table:table-cell office:value-type="float" office:value="20.105">
                <text:p>20.105</text:p>
              </table:table-cell>
              <table:table-cell office:value-type="float" office:value="0.32753">
                <text:p>0.327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19.554">
                <text:p>19.554</text:p>
              </table:table-cell>
              <table:table-cell office:value-type="float" office:value="20.192">
                <text:p>20.192</text:p>
              </table:table-cell>
              <table:table-cell office:value-type="float" office:value="0.38145">
                <text:p>0.38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19.504">
                <text:p>19.504</text:p>
              </table:table-cell>
              <table:table-cell office:value-type="float" office:value="20.238">
                <text:p>20.238</text:p>
              </table:table-cell>
              <table:table-cell office:value-type="float" office:value="0.44591">
                <text:p>0.445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19.454">
                <text:p>19.454</text:p>
              </table:table-cell>
              <table:table-cell office:value-type="float" office:value="20.247">
                <text:p>20.247</text:p>
              </table:table-cell>
              <table:table-cell office:value-type="float" office:value="0.52355">
                <text:p>0.523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19.405">
                <text:p>19.405</text:p>
              </table:table-cell>
              <table:table-cell office:value-type="float" office:value="20.228">
                <text:p>20.228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19.355">
                <text:p>19.355</text:p>
              </table:table-cell>
              <table:table-cell office:value-type="float" office:value="20.191">
                <text:p>20.191</text:p>
              </table:table-cell>
              <table:table-cell office:value-type="float" office:value="0.73449">
                <text:p>0.734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19.305">
                <text:p>19.305</text:p>
              </table:table-cell>
              <table:table-cell office:value-type="float" office:value="20.142">
                <text:p>20.142</text:p>
              </table:table-cell>
              <table:table-cell office:value-type="float" office:value="0.88121">
                <text:p>0.881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19.254">
                <text:p>19.254</text:p>
              </table:table-cell>
              <table:table-cell office:value-type="float" office:value="20.088">
                <text:p>20.088</text:p>
              </table:table-cell>
              <table:table-cell office:value-type="float" office:value="1.0721">
                <text:p>1.07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19.204">
                <text:p>19.204</text:p>
              </table:table-cell>
              <table:table-cell office:value-type="float" office:value="20.031">
                <text:p>20.031</text:p>
              </table:table-cell>
              <table:table-cell office:value-type="float" office:value="1.3351">
                <text:p>1.33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19.153">
                <text:p>19.153</text:p>
              </table:table-cell>
              <table:table-cell office:value-type="float" office:value="19.974">
                <text:p>19.974</text:p>
              </table:table-cell>
              <table:table-cell office:value-type="float" office:value="1.7378">
                <text:p>1.7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19.102">
                <text:p>19.102</text:p>
              </table:table-cell>
              <table:table-cell office:value-type="float" office:value="19.917">
                <text:p>19.917</text:p>
              </table:table-cell>
              <table:table-cell office:value-type="float" office:value="2.4859">
                <text:p>2.48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19.051">
                <text:p>19.051</text:p>
              </table:table-cell>
              <table:table-cell office:value-type="float" office:value="19.86">
                <text:p>19.86</text:p>
              </table:table-cell>
              <table:table-cell office:value-type="float" office:value="4.0573">
                <text:p>4.05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18.999">
                <text:p>18.999</text:p>
              </table:table-cell>
              <table:table-cell office:value-type="float" office:value="19.805">
                <text:p>19.805</text:p>
              </table:table-cell>
              <table:table-cell office:value-type="float" office:value="6.765">
                <text:p>6.7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18.947">
                <text:p>18.947</text:p>
              </table:table-cell>
              <table:table-cell office:value-type="float" office:value="19.749">
                <text:p>19.749</text:p>
              </table:table-cell>
              <table:table-cell office:value-type="float" office:value="10.303">
                <text:p>10.3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18.895">
                <text:p>18.895</text:p>
              </table:table-cell>
              <table:table-cell office:value-type="float" office:value="19.695">
                <text:p>19.695</text:p>
              </table:table-cell>
              <table:table-cell office:value-type="float" office:value="14.056">
                <text:p>14.0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18.842">
                <text:p>18.842</text:p>
              </table:table-cell>
              <table:table-cell office:value-type="float" office:value="19.641">
                <text:p>19.641</text:p>
              </table:table-cell>
              <table:table-cell office:value-type="float" office:value="17.099">
                <text:p>17.0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18.788">
                <text:p>18.788</text:p>
              </table:table-cell>
              <table:table-cell office:value-type="float" office:value="19.587">
                <text:p>19.587</text:p>
              </table:table-cell>
              <table:table-cell office:value-type="float" office:value="18.607">
                <text:p>18.6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18.734">
                <text:p>18.734</text:p>
              </table:table-cell>
              <table:table-cell office:value-type="float" office:value="19.533">
                <text:p>19.533</text:p>
              </table:table-cell>
              <table:table-cell office:value-type="float" office:value="19.101">
                <text:p>19.1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18.68">
                <text:p>18.68</text:p>
              </table:table-cell>
              <table:table-cell office:value-type="float" office:value="19.48">
                <text:p>19.48</text:p>
              </table:table-cell>
              <table:table-cell office:value-type="float" office:value="19.393">
                <text:p>19.3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18.625">
                <text:p>18.625</text:p>
              </table:table-cell>
              <table:table-cell office:value-type="float" office:value="19.426">
                <text:p>19.426</text:p>
              </table:table-cell>
              <table:table-cell office:value-type="float" office:value="19.638">
                <text:p>19.6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18.57">
                <text:p>18.57</text:p>
              </table:table-cell>
              <table:table-cell office:value-type="float" office:value="19.373">
                <text:p>19.373</text:p>
              </table:table-cell>
              <table:table-cell office:value-type="float" office:value="19.846">
                <text:p>19.8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18.514">
                <text:p>18.514</text:p>
              </table:table-cell>
              <table:table-cell office:value-type="float" office:value="19.32">
                <text:p>19.32</text:p>
              </table:table-cell>
              <table:table-cell office:value-type="float" office:value="20.016">
                <text:p>20.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18.457">
                <text:p>18.457</text:p>
              </table:table-cell>
              <table:table-cell office:value-type="float" office:value="19.266">
                <text:p>19.266</text:p>
              </table:table-cell>
              <table:table-cell office:value-type="float" office:value="20.148">
                <text:p>20.1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18.4">
                <text:p>18.4</text:p>
              </table:table-cell>
              <table:table-cell office:value-type="float" office:value="19.212">
                <text:p>19.212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18.343">
                <text:p>18.343</text:p>
              </table:table-cell>
              <table:table-cell office:value-type="float" office:value="19.158">
                <text:p>19.158</text:p>
              </table:table-cell>
              <table:table-cell office:value-type="float" office:value="20.293">
                <text:p>20.2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18.284">
                <text:p>18.284</text:p>
              </table:table-cell>
              <table:table-cell office:value-type="float" office:value="19.104">
                <text:p>19.104</text:p>
              </table:table-cell>
              <table:table-cell office:value-type="float" office:value="20.309">
                <text:p>20.3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18.226">
                <text:p>18.226</text:p>
              </table:table-cell>
              <table:table-cell office:value-type="float" office:value="19.05">
                <text:p>19.05</text:p>
              </table:table-cell>
              <table:table-cell office:value-type="float" office:value="20.296">
                <text:p>20.2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18.167">
                <text:p>18.167</text:p>
              </table:table-cell>
              <table:table-cell office:value-type="float" office:value="18.995">
                <text:p>18.995</text:p>
              </table:table-cell>
              <table:table-cell office:value-type="float" office:value="20.262">
                <text:p>20.2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18.107">
                <text:p>18.107</text:p>
              </table:table-cell>
              <table:table-cell office:value-type="float" office:value="18.94">
                <text:p>18.94</text:p>
              </table:table-cell>
              <table:table-cell office:value-type="float" office:value="20.214">
                <text:p>20.2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18.046">
                <text:p>18.046</text:p>
              </table:table-cell>
              <table:table-cell office:value-type="float" office:value="18.885">
                <text:p>18.885</text:p>
              </table:table-cell>
              <table:table-cell office:value-type="float" office:value="20.158">
                <text:p>20.1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17.985">
                <text:p>17.985</text:p>
              </table:table-cell>
              <table:table-cell office:value-type="float" office:value="18.829">
                <text:p>18.829</text:p>
              </table:table-cell>
              <table:table-cell office:value-type="float" office:value="20.098">
                <text:p>20.0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17.924">
                <text:p>17.924</text:p>
              </table:table-cell>
              <table:table-cell office:value-type="float" office:value="18.773">
                <text:p>18.773</text:p>
              </table:table-cell>
              <table:table-cell office:value-type="float" office:value="20.037">
                <text:p>20.0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17.862">
                <text:p>17.862</text:p>
              </table:table-cell>
              <table:table-cell office:value-type="float" office:value="18.716">
                <text:p>18.716</text:p>
              </table:table-cell>
              <table:table-cell office:value-type="float" office:value="19.975">
                <text:p>19.9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17.799">
                <text:p>17.799</text:p>
              </table:table-cell>
              <table:table-cell office:value-type="float" office:value="18.659">
                <text:p>18.659</text:p>
              </table:table-cell>
              <table:table-cell office:value-type="float" office:value="19.914">
                <text:p>19.9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17.736">
                <text:p>17.736</text:p>
              </table:table-cell>
              <table:table-cell office:value-type="float" office:value="18.602">
                <text:p>18.602</text:p>
              </table:table-cell>
              <table:table-cell office:value-type="float" office:value="19.854">
                <text:p>19.8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17.673">
                <text:p>17.673</text:p>
              </table:table-cell>
              <table:table-cell office:value-type="float" office:value="18.544">
                <text:p>18.544</text:p>
              </table:table-cell>
              <table:table-cell office:value-type="float" office:value="19.794">
                <text:p>19.7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17.608">
                <text:p>17.608</text:p>
              </table:table-cell>
              <table:table-cell office:value-type="float" office:value="18.485">
                <text:p>18.485</text:p>
              </table:table-cell>
              <table:table-cell office:value-type="float" office:value="19.735">
                <text:p>19.7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17.544">
                <text:p>17.544</text:p>
              </table:table-cell>
              <table:table-cell office:value-type="float" office:value="18.426">
                <text:p>18.426</text:p>
              </table:table-cell>
              <table:table-cell office:value-type="float" office:value="19.676">
                <text:p>19.6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17.478">
                <text:p>17.478</text:p>
              </table:table-cell>
              <table:table-cell office:value-type="float" office:value="18.367">
                <text:p>18.367</text:p>
              </table:table-cell>
              <table:table-cell office:value-type="float" office:value="19.618">
                <text:p>19.6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17.413">
                <text:p>17.413</text:p>
              </table:table-cell>
              <table:table-cell office:value-type="float" office:value="18.307">
                <text:p>18.307</text:p>
              </table:table-cell>
              <table:table-cell office:value-type="float" office:value="19.561">
                <text:p>19.5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17.346">
                <text:p>17.346</text:p>
              </table:table-cell>
              <table:table-cell office:value-type="float" office:value="18.246">
                <text:p>18.246</text:p>
              </table:table-cell>
              <table:table-cell office:value-type="float" office:value="19.503">
                <text:p>19.5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17.28">
                <text:p>17.28</text:p>
              </table:table-cell>
              <table:table-cell office:value-type="float" office:value="18.185">
                <text:p>18.185</text:p>
              </table:table-cell>
              <table:table-cell office:value-type="float" office:value="19.446">
                <text:p>19.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17.213">
                <text:p>17.213</text:p>
              </table:table-cell>
              <table:table-cell office:value-type="float" office:value="18.123">
                <text:p>18.123</text:p>
              </table:table-cell>
              <table:table-cell office:value-type="float" office:value="19.389">
                <text:p>19.3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17.145">
                <text:p>17.145</text:p>
              </table:table-cell>
              <table:table-cell office:value-type="float" office:value="18.061">
                <text:p>18.061</text:p>
              </table:table-cell>
              <table:table-cell office:value-type="float" office:value="19.332">
                <text:p>19.3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17.077">
                <text:p>17.077</text:p>
              </table:table-cell>
              <table:table-cell office:value-type="float" office:value="17.998">
                <text:p>17.998</text:p>
              </table:table-cell>
              <table:table-cell office:value-type="float" office:value="19.274">
                <text:p>19.2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17.008">
                <text:p>17.008</text:p>
              </table:table-cell>
              <table:table-cell office:value-type="float" office:value="17.935">
                <text:p>17.935</text:p>
              </table:table-cell>
              <table:table-cell office:value-type="float" office:value="19.217">
                <text:p>19.2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16.939">
                <text:p>16.939</text:p>
              </table:table-cell>
              <table:table-cell office:value-type="float" office:value="17.871">
                <text:p>17.871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16.87">
                <text:p>16.87</text:p>
              </table:table-cell>
              <table:table-cell office:value-type="float" office:value="17.807">
                <text:p>17.807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16.8">
                <text:p>16.8</text:p>
              </table:table-cell>
              <table:table-cell office:value-type="float" office:value="17.742">
                <text:p>17.742</text:p>
              </table:table-cell>
              <table:table-cell office:value-type="float" office:value="19.045">
                <text:p>19.0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16.729">
                <text:p>16.729</text:p>
              </table:table-cell>
              <table:table-cell office:value-type="float" office:value="17.677">
                <text:p>17.677</text:p>
              </table:table-cell>
              <table:table-cell office:value-type="float" office:value="18.987">
                <text:p>18.9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16.659">
                <text:p>16.659</text:p>
              </table:table-cell>
              <table:table-cell office:value-type="float" office:value="17.611">
                <text:p>17.611</text:p>
              </table:table-cell>
              <table:table-cell office:value-type="float" office:value="18.928">
                <text:p>18.9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16.587">
                <text:p>16.587</text:p>
              </table:table-cell>
              <table:table-cell office:value-type="float" office:value="17.545">
                <text:p>17.545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16.516">
                <text:p>16.516</text:p>
              </table:table-cell>
              <table:table-cell office:value-type="float" office:value="17.478">
                <text:p>17.478</text:p>
              </table:table-cell>
              <table:table-cell office:value-type="float" office:value="18.811">
                <text:p>18.8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16.444">
                <text:p>16.444</text:p>
              </table:table-cell>
              <table:table-cell office:value-type="float" office:value="17.411">
                <text:p>17.411</text:p>
              </table:table-cell>
              <table:table-cell office:value-type="float" office:value="18.752">
                <text:p>18.7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16.372">
                <text:p>16.372</text:p>
              </table:table-cell>
              <table:table-cell office:value-type="float" office:value="17.343">
                <text:p>17.343</text:p>
              </table:table-cell>
              <table:table-cell office:value-type="float" office:value="18.692">
                <text:p>18.6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16.299">
                <text:p>16.299</text:p>
              </table:table-cell>
              <table:table-cell office:value-type="float" office:value="17.275">
                <text:p>17.275</text:p>
              </table:table-cell>
              <table:table-cell office:value-type="float" office:value="18.632">
                <text:p>18.6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16.226">
                <text:p>16.226</text:p>
              </table:table-cell>
              <table:table-cell office:value-type="float" office:value="17.206">
                <text:p>17.206</text:p>
              </table:table-cell>
              <table:table-cell office:value-type="float" office:value="18.571">
                <text:p>18.5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16.153">
                <text:p>16.153</text:p>
              </table:table-cell>
              <table:table-cell office:value-type="float" office:value="17.137">
                <text:p>17.137</text:p>
              </table:table-cell>
              <table:table-cell office:value-type="float" office:value="18.51">
                <text:p>18.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16.079">
                <text:p>16.079</text:p>
              </table:table-cell>
              <table:table-cell office:value-type="float" office:value="17.068">
                <text:p>17.068</text:p>
              </table:table-cell>
              <table:table-cell office:value-type="float" office:value="18.449">
                <text:p>18.4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16.006">
                <text:p>16.006</text:p>
              </table:table-cell>
              <table:table-cell office:value-type="float" office:value="16.998">
                <text:p>16.998</text:p>
              </table:table-cell>
              <table:table-cell office:value-type="float" office:value="18.387">
                <text:p>18.3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15.931">
                <text:p>15.931</text:p>
              </table:table-cell>
              <table:table-cell office:value-type="float" office:value="16.927">
                <text:p>16.927</text:p>
              </table:table-cell>
              <table:table-cell office:value-type="float" office:value="18.325">
                <text:p>18.3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15.857">
                <text:p>15.857</text:p>
              </table:table-cell>
              <table:table-cell office:value-type="float" office:value="16.856">
                <text:p>16.856</text:p>
              </table:table-cell>
              <table:table-cell office:value-type="float" office:value="18.262">
                <text:p>18.2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15.782">
                <text:p>15.782</text:p>
              </table:table-cell>
              <table:table-cell office:value-type="float" office:value="16.785">
                <text:p>16.785</text:p>
              </table:table-cell>
              <table:table-cell office:value-type="float" office:value="18.199">
                <text:p>18.1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15.707">
                <text:p>15.707</text:p>
              </table:table-cell>
              <table:table-cell office:value-type="float" office:value="16.714">
                <text:p>16.714</text:p>
              </table:table-cell>
              <table:table-cell office:value-type="float" office:value="18.135">
                <text:p>18.1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15.632">
                <text:p>15.632</text:p>
              </table:table-cell>
              <table:table-cell office:value-type="float" office:value="16.642">
                <text:p>16.642</text:p>
              </table:table-cell>
              <table:table-cell office:value-type="float" office:value="18.071">
                <text:p>18.0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15.557">
                <text:p>15.557</text:p>
              </table:table-cell>
              <table:table-cell office:value-type="float" office:value="16.569">
                <text:p>16.569</text:p>
              </table:table-cell>
              <table:table-cell office:value-type="float" office:value="18.006">
                <text:p>18.0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15.481">
                <text:p>15.481</text:p>
              </table:table-cell>
              <table:table-cell office:value-type="float" office:value="16.496">
                <text:p>16.496</text:p>
              </table:table-cell>
              <table:table-cell office:value-type="float" office:value="17.941">
                <text:p>17.9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15.406">
                <text:p>15.406</text:p>
              </table:table-cell>
              <table:table-cell office:value-type="float" office:value="16.423">
                <text:p>16.423</text:p>
              </table:table-cell>
              <table:table-cell office:value-type="float" office:value="17.875">
                <text:p>17.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15.33">
                <text:p>15.33</text:p>
              </table:table-cell>
              <table:table-cell office:value-type="float" office:value="16.35">
                <text:p>16.35</text:p>
              </table:table-cell>
              <table:table-cell office:value-type="float" office:value="17.809">
                <text:p>17.8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15.253">
                <text:p>15.253</text:p>
              </table:table-cell>
              <table:table-cell office:value-type="float" office:value="16.276">
                <text:p>16.276</text:p>
              </table:table-cell>
              <table:table-cell office:value-type="float" office:value="17.742">
                <text:p>17.7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15.177">
                <text:p>15.177</text:p>
              </table:table-cell>
              <table:table-cell office:value-type="float" office:value="16.202">
                <text:p>16.202</text:p>
              </table:table-cell>
              <table:table-cell office:value-type="float" office:value="17.675">
                <text:p>17.6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15.101">
                <text:p>15.101</text:p>
              </table:table-cell>
              <table:table-cell office:value-type="float" office:value="16.128">
                <text:p>16.128</text:p>
              </table:table-cell>
              <table:table-cell office:value-type="float" office:value="17.608">
                <text:p>17.6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15.024">
                <text:p>15.024</text:p>
              </table:table-cell>
              <table:table-cell office:value-type="float" office:value="16.053">
                <text:p>16.053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14.947">
                <text:p>14.947</text:p>
              </table:table-cell>
              <table:table-cell office:value-type="float" office:value="15.978">
                <text:p>15.978</text:p>
              </table:table-cell>
              <table:table-cell office:value-type="float" office:value="17.471">
                <text:p>17.4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14.87">
                <text:p>14.87</text:p>
              </table:table-cell>
              <table:table-cell office:value-type="float" office:value="15.903">
                <text:p>15.903</text:p>
              </table:table-cell>
              <table:table-cell office:value-type="float" office:value="17.402">
                <text:p>17.4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14.793">
                <text:p>14.793</text:p>
              </table:table-cell>
              <table:table-cell office:value-type="float" office:value="15.827">
                <text:p>15.827</text:p>
              </table:table-cell>
              <table:table-cell office:value-type="float" office:value="17.333">
                <text:p>17.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14.716">
                <text:p>14.716</text:p>
              </table:table-cell>
              <table:table-cell office:value-type="float" office:value="15.751">
                <text:p>15.751</text:p>
              </table:table-cell>
              <table:table-cell office:value-type="float" office:value="17.263">
                <text:p>17.2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14.639">
                <text:p>14.639</text:p>
              </table:table-cell>
              <table:table-cell office:value-type="float" office:value="15.675">
                <text:p>15.675</text:p>
              </table:table-cell>
              <table:table-cell office:value-type="float" office:value="17.193">
                <text:p>17.1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14.562">
                <text:p>14.562</text:p>
              </table:table-cell>
              <table:table-cell office:value-type="float" office:value="15.599">
                <text:p>15.599</text:p>
              </table:table-cell>
              <table:table-cell office:value-type="float" office:value="17.122">
                <text:p>17.1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14.484">
                <text:p>14.484</text:p>
              </table:table-cell>
              <table:table-cell office:value-type="float" office:value="15.523">
                <text:p>15.523</text:p>
              </table:table-cell>
              <table:table-cell office:value-type="float" office:value="17.051">
                <text:p>17.0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14.407">
                <text:p>14.407</text:p>
              </table:table-cell>
              <table:table-cell office:value-type="float" office:value="15.446">
                <text:p>15.446</text:p>
              </table:table-cell>
              <table:table-cell office:value-type="float" office:value="16.979">
                <text:p>16.9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14.329">
                <text:p>14.329</text:p>
              </table:table-cell>
              <table:table-cell office:value-type="float" office:value="15.37">
                <text:p>15.37</text:p>
              </table:table-cell>
              <table:table-cell office:value-type="float" office:value="16.907">
                <text:p>16.9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14.252">
                <text:p>14.252</text:p>
              </table:table-cell>
              <table:table-cell office:value-type="float" office:value="15.293">
                <text:p>15.293</text:p>
              </table:table-cell>
              <table:table-cell office:value-type="float" office:value="16.835">
                <text:p>16.8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14.174">
                <text:p>14.174</text:p>
              </table:table-cell>
              <table:table-cell office:value-type="float" office:value="15.216">
                <text:p>15.216</text:p>
              </table:table-cell>
              <table:table-cell office:value-type="float" office:value="16.762">
                <text:p>16.7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14.097">
                <text:p>14.097</text:p>
              </table:table-cell>
              <table:table-cell office:value-type="float" office:value="15.138">
                <text:p>15.138</text:p>
              </table:table-cell>
              <table:table-cell office:value-type="float" office:value="16.689">
                <text:p>16.6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14.019">
                <text:p>14.019</text:p>
              </table:table-cell>
              <table:table-cell office:value-type="float" office:value="15.061">
                <text:p>15.061</text:p>
              </table:table-cell>
              <table:table-cell office:value-type="float" office:value="16.616">
                <text:p>16.6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3.942">
                <text:p>13.942</text:p>
              </table:table-cell>
              <table:table-cell office:value-type="float" office:value="14.983">
                <text:p>14.983</text:p>
              </table:table-cell>
              <table:table-cell office:value-type="float" office:value="16.542">
                <text:p>16.5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3.864">
                <text:p>13.864</text:p>
              </table:table-cell>
              <table:table-cell office:value-type="float" office:value="14.906">
                <text:p>14.906</text:p>
              </table:table-cell>
              <table:table-cell office:value-type="float" office:value="16.468">
                <text:p>16.4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3.786">
                <text:p>13.786</text:p>
              </table:table-cell>
              <table:table-cell office:value-type="float" office:value="14.828">
                <text:p>14.828</text:p>
              </table:table-cell>
              <table:table-cell office:value-type="float" office:value="16.394">
                <text:p>16.3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3.709">
                <text:p>13.709</text:p>
              </table:table-cell>
              <table:table-cell office:value-type="float" office:value="14.75">
                <text:p>14.75</text:p>
              </table:table-cell>
              <table:table-cell office:value-type="float" office:value="16.319">
                <text:p>16.3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3.631">
                <text:p>13.631</text:p>
              </table:table-cell>
              <table:table-cell office:value-type="float" office:value="14.672">
                <text:p>14.672</text:p>
              </table:table-cell>
              <table:table-cell office:value-type="float" office:value="16.244">
                <text:p>16.2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3.554">
                <text:p>13.554</text:p>
              </table:table-cell>
              <table:table-cell office:value-type="float" office:value="14.594">
                <text:p>14.594</text:p>
              </table:table-cell>
              <table:table-cell office:value-type="float" office:value="16.169">
                <text:p>16.1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3.477">
                <text:p>13.477</text:p>
              </table:table-cell>
              <table:table-cell office:value-type="float" office:value="14.516">
                <text:p>14.516</text:p>
              </table:table-cell>
              <table:table-cell office:value-type="float" office:value="16.093">
                <text:p>16.0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3.399">
                <text:p>13.399</text:p>
              </table:table-cell>
              <table:table-cell office:value-type="float" office:value="14.438">
                <text:p>14.438</text:p>
              </table:table-cell>
              <table:table-cell office:value-type="float" office:value="16.017">
                <text:p>16.0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3.322">
                <text:p>13.322</text:p>
              </table:table-cell>
              <table:table-cell office:value-type="float" office:value="14.36">
                <text:p>14.36</text:p>
              </table:table-cell>
              <table:table-cell office:value-type="float" office:value="15.941">
                <text:p>15.9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3.245">
                <text:p>13.245</text:p>
              </table:table-cell>
              <table:table-cell office:value-type="float" office:value="14.282">
                <text:p>14.282</text:p>
              </table:table-cell>
              <table:table-cell office:value-type="float" office:value="15.865">
                <text:p>15.8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3.168">
                <text:p>13.168</text:p>
              </table:table-cell>
              <table:table-cell office:value-type="float" office:value="14.203">
                <text:p>14.203</text:p>
              </table:table-cell>
              <table:table-cell office:value-type="float" office:value="15.788">
                <text:p>15.7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3.091">
                <text:p>13.091</text:p>
              </table:table-cell>
              <table:table-cell office:value-type="float" office:value="14.125">
                <text:p>14.125</text:p>
              </table:table-cell>
              <table:table-cell office:value-type="float" office:value="15.712">
                <text:p>15.7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3.014">
                <text:p>13.014</text:p>
              </table:table-cell>
              <table:table-cell office:value-type="float" office:value="14.047">
                <text:p>14.047</text:p>
              </table:table-cell>
              <table:table-cell office:value-type="float" office:value="15.635">
                <text:p>15.6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2.937">
                <text:p>12.937</text:p>
              </table:table-cell>
              <table:table-cell office:value-type="float" office:value="13.969">
                <text:p>13.969</text:p>
              </table:table-cell>
              <table:table-cell office:value-type="float" office:value="15.558">
                <text:p>15.5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2.86">
                <text:p>12.86</text:p>
              </table:table-cell>
              <table:table-cell office:value-type="float" office:value="13.89">
                <text:p>13.89</text:p>
              </table:table-cell>
              <table:table-cell office:value-type="float" office:value="15.48">
                <text:p>15.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2.784">
                <text:p>12.784</text:p>
              </table:table-cell>
              <table:table-cell office:value-type="float" office:value="13.812">
                <text:p>13.812</text:p>
              </table:table-cell>
              <table:table-cell office:value-type="float" office:value="15.403">
                <text:p>15.4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2.707">
                <text:p>12.707</text:p>
              </table:table-cell>
              <table:table-cell office:value-type="float" office:value="13.734">
                <text:p>13.734</text:p>
              </table:table-cell>
              <table:table-cell office:value-type="float" office:value="15.325">
                <text:p>15.3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2.631">
                <text:p>12.631</text:p>
              </table:table-cell>
              <table:table-cell office:value-type="float" office:value="13.656">
                <text:p>13.656</text:p>
              </table:table-cell>
              <table:table-cell office:value-type="float" office:value="15.247">
                <text:p>15.2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2.555">
                <text:p>12.555</text:p>
              </table:table-cell>
              <table:table-cell office:value-type="float" office:value="13.578">
                <text:p>13.578</text:p>
              </table:table-cell>
              <table:table-cell office:value-type="float" office:value="15.169">
                <text:p>15.1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2.479">
                <text:p>12.479</text:p>
              </table:table-cell>
              <table:table-cell office:value-type="float" office:value="13.5">
                <text:p>13.5</text:p>
              </table:table-cell>
              <table:table-cell office:value-type="float" office:value="15.091">
                <text:p>15.0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12.403">
                <text:p>12.403</text:p>
              </table:table-cell>
              <table:table-cell office:value-type="float" office:value="13.422">
                <text:p>13.422</text:p>
              </table:table-cell>
              <table:table-cell office:value-type="float" office:value="15.013">
                <text:p>15.0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12.327">
                <text:p>12.327</text:p>
              </table:table-cell>
              <table:table-cell office:value-type="float" office:value="13.344">
                <text:p>13.344</text:p>
              </table:table-cell>
              <table:table-cell office:value-type="float" office:value="14.935">
                <text:p>14.9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12.252">
                <text:p>12.252</text:p>
              </table:table-cell>
              <table:table-cell office:value-type="float" office:value="13.266">
                <text:p>13.266</text:p>
              </table:table-cell>
              <table:table-cell office:value-type="float" office:value="14.856">
                <text:p>14.8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12.176">
                <text:p>12.176</text:p>
              </table:table-cell>
              <table:table-cell office:value-type="float" office:value="13.189">
                <text:p>13.189</text:p>
              </table:table-cell>
              <table:table-cell office:value-type="float" office:value="14.778">
                <text:p>14.7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12.101">
                <text:p>12.101</text:p>
              </table:table-cell>
              <table:table-cell office:value-type="float" office:value="13.111">
                <text:p>13.111</text:p>
              </table:table-cell>
              <table:table-cell office:value-type="float" office:value="14.699">
                <text:p>14.6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12.026">
                <text:p>12.026</text:p>
              </table:table-cell>
              <table:table-cell office:value-type="float" office:value="13.034">
                <text:p>13.034</text:p>
              </table:table-cell>
              <table:table-cell office:value-type="float" office:value="14.621">
                <text:p>14.6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11.951">
                <text:p>11.951</text:p>
              </table:table-cell>
              <table:table-cell office:value-type="float" office:value="12.956">
                <text:p>12.956</text:p>
              </table:table-cell>
              <table:table-cell office:value-type="float" office:value="14.542">
                <text:p>14.5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11.877">
                <text:p>11.877</text:p>
              </table:table-cell>
              <table:table-cell office:value-type="float" office:value="12.879">
                <text:p>12.879</text:p>
              </table:table-cell>
              <table:table-cell office:value-type="float" office:value="14.464">
                <text:p>14.4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11.802">
                <text:p>11.802</text:p>
              </table:table-cell>
              <table:table-cell office:value-type="float" office:value="12.802">
                <text:p>12.802</text:p>
              </table:table-cell>
              <table:table-cell office:value-type="float" office:value="14.385">
                <text:p>14.3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11.728">
                <text:p>11.728</text:p>
              </table:table-cell>
              <table:table-cell office:value-type="float" office:value="12.725">
                <text:p>12.725</text:p>
              </table:table-cell>
              <table:table-cell office:value-type="float" office:value="14.306">
                <text:p>14.3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11.654">
                <text:p>11.654</text:p>
              </table:table-cell>
              <table:table-cell office:value-type="float" office:value="12.648">
                <text:p>12.648</text:p>
              </table:table-cell>
              <table:table-cell office:value-type="float" office:value="14.227">
                <text:p>14.2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11.581">
                <text:p>11.581</text:p>
              </table:table-cell>
              <table:table-cell office:value-type="float" office:value="12.571">
                <text:p>12.571</text:p>
              </table:table-cell>
              <table:table-cell office:value-type="float" office:value="14.149">
                <text:p>14.1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11.507">
                <text:p>11.507</text:p>
              </table:table-cell>
              <table:table-cell office:value-type="float" office:value="12.495">
                <text:p>12.495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11.434">
                <text:p>11.434</text:p>
              </table:table-cell>
              <table:table-cell office:value-type="float" office:value="12.418">
                <text:p>12.418</text:p>
              </table:table-cell>
              <table:table-cell office:value-type="float" office:value="13.991">
                <text:p>13.9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11.361">
                <text:p>11.361</text:p>
              </table:table-cell>
              <table:table-cell office:value-type="float" office:value="12.342">
                <text:p>12.342</text:p>
              </table:table-cell>
              <table:table-cell office:value-type="float" office:value="13.912">
                <text:p>13.9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11.288">
                <text:p>11.288</text:p>
              </table:table-cell>
              <table:table-cell office:value-type="float" office:value="12.266">
                <text:p>12.266</text:p>
              </table:table-cell>
              <table:table-cell office:value-type="float" office:value="13.834">
                <text:p>13.8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11.215">
                <text:p>11.215</text:p>
              </table:table-cell>
              <table:table-cell office:value-type="float" office:value="12.19">
                <text:p>12.19</text:p>
              </table:table-cell>
              <table:table-cell office:value-type="float" office:value="13.755">
                <text:p>13.7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11.143">
                <text:p>11.143</text:p>
              </table:table-cell>
              <table:table-cell office:value-type="float" office:value="12.115">
                <text:p>12.115</text:p>
              </table:table-cell>
              <table:table-cell office:value-type="float" office:value="13.677">
                <text:p>13.6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11.071">
                <text:p>11.071</text:p>
              </table:table-cell>
              <table:table-cell office:value-type="float" office:value="12.039">
                <text:p>12.039</text:p>
              </table:table-cell>
              <table:table-cell office:value-type="float" office:value="13.598">
                <text:p>13.5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10.999">
                <text:p>10.999</text:p>
              </table:table-cell>
              <table:table-cell office:value-type="float" office:value="11.964">
                <text:p>11.964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10.927">
                <text:p>10.927</text:p>
              </table:table-cell>
              <table:table-cell office:value-type="float" office:value="11.889">
                <text:p>11.889</text:p>
              </table:table-cell>
              <table:table-cell office:value-type="float" office:value="13.442">
                <text:p>13.4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10.856">
                <text:p>10.856</text:p>
              </table:table-cell>
              <table:table-cell office:value-type="float" office:value="11.814">
                <text:p>11.814</text:p>
              </table:table-cell>
              <table:table-cell office:value-type="float" office:value="13.363">
                <text:p>13.3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10.785">
                <text:p>10.785</text:p>
              </table:table-cell>
              <table:table-cell office:value-type="float" office:value="11.739">
                <text:p>11.739</text:p>
              </table:table-cell>
              <table:table-cell office:value-type="float" office:value="13.285">
                <text:p>13.2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0.714">
                <text:p>10.714</text:p>
              </table:table-cell>
              <table:table-cell office:value-type="float" office:value="11.665">
                <text:p>11.665</text:p>
              </table:table-cell>
              <table:table-cell office:value-type="float" office:value="13.207">
                <text:p>13.2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0.643">
                <text:p>10.643</text:p>
              </table:table-cell>
              <table:table-cell office:value-type="float" office:value="11.591">
                <text:p>11.591</text:p>
              </table:table-cell>
              <table:table-cell office:value-type="float" office:value="13.129">
                <text:p>13.1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0.573">
                <text:p>10.573</text:p>
              </table:table-cell>
              <table:table-cell office:value-type="float" office:value="11.517">
                <text:p>11.517</text:p>
              </table:table-cell>
              <table:table-cell office:value-type="float" office:value="13.052">
                <text:p>13.0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0.503">
                <text:p>10.503</text:p>
              </table:table-cell>
              <table:table-cell office:value-type="float" office:value="11.443">
                <text:p>11.443</text:p>
              </table:table-cell>
              <table:table-cell office:value-type="float" office:value="12.974">
                <text:p>12.9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0.434">
                <text:p>10.434</text:p>
              </table:table-cell>
              <table:table-cell office:value-type="float" office:value="11.37">
                <text:p>11.37</text:p>
              </table:table-cell>
              <table:table-cell office:value-type="float" office:value="12.896">
                <text:p>12.8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0.364">
                <text:p>10.364</text:p>
              </table:table-cell>
              <table:table-cell office:value-type="float" office:value="11.297">
                <text:p>11.297</text:p>
              </table:table-cell>
              <table:table-cell office:value-type="float" office:value="12.819">
                <text:p>12.8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0.295">
                <text:p>10.295</text:p>
              </table:table-cell>
              <table:table-cell office:value-type="float" office:value="11.224">
                <text:p>11.224</text:p>
              </table:table-cell>
              <table:table-cell office:value-type="float" office:value="12.742">
                <text:p>12.7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0.226">
                <text:p>10.226</text:p>
              </table:table-cell>
              <table:table-cell office:value-type="float" office:value="11.151">
                <text:p>11.151</text:p>
              </table:table-cell>
              <table:table-cell office:value-type="float" office:value="12.665">
                <text:p>12.6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0.157">
                <text:p>10.157</text:p>
              </table:table-cell>
              <table:table-cell office:value-type="float" office:value="11.078">
                <text:p>11.078</text:p>
              </table:table-cell>
              <table:table-cell office:value-type="float" office:value="12.588">
                <text:p>12.5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0.089">
                <text:p>10.089</text:p>
              </table:table-cell>
              <table:table-cell office:value-type="float" office:value="11.006">
                <text:p>11.006</text:p>
              </table:table-cell>
              <table:table-cell office:value-type="float" office:value="12.511">
                <text:p>12.5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994cm" xlink:href=".." xlink:type="simple" chart:class="chart:scatter" chart:style-name="ch1">
        <chart:title svg:x="6.199cm" svg:y="0.315cm" chart:style-name="ch2">
          <text:p>APC Comparison</text:p>
        </chart:title>
        <chart:legend chart:legend-position="end" svg:x="13.126cm" svg:y="3.7cm" style:legend-expansion="high" chart:style-name="ch3"/>
        <chart:plot-area chart:style-name="ch4" table:cell-range-address="'1-1-10'.A2:'1-1-10'.A202 '1-1-10'.E1:'1-1-10'.E202 '1-1-10'.N1:'1-1-10'.N202 '1-1-10'.W1:'1-1-10'.W202" chart:data-source-has-labels="row" svg:x="1.33cm" svg:y="1.631cm" svg:width="11.158cm" svg:height="6.203cm">
          <chartooo:coordinate-region svg:x="2.428cm" svg:y="1.831cm" svg:width="9.688cm" svg:height="5.356cm"/>
          <chart:axis chart:dimension="x" chart:name="primary-x" chart:style-name="ch5">
            <chart:title svg:x="5.74cm" svg:y="8.013cm" chart:style-name="ch6">
              <text:p>Time (seconds)</text:p>
            </chart:title>
          </chart:axis>
          <chart:axis chart:dimension="y" chart:name="primary-y" chart:style-name="ch7">
            <chart:title svg:x="0.451cm" svg:y="6.178cm" chart:style-name="ch8">
              <text:p>Concentration (nM)</text:p>
            </chart:title>
            <chart:grid chart:style-name="ch9" chart:class="major"/>
          </chart:axis>
          <chart:series chart:style-name="ch10" chart:values-cell-range-address="'1-1-10'.E2:'1-1-10'.E202" chart:label-cell-address="'1-1-10'.E1:'1-1-10'.E1" chart:class="chart:scatter">
            <chart:domain table:cell-range-address="'1-1-10'.A2:'1-1-10'.A202"/>
            <chart:data-point chart:repeated="201"/>
          </chart:series>
          <chart:series chart:style-name="ch11" chart:values-cell-range-address="'1-1-10'.N2:'1-1-10'.N202" chart:label-cell-address="'1-1-10'.N1:'1-1-10'.N1" chart:class="chart:scatter">
            <chart:data-point chart:repeated="201"/>
          </chart:series>
          <chart:series chart:style-name="ch12" chart:values-cell-range-address="'1-1-10'.W2:'1-1-10'.W202" chart:label-cell-address="'1-1-10'.W1:'1-1-10'.W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% APC</text:p>
                <draw:g>
                  <svg:desc>'1-1-10'.E1:'1-1-10'.E1</svg:desc>
                </draw:g>
              </table:table-cell>
              <table:table-cell office:value-type="string">
                <text:p>20% APC</text:p>
                <draw:g>
                  <svg:desc>'1-1-10'.N1:'1-1-10'.N1</svg:desc>
                </draw:g>
              </table:table-cell>
              <table:table-cell office:value-type="string">
                <text:p>40% APC</text:p>
                <draw:g>
                  <svg:desc>'1-1-10'.W1:'1-1-10'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-1-10'.A2:'1-1-10'.A202</svg:desc>
                </draw:g>
              </table:table-cell>
              <table:table-cell office:value-type="float" office:value="0">
                <text:p>0</text:p>
                <draw:g>
                  <svg:desc>'1-1-10'.E2:'1-1-10'.E202</svg:desc>
                </draw:g>
              </table:table-cell>
              <table:table-cell office:value-type="float" office:value="0">
                <text:p>0</text:p>
                <draw:g>
                  <svg:desc>'1-1-10'.N2:'1-1-10'.N202</svg:desc>
                </draw:g>
              </table:table-cell>
              <table:table-cell office:value-type="float" office:value="0">
                <text:p>0</text:p>
                <draw:g>
                  <svg:desc>'1-1-10'.W2:'1-1-10'.W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00000043915">
                <text:p>0.0000000000043915</text:p>
              </table:table-cell>
              <table:table-cell office:value-type="float" office:value="0.0000000000063297">
                <text:p>0.0000000000063297</text:p>
              </table:table-cell>
              <table:table-cell office:value-type="float" office:value="0.0000000000083876">
                <text:p>0.0000000000083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00000081984">
                <text:p>0.000000000081984</text:p>
              </table:table-cell>
              <table:table-cell office:value-type="float" office:value="0.000000000098493">
                <text:p>0.000000000098493</text:p>
              </table:table-cell>
              <table:table-cell office:value-type="float" office:value="0.00000000010792">
                <text:p>0.00000000010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000003504">
                <text:p>0.0000000003504</text:p>
              </table:table-cell>
              <table:table-cell office:value-type="float" office:value="0.00000000038966">
                <text:p>0.00000000038966</text:p>
              </table:table-cell>
              <table:table-cell office:value-type="float" office:value="0.00000000041418">
                <text:p>0.00000000041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00000087147">
                <text:p>0.00000000087147</text:p>
              </table:table-cell>
              <table:table-cell office:value-type="float" office:value="0.00000000095294">
                <text:p>0.00000000095294</text:p>
              </table:table-cell>
              <table:table-cell office:value-type="float" office:value="0.000000001008">
                <text:p>0.000000001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0000016618">
                <text:p>0.0000000016618</text:p>
              </table:table-cell>
              <table:table-cell office:value-type="float" office:value="0.000000001816">
                <text:p>0.000000001816</text:p>
              </table:table-cell>
              <table:table-cell office:value-type="float" office:value="0.0000000019274">
                <text:p>0.0000000019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000002768">
                <text:p>0.000000002768</text:p>
              </table:table-cell>
              <table:table-cell office:value-type="float" office:value="0.0000000030367">
                <text:p>0.0000000030367</text:p>
              </table:table-cell>
              <table:table-cell office:value-type="float" office:value="0.0000000032398">
                <text:p>0.0000000032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0000043333">
                <text:p>0.0000000043333</text:p>
              </table:table-cell>
              <table:table-cell office:value-type="float" office:value="0.0000000047767">
                <text:p>0.0000000047767</text:p>
              </table:table-cell>
              <table:table-cell office:value-type="float" office:value="0.0000000051228">
                <text:p>0.00000000512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00000062455">
                <text:p>0.0000000062455</text:p>
              </table:table-cell>
              <table:table-cell office:value-type="float" office:value="0.0000000069093">
                <text:p>0.0000000069093</text:p>
              </table:table-cell>
              <table:table-cell office:value-type="float" office:value="0.0000000074376">
                <text:p>0.0000000074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0000087927">
                <text:p>0.0000000087927</text:p>
              </table:table-cell>
              <table:table-cell office:value-type="float" office:value="0.0000000097458">
                <text:p>0.0000000097458</text:p>
              </table:table-cell>
              <table:table-cell office:value-type="float" office:value="0.000000010515">
                <text:p>0.000000010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0000012106">
                <text:p>0.000000012106</text:p>
              </table:table-cell>
              <table:table-cell office:value-type="float" office:value="0.000000013407">
                <text:p>0.000000013407</text:p>
              </table:table-cell>
              <table:table-cell office:value-type="float" office:value="0.000000014475">
                <text:p>0.000000014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0000016072">
                <text:p>0.000000016072</text:p>
              </table:table-cell>
              <table:table-cell office:value-type="float" office:value="0.000000017744">
                <text:p>0.000000017744</text:p>
              </table:table-cell>
              <table:table-cell office:value-type="float" office:value="0.000000019134">
                <text:p>0.000000019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0000020976">
                <text:p>0.000000020976</text:p>
              </table:table-cell>
              <table:table-cell office:value-type="float" office:value="0.000000023">
                <text:p>0.000000023</text:p>
              </table:table-cell>
              <table:table-cell office:value-type="float" office:value="0.000000024737">
                <text:p>0.000000024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0000027027">
                <text:p>0.000000027027</text:p>
              </table:table-cell>
              <table:table-cell office:value-type="float" office:value="0.000000029314">
                <text:p>0.000000029314</text:p>
              </table:table-cell>
              <table:table-cell office:value-type="float" office:value="0.000000031377">
                <text:p>0.000000031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0000034541">
                <text:p>0.000000034541</text:p>
              </table:table-cell>
              <table:table-cell office:value-type="float" office:value="0.000000036826">
                <text:p>0.000000036826</text:p>
              </table:table-cell>
              <table:table-cell office:value-type="float" office:value="0.000000039155">
                <text:p>0.000000039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0000043998">
                <text:p>0.000000043998</text:p>
              </table:table-cell>
              <table:table-cell office:value-type="float" office:value="0.000000045728">
                <text:p>0.000000045728</text:p>
              </table:table-cell>
              <table:table-cell office:value-type="float" office:value="0.000000048178">
                <text:p>0.0000000481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0000056192">
                <text:p>0.000000056192</text:p>
              </table:table-cell>
              <table:table-cell office:value-type="float" office:value="0.000000056267">
                <text:p>0.000000056267</text:p>
              </table:table-cell>
              <table:table-cell office:value-type="float" office:value="0.00000005856">
                <text:p>0.000000058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0000072359">
                <text:p>0.000000072359</text:p>
              </table:table-cell>
              <table:table-cell office:value-type="float" office:value="0.000000068775">
                <text:p>0.000000068775</text:p>
              </table:table-cell>
              <table:table-cell office:value-type="float" office:value="0.000000070436">
                <text:p>0.0000000704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0000094484">
                <text:p>0.000000094484</text:p>
              </table:table-cell>
              <table:table-cell office:value-type="float" office:value="0.000000083714">
                <text:p>0.000000083714</text:p>
              </table:table-cell>
              <table:table-cell office:value-type="float" office:value="0.000000083964">
                <text:p>0.0000000839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000012585">
                <text:p>0.00000012585</text:p>
              </table:table-cell>
              <table:table-cell office:value-type="float" office:value="0.00000010173">
                <text:p>0.00000010173</text:p>
              </table:table-cell>
              <table:table-cell office:value-type="float" office:value="0.000000099335">
                <text:p>0.000000099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000017191">
                <text:p>0.00000017191</text:p>
              </table:table-cell>
              <table:table-cell office:value-type="float" office:value="0.00000012374">
                <text:p>0.00000012374</text:p>
              </table:table-cell>
              <table:table-cell office:value-type="float" office:value="0.00000011679">
                <text:p>0.000000116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000024119">
                <text:p>0.00000024119</text:p>
              </table:table-cell>
              <table:table-cell office:value-type="float" office:value="0.00000015105">
                <text:p>0.00000015105</text:p>
              </table:table-cell>
              <table:table-cell office:value-type="float" office:value="0.00000013662">
                <text:p>0.000000136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000034773">
                <text:p>0.00000034773</text:p>
              </table:table-cell>
              <table:table-cell office:value-type="float" office:value="0.00000018548">
                <text:p>0.00000018548</text:p>
              </table:table-cell>
              <table:table-cell office:value-type="float" office:value="0.0000001592">
                <text:p>0.00000015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0000051346">
                <text:p>0.00000051346</text:p>
              </table:table-cell>
              <table:table-cell office:value-type="float" office:value="0.00000022963">
                <text:p>0.00000022963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0000077221">
                <text:p>0.00000077221</text:p>
              </table:table-cell>
              <table:table-cell office:value-type="float" office:value="0.00000028711">
                <text:p>0.00000028711</text:p>
              </table:table-cell>
              <table:table-cell office:value-type="float" office:value="0.00000021462">
                <text:p>0.000000214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000011764">
                <text:p>0.0000011764</text:p>
              </table:table-cell>
              <table:table-cell office:value-type="float" office:value="0.00000036297">
                <text:p>0.00000036297</text:p>
              </table:table-cell>
              <table:table-cell office:value-type="float" office:value="0.00000024882">
                <text:p>0.000000248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000018089">
                <text:p>0.0000018089</text:p>
              </table:table-cell>
              <table:table-cell office:value-type="float" office:value="0.00000046423">
                <text:p>0.00000046423</text:p>
              </table:table-cell>
              <table:table-cell office:value-type="float" office:value="0.00000028854">
                <text:p>0.000000288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000027946">
                <text:p>0.0000027946</text:p>
              </table:table-cell>
              <table:table-cell office:value-type="float" office:value="0.00000060052">
                <text:p>0.00000060052</text:p>
              </table:table-cell>
              <table:table-cell office:value-type="float" office:value="0.00000033498">
                <text:p>0.000000334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000043219">
                <text:p>0.0000043219</text:p>
              </table:table-cell>
              <table:table-cell office:value-type="float" office:value="0.00000078506">
                <text:p>0.00000078506</text:p>
              </table:table-cell>
              <table:table-cell office:value-type="float" office:value="0.00000038963">
                <text:p>0.00000038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000066734">
                <text:p>0.0000066734</text:p>
              </table:table-cell>
              <table:table-cell office:value-type="float" office:value="0.0000010359">
                <text:p>0.0000010359</text:p>
              </table:table-cell>
              <table:table-cell office:value-type="float" office:value="0.00000045436">
                <text:p>0.000000454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00010267">
                <text:p>0.000010267</text:p>
              </table:table-cell>
              <table:table-cell office:value-type="float" office:value="0.0000013773">
                <text:p>0.0000013773</text:p>
              </table:table-cell>
              <table:table-cell office:value-type="float" office:value="0.0000005315">
                <text:p>0.00000053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0001572">
                <text:p>0.00001572</text:p>
              </table:table-cell>
              <table:table-cell office:value-type="float" office:value="0.0000018422">
                <text:p>0.0000018422</text:p>
              </table:table-cell>
              <table:table-cell office:value-type="float" office:value="0.00000062395">
                <text:p>0.000000623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00023937">
                <text:p>0.000023937</text:p>
              </table:table-cell>
              <table:table-cell office:value-type="float" office:value="0.0000024746">
                <text:p>0.0000024746</text:p>
              </table:table-cell>
              <table:table-cell office:value-type="float" office:value="0.00000073528">
                <text:p>0.00000073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000036265">
                <text:p>0.000036265</text:p>
              </table:table-cell>
              <table:table-cell office:value-type="float" office:value="0.0000033332">
                <text:p>0.0000033332</text:p>
              </table:table-cell>
              <table:table-cell office:value-type="float" office:value="0.00000086993">
                <text:p>0.000000869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000054768">
                <text:p>0.000054768</text:p>
              </table:table-cell>
              <table:table-cell office:value-type="float" office:value="0.0000044956">
                <text:p>0.0000044956</text:p>
              </table:table-cell>
              <table:table-cell office:value-type="float" office:value="0.0000010334">
                <text:p>0.0000010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000082836">
                <text:p>0.000082836</text:p>
              </table:table-cell>
              <table:table-cell office:value-type="float" office:value="0.0000060645">
                <text:p>0.0000060645</text:p>
              </table:table-cell>
              <table:table-cell office:value-type="float" office:value="0.0000012322">
                <text:p>0.00000123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00012665">
                <text:p>0.00012665</text:p>
              </table:table-cell>
              <table:table-cell office:value-type="float" office:value="0.0000081746">
                <text:p>0.0000081746</text:p>
              </table:table-cell>
              <table:table-cell office:value-type="float" office:value="0.0000014748">
                <text:p>0.00000147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00019576">
                <text:p>0.00019576</text:p>
              </table:table-cell>
              <table:table-cell office:value-type="float" office:value="0.000011002">
                <text:p>0.000011002</text:p>
              </table:table-cell>
              <table:table-cell office:value-type="float" office:value="0.0000017712">
                <text:p>0.00000177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0.00028134">
                <text:p>0.00028134</text:p>
              </table:table-cell>
              <table:table-cell office:value-type="float" office:value="0.000014774">
                <text:p>0.000014774</text:p>
              </table:table-cell>
              <table:table-cell office:value-type="float" office:value="0.0000021335">
                <text:p>0.00000213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0.00038707">
                <text:p>0.00038707</text:p>
              </table:table-cell>
              <table:table-cell office:value-type="float" office:value="0.000019787">
                <text:p>0.000019787</text:p>
              </table:table-cell>
              <table:table-cell office:value-type="float" office:value="0.0000025767">
                <text:p>0.00000257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0.00054122">
                <text:p>0.00054122</text:p>
              </table:table-cell>
              <table:table-cell office:value-type="float" office:value="0.00002642">
                <text:p>0.00002642</text:p>
              </table:table-cell>
              <table:table-cell office:value-type="float" office:value="0.000003119">
                <text:p>0.000003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0.0007569">
                <text:p>0.0007569</text:p>
              </table:table-cell>
              <table:table-cell office:value-type="float" office:value="0.00003516">
                <text:p>0.00003516</text:p>
              </table:table-cell>
              <table:table-cell office:value-type="float" office:value="0.0000037822">
                <text:p>0.00000378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0.00102">
                <text:p>0.00102</text:p>
              </table:table-cell>
              <table:table-cell office:value-type="float" office:value="0.000046631">
                <text:p>0.000046631</text:p>
              </table:table-cell>
              <table:table-cell office:value-type="float" office:value="0.0000045929">
                <text:p>0.00000459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0.0012943">
                <text:p>0.0012943</text:p>
              </table:table-cell>
              <table:table-cell office:value-type="float" office:value="0.000061628">
                <text:p>0.000061628</text:p>
              </table:table-cell>
              <table:table-cell office:value-type="float" office:value="0.0000055832">
                <text:p>0.00000558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0.0015598">
                <text:p>0.0015598</text:p>
              </table:table-cell>
              <table:table-cell office:value-type="float" office:value="0.000081174">
                <text:p>0.000081174</text:p>
              </table:table-cell>
              <table:table-cell office:value-type="float" office:value="0.0000067915">
                <text:p>0.00000679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0.0018059">
                <text:p>0.0018059</text:p>
              </table:table-cell>
              <table:table-cell office:value-type="float" office:value="0.0001066">
                <text:p>0.0001066</text:p>
              </table:table-cell>
              <table:table-cell office:value-type="float" office:value="0.0000082642">
                <text:p>0.00000826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0.0020354">
                <text:p>0.0020354</text:p>
              </table:table-cell>
              <table:table-cell office:value-type="float" office:value="0.00013967">
                <text:p>0.00013967</text:p>
              </table:table-cell>
              <table:table-cell office:value-type="float" office:value="0.000010057">
                <text:p>0.0000100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0.0022508">
                <text:p>0.0022508</text:p>
              </table:table-cell>
              <table:table-cell office:value-type="float" office:value="0.00018282">
                <text:p>0.00018282</text:p>
              </table:table-cell>
              <table:table-cell office:value-type="float" office:value="0.000012236">
                <text:p>0.0000122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0.0024544">
                <text:p>0.0024544</text:p>
              </table:table-cell>
              <table:table-cell office:value-type="float" office:value="0.00023957">
                <text:p>0.00023957</text:p>
              </table:table-cell>
              <table:table-cell office:value-type="float" office:value="0.000014882">
                <text:p>0.0000148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0.0026477">
                <text:p>0.0026477</text:p>
              </table:table-cell>
              <table:table-cell office:value-type="float" office:value="0.00031526">
                <text:p>0.00031526</text:p>
              </table:table-cell>
              <table:table-cell office:value-type="float" office:value="0.000018089">
                <text:p>0.0000180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0.0028324">
                <text:p>0.0028324</text:p>
              </table:table-cell>
              <table:table-cell office:value-type="float" office:value="0.00041658">
                <text:p>0.00041658</text:p>
              </table:table-cell>
              <table:table-cell office:value-type="float" office:value="0.00002197">
                <text:p>0.000021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0.0030095">
                <text:p>0.0030095</text:p>
              </table:table-cell>
              <table:table-cell office:value-type="float" office:value="0.00053815">
                <text:p>0.00053815</text:p>
              </table:table-cell>
              <table:table-cell office:value-type="float" office:value="0.00002666">
                <text:p>0.000026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0.0031799">
                <text:p>0.0031799</text:p>
              </table:table-cell>
              <table:table-cell office:value-type="float" office:value="0.00065848">
                <text:p>0.00065848</text:p>
              </table:table-cell>
              <table:table-cell office:value-type="float" office:value="0.000032319">
                <text:p>0.0000323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0.0033442">
                <text:p>0.0033442</text:p>
              </table:table-cell>
              <table:table-cell office:value-type="float" office:value="0.00078123">
                <text:p>0.00078123</text:p>
              </table:table-cell>
              <table:table-cell office:value-type="float" office:value="0.000039135">
                <text:p>0.000039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0.0035031">
                <text:p>0.0035031</text:p>
              </table:table-cell>
              <table:table-cell office:value-type="float" office:value="0.0009207">
                <text:p>0.0009207</text:p>
              </table:table-cell>
              <table:table-cell office:value-type="float" office:value="0.00004733">
                <text:p>0.000047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0.003657">
                <text:p>0.003657</text:p>
              </table:table-cell>
              <table:table-cell office:value-type="float" office:value="0.0010947">
                <text:p>0.0010947</text:p>
              </table:table-cell>
              <table:table-cell office:value-type="float" office:value="0.000057169">
                <text:p>0.0000571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0.0038064">
                <text:p>0.0038064</text:p>
              </table:table-cell>
              <table:table-cell office:value-type="float" office:value="0.0013151">
                <text:p>0.0013151</text:p>
              </table:table-cell>
              <table:table-cell office:value-type="float" office:value="0.000068959">
                <text:p>0.000068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0.0039516">
                <text:p>0.0039516</text:p>
              </table:table-cell>
              <table:table-cell office:value-type="float" office:value="0.0015629">
                <text:p>0.0015629</text:p>
              </table:table-cell>
              <table:table-cell office:value-type="float" office:value="0.000083063">
                <text:p>0.000083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0.0040928">
                <text:p>0.0040928</text:p>
              </table:table-cell>
              <table:table-cell office:value-type="float" office:value="0.0018118">
                <text:p>0.0018118</text:p>
              </table:table-cell>
              <table:table-cell office:value-type="float" office:value="0.000099905">
                <text:p>0.0000999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0.0042305">
                <text:p>0.0042305</text:p>
              </table:table-cell>
              <table:table-cell office:value-type="float" office:value="0.0020453">
                <text:p>0.0020453</text:p>
              </table:table-cell>
              <table:table-cell office:value-type="float" office:value="0.00011998">
                <text:p>0.00011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0.0043647">
                <text:p>0.0043647</text:p>
              </table:table-cell>
              <table:table-cell office:value-type="float" office:value="0.0022645">
                <text:p>0.0022645</text:p>
              </table:table-cell>
              <table:table-cell office:value-type="float" office:value="0.00014387">
                <text:p>0.000143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0.0044959">
                <text:p>0.0044959</text:p>
              </table:table-cell>
              <table:table-cell office:value-type="float" office:value="0.0024714">
                <text:p>0.0024714</text:p>
              </table:table-cell>
              <table:table-cell office:value-type="float" office:value="0.00017224">
                <text:p>0.00017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0.0046241">
                <text:p>0.0046241</text:p>
              </table:table-cell>
              <table:table-cell office:value-type="float" office:value="0.0026677">
                <text:p>0.0026677</text:p>
              </table:table-cell>
              <table:table-cell office:value-type="float" office:value="0.00020588">
                <text:p>0.000205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0.0047495">
                <text:p>0.0047495</text:p>
              </table:table-cell>
              <table:table-cell office:value-type="float" office:value="0.0028549">
                <text:p>0.0028549</text:p>
              </table:table-cell>
              <table:table-cell office:value-type="float" office:value="0.00024572">
                <text:p>0.000245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0.0048724">
                <text:p>0.0048724</text:p>
              </table:table-cell>
              <table:table-cell office:value-type="float" office:value="0.0030342">
                <text:p>0.0030342</text:p>
              </table:table-cell>
              <table:table-cell office:value-type="float" office:value="0.00029282">
                <text:p>0.00029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0.0049928">
                <text:p>0.0049928</text:p>
              </table:table-cell>
              <table:table-cell office:value-type="float" office:value="0.0032066">
                <text:p>0.0032066</text:p>
              </table:table-cell>
              <table:table-cell office:value-type="float" office:value="0.00034848">
                <text:p>0.00034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0.0051109">
                <text:p>0.0051109</text:p>
              </table:table-cell>
              <table:table-cell office:value-type="float" office:value="0.0033728">
                <text:p>0.0033728</text:p>
              </table:table-cell>
              <table:table-cell office:value-type="float" office:value="0.00041421">
                <text:p>0.000414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0.0052268">
                <text:p>0.0052268</text:p>
              </table:table-cell>
              <table:table-cell office:value-type="float" office:value="0.0035335">
                <text:p>0.0035335</text:p>
              </table:table-cell>
              <table:table-cell office:value-type="float" office:value="0.00049188">
                <text:p>0.000491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0.0053407">
                <text:p>0.0053407</text:p>
              </table:table-cell>
              <table:table-cell office:value-type="float" office:value="0.003689">
                <text:p>0.003689</text:p>
              </table:table-cell>
              <table:table-cell office:value-type="float" office:value="0.00058379">
                <text:p>0.00058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0.0054526">
                <text:p>0.0054526</text:p>
              </table:table-cell>
              <table:table-cell office:value-type="float" office:value="0.0038399">
                <text:p>0.0038399</text:p>
              </table:table-cell>
              <table:table-cell office:value-type="float" office:value="0.00069276">
                <text:p>0.000692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0.0055627">
                <text:p>0.0055627</text:p>
              </table:table-cell>
              <table:table-cell office:value-type="float" office:value="0.0039865">
                <text:p>0.0039865</text:p>
              </table:table-cell>
              <table:table-cell office:value-type="float" office:value="0.00082194">
                <text:p>0.000821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0.0056711">
                <text:p>0.0056711</text:p>
              </table:table-cell>
              <table:table-cell office:value-type="float" office:value="0.0041292">
                <text:p>0.0041292</text:p>
              </table:table-cell>
              <table:table-cell office:value-type="float" office:value="0.00097292">
                <text:p>0.000972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0.0057777">
                <text:p>0.0057777</text:p>
              </table:table-cell>
              <table:table-cell office:value-type="float" office:value="0.0042681">
                <text:p>0.0042681</text:p>
              </table:table-cell>
              <table:table-cell office:value-type="float" office:value="0.0011371">
                <text:p>0.00113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0.0058828">
                <text:p>0.0058828</text:p>
              </table:table-cell>
              <table:table-cell office:value-type="float" office:value="0.0044036">
                <text:p>0.0044036</text:p>
              </table:table-cell>
              <table:table-cell office:value-type="float" office:value="0.0012862">
                <text:p>0.00128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0.0059863">
                <text:p>0.0059863</text:p>
              </table:table-cell>
              <table:table-cell office:value-type="float" office:value="0.0045359">
                <text:p>0.0045359</text:p>
              </table:table-cell>
              <table:table-cell office:value-type="float" office:value="0.0014021">
                <text:p>0.00140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0.0060884">
                <text:p>0.0060884</text:p>
              </table:table-cell>
              <table:table-cell office:value-type="float" office:value="0.0046652">
                <text:p>0.0046652</text:p>
              </table:table-cell>
              <table:table-cell office:value-type="float" office:value="0.0014928">
                <text:p>0.00149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0.0061891">
                <text:p>0.0061891</text:p>
              </table:table-cell>
              <table:table-cell office:value-type="float" office:value="0.0047918">
                <text:p>0.0047918</text:p>
              </table:table-cell>
              <table:table-cell office:value-type="float" office:value="0.0015804">
                <text:p>0.00158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0.0062884">
                <text:p>0.0062884</text:p>
              </table:table-cell>
              <table:table-cell office:value-type="float" office:value="0.0049156">
                <text:p>0.0049156</text:p>
              </table:table-cell>
              <table:table-cell office:value-type="float" office:value="0.0017034">
                <text:p>0.00170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0.0063865">
                <text:p>0.0063865</text:p>
              </table:table-cell>
              <table:table-cell office:value-type="float" office:value="0.005037">
                <text:p>0.005037</text:p>
              </table:table-cell>
              <table:table-cell office:value-type="float" office:value="0.0018885">
                <text:p>0.00188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0.0064833">
                <text:p>0.0064833</text:p>
              </table:table-cell>
              <table:table-cell office:value-type="float" office:value="0.005156">
                <text:p>0.005156</text:p>
              </table:table-cell>
              <table:table-cell office:value-type="float" office:value="0.0021098">
                <text:p>0.00210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0.0065789">
                <text:p>0.0065789</text:p>
              </table:table-cell>
              <table:table-cell office:value-type="float" office:value="0.0052729">
                <text:p>0.0052729</text:p>
              </table:table-cell>
              <table:table-cell office:value-type="float" office:value="0.0023295">
                <text:p>0.00232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0.0066734">
                <text:p>0.0066734</text:p>
              </table:table-cell>
              <table:table-cell office:value-type="float" office:value="0.0053876">
                <text:p>0.0053876</text:p>
              </table:table-cell>
              <table:table-cell office:value-type="float" office:value="0.0025373">
                <text:p>0.00253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0.0067667">
                <text:p>0.0067667</text:p>
              </table:table-cell>
              <table:table-cell office:value-type="float" office:value="0.0055004">
                <text:p>0.0055004</text:p>
              </table:table-cell>
              <table:table-cell office:value-type="float" office:value="0.0027342">
                <text:p>0.0027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0.0068589">
                <text:p>0.0068589</text:p>
              </table:table-cell>
              <table:table-cell office:value-type="float" office:value="0.0056113">
                <text:p>0.0056113</text:p>
              </table:table-cell>
              <table:table-cell office:value-type="float" office:value="0.0029218">
                <text:p>0.00292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0.0069501">
                <text:p>0.0069501</text:p>
              </table:table-cell>
              <table:table-cell office:value-type="float" office:value="0.0057203">
                <text:p>0.0057203</text:p>
              </table:table-cell>
              <table:table-cell office:value-type="float" office:value="0.0031012">
                <text:p>0.00310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0.0070402">
                <text:p>0.0070402</text:p>
              </table:table-cell>
              <table:table-cell office:value-type="float" office:value="0.0058277">
                <text:p>0.0058277</text:p>
              </table:table-cell>
              <table:table-cell office:value-type="float" office:value="0.0032735">
                <text:p>0.00327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0.0071294">
                <text:p>0.0071294</text:p>
              </table:table-cell>
              <table:table-cell office:value-type="float" office:value="0.0059335">
                <text:p>0.0059335</text:p>
              </table:table-cell>
              <table:table-cell office:value-type="float" office:value="0.0034395">
                <text:p>0.00343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0.0072176">
                <text:p>0.0072176</text:p>
              </table:table-cell>
              <table:table-cell office:value-type="float" office:value="0.0060377">
                <text:p>0.0060377</text:p>
              </table:table-cell>
              <table:table-cell office:value-type="float" office:value="0.0035999">
                <text:p>0.0035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0.0073048">
                <text:p>0.0073048</text:p>
              </table:table-cell>
              <table:table-cell office:value-type="float" office:value="0.0061404">
                <text:p>0.0061404</text:p>
              </table:table-cell>
              <table:table-cell office:value-type="float" office:value="0.0037553">
                <text:p>0.00375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0.0073911">
                <text:p>0.0073911</text:p>
              </table:table-cell>
              <table:table-cell office:value-type="float" office:value="0.0062417">
                <text:p>0.0062417</text:p>
              </table:table-cell>
              <table:table-cell office:value-type="float" office:value="0.003906">
                <text:p>0.0039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0.0074765">
                <text:p>0.0074765</text:p>
              </table:table-cell>
              <table:table-cell office:value-type="float" office:value="0.0063416">
                <text:p>0.0063416</text:p>
              </table:table-cell>
              <table:table-cell office:value-type="float" office:value="0.0040525">
                <text:p>0.00405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0.0075609">
                <text:p>0.0075609</text:p>
              </table:table-cell>
              <table:table-cell office:value-type="float" office:value="0.0064402">
                <text:p>0.0064402</text:p>
              </table:table-cell>
              <table:table-cell office:value-type="float" office:value="0.0041951">
                <text:p>0.00419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0.0076445">
                <text:p>0.0076445</text:p>
              </table:table-cell>
              <table:table-cell office:value-type="float" office:value="0.0065375">
                <text:p>0.0065375</text:p>
              </table:table-cell>
              <table:table-cell office:value-type="float" office:value="0.004334">
                <text:p>0.0043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0.0077273">
                <text:p>0.0077273</text:p>
              </table:table-cell>
              <table:table-cell office:value-type="float" office:value="0.0066337">
                <text:p>0.0066337</text:p>
              </table:table-cell>
              <table:table-cell office:value-type="float" office:value="0.0044694">
                <text:p>0.00446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0.0078092">
                <text:p>0.0078092</text:p>
              </table:table-cell>
              <table:table-cell office:value-type="float" office:value="0.0067286">
                <text:p>0.0067286</text:p>
              </table:table-cell>
              <table:table-cell office:value-type="float" office:value="0.0046017">
                <text:p>0.00460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0.0078902">
                <text:p>0.0078902</text:p>
              </table:table-cell>
              <table:table-cell office:value-type="float" office:value="0.0068224">
                <text:p>0.0068224</text:p>
              </table:table-cell>
              <table:table-cell office:value-type="float" office:value="0.0047309">
                <text:p>0.00473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0.0079704">
                <text:p>0.0079704</text:p>
              </table:table-cell>
              <table:table-cell office:value-type="float" office:value="0.006915">
                <text:p>0.006915</text:p>
              </table:table-cell>
              <table:table-cell office:value-type="float" office:value="0.0048573">
                <text:p>0.00485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0.0080499">
                <text:p>0.0080499</text:p>
              </table:table-cell>
              <table:table-cell office:value-type="float" office:value="0.0070066">
                <text:p>0.0070066</text:p>
              </table:table-cell>
              <table:table-cell office:value-type="float" office:value="0.0049811">
                <text:p>0.00498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0.0081285">
                <text:p>0.0081285</text:p>
              </table:table-cell>
              <table:table-cell office:value-type="float" office:value="0.0070972">
                <text:p>0.0070972</text:p>
              </table:table-cell>
              <table:table-cell office:value-type="float" office:value="0.0051024">
                <text:p>0.00510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0.0082062">
                <text:p>0.0082062</text:p>
              </table:table-cell>
              <table:table-cell office:value-type="float" office:value="0.0071867">
                <text:p>0.0071867</text:p>
              </table:table-cell>
              <table:table-cell office:value-type="float" office:value="0.0052213">
                <text:p>0.00522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0.0082833">
                <text:p>0.0082833</text:p>
              </table:table-cell>
              <table:table-cell office:value-type="float" office:value="0.0072753">
                <text:p>0.0072753</text:p>
              </table:table-cell>
              <table:table-cell office:value-type="float" office:value="0.005338">
                <text:p>0.0053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0.0083596">
                <text:p>0.0083596</text:p>
              </table:table-cell>
              <table:table-cell office:value-type="float" office:value="0.0073628">
                <text:p>0.0073628</text:p>
              </table:table-cell>
              <table:table-cell office:value-type="float" office:value="0.0054526">
                <text:p>0.00545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0.0084351">
                <text:p>0.0084351</text:p>
              </table:table-cell>
              <table:table-cell office:value-type="float" office:value="0.0074495">
                <text:p>0.0074495</text:p>
              </table:table-cell>
              <table:table-cell office:value-type="float" office:value="0.0055651">
                <text:p>0.00556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0.0085099">
                <text:p>0.0085099</text:p>
              </table:table-cell>
              <table:table-cell office:value-type="float" office:value="0.0075352">
                <text:p>0.0075352</text:p>
              </table:table-cell>
              <table:table-cell office:value-type="float" office:value="0.0056758">
                <text:p>0.00567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0.008584">
                <text:p>0.008584</text:p>
              </table:table-cell>
              <table:table-cell office:value-type="float" office:value="0.0076199">
                <text:p>0.0076199</text:p>
              </table:table-cell>
              <table:table-cell office:value-type="float" office:value="0.0057847">
                <text:p>0.00578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0.0086573">
                <text:p>0.0086573</text:p>
              </table:table-cell>
              <table:table-cell office:value-type="float" office:value="0.0077038">
                <text:p>0.0077038</text:p>
              </table:table-cell>
              <table:table-cell office:value-type="float" office:value="0.0058919">
                <text:p>0.00589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0.0087298">
                <text:p>0.0087298</text:p>
              </table:table-cell>
              <table:table-cell office:value-type="float" office:value="0.0077869">
                <text:p>0.0077869</text:p>
              </table:table-cell>
              <table:table-cell office:value-type="float" office:value="0.0059974">
                <text:p>0.00599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0.0088016">
                <text:p>0.0088016</text:p>
              </table:table-cell>
              <table:table-cell office:value-type="float" office:value="0.007869">
                <text:p>0.007869</text:p>
              </table:table-cell>
              <table:table-cell office:value-type="float" office:value="0.0061014">
                <text:p>0.00610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0.0088727">
                <text:p>0.0088727</text:p>
              </table:table-cell>
              <table:table-cell office:value-type="float" office:value="0.0079503">
                <text:p>0.0079503</text:p>
              </table:table-cell>
              <table:table-cell office:value-type="float" office:value="0.0062038">
                <text:p>0.00620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0.0089423">
                <text:p>0.0089423</text:p>
              </table:table-cell>
              <table:table-cell office:value-type="float" office:value="0.0080308">
                <text:p>0.0080308</text:p>
              </table:table-cell>
              <table:table-cell office:value-type="float" office:value="0.0063049">
                <text:p>0.0063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0.0090094">
                <text:p>0.0090094</text:p>
              </table:table-cell>
              <table:table-cell office:value-type="float" office:value="0.0081104">
                <text:p>0.0081104</text:p>
              </table:table-cell>
              <table:table-cell office:value-type="float" office:value="0.0064045">
                <text:p>0.00640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0.0090742">
                <text:p>0.0090742</text:p>
              </table:table-cell>
              <table:table-cell office:value-type="float" office:value="0.0081893">
                <text:p>0.0081893</text:p>
              </table:table-cell>
              <table:table-cell office:value-type="float" office:value="0.0065028">
                <text:p>0.00650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0.00914">
                <text:p>0.00914</text:p>
              </table:table-cell>
              <table:table-cell office:value-type="float" office:value="0.0082673">
                <text:p>0.0082673</text:p>
              </table:table-cell>
              <table:table-cell office:value-type="float" office:value="0.0065998">
                <text:p>0.00659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0.0092059">
                <text:p>0.0092059</text:p>
              </table:table-cell>
              <table:table-cell office:value-type="float" office:value="0.0083446">
                <text:p>0.0083446</text:p>
              </table:table-cell>
              <table:table-cell office:value-type="float" office:value="0.0066956">
                <text:p>0.00669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0.0092719">
                <text:p>0.0092719</text:p>
              </table:table-cell>
              <table:table-cell office:value-type="float" office:value="0.008421">
                <text:p>0.008421</text:p>
              </table:table-cell>
              <table:table-cell office:value-type="float" office:value="0.0067902">
                <text:p>0.00679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0.0093376">
                <text:p>0.0093376</text:p>
              </table:table-cell>
              <table:table-cell office:value-type="float" office:value="0.0084967">
                <text:p>0.0084967</text:p>
              </table:table-cell>
              <table:table-cell office:value-type="float" office:value="0.0068836">
                <text:p>0.00688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0.0094031">
                <text:p>0.0094031</text:p>
              </table:table-cell>
              <table:table-cell office:value-type="float" office:value="0.0085716">
                <text:p>0.0085716</text:p>
              </table:table-cell>
              <table:table-cell office:value-type="float" office:value="0.0069759">
                <text:p>0.00697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0.0094678">
                <text:p>0.0094678</text:p>
              </table:table-cell>
              <table:table-cell office:value-type="float" office:value="0.0086458">
                <text:p>0.0086458</text:p>
              </table:table-cell>
              <table:table-cell office:value-type="float" office:value="0.0070671">
                <text:p>0.00706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0.0095319">
                <text:p>0.0095319</text:p>
              </table:table-cell>
              <table:table-cell office:value-type="float" office:value="0.0087192">
                <text:p>0.0087192</text:p>
              </table:table-cell>
              <table:table-cell office:value-type="float" office:value="0.0071572">
                <text:p>0.00715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0.0095952">
                <text:p>0.0095952</text:p>
              </table:table-cell>
              <table:table-cell office:value-type="float" office:value="0.0087919">
                <text:p>0.0087919</text:p>
              </table:table-cell>
              <table:table-cell office:value-type="float" office:value="0.0072463">
                <text:p>0.00724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0.009658">
                <text:p>0.009658</text:p>
              </table:table-cell>
              <table:table-cell office:value-type="float" office:value="0.0088638">
                <text:p>0.0088638</text:p>
              </table:table-cell>
              <table:table-cell office:value-type="float" office:value="0.0073344">
                <text:p>0.00733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0.0097201">
                <text:p>0.0097201</text:p>
              </table:table-cell>
              <table:table-cell office:value-type="float" office:value="0.008935">
                <text:p>0.008935</text:p>
              </table:table-cell>
              <table:table-cell office:value-type="float" office:value="0.0074216">
                <text:p>0.00742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0.0097815">
                <text:p>0.0097815</text:p>
              </table:table-cell>
              <table:table-cell office:value-type="float" office:value="0.0090055">
                <text:p>0.0090055</text:p>
              </table:table-cell>
              <table:table-cell office:value-type="float" office:value="0.0075077">
                <text:p>0.00750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0.0098423">
                <text:p>0.0098423</text:p>
              </table:table-cell>
              <table:table-cell office:value-type="float" office:value="0.0090752">
                <text:p>0.0090752</text:p>
              </table:table-cell>
              <table:table-cell office:value-type="float" office:value="0.0075929">
                <text:p>0.00759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0.0099024">
                <text:p>0.0099024</text:p>
              </table:table-cell>
              <table:table-cell office:value-type="float" office:value="0.0091442">
                <text:p>0.0091442</text:p>
              </table:table-cell>
              <table:table-cell office:value-type="float" office:value="0.0076772">
                <text:p>0.00767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0.0099619">
                <text:p>0.0099619</text:p>
              </table:table-cell>
              <table:table-cell office:value-type="float" office:value="0.0092125">
                <text:p>0.0092125</text:p>
              </table:table-cell>
              <table:table-cell office:value-type="float" office:value="0.0077605">
                <text:p>0.00776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0.010021">
                <text:p>0.010021</text:p>
              </table:table-cell>
              <table:table-cell office:value-type="float" office:value="0.0092801">
                <text:p>0.0092801</text:p>
              </table:table-cell>
              <table:table-cell office:value-type="float" office:value="0.007843">
                <text:p>0.0078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0.010079">
                <text:p>0.010079</text:p>
              </table:table-cell>
              <table:table-cell office:value-type="float" office:value="0.009347">
                <text:p>0.009347</text:p>
              </table:table-cell>
              <table:table-cell office:value-type="float" office:value="0.0079246">
                <text:p>0.00792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0.010136">
                <text:p>0.010136</text:p>
              </table:table-cell>
              <table:table-cell office:value-type="float" office:value="0.0094132">
                <text:p>0.0094132</text:p>
              </table:table-cell>
              <table:table-cell office:value-type="float" office:value="0.0080054">
                <text:p>0.00800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0.010193">
                <text:p>0.010193</text:p>
              </table:table-cell>
              <table:table-cell office:value-type="float" office:value="0.0094787">
                <text:p>0.0094787</text:p>
              </table:table-cell>
              <table:table-cell office:value-type="float" office:value="0.0080852">
                <text:p>0.00808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0.01025">
                <text:p>0.01025</text:p>
              </table:table-cell>
              <table:table-cell office:value-type="float" office:value="0.0095435">
                <text:p>0.0095435</text:p>
              </table:table-cell>
              <table:table-cell office:value-type="float" office:value="0.0081643">
                <text:p>0.00816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0.010305">
                <text:p>0.010305</text:p>
              </table:table-cell>
              <table:table-cell office:value-type="float" office:value="0.0096077">
                <text:p>0.0096077</text:p>
              </table:table-cell>
              <table:table-cell office:value-type="float" office:value="0.0082425">
                <text:p>0.00824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0.01036">
                <text:p>0.01036</text:p>
              </table:table-cell>
              <table:table-cell office:value-type="float" office:value="0.0096711">
                <text:p>0.0096711</text:p>
              </table:table-cell>
              <table:table-cell office:value-type="float" office:value="0.0083199">
                <text:p>0.00831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0.010415">
                <text:p>0.010415</text:p>
              </table:table-cell>
              <table:table-cell office:value-type="float" office:value="0.0097338">
                <text:p>0.0097338</text:p>
              </table:table-cell>
              <table:table-cell office:value-type="float" office:value="0.0083965">
                <text:p>0.00839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0.010469">
                <text:p>0.010469</text:p>
              </table:table-cell>
              <table:table-cell office:value-type="float" office:value="0.0097959">
                <text:p>0.0097959</text:p>
              </table:table-cell>
              <table:table-cell office:value-type="float" office:value="0.0084723">
                <text:p>0.00847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0.010522">
                <text:p>0.010522</text:p>
              </table:table-cell>
              <table:table-cell office:value-type="float" office:value="0.0098573">
                <text:p>0.0098573</text:p>
              </table:table-cell>
              <table:table-cell office:value-type="float" office:value="0.0085473">
                <text:p>0.00854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0.010574">
                <text:p>0.010574</text:p>
              </table:table-cell>
              <table:table-cell office:value-type="float" office:value="0.0099181">
                <text:p>0.0099181</text:p>
              </table:table-cell>
              <table:table-cell office:value-type="float" office:value="0.0086215">
                <text:p>0.00862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0.010626">
                <text:p>0.010626</text:p>
              </table:table-cell>
              <table:table-cell office:value-type="float" office:value="0.0099781">
                <text:p>0.0099781</text:p>
              </table:table-cell>
              <table:table-cell office:value-type="float" office:value="0.0086949">
                <text:p>0.00869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0.010678">
                <text:p>0.010678</text:p>
              </table:table-cell>
              <table:table-cell office:value-type="float" office:value="0.010038">
                <text:p>0.010038</text:p>
              </table:table-cell>
              <table:table-cell office:value-type="float" office:value="0.0087676">
                <text:p>0.00876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0.010728">
                <text:p>0.010728</text:p>
              </table:table-cell>
              <table:table-cell office:value-type="float" office:value="0.010096">
                <text:p>0.010096</text:p>
              </table:table-cell>
              <table:table-cell office:value-type="float" office:value="0.0088395">
                <text:p>0.00883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0.010779">
                <text:p>0.010779</text:p>
              </table:table-cell>
              <table:table-cell office:value-type="float" office:value="0.010154">
                <text:p>0.010154</text:p>
              </table:table-cell>
              <table:table-cell office:value-type="float" office:value="0.0089106">
                <text:p>0.00891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0.010828">
                <text:p>0.010828</text:p>
              </table:table-cell>
              <table:table-cell office:value-type="float" office:value="0.010212">
                <text:p>0.010212</text:p>
              </table:table-cell>
              <table:table-cell office:value-type="float" office:value="0.008981">
                <text:p>0.0089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0.010877">
                <text:p>0.010877</text:p>
              </table:table-cell>
              <table:table-cell office:value-type="float" office:value="0.010269">
                <text:p>0.010269</text:p>
              </table:table-cell>
              <table:table-cell office:value-type="float" office:value="0.0090507">
                <text:p>0.00905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0.010925">
                <text:p>0.010925</text:p>
              </table:table-cell>
              <table:table-cell office:value-type="float" office:value="0.010325">
                <text:p>0.010325</text:p>
              </table:table-cell>
              <table:table-cell office:value-type="float" office:value="0.0091196">
                <text:p>0.00911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0.010973">
                <text:p>0.010973</text:p>
              </table:table-cell>
              <table:table-cell office:value-type="float" office:value="0.01038">
                <text:p>0.01038</text:p>
              </table:table-cell>
              <table:table-cell office:value-type="float" office:value="0.0091878">
                <text:p>0.00918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0.011021">
                <text:p>0.011021</text:p>
              </table:table-cell>
              <table:table-cell office:value-type="float" office:value="0.010435">
                <text:p>0.010435</text:p>
              </table:table-cell>
              <table:table-cell office:value-type="float" office:value="0.0092552">
                <text:p>0.00925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0.011067">
                <text:p>0.011067</text:p>
              </table:table-cell>
              <table:table-cell office:value-type="float" office:value="0.010489">
                <text:p>0.010489</text:p>
              </table:table-cell>
              <table:table-cell office:value-type="float" office:value="0.0093219">
                <text:p>0.00932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0.011113">
                <text:p>0.011113</text:p>
              </table:table-cell>
              <table:table-cell office:value-type="float" office:value="0.010543">
                <text:p>0.010543</text:p>
              </table:table-cell>
              <table:table-cell office:value-type="float" office:value="0.0093879">
                <text:p>0.00938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0.011159">
                <text:p>0.011159</text:p>
              </table:table-cell>
              <table:table-cell office:value-type="float" office:value="0.010596">
                <text:p>0.010596</text:p>
              </table:table-cell>
              <table:table-cell office:value-type="float" office:value="0.0094531">
                <text:p>0.00945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0.011204">
                <text:p>0.011204</text:p>
              </table:table-cell>
              <table:table-cell office:value-type="float" office:value="0.010648">
                <text:p>0.010648</text:p>
              </table:table-cell>
              <table:table-cell office:value-type="float" office:value="0.0095177">
                <text:p>0.00951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0.011248">
                <text:p>0.011248</text:p>
              </table:table-cell>
              <table:table-cell office:value-type="float" office:value="0.0107">
                <text:p>0.0107</text:p>
              </table:table-cell>
              <table:table-cell office:value-type="float" office:value="0.0095815">
                <text:p>0.00958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0.011292">
                <text:p>0.011292</text:p>
              </table:table-cell>
              <table:table-cell office:value-type="float" office:value="0.010751">
                <text:p>0.010751</text:p>
              </table:table-cell>
              <table:table-cell office:value-type="float" office:value="0.0096446">
                <text:p>0.00964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0.011335">
                <text:p>0.011335</text:p>
              </table:table-cell>
              <table:table-cell office:value-type="float" office:value="0.010802">
                <text:p>0.010802</text:p>
              </table:table-cell>
              <table:table-cell office:value-type="float" office:value="0.009707">
                <text:p>0.0097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0.011378">
                <text:p>0.011378</text:p>
              </table:table-cell>
              <table:table-cell office:value-type="float" office:value="0.010852">
                <text:p>0.010852</text:p>
              </table:table-cell>
              <table:table-cell office:value-type="float" office:value="0.0097687">
                <text:p>0.00976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0.011421">
                <text:p>0.011421</text:p>
              </table:table-cell>
              <table:table-cell office:value-type="float" office:value="0.010901">
                <text:p>0.010901</text:p>
              </table:table-cell>
              <table:table-cell office:value-type="float" office:value="0.0098297">
                <text:p>0.00982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0.011462">
                <text:p>0.011462</text:p>
              </table:table-cell>
              <table:table-cell office:value-type="float" office:value="0.01095">
                <text:p>0.01095</text:p>
              </table:table-cell>
              <table:table-cell office:value-type="float" office:value="0.0098901">
                <text:p>0.00989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0.011503">
                <text:p>0.011503</text:p>
              </table:table-cell>
              <table:table-cell office:value-type="float" office:value="0.010998">
                <text:p>0.010998</text:p>
              </table:table-cell>
              <table:table-cell office:value-type="float" office:value="0.0099497">
                <text:p>0.00994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0.011544">
                <text:p>0.011544</text:p>
              </table:table-cell>
              <table:table-cell office:value-type="float" office:value="0.011045">
                <text:p>0.011045</text:p>
              </table:table-cell>
              <table:table-cell office:value-type="float" office:value="0.010009">
                <text:p>0.0100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0.011584">
                <text:p>0.011584</text:p>
              </table:table-cell>
              <table:table-cell office:value-type="float" office:value="0.011092">
                <text:p>0.011092</text:p>
              </table:table-cell>
              <table:table-cell office:value-type="float" office:value="0.010067">
                <text:p>0.0100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0.011624">
                <text:p>0.011624</text:p>
              </table:table-cell>
              <table:table-cell office:value-type="float" office:value="0.011138">
                <text:p>0.011138</text:p>
              </table:table-cell>
              <table:table-cell office:value-type="float" office:value="0.010124">
                <text:p>0.0101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0.011663">
                <text:p>0.011663</text:p>
              </table:table-cell>
              <table:table-cell office:value-type="float" office:value="0.011184">
                <text:p>0.011184</text:p>
              </table:table-cell>
              <table:table-cell office:value-type="float" office:value="0.010181">
                <text:p>0.0101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0.011702">
                <text:p>0.011702</text:p>
              </table:table-cell>
              <table:table-cell office:value-type="float" office:value="0.011229">
                <text:p>0.011229</text:p>
              </table:table-cell>
              <table:table-cell office:value-type="float" office:value="0.010238">
                <text:p>0.0102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0.01174">
                <text:p>0.01174</text:p>
              </table:table-cell>
              <table:table-cell office:value-type="float" office:value="0.011274">
                <text:p>0.011274</text:p>
              </table:table-cell>
              <table:table-cell office:value-type="float" office:value="0.010293">
                <text:p>0.0102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0.011777">
                <text:p>0.011777</text:p>
              </table:table-cell>
              <table:table-cell office:value-type="float" office:value="0.011318">
                <text:p>0.011318</text:p>
              </table:table-cell>
              <table:table-cell office:value-type="float" office:value="0.010348">
                <text:p>0.0103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0.011814">
                <text:p>0.011814</text:p>
              </table:table-cell>
              <table:table-cell office:value-type="float" office:value="0.011361">
                <text:p>0.011361</text:p>
              </table:table-cell>
              <table:table-cell office:value-type="float" office:value="0.010402">
                <text:p>0.0104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0.011851">
                <text:p>0.011851</text:p>
              </table:table-cell>
              <table:table-cell office:value-type="float" office:value="0.011404">
                <text:p>0.011404</text:p>
              </table:table-cell>
              <table:table-cell office:value-type="float" office:value="0.010456">
                <text:p>0.0104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0.011887">
                <text:p>0.011887</text:p>
              </table:table-cell>
              <table:table-cell office:value-type="float" office:value="0.011447">
                <text:p>0.011447</text:p>
              </table:table-cell>
              <table:table-cell office:value-type="float" office:value="0.010508">
                <text:p>0.0105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0.011923">
                <text:p>0.011923</text:p>
              </table:table-cell>
              <table:table-cell office:value-type="float" office:value="0.011488">
                <text:p>0.011488</text:p>
              </table:table-cell>
              <table:table-cell office:value-type="float" office:value="0.010561">
                <text:p>0.0105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0.011958">
                <text:p>0.011958</text:p>
              </table:table-cell>
              <table:table-cell office:value-type="float" office:value="0.01153">
                <text:p>0.01153</text:p>
              </table:table-cell>
              <table:table-cell office:value-type="float" office:value="0.010612">
                <text:p>0.0106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0.011993">
                <text:p>0.011993</text:p>
              </table:table-cell>
              <table:table-cell office:value-type="float" office:value="0.01157">
                <text:p>0.01157</text:p>
              </table:table-cell>
              <table:table-cell office:value-type="float" office:value="0.010663">
                <text:p>0.0106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0.012027">
                <text:p>0.012027</text:p>
              </table:table-cell>
              <table:table-cell office:value-type="float" office:value="0.01161">
                <text:p>0.01161</text:p>
              </table:table-cell>
              <table:table-cell office:value-type="float" office:value="0.010713">
                <text:p>0.0107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0.012061">
                <text:p>0.012061</text:p>
              </table:table-cell>
              <table:table-cell office:value-type="float" office:value="0.01165">
                <text:p>0.01165</text:p>
              </table:table-cell>
              <table:table-cell office:value-type="float" office:value="0.010763">
                <text:p>0.0107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0.012094">
                <text:p>0.012094</text:p>
              </table:table-cell>
              <table:table-cell office:value-type="float" office:value="0.011689">
                <text:p>0.011689</text:p>
              </table:table-cell>
              <table:table-cell office:value-type="float" office:value="0.010812">
                <text:p>0.0108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0.012127">
                <text:p>0.012127</text:p>
              </table:table-cell>
              <table:table-cell office:value-type="float" office:value="0.011728">
                <text:p>0.011728</text:p>
              </table:table-cell>
              <table:table-cell office:value-type="float" office:value="0.01086">
                <text:p>0.01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0.012159">
                <text:p>0.012159</text:p>
              </table:table-cell>
              <table:table-cell office:value-type="float" office:value="0.011766">
                <text:p>0.011766</text:p>
              </table:table-cell>
              <table:table-cell office:value-type="float" office:value="0.010908">
                <text:p>0.0109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0.012191">
                <text:p>0.012191</text:p>
              </table:table-cell>
              <table:table-cell office:value-type="float" office:value="0.011803">
                <text:p>0.011803</text:p>
              </table:table-cell>
              <table:table-cell office:value-type="float" office:value="0.010955">
                <text:p>0.0109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0.012223">
                <text:p>0.012223</text:p>
              </table:table-cell>
              <table:table-cell office:value-type="float" office:value="0.01184">
                <text:p>0.01184</text:p>
              </table:table-cell>
              <table:table-cell office:value-type="float" office:value="0.011001">
                <text:p>0.011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0.012254">
                <text:p>0.012254</text:p>
              </table:table-cell>
              <table:table-cell office:value-type="float" office:value="0.011877">
                <text:p>0.011877</text:p>
              </table:table-cell>
              <table:table-cell office:value-type="float" office:value="0.011047">
                <text:p>0.0110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0.012285">
                <text:p>0.012285</text:p>
              </table:table-cell>
              <table:table-cell office:value-type="float" office:value="0.011913">
                <text:p>0.011913</text:p>
              </table:table-cell>
              <table:table-cell office:value-type="float" office:value="0.011092">
                <text:p>0.0110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0.012315">
                <text:p>0.012315</text:p>
              </table:table-cell>
              <table:table-cell office:value-type="float" office:value="0.011948">
                <text:p>0.011948</text:p>
              </table:table-cell>
              <table:table-cell office:value-type="float" office:value="0.011137">
                <text:p>0.0111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0.012345">
                <text:p>0.012345</text:p>
              </table:table-cell>
              <table:table-cell office:value-type="float" office:value="0.011983">
                <text:p>0.011983</text:p>
              </table:table-cell>
              <table:table-cell office:value-type="float" office:value="0.01118">
                <text:p>0.011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0.012374">
                <text:p>0.012374</text:p>
              </table:table-cell>
              <table:table-cell office:value-type="float" office:value="0.012018">
                <text:p>0.012018</text:p>
              </table:table-cell>
              <table:table-cell office:value-type="float" office:value="0.011224">
                <text:p>0.0112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0.012403">
                <text:p>0.012403</text:p>
              </table:table-cell>
              <table:table-cell office:value-type="float" office:value="0.012052">
                <text:p>0.012052</text:p>
              </table:table-cell>
              <table:table-cell office:value-type="float" office:value="0.011266">
                <text:p>0.0112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0.012432">
                <text:p>0.012432</text:p>
              </table:table-cell>
              <table:table-cell office:value-type="float" office:value="0.012085">
                <text:p>0.012085</text:p>
              </table:table-cell>
              <table:table-cell office:value-type="float" office:value="0.011308">
                <text:p>0.0113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0.01246">
                <text:p>0.01246</text:p>
              </table:table-cell>
              <table:table-cell office:value-type="float" office:value="0.012119">
                <text:p>0.012119</text:p>
              </table:table-cell>
              <table:table-cell office:value-type="float" office:value="0.01135">
                <text:p>0.011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0.012488">
                <text:p>0.012488</text:p>
              </table:table-cell>
              <table:table-cell office:value-type="float" office:value="0.012151">
                <text:p>0.012151</text:p>
              </table:table-cell>
              <table:table-cell office:value-type="float" office:value="0.011391">
                <text:p>0.0113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0.012515">
                <text:p>0.012515</text:p>
              </table:table-cell>
              <table:table-cell office:value-type="float" office:value="0.012183">
                <text:p>0.012183</text:p>
              </table:table-cell>
              <table:table-cell office:value-type="float" office:value="0.011431">
                <text:p>0.0114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0.012542">
                <text:p>0.012542</text:p>
              </table:table-cell>
              <table:table-cell office:value-type="float" office:value="0.012215">
                <text:p>0.012215</text:p>
              </table:table-cell>
              <table:table-cell office:value-type="float" office:value="0.011471">
                <text:p>0.0114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0.012569">
                <text:p>0.012569</text:p>
              </table:table-cell>
              <table:table-cell office:value-type="float" office:value="0.012246">
                <text:p>0.012246</text:p>
              </table:table-cell>
              <table:table-cell office:value-type="float" office:value="0.01151">
                <text:p>0.011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0.012595">
                <text:p>0.012595</text:p>
              </table:table-cell>
              <table:table-cell office:value-type="float" office:value="0.012277">
                <text:p>0.012277</text:p>
              </table:table-cell>
              <table:table-cell office:value-type="float" office:value="0.011548">
                <text:p>0.0115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0.012621">
                <text:p>0.012621</text:p>
              </table:table-cell>
              <table:table-cell office:value-type="float" office:value="0.012307">
                <text:p>0.012307</text:p>
              </table:table-cell>
              <table:table-cell office:value-type="float" office:value="0.011586">
                <text:p>0.0115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0.012646">
                <text:p>0.012646</text:p>
              </table:table-cell>
              <table:table-cell office:value-type="float" office:value="0.012337">
                <text:p>0.012337</text:p>
              </table:table-cell>
              <table:table-cell office:value-type="float" office:value="0.011623">
                <text:p>0.0116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0.012671">
                <text:p>0.012671</text:p>
              </table:table-cell>
              <table:table-cell office:value-type="float" office:value="0.012366">
                <text:p>0.012366</text:p>
              </table:table-cell>
              <table:table-cell office:value-type="float" office:value="0.01166">
                <text:p>0.011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0.012696">
                <text:p>0.012696</text:p>
              </table:table-cell>
              <table:table-cell office:value-type="float" office:value="0.012395">
                <text:p>0.012395</text:p>
              </table:table-cell>
              <table:table-cell office:value-type="float" office:value="0.011696">
                <text:p>0.0116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0.012721">
                <text:p>0.012721</text:p>
              </table:table-cell>
              <table:table-cell office:value-type="float" office:value="0.012424">
                <text:p>0.012424</text:p>
              </table:table-cell>
              <table:table-cell office:value-type="float" office:value="0.011731">
                <text:p>0.0117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0.012745">
                <text:p>0.012745</text:p>
              </table:table-cell>
              <table:table-cell office:value-type="float" office:value="0.012452">
                <text:p>0.012452</text:p>
              </table:table-cell>
              <table:table-cell office:value-type="float" office:value="0.011766">
                <text:p>0.0117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0.012769">
                <text:p>0.012769</text:p>
              </table:table-cell>
              <table:table-cell office:value-type="float" office:value="0.01248">
                <text:p>0.01248</text:p>
              </table:table-cell>
              <table:table-cell office:value-type="float" office:value="0.011801">
                <text:p>0.0118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0.012792">
                <text:p>0.012792</text:p>
              </table:table-cell>
              <table:table-cell office:value-type="float" office:value="0.012507">
                <text:p>0.012507</text:p>
              </table:table-cell>
              <table:table-cell office:value-type="float" office:value="0.011835">
                <text:p>0.0118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0.012815">
                <text:p>0.012815</text:p>
              </table:table-cell>
              <table:table-cell office:value-type="float" office:value="0.012534">
                <text:p>0.012534</text:p>
              </table:table-cell>
              <table:table-cell office:value-type="float" office:value="0.011868">
                <text:p>0.0118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0.012838">
                <text:p>0.012838</text:p>
              </table:table-cell>
              <table:table-cell office:value-type="float" office:value="0.01256">
                <text:p>0.01256</text:p>
              </table:table-cell>
              <table:table-cell office:value-type="float" office:value="0.011901">
                <text:p>0.0119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0.01286">
                <text:p>0.01286</text:p>
              </table:table-cell>
              <table:table-cell office:value-type="float" office:value="0.012587">
                <text:p>0.012587</text:p>
              </table:table-cell>
              <table:table-cell office:value-type="float" office:value="0.011933">
                <text:p>0.0119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994cm" xlink:href=".." xlink:type="simple" chart:class="chart:scatter" chart:style-name="ch1">
        <chart:title svg:x="6.252cm" svg:y="0.315cm" chart:style-name="ch2">
          <text:p>mIIa comparison</text:p>
        </chart:title>
        <chart:legend chart:legend-position="end" svg:x="13.152cm" svg:y="3.7cm" style:legend-expansion="high" chart:style-name="ch3"/>
        <chart:plot-area chart:style-name="ch4" table:cell-range-address="'1-1-10'.A2:'1-1-10'.A202 '1-1-10'.F1:'1-1-10'.F202 '1-1-10'.O1:'1-1-10'.O202 '1-1-10'.X1:'1-1-10'.X202" chart:data-source-has-labels="row" svg:x="1.33cm" svg:y="1.631cm" svg:width="11.184cm" svg:height="6.203cm">
          <chartooo:coordinate-region svg:x="1.951cm" svg:y="1.83cm" svg:width="10.192cm" svg:height="5.357cm"/>
          <chart:axis chart:dimension="x" chart:name="primary-x" chart:style-name="ch5">
            <chart:title svg:x="5.753cm" svg:y="8.013cm" chart:style-name="ch6">
              <text:p>Time (seconds)</text:p>
            </chart:title>
          </chart:axis>
          <chart:axis chart:dimension="y" chart:name="primary-y" chart:style-name="ch7">
            <chart:title svg:x="0.451cm" svg:y="6.178cm" chart:style-name="ch8">
              <text:p>Concentration (nM)</text:p>
            </chart:title>
            <chart:grid chart:style-name="ch9" chart:class="major"/>
          </chart:axis>
          <chart:series chart:style-name="ch10" chart:values-cell-range-address="'1-1-10'.F2:'1-1-10'.F202" chart:label-cell-address="'1-1-10'.F1:'1-1-10'.F1" chart:class="chart:scatter">
            <chart:domain table:cell-range-address="'1-1-10'.A2:'1-1-10'.A202"/>
            <chart:data-point chart:repeated="201"/>
          </chart:series>
          <chart:series chart:style-name="ch11" chart:values-cell-range-address="'1-1-10'.O2:'1-1-10'.O202" chart:label-cell-address="'1-1-10'.O1:'1-1-10'.O1" chart:class="chart:scatter">
            <chart:data-point chart:repeated="201"/>
          </chart:series>
          <chart:series chart:style-name="ch12" chart:values-cell-range-address="'1-1-10'.X2:'1-1-10'.X202" chart:label-cell-address="'1-1-10'.X1:'1-1-10'.X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% mIIa</text:p>
                <draw:g>
                  <svg:desc>'1-1-10'.F1:'1-1-10'.F1</svg:desc>
                </draw:g>
              </table:table-cell>
              <table:table-cell office:value-type="string">
                <text:p>20% mIIa</text:p>
                <draw:g>
                  <svg:desc>'1-1-10'.O1:'1-1-10'.O1</svg:desc>
                </draw:g>
              </table:table-cell>
              <table:table-cell office:value-type="string">
                <text:p>40% mIIa</text:p>
                <draw:g>
                  <svg:desc>'1-1-10'.X1:'1-1-10'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-1-10'.A2:'1-1-10'.A202</svg:desc>
                </draw:g>
              </table:table-cell>
              <table:table-cell office:value-type="float" office:value="0">
                <text:p>0</text:p>
                <draw:g>
                  <svg:desc>'1-1-10'.F2:'1-1-10'.F202</svg:desc>
                </draw:g>
              </table:table-cell>
              <table:table-cell office:value-type="float" office:value="0">
                <text:p>0</text:p>
                <draw:g>
                  <svg:desc>'1-1-10'.O2:'1-1-10'.O202</svg:desc>
                </draw:g>
              </table:table-cell>
              <table:table-cell office:value-type="float" office:value="0">
                <text:p>0</text:p>
                <draw:g>
                  <svg:desc>'1-1-10'.X2:'1-1-10'.X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0000011431">
                <text:p>0.000000000011431</text:p>
              </table:table-cell>
              <table:table-cell office:value-type="float" office:value="0.000000000003042">
                <text:p>0.000000000003042</text:p>
              </table:table-cell>
              <table:table-cell office:value-type="float" office:value="0.00000000000042875">
                <text:p>0.00000000000042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0000050305">
                <text:p>0.00000000050305</text:p>
              </table:table-cell>
              <table:table-cell office:value-type="float" office:value="0.00000000013862">
                <text:p>0.00000000013862</text:p>
              </table:table-cell>
              <table:table-cell office:value-type="float" office:value="0.000000000037544">
                <text:p>0.000000000037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000035135">
                <text:p>0.0000000035135</text:p>
              </table:table-cell>
              <table:table-cell office:value-type="float" office:value="0.0000000011748">
                <text:p>0.0000000011748</text:p>
              </table:table-cell>
              <table:table-cell office:value-type="float" office:value="0.00000000038524">
                <text:p>0.00000000038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000010658">
                <text:p>0.000000010658</text:p>
              </table:table-cell>
              <table:table-cell office:value-type="float" office:value="0.0000000041533">
                <text:p>0.0000000041533</text:p>
              </table:table-cell>
              <table:table-cell office:value-type="float" office:value="0.0000000016199">
                <text:p>0.00000000161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000021374">
                <text:p>0.000000021374</text:p>
              </table:table-cell>
              <table:table-cell office:value-type="float" office:value="0.0000000092932">
                <text:p>0.0000000092932</text:p>
              </table:table-cell>
              <table:table-cell office:value-type="float" office:value="0.0000000041919">
                <text:p>0.0000000041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000035723">
                <text:p>0.000000035723</text:p>
              </table:table-cell>
              <table:table-cell office:value-type="float" office:value="0.000000016917">
                <text:p>0.000000016917</text:p>
              </table:table-cell>
              <table:table-cell office:value-type="float" office:value="0.0000000085751">
                <text:p>0.0000000085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000057301">
                <text:p>0.000000057301</text:p>
              </table:table-cell>
              <table:table-cell office:value-type="float" office:value="0.000000029157">
                <text:p>0.000000029157</text:p>
              </table:table-cell>
              <table:table-cell office:value-type="float" office:value="0.000000016207">
                <text:p>0.000000016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0000089562">
                <text:p>0.000000089562</text:p>
              </table:table-cell>
              <table:table-cell office:value-type="float" office:value="0.000000047671">
                <text:p>0.000000047671</text:p>
              </table:table-cell>
              <table:table-cell office:value-type="float" office:value="0.000000028093">
                <text:p>0.000000028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00014674">
                <text:p>0.00000014674</text:p>
              </table:table-cell>
              <table:table-cell office:value-type="float" office:value="0.000000079517">
                <text:p>0.000000079517</text:p>
              </table:table-cell>
              <table:table-cell office:value-type="float" office:value="0.000000048496">
                <text:p>0.0000000484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000025043">
                <text:p>0.00000025043</text:p>
              </table:table-cell>
              <table:table-cell office:value-type="float" office:value="0.00000013399">
                <text:p>0.00000013399</text:p>
              </table:table-cell>
              <table:table-cell office:value-type="float" office:value="0.000000082592">
                <text:p>0.0000000825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00004272">
                <text:p>0.0000004272</text:p>
              </table:table-cell>
              <table:table-cell office:value-type="float" office:value="0.00000021967">
                <text:p>0.00000021967</text:p>
              </table:table-cell>
              <table:table-cell office:value-type="float" office:value="0.00000013394">
                <text:p>0.000000133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000074276">
                <text:p>0.00000074276</text:p>
              </table:table-cell>
              <table:table-cell office:value-type="float" office:value="0.00000035879">
                <text:p>0.00000035879</text:p>
              </table:table-cell>
              <table:table-cell office:value-type="float" office:value="0.00000021235">
                <text:p>0.00000021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00013117">
                <text:p>0.0000013117</text:p>
              </table:table-cell>
              <table:table-cell office:value-type="float" office:value="0.00000058463">
                <text:p>0.00000058463</text:p>
              </table:table-cell>
              <table:table-cell office:value-type="float" office:value="0.00000033034">
                <text:p>0.00000033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00023424">
                <text:p>0.0000023424</text:p>
              </table:table-cell>
              <table:table-cell office:value-type="float" office:value="0.00000095022">
                <text:p>0.00000095022</text:p>
              </table:table-cell>
              <table:table-cell office:value-type="float" office:value="0.00000050557">
                <text:p>0.000000505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00041978">
                <text:p>0.0000041978</text:p>
              </table:table-cell>
              <table:table-cell office:value-type="float" office:value="0.0000015382">
                <text:p>0.0000015382</text:p>
              </table:table-cell>
              <table:table-cell office:value-type="float" office:value="0.00000076255">
                <text:p>0.00000076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0007506">
                <text:p>0.000007506</text:p>
              </table:table-cell>
              <table:table-cell office:value-type="float" office:value="0.0000024751">
                <text:p>0.0000024751</text:p>
              </table:table-cell>
              <table:table-cell office:value-type="float" office:value="0.0000011348">
                <text:p>0.0000011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0013315">
                <text:p>0.000013315</text:p>
              </table:table-cell>
              <table:table-cell office:value-type="float" office:value="0.0000039517">
                <text:p>0.0000039517</text:p>
              </table:table-cell>
              <table:table-cell office:value-type="float" office:value="0.0000016676">
                <text:p>0.0000016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0023357">
                <text:p>0.000023357</text:p>
              </table:table-cell>
              <table:table-cell office:value-type="float" office:value="0.0000062517">
                <text:p>0.0000062517</text:p>
              </table:table-cell>
              <table:table-cell office:value-type="float" office:value="0.0000024216">
                <text:p>0.00000242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0040542">
                <text:p>0.000040542</text:p>
              </table:table-cell>
              <table:table-cell office:value-type="float" office:value="0.0000097922">
                <text:p>0.0000097922</text:p>
              </table:table-cell>
              <table:table-cell office:value-type="float" office:value="0.0000034775">
                <text:p>0.0000034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0069612">
                <text:p>0.000069612</text:p>
              </table:table-cell>
              <table:table-cell office:value-type="float" office:value="0.000015179">
                <text:p>0.000015179</text:p>
              </table:table-cell>
              <table:table-cell office:value-type="float" office:value="0.0000049411">
                <text:p>0.00000494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011799">
                <text:p>0.00011799</text:p>
              </table:table-cell>
              <table:table-cell office:value-type="float" office:value="0.000023284">
                <text:p>0.000023284</text:p>
              </table:table-cell>
              <table:table-cell office:value-type="float" office:value="0.0000069507">
                <text:p>0.00000695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019797">
                <text:p>0.00019797</text:p>
              </table:table-cell>
              <table:table-cell office:value-type="float" office:value="0.000035346">
                <text:p>0.000035346</text:p>
              </table:table-cell>
              <table:table-cell office:value-type="float" office:value="0.0000096853">
                <text:p>0.00000968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0032801">
                <text:p>0.00032801</text:p>
              </table:table-cell>
              <table:table-cell office:value-type="float" office:value="0.000053116">
                <text:p>0.000053116</text:p>
              </table:table-cell>
              <table:table-cell office:value-type="float" office:value="0.000013376">
                <text:p>0.000013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0053699">
                <text:p>0.00053699</text:p>
              </table:table-cell>
              <table:table-cell office:value-type="float" office:value="0.000079042">
                <text:p>0.000079042</text:p>
              </table:table-cell>
              <table:table-cell office:value-type="float" office:value="0.000018316">
                <text:p>0.000018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0086985">
                <text:p>0.00086985</text:p>
              </table:table-cell>
              <table:table-cell office:value-type="float" office:value="0.00011652">
                <text:p>0.00011652</text:p>
              </table:table-cell>
              <table:table-cell office:value-type="float" office:value="0.000024883">
                <text:p>0.0000248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013961">
                <text:p>0.0013961</text:p>
              </table:table-cell>
              <table:table-cell office:value-type="float" office:value="0.00017024">
                <text:p>0.00017024</text:p>
              </table:table-cell>
              <table:table-cell office:value-type="float" office:value="0.000033551">
                <text:p>0.0000335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022201">
                <text:p>0.0022201</text:p>
              </table:table-cell>
              <table:table-cell office:value-type="float" office:value="0.0002466">
                <text:p>0.0002466</text:p>
              </table:table-cell>
              <table:table-cell office:value-type="float" office:value="0.00004492">
                <text:p>0.000044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035007">
                <text:p>0.0035007</text:p>
              </table:table-cell>
              <table:table-cell office:value-type="float" office:value="0.00035431">
                <text:p>0.00035431</text:p>
              </table:table-cell>
              <table:table-cell office:value-type="float" office:value="0.000059742">
                <text:p>0.0000597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054788">
                <text:p>0.0054788</text:p>
              </table:table-cell>
              <table:table-cell office:value-type="float" office:value="0.00050516">
                <text:p>0.00050516</text:p>
              </table:table-cell>
              <table:table-cell office:value-type="float" office:value="0.000078955">
                <text:p>0.0000789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085235">
                <text:p>0.0085235</text:p>
              </table:table-cell>
              <table:table-cell office:value-type="float" office:value="0.00071498">
                <text:p>0.00071498</text:p>
              </table:table-cell>
              <table:table-cell office:value-type="float" office:value="0.00010373">
                <text:p>0.000103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13211">
                <text:p>0.013211</text:p>
              </table:table-cell>
              <table:table-cell office:value-type="float" office:value="0.0010049">
                <text:p>0.0010049</text:p>
              </table:table-cell>
              <table:table-cell office:value-type="float" office:value="0.00013552">
                <text:p>0.000135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20481">
                <text:p>0.020481</text:p>
              </table:table-cell>
              <table:table-cell office:value-type="float" office:value="0.0014033">
                <text:p>0.0014033</text:p>
              </table:table-cell>
              <table:table-cell office:value-type="float" office:value="0.00017611">
                <text:p>0.000176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031994">
                <text:p>0.031994</text:p>
              </table:table-cell>
              <table:table-cell office:value-type="float" office:value="0.0019474">
                <text:p>0.0019474</text:p>
              </table:table-cell>
              <table:table-cell office:value-type="float" office:value="0.00022772">
                <text:p>0.000227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05112">
                <text:p>0.05112</text:p>
              </table:table-cell>
              <table:table-cell office:value-type="float" office:value="0.0026868">
                <text:p>0.0026868</text:p>
              </table:table-cell>
              <table:table-cell office:value-type="float" office:value="0.00029305">
                <text:p>0.000293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086574">
                <text:p>0.086574</text:p>
              </table:table-cell>
              <table:table-cell office:value-type="float" office:value="0.0036869">
                <text:p>0.0036869</text:p>
              </table:table-cell>
              <table:table-cell office:value-type="float" office:value="0.00037543">
                <text:p>0.000375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17362">
                <text:p>0.17362</text:p>
              </table:table-cell>
              <table:table-cell office:value-type="float" office:value="0.0050336">
                <text:p>0.0050336</text:p>
              </table:table-cell>
              <table:table-cell office:value-type="float" office:value="0.00047891">
                <text:p>0.00047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61037">
                <text:p>0.61037</text:p>
              </table:table-cell>
              <table:table-cell office:value-type="float" office:value="0.0068401">
                <text:p>0.0068401</text:p>
              </table:table-cell>
              <table:table-cell office:value-type="float" office:value="0.00060844">
                <text:p>0.00060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2.3861">
                <text:p>2.3861</text:p>
              </table:table-cell>
              <table:table-cell office:value-type="float" office:value="0.0092558">
                <text:p>0.0092558</text:p>
              </table:table-cell>
              <table:table-cell office:value-type="float" office:value="0.00077003">
                <text:p>0.00077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4.1009">
                <text:p>4.1009</text:p>
              </table:table-cell>
              <table:table-cell office:value-type="float" office:value="0.012478">
                <text:p>0.012478</text:p>
              </table:table-cell>
              <table:table-cell office:value-type="float" office:value="0.00097095">
                <text:p>0.000970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4.6286">
                <text:p>4.6286</text:p>
              </table:table-cell>
              <table:table-cell office:value-type="float" office:value="0.016769">
                <text:p>0.016769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4.6319">
                <text:p>4.6319</text:p>
              </table:table-cell>
              <table:table-cell office:value-type="float" office:value="0.022484">
                <text:p>0.022484</text:p>
              </table:table-cell>
              <table:table-cell office:value-type="float" office:value="0.001528">
                <text:p>0.0015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4.5529">
                <text:p>4.5529</text:p>
              </table:table-cell>
              <table:table-cell office:value-type="float" office:value="0.030109">
                <text:p>0.030109</text:p>
              </table:table-cell>
              <table:table-cell office:value-type="float" office:value="0.0019076">
                <text:p>0.00190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3.8456">
                <text:p>3.8456</text:p>
              </table:table-cell>
              <table:table-cell office:value-type="float" office:value="0.04033">
                <text:p>0.04033</text:p>
              </table:table-cell>
              <table:table-cell office:value-type="float" office:value="0.0023744">
                <text:p>0.0023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3.2825">
                <text:p>3.2825</text:p>
              </table:table-cell>
              <table:table-cell office:value-type="float" office:value="0.054155">
                <text:p>0.054155</text:p>
              </table:table-cell>
              <table:table-cell office:value-type="float" office:value="0.0029471">
                <text:p>0.00294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2.9384">
                <text:p>2.9384</text:p>
              </table:table-cell>
              <table:table-cell office:value-type="float" office:value="0.07316">
                <text:p>0.07316</text:p>
              </table:table-cell>
              <table:table-cell office:value-type="float" office:value="0.0036481">
                <text:p>0.00364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2.6925">
                <text:p>2.6925</text:p>
              </table:table-cell>
              <table:table-cell office:value-type="float" office:value="0.10002">
                <text:p>0.10002</text:p>
              </table:table-cell>
              <table:table-cell office:value-type="float" office:value="0.0045045">
                <text:p>0.0045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2.5124">
                <text:p>2.5124</text:p>
              </table:table-cell>
              <table:table-cell office:value-type="float" office:value="0.13983">
                <text:p>0.13983</text:p>
              </table:table-cell>
              <table:table-cell office:value-type="float" office:value="0.0055486">
                <text:p>0.00554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2.3781">
                <text:p>2.3781</text:p>
              </table:table-cell>
              <table:table-cell office:value-type="float" office:value="0.2042">
                <text:p>0.2042</text:p>
              </table:table-cell>
              <table:table-cell office:value-type="float" office:value="0.0068195">
                <text:p>0.00681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2.2758">
                <text:p>2.2758</text:p>
              </table:table-cell>
              <table:table-cell office:value-type="float" office:value="0.3275">
                <text:p>0.3275</text:p>
              </table:table-cell>
              <table:table-cell office:value-type="float" office:value="0.0083639">
                <text:p>0.00836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2.196">
                <text:p>2.196</text:p>
              </table:table-cell>
              <table:table-cell office:value-type="float" office:value="0.65722">
                <text:p>0.65722</text:p>
              </table:table-cell>
              <table:table-cell office:value-type="float" office:value="0.010238">
                <text:p>0.0102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2.1322">
                <text:p>2.1322</text:p>
              </table:table-cell>
              <table:table-cell office:value-type="float" office:value="1.7391">
                <text:p>1.7391</text:p>
              </table:table-cell>
              <table:table-cell office:value-type="float" office:value="0.01251">
                <text:p>0.012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2.0803">
                <text:p>2.0803</text:p>
              </table:table-cell>
              <table:table-cell office:value-type="float" office:value="4.2531">
                <text:p>4.2531</text:p>
              </table:table-cell>
              <table:table-cell office:value-type="float" office:value="0.015261">
                <text:p>0.0152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2.0374">
                <text:p>2.0374</text:p>
              </table:table-cell>
              <table:table-cell office:value-type="float" office:value="7.4674">
                <text:p>7.4674</text:p>
              </table:table-cell>
              <table:table-cell office:value-type="float" office:value="0.018589">
                <text:p>0.0185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2.0012">
                <text:p>2.0012</text:p>
              </table:table-cell>
              <table:table-cell office:value-type="float" office:value="9.5298">
                <text:p>9.5298</text:p>
              </table:table-cell>
              <table:table-cell office:value-type="float" office:value="0.022614">
                <text:p>0.0226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.9703">
                <text:p>1.9703</text:p>
              </table:table-cell>
              <table:table-cell office:value-type="float" office:value="10.595">
                <text:p>10.595</text:p>
              </table:table-cell>
              <table:table-cell office:value-type="float" office:value="0.02748">
                <text:p>0.027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.9436">
                <text:p>1.9436</text:p>
              </table:table-cell>
              <table:table-cell office:value-type="float" office:value="11.407">
                <text:p>11.407</text:p>
              </table:table-cell>
              <table:table-cell office:value-type="float" office:value="0.033363">
                <text:p>0.033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.9202">
                <text:p>1.9202</text:p>
              </table:table-cell>
              <table:table-cell office:value-type="float" office:value="10.993">
                <text:p>10.993</text:p>
              </table:table-cell>
              <table:table-cell office:value-type="float" office:value="0.040481">
                <text:p>0.0404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.8994">
                <text:p>1.8994</text:p>
              </table:table-cell>
              <table:table-cell office:value-type="float" office:value="9.8144">
                <text:p>9.8144</text:p>
              </table:table-cell>
              <table:table-cell office:value-type="float" office:value="0.049102">
                <text:p>0.0491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.8808">
                <text:p>1.8808</text:p>
              </table:table-cell>
              <table:table-cell office:value-type="float" office:value="9.1307">
                <text:p>9.1307</text:p>
              </table:table-cell>
              <table:table-cell office:value-type="float" office:value="0.059562">
                <text:p>0.0595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1.8639">
                <text:p>1.8639</text:p>
              </table:table-cell>
              <table:table-cell office:value-type="float" office:value="8.6516">
                <text:p>8.6516</text:p>
              </table:table-cell>
              <table:table-cell office:value-type="float" office:value="0.072287">
                <text:p>0.0722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1.8486">
                <text:p>1.8486</text:p>
              </table:table-cell>
              <table:table-cell office:value-type="float" office:value="8.2737">
                <text:p>8.2737</text:p>
              </table:table-cell>
              <table:table-cell office:value-type="float" office:value="0.087826">
                <text:p>0.0878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1.8344">
                <text:p>1.8344</text:p>
              </table:table-cell>
              <table:table-cell office:value-type="float" office:value="7.968">
                <text:p>7.968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1.8214">
                <text:p>1.8214</text:p>
              </table:table-cell>
              <table:table-cell office:value-type="float" office:value="7.7165">
                <text:p>7.7165</text:p>
              </table:table-cell>
              <table:table-cell office:value-type="float" office:value="0.1305">
                <text:p>0.13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1.8092">
                <text:p>1.8092</text:p>
              </table:table-cell>
              <table:table-cell office:value-type="float" office:value="7.5058">
                <text:p>7.505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1.7978">
                <text:p>1.7978</text:p>
              </table:table-cell>
              <table:table-cell office:value-type="float" office:value="7.3263">
                <text:p>7.3263</text:p>
              </table:table-cell>
              <table:table-cell office:value-type="float" office:value="0.19739">
                <text:p>0.197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1.7871">
                <text:p>1.7871</text:p>
              </table:table-cell>
              <table:table-cell office:value-type="float" office:value="7.1708">
                <text:p>7.1708</text:p>
              </table:table-cell>
              <table:table-cell office:value-type="float" office:value="0.24579">
                <text:p>0.24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1.7769">
                <text:p>1.7769</text:p>
              </table:table-cell>
              <table:table-cell office:value-type="float" office:value="7.0343">
                <text:p>7.0343</text:p>
              </table:table-cell>
              <table:table-cell office:value-type="float" office:value="0.31031">
                <text:p>0.310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1.7673">
                <text:p>1.7673</text:p>
              </table:table-cell>
              <table:table-cell office:value-type="float" office:value="6.9134">
                <text:p>6.9134</text:p>
              </table:table-cell>
              <table:table-cell office:value-type="float" office:value="0.40016">
                <text:p>0.400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1.7582">
                <text:p>1.7582</text:p>
              </table:table-cell>
              <table:table-cell office:value-type="float" office:value="6.8053">
                <text:p>6.8053</text:p>
              </table:table-cell>
              <table:table-cell office:value-type="float" office:value="0.53403">
                <text:p>0.534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1.7494">
                <text:p>1.7494</text:p>
              </table:table-cell>
              <table:table-cell office:value-type="float" office:value="6.7081">
                <text:p>6.7081</text:p>
              </table:table-cell>
              <table:table-cell office:value-type="float" office:value="0.75595">
                <text:p>0.755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1.7411">
                <text:p>1.7411</text:p>
              </table:table-cell>
              <table:table-cell office:value-type="float" office:value="6.6199">
                <text:p>6.6199</text:p>
              </table:table-cell>
              <table:table-cell office:value-type="float" office:value="1.1891">
                <text:p>1.18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1.733">
                <text:p>1.733</text:p>
              </table:table-cell>
              <table:table-cell office:value-type="float" office:value="6.5396">
                <text:p>6.5396</text:p>
              </table:table-cell>
              <table:table-cell office:value-type="float" office:value="2.1654">
                <text:p>2.16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1.7253">
                <text:p>1.7253</text:p>
              </table:table-cell>
              <table:table-cell office:value-type="float" office:value="6.4661">
                <text:p>6.4661</text:p>
              </table:table-cell>
              <table:table-cell office:value-type="float" office:value="4.1465">
                <text:p>4.14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1.7178">
                <text:p>1.7178</text:p>
              </table:table-cell>
              <table:table-cell office:value-type="float" office:value="6.3984">
                <text:p>6.3984</text:p>
              </table:table-cell>
              <table:table-cell office:value-type="float" office:value="7.5882">
                <text:p>7.58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1.7105">
                <text:p>1.7105</text:p>
              </table:table-cell>
              <table:table-cell office:value-type="float" office:value="6.3359">
                <text:p>6.3359</text:p>
              </table:table-cell>
              <table:table-cell office:value-type="float" office:value="12.719">
                <text:p>12.7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1.7035">
                <text:p>1.7035</text:p>
              </table:table-cell>
              <table:table-cell office:value-type="float" office:value="6.2779">
                <text:p>6.2779</text:p>
              </table:table-cell>
              <table:table-cell office:value-type="float" office:value="18.236">
                <text:p>18.2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1.6967">
                <text:p>1.6967</text:p>
              </table:table-cell>
              <table:table-cell office:value-type="float" office:value="6.224">
                <text:p>6.224</text:p>
              </table:table-cell>
              <table:table-cell office:value-type="float" office:value="22.775">
                <text:p>22.7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1.69">
                <text:p>1.69</text:p>
              </table:table-cell>
              <table:table-cell office:value-type="float" office:value="6.1736">
                <text:p>6.1736</text:p>
              </table:table-cell>
              <table:table-cell office:value-type="float" office:value="26.143">
                <text:p>26.1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1.6835">
                <text:p>1.6835</text:p>
              </table:table-cell>
              <table:table-cell office:value-type="float" office:value="6.1265">
                <text:p>6.1265</text:p>
              </table:table-cell>
              <table:table-cell office:value-type="float" office:value="27.379">
                <text:p>27.3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1.6772">
                <text:p>1.6772</text:p>
              </table:table-cell>
              <table:table-cell office:value-type="float" office:value="6.0822">
                <text:p>6.0822</text:p>
              </table:table-cell>
              <table:table-cell office:value-type="float" office:value="26.986">
                <text:p>26.9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1.671">
                <text:p>1.671</text:p>
              </table:table-cell>
              <table:table-cell office:value-type="float" office:value="6.0405">
                <text:p>6.0405</text:p>
              </table:table-cell>
              <table:table-cell office:value-type="float" office:value="26.439">
                <text:p>26.4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1.6649">
                <text:p>1.6649</text:p>
              </table:table-cell>
              <table:table-cell office:value-type="float" office:value="6.0011">
                <text:p>6.0011</text:p>
              </table:table-cell>
              <table:table-cell office:value-type="float" office:value="25.935">
                <text:p>25.9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1.6589">
                <text:p>1.6589</text:p>
              </table:table-cell>
              <table:table-cell office:value-type="float" office:value="5.9638">
                <text:p>5.9638</text:p>
              </table:table-cell>
              <table:table-cell office:value-type="float" office:value="25.436">
                <text:p>25.4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1.6531">
                <text:p>1.6531</text:p>
              </table:table-cell>
              <table:table-cell office:value-type="float" office:value="5.9284">
                <text:p>5.9284</text:p>
              </table:table-cell>
              <table:table-cell office:value-type="float" office:value="24.944">
                <text:p>24.9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1.6473">
                <text:p>1.6473</text:p>
              </table:table-cell>
              <table:table-cell office:value-type="float" office:value="5.8948">
                <text:p>5.8948</text:p>
              </table:table-cell>
              <table:table-cell office:value-type="float" office:value="24.469">
                <text:p>24.4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1.6416">
                <text:p>1.6416</text:p>
              </table:table-cell>
              <table:table-cell office:value-type="float" office:value="5.8627">
                <text:p>5.8627</text:p>
              </table:table-cell>
              <table:table-cell office:value-type="float" office:value="24.021">
                <text:p>24.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1.636">
                <text:p>1.636</text:p>
              </table:table-cell>
              <table:table-cell office:value-type="float" office:value="5.832">
                <text:p>5.832</text:p>
              </table:table-cell>
              <table:table-cell office:value-type="float" office:value="23.603">
                <text:p>23.6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1.6305">
                <text:p>1.6305</text:p>
              </table:table-cell>
              <table:table-cell office:value-type="float" office:value="5.8026">
                <text:p>5.8026</text:p>
              </table:table-cell>
              <table:table-cell office:value-type="float" office:value="23.213">
                <text:p>23.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1.625">
                <text:p>1.625</text:p>
              </table:table-cell>
              <table:table-cell office:value-type="float" office:value="5.7744">
                <text:p>5.7744</text:p>
              </table:table-cell>
              <table:table-cell office:value-type="float" office:value="22.852">
                <text:p>22.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1.6196">
                <text:p>1.6196</text:p>
              </table:table-cell>
              <table:table-cell office:value-type="float" office:value="5.7472">
                <text:p>5.7472</text:p>
              </table:table-cell>
              <table:table-cell office:value-type="float" office:value="22.516">
                <text:p>22.5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1.6142">
                <text:p>1.6142</text:p>
              </table:table-cell>
              <table:table-cell office:value-type="float" office:value="5.7211">
                <text:p>5.7211</text:p>
              </table:table-cell>
              <table:table-cell office:value-type="float" office:value="22.204">
                <text:p>22.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1.6089">
                <text:p>1.6089</text:p>
              </table:table-cell>
              <table:table-cell office:value-type="float" office:value="5.6958">
                <text:p>5.6958</text:p>
              </table:table-cell>
              <table:table-cell office:value-type="float" office:value="21.914">
                <text:p>21.9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1.6037">
                <text:p>1.6037</text:p>
              </table:table-cell>
              <table:table-cell office:value-type="float" office:value="5.6713">
                <text:p>5.6713</text:p>
              </table:table-cell>
              <table:table-cell office:value-type="float" office:value="21.644">
                <text:p>21.6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1.5984">
                <text:p>1.5984</text:p>
              </table:table-cell>
              <table:table-cell office:value-type="float" office:value="5.6476">
                <text:p>5.6476</text:p>
              </table:table-cell>
              <table:table-cell office:value-type="float" office:value="21.392">
                <text:p>21.3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1.5933">
                <text:p>1.5933</text:p>
              </table:table-cell>
              <table:table-cell office:value-type="float" office:value="5.6245">
                <text:p>5.6245</text:p>
              </table:table-cell>
              <table:table-cell office:value-type="float" office:value="21.158">
                <text:p>21.1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1.5881">
                <text:p>1.5881</text:p>
              </table:table-cell>
              <table:table-cell office:value-type="float" office:value="5.602">
                <text:p>5.602</text:p>
              </table:table-cell>
              <table:table-cell office:value-type="float" office:value="20.939">
                <text:p>20.9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1.583">
                <text:p>1.583</text:p>
              </table:table-cell>
              <table:table-cell office:value-type="float" office:value="5.5802">
                <text:p>5.5802</text:p>
              </table:table-cell>
              <table:table-cell office:value-type="float" office:value="20.733">
                <text:p>20.7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1.5779">
                <text:p>1.5779</text:p>
              </table:table-cell>
              <table:table-cell office:value-type="float" office:value="5.5588">
                <text:p>5.5588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1.5729">
                <text:p>1.5729</text:p>
              </table:table-cell>
              <table:table-cell office:value-type="float" office:value="5.5379">
                <text:p>5.5379</text:p>
              </table:table-cell>
              <table:table-cell office:value-type="float" office:value="20.359">
                <text:p>20.3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1.5678">
                <text:p>1.5678</text:p>
              </table:table-cell>
              <table:table-cell office:value-type="float" office:value="5.5174">
                <text:p>5.5174</text:p>
              </table:table-cell>
              <table:table-cell office:value-type="float" office:value="20.188">
                <text:p>20.1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1.5628">
                <text:p>1.5628</text:p>
              </table:table-cell>
              <table:table-cell office:value-type="float" office:value="5.4973">
                <text:p>5.4973</text:p>
              </table:table-cell>
              <table:table-cell office:value-type="float" office:value="20.027">
                <text:p>20.0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1.5578">
                <text:p>1.5578</text:p>
              </table:table-cell>
              <table:table-cell office:value-type="float" office:value="5.4776">
                <text:p>5.4776</text:p>
              </table:table-cell>
              <table:table-cell office:value-type="float" office:value="19.874">
                <text:p>19.8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1.5529">
                <text:p>1.5529</text:p>
              </table:table-cell>
              <table:table-cell office:value-type="float" office:value="5.4582">
                <text:p>5.4582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1.5479">
                <text:p>1.5479</text:p>
              </table:table-cell>
              <table:table-cell office:value-type="float" office:value="5.4391">
                <text:p>5.4391</text:p>
              </table:table-cell>
              <table:table-cell office:value-type="float" office:value="19.592">
                <text:p>19.5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1.543">
                <text:p>1.543</text:p>
              </table:table-cell>
              <table:table-cell office:value-type="float" office:value="5.4203">
                <text:p>5.4203</text:p>
              </table:table-cell>
              <table:table-cell office:value-type="float" office:value="19.461">
                <text:p>19.4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1.5381">
                <text:p>1.5381</text:p>
              </table:table-cell>
              <table:table-cell office:value-type="float" office:value="5.4017">
                <text:p>5.4017</text:p>
              </table:table-cell>
              <table:table-cell office:value-type="float" office:value="19.336">
                <text:p>19.3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1.5332">
                <text:p>1.5332</text:p>
              </table:table-cell>
              <table:table-cell office:value-type="float" office:value="5.3834">
                <text:p>5.3834</text:p>
              </table:table-cell>
              <table:table-cell office:value-type="float" office:value="19.216">
                <text:p>19.2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1.5284">
                <text:p>1.5284</text:p>
              </table:table-cell>
              <table:table-cell office:value-type="float" office:value="5.3653">
                <text:p>5.3653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1.5235">
                <text:p>1.5235</text:p>
              </table:table-cell>
              <table:table-cell office:value-type="float" office:value="5.3474">
                <text:p>5.3474</text:p>
              </table:table-cell>
              <table:table-cell office:value-type="float" office:value="18.991">
                <text:p>18.9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1.5186">
                <text:p>1.5186</text:p>
              </table:table-cell>
              <table:table-cell office:value-type="float" office:value="5.3297">
                <text:p>5.3297</text:p>
              </table:table-cell>
              <table:table-cell office:value-type="float" office:value="18.885">
                <text:p>18.8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1.5134">
                <text:p>1.5134</text:p>
              </table:table-cell>
              <table:table-cell office:value-type="float" office:value="5.3122">
                <text:p>5.3122</text:p>
              </table:table-cell>
              <table:table-cell office:value-type="float" office:value="18.783">
                <text:p>18.7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1.5081">
                <text:p>1.5081</text:p>
              </table:table-cell>
              <table:table-cell office:value-type="float" office:value="5.2949">
                <text:p>5.2949</text:p>
              </table:table-cell>
              <table:table-cell office:value-type="float" office:value="18.684">
                <text:p>18.6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1.5027">
                <text:p>1.5027</text:p>
              </table:table-cell>
              <table:table-cell office:value-type="float" office:value="5.2777">
                <text:p>5.2777</text:p>
              </table:table-cell>
              <table:table-cell office:value-type="float" office:value="18.588">
                <text:p>18.5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1.4972">
                <text:p>1.4972</text:p>
              </table:table-cell>
              <table:table-cell office:value-type="float" office:value="5.2606">
                <text:p>5.2606</text:p>
              </table:table-cell>
              <table:table-cell office:value-type="float" office:value="18.495">
                <text:p>18.4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1.4918">
                <text:p>1.4918</text:p>
              </table:table-cell>
              <table:table-cell office:value-type="float" office:value="5.2437">
                <text:p>5.2437</text:p>
              </table:table-cell>
              <table:table-cell office:value-type="float" office:value="18.404">
                <text:p>18.4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1.4865">
                <text:p>1.4865</text:p>
              </table:table-cell>
              <table:table-cell office:value-type="float" office:value="5.2269">
                <text:p>5.2269</text:p>
              </table:table-cell>
              <table:table-cell office:value-type="float" office:value="18.316">
                <text:p>18.3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1.4812">
                <text:p>1.4812</text:p>
              </table:table-cell>
              <table:table-cell office:value-type="float" office:value="5.2102">
                <text:p>5.2102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1.476">
                <text:p>1.476</text:p>
              </table:table-cell>
              <table:table-cell office:value-type="float" office:value="5.1936">
                <text:p>5.1936</text:p>
              </table:table-cell>
              <table:table-cell office:value-type="float" office:value="18.146">
                <text:p>18.1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1.4709">
                <text:p>1.4709</text:p>
              </table:table-cell>
              <table:table-cell office:value-type="float" office:value="5.1772">
                <text:p>5.1772</text:p>
              </table:table-cell>
              <table:table-cell office:value-type="float" office:value="18.063">
                <text:p>18.0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1.4659">
                <text:p>1.4659</text:p>
              </table:table-cell>
              <table:table-cell office:value-type="float" office:value="5.1608">
                <text:p>5.1608</text:p>
              </table:table-cell>
              <table:table-cell office:value-type="float" office:value="17.983">
                <text:p>17.9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1.4609">
                <text:p>1.4609</text:p>
              </table:table-cell>
              <table:table-cell office:value-type="float" office:value="5.1445">
                <text:p>5.1445</text:p>
              </table:table-cell>
              <table:table-cell office:value-type="float" office:value="17.903">
                <text:p>17.9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1.456">
                <text:p>1.456</text:p>
              </table:table-cell>
              <table:table-cell office:value-type="float" office:value="5.1284">
                <text:p>5.1284</text:p>
              </table:table-cell>
              <table:table-cell office:value-type="float" office:value="17.825">
                <text:p>17.8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1.4511">
                <text:p>1.4511</text:p>
              </table:table-cell>
              <table:table-cell office:value-type="float" office:value="5.1123">
                <text:p>5.1123</text:p>
              </table:table-cell>
              <table:table-cell office:value-type="float" office:value="17.748">
                <text:p>17.7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1.4463">
                <text:p>1.4463</text:p>
              </table:table-cell>
              <table:table-cell office:value-type="float" office:value="5.0963">
                <text:p>5.0963</text:p>
              </table:table-cell>
              <table:table-cell office:value-type="float" office:value="17.672">
                <text:p>17.6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1.4415">
                <text:p>1.4415</text:p>
              </table:table-cell>
              <table:table-cell office:value-type="float" office:value="5.0804">
                <text:p>5.0804</text:p>
              </table:table-cell>
              <table:table-cell office:value-type="float" office:value="17.597">
                <text:p>17.5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1.4368">
                <text:p>1.4368</text:p>
              </table:table-cell>
              <table:table-cell office:value-type="float" office:value="5.0646">
                <text:p>5.0646</text:p>
              </table:table-cell>
              <table:table-cell office:value-type="float" office:value="17.523">
                <text:p>17.5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1.4321">
                <text:p>1.4321</text:p>
              </table:table-cell>
              <table:table-cell office:value-type="float" office:value="5.0489">
                <text:p>5.0489</text:p>
              </table:table-cell>
              <table:table-cell office:value-type="float" office:value="17.45">
                <text:p>17.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1.4274">
                <text:p>1.4274</text:p>
              </table:table-cell>
              <table:table-cell office:value-type="float" office:value="5.0332">
                <text:p>5.0332</text:p>
              </table:table-cell>
              <table:table-cell office:value-type="float" office:value="17.377">
                <text:p>17.3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1.4228">
                <text:p>1.4228</text:p>
              </table:table-cell>
              <table:table-cell office:value-type="float" office:value="5.0176">
                <text:p>5.0176</text:p>
              </table:table-cell>
              <table:table-cell office:value-type="float" office:value="17.305">
                <text:p>17.3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1.4182">
                <text:p>1.4182</text:p>
              </table:table-cell>
              <table:table-cell office:value-type="float" office:value="5.0021">
                <text:p>5.0021</text:p>
              </table:table-cell>
              <table:table-cell office:value-type="float" office:value="17.233">
                <text:p>17.2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1.4136">
                <text:p>1.4136</text:p>
              </table:table-cell>
              <table:table-cell office:value-type="float" office:value="4.9867">
                <text:p>4.9867</text:p>
              </table:table-cell>
              <table:table-cell office:value-type="float" office:value="17.162">
                <text:p>17.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1.4091">
                <text:p>1.4091</text:p>
              </table:table-cell>
              <table:table-cell office:value-type="float" office:value="4.9713">
                <text:p>4.9713</text:p>
              </table:table-cell>
              <table:table-cell office:value-type="float" office:value="17.092">
                <text:p>17.0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1.4045">
                <text:p>1.4045</text:p>
              </table:table-cell>
              <table:table-cell office:value-type="float" office:value="4.9561">
                <text:p>4.9561</text:p>
              </table:table-cell>
              <table:table-cell office:value-type="float" office:value="17.021">
                <text:p>17.0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1.4">
                <text:p>1.4</text:p>
              </table:table-cell>
              <table:table-cell office:value-type="float" office:value="4.9409">
                <text:p>4.9409</text:p>
              </table:table-cell>
              <table:table-cell office:value-type="float" office:value="16.951">
                <text:p>16.9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1.3955">
                <text:p>1.3955</text:p>
              </table:table-cell>
              <table:table-cell office:value-type="float" office:value="4.9257">
                <text:p>4.9257</text:p>
              </table:table-cell>
              <table:table-cell office:value-type="float" office:value="16.882">
                <text:p>16.8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1.391">
                <text:p>1.391</text:p>
              </table:table-cell>
              <table:table-cell office:value-type="float" office:value="4.9106">
                <text:p>4.9106</text:p>
              </table:table-cell>
              <table:table-cell office:value-type="float" office:value="16.813">
                <text:p>16.8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1.3865">
                <text:p>1.3865</text:p>
              </table:table-cell>
              <table:table-cell office:value-type="float" office:value="4.8956">
                <text:p>4.8956</text:p>
              </table:table-cell>
              <table:table-cell office:value-type="float" office:value="16.743">
                <text:p>16.7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1.382">
                <text:p>1.382</text:p>
              </table:table-cell>
              <table:table-cell office:value-type="float" office:value="4.8807">
                <text:p>4.8807</text:p>
              </table:table-cell>
              <table:table-cell office:value-type="float" office:value="16.674">
                <text:p>16.6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1.3776">
                <text:p>1.3776</text:p>
              </table:table-cell>
              <table:table-cell office:value-type="float" office:value="4.8659">
                <text:p>4.8659</text:p>
              </table:table-cell>
              <table:table-cell office:value-type="float" office:value="16.606">
                <text:p>16.6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1.3732">
                <text:p>1.3732</text:p>
              </table:table-cell>
              <table:table-cell office:value-type="float" office:value="4.8511">
                <text:p>4.8511</text:p>
              </table:table-cell>
              <table:table-cell office:value-type="float" office:value="16.537">
                <text:p>16.5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1.3687">
                <text:p>1.3687</text:p>
              </table:table-cell>
              <table:table-cell office:value-type="float" office:value="4.8364">
                <text:p>4.8364</text:p>
              </table:table-cell>
              <table:table-cell office:value-type="float" office:value="16.468">
                <text:p>16.4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1.3643">
                <text:p>1.3643</text:p>
              </table:table-cell>
              <table:table-cell office:value-type="float" office:value="4.8217">
                <text:p>4.8217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1.3599">
                <text:p>1.3599</text:p>
              </table:table-cell>
              <table:table-cell office:value-type="float" office:value="4.8071">
                <text:p>4.8071</text:p>
              </table:table-cell>
              <table:table-cell office:value-type="float" office:value="16.332">
                <text:p>16.3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1.3555">
                <text:p>1.3555</text:p>
              </table:table-cell>
              <table:table-cell office:value-type="float" office:value="4.7926">
                <text:p>4.7926</text:p>
              </table:table-cell>
              <table:table-cell office:value-type="float" office:value="16.263">
                <text:p>16.2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1.3512">
                <text:p>1.3512</text:p>
              </table:table-cell>
              <table:table-cell office:value-type="float" office:value="4.7782">
                <text:p>4.7782</text:p>
              </table:table-cell>
              <table:table-cell office:value-type="float" office:value="16.195">
                <text:p>16.1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1.3468">
                <text:p>1.3468</text:p>
              </table:table-cell>
              <table:table-cell office:value-type="float" office:value="4.7638">
                <text:p>4.7638</text:p>
              </table:table-cell>
              <table:table-cell office:value-type="float" office:value="16.126">
                <text:p>16.1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1.3425">
                <text:p>1.3425</text:p>
              </table:table-cell>
              <table:table-cell office:value-type="float" office:value="4.7495">
                <text:p>4.7495</text:p>
              </table:table-cell>
              <table:table-cell office:value-type="float" office:value="16.058">
                <text:p>16.0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.3381">
                <text:p>1.3381</text:p>
              </table:table-cell>
              <table:table-cell office:value-type="float" office:value="4.7353">
                <text:p>4.7353</text:p>
              </table:table-cell>
              <table:table-cell office:value-type="float" office:value="15.989">
                <text:p>15.9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.3338">
                <text:p>1.3338</text:p>
              </table:table-cell>
              <table:table-cell office:value-type="float" office:value="4.7211">
                <text:p>4.7211</text:p>
              </table:table-cell>
              <table:table-cell office:value-type="float" office:value="15.921">
                <text:p>15.9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.3295">
                <text:p>1.3295</text:p>
              </table:table-cell>
              <table:table-cell office:value-type="float" office:value="4.707">
                <text:p>4.707</text:p>
              </table:table-cell>
              <table:table-cell office:value-type="float" office:value="15.852">
                <text:p>15.8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.3252">
                <text:p>1.3252</text:p>
              </table:table-cell>
              <table:table-cell office:value-type="float" office:value="4.693">
                <text:p>4.693</text:p>
              </table:table-cell>
              <table:table-cell office:value-type="float" office:value="15.784">
                <text:p>15.7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.3209">
                <text:p>1.3209</text:p>
              </table:table-cell>
              <table:table-cell office:value-type="float" office:value="4.679">
                <text:p>4.679</text:p>
              </table:table-cell>
              <table:table-cell office:value-type="float" office:value="15.715">
                <text:p>15.7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.3167">
                <text:p>1.3167</text:p>
              </table:table-cell>
              <table:table-cell office:value-type="float" office:value="4.6652">
                <text:p>4.6652</text:p>
              </table:table-cell>
              <table:table-cell office:value-type="float" office:value="15.646">
                <text:p>15.6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.3124">
                <text:p>1.3124</text:p>
              </table:table-cell>
              <table:table-cell office:value-type="float" office:value="4.6513">
                <text:p>4.6513</text:p>
              </table:table-cell>
              <table:table-cell office:value-type="float" office:value="15.577">
                <text:p>15.5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.3082">
                <text:p>1.3082</text:p>
              </table:table-cell>
              <table:table-cell office:value-type="float" office:value="4.6376">
                <text:p>4.6376</text:p>
              </table:table-cell>
              <table:table-cell office:value-type="float" office:value="15.508">
                <text:p>15.5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.3039">
                <text:p>1.3039</text:p>
              </table:table-cell>
              <table:table-cell office:value-type="float" office:value="4.6239">
                <text:p>4.6239</text:p>
              </table:table-cell>
              <table:table-cell office:value-type="float" office:value="15.439">
                <text:p>15.4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.2997">
                <text:p>1.2997</text:p>
              </table:table-cell>
              <table:table-cell office:value-type="float" office:value="4.6103">
                <text:p>4.6103</text:p>
              </table:table-cell>
              <table:table-cell office:value-type="float" office:value="15.369">
                <text:p>15.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.2955">
                <text:p>1.2955</text:p>
              </table:table-cell>
              <table:table-cell office:value-type="float" office:value="4.5968">
                <text:p>4.5968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.2913">
                <text:p>1.2913</text:p>
              </table:table-cell>
              <table:table-cell office:value-type="float" office:value="4.5834">
                <text:p>4.5834</text:p>
              </table:table-cell>
              <table:table-cell office:value-type="float" office:value="15.23">
                <text:p>15.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.2871">
                <text:p>1.2871</text:p>
              </table:table-cell>
              <table:table-cell office:value-type="float" office:value="4.57">
                <text:p>4.57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.283">
                <text:p>1.283</text:p>
              </table:table-cell>
              <table:table-cell office:value-type="float" office:value="4.5566">
                <text:p>4.5566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.2788">
                <text:p>1.2788</text:p>
              </table:table-cell>
              <table:table-cell office:value-type="float" office:value="4.5434">
                <text:p>4.5434</text:p>
              </table:table-cell>
              <table:table-cell office:value-type="float" office:value="15.019">
                <text:p>15.0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.2747">
                <text:p>1.2747</text:p>
              </table:table-cell>
              <table:table-cell office:value-type="float" office:value="4.5302">
                <text:p>4.5302</text:p>
              </table:table-cell>
              <table:table-cell office:value-type="float" office:value="14.948">
                <text:p>14.9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.2706">
                <text:p>1.2706</text:p>
              </table:table-cell>
              <table:table-cell office:value-type="float" office:value="4.5171">
                <text:p>4.5171</text:p>
              </table:table-cell>
              <table:table-cell office:value-type="float" office:value="14.878">
                <text:p>14.8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.2664">
                <text:p>1.2664</text:p>
              </table:table-cell>
              <table:table-cell office:value-type="float" office:value="4.5041">
                <text:p>4.5041</text:p>
              </table:table-cell>
              <table:table-cell office:value-type="float" office:value="14.806">
                <text:p>14.8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.2623">
                <text:p>1.2623</text:p>
              </table:table-cell>
              <table:table-cell office:value-type="float" office:value="4.4911">
                <text:p>4.4911</text:p>
              </table:table-cell>
              <table:table-cell office:value-type="float" office:value="14.735">
                <text:p>14.7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.2583">
                <text:p>1.2583</text:p>
              </table:table-cell>
              <table:table-cell office:value-type="float" office:value="4.4783">
                <text:p>4.4783</text:p>
              </table:table-cell>
              <table:table-cell office:value-type="float" office:value="14.663">
                <text:p>14.6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1.2542">
                <text:p>1.2542</text:p>
              </table:table-cell>
              <table:table-cell office:value-type="float" office:value="4.4654">
                <text:p>4.4654</text:p>
              </table:table-cell>
              <table:table-cell office:value-type="float" office:value="14.591">
                <text:p>14.5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1.2501">
                <text:p>1.2501</text:p>
              </table:table-cell>
              <table:table-cell office:value-type="float" office:value="4.4527">
                <text:p>4.4527</text:p>
              </table:table-cell>
              <table:table-cell office:value-type="float" office:value="14.519">
                <text:p>14.5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1.2461">
                <text:p>1.2461</text:p>
              </table:table-cell>
              <table:table-cell office:value-type="float" office:value="4.44">
                <text:p>4.44</text:p>
              </table:table-cell>
              <table:table-cell office:value-type="float" office:value="14.447">
                <text:p>14.4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1.242">
                <text:p>1.242</text:p>
              </table:table-cell>
              <table:table-cell office:value-type="float" office:value="4.4274">
                <text:p>4.4274</text:p>
              </table:table-cell>
              <table:table-cell office:value-type="float" office:value="14.374">
                <text:p>14.3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1.238">
                <text:p>1.238</text:p>
              </table:table-cell>
              <table:table-cell office:value-type="float" office:value="4.4149">
                <text:p>4.4149</text:p>
              </table:table-cell>
              <table:table-cell office:value-type="float" office:value="14.301">
                <text:p>14.3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1.234">
                <text:p>1.234</text:p>
              </table:table-cell>
              <table:table-cell office:value-type="float" office:value="4.4024">
                <text:p>4.4024</text:p>
              </table:table-cell>
              <table:table-cell office:value-type="float" office:value="14.227">
                <text:p>14.2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1.23">
                <text:p>1.23</text:p>
              </table:table-cell>
              <table:table-cell office:value-type="float" office:value="4.3901">
                <text:p>4.3901</text:p>
              </table:table-cell>
              <table:table-cell office:value-type="float" office:value="14.153">
                <text:p>14.1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1.2261">
                <text:p>1.2261</text:p>
              </table:table-cell>
              <table:table-cell office:value-type="float" office:value="4.3777">
                <text:p>4.3777</text:p>
              </table:table-cell>
              <table:table-cell office:value-type="float" office:value="14.079">
                <text:p>14.0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1.2221">
                <text:p>1.2221</text:p>
              </table:table-cell>
              <table:table-cell office:value-type="float" office:value="4.3655">
                <text:p>4.3655</text:p>
              </table:table-cell>
              <table:table-cell office:value-type="float" office:value="14.004">
                <text:p>14.0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1.2181">
                <text:p>1.2181</text:p>
              </table:table-cell>
              <table:table-cell office:value-type="float" office:value="4.3533">
                <text:p>4.3533</text:p>
              </table:table-cell>
              <table:table-cell office:value-type="float" office:value="13.93">
                <text:p>13.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1.2142">
                <text:p>1.2142</text:p>
              </table:table-cell>
              <table:table-cell office:value-type="float" office:value="4.3412">
                <text:p>4.3412</text:p>
              </table:table-cell>
              <table:table-cell office:value-type="float" office:value="13.854">
                <text:p>13.8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1.2103">
                <text:p>1.2103</text:p>
              </table:table-cell>
              <table:table-cell office:value-type="float" office:value="4.3292">
                <text:p>4.3292</text:p>
              </table:table-cell>
              <table:table-cell office:value-type="float" office:value="13.778">
                <text:p>13.7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1.2064">
                <text:p>1.2064</text:p>
              </table:table-cell>
              <table:table-cell office:value-type="float" office:value="4.3173">
                <text:p>4.3173</text:p>
              </table:table-cell>
              <table:table-cell office:value-type="float" office:value="13.702">
                <text:p>13.7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1.2025">
                <text:p>1.2025</text:p>
              </table:table-cell>
              <table:table-cell office:value-type="float" office:value="4.3054">
                <text:p>4.3054</text:p>
              </table:table-cell>
              <table:table-cell office:value-type="float" office:value="13.626">
                <text:p>13.6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1.1986">
                <text:p>1.1986</text:p>
              </table:table-cell>
              <table:table-cell office:value-type="float" office:value="4.2935">
                <text:p>4.2935</text:p>
              </table:table-cell>
              <table:table-cell office:value-type="float" office:value="13.549">
                <text:p>13.5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1.1947">
                <text:p>1.1947</text:p>
              </table:table-cell>
              <table:table-cell office:value-type="float" office:value="4.2818">
                <text:p>4.2818</text:p>
              </table:table-cell>
              <table:table-cell office:value-type="float" office:value="13.471">
                <text:p>13.4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1.1909">
                <text:p>1.1909</text:p>
              </table:table-cell>
              <table:table-cell office:value-type="float" office:value="4.2701">
                <text:p>4.2701</text:p>
              </table:table-cell>
              <table:table-cell office:value-type="float" office:value="13.393">
                <text:p>13.3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1.187">
                <text:p>1.187</text:p>
              </table:table-cell>
              <table:table-cell office:value-type="float" office:value="4.2585">
                <text:p>4.2585</text:p>
              </table:table-cell>
              <table:table-cell office:value-type="float" office:value="13.315">
                <text:p>13.3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1.1832">
                <text:p>1.1832</text:p>
              </table:table-cell>
              <table:table-cell office:value-type="float" office:value="4.247">
                <text:p>4.247</text:p>
              </table:table-cell>
              <table:table-cell office:value-type="float" office:value="13.236">
                <text:p>13.2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1.1794">
                <text:p>1.1794</text:p>
              </table:table-cell>
              <table:table-cell office:value-type="float" office:value="4.2355">
                <text:p>4.2355</text:p>
              </table:table-cell>
              <table:table-cell office:value-type="float" office:value="13.157">
                <text:p>13.1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1.1756">
                <text:p>1.1756</text:p>
              </table:table-cell>
              <table:table-cell office:value-type="float" office:value="4.2241">
                <text:p>4.2241</text:p>
              </table:table-cell>
              <table:table-cell office:value-type="float" office:value="13.077">
                <text:p>13.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1.1718">
                <text:p>1.1718</text:p>
              </table:table-cell>
              <table:table-cell office:value-type="float" office:value="4.2128">
                <text:p>4.2128</text:p>
              </table:table-cell>
              <table:table-cell office:value-type="float" office:value="12.997">
                <text:p>12.9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1.168">
                <text:p>1.168</text:p>
              </table:table-cell>
              <table:table-cell office:value-type="float" office:value="4.2016">
                <text:p>4.2016</text:p>
              </table:table-cell>
              <table:table-cell office:value-type="float" office:value="12.916">
                <text:p>12.9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.1643">
                <text:p>1.1643</text:p>
              </table:table-cell>
              <table:table-cell office:value-type="float" office:value="4.1904">
                <text:p>4.1904</text:p>
              </table:table-cell>
              <table:table-cell office:value-type="float" office:value="12.835">
                <text:p>12.8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.1605">
                <text:p>1.1605</text:p>
              </table:table-cell>
              <table:table-cell office:value-type="float" office:value="4.1793">
                <text:p>4.1793</text:p>
              </table:table-cell>
              <table:table-cell office:value-type="float" office:value="12.753">
                <text:p>12.7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.1568">
                <text:p>1.1568</text:p>
              </table:table-cell>
              <table:table-cell office:value-type="float" office:value="4.1682">
                <text:p>4.1682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.1531">
                <text:p>1.1531</text:p>
              </table:table-cell>
              <table:table-cell office:value-type="float" office:value="4.1572">
                <text:p>4.1572</text:p>
              </table:table-cell>
              <table:table-cell office:value-type="float" office:value="12.587">
                <text:p>12.5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.1494">
                <text:p>1.1494</text:p>
              </table:table-cell>
              <table:table-cell office:value-type="float" office:value="4.1463">
                <text:p>4.1463</text:p>
              </table:table-cell>
              <table:table-cell office:value-type="float" office:value="12.504">
                <text:p>12.5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.1457">
                <text:p>1.1457</text:p>
              </table:table-cell>
              <table:table-cell office:value-type="float" office:value="4.1355">
                <text:p>4.1355</text:p>
              </table:table-cell>
              <table:table-cell office:value-type="float" office:value="12.42">
                <text:p>12.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.142">
                <text:p>1.142</text:p>
              </table:table-cell>
              <table:table-cell office:value-type="float" office:value="4.1247">
                <text:p>4.1247</text:p>
              </table:table-cell>
              <table:table-cell office:value-type="float" office:value="12.335">
                <text:p>12.3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.1384">
                <text:p>1.1384</text:p>
              </table:table-cell>
              <table:table-cell office:value-type="float" office:value="4.114">
                <text:p>4.114</text:p>
              </table:table-cell>
              <table:table-cell office:value-type="float" office:value="12.249">
                <text:p>12.2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.1347">
                <text:p>1.1347</text:p>
              </table:table-cell>
              <table:table-cell office:value-type="float" office:value="4.1034">
                <text:p>4.1034</text:p>
              </table:table-cell>
              <table:table-cell office:value-type="float" office:value="12.164">
                <text:p>12.1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.1311">
                <text:p>1.1311</text:p>
              </table:table-cell>
              <table:table-cell office:value-type="float" office:value="4.0928">
                <text:p>4.0928</text:p>
              </table:table-cell>
              <table:table-cell office:value-type="float" office:value="12.077">
                <text:p>12.0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994cm" xlink:href=".." xlink:type="simple" chart:class="chart:scatter" chart:style-name="ch1">
        <chart:title svg:x="6.384cm" svg:y="0.315cm" chart:style-name="ch2">
          <text:p>Xa Comparison</text:p>
        </chart:title>
        <chart:legend chart:legend-position="end" svg:x="13.417cm" svg:y="3.7cm" style:legend-expansion="high" chart:style-name="ch3"/>
        <chart:plot-area chart:style-name="ch4" table:cell-range-address="'1-1-10'.A2:'1-1-10'.A202 '1-1-10'.G1:'1-1-10'.G202 '1-1-10'.P1:'1-1-10'.P202 '1-1-10'.Y1:'1-1-10'.Y202" chart:data-source-has-labels="row" svg:x="1.33cm" svg:y="1.631cm" svg:width="11.449cm" svg:height="6.203cm">
          <chartooo:coordinate-region svg:x="1.951cm" svg:y="1.831cm" svg:width="10.456cm" svg:height="5.356cm"/>
          <chart:axis chart:dimension="x" chart:name="primary-x" chart:style-name="ch5">
            <chart:title svg:x="5.885cm" svg:y="8.013cm" chart:style-name="ch6">
              <text:p>Time (seconds)</text:p>
            </chart:title>
          </chart:axis>
          <chart:axis chart:dimension="y" chart:name="primary-y" chart:style-name="ch7">
            <chart:title svg:x="0.451cm" svg:y="6.178cm" chart:style-name="ch8">
              <text:p>Concentration (nM)</text:p>
            </chart:title>
            <chart:grid chart:style-name="ch9" chart:class="major"/>
          </chart:axis>
          <chart:series chart:style-name="ch10" chart:values-cell-range-address="'1-1-10'.G2:'1-1-10'.G202" chart:label-cell-address="'1-1-10'.G1:'1-1-10'.G1" chart:class="chart:scatter">
            <chart:domain table:cell-range-address="'1-1-10'.A2:'1-1-10'.A202"/>
            <chart:data-point chart:repeated="201"/>
          </chart:series>
          <chart:series chart:style-name="ch11" chart:values-cell-range-address="'1-1-10'.P2:'1-1-10'.P202" chart:label-cell-address="'1-1-10'.P1:'1-1-10'.P1" chart:class="chart:scatter">
            <chart:data-point chart:repeated="201"/>
          </chart:series>
          <chart:series chart:style-name="ch12" chart:values-cell-range-address="'1-1-10'.Y2:'1-1-10'.Y202" chart:label-cell-address="'1-1-10'.Y1:'1-1-10'.Y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% Xa</text:p>
                <draw:g>
                  <svg:desc>'1-1-10'.G1:'1-1-10'.G1</svg:desc>
                </draw:g>
              </table:table-cell>
              <table:table-cell office:value-type="string">
                <text:p>20% Xa</text:p>
                <draw:g>
                  <svg:desc>'1-1-10'.P1:'1-1-10'.P1</svg:desc>
                </draw:g>
              </table:table-cell>
              <table:table-cell office:value-type="string">
                <text:p>40% Xa</text:p>
                <draw:g>
                  <svg:desc>'1-1-10'.Y1:'1-1-10'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-1-10'.A2:'1-1-10'.A202</svg:desc>
                </draw:g>
              </table:table-cell>
              <table:table-cell office:value-type="float" office:value="0">
                <text:p>0</text:p>
                <draw:g>
                  <svg:desc>'1-1-10'.G2:'1-1-10'.G202</svg:desc>
                </draw:g>
              </table:table-cell>
              <table:table-cell office:value-type="float" office:value="0">
                <text:p>0</text:p>
                <draw:g>
                  <svg:desc>'1-1-10'.P2:'1-1-10'.P202</svg:desc>
                </draw:g>
              </table:table-cell>
              <table:table-cell office:value-type="float" office:value="0">
                <text:p>0</text:p>
                <draw:g>
                  <svg:desc>'1-1-10'.Y2:'1-1-10'.Y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18502">
                <text:p>0.0000018502</text:p>
              </table:table-cell>
              <table:table-cell office:value-type="float" office:value="0.0000025223">
                <text:p>0.0000025223</text:p>
              </table:table-cell>
              <table:table-cell office:value-type="float" office:value="0.0000028307">
                <text:p>0.0000028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071595">
                <text:p>0.0000071595</text:p>
              </table:table-cell>
              <table:table-cell office:value-type="float" office:value="0.0000079413">
                <text:p>0.0000079413</text:p>
              </table:table-cell>
              <table:table-cell office:value-type="float" office:value="0.0000084558">
                <text:p>0.0000084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12737">
                <text:p>0.000012737</text:p>
              </table:table-cell>
              <table:table-cell office:value-type="float" office:value="0.000014066">
                <text:p>0.000014066</text:p>
              </table:table-cell>
              <table:table-cell office:value-type="float" office:value="0.000015026">
                <text:p>0.000015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018625">
                <text:p>0.000018625</text:p>
              </table:table-cell>
              <table:table-cell office:value-type="float" office:value="0.000020778">
                <text:p>0.000020778</text:p>
              </table:table-cell>
              <table:table-cell office:value-type="float" office:value="0.000022416">
                <text:p>0.000022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025132">
                <text:p>0.000025132</text:p>
              </table:table-cell>
              <table:table-cell office:value-type="float" office:value="0.000028287">
                <text:p>0.000028287</text:p>
              </table:table-cell>
              <table:table-cell office:value-type="float" office:value="0.000030731">
                <text:p>0.000030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032735">
                <text:p>0.000032735</text:p>
              </table:table-cell>
              <table:table-cell office:value-type="float" office:value="0.000037042">
                <text:p>0.000037042</text:p>
              </table:table-cell>
              <table:table-cell office:value-type="float" office:value="0.000040392">
                <text:p>0.000040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042205">
                <text:p>0.000042205</text:p>
              </table:table-cell>
              <table:table-cell office:value-type="float" office:value="0.000047841">
                <text:p>0.000047841</text:p>
              </table:table-cell>
              <table:table-cell office:value-type="float" office:value="0.000052211">
                <text:p>0.000052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0052623">
                <text:p>0.000052623</text:p>
              </table:table-cell>
              <table:table-cell office:value-type="float" office:value="0.00005956">
                <text:p>0.00005956</text:p>
              </table:table-cell>
              <table:table-cell office:value-type="float" office:value="0.000064901">
                <text:p>0.000064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065203">
                <text:p>0.000065203</text:p>
              </table:table-cell>
              <table:table-cell office:value-type="float" office:value="0.000073493">
                <text:p>0.000073493</text:p>
              </table:table-cell>
              <table:table-cell office:value-type="float" office:value="0.000079812">
                <text:p>0.000079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008002">
                <text:p>0.00008002</text:p>
              </table:table-cell>
              <table:table-cell office:value-type="float" office:value="0.000089614">
                <text:p>0.000089614</text:p>
              </table:table-cell>
              <table:table-cell office:value-type="float" office:value="0.000096841">
                <text:p>0.000096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0096109">
                <text:p>0.000096109</text:p>
              </table:table-cell>
              <table:table-cell office:value-type="float" office:value="0.00010678">
                <text:p>0.00010678</text:p>
              </table:table-cell>
              <table:table-cell office:value-type="float" office:value="0.00011473">
                <text:p>0.00011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011418">
                <text:p>0.00011418</text:p>
              </table:table-cell>
              <table:table-cell office:value-type="float" office:value="0.00012567">
                <text:p>0.00012567</text:p>
              </table:table-cell>
              <table:table-cell office:value-type="float" office:value="0.00013411">
                <text:p>0.00013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013439">
                <text:p>0.00013439</text:p>
              </table:table-cell>
              <table:table-cell office:value-type="float" office:value="0.00014631">
                <text:p>0.00014631</text:p>
              </table:table-cell>
              <table:table-cell office:value-type="float" office:value="0.00015494">
                <text:p>0.000154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015694">
                <text:p>0.00015694</text:p>
              </table:table-cell>
              <table:table-cell office:value-type="float" office:value="0.00016876">
                <text:p>0.00016876</text:p>
              </table:table-cell>
              <table:table-cell office:value-type="float" office:value="0.00017719">
                <text:p>0.00017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01821">
                <text:p>0.0001821</text:p>
              </table:table-cell>
              <table:table-cell office:value-type="float" office:value="0.00019311">
                <text:p>0.00019311</text:p>
              </table:table-cell>
              <table:table-cell office:value-type="float" office:value="0.00020085">
                <text:p>0.000200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021024">
                <text:p>0.00021024</text:p>
              </table:table-cell>
              <table:table-cell office:value-type="float" office:value="0.0002195">
                <text:p>0.0002195</text:p>
              </table:table-cell>
              <table:table-cell office:value-type="float" office:value="0.00022594">
                <text:p>0.000225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024182">
                <text:p>0.00024182</text:p>
              </table:table-cell>
              <table:table-cell office:value-type="float" office:value="0.00024812">
                <text:p>0.00024812</text:p>
              </table:table-cell>
              <table:table-cell office:value-type="float" office:value="0.0002525">
                <text:p>0.0002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027746">
                <text:p>0.00027746</text:p>
              </table:table-cell>
              <table:table-cell office:value-type="float" office:value="0.00027918">
                <text:p>0.00027918</text:p>
              </table:table-cell>
              <table:table-cell office:value-type="float" office:value="0.0002806">
                <text:p>0.0002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031788">
                <text:p>0.00031788</text:p>
              </table:table-cell>
              <table:table-cell office:value-type="float" office:value="0.00031297">
                <text:p>0.00031297</text:p>
              </table:table-cell>
              <table:table-cell office:value-type="float" office:value="0.00031033">
                <text:p>0.000310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036397">
                <text:p>0.00036397</text:p>
              </table:table-cell>
              <table:table-cell office:value-type="float" office:value="0.00034982">
                <text:p>0.00034982</text:p>
              </table:table-cell>
              <table:table-cell office:value-type="float" office:value="0.00034181">
                <text:p>0.000341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041684">
                <text:p>0.00041684</text:p>
              </table:table-cell>
              <table:table-cell office:value-type="float" office:value="0.00039012">
                <text:p>0.00039012</text:p>
              </table:table-cell>
              <table:table-cell office:value-type="float" office:value="0.00037518">
                <text:p>0.00037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047781">
                <text:p>0.00047781</text:p>
              </table:table-cell>
              <table:table-cell office:value-type="float" office:value="0.00043432">
                <text:p>0.00043432</text:p>
              </table:table-cell>
              <table:table-cell office:value-type="float" office:value="0.00041061">
                <text:p>0.000410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0054849">
                <text:p>0.00054849</text:p>
              </table:table-cell>
              <table:table-cell office:value-type="float" office:value="0.00048293">
                <text:p>0.00048293</text:p>
              </table:table-cell>
              <table:table-cell office:value-type="float" office:value="0.00044829">
                <text:p>0.000448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0063087">
                <text:p>0.00063087</text:p>
              </table:table-cell>
              <table:table-cell office:value-type="float" office:value="0.00053656">
                <text:p>0.00053656</text:p>
              </table:table-cell>
              <table:table-cell office:value-type="float" office:value="0.00048844">
                <text:p>0.000488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0072731">
                <text:p>0.00072731</text:p>
              </table:table-cell>
              <table:table-cell office:value-type="float" office:value="0.00059589">
                <text:p>0.00059589</text:p>
              </table:table-cell>
              <table:table-cell office:value-type="float" office:value="0.00053129">
                <text:p>0.000531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0084065">
                <text:p>0.00084065</text:p>
              </table:table-cell>
              <table:table-cell office:value-type="float" office:value="0.00066166">
                <text:p>0.00066166</text:p>
              </table:table-cell>
              <table:table-cell office:value-type="float" office:value="0.00057712">
                <text:p>0.00057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0097433">
                <text:p>0.00097433</text:p>
              </table:table-cell>
              <table:table-cell office:value-type="float" office:value="0.00073477">
                <text:p>0.00073477</text:p>
              </table:table-cell>
              <table:table-cell office:value-type="float" office:value="0.0006262">
                <text:p>0.0006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011326">
                <text:p>0.0011326</text:p>
              </table:table-cell>
              <table:table-cell office:value-type="float" office:value="0.00081619">
                <text:p>0.00081619</text:p>
              </table:table-cell>
              <table:table-cell office:value-type="float" office:value="0.00067887">
                <text:p>0.00067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013205">
                <text:p>0.0013205</text:p>
              </table:table-cell>
              <table:table-cell office:value-type="float" office:value="0.00090703">
                <text:p>0.00090703</text:p>
              </table:table-cell>
              <table:table-cell office:value-type="float" office:value="0.00073546">
                <text:p>0.000735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015446">
                <text:p>0.0015446</text:p>
              </table:table-cell>
              <table:table-cell office:value-type="float" office:value="0.0010086">
                <text:p>0.0010086</text:p>
              </table:table-cell>
              <table:table-cell office:value-type="float" office:value="0.00079635">
                <text:p>0.000796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018131">
                <text:p>0.0018131</text:p>
              </table:table-cell>
              <table:table-cell office:value-type="float" office:value="0.0011222">
                <text:p>0.0011222</text:p>
              </table:table-cell>
              <table:table-cell office:value-type="float" office:value="0.00086195">
                <text:p>0.000861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021369">
                <text:p>0.0021369</text:p>
              </table:table-cell>
              <table:table-cell office:value-type="float" office:value="0.0012496">
                <text:p>0.0012496</text:p>
              </table:table-cell>
              <table:table-cell office:value-type="float" office:value="0.00093269">
                <text:p>0.00093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0025318">
                <text:p>0.0025318</text:p>
              </table:table-cell>
              <table:table-cell office:value-type="float" office:value="0.0013925">
                <text:p>0.0013925</text:p>
              </table:table-cell>
              <table:table-cell office:value-type="float" office:value="0.0010091">
                <text:p>0.00100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0030239">
                <text:p>0.0030239</text:p>
              </table:table-cell>
              <table:table-cell office:value-type="float" office:value="0.001553">
                <text:p>0.001553</text:p>
              </table:table-cell>
              <table:table-cell office:value-type="float" office:value="0.0010916">
                <text:p>0.00109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0036656">
                <text:p>0.0036656</text:p>
              </table:table-cell>
              <table:table-cell office:value-type="float" office:value="0.0017335">
                <text:p>0.0017335</text:p>
              </table:table-cell>
              <table:table-cell office:value-type="float" office:value="0.0011808">
                <text:p>0.00118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0046095">
                <text:p>0.0046095</text:p>
              </table:table-cell>
              <table:table-cell office:value-type="float" office:value="0.0019367">
                <text:p>0.0019367</text:p>
              </table:table-cell>
              <table:table-cell office:value-type="float" office:value="0.0012773">
                <text:p>0.00127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0070612">
                <text:p>0.0070612</text:p>
              </table:table-cell>
              <table:table-cell office:value-type="float" office:value="0.0021656">
                <text:p>0.0021656</text:p>
              </table:table-cell>
              <table:table-cell office:value-type="float" office:value="0.0013818">
                <text:p>0.00138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0.03014">
                <text:p>0.03014</text:p>
              </table:table-cell>
              <table:table-cell office:value-type="float" office:value="0.0024237">
                <text:p>0.0024237</text:p>
              </table:table-cell>
              <table:table-cell office:value-type="float" office:value="0.001495">
                <text:p>0.0014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0.15315">
                <text:p>0.15315</text:p>
              </table:table-cell>
              <table:table-cell office:value-type="float" office:value="0.0027151">
                <text:p>0.0027151</text:p>
              </table:table-cell>
              <table:table-cell office:value-type="float" office:value="0.0016177">
                <text:p>0.0016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0.53688">
                <text:p>0.53688</text:p>
              </table:table-cell>
              <table:table-cell office:value-type="float" office:value="0.0030445">
                <text:p>0.0030445</text:p>
              </table:table-cell>
              <table:table-cell office:value-type="float" office:value="0.0017508">
                <text:p>0.00175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.3681">
                <text:p>1.3681</text:p>
              </table:table-cell>
              <table:table-cell office:value-type="float" office:value="0.0034172">
                <text:p>0.0034172</text:p>
              </table:table-cell>
              <table:table-cell office:value-type="float" office:value="0.0018951">
                <text:p>0.00189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2.7204">
                <text:p>2.7204</text:p>
              </table:table-cell>
              <table:table-cell office:value-type="float" office:value="0.00384">
                <text:p>0.00384</text:p>
              </table:table-cell>
              <table:table-cell office:value-type="float" office:value="0.0020517">
                <text:p>0.00205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4.521">
                <text:p>4.521</text:p>
              </table:table-cell>
              <table:table-cell office:value-type="float" office:value="0.0043206">
                <text:p>0.0043206</text:p>
              </table:table-cell>
              <table:table-cell office:value-type="float" office:value="0.0022218">
                <text:p>0.0022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6.5872">
                <text:p>6.5872</text:p>
              </table:table-cell>
              <table:table-cell office:value-type="float" office:value="0.0048692">
                <text:p>0.0048692</text:p>
              </table:table-cell>
              <table:table-cell office:value-type="float" office:value="0.0024065">
                <text:p>0.0024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8.685">
                <text:p>8.685</text:p>
              </table:table-cell>
              <table:table-cell office:value-type="float" office:value="0.005499">
                <text:p>0.005499</text:p>
              </table:table-cell>
              <table:table-cell office:value-type="float" office:value="0.0026071">
                <text:p>0.00260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0.629">
                <text:p>10.629</text:p>
              </table:table-cell>
              <table:table-cell office:value-type="float" office:value="0.0062285">
                <text:p>0.0062285</text:p>
              </table:table-cell>
              <table:table-cell office:value-type="float" office:value="0.0028253">
                <text:p>0.00282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2.371">
                <text:p>12.371</text:p>
              </table:table-cell>
              <table:table-cell office:value-type="float" office:value="0.0070862">
                <text:p>0.0070862</text:p>
              </table:table-cell>
              <table:table-cell office:value-type="float" office:value="0.0030624">
                <text:p>0.0030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3.931">
                <text:p>13.931</text:p>
              </table:table-cell>
              <table:table-cell office:value-type="float" office:value="0.0081222">
                <text:p>0.0081222</text:p>
              </table:table-cell>
              <table:table-cell office:value-type="float" office:value="0.0033205">
                <text:p>0.00332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5.329">
                <text:p>15.329</text:p>
              </table:table-cell>
              <table:table-cell office:value-type="float" office:value="0.0094467">
                <text:p>0.0094467</text:p>
              </table:table-cell>
              <table:table-cell office:value-type="float" office:value="0.0036013">
                <text:p>0.00360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6.585">
                <text:p>16.585</text:p>
              </table:table-cell>
              <table:table-cell office:value-type="float" office:value="0.011442">
                <text:p>0.011442</text:p>
              </table:table-cell>
              <table:table-cell office:value-type="float" office:value="0.0039071">
                <text:p>0.00390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7.716">
                <text:p>17.716</text:p>
              </table:table-cell>
              <table:table-cell office:value-type="float" office:value="0.017093">
                <text:p>0.017093</text:p>
              </table:table-cell>
              <table:table-cell office:value-type="float" office:value="0.0042402">
                <text:p>0.00424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8.737">
                <text:p>18.737</text:p>
              </table:table-cell>
              <table:table-cell office:value-type="float" office:value="0.047007">
                <text:p>0.047007</text:p>
              </table:table-cell>
              <table:table-cell office:value-type="float" office:value="0.0046034">
                <text:p>0.00460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9.661">
                <text:p>19.661</text:p>
              </table:table-cell>
              <table:table-cell office:value-type="float" office:value="0.16192">
                <text:p>0.16192</text:p>
              </table:table-cell>
              <table:table-cell office:value-type="float" office:value="0.0049994">
                <text:p>0.00499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20.5">
                <text:p>20.5</text:p>
              </table:table-cell>
              <table:table-cell office:value-type="float" office:value="0.46176">
                <text:p>0.46176</text:p>
              </table:table-cell>
              <table:table-cell office:value-type="float" office:value="0.0054317">
                <text:p>0.00543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21.262">
                <text:p>21.262</text:p>
              </table:table-cell>
              <table:table-cell office:value-type="float" office:value="1.064">
                <text:p>1.064</text:p>
              </table:table-cell>
              <table:table-cell office:value-type="float" office:value="0.0059038">
                <text:p>0.00590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21.954">
                <text:p>21.954</text:p>
              </table:table-cell>
              <table:table-cell office:value-type="float" office:value="2.0763">
                <text:p>2.0763</text:p>
              </table:table-cell>
              <table:table-cell office:value-type="float" office:value="0.0064198">
                <text:p>0.00641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22.584">
                <text:p>22.584</text:p>
              </table:table-cell>
              <table:table-cell office:value-type="float" office:value="3.5719">
                <text:p>3.5719</text:p>
              </table:table-cell>
              <table:table-cell office:value-type="float" office:value="0.0069844">
                <text:p>0.00698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23.158">
                <text:p>23.158</text:p>
              </table:table-cell>
              <table:table-cell office:value-type="float" office:value="5.4926">
                <text:p>5.4926</text:p>
              </table:table-cell>
              <table:table-cell office:value-type="float" office:value="0.0076027">
                <text:p>0.00760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23.68">
                <text:p>23.68</text:p>
              </table:table-cell>
              <table:table-cell office:value-type="float" office:value="7.6865">
                <text:p>7.6865</text:p>
              </table:table-cell>
              <table:table-cell office:value-type="float" office:value="0.0082807">
                <text:p>0.00828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24.155">
                <text:p>24.155</text:p>
              </table:table-cell>
              <table:table-cell office:value-type="float" office:value="9.9832">
                <text:p>9.9832</text:p>
              </table:table-cell>
              <table:table-cell office:value-type="float" office:value="0.0090252">
                <text:p>0.00902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24.587">
                <text:p>24.587</text:p>
              </table:table-cell>
              <table:table-cell office:value-type="float" office:value="12.251">
                <text:p>12.251</text:p>
              </table:table-cell>
              <table:table-cell office:value-type="float" office:value="0.009844">
                <text:p>0.0098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24.98">
                <text:p>24.98</text:p>
              </table:table-cell>
              <table:table-cell office:value-type="float" office:value="14.412">
                <text:p>14.412</text:p>
              </table:table-cell>
              <table:table-cell office:value-type="float" office:value="0.010746">
                <text:p>0.0107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25.337">
                <text:p>25.337</text:p>
              </table:table-cell>
              <table:table-cell office:value-type="float" office:value="16.429">
                <text:p>16.429</text:p>
              </table:table-cell>
              <table:table-cell office:value-type="float" office:value="0.011744">
                <text:p>0.0117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25.66">
                <text:p>25.66</text:p>
              </table:table-cell>
              <table:table-cell office:value-type="float" office:value="18.295">
                <text:p>18.295</text:p>
              </table:table-cell>
              <table:table-cell office:value-type="float" office:value="0.012849">
                <text:p>0.0128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25.953">
                <text:p>25.953</text:p>
              </table:table-cell>
              <table:table-cell office:value-type="float" office:value="20.01">
                <text:p>20.01</text:p>
              </table:table-cell>
              <table:table-cell office:value-type="float" office:value="0.014079">
                <text:p>0.0140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26.218">
                <text:p>26.218</text:p>
              </table:table-cell>
              <table:table-cell office:value-type="float" office:value="21.582">
                <text:p>21.582</text:p>
              </table:table-cell>
              <table:table-cell office:value-type="float" office:value="0.015456">
                <text:p>0.0154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26.456">
                <text:p>26.456</text:p>
              </table:table-cell>
              <table:table-cell office:value-type="float" office:value="23.019">
                <text:p>23.019</text:p>
              </table:table-cell>
              <table:table-cell office:value-type="float" office:value="0.01701">
                <text:p>0.017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26.67">
                <text:p>26.67</text:p>
              </table:table-cell>
              <table:table-cell office:value-type="float" office:value="24.33">
                <text:p>24.33</text:p>
              </table:table-cell>
              <table:table-cell office:value-type="float" office:value="0.018783">
                <text:p>0.0187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26.862">
                <text:p>26.862</text:p>
              </table:table-cell>
              <table:table-cell office:value-type="float" office:value="25.524">
                <text:p>25.524</text:p>
              </table:table-cell>
              <table:table-cell office:value-type="float" office:value="0.020843">
                <text:p>0.0208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27.034">
                <text:p>27.034</text:p>
              </table:table-cell>
              <table:table-cell office:value-type="float" office:value="26.611">
                <text:p>26.611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27.186">
                <text:p>27.186</text:p>
              </table:table-cell>
              <table:table-cell office:value-type="float" office:value="27.597">
                <text:p>27.597</text:p>
              </table:table-cell>
              <table:table-cell office:value-type="float" office:value="0.026489">
                <text:p>0.0264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27.321">
                <text:p>27.321</text:p>
              </table:table-cell>
              <table:table-cell office:value-type="float" office:value="28.491">
                <text:p>28.491</text:p>
              </table:table-cell>
              <table:table-cell office:value-type="float" office:value="0.031397">
                <text:p>0.031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27.438">
                <text:p>27.438</text:p>
              </table:table-cell>
              <table:table-cell office:value-type="float" office:value="29.299">
                <text:p>29.299</text:p>
              </table:table-cell>
              <table:table-cell office:value-type="float" office:value="0.043144">
                <text:p>0.043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27.541">
                <text:p>27.541</text:p>
              </table:table-cell>
              <table:table-cell office:value-type="float" office:value="30.029">
                <text:p>30.029</text:p>
              </table:table-cell>
              <table:table-cell office:value-type="float" office:value="0.081719">
                <text:p>0.0817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27.629">
                <text:p>27.629</text:p>
              </table:table-cell>
              <table:table-cell office:value-type="float" office:value="30.687">
                <text:p>30.687</text:p>
              </table:table-cell>
              <table:table-cell office:value-type="float" office:value="0.19385">
                <text:p>0.193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27.704">
                <text:p>27.704</text:p>
              </table:table-cell>
              <table:table-cell office:value-type="float" office:value="31.278">
                <text:p>31.278</text:p>
              </table:table-cell>
              <table:table-cell office:value-type="float" office:value="0.44918">
                <text:p>0.449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27.766">
                <text:p>27.766</text:p>
              </table:table-cell>
              <table:table-cell office:value-type="float" office:value="31.807">
                <text:p>31.807</text:p>
              </table:table-cell>
              <table:table-cell office:value-type="float" office:value="0.93373">
                <text:p>0.93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27.817">
                <text:p>27.817</text:p>
              </table:table-cell>
              <table:table-cell office:value-type="float" office:value="32.279">
                <text:p>32.279</text:p>
              </table:table-cell>
              <table:table-cell office:value-type="float" office:value="1.7383">
                <text:p>1.73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27.857">
                <text:p>27.857</text:p>
              </table:table-cell>
              <table:table-cell office:value-type="float" office:value="32.699">
                <text:p>32.699</text:p>
              </table:table-cell>
              <table:table-cell office:value-type="float" office:value="2.9009">
                <text:p>2.90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27.886">
                <text:p>27.886</text:p>
              </table:table-cell>
              <table:table-cell office:value-type="float" office:value="33.071">
                <text:p>33.071</text:p>
              </table:table-cell>
              <table:table-cell office:value-type="float" office:value="4.3851">
                <text:p>4.38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27.906">
                <text:p>27.906</text:p>
              </table:table-cell>
              <table:table-cell office:value-type="float" office:value="33.398">
                <text:p>33.398</text:p>
              </table:table-cell>
              <table:table-cell office:value-type="float" office:value="6.1152">
                <text:p>6.11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27.917">
                <text:p>27.917</text:p>
              </table:table-cell>
              <table:table-cell office:value-type="float" office:value="33.685">
                <text:p>33.685</text:p>
              </table:table-cell>
              <table:table-cell office:value-type="float" office:value="8.0091">
                <text:p>8.00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27.919">
                <text:p>27.919</text:p>
              </table:table-cell>
              <table:table-cell office:value-type="float" office:value="33.933">
                <text:p>33.933</text:p>
              </table:table-cell>
              <table:table-cell office:value-type="float" office:value="9.9947">
                <text:p>9.99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27.913">
                <text:p>27.913</text:p>
              </table:table-cell>
              <table:table-cell office:value-type="float" office:value="34.147">
                <text:p>34.147</text:p>
              </table:table-cell>
              <table:table-cell office:value-type="float" office:value="12.012">
                <text:p>12.0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27.9">
                <text:p>27.9</text:p>
              </table:table-cell>
              <table:table-cell office:value-type="float" office:value="34.329">
                <text:p>34.329</text:p>
              </table:table-cell>
              <table:table-cell office:value-type="float" office:value="14.015">
                <text:p>14.0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27.88">
                <text:p>27.88</text:p>
              </table:table-cell>
              <table:table-cell office:value-type="float" office:value="34.481">
                <text:p>34.481</text:p>
              </table:table-cell>
              <table:table-cell office:value-type="float" office:value="15.97">
                <text:p>15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27.853">
                <text:p>27.853</text:p>
              </table:table-cell>
              <table:table-cell office:value-type="float" office:value="34.605">
                <text:p>34.605</text:p>
              </table:table-cell>
              <table:table-cell office:value-type="float" office:value="17.853">
                <text:p>17.8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27.819">
                <text:p>27.819</text:p>
              </table:table-cell>
              <table:table-cell office:value-type="float" office:value="34.704">
                <text:p>34.704</text:p>
              </table:table-cell>
              <table:table-cell office:value-type="float" office:value="19.649">
                <text:p>19.6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27.78">
                <text:p>27.78</text:p>
              </table:table-cell>
              <table:table-cell office:value-type="float" office:value="34.78">
                <text:p>34.78</text:p>
              </table:table-cell>
              <table:table-cell office:value-type="float" office:value="21.349">
                <text:p>21.3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27.735">
                <text:p>27.735</text:p>
              </table:table-cell>
              <table:table-cell office:value-type="float" office:value="34.834">
                <text:p>34.834</text:p>
              </table:table-cell>
              <table:table-cell office:value-type="float" office:value="22.948">
                <text:p>22.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27.684">
                <text:p>27.684</text:p>
              </table:table-cell>
              <table:table-cell office:value-type="float" office:value="34.867">
                <text:p>34.867</text:p>
              </table:table-cell>
              <table:table-cell office:value-type="float" office:value="24.445">
                <text:p>24.4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27.629">
                <text:p>27.629</text:p>
              </table:table-cell>
              <table:table-cell office:value-type="float" office:value="34.882">
                <text:p>34.882</text:p>
              </table:table-cell>
              <table:table-cell office:value-type="float" office:value="25.839">
                <text:p>25.8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27.568">
                <text:p>27.568</text:p>
              </table:table-cell>
              <table:table-cell office:value-type="float" office:value="34.88">
                <text:p>34.88</text:p>
              </table:table-cell>
              <table:table-cell office:value-type="float" office:value="27.132">
                <text:p>27.1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27.504">
                <text:p>27.504</text:p>
              </table:table-cell>
              <table:table-cell office:value-type="float" office:value="34.861">
                <text:p>34.861</text:p>
              </table:table-cell>
              <table:table-cell office:value-type="float" office:value="28.326">
                <text:p>28.3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27.434">
                <text:p>27.434</text:p>
              </table:table-cell>
              <table:table-cell office:value-type="float" office:value="34.827">
                <text:p>34.827</text:p>
              </table:table-cell>
              <table:table-cell office:value-type="float" office:value="29.424">
                <text:p>29.4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27.361">
                <text:p>27.361</text:p>
              </table:table-cell>
              <table:table-cell office:value-type="float" office:value="34.78">
                <text:p>34.78</text:p>
              </table:table-cell>
              <table:table-cell office:value-type="float" office:value="30.43">
                <text:p>30.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27.284">
                <text:p>27.284</text:p>
              </table:table-cell>
              <table:table-cell office:value-type="float" office:value="34.719">
                <text:p>34.719</text:p>
              </table:table-cell>
              <table:table-cell office:value-type="float" office:value="31.348">
                <text:p>31.3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27.203">
                <text:p>27.203</text:p>
              </table:table-cell>
              <table:table-cell office:value-type="float" office:value="34.646">
                <text:p>34.646</text:p>
              </table:table-cell>
              <table:table-cell office:value-type="float" office:value="32.182">
                <text:p>32.1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27.119">
                <text:p>27.119</text:p>
              </table:table-cell>
              <table:table-cell office:value-type="float" office:value="34.562">
                <text:p>34.562</text:p>
              </table:table-cell>
              <table:table-cell office:value-type="float" office:value="32.937">
                <text:p>32.9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27.031">
                <text:p>27.031</text:p>
              </table:table-cell>
              <table:table-cell office:value-type="float" office:value="34.467">
                <text:p>34.467</text:p>
              </table:table-cell>
              <table:table-cell office:value-type="float" office:value="33.616">
                <text:p>33.6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26.941">
                <text:p>26.941</text:p>
              </table:table-cell>
              <table:table-cell office:value-type="float" office:value="34.362">
                <text:p>34.362</text:p>
              </table:table-cell>
              <table:table-cell office:value-type="float" office:value="34.224">
                <text:p>34.2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26.847">
                <text:p>26.847</text:p>
              </table:table-cell>
              <table:table-cell office:value-type="float" office:value="34.248">
                <text:p>34.248</text:p>
              </table:table-cell>
              <table:table-cell office:value-type="float" office:value="34.765">
                <text:p>34.7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26.751">
                <text:p>26.751</text:p>
              </table:table-cell>
              <table:table-cell office:value-type="float" office:value="34.126">
                <text:p>34.126</text:p>
              </table:table-cell>
              <table:table-cell office:value-type="float" office:value="35.243">
                <text:p>35.2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26.652">
                <text:p>26.652</text:p>
              </table:table-cell>
              <table:table-cell office:value-type="float" office:value="33.995">
                <text:p>33.995</text:p>
              </table:table-cell>
              <table:table-cell office:value-type="float" office:value="35.663">
                <text:p>35.6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26.55">
                <text:p>26.55</text:p>
              </table:table-cell>
              <table:table-cell office:value-type="float" office:value="33.857">
                <text:p>33.857</text:p>
              </table:table-cell>
              <table:table-cell office:value-type="float" office:value="36.028">
                <text:p>36.0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26.446">
                <text:p>26.446</text:p>
              </table:table-cell>
              <table:table-cell office:value-type="float" office:value="33.712">
                <text:p>33.712</text:p>
              </table:table-cell>
              <table:table-cell office:value-type="float" office:value="36.342">
                <text:p>36.3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26.34">
                <text:p>26.34</text:p>
              </table:table-cell>
              <table:table-cell office:value-type="float" office:value="33.56">
                <text:p>33.56</text:p>
              </table:table-cell>
              <table:table-cell office:value-type="float" office:value="36.608">
                <text:p>36.6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26.232">
                <text:p>26.232</text:p>
              </table:table-cell>
              <table:table-cell office:value-type="float" office:value="33.402">
                <text:p>33.402</text:p>
              </table:table-cell>
              <table:table-cell office:value-type="float" office:value="36.83">
                <text:p>36.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26.122">
                <text:p>26.122</text:p>
              </table:table-cell>
              <table:table-cell office:value-type="float" office:value="33.239">
                <text:p>33.239</text:p>
              </table:table-cell>
              <table:table-cell office:value-type="float" office:value="37.011">
                <text:p>37.0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26.01">
                <text:p>26.01</text:p>
              </table:table-cell>
              <table:table-cell office:value-type="float" office:value="33.07">
                <text:p>33.07</text:p>
              </table:table-cell>
              <table:table-cell office:value-type="float" office:value="37.154">
                <text:p>37.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25.896">
                <text:p>25.896</text:p>
              </table:table-cell>
              <table:table-cell office:value-type="float" office:value="32.896">
                <text:p>32.896</text:p>
              </table:table-cell>
              <table:table-cell office:value-type="float" office:value="37.261">
                <text:p>37.2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25.78">
                <text:p>25.78</text:p>
              </table:table-cell>
              <table:table-cell office:value-type="float" office:value="32.718">
                <text:p>32.718</text:p>
              </table:table-cell>
              <table:table-cell office:value-type="float" office:value="37.334">
                <text:p>37.3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25.662">
                <text:p>25.662</text:p>
              </table:table-cell>
              <table:table-cell office:value-type="float" office:value="32.535">
                <text:p>32.535</text:p>
              </table:table-cell>
              <table:table-cell office:value-type="float" office:value="37.377">
                <text:p>37.3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25.543">
                <text:p>25.543</text:p>
              </table:table-cell>
              <table:table-cell office:value-type="float" office:value="32.348">
                <text:p>32.348</text:p>
              </table:table-cell>
              <table:table-cell office:value-type="float" office:value="37.392">
                <text:p>37.3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25.422">
                <text:p>25.422</text:p>
              </table:table-cell>
              <table:table-cell office:value-type="float" office:value="32.158">
                <text:p>32.158</text:p>
              </table:table-cell>
              <table:table-cell office:value-type="float" office:value="37.38">
                <text:p>37.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25.3">
                <text:p>25.3</text:p>
              </table:table-cell>
              <table:table-cell office:value-type="float" office:value="31.964">
                <text:p>31.964</text:p>
              </table:table-cell>
              <table:table-cell office:value-type="float" office:value="37.344">
                <text:p>37.3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25.177">
                <text:p>25.177</text:p>
              </table:table-cell>
              <table:table-cell office:value-type="float" office:value="31.767">
                <text:p>31.767</text:p>
              </table:table-cell>
              <table:table-cell office:value-type="float" office:value="37.284">
                <text:p>37.2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25.053">
                <text:p>25.053</text:p>
              </table:table-cell>
              <table:table-cell office:value-type="float" office:value="31.567">
                <text:p>31.567</text:p>
              </table:table-cell>
              <table:table-cell office:value-type="float" office:value="37.204">
                <text:p>37.2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24.928">
                <text:p>24.928</text:p>
              </table:table-cell>
              <table:table-cell office:value-type="float" office:value="31.364">
                <text:p>31.364</text:p>
              </table:table-cell>
              <table:table-cell office:value-type="float" office:value="37.104">
                <text:p>37.1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24.802">
                <text:p>24.802</text:p>
              </table:table-cell>
              <table:table-cell office:value-type="float" office:value="31.159">
                <text:p>31.159</text:p>
              </table:table-cell>
              <table:table-cell office:value-type="float" office:value="36.986">
                <text:p>36.9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24.675">
                <text:p>24.675</text:p>
              </table:table-cell>
              <table:table-cell office:value-type="float" office:value="30.952">
                <text:p>30.952</text:p>
              </table:table-cell>
              <table:table-cell office:value-type="float" office:value="36.852">
                <text:p>36.8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24.547">
                <text:p>24.547</text:p>
              </table:table-cell>
              <table:table-cell office:value-type="float" office:value="30.742">
                <text:p>30.742</text:p>
              </table:table-cell>
              <table:table-cell office:value-type="float" office:value="36.701">
                <text:p>36.7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24.419">
                <text:p>24.419</text:p>
              </table:table-cell>
              <table:table-cell office:value-type="float" office:value="30.531">
                <text:p>30.531</text:p>
              </table:table-cell>
              <table:table-cell office:value-type="float" office:value="36.536">
                <text:p>36.5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24.29">
                <text:p>24.29</text:p>
              </table:table-cell>
              <table:table-cell office:value-type="float" office:value="30.318">
                <text:p>30.318</text:p>
              </table:table-cell>
              <table:table-cell office:value-type="float" office:value="36.358">
                <text:p>36.3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24.16">
                <text:p>24.16</text:p>
              </table:table-cell>
              <table:table-cell office:value-type="float" office:value="30.104">
                <text:p>30.104</text:p>
              </table:table-cell>
              <table:table-cell office:value-type="float" office:value="36.168">
                <text:p>36.1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24.03">
                <text:p>24.03</text:p>
              </table:table-cell>
              <table:table-cell office:value-type="float" office:value="29.888">
                <text:p>29.888</text:p>
              </table:table-cell>
              <table:table-cell office:value-type="float" office:value="35.966">
                <text:p>35.9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23.9">
                <text:p>23.9</text:p>
              </table:table-cell>
              <table:table-cell office:value-type="float" office:value="29.672">
                <text:p>29.672</text:p>
              </table:table-cell>
              <table:table-cell office:value-type="float" office:value="35.753">
                <text:p>35.7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23.769">
                <text:p>23.769</text:p>
              </table:table-cell>
              <table:table-cell office:value-type="float" office:value="29.454">
                <text:p>29.454</text:p>
              </table:table-cell>
              <table:table-cell office:value-type="float" office:value="35.531">
                <text:p>35.5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23.638">
                <text:p>23.638</text:p>
              </table:table-cell>
              <table:table-cell office:value-type="float" office:value="29.235">
                <text:p>29.23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23.506">
                <text:p>23.506</text:p>
              </table:table-cell>
              <table:table-cell office:value-type="float" office:value="29.016">
                <text:p>29.016</text:p>
              </table:table-cell>
              <table:table-cell office:value-type="float" office:value="35.061">
                <text:p>35.0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23.374">
                <text:p>23.374</text:p>
              </table:table-cell>
              <table:table-cell office:value-type="float" office:value="28.796">
                <text:p>28.796</text:p>
              </table:table-cell>
              <table:table-cell office:value-type="float" office:value="34.814">
                <text:p>34.8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23.243">
                <text:p>23.243</text:p>
              </table:table-cell>
              <table:table-cell office:value-type="float" office:value="28.575">
                <text:p>28.575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23.111">
                <text:p>23.111</text:p>
              </table:table-cell>
              <table:table-cell office:value-type="float" office:value="28.355">
                <text:p>28.355</text:p>
              </table:table-cell>
              <table:table-cell office:value-type="float" office:value="34.299">
                <text:p>34.2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22.978">
                <text:p>22.978</text:p>
              </table:table-cell>
              <table:table-cell office:value-type="float" office:value="28.134">
                <text:p>28.134</text:p>
              </table:table-cell>
              <table:table-cell office:value-type="float" office:value="34.033">
                <text:p>34.0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22.846">
                <text:p>22.846</text:p>
              </table:table-cell>
              <table:table-cell office:value-type="float" office:value="27.912">
                <text:p>27.912</text:p>
              </table:table-cell>
              <table:table-cell office:value-type="float" office:value="33.762">
                <text:p>33.7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22.714">
                <text:p>22.714</text:p>
              </table:table-cell>
              <table:table-cell office:value-type="float" office:value="27.691">
                <text:p>27.691</text:p>
              </table:table-cell>
              <table:table-cell office:value-type="float" office:value="33.486">
                <text:p>33.4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22.582">
                <text:p>22.582</text:p>
              </table:table-cell>
              <table:table-cell office:value-type="float" office:value="27.47">
                <text:p>27.47</text:p>
              </table:table-cell>
              <table:table-cell office:value-type="float" office:value="33.205">
                <text:p>33.2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22.45">
                <text:p>22.45</text:p>
              </table:table-cell>
              <table:table-cell office:value-type="float" office:value="27.249">
                <text:p>27.249</text:p>
              </table:table-cell>
              <table:table-cell office:value-type="float" office:value="32.921">
                <text:p>32.9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22.317">
                <text:p>22.317</text:p>
              </table:table-cell>
              <table:table-cell office:value-type="float" office:value="27.029">
                <text:p>27.029</text:p>
              </table:table-cell>
              <table:table-cell office:value-type="float" office:value="32.633">
                <text:p>32.6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22.185">
                <text:p>22.185</text:p>
              </table:table-cell>
              <table:table-cell office:value-type="float" office:value="26.808">
                <text:p>26.808</text:p>
              </table:table-cell>
              <table:table-cell office:value-type="float" office:value="32.342">
                <text:p>32.3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22.054">
                <text:p>22.054</text:p>
              </table:table-cell>
              <table:table-cell office:value-type="float" office:value="26.588">
                <text:p>26.588</text:p>
              </table:table-cell>
              <table:table-cell office:value-type="float" office:value="32.048">
                <text:p>32.0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21.922">
                <text:p>21.922</text:p>
              </table:table-cell>
              <table:table-cell office:value-type="float" office:value="26.369">
                <text:p>26.369</text:p>
              </table:table-cell>
              <table:table-cell office:value-type="float" office:value="31.752">
                <text:p>31.7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21.79">
                <text:p>21.79</text:p>
              </table:table-cell>
              <table:table-cell office:value-type="float" office:value="26.15">
                <text:p>26.15</text:p>
              </table:table-cell>
              <table:table-cell office:value-type="float" office:value="31.454">
                <text:p>31.4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21.659">
                <text:p>21.659</text:p>
              </table:table-cell>
              <table:table-cell office:value-type="float" office:value="25.931">
                <text:p>25.931</text:p>
              </table:table-cell>
              <table:table-cell office:value-type="float" office:value="31.154">
                <text:p>31.1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21.528">
                <text:p>21.528</text:p>
              </table:table-cell>
              <table:table-cell office:value-type="float" office:value="25.714">
                <text:p>25.714</text:p>
              </table:table-cell>
              <table:table-cell office:value-type="float" office:value="30.853">
                <text:p>30.8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21.397">
                <text:p>21.397</text:p>
              </table:table-cell>
              <table:table-cell office:value-type="float" office:value="25.497">
                <text:p>25.497</text:p>
              </table:table-cell>
              <table:table-cell office:value-type="float" office:value="30.55">
                <text:p>30.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21.267">
                <text:p>21.267</text:p>
              </table:table-cell>
              <table:table-cell office:value-type="float" office:value="25.281">
                <text:p>25.281</text:p>
              </table:table-cell>
              <table:table-cell office:value-type="float" office:value="30.247">
                <text:p>30.2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21.137">
                <text:p>21.137</text:p>
              </table:table-cell>
              <table:table-cell office:value-type="float" office:value="25.066">
                <text:p>25.066</text:p>
              </table:table-cell>
              <table:table-cell office:value-type="float" office:value="29.943">
                <text:p>29.9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21.007">
                <text:p>21.007</text:p>
              </table:table-cell>
              <table:table-cell office:value-type="float" office:value="24.851">
                <text:p>24.851</text:p>
              </table:table-cell>
              <table:table-cell office:value-type="float" office:value="29.638">
                <text:p>29.6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20.877">
                <text:p>20.877</text:p>
              </table:table-cell>
              <table:table-cell office:value-type="float" office:value="24.638">
                <text:p>24.638</text:p>
              </table:table-cell>
              <table:table-cell office:value-type="float" office:value="29.333">
                <text:p>29.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20.748">
                <text:p>20.748</text:p>
              </table:table-cell>
              <table:table-cell office:value-type="float" office:value="24.426">
                <text:p>24.426</text:p>
              </table:table-cell>
              <table:table-cell office:value-type="float" office:value="29.029">
                <text:p>29.0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20.62">
                <text:p>20.62</text:p>
              </table:table-cell>
              <table:table-cell office:value-type="float" office:value="24.215">
                <text:p>24.215</text:p>
              </table:table-cell>
              <table:table-cell office:value-type="float" office:value="28.724">
                <text:p>28.7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20.491">
                <text:p>20.491</text:p>
              </table:table-cell>
              <table:table-cell office:value-type="float" office:value="24.004">
                <text:p>24.004</text:p>
              </table:table-cell>
              <table:table-cell office:value-type="float" office:value="28.42">
                <text:p>28.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20.363">
                <text:p>20.363</text:p>
              </table:table-cell>
              <table:table-cell office:value-type="float" office:value="23.795">
                <text:p>23.795</text:p>
              </table:table-cell>
              <table:table-cell office:value-type="float" office:value="28.116">
                <text:p>28.1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20.236">
                <text:p>20.236</text:p>
              </table:table-cell>
              <table:table-cell office:value-type="float" office:value="23.587">
                <text:p>23.587</text:p>
              </table:table-cell>
              <table:table-cell office:value-type="float" office:value="27.813">
                <text:p>27.8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20.109">
                <text:p>20.109</text:p>
              </table:table-cell>
              <table:table-cell office:value-type="float" office:value="23.381">
                <text:p>23.381</text:p>
              </table:table-cell>
              <table:table-cell office:value-type="float" office:value="27.51">
                <text:p>27.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9.983">
                <text:p>19.983</text:p>
              </table:table-cell>
              <table:table-cell office:value-type="float" office:value="23.175">
                <text:p>23.175</text:p>
              </table:table-cell>
              <table:table-cell office:value-type="float" office:value="27.209">
                <text:p>27.2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9.857">
                <text:p>19.857</text:p>
              </table:table-cell>
              <table:table-cell office:value-type="float" office:value="22.971">
                <text:p>22.971</text:p>
              </table:table-cell>
              <table:table-cell office:value-type="float" office:value="26.909">
                <text:p>26.9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9.731">
                <text:p>19.731</text:p>
              </table:table-cell>
              <table:table-cell office:value-type="float" office:value="22.768">
                <text:p>22.768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9.606">
                <text:p>19.606</text:p>
              </table:table-cell>
              <table:table-cell office:value-type="float" office:value="22.566">
                <text:p>22.566</text:p>
              </table:table-cell>
              <table:table-cell office:value-type="float" office:value="26.312">
                <text:p>26.3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9.482">
                <text:p>19.482</text:p>
              </table:table-cell>
              <table:table-cell office:value-type="float" office:value="22.366">
                <text:p>22.366</text:p>
              </table:table-cell>
              <table:table-cell office:value-type="float" office:value="26.016">
                <text:p>26.0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9.358">
                <text:p>19.358</text:p>
              </table:table-cell>
              <table:table-cell office:value-type="float" office:value="22.167">
                <text:p>22.167</text:p>
              </table:table-cell>
              <table:table-cell office:value-type="float" office:value="25.721">
                <text:p>25.7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9.234">
                <text:p>19.234</text:p>
              </table:table-cell>
              <table:table-cell office:value-type="float" office:value="21.97">
                <text:p>21.97</text:p>
              </table:table-cell>
              <table:table-cell office:value-type="float" office:value="25.428">
                <text:p>25.4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9.112">
                <text:p>19.112</text:p>
              </table:table-cell>
              <table:table-cell office:value-type="float" office:value="21.773">
                <text:p>21.773</text:p>
              </table:table-cell>
              <table:table-cell office:value-type="float" office:value="25.137">
                <text:p>25.1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8.989">
                <text:p>18.989</text:p>
              </table:table-cell>
              <table:table-cell office:value-type="float" office:value="21.579">
                <text:p>21.579</text:p>
              </table:table-cell>
              <table:table-cell office:value-type="float" office:value="24.847">
                <text:p>24.8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8.868">
                <text:p>18.868</text:p>
              </table:table-cell>
              <table:table-cell office:value-type="float" office:value="21.385">
                <text:p>21.385</text:p>
              </table:table-cell>
              <table:table-cell office:value-type="float" office:value="24.559">
                <text:p>24.5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8.747">
                <text:p>18.747</text:p>
              </table:table-cell>
              <table:table-cell office:value-type="float" office:value="21.193">
                <text:p>21.193</text:p>
              </table:table-cell>
              <table:table-cell office:value-type="float" office:value="24.274">
                <text:p>24.2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18.626">
                <text:p>18.626</text:p>
              </table:table-cell>
              <table:table-cell office:value-type="float" office:value="21.003">
                <text:p>21.003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18.506">
                <text:p>18.506</text:p>
              </table:table-cell>
              <table:table-cell office:value-type="float" office:value="20.814">
                <text:p>20.814</text:p>
              </table:table-cell>
              <table:table-cell office:value-type="float" office:value="23.709">
                <text:p>23.7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18.387">
                <text:p>18.387</text:p>
              </table:table-cell>
              <table:table-cell office:value-type="float" office:value="20.626">
                <text:p>20.626</text:p>
              </table:table-cell>
              <table:table-cell office:value-type="float" office:value="23.429">
                <text:p>23.4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18.268">
                <text:p>18.268</text:p>
              </table:table-cell>
              <table:table-cell office:value-type="float" office:value="20.44">
                <text:p>20.44</text:p>
              </table:table-cell>
              <table:table-cell office:value-type="float" office:value="23.152">
                <text:p>23.1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18.15">
                <text:p>18.15</text:p>
              </table:table-cell>
              <table:table-cell office:value-type="float" office:value="20.256">
                <text:p>20.256</text:p>
              </table:table-cell>
              <table:table-cell office:value-type="float" office:value="22.877">
                <text:p>22.8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18.033">
                <text:p>18.033</text:p>
              </table:table-cell>
              <table:table-cell office:value-type="float" office:value="20.073">
                <text:p>20.073</text:p>
              </table:table-cell>
              <table:table-cell office:value-type="float" office:value="22.604">
                <text:p>22.6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17.916">
                <text:p>17.916</text:p>
              </table:table-cell>
              <table:table-cell office:value-type="float" office:value="19.891">
                <text:p>19.891</text:p>
              </table:table-cell>
              <table:table-cell office:value-type="float" office:value="22.334">
                <text:p>22.3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17.8">
                <text:p>17.8</text:p>
              </table:table-cell>
              <table:table-cell office:value-type="float" office:value="19.711">
                <text:p>19.711</text:p>
              </table:table-cell>
              <table:table-cell office:value-type="float" office:value="22.066">
                <text:p>22.0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17.684">
                <text:p>17.684</text:p>
              </table:table-cell>
              <table:table-cell office:value-type="float" office:value="19.533">
                <text:p>19.533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17.569">
                <text:p>17.569</text:p>
              </table:table-cell>
              <table:table-cell office:value-type="float" office:value="19.356">
                <text:p>19.356</text:p>
              </table:table-cell>
              <table:table-cell office:value-type="float" office:value="21.537">
                <text:p>21.5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17.455">
                <text:p>17.455</text:p>
              </table:table-cell>
              <table:table-cell office:value-type="float" office:value="19.18">
                <text:p>19.18</text:p>
              </table:table-cell>
              <table:table-cell office:value-type="float" office:value="21.276">
                <text:p>21.2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17.341">
                <text:p>17.341</text:p>
              </table:table-cell>
              <table:table-cell office:value-type="float" office:value="19.006">
                <text:p>19.006</text:p>
              </table:table-cell>
              <table:table-cell office:value-type="float" office:value="21.018">
                <text:p>21.0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17.228">
                <text:p>17.228</text:p>
              </table:table-cell>
              <table:table-cell office:value-type="float" office:value="18.834">
                <text:p>18.834</text:p>
              </table:table-cell>
              <table:table-cell office:value-type="float" office:value="20.762">
                <text:p>20.7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17.116">
                <text:p>17.116</text:p>
              </table:table-cell>
              <table:table-cell office:value-type="float" office:value="18.663">
                <text:p>18.663</text:p>
              </table:table-cell>
              <table:table-cell office:value-type="float" office:value="20.509">
                <text:p>20.5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17.004">
                <text:p>17.004</text:p>
              </table:table-cell>
              <table:table-cell office:value-type="float" office:value="18.493">
                <text:p>18.493</text:p>
              </table:table-cell>
              <table:table-cell office:value-type="float" office:value="20.258">
                <text:p>20.2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16.893">
                <text:p>16.893</text:p>
              </table:table-cell>
              <table:table-cell office:value-type="float" office:value="18.325">
                <text:p>18.325</text:p>
              </table:table-cell>
              <table:table-cell office:value-type="float" office:value="20.009">
                <text:p>20.0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16.783">
                <text:p>16.783</text:p>
              </table:table-cell>
              <table:table-cell office:value-type="float" office:value="18.159">
                <text:p>18.159</text:p>
              </table:table-cell>
              <table:table-cell office:value-type="float" office:value="19.764">
                <text:p>19.7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16.674">
                <text:p>16.674</text:p>
              </table:table-cell>
              <table:table-cell office:value-type="float" office:value="17.994">
                <text:p>17.994</text:p>
              </table:table-cell>
              <table:table-cell office:value-type="float" office:value="19.521">
                <text:p>19.5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16.565">
                <text:p>16.565</text:p>
              </table:table-cell>
              <table:table-cell office:value-type="float" office:value="17.831">
                <text:p>17.831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16.456">
                <text:p>16.456</text:p>
              </table:table-cell>
              <table:table-cell office:value-type="float" office:value="17.669">
                <text:p>17.669</text:p>
              </table:table-cell>
              <table:table-cell office:value-type="float" office:value="19.042">
                <text:p>19.0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16.349">
                <text:p>16.349</text:p>
              </table:table-cell>
              <table:table-cell office:value-type="float" office:value="17.509">
                <text:p>17.509</text:p>
              </table:table-cell>
              <table:table-cell office:value-type="float" office:value="18.806">
                <text:p>18.8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16.242">
                <text:p>16.242</text:p>
              </table:table-cell>
              <table:table-cell office:value-type="float" office:value="17.35">
                <text:p>17.35</text:p>
              </table:table-cell>
              <table:table-cell office:value-type="float" office:value="18.573">
                <text:p>18.5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16.136">
                <text:p>16.136</text:p>
              </table:table-cell>
              <table:table-cell office:value-type="float" office:value="17.192">
                <text:p>17.192</text:p>
              </table:table-cell>
              <table:table-cell office:value-type="float" office:value="18.343">
                <text:p>18.3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6.03">
                <text:p>16.03</text:p>
              </table:table-cell>
              <table:table-cell office:value-type="float" office:value="17.037">
                <text:p>17.037</text:p>
              </table:table-cell>
              <table:table-cell office:value-type="float" office:value="18.115">
                <text:p>18.1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5.925">
                <text:p>15.925</text:p>
              </table:table-cell>
              <table:table-cell office:value-type="float" office:value="16.882">
                <text:p>16.882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5.821">
                <text:p>15.821</text:p>
              </table:table-cell>
              <table:table-cell office:value-type="float" office:value="16.729">
                <text:p>16.729</text:p>
              </table:table-cell>
              <table:table-cell office:value-type="float" office:value="17.667">
                <text:p>17.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5.717">
                <text:p>15.717</text:p>
              </table:table-cell>
              <table:table-cell office:value-type="float" office:value="16.578">
                <text:p>16.578</text:p>
              </table:table-cell>
              <table:table-cell office:value-type="float" office:value="17.447">
                <text:p>17.4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5.615">
                <text:p>15.615</text:p>
              </table:table-cell>
              <table:table-cell office:value-type="float" office:value="16.428">
                <text:p>16.428</text:p>
              </table:table-cell>
              <table:table-cell office:value-type="float" office:value="17.229">
                <text:p>17.2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5.512">
                <text:p>15.512</text:p>
              </table:table-cell>
              <table:table-cell office:value-type="float" office:value="16.279">
                <text:p>16.279</text:p>
              </table:table-cell>
              <table:table-cell office:value-type="float" office:value="17.014">
                <text:p>17.0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5.411">
                <text:p>15.411</text:p>
              </table:table-cell>
              <table:table-cell office:value-type="float" office:value="16.132">
                <text:p>16.132</text:p>
              </table:table-cell>
              <table:table-cell office:value-type="float" office:value="16.801">
                <text:p>16.8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5.31">
                <text:p>15.31</text:p>
              </table:table-cell>
              <table:table-cell office:value-type="float" office:value="15.987">
                <text:p>15.987</text:p>
              </table:table-cell>
              <table:table-cell office:value-type="float" office:value="16.591">
                <text:p>16.5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5.21">
                <text:p>15.21</text:p>
              </table:table-cell>
              <table:table-cell office:value-type="float" office:value="15.842">
                <text:p>15.842</text:p>
              </table:table-cell>
              <table:table-cell office:value-type="float" office:value="16.383">
                <text:p>16.3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5.11">
                <text:p>15.11</text:p>
              </table:table-cell>
              <table:table-cell office:value-type="float" office:value="15.7">
                <text:p>15.7</text:p>
              </table:table-cell>
              <table:table-cell office:value-type="float" office:value="16.178">
                <text:p>16.1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7cm" svg:height="8.994cm" xlink:href=".." xlink:type="simple" chart:class="chart:scatter" chart:style-name="ch1">
        <chart:title svg:x="6.198cm" svg:y="0.315cm" chart:style-name="ch2">
          <text:p>TF Concentration</text:p>
        </chart:title>
        <chart:legend chart:legend-position="end" svg:x="13.415cm" svg:y="3.7cm" style:legend-expansion="high" chart:style-name="ch3"/>
        <chart:plot-area chart:style-name="ch4" table:cell-range-address="'1-1-10'.A2:'1-1-10'.A202 '1-1-10'.H1:'1-1-10'.H202 '1-1-10'.Q1:'1-1-10'.Q202 '1-1-10'.Z1:'1-1-10'.Z202" chart:data-source-has-labels="row" svg:x="1.33cm" svg:y="1.631cm" svg:width="11.448cm" svg:height="6.203cm">
          <chartooo:coordinate-region svg:x="3.539cm" svg:y="1.831cm" svg:width="8.867cm" svg:height="5.356cm"/>
          <chart:axis chart:dimension="x" chart:name="primary-x" chart:style-name="ch5">
            <chart:title svg:x="5.885cm" svg:y="8.013cm" chart:style-name="ch6">
              <text:p>Time (seconds)</text:p>
            </chart:title>
          </chart:axis>
          <chart:axis chart:dimension="y" chart:name="primary-y" chart:style-name="ch7">
            <chart:title svg:x="0.451cm" svg:y="6.655cm" chart:style-name="ch8">
              <text:p>Concentration (umol/m^2)</text:p>
            </chart:title>
            <chart:grid chart:style-name="ch9" chart:class="major"/>
          </chart:axis>
          <chart:series chart:style-name="ch10" chart:values-cell-range-address="'1-1-10'.H2:'1-1-10'.H202" chart:label-cell-address="'1-1-10'.H1:'1-1-10'.H1" chart:class="chart:scatter">
            <chart:domain table:cell-range-address="'1-1-10'.A2:'1-1-10'.A202"/>
            <chart:data-point chart:repeated="201"/>
          </chart:series>
          <chart:series chart:style-name="ch11" chart:values-cell-range-address="'1-1-10'.Q2:'1-1-10'.Q202" chart:label-cell-address="'1-1-10'.Q1:'1-1-10'.Q1" chart:class="chart:scatter">
            <chart:data-point chart:repeated="201"/>
          </chart:series>
          <chart:series chart:style-name="ch12" chart:values-cell-range-address="'1-1-10'.Z2:'1-1-10'.Z202" chart:label-cell-address="'1-1-10'.Z1:'1-1-10'.Z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% TF</text:p>
                <draw:g>
                  <svg:desc>'1-1-10'.H1:'1-1-10'.H1</svg:desc>
                </draw:g>
              </table:table-cell>
              <table:table-cell office:value-type="string">
                <text:p>20% TF</text:p>
                <draw:g>
                  <svg:desc>'1-1-10'.Q1:'1-1-10'.Q1</svg:desc>
                </draw:g>
              </table:table-cell>
              <table:table-cell office:value-type="string">
                <text:p>40% TF</text:p>
                <draw:g>
                  <svg:desc>'1-1-10'.Z1:'1-1-10'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-1-10'.A2:'1-1-10'.A202</svg:desc>
                </draw:g>
              </table:table-cell>
              <table:table-cell office:value-type="float" office:value="0.00000000125">
                <text:p>0.00000000125</text:p>
                <draw:g>
                  <svg:desc>'1-1-10'.H2:'1-1-10'.H202</svg:desc>
                </draw:g>
              </table:table-cell>
              <table:table-cell office:value-type="float" office:value="0.00000000125">
                <text:p>0.00000000125</text:p>
                <draw:g>
                  <svg:desc>'1-1-10'.Q2:'1-1-10'.Q202</svg:desc>
                </draw:g>
              </table:table-cell>
              <table:table-cell office:value-type="float" office:value="0.00000000125">
                <text:p>0.00000000125</text:p>
                <draw:g>
                  <svg:desc>'1-1-10'.Z2:'1-1-10'.Z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000089206">
                <text:p>0.00000000089206</text:p>
              </table:table-cell>
              <table:table-cell office:value-type="float" office:value="0.0000000008922">
                <text:p>0.0000000008922</text:p>
              </table:table-cell>
              <table:table-cell office:value-type="float" office:value="0.00000000089219">
                <text:p>0.00000000089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0000064392">
                <text:p>0.00000000064392</text:p>
              </table:table-cell>
              <table:table-cell office:value-type="float" office:value="0.0000000006445">
                <text:p>0.0000000006445</text:p>
              </table:table-cell>
              <table:table-cell office:value-type="float" office:value="0.00000000064449">
                <text:p>0.00000000064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0000047271">
                <text:p>0.00000000047271</text:p>
              </table:table-cell>
              <table:table-cell office:value-type="float" office:value="0.00000000047371">
                <text:p>0.00000000047371</text:p>
              </table:table-cell>
              <table:table-cell office:value-type="float" office:value="0.0000000004737">
                <text:p>0.0000000004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00000035525">
                <text:p>0.00000000035525</text:p>
              </table:table-cell>
              <table:table-cell office:value-type="float" office:value="0.00000000035654">
                <text:p>0.00000000035654</text:p>
              </table:table-cell>
              <table:table-cell office:value-type="float" office:value="0.00000000035653">
                <text:p>0.00000000035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00000027609">
                <text:p>0.00000000027609</text:p>
              </table:table-cell>
              <table:table-cell office:value-type="float" office:value="0.00000000027751">
                <text:p>0.00000000027751</text:p>
              </table:table-cell>
              <table:table-cell office:value-type="float" office:value="0.0000000002775">
                <text:p>0.0000000002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00000022127">
                <text:p>0.00000000022127</text:p>
              </table:table-cell>
              <table:table-cell office:value-type="float" office:value="0.00000000022269">
                <text:p>0.00000000022269</text:p>
              </table:table-cell>
              <table:table-cell office:value-type="float" office:value="0.00000000022269">
                <text:p>0.00000000022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00000018152">
                <text:p>0.00000000018152</text:p>
              </table:table-cell>
              <table:table-cell office:value-type="float" office:value="0.00000000018288">
                <text:p>0.00000000018288</text:p>
              </table:table-cell>
              <table:table-cell office:value-type="float" office:value="0.00000000018287">
                <text:p>0.00000000018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00000001558">
                <text:p>0.0000000001558</text:p>
              </table:table-cell>
              <table:table-cell office:value-type="float" office:value="0.00000000015703">
                <text:p>0.00000000015703</text:p>
              </table:table-cell>
              <table:table-cell office:value-type="float" office:value="0.00000000015702">
                <text:p>0.00000000015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00000013714">
                <text:p>0.00000000013714</text:p>
              </table:table-cell>
              <table:table-cell office:value-type="float" office:value="0.00000000013822">
                <text:p>0.00000000013822</text:p>
              </table:table-cell>
              <table:table-cell office:value-type="float" office:value="0.00000000013821">
                <text:p>0.00000000013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000000012401">
                <text:p>0.00000000012401</text:p>
              </table:table-cell>
              <table:table-cell office:value-type="float" office:value="0.00000000012491">
                <text:p>0.00000000012491</text:p>
              </table:table-cell>
              <table:table-cell office:value-type="float" office:value="0.0000000001249">
                <text:p>0.00000000012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000000011536">
                <text:p>0.00000000011536</text:p>
              </table:table-cell>
              <table:table-cell office:value-type="float" office:value="0.00000000011608">
                <text:p>0.00000000011608</text:p>
              </table:table-cell>
              <table:table-cell office:value-type="float" office:value="0.00000000011607">
                <text:p>0.00000000011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000000010933">
                <text:p>0.00000000010933</text:p>
              </table:table-cell>
              <table:table-cell office:value-type="float" office:value="0.00000000010989">
                <text:p>0.00000000010989</text:p>
              </table:table-cell>
              <table:table-cell office:value-type="float" office:value="0.00000000010988">
                <text:p>0.000000000109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000000010512">
                <text:p>0.00000000010512</text:p>
              </table:table-cell>
              <table:table-cell office:value-type="float" office:value="0.00000000010553">
                <text:p>0.00000000010553</text:p>
              </table:table-cell>
              <table:table-cell office:value-type="float" office:value="0.00000000010552">
                <text:p>0.00000000010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000000010214">
                <text:p>0.00000000010214</text:p>
              </table:table-cell>
              <table:table-cell office:value-type="float" office:value="0.00000000010244">
                <text:p>0.00000000010244</text:p>
              </table:table-cell>
              <table:table-cell office:value-type="float" office:value="0.00000000010244">
                <text:p>0.00000000010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000000010003">
                <text:p>0.00000000010003</text:p>
              </table:table-cell>
              <table:table-cell office:value-type="float" office:value="0.00000000010024">
                <text:p>0.00000000010024</text:p>
              </table:table-cell>
              <table:table-cell office:value-type="float" office:value="0.00000000010024">
                <text:p>0.00000000010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0000000098494">
                <text:p>0.000000000098494</text:p>
              </table:table-cell>
              <table:table-cell office:value-type="float" office:value="0.000000000098655">
                <text:p>0.000000000098655</text:p>
              </table:table-cell>
              <table:table-cell office:value-type="float" office:value="0.000000000098649">
                <text:p>0.0000000000986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0000000097373">
                <text:p>0.000000000097373</text:p>
              </table:table-cell>
              <table:table-cell office:value-type="float" office:value="0.000000000097493">
                <text:p>0.000000000097493</text:p>
              </table:table-cell>
              <table:table-cell office:value-type="float" office:value="0.000000000097487">
                <text:p>0.0000000000974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0000000096539">
                <text:p>0.000000000096539</text:p>
              </table:table-cell>
              <table:table-cell office:value-type="float" office:value="0.000000000096626">
                <text:p>0.000000000096626</text:p>
              </table:table-cell>
              <table:table-cell office:value-type="float" office:value="0.000000000096619">
                <text:p>0.0000000000966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00000000959">
                <text:p>0.0000000000959</text:p>
              </table:table-cell>
              <table:table-cell office:value-type="float" office:value="0.000000000095962">
                <text:p>0.000000000095962</text:p>
              </table:table-cell>
              <table:table-cell office:value-type="float" office:value="0.000000000095956">
                <text:p>0.0000000000959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0000000095394">
                <text:p>0.000000000095394</text:p>
              </table:table-cell>
              <table:table-cell office:value-type="float" office:value="0.00000000009544">
                <text:p>0.00000000009544</text:p>
              </table:table-cell>
              <table:table-cell office:value-type="float" office:value="0.000000000095435">
                <text:p>0.0000000000954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000000009498">
                <text:p>0.00000000009498</text:p>
              </table:table-cell>
              <table:table-cell office:value-type="float" office:value="0.000000000095015">
                <text:p>0.000000000095015</text:p>
              </table:table-cell>
              <table:table-cell office:value-type="float" office:value="0.000000000095011">
                <text:p>0.0000000000950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0000000094626">
                <text:p>0.000000000094626</text:p>
              </table:table-cell>
              <table:table-cell office:value-type="float" office:value="0.000000000094656">
                <text:p>0.000000000094656</text:p>
              </table:table-cell>
              <table:table-cell office:value-type="float" office:value="0.000000000094654">
                <text:p>0.0000000000946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00000000094313">
                <text:p>0.000000000094313</text:p>
              </table:table-cell>
              <table:table-cell office:value-type="float" office:value="0.000000000094342">
                <text:p>0.000000000094342</text:p>
              </table:table-cell>
              <table:table-cell office:value-type="float" office:value="0.000000000094342">
                <text:p>0.0000000000943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00000000094026">
                <text:p>0.000000000094026</text:p>
              </table:table-cell>
              <table:table-cell office:value-type="float" office:value="0.000000000094059">
                <text:p>0.000000000094059</text:p>
              </table:table-cell>
              <table:table-cell office:value-type="float" office:value="0.000000000094062">
                <text:p>0.0000000000940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00000000093754">
                <text:p>0.000000000093754</text:p>
              </table:table-cell>
              <table:table-cell office:value-type="float" office:value="0.000000000093795">
                <text:p>0.000000000093795</text:p>
              </table:table-cell>
              <table:table-cell office:value-type="float" office:value="0.000000000093803">
                <text:p>0.0000000000938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00000000093489">
                <text:p>0.000000000093489</text:p>
              </table:table-cell>
              <table:table-cell office:value-type="float" office:value="0.000000000093543">
                <text:p>0.000000000093543</text:p>
              </table:table-cell>
              <table:table-cell office:value-type="float" office:value="0.000000000093556">
                <text:p>0.000000000093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00000000093225">
                <text:p>0.000000000093225</text:p>
              </table:table-cell>
              <table:table-cell office:value-type="float" office:value="0.000000000093298">
                <text:p>0.000000000093298</text:p>
              </table:table-cell>
              <table:table-cell office:value-type="float" office:value="0.000000000093319">
                <text:p>0.0000000000933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00000000092958">
                <text:p>0.000000000092958</text:p>
              </table:table-cell>
              <table:table-cell office:value-type="float" office:value="0.000000000093055">
                <text:p>0.000000000093055</text:p>
              </table:table-cell>
              <table:table-cell office:value-type="float" office:value="0.000000000093085">
                <text:p>0.0000000000930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00000000092682">
                <text:p>0.000000000092682</text:p>
              </table:table-cell>
              <table:table-cell office:value-type="float" office:value="0.000000000092813">
                <text:p>0.000000000092813</text:p>
              </table:table-cell>
              <table:table-cell office:value-type="float" office:value="0.000000000092854">
                <text:p>0.0000000000928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00000000092394">
                <text:p>0.000000000092394</text:p>
              </table:table-cell>
              <table:table-cell office:value-type="float" office:value="0.000000000092568">
                <text:p>0.000000000092568</text:p>
              </table:table-cell>
              <table:table-cell office:value-type="float" office:value="0.000000000092623">
                <text:p>0.0000000000926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00000000092091">
                <text:p>0.000000000092091</text:p>
              </table:table-cell>
              <table:table-cell office:value-type="float" office:value="0.000000000092318">
                <text:p>0.000000000092318</text:p>
              </table:table-cell>
              <table:table-cell office:value-type="float" office:value="0.000000000092391">
                <text:p>0.000000000092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00000000091767">
                <text:p>0.000000000091767</text:p>
              </table:table-cell>
              <table:table-cell office:value-type="float" office:value="0.000000000092063">
                <text:p>0.000000000092063</text:p>
              </table:table-cell>
              <table:table-cell office:value-type="float" office:value="0.000000000092156">
                <text:p>0.000000000092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000000000091417">
                <text:p>0.000000000091417</text:p>
              </table:table-cell>
              <table:table-cell office:value-type="float" office:value="0.0000000000918">
                <text:p>0.0000000000918</text:p>
              </table:table-cell>
              <table:table-cell office:value-type="float" office:value="0.000000000091918">
                <text:p>0.0000000000919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000000000091037">
                <text:p>0.000000000091037</text:p>
              </table:table-cell>
              <table:table-cell office:value-type="float" office:value="0.000000000091528">
                <text:p>0.000000000091528</text:p>
              </table:table-cell>
              <table:table-cell office:value-type="float" office:value="0.000000000091676">
                <text:p>0.0000000000916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000000000090617">
                <text:p>0.000000000090617</text:p>
              </table:table-cell>
              <table:table-cell office:value-type="float" office:value="0.000000000091246">
                <text:p>0.000000000091246</text:p>
              </table:table-cell>
              <table:table-cell office:value-type="float" office:value="0.00000000009143">
                <text:p>0.00000000009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000000000090145">
                <text:p>0.000000000090145</text:p>
              </table:table-cell>
              <table:table-cell office:value-type="float" office:value="0.000000000090952">
                <text:p>0.000000000090952</text:p>
              </table:table-cell>
              <table:table-cell office:value-type="float" office:value="0.000000000091178">
                <text:p>0.0000000000911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0000000000896">
                <text:p>0.0000000000896</text:p>
              </table:table-cell>
              <table:table-cell office:value-type="float" office:value="0.000000000090644">
                <text:p>0.000000000090644</text:p>
              </table:table-cell>
              <table:table-cell office:value-type="float" office:value="0.00000000009092">
                <text:p>0.000000000090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0.000000000088708">
                <text:p>0.000000000088708</text:p>
              </table:table-cell>
              <table:table-cell office:value-type="float" office:value="0.000000000090321">
                <text:p>0.000000000090321</text:p>
              </table:table-cell>
              <table:table-cell office:value-type="float" office:value="0.000000000090656">
                <text:p>0.0000000000906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0.000000000085038">
                <text:p>0.000000000085038</text:p>
              </table:table-cell>
              <table:table-cell office:value-type="float" office:value="0.000000000089981">
                <text:p>0.000000000089981</text:p>
              </table:table-cell>
              <table:table-cell office:value-type="float" office:value="0.000000000090385">
                <text:p>0.000000000090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0.000000000072939">
                <text:p>0.000000000072939</text:p>
              </table:table-cell>
              <table:table-cell office:value-type="float" office:value="0.000000000089621">
                <text:p>0.000000000089621</text:p>
              </table:table-cell>
              <table:table-cell office:value-type="float" office:value="0.000000000090106">
                <text:p>0.0000000000901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0.00000000005746">
                <text:p>0.00000000005746</text:p>
              </table:table-cell>
              <table:table-cell office:value-type="float" office:value="0.00000000008924">
                <text:p>0.00000000008924</text:p>
              </table:table-cell>
              <table:table-cell office:value-type="float" office:value="0.000000000089818">
                <text:p>0.0000000000898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0.000000000043317">
                <text:p>0.000000000043317</text:p>
              </table:table-cell>
              <table:table-cell office:value-type="float" office:value="0.000000000088834">
                <text:p>0.000000000088834</text:p>
              </table:table-cell>
              <table:table-cell office:value-type="float" office:value="0.000000000089522">
                <text:p>0.0000000000895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0.000000000029438">
                <text:p>0.000000000029438</text:p>
              </table:table-cell>
              <table:table-cell office:value-type="float" office:value="0.000000000088401">
                <text:p>0.000000000088401</text:p>
              </table:table-cell>
              <table:table-cell office:value-type="float" office:value="0.000000000089216">
                <text:p>0.0000000000892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0.000000000019145">
                <text:p>0.000000000019145</text:p>
              </table:table-cell>
              <table:table-cell office:value-type="float" office:value="0.000000000087938">
                <text:p>0.000000000087938</text:p>
              </table:table-cell>
              <table:table-cell office:value-type="float" office:value="0.000000000088899">
                <text:p>0.0000000000888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0.000000000015475">
                <text:p>0.000000000015475</text:p>
              </table:table-cell>
              <table:table-cell office:value-type="float" office:value="0.00000000008744">
                <text:p>0.00000000008744</text:p>
              </table:table-cell>
              <table:table-cell office:value-type="float" office:value="0.000000000088571">
                <text:p>0.000000000088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0.000000000013698">
                <text:p>0.000000000013698</text:p>
              </table:table-cell>
              <table:table-cell office:value-type="float" office:value="0.000000000086903">
                <text:p>0.000000000086903</text:p>
              </table:table-cell>
              <table:table-cell office:value-type="float" office:value="0.000000000088231">
                <text:p>0.0000000000882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0.000000000012475">
                <text:p>0.000000000012475</text:p>
              </table:table-cell>
              <table:table-cell office:value-type="float" office:value="0.000000000086322">
                <text:p>0.000000000086322</text:p>
              </table:table-cell>
              <table:table-cell office:value-type="float" office:value="0.000000000087878">
                <text:p>0.0000000000878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0.00000000001166">
                <text:p>0.00000000001166</text:p>
              </table:table-cell>
              <table:table-cell office:value-type="float" office:value="0.000000000085691">
                <text:p>0.000000000085691</text:p>
              </table:table-cell>
              <table:table-cell office:value-type="float" office:value="0.00000000008751">
                <text:p>0.000000000087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0.000000000011111">
                <text:p>0.000000000011111</text:p>
              </table:table-cell>
              <table:table-cell office:value-type="float" office:value="0.000000000085002">
                <text:p>0.000000000085002</text:p>
              </table:table-cell>
              <table:table-cell office:value-type="float" office:value="0.000000000087127">
                <text:p>0.0000000000871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0.000000000010693">
                <text:p>0.000000000010693</text:p>
              </table:table-cell>
              <table:table-cell office:value-type="float" office:value="0.000000000084244">
                <text:p>0.000000000084244</text:p>
              </table:table-cell>
              <table:table-cell office:value-type="float" office:value="0.000000000086728">
                <text:p>0.000000000086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0.000000000010331">
                <text:p>0.000000000010331</text:p>
              </table:table-cell>
              <table:table-cell office:value-type="float" office:value="0.000000000083399">
                <text:p>0.000000000083399</text:p>
              </table:table-cell>
              <table:table-cell office:value-type="float" office:value="0.00000000008631">
                <text:p>0.000000000086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0.0000000000099938">
                <text:p>0.0000000000099938</text:p>
              </table:table-cell>
              <table:table-cell office:value-type="float" office:value="0.000000000082216">
                <text:p>0.000000000082216</text:p>
              </table:table-cell>
              <table:table-cell office:value-type="float" office:value="0.000000000085874">
                <text:p>0.0000000000858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0.0000000000096737">
                <text:p>0.0000000000096737</text:p>
              </table:table-cell>
              <table:table-cell office:value-type="float" office:value="0.000000000079401">
                <text:p>0.000000000079401</text:p>
              </table:table-cell>
              <table:table-cell office:value-type="float" office:value="0.000000000085417">
                <text:p>0.0000000000854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0.0000000000093679">
                <text:p>0.0000000000093679</text:p>
              </table:table-cell>
              <table:table-cell office:value-type="float" office:value="0.000000000072206">
                <text:p>0.000000000072206</text:p>
              </table:table-cell>
              <table:table-cell office:value-type="float" office:value="0.000000000084938">
                <text:p>0.0000000000849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0.0000000000090749">
                <text:p>0.0000000000090749</text:p>
              </table:table-cell>
              <table:table-cell office:value-type="float" office:value="0.000000000060582">
                <text:p>0.000000000060582</text:p>
              </table:table-cell>
              <table:table-cell office:value-type="float" office:value="0.000000000084435">
                <text:p>0.0000000000844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0.000000000008793">
                <text:p>0.000000000008793</text:p>
              </table:table-cell>
              <table:table-cell office:value-type="float" office:value="0.000000000047392">
                <text:p>0.000000000047392</text:p>
              </table:table-cell>
              <table:table-cell office:value-type="float" office:value="0.000000000083907">
                <text:p>0.0000000000839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0.0000000000085209">
                <text:p>0.0000000000085209</text:p>
              </table:table-cell>
              <table:table-cell office:value-type="float" office:value="0.000000000032732">
                <text:p>0.000000000032732</text:p>
              </table:table-cell>
              <table:table-cell office:value-type="float" office:value="0.000000000083351">
                <text:p>0.0000000000833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0.0000000000082578">
                <text:p>0.0000000000082578</text:p>
              </table:table-cell>
              <table:table-cell office:value-type="float" office:value="0.000000000020439">
                <text:p>0.000000000020439</text:p>
              </table:table-cell>
              <table:table-cell office:value-type="float" office:value="0.000000000082766">
                <text:p>0.000000000082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0.0000000000080033">
                <text:p>0.0000000000080033</text:p>
              </table:table-cell>
              <table:table-cell office:value-type="float" office:value="0.000000000014852">
                <text:p>0.000000000014852</text:p>
              </table:table-cell>
              <table:table-cell office:value-type="float" office:value="0.000000000082149">
                <text:p>0.0000000000821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0.0000000000077571">
                <text:p>0.0000000000077571</text:p>
              </table:table-cell>
              <table:table-cell office:value-type="float" office:value="0.000000000012885">
                <text:p>0.000000000012885</text:p>
              </table:table-cell>
              <table:table-cell office:value-type="float" office:value="0.000000000081499">
                <text:p>0.000000000081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0.0000000000075187">
                <text:p>0.0000000000075187</text:p>
              </table:table-cell>
              <table:table-cell office:value-type="float" office:value="0.000000000011899">
                <text:p>0.000000000011899</text:p>
              </table:table-cell>
              <table:table-cell office:value-type="float" office:value="0.000000000080812">
                <text:p>0.0000000000808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0.0000000000072879">
                <text:p>0.0000000000072879</text:p>
              </table:table-cell>
              <table:table-cell office:value-type="float" office:value="0.000000000011233">
                <text:p>0.000000000011233</text:p>
              </table:table-cell>
              <table:table-cell office:value-type="float" office:value="0.000000000080087">
                <text:p>0.0000000000800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0.0000000000070644">
                <text:p>0.0000000000070644</text:p>
              </table:table-cell>
              <table:table-cell office:value-type="float" office:value="0.000000000010736">
                <text:p>0.000000000010736</text:p>
              </table:table-cell>
              <table:table-cell office:value-type="float" office:value="0.00000000007932">
                <text:p>0.000000000079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0.0000000000068479">
                <text:p>0.0000000000068479</text:p>
              </table:table-cell>
              <table:table-cell office:value-type="float" office:value="0.000000000010337">
                <text:p>0.000000000010337</text:p>
              </table:table-cell>
              <table:table-cell office:value-type="float" office:value="0.000000000078508">
                <text:p>0.0000000000785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0.0000000000066381">
                <text:p>0.0000000000066381</text:p>
              </table:table-cell>
              <table:table-cell office:value-type="float" office:value="0.0000000000099884">
                <text:p>0.0000000000099884</text:p>
              </table:table-cell>
              <table:table-cell office:value-type="float" office:value="0.000000000077649">
                <text:p>0.0000000000776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0.0000000000064349">
                <text:p>0.0000000000064349</text:p>
              </table:table-cell>
              <table:table-cell office:value-type="float" office:value="0.0000000000096663">
                <text:p>0.0000000000096663</text:p>
              </table:table-cell>
              <table:table-cell office:value-type="float" office:value="0.000000000076739">
                <text:p>0.0000000000767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0.0000000000062381">
                <text:p>0.0000000000062381</text:p>
              </table:table-cell>
              <table:table-cell office:value-type="float" office:value="0.0000000000093603">
                <text:p>0.0000000000093603</text:p>
              </table:table-cell>
              <table:table-cell office:value-type="float" office:value="0.000000000075774">
                <text:p>0.0000000000757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0.0000000000060474">
                <text:p>0.0000000000060474</text:p>
              </table:table-cell>
              <table:table-cell office:value-type="float" office:value="0.0000000000090669">
                <text:p>0.0000000000090669</text:p>
              </table:table-cell>
              <table:table-cell office:value-type="float" office:value="0.000000000074749">
                <text:p>0.0000000000747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0.0000000000058626">
                <text:p>0.0000000000058626</text:p>
              </table:table-cell>
              <table:table-cell office:value-type="float" office:value="0.0000000000087848">
                <text:p>0.0000000000087848</text:p>
              </table:table-cell>
              <table:table-cell office:value-type="float" office:value="0.000000000073661">
                <text:p>0.0000000000736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0.0000000000056835">
                <text:p>0.0000000000056835</text:p>
              </table:table-cell>
              <table:table-cell office:value-type="float" office:value="0.0000000000085129">
                <text:p>0.0000000000085129</text:p>
              </table:table-cell>
              <table:table-cell office:value-type="float" office:value="0.000000000072503">
                <text:p>0.0000000000725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0.0000000000055099">
                <text:p>0.0000000000055099</text:p>
              </table:table-cell>
              <table:table-cell office:value-type="float" office:value="0.0000000000082504">
                <text:p>0.0000000000082504</text:p>
              </table:table-cell>
              <table:table-cell office:value-type="float" office:value="0.000000000071271">
                <text:p>0.0000000000712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0.0000000000053418">
                <text:p>0.0000000000053418</text:p>
              </table:table-cell>
              <table:table-cell office:value-type="float" office:value="0.0000000000079965">
                <text:p>0.0000000000079965</text:p>
              </table:table-cell>
              <table:table-cell office:value-type="float" office:value="0.000000000069958">
                <text:p>0.0000000000699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0.0000000000051788">
                <text:p>0.0000000000051788</text:p>
              </table:table-cell>
              <table:table-cell office:value-type="float" office:value="0.0000000000077508">
                <text:p>0.0000000000077508</text:p>
              </table:table-cell>
              <table:table-cell office:value-type="float" office:value="0.000000000068532">
                <text:p>0.0000000000685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0.0000000000050208">
                <text:p>0.0000000000050208</text:p>
              </table:table-cell>
              <table:table-cell office:value-type="float" office:value="0.0000000000075129">
                <text:p>0.0000000000075129</text:p>
              </table:table-cell>
              <table:table-cell office:value-type="float" office:value="0.000000000066792">
                <text:p>0.0000000000667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0.0000000000048678">
                <text:p>0.0000000000048678</text:p>
              </table:table-cell>
              <table:table-cell office:value-type="float" office:value="0.0000000000072825">
                <text:p>0.0000000000072825</text:p>
              </table:table-cell>
              <table:table-cell office:value-type="float" office:value="0.000000000064071">
                <text:p>0.0000000000640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0.0000000000047194">
                <text:p>0.0000000000047194</text:p>
              </table:table-cell>
              <table:table-cell office:value-type="float" office:value="0.0000000000070594">
                <text:p>0.0000000000070594</text:p>
              </table:table-cell>
              <table:table-cell office:value-type="float" office:value="0.000000000059105">
                <text:p>0.0000000000591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0.0000000000045756">
                <text:p>0.0000000000045756</text:p>
              </table:table-cell>
              <table:table-cell office:value-type="float" office:value="0.0000000000068432">
                <text:p>0.0000000000068432</text:p>
              </table:table-cell>
              <table:table-cell office:value-type="float" office:value="0.000000000050796">
                <text:p>0.0000000000507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0.0000000000044362">
                <text:p>0.0000000000044362</text:p>
              </table:table-cell>
              <table:table-cell office:value-type="float" office:value="0.0000000000066338">
                <text:p>0.0000000000066338</text:p>
              </table:table-cell>
              <table:table-cell office:value-type="float" office:value="0.000000000039551">
                <text:p>0.0000000000395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0.0000000000043011">
                <text:p>0.0000000000043011</text:p>
              </table:table-cell>
              <table:table-cell office:value-type="float" office:value="0.0000000000064309">
                <text:p>0.0000000000064309</text:p>
              </table:table-cell>
              <table:table-cell office:value-type="float" office:value="0.000000000027308">
                <text:p>0.0000000000273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0.0000000000041702">
                <text:p>0.0000000000041702</text:p>
              </table:table-cell>
              <table:table-cell office:value-type="float" office:value="0.0000000000062343">
                <text:p>0.0000000000062343</text:p>
              </table:table-cell>
              <table:table-cell office:value-type="float" office:value="0.000000000018033">
                <text:p>0.0000000000180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0.0000000000040433">
                <text:p>0.0000000000040433</text:p>
              </table:table-cell>
              <table:table-cell office:value-type="float" office:value="0.0000000000060438">
                <text:p>0.0000000000060438</text:p>
              </table:table-cell>
              <table:table-cell office:value-type="float" office:value="0.000000000013434">
                <text:p>0.0000000000134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0.0000000000039203">
                <text:p>0.0000000000039203</text:p>
              </table:table-cell>
              <table:table-cell office:value-type="float" office:value="0.0000000000058592">
                <text:p>0.0000000000058592</text:p>
              </table:table-cell>
              <table:table-cell office:value-type="float" office:value="0.000000000011527">
                <text:p>0.0000000000115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0.000000000003801">
                <text:p>0.000000000003801</text:p>
              </table:table-cell>
              <table:table-cell office:value-type="float" office:value="0.0000000000056803">
                <text:p>0.0000000000056803</text:p>
              </table:table-cell>
              <table:table-cell office:value-type="float" office:value="0.000000000010611">
                <text:p>0.0000000000106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0.0000000000036854">
                <text:p>0.0000000000036854</text:p>
              </table:table-cell>
              <table:table-cell office:value-type="float" office:value="0.0000000000055069">
                <text:p>0.0000000000055069</text:p>
              </table:table-cell>
              <table:table-cell office:value-type="float" office:value="0.000000000010047">
                <text:p>0.0000000000100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0.0000000000035734">
                <text:p>0.0000000000035734</text:p>
              </table:table-cell>
              <table:table-cell office:value-type="float" office:value="0.0000000000053389">
                <text:p>0.0000000000053389</text:p>
              </table:table-cell>
              <table:table-cell office:value-type="float" office:value="0.0000000000096279">
                <text:p>0.00000000000962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0.0000000000034648">
                <text:p>0.0000000000034648</text:p>
              </table:table-cell>
              <table:table-cell office:value-type="float" office:value="0.0000000000051761">
                <text:p>0.0000000000051761</text:p>
              </table:table-cell>
              <table:table-cell office:value-type="float" office:value="0.0000000000092791">
                <text:p>0.00000000000927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0.0000000000033595">
                <text:p>0.0000000000033595</text:p>
              </table:table-cell>
              <table:table-cell office:value-type="float" office:value="0.0000000000050183">
                <text:p>0.0000000000050183</text:p>
              </table:table-cell>
              <table:table-cell office:value-type="float" office:value="0.0000000000089682">
                <text:p>0.00000000000896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0.0000000000032574">
                <text:p>0.0000000000032574</text:p>
              </table:table-cell>
              <table:table-cell office:value-type="float" office:value="0.0000000000048653">
                <text:p>0.0000000000048653</text:p>
              </table:table-cell>
              <table:table-cell office:value-type="float" office:value="0.0000000000086798">
                <text:p>0.00000000000867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0.0000000000031585">
                <text:p>0.0000000000031585</text:p>
              </table:table-cell>
              <table:table-cell office:value-type="float" office:value="0.0000000000047171">
                <text:p>0.0000000000047171</text:p>
              </table:table-cell>
              <table:table-cell office:value-type="float" office:value="0.0000000000084065">
                <text:p>0.00000000000840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0.0000000000030625">
                <text:p>0.0000000000030625</text:p>
              </table:table-cell>
              <table:table-cell office:value-type="float" office:value="0.0000000000045734">
                <text:p>0.0000000000045734</text:p>
              </table:table-cell>
              <table:table-cell office:value-type="float" office:value="0.0000000000081449">
                <text:p>0.00000000000814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0.0000000000029695">
                <text:p>0.0000000000029695</text:p>
              </table:table-cell>
              <table:table-cell office:value-type="float" office:value="0.0000000000044341">
                <text:p>0.0000000000044341</text:p>
              </table:table-cell>
              <table:table-cell office:value-type="float" office:value="0.0000000000078931">
                <text:p>0.00000000000789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0.0000000000028794">
                <text:p>0.0000000000028794</text:p>
              </table:table-cell>
              <table:table-cell office:value-type="float" office:value="0.0000000000042991">
                <text:p>0.0000000000042991</text:p>
              </table:table-cell>
              <table:table-cell office:value-type="float" office:value="0.0000000000076502">
                <text:p>0.00000000000765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0.000000000002792">
                <text:p>0.000000000002792</text:p>
              </table:table-cell>
              <table:table-cell office:value-type="float" office:value="0.0000000000041683">
                <text:p>0.0000000000041683</text:p>
              </table:table-cell>
              <table:table-cell office:value-type="float" office:value="0.0000000000074153">
                <text:p>0.00000000000741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0.0000000000027073">
                <text:p>0.0000000000027073</text:p>
              </table:table-cell>
              <table:table-cell office:value-type="float" office:value="0.0000000000040415">
                <text:p>0.0000000000040415</text:p>
              </table:table-cell>
              <table:table-cell office:value-type="float" office:value="0.0000000000071882">
                <text:p>0.00000000000718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0.0000000000026252">
                <text:p>0.0000000000026252</text:p>
              </table:table-cell>
              <table:table-cell office:value-type="float" office:value="0.0000000000039185">
                <text:p>0.0000000000039185</text:p>
              </table:table-cell>
              <table:table-cell office:value-type="float" office:value="0.0000000000069682">
                <text:p>0.0000000000069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0.0000000000025456">
                <text:p>0.0000000000025456</text:p>
              </table:table-cell>
              <table:table-cell office:value-type="float" office:value="0.0000000000037993">
                <text:p>0.0000000000037993</text:p>
              </table:table-cell>
              <table:table-cell office:value-type="float" office:value="0.0000000000067551">
                <text:p>0.00000000000675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0.0000000000024684">
                <text:p>0.0000000000024684</text:p>
              </table:table-cell>
              <table:table-cell office:value-type="float" office:value="0.0000000000036838">
                <text:p>0.0000000000036838</text:p>
              </table:table-cell>
              <table:table-cell office:value-type="float" office:value="0.0000000000065487">
                <text:p>0.00000000000654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0.0000000000023936">
                <text:p>0.0000000000023936</text:p>
              </table:table-cell>
              <table:table-cell office:value-type="float" office:value="0.0000000000035718">
                <text:p>0.0000000000035718</text:p>
              </table:table-cell>
              <table:table-cell office:value-type="float" office:value="0.0000000000063486">
                <text:p>0.00000000000634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0.000000000002321">
                <text:p>0.000000000002321</text:p>
              </table:table-cell>
              <table:table-cell office:value-type="float" office:value="0.0000000000034633">
                <text:p>0.0000000000034633</text:p>
              </table:table-cell>
              <table:table-cell office:value-type="float" office:value="0.0000000000061548">
                <text:p>0.00000000000615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0.0000000000022507">
                <text:p>0.0000000000022507</text:p>
              </table:table-cell>
              <table:table-cell office:value-type="float" office:value="0.000000000003358">
                <text:p>0.000000000003358</text:p>
              </table:table-cell>
              <table:table-cell office:value-type="float" office:value="0.0000000000059669">
                <text:p>0.00000000000596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0.0000000000021825">
                <text:p>0.0000000000021825</text:p>
              </table:table-cell>
              <table:table-cell office:value-type="float" office:value="0.000000000003256">
                <text:p>0.000000000003256</text:p>
              </table:table-cell>
              <table:table-cell office:value-type="float" office:value="0.0000000000057849">
                <text:p>0.00000000000578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0.0000000000021164">
                <text:p>0.0000000000021164</text:p>
              </table:table-cell>
              <table:table-cell office:value-type="float" office:value="0.0000000000031571">
                <text:p>0.0000000000031571</text:p>
              </table:table-cell>
              <table:table-cell office:value-type="float" office:value="0.0000000000056084">
                <text:p>0.00000000000560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0.0000000000020523">
                <text:p>0.0000000000020523</text:p>
              </table:table-cell>
              <table:table-cell office:value-type="float" office:value="0.0000000000030613">
                <text:p>0.0000000000030613</text:p>
              </table:table-cell>
              <table:table-cell office:value-type="float" office:value="0.0000000000054374">
                <text:p>0.00000000000543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0.0000000000019901">
                <text:p>0.0000000000019901</text:p>
              </table:table-cell>
              <table:table-cell office:value-type="float" office:value="0.0000000000029683">
                <text:p>0.0000000000029683</text:p>
              </table:table-cell>
              <table:table-cell office:value-type="float" office:value="0.0000000000052716">
                <text:p>0.00000000000527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0.0000000000019299">
                <text:p>0.0000000000019299</text:p>
              </table:table-cell>
              <table:table-cell office:value-type="float" office:value="0.0000000000028782">
                <text:p>0.0000000000028782</text:p>
              </table:table-cell>
              <table:table-cell office:value-type="float" office:value="0.0000000000051109">
                <text:p>0.00000000000511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0.0000000000018715">
                <text:p>0.0000000000018715</text:p>
              </table:table-cell>
              <table:table-cell office:value-type="float" office:value="0.0000000000027909">
                <text:p>0.0000000000027909</text:p>
              </table:table-cell>
              <table:table-cell office:value-type="float" office:value="0.0000000000049552">
                <text:p>0.0000000000049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0.0000000000018148">
                <text:p>0.0000000000018148</text:p>
              </table:table-cell>
              <table:table-cell office:value-type="float" office:value="0.0000000000027062">
                <text:p>0.0000000000027062</text:p>
              </table:table-cell>
              <table:table-cell office:value-type="float" office:value="0.0000000000048043">
                <text:p>0.00000000000480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0.0000000000017599">
                <text:p>0.0000000000017599</text:p>
              </table:table-cell>
              <table:table-cell office:value-type="float" office:value="0.0000000000026241">
                <text:p>0.0000000000026241</text:p>
              </table:table-cell>
              <table:table-cell office:value-type="float" office:value="0.0000000000046579">
                <text:p>0.00000000000465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0.0000000000017067">
                <text:p>0.0000000000017067</text:p>
              </table:table-cell>
              <table:table-cell office:value-type="float" office:value="0.0000000000025446">
                <text:p>0.0000000000025446</text:p>
              </table:table-cell>
              <table:table-cell office:value-type="float" office:value="0.0000000000045161">
                <text:p>0.00000000000451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0.0000000000016551">
                <text:p>0.0000000000016551</text:p>
              </table:table-cell>
              <table:table-cell office:value-type="float" office:value="0.0000000000024674">
                <text:p>0.0000000000024674</text:p>
              </table:table-cell>
              <table:table-cell office:value-type="float" office:value="0.0000000000043786">
                <text:p>0.00000000000437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0.0000000000016051">
                <text:p>0.0000000000016051</text:p>
              </table:table-cell>
              <table:table-cell office:value-type="float" office:value="0.0000000000023926">
                <text:p>0.0000000000023926</text:p>
              </table:table-cell>
              <table:table-cell office:value-type="float" office:value="0.0000000000042454">
                <text:p>0.00000000000424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0.0000000000015566">
                <text:p>0.0000000000015566</text:p>
              </table:table-cell>
              <table:table-cell office:value-type="float" office:value="0.0000000000023201">
                <text:p>0.0000000000023201</text:p>
              </table:table-cell>
              <table:table-cell office:value-type="float" office:value="0.0000000000041162">
                <text:p>0.00000000000411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0.0000000000015096">
                <text:p>0.0000000000015096</text:p>
              </table:table-cell>
              <table:table-cell office:value-type="float" office:value="0.0000000000022498">
                <text:p>0.0000000000022498</text:p>
              </table:table-cell>
              <table:table-cell office:value-type="float" office:value="0.000000000003991">
                <text:p>0.0000000000039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0.0000000000014639">
                <text:p>0.0000000000014639</text:p>
              </table:table-cell>
              <table:table-cell office:value-type="float" office:value="0.0000000000021817">
                <text:p>0.0000000000021817</text:p>
              </table:table-cell>
              <table:table-cell office:value-type="float" office:value="0.0000000000038696">
                <text:p>0.00000000000386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0.0000000000014197">
                <text:p>0.0000000000014197</text:p>
              </table:table-cell>
              <table:table-cell office:value-type="float" office:value="0.0000000000021156">
                <text:p>0.0000000000021156</text:p>
              </table:table-cell>
              <table:table-cell office:value-type="float" office:value="0.000000000003752">
                <text:p>0.0000000000037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0.0000000000013768">
                <text:p>0.0000000000013768</text:p>
              </table:table-cell>
              <table:table-cell office:value-type="float" office:value="0.0000000000020515">
                <text:p>0.0000000000020515</text:p>
              </table:table-cell>
              <table:table-cell office:value-type="float" office:value="0.0000000000036379">
                <text:p>0.00000000000363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0.0000000000013352">
                <text:p>0.0000000000013352</text:p>
              </table:table-cell>
              <table:table-cell office:value-type="float" office:value="0.0000000000019895">
                <text:p>0.0000000000019895</text:p>
              </table:table-cell>
              <table:table-cell office:value-type="float" office:value="0.0000000000035274">
                <text:p>0.00000000000352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0.0000000000012949">
                <text:p>0.0000000000012949</text:p>
              </table:table-cell>
              <table:table-cell office:value-type="float" office:value="0.0000000000019292">
                <text:p>0.0000000000019292</text:p>
              </table:table-cell>
              <table:table-cell office:value-type="float" office:value="0.0000000000034202">
                <text:p>0.00000000000342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0.0000000000012559">
                <text:p>0.0000000000012559</text:p>
              </table:table-cell>
              <table:table-cell office:value-type="float" office:value="0.0000000000018709">
                <text:p>0.0000000000018709</text:p>
              </table:table-cell>
              <table:table-cell office:value-type="float" office:value="0.0000000000033163">
                <text:p>0.00000000000331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0.000000000001218">
                <text:p>0.000000000001218</text:p>
              </table:table-cell>
              <table:table-cell office:value-type="float" office:value="0.0000000000018143">
                <text:p>0.0000000000018143</text:p>
              </table:table-cell>
              <table:table-cell office:value-type="float" office:value="0.0000000000032156">
                <text:p>0.00000000000321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0.0000000000011813">
                <text:p>0.0000000000011813</text:p>
              </table:table-cell>
              <table:table-cell office:value-type="float" office:value="0.0000000000017594">
                <text:p>0.0000000000017594</text:p>
              </table:table-cell>
              <table:table-cell office:value-type="float" office:value="0.0000000000031179">
                <text:p>0.00000000000311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0.0000000000011457">
                <text:p>0.0000000000011457</text:p>
              </table:table-cell>
              <table:table-cell office:value-type="float" office:value="0.0000000000017063">
                <text:p>0.0000000000017063</text:p>
              </table:table-cell>
              <table:table-cell office:value-type="float" office:value="0.0000000000030232">
                <text:p>0.00000000000302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0.0000000000011111">
                <text:p>0.0000000000011111</text:p>
              </table:table-cell>
              <table:table-cell office:value-type="float" office:value="0.0000000000016547">
                <text:p>0.0000000000016547</text:p>
              </table:table-cell>
              <table:table-cell office:value-type="float" office:value="0.0000000000029315">
                <text:p>0.00000000000293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0.0000000000010777">
                <text:p>0.0000000000010777</text:p>
              </table:table-cell>
              <table:table-cell office:value-type="float" office:value="0.0000000000016047">
                <text:p>0.0000000000016047</text:p>
              </table:table-cell>
              <table:table-cell office:value-type="float" office:value="0.0000000000028425">
                <text:p>0.00000000000284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0.0000000000010452">
                <text:p>0.0000000000010452</text:p>
              </table:table-cell>
              <table:table-cell office:value-type="float" office:value="0.0000000000015562">
                <text:p>0.0000000000015562</text:p>
              </table:table-cell>
              <table:table-cell office:value-type="float" office:value="0.0000000000027563">
                <text:p>0.00000000000275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0.0000000000010138">
                <text:p>0.0000000000010138</text:p>
              </table:table-cell>
              <table:table-cell office:value-type="float" office:value="0.0000000000015092">
                <text:p>0.0000000000015092</text:p>
              </table:table-cell>
              <table:table-cell office:value-type="float" office:value="0.0000000000026727">
                <text:p>0.0000000000026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0.0000000000009833">
                <text:p>0.0000000000009833</text:p>
              </table:table-cell>
              <table:table-cell office:value-type="float" office:value="0.0000000000014637">
                <text:p>0.0000000000014637</text:p>
              </table:table-cell>
              <table:table-cell office:value-type="float" office:value="0.0000000000025916">
                <text:p>0.00000000000259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0.00000000000095374">
                <text:p>0.00000000000095374</text:p>
              </table:table-cell>
              <table:table-cell office:value-type="float" office:value="0.0000000000014195">
                <text:p>0.0000000000014195</text:p>
              </table:table-cell>
              <table:table-cell office:value-type="float" office:value="0.000000000002513">
                <text:p>0.0000000000025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0.00000000000092508">
                <text:p>0.00000000000092508</text:p>
              </table:table-cell>
              <table:table-cell office:value-type="float" office:value="0.0000000000013767">
                <text:p>0.0000000000013767</text:p>
              </table:table-cell>
              <table:table-cell office:value-type="float" office:value="0.0000000000024368">
                <text:p>0.00000000000243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0.0000000000008973">
                <text:p>0.0000000000008973</text:p>
              </table:table-cell>
              <table:table-cell office:value-type="float" office:value="0.0000000000013352">
                <text:p>0.0000000000013352</text:p>
              </table:table-cell>
              <table:table-cell office:value-type="float" office:value="0.000000000002363">
                <text:p>0.0000000000023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0.00000000000087037">
                <text:p>0.00000000000087037</text:p>
              </table:table-cell>
              <table:table-cell office:value-type="float" office:value="0.0000000000012949">
                <text:p>0.0000000000012949</text:p>
              </table:table-cell>
              <table:table-cell office:value-type="float" office:value="0.0000000000022914">
                <text:p>0.00000000000229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0.00000000000084425">
                <text:p>0.00000000000084425</text:p>
              </table:table-cell>
              <table:table-cell office:value-type="float" office:value="0.0000000000012559">
                <text:p>0.0000000000012559</text:p>
              </table:table-cell>
              <table:table-cell office:value-type="float" office:value="0.000000000002222">
                <text:p>0.0000000000022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0.00000000000081894">
                <text:p>0.00000000000081894</text:p>
              </table:table-cell>
              <table:table-cell office:value-type="float" office:value="0.0000000000012181">
                <text:p>0.0000000000012181</text:p>
              </table:table-cell>
              <table:table-cell office:value-type="float" office:value="0.0000000000021547">
                <text:p>0.00000000000215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0.0000000000007944">
                <text:p>0.0000000000007944</text:p>
              </table:table-cell>
              <table:table-cell office:value-type="float" office:value="0.0000000000011814">
                <text:p>0.0000000000011814</text:p>
              </table:table-cell>
              <table:table-cell office:value-type="float" office:value="0.0000000000020894">
                <text:p>0.00000000000208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0.0000000000007706">
                <text:p>0.0000000000007706</text:p>
              </table:table-cell>
              <table:table-cell office:value-type="float" office:value="0.0000000000011458">
                <text:p>0.0000000000011458</text:p>
              </table:table-cell>
              <table:table-cell office:value-type="float" office:value="0.0000000000020262">
                <text:p>0.00000000000202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0.00000000000074754">
                <text:p>0.00000000000074754</text:p>
              </table:table-cell>
              <table:table-cell office:value-type="float" office:value="0.0000000000011114">
                <text:p>0.0000000000011114</text:p>
              </table:table-cell>
              <table:table-cell office:value-type="float" office:value="0.0000000000019648">
                <text:p>0.00000000000196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0.00000000000072517">
                <text:p>0.00000000000072517</text:p>
              </table:table-cell>
              <table:table-cell office:value-type="float" office:value="0.0000000000010779">
                <text:p>0.0000000000010779</text:p>
              </table:table-cell>
              <table:table-cell office:value-type="float" office:value="0.0000000000019054">
                <text:p>0.00000000000190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0.00000000000070349">
                <text:p>0.00000000000070349</text:p>
              </table:table-cell>
              <table:table-cell office:value-type="float" office:value="0.0000000000010455">
                <text:p>0.0000000000010455</text:p>
              </table:table-cell>
              <table:table-cell office:value-type="float" office:value="0.0000000000018478">
                <text:p>0.00000000000184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0.00000000000068247">
                <text:p>0.00000000000068247</text:p>
              </table:table-cell>
              <table:table-cell office:value-type="float" office:value="0.0000000000010141">
                <text:p>0.0000000000010141</text:p>
              </table:table-cell>
              <table:table-cell office:value-type="float" office:value="0.0000000000017919">
                <text:p>0.00000000000179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0.00000000000066209">
                <text:p>0.00000000000066209</text:p>
              </table:table-cell>
              <table:table-cell office:value-type="float" office:value="0.00000000000098367">
                <text:p>0.00000000000098367</text:p>
              </table:table-cell>
              <table:table-cell office:value-type="float" office:value="0.0000000000017377">
                <text:p>0.00000000000173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0.00000000000064234">
                <text:p>0.00000000000064234</text:p>
              </table:table-cell>
              <table:table-cell office:value-type="float" office:value="0.00000000000095413">
                <text:p>0.00000000000095413</text:p>
              </table:table-cell>
              <table:table-cell office:value-type="float" office:value="0.0000000000016852">
                <text:p>0.00000000000168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0.00000000000062319">
                <text:p>0.00000000000062319</text:p>
              </table:table-cell>
              <table:table-cell office:value-type="float" office:value="0.0000000000009255">
                <text:p>0.0000000000009255</text:p>
              </table:table-cell>
              <table:table-cell office:value-type="float" office:value="0.0000000000016343">
                <text:p>0.00000000000163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0.00000000000060462">
                <text:p>0.00000000000060462</text:p>
              </table:table-cell>
              <table:table-cell office:value-type="float" office:value="0.00000000000089774">
                <text:p>0.00000000000089774</text:p>
              </table:table-cell>
              <table:table-cell office:value-type="float" office:value="0.0000000000015849">
                <text:p>0.00000000000158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0.00000000000058662">
                <text:p>0.00000000000058662</text:p>
              </table:table-cell>
              <table:table-cell office:value-type="float" office:value="0.00000000000087083">
                <text:p>0.00000000000087083</text:p>
              </table:table-cell>
              <table:table-cell office:value-type="float" office:value="0.000000000001537">
                <text:p>0.0000000000015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0.00000000000056917">
                <text:p>0.00000000000056917</text:p>
              </table:table-cell>
              <table:table-cell office:value-type="float" office:value="0.00000000000084474">
                <text:p>0.00000000000084474</text:p>
              </table:table-cell>
              <table:table-cell office:value-type="float" office:value="0.0000000000014906">
                <text:p>0.00000000000149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0.00000000000055225">
                <text:p>0.00000000000055225</text:p>
              </table:table-cell>
              <table:table-cell office:value-type="float" office:value="0.00000000000081944">
                <text:p>0.00000000000081944</text:p>
              </table:table-cell>
              <table:table-cell office:value-type="float" office:value="0.0000000000014456">
                <text:p>0.00000000000144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0.00000000000053584">
                <text:p>0.00000000000053584</text:p>
              </table:table-cell>
              <table:table-cell office:value-type="float" office:value="0.00000000000079492">
                <text:p>0.00000000000079492</text:p>
              </table:table-cell>
              <table:table-cell office:value-type="float" office:value="0.000000000001402">
                <text:p>0.0000000000014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0.00000000000051994">
                <text:p>0.00000000000051994</text:p>
              </table:table-cell>
              <table:table-cell office:value-type="float" office:value="0.00000000000077114">
                <text:p>0.00000000000077114</text:p>
              </table:table-cell>
              <table:table-cell office:value-type="float" office:value="0.0000000000013597">
                <text:p>0.00000000000135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0.00000000000050453">
                <text:p>0.00000000000050453</text:p>
              </table:table-cell>
              <table:table-cell office:value-type="float" office:value="0.00000000000074809">
                <text:p>0.00000000000074809</text:p>
              </table:table-cell>
              <table:table-cell office:value-type="float" office:value="0.0000000000013187">
                <text:p>0.00000000000131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0.00000000000048958">
                <text:p>0.00000000000048958</text:p>
              </table:table-cell>
              <table:table-cell office:value-type="float" office:value="0.00000000000072574">
                <text:p>0.00000000000072574</text:p>
              </table:table-cell>
              <table:table-cell office:value-type="float" office:value="0.000000000001279">
                <text:p>0.0000000000012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0.00000000000047509">
                <text:p>0.00000000000047509</text:p>
              </table:table-cell>
              <table:table-cell office:value-type="float" office:value="0.00000000000070407">
                <text:p>0.00000000000070407</text:p>
              </table:table-cell>
              <table:table-cell office:value-type="float" office:value="0.0000000000012404">
                <text:p>0.00000000000124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0.00000000000046104">
                <text:p>0.00000000000046104</text:p>
              </table:table-cell>
              <table:table-cell office:value-type="float" office:value="0.00000000000068306">
                <text:p>0.00000000000068306</text:p>
              </table:table-cell>
              <table:table-cell office:value-type="float" office:value="0.0000000000012031">
                <text:p>0.00000000000120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0.00000000000044742">
                <text:p>0.00000000000044742</text:p>
              </table:table-cell>
              <table:table-cell office:value-type="float" office:value="0.00000000000066269">
                <text:p>0.00000000000066269</text:p>
              </table:table-cell>
              <table:table-cell office:value-type="float" office:value="0.0000000000011669">
                <text:p>0.00000000000116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0.00000000000043422">
                <text:p>0.00000000000043422</text:p>
              </table:table-cell>
              <table:table-cell office:value-type="float" office:value="0.00000000000064295">
                <text:p>0.00000000000064295</text:p>
              </table:table-cell>
              <table:table-cell office:value-type="float" office:value="0.0000000000011317">
                <text:p>0.00000000000113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0.00000000000042142">
                <text:p>0.00000000000042142</text:p>
              </table:table-cell>
              <table:table-cell office:value-type="float" office:value="0.0000000000006238">
                <text:p>0.0000000000006238</text:p>
              </table:table-cell>
              <table:table-cell office:value-type="float" office:value="0.0000000000010977">
                <text:p>0.00000000000109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0.00000000000040901">
                <text:p>0.00000000000040901</text:p>
              </table:table-cell>
              <table:table-cell office:value-type="float" office:value="0.00000000000060524">
                <text:p>0.00000000000060524</text:p>
              </table:table-cell>
              <table:table-cell office:value-type="float" office:value="0.0000000000010647">
                <text:p>0.00000000000106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0.00000000000039698">
                <text:p>0.00000000000039698</text:p>
              </table:table-cell>
              <table:table-cell office:value-type="float" office:value="0.00000000000058724">
                <text:p>0.00000000000058724</text:p>
              </table:table-cell>
              <table:table-cell office:value-type="float" office:value="0.0000000000010327">
                <text:p>0.00000000000103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0.00000000000038532">
                <text:p>0.00000000000038532</text:p>
              </table:table-cell>
              <table:table-cell office:value-type="float" office:value="0.0000000000005698">
                <text:p>0.0000000000005698</text:p>
              </table:table-cell>
              <table:table-cell office:value-type="float" office:value="0.0000000000010017">
                <text:p>0.00000000000100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0.00000000000037401">
                <text:p>0.00000000000037401</text:p>
              </table:table-cell>
              <table:table-cell office:value-type="float" office:value="0.00000000000055288">
                <text:p>0.00000000000055288</text:p>
              </table:table-cell>
              <table:table-cell office:value-type="float" office:value="0.00000000000097158">
                <text:p>0.000000000000971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0.00000000000036305">
                <text:p>0.00000000000036305</text:p>
              </table:table-cell>
              <table:table-cell office:value-type="float" office:value="0.00000000000053648">
                <text:p>0.00000000000053648</text:p>
              </table:table-cell>
              <table:table-cell office:value-type="float" office:value="0.00000000000094242">
                <text:p>0.000000000000942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0.00000000000035242">
                <text:p>0.00000000000035242</text:p>
              </table:table-cell>
              <table:table-cell office:value-type="float" office:value="0.00000000000052058">
                <text:p>0.00000000000052058</text:p>
              </table:table-cell>
              <table:table-cell office:value-type="float" office:value="0.00000000000091415">
                <text:p>0.000000000000914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0.00000000000034212">
                <text:p>0.00000000000034212</text:p>
              </table:table-cell>
              <table:table-cell office:value-type="float" office:value="0.00000000000050517">
                <text:p>0.00000000000050517</text:p>
              </table:table-cell>
              <table:table-cell office:value-type="float" office:value="0.00000000000088673">
                <text:p>0.000000000000886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0.00000000000033213">
                <text:p>0.00000000000033213</text:p>
              </table:table-cell>
              <table:table-cell office:value-type="float" office:value="0.00000000000049022">
                <text:p>0.00000000000049022</text:p>
              </table:table-cell>
              <table:table-cell office:value-type="float" office:value="0.00000000000086016">
                <text:p>0.000000000000860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0.00000000000032245">
                <text:p>0.00000000000032245</text:p>
              </table:table-cell>
              <table:table-cell office:value-type="float" office:value="0.00000000000047573">
                <text:p>0.00000000000047573</text:p>
              </table:table-cell>
              <table:table-cell office:value-type="float" office:value="0.00000000000083439">
                <text:p>0.000000000000834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0.00000000000031306">
                <text:p>0.00000000000031306</text:p>
              </table:table-cell>
              <table:table-cell office:value-type="float" office:value="0.00000000000046168">
                <text:p>0.00000000000046168</text:p>
              </table:table-cell>
              <table:table-cell office:value-type="float" office:value="0.00000000000080941">
                <text:p>0.000000000000809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0.00000000000030396">
                <text:p>0.00000000000030396</text:p>
              </table:table-cell>
              <table:table-cell office:value-type="float" office:value="0.00000000000044806">
                <text:p>0.00000000000044806</text:p>
              </table:table-cell>
              <table:table-cell office:value-type="float" office:value="0.00000000000078519">
                <text:p>0.000000000000785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0.00000000000029513">
                <text:p>0.00000000000029513</text:p>
              </table:table-cell>
              <table:table-cell office:value-type="float" office:value="0.00000000000043486">
                <text:p>0.00000000000043486</text:p>
              </table:table-cell>
              <table:table-cell office:value-type="float" office:value="0.00000000000076171">
                <text:p>0.000000000000761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0.00000000000028658">
                <text:p>0.00000000000028658</text:p>
              </table:table-cell>
              <table:table-cell office:value-type="float" office:value="0.00000000000042205">
                <text:p>0.00000000000042205</text:p>
              </table:table-cell>
              <table:table-cell office:value-type="float" office:value="0.00000000000073894">
                <text:p>0.000000000000738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0.00000000000027828">
                <text:p>0.00000000000027828</text:p>
              </table:table-cell>
              <table:table-cell office:value-type="float" office:value="0.00000000000040964">
                <text:p>0.00000000000040964</text:p>
              </table:table-cell>
              <table:table-cell office:value-type="float" office:value="0.00000000000071687">
                <text:p>0.000000000000716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0.00000000000027024">
                <text:p>0.00000000000027024</text:p>
              </table:table-cell>
              <table:table-cell office:value-type="float" office:value="0.00000000000039761">
                <text:p>0.00000000000039761</text:p>
              </table:table-cell>
              <table:table-cell office:value-type="float" office:value="0.00000000000069547">
                <text:p>0.000000000000695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0.00000000000026245">
                <text:p>0.00000000000026245</text:p>
              </table:table-cell>
              <table:table-cell office:value-type="float" office:value="0.00000000000038594">
                <text:p>0.00000000000038594</text:p>
              </table:table-cell>
              <table:table-cell office:value-type="float" office:value="0.00000000000067472">
                <text:p>0.000000000000674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0.00000000000025489">
                <text:p>0.00000000000025489</text:p>
              </table:table-cell>
              <table:table-cell office:value-type="float" office:value="0.00000000000037463">
                <text:p>0.00000000000037463</text:p>
              </table:table-cell>
              <table:table-cell office:value-type="float" office:value="0.00000000000065461">
                <text:p>0.000000000000654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0.00000000000024757">
                <text:p>0.00000000000024757</text:p>
              </table:table-cell>
              <table:table-cell office:value-type="float" office:value="0.00000000000036366">
                <text:p>0.00000000000036366</text:p>
              </table:table-cell>
              <table:table-cell office:value-type="float" office:value="0.00000000000063511">
                <text:p>0.000000000000635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0.00000000000024046">
                <text:p>0.00000000000024046</text:p>
              </table:table-cell>
              <table:table-cell office:value-type="float" office:value="0.00000000000035303">
                <text:p>0.00000000000035303</text:p>
              </table:table-cell>
              <table:table-cell office:value-type="float" office:value="0.0000000000006162">
                <text:p>0.00000000000061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0.00000000000023358">
                <text:p>0.00000000000023358</text:p>
              </table:table-cell>
              <table:table-cell office:value-type="float" office:value="0.00000000000034272">
                <text:p>0.00000000000034272</text:p>
              </table:table-cell>
              <table:table-cell office:value-type="float" office:value="0.00000000000059787">
                <text:p>0.000000000000597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0.0000000000002269">
                <text:p>0.0000000000002269</text:p>
              </table:table-cell>
              <table:table-cell office:value-type="float" office:value="0.00000000000033273">
                <text:p>0.00000000000033273</text:p>
              </table:table-cell>
              <table:table-cell office:value-type="float" office:value="0.0000000000005801">
                <text:p>0.00000000000058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0.00000000000022043">
                <text:p>0.00000000000022043</text:p>
              </table:table-cell>
              <table:table-cell office:value-type="float" office:value="0.00000000000032304">
                <text:p>0.00000000000032304</text:p>
              </table:table-cell>
              <table:table-cell office:value-type="float" office:value="0.00000000000056287">
                <text:p>0.000000000000562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0.00000000000021416">
                <text:p>0.00000000000021416</text:p>
              </table:table-cell>
              <table:table-cell office:value-type="float" office:value="0.00000000000031365">
                <text:p>0.00000000000031365</text:p>
              </table:table-cell>
              <table:table-cell office:value-type="float" office:value="0.00000000000054616">
                <text:p>0.000000000000546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0.00000000000020807">
                <text:p>0.00000000000020807</text:p>
              </table:table-cell>
              <table:table-cell office:value-type="float" office:value="0.00000000000030454">
                <text:p>0.00000000000030454</text:p>
              </table:table-cell>
              <table:table-cell office:value-type="float" office:value="0.00000000000052997">
                <text:p>0.000000000000529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0.00000000000020218">
                <text:p>0.00000000000020218</text:p>
              </table:table-cell>
              <table:table-cell office:value-type="float" office:value="0.00000000000029571">
                <text:p>0.00000000000029571</text:p>
              </table:table-cell>
              <table:table-cell office:value-type="float" office:value="0.00000000000051426">
                <text:p>0.000000000000514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0.00000000000019646">
                <text:p>0.00000000000019646</text:p>
              </table:table-cell>
              <table:table-cell office:value-type="float" office:value="0.00000000000028715">
                <text:p>0.00000000000028715</text:p>
              </table:table-cell>
              <table:table-cell office:value-type="float" office:value="0.00000000000049904">
                <text:p>0.000000000000499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0.00000000000019092">
                <text:p>0.00000000000019092</text:p>
              </table:table-cell>
              <table:table-cell office:value-type="float" office:value="0.00000000000027885">
                <text:p>0.00000000000027885</text:p>
              </table:table-cell>
              <table:table-cell office:value-type="float" office:value="0.00000000000048428">
                <text:p>0.000000000000484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0.00000000000018555">
                <text:p>0.00000000000018555</text:p>
              </table:table-cell>
              <table:table-cell office:value-type="float" office:value="0.0000000000002708">
                <text:p>0.0000000000002708</text:p>
              </table:table-cell>
              <table:table-cell office:value-type="float" office:value="0.00000000000046997">
                <text:p>0.000000000000469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0.00000000000018034">
                <text:p>0.00000000000018034</text:p>
              </table:table-cell>
              <table:table-cell office:value-type="float" office:value="0.000000000000263">
                <text:p>0.000000000000263</text:p>
              </table:table-cell>
              <table:table-cell office:value-type="float" office:value="0.0000000000004561">
                <text:p>0.00000000000045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0.00000000000017529">
                <text:p>0.00000000000017529</text:p>
              </table:table-cell>
              <table:table-cell office:value-type="float" office:value="0.00000000000025544">
                <text:p>0.00000000000025544</text:p>
              </table:table-cell>
              <table:table-cell office:value-type="float" office:value="0.00000000000044265">
                <text:p>0.000000000000442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0.00000000000017039">
                <text:p>0.00000000000017039</text:p>
              </table:table-cell>
              <table:table-cell office:value-type="float" office:value="0.0000000000002481">
                <text:p>0.0000000000002481</text:p>
              </table:table-cell>
              <table:table-cell office:value-type="float" office:value="0.00000000000042961">
                <text:p>0.000000000000429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0.00000000000016564">
                <text:p>0.00000000000016564</text:p>
              </table:table-cell>
              <table:table-cell office:value-type="float" office:value="0.000000000000241">
                <text:p>0.000000000000241</text:p>
              </table:table-cell>
              <table:table-cell office:value-type="float" office:value="0.00000000000041697">
                <text:p>0.000000000000416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0.00000000000016104">
                <text:p>0.00000000000016104</text:p>
              </table:table-cell>
              <table:table-cell office:value-type="float" office:value="0.0000000000002341">
                <text:p>0.0000000000002341</text:p>
              </table:table-cell>
              <table:table-cell office:value-type="float" office:value="0.00000000000040471">
                <text:p>0.000000000000404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0.00000000000015658">
                <text:p>0.00000000000015658</text:p>
              </table:table-cell>
              <table:table-cell office:value-type="float" office:value="0.00000000000022742">
                <text:p>0.00000000000022742</text:p>
              </table:table-cell>
              <table:table-cell office:value-type="float" office:value="0.00000000000039283">
                <text:p>0.000000000000392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0.00000000000015226">
                <text:p>0.00000000000015226</text:p>
              </table:table-cell>
              <table:table-cell office:value-type="float" office:value="0.00000000000022094">
                <text:p>0.00000000000022094</text:p>
              </table:table-cell>
              <table:table-cell office:value-type="float" office:value="0.0000000000003813">
                <text:p>0.00000000000038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0.00000000000014806">
                <text:p>0.00000000000014806</text:p>
              </table:table-cell>
              <table:table-cell office:value-type="float" office:value="0.00000000000021466">
                <text:p>0.00000000000021466</text:p>
              </table:table-cell>
              <table:table-cell office:value-type="float" office:value="0.00000000000037013">
                <text:p>0.000000000000370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0.000000000000144">
                <text:p>0.000000000000144</text:p>
              </table:table-cell>
              <table:table-cell office:value-type="float" office:value="0.00000000000020857">
                <text:p>0.00000000000020857</text:p>
              </table:table-cell>
              <table:table-cell office:value-type="float" office:value="0.0000000000003593">
                <text:p>0.00000000000035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0.00000000000014006">
                <text:p>0.00000000000014006</text:p>
              </table:table-cell>
              <table:table-cell office:value-type="float" office:value="0.00000000000020267">
                <text:p>0.00000000000020267</text:p>
              </table:table-cell>
              <table:table-cell office:value-type="float" office:value="0.00000000000034881">
                <text:p>0.000000000000348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0.00000000000013624">
                <text:p>0.00000000000013624</text:p>
              </table:table-cell>
              <table:table-cell office:value-type="float" office:value="0.00000000000019694">
                <text:p>0.00000000000019694</text:p>
              </table:table-cell>
              <table:table-cell office:value-type="float" office:value="0.00000000000033863">
                <text:p>0.000000000000338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0.00000000000013253">
                <text:p>0.00000000000013253</text:p>
              </table:table-cell>
              <table:table-cell office:value-type="float" office:value="0.00000000000019139">
                <text:p>0.00000000000019139</text:p>
              </table:table-cell>
              <table:table-cell office:value-type="float" office:value="0.00000000000032876">
                <text:p>0.000000000000328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0.00000000000012894">
                <text:p>0.00000000000012894</text:p>
              </table:table-cell>
              <table:table-cell office:value-type="float" office:value="0.00000000000018601">
                <text:p>0.00000000000018601</text:p>
              </table:table-cell>
              <table:table-cell office:value-type="float" office:value="0.00000000000031919">
                <text:p>0.000000000000319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0.00000000000012546">
                <text:p>0.00000000000012546</text:p>
              </table:table-cell>
              <table:table-cell office:value-type="float" office:value="0.0000000000001808">
                <text:p>0.0000000000001808</text:p>
              </table:table-cell>
              <table:table-cell office:value-type="float" office:value="0.00000000000030991">
                <text:p>0.000000000000309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0.00000000000012209">
                <text:p>0.00000000000012209</text:p>
              </table:table-cell>
              <table:table-cell office:value-type="float" office:value="0.00000000000017574">
                <text:p>0.00000000000017574</text:p>
              </table:table-cell>
              <table:table-cell office:value-type="float" office:value="0.00000000000030092">
                <text:p>0.000000000000300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0.00000000000011882">
                <text:p>0.00000000000011882</text:p>
              </table:table-cell>
              <table:table-cell office:value-type="float" office:value="0.00000000000017084">
                <text:p>0.00000000000017084</text:p>
              </table:table-cell>
              <table:table-cell office:value-type="float" office:value="0.0000000000002922">
                <text:p>0.00000000000029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0.00000000000011564">
                <text:p>0.00000000000011564</text:p>
              </table:table-cell>
              <table:table-cell office:value-type="float" office:value="0.00000000000016608">
                <text:p>0.00000000000016608</text:p>
              </table:table-cell>
              <table:table-cell office:value-type="float" office:value="0.00000000000028375">
                <text:p>0.000000000000283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994cm" xlink:href=".." xlink:type="simple" chart:class="chart:scatter" chart:style-name="ch1">
        <chart:title svg:x="6.001cm" svg:y="0.315cm" chart:style-name="ch2">
          <text:p>Va_Xa Comparison</text:p>
        </chart:title>
        <chart:legend chart:legend-position="end" svg:x="12.808cm" svg:y="3.7cm" style:legend-expansion="high" chart:style-name="ch3"/>
        <chart:plot-area chart:style-name="ch4" table:cell-range-address="'1-1-10'.A2:'1-1-10'.A202 '1-1-10'.I1:'1-1-10'.I202 '1-1-10'.R1:'1-1-10'.R202 '1-1-10'.AA1:'1-1-10'.AA202" chart:data-source-has-labels="row" svg:x="1.33cm" svg:y="1.631cm" svg:width="10.84cm" svg:height="6.203cm">
          <chartooo:coordinate-region svg:x="2.798cm" svg:y="1.831cm" svg:width="9cm" svg:height="5.356cm"/>
          <chart:axis chart:dimension="x" chart:name="primary-x" chart:style-name="ch5">
            <chart:title svg:x="5.581cm" svg:y="8.013cm" chart:style-name="ch6">
              <text:p>Time (seconds)</text:p>
            </chart:title>
          </chart:axis>
          <chart:axis chart:dimension="y" chart:name="primary-y" chart:style-name="ch7">
            <chart:title svg:x="0.451cm" svg:y="6.615cm" chart:style-name="ch8">
              <text:p>Concentration(umol/m^2)</text:p>
            </chart:title>
            <chart:grid chart:style-name="ch9" chart:class="major"/>
          </chart:axis>
          <chart:series chart:style-name="ch10" chart:values-cell-range-address="'1-1-10'.I2:'1-1-10'.I202" chart:label-cell-address="'1-1-10'.I1:'1-1-10'.I1" chart:class="chart:scatter">
            <chart:domain table:cell-range-address="'1-1-10'.A2:'1-1-10'.A202"/>
            <chart:data-point chart:repeated="201"/>
          </chart:series>
          <chart:series chart:style-name="ch11" chart:values-cell-range-address="'1-1-10'.R2:'1-1-10'.R202" chart:label-cell-address="'1-1-10'.R1:'1-1-10'.R1" chart:class="chart:scatter">
            <chart:data-point chart:repeated="201"/>
          </chart:series>
          <chart:series chart:style-name="ch12" chart:values-cell-range-address="'1-1-10'.AA2:'1-1-10'.AA202" chart:label-cell-address="'1-1-10'.AA1:'1-1-10'.AA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% Va_Xa</text:p>
                <draw:g>
                  <svg:desc>'1-1-10'.I1:'1-1-10'.I1</svg:desc>
                </draw:g>
              </table:table-cell>
              <table:table-cell office:value-type="string">
                <text:p>20% Va_Xa</text:p>
                <draw:g>
                  <svg:desc>'1-1-10'.R1:'1-1-10'.R1</svg:desc>
                </draw:g>
              </table:table-cell>
              <table:table-cell office:value-type="string">
                <text:p>40% Va_Xa</text:p>
                <draw:g>
                  <svg:desc>'1-1-10'.AA1:'1-1-10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-1-10'.A2:'1-1-10'.A202</svg:desc>
                </draw:g>
              </table:table-cell>
              <table:table-cell office:value-type="float" office:value="0">
                <text:p>0</text:p>
                <draw:g>
                  <svg:desc>'1-1-10'.I2:'1-1-10'.I202</svg:desc>
                </draw:g>
              </table:table-cell>
              <table:table-cell office:value-type="float" office:value="0">
                <text:p>0</text:p>
                <draw:g>
                  <svg:desc>'1-1-10'.R2:'1-1-10'.R202</svg:desc>
                </draw:g>
              </table:table-cell>
              <table:table-cell office:value-type="float" office:value="0">
                <text:p>0</text:p>
                <draw:g>
                  <svg:desc>'1-1-10'.AA2:'1-1-10'.AA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6.6347E-018">
                <text:p>6.6347E-018</text:p>
              </table:table-cell>
              <table:table-cell office:value-type="float" office:value="1.4808E-018">
                <text:p>1.4808E-018</text:p>
              </table:table-cell>
              <table:table-cell office:value-type="float" office:value="3.1964E-019">
                <text:p>3.1964E-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.4755E-016">
                <text:p>1.4755E-016</text:p>
              </table:table-cell>
              <table:table-cell office:value-type="float" office:value="4.3853E-017">
                <text:p>4.3853E-017</text:p>
              </table:table-cell>
              <table:table-cell office:value-type="float" office:value="1.255E-017">
                <text:p>1.255E-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6.3976E-016">
                <text:p>6.3976E-016</text:p>
              </table:table-cell>
              <table:table-cell office:value-type="float" office:value="2.3881E-016">
                <text:p>2.3881E-016</text:p>
              </table:table-cell>
              <table:table-cell office:value-type="float" office:value="8.4722E-017">
                <text:p>8.4722E-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.3698E-015">
                <text:p>1.3698E-015</text:p>
              </table:table-cell>
              <table:table-cell office:value-type="float" office:value="6.0217E-016">
                <text:p>6.0217E-016</text:p>
              </table:table-cell>
              <table:table-cell office:value-type="float" office:value="2.6098E-016">
                <text:p>2.6098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2.1852E-015">
                <text:p>2.1852E-015</text:p>
              </table:table-cell>
              <table:table-cell office:value-type="float" office:value="1.0706E-015">
                <text:p>1.0706E-015</text:p>
              </table:table-cell>
              <table:table-cell office:value-type="float" office:value="5.4144E-016">
                <text:p>5.4144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3.2355E-015">
                <text:p>3.2355E-015</text:p>
              </table:table-cell>
              <table:table-cell office:value-type="float" office:value="1.7144E-015">
                <text:p>1.7144E-015</text:p>
              </table:table-cell>
              <table:table-cell office:value-type="float" office:value="9.6541E-016">
                <text:p>9.6541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5.056E-015">
                <text:p>5.056E-015</text:p>
              </table:table-cell>
              <table:table-cell office:value-type="float" office:value="2.818E-015">
                <text:p>2.818E-015</text:p>
              </table:table-cell>
              <table:table-cell office:value-type="float" office:value="1.6978E-015">
                <text:p>1.6978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8.1263E-015">
                <text:p>8.1263E-015</text:p>
              </table:table-cell>
              <table:table-cell office:value-type="float" office:value="4.5788E-015">
                <text:p>4.5788E-015</text:p>
              </table:table-cell>
              <table:table-cell office:value-type="float" office:value="2.8433E-015">
                <text:p>2.8433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000000000013752">
                <text:p>0.000000000000013752</text:p>
              </table:table-cell>
              <table:table-cell office:value-type="float" office:value="7.6279E-015">
                <text:p>7.6279E-015</text:p>
              </table:table-cell>
              <table:table-cell office:value-type="float" office:value="4.7694E-015">
                <text:p>4.7694E-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0000000000024305">
                <text:p>0.000000000000024305</text:p>
              </table:table-cell>
              <table:table-cell office:value-type="float" office:value="0.000000000000012791">
                <text:p>0.000000000000012791</text:p>
              </table:table-cell>
              <table:table-cell office:value-type="float" office:value="7.8827E-015">
                <text:p>7.8827E-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0000000000042513">
                <text:p>0.000000000000042513</text:p>
              </table:table-cell>
              <table:table-cell office:value-type="float" office:value="0.000000000000020859">
                <text:p>0.000000000000020859</text:p>
              </table:table-cell>
              <table:table-cell office:value-type="float" office:value="0.000000000000012439">
                <text:p>0.0000000000000124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000000000007562">
                <text:p>0.00000000000007562</text:p>
              </table:table-cell>
              <table:table-cell office:value-type="float" office:value="0.000000000000033959">
                <text:p>0.000000000000033959</text:p>
              </table:table-cell>
              <table:table-cell office:value-type="float" office:value="0.00000000000001926">
                <text:p>0.00000000000001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000000000013575">
                <text:p>0.00000000000013575</text:p>
              </table:table-cell>
              <table:table-cell office:value-type="float" office:value="0.000000000000055205">
                <text:p>0.000000000000055205</text:p>
              </table:table-cell>
              <table:table-cell office:value-type="float" office:value="0.000000000000029353">
                <text:p>0.0000000000000293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000000000024418">
                <text:p>0.00000000000024418</text:p>
              </table:table-cell>
              <table:table-cell office:value-type="float" office:value="0.000000000000089426">
                <text:p>0.000000000000089426</text:p>
              </table:table-cell>
              <table:table-cell office:value-type="float" office:value="0.000000000000044107">
                <text:p>0.000000000000044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000000000043737">
                <text:p>0.00000000000043737</text:p>
              </table:table-cell>
              <table:table-cell office:value-type="float" office:value="0.00000000000014397">
                <text:p>0.00000000000014397</text:p>
              </table:table-cell>
              <table:table-cell office:value-type="float" office:value="0.000000000000065402">
                <text:p>0.000000000000065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000000000077605">
                <text:p>0.00000000000077605</text:p>
              </table:table-cell>
              <table:table-cell office:value-type="float" office:value="0.00000000000022985">
                <text:p>0.00000000000022985</text:p>
              </table:table-cell>
              <table:table-cell office:value-type="float" office:value="0.000000000000095767">
                <text:p>0.0000000000000957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00000000013626">
                <text:p>0.0000000000013626</text:p>
              </table:table-cell>
              <table:table-cell office:value-type="float" office:value="0.00000000000036339">
                <text:p>0.00000000000036339</text:p>
              </table:table-cell>
              <table:table-cell office:value-type="float" office:value="0.00000000000013857">
                <text:p>0.00000000000013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00000000023681">
                <text:p>0.0000000000023681</text:p>
              </table:table-cell>
              <table:table-cell office:value-type="float" office:value="0.00000000000056849">
                <text:p>0.00000000000056849</text:p>
              </table:table-cell>
              <table:table-cell office:value-type="float" office:value="0.00000000000019827">
                <text:p>0.00000000000019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00000000040642">
                <text:p>0.0000000000040642</text:p>
              </table:table-cell>
              <table:table-cell office:value-type="float" office:value="0.00000000000087969">
                <text:p>0.00000000000087969</text:p>
              </table:table-cell>
              <table:table-cell office:value-type="float" office:value="0.00000000000028068">
                <text:p>0.000000000000280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00000000068864">
                <text:p>0.0000000000068864</text:p>
              </table:table-cell>
              <table:table-cell office:value-type="float" office:value="0.0000000000013465">
                <text:p>0.0000000000013465</text:p>
              </table:table-cell>
              <table:table-cell office:value-type="float" office:value="0.00000000000039337">
                <text:p>0.000000000000393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0000000011541">
                <text:p>0.000000000011541</text:p>
              </table:table-cell>
              <table:table-cell office:value-type="float" office:value="0.000000000002039">
                <text:p>0.000000000002039</text:p>
              </table:table-cell>
              <table:table-cell office:value-type="float" office:value="0.00000000000054608">
                <text:p>0.00000000000054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0000000019072">
                <text:p>0.000000000019072</text:p>
              </table:table-cell>
              <table:table-cell office:value-type="float" office:value="0.0000000000030559">
                <text:p>0.0000000000030559</text:p>
              </table:table-cell>
              <table:table-cell office:value-type="float" office:value="0.00000000000075133">
                <text:p>0.000000000000751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00000000031193">
                <text:p>0.000000000031193</text:p>
              </table:table-cell>
              <table:table-cell office:value-type="float" office:value="0.0000000000045345">
                <text:p>0.0000000000045345</text:p>
              </table:table-cell>
              <table:table-cell office:value-type="float" office:value="0.000000000001025">
                <text:p>0.0000000000010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00000000050491">
                <text:p>0.000000000050491</text:p>
              </table:table-cell>
              <table:table-cell office:value-type="float" office:value="0.000000000006665">
                <text:p>0.000000000006665</text:p>
              </table:table-cell>
              <table:table-cell office:value-type="float" office:value="0.0000000000013874">
                <text:p>0.0000000000013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000000000809">
                <text:p>0.0000000000809</text:p>
              </table:table-cell>
              <table:table-cell office:value-type="float" office:value="0.0000000000097082">
                <text:p>0.0000000000097082</text:p>
              </table:table-cell>
              <table:table-cell office:value-type="float" office:value="0.0000000000018639">
                <text:p>0.00000000000186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0000000012835">
                <text:p>0.00000000012835</text:p>
              </table:table-cell>
              <table:table-cell office:value-type="float" office:value="0.00000000001402">
                <text:p>0.00000000001402</text:p>
              </table:table-cell>
              <table:table-cell office:value-type="float" office:value="0.0000000000024866">
                <text:p>0.00000000000248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0000000020189">
                <text:p>0.00000000020189</text:p>
              </table:table-cell>
              <table:table-cell office:value-type="float" office:value="0.000000000020083">
                <text:p>0.000000000020083</text:p>
              </table:table-cell>
              <table:table-cell office:value-type="float" office:value="0.0000000000032956">
                <text:p>0.00000000000329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0000000031518">
                <text:p>0.00000000031518</text:p>
              </table:table-cell>
              <table:table-cell office:value-type="float" office:value="0.000000000028546">
                <text:p>0.000000000028546</text:p>
              </table:table-cell>
              <table:table-cell office:value-type="float" office:value="0.0000000000043407">
                <text:p>0.00000000000434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0000000048903">
                <text:p>0.00000000048903</text:p>
              </table:table-cell>
              <table:table-cell office:value-type="float" office:value="0.000000000040281">
                <text:p>0.000000000040281</text:p>
              </table:table-cell>
              <table:table-cell office:value-type="float" office:value="0.0000000000056839">
                <text:p>0.00000000000568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0000000075589">
                <text:p>0.00000000075589</text:p>
              </table:table-cell>
              <table:table-cell office:value-type="float" office:value="0.000000000056449">
                <text:p>0.000000000056449</text:p>
              </table:table-cell>
              <table:table-cell office:value-type="float" office:value="0.0000000000074017">
                <text:p>0.00000000000740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000000011684">
                <text:p>0.0000000011684</text:p>
              </table:table-cell>
              <table:table-cell office:value-type="float" office:value="0.000000000078593">
                <text:p>0.000000000078593</text:p>
              </table:table-cell>
              <table:table-cell office:value-type="float" office:value="0.0000000000095887">
                <text:p>0.00000000000958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000000018187">
                <text:p>0.0000000018187</text:p>
              </table:table-cell>
              <table:table-cell office:value-type="float" office:value="0.00000000010876">
                <text:p>0.00000000010876</text:p>
              </table:table-cell>
              <table:table-cell office:value-type="float" office:value="0.000000000012361">
                <text:p>0.0000000000123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0000000028886">
                <text:p>0.0000000028886</text:p>
              </table:table-cell>
              <table:table-cell office:value-type="float" office:value="0.00000000014963">
                <text:p>0.00000000014963</text:p>
              </table:table-cell>
              <table:table-cell office:value-type="float" office:value="0.00000000001586">
                <text:p>0.000000000015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0000000048165">
                <text:p>0.0000000048165</text:p>
              </table:table-cell>
              <table:table-cell office:value-type="float" office:value="0.00000000020477">
                <text:p>0.00000000020477</text:p>
              </table:table-cell>
              <table:table-cell office:value-type="float" office:value="0.000000000020261">
                <text:p>0.0000000000202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0000000090486">
                <text:p>0.0000000090486</text:p>
              </table:table-cell>
              <table:table-cell office:value-type="float" office:value="0.00000000027884">
                <text:p>0.00000000027884</text:p>
              </table:table-cell>
              <table:table-cell office:value-type="float" office:value="0.000000000025774">
                <text:p>0.0000000000257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000000024058">
                <text:p>0.000000024058</text:p>
              </table:table-cell>
              <table:table-cell office:value-type="float" office:value="0.00000000037797">
                <text:p>0.00000000037797</text:p>
              </table:table-cell>
              <table:table-cell office:value-type="float" office:value="0.000000000032658">
                <text:p>0.0000000000326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00000016876">
                <text:p>0.00000016876</text:p>
              </table:table-cell>
              <table:table-cell office:value-type="float" office:value="0.00000000051024">
                <text:p>0.00000000051024</text:p>
              </table:table-cell>
              <table:table-cell office:value-type="float" office:value="0.000000000041223">
                <text:p>0.0000000000412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0.0000015815">
                <text:p>0.0000015815</text:p>
              </table:table-cell>
              <table:table-cell office:value-type="float" office:value="0.00000000068634">
                <text:p>0.00000000068634</text:p>
              </table:table-cell>
              <table:table-cell office:value-type="float" office:value="0.000000000051849">
                <text:p>0.0000000000518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0.000010041">
                <text:p>0.000010041</text:p>
              </table:table-cell>
              <table:table-cell office:value-type="float" office:value="0.00000000092051">
                <text:p>0.00000000092051</text:p>
              </table:table-cell>
              <table:table-cell office:value-type="float" office:value="0.000000000064991">
                <text:p>0.000000000064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0.000023121">
                <text:p>0.000023121</text:p>
              </table:table-cell>
              <table:table-cell office:value-type="float" office:value="0.000000001232">
                <text:p>0.000000001232</text:p>
              </table:table-cell>
              <table:table-cell office:value-type="float" office:value="0.000000000081202">
                <text:p>0.0000000000812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0.000034254">
                <text:p>0.000034254</text:p>
              </table:table-cell>
              <table:table-cell office:value-type="float" office:value="0.0000000016473">
                <text:p>0.0000000016473</text:p>
              </table:table-cell>
              <table:table-cell office:value-type="float" office:value="0.00000000010115">
                <text:p>0.00000000010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0.000043304">
                <text:p>0.000043304</text:p>
              </table:table-cell>
              <table:table-cell office:value-type="float" office:value="0.000000002204">
                <text:p>0.000000002204</text:p>
              </table:table-cell>
              <table:table-cell office:value-type="float" office:value="0.00000000012562">
                <text:p>0.000000000125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0.000051734">
                <text:p>0.000051734</text:p>
              </table:table-cell>
              <table:table-cell office:value-type="float" office:value="0.0000000029577">
                <text:p>0.0000000029577</text:p>
              </table:table-cell>
              <table:table-cell office:value-type="float" office:value="0.00000000015559">
                <text:p>0.000000000155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0.000052997">
                <text:p>0.000052997</text:p>
              </table:table-cell>
              <table:table-cell office:value-type="float" office:value="0.0000000039957">
                <text:p>0.0000000039957</text:p>
              </table:table-cell>
              <table:table-cell office:value-type="float" office:value="0.00000000019221">
                <text:p>0.00000000019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0.000052845">
                <text:p>0.000052845</text:p>
              </table:table-cell>
              <table:table-cell office:value-type="float" office:value="0.000000005466">
                <text:p>0.000000005466</text:p>
              </table:table-cell>
              <table:table-cell office:value-type="float" office:value="0.00000000023687">
                <text:p>0.000000000236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0.000052663">
                <text:p>0.000052663</text:p>
              </table:table-cell>
              <table:table-cell office:value-type="float" office:value="0.0000000076487">
                <text:p>0.0000000076487</text:p>
              </table:table-cell>
              <table:table-cell office:value-type="float" office:value="0.00000000029124">
                <text:p>0.000000000291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0.00005248">
                <text:p>0.00005248</text:p>
              </table:table-cell>
              <table:table-cell office:value-type="float" office:value="0.000000011157">
                <text:p>0.000000011157</text:p>
              </table:table-cell>
              <table:table-cell office:value-type="float" office:value="0.00000000035731">
                <text:p>0.000000000357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0.000052293">
                <text:p>0.000052293</text:p>
              </table:table-cell>
              <table:table-cell office:value-type="float" office:value="0.00000001765">
                <text:p>0.00000001765</text:p>
              </table:table-cell>
              <table:table-cell office:value-type="float" office:value="0.00000000043749">
                <text:p>0.000000000437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0.000052101">
                <text:p>0.000052101</text:p>
              </table:table-cell>
              <table:table-cell office:value-type="float" office:value="0.000000033326">
                <text:p>0.000000033326</text:p>
              </table:table-cell>
              <table:table-cell office:value-type="float" office:value="0.00000000053468">
                <text:p>0.000000000534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0.000051904">
                <text:p>0.000051904</text:p>
              </table:table-cell>
              <table:table-cell office:value-type="float" office:value="0.000000093167">
                <text:p>0.000000093167</text:p>
              </table:table-cell>
              <table:table-cell office:value-type="float" office:value="0.00000000065236">
                <text:p>0.000000000652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0.000051703">
                <text:p>0.000051703</text:p>
              </table:table-cell>
              <table:table-cell office:value-type="float" office:value="0.00000033537">
                <text:p>0.00000033537</text:p>
              </table:table-cell>
              <table:table-cell office:value-type="float" office:value="0.0000000007947">
                <text:p>0.00000000079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0.000051499">
                <text:p>0.000051499</text:p>
              </table:table-cell>
              <table:table-cell office:value-type="float" office:value="0.0000012769">
                <text:p>0.0000012769</text:p>
              </table:table-cell>
              <table:table-cell office:value-type="float" office:value="0.0000000009668">
                <text:p>0.00000000096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0.000051294">
                <text:p>0.000051294</text:p>
              </table:table-cell>
              <table:table-cell office:value-type="float" office:value="0.0000048994">
                <text:p>0.0000048994</text:p>
              </table:table-cell>
              <table:table-cell office:value-type="float" office:value="0.0000000011748">
                <text:p>0.00000000117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0.000051087">
                <text:p>0.000051087</text:p>
              </table:table-cell>
              <table:table-cell office:value-type="float" office:value="0.00001177">
                <text:p>0.00001177</text:p>
              </table:table-cell>
              <table:table-cell office:value-type="float" office:value="0.0000000014261">
                <text:p>0.00000000142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0.000050879">
                <text:p>0.000050879</text:p>
              </table:table-cell>
              <table:table-cell office:value-type="float" office:value="0.00001847">
                <text:p>0.00001847</text:p>
              </table:table-cell>
              <table:table-cell office:value-type="float" office:value="0.00000000173">
                <text:p>0.000000001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0.000050669">
                <text:p>0.000050669</text:p>
              </table:table-cell>
              <table:table-cell office:value-type="float" office:value="0.000024357">
                <text:p>0.000024357</text:p>
              </table:table-cell>
              <table:table-cell office:value-type="float" office:value="0.0000000020976">
                <text:p>0.00000000209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0.000050459">
                <text:p>0.000050459</text:p>
              </table:table-cell>
              <table:table-cell office:value-type="float" office:value="0.000030346">
                <text:p>0.000030346</text:p>
              </table:table-cell>
              <table:table-cell office:value-type="float" office:value="0.0000000025431">
                <text:p>0.00000000254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0.000050249">
                <text:p>0.000050249</text:p>
              </table:table-cell>
              <table:table-cell office:value-type="float" office:value="0.000032509">
                <text:p>0.000032509</text:p>
              </table:table-cell>
              <table:table-cell office:value-type="float" office:value="0.0000000030841">
                <text:p>0.00000000308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0.000050038">
                <text:p>0.000050038</text:p>
              </table:table-cell>
              <table:table-cell office:value-type="float" office:value="0.000032512">
                <text:p>0.000032512</text:p>
              </table:table-cell>
              <table:table-cell office:value-type="float" office:value="0.0000000037431">
                <text:p>0.00000000374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0.000049827">
                <text:p>0.000049827</text:p>
              </table:table-cell>
              <table:table-cell office:value-type="float" office:value="0.000032359">
                <text:p>0.000032359</text:p>
              </table:table-cell>
              <table:table-cell office:value-type="float" office:value="0.0000000045495">
                <text:p>0.0000000045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0.000049615">
                <text:p>0.000049615</text:p>
              </table:table-cell>
              <table:table-cell office:value-type="float" office:value="0.000032205">
                <text:p>0.000032205</text:p>
              </table:table-cell>
              <table:table-cell office:value-type="float" office:value="0.0000000055423">
                <text:p>0.00000000554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0.000049404">
                <text:p>0.000049404</text:p>
              </table:table-cell>
              <table:table-cell office:value-type="float" office:value="0.000032053">
                <text:p>0.000032053</text:p>
              </table:table-cell>
              <table:table-cell office:value-type="float" office:value="0.0000000067748">
                <text:p>0.00000000677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0.000049193">
                <text:p>0.000049193</text:p>
              </table:table-cell>
              <table:table-cell office:value-type="float" office:value="0.000031894">
                <text:p>0.000031894</text:p>
              </table:table-cell>
              <table:table-cell office:value-type="float" office:value="0.0000000083227">
                <text:p>0.00000000832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0.000048982">
                <text:p>0.000048982</text:p>
              </table:table-cell>
              <table:table-cell office:value-type="float" office:value="0.000031725">
                <text:p>0.000031725</text:p>
              </table:table-cell>
              <table:table-cell office:value-type="float" office:value="0.000000010298">
                <text:p>0.0000000102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0.000048771">
                <text:p>0.000048771</text:p>
              </table:table-cell>
              <table:table-cell office:value-type="float" office:value="0.000031547">
                <text:p>0.000031547</text:p>
              </table:table-cell>
              <table:table-cell office:value-type="float" office:value="0.000000012873">
                <text:p>0.0000000128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0.000048561">
                <text:p>0.000048561</text:p>
              </table:table-cell>
              <table:table-cell office:value-type="float" office:value="0.000031364">
                <text:p>0.000031364</text:p>
              </table:table-cell>
              <table:table-cell office:value-type="float" office:value="0.000000016338">
                <text:p>0.0000000163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0.000048351">
                <text:p>0.000048351</text:p>
              </table:table-cell>
              <table:table-cell office:value-type="float" office:value="0.000031176">
                <text:p>0.000031176</text:p>
              </table:table-cell>
              <table:table-cell office:value-type="float" office:value="0.00000002121">
                <text:p>0.000000021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0.000048142">
                <text:p>0.000048142</text:p>
              </table:table-cell>
              <table:table-cell office:value-type="float" office:value="0.000030984">
                <text:p>0.000030984</text:p>
              </table:table-cell>
              <table:table-cell office:value-type="float" office:value="0.000000028526">
                <text:p>0.0000000285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0.000047933">
                <text:p>0.000047933</text:p>
              </table:table-cell>
              <table:table-cell office:value-type="float" office:value="0.000030789">
                <text:p>0.000030789</text:p>
              </table:table-cell>
              <table:table-cell office:value-type="float" office:value="0.000000040664">
                <text:p>0.000000040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0.000047724">
                <text:p>0.000047724</text:p>
              </table:table-cell>
              <table:table-cell office:value-type="float" office:value="0.000030592">
                <text:p>0.000030592</text:p>
              </table:table-cell>
              <table:table-cell office:value-type="float" office:value="0.000000064129">
                <text:p>0.0000000641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0.000047517">
                <text:p>0.000047517</text:p>
              </table:table-cell>
              <table:table-cell office:value-type="float" office:value="0.000030392">
                <text:p>0.000030392</text:p>
              </table:table-cell>
              <table:table-cell office:value-type="float" office:value="0.00000012011">
                <text:p>0.000000120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0.00004731">
                <text:p>0.00004731</text:p>
              </table:table-cell>
              <table:table-cell office:value-type="float" office:value="0.000030191">
                <text:p>0.000030191</text:p>
              </table:table-cell>
              <table:table-cell office:value-type="float" office:value="0.0000002654">
                <text:p>0.00000026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0.000047104">
                <text:p>0.000047104</text:p>
              </table:table-cell>
              <table:table-cell office:value-type="float" office:value="0.000029988">
                <text:p>0.000029988</text:p>
              </table:table-cell>
              <table:table-cell office:value-type="float" office:value="0.00000056645">
                <text:p>0.000000566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0.000046898">
                <text:p>0.000046898</text:p>
              </table:table-cell>
              <table:table-cell office:value-type="float" office:value="0.000029785">
                <text:p>0.000029785</text:p>
              </table:table-cell>
              <table:table-cell office:value-type="float" office:value="0.0000012539">
                <text:p>0.00000125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0.000046693">
                <text:p>0.000046693</text:p>
              </table:table-cell>
              <table:table-cell office:value-type="float" office:value="0.000029581">
                <text:p>0.000029581</text:p>
              </table:table-cell>
              <table:table-cell office:value-type="float" office:value="0.000002997">
                <text:p>0.000002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0.000046489">
                <text:p>0.000046489</text:p>
              </table:table-cell>
              <table:table-cell office:value-type="float" office:value="0.000029376">
                <text:p>0.000029376</text:p>
              </table:table-cell>
              <table:table-cell office:value-type="float" office:value="0.000006332">
                <text:p>0.0000063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0.000046286">
                <text:p>0.000046286</text:p>
              </table:table-cell>
              <table:table-cell office:value-type="float" office:value="0.000029171">
                <text:p>0.000029171</text:p>
              </table:table-cell>
              <table:table-cell office:value-type="float" office:value="0.0000099994">
                <text:p>0.00000999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0.000046084">
                <text:p>0.000046084</text:p>
              </table:table-cell>
              <table:table-cell office:value-type="float" office:value="0.000028966">
                <text:p>0.000028966</text:p>
              </table:table-cell>
              <table:table-cell office:value-type="float" office:value="0.000013164">
                <text:p>0.0000131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0.000045882">
                <text:p>0.000045882</text:p>
              </table:table-cell>
              <table:table-cell office:value-type="float" office:value="0.000028761">
                <text:p>0.000028761</text:p>
              </table:table-cell>
              <table:table-cell office:value-type="float" office:value="0.000015286">
                <text:p>0.0000152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0.000045682">
                <text:p>0.000045682</text:p>
              </table:table-cell>
              <table:table-cell office:value-type="float" office:value="0.000028557">
                <text:p>0.000028557</text:p>
              </table:table-cell>
              <table:table-cell office:value-type="float" office:value="0.000015551">
                <text:p>0.0000155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0.000045482">
                <text:p>0.000045482</text:p>
              </table:table-cell>
              <table:table-cell office:value-type="float" office:value="0.000028352">
                <text:p>0.000028352</text:p>
              </table:table-cell>
              <table:table-cell office:value-type="float" office:value="0.000015379">
                <text:p>0.0000153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0.000045283">
                <text:p>0.000045283</text:p>
              </table:table-cell>
              <table:table-cell office:value-type="float" office:value="0.000028149">
                <text:p>0.000028149</text:p>
              </table:table-cell>
              <table:table-cell office:value-type="float" office:value="0.000015185">
                <text:p>0.0000151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0.000045085">
                <text:p>0.000045085</text:p>
              </table:table-cell>
              <table:table-cell office:value-type="float" office:value="0.000027945">
                <text:p>0.000027945</text:p>
              </table:table-cell>
              <table:table-cell office:value-type="float" office:value="0.000015007">
                <text:p>0.0000150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0.000044888">
                <text:p>0.000044888</text:p>
              </table:table-cell>
              <table:table-cell office:value-type="float" office:value="0.000027743">
                <text:p>0.000027743</text:p>
              </table:table-cell>
              <table:table-cell office:value-type="float" office:value="0.000014846">
                <text:p>0.0000148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0.000044691">
                <text:p>0.000044691</text:p>
              </table:table-cell>
              <table:table-cell office:value-type="float" office:value="0.000027541">
                <text:p>0.000027541</text:p>
              </table:table-cell>
              <table:table-cell office:value-type="float" office:value="0.000014695">
                <text:p>0.0000146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0.000044496">
                <text:p>0.000044496</text:p>
              </table:table-cell>
              <table:table-cell office:value-type="float" office:value="0.00002734">
                <text:p>0.00002734</text:p>
              </table:table-cell>
              <table:table-cell office:value-type="float" office:value="0.000014545">
                <text:p>0.0000145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0.000044302">
                <text:p>0.000044302</text:p>
              </table:table-cell>
              <table:table-cell office:value-type="float" office:value="0.00002714">
                <text:p>0.00002714</text:p>
              </table:table-cell>
              <table:table-cell office:value-type="float" office:value="0.000014396">
                <text:p>0.000014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0.000044108">
                <text:p>0.000044108</text:p>
              </table:table-cell>
              <table:table-cell office:value-type="float" office:value="0.000026941">
                <text:p>0.000026941</text:p>
              </table:table-cell>
              <table:table-cell office:value-type="float" office:value="0.000014246">
                <text:p>0.0000142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0.000043915">
                <text:p>0.000043915</text:p>
              </table:table-cell>
              <table:table-cell office:value-type="float" office:value="0.000026743">
                <text:p>0.000026743</text:p>
              </table:table-cell>
              <table:table-cell office:value-type="float" office:value="0.000014095">
                <text:p>0.0000140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0.000043723">
                <text:p>0.000043723</text:p>
              </table:table-cell>
              <table:table-cell office:value-type="float" office:value="0.000026545">
                <text:p>0.000026545</text:p>
              </table:table-cell>
              <table:table-cell office:value-type="float" office:value="0.000013944">
                <text:p>0.0000139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0.000043532">
                <text:p>0.000043532</text:p>
              </table:table-cell>
              <table:table-cell office:value-type="float" office:value="0.000026349">
                <text:p>0.000026349</text:p>
              </table:table-cell>
              <table:table-cell office:value-type="float" office:value="0.000013792">
                <text:p>0.0000137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0.000043342">
                <text:p>0.000043342</text:p>
              </table:table-cell>
              <table:table-cell office:value-type="float" office:value="0.000026154">
                <text:p>0.000026154</text:p>
              </table:table-cell>
              <table:table-cell office:value-type="float" office:value="0.00001364">
                <text:p>0.000013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0.000043153">
                <text:p>0.000043153</text:p>
              </table:table-cell>
              <table:table-cell office:value-type="float" office:value="0.000025961">
                <text:p>0.000025961</text:p>
              </table:table-cell>
              <table:table-cell office:value-type="float" office:value="0.000013488">
                <text:p>0.0000134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0.000042965">
                <text:p>0.000042965</text:p>
              </table:table-cell>
              <table:table-cell office:value-type="float" office:value="0.000025768">
                <text:p>0.000025768</text:p>
              </table:table-cell>
              <table:table-cell office:value-type="float" office:value="0.000013336">
                <text:p>0.0000133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0.000042778">
                <text:p>0.000042778</text:p>
              </table:table-cell>
              <table:table-cell office:value-type="float" office:value="0.000025576">
                <text:p>0.000025576</text:p>
              </table:table-cell>
              <table:table-cell office:value-type="float" office:value="0.000013184">
                <text:p>0.0000131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0.000042591">
                <text:p>0.000042591</text:p>
              </table:table-cell>
              <table:table-cell office:value-type="float" office:value="0.000025386">
                <text:p>0.000025386</text:p>
              </table:table-cell>
              <table:table-cell office:value-type="float" office:value="0.000013032">
                <text:p>0.0000130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0.000042406">
                <text:p>0.000042406</text:p>
              </table:table-cell>
              <table:table-cell office:value-type="float" office:value="0.000025197">
                <text:p>0.000025197</text:p>
              </table:table-cell>
              <table:table-cell office:value-type="float" office:value="0.00001288">
                <text:p>0.000012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0.000042221">
                <text:p>0.000042221</text:p>
              </table:table-cell>
              <table:table-cell office:value-type="float" office:value="0.000025009">
                <text:p>0.000025009</text:p>
              </table:table-cell>
              <table:table-cell office:value-type="float" office:value="0.000012729">
                <text:p>0.0000127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0.000042037">
                <text:p>0.000042037</text:p>
              </table:table-cell>
              <table:table-cell office:value-type="float" office:value="0.000024822">
                <text:p>0.000024822</text:p>
              </table:table-cell>
              <table:table-cell office:value-type="float" office:value="0.000012578">
                <text:p>0.0000125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0.000041854">
                <text:p>0.000041854</text:p>
              </table:table-cell>
              <table:table-cell office:value-type="float" office:value="0.000024637">
                <text:p>0.000024637</text:p>
              </table:table-cell>
              <table:table-cell office:value-type="float" office:value="0.000012428">
                <text:p>0.0000124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0.000041672">
                <text:p>0.000041672</text:p>
              </table:table-cell>
              <table:table-cell office:value-type="float" office:value="0.000024453">
                <text:p>0.000024453</text:p>
              </table:table-cell>
              <table:table-cell office:value-type="float" office:value="0.000012279">
                <text:p>0.0000122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0.000041491">
                <text:p>0.000041491</text:p>
              </table:table-cell>
              <table:table-cell office:value-type="float" office:value="0.00002427">
                <text:p>0.00002427</text:p>
              </table:table-cell>
              <table:table-cell office:value-type="float" office:value="0.000012131">
                <text:p>0.0000121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0.00004131">
                <text:p>0.00004131</text:p>
              </table:table-cell>
              <table:table-cell office:value-type="float" office:value="0.000024088">
                <text:p>0.000024088</text:p>
              </table:table-cell>
              <table:table-cell office:value-type="float" office:value="0.000011983">
                <text:p>0.0000119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0.000041131">
                <text:p>0.000041131</text:p>
              </table:table-cell>
              <table:table-cell office:value-type="float" office:value="0.000023907">
                <text:p>0.000023907</text:p>
              </table:table-cell>
              <table:table-cell office:value-type="float" office:value="0.000011837">
                <text:p>0.0000118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0.000040952">
                <text:p>0.000040952</text:p>
              </table:table-cell>
              <table:table-cell office:value-type="float" office:value="0.000023728">
                <text:p>0.000023728</text:p>
              </table:table-cell>
              <table:table-cell office:value-type="float" office:value="0.000011691">
                <text:p>0.0000116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0.000040774">
                <text:p>0.000040774</text:p>
              </table:table-cell>
              <table:table-cell office:value-type="float" office:value="0.00002355">
                <text:p>0.00002355</text:p>
              </table:table-cell>
              <table:table-cell office:value-type="float" office:value="0.000011547">
                <text:p>0.0000115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0.000040597">
                <text:p>0.000040597</text:p>
              </table:table-cell>
              <table:table-cell office:value-type="float" office:value="0.000023373">
                <text:p>0.000023373</text:p>
              </table:table-cell>
              <table:table-cell office:value-type="float" office:value="0.000011404">
                <text:p>0.0000114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0.000040421">
                <text:p>0.000040421</text:p>
              </table:table-cell>
              <table:table-cell office:value-type="float" office:value="0.000023198">
                <text:p>0.000023198</text:p>
              </table:table-cell>
              <table:table-cell office:value-type="float" office:value="0.000011262">
                <text:p>0.0000112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0.000040246">
                <text:p>0.000040246</text:p>
              </table:table-cell>
              <table:table-cell office:value-type="float" office:value="0.000023023">
                <text:p>0.000023023</text:p>
              </table:table-cell>
              <table:table-cell office:value-type="float" office:value="0.000011121">
                <text:p>0.0000111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0.000040071">
                <text:p>0.000040071</text:p>
              </table:table-cell>
              <table:table-cell office:value-type="float" office:value="0.00002285">
                <text:p>0.00002285</text:p>
              </table:table-cell>
              <table:table-cell office:value-type="float" office:value="0.000010981">
                <text:p>0.0000109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0.000039898">
                <text:p>0.000039898</text:p>
              </table:table-cell>
              <table:table-cell office:value-type="float" office:value="0.000022678">
                <text:p>0.000022678</text:p>
              </table:table-cell>
              <table:table-cell office:value-type="float" office:value="0.000010843">
                <text:p>0.0000108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0.000039725">
                <text:p>0.000039725</text:p>
              </table:table-cell>
              <table:table-cell office:value-type="float" office:value="0.000022507">
                <text:p>0.000022507</text:p>
              </table:table-cell>
              <table:table-cell office:value-type="float" office:value="0.000010706">
                <text:p>0.0000107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0.000039553">
                <text:p>0.000039553</text:p>
              </table:table-cell>
              <table:table-cell office:value-type="float" office:value="0.000022338">
                <text:p>0.000022338</text:p>
              </table:table-cell>
              <table:table-cell office:value-type="float" office:value="0.00001057">
                <text:p>0.000010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0.000039382">
                <text:p>0.000039382</text:p>
              </table:table-cell>
              <table:table-cell office:value-type="float" office:value="0.000022169">
                <text:p>0.000022169</text:p>
              </table:table-cell>
              <table:table-cell office:value-type="float" office:value="0.000010435">
                <text:p>0.0000104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0.000039211">
                <text:p>0.000039211</text:p>
              </table:table-cell>
              <table:table-cell office:value-type="float" office:value="0.000022002">
                <text:p>0.000022002</text:p>
              </table:table-cell>
              <table:table-cell office:value-type="float" office:value="0.000010302">
                <text:p>0.0000103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0.000039042">
                <text:p>0.000039042</text:p>
              </table:table-cell>
              <table:table-cell office:value-type="float" office:value="0.000021836">
                <text:p>0.000021836</text:p>
              </table:table-cell>
              <table:table-cell office:value-type="float" office:value="0.00001017">
                <text:p>0.000010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0.000038873">
                <text:p>0.000038873</text:p>
              </table:table-cell>
              <table:table-cell office:value-type="float" office:value="0.000021671">
                <text:p>0.000021671</text:p>
              </table:table-cell>
              <table:table-cell office:value-type="float" office:value="0.00001004">
                <text:p>0.000010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0.000038705">
                <text:p>0.000038705</text:p>
              </table:table-cell>
              <table:table-cell office:value-type="float" office:value="0.000021507">
                <text:p>0.000021507</text:p>
              </table:table-cell>
              <table:table-cell office:value-type="float" office:value="0.0000099106">
                <text:p>0.00000991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0.000038537">
                <text:p>0.000038537</text:p>
              </table:table-cell>
              <table:table-cell office:value-type="float" office:value="0.000021345">
                <text:p>0.000021345</text:p>
              </table:table-cell>
              <table:table-cell office:value-type="float" office:value="0.0000097827">
                <text:p>0.00000978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0.000038371">
                <text:p>0.000038371</text:p>
              </table:table-cell>
              <table:table-cell office:value-type="float" office:value="0.000021183">
                <text:p>0.000021183</text:p>
              </table:table-cell>
              <table:table-cell office:value-type="float" office:value="0.0000096562">
                <text:p>0.00000965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0.000038205">
                <text:p>0.000038205</text:p>
              </table:table-cell>
              <table:table-cell office:value-type="float" office:value="0.000021023">
                <text:p>0.000021023</text:p>
              </table:table-cell>
              <table:table-cell office:value-type="float" office:value="0.000009531">
                <text:p>0.0000095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0.00003804">
                <text:p>0.00003804</text:p>
              </table:table-cell>
              <table:table-cell office:value-type="float" office:value="0.000020863">
                <text:p>0.000020863</text:p>
              </table:table-cell>
              <table:table-cell office:value-type="float" office:value="0.000009407">
                <text:p>0.0000094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0.000037876">
                <text:p>0.000037876</text:p>
              </table:table-cell>
              <table:table-cell office:value-type="float" office:value="0.000020705">
                <text:p>0.000020705</text:p>
              </table:table-cell>
              <table:table-cell office:value-type="float" office:value="0.0000092844">
                <text:p>0.00000928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0.000037712">
                <text:p>0.000037712</text:p>
              </table:table-cell>
              <table:table-cell office:value-type="float" office:value="0.000020548">
                <text:p>0.000020548</text:p>
              </table:table-cell>
              <table:table-cell office:value-type="float" office:value="0.0000091631">
                <text:p>0.00000916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0.00003755">
                <text:p>0.00003755</text:p>
              </table:table-cell>
              <table:table-cell office:value-type="float" office:value="0.000020392">
                <text:p>0.000020392</text:p>
              </table:table-cell>
              <table:table-cell office:value-type="float" office:value="0.0000090431">
                <text:p>0.00000904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0.000037388">
                <text:p>0.000037388</text:p>
              </table:table-cell>
              <table:table-cell office:value-type="float" office:value="0.000020237">
                <text:p>0.000020237</text:p>
              </table:table-cell>
              <table:table-cell office:value-type="float" office:value="0.0000089243">
                <text:p>0.00000892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0.000037226">
                <text:p>0.000037226</text:p>
              </table:table-cell>
              <table:table-cell office:value-type="float" office:value="0.000020083">
                <text:p>0.000020083</text:p>
              </table:table-cell>
              <table:table-cell office:value-type="float" office:value="0.0000088069">
                <text:p>0.00000880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0.000037066">
                <text:p>0.000037066</text:p>
              </table:table-cell>
              <table:table-cell office:value-type="float" office:value="0.000019931">
                <text:p>0.000019931</text:p>
              </table:table-cell>
              <table:table-cell office:value-type="float" office:value="0.0000086907">
                <text:p>0.00000869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0.000036906">
                <text:p>0.000036906</text:p>
              </table:table-cell>
              <table:table-cell office:value-type="float" office:value="0.000019779">
                <text:p>0.000019779</text:p>
              </table:table-cell>
              <table:table-cell office:value-type="float" office:value="0.0000085757">
                <text:p>0.00000857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0.000036747">
                <text:p>0.000036747</text:p>
              </table:table-cell>
              <table:table-cell office:value-type="float" office:value="0.000019628">
                <text:p>0.000019628</text:p>
              </table:table-cell>
              <table:table-cell office:value-type="float" office:value="0.000008462">
                <text:p>0.0000084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0.000036589">
                <text:p>0.000036589</text:p>
              </table:table-cell>
              <table:table-cell office:value-type="float" office:value="0.000019478">
                <text:p>0.000019478</text:p>
              </table:table-cell>
              <table:table-cell office:value-type="float" office:value="0.0000083495">
                <text:p>0.00000834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0.000036431">
                <text:p>0.000036431</text:p>
              </table:table-cell>
              <table:table-cell office:value-type="float" office:value="0.00001933">
                <text:p>0.00001933</text:p>
              </table:table-cell>
              <table:table-cell office:value-type="float" office:value="0.0000082383">
                <text:p>0.00000823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0.000036274">
                <text:p>0.000036274</text:p>
              </table:table-cell>
              <table:table-cell office:value-type="float" office:value="0.000019182">
                <text:p>0.000019182</text:p>
              </table:table-cell>
              <table:table-cell office:value-type="float" office:value="0.0000081282">
                <text:p>0.00000812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0.000036118">
                <text:p>0.000036118</text:p>
              </table:table-cell>
              <table:table-cell office:value-type="float" office:value="0.000019035">
                <text:p>0.000019035</text:p>
              </table:table-cell>
              <table:table-cell office:value-type="float" office:value="0.0000080193">
                <text:p>0.00000801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0.000035962">
                <text:p>0.000035962</text:p>
              </table:table-cell>
              <table:table-cell office:value-type="float" office:value="0.00001889">
                <text:p>0.00001889</text:p>
              </table:table-cell>
              <table:table-cell office:value-type="float" office:value="0.0000079116">
                <text:p>0.00000791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0.000035807">
                <text:p>0.000035807</text:p>
              </table:table-cell>
              <table:table-cell office:value-type="float" office:value="0.000018745">
                <text:p>0.000018745</text:p>
              </table:table-cell>
              <table:table-cell office:value-type="float" office:value="0.0000078051">
                <text:p>0.00000780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0.000035653">
                <text:p>0.000035653</text:p>
              </table:table-cell>
              <table:table-cell office:value-type="float" office:value="0.000018601">
                <text:p>0.000018601</text:p>
              </table:table-cell>
              <table:table-cell office:value-type="float" office:value="0.0000076997">
                <text:p>0.00000769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0.0000355">
                <text:p>0.0000355</text:p>
              </table:table-cell>
              <table:table-cell office:value-type="float" office:value="0.000018458">
                <text:p>0.000018458</text:p>
              </table:table-cell>
              <table:table-cell office:value-type="float" office:value="0.0000075955">
                <text:p>0.00000759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0.000035347">
                <text:p>0.000035347</text:p>
              </table:table-cell>
              <table:table-cell office:value-type="float" office:value="0.000018317">
                <text:p>0.000018317</text:p>
              </table:table-cell>
              <table:table-cell office:value-type="float" office:value="0.0000074924">
                <text:p>0.00000749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0.000035195">
                <text:p>0.000035195</text:p>
              </table:table-cell>
              <table:table-cell office:value-type="float" office:value="0.000018176">
                <text:p>0.000018176</text:p>
              </table:table-cell>
              <table:table-cell office:value-type="float" office:value="0.0000073904">
                <text:p>0.00000739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0.000035044">
                <text:p>0.000035044</text:p>
              </table:table-cell>
              <table:table-cell office:value-type="float" office:value="0.000018036">
                <text:p>0.000018036</text:p>
              </table:table-cell>
              <table:table-cell office:value-type="float" office:value="0.0000072895">
                <text:p>0.00000728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0.000034893">
                <text:p>0.000034893</text:p>
              </table:table-cell>
              <table:table-cell office:value-type="float" office:value="0.000017897">
                <text:p>0.000017897</text:p>
              </table:table-cell>
              <table:table-cell office:value-type="float" office:value="0.0000071897">
                <text:p>0.00000718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0.000034743">
                <text:p>0.000034743</text:p>
              </table:table-cell>
              <table:table-cell office:value-type="float" office:value="0.000017759">
                <text:p>0.000017759</text:p>
              </table:table-cell>
              <table:table-cell office:value-type="float" office:value="0.0000070909">
                <text:p>0.0000070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0.000034593">
                <text:p>0.000034593</text:p>
              </table:table-cell>
              <table:table-cell office:value-type="float" office:value="0.000017622">
                <text:p>0.000017622</text:p>
              </table:table-cell>
              <table:table-cell office:value-type="float" office:value="0.0000069932">
                <text:p>0.00000699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0.000034445">
                <text:p>0.000034445</text:p>
              </table:table-cell>
              <table:table-cell office:value-type="float" office:value="0.000017486">
                <text:p>0.000017486</text:p>
              </table:table-cell>
              <table:table-cell office:value-type="float" office:value="0.0000068966">
                <text:p>0.00000689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0.000034296">
                <text:p>0.000034296</text:p>
              </table:table-cell>
              <table:table-cell office:value-type="float" office:value="0.00001735">
                <text:p>0.00001735</text:p>
              </table:table-cell>
              <table:table-cell office:value-type="float" office:value="0.000006801">
                <text:p>0.0000068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0.000034149">
                <text:p>0.000034149</text:p>
              </table:table-cell>
              <table:table-cell office:value-type="float" office:value="0.000017216">
                <text:p>0.000017216</text:p>
              </table:table-cell>
              <table:table-cell office:value-type="float" office:value="0.0000067065">
                <text:p>0.00000670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0.000034002">
                <text:p>0.000034002</text:p>
              </table:table-cell>
              <table:table-cell office:value-type="float" office:value="0.000017082">
                <text:p>0.000017082</text:p>
              </table:table-cell>
              <table:table-cell office:value-type="float" office:value="0.0000066129">
                <text:p>0.00000661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0.000033856">
                <text:p>0.000033856</text:p>
              </table:table-cell>
              <table:table-cell office:value-type="float" office:value="0.00001695">
                <text:p>0.00001695</text:p>
              </table:table-cell>
              <table:table-cell office:value-type="float" office:value="0.0000065204">
                <text:p>0.00000652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0.00003371">
                <text:p>0.00003371</text:p>
              </table:table-cell>
              <table:table-cell office:value-type="float" office:value="0.000016818">
                <text:p>0.000016818</text:p>
              </table:table-cell>
              <table:table-cell office:value-type="float" office:value="0.0000064288">
                <text:p>0.00000642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0.000033565">
                <text:p>0.000033565</text:p>
              </table:table-cell>
              <table:table-cell office:value-type="float" office:value="0.000016687">
                <text:p>0.000016687</text:p>
              </table:table-cell>
              <table:table-cell office:value-type="float" office:value="0.0000063382">
                <text:p>0.00000633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0.000033421">
                <text:p>0.000033421</text:p>
              </table:table-cell>
              <table:table-cell office:value-type="float" office:value="0.000016557">
                <text:p>0.000016557</text:p>
              </table:table-cell>
              <table:table-cell office:value-type="float" office:value="0.0000062486">
                <text:p>0.00000624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0.000033277">
                <text:p>0.000033277</text:p>
              </table:table-cell>
              <table:table-cell office:value-type="float" office:value="0.000016427">
                <text:p>0.000016427</text:p>
              </table:table-cell>
              <table:table-cell office:value-type="float" office:value="0.0000061599">
                <text:p>0.00000615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0.000033134">
                <text:p>0.000033134</text:p>
              </table:table-cell>
              <table:table-cell office:value-type="float" office:value="0.000016299">
                <text:p>0.000016299</text:p>
              </table:table-cell>
              <table:table-cell office:value-type="float" office:value="0.0000060722">
                <text:p>0.00000607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0.000032992">
                <text:p>0.000032992</text:p>
              </table:table-cell>
              <table:table-cell office:value-type="float" office:value="0.000016171">
                <text:p>0.000016171</text:p>
              </table:table-cell>
              <table:table-cell office:value-type="float" office:value="0.0000059854">
                <text:p>0.00000598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0.00003285">
                <text:p>0.00003285</text:p>
              </table:table-cell>
              <table:table-cell office:value-type="float" office:value="0.000016045">
                <text:p>0.000016045</text:p>
              </table:table-cell>
              <table:table-cell office:value-type="float" office:value="0.0000058996">
                <text:p>0.00000589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0.000032709">
                <text:p>0.000032709</text:p>
              </table:table-cell>
              <table:table-cell office:value-type="float" office:value="0.000015919">
                <text:p>0.000015919</text:p>
              </table:table-cell>
              <table:table-cell office:value-type="float" office:value="0.0000058146">
                <text:p>0.00000581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0.000032568">
                <text:p>0.000032568</text:p>
              </table:table-cell>
              <table:table-cell office:value-type="float" office:value="0.000015794">
                <text:p>0.000015794</text:p>
              </table:table-cell>
              <table:table-cell office:value-type="float" office:value="0.0000057306">
                <text:p>0.00000573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0.000032428">
                <text:p>0.000032428</text:p>
              </table:table-cell>
              <table:table-cell office:value-type="float" office:value="0.000015669">
                <text:p>0.000015669</text:p>
              </table:table-cell>
              <table:table-cell office:value-type="float" office:value="0.0000056475">
                <text:p>0.00000564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0.000032289">
                <text:p>0.000032289</text:p>
              </table:table-cell>
              <table:table-cell office:value-type="float" office:value="0.000015546">
                <text:p>0.000015546</text:p>
              </table:table-cell>
              <table:table-cell office:value-type="float" office:value="0.0000055652">
                <text:p>0.00000556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0.00003215">
                <text:p>0.00003215</text:p>
              </table:table-cell>
              <table:table-cell office:value-type="float" office:value="0.000015423">
                <text:p>0.000015423</text:p>
              </table:table-cell>
              <table:table-cell office:value-type="float" office:value="0.0000054838">
                <text:p>0.00000548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0.000032012">
                <text:p>0.000032012</text:p>
              </table:table-cell>
              <table:table-cell office:value-type="float" office:value="0.000015301">
                <text:p>0.000015301</text:p>
              </table:table-cell>
              <table:table-cell office:value-type="float" office:value="0.0000054033">
                <text:p>0.00000540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0.000031874">
                <text:p>0.000031874</text:p>
              </table:table-cell>
              <table:table-cell office:value-type="float" office:value="0.00001518">
                <text:p>0.00001518</text:p>
              </table:table-cell>
              <table:table-cell office:value-type="float" office:value="0.0000053236">
                <text:p>0.00000532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0.000031737">
                <text:p>0.000031737</text:p>
              </table:table-cell>
              <table:table-cell office:value-type="float" office:value="0.00001506">
                <text:p>0.00001506</text:p>
              </table:table-cell>
              <table:table-cell office:value-type="float" office:value="0.0000052448">
                <text:p>0.00000524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0.000031601">
                <text:p>0.000031601</text:p>
              </table:table-cell>
              <table:table-cell office:value-type="float" office:value="0.00001494">
                <text:p>0.00001494</text:p>
              </table:table-cell>
              <table:table-cell office:value-type="float" office:value="0.0000051668">
                <text:p>0.00000516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0.000031465">
                <text:p>0.000031465</text:p>
              </table:table-cell>
              <table:table-cell office:value-type="float" office:value="0.000014821">
                <text:p>0.000014821</text:p>
              </table:table-cell>
              <table:table-cell office:value-type="float" office:value="0.0000050897">
                <text:p>0.00000508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0.000031329">
                <text:p>0.000031329</text:p>
              </table:table-cell>
              <table:table-cell office:value-type="float" office:value="0.000014703">
                <text:p>0.000014703</text:p>
              </table:table-cell>
              <table:table-cell office:value-type="float" office:value="0.0000050133">
                <text:p>0.00000501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0.000031195">
                <text:p>0.000031195</text:p>
              </table:table-cell>
              <table:table-cell office:value-type="float" office:value="0.000014586">
                <text:p>0.000014586</text:p>
              </table:table-cell>
              <table:table-cell office:value-type="float" office:value="0.0000049378">
                <text:p>0.00000493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0.00003106">
                <text:p>0.00003106</text:p>
              </table:table-cell>
              <table:table-cell office:value-type="float" office:value="0.000014469">
                <text:p>0.000014469</text:p>
              </table:table-cell>
              <table:table-cell office:value-type="float" office:value="0.0000048631">
                <text:p>0.00000486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0.000030927">
                <text:p>0.000030927</text:p>
              </table:table-cell>
              <table:table-cell office:value-type="float" office:value="0.000014353">
                <text:p>0.000014353</text:p>
              </table:table-cell>
              <table:table-cell office:value-type="float" office:value="0.0000047892">
                <text:p>0.00000478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0.000030794">
                <text:p>0.000030794</text:p>
              </table:table-cell>
              <table:table-cell office:value-type="float" office:value="0.000014238">
                <text:p>0.000014238</text:p>
              </table:table-cell>
              <table:table-cell office:value-type="float" office:value="0.0000047161">
                <text:p>0.00000471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0.000030661">
                <text:p>0.000030661</text:p>
              </table:table-cell>
              <table:table-cell office:value-type="float" office:value="0.000014123">
                <text:p>0.000014123</text:p>
              </table:table-cell>
              <table:table-cell office:value-type="float" office:value="0.0000046437">
                <text:p>0.00000464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0.000030529">
                <text:p>0.000030529</text:p>
              </table:table-cell>
              <table:table-cell office:value-type="float" office:value="0.00001401">
                <text:p>0.00001401</text:p>
              </table:table-cell>
              <table:table-cell office:value-type="float" office:value="0.0000045721">
                <text:p>0.00000457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0.000030398">
                <text:p>0.000030398</text:p>
              </table:table-cell>
              <table:table-cell office:value-type="float" office:value="0.000013897">
                <text:p>0.000013897</text:p>
              </table:table-cell>
              <table:table-cell office:value-type="float" office:value="0.0000045013">
                <text:p>0.00000450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0.000030267">
                <text:p>0.000030267</text:p>
              </table:table-cell>
              <table:table-cell office:value-type="float" office:value="0.000013784">
                <text:p>0.000013784</text:p>
              </table:table-cell>
              <table:table-cell office:value-type="float" office:value="0.0000044313">
                <text:p>0.00000443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0.000030136">
                <text:p>0.000030136</text:p>
              </table:table-cell>
              <table:table-cell office:value-type="float" office:value="0.000013673">
                <text:p>0.000013673</text:p>
              </table:table-cell>
              <table:table-cell office:value-type="float" office:value="0.000004362">
                <text:p>0.0000043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0.000030006">
                <text:p>0.000030006</text:p>
              </table:table-cell>
              <table:table-cell office:value-type="float" office:value="0.000013562">
                <text:p>0.000013562</text:p>
              </table:table-cell>
              <table:table-cell office:value-type="float" office:value="0.0000042934">
                <text:p>0.00000429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0.000029877">
                <text:p>0.000029877</text:p>
              </table:table-cell>
              <table:table-cell office:value-type="float" office:value="0.000013452">
                <text:p>0.000013452</text:p>
              </table:table-cell>
              <table:table-cell office:value-type="float" office:value="0.0000042256">
                <text:p>0.00000422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0.000029748">
                <text:p>0.000029748</text:p>
              </table:table-cell>
              <table:table-cell office:value-type="float" office:value="0.000013342">
                <text:p>0.000013342</text:p>
              </table:table-cell>
              <table:table-cell office:value-type="float" office:value="0.0000041586">
                <text:p>0.00000415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0.00002962">
                <text:p>0.00002962</text:p>
              </table:table-cell>
              <table:table-cell office:value-type="float" office:value="0.000013233">
                <text:p>0.000013233</text:p>
              </table:table-cell>
              <table:table-cell office:value-type="float" office:value="0.0000040922">
                <text:p>0.00000409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0.000029492">
                <text:p>0.000029492</text:p>
              </table:table-cell>
              <table:table-cell office:value-type="float" office:value="0.000013125">
                <text:p>0.000013125</text:p>
              </table:table-cell>
              <table:table-cell office:value-type="float" office:value="0.0000040266">
                <text:p>0.00000402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0.000029365">
                <text:p>0.000029365</text:p>
              </table:table-cell>
              <table:table-cell office:value-type="float" office:value="0.000013018">
                <text:p>0.000013018</text:p>
              </table:table-cell>
              <table:table-cell office:value-type="float" office:value="0.0000039617">
                <text:p>0.00000396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0.000029238">
                <text:p>0.000029238</text:p>
              </table:table-cell>
              <table:table-cell office:value-type="float" office:value="0.000012911">
                <text:p>0.000012911</text:p>
              </table:table-cell>
              <table:table-cell office:value-type="float" office:value="0.0000038975">
                <text:p>0.00000389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0.000029112">
                <text:p>0.000029112</text:p>
              </table:table-cell>
              <table:table-cell office:value-type="float" office:value="0.000012805">
                <text:p>0.000012805</text:p>
              </table:table-cell>
              <table:table-cell office:value-type="float" office:value="0.0000038339">
                <text:p>0.00000383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0.000028987">
                <text:p>0.000028987</text:p>
              </table:table-cell>
              <table:table-cell office:value-type="float" office:value="0.000012699">
                <text:p>0.000012699</text:p>
              </table:table-cell>
              <table:table-cell office:value-type="float" office:value="0.0000037711">
                <text:p>0.00000377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0.000028861">
                <text:p>0.000028861</text:p>
              </table:table-cell>
              <table:table-cell office:value-type="float" office:value="0.000012594">
                <text:p>0.000012594</text:p>
              </table:table-cell>
              <table:table-cell office:value-type="float" office:value="0.000003709">
                <text:p>0.0000037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0.000028737">
                <text:p>0.000028737</text:p>
              </table:table-cell>
              <table:table-cell office:value-type="float" office:value="0.00001249">
                <text:p>0.00001249</text:p>
              </table:table-cell>
              <table:table-cell office:value-type="float" office:value="0.0000036476">
                <text:p>0.00000364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0.000028613">
                <text:p>0.000028613</text:p>
              </table:table-cell>
              <table:table-cell office:value-type="float" office:value="0.000012386">
                <text:p>0.000012386</text:p>
              </table:table-cell>
              <table:table-cell office:value-type="float" office:value="0.0000035868">
                <text:p>0.00000358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0.000028489">
                <text:p>0.000028489</text:p>
              </table:table-cell>
              <table:table-cell office:value-type="float" office:value="0.000012283">
                <text:p>0.000012283</text:p>
              </table:table-cell>
              <table:table-cell office:value-type="float" office:value="0.0000035268">
                <text:p>0.00000352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0.000028366">
                <text:p>0.000028366</text:p>
              </table:table-cell>
              <table:table-cell office:value-type="float" office:value="0.000012181">
                <text:p>0.000012181</text:p>
              </table:table-cell>
              <table:table-cell office:value-type="float" office:value="0.0000034674">
                <text:p>0.00000346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0.000028243">
                <text:p>0.000028243</text:p>
              </table:table-cell>
              <table:table-cell office:value-type="float" office:value="0.000012079">
                <text:p>0.000012079</text:p>
              </table:table-cell>
              <table:table-cell office:value-type="float" office:value="0.0000034086">
                <text:p>0.00000340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0.000028121">
                <text:p>0.000028121</text:p>
              </table:table-cell>
              <table:table-cell office:value-type="float" office:value="0.000011978">
                <text:p>0.000011978</text:p>
              </table:table-cell>
              <table:table-cell office:value-type="float" office:value="0.0000033506">
                <text:p>0.00000335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0.000027999">
                <text:p>0.000027999</text:p>
              </table:table-cell>
              <table:table-cell office:value-type="float" office:value="0.000011878">
                <text:p>0.000011878</text:p>
              </table:table-cell>
              <table:table-cell office:value-type="float" office:value="0.0000032931">
                <text:p>0.00000329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0.000027878">
                <text:p>0.000027878</text:p>
              </table:table-cell>
              <table:table-cell office:value-type="float" office:value="0.000011778">
                <text:p>0.000011778</text:p>
              </table:table-cell>
              <table:table-cell office:value-type="float" office:value="0.0000032364">
                <text:p>0.00000323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0.000027757">
                <text:p>0.000027757</text:p>
              </table:table-cell>
              <table:table-cell office:value-type="float" office:value="0.000011679">
                <text:p>0.000011679</text:p>
              </table:table-cell>
              <table:table-cell office:value-type="float" office:value="0.0000031802">
                <text:p>0.00000318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0.000027637">
                <text:p>0.000027637</text:p>
              </table:table-cell>
              <table:table-cell office:value-type="float" office:value="0.00001158">
                <text:p>0.00001158</text:p>
              </table:table-cell>
              <table:table-cell office:value-type="float" office:value="0.0000031248">
                <text:p>0.00000312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0.000027517">
                <text:p>0.000027517</text:p>
              </table:table-cell>
              <table:table-cell office:value-type="float" office:value="0.000011482">
                <text:p>0.000011482</text:p>
              </table:table-cell>
              <table:table-cell office:value-type="float" office:value="0.0000030699">
                <text:p>0.00000306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0.000027398">
                <text:p>0.000027398</text:p>
              </table:table-cell>
              <table:table-cell office:value-type="float" office:value="0.000011385">
                <text:p>0.000011385</text:p>
              </table:table-cell>
              <table:table-cell office:value-type="float" office:value="0.0000030157">
                <text:p>0.00000301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0.000027279">
                <text:p>0.000027279</text:p>
              </table:table-cell>
              <table:table-cell office:value-type="float" office:value="0.000011288">
                <text:p>0.000011288</text:p>
              </table:table-cell>
              <table:table-cell office:value-type="float" office:value="0.0000029621">
                <text:p>0.00000296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0.000027161">
                <text:p>0.000027161</text:p>
              </table:table-cell>
              <table:table-cell office:value-type="float" office:value="0.000011192">
                <text:p>0.000011192</text:p>
              </table:table-cell>
              <table:table-cell office:value-type="float" office:value="0.0000029092">
                <text:p>0.00000290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994cm" xlink:href=".." xlink:type="simple" chart:class="chart:scatter" chart:style-name="ch1">
        <chart:title svg:x="5.736cm" svg:y="0.315cm" chart:style-name="ch2">
          <text:p>VIIIa_IXa Comparison</text:p>
        </chart:title>
        <chart:legend chart:legend-position="end" svg:x="12.385cm" svg:y="3.7cm" style:legend-expansion="high" chart:style-name="ch3"/>
        <chart:plot-area chart:style-name="ch4" table:cell-range-address="'1-1-10'.A2:'1-1-10'.A202 '1-1-10'.J1:'1-1-10'.J202 '1-1-10'.S1:'1-1-10'.S202 '1-1-10'.AB1:'1-1-10'.AB202" chart:data-source-has-labels="row" svg:x="1.33cm" svg:y="1.631cm" svg:width="10.417cm" svg:height="6.203cm">
          <chartooo:coordinate-region svg:x="2.983cm" svg:y="1.83cm" svg:width="8.392cm" svg:height="5.357cm"/>
          <chart:axis chart:dimension="x" chart:name="primary-x" chart:style-name="ch5">
            <chart:title svg:x="5.369cm" svg:y="8.013cm" chart:style-name="ch6">
              <text:p>Time (seconds)</text:p>
            </chart:title>
          </chart:axis>
          <chart:axis chart:dimension="y" chart:name="primary-y" chart:style-name="ch7">
            <chart:title svg:x="0.451cm" svg:y="6.655cm" chart:style-name="ch8">
              <text:p>Concentration (umol/m^2)</text:p>
            </chart:title>
            <chart:grid chart:style-name="ch9" chart:class="major"/>
          </chart:axis>
          <chart:series chart:style-name="ch10" chart:values-cell-range-address="'1-1-10'.J2:'1-1-10'.J202" chart:label-cell-address="'1-1-10'.J1:'1-1-10'.J1" chart:class="chart:scatter">
            <chart:domain table:cell-range-address="'1-1-10'.A2:'1-1-10'.A202"/>
            <chart:data-point chart:repeated="201"/>
          </chart:series>
          <chart:series chart:style-name="ch11" chart:values-cell-range-address="'1-1-10'.S2:'1-1-10'.S202" chart:label-cell-address="'1-1-10'.S1:'1-1-10'.S1" chart:class="chart:scatter">
            <chart:data-point chart:repeated="201"/>
          </chart:series>
          <chart:series chart:style-name="ch12" chart:values-cell-range-address="'1-1-10'.AB2:'1-1-10'.AB202" chart:label-cell-address="'1-1-10'.AB1:'1-1-10'.AB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% VIIIa_IXa</text:p>
                <draw:g>
                  <svg:desc>'1-1-10'.J1:'1-1-10'.J1</svg:desc>
                </draw:g>
              </table:table-cell>
              <table:table-cell office:value-type="string">
                <text:p>20% VIIIa_IXa</text:p>
                <draw:g>
                  <svg:desc>'1-1-10'.S1:'1-1-10'.S1</svg:desc>
                </draw:g>
              </table:table-cell>
              <table:table-cell office:value-type="string">
                <text:p>40% VIIIa_IXa</text:p>
                <draw:g>
                  <svg:desc>'1-1-10'.AB1:'1-1-10'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-1-10'.A2:'1-1-10'.A202</svg:desc>
                </draw:g>
              </table:table-cell>
              <table:table-cell office:value-type="float" office:value="0">
                <text:p>0</text:p>
                <draw:g>
                  <svg:desc>'1-1-10'.J2:'1-1-10'.J202</svg:desc>
                </draw:g>
              </table:table-cell>
              <table:table-cell office:value-type="float" office:value="0">
                <text:p>0</text:p>
                <draw:g>
                  <svg:desc>'1-1-10'.S2:'1-1-10'.S202</svg:desc>
                </draw:g>
              </table:table-cell>
              <table:table-cell office:value-type="float" office:value="0">
                <text:p>0</text:p>
                <draw:g>
                  <svg:desc>'1-1-10'.AB2:'1-1-10'.AB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.659846E-017">
                <text:p>1.659846E-017</text:p>
              </table:table-cell>
              <table:table-cell office:value-type="float" office:value="1.105863E-017">
                <text:p>1.105863E-017</text:p>
              </table:table-cell>
              <table:table-cell office:value-type="float" office:value="5.141513E-018">
                <text:p>5.141513E-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8.4238E-016">
                <text:p>8.4238E-016</text:p>
              </table:table-cell>
              <table:table-cell office:value-type="float" office:value="5.01227E-016">
                <text:p>5.01227E-016</text:p>
              </table:table-cell>
              <table:table-cell office:value-type="float" office:value="2.33326E-016">
                <text:p>2.33326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5.96727E-015">
                <text:p>5.96727E-015</text:p>
              </table:table-cell>
              <table:table-cell office:value-type="float" office:value="3.54981E-015">
                <text:p>3.54981E-015</text:p>
              </table:table-cell>
              <table:table-cell office:value-type="float" office:value="1.716435E-015">
                <text:p>1.716435E-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0000000000194767">
                <text:p>0.0000000000000194767</text:p>
              </table:table-cell>
              <table:table-cell office:value-type="float" office:value="0.0000000000000118006">
                <text:p>0.0000000000000118006</text:p>
              </table:table-cell>
              <table:table-cell office:value-type="float" office:value="6.08589E-015">
                <text:p>6.08589E-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00000000004375">
                <text:p>0.00000000000004375</text:p>
              </table:table-cell>
              <table:table-cell office:value-type="float" office:value="0.0000000000000268827">
                <text:p>0.0000000000000268827</text:p>
              </table:table-cell>
              <table:table-cell office:value-type="float" office:value="0.0000000000000147943">
                <text:p>0.00000000000001479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000000000083181">
                <text:p>0.000000000000083181</text:p>
              </table:table-cell>
              <table:table-cell office:value-type="float" office:value="0.0000000000000520546">
                <text:p>0.0000000000000520546</text:p>
              </table:table-cell>
              <table:table-cell office:value-type="float" office:value="0.0000000000000302605">
                <text:p>0.0000000000000302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000000000151254">
                <text:p>0.000000000000151254</text:p>
              </table:table-cell>
              <table:table-cell office:value-type="float" office:value="0.000000000000096796">
                <text:p>0.000000000000096796</text:p>
              </table:table-cell>
              <table:table-cell office:value-type="float" office:value="0.0000000000000584622">
                <text:p>0.0000000000000584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0000000000255995">
                <text:p>0.000000000000255995</text:p>
              </table:table-cell>
              <table:table-cell office:value-type="float" office:value="0.000000000000166555">
                <text:p>0.000000000000166555</text:p>
              </table:table-cell>
              <table:table-cell office:value-type="float" office:value="0.000000000000102253">
                <text:p>0.000000000000102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0000000004303">
                <text:p>0.0000000000004303</text:p>
              </table:table-cell>
              <table:table-cell office:value-type="float" office:value="0.000000000000282289">
                <text:p>0.000000000000282289</text:p>
              </table:table-cell>
              <table:table-cell office:value-type="float" office:value="0.00000000000017377">
                <text:p>0.00000000000017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000000000070697">
                <text:p>0.00000000000070697</text:p>
              </table:table-cell>
              <table:table-cell office:value-type="float" office:value="0.00000000000046353">
                <text:p>0.00000000000046353</text:p>
              </table:table-cell>
              <table:table-cell office:value-type="float" office:value="0.000000000000283885">
                <text:p>0.0000000000002838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00000000010955">
                <text:p>0.0000000000010955</text:p>
              </table:table-cell>
              <table:table-cell office:value-type="float" office:value="0.00000000000071387">
                <text:p>0.00000000000071387</text:p>
              </table:table-cell>
              <table:table-cell office:value-type="float" office:value="0.000000000000433808">
                <text:p>0.0000000000004338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00000000016421">
                <text:p>0.0000000000016421</text:p>
              </table:table-cell>
              <table:table-cell office:value-type="float" office:value="0.00000000000105929">
                <text:p>0.00000000000105929</text:p>
              </table:table-cell>
              <table:table-cell office:value-type="float" office:value="0.00000000000063804">
                <text:p>0.00000000000063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000000000238915">
                <text:p>0.00000000000238915</text:p>
              </table:table-cell>
              <table:table-cell office:value-type="float" office:value="0.00000000000152271">
                <text:p>0.00000000000152271</text:p>
              </table:table-cell>
              <table:table-cell office:value-type="float" office:value="0.0000000000009087">
                <text:p>0.0000000000009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00000000033868">
                <text:p>0.0000000000033868</text:p>
              </table:table-cell>
              <table:table-cell office:value-type="float" office:value="0.00000000000213019">
                <text:p>0.00000000000213019</text:p>
              </table:table-cell>
              <table:table-cell office:value-type="float" office:value="0.00000000000125911">
                <text:p>0.000000000001259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00000000046962">
                <text:p>0.0000000000046962</text:p>
              </table:table-cell>
              <table:table-cell office:value-type="float" office:value="0.00000000000291057">
                <text:p>0.00000000000291057</text:p>
              </table:table-cell>
              <table:table-cell office:value-type="float" office:value="0.00000000000170368">
                <text:p>0.00000000000170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00000000063922">
                <text:p>0.0000000000063922</text:p>
              </table:table-cell>
              <table:table-cell office:value-type="float" office:value="0.0000000000038961">
                <text:p>0.0000000000038961</text:p>
              </table:table-cell>
              <table:table-cell office:value-type="float" office:value="0.00000000000225777">
                <text:p>0.000000000002257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00000000085681">
                <text:p>0.0000000000085681</text:p>
              </table:table-cell>
              <table:table-cell office:value-type="float" office:value="0.0000000000051218">
                <text:p>0.0000000000051218</text:p>
              </table:table-cell>
              <table:table-cell office:value-type="float" office:value="0.00000000000293789">
                <text:p>0.00000000000293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00000000113318">
                <text:p>0.0000000000113318</text:p>
              </table:table-cell>
              <table:table-cell office:value-type="float" office:value="0.0000000000066269">
                <text:p>0.0000000000066269</text:p>
              </table:table-cell>
              <table:table-cell office:value-type="float" office:value="0.00000000000376112">
                <text:p>0.00000000000376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00000000147974">
                <text:p>0.0000000000147974</text:p>
              </table:table-cell>
              <table:table-cell office:value-type="float" office:value="0.0000000000084542">
                <text:p>0.0000000000084542</text:p>
              </table:table-cell>
              <table:table-cell office:value-type="float" office:value="0.0000000000047459">
                <text:p>0.0000000000047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00000000191094">
                <text:p>0.0000000000191094</text:p>
              </table:table-cell>
              <table:table-cell office:value-type="float" office:value="0.000000000010651">
                <text:p>0.000000000010651</text:p>
              </table:table-cell>
              <table:table-cell office:value-type="float" office:value="0.0000000000059114">
                <text:p>0.0000000000059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0000000024451">
                <text:p>0.000000000024451</text:p>
              </table:table-cell>
              <table:table-cell office:value-type="float" office:value="0.0000000000132697">
                <text:p>0.0000000000132697</text:p>
              </table:table-cell>
              <table:table-cell office:value-type="float" office:value="0.0000000000072778">
                <text:p>0.00000000000727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0000000031013">
                <text:p>0.000000000031013</text:p>
              </table:table-cell>
              <table:table-cell office:value-type="float" office:value="0.0000000000163686">
                <text:p>0.0000000000163686</text:p>
              </table:table-cell>
              <table:table-cell office:value-type="float" office:value="0.0000000000088663">
                <text:p>0.00000000000886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00000000039068">
                <text:p>0.000000000039068</text:p>
              </table:table-cell>
              <table:table-cell office:value-type="float" office:value="0.0000000000200114">
                <text:p>0.0000000000200114</text:p>
              </table:table-cell>
              <table:table-cell office:value-type="float" office:value="0.0000000000106995">
                <text:p>0.0000000000106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00000000048922">
                <text:p>0.000000000048922</text:p>
              </table:table-cell>
              <table:table-cell office:value-type="float" office:value="0.0000000000242703">
                <text:p>0.0000000000242703</text:p>
              </table:table-cell>
              <table:table-cell office:value-type="float" office:value="0.0000000000128007">
                <text:p>0.0000000000128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0000000006092">
                <text:p>0.00000000006092</text:p>
              </table:table-cell>
              <table:table-cell office:value-type="float" office:value="0.000000000029225">
                <text:p>0.000000000029225</text:p>
              </table:table-cell>
              <table:table-cell office:value-type="float" office:value="0.0000000000151955">
                <text:p>0.00000000001519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00000000075495">
                <text:p>0.000000000075495</text:p>
              </table:table-cell>
              <table:table-cell office:value-type="float" office:value="0.000000000034967">
                <text:p>0.000000000034967</text:p>
              </table:table-cell>
              <table:table-cell office:value-type="float" office:value="0.0000000000179096">
                <text:p>0.00000000001790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0000000009319">
                <text:p>0.00000000009319</text:p>
              </table:table-cell>
              <table:table-cell office:value-type="float" office:value="0.000000000041597">
                <text:p>0.000000000041597</text:p>
              </table:table-cell>
              <table:table-cell office:value-type="float" office:value="0.0000000000209716">
                <text:p>0.0000000000209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0000000011467">
                <text:p>0.00000000011467</text:p>
              </table:table-cell>
              <table:table-cell office:value-type="float" office:value="0.000000000049227">
                <text:p>0.000000000049227</text:p>
              </table:table-cell>
              <table:table-cell office:value-type="float" office:value="0.0000000000244115">
                <text:p>0.0000000000244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00000000140768">
                <text:p>0.000000000140768</text:p>
              </table:table-cell>
              <table:table-cell office:value-type="float" office:value="0.000000000057988">
                <text:p>0.000000000057988</text:p>
              </table:table-cell>
              <table:table-cell office:value-type="float" office:value="0.0000000000282619">
                <text:p>0.00000000002826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00000000172566">
                <text:p>0.000000000172566</text:p>
              </table:table-cell>
              <table:table-cell office:value-type="float" office:value="0.000000000068025">
                <text:p>0.000000000068025</text:p>
              </table:table-cell>
              <table:table-cell office:value-type="float" office:value="0.000000000032558">
                <text:p>0.0000000000325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0000000021156">
                <text:p>0.00000000021156</text:p>
              </table:table-cell>
              <table:table-cell office:value-type="float" office:value="0.000000000079502">
                <text:p>0.000000000079502</text:p>
              </table:table-cell>
              <table:table-cell office:value-type="float" office:value="0.000000000037337">
                <text:p>0.0000000000373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0000000025999">
                <text:p>0.00000000025999</text:p>
              </table:table-cell>
              <table:table-cell office:value-type="float" office:value="0.000000000092609">
                <text:p>0.000000000092609</text:p>
              </table:table-cell>
              <table:table-cell office:value-type="float" office:value="0.000000000042639">
                <text:p>0.0000000000426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00000000032172">
                <text:p>0.00000000032172</text:p>
              </table:table-cell>
              <table:table-cell office:value-type="float" office:value="0.000000000107555">
                <text:p>0.000000000107555</text:p>
              </table:table-cell>
              <table:table-cell office:value-type="float" office:value="0.000000000048509">
                <text:p>0.0000000000485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00000000040465">
                <text:p>0.00000000040465</text:p>
              </table:table-cell>
              <table:table-cell office:value-type="float" office:value="0.000000000124587">
                <text:p>0.000000000124587</text:p>
              </table:table-cell>
              <table:table-cell office:value-type="float" office:value="0.000000000054995">
                <text:p>0.0000000000549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00000000052947">
                <text:p>0.00000000052947</text:p>
              </table:table-cell>
              <table:table-cell office:value-type="float" office:value="0.00000000014398">
                <text:p>0.00000000014398</text:p>
              </table:table-cell>
              <table:table-cell office:value-type="float" office:value="0.000000000062147">
                <text:p>0.0000000000621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00000000078283">
                <text:p>0.00000000078283</text:p>
              </table:table-cell>
              <table:table-cell office:value-type="float" office:value="0.000000000166054">
                <text:p>0.000000000166054</text:p>
              </table:table-cell>
              <table:table-cell office:value-type="float" office:value="0.000000000070025">
                <text:p>0.000000000070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0000000023993">
                <text:p>0.0000000023993</text:p>
              </table:table-cell>
              <table:table-cell office:value-type="float" office:value="0.000000000191177">
                <text:p>0.000000000191177</text:p>
              </table:table-cell>
              <table:table-cell office:value-type="float" office:value="0.000000000078689">
                <text:p>0.000000000078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0.0000000212501">
                <text:p>0.0000000212501</text:p>
              </table:table-cell>
              <table:table-cell office:value-type="float" office:value="0.000000000219782">
                <text:p>0.000000000219782</text:p>
              </table:table-cell>
              <table:table-cell office:value-type="float" office:value="0.000000000088207">
                <text:p>0.0000000000882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0.000000095987">
                <text:p>0.000000095987</text:p>
              </table:table-cell>
              <table:table-cell office:value-type="float" office:value="0.00000000025237">
                <text:p>0.00000000025237</text:p>
              </table:table-cell>
              <table:table-cell office:value-type="float" office:value="0.000000000098655">
                <text:p>0.0000000000986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0.000000279125">
                <text:p>0.000000279125</text:p>
              </table:table-cell>
              <table:table-cell office:value-type="float" office:value="0.00000000028953">
                <text:p>0.00000000028953</text:p>
              </table:table-cell>
              <table:table-cell office:value-type="float" office:value="0.000000000110113">
                <text:p>0.0000000001101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0.000000643536">
                <text:p>0.000000643536</text:p>
              </table:table-cell>
              <table:table-cell office:value-type="float" office:value="0.00000000033202">
                <text:p>0.00000000033202</text:p>
              </table:table-cell>
              <table:table-cell office:value-type="float" office:value="0.000000000122672">
                <text:p>0.000000000122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0.0000012472">
                <text:p>0.0000012472</text:p>
              </table:table-cell>
              <table:table-cell office:value-type="float" office:value="0.00000000038076">
                <text:p>0.00000000038076</text:p>
              </table:table-cell>
              <table:table-cell office:value-type="float" office:value="0.00000000013643">
                <text:p>0.000000000136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0.0000020434">
                <text:p>0.0000020434</text:p>
              </table:table-cell>
              <table:table-cell office:value-type="float" office:value="0.00000000043697">
                <text:p>0.00000000043697</text:p>
              </table:table-cell>
              <table:table-cell office:value-type="float" office:value="0.000000000151495">
                <text:p>0.0000000001514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0.00000293795">
                <text:p>0.00000293795</text:p>
              </table:table-cell>
              <table:table-cell office:value-type="float" office:value="0.00000000050235">
                <text:p>0.00000000050235</text:p>
              </table:table-cell>
              <table:table-cell office:value-type="float" office:value="0.000000000167983">
                <text:p>0.0000000001679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0.00000382289">
                <text:p>0.00000382289</text:p>
              </table:table-cell>
              <table:table-cell office:value-type="float" office:value="0.00000000057939">
                <text:p>0.00000000057939</text:p>
              </table:table-cell>
              <table:table-cell office:value-type="float" office:value="0.000000000186039">
                <text:p>0.000000000186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0.00000457443">
                <text:p>0.00000457443</text:p>
              </table:table-cell>
              <table:table-cell office:value-type="float" office:value="0.00000000067217">
                <text:p>0.00000000067217</text:p>
              </table:table-cell>
              <table:table-cell office:value-type="float" office:value="0.000000000205794">
                <text:p>0.0000000002057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0.00000519292">
                <text:p>0.00000519292</text:p>
              </table:table-cell>
              <table:table-cell office:value-type="float" office:value="0.00000000078817">
                <text:p>0.00000000078817</text:p>
              </table:table-cell>
              <table:table-cell office:value-type="float" office:value="0.000000000227411">
                <text:p>0.0000000002274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0.00000573133">
                <text:p>0.00000573133</text:p>
              </table:table-cell>
              <table:table-cell office:value-type="float" office:value="0.00000000094355">
                <text:p>0.00000000094355</text:p>
              </table:table-cell>
              <table:table-cell office:value-type="float" office:value="0.000000000251079">
                <text:p>0.0000000002510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0.0000062137">
                <text:p>0.0000062137</text:p>
              </table:table-cell>
              <table:table-cell office:value-type="float" office:value="0.00000000118548">
                <text:p>0.00000000118548</text:p>
              </table:table-cell>
              <table:table-cell office:value-type="float" office:value="0.00000000027698">
                <text:p>0.000000000276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0.0000066479">
                <text:p>0.0000066479</text:p>
              </table:table-cell>
              <table:table-cell office:value-type="float" office:value="0.00000000175809">
                <text:p>0.00000000175809</text:p>
              </table:table-cell>
              <table:table-cell office:value-type="float" office:value="0.00000000030536">
                <text:p>0.00000000030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0.0000070386">
                <text:p>0.0000070386</text:p>
              </table:table-cell>
              <table:table-cell office:value-type="float" office:value="0.0000000051203">
                <text:p>0.0000000051203</text:p>
              </table:table-cell>
              <table:table-cell office:value-type="float" office:value="0.00000000033644">
                <text:p>0.000000000336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0.0000073895">
                <text:p>0.0000073895</text:p>
              </table:table-cell>
              <table:table-cell office:value-type="float" office:value="0.0000000241047">
                <text:p>0.0000000241047</text:p>
              </table:table-cell>
              <table:table-cell office:value-type="float" office:value="0.0000000003705">
                <text:p>0.00000000037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0.0000077041">
                <text:p>0.0000077041</text:p>
              </table:table-cell>
              <table:table-cell office:value-type="float" office:value="0.000000082519">
                <text:p>0.000000082519</text:p>
              </table:table-cell>
              <table:table-cell office:value-type="float" office:value="0.00000000040786">
                <text:p>0.000000000407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0.0000079853">
                <text:p>0.0000079853</text:p>
              </table:table-cell>
              <table:table-cell office:value-type="float" office:value="0.000000202997">
                <text:p>0.000000202997</text:p>
              </table:table-cell>
              <table:table-cell office:value-type="float" office:value="0.00000000044886">
                <text:p>0.000000000448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0.0000082361">
                <text:p>0.0000082361</text:p>
              </table:table-cell>
              <table:table-cell office:value-type="float" office:value="0.000000404517">
                <text:p>0.000000404517</text:p>
              </table:table-cell>
              <table:table-cell office:value-type="float" office:value="0.00000000049389">
                <text:p>0.000000000493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0.0000084584">
                <text:p>0.0000084584</text:p>
              </table:table-cell>
              <table:table-cell office:value-type="float" office:value="0.000000717471">
                <text:p>0.000000717471</text:p>
              </table:table-cell>
              <table:table-cell office:value-type="float" office:value="0.00000000054341">
                <text:p>0.000000000543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0.0000086546">
                <text:p>0.0000086546</text:p>
              </table:table-cell>
              <table:table-cell office:value-type="float" office:value="0.00000114792">
                <text:p>0.00000114792</text:p>
              </table:table-cell>
              <table:table-cell office:value-type="float" office:value="0.00000000059794">
                <text:p>0.000000000597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0.0000088267">
                <text:p>0.0000088267</text:p>
              </table:table-cell>
              <table:table-cell office:value-type="float" office:value="0.00000165612">
                <text:p>0.00000165612</text:p>
              </table:table-cell>
              <table:table-cell office:value-type="float" office:value="0.00000000065807">
                <text:p>0.000000000658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0.0000089765">
                <text:p>0.0000089765</text:p>
              </table:table-cell>
              <table:table-cell office:value-type="float" office:value="0.00000220541">
                <text:p>0.00000220541</text:p>
              </table:table-cell>
              <table:table-cell office:value-type="float" office:value="0.00000000072449">
                <text:p>0.000000000724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0.0000091055">
                <text:p>0.0000091055</text:p>
              </table:table-cell>
              <table:table-cell office:value-type="float" office:value="0.00000275852">
                <text:p>0.00000275852</text:p>
              </table:table-cell>
              <table:table-cell office:value-type="float" office:value="0.00000000079805">
                <text:p>0.000000000798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0.0000092155">
                <text:p>0.0000092155</text:p>
              </table:table-cell>
              <table:table-cell office:value-type="float" office:value="0.00000328387">
                <text:p>0.00000328387</text:p>
              </table:table-cell>
              <table:table-cell office:value-type="float" office:value="0.00000000087975">
                <text:p>0.000000000879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0.0000093078">
                <text:p>0.0000093078</text:p>
              </table:table-cell>
              <table:table-cell office:value-type="float" office:value="0.00000376619">
                <text:p>0.00000376619</text:p>
              </table:table-cell>
              <table:table-cell office:value-type="float" office:value="0.00000000097081">
                <text:p>0.00000000097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0.0000093839">
                <text:p>0.0000093839</text:p>
              </table:table-cell>
              <table:table-cell office:value-type="float" office:value="0.00000420529">
                <text:p>0.00000420529</text:p>
              </table:table-cell>
              <table:table-cell office:value-type="float" office:value="0.00000000107281">
                <text:p>0.00000000107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0.0000094449">
                <text:p>0.0000094449</text:p>
              </table:table-cell>
              <table:table-cell office:value-type="float" office:value="0.00000460588">
                <text:p>0.00000460588</text:p>
              </table:table-cell>
              <table:table-cell office:value-type="float" office:value="0.00000000118777">
                <text:p>0.000000001187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0.0000094919">
                <text:p>0.0000094919</text:p>
              </table:table-cell>
              <table:table-cell office:value-type="float" office:value="0.0000049718">
                <text:p>0.0000049718</text:p>
              </table:table-cell>
              <table:table-cell office:value-type="float" office:value="0.00000000131848">
                <text:p>0.00000000131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0.0000095261">
                <text:p>0.0000095261</text:p>
              </table:table-cell>
              <table:table-cell office:value-type="float" office:value="0.00000530505">
                <text:p>0.00000530505</text:p>
              </table:table-cell>
              <table:table-cell office:value-type="float" office:value="0.00000000146887">
                <text:p>0.000000001468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0.0000095485">
                <text:p>0.0000095485</text:p>
              </table:table-cell>
              <table:table-cell office:value-type="float" office:value="0.00000560681">
                <text:p>0.00000560681</text:p>
              </table:table-cell>
              <table:table-cell office:value-type="float" office:value="0.00000000164495">
                <text:p>0.000000001644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0.0000095599">
                <text:p>0.0000095599</text:p>
              </table:table-cell>
              <table:table-cell office:value-type="float" office:value="0.0000058787">
                <text:p>0.0000058787</text:p>
              </table:table-cell>
              <table:table-cell office:value-type="float" office:value="0.00000000185676">
                <text:p>0.000000001856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0.0000095614">
                <text:p>0.0000095614</text:p>
              </table:table-cell>
              <table:table-cell office:value-type="float" office:value="0.000006122">
                <text:p>0.000006122</text:p>
              </table:table-cell>
              <table:table-cell office:value-type="float" office:value="0.00000000212315">
                <text:p>0.000000002123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0.0000095537">
                <text:p>0.0000095537</text:p>
              </table:table-cell>
              <table:table-cell office:value-type="float" office:value="0.0000063384">
                <text:p>0.0000063384</text:p>
              </table:table-cell>
              <table:table-cell office:value-type="float" office:value="0.00000000248769">
                <text:p>0.000000002487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0.0000095376">
                <text:p>0.0000095376</text:p>
              </table:table-cell>
              <table:table-cell office:value-type="float" office:value="0.0000065296">
                <text:p>0.0000065296</text:p>
              </table:table-cell>
              <table:table-cell office:value-type="float" office:value="0.0000000030845">
                <text:p>0.00000000308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0.0000095137">
                <text:p>0.0000095137</text:p>
              </table:table-cell>
              <table:table-cell office:value-type="float" office:value="0.0000066971">
                <text:p>0.0000066971</text:p>
              </table:table-cell>
              <table:table-cell office:value-type="float" office:value="0.0000000045336">
                <text:p>0.00000000453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0.0000094827">
                <text:p>0.0000094827</text:p>
              </table:table-cell>
              <table:table-cell office:value-type="float" office:value="0.0000068426">
                <text:p>0.0000068426</text:p>
              </table:table-cell>
              <table:table-cell office:value-type="float" office:value="0.0000000099625">
                <text:p>0.0000000099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0.0000094452">
                <text:p>0.0000094452</text:p>
              </table:table-cell>
              <table:table-cell office:value-type="float" office:value="0.0000069676">
                <text:p>0.0000069676</text:p>
              </table:table-cell>
              <table:table-cell office:value-type="float" office:value="0.0000000291516">
                <text:p>0.00000002915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0.0000094017">
                <text:p>0.0000094017</text:p>
              </table:table-cell>
              <table:table-cell office:value-type="float" office:value="0.0000070736">
                <text:p>0.0000070736</text:p>
              </table:table-cell>
              <table:table-cell office:value-type="float" office:value="0.000000077406">
                <text:p>0.0000000774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0.000009353">
                <text:p>0.000009353</text:p>
              </table:table-cell>
              <table:table-cell office:value-type="float" office:value="0.0000071619">
                <text:p>0.0000071619</text:p>
              </table:table-cell>
              <table:table-cell office:value-type="float" office:value="0.000000168571">
                <text:p>0.0000001685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0.0000092993">
                <text:p>0.0000092993</text:p>
              </table:table-cell>
              <table:table-cell office:value-type="float" office:value="0.000007234">
                <text:p>0.000007234</text:p>
              </table:table-cell>
              <table:table-cell office:value-type="float" office:value="0.000000315082">
                <text:p>0.0000003150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0.0000092413">
                <text:p>0.0000092413</text:p>
              </table:table-cell>
              <table:table-cell office:value-type="float" office:value="0.0000072911">
                <text:p>0.0000072911</text:p>
              </table:table-cell>
              <table:table-cell office:value-type="float" office:value="0.000000524534">
                <text:p>0.0000005245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0.0000091792">
                <text:p>0.0000091792</text:p>
              </table:table-cell>
              <table:table-cell office:value-type="float" office:value="0.0000073343">
                <text:p>0.0000073343</text:p>
              </table:table-cell>
              <table:table-cell office:value-type="float" office:value="0.000000777142">
                <text:p>0.0000007771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0.0000091134">
                <text:p>0.0000091134</text:p>
              </table:table-cell>
              <table:table-cell office:value-type="float" office:value="0.0000073648">
                <text:p>0.0000073648</text:p>
              </table:table-cell>
              <table:table-cell office:value-type="float" office:value="0.00000105155">
                <text:p>0.000001051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0.0000090445">
                <text:p>0.0000090445</text:p>
              </table:table-cell>
              <table:table-cell office:value-type="float" office:value="0.0000073837">
                <text:p>0.0000073837</text:p>
              </table:table-cell>
              <table:table-cell office:value-type="float" office:value="0.00000133621">
                <text:p>0.000001336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0.0000089725">
                <text:p>0.0000089725</text:p>
              </table:table-cell>
              <table:table-cell office:value-type="float" office:value="0.0000073918">
                <text:p>0.0000073918</text:p>
              </table:table-cell>
              <table:table-cell office:value-type="float" office:value="0.00000162374">
                <text:p>0.000001623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0.0000088981">
                <text:p>0.0000088981</text:p>
              </table:table-cell>
              <table:table-cell office:value-type="float" office:value="0.0000073901">
                <text:p>0.0000073901</text:p>
              </table:table-cell>
              <table:table-cell office:value-type="float" office:value="0.0000019084">
                <text:p>0.00000190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0.0000088213">
                <text:p>0.0000088213</text:p>
              </table:table-cell>
              <table:table-cell office:value-type="float" office:value="0.0000073795">
                <text:p>0.0000073795</text:p>
              </table:table-cell>
              <table:table-cell office:value-type="float" office:value="0.00000218559">
                <text:p>0.000002185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0.0000087425">
                <text:p>0.0000087425</text:p>
              </table:table-cell>
              <table:table-cell office:value-type="float" office:value="0.0000073607">
                <text:p>0.0000073607</text:p>
              </table:table-cell>
              <table:table-cell office:value-type="float" office:value="0.00000245197">
                <text:p>0.000002451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0.0000086618">
                <text:p>0.0000086618</text:p>
              </table:table-cell>
              <table:table-cell office:value-type="float" office:value="0.0000073346">
                <text:p>0.0000073346</text:p>
              </table:table-cell>
              <table:table-cell office:value-type="float" office:value="0.00000270533">
                <text:p>0.000002705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0.0000085797">
                <text:p>0.0000085797</text:p>
              </table:table-cell>
              <table:table-cell office:value-type="float" office:value="0.0000073016">
                <text:p>0.0000073016</text:p>
              </table:table-cell>
              <table:table-cell office:value-type="float" office:value="0.00000294438">
                <text:p>0.000002944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0.0000084961">
                <text:p>0.0000084961</text:p>
              </table:table-cell>
              <table:table-cell office:value-type="float" office:value="0.0000072625">
                <text:p>0.0000072625</text:p>
              </table:table-cell>
              <table:table-cell office:value-type="float" office:value="0.00000316835">
                <text:p>0.000003168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0.0000084115">
                <text:p>0.0000084115</text:p>
              </table:table-cell>
              <table:table-cell office:value-type="float" office:value="0.0000072179">
                <text:p>0.0000072179</text:p>
              </table:table-cell>
              <table:table-cell office:value-type="float" office:value="0.00000337731">
                <text:p>0.000003377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0.000008326">
                <text:p>0.000008326</text:p>
              </table:table-cell>
              <table:table-cell office:value-type="float" office:value="0.0000071682">
                <text:p>0.0000071682</text:p>
              </table:table-cell>
              <table:table-cell office:value-type="float" office:value="0.00000357108">
                <text:p>0.000003571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0.0000082396">
                <text:p>0.0000082396</text:p>
              </table:table-cell>
              <table:table-cell office:value-type="float" office:value="0.0000071141">
                <text:p>0.0000071141</text:p>
              </table:table-cell>
              <table:table-cell office:value-type="float" office:value="0.00000374994">
                <text:p>0.000003749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0.0000081526">
                <text:p>0.0000081526</text:p>
              </table:table-cell>
              <table:table-cell office:value-type="float" office:value="0.0000070559">
                <text:p>0.0000070559</text:p>
              </table:table-cell>
              <table:table-cell office:value-type="float" office:value="0.00000391396">
                <text:p>0.000003913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0.000008065">
                <text:p>0.000008065</text:p>
              </table:table-cell>
              <table:table-cell office:value-type="float" office:value="0.0000069941">
                <text:p>0.0000069941</text:p>
              </table:table-cell>
              <table:table-cell office:value-type="float" office:value="0.00000406351">
                <text:p>0.000004063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0.0000079772">
                <text:p>0.0000079772</text:p>
              </table:table-cell>
              <table:table-cell office:value-type="float" office:value="0.0000069292">
                <text:p>0.0000069292</text:p>
              </table:table-cell>
              <table:table-cell office:value-type="float" office:value="0.00000419882">
                <text:p>0.000004198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0.0000078891">
                <text:p>0.0000078891</text:p>
              </table:table-cell>
              <table:table-cell office:value-type="float" office:value="0.0000068613">
                <text:p>0.0000068613</text:p>
              </table:table-cell>
              <table:table-cell office:value-type="float" office:value="0.00000432038">
                <text:p>0.000004320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0.0000078008">
                <text:p>0.0000078008</text:p>
              </table:table-cell>
              <table:table-cell office:value-type="float" office:value="0.0000067911">
                <text:p>0.0000067911</text:p>
              </table:table-cell>
              <table:table-cell office:value-type="float" office:value="0.00000442849">
                <text:p>0.000004428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0.0000077126">
                <text:p>0.0000077126</text:p>
              </table:table-cell>
              <table:table-cell office:value-type="float" office:value="0.0000067185">
                <text:p>0.0000067185</text:p>
              </table:table-cell>
              <table:table-cell office:value-type="float" office:value="0.00000452377">
                <text:p>0.000004523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0.0000076245">
                <text:p>0.0000076245</text:p>
              </table:table-cell>
              <table:table-cell office:value-type="float" office:value="0.0000066442">
                <text:p>0.0000066442</text:p>
              </table:table-cell>
              <table:table-cell office:value-type="float" office:value="0.0000046067">
                <text:p>0.00000460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0.0000075365">
                <text:p>0.0000075365</text:p>
              </table:table-cell>
              <table:table-cell office:value-type="float" office:value="0.0000065682">
                <text:p>0.0000065682</text:p>
              </table:table-cell>
              <table:table-cell office:value-type="float" office:value="0.00000467786">
                <text:p>0.000004677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0.0000074488">
                <text:p>0.0000074488</text:p>
              </table:table-cell>
              <table:table-cell office:value-type="float" office:value="0.0000064909">
                <text:p>0.0000064909</text:p>
              </table:table-cell>
              <table:table-cell office:value-type="float" office:value="0.00000473786">
                <text:p>0.000004737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0.0000073612">
                <text:p>0.0000073612</text:p>
              </table:table-cell>
              <table:table-cell office:value-type="float" office:value="0.0000064123">
                <text:p>0.0000064123</text:p>
              </table:table-cell>
              <table:table-cell office:value-type="float" office:value="0.00000478712">
                <text:p>0.000004787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0.0000072742">
                <text:p>0.0000072742</text:p>
              </table:table-cell>
              <table:table-cell office:value-type="float" office:value="0.0000063327">
                <text:p>0.0000063327</text:p>
              </table:table-cell>
              <table:table-cell office:value-type="float" office:value="0.00000482649">
                <text:p>0.000004826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0.0000071876">
                <text:p>0.0000071876</text:p>
              </table:table-cell>
              <table:table-cell office:value-type="float" office:value="0.0000062526">
                <text:p>0.0000062526</text:p>
              </table:table-cell>
              <table:table-cell office:value-type="float" office:value="0.00000485641">
                <text:p>0.000004856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0.0000071013">
                <text:p>0.0000071013</text:p>
              </table:table-cell>
              <table:table-cell office:value-type="float" office:value="0.0000061717">
                <text:p>0.0000061717</text:p>
              </table:table-cell>
              <table:table-cell office:value-type="float" office:value="0.00000487756">
                <text:p>0.000004877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0.0000070157">
                <text:p>0.0000070157</text:p>
              </table:table-cell>
              <table:table-cell office:value-type="float" office:value="0.0000060904">
                <text:p>0.0000060904</text:p>
              </table:table-cell>
              <table:table-cell office:value-type="float" office:value="0.0000048905">
                <text:p>0.00000489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0.0000069307">
                <text:p>0.0000069307</text:p>
              </table:table-cell>
              <table:table-cell office:value-type="float" office:value="0.0000060089">
                <text:p>0.0000060089</text:p>
              </table:table-cell>
              <table:table-cell office:value-type="float" office:value="0.0000048958">
                <text:p>0.00000489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0.0000068463">
                <text:p>0.0000068463</text:p>
              </table:table-cell>
              <table:table-cell office:value-type="float" office:value="0.0000059272">
                <text:p>0.0000059272</text:p>
              </table:table-cell>
              <table:table-cell office:value-type="float" office:value="0.000004894">
                <text:p>0.0000048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0.0000067625">
                <text:p>0.0000067625</text:p>
              </table:table-cell>
              <table:table-cell office:value-type="float" office:value="0.0000058455">
                <text:p>0.0000058455</text:p>
              </table:table-cell>
              <table:table-cell office:value-type="float" office:value="0.0000048857">
                <text:p>0.00000488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0.0000066795">
                <text:p>0.0000066795</text:p>
              </table:table-cell>
              <table:table-cell office:value-type="float" office:value="0.0000057638">
                <text:p>0.0000057638</text:p>
              </table:table-cell>
              <table:table-cell office:value-type="float" office:value="0.0000048714">
                <text:p>0.00000487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0.0000065971">
                <text:p>0.0000065971</text:p>
              </table:table-cell>
              <table:table-cell office:value-type="float" office:value="0.0000056824">
                <text:p>0.0000056824</text:p>
              </table:table-cell>
              <table:table-cell office:value-type="float" office:value="0.0000048516">
                <text:p>0.00000485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0.0000065156">
                <text:p>0.0000065156</text:p>
              </table:table-cell>
              <table:table-cell office:value-type="float" office:value="0.0000056013">
                <text:p>0.0000056013</text:p>
              </table:table-cell>
              <table:table-cell office:value-type="float" office:value="0.0000048267">
                <text:p>0.00000482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0.0000064348">
                <text:p>0.0000064348</text:p>
              </table:table-cell>
              <table:table-cell office:value-type="float" office:value="0.0000055205">
                <text:p>0.0000055205</text:p>
              </table:table-cell>
              <table:table-cell office:value-type="float" office:value="0.0000047971">
                <text:p>0.00000479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0.0000063547">
                <text:p>0.0000063547</text:p>
              </table:table-cell>
              <table:table-cell office:value-type="float" office:value="0.0000054402">
                <text:p>0.0000054402</text:p>
              </table:table-cell>
              <table:table-cell office:value-type="float" office:value="0.0000047634">
                <text:p>0.00000476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0.0000062753">
                <text:p>0.0000062753</text:p>
              </table:table-cell>
              <table:table-cell office:value-type="float" office:value="0.0000053603">
                <text:p>0.0000053603</text:p>
              </table:table-cell>
              <table:table-cell office:value-type="float" office:value="0.0000047259">
                <text:p>0.00000472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0.0000061968">
                <text:p>0.0000061968</text:p>
              </table:table-cell>
              <table:table-cell office:value-type="float" office:value="0.000005281">
                <text:p>0.000005281</text:p>
              </table:table-cell>
              <table:table-cell office:value-type="float" office:value="0.0000046849">
                <text:p>0.00000468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0.0000061192">
                <text:p>0.0000061192</text:p>
              </table:table-cell>
              <table:table-cell office:value-type="float" office:value="0.0000052025">
                <text:p>0.0000052025</text:p>
              </table:table-cell>
              <table:table-cell office:value-type="float" office:value="0.0000046409">
                <text:p>0.00000464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0.0000060424">
                <text:p>0.0000060424</text:p>
              </table:table-cell>
              <table:table-cell office:value-type="float" office:value="0.0000051245">
                <text:p>0.0000051245</text:p>
              </table:table-cell>
              <table:table-cell office:value-type="float" office:value="0.0000045941">
                <text:p>0.0000045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0.0000059664">
                <text:p>0.0000059664</text:p>
              </table:table-cell>
              <table:table-cell office:value-type="float" office:value="0.0000050473">
                <text:p>0.0000050473</text:p>
              </table:table-cell>
              <table:table-cell office:value-type="float" office:value="0.0000045449">
                <text:p>0.00000454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0.0000058913">
                <text:p>0.0000058913</text:p>
              </table:table-cell>
              <table:table-cell office:value-type="float" office:value="0.0000049709">
                <text:p>0.0000049709</text:p>
              </table:table-cell>
              <table:table-cell office:value-type="float" office:value="0.0000044936">
                <text:p>0.00000449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0.0000058171">
                <text:p>0.0000058171</text:p>
              </table:table-cell>
              <table:table-cell office:value-type="float" office:value="0.0000048952">
                <text:p>0.0000048952</text:p>
              </table:table-cell>
              <table:table-cell office:value-type="float" office:value="0.0000044402">
                <text:p>0.00000444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0.0000057437">
                <text:p>0.0000057437</text:p>
              </table:table-cell>
              <table:table-cell office:value-type="float" office:value="0.0000048204">
                <text:p>0.0000048204</text:p>
              </table:table-cell>
              <table:table-cell office:value-type="float" office:value="0.0000043853">
                <text:p>0.00000438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0.0000056713">
                <text:p>0.0000056713</text:p>
              </table:table-cell>
              <table:table-cell office:value-type="float" office:value="0.0000047464">
                <text:p>0.0000047464</text:p>
              </table:table-cell>
              <table:table-cell office:value-type="float" office:value="0.0000043289">
                <text:p>0.00000432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0.0000055997">
                <text:p>0.0000055997</text:p>
              </table:table-cell>
              <table:table-cell office:value-type="float" office:value="0.0000046732">
                <text:p>0.0000046732</text:p>
              </table:table-cell>
              <table:table-cell office:value-type="float" office:value="0.0000042713">
                <text:p>0.00000427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0.000005529">
                <text:p>0.000005529</text:p>
              </table:table-cell>
              <table:table-cell office:value-type="float" office:value="0.000004601">
                <text:p>0.000004601</text:p>
              </table:table-cell>
              <table:table-cell office:value-type="float" office:value="0.0000042127">
                <text:p>0.00000421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0.0000054592">
                <text:p>0.0000054592</text:p>
              </table:table-cell>
              <table:table-cell office:value-type="float" office:value="0.0000045297">
                <text:p>0.0000045297</text:p>
              </table:table-cell>
              <table:table-cell office:value-type="float" office:value="0.0000041532">
                <text:p>0.00000415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0.0000053902">
                <text:p>0.0000053902</text:p>
              </table:table-cell>
              <table:table-cell office:value-type="float" office:value="0.0000044593">
                <text:p>0.0000044593</text:p>
              </table:table-cell>
              <table:table-cell office:value-type="float" office:value="0.0000040931">
                <text:p>0.00000409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0.0000053222">
                <text:p>0.0000053222</text:p>
              </table:table-cell>
              <table:table-cell office:value-type="float" office:value="0.0000043898">
                <text:p>0.0000043898</text:p>
              </table:table-cell>
              <table:table-cell office:value-type="float" office:value="0.0000040324">
                <text:p>0.00000403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0.000005255">
                <text:p>0.000005255</text:p>
              </table:table-cell>
              <table:table-cell office:value-type="float" office:value="0.0000043213">
                <text:p>0.0000043213</text:p>
              </table:table-cell>
              <table:table-cell office:value-type="float" office:value="0.0000039714">
                <text:p>0.00000397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0.0000051888">
                <text:p>0.0000051888</text:p>
              </table:table-cell>
              <table:table-cell office:value-type="float" office:value="0.0000042538">
                <text:p>0.0000042538</text:p>
              </table:table-cell>
              <table:table-cell office:value-type="float" office:value="0.00000391005">
                <text:p>0.000003910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0.0000051233">
                <text:p>0.0000051233</text:p>
              </table:table-cell>
              <table:table-cell office:value-type="float" office:value="0.0000041871">
                <text:p>0.0000041871</text:p>
              </table:table-cell>
              <table:table-cell office:value-type="float" office:value="0.00000384864">
                <text:p>0.000003848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0.0000050587">
                <text:p>0.0000050587</text:p>
              </table:table-cell>
              <table:table-cell office:value-type="float" office:value="0.0000041215">
                <text:p>0.0000041215</text:p>
              </table:table-cell>
              <table:table-cell office:value-type="float" office:value="0.00000378715">
                <text:p>0.000003787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0.0000049949">
                <text:p>0.0000049949</text:p>
              </table:table-cell>
              <table:table-cell office:value-type="float" office:value="0.0000040567">
                <text:p>0.0000040567</text:p>
              </table:table-cell>
              <table:table-cell office:value-type="float" office:value="0.0000037257">
                <text:p>0.00000372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0.000004932">
                <text:p>0.000004932</text:p>
              </table:table-cell>
              <table:table-cell office:value-type="float" office:value="0.0000039931">
                <text:p>0.0000039931</text:p>
              </table:table-cell>
              <table:table-cell office:value-type="float" office:value="0.00000366453">
                <text:p>0.000003664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0.0000048699">
                <text:p>0.0000048699</text:p>
              </table:table-cell>
              <table:table-cell office:value-type="float" office:value="0.0000039302">
                <text:p>0.0000039302</text:p>
              </table:table-cell>
              <table:table-cell office:value-type="float" office:value="0.00000360346">
                <text:p>0.000003603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0.0000048087">
                <text:p>0.0000048087</text:p>
              </table:table-cell>
              <table:table-cell office:value-type="float" office:value="0.0000038684">
                <text:p>0.0000038684</text:p>
              </table:table-cell>
              <table:table-cell office:value-type="float" office:value="0.00000354272">
                <text:p>0.000003542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0.0000047483">
                <text:p>0.0000047483</text:p>
              </table:table-cell>
              <table:table-cell office:value-type="float" office:value="0.0000038075">
                <text:p>0.0000038075</text:p>
              </table:table-cell>
              <table:table-cell office:value-type="float" office:value="0.00000348244">
                <text:p>0.000003482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0.0000046887">
                <text:p>0.0000046887</text:p>
              </table:table-cell>
              <table:table-cell office:value-type="float" office:value="0.0000037475">
                <text:p>0.0000037475</text:p>
              </table:table-cell>
              <table:table-cell office:value-type="float" office:value="0.00000342243">
                <text:p>0.000003422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0.0000046299">
                <text:p>0.0000046299</text:p>
              </table:table-cell>
              <table:table-cell office:value-type="float" office:value="0.0000036885">
                <text:p>0.0000036885</text:p>
              </table:table-cell>
              <table:table-cell office:value-type="float" office:value="0.00000336303">
                <text:p>0.000003363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0.0000045719">
                <text:p>0.0000045719</text:p>
              </table:table-cell>
              <table:table-cell office:value-type="float" office:value="0.0000036304">
                <text:p>0.0000036304</text:p>
              </table:table-cell>
              <table:table-cell office:value-type="float" office:value="0.00000330415">
                <text:p>0.000003304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0.0000045147">
                <text:p>0.0000045147</text:p>
              </table:table-cell>
              <table:table-cell office:value-type="float" office:value="0.0000035732">
                <text:p>0.0000035732</text:p>
              </table:table-cell>
              <table:table-cell office:value-type="float" office:value="0.00000324582">
                <text:p>0.000003245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0.0000044582">
                <text:p>0.0000044582</text:p>
              </table:table-cell>
              <table:table-cell office:value-type="float" office:value="0.0000035169">
                <text:p>0.0000035169</text:p>
              </table:table-cell>
              <table:table-cell office:value-type="float" office:value="0.00000318814">
                <text:p>0.000003188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0.0000044026">
                <text:p>0.0000044026</text:p>
              </table:table-cell>
              <table:table-cell office:value-type="float" office:value="0.0000034616">
                <text:p>0.0000034616</text:p>
              </table:table-cell>
              <table:table-cell office:value-type="float" office:value="0.00000313114">
                <text:p>0.000003131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0.0000043478">
                <text:p>0.0000043478</text:p>
              </table:table-cell>
              <table:table-cell office:value-type="float" office:value="0.0000034071">
                <text:p>0.0000034071</text:p>
              </table:table-cell>
              <table:table-cell office:value-type="float" office:value="0.00000307472">
                <text:p>0.000003074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0.0000042936">
                <text:p>0.0000042936</text:p>
              </table:table-cell>
              <table:table-cell office:value-type="float" office:value="0.0000033536">
                <text:p>0.0000033536</text:p>
              </table:table-cell>
              <table:table-cell office:value-type="float" office:value="0.00000301901">
                <text:p>0.000003019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0.0000042401">
                <text:p>0.0000042401</text:p>
              </table:table-cell>
              <table:table-cell office:value-type="float" office:value="0.0000033009">
                <text:p>0.0000033009</text:p>
              </table:table-cell>
              <table:table-cell office:value-type="float" office:value="0.00000296411">
                <text:p>0.000002964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0.0000041874">
                <text:p>0.0000041874</text:p>
              </table:table-cell>
              <table:table-cell office:value-type="float" office:value="0.000003249">
                <text:p>0.000003249</text:p>
              </table:table-cell>
              <table:table-cell office:value-type="float" office:value="0.00000290985">
                <text:p>0.000002909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0.0000041355">
                <text:p>0.0000041355</text:p>
              </table:table-cell>
              <table:table-cell office:value-type="float" office:value="0.000003198">
                <text:p>0.000003198</text:p>
              </table:table-cell>
              <table:table-cell office:value-type="float" office:value="0.00000285642">
                <text:p>0.000002856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0.0000040843">
                <text:p>0.0000040843</text:p>
              </table:table-cell>
              <table:table-cell office:value-type="float" office:value="0.0000031479">
                <text:p>0.0000031479</text:p>
              </table:table-cell>
              <table:table-cell office:value-type="float" office:value="0.00000280374">
                <text:p>0.000002803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0.0000040337">
                <text:p>0.0000040337</text:p>
              </table:table-cell>
              <table:table-cell office:value-type="float" office:value="0.0000030986">
                <text:p>0.0000030986</text:p>
              </table:table-cell>
              <table:table-cell office:value-type="float" office:value="0.00000275191">
                <text:p>0.000002751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0.0000039839">
                <text:p>0.0000039839</text:p>
              </table:table-cell>
              <table:table-cell office:value-type="float" office:value="0.0000030501">
                <text:p>0.0000030501</text:p>
              </table:table-cell>
              <table:table-cell office:value-type="float" office:value="0.00000270075">
                <text:p>0.000002700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0.0000039347">
                <text:p>0.0000039347</text:p>
              </table:table-cell>
              <table:table-cell office:value-type="float" office:value="0.0000030024">
                <text:p>0.0000030024</text:p>
              </table:table-cell>
              <table:table-cell office:value-type="float" office:value="0.00000265047">
                <text:p>0.000002650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0.0000038863">
                <text:p>0.0000038863</text:p>
              </table:table-cell>
              <table:table-cell office:value-type="float" office:value="0.0000029554">
                <text:p>0.0000029554</text:p>
              </table:table-cell>
              <table:table-cell office:value-type="float" office:value="0.00000260096">
                <text:p>0.000002600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0.0000038384">
                <text:p>0.0000038384</text:p>
              </table:table-cell>
              <table:table-cell office:value-type="float" office:value="0.0000029093">
                <text:p>0.0000029093</text:p>
              </table:table-cell>
              <table:table-cell office:value-type="float" office:value="0.00000255224">
                <text:p>0.000002552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0.0000037912">
                <text:p>0.0000037912</text:p>
              </table:table-cell>
              <table:table-cell office:value-type="float" office:value="0.0000028639">
                <text:p>0.0000028639</text:p>
              </table:table-cell>
              <table:table-cell office:value-type="float" office:value="0.00000250441">
                <text:p>0.000002504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0.0000037447">
                <text:p>0.0000037447</text:p>
              </table:table-cell>
              <table:table-cell office:value-type="float" office:value="0.0000028194">
                <text:p>0.0000028194</text:p>
              </table:table-cell>
              <table:table-cell office:value-type="float" office:value="0.00000245728">
                <text:p>0.000002457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0.0000036989">
                <text:p>0.0000036989</text:p>
              </table:table-cell>
              <table:table-cell office:value-type="float" office:value="0.00000277558">
                <text:p>0.00000277558</text:p>
              </table:table-cell>
              <table:table-cell office:value-type="float" office:value="0.00000241105">
                <text:p>0.000002411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0.0000036536">
                <text:p>0.0000036536</text:p>
              </table:table-cell>
              <table:table-cell office:value-type="float" office:value="0.00000273245">
                <text:p>0.00000273245</text:p>
              </table:table-cell>
              <table:table-cell office:value-type="float" office:value="0.00000236552">
                <text:p>0.000002365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0.000003609">
                <text:p>0.000003609</text:p>
              </table:table-cell>
              <table:table-cell office:value-type="float" office:value="0.00000269009">
                <text:p>0.00000269009</text:p>
              </table:table-cell>
              <table:table-cell office:value-type="float" office:value="0.0000023209">
                <text:p>0.00000232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0.000003565">
                <text:p>0.000003565</text:p>
              </table:table-cell>
              <table:table-cell office:value-type="float" office:value="0.00000264838">
                <text:p>0.00000264838</text:p>
              </table:table-cell>
              <table:table-cell office:value-type="float" office:value="0.000002277">
                <text:p>0.0000022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0.0000035216">
                <text:p>0.0000035216</text:p>
              </table:table-cell>
              <table:table-cell office:value-type="float" office:value="0.00000260744">
                <text:p>0.00000260744</text:p>
              </table:table-cell>
              <table:table-cell office:value-type="float" office:value="0.00000223391">
                <text:p>0.000002233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0.0000034788">
                <text:p>0.0000034788</text:p>
              </table:table-cell>
              <table:table-cell office:value-type="float" office:value="0.00000256716">
                <text:p>0.00000256716</text:p>
              </table:table-cell>
              <table:table-cell office:value-type="float" office:value="0.00000219163">
                <text:p>0.000002191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0.0000034365">
                <text:p>0.0000034365</text:p>
              </table:table-cell>
              <table:table-cell office:value-type="float" office:value="0.00000252753">
                <text:p>0.00000252753</text:p>
              </table:table-cell>
              <table:table-cell office:value-type="float" office:value="0.00000215008">
                <text:p>0.000002150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0.0000033948">
                <text:p>0.0000033948</text:p>
              </table:table-cell>
              <table:table-cell office:value-type="float" office:value="0.00000248856">
                <text:p>0.00000248856</text:p>
              </table:table-cell>
              <table:table-cell office:value-type="float" office:value="0.00000210934">
                <text:p>0.000002109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0.0000033538">
                <text:p>0.0000033538</text:p>
              </table:table-cell>
              <table:table-cell office:value-type="float" office:value="0.00000245035">
                <text:p>0.00000245035</text:p>
              </table:table-cell>
              <table:table-cell office:value-type="float" office:value="0.00000206933">
                <text:p>0.000002069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0.0000033132">
                <text:p>0.0000033132</text:p>
              </table:table-cell>
              <table:table-cell office:value-type="float" office:value="0.0000024127">
                <text:p>0.0000024127</text:p>
              </table:table-cell>
              <table:table-cell office:value-type="float" office:value="0.00000203004">
                <text:p>0.000002030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0.0000032732">
                <text:p>0.0000032732</text:p>
              </table:table-cell>
              <table:table-cell office:value-type="float" office:value="0.00000237569">
                <text:p>0.00000237569</text:p>
              </table:table-cell>
              <table:table-cell office:value-type="float" office:value="0.00000199157">
                <text:p>0.000001991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0.0000032338">
                <text:p>0.0000032338</text:p>
              </table:table-cell>
              <table:table-cell office:value-type="float" office:value="0.00000233934">
                <text:p>0.00000233934</text:p>
              </table:table-cell>
              <table:table-cell office:value-type="float" office:value="0.00000195373">
                <text:p>0.000001953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0.0000031949">
                <text:p>0.0000031949</text:p>
              </table:table-cell>
              <table:table-cell office:value-type="float" office:value="0.00000230355">
                <text:p>0.00000230355</text:p>
              </table:table-cell>
              <table:table-cell office:value-type="float" office:value="0.00000191672">
                <text:p>0.000001916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0.0000031564">
                <text:p>0.0000031564</text:p>
              </table:table-cell>
              <table:table-cell office:value-type="float" office:value="0.0000022684">
                <text:p>0.0000022684</text:p>
              </table:table-cell>
              <table:table-cell office:value-type="float" office:value="0.00000188033">
                <text:p>0.000001880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0.0000031185">
                <text:p>0.0000031185</text:p>
              </table:table-cell>
              <table:table-cell office:value-type="float" office:value="0.0000022338">
                <text:p>0.0000022338</text:p>
              </table:table-cell>
              <table:table-cell office:value-type="float" office:value="0.00000184467">
                <text:p>0.000001844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0.0000030812">
                <text:p>0.0000030812</text:p>
              </table:table-cell>
              <table:table-cell office:value-type="float" office:value="0.00000219984">
                <text:p>0.00000219984</text:p>
              </table:table-cell>
              <table:table-cell office:value-type="float" office:value="0.00000180974">
                <text:p>0.000001809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0.0000030443">
                <text:p>0.0000030443</text:p>
              </table:table-cell>
              <table:table-cell office:value-type="float" office:value="0.00000216644">
                <text:p>0.00000216644</text:p>
              </table:table-cell>
              <table:table-cell office:value-type="float" office:value="0.00000177553">
                <text:p>0.000001775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0.000003008">
                <text:p>0.000003008</text:p>
              </table:table-cell>
              <table:table-cell office:value-type="float" office:value="0.00000213357">
                <text:p>0.00000213357</text:p>
              </table:table-cell>
              <table:table-cell office:value-type="float" office:value="0.00000174195">
                <text:p>0.000001741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0.000002972">
                <text:p>0.000002972</text:p>
              </table:table-cell>
              <table:table-cell office:value-type="float" office:value="0.00000210125">
                <text:p>0.00000210125</text:p>
              </table:table-cell>
              <table:table-cell office:value-type="float" office:value="0.00000170899">
                <text:p>0.000001708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0.0000029366">
                <text:p>0.0000029366</text:p>
              </table:table-cell>
              <table:table-cell office:value-type="float" office:value="0.00000206947">
                <text:p>0.00000206947</text:p>
              </table:table-cell>
              <table:table-cell office:value-type="float" office:value="0.00000167666">
                <text:p>0.000001676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0.0000029017">
                <text:p>0.0000029017</text:p>
              </table:table-cell>
              <table:table-cell office:value-type="float" office:value="0.00000203823">
                <text:p>0.00000203823</text:p>
              </table:table-cell>
              <table:table-cell office:value-type="float" office:value="0.00000164505">
                <text:p>0.000001645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0.0000028673">
                <text:p>0.0000028673</text:p>
              </table:table-cell>
              <table:table-cell office:value-type="float" office:value="0.00000200743">
                <text:p>0.00000200743</text:p>
              </table:table-cell>
              <table:table-cell office:value-type="float" office:value="0.00000161407">
                <text:p>0.000001614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0.0000028333">
                <text:p>0.0000028333</text:p>
              </table:table-cell>
              <table:table-cell office:value-type="float" office:value="0.00000197727">
                <text:p>0.00000197727</text:p>
              </table:table-cell>
              <table:table-cell office:value-type="float" office:value="0.00000158361">
                <text:p>0.000001583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0.0000027997">
                <text:p>0.0000027997</text:p>
              </table:table-cell>
              <table:table-cell office:value-type="float" office:value="0.00000194754">
                <text:p>0.00000194754</text:p>
              </table:table-cell>
              <table:table-cell office:value-type="float" office:value="0.00000155387">
                <text:p>0.000001553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0.0000027666">
                <text:p>0.0000027666</text:p>
              </table:table-cell>
              <table:table-cell office:value-type="float" office:value="0.00000191834">
                <text:p>0.00000191834</text:p>
              </table:table-cell>
              <table:table-cell office:value-type="float" office:value="0.00000152466">
                <text:p>0.000001524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0.0000027339">
                <text:p>0.0000027339</text:p>
              </table:table-cell>
              <table:table-cell office:value-type="float" office:value="0.00000188967">
                <text:p>0.00000188967</text:p>
              </table:table-cell>
              <table:table-cell office:value-type="float" office:value="0.00000149606">
                <text:p>0.000001496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0.0000027016">
                <text:p>0.0000027016</text:p>
              </table:table-cell>
              <table:table-cell office:value-type="float" office:value="0.00000186134">
                <text:p>0.00000186134</text:p>
              </table:table-cell>
              <table:table-cell office:value-type="float" office:value="0.00000146799">
                <text:p>0.000001467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0.0000026698">
                <text:p>0.0000026698</text:p>
              </table:table-cell>
              <table:table-cell office:value-type="float" office:value="0.00000183363">
                <text:p>0.00000183363</text:p>
              </table:table-cell>
              <table:table-cell office:value-type="float" office:value="0.00000144055">
                <text:p>0.000001440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0.0000026384">
                <text:p>0.0000026384</text:p>
              </table:table-cell>
              <table:table-cell office:value-type="float" office:value="0.00000180625">
                <text:p>0.00000180625</text:p>
              </table:table-cell>
              <table:table-cell office:value-type="float" office:value="0.00000141364">
                <text:p>0.000001413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0.0000026074">
                <text:p>0.0000026074</text:p>
              </table:table-cell>
              <table:table-cell office:value-type="float" office:value="0.0000017794">
                <text:p>0.0000017794</text:p>
              </table:table-cell>
              <table:table-cell office:value-type="float" office:value="0.00000138728">
                <text:p>0.000001387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0.0000025768">
                <text:p>0.0000025768</text:p>
              </table:table-cell>
              <table:table-cell office:value-type="float" office:value="0.00000175297">
                <text:p>0.00000175297</text:p>
              </table:table-cell>
              <table:table-cell office:value-type="float" office:value="0.00000136145">
                <text:p>0.000001361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0.0000025466">
                <text:p>0.0000025466</text:p>
              </table:table-cell>
              <table:table-cell office:value-type="float" office:value="0.00000172696">
                <text:p>0.00000172696</text:p>
              </table:table-cell>
              <table:table-cell office:value-type="float" office:value="0.00000133614">
                <text:p>0.000001336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0.0000025168">
                <text:p>0.0000025168</text:p>
              </table:table-cell>
              <table:table-cell office:value-type="float" office:value="0.00000170148">
                <text:p>0.00000170148</text:p>
              </table:table-cell>
              <table:table-cell office:value-type="float" office:value="0.00000131134">
                <text:p>0.000001311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0.0000024874">
                <text:p>0.0000024874</text:p>
              </table:table-cell>
              <table:table-cell office:value-type="float" office:value="0.00000167631">
                <text:p>0.00000167631</text:p>
              </table:table-cell>
              <table:table-cell office:value-type="float" office:value="0.00000128706">
                <text:p>0.000001287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0.0000024584">
                <text:p>0.0000024584</text:p>
              </table:table-cell>
              <table:table-cell office:value-type="float" office:value="0.00000165156">
                <text:p>0.00000165156</text:p>
              </table:table-cell>
              <table:table-cell office:value-type="float" office:value="0.00000126326">
                <text:p>0.000001263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0.0000024297">
                <text:p>0.0000024297</text:p>
              </table:table-cell>
              <table:table-cell office:value-type="float" office:value="0.00000162723">
                <text:p>0.00000162723</text:p>
              </table:table-cell>
              <table:table-cell office:value-type="float" office:value="0.00000123995">
                <text:p>0.000001239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0.0000024015">
                <text:p>0.0000024015</text:p>
              </table:table-cell>
              <table:table-cell office:value-type="float" office:value="0.00000160333">
                <text:p>0.00000160333</text:p>
              </table:table-cell>
              <table:table-cell office:value-type="float" office:value="0.00000121712">
                <text:p>0.000001217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0.0000023735">
                <text:p>0.0000023735</text:p>
              </table:table-cell>
              <table:table-cell office:value-type="float" office:value="0.0000015798">
                <text:p>0.0000015798</text:p>
              </table:table-cell>
              <table:table-cell office:value-type="float" office:value="0.00000119475">
                <text:p>0.000001194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0.0000023459">
                <text:p>0.0000023459</text:p>
              </table:table-cell>
              <table:table-cell office:value-type="float" office:value="0.00000155666">
                <text:p>0.00000155666</text:p>
              </table:table-cell>
              <table:table-cell office:value-type="float" office:value="0.00000117283">
                <text:p>0.000001172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0.0000023188">
                <text:p>0.0000023188</text:p>
              </table:table-cell>
              <table:table-cell office:value-type="float" office:value="0.0000015339">
                <text:p>0.0000015339</text:p>
              </table:table-cell>
              <table:table-cell office:value-type="float" office:value="0.00000115137">
                <text:p>0.000001151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0.00000229188">
                <text:p>0.00000229188</text:p>
              </table:table-cell>
              <table:table-cell office:value-type="float" office:value="0.00000151151">
                <text:p>0.00000151151</text:p>
              </table:table-cell>
              <table:table-cell office:value-type="float" office:value="0.00000113033">
                <text:p>0.000001130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0.00000226539">
                <text:p>0.00000226539</text:p>
              </table:table-cell>
              <table:table-cell office:value-type="float" office:value="0.00000148948">
                <text:p>0.00000148948</text:p>
              </table:table-cell>
              <table:table-cell office:value-type="float" office:value="0.00000110973">
                <text:p>0.000001109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0.00000223922">
                <text:p>0.00000223922</text:p>
              </table:table-cell>
              <table:table-cell office:value-type="float" office:value="0.00000146781">
                <text:p>0.00000146781</text:p>
              </table:table-cell>
              <table:table-cell office:value-type="float" office:value="0.00000108956">
                <text:p>0.000001089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0.00000221336">
                <text:p>0.00000221336</text:p>
              </table:table-cell>
              <table:table-cell office:value-type="float" office:value="0.0000014465">
                <text:p>0.0000014465</text:p>
              </table:table-cell>
              <table:table-cell office:value-type="float" office:value="0.00000106979">
                <text:p>0.000001069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0.00000218782">
                <text:p>0.00000218782</text:p>
              </table:table-cell>
              <table:table-cell office:value-type="float" office:value="0.00000142553">
                <text:p>0.00000142553</text:p>
              </table:table-cell>
              <table:table-cell office:value-type="float" office:value="0.00000105043">
                <text:p>0.000001050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